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26" table:default-cell-style-name="ce1"/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5" calcext:value-type="float">
            <text:p>5</text:p>
          </table:table-cell>
          <table:table-cell office:value-type="float" office:value="5.75061E-021" calcext:value-type="float">
            <text:p>5.75E-21</text:p>
          </table:table-cell>
          <table:table-cell office:value-type="float" office:value="4.95181E-021" calcext:value-type="float">
            <text:p>4.95E-21</text:p>
          </table:table-cell>
          <table:table-cell office:value-type="float" office:value="2.81983E-021" calcext:value-type="float">
            <text:p>2.82E-21</text:p>
          </table:table-cell>
          <table:table-cell office:value-type="float" office:value="1.61053E-021" calcext:value-type="float">
            <text:p>1.61E-21</text:p>
          </table:table-cell>
          <table:table-cell office:value-type="float" office:value="1.11054E-021" calcext:value-type="float">
            <text:p>1.11E-21</text:p>
          </table:table-cell>
          <table:table-cell office:value-type="float" office:value="8.55262E-022" calcext:value-type="float">
            <text:p>8.55E-22</text:p>
          </table:table-cell>
          <table:table-cell office:value-type="float" office:value="5.49027E-022" calcext:value-type="float">
            <text:p>5.49E-22</text:p>
          </table:table-cell>
          <table:table-cell office:value-type="float" office:value="4.51019E-022" calcext:value-type="float">
            <text:p>4.51E-22</text:p>
          </table:table-cell>
          <table:table-cell office:value-type="float" office:value="3.2361E-022" calcext:value-type="float">
            <text:p>3.24E-22</text:p>
          </table:table-cell>
          <table:table-cell office:value-type="float" office:value="2.53748E-022" calcext:value-type="float">
            <text:p>2.54E-22</text:p>
          </table:table-cell>
          <table:table-cell office:value-type="float" office:value="2.7081E-022" calcext:value-type="float">
            <text:p>2.71E-22</text:p>
          </table:table-cell>
          <table:table-cell office:value-type="float" office:value="1.10201E-022" calcext:value-type="float">
            <text:p>1.10E-22</text:p>
          </table:table-cell>
          <table:table-cell office:value-type="float" office:value="3.32522E-022" calcext:value-type="float">
            <text:p>3.33E-22</text:p>
          </table:table-cell>
          <table:table-cell office:value-type="float" office:value="4.77187E-023" calcext:value-type="float">
            <text:p>4.77E-23</text:p>
          </table:table-cell>
          <table:table-cell office:value-type="float" office:value="4.11642E-022" calcext:value-type="float">
            <text:p>4.12E-22</text:p>
          </table:table-cell>
          <table:table-cell office:value-type="float" office:value="1.01265E-022" calcext:value-type="float">
            <text:p>1.01E-22</text:p>
          </table:table-cell>
          <table:table-cell office:value-type="float" office:value="1.92509E-024" calcext:value-type="float">
            <text:p>1.93E-24</text:p>
          </table:table-cell>
          <table:table-cell office:value-type="float" office:value="2.45339E-022" calcext:value-type="float">
            <text:p>2.45E-22</text:p>
          </table:table-cell>
          <table:table-cell office:value-type="float" office:value="1.20953E-022" calcext:value-type="float">
            <text:p>1.21E-22</text:p>
          </table:table-cell>
          <table:table-cell office:value-type="float" office:value="1.65789E-024" calcext:value-type="float">
            <text:p>1.66E-24</text:p>
          </table:table-cell>
          <table:table-cell office:value-type="float" office:value="1.53913E-023" calcext:value-type="float">
            <text:p>1.54E-23</text:p>
          </table:table-cell>
          <table:table-cell office:value-type="float" office:value="4.31921E-023" calcext:value-type="float">
            <text:p>4.32E-23</text:p>
          </table:table-cell>
          <table:table-cell office:value-type="float" office:value="7.03804E-023" calcext:value-type="float">
            <text:p>7.04E-23</text:p>
          </table:table-cell>
          <table:table-cell table:formula="of:=SUM([.J1:.K1])" office:value-type="float" office:value="1.070242E-020" calcext:value-type="float">
            <text:p>1.07E-20</text:p>
          </table:table-cell>
          <table:table-cell table:formula="of:=SUM([.L1:.R1])" office:value-type="float" office:value="7.719818E-021" calcext:value-type="float">
            <text:p>7.72E-21</text:p>
          </table:table-cell>
          <table:table-cell table:formula="of:=SUM([.S1:.AF1])" office:value-type="float" office:value="2.02674548E-021" calcext:value-type="float">
            <text:p>2.03E-2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5" calcext:value-type="float">
            <text:p>15</text:p>
          </table:table-cell>
          <table:table-cell office:value-type="float" office:value="2.90136E-021" calcext:value-type="float">
            <text:p>2.90E-21</text:p>
          </table:table-cell>
          <table:table-cell office:value-type="float" office:value="2.49822E-021" calcext:value-type="float">
            <text:p>2.50E-21</text:p>
          </table:table-cell>
          <table:table-cell office:value-type="float" office:value="1.42243E-021" calcext:value-type="float">
            <text:p>1.42E-21</text:p>
          </table:table-cell>
          <table:table-cell office:value-type="float" office:value="8.12357E-022" calcext:value-type="float">
            <text:p>8.12E-22</text:p>
          </table:table-cell>
          <table:table-cell office:value-type="float" office:value="5.60141E-022" calcext:value-type="float">
            <text:p>5.60E-22</text:p>
          </table:table-cell>
          <table:table-cell office:value-type="float" office:value="4.31372E-022" calcext:value-type="float">
            <text:p>4.31E-22</text:p>
          </table:table-cell>
          <table:table-cell office:value-type="float" office:value="2.76919E-022" calcext:value-type="float">
            <text:p>2.77E-22</text:p>
          </table:table-cell>
          <table:table-cell office:value-type="float" office:value="2.21839E-022" calcext:value-type="float">
            <text:p>2.22E-22</text:p>
          </table:table-cell>
          <table:table-cell office:value-type="float" office:value="1.53477E-022" calcext:value-type="float">
            <text:p>1.53E-22</text:p>
          </table:table-cell>
          <table:table-cell office:value-type="float" office:value="1.20215E-022" calcext:value-type="float">
            <text:p>1.20E-22</text:p>
          </table:table-cell>
          <table:table-cell office:value-type="float" office:value="1.30334E-022" calcext:value-type="float">
            <text:p>1.30E-22</text:p>
          </table:table-cell>
          <table:table-cell office:value-type="float" office:value="4.98622E-023" calcext:value-type="float">
            <text:p>4.99E-23</text:p>
          </table:table-cell>
          <table:table-cell office:value-type="float" office:value="1.46037E-022" calcext:value-type="float">
            <text:p>1.46E-22</text:p>
          </table:table-cell>
          <table:table-cell office:value-type="float" office:value="2.02752E-023" calcext:value-type="float">
            <text:p>2.03E-23</text:p>
          </table:table-cell>
          <table:table-cell office:value-type="float" office:value="1.24582E-022" calcext:value-type="float">
            <text:p>1.25E-22</text:p>
          </table:table-cell>
          <table:table-cell office:value-type="float" office:value="4.84886E-023" calcext:value-type="float">
            <text:p>4.85E-23</text:p>
          </table:table-cell>
          <table:table-cell office:value-type="float" office:value="8.56491E-025" calcext:value-type="float">
            <text:p>8.56E-25</text:p>
          </table:table-cell>
          <table:table-cell office:value-type="float" office:value="1.78614E-023" calcext:value-type="float">
            <text:p>1.79E-23</text:p>
          </table:table-cell>
          <table:table-cell office:value-type="float" office:value="3.68102E-023" calcext:value-type="float">
            <text:p>3.68E-23</text:p>
          </table:table-cell>
          <table:table-cell office:value-type="float" office:value="6.77582E-025" calcext:value-type="float">
            <text:p>6.78E-25</text:p>
          </table:table-cell>
          <table:table-cell office:value-type="float" office:value="6.30972E-024" calcext:value-type="float">
            <text:p>6.31E-24</text:p>
          </table:table-cell>
          <table:table-cell office:value-type="float" office:value="1.77853E-023" calcext:value-type="float">
            <text:p>1.78E-23</text:p>
          </table:table-cell>
          <table:table-cell office:value-type="float" office:value="3.12522E-023" calcext:value-type="float">
            <text:p>3.13E-23</text:p>
          </table:table-cell>
          <table:table-cell table:formula="of:=SUM([.J2:.K2])" office:value-type="float" office:value="5.39958E-021" calcext:value-type="float">
            <text:p>5.40E-21</text:p>
          </table:table-cell>
          <table:table-cell table:formula="of:=SUM([.L2:.R2])" office:value-type="float" office:value="3.878535E-021" calcext:value-type="float">
            <text:p>3.88E-21</text:p>
          </table:table-cell>
          <table:table-cell table:formula="of:=SUM([.S2:.AF2])" office:value-type="float" office:value="7.51346893E-022" calcext:value-type="float">
            <text:p>7.51E-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5" calcext:value-type="float">
            <text:p>25</text:p>
          </table:table-cell>
          <table:table-cell office:value-type="float" office:value="2.90403E-021" calcext:value-type="float">
            <text:p>2.90E-21</text:p>
          </table:table-cell>
          <table:table-cell office:value-type="float" office:value="2.50044E-021" calcext:value-type="float">
            <text:p>2.50E-21</text:p>
          </table:table-cell>
          <table:table-cell office:value-type="float" office:value="1.42374E-021" calcext:value-type="float">
            <text:p>1.42E-21</text:p>
          </table:table-cell>
          <table:table-cell office:value-type="float" office:value="8.13121E-022" calcext:value-type="float">
            <text:p>8.13E-22</text:p>
          </table:table-cell>
          <table:table-cell office:value-type="float" office:value="5.60674E-022" calcext:value-type="float">
            <text:p>5.61E-22</text:p>
          </table:table-cell>
          <table:table-cell office:value-type="float" office:value="4.31783E-022" calcext:value-type="float">
            <text:p>4.32E-22</text:p>
          </table:table-cell>
          <table:table-cell office:value-type="float" office:value="2.71836E-022" calcext:value-type="float">
            <text:p>2.72E-22</text:p>
          </table:table-cell>
          <table:table-cell office:value-type="float" office:value="2.15152E-022" calcext:value-type="float">
            <text:p>2.15E-22</text:p>
          </table:table-cell>
          <table:table-cell office:value-type="float" office:value="1.54259E-022" calcext:value-type="float">
            <text:p>1.54E-22</text:p>
          </table:table-cell>
          <table:table-cell office:value-type="float" office:value="1.20948E-022" calcext:value-type="float">
            <text:p>1.21E-22</text:p>
          </table:table-cell>
          <table:table-cell office:value-type="float" office:value="1.24845E-022" calcext:value-type="float">
            <text:p>1.25E-22</text:p>
          </table:table-cell>
          <table:table-cell office:value-type="float" office:value="4.88336E-023" calcext:value-type="float">
            <text:p>4.88E-23</text:p>
          </table:table-cell>
          <table:table-cell office:value-type="float" office:value="1.30076E-022" calcext:value-type="float">
            <text:p>1.30E-22</text:p>
          </table:table-cell>
          <table:table-cell office:value-type="float" office:value="1.73456E-023" calcext:value-type="float">
            <text:p>1.73E-23</text:p>
          </table:table-cell>
          <table:table-cell office:value-type="float" office:value="5.43835E-023" calcext:value-type="float">
            <text:p>5.44E-23</text:p>
          </table:table-cell>
          <table:table-cell office:value-type="float" office:value="4.7575E-023" calcext:value-type="float">
            <text:p>4.76E-23</text:p>
          </table:table-cell>
          <table:table-cell office:value-type="float" office:value="7.81543E-025" calcext:value-type="float">
            <text:p>7.82E-25</text:p>
          </table:table-cell>
          <table:table-cell office:value-type="float" office:value="2.20804E-024" calcext:value-type="float">
            <text:p>2.21E-24</text:p>
          </table:table-cell>
          <table:table-cell office:value-type="float" office:value="1.58223E-023" calcext:value-type="float">
            <text:p>1.58E-23</text:p>
          </table:table-cell>
          <table:table-cell office:value-type="float" office:value="6.16617E-025" calcext:value-type="float">
            <text:p>6.17E-25</text:p>
          </table:table-cell>
          <table:table-cell office:value-type="float" office:value="5.72574E-024" calcext:value-type="float">
            <text:p>5.73E-24</text:p>
          </table:table-cell>
          <table:table-cell office:value-type="float" office:value="1.60755E-023" calcext:value-type="float">
            <text:p>1.61E-23</text:p>
          </table:table-cell>
          <table:table-cell office:value-type="float" office:value="2.62894E-023" calcext:value-type="float">
            <text:p>2.63E-23</text:p>
          </table:table-cell>
          <table:table-cell table:formula="of:=SUM([.J3:.K3])" office:value-type="float" office:value="5.40447E-021" calcext:value-type="float">
            <text:p>5.40E-21</text:p>
          </table:table-cell>
          <table:table-cell table:formula="of:=SUM([.L3:.R3])" office:value-type="float" office:value="3.870565E-021" calcext:value-type="float">
            <text:p>3.87E-21</text:p>
          </table:table-cell>
          <table:table-cell table:formula="of:=SUM([.S3:.AF3])" office:value-type="float" office:value="6.1152584E-022" calcext:value-type="float">
            <text:p>6.12E-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5" calcext:value-type="float">
            <text:p>35</text:p>
          </table:table-cell>
          <table:table-cell office:value-type="float" office:value="2.901E-021" calcext:value-type="float">
            <text:p>2.90E-21</text:p>
          </table:table-cell>
          <table:table-cell office:value-type="float" office:value="2.49783E-021" calcext:value-type="float">
            <text:p>2.50E-21</text:p>
          </table:table-cell>
          <table:table-cell office:value-type="float" office:value="1.42232E-021" calcext:value-type="float">
            <text:p>1.42E-21</text:p>
          </table:table-cell>
          <table:table-cell office:value-type="float" office:value="8.1235E-022" calcext:value-type="float">
            <text:p>8.12E-22</text:p>
          </table:table-cell>
          <table:table-cell office:value-type="float" office:value="5.60152E-022" calcext:value-type="float">
            <text:p>5.60E-22</text:p>
          </table:table-cell>
          <table:table-cell office:value-type="float" office:value="4.31387E-022" calcext:value-type="float">
            <text:p>4.31E-22</text:p>
          </table:table-cell>
          <table:table-cell office:value-type="float" office:value="2.65578E-022" calcext:value-type="float">
            <text:p>2.66E-22</text:p>
          </table:table-cell>
          <table:table-cell office:value-type="float" office:value="2.15727E-022" calcext:value-type="float">
            <text:p>2.16E-22</text:p>
          </table:table-cell>
          <table:table-cell office:value-type="float" office:value="1.54779E-022" calcext:value-type="float">
            <text:p>1.55E-22</text:p>
          </table:table-cell>
          <table:table-cell office:value-type="float" office:value="1.16511E-022" calcext:value-type="float">
            <text:p>1.17E-22</text:p>
          </table:table-cell>
          <table:table-cell office:value-type="float" office:value="1.18637E-022" calcext:value-type="float">
            <text:p>1.19E-22</text:p>
          </table:table-cell>
          <table:table-cell office:value-type="float" office:value="4.45951E-023" calcext:value-type="float">
            <text:p>4.46E-23</text:p>
          </table:table-cell>
          <table:table-cell office:value-type="float" office:value="1.24516E-022" calcext:value-type="float">
            <text:p>1.25E-22</text:p>
          </table:table-cell>
          <table:table-cell office:value-type="float" office:value="2.03008E-023" calcext:value-type="float">
            <text:p>2.03E-23</text:p>
          </table:table-cell>
          <table:table-cell office:value-type="float" office:value="4.6679E-023" calcext:value-type="float">
            <text:p>4.67E-23</text:p>
          </table:table-cell>
          <table:table-cell office:value-type="float" office:value="4.74484E-023" calcext:value-type="float">
            <text:p>4.74E-23</text:p>
          </table:table-cell>
          <table:table-cell office:value-type="float" office:value="7.15875E-025" calcext:value-type="float">
            <text:p>7.16E-25</text:p>
          </table:table-cell>
          <table:table-cell office:value-type="float" office:value="1.8552E-024" calcext:value-type="float">
            <text:p>1.86E-24</text:p>
          </table:table-cell>
          <table:table-cell office:value-type="float" office:value="1.33387E-023" calcext:value-type="float">
            <text:p>1.33E-23</text:p>
          </table:table-cell>
          <table:table-cell office:value-type="float" office:value="1.00575E-024" calcext:value-type="float">
            <text:p>1.01E-24</text:p>
          </table:table-cell>
          <table:table-cell office:value-type="float" office:value="9.19363E-024" calcext:value-type="float">
            <text:p>9.19E-24</text:p>
          </table:table-cell>
          <table:table-cell office:value-type="float" office:value="2.5215E-023" calcext:value-type="float">
            <text:p>2.52E-23</text:p>
          </table:table-cell>
          <table:table-cell office:value-type="float" office:value="2.40939E-023" calcext:value-type="float">
            <text:p>2.41E-23</text:p>
          </table:table-cell>
          <table:table-cell table:formula="of:=SUM([.J4:.K4])" office:value-type="float" office:value="5.39883E-021" calcext:value-type="float">
            <text:p>5.40E-21</text:p>
          </table:table-cell>
          <table:table-cell table:formula="of:=SUM([.L4:.R4])" office:value-type="float" office:value="3.862293E-021" calcext:value-type="float">
            <text:p>3.86E-21</text:p>
          </table:table-cell>
          <table:table-cell table:formula="of:=SUM([.S4:.AF4])" office:value-type="float" office:value="5.94105355E-022" calcext:value-type="float">
            <text:p>5.94E-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45" calcext:value-type="float">
            <text:p>45</text:p>
          </table:table-cell>
          <table:table-cell office:value-type="float" office:value="2.89366E-021" calcext:value-type="float">
            <text:p>2.89E-21</text:p>
          </table:table-cell>
          <table:table-cell office:value-type="float" office:value="2.49151E-021" calcext:value-type="float">
            <text:p>2.49E-21</text:p>
          </table:table-cell>
          <table:table-cell office:value-type="float" office:value="1.41862E-021" calcext:value-type="float">
            <text:p>1.42E-21</text:p>
          </table:table-cell>
          <table:table-cell office:value-type="float" office:value="8.10178E-022" calcext:value-type="float">
            <text:p>8.10E-22</text:p>
          </table:table-cell>
          <table:table-cell office:value-type="float" office:value="5.58632E-022" calcext:value-type="float">
            <text:p>5.59E-22</text:p>
          </table:table-cell>
          <table:table-cell office:value-type="float" office:value="4.24748E-022" calcext:value-type="float">
            <text:p>4.25E-22</text:p>
          </table:table-cell>
          <table:table-cell office:value-type="float" office:value="2.63028E-022" calcext:value-type="float">
            <text:p>2.63E-22</text:p>
          </table:table-cell>
          <table:table-cell office:value-type="float" office:value="2.15965E-022" calcext:value-type="float">
            <text:p>2.16E-22</text:p>
          </table:table-cell>
          <table:table-cell office:value-type="float" office:value="1.52451E-022" calcext:value-type="float">
            <text:p>1.52E-22</text:p>
          </table:table-cell>
          <table:table-cell office:value-type="float" office:value="1.10136E-022" calcext:value-type="float">
            <text:p>1.10E-22</text:p>
          </table:table-cell>
          <table:table-cell office:value-type="float" office:value="1.13934E-022" calcext:value-type="float">
            <text:p>1.14E-22</text:p>
          </table:table-cell>
          <table:table-cell office:value-type="float" office:value="4.18441E-023" calcext:value-type="float">
            <text:p>4.18E-23</text:p>
          </table:table-cell>
          <table:table-cell office:value-type="float" office:value="1.14368E-022" calcext:value-type="float">
            <text:p>1.14E-22</text:p>
          </table:table-cell>
          <table:table-cell office:value-type="float" office:value="9.96573E-024" calcext:value-type="float">
            <text:p>9.97E-24</text:p>
          </table:table-cell>
          <table:table-cell office:value-type="float" office:value="2.41008E-025" calcext:value-type="float">
            <text:p>2.41E-25</text:p>
          </table:table-cell>
          <table:table-cell office:value-type="float" office:value="4.71511E-023" calcext:value-type="float">
            <text:p>4.72E-23</text:p>
          </table:table-cell>
          <table:table-cell office:value-type="float" office:value="6.56378E-025" calcext:value-type="float">
            <text:p>6.56E-25</text:p>
          </table:table-cell>
          <table:table-cell office:value-type="float" office:value="4.98765E-027" calcext:value-type="float">
            <text:p>4.99E-27</text:p>
          </table:table-cell>
          <table:table-cell office:value-type="float" office:value="1.30333E-025" calcext:value-type="float">
            <text:p>1.30E-25</text:p>
          </table:table-cell>
          <table:table-cell office:value-type="float" office:value="4.01156E-026" calcext:value-type="float">
            <text:p>4.01E-26</text:p>
          </table:table-cell>
          <table:table-cell office:value-type="float" office:value="5.3082E-025" calcext:value-type="float">
            <text:p>5.31E-25</text:p>
          </table:table-cell>
          <table:table-cell office:value-type="float" office:value="2.1356E-024" calcext:value-type="float">
            <text:p>2.14E-24</text:p>
          </table:table-cell>
          <table:table-cell office:value-type="float" office:value="2.20808E-023" calcext:value-type="float">
            <text:p>2.21E-23</text:p>
          </table:table-cell>
          <table:table-cell table:formula="of:=SUM([.J5:.K5])" office:value-type="float" office:value="5.38517E-021" calcext:value-type="float">
            <text:p>5.39E-21</text:p>
          </table:table-cell>
          <table:table-cell table:formula="of:=SUM([.L5:.R5])" office:value-type="float" office:value="3.843622E-021" calcext:value-type="float">
            <text:p>3.84E-21</text:p>
          </table:table-cell>
          <table:table-cell table:formula="of:=SUM([.S5:.AF5])" office:value-type="float" office:value="4.6321897225E-022" calcext:value-type="float">
            <text:p>4.63E-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55" calcext:value-type="float">
            <text:p>55</text:p>
          </table:table-cell>
          <table:table-cell office:value-type="float" office:value="2.88476E-021" calcext:value-type="float">
            <text:p>2.88E-21</text:p>
          </table:table-cell>
          <table:table-cell office:value-type="float" office:value="2.48381E-021" calcext:value-type="float">
            <text:p>2.48E-21</text:p>
          </table:table-cell>
          <table:table-cell office:value-type="float" office:value="1.41425E-021" calcext:value-type="float">
            <text:p>1.41E-21</text:p>
          </table:table-cell>
          <table:table-cell office:value-type="float" office:value="8.077E-022" calcext:value-type="float">
            <text:p>8.08E-22</text:p>
          </table:table-cell>
          <table:table-cell office:value-type="float" office:value="5.56933E-022" calcext:value-type="float">
            <text:p>5.57E-22</text:p>
          </table:table-cell>
          <table:table-cell office:value-type="float" office:value="4.1544E-022" calcext:value-type="float">
            <text:p>4.15E-22</text:p>
          </table:table-cell>
          <table:table-cell office:value-type="float" office:value="2.63001E-022" calcext:value-type="float">
            <text:p>2.63E-22</text:p>
          </table:table-cell>
          <table:table-cell office:value-type="float" office:value="2.1605E-022" calcext:value-type="float">
            <text:p>2.16E-22</text:p>
          </table:table-cell>
          <table:table-cell office:value-type="float" office:value="1.52579E-022" calcext:value-type="float">
            <text:p>1.53E-22</text:p>
          </table:table-cell>
          <table:table-cell office:value-type="float" office:value="1.10486E-022" calcext:value-type="float">
            <text:p>1.10E-22</text:p>
          </table:table-cell>
          <table:table-cell office:value-type="float" office:value="1.14408E-022" calcext:value-type="float">
            <text:p>1.14E-22</text:p>
          </table:table-cell>
          <table:table-cell office:value-type="float" office:value="4.21205E-023" calcext:value-type="float">
            <text:p>4.21E-23</text:p>
          </table:table-cell>
          <table:table-cell office:value-type="float" office:value="1.0572E-022" calcext:value-type="float">
            <text:p>1.06E-22</text:p>
          </table:table-cell>
          <table:table-cell office:value-type="float" office:value="1.3322E-023" calcext:value-type="float">
            <text:p>1.33E-23</text:p>
          </table:table-cell>
          <table:table-cell office:value-type="float" office:value="4.31171E-023" calcext:value-type="float">
            <text:p>4.31E-23</text:p>
          </table:table-cell>
          <table:table-cell office:value-type="float" office:value="4.37941E-023" calcext:value-type="float">
            <text:p>4.38E-23</text:p>
          </table:table-cell>
          <table:table-cell office:value-type="float" office:value="6.00931E-025" calcext:value-type="float">
            <text:p>6.01E-25</text:p>
          </table:table-cell>
          <table:table-cell office:value-type="float" office:value="1.67781E-024" calcext:value-type="float">
            <text:p>1.68E-24</text:p>
          </table:table-cell>
          <table:table-cell office:value-type="float" office:value="1.20185E-023" calcext:value-type="float">
            <text:p>1.20E-23</text:p>
          </table:table-cell>
          <table:table-cell office:value-type="float" office:value="4.45968E-025" calcext:value-type="float">
            <text:p>4.46E-25</text:p>
          </table:table-cell>
          <table:table-cell office:value-type="float" office:value="4.15212E-024" calcext:value-type="float">
            <text:p>4.15E-24</text:p>
          </table:table-cell>
          <table:table-cell office:value-type="float" office:value="1.17004E-023" calcext:value-type="float">
            <text:p>1.17E-23</text:p>
          </table:table-cell>
          <table:table-cell office:value-type="float" office:value="2.04043E-023" calcext:value-type="float">
            <text:p>2.04E-23</text:p>
          </table:table-cell>
          <table:table-cell table:formula="of:=SUM([.J6:.K6])" office:value-type="float" office:value="5.36857E-021" calcext:value-type="float">
            <text:p>5.37E-21</text:p>
          </table:table-cell>
          <table:table-cell table:formula="of:=SUM([.L6:.R6])" office:value-type="float" office:value="3.825953E-021" calcext:value-type="float">
            <text:p>3.83E-21</text:p>
          </table:table-cell>
          <table:table-cell table:formula="of:=SUM([.S6:.AF6])" office:value-type="float" office:value="5.23967729E-022" calcext:value-type="float">
            <text:p>5.24E-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65" calcext:value-type="float">
            <text:p>65</text:p>
          </table:table-cell>
          <table:table-cell office:value-type="float" office:value="2.87455E-021" calcext:value-type="float">
            <text:p>2.87E-21</text:p>
          </table:table-cell>
          <table:table-cell office:value-type="float" office:value="2.47513E-021" calcext:value-type="float">
            <text:p>2.48E-21</text:p>
          </table:table-cell>
          <table:table-cell office:value-type="float" office:value="1.40938E-021" calcext:value-type="float">
            <text:p>1.41E-21</text:p>
          </table:table-cell>
          <table:table-cell office:value-type="float" office:value="8.04931E-022" calcext:value-type="float">
            <text:p>8.05E-22</text:p>
          </table:table-cell>
          <table:table-cell office:value-type="float" office:value="5.5128E-022" calcext:value-type="float">
            <text:p>5.51E-22</text:p>
          </table:table-cell>
          <table:table-cell office:value-type="float" office:value="4.09874E-022" calcext:value-type="float">
            <text:p>4.10E-22</text:p>
          </table:table-cell>
          <table:table-cell office:value-type="float" office:value="2.62887E-022" calcext:value-type="float">
            <text:p>2.63E-22</text:p>
          </table:table-cell>
          <table:table-cell office:value-type="float" office:value="2.15962E-022" calcext:value-type="float">
            <text:p>2.16E-22</text:p>
          </table:table-cell>
          <table:table-cell office:value-type="float" office:value="1.45085E-022" calcext:value-type="float">
            <text:p>1.45E-22</text:p>
          </table:table-cell>
          <table:table-cell office:value-type="float" office:value="1.10497E-022" calcext:value-type="float">
            <text:p>1.10E-22</text:p>
          </table:table-cell>
          <table:table-cell office:value-type="float" office:value="1.09475E-022" calcext:value-type="float">
            <text:p>1.09E-22</text:p>
          </table:table-cell>
          <table:table-cell office:value-type="float" office:value="4.14125E-023" calcext:value-type="float">
            <text:p>4.14E-23</text:p>
          </table:table-cell>
          <table:table-cell office:value-type="float" office:value="1.06568E-022" calcext:value-type="float">
            <text:p>1.07E-22</text:p>
          </table:table-cell>
          <table:table-cell office:value-type="float" office:value="1.34509E-023" calcext:value-type="float">
            <text:p>1.35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45E-023" calcext:value-type="float">
            <text:p>4.35E-23</text:p>
          </table:table-cell>
          <table:table-cell office:value-type="float" office:value="5.5508E-025" calcext:value-type="float">
            <text:p>5.55E-25</text:p>
          </table:table-cell>
          <table:table-cell office:value-type="float" office:value="2.44518E-028" calcext:value-type="float">
            <text:p>2.45E-28</text:p>
          </table:table-cell>
          <table:table-cell office:value-type="float" office:value="3.8264E-026" calcext:value-type="float">
            <text:p>3.83E-26</text:p>
          </table:table-cell>
          <table:table-cell office:value-type="float" office:value="4.46756E-025" calcext:value-type="float">
            <text:p>4.47E-25</text:p>
          </table:table-cell>
          <table:table-cell office:value-type="float" office:value="4.15943E-024" calcext:value-type="float">
            <text:p>4.16E-24</text:p>
          </table:table-cell>
          <table:table-cell office:value-type="float" office:value="1.1721E-023" calcext:value-type="float">
            <text:p>1.17E-23</text:p>
          </table:table-cell>
          <table:table-cell office:value-type="float" office:value="2.04382E-023" calcext:value-type="float">
            <text:p>2.04E-23</text:p>
          </table:table-cell>
          <table:table-cell table:formula="of:=SUM([.J7:.K7])" office:value-type="float" office:value="5.34968E-021" calcext:value-type="float">
            <text:p>5.35E-21</text:p>
          </table:table-cell>
          <table:table-cell table:formula="of:=SUM([.L7:.R7])" office:value-type="float" office:value="3.799399E-021" calcext:value-type="float">
            <text:p>3.80E-21</text:p>
          </table:table-cell>
          <table:table-cell table:formula="of:=SUM([.S7:.AF7])" office:value-type="float" office:value="4.62212374518E-022" calcext:value-type="float">
            <text:p>4.62E-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75" calcext:value-type="float">
            <text:p>75</text:p>
          </table:table-cell>
          <table:table-cell office:value-type="float" office:value="2.86312E-021" calcext:value-type="float">
            <text:p>2.86E-21</text:p>
          </table:table-cell>
          <table:table-cell office:value-type="float" office:value="2.4654E-021" calcext:value-type="float">
            <text:p>2.47E-21</text:p>
          </table:table-cell>
          <table:table-cell office:value-type="float" office:value="1.40388E-021" calcext:value-type="float">
            <text:p>1.40E-21</text:p>
          </table:table-cell>
          <table:table-cell office:value-type="float" office:value="8.01786E-022" calcext:value-type="float">
            <text:p>8.02E-22</text:p>
          </table:table-cell>
          <table:table-cell office:value-type="float" office:value="5.49358E-022" calcext:value-type="float">
            <text:p>5.49E-22</text:p>
          </table:table-cell>
          <table:table-cell office:value-type="float" office:value="4.09379E-022" calcext:value-type="float">
            <text:p>4.09E-22</text:p>
          </table:table-cell>
          <table:table-cell office:value-type="float" office:value="2.62585E-022" calcext:value-type="float">
            <text:p>2.63E-22</text:p>
          </table:table-cell>
          <table:table-cell office:value-type="float" office:value="2.15713E-022" calcext:value-type="float">
            <text:p>2.16E-22</text:p>
          </table:table-cell>
          <table:table-cell office:value-type="float" office:value="1.45146E-022" calcext:value-type="float">
            <text:p>1.45E-22</text:p>
          </table:table-cell>
          <table:table-cell office:value-type="float" office:value="1.10627E-022" calcext:value-type="float">
            <text:p>1.11E-22</text:p>
          </table:table-cell>
          <table:table-cell office:value-type="float" office:value="1.0983E-022" calcext:value-type="float">
            <text:p>1.10E-22</text:p>
          </table:table-cell>
          <table:table-cell office:value-type="float" office:value="3.90495E-023" calcext:value-type="float">
            <text:p>3.90E-23</text:p>
          </table:table-cell>
          <table:table-cell office:value-type="float" office:value="1.05148E-022" calcext:value-type="float">
            <text:p>1.05E-22</text:p>
          </table:table-cell>
          <table:table-cell office:value-type="float" office:value="1.26004E-023" calcext:value-type="float">
            <text:p>1.26E-23</text:p>
          </table:table-cell>
          <table:table-cell office:value-type="float" office:value="2.28975E-025" calcext:value-type="float">
            <text:p>2.29E-25</text:p>
          </table:table-cell>
          <table:table-cell office:value-type="float" office:value="4.35954E-023" calcext:value-type="float">
            <text:p>4.36E-23</text:p>
          </table:table-cell>
          <table:table-cell office:value-type="float" office:value="5.55819E-025" calcext:value-type="float">
            <text:p>5.56E-25</text:p>
          </table:table-cell>
          <table:table-cell office:value-type="float" office:value="4.87513E-027" calcext:value-type="float">
            <text:p>4.88E-27</text:p>
          </table:table-cell>
          <table:table-cell office:value-type="float" office:value="1.56734E-025" calcext:value-type="float">
            <text:p>1.57E-25</text:p>
          </table:table-cell>
          <table:table-cell office:value-type="float" office:value="4.15647E-025" calcext:value-type="float">
            <text:p>4.16E-25</text:p>
          </table:table-cell>
          <table:table-cell office:value-type="float" office:value="3.87035E-024" calcext:value-type="float">
            <text:p>3.87E-24</text:p>
          </table:table-cell>
          <table:table-cell office:value-type="float" office:value="1.09099E-023" calcext:value-type="float">
            <text:p>1.09E-23</text:p>
          </table:table-cell>
          <table:table-cell office:value-type="float" office:value="1.90475E-023" calcext:value-type="float">
            <text:p>1.90E-23</text:p>
          </table:table-cell>
          <table:table-cell table:formula="of:=SUM([.J8:.K8])" office:value-type="float" office:value="5.32852E-021" calcext:value-type="float">
            <text:p>5.33E-21</text:p>
          </table:table-cell>
          <table:table-cell table:formula="of:=SUM([.L8:.R8])" office:value-type="float" office:value="3.787847E-021" calcext:value-type="float">
            <text:p>3.79E-21</text:p>
          </table:table-cell>
          <table:table-cell table:formula="of:=SUM([.S8:.AF8])" office:value-type="float" office:value="4.5604010013E-022" calcext:value-type="float">
            <text:p>4.56E-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85" calcext:value-type="float">
            <text:p>85</text:p>
          </table:table-cell>
          <table:table-cell table:number-columns-repeated="23" table:style-name="Default" office:value-type="float" office:value="0" calcext:value-type="float">
            <text:p>0</text:p>
          </table:table-cell>
          <table:table-cell table:formula="of:=SUM([.J9:.K9])" office:value-type="float" office:value="0" calcext:value-type="float">
            <text:p>0.00E+00</text:p>
          </table:table-cell>
          <table:table-cell table:formula="of:=SUM([.L9:.R9])" office:value-type="float" office:value="0" calcext:value-type="float">
            <text:p>0.00E+00</text:p>
          </table:table-cell>
          <table:table-cell table:formula="of:=SUM([.S9:.AF9])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95" calcext:value-type="float">
            <text:p>95</text:p>
          </table:table-cell>
          <table:table-cell office:value-type="float" office:value="2.85078E-021" calcext:value-type="float">
            <text:p>2.85E-21</text:p>
          </table:table-cell>
          <table:table-cell office:value-type="float" office:value="2.45477E-021" calcext:value-type="float">
            <text:p>2.45E-21</text:p>
          </table:table-cell>
          <table:table-cell office:value-type="float" office:value="1.39784E-021" calcext:value-type="float">
            <text:p>1.40E-21</text:p>
          </table:table-cell>
          <table:table-cell office:value-type="float" office:value="7.98339E-022" calcext:value-type="float">
            <text:p>7.98E-22</text:p>
          </table:table-cell>
          <table:table-cell office:value-type="float" office:value="5.47214E-022" calcext:value-type="float">
            <text:p>5.47E-22</text:p>
          </table:table-cell>
          <table:table-cell office:value-type="float" office:value="4.08652E-022" calcext:value-type="float">
            <text:p>4.09E-22</text:p>
          </table:table-cell>
          <table:table-cell office:value-type="float" office:value="2.6213E-022" calcext:value-type="float">
            <text:p>2.62E-22</text:p>
          </table:table-cell>
          <table:table-cell office:value-type="float" office:value="2.1534E-022" calcext:value-type="float">
            <text:p>2.15E-22</text:p>
          </table:table-cell>
          <table:table-cell office:value-type="float" office:value="1.45123E-022" calcext:value-type="float">
            <text:p>1.45E-22</text:p>
          </table:table-cell>
          <table:table-cell office:value-type="float" office:value="1.10692E-022" calcext:value-type="float">
            <text:p>1.11E-22</text:p>
          </table:table-cell>
          <table:table-cell office:value-type="float" office:value="1.10093E-022" calcext:value-type="float">
            <text:p>1.10E-22</text:p>
          </table:table-cell>
          <table:table-cell office:value-type="float" office:value="3.92563E-023" calcext:value-type="float">
            <text:p>3.93E-23</text:p>
          </table:table-cell>
          <table:table-cell office:value-type="float" office:value="9.94581E-023" calcext:value-type="float">
            <text:p>9.95E-23</text:p>
          </table:table-cell>
          <table:table-cell office:value-type="float" office:value="1.26928E-023" calcext:value-type="float">
            <text:p>1.27E-23</text:p>
          </table:table-cell>
          <table:table-cell office:value-type="float" office:value="3.9924E-023" calcext:value-type="float">
            <text:p>3.99E-23</text:p>
          </table:table-cell>
          <table:table-cell office:value-type="float" office:value="4.38602E-023" calcext:value-type="float">
            <text:p>4.39E-23</text:p>
          </table:table-cell>
          <table:table-cell office:value-type="float" office:value="5.56197E-025" calcext:value-type="float">
            <text:p>5.56E-25</text:p>
          </table:table-cell>
          <table:table-cell office:value-type="float" office:value="1.37369E-023" calcext:value-type="float">
            <text:p>1.37E-23</text:p>
          </table:table-cell>
          <table:table-cell office:value-type="float" office:value="1.09892E-023" calcext:value-type="float">
            <text:p>1.10E-23</text:p>
          </table:table-cell>
          <table:table-cell office:value-type="float" office:value="4.15666E-025" calcext:value-type="float">
            <text:p>4.16E-25</text:p>
          </table:table-cell>
          <table:table-cell office:value-type="float" office:value="3.86958E-024" calcext:value-type="float">
            <text:p>3.87E-24</text:p>
          </table:table-cell>
          <table:table-cell office:value-type="float" office:value="1.09027E-023" calcext:value-type="float">
            <text:p>1.09E-23</text:p>
          </table:table-cell>
          <table:table-cell office:value-type="float" office:value="1.89695E-023" calcext:value-type="float">
            <text:p>1.90E-23</text:p>
          </table:table-cell>
          <table:table-cell table:formula="of:=SUM([.J10:.K10])" office:value-type="float" office:value="5.30555E-021" calcext:value-type="float">
            <text:p>5.31E-21</text:p>
          </table:table-cell>
          <table:table-cell table:formula="of:=SUM([.L10:.R10])" office:value-type="float" office:value="3.774638E-021" calcext:value-type="float">
            <text:p>3.77E-21</text:p>
          </table:table-cell>
          <table:table-cell table:formula="of:=SUM([.S10:.AF10])" office:value-type="float" office:value="5.15416143E-022" calcext:value-type="float">
            <text:p>5.15E-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05" calcext:value-type="float">
            <text:p>105</text:p>
          </table:table-cell>
          <table:table-cell office:value-type="float" office:value="2.83807E-021" calcext:value-type="float">
            <text:p>2.84E-21</text:p>
          </table:table-cell>
          <table:table-cell office:value-type="float" office:value="2.44378E-021" calcext:value-type="float">
            <text:p>2.44E-21</text:p>
          </table:table-cell>
          <table:table-cell office:value-type="float" office:value="1.39154E-021" calcext:value-type="float">
            <text:p>1.39E-21</text:p>
          </table:table-cell>
          <table:table-cell office:value-type="float" office:value="7.94727E-022" calcext:value-type="float">
            <text:p>7.95E-22</text:p>
          </table:table-cell>
          <table:table-cell office:value-type="float" office:value="5.44946E-022" calcext:value-type="float">
            <text:p>5.45E-22</text:p>
          </table:table-cell>
          <table:table-cell office:value-type="float" office:value="4.0779E-022" calcext:value-type="float">
            <text:p>4.08E-22</text:p>
          </table:table-cell>
          <table:table-cell office:value-type="float" office:value="2.6159E-022" calcext:value-type="float">
            <text:p>2.62E-22</text:p>
          </table:table-cell>
          <table:table-cell office:value-type="float" office:value="2.14898E-022" calcext:value-type="float">
            <text:p>2.15E-22</text:p>
          </table:table-cell>
          <table:table-cell office:value-type="float" office:value="1.4505E-022" calcext:value-type="float">
            <text:p>1.45E-22</text:p>
          </table:table-cell>
          <table:table-cell office:value-type="float" office:value="1.10719E-022" calcext:value-type="float">
            <text:p>1.11E-22</text:p>
          </table:table-cell>
          <table:table-cell office:value-type="float" office:value="1.10317E-022" calcext:value-type="float">
            <text:p>1.10E-22</text:p>
          </table:table-cell>
          <table:table-cell office:value-type="float" office:value="3.94453E-023" calcext:value-type="float">
            <text:p>3.94E-23</text:p>
          </table:table-cell>
          <table:table-cell office:value-type="float" office:value="1.065E-022" calcext:value-type="float">
            <text:p>1.07E-22</text:p>
          </table:table-cell>
          <table:table-cell office:value-type="float" office:value="1.28172E-023" calcext:value-type="float">
            <text:p>1.28E-23</text:p>
          </table:table-cell>
          <table:table-cell office:value-type="float" office:value="2.33452E-025" calcext:value-type="float">
            <text:p>2.33E-25</text:p>
          </table:table-cell>
          <table:table-cell office:value-type="float" office:value="4.36097E-023" calcext:value-type="float">
            <text:p>4.36E-23</text:p>
          </table:table-cell>
          <table:table-cell office:value-type="float" office:value="5.56031E-025" calcext:value-type="float">
            <text:p>5.56E-25</text:p>
          </table:table-cell>
          <table:table-cell office:value-type="float" office:value="4.87938E-027" calcext:value-type="float">
            <text:p>4.88E-27</text:p>
          </table:table-cell>
          <table:table-cell office:value-type="float" office:value="1.56864E-025" calcext:value-type="float">
            <text:p>1.57E-25</text:p>
          </table:table-cell>
          <table:table-cell office:value-type="float" office:value="4.15915E-025" calcext:value-type="float">
            <text:p>4.16E-25</text:p>
          </table:table-cell>
          <table:table-cell office:value-type="float" office:value="3.87283E-024" calcext:value-type="float">
            <text:p>3.87E-24</text:p>
          </table:table-cell>
          <table:table-cell office:value-type="float" office:value="1.09168E-023" calcext:value-type="float">
            <text:p>1.09E-23</text:p>
          </table:table-cell>
          <table:table-cell office:value-type="float" office:value="1.90571E-023" calcext:value-type="float">
            <text:p>1.91E-23</text:p>
          </table:table-cell>
          <table:table-cell table:formula="of:=SUM([.J11:.K11])" office:value-type="float" office:value="5.28185E-021" calcext:value-type="float">
            <text:p>5.28E-21</text:p>
          </table:table-cell>
          <table:table-cell table:formula="of:=SUM([.L11:.R11])" office:value-type="float" office:value="3.760541E-021" calcext:value-type="float">
            <text:p>3.76E-21</text:p>
          </table:table-cell>
          <table:table-cell table:formula="of:=SUM([.S11:.AF11])" office:value-type="float" office:value="4.5862207138E-022" calcext:value-type="float">
            <text:p>4.59E-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15" calcext:value-type="float">
            <text:p>115</text:p>
          </table:table-cell>
          <table:table-cell office:value-type="float" office:value="2.82553E-021" calcext:value-type="float">
            <text:p>2.83E-21</text:p>
          </table:table-cell>
          <table:table-cell office:value-type="float" office:value="2.43284E-021" calcext:value-type="float">
            <text:p>2.43E-21</text:p>
          </table:table-cell>
          <table:table-cell office:value-type="float" office:value="1.38526E-021" calcext:value-type="float">
            <text:p>1.39E-21</text:p>
          </table:table-cell>
          <table:table-cell office:value-type="float" office:value="7.9113E-022" calcext:value-type="float">
            <text:p>7.91E-22</text:p>
          </table:table-cell>
          <table:table-cell office:value-type="float" office:value="5.42678E-022" calcext:value-type="float">
            <text:p>5.43E-22</text:p>
          </table:table-cell>
          <table:table-cell office:value-type="float" office:value="4.06887E-022" calcext:value-type="float">
            <text:p>4.07E-22</text:p>
          </table:table-cell>
          <table:table-cell office:value-type="float" office:value="2.61023E-022" calcext:value-type="float">
            <text:p>2.61E-22</text:p>
          </table:table-cell>
          <table:table-cell office:value-type="float" office:value="2.14434E-022" calcext:value-type="float">
            <text:p>2.14E-22</text:p>
          </table:table-cell>
          <table:table-cell office:value-type="float" office:value="1.4496E-022" calcext:value-type="float">
            <text:p>1.45E-22</text:p>
          </table:table-cell>
          <table:table-cell office:value-type="float" office:value="1.10732E-022" calcext:value-type="float">
            <text:p>1.11E-22</text:p>
          </table:table-cell>
          <table:table-cell office:value-type="float" office:value="1.10541E-022" calcext:value-type="float">
            <text:p>1.11E-22</text:p>
          </table:table-cell>
          <table:table-cell office:value-type="float" office:value="4.21085E-023" calcext:value-type="float">
            <text:p>4.21E-23</text:p>
          </table:table-cell>
          <table:table-cell office:value-type="float" office:value="1.09296E-022" calcext:value-type="float">
            <text:p>1.09E-22</text:p>
          </table:table-cell>
          <table:table-cell office:value-type="float" office:value="1.38934E-023" calcext:value-type="float">
            <text:p>1.39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468E-023" calcext:value-type="float">
            <text:p>4.35E-23</text:p>
          </table:table-cell>
          <table:table-cell office:value-type="float" office:value="5.55515E-025" calcext:value-type="float">
            <text:p>5.56E-25</text:p>
          </table:table-cell>
          <table:table-cell office:value-type="float" office:value="2.44786E-028" calcext:value-type="float">
            <text:p>2.45E-28</text:p>
          </table:table-cell>
          <table:table-cell office:value-type="float" office:value="3.83058E-026" calcext:value-type="float">
            <text:p>3.83E-26</text:p>
          </table:table-cell>
          <table:table-cell office:value-type="float" office:value="4.47237E-025" calcext:value-type="float">
            <text:p>4.47E-25</text:p>
          </table:table-cell>
          <table:table-cell office:value-type="float" office:value="4.16388E-024" calcext:value-type="float">
            <text:p>4.16E-24</text:p>
          </table:table-cell>
          <table:table-cell office:value-type="float" office:value="1.17334E-023" calcext:value-type="float">
            <text:p>1.17E-23</text:p>
          </table:table-cell>
          <table:table-cell office:value-type="float" office:value="2.0456E-023" calcext:value-type="float">
            <text:p>2.05E-23</text:p>
          </table:table-cell>
          <table:table-cell table:formula="of:=SUM([.J12:.K12])" office:value-type="float" office:value="5.25837E-021" calcext:value-type="float">
            <text:p>5.26E-21</text:p>
          </table:table-cell>
          <table:table-cell table:formula="of:=SUM([.L12:.R12])" office:value-type="float" office:value="3.746372E-021" calcext:value-type="float">
            <text:p>3.75E-21</text:p>
          </table:table-cell>
          <table:table-cell table:formula="of:=SUM([.S12:.AF12])" office:value-type="float" office:value="4.67433482586E-022" calcext:value-type="float">
            <text:p>4.67E-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25" calcext:value-type="float">
            <text:p>125</text:p>
          </table:table-cell>
          <table:table-cell office:value-type="float" office:value="2.81505E-021" calcext:value-type="float">
            <text:p>2.82E-21</text:p>
          </table:table-cell>
          <table:table-cell office:value-type="float" office:value="2.42372E-021" calcext:value-type="float">
            <text:p>2.42E-21</text:p>
          </table:table-cell>
          <table:table-cell office:value-type="float" office:value="1.38E-021" calcext:value-type="float">
            <text:p>1.38E-21</text:p>
          </table:table-cell>
          <table:table-cell office:value-type="float" office:value="7.88111E-022" calcext:value-type="float">
            <text:p>7.88E-22</text:p>
          </table:table-cell>
          <table:table-cell office:value-type="float" office:value="5.43427E-022" calcext:value-type="float">
            <text:p>5.43E-22</text:p>
          </table:table-cell>
          <table:table-cell office:value-type="float" office:value="4.09682E-022" calcext:value-type="float">
            <text:p>4.10E-22</text:p>
          </table:table-cell>
          <table:table-cell office:value-type="float" office:value="2.60586E-022" calcext:value-type="float">
            <text:p>2.61E-22</text:p>
          </table:table-cell>
          <table:table-cell office:value-type="float" office:value="2.14075E-022" calcext:value-type="float">
            <text:p>2.14E-22</text:p>
          </table:table-cell>
          <table:table-cell office:value-type="float" office:value="1.51506E-022" calcext:value-type="float">
            <text:p>1.52E-22</text:p>
          </table:table-cell>
          <table:table-cell office:value-type="float" office:value="1.10968E-022" calcext:value-type="float">
            <text:p>1.11E-22</text:p>
          </table:table-cell>
          <table:table-cell office:value-type="float" office:value="1.15529E-022" calcext:value-type="float">
            <text:p>1.16E-22</text:p>
          </table:table-cell>
          <table:table-cell office:value-type="float" office:value="4.3113E-023" calcext:value-type="float">
            <text:p>4.31E-23</text:p>
          </table:table-cell>
          <table:table-cell office:value-type="float" office:value="1.09919E-022" calcext:value-type="float">
            <text:p>1.10E-22</text:p>
          </table:table-cell>
          <table:table-cell office:value-type="float" office:value="1.39878E-023" calcext:value-type="float">
            <text:p>1.40E-23</text:p>
          </table:table-cell>
          <table:table-cell office:value-type="float" office:value="4.37472E-023" calcext:value-type="float">
            <text:p>4.37E-23</text:p>
          </table:table-cell>
          <table:table-cell office:value-type="float" office:value="4.37257E-023" calcext:value-type="float">
            <text:p>4.37E-23</text:p>
          </table:table-cell>
          <table:table-cell office:value-type="float" office:value="6.01561E-025" calcext:value-type="float">
            <text:p>6.02E-25</text:p>
          </table:table-cell>
          <table:table-cell office:value-type="float" office:value="1.68228E-024" calcext:value-type="float">
            <text:p>1.68E-24</text:p>
          </table:table-cell>
          <table:table-cell office:value-type="float" office:value="1.20503E-023" calcext:value-type="float">
            <text:p>1.21E-23</text:p>
          </table:table-cell>
          <table:table-cell office:value-type="float" office:value="4.46669E-025" calcext:value-type="float">
            <text:p>4.47E-25</text:p>
          </table:table-cell>
          <table:table-cell office:value-type="float" office:value="4.1586E-024" calcext:value-type="float">
            <text:p>4.16E-24</text:p>
          </table:table-cell>
          <table:table-cell office:value-type="float" office:value="1.17185E-023" calcext:value-type="float">
            <text:p>1.17E-23</text:p>
          </table:table-cell>
          <table:table-cell office:value-type="float" office:value="2.04312E-023" calcext:value-type="float">
            <text:p>2.04E-23</text:p>
          </table:table-cell>
          <table:table-cell table:formula="of:=SUM([.J13:.K13])" office:value-type="float" office:value="5.23877E-021" calcext:value-type="float">
            <text:p>5.24E-21</text:p>
          </table:table-cell>
          <table:table-cell table:formula="of:=SUM([.L13:.R13])" office:value-type="float" office:value="3.747387E-021" calcext:value-type="float">
            <text:p>3.75E-21</text:p>
          </table:table-cell>
          <table:table-cell table:formula="of:=SUM([.S13:.AF13])" office:value-type="float" office:value="5.3207881E-022" calcext:value-type="float">
            <text:p>5.32E-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35" calcext:value-type="float">
            <text:p>135</text:p>
          </table:table-cell>
          <table:table-cell office:value-type="float" office:value="2.80651E-021" calcext:value-type="float">
            <text:p>2.81E-21</text:p>
          </table:table-cell>
          <table:table-cell office:value-type="float" office:value="2.41638E-021" calcext:value-type="float">
            <text:p>2.42E-21</text:p>
          </table:table-cell>
          <table:table-cell office:value-type="float" office:value="1.37582E-021" calcext:value-type="float">
            <text:p>1.38E-21</text:p>
          </table:table-cell>
          <table:table-cell office:value-type="float" office:value="7.85699E-022" calcext:value-type="float">
            <text:p>7.86E-22</text:p>
          </table:table-cell>
          <table:table-cell office:value-type="float" office:value="5.41755E-022" calcext:value-type="float">
            <text:p>5.42E-22</text:p>
          </table:table-cell>
          <table:table-cell office:value-type="float" office:value="4.14078E-022" calcext:value-type="float">
            <text:p>4.14E-22</text:p>
          </table:table-cell>
          <table:table-cell office:value-type="float" office:value="2.60275E-022" calcext:value-type="float">
            <text:p>2.60E-22</text:p>
          </table:table-cell>
          <table:table-cell office:value-type="float" office:value="2.13763E-022" calcext:value-type="float">
            <text:p>2.14E-22</text:p>
          </table:table-cell>
          <table:table-cell office:value-type="float" office:value="1.51331E-022" calcext:value-type="float">
            <text:p>1.51E-22</text:p>
          </table:table-cell>
          <table:table-cell office:value-type="float" office:value="1.1103E-022" calcext:value-type="float">
            <text:p>1.11E-22</text:p>
          </table:table-cell>
          <table:table-cell office:value-type="float" office:value="1.15715E-022" calcext:value-type="float">
            <text:p>1.16E-22</text:p>
          </table:table-cell>
          <table:table-cell office:value-type="float" office:value="4.3285E-023" calcext:value-type="float">
            <text:p>4.33E-23</text:p>
          </table:table-cell>
          <table:table-cell office:value-type="float" office:value="1.19623E-022" calcext:value-type="float">
            <text:p>1.20E-22</text:p>
          </table:table-cell>
          <table:table-cell office:value-type="float" office:value="1.05606E-023" calcext:value-type="float">
            <text:p>1.06E-23</text:p>
          </table:table-cell>
          <table:table-cell office:value-type="float" office:value="2.55101E-025" calcext:value-type="float">
            <text:p>2.55E-25</text:p>
          </table:table-cell>
          <table:table-cell office:value-type="float" office:value="4.78121E-023" calcext:value-type="float">
            <text:p>4.78E-23</text:p>
          </table:table-cell>
          <table:table-cell office:value-type="float" office:value="6.57049E-025" calcext:value-type="float">
            <text:p>6.57E-25</text:p>
          </table:table-cell>
          <table:table-cell office:value-type="float" office:value="4.99712E-027" calcext:value-type="float">
            <text:p>5.00E-27</text:p>
          </table:table-cell>
          <table:table-cell office:value-type="float" office:value="1.3058E-025" calcext:value-type="float">
            <text:p>1.31E-25</text:p>
          </table:table-cell>
          <table:table-cell office:value-type="float" office:value="4.01798E-026" calcext:value-type="float">
            <text:p>4.02E-26</text:p>
          </table:table-cell>
          <table:table-cell office:value-type="float" office:value="5.3167E-025" calcext:value-type="float">
            <text:p>5.32E-25</text:p>
          </table:table-cell>
          <table:table-cell office:value-type="float" office:value="2.13903E-024" calcext:value-type="float">
            <text:p>2.14E-24</text:p>
          </table:table-cell>
          <table:table-cell office:value-type="float" office:value="2.21164E-023" calcext:value-type="float">
            <text:p>2.21E-23</text:p>
          </table:table-cell>
          <table:table-cell table:formula="of:=SUM([.J14:.K14])" office:value-type="float" office:value="5.22289E-021" calcext:value-type="float">
            <text:p>5.22E-21</text:p>
          </table:table-cell>
          <table:table-cell table:formula="of:=SUM([.L14:.R14])" office:value-type="float" office:value="3.742721E-021" calcext:value-type="float">
            <text:p>3.74E-21</text:p>
          </table:table-cell>
          <table:table-cell table:formula="of:=SUM([.S14:.AF14])" office:value-type="float" office:value="4.7390070692E-022" calcext:value-type="float">
            <text:p>4.74E-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45" calcext:value-type="float">
            <text:p>145</text:p>
          </table:table-cell>
          <table:table-cell office:value-type="float" office:value="2.80125E-021" calcext:value-type="float">
            <text:p>2.80E-21</text:p>
          </table:table-cell>
          <table:table-cell office:value-type="float" office:value="2.4118E-021" calcext:value-type="float">
            <text:p>2.41E-21</text:p>
          </table:table-cell>
          <table:table-cell office:value-type="float" office:value="1.37326E-021" calcext:value-type="float">
            <text:p>1.37E-21</text:p>
          </table:table-cell>
          <table:table-cell office:value-type="float" office:value="7.84282E-022" calcext:value-type="float">
            <text:p>7.84E-22</text:p>
          </table:table-cell>
          <table:table-cell office:value-type="float" office:value="5.40802E-022" calcext:value-type="float">
            <text:p>5.41E-22</text:p>
          </table:table-cell>
          <table:table-cell office:value-type="float" office:value="4.16519E-022" calcext:value-type="float">
            <text:p>4.17E-22</text:p>
          </table:table-cell>
          <table:table-cell office:value-type="float" office:value="2.61801E-022" calcext:value-type="float">
            <text:p>2.62E-22</text:p>
          </table:table-cell>
          <table:table-cell office:value-type="float" office:value="2.13919E-022" calcext:value-type="float">
            <text:p>2.14E-22</text:p>
          </table:table-cell>
          <table:table-cell office:value-type="float" office:value="1.53484E-022" calcext:value-type="float">
            <text:p>1.53E-22</text:p>
          </table:table-cell>
          <table:table-cell office:value-type="float" office:value="1.16602E-022" calcext:value-type="float">
            <text:p>1.17E-22</text:p>
          </table:table-cell>
          <table:table-cell office:value-type="float" office:value="1.20495E-022" calcext:value-type="float">
            <text:p>1.20E-22</text:p>
          </table:table-cell>
          <table:table-cell office:value-type="float" office:value="4.61889E-023" calcext:value-type="float">
            <text:p>4.62E-23</text:p>
          </table:table-cell>
          <table:table-cell office:value-type="float" office:value="1.30441E-022" calcext:value-type="float">
            <text:p>1.30E-22</text:p>
          </table:table-cell>
          <table:table-cell office:value-type="float" office:value="2.1696E-023" calcext:value-type="float">
            <text:p>2.17E-23</text:p>
          </table:table-cell>
          <table:table-cell office:value-type="float" office:value="4.81688E-023" calcext:value-type="float">
            <text:p>4.82E-23</text:p>
          </table:table-cell>
          <table:table-cell office:value-type="float" office:value="4.80555E-023" calcext:value-type="float">
            <text:p>4.81E-23</text:p>
          </table:table-cell>
          <table:table-cell office:value-type="float" office:value="7.16651E-025" calcext:value-type="float">
            <text:p>7.17E-25</text:p>
          </table:table-cell>
          <table:table-cell office:value-type="float" office:value="1.86253E-024" calcext:value-type="float">
            <text:p>1.86E-24</text:p>
          </table:table-cell>
          <table:table-cell office:value-type="float" office:value="1.3391E-023" calcext:value-type="float">
            <text:p>1.34E-23</text:p>
          </table:table-cell>
          <table:table-cell office:value-type="float" office:value="1.00754E-024" calcext:value-type="float">
            <text:p>1.01E-24</text:p>
          </table:table-cell>
          <table:table-cell office:value-type="float" office:value="9.20999E-024" calcext:value-type="float">
            <text:p>9.21E-24</text:p>
          </table:table-cell>
          <table:table-cell office:value-type="float" office:value="2.52598E-023" calcext:value-type="float">
            <text:p>2.53E-23</text:p>
          </table:table-cell>
          <table:table-cell office:value-type="float" office:value="2.41361E-023" calcext:value-type="float">
            <text:p>2.41E-23</text:p>
          </table:table-cell>
          <table:table-cell table:formula="of:=SUM([.J15:.K15])" office:value-type="float" office:value="5.21305E-021" calcext:value-type="float">
            <text:p>5.21E-21</text:p>
          </table:table-cell>
          <table:table-cell table:formula="of:=SUM([.L15:.R15])" office:value-type="float" office:value="3.744067E-021" calcext:value-type="float">
            <text:p>3.74E-21</text:p>
          </table:table-cell>
          <table:table-cell table:formula="of:=SUM([.S15:.AF15])" office:value-type="float" office:value="6.07230811E-022" calcext:value-type="float">
            <text:p>6.07E-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55" calcext:value-type="float">
            <text:p>155</text:p>
          </table:table-cell>
          <table:table-cell office:value-type="float" office:value="2.7999E-021" calcext:value-type="float">
            <text:p>2.80E-21</text:p>
          </table:table-cell>
          <table:table-cell office:value-type="float" office:value="2.41055E-021" calcext:value-type="float">
            <text:p>2.41E-21</text:p>
          </table:table-cell>
          <table:table-cell office:value-type="float" office:value="1.37246E-021" calcext:value-type="float">
            <text:p>1.37E-21</text:p>
          </table:table-cell>
          <table:table-cell office:value-type="float" office:value="7.83787E-022" calcext:value-type="float">
            <text:p>7.84E-22</text:p>
          </table:table-cell>
          <table:table-cell office:value-type="float" office:value="5.40447E-022" calcext:value-type="float">
            <text:p>5.40E-22</text:p>
          </table:table-cell>
          <table:table-cell office:value-type="float" office:value="4.16243E-022" calcext:value-type="float">
            <text:p>4.16E-22</text:p>
          </table:table-cell>
          <table:table-cell office:value-type="float" office:value="2.65012E-022" calcext:value-type="float">
            <text:p>2.65E-22</text:p>
          </table:table-cell>
          <table:table-cell office:value-type="float" office:value="2.14492E-022" calcext:value-type="float">
            <text:p>2.14E-22</text:p>
          </table:table-cell>
          <table:table-cell office:value-type="float" office:value="1.53858E-022" calcext:value-type="float">
            <text:p>1.54E-22</text:p>
          </table:table-cell>
          <table:table-cell office:value-type="float" office:value="1.20635E-022" calcext:value-type="float">
            <text:p>1.21E-22</text:p>
          </table:table-cell>
          <table:table-cell office:value-type="float" office:value="1.26176E-022" calcext:value-type="float">
            <text:p>1.26E-22</text:p>
          </table:table-cell>
          <table:table-cell office:value-type="float" office:value="5.01745E-023" calcext:value-type="float">
            <text:p>5.02E-23</text:p>
          </table:table-cell>
          <table:table-cell office:value-type="float" office:value="1.37237E-022" calcext:value-type="float">
            <text:p>1.37E-22</text:p>
          </table:table-cell>
          <table:table-cell office:value-type="float" office:value="1.86023E-023" calcext:value-type="float">
            <text:p>1.86E-23</text:p>
          </table:table-cell>
          <table:table-cell office:value-type="float" office:value="5.71692E-023" calcext:value-type="float">
            <text:p>5.72E-23</text:p>
          </table:table-cell>
          <table:table-cell office:value-type="float" office:value="4.79394E-023" calcext:value-type="float">
            <text:p>4.79E-23</text:p>
          </table:table-cell>
          <table:table-cell office:value-type="float" office:value="7.82512E-025" calcext:value-type="float">
            <text:p>7.83E-25</text:p>
          </table:table-cell>
          <table:table-cell office:value-type="float" office:value="2.21456E-024" calcext:value-type="float">
            <text:p>2.21E-24</text:p>
          </table:table-cell>
          <table:table-cell office:value-type="float" office:value="1.58689E-023" calcext:value-type="float">
            <text:p>1.59E-23</text:p>
          </table:table-cell>
          <table:table-cell office:value-type="float" office:value="6.179E-025" calcext:value-type="float">
            <text:p>6.18E-25</text:p>
          </table:table-cell>
          <table:table-cell office:value-type="float" office:value="5.73765E-024" calcext:value-type="float">
            <text:p>5.74E-24</text:p>
          </table:table-cell>
          <table:table-cell office:value-type="float" office:value="1.61089E-023" calcext:value-type="float">
            <text:p>1.61E-23</text:p>
          </table:table-cell>
          <table:table-cell office:value-type="float" office:value="2.63438E-023" calcext:value-type="float">
            <text:p>2.63E-23</text:p>
          </table:table-cell>
          <table:table-cell table:formula="of:=SUM([.J16:.K16])" office:value-type="float" office:value="5.21045E-021" calcext:value-type="float">
            <text:p>5.21E-21</text:p>
          </table:table-cell>
          <table:table-cell table:formula="of:=SUM([.L16:.R16])" office:value-type="float" office:value="3.746299E-021" calcext:value-type="float">
            <text:p>3.75E-21</text:p>
          </table:table-cell>
          <table:table-cell table:formula="of:=SUM([.S16:.AF16])" office:value-type="float" office:value="6.25607622E-022" calcext:value-type="float">
            <text:p>6.26E-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65" calcext:value-type="float">
            <text:p>165</text:p>
          </table:table-cell>
          <table:table-cell office:value-type="float" office:value="2.80764E-021" calcext:value-type="float">
            <text:p>2.81E-21</text:p>
          </table:table-cell>
          <table:table-cell office:value-type="float" office:value="2.4172E-021" calcext:value-type="float">
            <text:p>2.42E-21</text:p>
          </table:table-cell>
          <table:table-cell office:value-type="float" office:value="1.3762E-021" calcext:value-type="float">
            <text:p>1.38E-21</text:p>
          </table:table-cell>
          <table:table-cell office:value-type="float" office:value="7.8591E-022" calcext:value-type="float">
            <text:p>7.86E-22</text:p>
          </table:table-cell>
          <table:table-cell office:value-type="float" office:value="5.41902E-022" calcext:value-type="float">
            <text:p>5.42E-22</text:p>
          </table:table-cell>
          <table:table-cell office:value-type="float" office:value="4.17357E-022" calcext:value-type="float">
            <text:p>4.17E-22</text:p>
          </table:table-cell>
          <table:table-cell office:value-type="float" office:value="2.67891E-022" calcext:value-type="float">
            <text:p>2.68E-22</text:p>
          </table:table-cell>
          <table:table-cell office:value-type="float" office:value="2.18235E-022" calcext:value-type="float">
            <text:p>2.18E-22</text:p>
          </table:table-cell>
          <table:table-cell office:value-type="float" office:value="1.548E-022" calcext:value-type="float">
            <text:p>1.55E-22</text:p>
          </table:table-cell>
          <table:table-cell office:value-type="float" office:value="1.21348E-022" calcext:value-type="float">
            <text:p>1.21E-22</text:p>
          </table:table-cell>
          <table:table-cell office:value-type="float" office:value="1.31558E-022" calcext:value-type="float">
            <text:p>1.32E-22</text:p>
          </table:table-cell>
          <table:table-cell office:value-type="float" office:value="5.15927E-023" calcext:value-type="float">
            <text:p>5.16E-23</text:p>
          </table:table-cell>
          <table:table-cell office:value-type="float" office:value="1.52487E-022" calcext:value-type="float">
            <text:p>1.52E-22</text:p>
          </table:table-cell>
          <table:table-cell office:value-type="float" office:value="2.13763E-023" calcext:value-type="float">
            <text:p>2.14E-23</text:p>
          </table:table-cell>
          <table:table-cell office:value-type="float" office:value="1.34134E-022" calcext:value-type="float">
            <text:p>1.34E-22</text:p>
          </table:table-cell>
          <table:table-cell office:value-type="float" office:value="4.82242E-023" calcext:value-type="float">
            <text:p>4.82E-23</text:p>
          </table:table-cell>
          <table:table-cell office:value-type="float" office:value="8.57481E-025" calcext:value-type="float">
            <text:p>8.57E-25</text:p>
          </table:table-cell>
          <table:table-cell office:value-type="float" office:value="1.7901E-023" calcext:value-type="float">
            <text:p>1.79E-23</text:p>
          </table:table-cell>
          <table:table-cell office:value-type="float" office:value="3.69226E-023" calcext:value-type="float">
            <text:p>3.69E-23</text:p>
          </table:table-cell>
          <table:table-cell office:value-type="float" office:value="6.78844E-025" calcext:value-type="float">
            <text:p>6.79E-25</text:p>
          </table:table-cell>
          <table:table-cell office:value-type="float" office:value="6.3214E-024" calcext:value-type="float">
            <text:p>6.32E-24</text:p>
          </table:table-cell>
          <table:table-cell office:value-type="float" office:value="1.78179E-023" calcext:value-type="float">
            <text:p>1.78E-23</text:p>
          </table:table-cell>
          <table:table-cell office:value-type="float" office:value="3.13023E-023" calcext:value-type="float">
            <text:p>3.13E-23</text:p>
          </table:table-cell>
          <table:table-cell table:formula="of:=SUM([.J17:.K17])" office:value-type="float" office:value="5.22484E-021" calcext:value-type="float">
            <text:p>5.22E-21</text:p>
          </table:table-cell>
          <table:table-cell table:formula="of:=SUM([.L17:.R17])" office:value-type="float" office:value="3.762295E-021" calcext:value-type="float">
            <text:p>3.76E-21</text:p>
          </table:table-cell>
          <table:table-cell table:formula="of:=SUM([.S17:.AF17])" office:value-type="float" office:value="7.72521725E-022" calcext:value-type="float">
            <text:p>7.73E-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75" calcext:value-type="float">
            <text:p>175</text:p>
          </table:table-cell>
          <table:table-cell office:value-type="float" office:value="2.83213E-021" calcext:value-type="float">
            <text:p>2.83E-21</text:p>
          </table:table-cell>
          <table:table-cell office:value-type="float" office:value="2.43854E-021" calcext:value-type="float">
            <text:p>2.44E-21</text:p>
          </table:table-cell>
          <table:table-cell office:value-type="float" office:value="1.38855E-021" calcext:value-type="float">
            <text:p>1.39E-21</text:p>
          </table:table-cell>
          <table:table-cell office:value-type="float" office:value="7.93039E-022" calcext:value-type="float">
            <text:p>7.93E-22</text:p>
          </table:table-cell>
          <table:table-cell office:value-type="float" office:value="5.46838E-022" calcext:value-type="float">
            <text:p>5.47E-22</text:p>
          </table:table-cell>
          <table:table-cell office:value-type="float" office:value="4.21153E-022" calcext:value-type="float">
            <text:p>4.21E-22</text:p>
          </table:table-cell>
          <table:table-cell office:value-type="float" office:value="2.7034E-022" calcext:value-type="float">
            <text:p>2.70E-22</text:p>
          </table:table-cell>
          <table:table-cell office:value-type="float" office:value="2.22086E-022" calcext:value-type="float">
            <text:p>2.22E-22</text:p>
          </table:table-cell>
          <table:table-cell office:value-type="float" office:value="1.59345E-022" calcext:value-type="float">
            <text:p>1.59E-22</text:p>
          </table:table-cell>
          <table:table-cell office:value-type="float" office:value="1.24939E-022" calcext:value-type="float">
            <text:p>1.25E-22</text:p>
          </table:table-cell>
          <table:table-cell office:value-type="float" office:value="1.34309E-022" calcext:value-type="float">
            <text:p>1.34E-22</text:p>
          </table:table-cell>
          <table:table-cell office:value-type="float" office:value="5.51301E-023" calcext:value-type="float">
            <text:p>5.51E-23</text:p>
          </table:table-cell>
          <table:table-cell office:value-type="float" office:value="1.66291E-022" calcext:value-type="float">
            <text:p>1.66E-22</text:p>
          </table:table-cell>
          <table:table-cell office:value-type="float" office:value="2.38861E-023" calcext:value-type="float">
            <text:p>2.39E-23</text:p>
          </table:table-cell>
          <table:table-cell office:value-type="float" office:value="3.02506E-022" calcext:value-type="float">
            <text:p>3.03E-22</text:p>
          </table:table-cell>
          <table:table-cell office:value-type="float" office:value="5.21646E-023" calcext:value-type="float">
            <text:p>5.22E-23</text:p>
          </table:table-cell>
          <table:table-cell office:value-type="float" office:value="9.41828E-025" calcext:value-type="float">
            <text:p>9.42E-25</text:p>
          </table:table-cell>
          <table:table-cell office:value-type="float" office:value="1.93549E-022" calcext:value-type="float">
            <text:p>1.94E-22</text:p>
          </table:table-cell>
          <table:table-cell office:value-type="float" office:value="8.31479E-023" calcext:value-type="float">
            <text:p>8.31E-23</text:p>
          </table:table-cell>
          <table:table-cell office:value-type="float" office:value="8.08841E-025" calcext:value-type="float">
            <text:p>8.09E-25</text:p>
          </table:table-cell>
          <table:table-cell office:value-type="float" office:value="7.50901E-024" calcext:value-type="float">
            <text:p>7.51E-24</text:p>
          </table:table-cell>
          <table:table-cell office:value-type="float" office:value="2.10722E-023" calcext:value-type="float">
            <text:p>2.11E-23</text:p>
          </table:table-cell>
          <table:table-cell office:value-type="float" office:value="3.43367E-023" calcext:value-type="float">
            <text:p>3.43E-23</text:p>
          </table:table-cell>
          <table:table-cell table:formula="of:=SUM([.J18:.K18])" office:value-type="float" office:value="5.27067E-021" calcext:value-type="float">
            <text:p>5.27E-21</text:p>
          </table:table-cell>
          <table:table-cell table:formula="of:=SUM([.L18:.R18])" office:value-type="float" office:value="3.801351E-021" calcext:value-type="float">
            <text:p>3.80E-21</text:p>
          </table:table-cell>
          <table:table-cell table:formula="of:=SUM([.S18:.AF18])" office:value-type="float" office:value="1.200591279E-021" calcext:value-type="float">
            <text:p>1.20E-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85" calcext:value-type="float">
            <text:p>185</text:p>
          </table:table-cell>
          <table:table-cell office:value-type="float" office:value="5.7864E-021" calcext:value-type="float">
            <text:p>5.79E-21</text:p>
          </table:table-cell>
          <table:table-cell office:value-type="float" office:value="4.98329E-021" calcext:value-type="float">
            <text:p>4.98E-21</text:p>
          </table:table-cell>
          <table:table-cell office:value-type="float" office:value="2.83806E-021" calcext:value-type="float">
            <text:p>2.84E-21</text:p>
          </table:table-cell>
          <table:table-cell office:value-type="float" office:value="1.62102E-021" calcext:value-type="float">
            <text:p>1.62E-21</text:p>
          </table:table-cell>
          <table:table-cell office:value-type="float" office:value="1.11778E-021" calcext:value-type="float">
            <text:p>1.12E-21</text:p>
          </table:table-cell>
          <table:table-cell office:value-type="float" office:value="8.60839E-022" calcext:value-type="float">
            <text:p>8.61E-22</text:p>
          </table:table-cell>
          <table:table-cell office:value-type="float" office:value="5.52617E-022" calcext:value-type="float">
            <text:p>5.53E-22</text:p>
          </table:table-cell>
          <table:table-cell office:value-type="float" office:value="4.53968E-022" calcext:value-type="float">
            <text:p>4.54E-22</text:p>
          </table:table-cell>
          <table:table-cell office:value-type="float" office:value="3.25728E-022" calcext:value-type="float">
            <text:p>3.26E-22</text:p>
          </table:table-cell>
          <table:table-cell office:value-type="float" office:value="2.55412E-022" calcext:value-type="float">
            <text:p>2.55E-22</text:p>
          </table:table-cell>
          <table:table-cell office:value-type="float" office:value="2.72149E-022" calcext:value-type="float">
            <text:p>2.72E-22</text:p>
          </table:table-cell>
          <table:table-cell office:value-type="float" office:value="1.10553E-022" calcext:value-type="float">
            <text:p>1.11E-22</text:p>
          </table:table-cell>
          <table:table-cell office:value-type="float" office:value="3.33547E-022" calcext:value-type="float">
            <text:p>3.34E-22</text:p>
          </table:table-cell>
          <table:table-cell office:value-type="float" office:value="4.78749E-023" calcext:value-type="float">
            <text:p>4.79E-23</text:p>
          </table:table-cell>
          <table:table-cell office:value-type="float" office:value="4.13446E-022" calcext:value-type="float">
            <text:p>4.13E-22</text:p>
          </table:table-cell>
          <table:table-cell office:value-type="float" office:value="1.01625E-022" calcext:value-type="float">
            <text:p>1.02E-22</text:p>
          </table:table-cell>
          <table:table-cell office:value-type="float" office:value="1.92194E-024" calcext:value-type="float">
            <text:p>1.92E-24</text:p>
          </table:table-cell>
          <table:table-cell office:value-type="float" office:value="2.4625E-022" calcext:value-type="float">
            <text:p>2.46E-22</text:p>
          </table:table-cell>
          <table:table-cell office:value-type="float" office:value="1.21388E-022" calcext:value-type="float">
            <text:p>1.21E-22</text:p>
          </table:table-cell>
          <table:table-cell office:value-type="float" office:value="1.66458E-024" calcext:value-type="float">
            <text:p>1.66E-24</text:p>
          </table:table-cell>
          <table:table-cell office:value-type="float" office:value="1.54534E-023" calcext:value-type="float">
            <text:p>1.55E-23</text:p>
          </table:table-cell>
          <table:table-cell office:value-type="float" office:value="4.33662E-023" calcext:value-type="float">
            <text:p>4.34E-23</text:p>
          </table:table-cell>
          <table:table-cell office:value-type="float" office:value="7.06642E-023" calcext:value-type="float">
            <text:p>7.07E-23</text:p>
          </table:table-cell>
          <table:table-cell table:formula="of:=SUM([.J19:.K19])" office:value-type="float" office:value="1.076969E-020" calcext:value-type="float">
            <text:p>1.08E-20</text:p>
          </table:table-cell>
          <table:table-cell table:formula="of:=SUM([.L19:.R19])" office:value-type="float" office:value="7.770012E-021" calcext:value-type="float">
            <text:p>7.77E-21</text:p>
          </table:table-cell>
          <table:table-cell table:formula="of:=SUM([.S19:.AF19])" office:value-type="float" office:value="2.03531522E-021" calcext:value-type="float">
            <text:p>2.04E-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95" calcext:value-type="float">
            <text:p>195</text:p>
          </table:table-cell>
          <table:table-cell office:value-type="float" office:value="2.92761E-021" calcext:value-type="float">
            <text:p>2.93E-21</text:p>
          </table:table-cell>
          <table:table-cell office:value-type="float" office:value="2.52111E-021" calcext:value-type="float">
            <text:p>2.52E-21</text:p>
          </table:table-cell>
          <table:table-cell office:value-type="float" office:value="1.43562E-021" calcext:value-type="float">
            <text:p>1.44E-21</text:p>
          </table:table-cell>
          <table:table-cell office:value-type="float" office:value="8.1992E-022" calcext:value-type="float">
            <text:p>8.20E-22</text:p>
          </table:table-cell>
          <table:table-cell office:value-type="float" office:value="5.65358E-022" calcext:value-type="float">
            <text:p>5.65E-22</text:p>
          </table:table-cell>
          <table:table-cell office:value-type="float" office:value="4.35385E-022" calcext:value-type="float">
            <text:p>4.35E-22</text:p>
          </table:table-cell>
          <table:table-cell office:value-type="float" office:value="2.79502E-022" calcext:value-type="float">
            <text:p>2.80E-22</text:p>
          </table:table-cell>
          <table:table-cell office:value-type="float" office:value="2.23292E-022" calcext:value-type="float">
            <text:p>2.23E-22</text:p>
          </table:table-cell>
          <table:table-cell office:value-type="float" office:value="1.53848E-022" calcext:value-type="float">
            <text:p>1.54E-22</text:p>
          </table:table-cell>
          <table:table-cell office:value-type="float" office:value="1.20493E-022" calcext:value-type="float">
            <text:p>1.20E-22</text:p>
          </table:table-cell>
          <table:table-cell office:value-type="float" office:value="1.30632E-022" calcext:value-type="float">
            <text:p>1.31E-22</text:p>
          </table:table-cell>
          <table:table-cell office:value-type="float" office:value="5.00192E-023" calcext:value-type="float">
            <text:p>5.00E-23</text:p>
          </table:table-cell>
          <table:table-cell office:value-type="float" office:value="1.4652E-022" calcext:value-type="float">
            <text:p>1.47E-22</text:p>
          </table:table-cell>
          <table:table-cell office:value-type="float" office:value="2.03585E-023" calcext:value-type="float">
            <text:p>2.04E-23</text:p>
          </table:table-cell>
          <table:table-cell office:value-type="float" office:value="1.25942E-022" calcext:value-type="float">
            <text:p>1.26E-22</text:p>
          </table:table-cell>
          <table:table-cell office:value-type="float" office:value="4.86539E-023" calcext:value-type="float">
            <text:p>4.87E-23</text:p>
          </table:table-cell>
          <table:table-cell office:value-type="float" office:value="8.53731E-025" calcext:value-type="float">
            <text:p>8.54E-25</text:p>
          </table:table-cell>
          <table:table-cell office:value-type="float" office:value="1.79058E-023" calcext:value-type="float">
            <text:p>1.79E-23</text:p>
          </table:table-cell>
          <table:table-cell office:value-type="float" office:value="3.69391E-023" calcext:value-type="float">
            <text:p>3.69E-23</text:p>
          </table:table-cell>
          <table:table-cell office:value-type="float" office:value="6.80512E-025" calcext:value-type="float">
            <text:p>6.81E-25</text:p>
          </table:table-cell>
          <table:table-cell office:value-type="float" office:value="6.3374E-024" calcext:value-type="float">
            <text:p>6.34E-24</text:p>
          </table:table-cell>
          <table:table-cell office:value-type="float" office:value="1.78649E-023" calcext:value-type="float">
            <text:p>1.79E-23</text:p>
          </table:table-cell>
          <table:table-cell office:value-type="float" office:value="3.14398E-023" calcext:value-type="float">
            <text:p>3.14E-23</text:p>
          </table:table-cell>
          <table:table-cell table:formula="of:=SUM([.J20:.K20])" office:value-type="float" office:value="5.44872E-021" calcext:value-type="float">
            <text:p>5.45E-21</text:p>
          </table:table-cell>
          <table:table-cell table:formula="of:=SUM([.L20:.R20])" office:value-type="float" office:value="3.912925E-021" calcext:value-type="float">
            <text:p>3.91E-21</text:p>
          </table:table-cell>
          <table:table-cell table:formula="of:=SUM([.S20:.AF20])" office:value-type="float" office:value="7.54639843E-022" calcext:value-type="float">
            <text:p>7.55E-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05" calcext:value-type="float">
            <text:p>205</text:p>
          </table:table-cell>
          <table:table-cell office:value-type="float" office:value="2.93161E-021" calcext:value-type="float">
            <text:p>2.93E-21</text:p>
          </table:table-cell>
          <table:table-cell office:value-type="float" office:value="2.5244E-021" calcext:value-type="float">
            <text:p>2.52E-21</text:p>
          </table:table-cell>
          <table:table-cell office:value-type="float" office:value="1.43747E-021" calcext:value-type="float">
            <text:p>1.44E-21</text:p>
          </table:table-cell>
          <table:table-cell office:value-type="float" office:value="8.20985E-022" calcext:value-type="float">
            <text:p>8.21E-22</text:p>
          </table:table-cell>
          <table:table-cell office:value-type="float" office:value="5.66102E-022" calcext:value-type="float">
            <text:p>5.66E-22</text:p>
          </table:table-cell>
          <table:table-cell office:value-type="float" office:value="4.3596E-022" calcext:value-type="float">
            <text:p>4.36E-22</text:p>
          </table:table-cell>
          <table:table-cell office:value-type="float" office:value="2.73893E-022" calcext:value-type="float">
            <text:p>2.74E-22</text:p>
          </table:table-cell>
          <table:table-cell office:value-type="float" office:value="2.15878E-022" calcext:value-type="float">
            <text:p>2.16E-22</text:p>
          </table:table-cell>
          <table:table-cell office:value-type="float" office:value="1.54771E-022" calcext:value-type="float">
            <text:p>1.55E-22</text:p>
          </table:table-cell>
          <table:table-cell office:value-type="float" office:value="1.21354E-022" calcext:value-type="float">
            <text:p>1.21E-22</text:p>
          </table:table-cell>
          <table:table-cell office:value-type="float" office:value="1.25367E-022" calcext:value-type="float">
            <text:p>1.25E-22</text:p>
          </table:table-cell>
          <table:table-cell office:value-type="float" office:value="4.90943E-023" calcext:value-type="float">
            <text:p>4.91E-23</text:p>
          </table:table-cell>
          <table:table-cell office:value-type="float" office:value="1.3103E-022" calcext:value-type="float">
            <text:p>1.31E-22</text:p>
          </table:table-cell>
          <table:table-cell office:value-type="float" office:value="1.74852E-023" calcext:value-type="float">
            <text:p>1.75E-23</text:p>
          </table:table-cell>
          <table:table-cell office:value-type="float" office:value="5.50685E-023" calcext:value-type="float">
            <text:p>5.51E-23</text:p>
          </table:table-cell>
          <table:table-cell office:value-type="float" office:value="4.76815E-023" calcext:value-type="float">
            <text:p>4.77E-23</text:p>
          </table:table-cell>
          <table:table-cell office:value-type="float" office:value="7.80732E-025" calcext:value-type="float">
            <text:p>7.81E-25</text:p>
          </table:table-cell>
          <table:table-cell office:value-type="float" office:value="2.21616E-024" calcext:value-type="float">
            <text:p>2.22E-24</text:p>
          </table:table-cell>
          <table:table-cell office:value-type="float" office:value="1.58805E-023" calcext:value-type="float">
            <text:p>1.59E-23</text:p>
          </table:table-cell>
          <table:table-cell office:value-type="float" office:value="6.18833E-025" calcext:value-type="float">
            <text:p>6.19E-25</text:p>
          </table:table-cell>
          <table:table-cell office:value-type="float" office:value="5.74632E-024" calcext:value-type="float">
            <text:p>5.75E-24</text:p>
          </table:table-cell>
          <table:table-cell office:value-type="float" office:value="1.61333E-023" calcext:value-type="float">
            <text:p>1.61E-23</text:p>
          </table:table-cell>
          <table:table-cell office:value-type="float" office:value="2.63846E-023" calcext:value-type="float">
            <text:p>2.64E-23</text:p>
          </table:table-cell>
          <table:table-cell table:formula="of:=SUM([.J21:.K21])" office:value-type="float" office:value="5.45601E-021" calcext:value-type="float">
            <text:p>5.46E-21</text:p>
          </table:table-cell>
          <table:table-cell table:formula="of:=SUM([.L21:.R21])" office:value-type="float" office:value="3.905059E-021" calcext:value-type="float">
            <text:p>3.91E-21</text:p>
          </table:table-cell>
          <table:table-cell table:formula="of:=SUM([.S21:.AF21])" office:value-type="float" office:value="6.14840945E-022" calcext:value-type="float">
            <text:p>6.15E-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15" calcext:value-type="float">
            <text:p>215</text:p>
          </table:table-cell>
          <table:table-cell office:value-type="float" office:value="2.92963E-021" calcext:value-type="float">
            <text:p>2.93E-21</text:p>
          </table:table-cell>
          <table:table-cell office:value-type="float" office:value="2.52264E-021" calcext:value-type="float">
            <text:p>2.52E-21</text:p>
          </table:table-cell>
          <table:table-cell office:value-type="float" office:value="1.43651E-021" calcext:value-type="float">
            <text:p>1.44E-21</text:p>
          </table:table-cell>
          <table:table-cell office:value-type="float" office:value="8.20466E-022" calcext:value-type="float">
            <text:p>8.20E-22</text:p>
          </table:table-cell>
          <table:table-cell office:value-type="float" office:value="5.65754E-022" calcext:value-type="float">
            <text:p>5.66E-22</text:p>
          </table:table-cell>
          <table:table-cell office:value-type="float" office:value="4.35695E-022" calcext:value-type="float">
            <text:p>4.36E-22</text:p>
          </table:table-cell>
          <table:table-cell office:value-type="float" office:value="2.66879E-022" calcext:value-type="float">
            <text:p>2.67E-22</text:p>
          </table:table-cell>
          <table:table-cell office:value-type="float" office:value="2.16477E-022" calcext:value-type="float">
            <text:p>2.16E-22</text:p>
          </table:table-cell>
          <table:table-cell office:value-type="float" office:value="1.55318E-022" calcext:value-type="float">
            <text:p>1.55E-22</text:p>
          </table:table-cell>
          <table:table-cell office:value-type="float" office:value="1.17021E-022" calcext:value-type="float">
            <text:p>1.17E-22</text:p>
          </table:table-cell>
          <table:table-cell office:value-type="float" office:value="1.19319E-022" calcext:value-type="float">
            <text:p>1.19E-22</text:p>
          </table:table-cell>
          <table:table-cell office:value-type="float" office:value="4.49588E-023" calcext:value-type="float">
            <text:p>4.50E-23</text:p>
          </table:table-cell>
          <table:table-cell office:value-type="float" office:value="1.25569E-022" calcext:value-type="float">
            <text:p>1.26E-22</text:p>
          </table:table-cell>
          <table:table-cell office:value-type="float" office:value="2.04972E-023" calcext:value-type="float">
            <text:p>2.05E-23</text:p>
          </table:table-cell>
          <table:table-cell office:value-type="float" office:value="4.72991E-023" calcext:value-type="float">
            <text:p>4.73E-23</text:p>
          </table:table-cell>
          <table:table-cell office:value-type="float" office:value="4.74975E-023" calcext:value-type="float">
            <text:p>4.75E-23</text:p>
          </table:table-cell>
          <table:table-cell office:value-type="float" office:value="7.15423E-025" calcext:value-type="float">
            <text:p>7.15E-25</text:p>
          </table:table-cell>
          <table:table-cell office:value-type="float" office:value="1.86278E-024" calcext:value-type="float">
            <text:p>1.86E-24</text:p>
          </table:table-cell>
          <table:table-cell office:value-type="float" office:value="1.3393E-023" calcext:value-type="float">
            <text:p>1.34E-23</text:p>
          </table:table-cell>
          <table:table-cell office:value-type="float" office:value="1.00903E-024" calcext:value-type="float">
            <text:p>1.01E-24</text:p>
          </table:table-cell>
          <table:table-cell office:value-type="float" office:value="9.22378E-024" calcext:value-type="float">
            <text:p>9.22E-24</text:p>
          </table:table-cell>
          <table:table-cell office:value-type="float" office:value="2.52982E-023" calcext:value-type="float">
            <text:p>2.53E-23</text:p>
          </table:table-cell>
          <table:table-cell office:value-type="float" office:value="2.41893E-023" calcext:value-type="float">
            <text:p>2.42E-23</text:p>
          </table:table-cell>
          <table:table-cell table:formula="of:=SUM([.J22:.K22])" office:value-type="float" office:value="5.45227E-021" calcext:value-type="float">
            <text:p>5.45E-21</text:p>
          </table:table-cell>
          <table:table-cell table:formula="of:=SUM([.L22:.R22])" office:value-type="float" office:value="3.897099E-021" calcext:value-type="float">
            <text:p>3.90E-21</text:p>
          </table:table-cell>
          <table:table-cell table:formula="of:=SUM([.S22:.AF22])" office:value-type="float" office:value="5.97853113E-022" calcext:value-type="float">
            <text:p>5.98E-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25" calcext:value-type="float">
            <text:p>225</text:p>
          </table:table-cell>
          <table:table-cell office:value-type="float" office:value="2.92387E-021" calcext:value-type="float">
            <text:p>2.92E-21</text:p>
          </table:table-cell>
          <table:table-cell office:value-type="float" office:value="2.51767E-021" calcext:value-type="float">
            <text:p>2.52E-21</text:p>
          </table:table-cell>
          <table:table-cell office:value-type="float" office:value="1.4336E-021" calcext:value-type="float">
            <text:p>1.43E-21</text:p>
          </table:table-cell>
          <table:table-cell office:value-type="float" office:value="8.18761E-022" calcext:value-type="float">
            <text:p>8.19E-22</text:p>
          </table:table-cell>
          <table:table-cell office:value-type="float" office:value="5.64556E-022" calcext:value-type="float">
            <text:p>5.65E-22</text:p>
          </table:table-cell>
          <table:table-cell office:value-type="float" office:value="4.2846E-022" calcext:value-type="float">
            <text:p>4.28E-22</text:p>
          </table:table-cell>
          <table:table-cell office:value-type="float" office:value="2.63924E-022" calcext:value-type="float">
            <text:p>2.64E-22</text:p>
          </table:table-cell>
          <table:table-cell office:value-type="float" office:value="2.16681E-022" calcext:value-type="float">
            <text:p>2.17E-22</text:p>
          </table:table-cell>
          <table:table-cell office:value-type="float" office:value="1.5301E-022" calcext:value-type="float">
            <text:p>1.53E-22</text:p>
          </table:table-cell>
          <table:table-cell office:value-type="float" office:value="1.10742E-022" calcext:value-type="float">
            <text:p>1.11E-22</text:p>
          </table:table-cell>
          <table:table-cell office:value-type="float" office:value="1.14708E-022" calcext:value-type="float">
            <text:p>1.15E-22</text:p>
          </table:table-cell>
          <table:table-cell office:value-type="float" office:value="4.22358E-023" calcext:value-type="float">
            <text:p>4.22E-23</text:p>
          </table:table-cell>
          <table:table-cell office:value-type="float" office:value="1.15471E-022" calcext:value-type="float">
            <text:p>1.15E-22</text:p>
          </table:table-cell>
          <table:table-cell office:value-type="float" office:value="1.00677E-023" calcext:value-type="float">
            <text:p>1.01E-23</text:p>
          </table:table-cell>
          <table:table-cell office:value-type="float" office:value="2.44449E-025" calcext:value-type="float">
            <text:p>2.44E-25</text:p>
          </table:table-cell>
          <table:table-cell office:value-type="float" office:value="4.71621E-023" calcext:value-type="float">
            <text:p>4.72E-23</text:p>
          </table:table-cell>
          <table:table-cell office:value-type="float" office:value="6.55589E-025" calcext:value-type="float">
            <text:p>6.56E-25</text:p>
          </table:table-cell>
          <table:table-cell office:value-type="float" office:value="4.99799E-027" calcext:value-type="float">
            <text:p>5.00E-27</text:p>
          </table:table-cell>
          <table:table-cell office:value-type="float" office:value="1.30603E-025" calcext:value-type="float">
            <text:p>1.31E-25</text:p>
          </table:table-cell>
          <table:table-cell office:value-type="float" office:value="4.02457E-026" calcext:value-type="float">
            <text:p>4.02E-26</text:p>
          </table:table-cell>
          <table:table-cell office:value-type="float" office:value="5.32537E-025" calcext:value-type="float">
            <text:p>5.33E-25</text:p>
          </table:table-cell>
          <table:table-cell office:value-type="float" office:value="2.14252E-024" calcext:value-type="float">
            <text:p>2.14E-24</text:p>
          </table:table-cell>
          <table:table-cell office:value-type="float" office:value="2.21518E-023" calcext:value-type="float">
            <text:p>2.22E-23</text:p>
          </table:table-cell>
          <table:table-cell table:formula="of:=SUM([.J23:.K23])" office:value-type="float" office:value="5.44154E-021" calcext:value-type="float">
            <text:p>5.44E-21</text:p>
          </table:table-cell>
          <table:table-cell table:formula="of:=SUM([.L23:.R23])" office:value-type="float" office:value="3.878992E-021" calcext:value-type="float">
            <text:p>3.88E-21</text:p>
          </table:table-cell>
          <table:table-cell table:formula="of:=SUM([.S23:.AF23])" office:value-type="float" office:value="4.6628934169E-022" calcext:value-type="float">
            <text:p>4.66E-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35" calcext:value-type="float">
            <text:p>235</text:p>
          </table:table-cell>
          <table:table-cell office:value-type="float" office:value="2.91512E-021" calcext:value-type="float">
            <text:p>2.92E-21</text:p>
          </table:table-cell>
          <table:table-cell office:value-type="float" office:value="2.51007E-021" calcext:value-type="float">
            <text:p>2.51E-21</text:p>
          </table:table-cell>
          <table:table-cell office:value-type="float" office:value="1.42925E-021" calcext:value-type="float">
            <text:p>1.43E-21</text:p>
          </table:table-cell>
          <table:table-cell office:value-type="float" office:value="8.16286E-022" calcext:value-type="float">
            <text:p>8.16E-22</text:p>
          </table:table-cell>
          <table:table-cell office:value-type="float" office:value="5.62856E-022" calcext:value-type="float">
            <text:p>5.63E-22</text:p>
          </table:table-cell>
          <table:table-cell office:value-type="float" office:value="4.17689E-022" calcext:value-type="float">
            <text:p>4.18E-22</text:p>
          </table:table-cell>
          <table:table-cell office:value-type="float" office:value="2.63816E-022" calcext:value-type="float">
            <text:p>2.64E-22</text:p>
          </table:table-cell>
          <table:table-cell office:value-type="float" office:value="2.16716E-022" calcext:value-type="float">
            <text:p>2.17E-22</text:p>
          </table:table-cell>
          <table:table-cell office:value-type="float" office:value="1.53106E-022" calcext:value-type="float">
            <text:p>1.53E-22</text:p>
          </table:table-cell>
          <table:table-cell office:value-type="float" office:value="1.11084E-022" calcext:value-type="float">
            <text:p>1.11E-22</text:p>
          </table:table-cell>
          <table:table-cell office:value-type="float" office:value="1.15193E-022" calcext:value-type="float">
            <text:p>1.15E-22</text:p>
          </table:table-cell>
          <table:table-cell office:value-type="float" office:value="4.25349E-023" calcext:value-type="float">
            <text:p>4.25E-23</text:p>
          </table:table-cell>
          <table:table-cell office:value-type="float" office:value="1.06844E-022" calcext:value-type="float">
            <text:p>1.07E-22</text:p>
          </table:table-cell>
          <table:table-cell office:value-type="float" office:value="1.34902E-023" calcext:value-type="float">
            <text:p>1.35E-23</text:p>
          </table:table-cell>
          <table:table-cell office:value-type="float" office:value="4.36632E-023" calcext:value-type="float">
            <text:p>4.37E-23</text:p>
          </table:table-cell>
          <table:table-cell office:value-type="float" office:value="4.3693E-023" calcext:value-type="float">
            <text:p>4.37E-23</text:p>
          </table:table-cell>
          <table:table-cell office:value-type="float" office:value="6.00533E-025" calcext:value-type="float">
            <text:p>6.01E-25</text:p>
          </table:table-cell>
          <table:table-cell office:value-type="float" office:value="1.6826E-024" calcext:value-type="float">
            <text:p>1.68E-24</text:p>
          </table:table-cell>
          <table:table-cell office:value-type="float" office:value="1.20527E-023" calcext:value-type="float">
            <text:p>1.21E-23</text:p>
          </table:table-cell>
          <table:table-cell office:value-type="float" office:value="4.46889E-025" calcext:value-type="float">
            <text:p>4.47E-25</text:p>
          </table:table-cell>
          <table:table-cell office:value-type="float" office:value="4.16069E-024" calcext:value-type="float">
            <text:p>4.16E-24</text:p>
          </table:table-cell>
          <table:table-cell office:value-type="float" office:value="1.17246E-023" calcext:value-type="float">
            <text:p>1.17E-23</text:p>
          </table:table-cell>
          <table:table-cell office:value-type="float" office:value="2.04461E-023" calcext:value-type="float">
            <text:p>2.04E-23</text:p>
          </table:table-cell>
          <table:table-cell table:formula="of:=SUM([.J24:.K24])" office:value-type="float" office:value="5.42519E-021" calcext:value-type="float">
            <text:p>5.43E-21</text:p>
          </table:table-cell>
          <table:table-cell table:formula="of:=SUM([.L24:.R24])" office:value-type="float" office:value="3.859719E-021" calcext:value-type="float">
            <text:p>3.86E-21</text:p>
          </table:table-cell>
          <table:table-cell table:formula="of:=SUM([.S24:.AF24])" office:value-type="float" office:value="5.27616412E-022" calcext:value-type="float">
            <text:p>5.28E-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45" calcext:value-type="float">
            <text:p>245</text:p>
          </table:table-cell>
          <table:table-cell office:value-type="float" office:value="2.90361E-021" calcext:value-type="float">
            <text:p>2.90E-21</text:p>
          </table:table-cell>
          <table:table-cell office:value-type="float" office:value="2.50018E-021" calcext:value-type="float">
            <text:p>2.50E-21</text:p>
          </table:table-cell>
          <table:table-cell office:value-type="float" office:value="1.42365E-021" calcext:value-type="float">
            <text:p>1.42E-21</text:p>
          </table:table-cell>
          <table:table-cell office:value-type="float" office:value="8.13091E-022" calcext:value-type="float">
            <text:p>8.13E-22</text:p>
          </table:table-cell>
          <table:table-cell office:value-type="float" office:value="5.56234E-022" calcext:value-type="float">
            <text:p>5.56E-22</text:p>
          </table:table-cell>
          <table:table-cell office:value-type="float" office:value="4.1105E-022" calcext:value-type="float">
            <text:p>4.11E-22</text:p>
          </table:table-cell>
          <table:table-cell office:value-type="float" office:value="2.63607E-022" calcext:value-type="float">
            <text:p>2.64E-22</text:p>
          </table:table-cell>
          <table:table-cell office:value-type="float" office:value="2.16551E-022" calcext:value-type="float">
            <text:p>2.17E-22</text:p>
          </table:table-cell>
          <table:table-cell office:value-type="float" office:value="1.45759E-022" calcext:value-type="float">
            <text:p>1.46E-22</text:p>
          </table:table-cell>
          <table:table-cell office:value-type="float" office:value="1.11112E-022" calcext:value-type="float">
            <text:p>1.11E-22</text:p>
          </table:table-cell>
          <table:table-cell office:value-type="float" office:value="1.10413E-022" calcext:value-type="float">
            <text:p>1.10E-22</text:p>
          </table:table-cell>
          <table:table-cell office:value-type="float" office:value="4.18369E-023" calcext:value-type="float">
            <text:p>4.18E-23</text:p>
          </table:table-cell>
          <table:table-cell office:value-type="float" office:value="1.07723E-022" calcext:value-type="float">
            <text:p>1.08E-22</text:p>
          </table:table-cell>
          <table:table-cell office:value-type="float" office:value="1.36237E-023" calcext:value-type="float">
            <text:p>1.36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3154E-023" calcext:value-type="float">
            <text:p>4.33E-23</text:p>
          </table:table-cell>
          <table:table-cell office:value-type="float" office:value="5.55147E-025" calcext:value-type="float">
            <text:p>5.55E-25</text:p>
          </table:table-cell>
          <table:table-cell office:value-type="float" office:value="2.449E-028" calcext:value-type="float">
            <text:p>2.45E-28</text:p>
          </table:table-cell>
          <table:table-cell office:value-type="float" office:value="3.83239E-026" calcext:value-type="float">
            <text:p>3.83E-26</text:p>
          </table:table-cell>
          <table:table-cell office:value-type="float" office:value="4.47457E-025" calcext:value-type="float">
            <text:p>4.47E-25</text:p>
          </table:table-cell>
          <table:table-cell office:value-type="float" office:value="4.16597E-024" calcext:value-type="float">
            <text:p>4.17E-24</text:p>
          </table:table-cell>
          <table:table-cell office:value-type="float" office:value="1.17394E-023" calcext:value-type="float">
            <text:p>1.17E-23</text:p>
          </table:table-cell>
          <table:table-cell office:value-type="float" office:value="2.04709E-023" calcext:value-type="float">
            <text:p>2.05E-23</text:p>
          </table:table-cell>
          <table:table-cell table:formula="of:=SUM([.J25:.K25])" office:value-type="float" office:value="5.40379E-021" calcext:value-type="float">
            <text:p>5.40E-21</text:p>
          </table:table-cell>
          <table:table-cell table:formula="of:=SUM([.L25:.R25])" office:value-type="float" office:value="3.829942E-021" calcext:value-type="float">
            <text:p>3.83E-21</text:p>
          </table:table-cell>
          <table:table-cell table:formula="of:=SUM([.S25:.AF25])" office:value-type="float" office:value="4.654414428E-022" calcext:value-type="float">
            <text:p>4.65E-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55" calcext:value-type="float">
            <text:p>255</text:p>
          </table:table-cell>
          <table:table-cell office:value-type="float" office:value="2.8906E-021" calcext:value-type="float">
            <text:p>2.89E-21</text:p>
          </table:table-cell>
          <table:table-cell office:value-type="float" office:value="2.48906E-021" calcext:value-type="float">
            <text:p>2.49E-21</text:p>
          </table:table-cell>
          <table:table-cell office:value-type="float" office:value="1.41734E-021" calcext:value-type="float">
            <text:p>1.42E-21</text:p>
          </table:table-cell>
          <table:table-cell office:value-type="float" office:value="8.09481E-022" calcext:value-type="float">
            <text:p>8.09E-22</text:p>
          </table:table-cell>
          <table:table-cell office:value-type="float" office:value="5.54007E-022" calcext:value-type="float">
            <text:p>5.54E-22</text:p>
          </table:table-cell>
          <table:table-cell office:value-type="float" office:value="4.1038E-022" calcext:value-type="float">
            <text:p>4.10E-22</text:p>
          </table:table-cell>
          <table:table-cell office:value-type="float" office:value="2.63193E-022" calcext:value-type="float">
            <text:p>2.63E-22</text:p>
          </table:table-cell>
          <table:table-cell office:value-type="float" office:value="2.16211E-022" calcext:value-type="float">
            <text:p>2.16E-22</text:p>
          </table:table-cell>
          <table:table-cell office:value-type="float" office:value="1.45778E-022" calcext:value-type="float">
            <text:p>1.46E-22</text:p>
          </table:table-cell>
          <table:table-cell office:value-type="float" office:value="1.11217E-022" calcext:value-type="float">
            <text:p>1.11E-22</text:p>
          </table:table-cell>
          <table:table-cell office:value-type="float" office:value="1.10738E-022" calcext:value-type="float">
            <text:p>1.11E-22</text:p>
          </table:table-cell>
          <table:table-cell office:value-type="float" office:value="3.94385E-023" calcext:value-type="float">
            <text:p>3.94E-23</text:p>
          </table:table-cell>
          <table:table-cell office:value-type="float" office:value="1.06261E-022" calcext:value-type="float">
            <text:p>1.06E-22</text:p>
          </table:table-cell>
          <table:table-cell office:value-type="float" office:value="1.27638E-023" calcext:value-type="float">
            <text:p>1.28E-23</text:p>
          </table:table-cell>
          <table:table-cell office:value-type="float" office:value="2.32374E-025" calcext:value-type="float">
            <text:p>2.32E-25</text:p>
          </table:table-cell>
          <table:table-cell office:value-type="float" office:value="4.34108E-023" calcext:value-type="float">
            <text:p>4.34E-23</text:p>
          </table:table-cell>
          <table:table-cell office:value-type="float" office:value="5.55617E-025" calcext:value-type="float">
            <text:p>5.56E-25</text:p>
          </table:table-cell>
          <table:table-cell office:value-type="float" office:value="4.88252E-027" calcext:value-type="float">
            <text:p>4.88E-27</text:p>
          </table:table-cell>
          <table:table-cell office:value-type="float" office:value="1.56954E-025" calcext:value-type="float">
            <text:p>1.57E-25</text:p>
          </table:table-cell>
          <table:table-cell office:value-type="float" office:value="4.16037E-025" calcext:value-type="float">
            <text:p>4.16E-25</text:p>
          </table:table-cell>
          <table:table-cell office:value-type="float" office:value="3.87402E-024" calcext:value-type="float">
            <text:p>3.87E-24</text:p>
          </table:table-cell>
          <table:table-cell office:value-type="float" office:value="1.09204E-023" calcext:value-type="float">
            <text:p>1.09E-23</text:p>
          </table:table-cell>
          <table:table-cell office:value-type="float" office:value="1.90691E-023" calcext:value-type="float">
            <text:p>1.91E-23</text:p>
          </table:table-cell>
          <table:table-cell table:formula="of:=SUM([.J26:.K26])" office:value-type="float" office:value="5.37966E-021" calcext:value-type="float">
            <text:p>5.38E-21</text:p>
          </table:table-cell>
          <table:table-cell table:formula="of:=SUM([.L26:.R26])" office:value-type="float" office:value="3.81639E-021" calcext:value-type="float">
            <text:p>3.82E-21</text:p>
          </table:table-cell>
          <table:table-cell table:formula="of:=SUM([.S26:.AF26])" office:value-type="float" office:value="4.5905848452E-022" calcext:value-type="float">
            <text:p>4.59E-2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65" calcext:value-type="float">
            <text:p>265</text:p>
          </table:table-cell>
          <table:table-cell table:number-columns-repeated="23" table:style-name="Default" office:value-type="float" office:value="0" calcext:value-type="float">
            <text:p>0</text:p>
          </table:table-cell>
          <table:table-cell table:formula="of:=SUM([.J27:.K27])" office:value-type="float" office:value="0" calcext:value-type="float">
            <text:p>0.00E+00</text:p>
          </table:table-cell>
          <table:table-cell table:formula="of:=SUM([.L27:.R27])" office:value-type="float" office:value="0" calcext:value-type="float">
            <text:p>0.00E+00</text:p>
          </table:table-cell>
          <table:table-cell table:formula="of:=SUM([.S27:.AF27])" office:value-type="float" office:value="0" calcext:value-type="float">
            <text:p>0.00E+0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75" calcext:value-type="float">
            <text:p>275</text:p>
          </table:table-cell>
          <table:table-cell office:value-type="float" office:value="2.87655E-021" calcext:value-type="float">
            <text:p>2.88E-21</text:p>
          </table:table-cell>
          <table:table-cell office:value-type="float" office:value="2.47697E-021" calcext:value-type="float">
            <text:p>2.48E-21</text:p>
          </table:table-cell>
          <table:table-cell office:value-type="float" office:value="1.41048E-021" calcext:value-type="float">
            <text:p>1.41E-21</text:p>
          </table:table-cell>
          <table:table-cell office:value-type="float" office:value="8.0557E-022" calcext:value-type="float">
            <text:p>8.06E-22</text:p>
          </table:table-cell>
          <table:table-cell office:value-type="float" office:value="5.5156E-022" calcext:value-type="float">
            <text:p>5.52E-22</text:p>
          </table:table-cell>
          <table:table-cell office:value-type="float" office:value="4.09479E-022" calcext:value-type="float">
            <text:p>4.09E-22</text:p>
          </table:table-cell>
          <table:table-cell office:value-type="float" office:value="2.62629E-022" calcext:value-type="float">
            <text:p>2.63E-22</text:p>
          </table:table-cell>
          <table:table-cell office:value-type="float" office:value="2.15748E-022" calcext:value-type="float">
            <text:p>2.16E-22</text:p>
          </table:table-cell>
          <table:table-cell office:value-type="float" office:value="1.45689E-022" calcext:value-type="float">
            <text:p>1.46E-22</text:p>
          </table:table-cell>
          <table:table-cell office:value-type="float" office:value="1.1123E-022" calcext:value-type="float">
            <text:p>1.11E-22</text:p>
          </table:table-cell>
          <table:table-cell office:value-type="float" office:value="1.10946E-022" calcext:value-type="float">
            <text:p>1.11E-22</text:p>
          </table:table-cell>
          <table:table-cell office:value-type="float" office:value="3.96248E-023" calcext:value-type="float">
            <text:p>3.96E-23</text:p>
          </table:table-cell>
          <table:table-cell office:value-type="float" office:value="1.00524E-022" calcext:value-type="float">
            <text:p>1.01E-22</text:p>
          </table:table-cell>
          <table:table-cell office:value-type="float" office:value="1.28481E-023" calcext:value-type="float">
            <text:p>1.28E-23</text:p>
          </table:table-cell>
          <table:table-cell office:value-type="float" office:value="4.03605E-023" calcext:value-type="float">
            <text:p>4.04E-23</text:p>
          </table:table-cell>
          <table:table-cell office:value-type="float" office:value="4.36391E-023" calcext:value-type="float">
            <text:p>4.36E-23</text:p>
          </table:table-cell>
          <table:table-cell office:value-type="float" office:value="5.55775E-025" calcext:value-type="float">
            <text:p>5.56E-25</text:p>
          </table:table-cell>
          <table:table-cell office:value-type="float" office:value="1.37355E-023" calcext:value-type="float">
            <text:p>1.37E-23</text:p>
          </table:table-cell>
          <table:table-cell office:value-type="float" office:value="1.09926E-023" calcext:value-type="float">
            <text:p>1.10E-23</text:p>
          </table:table-cell>
          <table:table-cell office:value-type="float" office:value="4.15794E-025" calcext:value-type="float">
            <text:p>4.16E-25</text:p>
          </table:table-cell>
          <table:table-cell office:value-type="float" office:value="3.87082E-024" calcext:value-type="float">
            <text:p>3.87E-24</text:p>
          </table:table-cell>
          <table:table-cell office:value-type="float" office:value="1.09063E-023" calcext:value-type="float">
            <text:p>1.09E-23</text:p>
          </table:table-cell>
          <table:table-cell office:value-type="float" office:value="1.89807E-023" calcext:value-type="float">
            <text:p>1.90E-23</text:p>
          </table:table-cell>
          <table:table-cell table:formula="of:=SUM([.J28:.K28])" office:value-type="float" office:value="5.35352E-021" calcext:value-type="float">
            <text:p>5.35E-21</text:p>
          </table:table-cell>
          <table:table-cell table:formula="of:=SUM([.L28:.R28])" office:value-type="float" office:value="3.801155E-021" calcext:value-type="float">
            <text:p>3.80E-21</text:p>
          </table:table-cell>
          <table:table-cell table:formula="of:=SUM([.S28:.AF28])" office:value-type="float" office:value="5.18629989E-022" calcext:value-type="float">
            <text:p>5.19E-2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85" calcext:value-type="float">
            <text:p>285</text:p>
          </table:table-cell>
          <table:table-cell office:value-type="float" office:value="2.86211E-021" calcext:value-type="float">
            <text:p>2.86E-21</text:p>
          </table:table-cell>
          <table:table-cell office:value-type="float" office:value="2.46449E-021" calcext:value-type="float">
            <text:p>2.46E-21</text:p>
          </table:table-cell>
          <table:table-cell office:value-type="float" office:value="1.40335E-021" calcext:value-type="float">
            <text:p>1.40E-21</text:p>
          </table:table-cell>
          <table:table-cell office:value-type="float" office:value="8.01484E-022" calcext:value-type="float">
            <text:p>8.01E-22</text:p>
          </table:table-cell>
          <table:table-cell office:value-type="float" office:value="5.4898E-022" calcext:value-type="float">
            <text:p>5.49E-22</text:p>
          </table:table-cell>
          <table:table-cell office:value-type="float" office:value="4.08427E-022" calcext:value-type="float">
            <text:p>4.08E-22</text:p>
          </table:table-cell>
          <table:table-cell office:value-type="float" office:value="2.61969E-022" calcext:value-type="float">
            <text:p>2.62E-22</text:p>
          </table:table-cell>
          <table:table-cell office:value-type="float" office:value="2.15208E-022" calcext:value-type="float">
            <text:p>2.15E-22</text:p>
          </table:table-cell>
          <table:table-cell office:value-type="float" office:value="1.45521E-022" calcext:value-type="float">
            <text:p>1.46E-22</text:p>
          </table:table-cell>
          <table:table-cell office:value-type="float" office:value="1.11173E-022" calcext:value-type="float">
            <text:p>1.11E-22</text:p>
          </table:table-cell>
          <table:table-cell office:value-type="float" office:value="1.1108E-022" calcext:value-type="float">
            <text:p>1.11E-22</text:p>
          </table:table-cell>
          <table:table-cell office:value-type="float" office:value="3.97786E-023" calcext:value-type="float">
            <text:p>3.98E-23</text:p>
          </table:table-cell>
          <table:table-cell office:value-type="float" office:value="1.07458E-022" calcext:value-type="float">
            <text:p>1.07E-22</text:p>
          </table:table-cell>
          <table:table-cell office:value-type="float" office:value="1.29585E-023" calcext:value-type="float">
            <text:p>1.30E-23</text:p>
          </table:table-cell>
          <table:table-cell office:value-type="float" office:value="2.36407E-025" calcext:value-type="float">
            <text:p>2.36E-25</text:p>
          </table:table-cell>
          <table:table-cell office:value-type="float" office:value="4.33716E-023" calcext:value-type="float">
            <text:p>4.34E-23</text:p>
          </table:table-cell>
          <table:table-cell office:value-type="float" office:value="5.55397E-025" calcext:value-type="float">
            <text:p>5.55E-25</text:p>
          </table:table-cell>
          <table:table-cell office:value-type="float" office:value="4.87848E-027" calcext:value-type="float">
            <text:p>4.88E-27</text:p>
          </table:table-cell>
          <table:table-cell office:value-type="float" office:value="1.5683E-025" calcext:value-type="float">
            <text:p>1.57E-25</text:p>
          </table:table-cell>
          <table:table-cell office:value-type="float" office:value="4.15779E-025" calcext:value-type="float">
            <text:p>4.16E-25</text:p>
          </table:table-cell>
          <table:table-cell office:value-type="float" office:value="3.87164E-024" calcext:value-type="float">
            <text:p>3.87E-24</text:p>
          </table:table-cell>
          <table:table-cell office:value-type="float" office:value="1.09138E-023" calcext:value-type="float">
            <text:p>1.09E-23</text:p>
          </table:table-cell>
          <table:table-cell office:value-type="float" office:value="1.906E-023" calcext:value-type="float">
            <text:p>1.91E-23</text:p>
          </table:table-cell>
          <table:table-cell table:formula="of:=SUM([.J29:.K29])" office:value-type="float" office:value="5.3266E-021" calcext:value-type="float">
            <text:p>5.33E-21</text:p>
          </table:table-cell>
          <table:table-cell table:formula="of:=SUM([.L29:.R29])" office:value-type="float" office:value="3.784939E-021" calcext:value-type="float">
            <text:p>3.78E-21</text:p>
          </table:table-cell>
          <table:table-cell table:formula="of:=SUM([.S29:.AF29])" office:value-type="float" office:value="4.6103443148E-022" calcext:value-type="float">
            <text:p>4.61E-2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95" calcext:value-type="float">
            <text:p>295</text:p>
          </table:table-cell>
          <table:table-cell office:value-type="float" office:value="2.84779E-021" calcext:value-type="float">
            <text:p>2.85E-21</text:p>
          </table:table-cell>
          <table:table-cell office:value-type="float" office:value="2.452E-021" calcext:value-type="float">
            <text:p>2.45E-21</text:p>
          </table:table-cell>
          <table:table-cell office:value-type="float" office:value="1.39617E-021" calcext:value-type="float">
            <text:p>1.40E-21</text:p>
          </table:table-cell>
          <table:table-cell office:value-type="float" office:value="7.97371E-022" calcext:value-type="float">
            <text:p>7.97E-22</text:p>
          </table:table-cell>
          <table:table-cell office:value-type="float" office:value="5.46365E-022" calcext:value-type="float">
            <text:p>5.46E-22</text:p>
          </table:table-cell>
          <table:table-cell office:value-type="float" office:value="4.07292E-022" calcext:value-type="float">
            <text:p>4.07E-22</text:p>
          </table:table-cell>
          <table:table-cell office:value-type="float" office:value="2.61252E-022" calcext:value-type="float">
            <text:p>2.61E-22</text:p>
          </table:table-cell>
          <table:table-cell office:value-type="float" office:value="2.14621E-022" calcext:value-type="float">
            <text:p>2.15E-22</text:p>
          </table:table-cell>
          <table:table-cell office:value-type="float" office:value="1.45296E-022" calcext:value-type="float">
            <text:p>1.45E-22</text:p>
          </table:table-cell>
          <table:table-cell office:value-type="float" office:value="1.11064E-022" calcext:value-type="float">
            <text:p>1.11E-22</text:p>
          </table:table-cell>
          <table:table-cell office:value-type="float" office:value="1.11173E-022" calcext:value-type="float">
            <text:p>1.11E-22</text:p>
          </table:table-cell>
          <table:table-cell office:value-type="float" office:value="4.24088E-023" calcext:value-type="float">
            <text:p>4.24E-23</text:p>
          </table:table-cell>
          <table:table-cell office:value-type="float" office:value="1.10113E-022" calcext:value-type="float">
            <text:p>1.10E-22</text:p>
          </table:table-cell>
          <table:table-cell office:value-type="float" office:value="1.40168E-023" calcext:value-type="float">
            <text:p>1.40E-2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2219E-023" calcext:value-type="float">
            <text:p>4.32E-23</text:p>
          </table:table-cell>
          <table:table-cell office:value-type="float" office:value="5.54659E-025" calcext:value-type="float">
            <text:p>5.55E-25</text:p>
          </table:table-cell>
          <table:table-cell office:value-type="float" office:value="2.44659E-028" calcext:value-type="float">
            <text:p>2.45E-28</text:p>
          </table:table-cell>
          <table:table-cell office:value-type="float" office:value="3.82863E-026" calcext:value-type="float">
            <text:p>3.83E-26</text:p>
          </table:table-cell>
          <table:table-cell office:value-type="float" office:value="4.47025E-025" calcext:value-type="float">
            <text:p>4.47E-25</text:p>
          </table:table-cell>
          <table:table-cell office:value-type="float" office:value="4.16198E-024" calcext:value-type="float">
            <text:p>4.16E-24</text:p>
          </table:table-cell>
          <table:table-cell office:value-type="float" office:value="1.17283E-023" calcext:value-type="float">
            <text:p>1.17E-23</text:p>
          </table:table-cell>
          <table:table-cell office:value-type="float" office:value="2.04551E-023" calcext:value-type="float">
            <text:p>2.05E-23</text:p>
          </table:table-cell>
          <table:table-cell table:formula="of:=SUM([.J30:.K30])" office:value-type="float" office:value="5.29979E-021" calcext:value-type="float">
            <text:p>5.30E-21</text:p>
          </table:table-cell>
          <table:table-cell table:formula="of:=SUM([.L30:.R30])" office:value-type="float" office:value="3.768367E-021" calcext:value-type="float">
            <text:p>3.77E-21</text:p>
          </table:table-cell>
          <table:table-cell table:formula="of:=SUM([.S30:.AF30])" office:value-type="float" office:value="4.69383094959E-022" calcext:value-type="float">
            <text:p>4.69E-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05" calcext:value-type="float">
            <text:p>305</text:p>
          </table:table-cell>
          <table:table-cell office:value-type="float" office:value="2.83426E-021" calcext:value-type="float">
            <text:p>2.83E-21</text:p>
          </table:table-cell>
          <table:table-cell office:value-type="float" office:value="2.44017E-021" calcext:value-type="float">
            <text:p>2.44E-21</text:p>
          </table:table-cell>
          <table:table-cell office:value-type="float" office:value="1.38932E-021" calcext:value-type="float">
            <text:p>1.39E-21</text:p>
          </table:table-cell>
          <table:table-cell office:value-type="float" office:value="7.93437E-022" calcext:value-type="float">
            <text:p>7.93E-22</text:p>
          </table:table-cell>
          <table:table-cell office:value-type="float" office:value="5.47097E-022" calcext:value-type="float">
            <text:p>5.47E-22</text:p>
          </table:table-cell>
          <table:table-cell office:value-type="float" office:value="4.10592E-022" calcext:value-type="float">
            <text:p>4.11E-22</text:p>
          </table:table-cell>
          <table:table-cell office:value-type="float" office:value="2.60654E-022" calcext:value-type="float">
            <text:p>2.61E-22</text:p>
          </table:table-cell>
          <table:table-cell office:value-type="float" office:value="2.14129E-022" calcext:value-type="float">
            <text:p>2.14E-22</text:p>
          </table:table-cell>
          <table:table-cell office:value-type="float" office:value="1.51591E-022" calcext:value-type="float">
            <text:p>1.52E-22</text:p>
          </table:table-cell>
          <table:table-cell office:value-type="float" office:value="1.11201E-022" calcext:value-type="float">
            <text:p>1.11E-22</text:p>
          </table:table-cell>
          <table:table-cell office:value-type="float" office:value="1.15906E-022" calcext:value-type="float">
            <text:p>1.16E-22</text:p>
          </table:table-cell>
          <table:table-cell office:value-type="float" office:value="4.3354E-023" calcext:value-type="float">
            <text:p>4.34E-23</text:p>
          </table:table-cell>
          <table:table-cell office:value-type="float" office:value="1.10535E-022" calcext:value-type="float">
            <text:p>1.11E-22</text:p>
          </table:table-cell>
          <table:table-cell office:value-type="float" office:value="1.40855E-023" calcext:value-type="float">
            <text:p>1.41E-23</text:p>
          </table:table-cell>
          <table:table-cell office:value-type="float" office:value="4.41941E-023" calcext:value-type="float">
            <text:p>4.42E-23</text:p>
          </table:table-cell>
          <table:table-cell office:value-type="float" office:value="4.34793E-023" calcext:value-type="float">
            <text:p>4.35E-23</text:p>
          </table:table-cell>
          <table:table-cell office:value-type="float" office:value="5.99851E-025" calcext:value-type="float">
            <text:p>6.00E-25</text:p>
          </table:table-cell>
          <table:table-cell office:value-type="float" office:value="1.67818E-024" calcext:value-type="float">
            <text:p>1.68E-24</text:p>
          </table:table-cell>
          <table:table-cell office:value-type="float" office:value="1.20211E-023" calcext:value-type="float">
            <text:p>1.20E-23</text:p>
          </table:table-cell>
          <table:table-cell office:value-type="float" office:value="4.46238E-025" calcext:value-type="float">
            <text:p>4.46E-25</text:p>
          </table:table-cell>
          <table:table-cell office:value-type="float" office:value="4.15467E-024" calcext:value-type="float">
            <text:p>4.15E-24</text:p>
          </table:table-cell>
          <table:table-cell office:value-type="float" office:value="1.17078E-023" calcext:value-type="float">
            <text:p>1.17E-23</text:p>
          </table:table-cell>
          <table:table-cell office:value-type="float" office:value="2.04211E-023" calcext:value-type="float">
            <text:p>2.04E-23</text:p>
          </table:table-cell>
          <table:table-cell table:formula="of:=SUM([.J31:.K31])" office:value-type="float" office:value="5.27443E-021" calcext:value-type="float">
            <text:p>5.27E-21</text:p>
          </table:table-cell>
          <table:table-cell table:formula="of:=SUM([.L31:.R31])" office:value-type="float" office:value="3.76682E-021" calcext:value-type="float">
            <text:p>3.77E-21</text:p>
          </table:table-cell>
          <table:table-cell table:formula="of:=SUM([.S31:.AF31])" office:value-type="float" office:value="5.33783839E-022" calcext:value-type="float">
            <text:p>5.34E-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15" calcext:value-type="float">
            <text:p>315</text:p>
          </table:table-cell>
          <table:table-cell office:value-type="float" office:value="2.82148E-021" calcext:value-type="float">
            <text:p>2.82E-21</text:p>
          </table:table-cell>
          <table:table-cell office:value-type="float" office:value="2.42914E-021" calcext:value-type="float">
            <text:p>2.43E-21</text:p>
          </table:table-cell>
          <table:table-cell office:value-type="float" office:value="1.383E-021" calcext:value-type="float">
            <text:p>1.38E-21</text:p>
          </table:table-cell>
          <table:table-cell office:value-type="float" office:value="7.89785E-022" calcext:value-type="float">
            <text:p>7.90E-22</text:p>
          </table:table-cell>
          <table:table-cell office:value-type="float" office:value="5.44566E-022" calcext:value-type="float">
            <text:p>5.45E-22</text:p>
          </table:table-cell>
          <table:table-cell office:value-type="float" office:value="4.1562E-022" calcext:value-type="float">
            <text:p>4.16E-22</text:p>
          </table:table-cell>
          <table:table-cell office:value-type="float" office:value="2.60192E-022" calcext:value-type="float">
            <text:p>2.60E-22</text:p>
          </table:table-cell>
          <table:table-cell office:value-type="float" office:value="2.13681E-022" calcext:value-type="float">
            <text:p>2.14E-22</text:p>
          </table:table-cell>
          <table:table-cell office:value-type="float" office:value="1.5132E-022" calcext:value-type="float">
            <text:p>1.51E-22</text:p>
          </table:table-cell>
          <table:table-cell office:value-type="float" office:value="1.11195E-022" calcext:value-type="float">
            <text:p>1.11E-22</text:p>
          </table:table-cell>
          <table:table-cell office:value-type="float" office:value="1.15989E-022" calcext:value-type="float">
            <text:p>1.16E-22</text:p>
          </table:table-cell>
          <table:table-cell office:value-type="float" office:value="4.34559E-023" calcext:value-type="float">
            <text:p>4.35E-23</text:p>
          </table:table-cell>
          <table:table-cell office:value-type="float" office:value="1.2005E-022" calcext:value-type="float">
            <text:p>1.20E-22</text:p>
          </table:table-cell>
          <table:table-cell office:value-type="float" office:value="1.05986E-023" calcext:value-type="float">
            <text:p>1.06E-23</text:p>
          </table:table-cell>
          <table:table-cell office:value-type="float" office:value="2.57162E-025" calcext:value-type="float">
            <text:p>2.57E-25</text:p>
          </table:table-cell>
          <table:table-cell office:value-type="float" office:value="4.76464E-023" calcext:value-type="float">
            <text:p>4.76E-23</text:p>
          </table:table-cell>
          <table:table-cell office:value-type="float" office:value="6.54626E-025" calcext:value-type="float">
            <text:p>6.55E-25</text:p>
          </table:table-cell>
          <table:table-cell office:value-type="float" office:value="4.98906E-027" calcext:value-type="float">
            <text:p>4.99E-27</text:p>
          </table:table-cell>
          <table:table-cell office:value-type="float" office:value="1.3037E-025" calcext:value-type="float">
            <text:p>1.30E-25</text:p>
          </table:table-cell>
          <table:table-cell office:value-type="float" office:value="4.0199E-026" calcext:value-type="float">
            <text:p>4.02E-26</text:p>
          </table:table-cell>
          <table:table-cell office:value-type="float" office:value="5.31918E-025" calcext:value-type="float">
            <text:p>5.32E-25</text:p>
          </table:table-cell>
          <table:table-cell office:value-type="float" office:value="2.14003E-024" calcext:value-type="float">
            <text:p>2.14E-24</text:p>
          </table:table-cell>
          <table:table-cell office:value-type="float" office:value="2.21258E-023" calcext:value-type="float">
            <text:p>2.21E-23</text:p>
          </table:table-cell>
          <table:table-cell table:formula="of:=SUM([.J32:.K32])" office:value-type="float" office:value="5.25062E-021" calcext:value-type="float">
            <text:p>5.25E-21</text:p>
          </table:table-cell>
          <table:table-cell table:formula="of:=SUM([.L32:.R32])" office:value-type="float" office:value="3.758164E-021" calcext:value-type="float">
            <text:p>3.76E-21</text:p>
          </table:table-cell>
          <table:table-cell table:formula="of:=SUM([.S32:.AF32])" office:value-type="float" office:value="4.7481999406E-022" calcext:value-type="float">
            <text:p>4.75E-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25" calcext:value-type="float">
            <text:p>325</text:p>
          </table:table-cell>
          <table:table-cell office:value-type="float" office:value="2.8128E-021" calcext:value-type="float">
            <text:p>2.81E-21</text:p>
          </table:table-cell>
          <table:table-cell office:value-type="float" office:value="2.42158E-021" calcext:value-type="float">
            <text:p>2.42E-21</text:p>
          </table:table-cell>
          <table:table-cell office:value-type="float" office:value="1.37878E-021" calcext:value-type="float">
            <text:p>1.38E-21</text:p>
          </table:table-cell>
          <table:table-cell office:value-type="float" office:value="7.87433E-022" calcext:value-type="float">
            <text:p>7.87E-22</text:p>
          </table:table-cell>
          <table:table-cell office:value-type="float" office:value="5.42969E-022" calcext:value-type="float">
            <text:p>5.43E-22</text:p>
          </table:table-cell>
          <table:table-cell office:value-type="float" office:value="4.18182E-022" calcext:value-type="float">
            <text:p>4.18E-22</text:p>
          </table:table-cell>
          <table:table-cell office:value-type="float" office:value="2.61769E-022" calcext:value-type="float">
            <text:p>2.62E-22</text:p>
          </table:table-cell>
          <table:table-cell office:value-type="float" office:value="2.13655E-022" calcext:value-type="float">
            <text:p>2.14E-22</text:p>
          </table:table-cell>
          <table:table-cell office:value-type="float" office:value="1.53295E-022" calcext:value-type="float">
            <text:p>1.53E-22</text:p>
          </table:table-cell>
          <table:table-cell office:value-type="float" office:value="1.16526E-022" calcext:value-type="float">
            <text:p>1.17E-22</text:p>
          </table:table-cell>
          <table:table-cell office:value-type="float" office:value="1.20518E-022" calcext:value-type="float">
            <text:p>1.21E-22</text:p>
          </table:table-cell>
          <table:table-cell office:value-type="float" office:value="4.62648E-023" calcext:value-type="float">
            <text:p>4.63E-23</text:p>
          </table:table-cell>
          <table:table-cell office:value-type="float" office:value="1.30613E-022" calcext:value-type="float">
            <text:p>1.31E-22</text:p>
          </table:table-cell>
          <table:table-cell office:value-type="float" office:value="2.17299E-023" calcext:value-type="float">
            <text:p>2.17E-23</text:p>
          </table:table-cell>
          <table:table-cell office:value-type="float" office:value="4.85789E-023" calcext:value-type="float">
            <text:p>4.86E-23</text:p>
          </table:table-cell>
          <table:table-cell office:value-type="float" office:value="4.78784E-023" calcext:value-type="float">
            <text:p>4.79E-23</text:p>
          </table:table-cell>
          <table:table-cell office:value-type="float" office:value="7.14343E-025" calcext:value-type="float">
            <text:p>7.14E-25</text:p>
          </table:table-cell>
          <table:table-cell office:value-type="float" office:value="1.85586E-024" calcext:value-type="float">
            <text:p>1.86E-24</text:p>
          </table:table-cell>
          <table:table-cell office:value-type="float" office:value="1.33436E-023" calcext:value-type="float">
            <text:p>1.33E-23</text:p>
          </table:table-cell>
          <table:table-cell office:value-type="float" office:value="1.00768E-024" calcext:value-type="float">
            <text:p>1.01E-24</text:p>
          </table:table-cell>
          <table:table-cell office:value-type="float" office:value="9.21136E-024" calcext:value-type="float">
            <text:p>9.21E-24</text:p>
          </table:table-cell>
          <table:table-cell office:value-type="float" office:value="2.52641E-023" calcext:value-type="float">
            <text:p>2.53E-23</text:p>
          </table:table-cell>
          <table:table-cell office:value-type="float" office:value="2.41578E-023" calcext:value-type="float">
            <text:p>2.42E-23</text:p>
          </table:table-cell>
          <table:table-cell table:formula="of:=SUM([.J33:.K33])" office:value-type="float" office:value="5.23438E-021" calcext:value-type="float">
            <text:p>5.23E-21</text:p>
          </table:table-cell>
          <table:table-cell table:formula="of:=SUM([.L33:.R33])" office:value-type="float" office:value="3.756083E-021" calcext:value-type="float">
            <text:p>3.76E-21</text:p>
          </table:table-cell>
          <table:table-cell table:formula="of:=SUM([.S33:.AF33])" office:value-type="float" office:value="6.07663743E-022" calcext:value-type="float">
            <text:p>6.08E-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35" calcext:value-type="float">
            <text:p>335</text:p>
          </table:table-cell>
          <table:table-cell office:value-type="float" office:value="2.80892E-021" calcext:value-type="float">
            <text:p>2.81E-21</text:p>
          </table:table-cell>
          <table:table-cell office:value-type="float" office:value="2.41815E-021" calcext:value-type="float">
            <text:p>2.42E-21</text:p>
          </table:table-cell>
          <table:table-cell office:value-type="float" office:value="1.37672E-021" calcext:value-type="float">
            <text:p>1.38E-21</text:p>
          </table:table-cell>
          <table:table-cell office:value-type="float" office:value="7.86209E-022" calcext:value-type="float">
            <text:p>7.86E-22</text:p>
          </table:table-cell>
          <table:table-cell office:value-type="float" office:value="5.42113E-022" calcext:value-type="float">
            <text:p>5.42E-22</text:p>
          </table:table-cell>
          <table:table-cell office:value-type="float" office:value="4.17518E-022" calcext:value-type="float">
            <text:p>4.18E-22</text:p>
          </table:table-cell>
          <table:table-cell office:value-type="float" office:value="2.65331E-022" calcext:value-type="float">
            <text:p>2.65E-22</text:p>
          </table:table-cell>
          <table:table-cell office:value-type="float" office:value="2.1399E-022" calcext:value-type="float">
            <text:p>2.14E-22</text:p>
          </table:table-cell>
          <table:table-cell office:value-type="float" office:value="1.53488E-022" calcext:value-type="float">
            <text:p>1.53E-22</text:p>
          </table:table-cell>
          <table:table-cell office:value-type="float" office:value="1.20345E-022" calcext:value-type="float">
            <text:p>1.20E-22</text:p>
          </table:table-cell>
          <table:table-cell office:value-type="float" office:value="1.25897E-022" calcext:value-type="float">
            <text:p>1.26E-22</text:p>
          </table:table-cell>
          <table:table-cell office:value-type="float" office:value="5.00811E-023" calcext:value-type="float">
            <text:p>5.01E-23</text:p>
          </table:table-cell>
          <table:table-cell office:value-type="float" office:value="1.37095E-022" calcext:value-type="float">
            <text:p>1.37E-22</text:p>
          </table:table-cell>
          <table:table-cell office:value-type="float" office:value="1.85855E-023" calcext:value-type="float">
            <text:p>1.86E-23</text:p>
          </table:table-cell>
          <table:table-cell office:value-type="float" office:value="5.75071E-023" calcext:value-type="float">
            <text:p>5.75E-23</text:p>
          </table:table-cell>
          <table:table-cell office:value-type="float" office:value="4.77708E-023" calcext:value-type="float">
            <text:p>4.78E-23</text:p>
          </table:table-cell>
          <table:table-cell office:value-type="float" office:value="7.79311E-025" calcext:value-type="float">
            <text:p>7.79E-25</text:p>
          </table:table-cell>
          <table:table-cell office:value-type="float" office:value="2.2099E-024" calcext:value-type="float">
            <text:p>2.21E-24</text:p>
          </table:table-cell>
          <table:table-cell office:value-type="float" office:value="1.58359E-023" calcext:value-type="float">
            <text:p>1.58E-23</text:p>
          </table:table-cell>
          <table:table-cell office:value-type="float" office:value="6.17945E-025" calcext:value-type="float">
            <text:p>6.18E-25</text:p>
          </table:table-cell>
          <table:table-cell office:value-type="float" office:value="5.73808E-024" calcext:value-type="float">
            <text:p>5.74E-24</text:p>
          </table:table-cell>
          <table:table-cell office:value-type="float" office:value="1.61102E-023" calcext:value-type="float">
            <text:p>1.61E-23</text:p>
          </table:table-cell>
          <table:table-cell office:value-type="float" office:value="2.6347E-023" calcext:value-type="float">
            <text:p>2.63E-23</text:p>
          </table:table-cell>
          <table:table-cell table:formula="of:=SUM([.J34:.K34])" office:value-type="float" office:value="5.22707E-021" calcext:value-type="float">
            <text:p>5.23E-21</text:p>
          </table:table-cell>
          <table:table-cell table:formula="of:=SUM([.L34:.R34])" office:value-type="float" office:value="3.755369E-021" calcext:value-type="float">
            <text:p>3.76E-21</text:p>
          </table:table-cell>
          <table:table-cell table:formula="of:=SUM([.S34:.AF34])" office:value-type="float" office:value="6.24919836E-022" calcext:value-type="float">
            <text:p>6.25E-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45" calcext:value-type="float">
            <text:p>345</text:p>
          </table:table-cell>
          <table:table-cell office:value-type="float" office:value="2.8123E-021" calcext:value-type="float">
            <text:p>2.81E-21</text:p>
          </table:table-cell>
          <table:table-cell office:value-type="float" office:value="2.42101E-021" calcext:value-type="float">
            <text:p>2.42E-21</text:p>
          </table:table-cell>
          <table:table-cell office:value-type="float" office:value="1.37825E-021" calcext:value-type="float">
            <text:p>1.38E-21</text:p>
          </table:table-cell>
          <table:table-cell office:value-type="float" office:value="7.87065E-022" calcext:value-type="float">
            <text:p>7.87E-22</text:p>
          </table:table-cell>
          <table:table-cell office:value-type="float" office:value="5.42695E-022" calcext:value-type="float">
            <text:p>5.43E-22</text:p>
          </table:table-cell>
          <table:table-cell office:value-type="float" office:value="4.17964E-022" calcext:value-type="float">
            <text:p>4.18E-22</text:p>
          </table:table-cell>
          <table:table-cell office:value-type="float" office:value="2.68283E-022" calcext:value-type="float">
            <text:p>2.68E-22</text:p>
          </table:table-cell>
          <table:table-cell office:value-type="float" office:value="2.18103E-022" calcext:value-type="float">
            <text:p>2.18E-22</text:p>
          </table:table-cell>
          <table:table-cell office:value-type="float" office:value="1.54255E-022" calcext:value-type="float">
            <text:p>1.54E-22</text:p>
          </table:table-cell>
          <table:table-cell office:value-type="float" office:value="1.20913E-022" calcext:value-type="float">
            <text:p>1.21E-22</text:p>
          </table:table-cell>
          <table:table-cell office:value-type="float" office:value="1.31083E-022" calcext:value-type="float">
            <text:p>1.31E-22</text:p>
          </table:table-cell>
          <table:table-cell office:value-type="float" office:value="5.13838E-023" calcext:value-type="float">
            <text:p>5.14E-23</text:p>
          </table:table-cell>
          <table:table-cell office:value-type="float" office:value="1.51828E-022" calcext:value-type="float">
            <text:p>1.52E-22</text:p>
          </table:table-cell>
          <table:table-cell office:value-type="float" office:value="2.129E-023" calcext:value-type="float">
            <text:p>2.13E-23</text:p>
          </table:table-cell>
          <table:table-cell office:value-type="float" office:value="1.34439E-022" calcext:value-type="float">
            <text:p>1.34E-22</text:p>
          </table:table-cell>
          <table:table-cell office:value-type="float" office:value="4.80998E-023" calcext:value-type="float">
            <text:p>4.81E-23</text:p>
          </table:table-cell>
          <table:table-cell office:value-type="float" office:value="8.52364E-025" calcext:value-type="float">
            <text:p>8.52E-25</text:p>
          </table:table-cell>
          <table:table-cell office:value-type="float" office:value="1.78677E-023" calcext:value-type="float">
            <text:p>1.79E-23</text:p>
          </table:table-cell>
          <table:table-cell office:value-type="float" office:value="3.68396E-023" calcext:value-type="float">
            <text:p>3.68E-23</text:p>
          </table:table-cell>
          <table:table-cell office:value-type="float" office:value="6.79636E-025" calcext:value-type="float">
            <text:p>6.80E-25</text:p>
          </table:table-cell>
          <table:table-cell office:value-type="float" office:value="6.32928E-024" calcext:value-type="float">
            <text:p>6.33E-24</text:p>
          </table:table-cell>
          <table:table-cell office:value-type="float" office:value="1.78422E-023" calcext:value-type="float">
            <text:p>1.78E-23</text:p>
          </table:table-cell>
          <table:table-cell office:value-type="float" office:value="3.14035E-023" calcext:value-type="float">
            <text:p>3.14E-23</text:p>
          </table:table-cell>
          <table:table-cell table:formula="of:=SUM([.J35:.K35])" office:value-type="float" office:value="5.23331E-021" calcext:value-type="float">
            <text:p>5.23E-21</text:p>
          </table:table-cell>
          <table:table-cell table:formula="of:=SUM([.L35:.R35])" office:value-type="float" office:value="3.766615E-021" calcext:value-type="float">
            <text:p>3.77E-21</text:p>
          </table:table-cell>
          <table:table-cell table:formula="of:=SUM([.S35:.AF35])" office:value-type="float" office:value="7.7085088E-022" calcext:value-type="float">
            <text:p>7.71E-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55" calcext:value-type="float">
            <text:p>355</text:p>
          </table:table-cell>
          <table:table-cell office:value-type="float" office:value="2.82822E-021" calcext:value-type="float">
            <text:p>2.83E-21</text:p>
          </table:table-cell>
          <table:table-cell office:value-type="float" office:value="2.4349E-021" calcext:value-type="float">
            <text:p>2.43E-21</text:p>
          </table:table-cell>
          <table:table-cell office:value-type="float" office:value="1.38635E-021" calcext:value-type="float">
            <text:p>1.39E-21</text:p>
          </table:table-cell>
          <table:table-cell office:value-type="float" office:value="7.91753E-022" calcext:value-type="float">
            <text:p>7.92E-22</text:p>
          </table:table-cell>
          <table:table-cell office:value-type="float" office:value="5.45943E-022" calcext:value-type="float">
            <text:p>5.46E-22</text:p>
          </table:table-cell>
          <table:table-cell office:value-type="float" office:value="4.20462E-022" calcext:value-type="float">
            <text:p>4.20E-22</text:p>
          </table:table-cell>
          <table:table-cell office:value-type="float" office:value="2.69895E-022" calcext:value-type="float">
            <text:p>2.70E-22</text:p>
          </table:table-cell>
          <table:table-cell office:value-type="float" office:value="2.2172E-022" calcext:value-type="float">
            <text:p>2.22E-22</text:p>
          </table:table-cell>
          <table:table-cell office:value-type="float" office:value="1.59082E-022" calcext:value-type="float">
            <text:p>1.59E-22</text:p>
          </table:table-cell>
          <table:table-cell office:value-type="float" office:value="1.24733E-022" calcext:value-type="float">
            <text:p>1.25E-22</text:p>
          </table:table-cell>
          <table:table-cell office:value-type="float" office:value="1.33826E-022" calcext:value-type="float">
            <text:p>1.34E-22</text:p>
          </table:table-cell>
          <table:table-cell office:value-type="float" office:value="5.48138E-023" calcext:value-type="float">
            <text:p>5.48E-23</text:p>
          </table:table-cell>
          <table:table-cell office:value-type="float" office:value="1.65327E-022" calcext:value-type="float">
            <text:p>1.65E-22</text:p>
          </table:table-cell>
          <table:table-cell office:value-type="float" office:value="2.37497E-023" calcext:value-type="float">
            <text:p>2.37E-23</text:p>
          </table:table-cell>
          <table:table-cell office:value-type="float" office:value="3.01118E-022" calcext:value-type="float">
            <text:p>3.01E-22</text:p>
          </table:table-cell>
          <table:table-cell office:value-type="float" office:value="5.17657E-023" calcext:value-type="float">
            <text:p>5.18E-23</text:p>
          </table:table-cell>
          <table:table-cell office:value-type="float" office:value="9.35225E-025" calcext:value-type="float">
            <text:p>9.35E-25</text:p>
          </table:table-cell>
          <table:table-cell office:value-type="float" office:value="1.93438E-022" calcext:value-type="float">
            <text:p>1.93E-22</text:p>
          </table:table-cell>
          <table:table-cell office:value-type="float" office:value="8.32391E-023" calcext:value-type="float">
            <text:p>8.32E-23</text:p>
          </table:table-cell>
          <table:table-cell office:value-type="float" office:value="8.12548E-025" calcext:value-type="float">
            <text:p>8.13E-25</text:p>
          </table:table-cell>
          <table:table-cell office:value-type="float" office:value="7.54342E-024" calcext:value-type="float">
            <text:p>7.54E-24</text:p>
          </table:table-cell>
          <table:table-cell office:value-type="float" office:value="2.11688E-023" calcext:value-type="float">
            <text:p>2.12E-23</text:p>
          </table:table-cell>
          <table:table-cell office:value-type="float" office:value="3.4494E-023" calcext:value-type="float">
            <text:p>3.45E-23</text:p>
          </table:table-cell>
          <table:table-cell table:formula="of:=SUM([.J36:.K36])" office:value-type="float" office:value="5.26312E-021" calcext:value-type="float">
            <text:p>5.26E-21</text:p>
          </table:table-cell>
          <table:table-cell table:formula="of:=SUM([.L36:.R36])" office:value-type="float" office:value="3.795205E-021" calcext:value-type="float">
            <text:p>3.80E-21</text:p>
          </table:table-cell>
          <table:table-cell table:formula="of:=SUM([.S36:.AF36])" office:value-type="float" office:value="1.196964293E-021" calcext:value-type="float">
            <text:p>1.20E-2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5.14286" calcext:value-type="float">
            <text:p>5.14286</text:p>
          </table:table-cell>
          <table:table-cell office:value-type="float" office:value="8.15692E-016" calcext:value-type="float">
            <text:p>8.16E-16</text:p>
          </table:table-cell>
          <table:table-cell office:value-type="float" office:value="4.29025E-016" calcext:value-type="float">
            <text:p>4.29E-16</text:p>
          </table:table-cell>
          <table:table-cell office:value-type="float" office:value="2.25602E-016" calcext:value-type="float">
            <text:p>2.26E-16</text:p>
          </table:table-cell>
          <table:table-cell office:value-type="float" office:value="1.40462E-016" calcext:value-type="float">
            <text:p>1.40E-16</text:p>
          </table:table-cell>
          <table:table-cell office:value-type="float" office:value="9.11087E-017" calcext:value-type="float">
            <text:p>9.11E-17</text:p>
          </table:table-cell>
          <table:table-cell office:value-type="float" office:value="6.80977E-017" calcext:value-type="float">
            <text:p>6.81E-17</text:p>
          </table:table-cell>
          <table:table-cell office:value-type="float" office:value="3.74248E-017" calcext:value-type="float">
            <text:p>3.74E-17</text:p>
          </table:table-cell>
          <table:table-cell office:value-type="float" office:value="3.42322E-017" calcext:value-type="float">
            <text:p>3.42E-17</text:p>
          </table:table-cell>
          <table:table-cell office:value-type="float" office:value="2.68169E-017" calcext:value-type="float">
            <text:p>2.68E-17</text:p>
          </table:table-cell>
          <table:table-cell office:value-type="float" office:value="1.79697E-017" calcext:value-type="float">
            <text:p>1.80E-17</text:p>
          </table:table-cell>
          <table:table-cell office:value-type="float" office:value="2.19575E-017" calcext:value-type="float">
            <text:p>2.20E-17</text:p>
          </table:table-cell>
          <table:table-cell office:value-type="float" office:value="2.10976E-017" calcext:value-type="float">
            <text:p>2.11E-17</text:p>
          </table:table-cell>
          <table:table-cell office:value-type="float" office:value="1.93233E-017" calcext:value-type="float">
            <text:p>1.93E-17</text:p>
          </table:table-cell>
          <table:table-cell office:value-type="float" office:value="1.08652E-017" calcext:value-type="float">
            <text:p>1.09E-17</text:p>
          </table:table-cell>
          <table:table-cell office:value-type="float" office:value="4.70161E-018" calcext:value-type="float">
            <text:p>4.70E-18</text:p>
          </table:table-cell>
          <table:table-cell office:value-type="float" office:value="1.18129E-017" calcext:value-type="float">
            <text:p>1.18E-17</text:p>
          </table:table-cell>
          <table:table-cell office:value-type="float" office:value="2.09003E-017" calcext:value-type="float">
            <text:p>2.09E-17</text:p>
          </table:table-cell>
          <table:table-cell office:value-type="float" office:value="1.2536E-017" calcext:value-type="float">
            <text:p>1.25E-17</text:p>
          </table:table-cell>
          <table:table-cell office:value-type="float" office:value="5.00379E-018" calcext:value-type="float">
            <text:p>5.00E-18</text:p>
          </table:table-cell>
          <table:table-cell office:value-type="float" office:value="4.0472E-019" calcext:value-type="float">
            <text:p>4.05E-19</text:p>
          </table:table-cell>
          <table:table-cell office:value-type="float" office:value="3.52487E-018" calcext:value-type="float">
            <text:p>3.52E-18</text:p>
          </table:table-cell>
          <table:table-cell office:value-type="float" office:value="1.81403E-017" calcext:value-type="float">
            <text:p>1.81E-17</text:p>
          </table:table-cell>
          <table:table-cell office:value-type="float" office:value="2.39148E-018" calcext:value-type="float">
            <text:p>2.39E-18</text:p>
          </table:table-cell>
          <table:table-cell table:formula="of:=SUM([.J37:.K37])" office:value-type="float" office:value="1.244717E-015" calcext:value-type="float">
            <text:p>1.24E-15</text:p>
          </table:table-cell>
          <table:table-cell table:formula="of:=SUM([.L37:.R37])" office:value-type="float" office:value="6.237443E-016" calcext:value-type="float">
            <text:p>6.24E-16</text:p>
          </table:table-cell>
          <table:table-cell table:formula="of:=SUM([.S37:.AF37])" office:value-type="float" office:value="1.7062927E-016" calcext:value-type="float">
            <text:p>1.71E-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20.5714" calcext:value-type="float">
            <text:p>20.5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5.4286" calcext:value-type="float">
            <text:p>15.4286</text:p>
          </table:table-cell>
          <table:table-cell office:value-type="float" office:value="4.10262E-016" calcext:value-type="float">
            <text:p>4.10E-16</text:p>
          </table:table-cell>
          <table:table-cell office:value-type="float" office:value="2.15763E-016" calcext:value-type="float">
            <text:p>2.16E-16</text:p>
          </table:table-cell>
          <table:table-cell office:value-type="float" office:value="1.13448E-016" calcext:value-type="float">
            <text:p>1.13E-16</text:p>
          </table:table-cell>
          <table:table-cell office:value-type="float" office:value="7.06325E-017" calcext:value-type="float">
            <text:p>7.06E-17</text:p>
          </table:table-cell>
          <table:table-cell office:value-type="float" office:value="4.58145E-017" calcext:value-type="float">
            <text:p>4.58E-17</text:p>
          </table:table-cell>
          <table:table-cell office:value-type="float" office:value="3.39403E-017" calcext:value-type="float">
            <text:p>3.39E-17</text:p>
          </table:table-cell>
          <table:table-cell office:value-type="float" office:value="1.78187E-017" calcext:value-type="float">
            <text:p>1.78E-17</text:p>
          </table:table-cell>
          <table:table-cell office:value-type="float" office:value="1.62803E-017" calcext:value-type="float">
            <text:p>1.63E-17</text:p>
          </table:table-cell>
          <table:table-cell office:value-type="float" office:value="1.29318E-017" calcext:value-type="float">
            <text:p>1.29E-17</text:p>
          </table:table-cell>
          <table:table-cell office:value-type="float" office:value="8.58785E-018" calcext:value-type="float">
            <text:p>8.59E-18</text:p>
          </table:table-cell>
          <table:table-cell office:value-type="float" office:value="9.70073E-018" calcext:value-type="float">
            <text:p>9.70E-18</text:p>
          </table:table-cell>
          <table:table-cell office:value-type="float" office:value="9.31679E-018" calcext:value-type="float">
            <text:p>9.32E-18</text:p>
          </table:table-cell>
          <table:table-cell office:value-type="float" office:value="9.98338E-018" calcext:value-type="float">
            <text:p>9.98E-18</text:p>
          </table:table-cell>
          <table:table-cell office:value-type="float" office:value="3.37297E-018" calcext:value-type="float">
            <text:p>3.37E-18</text:p>
          </table:table-cell>
          <table:table-cell office:value-type="float" office:value="1.38712E-018" calcext:value-type="float">
            <text:p>1.39E-18</text:p>
          </table:table-cell>
          <table:table-cell office:value-type="float" office:value="7.62929E-018" calcext:value-type="float">
            <text:p>7.63E-18</text:p>
          </table:table-cell>
          <table:table-cell office:value-type="float" office:value="1.00192E-017" calcext:value-type="float">
            <text:p>1.00E-17</text:p>
          </table:table-cell>
          <table:table-cell office:value-type="float" office:value="5.9406E-018" calcext:value-type="float">
            <text:p>5.94E-18</text:p>
          </table:table-cell>
          <table:table-cell office:value-type="float" office:value="3.89395E-018" calcext:value-type="float">
            <text:p>3.89E-18</text:p>
          </table:table-cell>
          <table:table-cell office:value-type="float" office:value="2.67264E-020" calcext:value-type="float">
            <text:p>2.67E-20</text:p>
          </table:table-cell>
          <table:table-cell office:value-type="float" office:value="2.40031E-019" calcext:value-type="float">
            <text:p>2.40E-19</text:p>
          </table:table-cell>
          <table:table-cell office:value-type="float" office:value="1.20932E-018" calcext:value-type="float">
            <text:p>1.21E-18</text:p>
          </table:table-cell>
          <table:table-cell office:value-type="float" office:value="7.1935E-019" calcext:value-type="float">
            <text:p>7.19E-19</text:p>
          </table:table-cell>
          <table:table-cell table:formula="of:=SUM([.J38:.K38])" office:value-type="float" office:value="6.26025E-016" calcext:value-type="float">
            <text:p>6.26E-16</text:p>
          </table:table-cell>
          <table:table-cell table:formula="of:=SUM([.L38:.R38])" office:value-type="float" office:value="3.108661E-016" calcext:value-type="float">
            <text:p>3.11E-16</text:p>
          </table:table-cell>
          <table:table-cell table:formula="of:=SUM([.S38:.AF38])" office:value-type="float" office:value="7.20273074E-017" calcext:value-type="float">
            <text:p>7.20E-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.5714" calcext:value-type="float">
            <text:p>20.5714</text:p>
          </table:table-cell>
          <table:table-cell office:value-type="float" office:value="30.8571" calcext:value-type="float">
            <text:p>30.8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5.7143" calcext:value-type="float">
            <text:p>25.7143</text:p>
          </table:table-cell>
          <table:table-cell office:value-type="float" office:value="4.10615E-016" calcext:value-type="float">
            <text:p>4.11E-16</text:p>
          </table:table-cell>
          <table:table-cell office:value-type="float" office:value="2.15963E-016" calcext:value-type="float">
            <text:p>2.16E-16</text:p>
          </table:table-cell>
          <table:table-cell office:value-type="float" office:value="1.13558E-016" calcext:value-type="float">
            <text:p>1.14E-16</text:p>
          </table:table-cell>
          <table:table-cell office:value-type="float" office:value="7.07024E-017" calcext:value-type="float">
            <text:p>7.07E-17</text:p>
          </table:table-cell>
          <table:table-cell office:value-type="float" office:value="4.57589E-017" calcext:value-type="float">
            <text:p>4.58E-17</text:p>
          </table:table-cell>
          <table:table-cell office:value-type="float" office:value="3.25665E-017" calcext:value-type="float">
            <text:p>3.26E-17</text:p>
          </table:table-cell>
          <table:table-cell office:value-type="float" office:value="1.78771E-017" calcext:value-type="float">
            <text:p>1.79E-17</text:p>
          </table:table-cell>
          <table:table-cell office:value-type="float" office:value="1.63516E-017" calcext:value-type="float">
            <text:p>1.64E-17</text:p>
          </table:table-cell>
          <table:table-cell office:value-type="float" office:value="1.23878E-017" calcext:value-type="float">
            <text:p>1.24E-17</text:p>
          </table:table-cell>
          <table:table-cell office:value-type="float" office:value="7.98636E-018" calcext:value-type="float">
            <text:p>7.99E-18</text:p>
          </table:table-cell>
          <table:table-cell office:value-type="float" office:value="8.95391E-018" calcext:value-type="float">
            <text:p>8.95E-18</text:p>
          </table:table-cell>
          <table:table-cell office:value-type="float" office:value="7.97342E-018" calcext:value-type="float">
            <text:p>7.97E-18</text:p>
          </table:table-cell>
          <table:table-cell office:value-type="float" office:value="1.12819E-017" calcext:value-type="float">
            <text:p>1.13E-17</text:p>
          </table:table-cell>
          <table:table-cell office:value-type="float" office:value="1.46436E-018" calcext:value-type="float">
            <text:p>1.46E-18</text:p>
          </table:table-cell>
          <table:table-cell office:value-type="float" office:value="5.89087E-019" calcext:value-type="float">
            <text:p>5.89E-19</text:p>
          </table:table-cell>
          <table:table-cell office:value-type="float" office:value="4.16888E-018" calcext:value-type="float">
            <text:p>4.17E-18</text:p>
          </table:table-cell>
          <table:table-cell office:value-type="float" office:value="9.99713E-018" calcext:value-type="float">
            <text:p>1.00E-17</text:p>
          </table:table-cell>
          <table:table-cell office:value-type="float" office:value="5.68857E-018" calcext:value-type="float">
            <text:p>5.69E-18</text:p>
          </table:table-cell>
          <table:table-cell office:value-type="float" office:value="1.49779E-018" calcext:value-type="float">
            <text:p>1.50E-18</text:p>
          </table:table-cell>
          <table:table-cell office:value-type="float" office:value="2.69447E-021" calcext:value-type="float">
            <text:p>2.69E-21</text:p>
          </table:table-cell>
          <table:table-cell office:value-type="float" office:value="2.42997E-020" calcext:value-type="float">
            <text:p>2.43E-20</text:p>
          </table:table-cell>
          <table:table-cell office:value-type="float" office:value="1.12274E-019" calcext:value-type="float">
            <text:p>1.12E-19</text:p>
          </table:table-cell>
          <table:table-cell office:value-type="float" office:value="3.77855E-019" calcext:value-type="float">
            <text:p>3.78E-19</text:p>
          </table:table-cell>
          <table:table-cell table:formula="of:=SUM([.J39:.K39])" office:value-type="float" office:value="6.26578E-016" calcext:value-type="float">
            <text:p>6.27E-16</text:p>
          </table:table-cell>
          <table:table-cell table:formula="of:=SUM([.L39:.R39])" office:value-type="float" office:value="3.092023E-016" calcext:value-type="float">
            <text:p>3.09E-16</text:p>
          </table:table-cell>
          <table:table-cell table:formula="of:=SUM([.S39:.AF39])" office:value-type="float" office:value="6.011853017E-017" calcext:value-type="float">
            <text:p>6.01E-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.8571" calcext:value-type="float">
            <text:p>30.8571</text:p>
          </table:table-cell>
          <table:table-cell office:value-type="float" office:value="41.1429" calcext:value-type="float">
            <text:p>41.1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6" calcext:value-type="float">
            <text:p>36</text:p>
          </table:table-cell>
          <table:table-cell office:value-type="float" office:value="4.10493E-016" calcext:value-type="float">
            <text:p>4.10E-16</text:p>
          </table:table-cell>
          <table:table-cell office:value-type="float" office:value="2.15916E-016" calcext:value-type="float">
            <text:p>2.16E-16</text:p>
          </table:table-cell>
          <table:table-cell office:value-type="float" office:value="1.13542E-016" calcext:value-type="float">
            <text:p>1.14E-16</text:p>
          </table:table-cell>
          <table:table-cell office:value-type="float" office:value="7.06931E-017" calcext:value-type="float">
            <text:p>7.07E-17</text:p>
          </table:table-cell>
          <table:table-cell office:value-type="float" office:value="4.49048E-017" calcext:value-type="float">
            <text:p>4.49E-17</text:p>
          </table:table-cell>
          <table:table-cell office:value-type="float" office:value="3.26213E-017" calcext:value-type="float">
            <text:p>3.26E-17</text:p>
          </table:table-cell>
          <table:table-cell office:value-type="float" office:value="1.79263E-017" calcext:value-type="float">
            <text:p>1.79E-17</text:p>
          </table:table-cell>
          <table:table-cell office:value-type="float" office:value="1.56985E-017" calcext:value-type="float">
            <text:p>1.57E-17</text:p>
          </table:table-cell>
          <table:table-cell office:value-type="float" office:value="1.17911E-017" calcext:value-type="float">
            <text:p>1.18E-17</text:p>
          </table:table-cell>
          <table:table-cell office:value-type="float" office:value="7.3486E-018" calcext:value-type="float">
            <text:p>7.35E-18</text:p>
          </table:table-cell>
          <table:table-cell office:value-type="float" office:value="8.72304E-018" calcext:value-type="float">
            <text:p>8.72E-18</text:p>
          </table:table-cell>
          <table:table-cell office:value-type="float" office:value="7.32605E-018" calcext:value-type="float">
            <text:p>7.33E-18</text:p>
          </table:table-cell>
          <table:table-cell office:value-type="float" office:value="5.47901E-018" calcext:value-type="float">
            <text:p>5.48E-18</text:p>
          </table:table-cell>
          <table:table-cell office:value-type="float" office:value="1.25268E-018" calcext:value-type="float">
            <text:p>1.25E-18</text:p>
          </table:table-cell>
          <table:table-cell office:value-type="float" office:value="4.98942E-019" calcext:value-type="float">
            <text:p>4.99E-19</text:p>
          </table:table-cell>
          <table:table-cell office:value-type="float" office:value="3.84957E-018" calcext:value-type="float">
            <text:p>3.85E-18</text:p>
          </table:table-cell>
          <table:table-cell office:value-type="float" office:value="9.99631E-018" calcext:value-type="float">
            <text:p>1.00E-17</text:p>
          </table:table-cell>
          <table:table-cell office:value-type="float" office:value="5.56362E-018" calcext:value-type="float">
            <text:p>5.56E-18</text:p>
          </table:table-cell>
          <table:table-cell office:value-type="float" office:value="1.38912E-018" calcext:value-type="float">
            <text:p>1.39E-18</text:p>
          </table:table-cell>
          <table:table-cell office:value-type="float" office:value="1.9907E-021" calcext:value-type="float">
            <text:p>1.99E-21</text:p>
          </table:table-cell>
          <table:table-cell office:value-type="float" office:value="1.96811E-020" calcext:value-type="float">
            <text:p>1.97E-20</text:p>
          </table:table-cell>
          <table:table-cell office:value-type="float" office:value="9.00638E-020" calcext:value-type="float">
            <text:p>9.01E-20</text:p>
          </table:table-cell>
          <table:table-cell office:value-type="float" office:value="2.78457E-019" calcext:value-type="float">
            <text:p>2.78E-19</text:p>
          </table:table-cell>
          <table:table-cell table:formula="of:=SUM([.J40:.K40])" office:value-type="float" office:value="6.26409E-016" calcext:value-type="float">
            <text:p>6.26E-16</text:p>
          </table:table-cell>
          <table:table-cell table:formula="of:=SUM([.L40:.R40])" office:value-type="float" office:value="3.071771E-016" calcext:value-type="float">
            <text:p>3.07E-16</text:p>
          </table:table-cell>
          <table:table-cell table:formula="of:=SUM([.S40:.AF40])" office:value-type="float" office:value="5.18171346E-017" calcext:value-type="float">
            <text:p>5.18E-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1.1429" calcext:value-type="float">
            <text:p>41.1429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46.2857" calcext:value-type="float">
            <text:p>46.2857</text:p>
          </table:table-cell>
          <table:table-cell office:value-type="float" office:value="4.10002E-016" calcext:value-type="float">
            <text:p>4.10E-16</text:p>
          </table:table-cell>
          <table:table-cell office:value-type="float" office:value="2.15648E-016" calcext:value-type="float">
            <text:p>2.16E-16</text:p>
          </table:table-cell>
          <table:table-cell office:value-type="float" office:value="1.13392E-016" calcext:value-type="float">
            <text:p>1.13E-16</text:p>
          </table:table-cell>
          <table:table-cell office:value-type="float" office:value="7.0596E-017" calcext:value-type="float">
            <text:p>7.06E-17</text:p>
          </table:table-cell>
          <table:table-cell office:value-type="float" office:value="4.38845E-017" calcext:value-type="float">
            <text:p>4.39E-17</text:p>
          </table:table-cell>
          <table:table-cell office:value-type="float" office:value="3.26594E-017" calcext:value-type="float">
            <text:p>3.27E-17</text:p>
          </table:table-cell>
          <table:table-cell office:value-type="float" office:value="1.77667E-017" calcext:value-type="float">
            <text:p>1.78E-17</text:p>
          </table:table-cell>
          <table:table-cell office:value-type="float" office:value="1.49221E-017" calcext:value-type="float">
            <text:p>1.49E-17</text:p>
          </table:table-cell>
          <table:table-cell office:value-type="float" office:value="1.13191E-017" calcext:value-type="float">
            <text:p>1.13E-17</text:p>
          </table:table-cell>
          <table:table-cell office:value-type="float" office:value="7.16726E-018" calcext:value-type="float">
            <text:p>7.17E-18</text:p>
          </table:table-cell>
          <table:table-cell office:value-type="float" office:value="8.00745E-018" calcext:value-type="float">
            <text:p>8.01E-18</text:p>
          </table:table-cell>
          <table:table-cell office:value-type="float" office:value="6.73383E-018" calcext:value-type="float">
            <text:p>6.73E-18</text:p>
          </table:table-cell>
          <table:table-cell office:value-type="float" office:value="5.11161E-018" calcext:value-type="float">
            <text:p>5.11E-18</text:p>
          </table:table-cell>
          <table:table-cell office:value-type="float" office:value="4.53332E-020" calcext:value-type="float">
            <text:p>4.53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55367E-018" calcext:value-type="float">
            <text:p>3.55E-18</text:p>
          </table:table-cell>
          <table:table-cell office:value-type="float" office:value="1.00027E-017" calcext:value-type="float">
            <text:p>1.00E-17</text:p>
          </table:table-cell>
          <table:table-cell office:value-type="float" office:value="5.44869E-018" calcext:value-type="float">
            <text:p>5.45E-18</text:p>
          </table:table-cell>
          <table:table-cell office:value-type="float" office:value="1.28935E-018" calcext:value-type="float">
            <text:p>1.29E-18</text:p>
          </table:table-cell>
          <table:table-cell office:value-type="float" office:value="2.65379E-022" calcext:value-type="float">
            <text:p>2.65E-22</text:p>
          </table:table-cell>
          <table:table-cell office:value-type="float" office:value="8.55951E-022" calcext:value-type="float">
            <text:p>8.56E-22</text:p>
          </table:table-cell>
          <table:table-cell office:value-type="float" office:value="4.83015E-021" calcext:value-type="float">
            <text:p>4.83E-21</text:p>
          </table:table-cell>
          <table:table-cell office:value-type="float" office:value="4.19711E-020" calcext:value-type="float">
            <text:p>4.20E-20</text:p>
          </table:table-cell>
          <table:table-cell table:formula="of:=SUM([.J41:.K41])" office:value-type="float" office:value="6.2565E-016" calcext:value-type="float">
            <text:p>6.26E-16</text:p>
          </table:table-cell>
          <table:table-cell table:formula="of:=SUM([.L41:.R41])" office:value-type="float" office:value="3.045398E-016" calcext:value-type="float">
            <text:p>3.05E-16</text:p>
          </table:table-cell>
          <table:table-cell table:formula="of:=SUM([.S41:.AF41])" office:value-type="float" office:value="4.740781578E-017" calcext:value-type="float">
            <text:p>4.74E-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61.7143" calcext:value-type="float">
            <text:p>61.7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56.5714" calcext:value-type="float">
            <text:p>56.5714</text:p>
          </table:table-cell>
          <table:table-cell office:value-type="float" office:value="4.09359E-016" calcext:value-type="float">
            <text:p>4.09E-16</text:p>
          </table:table-cell>
          <table:table-cell office:value-type="float" office:value="2.15312E-016" calcext:value-type="float">
            <text:p>2.15E-16</text:p>
          </table:table-cell>
          <table:table-cell office:value-type="float" office:value="1.13221E-016" calcext:value-type="float">
            <text:p>1.13E-16</text:p>
          </table:table-cell>
          <table:table-cell office:value-type="float" office:value="6.9678E-017" calcext:value-type="float">
            <text:p>6.97E-17</text:p>
          </table:table-cell>
          <table:table-cell office:value-type="float" office:value="4.37358E-017" calcext:value-type="float">
            <text:p>4.37E-17</text:p>
          </table:table-cell>
          <table:table-cell office:value-type="float" office:value="3.26853E-017" calcext:value-type="float">
            <text:p>3.27E-17</text:p>
          </table:table-cell>
          <table:table-cell office:value-type="float" office:value="1.77841E-017" calcext:value-type="float">
            <text:p>1.78E-17</text:p>
          </table:table-cell>
          <table:table-cell office:value-type="float" office:value="1.49615E-017" calcext:value-type="float">
            <text:p>1.50E-17</text:p>
          </table:table-cell>
          <table:table-cell office:value-type="float" office:value="1.13562E-017" calcext:value-type="float">
            <text:p>1.14E-17</text:p>
          </table:table-cell>
          <table:table-cell office:value-type="float" office:value="7.19807E-018" calcext:value-type="float">
            <text:p>7.20E-18</text:p>
          </table:table-cell>
          <table:table-cell office:value-type="float" office:value="7.44109E-018" calcext:value-type="float">
            <text:p>7.44E-18</text:p>
          </table:table-cell>
          <table:table-cell office:value-type="float" office:value="6.22723E-018" calcext:value-type="float">
            <text:p>6.23E-18</text:p>
          </table:table-cell>
          <table:table-cell office:value-type="float" office:value="1.49454E-018" calcext:value-type="float">
            <text:p>1.49E-18</text:p>
          </table:table-cell>
          <table:table-cell office:value-type="float" office:value="1.15168E-018" calcext:value-type="float">
            <text:p>1.15E-18</text:p>
          </table:table-cell>
          <table:table-cell office:value-type="float" office:value="4.18404E-019" calcext:value-type="float">
            <text:p>4.18E-19</text:p>
          </table:table-cell>
          <table:table-cell office:value-type="float" office:value="3.27851E-018" calcext:value-type="float">
            <text:p>3.28E-18</text:p>
          </table:table-cell>
          <table:table-cell office:value-type="float" office:value="9.20174E-018" calcext:value-type="float">
            <text:p>9.20E-18</text:p>
          </table:table-cell>
          <table:table-cell office:value-type="float" office:value="4.9716E-018" calcext:value-type="float">
            <text:p>4.97E-18</text:p>
          </table:table-cell>
          <table:table-cell office:value-type="float" office:value="1.20116E-018" calcext:value-type="float">
            <text:p>1.20E-18</text:p>
          </table:table-cell>
          <table:table-cell office:value-type="float" office:value="1.54176E-021" calcext:value-type="float">
            <text:p>1.54E-21</text:p>
          </table:table-cell>
          <table:table-cell office:value-type="float" office:value="1.71009E-020" calcext:value-type="float">
            <text:p>1.71E-20</text:p>
          </table:table-cell>
          <table:table-cell office:value-type="float" office:value="7.73987E-020" calcext:value-type="float">
            <text:p>7.74E-20</text:p>
          </table:table-cell>
          <table:table-cell office:value-type="float" office:value="2.14668E-019" calcext:value-type="float">
            <text:p>2.15E-19</text:p>
          </table:table-cell>
          <table:table-cell table:formula="of:=SUM([.J42:.K42])" office:value-type="float" office:value="6.24671E-016" calcext:value-type="float">
            <text:p>6.25E-16</text:p>
          </table:table-cell>
          <table:table-cell table:formula="of:=SUM([.L42:.R42])" office:value-type="float" office:value="3.034219E-016" calcext:value-type="float">
            <text:p>3.03E-16</text:p>
          </table:table-cell>
          <table:table-cell table:formula="of:=SUM([.S42:.AF42])" office:value-type="float" office:value="4.289473336E-017" calcext:value-type="float">
            <text:p>4.29E-1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1.7143" calcext:value-type="float">
            <text:p>61.7143</text:p>
          </table:table-cell>
          <table:table-cell office:value-type="float" office:value="72" calcext:value-type="float">
            <text:p>72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66.8571" calcext:value-type="float">
            <text:p>66.8571</text:p>
          </table:table-cell>
          <table:table-cell office:value-type="float" office:value="4.08585E-016" calcext:value-type="float">
            <text:p>4.09E-16</text:p>
          </table:table-cell>
          <table:table-cell office:value-type="float" office:value="2.14923E-016" calcext:value-type="float">
            <text:p>2.15E-16</text:p>
          </table:table-cell>
          <table:table-cell office:value-type="float" office:value="1.1302E-016" calcext:value-type="float">
            <text:p>1.13E-16</text:p>
          </table:table-cell>
          <table:table-cell office:value-type="float" office:value="6.8651E-017" calcext:value-type="float">
            <text:p>6.87E-17</text:p>
          </table:table-cell>
          <table:table-cell office:value-type="float" office:value="4.37377E-017" calcext:value-type="float">
            <text:p>4.37E-17</text:p>
          </table:table-cell>
          <table:table-cell office:value-type="float" office:value="3.26918E-017" calcext:value-type="float">
            <text:p>3.27E-17</text:p>
          </table:table-cell>
          <table:table-cell office:value-type="float" office:value="1.69283E-017" calcext:value-type="float">
            <text:p>1.69E-17</text:p>
          </table:table-cell>
          <table:table-cell office:value-type="float" office:value="1.49624E-017" calcext:value-type="float">
            <text:p>1.50E-17</text:p>
          </table:table-cell>
          <table:table-cell office:value-type="float" office:value="1.08557E-017" calcext:value-type="float">
            <text:p>1.09E-17</text:p>
          </table:table-cell>
          <table:table-cell office:value-type="float" office:value="6.79913E-018" calcext:value-type="float">
            <text:p>6.80E-18</text:p>
          </table:table-cell>
          <table:table-cell office:value-type="float" office:value="7.47678E-018" calcext:value-type="float">
            <text:p>7.48E-18</text:p>
          </table:table-cell>
          <table:table-cell office:value-type="float" office:value="6.26626E-018" calcext:value-type="float">
            <text:p>6.27E-18</text:p>
          </table:table-cell>
          <table:table-cell office:value-type="float" office:value="3.56261E-018" calcext:value-type="float">
            <text:p>3.56E-18</text:p>
          </table:table-cell>
          <table:table-cell office:value-type="float" office:value="1.64582E-022" calcext:value-type="float">
            <text:p>1.65E-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02851E-018" calcext:value-type="float">
            <text:p>3.03E-18</text:p>
          </table:table-cell>
          <table:table-cell office:value-type="float" office:value="9.20831E-018" calcext:value-type="float">
            <text:p>9.21E-18</text:p>
          </table:table-cell>
          <table:table-cell office:value-type="float" office:value="4.88352E-018" calcext:value-type="float">
            <text:p>4.88E-18</text:p>
          </table:table-cell>
          <table:table-cell office:value-type="float" office:value="1.11161E-018" calcext:value-type="float">
            <text:p>1.11E-18</text:p>
          </table:table-cell>
          <table:table-cell office:value-type="float" office:value="2.44629E-022" calcext:value-type="float">
            <text:p>2.45E-22</text:p>
          </table:table-cell>
          <table:table-cell office:value-type="float" office:value="6.58487E-022" calcext:value-type="float">
            <text:p>6.58E-22</text:p>
          </table:table-cell>
          <table:table-cell office:value-type="float" office:value="3.8233E-021" calcext:value-type="float">
            <text:p>3.82E-21</text:p>
          </table:table-cell>
          <table:table-cell office:value-type="float" office:value="3.50053E-020" calcext:value-type="float">
            <text:p>3.50E-20</text:p>
          </table:table-cell>
          <table:table-cell table:formula="of:=SUM([.J43:.K43])" office:value-type="float" office:value="6.23508E-016" calcext:value-type="float">
            <text:p>6.24E-16</text:p>
          </table:table-cell>
          <table:table-cell table:formula="of:=SUM([.L43:.R43])" office:value-type="float" office:value="3.008469E-016" calcext:value-type="float">
            <text:p>3.01E-16</text:p>
          </table:table-cell>
          <table:table-cell table:formula="of:=SUM([.S43:.AF43])" office:value-type="float" office:value="4.2376626298E-017" calcext:value-type="float">
            <text:p>4.24E-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2.2857" calcext:value-type="float">
            <text:p>82.2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77.1429" calcext:value-type="float">
            <text:p>77.1429</text:p>
          </table:table-cell>
          <table:table-cell office:value-type="float" office:value="4.07673E-016" calcext:value-type="float">
            <text:p>4.08E-16</text:p>
          </table:table-cell>
          <table:table-cell office:value-type="float" office:value="2.14454E-016" calcext:value-type="float">
            <text:p>2.14E-16</text:p>
          </table:table-cell>
          <table:table-cell office:value-type="float" office:value="1.12774E-016" calcext:value-type="float">
            <text:p>1.13E-16</text:p>
          </table:table-cell>
          <table:table-cell office:value-type="float" office:value="6.85714E-017" calcext:value-type="float">
            <text:p>6.86E-17</text:p>
          </table:table-cell>
          <table:table-cell office:value-type="float" office:value="4.37209E-017" calcext:value-type="float">
            <text:p>4.37E-17</text:p>
          </table:table-cell>
          <table:table-cell office:value-type="float" office:value="3.26794E-017" calcext:value-type="float">
            <text:p>3.27E-17</text:p>
          </table:table-cell>
          <table:table-cell office:value-type="float" office:value="1.69374E-017" calcext:value-type="float">
            <text:p>1.69E-17</text:p>
          </table:table-cell>
          <table:table-cell office:value-type="float" office:value="1.49791E-017" calcext:value-type="float">
            <text:p>1.50E-17</text:p>
          </table:table-cell>
          <table:table-cell office:value-type="float" office:value="1.08826E-017" calcext:value-type="float">
            <text:p>1.09E-17</text:p>
          </table:table-cell>
          <table:table-cell office:value-type="float" office:value="6.68427E-018" calcext:value-type="float">
            <text:p>6.68E-18</text:p>
          </table:table-cell>
          <table:table-cell office:value-type="float" office:value="7.4327E-018" calcext:value-type="float">
            <text:p>7.43E-18</text:p>
          </table:table-cell>
          <table:table-cell office:value-type="float" office:value="5.98685E-018" calcext:value-type="float">
            <text:p>5.99E-18</text:p>
          </table:table-cell>
          <table:table-cell office:value-type="float" office:value="4.8098E-018" calcext:value-type="float">
            <text:p>4.81E-18</text:p>
          </table:table-cell>
          <table:table-cell office:value-type="float" office:value="4.28152E-020" calcext:value-type="float">
            <text:p>4.28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8846E-018" calcext:value-type="float">
            <text:p>1.49E-18</text:p>
          </table:table-cell>
          <table:table-cell office:value-type="float" office:value="9.21757E-018" calcext:value-type="float">
            <text:p>9.22E-18</text:p>
          </table:table-cell>
          <table:table-cell office:value-type="float" office:value="4.83545E-018" calcext:value-type="float">
            <text:p>4.84E-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3196E-022" calcext:value-type="float">
            <text:p>1.32E-22</text:p>
          </table:table-cell>
          <table:table-cell office:value-type="float" office:value="6.59504E-022" calcext:value-type="float">
            <text:p>6.60E-22</text:p>
          </table:table-cell>
          <table:table-cell office:value-type="float" office:value="3.89546E-021" calcext:value-type="float">
            <text:p>3.90E-21</text:p>
          </table:table-cell>
          <table:table-cell table:formula="of:=SUM([.J44:.K44])" office:value-type="float" office:value="6.22127E-016" calcext:value-type="float">
            <text:p>6.22E-16</text:p>
          </table:table-cell>
          <table:table-cell table:formula="of:=SUM([.L44:.R44])" office:value-type="float" office:value="3.005448E-016" calcext:value-type="float">
            <text:p>3.01E-16</text:p>
          </table:table-cell>
          <table:table-cell table:formula="of:=SUM([.S44:.AF44])" office:value-type="float" office:value="4.0502602124E-017" calcext:value-type="float">
            <text:p>4.05E-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2.2857" calcext:value-type="float">
            <text:p>82.2857</text:p>
          </table:table-cell>
          <table:table-cell office:value-type="float" office:value="92.5714" calcext:value-type="float">
            <text:p>92.5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87.4286" calcext:value-type="float">
            <text:p>87.4286</text:p>
          </table:table-cell>
          <table:table-cell office:value-type="float" office:value="4.06628E-016" calcext:value-type="float">
            <text:p>4.07E-16</text:p>
          </table:table-cell>
          <table:table-cell office:value-type="float" office:value="2.13906E-016" calcext:value-type="float">
            <text:p>2.14E-16</text:p>
          </table:table-cell>
          <table:table-cell office:value-type="float" office:value="1.12488E-016" calcext:value-type="float">
            <text:p>1.12E-16</text:p>
          </table:table-cell>
          <table:table-cell office:value-type="float" office:value="6.84602E-017" calcext:value-type="float">
            <text:p>6.85E-17</text:p>
          </table:table-cell>
          <table:table-cell office:value-type="float" office:value="4.36804E-017" calcext:value-type="float">
            <text:p>4.37E-17</text:p>
          </table:table-cell>
          <table:table-cell office:value-type="float" office:value="3.26493E-017" calcext:value-type="float">
            <text:p>3.26E-17</text:p>
          </table:table-cell>
          <table:table-cell office:value-type="float" office:value="1.69368E-017" calcext:value-type="float">
            <text:p>1.69E-17</text:p>
          </table:table-cell>
          <table:table-cell office:value-type="float" office:value="1.49871E-017" calcext:value-type="float">
            <text:p>1.50E-17</text:p>
          </table:table-cell>
          <table:table-cell office:value-type="float" office:value="1.09011E-017" calcext:value-type="float">
            <text:p>1.09E-17</text:p>
          </table:table-cell>
          <table:table-cell office:value-type="float" office:value="6.7041E-018" calcext:value-type="float">
            <text:p>6.70E-18</text:p>
          </table:table-cell>
          <table:table-cell office:value-type="float" office:value="6.91831E-018" calcext:value-type="float">
            <text:p>6.92E-18</text:p>
          </table:table-cell>
          <table:table-cell office:value-type="float" office:value="5.86157E-018" calcext:value-type="float">
            <text:p>5.86E-18</text:p>
          </table:table-cell>
          <table:table-cell office:value-type="float" office:value="4.72978E-018" calcext:value-type="float">
            <text:p>4.73E-18</text:p>
          </table:table-cell>
          <table:table-cell office:value-type="float" office:value="1.06465E-018" calcext:value-type="float">
            <text:p>1.06E-18</text:p>
          </table:table-cell>
          <table:table-cell office:value-type="float" office:value="4.30033E-019" calcext:value-type="float">
            <text:p>4.30E-19</text:p>
          </table:table-cell>
          <table:table-cell office:value-type="float" office:value="3.01221E-018" calcext:value-type="float">
            <text:p>3.01E-18</text:p>
          </table:table-cell>
          <table:table-cell office:value-type="float" office:value="9.22206E-018" calcext:value-type="float">
            <text:p>9.22E-18</text:p>
          </table:table-cell>
          <table:table-cell office:value-type="float" office:value="4.88977E-018" calcext:value-type="float">
            <text:p>4.89E-18</text:p>
          </table:table-cell>
          <table:table-cell office:value-type="float" office:value="1.11471E-018" calcext:value-type="float">
            <text:p>1.11E-18</text:p>
          </table:table-cell>
          <table:table-cell office:value-type="float" office:value="2.2337E-020" calcext:value-type="float">
            <text:p>2.23E-20</text:p>
          </table:table-cell>
          <table:table-cell office:value-type="float" office:value="1.95141E-019" calcext:value-type="float">
            <text:p>1.95E-19</text:p>
          </table:table-cell>
          <table:table-cell office:value-type="float" office:value="1.00055E-018" calcext:value-type="float">
            <text:p>1.00E-18</text:p>
          </table:table-cell>
          <table:table-cell office:value-type="float" office:value="2.28232E-019" calcext:value-type="float">
            <text:p>2.28E-19</text:p>
          </table:table-cell>
          <table:table-cell table:formula="of:=SUM([.J45:.K45])" office:value-type="float" office:value="6.20534E-016" calcext:value-type="float">
            <text:p>6.21E-16</text:p>
          </table:table-cell>
          <table:table-cell table:formula="of:=SUM([.L45:.R45])" office:value-type="float" office:value="3.001029E-016" calcext:value-type="float">
            <text:p>3.00E-16</text:p>
          </table:table-cell>
          <table:table-cell table:formula="of:=SUM([.S45:.AF45])" office:value-type="float" office:value="4.5393453E-017" calcext:value-type="float">
            <text:p>4.54E-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2.5714" calcext:value-type="float">
            <text:p>92.5714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97.7143" calcext:value-type="float">
            <text:p>97.7143</text:p>
          </table:table-cell>
          <table:table-cell office:value-type="float" office:value="4.05502E-016" calcext:value-type="float">
            <text:p>4.06E-16</text:p>
          </table:table-cell>
          <table:table-cell office:value-type="float" office:value="2.13305E-016" calcext:value-type="float">
            <text:p>2.13E-16</text:p>
          </table:table-cell>
          <table:table-cell office:value-type="float" office:value="1.1217E-016" calcext:value-type="float">
            <text:p>1.12E-16</text:p>
          </table:table-cell>
          <table:table-cell office:value-type="float" office:value="6.83257E-017" calcext:value-type="float">
            <text:p>6.83E-17</text:p>
          </table:table-cell>
          <table:table-cell office:value-type="float" office:value="4.3623E-017" calcext:value-type="float">
            <text:p>4.36E-17</text:p>
          </table:table-cell>
          <table:table-cell office:value-type="float" office:value="3.26066E-017" calcext:value-type="float">
            <text:p>3.26E-17</text:p>
          </table:table-cell>
          <table:table-cell office:value-type="float" office:value="1.69294E-017" calcext:value-type="float">
            <text:p>1.69E-17</text:p>
          </table:table-cell>
          <table:table-cell office:value-type="float" office:value="1.4989E-017" calcext:value-type="float">
            <text:p>1.50E-17</text:p>
          </table:table-cell>
          <table:table-cell office:value-type="float" office:value="1.09149E-017" calcext:value-type="float">
            <text:p>1.09E-17</text:p>
          </table:table-cell>
          <table:table-cell office:value-type="float" office:value="6.72047E-018" calcext:value-type="float">
            <text:p>6.72E-18</text:p>
          </table:table-cell>
          <table:table-cell office:value-type="float" office:value="7.48719E-018" calcext:value-type="float">
            <text:p>7.49E-18</text:p>
          </table:table-cell>
          <table:table-cell office:value-type="float" office:value="6.04551E-018" calcext:value-type="float">
            <text:p>6.05E-18</text:p>
          </table:table-cell>
          <table:table-cell office:value-type="float" office:value="2.28122E-020" calcext:value-type="float">
            <text:p>2.28E-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47565E-018" calcext:value-type="float">
            <text:p>1.48E-18</text:p>
          </table:table-cell>
          <table:table-cell office:value-type="float" office:value="9.22099E-018" calcext:value-type="float">
            <text:p>9.22E-18</text:p>
          </table:table-cell>
          <table:table-cell office:value-type="float" office:value="4.83644E-018" calcext:value-type="float">
            <text:p>4.84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6:.K46])" office:value-type="float" office:value="6.18807E-016" calcext:value-type="float">
            <text:p>6.19E-16</text:p>
          </table:table-cell>
          <table:table-cell table:formula="of:=SUM([.L46:.R46])" office:value-type="float" office:value="2.995586E-016" calcext:value-type="float">
            <text:p>3.00E-16</text:p>
          </table:table-cell>
          <table:table-cell table:formula="of:=SUM([.S46:.AF46])" office:value-type="float" office:value="3.58090622E-017" calcext:value-type="float">
            <text:p>3.58E-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08" calcext:value-type="float">
            <text:p>108</text:p>
          </table:table-cell>
          <table:table-cell office:value-type="float" office:value="4.0434E-016" calcext:value-type="float">
            <text:p>4.04E-16</text:p>
          </table:table-cell>
          <table:table-cell office:value-type="float" office:value="2.12681E-016" calcext:value-type="float">
            <text:p>2.13E-16</text:p>
          </table:table-cell>
          <table:table-cell office:value-type="float" office:value="1.11842E-016" calcext:value-type="float">
            <text:p>1.12E-16</text:p>
          </table:table-cell>
          <table:table-cell office:value-type="float" office:value="6.81794E-017" calcext:value-type="float">
            <text:p>6.82E-17</text:p>
          </table:table-cell>
          <table:table-cell office:value-type="float" office:value="4.35556E-017" calcext:value-type="float">
            <text:p>4.36E-17</text:p>
          </table:table-cell>
          <table:table-cell office:value-type="float" office:value="3.25566E-017" calcext:value-type="float">
            <text:p>3.26E-17</text:p>
          </table:table-cell>
          <table:table-cell office:value-type="float" office:value="1.69177E-017" calcext:value-type="float">
            <text:p>1.69E-17</text:p>
          </table:table-cell>
          <table:table-cell office:value-type="float" office:value="1.49868E-017" calcext:value-type="float">
            <text:p>1.50E-17</text:p>
          </table:table-cell>
          <table:table-cell office:value-type="float" office:value="1.09264E-017" calcext:value-type="float">
            <text:p>1.09E-17</text:p>
          </table:table-cell>
          <table:table-cell office:value-type="float" office:value="6.87081E-018" calcext:value-type="float">
            <text:p>6.87E-18</text:p>
          </table:table-cell>
          <table:table-cell office:value-type="float" office:value="5.98712E-018" calcext:value-type="float">
            <text:p>5.99E-18</text:p>
          </table:table-cell>
          <table:table-cell office:value-type="float" office:value="1.92545E-020" calcext:value-type="float">
            <text:p>1.93E-20</text:p>
          </table:table-cell>
          <table:table-cell office:value-type="float" office:value="4.8395E-018" calcext:value-type="float">
            <text:p>4.84E-18</text:p>
          </table:table-cell>
          <table:table-cell office:value-type="float" office:value="4.33813E-020" calcext:value-type="float">
            <text:p>4.34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2202E-018" calcext:value-type="float">
            <text:p>1.52E-18</text:p>
          </table:table-cell>
          <table:table-cell office:value-type="float" office:value="9.21326E-018" calcext:value-type="float">
            <text:p>9.21E-18</text:p>
          </table:table-cell>
          <table:table-cell office:value-type="float" office:value="3.83097E-018" calcext:value-type="float">
            <text:p>3.83E-18</text:p>
          </table:table-cell>
          <table:table-cell office:value-type="float" office:value="1.11288E-018" calcext:value-type="float">
            <text:p>1.11E-18</text:p>
          </table:table-cell>
          <table:table-cell office:value-type="float" office:value="2.45014E-022" calcext:value-type="float">
            <text:p>2.45E-22</text:p>
          </table:table-cell>
          <table:table-cell office:value-type="float" office:value="7.916E-022" calcext:value-type="float">
            <text:p>7.92E-22</text:p>
          </table:table-cell>
          <table:table-cell office:value-type="float" office:value="4.46614E-021" calcext:value-type="float">
            <text:p>4.47E-21</text:p>
          </table:table-cell>
          <table:table-cell office:value-type="float" office:value="3.87896E-020" calcext:value-type="float">
            <text:p>3.88E-20</text:p>
          </table:table-cell>
          <table:table-cell table:formula="of:=SUM([.J47:.K47])" office:value-type="float" office:value="6.17021E-016" calcext:value-type="float">
            <text:p>6.17E-16</text:p>
          </table:table-cell>
          <table:table-cell table:formula="of:=SUM([.L47:.R47])" office:value-type="float" office:value="2.989645E-016" calcext:value-type="float">
            <text:p>2.99E-16</text:p>
          </table:table-cell>
          <table:table-cell table:formula="of:=SUM([.S47:.AF47])" office:value-type="float" office:value="3.3483488154E-017" calcext:value-type="float">
            <text:p>3.35E-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123.429" calcext:value-type="float">
            <text:p>123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18.286" calcext:value-type="float">
            <text:p>118.286</text:p>
          </table:table-cell>
          <table:table-cell office:value-type="float" office:value="4.03332E-016" calcext:value-type="float">
            <text:p>4.03E-16</text:p>
          </table:table-cell>
          <table:table-cell office:value-type="float" office:value="2.12135E-016" calcext:value-type="float">
            <text:p>2.12E-16</text:p>
          </table:table-cell>
          <table:table-cell office:value-type="float" office:value="1.11552E-016" calcext:value-type="float">
            <text:p>1.12E-16</text:p>
          </table:table-cell>
          <table:table-cell office:value-type="float" office:value="6.88158E-017" calcext:value-type="float">
            <text:p>6.88E-17</text:p>
          </table:table-cell>
          <table:table-cell office:value-type="float" office:value="4.35014E-017" calcext:value-type="float">
            <text:p>4.35E-17</text:p>
          </table:table-cell>
          <table:table-cell office:value-type="float" office:value="3.25127E-017" calcext:value-type="float">
            <text:p>3.25E-17</text:p>
          </table:table-cell>
          <table:table-cell office:value-type="float" office:value="1.77037E-017" calcext:value-type="float">
            <text:p>1.77E-17</text:p>
          </table:table-cell>
          <table:table-cell office:value-type="float" office:value="1.50093E-017" calcext:value-type="float">
            <text:p>1.50E-17</text:p>
          </table:table-cell>
          <table:table-cell office:value-type="float" office:value="1.14314E-017" calcext:value-type="float">
            <text:p>1.14E-17</text:p>
          </table:table-cell>
          <table:table-cell office:value-type="float" office:value="7.28529E-018" calcext:value-type="float">
            <text:p>7.29E-18</text:p>
          </table:table-cell>
          <table:table-cell office:value-type="float" office:value="7.60407E-018" calcext:value-type="float">
            <text:p>7.60E-18</text:p>
          </table:table-cell>
          <table:table-cell office:value-type="float" office:value="6.385E-018" calcext:value-type="float">
            <text:p>6.39E-18</text:p>
          </table:table-cell>
          <table:table-cell office:value-type="float" office:value="5.14135E-018" calcext:value-type="float">
            <text:p>5.14E-18</text:p>
          </table:table-cell>
          <table:table-cell office:value-type="float" office:value="4.36349E-020" calcext:value-type="float">
            <text:p>4.36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6734E-018" calcext:value-type="float">
            <text:p>1.47E-18</text:p>
          </table:table-cell>
          <table:table-cell office:value-type="float" office:value="9.19875E-018" calcext:value-type="float">
            <text:p>9.20E-18</text:p>
          </table:table-cell>
          <table:table-cell office:value-type="float" office:value="4.83124E-018" calcext:value-type="float">
            <text:p>4.83E-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31917E-022" calcext:value-type="float">
            <text:p>1.32E-22</text:p>
          </table:table-cell>
          <table:table-cell office:value-type="float" office:value="6.60949E-022" calcext:value-type="float">
            <text:p>6.61E-22</text:p>
          </table:table-cell>
          <table:table-cell office:value-type="float" office:value="3.9063E-021" calcext:value-type="float">
            <text:p>3.91E-21</text:p>
          </table:table-cell>
          <table:table-cell table:formula="of:=SUM([.J48:.K48])" office:value-type="float" office:value="6.15467E-016" calcext:value-type="float">
            <text:p>6.15E-16</text:p>
          </table:table-cell>
          <table:table-cell table:formula="of:=SUM([.L48:.R48])" office:value-type="float" office:value="3.005263E-016" calcext:value-type="float">
            <text:p>3.01E-16</text:p>
          </table:table-cell>
          <table:table-cell table:formula="of:=SUM([.S48:.AF48])" office:value-type="float" office:value="4.1961374066E-017" calcext:value-type="float">
            <text:p>4.20E-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3.429" calcext:value-type="float">
            <text:p>123.429</text:p>
          </table:table-cell>
          <table:table-cell office:value-type="float" office:value="133.714" calcext:value-type="float">
            <text:p>133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4.02476E-016" calcext:value-type="float">
            <text:p>4.02E-16</text:p>
          </table:table-cell>
          <table:table-cell office:value-type="float" office:value="2.11683E-016" calcext:value-type="float">
            <text:p>2.12E-16</text:p>
          </table:table-cell>
          <table:table-cell office:value-type="float" office:value="1.11311E-016" calcext:value-type="float">
            <text:p>1.11E-16</text:p>
          </table:table-cell>
          <table:table-cell office:value-type="float" office:value="6.93006E-017" calcext:value-type="float">
            <text:p>6.93E-17</text:p>
          </table:table-cell>
          <table:table-cell office:value-type="float" office:value="4.35723E-017" calcext:value-type="float">
            <text:p>4.36E-17</text:p>
          </table:table-cell>
          <table:table-cell office:value-type="float" office:value="3.24699E-017" calcext:value-type="float">
            <text:p>3.25E-17</text:p>
          </table:table-cell>
          <table:table-cell office:value-type="float" office:value="1.7682E-017" calcext:value-type="float">
            <text:p>1.77E-17</text:p>
          </table:table-cell>
          <table:table-cell office:value-type="float" office:value="1.50068E-017" calcext:value-type="float">
            <text:p>1.50E-17</text:p>
          </table:table-cell>
          <table:table-cell office:value-type="float" office:value="1.14368E-017" calcext:value-type="float">
            <text:p>1.14E-17</text:p>
          </table:table-cell>
          <table:table-cell office:value-type="float" office:value="7.29593E-018" calcext:value-type="float">
            <text:p>7.30E-18</text:p>
          </table:table-cell>
          <table:table-cell office:value-type="float" office:value="8.06355E-018" calcext:value-type="float">
            <text:p>8.06E-18</text:p>
          </table:table-cell>
          <table:table-cell office:value-type="float" office:value="6.40919E-018" calcext:value-type="float">
            <text:p>6.41E-18</text:p>
          </table:table-cell>
          <table:table-cell office:value-type="float" office:value="3.65221E-018" calcext:value-type="float">
            <text:p>3.65E-18</text:p>
          </table:table-cell>
          <table:table-cell office:value-type="float" office:value="1.11964E-018" calcext:value-type="float">
            <text:p>1.12E-18</text:p>
          </table:table-cell>
          <table:table-cell office:value-type="float" office:value="4.15892E-019" calcext:value-type="float">
            <text:p>4.16E-19</text:p>
          </table:table-cell>
          <table:table-cell office:value-type="float" office:value="3.21146E-018" calcext:value-type="float">
            <text:p>3.21E-18</text:p>
          </table:table-cell>
          <table:table-cell office:value-type="float" office:value="1.00944E-017" calcext:value-type="float">
            <text:p>1.01E-17</text:p>
          </table:table-cell>
          <table:table-cell office:value-type="float" office:value="5.34402E-018" calcext:value-type="float">
            <text:p>5.34E-18</text:p>
          </table:table-cell>
          <table:table-cell office:value-type="float" office:value="1.2031E-018" calcext:value-type="float">
            <text:p>1.20E-18</text:p>
          </table:table-cell>
          <table:table-cell office:value-type="float" office:value="1.81182E-021" calcext:value-type="float">
            <text:p>1.81E-21</text:p>
          </table:table-cell>
          <table:table-cell office:value-type="float" office:value="1.77303E-020" calcext:value-type="float">
            <text:p>1.77E-20</text:p>
          </table:table-cell>
          <table:table-cell office:value-type="float" office:value="8.11211E-020" calcext:value-type="float">
            <text:p>8.11E-20</text:p>
          </table:table-cell>
          <table:table-cell office:value-type="float" office:value="2.49542E-019" calcext:value-type="float">
            <text:p>2.50E-19</text:p>
          </table:table-cell>
          <table:table-cell table:formula="of:=SUM([.J49:.K49])" office:value-type="float" office:value="6.14159E-016" calcext:value-type="float">
            <text:p>6.14E-16</text:p>
          </table:table-cell>
          <table:table-cell table:formula="of:=SUM([.L49:.R49])" office:value-type="float" office:value="3.007794E-016" calcext:value-type="float">
            <text:p>3.01E-16</text:p>
          </table:table-cell>
          <table:table-cell table:formula="of:=SUM([.S49:.AF49])" office:value-type="float" office:value="4.715959722E-017" calcext:value-type="float">
            <text:p>4.72E-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3.714" calcext:value-type="float">
            <text:p>133.714</text:p>
          </table:table-cell>
          <table:table-cell office:value-type="float" office:value="144" calcext:value-type="float">
            <text:p>14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38.857" calcext:value-type="float">
            <text:p>138.857</text:p>
          </table:table-cell>
          <table:table-cell office:value-type="float" office:value="4.01891E-016" calcext:value-type="float">
            <text:p>4.02E-16</text:p>
          </table:table-cell>
          <table:table-cell office:value-type="float" office:value="2.11378E-016" calcext:value-type="float">
            <text:p>2.11E-16</text:p>
          </table:table-cell>
          <table:table-cell office:value-type="float" office:value="1.11159E-016" calcext:value-type="float">
            <text:p>1.11E-16</text:p>
          </table:table-cell>
          <table:table-cell office:value-type="float" office:value="6.92094E-017" calcext:value-type="float">
            <text:p>6.92E-17</text:p>
          </table:table-cell>
          <table:table-cell office:value-type="float" office:value="4.42661E-017" calcext:value-type="float">
            <text:p>4.43E-17</text:p>
          </table:table-cell>
          <table:table-cell office:value-type="float" office:value="3.24723E-017" calcext:value-type="float">
            <text:p>3.25E-17</text:p>
          </table:table-cell>
          <table:table-cell office:value-type="float" office:value="1.78434E-017" calcext:value-type="float">
            <text:p>1.78E-17</text:p>
          </table:table-cell>
          <table:table-cell office:value-type="float" office:value="1.57269E-017" calcext:value-type="float">
            <text:p>1.57E-17</text:p>
          </table:table-cell>
          <table:table-cell office:value-type="float" office:value="1.19153E-017" calcext:value-type="float">
            <text:p>1.19E-17</text:p>
          </table:table-cell>
          <table:table-cell office:value-type="float" office:value="7.51116E-018" calcext:value-type="float">
            <text:p>7.51E-18</text:p>
          </table:table-cell>
          <table:table-cell office:value-type="float" office:value="8.78518E-018" calcext:value-type="float">
            <text:p>8.79E-18</text:p>
          </table:table-cell>
          <table:table-cell office:value-type="float" office:value="6.97276E-018" calcext:value-type="float">
            <text:p>6.97E-18</text:p>
          </table:table-cell>
          <table:table-cell office:value-type="float" office:value="5.57285E-018" calcext:value-type="float">
            <text:p>5.57E-18</text:p>
          </table:table-cell>
          <table:table-cell office:value-type="float" office:value="4.71246E-020" calcext:value-type="float">
            <text:p>4.71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4598E-018" calcext:value-type="float">
            <text:p>3.46E-18</text:p>
          </table:table-cell>
          <table:table-cell office:value-type="float" office:value="1.0084E-017" calcext:value-type="float">
            <text:p>1.01E-17</text:p>
          </table:table-cell>
          <table:table-cell office:value-type="float" office:value="5.45039E-018" calcext:value-type="float">
            <text:p>5.45E-18</text:p>
          </table:table-cell>
          <table:table-cell office:value-type="float" office:value="1.29166E-018" calcext:value-type="float">
            <text:p>1.29E-18</text:p>
          </table:table-cell>
          <table:table-cell office:value-type="float" office:value="2.87096E-022" calcext:value-type="float">
            <text:p>2.87E-22</text:p>
          </table:table-cell>
          <table:table-cell office:value-type="float" office:value="9.14677E-022" calcext:value-type="float">
            <text:p>9.15E-22</text:p>
          </table:table-cell>
          <table:table-cell office:value-type="float" office:value="5.17065E-021" calcext:value-type="float">
            <text:p>5.17E-21</text:p>
          </table:table-cell>
          <table:table-cell office:value-type="float" office:value="4.50848E-020" calcext:value-type="float">
            <text:p>4.51E-20</text:p>
          </table:table-cell>
          <table:table-cell table:formula="of:=SUM([.J50:.K50])" office:value-type="float" office:value="6.13269E-016" calcext:value-type="float">
            <text:p>6.13E-16</text:p>
          </table:table-cell>
          <table:table-cell table:formula="of:=SUM([.L50:.R50])" office:value-type="float" office:value="3.025924E-016" calcext:value-type="float">
            <text:p>3.03E-16</text:p>
          </table:table-cell>
          <table:table-cell table:formula="of:=SUM([.S50:.AF50])" office:value-type="float" office:value="4.9226381823E-017" calcext:value-type="float">
            <text:p>4.92E-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49.143" calcext:value-type="float">
            <text:p>149.143</text:p>
          </table:table-cell>
          <table:table-cell office:value-type="float" office:value="4.01657E-016" calcext:value-type="float">
            <text:p>4.02E-16</text:p>
          </table:table-cell>
          <table:table-cell office:value-type="float" office:value="2.11235E-016" calcext:value-type="float">
            <text:p>2.11E-16</text:p>
          </table:table-cell>
          <table:table-cell office:value-type="float" office:value="1.11076E-016" calcext:value-type="float">
            <text:p>1.11E-16</text:p>
          </table:table-cell>
          <table:table-cell office:value-type="float" office:value="6.91568E-017" calcext:value-type="float">
            <text:p>6.92E-17</text:p>
          </table:table-cell>
          <table:table-cell office:value-type="float" office:value="4.47964E-017" calcext:value-type="float">
            <text:p>4.48E-17</text:p>
          </table:table-cell>
          <table:table-cell office:value-type="float" office:value="3.25223E-017" calcext:value-type="float">
            <text:p>3.25E-17</text:p>
          </table:table-cell>
          <table:table-cell office:value-type="float" office:value="1.78613E-017" calcext:value-type="float">
            <text:p>1.79E-17</text:p>
          </table:table-cell>
          <table:table-cell office:value-type="float" office:value="1.63376E-017" calcext:value-type="float">
            <text:p>1.63E-17</text:p>
          </table:table-cell>
          <table:table-cell office:value-type="float" office:value="1.24805E-017" calcext:value-type="float">
            <text:p>1.25E-17</text:p>
          </table:table-cell>
          <table:table-cell office:value-type="float" office:value="8.12955E-018" calcext:value-type="float">
            <text:p>8.13E-18</text:p>
          </table:table-cell>
          <table:table-cell office:value-type="float" office:value="1.11385E-017" calcext:value-type="float">
            <text:p>1.11E-17</text:p>
          </table:table-cell>
          <table:table-cell office:value-type="float" office:value="1.02521E-017" calcext:value-type="float">
            <text:p>1.03E-17</text:p>
          </table:table-cell>
          <table:table-cell office:value-type="float" office:value="8.46749E-018" calcext:value-type="float">
            <text:p>8.47E-18</text:p>
          </table:table-cell>
          <table:table-cell office:value-type="float" office:value="1.33842E-018" calcext:value-type="float">
            <text:p>1.34E-18</text:p>
          </table:table-cell>
          <table:table-cell office:value-type="float" office:value="4.90622E-019" calcext:value-type="float">
            <text:p>4.91E-19</text:p>
          </table:table-cell>
          <table:table-cell office:value-type="float" office:value="3.73095E-018" calcext:value-type="float">
            <text:p>3.73E-18</text:p>
          </table:table-cell>
          <table:table-cell office:value-type="float" office:value="1.00571E-017" calcext:value-type="float">
            <text:p>1.01E-17</text:p>
          </table:table-cell>
          <table:table-cell office:value-type="float" office:value="5.56457E-018" calcext:value-type="float">
            <text:p>5.56E-18</text:p>
          </table:table-cell>
          <table:table-cell office:value-type="float" office:value="1.39151E-018" calcext:value-type="float">
            <text:p>1.39E-18</text:p>
          </table:table-cell>
          <table:table-cell office:value-type="float" office:value="2.01969E-021" calcext:value-type="float">
            <text:p>2.02E-21</text:p>
          </table:table-cell>
          <table:table-cell office:value-type="float" office:value="1.99938E-020" calcext:value-type="float">
            <text:p>2.00E-20</text:p>
          </table:table-cell>
          <table:table-cell office:value-type="float" office:value="9.16128E-020" calcext:value-type="float">
            <text:p>9.16E-20</text:p>
          </table:table-cell>
          <table:table-cell office:value-type="float" office:value="2.87638E-019" calcext:value-type="float">
            <text:p>2.88E-19</text:p>
          </table:table-cell>
          <table:table-cell table:formula="of:=SUM([.J51:.K51])" office:value-type="float" office:value="6.12892E-016" calcext:value-type="float">
            <text:p>6.13E-16</text:p>
          </table:table-cell>
          <table:table-cell table:formula="of:=SUM([.L51:.R51])" office:value-type="float" office:value="3.042309E-016" calcext:value-type="float">
            <text:p>3.04E-16</text:p>
          </table:table-cell>
          <table:table-cell table:formula="of:=SUM([.S51:.AF51])" office:value-type="float" office:value="6.096207629E-017" calcext:value-type="float">
            <text:p>6.10E-1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64.571" calcext:value-type="float">
            <text:p>164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59.429" calcext:value-type="float">
            <text:p>159.429</text:p>
          </table:table-cell>
          <table:table-cell office:value-type="float" office:value="4.02249E-016" calcext:value-type="float">
            <text:p>4.02E-16</text:p>
          </table:table-cell>
          <table:table-cell office:value-type="float" office:value="2.11532E-016" calcext:value-type="float">
            <text:p>2.12E-16</text:p>
          </table:table-cell>
          <table:table-cell office:value-type="float" office:value="1.11227E-016" calcext:value-type="float">
            <text:p>1.11E-16</text:p>
          </table:table-cell>
          <table:table-cell office:value-type="float" office:value="6.92493E-017" calcext:value-type="float">
            <text:p>6.92E-17</text:p>
          </table:table-cell>
          <table:table-cell office:value-type="float" office:value="4.4917E-017" calcext:value-type="float">
            <text:p>4.49E-17</text:p>
          </table:table-cell>
          <table:table-cell office:value-type="float" office:value="3.34133E-017" calcext:value-type="float">
            <text:p>3.34E-17</text:p>
          </table:table-cell>
          <table:table-cell office:value-type="float" office:value="1.79272E-017" calcext:value-type="float">
            <text:p>1.79E-17</text:p>
          </table:table-cell>
          <table:table-cell office:value-type="float" office:value="1.63894E-017" calcext:value-type="float">
            <text:p>1.64E-17</text:p>
          </table:table-cell>
          <table:table-cell office:value-type="float" office:value="1.30183E-017" calcext:value-type="float">
            <text:p>1.30E-17</text:p>
          </table:table-cell>
          <table:table-cell office:value-type="float" office:value="8.68822E-018" calcext:value-type="float">
            <text:p>8.69E-18</text:p>
          </table:table-cell>
          <table:table-cell office:value-type="float" office:value="9.97528E-018" calcext:value-type="float">
            <text:p>9.98E-18</text:p>
          </table:table-cell>
          <table:table-cell office:value-type="float" office:value="1.5214E-017" calcext:value-type="float">
            <text:p>1.52E-17</text:p>
          </table:table-cell>
          <table:table-cell office:value-type="float" office:value="7.36397E-018" calcext:value-type="float">
            <text:p>7.36E-18</text:p>
          </table:table-cell>
          <table:table-cell office:value-type="float" office:value="3.08873E-018" calcext:value-type="float">
            <text:p>3.09E-18</text:p>
          </table:table-cell>
          <table:table-cell office:value-type="float" office:value="1.18632E-018" calcext:value-type="float">
            <text:p>1.19E-18</text:p>
          </table:table-cell>
          <table:table-cell office:value-type="float" office:value="8.60259E-018" calcext:value-type="float">
            <text:p>8.60E-18</text:p>
          </table:table-cell>
          <table:table-cell office:value-type="float" office:value="1.0009E-017" calcext:value-type="float">
            <text:p>1.00E-17</text:p>
          </table:table-cell>
          <table:table-cell office:value-type="float" office:value="7.40401E-018" calcext:value-type="float">
            <text:p>7.40E-18</text:p>
          </table:table-cell>
          <table:table-cell office:value-type="float" office:value="3.27912E-018" calcext:value-type="float">
            <text:p>3.28E-18</text:p>
          </table:table-cell>
          <table:table-cell office:value-type="float" office:value="4.58971E-021" calcext:value-type="float">
            <text:p>4.59E-21</text:p>
          </table:table-cell>
          <table:table-cell office:value-type="float" office:value="4.77289E-020" calcext:value-type="float">
            <text:p>4.77E-20</text:p>
          </table:table-cell>
          <table:table-cell office:value-type="float" office:value="2.17204E-019" calcext:value-type="float">
            <text:p>2.17E-19</text:p>
          </table:table-cell>
          <table:table-cell office:value-type="float" office:value="6.357E-019" calcext:value-type="float">
            <text:p>6.36E-19</text:p>
          </table:table-cell>
          <table:table-cell table:formula="of:=SUM([.J52:.K52])" office:value-type="float" office:value="6.13781E-016" calcext:value-type="float">
            <text:p>6.14E-16</text:p>
          </table:table-cell>
          <table:table-cell table:formula="of:=SUM([.L52:.R52])" office:value-type="float" office:value="3.061415E-016" calcext:value-type="float">
            <text:p>3.06E-16</text:p>
          </table:table-cell>
          <table:table-cell table:formula="of:=SUM([.S52:.AF52])" office:value-type="float" office:value="7.571646261E-017" calcext:value-type="float">
            <text:p>7.57E-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4.571" calcext:value-type="float">
            <text:p>164.571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69.714" calcext:value-type="float">
            <text:p>169.714</text:p>
          </table:table-cell>
          <table:table-cell office:value-type="float" office:value="4.04375E-016" calcext:value-type="float">
            <text:p>4.04E-16</text:p>
          </table:table-cell>
          <table:table-cell office:value-type="float" office:value="2.12674E-016" calcext:value-type="float">
            <text:p>2.13E-16</text:p>
          </table:table-cell>
          <table:table-cell office:value-type="float" office:value="1.11836E-016" calcext:value-type="float">
            <text:p>1.12E-16</text:p>
          </table:table-cell>
          <table:table-cell office:value-type="float" office:value="6.96298E-017" calcext:value-type="float">
            <text:p>6.96E-17</text:p>
          </table:table-cell>
          <table:table-cell office:value-type="float" office:value="4.51643E-017" calcext:value-type="float">
            <text:p>4.52E-17</text:p>
          </table:table-cell>
          <table:table-cell office:value-type="float" office:value="3.37592E-017" calcext:value-type="float">
            <text:p>3.38E-17</text:p>
          </table:table-cell>
          <table:table-cell office:value-type="float" office:value="1.85506E-017" calcext:value-type="float">
            <text:p>1.86E-17</text:p>
          </table:table-cell>
          <table:table-cell office:value-type="float" office:value="1.69691E-017" calcext:value-type="float">
            <text:p>1.70E-17</text:p>
          </table:table-cell>
          <table:table-cell office:value-type="float" office:value="1.3299E-017" calcext:value-type="float">
            <text:p>1.33E-17</text:p>
          </table:table-cell>
          <table:table-cell office:value-type="float" office:value="8.92039E-018" calcext:value-type="float">
            <text:p>8.92E-18</text:p>
          </table:table-cell>
          <table:table-cell office:value-type="float" office:value="1.08977E-017" calcext:value-type="float">
            <text:p>1.09E-17</text:p>
          </table:table-cell>
          <table:table-cell office:value-type="float" office:value="1.04709E-017" calcext:value-type="float">
            <text:p>1.05E-17</text:p>
          </table:table-cell>
          <table:table-cell office:value-type="float" office:value="1.7656E-017" calcext:value-type="float">
            <text:p>1.77E-17</text:p>
          </table:table-cell>
          <table:table-cell office:value-type="float" office:value="6.64561E-018" calcext:value-type="float">
            <text:p>6.65E-18</text:p>
          </table:table-cell>
          <table:table-cell office:value-type="float" office:value="1.54943E-018" calcext:value-type="float">
            <text:p>1.55E-18</text:p>
          </table:table-cell>
          <table:table-cell office:value-type="float" office:value="8.31064E-018" calcext:value-type="float">
            <text:p>8.31E-18</text:p>
          </table:table-cell>
          <table:table-cell office:value-type="float" office:value="1.06107E-017" calcext:value-type="float">
            <text:p>1.06E-17</text:p>
          </table:table-cell>
          <table:table-cell office:value-type="float" office:value="6.32395E-018" calcext:value-type="float">
            <text:p>6.32E-18</text:p>
          </table:table-cell>
          <table:table-cell office:value-type="float" office:value="4.4472E-018" calcext:value-type="float">
            <text:p>4.45E-18</text:p>
          </table:table-cell>
          <table:table-cell office:value-type="float" office:value="3.15768E-020" calcext:value-type="float">
            <text:p>3.16E-20</text:p>
          </table:table-cell>
          <table:table-cell office:value-type="float" office:value="2.89519E-019" calcext:value-type="float">
            <text:p>2.90E-19</text:p>
          </table:table-cell>
          <table:table-cell office:value-type="float" office:value="1.43504E-018" calcext:value-type="float">
            <text:p>1.44E-18</text:p>
          </table:table-cell>
          <table:table-cell office:value-type="float" office:value="1.38205E-018" calcext:value-type="float">
            <text:p>1.38E-18</text:p>
          </table:table-cell>
          <table:table-cell table:formula="of:=SUM([.J53:.K53])" office:value-type="float" office:value="6.17049E-016" calcext:value-type="float">
            <text:p>6.17E-16</text:p>
          </table:table-cell>
          <table:table-cell table:formula="of:=SUM([.L53:.R53])" office:value-type="float" office:value="3.09208E-016" calcext:value-type="float">
            <text:p>3.09E-16</text:p>
          </table:table-cell>
          <table:table-cell table:formula="of:=SUM([.S53:.AF53])" office:value-type="float" office:value="8.89707058E-017" calcext:value-type="float">
            <text:p>8.90E-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185.143" calcext:value-type="float">
            <text:p>185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80" calcext:value-type="float">
            <text:p>180</text:p>
          </table:table-cell>
          <table:table-cell office:value-type="float" office:value="4.08239E-016" calcext:value-type="float">
            <text:p>4.08E-16</text:p>
          </table:table-cell>
          <table:table-cell office:value-type="float" office:value="2.14745E-016" calcext:value-type="float">
            <text:p>2.15E-16</text:p>
          </table:table-cell>
          <table:table-cell office:value-type="float" office:value="1.12929E-016" calcext:value-type="float">
            <text:p>1.13E-16</text:p>
          </table:table-cell>
          <table:table-cell office:value-type="float" office:value="7.03114E-017" calcext:value-type="float">
            <text:p>7.03E-17</text:p>
          </table:table-cell>
          <table:table-cell office:value-type="float" office:value="4.56068E-017" calcext:value-type="float">
            <text:p>4.56E-17</text:p>
          </table:table-cell>
          <table:table-cell office:value-type="float" office:value="3.40885E-017" calcext:value-type="float">
            <text:p>3.41E-17</text:p>
          </table:table-cell>
          <table:table-cell office:value-type="float" office:value="1.87339E-017" calcext:value-type="float">
            <text:p>1.87E-17</text:p>
          </table:table-cell>
          <table:table-cell office:value-type="float" office:value="1.7136E-017" calcext:value-type="float">
            <text:p>1.71E-17</text:p>
          </table:table-cell>
          <table:table-cell office:value-type="float" office:value="1.36115E-017" calcext:value-type="float">
            <text:p>1.36E-17</text:p>
          </table:table-cell>
          <table:table-cell office:value-type="float" office:value="9.2623E-018" calcext:value-type="float">
            <text:p>9.26E-18</text:p>
          </table:table-cell>
          <table:table-cell office:value-type="float" office:value="1.13177E-017" calcext:value-type="float">
            <text:p>1.13E-17</text:p>
          </table:table-cell>
          <table:table-cell office:value-type="float" office:value="1.08745E-017" calcext:value-type="float">
            <text:p>1.09E-17</text:p>
          </table:table-cell>
          <table:table-cell office:value-type="float" office:value="1.01177E-017" calcext:value-type="float">
            <text:p>1.01E-17</text:p>
          </table:table-cell>
          <table:table-cell office:value-type="float" office:value="9.39048E-018" calcext:value-type="float">
            <text:p>9.39E-18</text:p>
          </table:table-cell>
          <table:table-cell office:value-type="float" office:value="6.17873E-018" calcext:value-type="float">
            <text:p>6.18E-18</text:p>
          </table:table-cell>
          <table:table-cell office:value-type="float" office:value="6.19166E-018" calcext:value-type="float">
            <text:p>6.19E-18</text:p>
          </table:table-cell>
          <table:table-cell office:value-type="float" office:value="1.0532E-017" calcext:value-type="float">
            <text:p>1.05E-17</text:p>
          </table:table-cell>
          <table:table-cell office:value-type="float" office:value="6.32903E-018" calcext:value-type="float">
            <text:p>6.33E-18</text:p>
          </table:table-cell>
          <table:table-cell office:value-type="float" office:value="2.69283E-018" calcext:value-type="float">
            <text:p>2.69E-18</text:p>
          </table:table-cell>
          <table:table-cell office:value-type="float" office:value="7.12562E-019" calcext:value-type="float">
            <text:p>7.13E-19</text:p>
          </table:table-cell>
          <table:table-cell office:value-type="float" office:value="6.17881E-018" calcext:value-type="float">
            <text:p>6.18E-18</text:p>
          </table:table-cell>
          <table:table-cell office:value-type="float" office:value="3.18976E-017" calcext:value-type="float">
            <text:p>3.19E-17</text:p>
          </table:table-cell>
          <table:table-cell office:value-type="float" office:value="2.09137E-018" calcext:value-type="float">
            <text:p>2.09E-18</text:p>
          </table:table-cell>
          <table:table-cell table:formula="of:=SUM([.J54:.K54])" office:value-type="float" office:value="6.22984E-016" calcext:value-type="float">
            <text:p>6.23E-16</text:p>
          </table:table-cell>
          <table:table-cell table:formula="of:=SUM([.L54:.R54])" office:value-type="float" office:value="3.124171E-016" calcext:value-type="float">
            <text:p>3.12E-16</text:p>
          </table:table-cell>
          <table:table-cell table:formula="of:=SUM([.S54:.AF54])" office:value-type="float" office:value="1.23767272E-016" calcext:value-type="float">
            <text:p>1.24E-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5.143" calcext:value-type="float">
            <text:p>185.143</text:p>
          </table:table-cell>
          <table:table-cell office:value-type="float" office:value="195.429" calcext:value-type="float">
            <text:p>195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90.286" calcext:value-type="float">
            <text:p>190.286</text:p>
          </table:table-cell>
          <table:table-cell office:value-type="float" office:value="4.11422E-016" calcext:value-type="float">
            <text:p>4.11E-16</text:p>
          </table:table-cell>
          <table:table-cell office:value-type="float" office:value="2.16419E-016" calcext:value-type="float">
            <text:p>2.16E-16</text:p>
          </table:table-cell>
          <table:table-cell office:value-type="float" office:value="1.13806E-016" calcext:value-type="float">
            <text:p>1.14E-16</text:p>
          </table:table-cell>
          <table:table-cell office:value-type="float" office:value="7.08568E-017" calcext:value-type="float">
            <text:p>7.09E-17</text:p>
          </table:table-cell>
          <table:table-cell office:value-type="float" office:value="4.59605E-017" calcext:value-type="float">
            <text:p>4.60E-17</text:p>
          </table:table-cell>
          <table:table-cell office:value-type="float" office:value="3.43514E-017" calcext:value-type="float">
            <text:p>3.44E-17</text:p>
          </table:table-cell>
          <table:table-cell office:value-type="float" office:value="1.888E-017" calcext:value-type="float">
            <text:p>1.89E-17</text:p>
          </table:table-cell>
          <table:table-cell office:value-type="float" office:value="1.72689E-017" calcext:value-type="float">
            <text:p>1.73E-17</text:p>
          </table:table-cell>
          <table:table-cell office:value-type="float" office:value="1.32998E-017" calcext:value-type="float">
            <text:p>1.33E-17</text:p>
          </table:table-cell>
          <table:table-cell office:value-type="float" office:value="8.74073E-018" calcext:value-type="float">
            <text:p>8.74E-18</text:p>
          </table:table-cell>
          <table:table-cell office:value-type="float" office:value="1.06795E-017" calcext:value-type="float">
            <text:p>1.07E-17</text:p>
          </table:table-cell>
          <table:table-cell office:value-type="float" office:value="1.02612E-017" calcext:value-type="float">
            <text:p>1.03E-17</text:p>
          </table:table-cell>
          <table:table-cell office:value-type="float" office:value="1.7088E-017" calcext:value-type="float">
            <text:p>1.71E-17</text:p>
          </table:table-cell>
          <table:table-cell office:value-type="float" office:value="6.33332E-018" calcext:value-type="float">
            <text:p>6.33E-18</text:p>
          </table:table-cell>
          <table:table-cell office:value-type="float" office:value="1.62663E-018" calcext:value-type="float">
            <text:p>1.63E-18</text:p>
          </table:table-cell>
          <table:table-cell office:value-type="float" office:value="8.60143E-018" calcext:value-type="float">
            <text:p>8.60E-18</text:p>
          </table:table-cell>
          <table:table-cell office:value-type="float" office:value="1.04333E-017" calcext:value-type="float">
            <text:p>1.04E-17</text:p>
          </table:table-cell>
          <table:table-cell office:value-type="float" office:value="6.31312E-018" calcext:value-type="float">
            <text:p>6.31E-18</text:p>
          </table:table-cell>
          <table:table-cell office:value-type="float" office:value="4.43221E-018" calcext:value-type="float">
            <text:p>4.43E-18</text:p>
          </table:table-cell>
          <table:table-cell office:value-type="float" office:value="3.15933E-020" calcext:value-type="float">
            <text:p>3.16E-20</text:p>
          </table:table-cell>
          <table:table-cell office:value-type="float" office:value="2.89679E-019" calcext:value-type="float">
            <text:p>2.90E-19</text:p>
          </table:table-cell>
          <table:table-cell office:value-type="float" office:value="1.43579E-018" calcext:value-type="float">
            <text:p>1.44E-18</text:p>
          </table:table-cell>
          <table:table-cell office:value-type="float" office:value="1.38376E-018" calcext:value-type="float">
            <text:p>1.38E-18</text:p>
          </table:table-cell>
          <table:table-cell table:formula="of:=SUM([.J55:.K55])" office:value-type="float" office:value="6.27841E-016" calcext:value-type="float">
            <text:p>6.28E-16</text:p>
          </table:table-cell>
          <table:table-cell table:formula="of:=SUM([.L55:.R55])" office:value-type="float" office:value="3.144234E-016" calcext:value-type="float">
            <text:p>3.14E-16</text:p>
          </table:table-cell>
          <table:table-cell table:formula="of:=SUM([.S55:.AF55])" office:value-type="float" office:value="8.76502623E-017" calcext:value-type="float">
            <text:p>8.77E-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5.429" calcext:value-type="float">
            <text:p>195.429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00.571" calcext:value-type="float">
            <text:p>200.571</text:p>
          </table:table-cell>
          <table:table-cell office:value-type="float" office:value="4.1297E-016" calcext:value-type="float">
            <text:p>4.13E-16</text:p>
          </table:table-cell>
          <table:table-cell office:value-type="float" office:value="2.17214E-016" calcext:value-type="float">
            <text:p>2.17E-16</text:p>
          </table:table-cell>
          <table:table-cell office:value-type="float" office:value="1.14214E-016" calcext:value-type="float">
            <text:p>1.14E-16</text:p>
          </table:table-cell>
          <table:table-cell office:value-type="float" office:value="7.11101E-017" calcext:value-type="float">
            <text:p>7.11E-17</text:p>
          </table:table-cell>
          <table:table-cell office:value-type="float" office:value="4.61245E-017" calcext:value-type="float">
            <text:p>4.61E-17</text:p>
          </table:table-cell>
          <table:table-cell office:value-type="float" office:value="3.41344E-017" calcext:value-type="float">
            <text:p>3.41E-17</text:p>
          </table:table-cell>
          <table:table-cell office:value-type="float" office:value="1.78245E-017" calcext:value-type="float">
            <text:p>1.78E-17</text:p>
          </table:table-cell>
          <table:table-cell office:value-type="float" office:value="1.62831E-017" calcext:value-type="float">
            <text:p>1.63E-17</text:p>
          </table:table-cell>
          <table:table-cell office:value-type="float" office:value="1.29339E-017" calcext:value-type="float">
            <text:p>1.29E-17</text:p>
          </table:table-cell>
          <table:table-cell office:value-type="float" office:value="8.59184E-018" calcext:value-type="float">
            <text:p>8.59E-18</text:p>
          </table:table-cell>
          <table:table-cell office:value-type="float" office:value="9.71329E-018" calcext:value-type="float">
            <text:p>9.71E-18</text:p>
          </table:table-cell>
          <table:table-cell office:value-type="float" office:value="1.47532E-017" calcext:value-type="float">
            <text:p>1.48E-17</text:p>
          </table:table-cell>
          <table:table-cell office:value-type="float" office:value="7.07011E-018" calcext:value-type="float">
            <text:p>7.07E-18</text:p>
          </table:table-cell>
          <table:table-cell office:value-type="float" office:value="3.00003E-018" calcext:value-type="float">
            <text:p>3.00E-18</text:p>
          </table:table-cell>
          <table:table-cell office:value-type="float" office:value="1.22285E-018" calcext:value-type="float">
            <text:p>1.22E-18</text:p>
          </table:table-cell>
          <table:table-cell office:value-type="float" office:value="8.92116E-018" calcext:value-type="float">
            <text:p>8.92E-18</text:p>
          </table:table-cell>
          <table:table-cell office:value-type="float" office:value="1.0074E-017" calcext:value-type="float">
            <text:p>1.01E-17</text:p>
          </table:table-cell>
          <table:table-cell office:value-type="float" office:value="7.36987E-018" calcext:value-type="float">
            <text:p>7.37E-18</text:p>
          </table:table-cell>
          <table:table-cell office:value-type="float" office:value="3.27469E-018" calcext:value-type="float">
            <text:p>3.27E-18</text:p>
          </table:table-cell>
          <table:table-cell office:value-type="float" office:value="4.59249E-021" calcext:value-type="float">
            <text:p>4.59E-21</text:p>
          </table:table-cell>
          <table:table-cell office:value-type="float" office:value="4.77583E-020" calcext:value-type="float">
            <text:p>4.78E-20</text:p>
          </table:table-cell>
          <table:table-cell office:value-type="float" office:value="2.17338E-019" calcext:value-type="float">
            <text:p>2.17E-19</text:p>
          </table:table-cell>
          <table:table-cell office:value-type="float" office:value="6.36093E-019" calcext:value-type="float">
            <text:p>6.36E-19</text:p>
          </table:table-cell>
          <table:table-cell table:formula="of:=SUM([.J56:.K56])" office:value-type="float" office:value="6.30184E-016" calcext:value-type="float">
            <text:p>6.30E-16</text:p>
          </table:table-cell>
          <table:table-cell table:formula="of:=SUM([.L56:.R56])" office:value-type="float" office:value="3.126245E-016" calcext:value-type="float">
            <text:p>3.13E-16</text:p>
          </table:table-cell>
          <table:table-cell table:formula="of:=SUM([.S56:.AF56])" office:value-type="float" office:value="7.489682179E-017" calcext:value-type="float">
            <text:p>7.49E-1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216" calcext:value-type="float">
            <text:p>21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10.857" calcext:value-type="float">
            <text:p>210.857</text:p>
          </table:table-cell>
          <table:table-cell office:value-type="float" office:value="4.13412E-016" calcext:value-type="float">
            <text:p>4.13E-16</text:p>
          </table:table-cell>
          <table:table-cell office:value-type="float" office:value="2.17453E-016" calcext:value-type="float">
            <text:p>2.17E-16</text:p>
          </table:table-cell>
          <table:table-cell office:value-type="float" office:value="1.14344E-016" calcext:value-type="float">
            <text:p>1.14E-16</text:p>
          </table:table-cell>
          <table:table-cell office:value-type="float" office:value="7.11922E-017" calcext:value-type="float">
            <text:p>7.12E-17</text:p>
          </table:table-cell>
          <table:table-cell office:value-type="float" office:value="4.60648E-017" calcext:value-type="float">
            <text:p>4.61E-17</text:p>
          </table:table-cell>
          <table:table-cell office:value-type="float" office:value="3.25934E-017" calcext:value-type="float">
            <text:p>3.26E-17</text:p>
          </table:table-cell>
          <table:table-cell office:value-type="float" office:value="1.78909E-017" calcext:value-type="float">
            <text:p>1.79E-17</text:p>
          </table:table-cell>
          <table:table-cell office:value-type="float" office:value="1.63643E-017" calcext:value-type="float">
            <text:p>1.64E-17</text:p>
          </table:table-cell>
          <table:table-cell office:value-type="float" office:value="1.24066E-017" calcext:value-type="float">
            <text:p>1.24E-17</text:p>
          </table:table-cell>
          <table:table-cell office:value-type="float" office:value="8.00605E-018" calcext:value-type="float">
            <text:p>8.01E-18</text:p>
          </table:table-cell>
          <table:table-cell office:value-type="float" office:value="1.08524E-017" calcext:value-type="float">
            <text:p>1.09E-17</text:p>
          </table:table-cell>
          <table:table-cell office:value-type="float" office:value="9.93199E-018" calcext:value-type="float">
            <text:p>9.93E-18</text:p>
          </table:table-cell>
          <table:table-cell office:value-type="float" office:value="8.16547E-018" calcext:value-type="float">
            <text:p>8.17E-18</text:p>
          </table:table-cell>
          <table:table-cell office:value-type="float" office:value="1.32002E-018" calcext:value-type="float">
            <text:p>1.32E-18</text:p>
          </table:table-cell>
          <table:table-cell office:value-type="float" office:value="4.96442E-019" calcext:value-type="float">
            <text:p>4.96E-19</text:p>
          </table:table-cell>
          <table:table-cell office:value-type="float" office:value="3.84724E-018" calcext:value-type="float">
            <text:p>3.85E-18</text:p>
          </table:table-cell>
          <table:table-cell office:value-type="float" office:value="1.00435E-017" calcext:value-type="float">
            <text:p>1.00E-17</text:p>
          </table:table-cell>
          <table:table-cell office:value-type="float" office:value="5.53871E-018" calcext:value-type="float">
            <text:p>5.54E-18</text:p>
          </table:table-cell>
          <table:table-cell office:value-type="float" office:value="1.39102E-018" calcext:value-type="float">
            <text:p>1.39E-18</text:p>
          </table:table-cell>
          <table:table-cell office:value-type="float" office:value="2.01995E-021" calcext:value-type="float">
            <text:p>2.02E-21</text:p>
          </table:table-cell>
          <table:table-cell office:value-type="float" office:value="1.99968E-020" calcext:value-type="float">
            <text:p>2.00E-20</text:p>
          </table:table-cell>
          <table:table-cell office:value-type="float" office:value="9.16265E-020" calcext:value-type="float">
            <text:p>9.16E-20</text:p>
          </table:table-cell>
          <table:table-cell office:value-type="float" office:value="2.87684E-019" calcext:value-type="float">
            <text:p>2.88E-19</text:p>
          </table:table-cell>
          <table:table-cell table:formula="of:=SUM([.J57:.K57])" office:value-type="float" office:value="6.30865E-016" calcext:value-type="float">
            <text:p>6.31E-16</text:p>
          </table:table-cell>
          <table:table-cell table:formula="of:=SUM([.L57:.R57])" office:value-type="float" office:value="3.108562E-016" calcext:value-type="float">
            <text:p>3.11E-16</text:p>
          </table:table-cell>
          <table:table-cell table:formula="of:=SUM([.S57:.AF57])" office:value-type="float" office:value="5.999416925E-017" calcext:value-type="float">
            <text:p>6.00E-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226.286" calcext:value-type="float">
            <text:p>226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21.143" calcext:value-type="float">
            <text:p>221.143</text:p>
          </table:table-cell>
          <table:table-cell office:value-type="float" office:value="4.13343E-016" calcext:value-type="float">
            <text:p>4.13E-16</text:p>
          </table:table-cell>
          <table:table-cell office:value-type="float" office:value="2.17429E-016" calcext:value-type="float">
            <text:p>2.17E-16</text:p>
          </table:table-cell>
          <table:table-cell office:value-type="float" office:value="1.14338E-016" calcext:value-type="float">
            <text:p>1.14E-16</text:p>
          </table:table-cell>
          <table:table-cell office:value-type="float" office:value="7.11895E-017" calcext:value-type="float">
            <text:p>7.12E-17</text:p>
          </table:table-cell>
          <table:table-cell office:value-type="float" office:value="4.51022E-017" calcext:value-type="float">
            <text:p>4.51E-17</text:p>
          </table:table-cell>
          <table:table-cell office:value-type="float" office:value="3.26444E-017" calcext:value-type="float">
            <text:p>3.26E-17</text:p>
          </table:table-cell>
          <table:table-cell office:value-type="float" office:value="1.79399E-017" calcext:value-type="float">
            <text:p>1.79E-17</text:p>
          </table:table-cell>
          <table:table-cell office:value-type="float" office:value="1.57225E-017" calcext:value-type="float">
            <text:p>1.57E-17</text:p>
          </table:table-cell>
          <table:table-cell office:value-type="float" office:value="1.18217E-017" calcext:value-type="float">
            <text:p>1.18E-17</text:p>
          </table:table-cell>
          <table:table-cell office:value-type="float" office:value="7.38304E-018" calcext:value-type="float">
            <text:p>7.38E-18</text:p>
          </table:table-cell>
          <table:table-cell office:value-type="float" office:value="8.61605E-018" calcext:value-type="float">
            <text:p>8.62E-18</text:p>
          </table:table-cell>
          <table:table-cell office:value-type="float" office:value="6.77685E-018" calcext:value-type="float">
            <text:p>6.78E-18</text:p>
          </table:table-cell>
          <table:table-cell office:value-type="float" office:value="5.40814E-018" calcext:value-type="float">
            <text:p>5.41E-18</text:p>
          </table:table-cell>
          <table:table-cell office:value-type="float" office:value="4.57926E-020" calcext:value-type="float">
            <text:p>4.58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54668E-018" calcext:value-type="float">
            <text:p>3.55E-18</text:p>
          </table:table-cell>
          <table:table-cell office:value-type="float" office:value="1.00344E-017" calcext:value-type="float">
            <text:p>1.00E-17</text:p>
          </table:table-cell>
          <table:table-cell office:value-type="float" office:value="5.42375E-018" calcext:value-type="float">
            <text:p>5.42E-18</text:p>
          </table:table-cell>
          <table:table-cell office:value-type="float" office:value="1.29143E-018" calcext:value-type="float">
            <text:p>1.29E-18</text:p>
          </table:table-cell>
          <table:table-cell office:value-type="float" office:value="2.87264E-022" calcext:value-type="float">
            <text:p>2.87E-22</text:p>
          </table:table-cell>
          <table:table-cell office:value-type="float" office:value="9.15156E-022" calcext:value-type="float">
            <text:p>9.15E-22</text:p>
          </table:table-cell>
          <table:table-cell office:value-type="float" office:value="5.17341E-021" calcext:value-type="float">
            <text:p>5.17E-21</text:p>
          </table:table-cell>
          <table:table-cell office:value-type="float" office:value="4.51096E-020" calcext:value-type="float">
            <text:p>4.51E-20</text:p>
          </table:table-cell>
          <table:table-cell table:formula="of:=SUM([.J58:.K58])" office:value-type="float" office:value="6.30772E-016" calcext:value-type="float">
            <text:p>6.31E-16</text:p>
          </table:table-cell>
          <table:table-cell table:formula="of:=SUM([.L58:.R58])" office:value-type="float" office:value="3.087582E-016" calcext:value-type="float">
            <text:p>3.09E-16</text:p>
          </table:table-cell>
          <table:table-cell table:formula="of:=SUM([.S58:.AF58])" office:value-type="float" office:value="4.857761803E-017" calcext:value-type="float">
            <text:p>4.86E-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6.286" calcext:value-type="float">
            <text:p>226.286</text:p>
          </table:table-cell>
          <table:table-cell office:value-type="float" office:value="236.571" calcext:value-type="float">
            <text:p>236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31.429" calcext:value-type="float">
            <text:p>231.429</text:p>
          </table:table-cell>
          <table:table-cell office:value-type="float" office:value="4.12944E-016" calcext:value-type="float">
            <text:p>4.13E-16</text:p>
          </table:table-cell>
          <table:table-cell office:value-type="float" office:value="2.17212E-016" calcext:value-type="float">
            <text:p>2.17E-16</text:p>
          </table:table-cell>
          <table:table-cell office:value-type="float" office:value="1.14217E-016" calcext:value-type="float">
            <text:p>1.14E-16</text:p>
          </table:table-cell>
          <table:table-cell office:value-type="float" office:value="7.11106E-017" calcext:value-type="float">
            <text:p>7.11E-17</text:p>
          </table:table-cell>
          <table:table-cell office:value-type="float" office:value="4.39359E-017" calcext:value-type="float">
            <text:p>4.39E-17</text:p>
          </table:table-cell>
          <table:table-cell office:value-type="float" office:value="3.26757E-017" calcext:value-type="float">
            <text:p>3.27E-17</text:p>
          </table:table-cell>
          <table:table-cell office:value-type="float" office:value="1.77797E-017" calcext:value-type="float">
            <text:p>1.78E-17</text:p>
          </table:table-cell>
          <table:table-cell office:value-type="float" office:value="1.49566E-017" calcext:value-type="float">
            <text:p>1.50E-17</text:p>
          </table:table-cell>
          <table:table-cell office:value-type="float" office:value="1.13586E-017" calcext:value-type="float">
            <text:p>1.14E-17</text:p>
          </table:table-cell>
          <table:table-cell office:value-type="float" office:value="7.20442E-018" calcext:value-type="float">
            <text:p>7.20E-18</text:p>
          </table:table-cell>
          <table:table-cell office:value-type="float" office:value="7.91685E-018" calcext:value-type="float">
            <text:p>7.92E-18</text:p>
          </table:table-cell>
          <table:table-cell office:value-type="float" office:value="6.27513E-018" calcext:value-type="float">
            <text:p>6.28E-18</text:p>
          </table:table-cell>
          <table:table-cell office:value-type="float" office:value="3.56788E-018" calcext:value-type="float">
            <text:p>3.57E-18</text:p>
          </table:table-cell>
          <table:table-cell office:value-type="float" office:value="1.11831E-018" calcext:value-type="float">
            <text:p>1.12E-18</text:p>
          </table:table-cell>
          <table:table-cell office:value-type="float" office:value="4.16024E-019" calcext:value-type="float">
            <text:p>4.16E-19</text:p>
          </table:table-cell>
          <table:table-cell office:value-type="float" office:value="3.26618E-018" calcext:value-type="float">
            <text:p>3.27E-18</text:p>
          </table:table-cell>
          <table:table-cell office:value-type="float" office:value="1.00345E-017" calcext:value-type="float">
            <text:p>1.00E-17</text:p>
          </table:table-cell>
          <table:table-cell office:value-type="float" office:value="5.31818E-018" calcext:value-type="float">
            <text:p>5.32E-18</text:p>
          </table:table-cell>
          <table:table-cell office:value-type="float" office:value="1.2024E-018" calcext:value-type="float">
            <text:p>1.20E-18</text:p>
          </table:table-cell>
          <table:table-cell office:value-type="float" office:value="1.81231E-021" calcext:value-type="float">
            <text:p>1.81E-21</text:p>
          </table:table-cell>
          <table:table-cell office:value-type="float" office:value="1.77341E-020" calcext:value-type="float">
            <text:p>1.77E-20</text:p>
          </table:table-cell>
          <table:table-cell office:value-type="float" office:value="8.11388E-020" calcext:value-type="float">
            <text:p>8.11E-20</text:p>
          </table:table-cell>
          <table:table-cell office:value-type="float" office:value="2.49609E-019" calcext:value-type="float">
            <text:p>2.50E-19</text:p>
          </table:table-cell>
          <table:table-cell table:formula="of:=SUM([.J59:.K59])" office:value-type="float" office:value="6.30156E-016" calcext:value-type="float">
            <text:p>6.30E-16</text:p>
          </table:table-cell>
          <table:table-cell table:formula="of:=SUM([.L59:.R59])" office:value-type="float" office:value="3.060341E-016" calcext:value-type="float">
            <text:p>3.06E-16</text:p>
          </table:table-cell>
          <table:table-cell table:formula="of:=SUM([.S59:.AF59])" office:value-type="float" office:value="4.667016821E-017" calcext:value-type="float">
            <text:p>4.67E-1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6.571" calcext:value-type="float">
            <text:p>236.571</text:p>
          </table:table-cell>
          <table:table-cell office:value-type="float" office:value="246.857" calcext:value-type="float">
            <text:p>246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41.714" calcext:value-type="float">
            <text:p>241.714</text:p>
          </table:table-cell>
          <table:table-cell office:value-type="float" office:value="4.12259E-016" calcext:value-type="float">
            <text:p>4.12E-16</text:p>
          </table:table-cell>
          <table:table-cell office:value-type="float" office:value="2.16849E-016" calcext:value-type="float">
            <text:p>2.17E-16</text:p>
          </table:table-cell>
          <table:table-cell office:value-type="float" office:value="1.14029E-016" calcext:value-type="float">
            <text:p>1.14E-16</text:p>
          </table:table-cell>
          <table:table-cell office:value-type="float" office:value="7.00532E-017" calcext:value-type="float">
            <text:p>7.01E-17</text:p>
          </table:table-cell>
          <table:table-cell office:value-type="float" office:value="4.37471E-017" calcext:value-type="float">
            <text:p>4.37E-17</text:p>
          </table:table-cell>
          <table:table-cell office:value-type="float" office:value="3.26919E-017" calcext:value-type="float">
            <text:p>3.27E-17</text:p>
          </table:table-cell>
          <table:table-cell office:value-type="float" office:value="1.77921E-017" calcext:value-type="float">
            <text:p>1.78E-17</text:p>
          </table:table-cell>
          <table:table-cell office:value-type="float" office:value="1.49929E-017" calcext:value-type="float">
            <text:p>1.50E-17</text:p>
          </table:table-cell>
          <table:table-cell office:value-type="float" office:value="1.13947E-017" calcext:value-type="float">
            <text:p>1.14E-17</text:p>
          </table:table-cell>
          <table:table-cell office:value-type="float" office:value="7.23578E-018" calcext:value-type="float">
            <text:p>7.24E-18</text:p>
          </table:table-cell>
          <table:table-cell office:value-type="float" office:value="7.49451E-018" calcext:value-type="float">
            <text:p>7.49E-18</text:p>
          </table:table-cell>
          <table:table-cell office:value-type="float" office:value="6.31239E-018" calcext:value-type="float">
            <text:p>6.31E-18</text:p>
          </table:table-cell>
          <table:table-cell office:value-type="float" office:value="5.07465E-018" calcext:value-type="float">
            <text:p>5.07E-18</text:p>
          </table:table-cell>
          <table:table-cell office:value-type="float" office:value="4.29412E-020" calcext:value-type="float">
            <text:p>4.29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8541E-018" calcext:value-type="float">
            <text:p>1.49E-18</text:p>
          </table:table-cell>
          <table:table-cell office:value-type="float" office:value="9.21133E-018" calcext:value-type="float">
            <text:p>9.21E-18</text:p>
          </table:table-cell>
          <table:table-cell office:value-type="float" office:value="4.81306E-018" calcext:value-type="float">
            <text:p>4.81E-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31994E-022" calcext:value-type="float">
            <text:p>1.32E-22</text:p>
          </table:table-cell>
          <table:table-cell office:value-type="float" office:value="6.61334E-022" calcext:value-type="float">
            <text:p>6.61E-22</text:p>
          </table:table-cell>
          <table:table-cell office:value-type="float" office:value="3.90857E-021" calcext:value-type="float">
            <text:p>3.91E-21</text:p>
          </table:table-cell>
          <table:table-cell table:formula="of:=SUM([.J60:.K60])" office:value-type="float" office:value="6.29108E-016" calcext:value-type="float">
            <text:p>6.29E-16</text:p>
          </table:table-cell>
          <table:table-cell table:formula="of:=SUM([.L60:.R60])" office:value-type="float" office:value="3.047009E-016" calcext:value-type="float">
            <text:p>3.05E-16</text:p>
          </table:table-cell>
          <table:table-cell table:formula="of:=SUM([.S60:.AF60])" office:value-type="float" office:value="4.1674773098E-017" calcext:value-type="float">
            <text:p>4.17E-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6.857" calcext:value-type="float">
            <text:p>246.857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52" calcext:value-type="float">
            <text:p>252</text:p>
          </table:table-cell>
          <table:table-cell office:value-type="float" office:value="4.11305E-016" calcext:value-type="float">
            <text:p>4.11E-16</text:p>
          </table:table-cell>
          <table:table-cell office:value-type="float" office:value="2.16357E-016" calcext:value-type="float">
            <text:p>2.16E-16</text:p>
          </table:table-cell>
          <table:table-cell office:value-type="float" office:value="1.13773E-016" calcext:value-type="float">
            <text:p>1.14E-16</text:p>
          </table:table-cell>
          <table:table-cell office:value-type="float" office:value="6.88404E-017" calcext:value-type="float">
            <text:p>6.88E-17</text:p>
          </table:table-cell>
          <table:table-cell office:value-type="float" office:value="4.37312E-017" calcext:value-type="float">
            <text:p>4.37E-17</text:p>
          </table:table-cell>
          <table:table-cell office:value-type="float" office:value="3.26861E-017" calcext:value-type="float">
            <text:p>3.27E-17</text:p>
          </table:table-cell>
          <table:table-cell office:value-type="float" office:value="1.69494E-017" calcext:value-type="float">
            <text:p>1.69E-17</text:p>
          </table:table-cell>
          <table:table-cell office:value-type="float" office:value="1.49931E-017" calcext:value-type="float">
            <text:p>1.50E-17</text:p>
          </table:table-cell>
          <table:table-cell office:value-type="float" office:value="1.09069E-017" calcext:value-type="float">
            <text:p>1.09E-17</text:p>
          </table:table-cell>
          <table:table-cell office:value-type="float" office:value="6.83942E-018" calcext:value-type="float">
            <text:p>6.84E-18</text:p>
          </table:table-cell>
          <table:table-cell office:value-type="float" office:value="5.93962E-018" calcext:value-type="float">
            <text:p>5.94E-18</text:p>
          </table:table-cell>
          <table:table-cell office:value-type="float" office:value="1.90693E-020" calcext:value-type="float">
            <text:p>1.91E-20</text:p>
          </table:table-cell>
          <table:table-cell office:value-type="float" office:value="4.82613E-018" calcext:value-type="float">
            <text:p>4.83E-18</text:p>
          </table:table-cell>
          <table:table-cell office:value-type="float" office:value="4.3229E-020" calcext:value-type="float">
            <text:p>4.32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52681E-018" calcext:value-type="float">
            <text:p>1.53E-18</text:p>
          </table:table-cell>
          <table:table-cell office:value-type="float" office:value="9.21118E-018" calcext:value-type="float">
            <text:p>9.21E-18</text:p>
          </table:table-cell>
          <table:table-cell office:value-type="float" office:value="3.8134E-018" calcext:value-type="float">
            <text:p>3.81E-18</text:p>
          </table:table-cell>
          <table:table-cell office:value-type="float" office:value="1.112E-018" calcext:value-type="float">
            <text:p>1.11E-18</text:p>
          </table:table-cell>
          <table:table-cell office:value-type="float" office:value="2.45112E-022" calcext:value-type="float">
            <text:p>2.45E-22</text:p>
          </table:table-cell>
          <table:table-cell office:value-type="float" office:value="7.91951E-022" calcext:value-type="float">
            <text:p>7.92E-22</text:p>
          </table:table-cell>
          <table:table-cell office:value-type="float" office:value="4.46809E-021" calcext:value-type="float">
            <text:p>4.47E-21</text:p>
          </table:table-cell>
          <table:table-cell office:value-type="float" office:value="3.8806E-020" calcext:value-type="float">
            <text:p>3.88E-20</text:p>
          </table:table-cell>
          <table:table-cell table:formula="of:=SUM([.J61:.K61])" office:value-type="float" office:value="6.27662E-016" calcext:value-type="float">
            <text:p>6.28E-16</text:p>
          </table:table-cell>
          <table:table-cell table:formula="of:=SUM([.L61:.R61])" office:value-type="float" office:value="3.018801E-016" calcext:value-type="float">
            <text:p>3.02E-16</text:p>
          </table:table-cell>
          <table:table-cell table:formula="of:=SUM([.S61:.AF61])" office:value-type="float" office:value="3.3375169453E-017" calcext:value-type="float">
            <text:p>3.34E-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267.429" calcext:value-type="float">
            <text:p>267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62.286" calcext:value-type="float">
            <text:p>262.286</text:p>
          </table:table-cell>
          <table:table-cell office:value-type="float" office:value="4.10187E-016" calcext:value-type="float">
            <text:p>4.10E-16</text:p>
          </table:table-cell>
          <table:table-cell office:value-type="float" office:value="2.15776E-016" calcext:value-type="float">
            <text:p>2.16E-16</text:p>
          </table:table-cell>
          <table:table-cell office:value-type="float" office:value="1.13468E-016" calcext:value-type="float">
            <text:p>1.13E-16</text:p>
          </table:table-cell>
          <table:table-cell office:value-type="float" office:value="6.87288E-017" calcext:value-type="float">
            <text:p>6.87E-17</text:p>
          </table:table-cell>
          <table:table-cell office:value-type="float" office:value="4.36957E-017" calcext:value-type="float">
            <text:p>4.37E-17</text:p>
          </table:table-cell>
          <table:table-cell office:value-type="float" office:value="3.26597E-017" calcext:value-type="float">
            <text:p>3.27E-17</text:p>
          </table:table-cell>
          <table:table-cell office:value-type="float" office:value="1.69524E-017" calcext:value-type="float">
            <text:p>1.70E-17</text:p>
          </table:table-cell>
          <table:table-cell office:value-type="float" office:value="1.50051E-017" calcext:value-type="float">
            <text:p>1.50E-17</text:p>
          </table:table-cell>
          <table:table-cell office:value-type="float" office:value="1.093E-017" calcext:value-type="float">
            <text:p>1.09E-17</text:p>
          </table:table-cell>
          <table:table-cell office:value-type="float" office:value="6.72104E-018" calcext:value-type="float">
            <text:p>6.72E-18</text:p>
          </table:table-cell>
          <table:table-cell office:value-type="float" office:value="7.47388E-018" calcext:value-type="float">
            <text:p>7.47E-18</text:p>
          </table:table-cell>
          <table:table-cell office:value-type="float" office:value="6.02968E-018" calcext:value-type="float">
            <text:p>6.03E-18</text:p>
          </table:table-cell>
          <table:table-cell office:value-type="float" office:value="2.27371E-020" calcext:value-type="float">
            <text:p>2.27E-2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47922E-018" calcext:value-type="float">
            <text:p>1.48E-18</text:p>
          </table:table-cell>
          <table:table-cell office:value-type="float" office:value="9.21309E-018" calcext:value-type="float">
            <text:p>9.21E-18</text:p>
          </table:table-cell>
          <table:table-cell office:value-type="float" office:value="4.81801E-018" calcext:value-type="float">
            <text:p>4.82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62:.K62])" office:value-type="float" office:value="6.25963E-016" calcext:value-type="float">
            <text:p>6.26E-16</text:p>
          </table:table-cell>
          <table:table-cell table:formula="of:=SUM([.L62:.R62])" office:value-type="float" office:value="3.014397E-016" calcext:value-type="float">
            <text:p>3.01E-16</text:p>
          </table:table-cell>
          <table:table-cell table:formula="of:=SUM([.S62:.AF62])" office:value-type="float" office:value="3.57576571E-017" calcext:value-type="float">
            <text:p>3.58E-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7.429" calcext:value-type="float">
            <text:p>267.429</text:p>
          </table:table-cell>
          <table:table-cell office:value-type="float" office:value="277.714" calcext:value-type="float">
            <text:p>277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72.571" calcext:value-type="float">
            <text:p>272.571</text:p>
          </table:table-cell>
          <table:table-cell office:value-type="float" office:value="4.08928E-016" calcext:value-type="float">
            <text:p>4.09E-16</text:p>
          </table:table-cell>
          <table:table-cell office:value-type="float" office:value="2.15118E-016" calcext:value-type="float">
            <text:p>2.15E-16</text:p>
          </table:table-cell>
          <table:table-cell office:value-type="float" office:value="1.13124E-016" calcext:value-type="float">
            <text:p>1.13E-16</text:p>
          </table:table-cell>
          <table:table-cell office:value-type="float" office:value="6.85869E-017" calcext:value-type="float">
            <text:p>6.86E-17</text:p>
          </table:table-cell>
          <table:table-cell office:value-type="float" office:value="4.36379E-017" calcext:value-type="float">
            <text:p>4.36E-17</text:p>
          </table:table-cell>
          <table:table-cell office:value-type="float" office:value="3.26167E-017" calcext:value-type="float">
            <text:p>3.26E-17</text:p>
          </table:table-cell>
          <table:table-cell office:value-type="float" office:value="1.69449E-017" calcext:value-type="float">
            <text:p>1.69E-17</text:p>
          </table:table-cell>
          <table:table-cell office:value-type="float" office:value="1.50068E-017" calcext:value-type="float">
            <text:p>1.50E-17</text:p>
          </table:table-cell>
          <table:table-cell office:value-type="float" office:value="1.09436E-017" calcext:value-type="float">
            <text:p>1.09E-17</text:p>
          </table:table-cell>
          <table:table-cell office:value-type="float" office:value="6.73777E-018" calcext:value-type="float">
            <text:p>6.74E-18</text:p>
          </table:table-cell>
          <table:table-cell office:value-type="float" office:value="6.95867E-018" calcext:value-type="float">
            <text:p>6.96E-18</text:p>
          </table:table-cell>
          <table:table-cell office:value-type="float" office:value="5.90224E-018" calcext:value-type="float">
            <text:p>5.90E-18</text:p>
          </table:table-cell>
          <table:table-cell office:value-type="float" office:value="4.76483E-018" calcext:value-type="float">
            <text:p>4.76E-18</text:p>
          </table:table-cell>
          <table:table-cell office:value-type="float" office:value="1.0717E-018" calcext:value-type="float">
            <text:p>1.07E-18</text:p>
          </table:table-cell>
          <table:table-cell office:value-type="float" office:value="4.2723E-019" calcext:value-type="float">
            <text:p>4.27E-19</text:p>
          </table:table-cell>
          <table:table-cell office:value-type="float" office:value="2.99134E-018" calcext:value-type="float">
            <text:p>2.99E-18</text:p>
          </table:table-cell>
          <table:table-cell office:value-type="float" office:value="9.21202E-018" calcext:value-type="float">
            <text:p>9.21E-18</text:p>
          </table:table-cell>
          <table:table-cell office:value-type="float" office:value="4.87126E-018" calcext:value-type="float">
            <text:p>4.87E-18</text:p>
          </table:table-cell>
          <table:table-cell office:value-type="float" office:value="1.11378E-018" calcext:value-type="float">
            <text:p>1.11E-18</text:p>
          </table:table-cell>
          <table:table-cell office:value-type="float" office:value="2.23342E-020" calcext:value-type="float">
            <text:p>2.23E-20</text:p>
          </table:table-cell>
          <table:table-cell office:value-type="float" office:value="1.95118E-019" calcext:value-type="float">
            <text:p>1.95E-19</text:p>
          </table:table-cell>
          <table:table-cell office:value-type="float" office:value="1.00043E-018" calcext:value-type="float">
            <text:p>1.00E-18</text:p>
          </table:table-cell>
          <table:table-cell office:value-type="float" office:value="2.28306E-019" calcext:value-type="float">
            <text:p>2.28E-19</text:p>
          </table:table-cell>
          <table:table-cell table:formula="of:=SUM([.J63:.K63])" office:value-type="float" office:value="6.24046E-016" calcext:value-type="float">
            <text:p>6.24E-16</text:p>
          </table:table-cell>
          <table:table-cell table:formula="of:=SUM([.L63:.R63])" office:value-type="float" office:value="3.008608E-016" calcext:value-type="float">
            <text:p>3.01E-16</text:p>
          </table:table-cell>
          <table:table-cell table:formula="of:=SUM([.S63:.AF63])" office:value-type="float" office:value="4.54970282E-017" calcext:value-type="float">
            <text:p>4.55E-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7.714" calcext:value-type="float">
            <text:p>277.714</text:p>
          </table:table-cell>
          <table:table-cell office:value-type="float" office:value="288" calcext:value-type="float">
            <text:p>288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4.07584E-016" calcext:value-type="float">
            <text:p>4.08E-16</text:p>
          </table:table-cell>
          <table:table-cell office:value-type="float" office:value="2.14405E-016" calcext:value-type="float">
            <text:p>2.14E-16</text:p>
          </table:table-cell>
          <table:table-cell office:value-type="float" office:value="1.12748E-016" calcext:value-type="float">
            <text:p>1.13E-16</text:p>
          </table:table-cell>
          <table:table-cell office:value-type="float" office:value="6.84205E-017" calcext:value-type="float">
            <text:p>6.84E-17</text:p>
          </table:table-cell>
          <table:table-cell office:value-type="float" office:value="4.3562E-017" calcext:value-type="float">
            <text:p>4.36E-17</text:p>
          </table:table-cell>
          <table:table-cell office:value-type="float" office:value="3.25603E-017" calcext:value-type="float">
            <text:p>3.26E-17</text:p>
          </table:table-cell>
          <table:table-cell office:value-type="float" office:value="1.69284E-017" calcext:value-type="float">
            <text:p>1.69E-17</text:p>
          </table:table-cell>
          <table:table-cell office:value-type="float" office:value="1.49995E-017" calcext:value-type="float">
            <text:p>1.50E-17</text:p>
          </table:table-cell>
          <table:table-cell office:value-type="float" office:value="1.09503E-017" calcext:value-type="float">
            <text:p>1.10E-17</text:p>
          </table:table-cell>
          <table:table-cell office:value-type="float" office:value="6.74953E-018" calcext:value-type="float">
            <text:p>6.75E-18</text:p>
          </table:table-cell>
          <table:table-cell office:value-type="float" office:value="7.51955E-018" calcext:value-type="float">
            <text:p>7.52E-18</text:p>
          </table:table-cell>
          <table:table-cell office:value-type="float" office:value="6.08039E-018" calcext:value-type="float">
            <text:p>6.08E-18</text:p>
          </table:table-cell>
          <table:table-cell office:value-type="float" office:value="4.89398E-018" calcext:value-type="float">
            <text:p>4.89E-18</text:p>
          </table:table-cell>
          <table:table-cell office:value-type="float" office:value="4.37219E-020" calcext:value-type="float">
            <text:p>4.37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6445E-018" calcext:value-type="float">
            <text:p>1.46E-18</text:p>
          </table:table-cell>
          <table:table-cell office:value-type="float" office:value="9.20708E-018" calcext:value-type="float">
            <text:p>9.21E-18</text:p>
          </table:table-cell>
          <table:table-cell office:value-type="float" office:value="4.81698E-018" calcext:value-type="float">
            <text:p>4.82E-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32054E-022" calcext:value-type="float">
            <text:p>1.32E-22</text:p>
          </table:table-cell>
          <table:table-cell office:value-type="float" office:value="6.59961E-022" calcext:value-type="float">
            <text:p>6.60E-22</text:p>
          </table:table-cell>
          <table:table-cell office:value-type="float" office:value="3.89815E-021" calcext:value-type="float">
            <text:p>3.90E-21</text:p>
          </table:table-cell>
          <table:table-cell table:formula="of:=SUM([.J64:.K64])" office:value-type="float" office:value="6.21989E-016" calcext:value-type="float">
            <text:p>6.22E-16</text:p>
          </table:table-cell>
          <table:table-cell table:formula="of:=SUM([.L64:.R64])" office:value-type="float" office:value="3.00169E-016" calcext:value-type="float">
            <text:p>3.00E-16</text:p>
          </table:table-cell>
          <table:table-cell table:formula="of:=SUM([.S64:.AF64])" office:value-type="float" office:value="4.0780372065E-017" calcext:value-type="float">
            <text:p>4.08E-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office:value-type="float" office:value="298.286" calcext:value-type="float">
            <text:p>298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93.143" calcext:value-type="float">
            <text:p>293.143</text:p>
          </table:table-cell>
          <table:table-cell office:value-type="float" office:value="4.062E-016" calcext:value-type="float">
            <text:p>4.06E-16</text:p>
          </table:table-cell>
          <table:table-cell office:value-type="float" office:value="2.13661E-016" calcext:value-type="float">
            <text:p>2.14E-16</text:p>
          </table:table-cell>
          <table:table-cell office:value-type="float" office:value="1.12356E-016" calcext:value-type="float">
            <text:p>1.12E-16</text:p>
          </table:table-cell>
          <table:table-cell office:value-type="float" office:value="6.82378E-017" calcext:value-type="float">
            <text:p>6.82E-17</text:p>
          </table:table-cell>
          <table:table-cell office:value-type="float" office:value="4.34722E-017" calcext:value-type="float">
            <text:p>4.35E-17</text:p>
          </table:table-cell>
          <table:table-cell office:value-type="float" office:value="3.24935E-017" calcext:value-type="float">
            <text:p>3.25E-17</text:p>
          </table:table-cell>
          <table:table-cell office:value-type="float" office:value="1.69044E-017" calcext:value-type="float">
            <text:p>1.69E-17</text:p>
          </table:table-cell>
          <table:table-cell office:value-type="float" office:value="1.49846E-017" calcext:value-type="float">
            <text:p>1.50E-17</text:p>
          </table:table-cell>
          <table:table-cell office:value-type="float" office:value="1.09518E-017" calcext:value-type="float">
            <text:p>1.10E-17</text:p>
          </table:table-cell>
          <table:table-cell office:value-type="float" office:value="6.89413E-018" calcext:value-type="float">
            <text:p>6.89E-18</text:p>
          </table:table-cell>
          <table:table-cell office:value-type="float" office:value="7.61036E-018" calcext:value-type="float">
            <text:p>7.61E-18</text:p>
          </table:table-cell>
          <table:table-cell office:value-type="float" office:value="6.41325E-018" calcext:value-type="float">
            <text:p>6.41E-18</text:p>
          </table:table-cell>
          <table:table-cell office:value-type="float" office:value="3.65614E-018" calcext:value-type="float">
            <text:p>3.66E-18</text:p>
          </table:table-cell>
          <table:table-cell office:value-type="float" office:value="1.70979E-022" calcext:value-type="float">
            <text:p>1.71E-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96622E-018" calcext:value-type="float">
            <text:p>2.97E-18</text:p>
          </table:table-cell>
          <table:table-cell office:value-type="float" office:value="9.19674E-018" calcext:value-type="float">
            <text:p>9.20E-18</text:p>
          </table:table-cell>
          <table:table-cell office:value-type="float" office:value="4.86502E-018" calcext:value-type="float">
            <text:p>4.87E-18</text:p>
          </table:table-cell>
          <table:table-cell office:value-type="float" office:value="1.11068E-018" calcext:value-type="float">
            <text:p>1.11E-18</text:p>
          </table:table-cell>
          <table:table-cell office:value-type="float" office:value="2.44748E-022" calcext:value-type="float">
            <text:p>2.45E-22</text:p>
          </table:table-cell>
          <table:table-cell office:value-type="float" office:value="6.58807E-022" calcext:value-type="float">
            <text:p>6.59E-22</text:p>
          </table:table-cell>
          <table:table-cell office:value-type="float" office:value="3.82516E-021" calcext:value-type="float">
            <text:p>3.83E-21</text:p>
          </table:table-cell>
          <table:table-cell office:value-type="float" office:value="3.50223E-020" calcext:value-type="float">
            <text:p>3.50E-20</text:p>
          </table:table-cell>
          <table:table-cell table:formula="of:=SUM([.J65:.K65])" office:value-type="float" office:value="6.19861E-016" calcext:value-type="float">
            <text:p>6.20E-16</text:p>
          </table:table-cell>
          <table:table-cell table:formula="of:=SUM([.L65:.R65])" office:value-type="float" office:value="2.994003E-016" calcext:value-type="float">
            <text:p>2.99E-16</text:p>
          </table:table-cell>
          <table:table-cell table:formula="of:=SUM([.S65:.AF65])" office:value-type="float" office:value="4.2752461994E-017" calcext:value-type="float">
            <text:p>4.28E-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8.286" calcext:value-type="float">
            <text:p>298.286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03.429" calcext:value-type="float">
            <text:p>303.429</text:p>
          </table:table-cell>
          <table:table-cell office:value-type="float" office:value="4.04856E-016" calcext:value-type="float">
            <text:p>4.05E-16</text:p>
          </table:table-cell>
          <table:table-cell office:value-type="float" office:value="2.12929E-016" calcext:value-type="float">
            <text:p>2.13E-16</text:p>
          </table:table-cell>
          <table:table-cell office:value-type="float" office:value="1.11968E-016" calcext:value-type="float">
            <text:p>1.12E-16</text:p>
          </table:table-cell>
          <table:table-cell office:value-type="float" office:value="6.89623E-017" calcext:value-type="float">
            <text:p>6.90E-17</text:p>
          </table:table-cell>
          <table:table-cell office:value-type="float" office:value="4.33949E-017" calcext:value-type="float">
            <text:p>4.34E-17</text:p>
          </table:table-cell>
          <table:table-cell office:value-type="float" office:value="3.24318E-017" calcext:value-type="float">
            <text:p>3.24E-17</text:p>
          </table:table-cell>
          <table:table-cell office:value-type="float" office:value="1.76637E-017" calcext:value-type="float">
            <text:p>1.77E-17</text:p>
          </table:table-cell>
          <table:table-cell office:value-type="float" office:value="1.49962E-017" calcext:value-type="float">
            <text:p>1.50E-17</text:p>
          </table:table-cell>
          <table:table-cell office:value-type="float" office:value="1.1434E-017" calcext:value-type="float">
            <text:p>1.14E-17</text:p>
          </table:table-cell>
          <table:table-cell office:value-type="float" office:value="7.29833E-018" calcext:value-type="float">
            <text:p>7.30E-18</text:p>
          </table:table-cell>
          <table:table-cell office:value-type="float" office:value="7.62455E-018" calcext:value-type="float">
            <text:p>7.62E-18</text:p>
          </table:table-cell>
          <table:table-cell office:value-type="float" office:value="6.42737E-018" calcext:value-type="float">
            <text:p>6.43E-18</text:p>
          </table:table-cell>
          <table:table-cell office:value-type="float" office:value="1.53504E-018" calcext:value-type="float">
            <text:p>1.54E-18</text:p>
          </table:table-cell>
          <table:table-cell office:value-type="float" office:value="1.16983E-018" calcext:value-type="float">
            <text:p>1.17E-18</text:p>
          </table:table-cell>
          <table:table-cell office:value-type="float" office:value="4.1264E-019" calcext:value-type="float">
            <text:p>4.13E-19</text:p>
          </table:table-cell>
          <table:table-cell office:value-type="float" office:value="3.18709E-018" calcext:value-type="float">
            <text:p>3.19E-18</text:p>
          </table:table-cell>
          <table:table-cell office:value-type="float" office:value="9.18098E-018" calcext:value-type="float">
            <text:p>9.18E-18</text:p>
          </table:table-cell>
          <table:table-cell office:value-type="float" office:value="4.95178E-018" calcext:value-type="float">
            <text:p>4.95E-18</text:p>
          </table:table-cell>
          <table:table-cell office:value-type="float" office:value="1.20031E-018" calcext:value-type="float">
            <text:p>1.20E-18</text:p>
          </table:table-cell>
          <table:table-cell office:value-type="float" office:value="1.5421E-021" calcext:value-type="float">
            <text:p>1.54E-21</text:p>
          </table:table-cell>
          <table:table-cell office:value-type="float" office:value="1.71047E-020" calcext:value-type="float">
            <text:p>1.71E-20</text:p>
          </table:table-cell>
          <table:table-cell office:value-type="float" office:value="7.74158E-020" calcext:value-type="float">
            <text:p>7.74E-20</text:p>
          </table:table-cell>
          <table:table-cell office:value-type="float" office:value="2.14717E-019" calcext:value-type="float">
            <text:p>2.15E-19</text:p>
          </table:table-cell>
          <table:table-cell table:formula="of:=SUM([.J66:.K66])" office:value-type="float" office:value="6.17785E-016" calcext:value-type="float">
            <text:p>6.18E-16</text:p>
          </table:table-cell>
          <table:table-cell table:formula="of:=SUM([.L66:.R66])" office:value-type="float" office:value="3.008509E-016" calcext:value-type="float">
            <text:p>3.01E-16</text:p>
          </table:table-cell>
          <table:table-cell table:formula="of:=SUM([.S66:.AF66])" office:value-type="float" office:value="4.32986996E-017" calcext:value-type="float">
            <text:p>4.33E-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318.857" calcext:value-type="float">
            <text:p>318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13.714" calcext:value-type="float">
            <text:p>313.714</text:p>
          </table:table-cell>
          <table:table-cell office:value-type="float" office:value="4.03564E-016" calcext:value-type="float">
            <text:p>4.04E-16</text:p>
          </table:table-cell>
          <table:table-cell office:value-type="float" office:value="2.12241E-016" calcext:value-type="float">
            <text:p>2.12E-16</text:p>
          </table:table-cell>
          <table:table-cell office:value-type="float" office:value="1.11601E-016" calcext:value-type="float">
            <text:p>1.12E-16</text:p>
          </table:table-cell>
          <table:table-cell office:value-type="float" office:value="6.94803E-017" calcext:value-type="float">
            <text:p>6.95E-17</text:p>
          </table:table-cell>
          <table:table-cell office:value-type="float" office:value="4.34634E-017" calcext:value-type="float">
            <text:p>4.35E-17</text:p>
          </table:table-cell>
          <table:table-cell office:value-type="float" office:value="3.23712E-017" calcext:value-type="float">
            <text:p>3.24E-17</text:p>
          </table:table-cell>
          <table:table-cell office:value-type="float" office:value="1.76322E-017" calcext:value-type="float">
            <text:p>1.76E-17</text:p>
          </table:table-cell>
          <table:table-cell office:value-type="float" office:value="1.49854E-017" calcext:value-type="float">
            <text:p>1.50E-17</text:p>
          </table:table-cell>
          <table:table-cell office:value-type="float" office:value="1.14309E-017" calcext:value-type="float">
            <text:p>1.14E-17</text:p>
          </table:table-cell>
          <table:table-cell office:value-type="float" office:value="7.30135E-018" calcext:value-type="float">
            <text:p>7.30E-18</text:p>
          </table:table-cell>
          <table:table-cell office:value-type="float" office:value="8.22095E-018" calcext:value-type="float">
            <text:p>8.22E-18</text:p>
          </table:table-cell>
          <table:table-cell office:value-type="float" office:value="6.97567E-018" calcext:value-type="float">
            <text:p>6.98E-18</text:p>
          </table:table-cell>
          <table:table-cell office:value-type="float" office:value="5.29354E-018" calcext:value-type="float">
            <text:p>5.29E-18</text:p>
          </table:table-cell>
          <table:table-cell office:value-type="float" office:value="4.73255E-020" calcext:value-type="float">
            <text:p>4.73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43507E-018" calcext:value-type="float">
            <text:p>3.44E-18</text:p>
          </table:table-cell>
          <table:table-cell office:value-type="float" office:value="1.00908E-017" calcext:value-type="float">
            <text:p>1.01E-17</text:p>
          </table:table-cell>
          <table:table-cell office:value-type="float" office:value="5.42095E-018" calcext:value-type="float">
            <text:p>5.42E-18</text:p>
          </table:table-cell>
          <table:table-cell office:value-type="float" office:value="1.28899E-018" calcext:value-type="float">
            <text:p>1.29E-18</text:p>
          </table:table-cell>
          <table:table-cell office:value-type="float" office:value="2.65601E-022" calcext:value-type="float">
            <text:p>2.66E-22</text:p>
          </table:table-cell>
          <table:table-cell office:value-type="float" office:value="8.5659E-022" calcext:value-type="float">
            <text:p>8.57E-22</text:p>
          </table:table-cell>
          <table:table-cell office:value-type="float" office:value="4.83381E-021" calcext:value-type="float">
            <text:p>4.83E-21</text:p>
          </table:table-cell>
          <table:table-cell office:value-type="float" office:value="4.2004E-020" calcext:value-type="float">
            <text:p>4.20E-20</text:p>
          </table:table-cell>
          <table:table-cell table:formula="of:=SUM([.J67:.K67])" office:value-type="float" office:value="6.15805E-016" calcext:value-type="float">
            <text:p>6.16E-16</text:p>
          </table:table-cell>
          <table:table-cell table:formula="of:=SUM([.L67:.R67])" office:value-type="float" office:value="3.009644E-016" calcext:value-type="float">
            <text:p>3.01E-16</text:p>
          </table:table-cell>
          <table:table-cell table:formula="of:=SUM([.S67:.AF67])" office:value-type="float" office:value="4.8122605501E-017" calcext:value-type="float">
            <text:p>4.81E-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18.857" calcext:value-type="float">
            <text:p>318.857</text:p>
          </table:table-cell>
          <table:table-cell office:value-type="float" office:value="329.143" calcext:value-type="float">
            <text:p>329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24" calcext:value-type="float">
            <text:p>324</text:p>
          </table:table-cell>
          <table:table-cell office:value-type="float" office:value="4.02623E-016" calcext:value-type="float">
            <text:p>4.03E-16</text:p>
          </table:table-cell>
          <table:table-cell office:value-type="float" office:value="2.11752E-016" calcext:value-type="float">
            <text:p>2.12E-16</text:p>
          </table:table-cell>
          <table:table-cell office:value-type="float" office:value="1.11354E-016" calcext:value-type="float">
            <text:p>1.11E-16</text:p>
          </table:table-cell>
          <table:table-cell office:value-type="float" office:value="6.93304E-017" calcext:value-type="float">
            <text:p>6.93E-17</text:p>
          </table:table-cell>
          <table:table-cell office:value-type="float" office:value="4.42425E-017" calcext:value-type="float">
            <text:p>4.42E-17</text:p>
          </table:table-cell>
          <table:table-cell office:value-type="float" office:value="3.23531E-017" calcext:value-type="float">
            <text:p>3.24E-17</text:p>
          </table:table-cell>
          <table:table-cell office:value-type="float" office:value="1.77787E-017" calcext:value-type="float">
            <text:p>1.78E-17</text:p>
          </table:table-cell>
          <table:table-cell office:value-type="float" office:value="1.56785E-017" calcext:value-type="float">
            <text:p>1.57E-17</text:p>
          </table:table-cell>
          <table:table-cell office:value-type="float" office:value="1.18873E-017" calcext:value-type="float">
            <text:p>1.19E-17</text:p>
          </table:table-cell>
          <table:table-cell office:value-type="float" office:value="7.50489E-018" calcext:value-type="float">
            <text:p>7.50E-18</text:p>
          </table:table-cell>
          <table:table-cell office:value-type="float" office:value="8.93661E-018" calcext:value-type="float">
            <text:p>8.94E-18</text:p>
          </table:table-cell>
          <table:table-cell office:value-type="float" office:value="7.60386E-018" calcext:value-type="float">
            <text:p>7.60E-18</text:p>
          </table:table-cell>
          <table:table-cell office:value-type="float" office:value="5.7129E-018" calcext:value-type="float">
            <text:p>5.71E-18</text:p>
          </table:table-cell>
          <table:table-cell office:value-type="float" office:value="1.28487E-018" calcext:value-type="float">
            <text:p>1.28E-18</text:p>
          </table:table-cell>
          <table:table-cell office:value-type="float" office:value="4.8621E-019" calcext:value-type="float">
            <text:p>4.86E-19</text:p>
          </table:table-cell>
          <table:table-cell office:value-type="float" office:value="3.70579E-018" calcext:value-type="float">
            <text:p>3.71E-18</text:p>
          </table:table-cell>
          <table:table-cell office:value-type="float" office:value="1.00783E-017" calcext:value-type="float">
            <text:p>1.01E-17</text:p>
          </table:table-cell>
          <table:table-cell office:value-type="float" office:value="5.53627E-018" calcext:value-type="float">
            <text:p>5.54E-18</text:p>
          </table:table-cell>
          <table:table-cell office:value-type="float" office:value="1.38811E-018" calcext:value-type="float">
            <text:p>1.39E-18</text:p>
          </table:table-cell>
          <table:table-cell office:value-type="float" office:value="1.99151E-021" calcext:value-type="float">
            <text:p>1.99E-21</text:p>
          </table:table-cell>
          <table:table-cell office:value-type="float" office:value="1.96884E-020" calcext:value-type="float">
            <text:p>1.97E-20</text:p>
          </table:table-cell>
          <table:table-cell office:value-type="float" office:value="9.00975E-020" calcext:value-type="float">
            <text:p>9.01E-20</text:p>
          </table:table-cell>
          <table:table-cell office:value-type="float" office:value="2.78571E-019" calcext:value-type="float">
            <text:p>2.79E-19</text:p>
          </table:table-cell>
          <table:table-cell table:formula="of:=SUM([.J68:.K68])" office:value-type="float" office:value="6.14375E-016" calcext:value-type="float">
            <text:p>6.14E-16</text:p>
          </table:table-cell>
          <table:table-cell table:formula="of:=SUM([.L68:.R68])" office:value-type="float" office:value="3.026245E-016" calcext:value-type="float">
            <text:p>3.03E-16</text:p>
          </table:table-cell>
          <table:table-cell table:formula="of:=SUM([.S68:.AF68])" office:value-type="float" office:value="5.262815841E-017" calcext:value-type="float">
            <text:p>5.26E-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9.143" calcext:value-type="float">
            <text:p>329.143</text:p>
          </table:table-cell>
          <table:table-cell office:value-type="float" office:value="339.429" calcext:value-type="float">
            <text:p>339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34.286" calcext:value-type="float">
            <text:p>334.286</text:p>
          </table:table-cell>
          <table:table-cell office:value-type="float" office:value="4.02125E-016" calcext:value-type="float">
            <text:p>4.02E-16</text:p>
          </table:table-cell>
          <table:table-cell office:value-type="float" office:value="2.11468E-016" calcext:value-type="float">
            <text:p>2.11E-16</text:p>
          </table:table-cell>
          <table:table-cell office:value-type="float" office:value="1.11195E-016" calcext:value-type="float">
            <text:p>1.11E-16</text:p>
          </table:table-cell>
          <table:table-cell office:value-type="float" office:value="6.92303E-017" calcext:value-type="float">
            <text:p>6.92E-17</text:p>
          </table:table-cell>
          <table:table-cell office:value-type="float" office:value="4.48332E-017" calcext:value-type="float">
            <text:p>4.48E-17</text:p>
          </table:table-cell>
          <table:table-cell office:value-type="float" office:value="3.23797E-017" calcext:value-type="float">
            <text:p>3.24E-17</text:p>
          </table:table-cell>
          <table:table-cell office:value-type="float" office:value="1.77817E-017" calcext:value-type="float">
            <text:p>1.78E-17</text:p>
          </table:table-cell>
          <table:table-cell office:value-type="float" office:value="1.62642E-017" calcext:value-type="float">
            <text:p>1.63E-17</text:p>
          </table:table-cell>
          <table:table-cell office:value-type="float" office:value="1.24285E-017" calcext:value-type="float">
            <text:p>1.24E-17</text:p>
          </table:table-cell>
          <table:table-cell office:value-type="float" office:value="8.09926E-018" calcext:value-type="float">
            <text:p>8.10E-18</text:p>
          </table:table-cell>
          <table:table-cell office:value-type="float" office:value="9.204E-018" calcext:value-type="float">
            <text:p>9.20E-18</text:p>
          </table:table-cell>
          <table:table-cell office:value-type="float" office:value="8.27624E-018" calcext:value-type="float">
            <text:p>8.28E-18</text:p>
          </table:table-cell>
          <table:table-cell office:value-type="float" office:value="1.17572E-017" calcext:value-type="float">
            <text:p>1.18E-17</text:p>
          </table:table-cell>
          <table:table-cell office:value-type="float" office:value="1.51608E-018" calcext:value-type="float">
            <text:p>1.52E-18</text:p>
          </table:table-cell>
          <table:table-cell office:value-type="float" office:value="5.6819E-019" calcext:value-type="float">
            <text:p>5.68E-19</text:p>
          </table:table-cell>
          <table:table-cell office:value-type="float" office:value="4.00645E-018" calcext:value-type="float">
            <text:p>4.01E-18</text:p>
          </table:table-cell>
          <table:table-cell office:value-type="float" office:value="1.00511E-017" calcext:value-type="float">
            <text:p>1.01E-17</text:p>
          </table:table-cell>
          <table:table-cell office:value-type="float" office:value="5.65987E-018" calcext:value-type="float">
            <text:p>5.66E-18</text:p>
          </table:table-cell>
          <table:table-cell office:value-type="float" office:value="1.49638E-018" calcext:value-type="float">
            <text:p>1.50E-18</text:p>
          </table:table-cell>
          <table:table-cell office:value-type="float" office:value="2.69663E-021" calcext:value-type="float">
            <text:p>2.70E-21</text:p>
          </table:table-cell>
          <table:table-cell office:value-type="float" office:value="2.432E-020" calcext:value-type="float">
            <text:p>2.43E-20</text:p>
          </table:table-cell>
          <table:table-cell office:value-type="float" office:value="1.12368E-019" calcext:value-type="float">
            <text:p>1.12E-19</text:p>
          </table:table-cell>
          <table:table-cell office:value-type="float" office:value="3.78165E-019" calcext:value-type="float">
            <text:p>3.78E-19</text:p>
          </table:table-cell>
          <table:table-cell table:formula="of:=SUM([.J69:.K69])" office:value-type="float" office:value="6.13593E-016" calcext:value-type="float">
            <text:p>6.14E-16</text:p>
          </table:table-cell>
          <table:table-cell table:formula="of:=SUM([.L69:.R69])" office:value-type="float" office:value="3.041126E-016" calcext:value-type="float">
            <text:p>3.04E-16</text:p>
          </table:table-cell>
          <table:table-cell table:formula="of:=SUM([.S69:.AF69])" office:value-type="float" office:value="6.115231963E-017" calcext:value-type="float">
            <text:p>6.12E-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9.429" calcext:value-type="float">
            <text:p>339.429</text:p>
          </table:table-cell>
          <table:table-cell office:value-type="float" office:value="349.714" calcext:value-type="float">
            <text:p>349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44.571" calcext:value-type="float">
            <text:p>344.571</text:p>
          </table:table-cell>
          <table:table-cell office:value-type="float" office:value="4.02302E-016" calcext:value-type="float">
            <text:p>4.02E-16</text:p>
          </table:table-cell>
          <table:table-cell office:value-type="float" office:value="2.11539E-016" calcext:value-type="float">
            <text:p>2.12E-16</text:p>
          </table:table-cell>
          <table:table-cell office:value-type="float" office:value="1.11227E-016" calcext:value-type="float">
            <text:p>1.11E-16</text:p>
          </table:table-cell>
          <table:table-cell office:value-type="float" office:value="6.92489E-017" calcext:value-type="float">
            <text:p>6.92E-17</text:p>
          </table:table-cell>
          <table:table-cell office:value-type="float" office:value="4.49166E-017" calcext:value-type="float">
            <text:p>4.49E-17</text:p>
          </table:table-cell>
          <table:table-cell office:value-type="float" office:value="3.33843E-017" calcext:value-type="float">
            <text:p>3.34E-17</text:p>
          </table:table-cell>
          <table:table-cell office:value-type="float" office:value="1.78346E-017" calcext:value-type="float">
            <text:p>1.78E-17</text:p>
          </table:table-cell>
          <table:table-cell office:value-type="float" office:value="1.63028E-017" calcext:value-type="float">
            <text:p>1.63E-17</text:p>
          </table:table-cell>
          <table:table-cell office:value-type="float" office:value="1.29493E-017" calcext:value-type="float">
            <text:p>1.29E-17</text:p>
          </table:table-cell>
          <table:table-cell office:value-type="float" office:value="8.64245E-018" calcext:value-type="float">
            <text:p>8.64E-18</text:p>
          </table:table-cell>
          <table:table-cell office:value-type="float" office:value="9.92187E-018" calcext:value-type="float">
            <text:p>9.92E-18</text:p>
          </table:table-cell>
          <table:table-cell office:value-type="float" office:value="9.53021E-018" calcext:value-type="float">
            <text:p>9.53E-18</text:p>
          </table:table-cell>
          <table:table-cell office:value-type="float" office:value="1.03976E-017" calcext:value-type="float">
            <text:p>1.04E-17</text:p>
          </table:table-cell>
          <table:table-cell office:value-type="float" office:value="3.53414E-018" calcext:value-type="float">
            <text:p>3.53E-18</text:p>
          </table:table-cell>
          <table:table-cell office:value-type="float" office:value="1.32107E-018" calcext:value-type="float">
            <text:p>1.32E-18</text:p>
          </table:table-cell>
          <table:table-cell office:value-type="float" office:value="7.3545E-018" calcext:value-type="float">
            <text:p>7.35E-18</text:p>
          </table:table-cell>
          <table:table-cell office:value-type="float" office:value="1.00081E-017" calcext:value-type="float">
            <text:p>1.00E-17</text:p>
          </table:table-cell>
          <table:table-cell office:value-type="float" office:value="5.90787E-018" calcext:value-type="float">
            <text:p>5.91E-18</text:p>
          </table:table-cell>
          <table:table-cell office:value-type="float" office:value="3.88316E-018" calcext:value-type="float">
            <text:p>3.88E-18</text:p>
          </table:table-cell>
          <table:table-cell office:value-type="float" office:value="2.6735E-020" calcext:value-type="float">
            <text:p>2.67E-20</text:p>
          </table:table-cell>
          <table:table-cell office:value-type="float" office:value="2.40108E-019" calcext:value-type="float">
            <text:p>2.40E-19</text:p>
          </table:table-cell>
          <table:table-cell office:value-type="float" office:value="1.2097E-018" calcext:value-type="float">
            <text:p>1.21E-18</text:p>
          </table:table-cell>
          <table:table-cell office:value-type="float" office:value="7.20046E-019" calcext:value-type="float">
            <text:p>7.20E-19</text:p>
          </table:table-cell>
          <table:table-cell table:formula="of:=SUM([.J70:.K70])" office:value-type="float" office:value="6.13841E-016" calcext:value-type="float">
            <text:p>6.14E-16</text:p>
          </table:table-cell>
          <table:table-cell table:formula="of:=SUM([.L70:.R70])" office:value-type="float" office:value="3.058635E-016" calcext:value-type="float">
            <text:p>3.06E-16</text:p>
          </table:table-cell>
          <table:table-cell table:formula="of:=SUM([.S70:.AF70])" office:value-type="float" office:value="7.2697559E-017" calcext:value-type="float">
            <text:p>7.27E-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49.714" calcext:value-type="float">
            <text:p>349.714</text:p>
          </table:table-cell>
          <table:table-cell office:value-type="float" office:value="360" calcext:value-type="float">
            <text:p>360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54.857" calcext:value-type="float">
            <text:p>354.857</text:p>
          </table:table-cell>
          <table:table-cell office:value-type="float" office:value="4.03643E-016" calcext:value-type="float">
            <text:p>4.04E-16</text:p>
          </table:table-cell>
          <table:table-cell office:value-type="float" office:value="2.12267E-016" calcext:value-type="float">
            <text:p>2.12E-16</text:p>
          </table:table-cell>
          <table:table-cell office:value-type="float" office:value="1.11618E-016" calcext:value-type="float">
            <text:p>1.12E-16</text:p>
          </table:table-cell>
          <table:table-cell office:value-type="float" office:value="6.94934E-017" calcext:value-type="float">
            <text:p>6.95E-17</text:p>
          </table:table-cell>
          <table:table-cell office:value-type="float" office:value="4.50756E-017" calcext:value-type="float">
            <text:p>4.51E-17</text:p>
          </table:table-cell>
          <table:table-cell office:value-type="float" office:value="3.36927E-017" calcext:value-type="float">
            <text:p>3.37E-17</text:p>
          </table:table-cell>
          <table:table-cell office:value-type="float" office:value="1.85142E-017" calcext:value-type="float">
            <text:p>1.85E-17</text:p>
          </table:table-cell>
          <table:table-cell office:value-type="float" office:value="1.69357E-017" calcext:value-type="float">
            <text:p>1.69E-17</text:p>
          </table:table-cell>
          <table:table-cell office:value-type="float" office:value="1.32431E-017" calcext:value-type="float">
            <text:p>1.32E-17</text:p>
          </table:table-cell>
          <table:table-cell office:value-type="float" office:value="8.86111E-018" calcext:value-type="float">
            <text:p>8.86E-18</text:p>
          </table:table-cell>
          <table:table-cell office:value-type="float" office:value="1.08248E-017" calcext:value-type="float">
            <text:p>1.08E-17</text:p>
          </table:table-cell>
          <table:table-cell office:value-type="float" office:value="1.04008E-017" calcext:value-type="float">
            <text:p>1.04E-17</text:p>
          </table:table-cell>
          <table:table-cell office:value-type="float" office:value="9.42728E-018" calcext:value-type="float">
            <text:p>9.43E-18</text:p>
          </table:table-cell>
          <table:table-cell office:value-type="float" office:value="7.71815E-018" calcext:value-type="float">
            <text:p>7.72E-18</text:p>
          </table:table-cell>
          <table:table-cell office:value-type="float" office:value="3.15339E-018" calcext:value-type="float">
            <text:p>3.15E-18</text:p>
          </table:table-cell>
          <table:table-cell office:value-type="float" office:value="5.5101E-018" calcext:value-type="float">
            <text:p>5.51E-18</text:p>
          </table:table-cell>
          <table:table-cell office:value-type="float" office:value="1.05506E-017" calcext:value-type="float">
            <text:p>1.06E-17</text:p>
          </table:table-cell>
          <table:table-cell office:value-type="float" office:value="6.20875E-018" calcext:value-type="float">
            <text:p>6.21E-18</text:p>
          </table:table-cell>
          <table:table-cell office:value-type="float" office:value="2.32071E-018" calcext:value-type="float">
            <text:p>2.32E-18</text:p>
          </table:table-cell>
          <table:table-cell office:value-type="float" office:value="3.20132E-019" calcext:value-type="float">
            <text:p>3.20E-19</text:p>
          </table:table-cell>
          <table:table-cell office:value-type="float" office:value="2.78595E-018" calcext:value-type="float">
            <text:p>2.79E-18</text:p>
          </table:table-cell>
          <table:table-cell office:value-type="float" office:value="1.43485E-017" calcext:value-type="float">
            <text:p>1.43E-17</text:p>
          </table:table-cell>
          <table:table-cell office:value-type="float" office:value="1.62775E-018" calcext:value-type="float">
            <text:p>1.63E-18</text:p>
          </table:table-cell>
          <table:table-cell table:formula="of:=SUM([.J71:.K71])" office:value-type="float" office:value="6.1591E-016" calcext:value-type="float">
            <text:p>6.16E-16</text:p>
          </table:table-cell>
          <table:table-cell table:formula="of:=SUM([.L71:.R71])" office:value-type="float" office:value="3.085727E-016" calcext:value-type="float">
            <text:p>3.09E-16</text:p>
          </table:table-cell>
          <table:table-cell table:formula="of:=SUM([.S71:.AF71])" office:value-type="float" office:value="9.4058022E-017" calcext:value-type="float">
            <text:p>9.41E-1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5.45455" calcext:value-type="float">
            <text:p>5.45455</text:p>
          </table:table-cell>
          <table:table-cell office:value-type="float" office:value="0.000000000000538523" calcext:value-type="float">
            <text:p>5.39E-13</text:p>
          </table:table-cell>
          <table:table-cell office:value-type="float" office:value="0.00000000000024504" calcext:value-type="float">
            <text:p>2.45E-13</text:p>
          </table:table-cell>
          <table:table-cell office:value-type="float" office:value="0.000000000000123685" calcext:value-type="float">
            <text:p>1.24E-13</text:p>
          </table:table-cell>
          <table:table-cell office:value-type="float" office:value="0.0000000000000710193" calcext:value-type="float">
            <text:p>7.10E-14</text:p>
          </table:table-cell>
          <table:table-cell office:value-type="float" office:value="0.0000000000000441178" calcext:value-type="float">
            <text:p>4.41E-14</text:p>
          </table:table-cell>
          <table:table-cell office:value-type="float" office:value="0.0000000000000314663" calcext:value-type="float">
            <text:p>3.15E-14</text:p>
          </table:table-cell>
          <table:table-cell office:value-type="float" office:value="0.00000000000002564" calcext:value-type="float">
            <text:p>2.56E-14</text:p>
          </table:table-cell>
          <table:table-cell office:value-type="float" office:value="0.000000000000020897" calcext:value-type="float">
            <text:p>2.09E-14</text:p>
          </table:table-cell>
          <table:table-cell office:value-type="float" office:value="0.0000000000000114726" calcext:value-type="float">
            <text:p>1.15E-14</text:p>
          </table:table-cell>
          <table:table-cell office:value-type="float" office:value="0.0000000000000101303" calcext:value-type="float">
            <text:p>1.01E-14</text:p>
          </table:table-cell>
          <table:table-cell office:value-type="float" office:value="0.0000000000000108585" calcext:value-type="float">
            <text:p>1.09E-14</text:p>
          </table:table-cell>
          <table:table-cell office:value-type="float" office:value="6.19367E-015" calcext:value-type="float">
            <text:p>6.19E-15</text:p>
          </table:table-cell>
          <table:table-cell office:value-type="float" office:value="7.39092E-015" calcext:value-type="float">
            <text:p>7.39E-15</text:p>
          </table:table-cell>
          <table:table-cell office:value-type="float" office:value="2.94026E-015" calcext:value-type="float">
            <text:p>2.94E-15</text:p>
          </table:table-cell>
          <table:table-cell office:value-type="float" office:value="0.0000000000000123955" calcext:value-type="float">
            <text:p>1.24E-14</text:p>
          </table:table-cell>
          <table:table-cell office:value-type="float" office:value="5.63678E-015" calcext:value-type="float">
            <text:p>5.64E-15</text:p>
          </table:table-cell>
          <table:table-cell office:value-type="float" office:value="2.75617E-015" calcext:value-type="float">
            <text:p>2.76E-15</text:p>
          </table:table-cell>
          <table:table-cell office:value-type="float" office:value="1.23315E-015" calcext:value-type="float">
            <text:p>1.23E-15</text:p>
          </table:table-cell>
          <table:table-cell office:value-type="float" office:value="3.75172E-015" calcext:value-type="float">
            <text:p>3.75E-15</text:p>
          </table:table-cell>
          <table:table-cell office:value-type="float" office:value="2.45852E-015" calcext:value-type="float">
            <text:p>2.46E-15</text:p>
          </table:table-cell>
          <table:table-cell office:value-type="float" office:value="1.83154E-015" calcext:value-type="float">
            <text:p>1.83E-15</text:p>
          </table:table-cell>
          <table:table-cell office:value-type="float" office:value="1.13083E-015" calcext:value-type="float">
            <text:p>1.13E-15</text:p>
          </table:table-cell>
          <table:table-cell office:value-type="float" office:value="1.99466E-015" calcext:value-type="float">
            <text:p>1.99E-15</text:p>
          </table:table-cell>
          <table:table-cell table:formula="of:=SUM([.J72:.K72])" office:value-type="float" office:value="0.000000000000783563" calcext:value-type="float">
            <text:p>7.84E-13</text:p>
          </table:table-cell>
          <table:table-cell table:formula="of:=SUM([.L72:.R72])" office:value-type="float" office:value="0.000000000000328298" calcext:value-type="float">
            <text:p>3.28E-13</text:p>
          </table:table-cell>
          <table:table-cell table:formula="of:=SUM([.S72:.AF72])" office:value-type="float" office:value="0.00000000000007070252" calcext:value-type="float">
            <text:p>7.07E-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21.8182" calcext:value-type="float">
            <text:p>21.8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6.3636" calcext:value-type="float">
            <text:p>16.3636</text:p>
          </table:table-cell>
          <table:table-cell office:value-type="float" office:value="0.000000000000270374" calcext:value-type="float">
            <text:p>2.70E-13</text:p>
          </table:table-cell>
          <table:table-cell office:value-type="float" office:value="0.000000000000123013" calcext:value-type="float">
            <text:p>1.23E-13</text:p>
          </table:table-cell>
          <table:table-cell office:value-type="float" office:value="0.0000000000000620879" calcext:value-type="float">
            <text:p>6.21E-14</text:p>
          </table:table-cell>
          <table:table-cell office:value-type="float" office:value="0.0000000000000356502" calcext:value-type="float">
            <text:p>3.57E-14</text:p>
          </table:table-cell>
          <table:table-cell office:value-type="float" office:value="0.0000000000000221468" calcext:value-type="float">
            <text:p>2.21E-14</text:p>
          </table:table-cell>
          <table:table-cell office:value-type="float" office:value="0.000000000000015024" calcext:value-type="float">
            <text:p>1.50E-14</text:p>
          </table:table-cell>
          <table:table-cell office:value-type="float" office:value="0.0000000000000122217" calcext:value-type="float">
            <text:p>1.22E-14</text:p>
          </table:table-cell>
          <table:table-cell office:value-type="float" office:value="0.0000000000000100834" calcext:value-type="float">
            <text:p>1.01E-14</text:p>
          </table:table-cell>
          <table:table-cell office:value-type="float" office:value="5.5229E-015" calcext:value-type="float">
            <text:p>5.52E-15</text:p>
          </table:table-cell>
          <table:table-cell office:value-type="float" office:value="4.48876E-015" calcext:value-type="float">
            <text:p>4.49E-15</text:p>
          </table:table-cell>
          <table:table-cell office:value-type="float" office:value="4.81113E-015" calcext:value-type="float">
            <text:p>4.81E-15</text:p>
          </table:table-cell>
          <table:table-cell office:value-type="float" office:value="2.53996E-015" calcext:value-type="float">
            <text:p>2.54E-15</text:p>
          </table:table-cell>
          <table:table-cell office:value-type="float" office:value="4.37732E-015" calcext:value-type="float">
            <text:p>4.38E-15</text:p>
          </table:table-cell>
          <table:table-cell office:value-type="float" office:value="9.15133E-016" calcext:value-type="float">
            <text:p>9.15E-16</text:p>
          </table:table-cell>
          <table:table-cell office:value-type="float" office:value="6.39341E-016" calcext:value-type="float">
            <text:p>6.39E-16</text:p>
          </table:table-cell>
          <table:table-cell office:value-type="float" office:value="2.59879E-015" calcext:value-type="float">
            <text:p>2.60E-15</text:p>
          </table:table-cell>
          <table:table-cell office:value-type="float" office:value="1.23683E-015" calcext:value-type="float">
            <text:p>1.24E-15</text:p>
          </table:table-cell>
          <table:table-cell office:value-type="float" office:value="5.89968E-016" calcext:value-type="float">
            <text:p>5.90E-16</text:p>
          </table:table-cell>
          <table:table-cell office:value-type="float" office:value="1.79335E-015" calcext:value-type="float">
            <text:p>1.79E-15</text:p>
          </table:table-cell>
          <table:table-cell office:value-type="float" office:value="1.09773E-015" calcext:value-type="float">
            <text:p>1.10E-15</text:p>
          </table:table-cell>
          <table:table-cell office:value-type="float" office:value="8.63132E-016" calcext:value-type="float">
            <text:p>8.63E-16</text:p>
          </table:table-cell>
          <table:table-cell office:value-type="float" office:value="8.0996E-016" calcext:value-type="float">
            <text:p>8.10E-16</text:p>
          </table:table-cell>
          <table:table-cell office:value-type="float" office:value="1.25088E-015" calcext:value-type="float">
            <text:p>1.25E-15</text:p>
          </table:table-cell>
          <table:table-cell table:formula="of:=SUM([.J73:.K73])" office:value-type="float" office:value="0.000000000000393387" calcext:value-type="float">
            <text:p>3.93E-13</text:p>
          </table:table-cell>
          <table:table-cell table:formula="of:=SUM([.L73:.R73])" office:value-type="float" office:value="0.0000000000001627369" calcext:value-type="float">
            <text:p>1.63E-13</text:p>
          </table:table-cell>
          <table:table-cell table:formula="of:=SUM([.S73:.AF73])" office:value-type="float" office:value="0.000000000000028012284" calcext:value-type="float">
            <text:p>2.80E-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.8182" calcext:value-type="float">
            <text:p>21.8182</text:p>
          </table:table-cell>
          <table:table-cell office:value-type="float" office:value="32.7273" calcext:value-type="float">
            <text:p>32.7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7.2727" calcext:value-type="float">
            <text:p>27.2727</text:p>
          </table:table-cell>
          <table:table-cell office:value-type="float" office:value="0.000000000000270599" calcext:value-type="float">
            <text:p>2.71E-13</text:p>
          </table:table-cell>
          <table:table-cell office:value-type="float" office:value="0.000000000000123128" calcext:value-type="float">
            <text:p>1.23E-13</text:p>
          </table:table-cell>
          <table:table-cell office:value-type="float" office:value="0.0000000000000621485" calcext:value-type="float">
            <text:p>6.21E-14</text:p>
          </table:table-cell>
          <table:table-cell office:value-type="float" office:value="0.0000000000000356849" calcext:value-type="float">
            <text:p>3.57E-14</text:p>
          </table:table-cell>
          <table:table-cell office:value-type="float" office:value="0.0000000000000212638" calcext:value-type="float">
            <text:p>2.13E-14</text:p>
          </table:table-cell>
          <table:table-cell office:value-type="float" office:value="0.0000000000000150507" calcext:value-type="float">
            <text:p>1.51E-14</text:p>
          </table:table-cell>
          <table:table-cell office:value-type="float" office:value="0.0000000000000122634" calcext:value-type="float">
            <text:p>1.23E-14</text:p>
          </table:table-cell>
          <table:table-cell office:value-type="float" office:value="9.6796E-015" calcext:value-type="float">
            <text:p>9.68E-15</text:p>
          </table:table-cell>
          <table:table-cell office:value-type="float" office:value="5.10716E-015" calcext:value-type="float">
            <text:p>5.11E-15</text:p>
          </table:table-cell>
          <table:table-cell office:value-type="float" office:value="4.33843E-015" calcext:value-type="float">
            <text:p>4.34E-15</text:p>
          </table:table-cell>
          <table:table-cell office:value-type="float" office:value="4.21106E-015" calcext:value-type="float">
            <text:p>4.21E-15</text:p>
          </table:table-cell>
          <table:table-cell office:value-type="float" office:value="3.98675E-015" calcext:value-type="float">
            <text:p>3.99E-15</text:p>
          </table:table-cell>
          <table:table-cell office:value-type="float" office:value="1.78693E-015" calcext:value-type="float">
            <text:p>1.79E-15</text:p>
          </table:table-cell>
          <table:table-cell office:value-type="float" office:value="3.94734E-016" calcext:value-type="float">
            <text:p>3.95E-16</text:p>
          </table:table-cell>
          <table:table-cell office:value-type="float" office:value="2.74818E-016" calcext:value-type="float">
            <text:p>2.75E-16</text:p>
          </table:table-cell>
          <table:table-cell office:value-type="float" office:value="1.05805E-015" calcext:value-type="float">
            <text:p>1.06E-15</text:p>
          </table:table-cell>
          <table:table-cell office:value-type="float" office:value="1.13962E-015" calcext:value-type="float">
            <text:p>1.14E-15</text:p>
          </table:table-cell>
          <table:table-cell office:value-type="float" office:value="5.89413E-016" calcext:value-type="float">
            <text:p>5.89E-16</text:p>
          </table:table-cell>
          <table:table-cell office:value-type="float" office:value="1.79462E-015" calcext:value-type="float">
            <text:p>1.79E-15</text:p>
          </table:table-cell>
          <table:table-cell office:value-type="float" office:value="9.96861E-016" calcext:value-type="float">
            <text:p>9.97E-16</text:p>
          </table:table-cell>
          <table:table-cell office:value-type="float" office:value="7.16931E-016" calcext:value-type="float">
            <text:p>7.17E-16</text:p>
          </table:table-cell>
          <table:table-cell office:value-type="float" office:value="3.12989E-016" calcext:value-type="float">
            <text:p>3.13E-16</text:p>
          </table:table-cell>
          <table:table-cell office:value-type="float" office:value="4.88773E-016" calcext:value-type="float">
            <text:p>4.89E-16</text:p>
          </table:table-cell>
          <table:table-cell table:formula="of:=SUM([.J74:.K74])" office:value-type="float" office:value="0.000000000000393727" calcext:value-type="float">
            <text:p>3.94E-13</text:p>
          </table:table-cell>
          <table:table-cell table:formula="of:=SUM([.L74:.R74])" office:value-type="float" office:value="0.00000000000016119806" calcext:value-type="float">
            <text:p>1.61E-13</text:p>
          </table:table-cell>
          <table:table-cell table:formula="of:=SUM([.S74:.AF74])" office:value-type="float" office:value="0.000000000000022089979" calcext:value-type="float">
            <text:p>2.21E-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.7273" calcext:value-type="float">
            <text:p>32.7273</text:p>
          </table:table-cell>
          <table:table-cell office:value-type="float" office:value="43.6364" calcext:value-type="float">
            <text:p>43.6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8.1818" calcext:value-type="float">
            <text:p>38.1818</text:p>
          </table:table-cell>
          <table:table-cell office:value-type="float" office:value="0.00000000000027063" calcext:value-type="float">
            <text:p>2.71E-13</text:p>
          </table:table-cell>
          <table:table-cell office:value-type="float" office:value="0.000000000000123157" calcext:value-type="float">
            <text:p>1.23E-13</text:p>
          </table:table-cell>
          <table:table-cell office:value-type="float" office:value="0.0000000000000621665" calcext:value-type="float">
            <text:p>6.22E-14</text:p>
          </table:table-cell>
          <table:table-cell office:value-type="float" office:value="0.0000000000000353224" calcext:value-type="float">
            <text:p>3.53E-14</text:p>
          </table:table-cell>
          <table:table-cell office:value-type="float" office:value="0.0000000000000211552" calcext:value-type="float">
            <text:p>2.12E-14</text:p>
          </table:table-cell>
          <table:table-cell office:value-type="float" office:value="0.0000000000000150865" calcext:value-type="float">
            <text:p>1.51E-14</text:p>
          </table:table-cell>
          <table:table-cell office:value-type="float" office:value="0.0000000000000118155" calcext:value-type="float">
            <text:p>1.18E-14</text:p>
          </table:table-cell>
          <table:table-cell office:value-type="float" office:value="9.20315E-015" calcext:value-type="float">
            <text:p>9.20E-15</text:p>
          </table:table-cell>
          <table:table-cell office:value-type="float" office:value="4.71374E-015" calcext:value-type="float">
            <text:p>4.71E-15</text:p>
          </table:table-cell>
          <table:table-cell office:value-type="float" office:value="4.11785E-015" calcext:value-type="float">
            <text:p>4.12E-15</text:p>
          </table:table-cell>
          <table:table-cell office:value-type="float" office:value="5.48485E-015" calcext:value-type="float">
            <text:p>5.48E-15</text:p>
          </table:table-cell>
          <table:table-cell office:value-type="float" office:value="2.20899E-015" calcext:value-type="float">
            <text:p>2.21E-15</text:p>
          </table:table-cell>
          <table:table-cell office:value-type="float" office:value="1.59835E-015" calcext:value-type="float">
            <text:p>1.60E-15</text:p>
          </table:table-cell>
          <table:table-cell office:value-type="float" office:value="3.39273E-016" calcext:value-type="float">
            <text:p>3.39E-16</text:p>
          </table:table-cell>
          <table:table-cell office:value-type="float" office:value="2.33112E-016" calcext:value-type="float">
            <text:p>2.33E-16</text:p>
          </table:table-cell>
          <table:table-cell office:value-type="float" office:value="1.41604E-015" calcext:value-type="float">
            <text:p>1.42E-15</text:p>
          </table:table-cell>
          <table:table-cell office:value-type="float" office:value="1.05177E-015" calcext:value-type="float">
            <text:p>1.05E-15</text:p>
          </table:table-cell>
          <table:table-cell office:value-type="float" office:value="5.89708E-016" calcext:value-type="float">
            <text:p>5.90E-16</text:p>
          </table:table-cell>
          <table:table-cell office:value-type="float" office:value="1.79675E-015" calcext:value-type="float">
            <text:p>1.80E-15</text:p>
          </table:table-cell>
          <table:table-cell office:value-type="float" office:value="9.16164E-016" calcext:value-type="float">
            <text:p>9.16E-16</text:p>
          </table:table-cell>
          <table:table-cell office:value-type="float" office:value="6.98052E-016" calcext:value-type="float">
            <text:p>6.98E-16</text:p>
          </table:table-cell>
          <table:table-cell office:value-type="float" office:value="5.46536E-016" calcext:value-type="float">
            <text:p>5.47E-16</text:p>
          </table:table-cell>
          <table:table-cell office:value-type="float" office:value="8.04378E-016" calcext:value-type="float">
            <text:p>8.04E-16</text:p>
          </table:table-cell>
          <table:table-cell table:formula="of:=SUM([.J75:.K75])" office:value-type="float" office:value="0.000000000000393787" calcext:value-type="float">
            <text:p>3.94E-13</text:p>
          </table:table-cell>
          <table:table-cell table:formula="of:=SUM([.L75:.R75])" office:value-type="float" office:value="0.00000000000015946299" calcext:value-type="float">
            <text:p>1.59E-13</text:p>
          </table:table-cell>
          <table:table-cell table:formula="of:=SUM([.S75:.AF75])" office:value-type="float" office:value="0.000000000000021801823" calcext:value-type="float">
            <text:p>2.18E-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.6364" calcext:value-type="float">
            <text:p>43.6364</text:p>
          </table:table-cell>
          <table:table-cell office:value-type="float" office:value="54.5455" calcext:value-type="float">
            <text:p>54.5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49.0909" calcext:value-type="float">
            <text:p>49.0909</text:p>
          </table:table-cell>
          <table:table-cell office:value-type="float" office:value="0.000000000000270505" calcext:value-type="float">
            <text:p>2.71E-13</text:p>
          </table:table-cell>
          <table:table-cell office:value-type="float" office:value="0.000000000000123092" calcext:value-type="float">
            <text:p>1.23E-13</text:p>
          </table:table-cell>
          <table:table-cell office:value-type="float" office:value="0.0000000000000621288" calcext:value-type="float">
            <text:p>6.21E-14</text:p>
          </table:table-cell>
          <table:table-cell office:value-type="float" office:value="0.000000000000034783" calcext:value-type="float">
            <text:p>3.48E-14</text:p>
          </table:table-cell>
          <table:table-cell office:value-type="float" office:value="0.0000000000000211782" calcext:value-type="float">
            <text:p>2.12E-14</text:p>
          </table:table-cell>
          <table:table-cell office:value-type="float" office:value="0.0000000000000151056" calcext:value-type="float">
            <text:p>1.51E-14</text:p>
          </table:table-cell>
          <table:table-cell office:value-type="float" office:value="0.0000000000000112066" calcext:value-type="float">
            <text:p>1.12E-14</text:p>
          </table:table-cell>
          <table:table-cell office:value-type="float" office:value="8.85053E-015" calcext:value-type="float">
            <text:p>8.85E-15</text:p>
          </table:table-cell>
          <table:table-cell office:value-type="float" office:value="4.61199E-015" calcext:value-type="float">
            <text:p>4.61E-15</text:p>
          </table:table-cell>
          <table:table-cell office:value-type="float" office:value="3.77916E-015" calcext:value-type="float">
            <text:p>3.78E-15</text:p>
          </table:table-cell>
          <table:table-cell office:value-type="float" office:value="3.43858E-015" calcext:value-type="float">
            <text:p>3.44E-15</text:p>
          </table:table-cell>
          <table:table-cell office:value-type="float" office:value="1.68179E-015" calcext:value-type="float">
            <text:p>1.68E-15</text:p>
          </table:table-cell>
          <table:table-cell office:value-type="float" office:value="1.4916E-015" calcext:value-type="float">
            <text:p>1.49E-15</text:p>
          </table:table-cell>
          <table:table-cell office:value-type="float" office:value="2.21333E-017" calcext:value-type="float">
            <text:p>2.21E-17</text:p>
          </table:table-cell>
          <table:table-cell office:value-type="float" office:value="1.95609E-016" calcext:value-type="float">
            <text:p>1.96E-16</text:p>
          </table:table-cell>
          <table:table-cell office:value-type="float" office:value="3.61641E-016" calcext:value-type="float">
            <text:p>3.62E-16</text:p>
          </table:table-cell>
          <table:table-cell office:value-type="float" office:value="9.69876E-016" calcext:value-type="float">
            <text:p>9.70E-16</text:p>
          </table:table-cell>
          <table:table-cell office:value-type="float" office:value="5.90189E-016" calcext:value-type="float">
            <text:p>5.90E-16</text:p>
          </table:table-cell>
          <table:table-cell office:value-type="float" office:value="1.79815E-015" calcext:value-type="float">
            <text:p>1.80E-15</text:p>
          </table:table-cell>
          <table:table-cell office:value-type="float" office:value="8.34268E-016" calcext:value-type="float">
            <text:p>8.34E-16</text:p>
          </table:table-cell>
          <table:table-cell office:value-type="float" office:value="5.61358E-016" calcext:value-type="float">
            <text:p>5.61E-16</text:p>
          </table:table-cell>
          <table:table-cell office:value-type="float" office:value="9.97147E-018" calcext:value-type="float">
            <text:p>9.97E-18</text:p>
          </table:table-cell>
          <table:table-cell office:value-type="float" office:value="5.14502E-017" calcext:value-type="float">
            <text:p>5.15E-17</text:p>
          </table:table-cell>
          <table:table-cell table:formula="of:=SUM([.J76:.K76])" office:value-type="float" office:value="0.000000000000393597" calcext:value-type="float">
            <text:p>3.94E-13</text:p>
          </table:table-cell>
          <table:table-cell table:formula="of:=SUM([.L76:.R76])" office:value-type="float" office:value="0.00000000000015786472" calcext:value-type="float">
            <text:p>1.58E-13</text:p>
          </table:table-cell>
          <table:table-cell table:formula="of:=SUM([.S76:.AF76])" office:value-type="float" office:value="0.00000000000001578577597" calcext:value-type="float">
            <text:p>1.58E-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4.5455" calcext:value-type="float">
            <text:p>54.5455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270309" calcext:value-type="float">
            <text:p>2.70E-13</text:p>
          </table:table-cell>
          <table:table-cell office:value-type="float" office:value="0.000000000000123007" calcext:value-type="float">
            <text:p>1.23E-13</text:p>
          </table:table-cell>
          <table:table-cell office:value-type="float" office:value="0.0000000000000620886" calcext:value-type="float">
            <text:p>6.21E-14</text:p>
          </table:table-cell>
          <table:table-cell office:value-type="float" office:value="0.0000000000000342326" calcext:value-type="float">
            <text:p>3.42E-14</text:p>
          </table:table-cell>
          <table:table-cell office:value-type="float" office:value="0.0000000000000211994" calcext:value-type="float">
            <text:p>2.12E-14</text:p>
          </table:table-cell>
          <table:table-cell office:value-type="float" office:value="0.0000000000000151209" calcext:value-type="float">
            <text:p>1.51E-14</text:p>
          </table:table-cell>
          <table:table-cell office:value-type="float" office:value="0.0000000000000112327" calcext:value-type="float">
            <text:p>1.12E-14</text:p>
          </table:table-cell>
          <table:table-cell office:value-type="float" office:value="8.87507E-015" calcext:value-type="float">
            <text:p>8.88E-15</text:p>
          </table:table-cell>
          <table:table-cell office:value-type="float" office:value="4.6279E-015" calcext:value-type="float">
            <text:p>4.63E-15</text:p>
          </table:table-cell>
          <table:table-cell office:value-type="float" office:value="3.66108E-015" calcext:value-type="float">
            <text:p>3.66E-15</text:p>
          </table:table-cell>
          <table:table-cell office:value-type="float" office:value="3.28691E-015" calcext:value-type="float">
            <text:p>3.29E-15</text:p>
          </table:table-cell>
          <table:table-cell office:value-type="float" office:value="1.69015E-015" calcext:value-type="float">
            <text:p>1.69E-15</text:p>
          </table:table-cell>
          <table:table-cell office:value-type="float" office:value="7.13288E-016" calcext:value-type="float">
            <text:p>7.13E-16</text:p>
          </table:table-cell>
          <table:table-cell office:value-type="float" office:value="2.90346E-016" calcext:value-type="float">
            <text:p>2.90E-1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41106E-016" calcext:value-type="float">
            <text:p>4.41E-16</text:p>
          </table:table-cell>
          <table:table-cell office:value-type="float" office:value="8.89577E-016" calcext:value-type="float">
            <text:p>8.90E-16</text:p>
          </table:table-cell>
          <table:table-cell office:value-type="float" office:value="5.41438E-016" calcext:value-type="float">
            <text:p>5.41E-16</text:p>
          </table:table-cell>
          <table:table-cell office:value-type="float" office:value="1.63835E-015" calcext:value-type="float">
            <text:p>1.64E-15</text:p>
          </table:table-cell>
          <table:table-cell office:value-type="float" office:value="7.66607E-016" calcext:value-type="float">
            <text:p>7.67E-16</text:p>
          </table:table-cell>
          <table:table-cell office:value-type="float" office:value="5.4932E-016" calcext:value-type="float">
            <text:p>5.49E-16</text:p>
          </table:table-cell>
          <table:table-cell office:value-type="float" office:value="2.39535E-016" calcext:value-type="float">
            <text:p>2.40E-16</text:p>
          </table:table-cell>
          <table:table-cell office:value-type="float" office:value="3.32609E-016" calcext:value-type="float">
            <text:p>3.33E-16</text:p>
          </table:table-cell>
          <table:table-cell table:formula="of:=SUM([.J77:.K77])" office:value-type="float" office:value="0.000000000000393316" calcext:value-type="float">
            <text:p>3.93E-13</text:p>
          </table:table-cell>
          <table:table-cell table:formula="of:=SUM([.L77:.R77])" office:value-type="float" office:value="0.00000000000015737717" calcext:value-type="float">
            <text:p>1.57E-13</text:p>
          </table:table-cell>
          <table:table-cell table:formula="of:=SUM([.S77:.AF77])" office:value-type="float" office:value="0.000000000000015040316" calcext:value-type="float">
            <text:p>1.50E-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76.3636" calcext:value-type="float">
            <text:p>76.3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70.9091" calcext:value-type="float">
            <text:p>70.9091</text:p>
          </table:table-cell>
          <table:table-cell office:value-type="float" office:value="0.000000000000270048" calcext:value-type="float">
            <text:p>2.70E-13</text:p>
          </table:table-cell>
          <table:table-cell office:value-type="float" office:value="0.0000000000001229" calcext:value-type="float">
            <text:p>1.23E-13</text:p>
          </table:table-cell>
          <table:table-cell office:value-type="float" office:value="0.000000000000061515" calcext:value-type="float">
            <text:p>6.15E-14</text:p>
          </table:table-cell>
          <table:table-cell office:value-type="float" office:value="0.0000000000000341466" calcext:value-type="float">
            <text:p>3.41E-14</text:p>
          </table:table-cell>
          <table:table-cell office:value-type="float" office:value="0.0000000000000212104" calcext:value-type="float">
            <text:p>2.12E-14</text:p>
          </table:table-cell>
          <table:table-cell office:value-type="float" office:value="0.0000000000000145286" calcext:value-type="float">
            <text:p>1.45E-14</text:p>
          </table:table-cell>
          <table:table-cell office:value-type="float" office:value="0.0000000000000112317" calcext:value-type="float">
            <text:p>1.12E-14</text:p>
          </table:table-cell>
          <table:table-cell office:value-type="float" office:value="8.48446E-015" calcext:value-type="float">
            <text:p>8.48E-15</text:p>
          </table:table-cell>
          <table:table-cell office:value-type="float" office:value="4.35372E-015" calcext:value-type="float">
            <text:p>4.35E-15</text:p>
          </table:table-cell>
          <table:table-cell office:value-type="float" office:value="3.67314E-015" calcext:value-type="float">
            <text:p>3.67E-15</text:p>
          </table:table-cell>
          <table:table-cell office:value-type="float" office:value="1.79338E-015" calcext:value-type="float">
            <text:p>1.79E-15</text:p>
          </table:table-cell>
          <table:table-cell office:value-type="float" office:value="1.25704E-015" calcext:value-type="float">
            <text:p>1.26E-15</text:p>
          </table:table-cell>
          <table:table-cell office:value-type="float" office:value="1.3935E-015" calcext:value-type="float">
            <text:p>1.39E-15</text:p>
          </table:table-cell>
          <table:table-cell office:value-type="float" office:value="2.0568E-017" calcext:value-type="float">
            <text:p>2.06E-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8414E-016" calcext:value-type="float">
            <text:p>4.08E-16</text:p>
          </table:table-cell>
          <table:table-cell office:value-type="float" office:value="8.25354E-016" calcext:value-type="float">
            <text:p>8.25E-16</text:p>
          </table:table-cell>
          <table:table-cell office:value-type="float" office:value="5.41922E-016" calcext:value-type="float">
            <text:p>5.42E-16</text:p>
          </table:table-cell>
          <table:table-cell office:value-type="float" office:value="1.63991E-015" calcext:value-type="float">
            <text:p>1.64E-15</text:p>
          </table:table-cell>
          <table:table-cell office:value-type="float" office:value="7.08123E-016" calcext:value-type="float">
            <text:p>7.08E-16</text:p>
          </table:table-cell>
          <table:table-cell office:value-type="float" office:value="5.07522E-016" calcext:value-type="float">
            <text:p>5.08E-16</text:p>
          </table:table-cell>
          <table:table-cell office:value-type="float" office:value="2.2198E-016" calcext:value-type="float">
            <text:p>2.22E-16</text:p>
          </table:table-cell>
          <table:table-cell office:value-type="float" office:value="3.08232E-016" calcext:value-type="float">
            <text:p>3.08E-16</text:p>
          </table:table-cell>
          <table:table-cell table:formula="of:=SUM([.J78:.K78])" office:value-type="float" office:value="0.000000000000392948" calcext:value-type="float">
            <text:p>3.93E-13</text:p>
          </table:table-cell>
          <table:table-cell table:formula="of:=SUM([.L78:.R78])" office:value-type="float" office:value="0.00000000000015547048" calcext:value-type="float">
            <text:p>1.55E-13</text:p>
          </table:table-cell>
          <table:table-cell table:formula="of:=SUM([.S78:.AF78])" office:value-type="float" office:value="0.000000000000013299085" calcext:value-type="float">
            <text:p>1.33E-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6.3636" calcext:value-type="float">
            <text:p>76.3636</text:p>
          </table:table-cell>
          <table:table-cell office:value-type="float" office:value="87.2727" calcext:value-type="float">
            <text:p>87.2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81.8182" calcext:value-type="float">
            <text:p>81.8182</text:p>
          </table:table-cell>
          <table:table-cell office:value-type="float" office:value="0.000000000000269709" calcext:value-type="float">
            <text:p>2.70E-13</text:p>
          </table:table-cell>
          <table:table-cell office:value-type="float" office:value="0.000000000000122752" calcext:value-type="float">
            <text:p>1.23E-13</text:p>
          </table:table-cell>
          <table:table-cell office:value-type="float" office:value="0.0000000000000614553" calcext:value-type="float">
            <text:p>6.15E-14</text:p>
          </table:table-cell>
          <table:table-cell office:value-type="float" office:value="0.0000000000000341479" calcext:value-type="float">
            <text:p>3.41E-14</text:p>
          </table:table-cell>
          <table:table-cell office:value-type="float" office:value="0.0000000000000212111" calcext:value-type="float">
            <text:p>2.12E-14</text:p>
          </table:table-cell>
          <table:table-cell office:value-type="float" office:value="0.0000000000000145355" calcext:value-type="float">
            <text:p>1.45E-14</text:p>
          </table:table-cell>
          <table:table-cell office:value-type="float" office:value="0.0000000000000112439" calcext:value-type="float">
            <text:p>1.12E-14</text:p>
          </table:table-cell>
          <table:table-cell office:value-type="float" office:value="8.5014E-015" calcext:value-type="float">
            <text:p>8.50E-15</text:p>
          </table:table-cell>
          <table:table-cell office:value-type="float" office:value="4.3016E-015" calcext:value-type="float">
            <text:p>4.30E-15</text:p>
          </table:table-cell>
          <table:table-cell office:value-type="float" office:value="3.49873E-015" calcext:value-type="float">
            <text:p>3.50E-15</text:p>
          </table:table-cell>
          <table:table-cell office:value-type="float" office:value="3.19766E-015" calcext:value-type="float">
            <text:p>3.20E-15</text:p>
          </table:table-cell>
          <table:table-cell office:value-type="float" office:value="3.1931E-016" calcext:value-type="float">
            <text:p>3.19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8.24358E-016" calcext:value-type="float">
            <text:p>8.24E-16</text:p>
          </table:table-cell>
          <table:table-cell office:value-type="float" office:value="5.4244E-016" calcext:value-type="float">
            <text:p>5.42E-16</text:p>
          </table:table-cell>
          <table:table-cell office:value-type="float" office:value="1.64095E-015" calcext:value-type="float">
            <text:p>1.64E-15</text:p>
          </table:table-cell>
          <table:table-cell office:value-type="float" office:value="7.06456E-016" calcext:value-type="float">
            <text:p>7.06E-16</text:p>
          </table:table-cell>
          <table:table-cell office:value-type="float" office:value="4.72668E-016" calcext:value-type="float">
            <text:p>4.73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79:.K79])" office:value-type="float" office:value="0.000000000000392461" calcext:value-type="float">
            <text:p>3.92E-13</text:p>
          </table:table-cell>
          <table:table-cell table:formula="of:=SUM([.L79:.R79])" office:value-type="float" office:value="0.0000000000001553967" calcext:value-type="float">
            <text:p>1.55E-13</text:p>
          </table:table-cell>
          <table:table-cell table:formula="of:=SUM([.S79:.AF79])" office:value-type="float" office:value="0.000000000000011202572" calcext:value-type="float">
            <text:p>1.12E-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7.2727" calcext:value-type="float">
            <text:p>87.2727</text:p>
          </table:table-cell>
          <table:table-cell office:value-type="float" office:value="98.1818" calcext:value-type="float">
            <text:p>98.1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92.7273" calcext:value-type="float">
            <text:p>92.7273</text:p>
          </table:table-cell>
          <table:table-cell office:value-type="float" office:value="0.000000000000269285" calcext:value-type="float">
            <text:p>2.69E-13</text:p>
          </table:table-cell>
          <table:table-cell office:value-type="float" office:value="0.000000000000122562" calcext:value-type="float">
            <text:p>1.23E-13</text:p>
          </table:table-cell>
          <table:table-cell office:value-type="float" office:value="0.0000000000000613726" calcext:value-type="float">
            <text:p>6.14E-14</text:p>
          </table:table-cell>
          <table:table-cell office:value-type="float" office:value="0.0000000000000341316" calcext:value-type="float">
            <text:p>3.41E-14</text:p>
          </table:table-cell>
          <table:table-cell office:value-type="float" office:value="0.0000000000000212007" calcext:value-type="float">
            <text:p>2.12E-14</text:p>
          </table:table-cell>
          <table:table-cell office:value-type="float" office:value="0.0000000000000145345" calcext:value-type="float">
            <text:p>1.45E-14</text:p>
          </table:table-cell>
          <table:table-cell office:value-type="float" office:value="0.0000000000000112496" calcext:value-type="float">
            <text:p>1.12E-14</text:p>
          </table:table-cell>
          <table:table-cell office:value-type="float" office:value="8.5122E-015" calcext:value-type="float">
            <text:p>8.51E-15</text:p>
          </table:table-cell>
          <table:table-cell office:value-type="float" office:value="4.3105E-015" calcext:value-type="float">
            <text:p>4.31E-15</text:p>
          </table:table-cell>
          <table:table-cell office:value-type="float" office:value="3.38516E-015" calcext:value-type="float">
            <text:p>3.39E-15</text:p>
          </table:table-cell>
          <table:table-cell office:value-type="float" office:value="3.06905E-015" calcext:value-type="float">
            <text:p>3.07E-15</text:p>
          </table:table-cell>
          <table:table-cell office:value-type="float" office:value="1.58265E-015" calcext:value-type="float">
            <text:p>1.58E-15</text:p>
          </table:table-cell>
          <table:table-cell office:value-type="float" office:value="1.29206E-015" calcext:value-type="float">
            <text:p>1.29E-15</text:p>
          </table:table-cell>
          <table:table-cell office:value-type="float" office:value="2.86905E-016" calcext:value-type="float">
            <text:p>2.87E-16</text:p>
          </table:table-cell>
          <table:table-cell office:value-type="float" office:value="7.15864E-016" calcext:value-type="float">
            <text:p>7.16E-16</text:p>
          </table:table-cell>
          <table:table-cell office:value-type="float" office:value="7.68507E-016" calcext:value-type="float">
            <text:p>7.69E-16</text:p>
          </table:table-cell>
          <table:table-cell office:value-type="float" office:value="8.22619E-016" calcext:value-type="float">
            <text:p>8.23E-16</text:p>
          </table:table-cell>
          <table:table-cell office:value-type="float" office:value="5.42688E-016" calcext:value-type="float">
            <text:p>5.43E-16</text:p>
          </table:table-cell>
          <table:table-cell office:value-type="float" office:value="1.64145E-015" calcext:value-type="float">
            <text:p>1.64E-15</text:p>
          </table:table-cell>
          <table:table-cell office:value-type="float" office:value="7.09546E-016" calcext:value-type="float">
            <text:p>7.10E-16</text:p>
          </table:table-cell>
          <table:table-cell office:value-type="float" office:value="5.11693E-016" calcext:value-type="float">
            <text:p>5.12E-16</text:p>
          </table:table-cell>
          <table:table-cell office:value-type="float" office:value="2.33478E-016" calcext:value-type="float">
            <text:p>2.33E-16</text:p>
          </table:table-cell>
          <table:table-cell office:value-type="float" office:value="3.62127E-016" calcext:value-type="float">
            <text:p>3.62E-16</text:p>
          </table:table-cell>
          <table:table-cell table:formula="of:=SUM([.J80:.K80])" office:value-type="float" office:value="0.000000000000391847" calcext:value-type="float">
            <text:p>3.92E-13</text:p>
          </table:table-cell>
          <table:table-cell table:formula="of:=SUM([.L80:.R80])" office:value-type="float" office:value="0.0000000000001553117" calcext:value-type="float">
            <text:p>1.55E-13</text:p>
          </table:table-cell>
          <table:table-cell table:formula="of:=SUM([.S80:.AF80])" office:value-type="float" office:value="0.000000000000015923797" calcext:value-type="float">
            <text:p>1.59E-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8.1818" calcext:value-type="float">
            <text:p>98.1818</text:p>
          </table:table-cell>
          <table:table-cell office:value-type="float" office:value="109.091" calcext:value-type="float">
            <text:p>10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03.636" calcext:value-type="float">
            <text:p>103.636</text:p>
          </table:table-cell>
          <table:table-cell office:value-type="float" office:value="0.000000000000268796" calcext:value-type="float">
            <text:p>2.69E-13</text:p>
          </table:table-cell>
          <table:table-cell office:value-type="float" office:value="0.000000000000122335" calcext:value-type="float">
            <text:p>1.22E-13</text:p>
          </table:table-cell>
          <table:table-cell office:value-type="float" office:value="0.0000000000000612698" calcext:value-type="float">
            <text:p>6.13E-14</text:p>
          </table:table-cell>
          <table:table-cell office:value-type="float" office:value="0.0000000000000341012" calcext:value-type="float">
            <text:p>3.41E-14</text:p>
          </table:table-cell>
          <table:table-cell office:value-type="float" office:value="0.0000000000000211817" calcext:value-type="float">
            <text:p>2.12E-14</text:p>
          </table:table-cell>
          <table:table-cell office:value-type="float" office:value="0.0000000000000145273" calcext:value-type="float">
            <text:p>1.45E-14</text:p>
          </table:table-cell>
          <table:table-cell office:value-type="float" office:value="0.0000000000000112502" calcext:value-type="float">
            <text:p>1.13E-14</text:p>
          </table:table-cell>
          <table:table-cell office:value-type="float" office:value="8.51896E-015" calcext:value-type="float">
            <text:p>8.52E-15</text:p>
          </table:table-cell>
          <table:table-cell office:value-type="float" office:value="4.31705E-015" calcext:value-type="float">
            <text:p>4.32E-15</text:p>
          </table:table-cell>
          <table:table-cell office:value-type="float" office:value="3.51595E-015" calcext:value-type="float">
            <text:p>3.52E-15</text:p>
          </table:table-cell>
          <table:table-cell office:value-type="float" office:value="3.2177E-015" calcext:value-type="float">
            <text:p>3.22E-15</text:p>
          </table:table-cell>
          <table:table-cell office:value-type="float" office:value="1.58804E-015" calcext:value-type="float">
            <text:p>1.59E-15</text:p>
          </table:table-cell>
          <table:table-cell office:value-type="float" office:value="7.22369E-016" calcext:value-type="float">
            <text:p>7.2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05946E-016" calcext:value-type="float">
            <text:p>4.06E-16</text:p>
          </table:table-cell>
          <table:table-cell office:value-type="float" office:value="8.20281E-016" calcext:value-type="float">
            <text:p>8.20E-16</text:p>
          </table:table-cell>
          <table:table-cell office:value-type="float" office:value="5.42629E-016" calcext:value-type="float">
            <text:p>5.43E-16</text:p>
          </table:table-cell>
          <table:table-cell office:value-type="float" office:value="1.6412E-015" calcext:value-type="float">
            <text:p>1.64E-15</text:p>
          </table:table-cell>
          <table:table-cell office:value-type="float" office:value="7.09335E-016" calcext:value-type="float">
            <text:p>7.09E-16</text:p>
          </table:table-cell>
          <table:table-cell office:value-type="float" office:value="5.08371E-016" calcext:value-type="float">
            <text:p>5.08E-16</text:p>
          </table:table-cell>
          <table:table-cell office:value-type="float" office:value="2.22233E-016" calcext:value-type="float">
            <text:p>2.22E-16</text:p>
          </table:table-cell>
          <table:table-cell office:value-type="float" office:value="3.08584E-016" calcext:value-type="float">
            <text:p>3.09E-16</text:p>
          </table:table-cell>
          <table:table-cell table:formula="of:=SUM([.J81:.K81])" office:value-type="float" office:value="0.000000000000391131" calcext:value-type="float">
            <text:p>3.91E-13</text:p>
          </table:table-cell>
          <table:table-cell table:formula="of:=SUM([.L81:.R81])" office:value-type="float" office:value="0.00000000000015516621" calcext:value-type="float">
            <text:p>1.55E-13</text:p>
          </table:table-cell>
          <table:table-cell table:formula="of:=SUM([.S81:.AF81])" office:value-type="float" office:value="0.000000000000014202638" calcext:value-type="float">
            <text:p>1.42E-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9.091" calcext:value-type="float">
            <text:p>109.091</text:p>
          </table:table-cell>
          <table:table-cell office:value-type="float" office:value="120" calcext:value-type="float">
            <text:p>12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14.545" calcext:value-type="float">
            <text:p>114.545</text:p>
          </table:table-cell>
          <table:table-cell office:value-type="float" office:value="0.000000000000268264" calcext:value-type="float">
            <text:p>2.68E-13</text:p>
          </table:table-cell>
          <table:table-cell office:value-type="float" office:value="0.000000000000122087" calcext:value-type="float">
            <text:p>1.22E-13</text:p>
          </table:table-cell>
          <table:table-cell office:value-type="float" office:value="0.0000000000000611557" calcext:value-type="float">
            <text:p>6.12E-14</text:p>
          </table:table-cell>
          <table:table-cell office:value-type="float" office:value="0.0000000000000340608" calcext:value-type="float">
            <text:p>3.41E-14</text:p>
          </table:table-cell>
          <table:table-cell office:value-type="float" office:value="0.0000000000000211565" calcext:value-type="float">
            <text:p>2.12E-14</text:p>
          </table:table-cell>
          <table:table-cell office:value-type="float" office:value="0.0000000000000145155" calcext:value-type="float">
            <text:p>1.45E-14</text:p>
          </table:table-cell>
          <table:table-cell office:value-type="float" office:value="0.0000000000000112469" calcext:value-type="float">
            <text:p>1.12E-14</text:p>
          </table:table-cell>
          <table:table-cell office:value-type="float" office:value="8.52278E-015" calcext:value-type="float">
            <text:p>8.52E-15</text:p>
          </table:table-cell>
          <table:table-cell office:value-type="float" office:value="4.38498E-015" calcext:value-type="float">
            <text:p>4.38E-15</text:p>
          </table:table-cell>
          <table:table-cell office:value-type="float" office:value="3.70478E-015" calcext:value-type="float">
            <text:p>3.70E-15</text:p>
          </table:table-cell>
          <table:table-cell office:value-type="float" office:value="3.33556E-015" calcext:value-type="float">
            <text:p>3.34E-15</text:p>
          </table:table-cell>
          <table:table-cell office:value-type="float" office:value="1.71445E-015" calcext:value-type="float">
            <text:p>1.71E-15</text:p>
          </table:table-cell>
          <table:table-cell office:value-type="float" office:value="6.81607E-016" calcext:value-type="float">
            <text:p>6.82E-16</text:p>
          </table:table-cell>
          <table:table-cell office:value-type="float" office:value="2.0756E-017" calcext:value-type="float">
            <text:p>2.08E-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8.17299E-016" calcext:value-type="float">
            <text:p>8.17E-16</text:p>
          </table:table-cell>
          <table:table-cell office:value-type="float" office:value="5.4226E-016" calcext:value-type="float">
            <text:p>5.42E-16</text:p>
          </table:table-cell>
          <table:table-cell office:value-type="float" office:value="1.64052E-015" calcext:value-type="float">
            <text:p>1.64E-15</text:p>
          </table:table-cell>
          <table:table-cell office:value-type="float" office:value="7.0607E-016" calcext:value-type="float">
            <text:p>7.06E-16</text:p>
          </table:table-cell>
          <table:table-cell office:value-type="float" office:value="4.7241E-016" calcext:value-type="float">
            <text:p>4.7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2:.K82])" office:value-type="float" office:value="0.000000000000390351" calcext:value-type="float">
            <text:p>3.90E-13</text:p>
          </table:table-cell>
          <table:table-cell table:formula="of:=SUM([.L82:.R82])" office:value-type="float" office:value="0.00000000000015504316" calcext:value-type="float">
            <text:p>1.55E-13</text:p>
          </table:table-cell>
          <table:table-cell table:formula="of:=SUM([.S82:.AF82])" office:value-type="float" office:value="0.000000000000013635712" calcext:value-type="float">
            <text:p>1.36E-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30.909" calcext:value-type="float">
            <text:p>130.909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25.455" calcext:value-type="float">
            <text:p>125.455</text:p>
          </table:table-cell>
          <table:table-cell office:value-type="float" office:value="0.000000000000535141" calcext:value-type="float">
            <text:p>5.35E-13</text:p>
          </table:table-cell>
          <table:table-cell office:value-type="float" office:value="0.000000000000243524" calcext:value-type="float">
            <text:p>2.44E-13</text:p>
          </table:table-cell>
          <table:table-cell office:value-type="float" office:value="0.000000000000122918" calcext:value-type="float">
            <text:p>1.23E-13</text:p>
          </table:table-cell>
          <table:table-cell office:value-type="float" office:value="0.0000000000000686437" calcext:value-type="float">
            <text:p>6.86E-14</text:p>
          </table:table-cell>
          <table:table-cell office:value-type="float" office:value="0.0000000000000422378" calcext:value-type="float">
            <text:p>4.22E-14</text:p>
          </table:table-cell>
          <table:table-cell office:value-type="float" office:value="0.0000000000000301277" calcext:value-type="float">
            <text:p>3.01E-14</text:p>
          </table:table-cell>
          <table:table-cell office:value-type="float" office:value="0.0000000000000225155" calcext:value-type="float">
            <text:p>2.25E-14</text:p>
          </table:table-cell>
          <table:table-cell office:value-type="float" office:value="0.0000000000000139068" calcext:value-type="float">
            <text:p>1.39E-14</text:p>
          </table:table-cell>
          <table:table-cell office:value-type="float" office:value="4.66847E-015" calcext:value-type="float">
            <text:p>4.67E-15</text:p>
          </table:table-cell>
          <table:table-cell office:value-type="float" office:value="3.7101E-015" calcext:value-type="float">
            <text:p>3.71E-15</text:p>
          </table:table-cell>
          <table:table-cell office:value-type="float" office:value="3.34177E-015" calcext:value-type="float">
            <text:p>3.34E-15</text:p>
          </table:table-cell>
          <table:table-cell office:value-type="float" office:value="1.71803E-015" calcext:value-type="float">
            <text:p>1.72E-15</text:p>
          </table:table-cell>
          <table:table-cell office:value-type="float" office:value="1.46413E-015" calcext:value-type="float">
            <text:p>1.46E-15</text:p>
          </table:table-cell>
          <table:table-cell office:value-type="float" office:value="3.1492E-016" calcext:value-type="float">
            <text:p>3.15E-16</text:p>
          </table:table-cell>
          <table:table-cell office:value-type="float" office:value="1.94811E-016" calcext:value-type="float">
            <text:p>1.95E-16</text:p>
          </table:table-cell>
          <table:table-cell office:value-type="float" office:value="7.96199E-016" calcext:value-type="float">
            <text:p>7.96E-16</text:p>
          </table:table-cell>
          <table:table-cell office:value-type="float" office:value="9.28168E-016" calcext:value-type="float">
            <text:p>9.28E-16</text:p>
          </table:table-cell>
          <table:table-cell office:value-type="float" office:value="1.13545E-015" calcext:value-type="float">
            <text:p>1.14E-15</text:p>
          </table:table-cell>
          <table:table-cell office:value-type="float" office:value="3.43883E-015" calcext:value-type="float">
            <text:p>3.44E-15</text:p>
          </table:table-cell>
          <table:table-cell office:value-type="float" office:value="7.67411E-016" calcext:value-type="float">
            <text:p>7.67E-16</text:p>
          </table:table-cell>
          <table:table-cell office:value-type="float" office:value="5.531E-016" calcext:value-type="float">
            <text:p>5.53E-16</text:p>
          </table:table-cell>
          <table:table-cell office:value-type="float" office:value="2.49918E-016" calcext:value-type="float">
            <text:p>2.50E-16</text:p>
          </table:table-cell>
          <table:table-cell office:value-type="float" office:value="3.84721E-016" calcext:value-type="float">
            <text:p>3.85E-16</text:p>
          </table:table-cell>
          <table:table-cell table:formula="of:=SUM([.J83:.K83])" office:value-type="float" office:value="0.000000000000778665" calcext:value-type="float">
            <text:p>7.79E-13</text:p>
          </table:table-cell>
          <table:table-cell table:formula="of:=SUM([.L83:.R83])" office:value-type="float" office:value="0.00000000000030501797" calcext:value-type="float">
            <text:p>3.05E-13</text:p>
          </table:table-cell>
          <table:table-cell table:formula="of:=SUM([.S83:.AF83])" office:value-type="float" office:value="0.000000000000018997558" calcext:value-type="float">
            <text:p>1.90E-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0.909" calcext:value-type="float">
            <text:p>130.909</text:p>
          </table:table-cell>
          <table:table-cell office:value-type="float" office:value="141.818" calcext:value-type="float">
            <text:p>141.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36.364" calcext:value-type="float">
            <text:p>136.364</text:p>
          </table:table-cell>
          <table:table-cell office:value-type="float" office:value="0.000000000000267042" calcext:value-type="float">
            <text:p>2.67E-13</text:p>
          </table:table-cell>
          <table:table-cell office:value-type="float" office:value="0.000000000000121525" calcext:value-type="float">
            <text:p>1.22E-13</text:p>
          </table:table-cell>
          <table:table-cell office:value-type="float" office:value="0.0000000000000613426" calcext:value-type="float">
            <text:p>6.13E-14</text:p>
          </table:table-cell>
          <table:table-cell office:value-type="float" office:value="0.0000000000000349357" calcext:value-type="float">
            <text:p>3.49E-14</text:p>
          </table:table-cell>
          <table:table-cell office:value-type="float" office:value="0.0000000000000211018" calcext:value-type="float">
            <text:p>2.11E-14</text:p>
          </table:table-cell>
          <table:table-cell office:value-type="float" office:value="0.0000000000000150495" calcext:value-type="float">
            <text:p>1.50E-14</text:p>
          </table:table-cell>
          <table:table-cell office:value-type="float" office:value="0.0000000000000118334" calcext:value-type="float">
            <text:p>1.18E-14</text:p>
          </table:table-cell>
          <table:table-cell office:value-type="float" office:value="0.0000000000000131984" calcext:value-type="float">
            <text:p>1.32E-14</text:p>
          </table:table-cell>
          <table:table-cell office:value-type="float" office:value="8.61185E-015" calcext:value-type="float">
            <text:p>8.61E-15</text:p>
          </table:table-cell>
          <table:table-cell office:value-type="float" office:value="3.85703E-015" calcext:value-type="float">
            <text:p>3.86E-15</text:p>
          </table:table-cell>
          <table:table-cell office:value-type="float" office:value="3.63769E-015" calcext:value-type="float">
            <text:p>3.64E-15</text:p>
          </table:table-cell>
          <table:table-cell office:value-type="float" office:value="1.85749E-015" calcext:value-type="float">
            <text:p>1.86E-15</text:p>
          </table:table-cell>
          <table:table-cell office:value-type="float" office:value="7.80294E-016" calcext:value-type="float">
            <text:p>7.80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66067E-016" calcext:value-type="float">
            <text:p>4.66E-16</text:p>
          </table:table-cell>
          <table:table-cell office:value-type="float" office:value="9.55559E-016" calcext:value-type="float">
            <text:p>9.56E-16</text:p>
          </table:table-cell>
          <table:table-cell office:value-type="float" office:value="5.93329E-016" calcext:value-type="float">
            <text:p>5.93E-16</text:p>
          </table:table-cell>
          <table:table-cell office:value-type="float" office:value="1.79828E-015" calcext:value-type="float">
            <text:p>1.80E-15</text:p>
          </table:table-cell>
          <table:table-cell office:value-type="float" office:value="8.38149E-016" calcext:value-type="float">
            <text:p>8.38E-16</text:p>
          </table:table-cell>
          <table:table-cell office:value-type="float" office:value="5.99983E-016" calcext:value-type="float">
            <text:p>6.00E-16</text:p>
          </table:table-cell>
          <table:table-cell office:value-type="float" office:value="2.57934E-016" calcext:value-type="float">
            <text:p>2.58E-16</text:p>
          </table:table-cell>
          <table:table-cell office:value-type="float" office:value="3.58157E-016" calcext:value-type="float">
            <text:p>3.58E-16</text:p>
          </table:table-cell>
          <table:table-cell table:formula="of:=SUM([.J84:.K84])" office:value-type="float" office:value="0.000000000000388567" calcext:value-type="float">
            <text:p>3.89E-13</text:p>
          </table:table-cell>
          <table:table-cell table:formula="of:=SUM([.L84:.R84])" office:value-type="float" office:value="0.00000000000016607325" calcext:value-type="float">
            <text:p>1.66E-13</text:p>
          </table:table-cell>
          <table:table-cell table:formula="of:=SUM([.S84:.AF84])" office:value-type="float" office:value="0.000000000000015999962" calcext:value-type="float">
            <text:p>1.60E-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1.818" calcext:value-type="float">
            <text:p>141.818</text:p>
          </table:table-cell>
          <table:table-cell office:value-type="float" office:value="152.727" calcext:value-type="float">
            <text:p>152.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47.273" calcext:value-type="float">
            <text:p>147.273</text:p>
          </table:table-cell>
          <table:table-cell office:value-type="float" office:value="0.000000000000266878" calcext:value-type="float">
            <text:p>2.67E-13</text:p>
          </table:table-cell>
          <table:table-cell office:value-type="float" office:value="0.000000000000121437" calcext:value-type="float">
            <text:p>1.21E-13</text:p>
          </table:table-cell>
          <table:table-cell office:value-type="float" office:value="0.0000000000000612948" calcext:value-type="float">
            <text:p>6.13E-14</text:p>
          </table:table-cell>
          <table:table-cell office:value-type="float" office:value="0.0000000000000351961" calcext:value-type="float">
            <text:p>3.52E-14</text:p>
          </table:table-cell>
          <table:table-cell office:value-type="float" office:value="0.0000000000000212154" calcext:value-type="float">
            <text:p>2.12E-14</text:p>
          </table:table-cell>
          <table:table-cell office:value-type="float" office:value="0.0000000000000150523" calcext:value-type="float">
            <text:p>1.51E-14</text:p>
          </table:table-cell>
          <table:table-cell office:value-type="float" office:value="0.000000000000012265" calcext:value-type="float">
            <text:p>1.23E-14</text:p>
          </table:table-cell>
          <table:table-cell office:value-type="float" office:value="9.7321E-015" calcext:value-type="float">
            <text:p>9.73E-15</text:p>
          </table:table-cell>
          <table:table-cell office:value-type="float" office:value="6.00874E-015" calcext:value-type="float">
            <text:p>6.01E-15</text:p>
          </table:table-cell>
          <table:table-cell office:value-type="float" office:value="6.84244E-015" calcext:value-type="float">
            <text:p>6.84E-15</text:p>
          </table:table-cell>
          <table:table-cell office:value-type="float" office:value="3.96767E-015" calcext:value-type="float">
            <text:p>3.97E-15</text:p>
          </table:table-cell>
          <table:table-cell office:value-type="float" office:value="2.16146E-015" calcext:value-type="float">
            <text:p>2.16E-15</text:p>
          </table:table-cell>
          <table:table-cell office:value-type="float" office:value="2.5001E-015" calcext:value-type="float">
            <text:p>2.50E-15</text:p>
          </table:table-cell>
          <table:table-cell office:value-type="float" office:value="3.70976E-016" calcext:value-type="float">
            <text:p>3.71E-16</text:p>
          </table:table-cell>
          <table:table-cell office:value-type="float" office:value="2.30432E-016" calcext:value-type="float">
            <text:p>2.30E-16</text:p>
          </table:table-cell>
          <table:table-cell office:value-type="float" office:value="9.25521E-016" calcext:value-type="float">
            <text:p>9.26E-16</text:p>
          </table:table-cell>
          <table:table-cell office:value-type="float" office:value="1.03554E-015" calcext:value-type="float">
            <text:p>1.04E-15</text:p>
          </table:table-cell>
          <table:table-cell office:value-type="float" office:value="5.92073E-016" calcext:value-type="float">
            <text:p>5.92E-16</text:p>
          </table:table-cell>
          <table:table-cell office:value-type="float" office:value="1.79648E-015" calcext:value-type="float">
            <text:p>1.80E-15</text:p>
          </table:table-cell>
          <table:table-cell office:value-type="float" office:value="9.14134E-016" calcext:value-type="float">
            <text:p>9.14E-16</text:p>
          </table:table-cell>
          <table:table-cell office:value-type="float" office:value="6.57646E-016" calcext:value-type="float">
            <text:p>6.58E-16</text:p>
          </table:table-cell>
          <table:table-cell office:value-type="float" office:value="2.89581E-016" calcext:value-type="float">
            <text:p>2.90E-16</text:p>
          </table:table-cell>
          <table:table-cell office:value-type="float" office:value="4.47752E-016" calcext:value-type="float">
            <text:p>4.48E-16</text:p>
          </table:table-cell>
          <table:table-cell table:formula="of:=SUM([.J85:.K85])" office:value-type="float" office:value="0.000000000000388315" calcext:value-type="float">
            <text:p>3.88E-13</text:p>
          </table:table-cell>
          <table:table-cell table:formula="of:=SUM([.L85:.R85])" office:value-type="float" office:value="0.00000000000016076444" calcext:value-type="float">
            <text:p>1.61E-13</text:p>
          </table:table-cell>
          <table:table-cell table:formula="of:=SUM([.S85:.AF85])" office:value-type="float" office:value="0.000000000000022731805" calcext:value-type="float">
            <text:p>2.27E-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2.727" calcext:value-type="float">
            <text:p>152.727</text:p>
          </table:table-cell>
          <table:table-cell office:value-type="float" office:value="163.636" calcext:value-type="float">
            <text:p>163.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58.182" calcext:value-type="float">
            <text:p>158.182</text:p>
          </table:table-cell>
          <table:table-cell office:value-type="float" office:value="0.000000000000267087" calcext:value-type="float">
            <text:p>2.67E-13</text:p>
          </table:table-cell>
          <table:table-cell office:value-type="float" office:value="0.00000000000012152" calcext:value-type="float">
            <text:p>1.22E-13</text:p>
          </table:table-cell>
          <table:table-cell office:value-type="float" office:value="0.0000000000000613341" calcext:value-type="float">
            <text:p>6.13E-14</text:p>
          </table:table-cell>
          <table:table-cell office:value-type="float" office:value="0.0000000000000352182" calcext:value-type="float">
            <text:p>3.52E-14</text:p>
          </table:table-cell>
          <table:table-cell office:value-type="float" office:value="0.0000000000000218751" calcext:value-type="float">
            <text:p>2.19E-14</text:p>
          </table:table-cell>
          <table:table-cell office:value-type="float" office:value="0.0000000000000150917" calcext:value-type="float">
            <text:p>1.51E-14</text:p>
          </table:table-cell>
          <table:table-cell office:value-type="float" office:value="0.0000000000000122849" calcext:value-type="float">
            <text:p>1.23E-14</text:p>
          </table:table-cell>
          <table:table-cell office:value-type="float" office:value="0.0000000000000101356" calcext:value-type="float">
            <text:p>1.01E-14</text:p>
          </table:table-cell>
          <table:table-cell office:value-type="float" office:value="5.56388E-015" calcext:value-type="float">
            <text:p>5.56E-15</text:p>
          </table:table-cell>
          <table:table-cell office:value-type="float" office:value="6.31853E-015" calcext:value-type="float">
            <text:p>6.32E-15</text:p>
          </table:table-cell>
          <table:table-cell office:value-type="float" office:value="6.88601E-015" calcext:value-type="float">
            <text:p>6.89E-15</text:p>
          </table:table-cell>
          <table:table-cell office:value-type="float" office:value="2.35562E-015" calcext:value-type="float">
            <text:p>2.36E-15</text:p>
          </table:table-cell>
          <table:table-cell office:value-type="float" office:value="3.0557E-015" calcext:value-type="float">
            <text:p>3.06E-15</text:p>
          </table:table-cell>
          <table:table-cell office:value-type="float" office:value="8.17462E-016" calcext:value-type="float">
            <text:p>8.17E-16</text:p>
          </table:table-cell>
          <table:table-cell office:value-type="float" office:value="2.69635E-016" calcext:value-type="float">
            <text:p>2.70E-16</text:p>
          </table:table-cell>
          <table:table-cell office:value-type="float" office:value="1.66557E-015" calcext:value-type="float">
            <text:p>1.67E-15</text:p>
          </table:table-cell>
          <table:table-cell office:value-type="float" office:value="2.29449E-015" calcext:value-type="float">
            <text:p>2.29E-15</text:p>
          </table:table-cell>
          <table:table-cell office:value-type="float" office:value="5.90043E-016" calcext:value-type="float">
            <text:p>5.90E-16</text:p>
          </table:table-cell>
          <table:table-cell office:value-type="float" office:value="1.79529E-015" calcext:value-type="float">
            <text:p>1.80E-15</text:p>
          </table:table-cell>
          <table:table-cell office:value-type="float" office:value="2.09214E-015" calcext:value-type="float">
            <text:p>2.09E-15</text:p>
          </table:table-cell>
          <table:table-cell office:value-type="float" office:value="1.50375E-015" calcext:value-type="float">
            <text:p>1.50E-15</text:p>
          </table:table-cell>
          <table:table-cell office:value-type="float" office:value="6.68238E-016" calcext:value-type="float">
            <text:p>6.68E-16</text:p>
          </table:table-cell>
          <table:table-cell office:value-type="float" office:value="9.82211E-016" calcext:value-type="float">
            <text:p>9.82E-16</text:p>
          </table:table-cell>
          <table:table-cell table:formula="of:=SUM([.J86:.K86])" office:value-type="float" office:value="0.000000000000388607" calcext:value-type="float">
            <text:p>3.89E-13</text:p>
          </table:table-cell>
          <table:table-cell table:formula="of:=SUM([.L86:.R86])" office:value-type="float" office:value="0.00000000000016150348" calcext:value-type="float">
            <text:p>1.62E-13</text:p>
          </table:table-cell>
          <table:table-cell table:formula="of:=SUM([.S86:.AF86])" office:value-type="float" office:value="0.000000000000031294689" calcext:value-type="float">
            <text:p>3.13E-1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3.636" calcext:value-type="float">
            <text:p>163.636</text:p>
          </table:table-cell>
          <table:table-cell office:value-type="float" office:value="174.545" calcext:value-type="float">
            <text:p>174.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69.091" calcext:value-type="float">
            <text:p>169.091</text:p>
          </table:table-cell>
          <table:table-cell office:value-type="float" office:value="0.000000000000267989" calcext:value-type="float">
            <text:p>2.68E-13</text:p>
          </table:table-cell>
          <table:table-cell office:value-type="float" office:value="0.000000000000121941" calcext:value-type="float">
            <text:p>1.22E-13</text:p>
          </table:table-cell>
          <table:table-cell office:value-type="float" office:value="0.0000000000000615498" calcext:value-type="float">
            <text:p>6.15E-14</text:p>
          </table:table-cell>
          <table:table-cell office:value-type="float" office:value="0.0000000000000353421" calcext:value-type="float">
            <text:p>3.53E-14</text:p>
          </table:table-cell>
          <table:table-cell office:value-type="float" office:value="0.0000000000000219531" calcext:value-type="float">
            <text:p>2.20E-14</text:p>
          </table:table-cell>
          <table:table-cell office:value-type="float" office:value="0.0000000000000156585" calcext:value-type="float">
            <text:p>1.57E-14</text:p>
          </table:table-cell>
          <table:table-cell office:value-type="float" office:value="0.0000000000000127596" calcext:value-type="float">
            <text:p>1.28E-14</text:p>
          </table:table-cell>
          <table:table-cell office:value-type="float" office:value="0.000000000000010365" calcext:value-type="float">
            <text:p>1.04E-14</text:p>
          </table:table-cell>
          <table:table-cell office:value-type="float" office:value="5.67041E-015" calcext:value-type="float">
            <text:p>5.67E-15</text:p>
          </table:table-cell>
          <table:table-cell office:value-type="float" office:value="5.00761E-015" calcext:value-type="float">
            <text:p>5.01E-15</text:p>
          </table:table-cell>
          <table:table-cell office:value-type="float" office:value="7.70119E-015" calcext:value-type="float">
            <text:p>7.70E-15</text:p>
          </table:table-cell>
          <table:table-cell office:value-type="float" office:value="5.67242E-015" calcext:value-type="float">
            <text:p>5.67E-15</text:p>
          </table:table-cell>
          <table:table-cell office:value-type="float" office:value="5.13506E-015" calcext:value-type="float">
            <text:p>5.14E-15</text:p>
          </table:table-cell>
          <table:table-cell office:value-type="float" office:value="1.75927E-015" calcext:value-type="float">
            <text:p>1.76E-15</text:p>
          </table:table-cell>
          <table:table-cell office:value-type="float" office:value="1.57388E-015" calcext:value-type="float">
            <text:p>1.57E-15</text:p>
          </table:table-cell>
          <table:table-cell office:value-type="float" office:value="2.6197E-015" calcext:value-type="float">
            <text:p>2.62E-15</text:p>
          </table:table-cell>
          <table:table-cell office:value-type="float" office:value="1.33976E-015" calcext:value-type="float">
            <text:p>1.34E-15</text:p>
          </table:table-cell>
          <table:table-cell office:value-type="float" office:value="6.23006E-016" calcext:value-type="float">
            <text:p>6.23E-16</text:p>
          </table:table-cell>
          <table:table-cell office:value-type="float" office:value="1.87811E-015" calcext:value-type="float">
            <text:p>1.88E-15</text:p>
          </table:table-cell>
          <table:table-cell office:value-type="float" office:value="1.20205E-015" calcext:value-type="float">
            <text:p>1.20E-15</text:p>
          </table:table-cell>
          <table:table-cell office:value-type="float" office:value="8.85947E-016" calcext:value-type="float">
            <text:p>8.86E-16</text:p>
          </table:table-cell>
          <table:table-cell office:value-type="float" office:value="4.78976E-016" calcext:value-type="float">
            <text:p>4.79E-16</text:p>
          </table:table-cell>
          <table:table-cell office:value-type="float" office:value="8.71456E-016" calcext:value-type="float">
            <text:p>8.71E-16</text:p>
          </table:table-cell>
          <table:table-cell table:formula="of:=SUM([.J87:.K87])" office:value-type="float" office:value="0.00000000000038993" calcext:value-type="float">
            <text:p>3.90E-13</text:p>
          </table:table-cell>
          <table:table-cell table:formula="of:=SUM([.L87:.R87])" office:value-type="float" office:value="0.00000000000016329851" calcext:value-type="float">
            <text:p>1.63E-13</text:p>
          </table:table-cell>
          <table:table-cell table:formula="of:=SUM([.S87:.AF87])" office:value-type="float" office:value="0.000000000000036748435" calcext:value-type="float">
            <text:p>3.67E-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4.545" calcext:value-type="float">
            <text:p>174.545</text:p>
          </table:table-cell>
          <table:table-cell office:value-type="float" office:value="185.455" calcext:value-type="float">
            <text:p>185.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000269681" calcext:value-type="float">
            <text:p>2.70E-13</text:p>
          </table:table-cell>
          <table:table-cell office:value-type="float" office:value="0.000000000000122724" calcext:value-type="float">
            <text:p>1.23E-13</text:p>
          </table:table-cell>
          <table:table-cell office:value-type="float" office:value="0.0000000000000619465" calcext:value-type="float">
            <text:p>6.19E-14</text:p>
          </table:table-cell>
          <table:table-cell office:value-type="float" office:value="0.0000000000000355697" calcext:value-type="float">
            <text:p>3.56E-14</text:p>
          </table:table-cell>
          <table:table-cell office:value-type="float" office:value="0.0000000000000220961" calcext:value-type="float">
            <text:p>2.21E-14</text:p>
          </table:table-cell>
          <table:table-cell office:value-type="float" office:value="0.0000000000000157599" calcext:value-type="float">
            <text:p>1.58E-14</text:p>
          </table:table-cell>
          <table:table-cell office:value-type="float" office:value="0.0000000000000128419" calcext:value-type="float">
            <text:p>1.28E-14</text:p>
          </table:table-cell>
          <table:table-cell office:value-type="float" office:value="0.0000000000000105953" calcext:value-type="float">
            <text:p>1.06E-14</text:p>
          </table:table-cell>
          <table:table-cell office:value-type="float" office:value="5.90236E-015" calcext:value-type="float">
            <text:p>5.90E-15</text:p>
          </table:table-cell>
          <table:table-cell office:value-type="float" office:value="5.21217E-015" calcext:value-type="float">
            <text:p>5.21E-15</text:p>
          </table:table-cell>
          <table:table-cell office:value-type="float" office:value="5.58589E-015" calcext:value-type="float">
            <text:p>5.59E-15</text:p>
          </table:table-cell>
          <table:table-cell office:value-type="float" office:value="3.18651E-015" calcext:value-type="float">
            <text:p>3.19E-15</text:p>
          </table:table-cell>
          <table:table-cell office:value-type="float" office:value="6.34075E-015" calcext:value-type="float">
            <text:p>6.34E-15</text:p>
          </table:table-cell>
          <table:table-cell office:value-type="float" office:value="2.57297E-015" calcext:value-type="float">
            <text:p>2.57E-15</text:p>
          </table:table-cell>
          <table:table-cell office:value-type="float" office:value="0.0000000000000204679" calcext:value-type="float">
            <text:p>2.05E-14</text:p>
          </table:table-cell>
          <table:table-cell office:value-type="float" office:value="7.6175E-015" calcext:value-type="float">
            <text:p>7.62E-15</text:p>
          </table:table-cell>
          <table:table-cell office:value-type="float" office:value="1.41261E-015" calcext:value-type="float">
            <text:p>1.41E-15</text:p>
          </table:table-cell>
          <table:table-cell office:value-type="float" office:value="6.20068E-016" calcext:value-type="float">
            <text:p>6.20E-16</text:p>
          </table:table-cell>
          <table:table-cell office:value-type="float" office:value="1.87795E-015" calcext:value-type="float">
            <text:p>1.88E-15</text:p>
          </table:table-cell>
          <table:table-cell office:value-type="float" office:value="1.26964E-015" calcext:value-type="float">
            <text:p>1.27E-15</text:p>
          </table:table-cell>
          <table:table-cell office:value-type="float" office:value="1.11734E-015" calcext:value-type="float">
            <text:p>1.12E-15</text:p>
          </table:table-cell>
          <table:table-cell office:value-type="float" office:value="1.64507E-015" calcext:value-type="float">
            <text:p>1.65E-15</text:p>
          </table:table-cell>
          <table:table-cell office:value-type="float" office:value="2.84218E-015" calcext:value-type="float">
            <text:p>2.84E-15</text:p>
          </table:table-cell>
          <table:table-cell table:formula="of:=SUM([.J88:.K88])" office:value-type="float" office:value="0.000000000000392405" calcext:value-type="float">
            <text:p>3.92E-13</text:p>
          </table:table-cell>
          <table:table-cell table:formula="of:=SUM([.L88:.R88])" office:value-type="float" office:value="0.00000000000016471176" calcext:value-type="float">
            <text:p>1.65E-13</text:p>
          </table:table-cell>
          <table:table-cell table:formula="of:=SUM([.S88:.AF88])" office:value-type="float" office:value="0.000000000000061768548" calcext:value-type="float">
            <text:p>6.18E-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5.455" calcext:value-type="float">
            <text:p>185.455</text:p>
          </table:table-cell>
          <table:table-cell office:value-type="float" office:value="196.364" calcext:value-type="float">
            <text:p>196.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90.909" calcext:value-type="float">
            <text:p>190.909</text:p>
          </table:table-cell>
          <table:table-cell office:value-type="float" office:value="0.000000000000271092" calcext:value-type="float">
            <text:p>2.71E-13</text:p>
          </table:table-cell>
          <table:table-cell office:value-type="float" office:value="0.000000000000123362" calcext:value-type="float">
            <text:p>1.23E-13</text:p>
          </table:table-cell>
          <table:table-cell office:value-type="float" office:value="0.000000000000062268" calcext:value-type="float">
            <text:p>6.23E-14</text:p>
          </table:table-cell>
          <table:table-cell office:value-type="float" office:value="0.0000000000000357539" calcext:value-type="float">
            <text:p>3.58E-14</text:p>
          </table:table-cell>
          <table:table-cell office:value-type="float" office:value="0.0000000000000222116" calcext:value-type="float">
            <text:p>2.22E-14</text:p>
          </table:table-cell>
          <table:table-cell office:value-type="float" office:value="0.0000000000000158416" calcext:value-type="float">
            <text:p>1.58E-14</text:p>
          </table:table-cell>
          <table:table-cell office:value-type="float" office:value="0.0000000000000129081" calcext:value-type="float">
            <text:p>1.29E-14</text:p>
          </table:table-cell>
          <table:table-cell office:value-type="float" office:value="0.0000000000000103619" calcext:value-type="float">
            <text:p>1.04E-14</text:p>
          </table:table-cell>
          <table:table-cell office:value-type="float" office:value="5.58402E-015" calcext:value-type="float">
            <text:p>5.58E-15</text:p>
          </table:table-cell>
          <table:table-cell office:value-type="float" office:value="4.93048E-015" calcext:value-type="float">
            <text:p>4.93E-15</text:p>
          </table:table-cell>
          <table:table-cell office:value-type="float" office:value="7.57815E-015" calcext:value-type="float">
            <text:p>7.58E-15</text:p>
          </table:table-cell>
          <table:table-cell office:value-type="float" office:value="5.55946E-015" calcext:value-type="float">
            <text:p>5.56E-15</text:p>
          </table:table-cell>
          <table:table-cell office:value-type="float" office:value="4.97896E-015" calcext:value-type="float">
            <text:p>4.98E-15</text:p>
          </table:table-cell>
          <table:table-cell office:value-type="float" office:value="1.69653E-015" calcext:value-type="float">
            <text:p>1.70E-15</text:p>
          </table:table-cell>
          <table:table-cell office:value-type="float" office:value="1.60817E-015" calcext:value-type="float">
            <text:p>1.61E-15</text:p>
          </table:table-cell>
          <table:table-cell office:value-type="float" office:value="2.69476E-015" calcext:value-type="float">
            <text:p>2.69E-15</text:p>
          </table:table-cell>
          <table:table-cell office:value-type="float" office:value="1.35853E-015" calcext:value-type="float">
            <text:p>1.36E-15</text:p>
          </table:table-cell>
          <table:table-cell office:value-type="float" office:value="6.16433E-016" calcext:value-type="float">
            <text:p>6.16E-16</text:p>
          </table:table-cell>
          <table:table-cell office:value-type="float" office:value="1.87811E-015" calcext:value-type="float">
            <text:p>1.88E-15</text:p>
          </table:table-cell>
          <table:table-cell office:value-type="float" office:value="1.19525E-015" calcext:value-type="float">
            <text:p>1.20E-15</text:p>
          </table:table-cell>
          <table:table-cell office:value-type="float" office:value="8.81239E-016" calcext:value-type="float">
            <text:p>8.81E-16</text:p>
          </table:table-cell>
          <table:table-cell office:value-type="float" office:value="4.7797E-016" calcext:value-type="float">
            <text:p>4.78E-16</text:p>
          </table:table-cell>
          <table:table-cell office:value-type="float" office:value="8.69892E-016" calcext:value-type="float">
            <text:p>8.70E-16</text:p>
          </table:table-cell>
          <table:table-cell table:formula="of:=SUM([.J89:.K89])" office:value-type="float" office:value="0.000000000000394454" calcext:value-type="float">
            <text:p>3.94E-13</text:p>
          </table:table-cell>
          <table:table-cell table:formula="of:=SUM([.L89:.R89])" office:value-type="float" office:value="0.00000000000016492912" calcext:value-type="float">
            <text:p>1.65E-13</text:p>
          </table:table-cell>
          <table:table-cell table:formula="of:=SUM([.S89:.AF89])" office:value-type="float" office:value="0.000000000000036323934" calcext:value-type="float">
            <text:p>3.63E-1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6.364" calcext:value-type="float">
            <text:p>196.364</text:p>
          </table:table-cell>
          <table:table-cell office:value-type="float" office:value="207.273" calcext:value-type="float">
            <text:p>207.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01.818" calcext:value-type="float">
            <text:p>201.818</text:p>
          </table:table-cell>
          <table:table-cell office:value-type="float" office:value="0.000000000000271803" calcext:value-type="float">
            <text:p>2.72E-13</text:p>
          </table:table-cell>
          <table:table-cell office:value-type="float" office:value="0.000000000000123675" calcext:value-type="float">
            <text:p>1.24E-13</text:p>
          </table:table-cell>
          <table:table-cell office:value-type="float" office:value="0.0000000000000624233" calcext:value-type="float">
            <text:p>6.24E-14</text:p>
          </table:table-cell>
          <table:table-cell office:value-type="float" office:value="0.0000000000000358427" calcext:value-type="float">
            <text:p>3.58E-14</text:p>
          </table:table-cell>
          <table:table-cell office:value-type="float" office:value="0.000000000000022267" calcext:value-type="float">
            <text:p>2.23E-14</text:p>
          </table:table-cell>
          <table:table-cell office:value-type="float" office:value="0.0000000000000150127" calcext:value-type="float">
            <text:p>1.50E-14</text:p>
          </table:table-cell>
          <table:table-cell office:value-type="float" office:value="0.0000000000000122099" calcext:value-type="float">
            <text:p>1.22E-14</text:p>
          </table:table-cell>
          <table:table-cell office:value-type="float" office:value="0.0000000000000100737" calcext:value-type="float">
            <text:p>1.01E-14</text:p>
          </table:table-cell>
          <table:table-cell office:value-type="float" office:value="5.51883E-015" calcext:value-type="float">
            <text:p>5.52E-15</text:p>
          </table:table-cell>
          <table:table-cell office:value-type="float" office:value="6.19646E-015" calcext:value-type="float">
            <text:p>6.20E-15</text:p>
          </table:table-cell>
          <table:table-cell office:value-type="float" office:value="6.74424E-015" calcext:value-type="float">
            <text:p>6.74E-15</text:p>
          </table:table-cell>
          <table:table-cell office:value-type="float" office:value="2.2949E-015" calcext:value-type="float">
            <text:p>2.29E-15</text:p>
          </table:table-cell>
          <table:table-cell office:value-type="float" office:value="2.96491E-015" calcext:value-type="float">
            <text:p>2.96E-15</text:p>
          </table:table-cell>
          <table:table-cell office:value-type="float" office:value="7.99697E-016" calcext:value-type="float">
            <text:p>8.00E-16</text:p>
          </table:table-cell>
          <table:table-cell office:value-type="float" office:value="2.74461E-016" calcext:value-type="float">
            <text:p>2.74E-16</text:p>
          </table:table-cell>
          <table:table-cell office:value-type="float" office:value="1.71035E-015" calcext:value-type="float">
            <text:p>1.71E-15</text:p>
          </table:table-cell>
          <table:table-cell office:value-type="float" office:value="2.33769E-015" calcext:value-type="float">
            <text:p>2.34E-15</text:p>
          </table:table-cell>
          <table:table-cell office:value-type="float" office:value="5.92537E-016" calcext:value-type="float">
            <text:p>5.93E-16</text:p>
          </table:table-cell>
          <table:table-cell office:value-type="float" office:value="1.78512E-015" calcext:value-type="float">
            <text:p>1.79E-15</text:p>
          </table:table-cell>
          <table:table-cell office:value-type="float" office:value="2.0851E-015" calcext:value-type="float">
            <text:p>2.09E-15</text:p>
          </table:table-cell>
          <table:table-cell office:value-type="float" office:value="1.4989E-015" calcext:value-type="float">
            <text:p>1.50E-15</text:p>
          </table:table-cell>
          <table:table-cell office:value-type="float" office:value="6.67344E-016" calcext:value-type="float">
            <text:p>6.67E-16</text:p>
          </table:table-cell>
          <table:table-cell office:value-type="float" office:value="9.80931E-016" calcext:value-type="float">
            <text:p>9.81E-16</text:p>
          </table:table-cell>
          <table:table-cell table:formula="of:=SUM([.J90:.K90])" office:value-type="float" office:value="0.000000000000395478" calcext:value-type="float">
            <text:p>3.95E-13</text:p>
          </table:table-cell>
          <table:table-cell table:formula="of:=SUM([.L90:.R90])" office:value-type="float" office:value="0.00000000000016334813" calcext:value-type="float">
            <text:p>1.63E-13</text:p>
          </table:table-cell>
          <table:table-cell table:formula="of:=SUM([.S90:.AF90])" office:value-type="float" office:value="0.00000000000003093264" calcext:value-type="float">
            <text:p>3.09E-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7.273" calcext:value-type="float">
            <text:p>207.273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12.727" calcext:value-type="float">
            <text:p>212.727</text:p>
          </table:table-cell>
          <table:table-cell office:value-type="float" office:value="0.000000000000272048" calcext:value-type="float">
            <text:p>2.72E-13</text:p>
          </table:table-cell>
          <table:table-cell office:value-type="float" office:value="0.000000000000123796" calcext:value-type="float">
            <text:p>1.24E-13</text:p>
          </table:table-cell>
          <table:table-cell office:value-type="float" office:value="0.0000000000000624863" calcext:value-type="float">
            <text:p>6.25E-14</text:p>
          </table:table-cell>
          <table:table-cell office:value-type="float" office:value="0.0000000000000358792" calcext:value-type="float">
            <text:p>3.59E-14</text:p>
          </table:table-cell>
          <table:table-cell office:value-type="float" office:value="0.0000000000000212707" calcext:value-type="float">
            <text:p>2.13E-14</text:p>
          </table:table-cell>
          <table:table-cell office:value-type="float" office:value="0.0000000000000150411" calcext:value-type="float">
            <text:p>1.50E-14</text:p>
          </table:table-cell>
          <table:table-cell office:value-type="float" office:value="0.0000000000000122557" calcext:value-type="float">
            <text:p>1.23E-14</text:p>
          </table:table-cell>
          <table:table-cell office:value-type="float" office:value="9.68016E-015" calcext:value-type="float">
            <text:p>9.68E-15</text:p>
          </table:table-cell>
          <table:table-cell office:value-type="float" office:value="5.93916E-015" calcext:value-type="float">
            <text:p>5.94E-15</text:p>
          </table:table-cell>
          <table:table-cell office:value-type="float" office:value="6.75728E-015" calcext:value-type="float">
            <text:p>6.76E-15</text:p>
          </table:table-cell>
          <table:table-cell office:value-type="float" office:value="3.88613E-015" calcext:value-type="float">
            <text:p>3.89E-15</text:p>
          </table:table-cell>
          <table:table-cell office:value-type="float" office:value="2.10877E-015" calcext:value-type="float">
            <text:p>2.11E-15</text:p>
          </table:table-cell>
          <table:table-cell office:value-type="float" office:value="2.44871E-015" calcext:value-type="float">
            <text:p>2.45E-15</text:p>
          </table:table-cell>
          <table:table-cell office:value-type="float" office:value="3.67081E-016" calcext:value-type="float">
            <text:p>3.67E-16</text:p>
          </table:table-cell>
          <table:table-cell office:value-type="float" office:value="2.32387E-016" calcext:value-type="float">
            <text:p>2.32E-16</text:p>
          </table:table-cell>
          <table:table-cell office:value-type="float" office:value="9.40335E-016" calcext:value-type="float">
            <text:p>9.40E-16</text:p>
          </table:table-cell>
          <table:table-cell office:value-type="float" office:value="1.05381E-015" calcext:value-type="float">
            <text:p>1.05E-15</text:p>
          </table:table-cell>
          <table:table-cell office:value-type="float" office:value="5.91657E-016" calcext:value-type="float">
            <text:p>5.92E-16</text:p>
          </table:table-cell>
          <table:table-cell office:value-type="float" office:value="1.78627E-015" calcext:value-type="float">
            <text:p>1.79E-15</text:p>
          </table:table-cell>
          <table:table-cell office:value-type="float" office:value="9.12572E-016" calcext:value-type="float">
            <text:p>9.13E-16</text:p>
          </table:table-cell>
          <table:table-cell office:value-type="float" office:value="6.56586E-016" calcext:value-type="float">
            <text:p>6.57E-16</text:p>
          </table:table-cell>
          <table:table-cell office:value-type="float" office:value="2.89482E-016" calcext:value-type="float">
            <text:p>2.89E-16</text:p>
          </table:table-cell>
          <table:table-cell office:value-type="float" office:value="4.47608E-016" calcext:value-type="float">
            <text:p>4.48E-16</text:p>
          </table:table-cell>
          <table:table-cell table:formula="of:=SUM([.J91:.K91])" office:value-type="float" office:value="0.000000000000395844" calcext:value-type="float">
            <text:p>3.96E-13</text:p>
          </table:table-cell>
          <table:table-cell table:formula="of:=SUM([.L91:.R91])" office:value-type="float" office:value="0.00000000000016255232" calcext:value-type="float">
            <text:p>1.63E-13</text:p>
          </table:table-cell>
          <table:table-cell table:formula="of:=SUM([.S91:.AF91])" office:value-type="float" office:value="0.000000000000022478678" calcext:value-type="float">
            <text:p>2.25E-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29.091" calcext:value-type="float">
            <text:p>22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23.636" calcext:value-type="float">
            <text:p>223.636</text:p>
          </table:table-cell>
          <table:table-cell office:value-type="float" office:value="0.000000000000272077" calcext:value-type="float">
            <text:p>2.72E-13</text:p>
          </table:table-cell>
          <table:table-cell office:value-type="float" office:value="0.00000000000012382" calcext:value-type="float">
            <text:p>1.24E-13</text:p>
          </table:table-cell>
          <table:table-cell office:value-type="float" office:value="0.0000000000000625018" calcext:value-type="float">
            <text:p>6.25E-14</text:p>
          </table:table-cell>
          <table:table-cell office:value-type="float" office:value="0.0000000000000354651" calcext:value-type="float">
            <text:p>3.55E-14</text:p>
          </table:table-cell>
          <table:table-cell office:value-type="float" office:value="0.0000000000000211399" calcext:value-type="float">
            <text:p>2.11E-14</text:p>
          </table:table-cell>
          <table:table-cell office:value-type="float" office:value="0.0000000000000150749" calcext:value-type="float">
            <text:p>1.51E-14</text:p>
          </table:table-cell>
          <table:table-cell office:value-type="float" office:value="0.0000000000000118141" calcext:value-type="float">
            <text:p>1.18E-14</text:p>
          </table:table-cell>
          <table:table-cell office:value-type="float" office:value="0.0000000000000131055" calcext:value-type="float">
            <text:p>1.31E-14</text:p>
          </table:table-cell>
          <table:table-cell office:value-type="float" office:value="8.52384E-015" calcext:value-type="float">
            <text:p>8.52E-15</text:p>
          </table:table-cell>
          <table:table-cell office:value-type="float" office:value="3.80795E-015" calcext:value-type="float">
            <text:p>3.81E-15</text:p>
          </table:table-cell>
          <table:table-cell office:value-type="float" office:value="3.57103E-015" calcext:value-type="float">
            <text:p>3.57E-15</text:p>
          </table:table-cell>
          <table:table-cell office:value-type="float" office:value="1.81749E-015" calcext:value-type="float">
            <text:p>1.82E-15</text:p>
          </table:table-cell>
          <table:table-cell office:value-type="float" office:value="7.67498E-016" calcext:value-type="float">
            <text:p>7.67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7373E-016" calcext:value-type="float">
            <text:p>4.74E-16</text:p>
          </table:table-cell>
          <table:table-cell office:value-type="float" office:value="9.71225E-016" calcext:value-type="float">
            <text:p>9.71E-16</text:p>
          </table:table-cell>
          <table:table-cell office:value-type="float" office:value="5.91586E-016" calcext:value-type="float">
            <text:p>5.92E-16</text:p>
          </table:table-cell>
          <table:table-cell office:value-type="float" office:value="1.78793E-015" calcext:value-type="float">
            <text:p>1.79E-15</text:p>
          </table:table-cell>
          <table:table-cell office:value-type="float" office:value="8.36292E-016" calcext:value-type="float">
            <text:p>8.36E-16</text:p>
          </table:table-cell>
          <table:table-cell office:value-type="float" office:value="5.98734E-016" calcext:value-type="float">
            <text:p>5.99E-16</text:p>
          </table:table-cell>
          <table:table-cell office:value-type="float" office:value="2.57889E-016" calcext:value-type="float">
            <text:p>2.58E-16</text:p>
          </table:table-cell>
          <table:table-cell office:value-type="float" office:value="3.58095E-016" calcext:value-type="float">
            <text:p>3.58E-16</text:p>
          </table:table-cell>
          <table:table-cell table:formula="of:=SUM([.J92:.K92])" office:value-type="float" office:value="0.000000000000395897" calcext:value-type="float">
            <text:p>3.96E-13</text:p>
          </table:table-cell>
          <table:table-cell table:formula="of:=SUM([.L92:.R92])" office:value-type="float" office:value="0.00000000000016762514" calcext:value-type="float">
            <text:p>1.68E-13</text:p>
          </table:table-cell>
          <table:table-cell table:formula="of:=SUM([.S92:.AF92])" office:value-type="float" office:value="0.000000000000015839449" calcext:value-type="float">
            <text:p>1.58E-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9.091" calcext:value-type="float">
            <text:p>229.091</text:p>
          </table:table-cell>
          <table:table-cell office:value-type="float" office:value="240" calcext:value-type="float">
            <text:p>24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34.545" calcext:value-type="float">
            <text:p>234.545</text:p>
          </table:table-cell>
          <table:table-cell office:value-type="float" office:value="0.000000000000543666" calcext:value-type="float">
            <text:p>5.44E-13</text:p>
          </table:table-cell>
          <table:table-cell office:value-type="float" office:value="0.000000000000247409" calcext:value-type="float">
            <text:p>2.47E-13</text:p>
          </table:table-cell>
          <table:table-cell office:value-type="float" office:value="0.00000000000012488" calcext:value-type="float">
            <text:p>1.25E-13</text:p>
          </table:table-cell>
          <table:table-cell office:value-type="float" office:value="0.0000000000000690516" calcext:value-type="float">
            <text:p>6.91E-14</text:p>
          </table:table-cell>
          <table:table-cell office:value-type="float" office:value="0.0000000000000423286" calcext:value-type="float">
            <text:p>4.23E-14</text:p>
          </table:table-cell>
          <table:table-cell office:value-type="float" office:value="0.0000000000000301907" calcext:value-type="float">
            <text:p>3.02E-14</text:p>
          </table:table-cell>
          <table:table-cell office:value-type="float" office:value="0.0000000000000224486" calcext:value-type="float">
            <text:p>2.24E-14</text:p>
          </table:table-cell>
          <table:table-cell office:value-type="float" office:value="0.0000000000000138582" calcext:value-type="float">
            <text:p>1.39E-14</text:p>
          </table:table-cell>
          <table:table-cell office:value-type="float" office:value="4.64477E-015" calcext:value-type="float">
            <text:p>4.64E-15</text:p>
          </table:table-cell>
          <table:table-cell office:value-type="float" office:value="3.67514E-015" calcext:value-type="float">
            <text:p>3.68E-15</text:p>
          </table:table-cell>
          <table:table-cell office:value-type="float" office:value="3.29552E-015" calcext:value-type="float">
            <text:p>3.30E-15</text:p>
          </table:table-cell>
          <table:table-cell office:value-type="float" office:value="1.69147E-015" calcext:value-type="float">
            <text:p>1.69E-15</text:p>
          </table:table-cell>
          <table:table-cell office:value-type="float" office:value="1.45064E-015" calcext:value-type="float">
            <text:p>1.45E-15</text:p>
          </table:table-cell>
          <table:table-cell office:value-type="float" office:value="3.14391E-016" calcext:value-type="float">
            <text:p>3.14E-16</text:p>
          </table:table-cell>
          <table:table-cell office:value-type="float" office:value="1.94879E-016" calcext:value-type="float">
            <text:p>1.95E-16</text:p>
          </table:table-cell>
          <table:table-cell office:value-type="float" office:value="8.00417E-016" calcext:value-type="float">
            <text:p>8.00E-16</text:p>
          </table:table-cell>
          <table:table-cell office:value-type="float" office:value="9.39451E-016" calcext:value-type="float">
            <text:p>9.39E-16</text:p>
          </table:table-cell>
          <table:table-cell office:value-type="float" office:value="1.13387E-015" calcext:value-type="float">
            <text:p>1.13E-15</text:p>
          </table:table-cell>
          <table:table-cell office:value-type="float" office:value="3.42089E-015" calcext:value-type="float">
            <text:p>3.42E-15</text:p>
          </table:table-cell>
          <table:table-cell office:value-type="float" office:value="7.66103E-016" calcext:value-type="float">
            <text:p>7.66E-16</text:p>
          </table:table-cell>
          <table:table-cell office:value-type="float" office:value="5.52201E-016" calcext:value-type="float">
            <text:p>5.52E-16</text:p>
          </table:table-cell>
          <table:table-cell office:value-type="float" office:value="2.49773E-016" calcext:value-type="float">
            <text:p>2.50E-16</text:p>
          </table:table-cell>
          <table:table-cell office:value-type="float" office:value="3.84505E-016" calcext:value-type="float">
            <text:p>3.85E-16</text:p>
          </table:table-cell>
          <table:table-cell table:formula="of:=SUM([.J93:.K93])" office:value-type="float" office:value="0.000000000000791075" calcext:value-type="float">
            <text:p>7.91E-13</text:p>
          </table:table-cell>
          <table:table-cell table:formula="of:=SUM([.L93:.R93])" office:value-type="float" office:value="0.00000000000030740247" calcext:value-type="float">
            <text:p>3.07E-13</text:p>
          </table:table-cell>
          <table:table-cell table:formula="of:=SUM([.S93:.AF93])" office:value-type="float" office:value="0.00000000000001886925" calcext:value-type="float">
            <text:p>1.89E-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250.909" calcext:value-type="float">
            <text:p>250.909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45.455" calcext:value-type="float">
            <text:p>245.455</text:p>
          </table:table-cell>
          <table:table-cell office:value-type="float" office:value="0.000000000000271325" calcext:value-type="float">
            <text:p>2.71E-13</text:p>
          </table:table-cell>
          <table:table-cell office:value-type="float" office:value="0.000000000000123481" calcext:value-type="float">
            <text:p>1.23E-13</text:p>
          </table:table-cell>
          <table:table-cell office:value-type="float" office:value="0.0000000000000617278" calcext:value-type="float">
            <text:p>6.17E-14</text:p>
          </table:table-cell>
          <table:table-cell office:value-type="float" office:value="0.0000000000000340868" calcext:value-type="float">
            <text:p>3.41E-14</text:p>
          </table:table-cell>
          <table:table-cell office:value-type="float" office:value="0.0000000000000211737" calcext:value-type="float">
            <text:p>2.12E-14</text:p>
          </table:table-cell>
          <table:table-cell office:value-type="float" office:value="0.0000000000000145145" calcext:value-type="float">
            <text:p>1.45E-14</text:p>
          </table:table-cell>
          <table:table-cell office:value-type="float" office:value="0.0000000000000112326" calcext:value-type="float">
            <text:p>1.12E-14</text:p>
          </table:table-cell>
          <table:table-cell office:value-type="float" office:value="8.50551E-015" calcext:value-type="float">
            <text:p>8.51E-15</text:p>
          </table:table-cell>
          <table:table-cell office:value-type="float" office:value="4.36918E-015" calcext:value-type="float">
            <text:p>4.37E-15</text:p>
          </table:table-cell>
          <table:table-cell office:value-type="float" office:value="3.68649E-015" calcext:value-type="float">
            <text:p>3.69E-15</text:p>
          </table:table-cell>
          <table:table-cell office:value-type="float" office:value="3.31E-015" calcext:value-type="float">
            <text:p>3.31E-15</text:p>
          </table:table-cell>
          <table:table-cell office:value-type="float" office:value="1.6996E-015" calcext:value-type="float">
            <text:p>1.70E-15</text:p>
          </table:table-cell>
          <table:table-cell office:value-type="float" office:value="6.80374E-016" calcext:value-type="float">
            <text:p>6.80E-16</text:p>
          </table:table-cell>
          <table:table-cell office:value-type="float" office:value="2.07098E-017" calcext:value-type="float">
            <text:p>2.07E-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8.23458E-016" calcext:value-type="float">
            <text:p>8.23E-16</text:p>
          </table:table-cell>
          <table:table-cell office:value-type="float" office:value="5.42263E-016" calcext:value-type="float">
            <text:p>5.42E-16</text:p>
          </table:table-cell>
          <table:table-cell office:value-type="float" office:value="1.63291E-015" calcext:value-type="float">
            <text:p>1.63E-15</text:p>
          </table:table-cell>
          <table:table-cell office:value-type="float" office:value="7.05603E-016" calcext:value-type="float">
            <text:p>7.06E-16</text:p>
          </table:table-cell>
          <table:table-cell office:value-type="float" office:value="4.72097E-016" calcext:value-type="float">
            <text:p>4.7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94:.K94])" office:value-type="float" office:value="0.000000000000394806" calcext:value-type="float">
            <text:p>3.95E-13</text:p>
          </table:table-cell>
          <table:table-cell table:formula="of:=SUM([.L94:.R94])" office:value-type="float" office:value="0.00000000000015561009" calcext:value-type="float">
            <text:p>1.56E-13</text:p>
          </table:table-cell>
          <table:table-cell table:formula="of:=SUM([.S94:.AF94])" office:value-type="float" office:value="0.0000000000000135735048" calcext:value-type="float">
            <text:p>1.36E-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0.909" calcext:value-type="float">
            <text:p>250.909</text:p>
          </table:table-cell>
          <table:table-cell office:value-type="float" office:value="261.818" calcext:value-type="float">
            <text:p>261.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56.364" calcext:value-type="float">
            <text:p>256.364</text:p>
          </table:table-cell>
          <table:table-cell office:value-type="float" office:value="0.000000000000270854" calcext:value-type="float">
            <text:p>2.71E-13</text:p>
          </table:table-cell>
          <table:table-cell office:value-type="float" office:value="0.000000000000123272" calcext:value-type="float">
            <text:p>1.23E-13</text:p>
          </table:table-cell>
          <table:table-cell office:value-type="float" office:value="0.000000000000061638" calcext:value-type="float">
            <text:p>6.16E-14</text:p>
          </table:table-cell>
          <table:table-cell office:value-type="float" office:value="0.0000000000000340731" calcext:value-type="float">
            <text:p>3.41E-14</text:p>
          </table:table-cell>
          <table:table-cell office:value-type="float" office:value="0.000000000000021165" calcext:value-type="float">
            <text:p>2.12E-14</text:p>
          </table:table-cell>
          <table:table-cell office:value-type="float" office:value="0.0000000000000145154" calcext:value-type="float">
            <text:p>1.45E-14</text:p>
          </table:table-cell>
          <table:table-cell office:value-type="float" office:value="0.0000000000000112406" calcext:value-type="float">
            <text:p>1.12E-14</text:p>
          </table:table-cell>
          <table:table-cell office:value-type="float" office:value="8.51899E-015" calcext:value-type="float">
            <text:p>8.52E-15</text:p>
          </table:table-cell>
          <table:table-cell office:value-type="float" office:value="4.3148E-015" calcext:value-type="float">
            <text:p>4.31E-15</text:p>
          </table:table-cell>
          <table:table-cell office:value-type="float" office:value="3.50932E-015" calcext:value-type="float">
            <text:p>3.51E-15</text:p>
          </table:table-cell>
          <table:table-cell office:value-type="float" office:value="3.21105E-015" calcext:value-type="float">
            <text:p>3.21E-15</text:p>
          </table:table-cell>
          <table:table-cell office:value-type="float" office:value="1.58503E-015" calcext:value-type="float">
            <text:p>1.59E-15</text:p>
          </table:table-cell>
          <table:table-cell office:value-type="float" office:value="7.20707E-016" calcext:value-type="float">
            <text:p>7.21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06932E-016" calcext:value-type="float">
            <text:p>4.07E-16</text:p>
          </table:table-cell>
          <table:table-cell office:value-type="float" office:value="8.21647E-016" calcext:value-type="float">
            <text:p>8.22E-16</text:p>
          </table:table-cell>
          <table:table-cell office:value-type="float" office:value="5.42422E-016" calcext:value-type="float">
            <text:p>5.42E-16</text:p>
          </table:table-cell>
          <table:table-cell office:value-type="float" office:value="1.63354E-015" calcext:value-type="float">
            <text:p>1.63E-15</text:p>
          </table:table-cell>
          <table:table-cell office:value-type="float" office:value="7.08807E-016" calcext:value-type="float">
            <text:p>7.09E-16</text:p>
          </table:table-cell>
          <table:table-cell office:value-type="float" office:value="5.07991E-016" calcext:value-type="float">
            <text:p>5.08E-16</text:p>
          </table:table-cell>
          <table:table-cell office:value-type="float" office:value="2.22058E-016" calcext:value-type="float">
            <text:p>2.22E-16</text:p>
          </table:table-cell>
          <table:table-cell office:value-type="float" office:value="3.08341E-016" calcext:value-type="float">
            <text:p>3.08E-16</text:p>
          </table:table-cell>
          <table:table-cell table:formula="of:=SUM([.J95:.K95])" office:value-type="float" office:value="0.000000000000394126" calcext:value-type="float">
            <text:p>3.94E-13</text:p>
          </table:table-cell>
          <table:table-cell table:formula="of:=SUM([.L95:.R95])" office:value-type="float" office:value="0.00000000000015546589" calcext:value-type="float">
            <text:p>1.55E-13</text:p>
          </table:table-cell>
          <table:table-cell table:formula="of:=SUM([.S95:.AF95])" office:value-type="float" office:value="0.000000000000014177845" calcext:value-type="float">
            <text:p>1.42E-1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61.818" calcext:value-type="float">
            <text:p>261.818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67.273" calcext:value-type="float">
            <text:p>267.273</text:p>
          </table:table-cell>
          <table:table-cell office:value-type="float" office:value="0.000000000000270294" calcext:value-type="float">
            <text:p>2.70E-13</text:p>
          </table:table-cell>
          <table:table-cell office:value-type="float" office:value="0.000000000000123021" calcext:value-type="float">
            <text:p>1.23E-13</text:p>
          </table:table-cell>
          <table:table-cell office:value-type="float" office:value="0.0000000000000615265" calcext:value-type="float">
            <text:p>6.15E-14</text:p>
          </table:table-cell>
          <table:table-cell office:value-type="float" office:value="0.0000000000000340432" calcext:value-type="float">
            <text:p>3.40E-14</text:p>
          </table:table-cell>
          <table:table-cell office:value-type="float" office:value="0.0000000000000211463" calcext:value-type="float">
            <text:p>2.11E-14</text:p>
          </table:table-cell>
          <table:table-cell office:value-type="float" office:value="0.0000000000000145086" calcext:value-type="float">
            <text:p>1.45E-14</text:p>
          </table:table-cell>
          <table:table-cell office:value-type="float" office:value="0.0000000000000112416" calcext:value-type="float">
            <text:p>1.12E-14</text:p>
          </table:table-cell>
          <table:table-cell office:value-type="float" office:value="8.52609E-015" calcext:value-type="float">
            <text:p>8.53E-15</text:p>
          </table:table-cell>
          <table:table-cell office:value-type="float" office:value="4.32176E-015" calcext:value-type="float">
            <text:p>4.32E-15</text:p>
          </table:table-cell>
          <table:table-cell office:value-type="float" office:value="3.39487E-015" calcext:value-type="float">
            <text:p>3.39E-15</text:p>
          </table:table-cell>
          <table:table-cell office:value-type="float" office:value="3.08212E-015" calcext:value-type="float">
            <text:p>3.08E-15</text:p>
          </table:table-cell>
          <table:table-cell office:value-type="float" office:value="1.59043E-015" calcext:value-type="float">
            <text:p>1.59E-15</text:p>
          </table:table-cell>
          <table:table-cell office:value-type="float" office:value="1.29819E-015" calcext:value-type="float">
            <text:p>1.30E-15</text:p>
          </table:table-cell>
          <table:table-cell office:value-type="float" office:value="2.88304E-016" calcext:value-type="float">
            <text:p>2.88E-16</text:p>
          </table:table-cell>
          <table:table-cell office:value-type="float" office:value="7.16943E-016" calcext:value-type="float">
            <text:p>7.17E-16</text:p>
          </table:table-cell>
          <table:table-cell office:value-type="float" office:value="7.65178E-016" calcext:value-type="float">
            <text:p>7.65E-16</text:p>
          </table:table-cell>
          <table:table-cell office:value-type="float" office:value="8.19343E-016" calcext:value-type="float">
            <text:p>8.19E-16</text:p>
          </table:table-cell>
          <table:table-cell office:value-type="float" office:value="5.42404E-016" calcext:value-type="float">
            <text:p>5.42E-16</text:p>
          </table:table-cell>
          <table:table-cell office:value-type="float" office:value="1.63378E-015" calcext:value-type="float">
            <text:p>1.63E-15</text:p>
          </table:table-cell>
          <table:table-cell office:value-type="float" office:value="7.09007E-016" calcext:value-type="float">
            <text:p>7.09E-16</text:p>
          </table:table-cell>
          <table:table-cell office:value-type="float" office:value="5.11304E-016" calcext:value-type="float">
            <text:p>5.11E-16</text:p>
          </table:table-cell>
          <table:table-cell office:value-type="float" office:value="2.3329E-016" calcext:value-type="float">
            <text:p>2.33E-16</text:p>
          </table:table-cell>
          <table:table-cell office:value-type="float" office:value="3.61854E-016" calcext:value-type="float">
            <text:p>3.62E-16</text:p>
          </table:table-cell>
          <table:table-cell table:formula="of:=SUM([.J96:.K96])" office:value-type="float" office:value="0.000000000000393315" calcext:value-type="float">
            <text:p>3.93E-13</text:p>
          </table:table-cell>
          <table:table-cell table:formula="of:=SUM([.L96:.R96])" office:value-type="float" office:value="0.00000000000015531405" calcext:value-type="float">
            <text:p>1.55E-13</text:p>
          </table:table-cell>
          <table:table-cell table:formula="of:=SUM([.S96:.AF96])" office:value-type="float" office:value="0.000000000000015947017" calcext:value-type="float">
            <text:p>1.59E-1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283.636" calcext:value-type="float">
            <text:p>283.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78.182" calcext:value-type="float">
            <text:p>278.182</text:p>
          </table:table-cell>
          <table:table-cell office:value-type="float" office:value="0.000000000000269669" calcext:value-type="float">
            <text:p>2.70E-13</text:p>
          </table:table-cell>
          <table:table-cell office:value-type="float" office:value="0.000000000000122733" calcext:value-type="float">
            <text:p>1.23E-13</text:p>
          </table:table-cell>
          <table:table-cell office:value-type="float" office:value="0.0000000000000613944" calcext:value-type="float">
            <text:p>6.14E-14</text:p>
          </table:table-cell>
          <table:table-cell office:value-type="float" office:value="0.0000000000000339986" calcext:value-type="float">
            <text:p>3.40E-14</text:p>
          </table:table-cell>
          <table:table-cell office:value-type="float" office:value="0.0000000000000211185" calcext:value-type="float">
            <text:p>2.11E-14</text:p>
          </table:table-cell>
          <table:table-cell office:value-type="float" office:value="0.0000000000000144946" calcext:value-type="float">
            <text:p>1.45E-14</text:p>
          </table:table-cell>
          <table:table-cell office:value-type="float" office:value="0.0000000000000112362" calcext:value-type="float">
            <text:p>1.12E-14</text:p>
          </table:table-cell>
          <table:table-cell office:value-type="float" office:value="8.52794E-015" calcext:value-type="float">
            <text:p>8.53E-15</text:p>
          </table:table-cell>
          <table:table-cell office:value-type="float" office:value="4.32571E-015" calcext:value-type="float">
            <text:p>4.33E-15</text:p>
          </table:table-cell>
          <table:table-cell office:value-type="float" office:value="3.52271E-015" calcext:value-type="float">
            <text:p>3.52E-15</text:p>
          </table:table-cell>
          <table:table-cell office:value-type="float" office:value="3.22731E-015" calcext:value-type="float">
            <text:p>3.23E-15</text:p>
          </table:table-cell>
          <table:table-cell office:value-type="float" office:value="3.23167E-016" calcext:value-type="float">
            <text:p>3.23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8.16587E-016" calcext:value-type="float">
            <text:p>8.17E-16</text:p>
          </table:table-cell>
          <table:table-cell office:value-type="float" office:value="5.42144E-016" calcext:value-type="float">
            <text:p>5.42E-16</text:p>
          </table:table-cell>
          <table:table-cell office:value-type="float" office:value="1.63328E-015" calcext:value-type="float">
            <text:p>1.63E-15</text:p>
          </table:table-cell>
          <table:table-cell office:value-type="float" office:value="7.0592E-016" calcext:value-type="float">
            <text:p>7.06E-16</text:p>
          </table:table-cell>
          <table:table-cell office:value-type="float" office:value="4.72309E-016" calcext:value-type="float">
            <text:p>4.7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97:.K97])" office:value-type="float" office:value="0.000000000000392402" calcext:value-type="float">
            <text:p>3.92E-13</text:p>
          </table:table-cell>
          <table:table-cell table:formula="of:=SUM([.L97:.R97])" office:value-type="float" office:value="0.00000000000015509595" calcext:value-type="float">
            <text:p>1.55E-13</text:p>
          </table:table-cell>
          <table:table-cell table:formula="of:=SUM([.S97:.AF97])" office:value-type="float" office:value="0.000000000000011243427" calcext:value-type="float">
            <text:p>1.12E-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83.636" calcext:value-type="float">
            <text:p>283.636</text:p>
          </table:table-cell>
          <table:table-cell office:value-type="float" office:value="294.545" calcext:value-type="float">
            <text:p>294.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89.091" calcext:value-type="float">
            <text:p>289.091</text:p>
          </table:table-cell>
          <table:table-cell office:value-type="float" office:value="0.000000000000268998" calcext:value-type="float">
            <text:p>2.69E-13</text:p>
          </table:table-cell>
          <table:table-cell office:value-type="float" office:value="0.000000000000122421" calcext:value-type="float">
            <text:p>1.22E-13</text:p>
          </table:table-cell>
          <table:table-cell office:value-type="float" office:value="0.0000000000000612481" calcext:value-type="float">
            <text:p>6.12E-14</text:p>
          </table:table-cell>
          <table:table-cell office:value-type="float" office:value="0.0000000000000339414" calcext:value-type="float">
            <text:p>3.39E-14</text:p>
          </table:table-cell>
          <table:table-cell office:value-type="float" office:value="0.0000000000000210829" calcext:value-type="float">
            <text:p>2.11E-14</text:p>
          </table:table-cell>
          <table:table-cell office:value-type="float" office:value="0.0000000000000144742" calcext:value-type="float">
            <text:p>1.45E-14</text:p>
          </table:table-cell>
          <table:table-cell office:value-type="float" office:value="0.0000000000000112248" calcext:value-type="float">
            <text:p>1.12E-14</text:p>
          </table:table-cell>
          <table:table-cell office:value-type="float" office:value="8.52525E-015" calcext:value-type="float">
            <text:p>8.53E-15</text:p>
          </table:table-cell>
          <table:table-cell office:value-type="float" office:value="4.39046E-015" calcext:value-type="float">
            <text:p>4.39E-15</text:p>
          </table:table-cell>
          <table:table-cell office:value-type="float" office:value="3.70951E-015" calcext:value-type="float">
            <text:p>3.71E-15</text:p>
          </table:table-cell>
          <table:table-cell office:value-type="float" office:value="1.81762E-015" calcext:value-type="float">
            <text:p>1.82E-15</text:p>
          </table:table-cell>
          <table:table-cell office:value-type="float" office:value="1.27141E-015" calcext:value-type="float">
            <text:p>1.27E-15</text:p>
          </table:table-cell>
          <table:table-cell office:value-type="float" office:value="1.40942E-015" calcext:value-type="float">
            <text:p>1.41E-15</text:p>
          </table:table-cell>
          <table:table-cell office:value-type="float" office:value="2.08634E-017" calcext:value-type="float">
            <text:p>2.09E-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3846E-016" calcext:value-type="float">
            <text:p>4.04E-16</text:p>
          </table:table-cell>
          <table:table-cell office:value-type="float" office:value="8.13217E-016" calcext:value-type="float">
            <text:p>8.13E-16</text:p>
          </table:table-cell>
          <table:table-cell office:value-type="float" office:value="5.4159E-016" calcext:value-type="float">
            <text:p>5.42E-16</text:p>
          </table:table-cell>
          <table:table-cell office:value-type="float" office:value="1.63224E-015" calcext:value-type="float">
            <text:p>1.63E-15</text:p>
          </table:table-cell>
          <table:table-cell office:value-type="float" office:value="7.07585E-016" calcext:value-type="float">
            <text:p>7.08E-16</text:p>
          </table:table-cell>
          <table:table-cell office:value-type="float" office:value="5.07134E-016" calcext:value-type="float">
            <text:p>5.07E-16</text:p>
          </table:table-cell>
          <table:table-cell office:value-type="float" office:value="2.21795E-016" calcext:value-type="float">
            <text:p>2.22E-16</text:p>
          </table:table-cell>
          <table:table-cell office:value-type="float" office:value="3.07975E-016" calcext:value-type="float">
            <text:p>3.08E-16</text:p>
          </table:table-cell>
          <table:table-cell table:formula="of:=SUM([.J98:.K98])" office:value-type="float" office:value="0.000000000000391419" calcext:value-type="float">
            <text:p>3.91E-13</text:p>
          </table:table-cell>
          <table:table-cell table:formula="of:=SUM([.L98:.R98])" office:value-type="float" office:value="0.00000000000015488711" calcext:value-type="float">
            <text:p>1.55E-13</text:p>
          </table:table-cell>
          <table:table-cell table:formula="of:=SUM([.S98:.AF98])" office:value-type="float" office:value="0.0000000000000133642054" calcext:value-type="float">
            <text:p>1.34E-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4.545" calcext:value-type="float">
            <text:p>294.545</text:p>
          </table:table-cell>
          <table:table-cell office:value-type="float" office:value="305.455" calcext:value-type="float">
            <text:p>305.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268327" calcext:value-type="float">
            <text:p>2.68E-13</text:p>
          </table:table-cell>
          <table:table-cell office:value-type="float" office:value="0.000000000000122103" calcext:value-type="float">
            <text:p>1.22E-13</text:p>
          </table:table-cell>
          <table:table-cell office:value-type="float" office:value="0.0000000000000616317" calcext:value-type="float">
            <text:p>6.16E-14</text:p>
          </table:table-cell>
          <table:table-cell office:value-type="float" office:value="0.000000000000033985" calcext:value-type="float">
            <text:p>3.40E-14</text:p>
          </table:table-cell>
          <table:table-cell office:value-type="float" office:value="0.0000000000000210473" calcext:value-type="float">
            <text:p>2.10E-14</text:p>
          </table:table-cell>
          <table:table-cell office:value-type="float" office:value="0.0000000000000150127" calcext:value-type="float">
            <text:p>1.50E-14</text:p>
          </table:table-cell>
          <table:table-cell office:value-type="float" office:value="0.0000000000000112316" calcext:value-type="float">
            <text:p>1.12E-14</text:p>
          </table:table-cell>
          <table:table-cell office:value-type="float" office:value="8.90257E-015" calcext:value-type="float">
            <text:p>8.90E-15</text:p>
          </table:table-cell>
          <table:table-cell office:value-type="float" office:value="4.66484E-015" calcext:value-type="float">
            <text:p>4.66E-15</text:p>
          </table:table-cell>
          <table:table-cell office:value-type="float" office:value="3.71149E-015" calcext:value-type="float">
            <text:p>3.71E-15</text:p>
          </table:table-cell>
          <table:table-cell office:value-type="float" office:value="3.34346E-015" calcext:value-type="float">
            <text:p>3.34E-15</text:p>
          </table:table-cell>
          <table:table-cell office:value-type="float" office:value="1.71902E-015" calcext:value-type="float">
            <text:p>1.72E-15</text:p>
          </table:table-cell>
          <table:table-cell office:value-type="float" office:value="7.26571E-016" calcext:value-type="float">
            <text:p>7.27E-16</text:p>
          </table:table-cell>
          <table:table-cell office:value-type="float" office:value="2.93586E-016" calcext:value-type="float">
            <text:p>2.94E-1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3158E-016" calcext:value-type="float">
            <text:p>4.33E-16</text:p>
          </table:table-cell>
          <table:table-cell office:value-type="float" office:value="8.74102E-016" calcext:value-type="float">
            <text:p>8.74E-16</text:p>
          </table:table-cell>
          <table:table-cell office:value-type="float" office:value="5.40769E-016" calcext:value-type="float">
            <text:p>5.41E-16</text:p>
          </table:table-cell>
          <table:table-cell office:value-type="float" office:value="1.63065E-015" calcext:value-type="float">
            <text:p>1.63E-15</text:p>
          </table:table-cell>
          <table:table-cell office:value-type="float" office:value="7.65231E-016" calcext:value-type="float">
            <text:p>7.65E-16</text:p>
          </table:table-cell>
          <table:table-cell office:value-type="float" office:value="5.48374E-016" calcext:value-type="float">
            <text:p>5.48E-16</text:p>
          </table:table-cell>
          <table:table-cell office:value-type="float" office:value="2.39365E-016" calcext:value-type="float">
            <text:p>2.39E-16</text:p>
          </table:table-cell>
          <table:table-cell office:value-type="float" office:value="3.32373E-016" calcext:value-type="float">
            <text:p>3.32E-16</text:p>
          </table:table-cell>
          <table:table-cell table:formula="of:=SUM([.J99:.K99])" office:value-type="float" office:value="0.00000000000039043" calcext:value-type="float">
            <text:p>3.90E-13</text:p>
          </table:table-cell>
          <table:table-cell table:formula="of:=SUM([.L99:.R99])" office:value-type="float" office:value="0.00000000000015647571" calcext:value-type="float">
            <text:p>1.56E-13</text:p>
          </table:table-cell>
          <table:table-cell table:formula="of:=SUM([.S99:.AF99])" office:value-type="float" office:value="0.000000000000015158149" calcext:value-type="float">
            <text:p>1.52E-1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05.455" calcext:value-type="float">
            <text:p>305.455</text:p>
          </table:table-cell>
          <table:table-cell office:value-type="float" office:value="316.364" calcext:value-type="float">
            <text:p>316.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10.909" calcext:value-type="float">
            <text:p>310.909</text:p>
          </table:table-cell>
          <table:table-cell office:value-type="float" office:value="0.000000000000267673" calcext:value-type="float">
            <text:p>2.68E-13</text:p>
          </table:table-cell>
          <table:table-cell office:value-type="float" office:value="0.000000000000121799" calcext:value-type="float">
            <text:p>1.22E-13</text:p>
          </table:table-cell>
          <table:table-cell office:value-type="float" office:value="0.0000000000000614756" calcext:value-type="float">
            <text:p>6.15E-14</text:p>
          </table:table-cell>
          <table:table-cell office:value-type="float" office:value="0.0000000000000344652" calcext:value-type="float">
            <text:p>3.45E-14</text:p>
          </table:table-cell>
          <table:table-cell office:value-type="float" office:value="0.0000000000000210105" calcext:value-type="float">
            <text:p>2.10E-14</text:p>
          </table:table-cell>
          <table:table-cell office:value-type="float" office:value="0.0000000000000149861" calcext:value-type="float">
            <text:p>1.50E-14</text:p>
          </table:table-cell>
          <table:table-cell office:value-type="float" office:value="0.0000000000000112191" calcext:value-type="float">
            <text:p>1.12E-14</text:p>
          </table:table-cell>
          <table:table-cell office:value-type="float" office:value="8.89483E-015" calcext:value-type="float">
            <text:p>8.89E-15</text:p>
          </table:table-cell>
          <table:table-cell office:value-type="float" office:value="4.66262E-015" calcext:value-type="float">
            <text:p>4.66E-15</text:p>
          </table:table-cell>
          <table:table-cell office:value-type="float" office:value="3.84156E-015" calcext:value-type="float">
            <text:p>3.84E-15</text:p>
          </table:table-cell>
          <table:table-cell office:value-type="float" office:value="3.50915E-015" calcext:value-type="float">
            <text:p>3.51E-15</text:p>
          </table:table-cell>
          <table:table-cell office:value-type="float" office:value="1.72074E-015" calcext:value-type="float">
            <text:p>1.72E-15</text:p>
          </table:table-cell>
          <table:table-cell office:value-type="float" office:value="1.52302E-015" calcext:value-type="float">
            <text:p>1.52E-15</text:p>
          </table:table-cell>
          <table:table-cell office:value-type="float" office:value="2.26275E-017" calcext:value-type="float">
            <text:p>2.26E-17</text:p>
          </table:table-cell>
          <table:table-cell office:value-type="float" office:value="1.93695E-016" calcext:value-type="float">
            <text:p>1.94E-16</text:p>
          </table:table-cell>
          <table:table-cell office:value-type="float" office:value="3.58628E-016" calcext:value-type="float">
            <text:p>3.59E-16</text:p>
          </table:table-cell>
          <table:table-cell office:value-type="float" office:value="9.52301E-016" calcext:value-type="float">
            <text:p>9.52E-16</text:p>
          </table:table-cell>
          <table:table-cell office:value-type="float" office:value="5.93603E-016" calcext:value-type="float">
            <text:p>5.94E-16</text:p>
          </table:table-cell>
          <table:table-cell office:value-type="float" office:value="1.78755E-015" calcext:value-type="float">
            <text:p>1.79E-15</text:p>
          </table:table-cell>
          <table:table-cell office:value-type="float" office:value="8.32042E-016" calcext:value-type="float">
            <text:p>8.32E-16</text:p>
          </table:table-cell>
          <table:table-cell office:value-type="float" office:value="5.59868E-016" calcext:value-type="float">
            <text:p>5.60E-16</text:p>
          </table:table-cell>
          <table:table-cell office:value-type="float" office:value="9.96838E-018" calcext:value-type="float">
            <text:p>9.97E-18</text:p>
          </table:table-cell>
          <table:table-cell office:value-type="float" office:value="5.14342E-017" calcext:value-type="float">
            <text:p>5.14E-17</text:p>
          </table:table-cell>
          <table:table-cell table:formula="of:=SUM([.J100:.K100])" office:value-type="float" office:value="0.000000000000389472" calcext:value-type="float">
            <text:p>3.89E-13</text:p>
          </table:table-cell>
          <table:table-cell table:formula="of:=SUM([.L100:.R100])" office:value-type="float" office:value="0.00000000000015671395" calcext:value-type="float">
            <text:p>1.57E-13</text:p>
          </table:table-cell>
          <table:table-cell table:formula="of:=SUM([.S100:.AF100])" office:value-type="float" office:value="0.00000000000001595618708" calcext:value-type="float">
            <text:p>1.60E-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6.364" calcext:value-type="float">
            <text:p>316.364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21.818" calcext:value-type="float">
            <text:p>321.818</text:p>
          </table:table-cell>
          <table:table-cell office:value-type="float" office:value="0.000000000000267169" calcext:value-type="float">
            <text:p>2.67E-13</text:p>
          </table:table-cell>
          <table:table-cell office:value-type="float" office:value="0.000000000000121578" calcext:value-type="float">
            <text:p>1.22E-13</text:p>
          </table:table-cell>
          <table:table-cell office:value-type="float" office:value="0.0000000000000613686" calcext:value-type="float">
            <text:p>6.14E-14</text:p>
          </table:table-cell>
          <table:table-cell office:value-type="float" office:value="0.0000000000000349076" calcext:value-type="float">
            <text:p>3.49E-14</text:p>
          </table:table-cell>
          <table:table-cell office:value-type="float" office:value="0.0000000000000209955" calcext:value-type="float">
            <text:p>2.10E-14</text:p>
          </table:table-cell>
          <table:table-cell office:value-type="float" office:value="0.0000000000000149732" calcext:value-type="float">
            <text:p>1.50E-14</text:p>
          </table:table-cell>
          <table:table-cell office:value-type="float" office:value="0.000000000000011779" calcext:value-type="float">
            <text:p>1.18E-14</text:p>
          </table:table-cell>
          <table:table-cell office:value-type="float" office:value="9.23742E-015" calcext:value-type="float">
            <text:p>9.24E-15</text:p>
          </table:table-cell>
          <table:table-cell office:value-type="float" office:value="4.77345E-015" calcext:value-type="float">
            <text:p>4.77E-15</text:p>
          </table:table-cell>
          <table:table-cell office:value-type="float" office:value="4.17642E-015" calcext:value-type="float">
            <text:p>4.18E-15</text:p>
          </table:table-cell>
          <table:table-cell office:value-type="float" office:value="5.60951E-015" calcext:value-type="float">
            <text:p>5.61E-15</text:p>
          </table:table-cell>
          <table:table-cell office:value-type="float" office:value="2.26966E-015" calcext:value-type="float">
            <text:p>2.27E-15</text:p>
          </table:table-cell>
          <table:table-cell office:value-type="float" office:value="1.64125E-015" calcext:value-type="float">
            <text:p>1.64E-15</text:p>
          </table:table-cell>
          <table:table-cell office:value-type="float" office:value="3.45732E-016" calcext:value-type="float">
            <text:p>3.46E-16</text:p>
          </table:table-cell>
          <table:table-cell office:value-type="float" office:value="2.28869E-016" calcext:value-type="float">
            <text:p>2.29E-16</text:p>
          </table:table-cell>
          <table:table-cell office:value-type="float" office:value="1.3832E-015" calcext:value-type="float">
            <text:p>1.38E-15</text:p>
          </table:table-cell>
          <table:table-cell office:value-type="float" office:value="1.03183E-015" calcext:value-type="float">
            <text:p>1.03E-15</text:p>
          </table:table-cell>
          <table:table-cell office:value-type="float" office:value="5.929E-016" calcext:value-type="float">
            <text:p>5.93E-16</text:p>
          </table:table-cell>
          <table:table-cell office:value-type="float" office:value="1.78616E-015" calcext:value-type="float">
            <text:p>1.79E-15</text:p>
          </table:table-cell>
          <table:table-cell office:value-type="float" office:value="9.14214E-016" calcext:value-type="float">
            <text:p>9.14E-16</text:p>
          </table:table-cell>
          <table:table-cell office:value-type="float" office:value="6.96704E-016" calcext:value-type="float">
            <text:p>6.97E-16</text:p>
          </table:table-cell>
          <table:table-cell office:value-type="float" office:value="5.46256E-016" calcext:value-type="float">
            <text:p>5.46E-16</text:p>
          </table:table-cell>
          <table:table-cell office:value-type="float" office:value="8.03974E-016" calcext:value-type="float">
            <text:p>8.04E-16</text:p>
          </table:table-cell>
          <table:table-cell table:formula="of:=SUM([.J101:.K101])" office:value-type="float" office:value="0.000000000000388747" calcext:value-type="float">
            <text:p>3.89E-13</text:p>
          </table:table-cell>
          <table:table-cell table:formula="of:=SUM([.L101:.R101])" office:value-type="float" office:value="0.00000000000015803477" calcext:value-type="float">
            <text:p>1.58E-13</text:p>
          </table:table-cell>
          <table:table-cell table:formula="of:=SUM([.S101:.AF101])" office:value-type="float" office:value="0.000000000000022026679" calcext:value-type="float">
            <text:p>2.20E-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338.182" calcext:value-type="float">
            <text:p>338.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32.727" calcext:value-type="float">
            <text:p>332.727</text:p>
          </table:table-cell>
          <table:table-cell office:value-type="float" office:value="0.000000000000266864" calcext:value-type="float">
            <text:p>2.67E-13</text:p>
          </table:table-cell>
          <table:table-cell office:value-type="float" office:value="0.000000000000121423" calcext:value-type="float">
            <text:p>1.21E-13</text:p>
          </table:table-cell>
          <table:table-cell office:value-type="float" office:value="0.0000000000000612866" calcext:value-type="float">
            <text:p>6.13E-14</text:p>
          </table:table-cell>
          <table:table-cell office:value-type="float" office:value="0.0000000000000351908" calcext:value-type="float">
            <text:p>3.52E-14</text:p>
          </table:table-cell>
          <table:table-cell office:value-type="float" office:value="0.0000000000000211128" calcext:value-type="float">
            <text:p>2.11E-14</text:p>
          </table:table-cell>
          <table:table-cell office:value-type="float" office:value="0.0000000000000149662" calcext:value-type="float">
            <text:p>1.50E-14</text:p>
          </table:table-cell>
          <table:table-cell office:value-type="float" office:value="0.0000000000000121945" calcext:value-type="float">
            <text:p>1.22E-14</text:p>
          </table:table-cell>
          <table:table-cell office:value-type="float" office:value="9.67974E-015" calcext:value-type="float">
            <text:p>9.68E-15</text:p>
          </table:table-cell>
          <table:table-cell office:value-type="float" office:value="5.14624E-015" calcext:value-type="float">
            <text:p>5.15E-15</text:p>
          </table:table-cell>
          <table:table-cell office:value-type="float" office:value="4.39231E-015" calcext:value-type="float">
            <text:p>4.39E-15</text:p>
          </table:table-cell>
          <table:table-cell office:value-type="float" office:value="4.30373E-015" calcext:value-type="float">
            <text:p>4.30E-15</text:p>
          </table:table-cell>
          <table:table-cell office:value-type="float" office:value="4.09221E-015" calcext:value-type="float">
            <text:p>4.09E-15</text:p>
          </table:table-cell>
          <table:table-cell office:value-type="float" office:value="1.84109E-015" calcext:value-type="float">
            <text:p>1.84E-15</text:p>
          </table:table-cell>
          <table:table-cell office:value-type="float" office:value="4.05049E-016" calcext:value-type="float">
            <text:p>4.05E-16</text:p>
          </table:table-cell>
          <table:table-cell office:value-type="float" office:value="2.67896E-016" calcext:value-type="float">
            <text:p>2.68E-16</text:p>
          </table:table-cell>
          <table:table-cell office:value-type="float" office:value="1.02896E-015" calcext:value-type="float">
            <text:p>1.03E-15</text:p>
          </table:table-cell>
          <table:table-cell office:value-type="float" office:value="1.11996E-015" calcext:value-type="float">
            <text:p>1.12E-15</text:p>
          </table:table-cell>
          <table:table-cell office:value-type="float" office:value="5.9157E-016" calcext:value-type="float">
            <text:p>5.92E-16</text:p>
          </table:table-cell>
          <table:table-cell office:value-type="float" office:value="1.78403E-015" calcext:value-type="float">
            <text:p>1.78E-15</text:p>
          </table:table-cell>
          <table:table-cell office:value-type="float" office:value="9.94021E-016" calcext:value-type="float">
            <text:p>9.94E-16</text:p>
          </table:table-cell>
          <table:table-cell office:value-type="float" office:value="7.14984E-016" calcext:value-type="float">
            <text:p>7.15E-16</text:p>
          </table:table-cell>
          <table:table-cell office:value-type="float" office:value="3.12696E-016" calcext:value-type="float">
            <text:p>3.13E-16</text:p>
          </table:table-cell>
          <table:table-cell office:value-type="float" office:value="4.88321E-016" calcext:value-type="float">
            <text:p>4.88E-16</text:p>
          </table:table-cell>
          <table:table-cell table:formula="of:=SUM([.J102:.K102])" office:value-type="float" office:value="0.000000000000388287" calcext:value-type="float">
            <text:p>3.88E-13</text:p>
          </table:table-cell>
          <table:table-cell table:formula="of:=SUM([.L102:.R102])" office:value-type="float" office:value="0.00000000000015957688" calcext:value-type="float">
            <text:p>1.60E-13</text:p>
          </table:table-cell>
          <table:table-cell table:formula="of:=SUM([.S102:.AF102])" office:value-type="float" office:value="0.000000000000022336827" calcext:value-type="float">
            <text:p>2.23E-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8.182" calcext:value-type="float">
            <text:p>338.182</text:p>
          </table:table-cell>
          <table:table-cell office:value-type="float" office:value="349.091" calcext:value-type="float">
            <text:p>34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43.636" calcext:value-type="float">
            <text:p>343.636</text:p>
          </table:table-cell>
          <table:table-cell office:value-type="float" office:value="0.00000000000026687" calcext:value-type="float">
            <text:p>2.67E-13</text:p>
          </table:table-cell>
          <table:table-cell office:value-type="float" office:value="0.00000000000012141" calcext:value-type="float">
            <text:p>1.21E-13</text:p>
          </table:table-cell>
          <table:table-cell office:value-type="float" office:value="0.0000000000000612779" calcext:value-type="float">
            <text:p>6.13E-14</text:p>
          </table:table-cell>
          <table:table-cell office:value-type="float" office:value="0.0000000000000351858" calcext:value-type="float">
            <text:p>3.52E-14</text:p>
          </table:table-cell>
          <table:table-cell office:value-type="float" office:value="0.0000000000000218553" calcext:value-type="float">
            <text:p>2.19E-14</text:p>
          </table:table-cell>
          <table:table-cell office:value-type="float" office:value="0.0000000000000149988" calcext:value-type="float">
            <text:p>1.50E-14</text:p>
          </table:table-cell>
          <table:table-cell office:value-type="float" office:value="0.0000000000000122071" calcext:value-type="float">
            <text:p>1.22E-14</text:p>
          </table:table-cell>
          <table:table-cell office:value-type="float" office:value="0.0000000000000100713" calcext:value-type="float">
            <text:p>1.01E-14</text:p>
          </table:table-cell>
          <table:table-cell office:value-type="float" office:value="5.52905E-015" calcext:value-type="float">
            <text:p>5.53E-15</text:p>
          </table:table-cell>
          <table:table-cell office:value-type="float" office:value="4.55116E-015" calcext:value-type="float">
            <text:p>4.55E-15</text:p>
          </table:table-cell>
          <table:table-cell office:value-type="float" office:value="4.87422E-015" calcext:value-type="float">
            <text:p>4.87E-15</text:p>
          </table:table-cell>
          <table:table-cell office:value-type="float" office:value="2.59824E-015" calcext:value-type="float">
            <text:p>2.60E-15</text:p>
          </table:table-cell>
          <table:table-cell office:value-type="float" office:value="4.51121E-015" calcext:value-type="float">
            <text:p>4.51E-15</text:p>
          </table:table-cell>
          <table:table-cell office:value-type="float" office:value="9.47555E-016" calcext:value-type="float">
            <text:p>9.48E-16</text:p>
          </table:table-cell>
          <table:table-cell office:value-type="float" office:value="6.17329E-016" calcext:value-type="float">
            <text:p>6.17E-16</text:p>
          </table:table-cell>
          <table:table-cell office:value-type="float" office:value="2.5241E-015" calcext:value-type="float">
            <text:p>2.52E-15</text:p>
          </table:table-cell>
          <table:table-cell office:value-type="float" office:value="1.22132E-015" calcext:value-type="float">
            <text:p>1.22E-15</text:p>
          </table:table-cell>
          <table:table-cell office:value-type="float" office:value="5.89717E-016" calcext:value-type="float">
            <text:p>5.90E-16</text:p>
          </table:table-cell>
          <table:table-cell office:value-type="float" office:value="1.78276E-015" calcext:value-type="float">
            <text:p>1.78E-15</text:p>
          </table:table-cell>
          <table:table-cell office:value-type="float" office:value="1.09246E-015" calcext:value-type="float">
            <text:p>1.09E-15</text:p>
          </table:table-cell>
          <table:table-cell office:value-type="float" office:value="8.59269E-016" calcext:value-type="float">
            <text:p>8.59E-16</text:p>
          </table:table-cell>
          <table:table-cell office:value-type="float" office:value="8.07779E-016" calcext:value-type="float">
            <text:p>8.08E-16</text:p>
          </table:table-cell>
          <table:table-cell office:value-type="float" office:value="1.24775E-015" calcext:value-type="float">
            <text:p>1.25E-15</text:p>
          </table:table-cell>
          <table:table-cell table:formula="of:=SUM([.J103:.K103])" office:value-type="float" office:value="0.00000000000038828" calcext:value-type="float">
            <text:p>3.88E-13</text:p>
          </table:table-cell>
          <table:table-cell table:formula="of:=SUM([.L103:.R103])" office:value-type="float" office:value="0.00000000000016112525" calcext:value-type="float">
            <text:p>1.61E-13</text:p>
          </table:table-cell>
          <table:table-cell table:formula="of:=SUM([.S103:.AF103])" office:value-type="float" office:value="0.000000000000028224869" calcext:value-type="float">
            <text:p>2.82E-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9.091" calcext:value-type="float">
            <text:p>349.091</text:p>
          </table:table-cell>
          <table:table-cell office:value-type="float" office:value="360" calcext:value-type="float">
            <text:p>36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54.545" calcext:value-type="float">
            <text:p>354.545</text:p>
          </table:table-cell>
          <table:table-cell office:value-type="float" office:value="0.000000000000267416" calcext:value-type="float">
            <text:p>2.67E-13</text:p>
          </table:table-cell>
          <table:table-cell office:value-type="float" office:value="0.00000000000012167" calcext:value-type="float">
            <text:p>1.22E-13</text:p>
          </table:table-cell>
          <table:table-cell office:value-type="float" office:value="0.000000000000061412" calcext:value-type="float">
            <text:p>6.14E-14</text:p>
          </table:table-cell>
          <table:table-cell office:value-type="float" office:value="0.0000000000000352628" calcext:value-type="float">
            <text:p>3.53E-14</text:p>
          </table:table-cell>
          <table:table-cell office:value-type="float" office:value="0.000000000000021904" calcext:value-type="float">
            <text:p>2.19E-14</text:p>
          </table:table-cell>
          <table:table-cell office:value-type="float" office:value="0.0000000000000156234" calcext:value-type="float">
            <text:p>1.56E-14</text:p>
          </table:table-cell>
          <table:table-cell office:value-type="float" office:value="0.0000000000000127309" calcext:value-type="float">
            <text:p>1.27E-14</text:p>
          </table:table-cell>
          <table:table-cell office:value-type="float" office:value="0.0000000000000103179" calcext:value-type="float">
            <text:p>1.03E-14</text:p>
          </table:table-cell>
          <table:table-cell office:value-type="float" office:value="5.62917E-015" calcext:value-type="float">
            <text:p>5.63E-15</text:p>
          </table:table-cell>
          <table:table-cell office:value-type="float" office:value="4.97127E-015" calcext:value-type="float">
            <text:p>4.97E-15</text:p>
          </table:table-cell>
          <table:table-cell office:value-type="float" office:value="5.32627E-015" calcext:value-type="float">
            <text:p>5.33E-15</text:p>
          </table:table-cell>
          <table:table-cell office:value-type="float" office:value="3.03893E-015" calcext:value-type="float">
            <text:p>3.04E-15</text:p>
          </table:table-cell>
          <table:table-cell office:value-type="float" office:value="4.18584E-015" calcext:value-type="float">
            <text:p>4.19E-15</text:p>
          </table:table-cell>
          <table:table-cell office:value-type="float" office:value="2.06847E-015" calcext:value-type="float">
            <text:p>2.07E-15</text:p>
          </table:table-cell>
          <table:table-cell office:value-type="float" office:value="9.92094E-015" calcext:value-type="float">
            <text:p>9.92E-15</text:p>
          </table:table-cell>
          <table:table-cell office:value-type="float" office:value="3.40563E-015" calcext:value-type="float">
            <text:p>3.41E-15</text:p>
          </table:table-cell>
          <table:table-cell office:value-type="float" office:value="1.34148E-015" calcext:value-type="float">
            <text:p>1.34E-15</text:p>
          </table:table-cell>
          <table:table-cell office:value-type="float" office:value="6.2031E-016" calcext:value-type="float">
            <text:p>6.20E-16</text:p>
          </table:table-cell>
          <table:table-cell office:value-type="float" office:value="1.87594E-015" calcext:value-type="float">
            <text:p>1.88E-15</text:p>
          </table:table-cell>
          <table:table-cell office:value-type="float" office:value="1.1941E-015" calcext:value-type="float">
            <text:p>1.19E-15</text:p>
          </table:table-cell>
          <table:table-cell office:value-type="float" office:value="8.93198E-016" calcext:value-type="float">
            <text:p>8.93E-16</text:p>
          </table:table-cell>
          <table:table-cell office:value-type="float" office:value="5.5662E-016" calcext:value-type="float">
            <text:p>5.57E-16</text:p>
          </table:table-cell>
          <table:table-cell office:value-type="float" office:value="1.06468E-015" calcext:value-type="float">
            <text:p>1.06E-15</text:p>
          </table:table-cell>
          <table:table-cell table:formula="of:=SUM([.J104:.K104])" office:value-type="float" office:value="0.000000000000389086" calcext:value-type="float">
            <text:p>3.89E-13</text:p>
          </table:table-cell>
          <table:table-cell table:formula="of:=SUM([.L104:.R104])" office:value-type="float" office:value="0.00000000000016288017" calcext:value-type="float">
            <text:p>1.63E-13</text:p>
          </table:table-cell>
          <table:table-cell table:formula="of:=SUM([.S104:.AF104])" office:value-type="float" office:value="0.000000000000040463678" calcext:value-type="float">
            <text:p>4.05E-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.4138" calcext:value-type="float">
            <text:p>12.413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6.2069" calcext:value-type="float">
            <text:p>6.2069</text:p>
          </table:table-cell>
          <table:table-cell office:value-type="float" office:value="0.0000000000371432" calcext:value-type="float">
            <text:p>3.71E-11</text:p>
          </table:table-cell>
          <table:table-cell office:value-type="float" office:value="0.0000000000151815" calcext:value-type="float">
            <text:p>1.52E-11</text:p>
          </table:table-cell>
          <table:table-cell office:value-type="float" office:value="0.00000000000777342" calcext:value-type="float">
            <text:p>7.77E-12</text:p>
          </table:table-cell>
          <table:table-cell office:value-type="float" office:value="0.00000000000421814" calcext:value-type="float">
            <text:p>4.22E-12</text:p>
          </table:table-cell>
          <table:table-cell office:value-type="float" office:value="0.00000000000327112" calcext:value-type="float">
            <text:p>3.27E-12</text:p>
          </table:table-cell>
          <table:table-cell office:value-type="float" office:value="0.00000000000213556" calcext:value-type="float">
            <text:p>2.14E-12</text:p>
          </table:table-cell>
          <table:table-cell office:value-type="float" office:value="0.0000000000014421" calcext:value-type="float">
            <text:p>1.44E-12</text:p>
          </table:table-cell>
          <table:table-cell office:value-type="float" office:value="0.000000000000647877" calcext:value-type="float">
            <text:p>6.48E-13</text:p>
          </table:table-cell>
          <table:table-cell office:value-type="float" office:value="0.000000000000992089" calcext:value-type="float">
            <text:p>9.92E-13</text:p>
          </table:table-cell>
          <table:table-cell office:value-type="float" office:value="0.000000000000304416" calcext:value-type="float">
            <text:p>3.04E-13</text:p>
          </table:table-cell>
          <table:table-cell office:value-type="float" office:value="0.00000000000055508" calcext:value-type="float">
            <text:p>5.55E-13</text:p>
          </table:table-cell>
          <table:table-cell office:value-type="float" office:value="0.000000000000357014" calcext:value-type="float">
            <text:p>3.57E-13</text:p>
          </table:table-cell>
          <table:table-cell office:value-type="float" office:value="0.000000000000345711" calcext:value-type="float">
            <text:p>3.46E-13</text:p>
          </table:table-cell>
          <table:table-cell office:value-type="float" office:value="0.00000000000037078" calcext:value-type="float">
            <text:p>3.71E-13</text:p>
          </table:table-cell>
          <table:table-cell office:value-type="float" office:value="0.000000000000313282" calcext:value-type="float">
            <text:p>3.13E-13</text:p>
          </table:table-cell>
          <table:table-cell office:value-type="float" office:value="0.00000000000031269" calcext:value-type="float">
            <text:p>3.13E-13</text:p>
          </table:table-cell>
          <table:table-cell office:value-type="float" office:value="0.000000000000210671" calcext:value-type="float">
            <text:p>2.11E-13</text:p>
          </table:table-cell>
          <table:table-cell office:value-type="float" office:value="0.000000000000227369" calcext:value-type="float">
            <text:p>2.27E-13</text:p>
          </table:table-cell>
          <table:table-cell office:value-type="float" office:value="0.000000000000286161" calcext:value-type="float">
            <text:p>2.86E-13</text:p>
          </table:table-cell>
          <table:table-cell office:value-type="float" office:value="0.000000000000274594" calcext:value-type="float">
            <text:p>2.75E-13</text:p>
          </table:table-cell>
          <table:table-cell office:value-type="float" office:value="0.000000000000363322" calcext:value-type="float">
            <text:p>3.63E-13</text:p>
          </table:table-cell>
          <table:table-cell office:value-type="float" office:value="0.000000000000119488" calcext:value-type="float">
            <text:p>1.19E-13</text:p>
          </table:table-cell>
          <table:table-cell office:value-type="float" office:value="0.0000000000000480255" calcext:value-type="float">
            <text:p>4.80E-14</text:p>
          </table:table-cell>
          <table:table-cell table:formula="of:=SUM([.J105:.K105])" office:value-type="float" office:value="0.0000000000523247" calcext:value-type="float">
            <text:p>5.23E-11</text:p>
          </table:table-cell>
          <table:table-cell table:formula="of:=SUM([.L105:.R105])" office:value-type="float" office:value="0.000000000020480306" calcext:value-type="float">
            <text:p>2.05E-11</text:p>
          </table:table-cell>
          <table:table-cell table:formula="of:=SUM([.S105:.AF105])" office:value-type="float" office:value="0.0000000000040886035" calcext:value-type="float">
            <text:p>4.09E-1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.4138" calcext:value-type="float">
            <text:p>12.4138</text:p>
          </table:table-cell>
          <table:table-cell office:value-type="float" office:value="24.8276" calcext:value-type="float">
            <text:p>24.827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8.6207" calcext:value-type="float">
            <text:p>18.6207</text:p>
          </table:table-cell>
          <table:table-cell office:value-type="float" office:value="0.0000000000186258" calcext:value-type="float">
            <text:p>1.86E-11</text:p>
          </table:table-cell>
          <table:table-cell office:value-type="float" office:value="0.00000000000761209" calcext:value-type="float">
            <text:p>7.61E-12</text:p>
          </table:table-cell>
          <table:table-cell office:value-type="float" office:value="0.00000000000389751" calcext:value-type="float">
            <text:p>3.90E-12</text:p>
          </table:table-cell>
          <table:table-cell office:value-type="float" office:value="0.00000000000211492" calcext:value-type="float">
            <text:p>2.11E-12</text:p>
          </table:table-cell>
          <table:table-cell office:value-type="float" office:value="0.0000000000016149" calcext:value-type="float">
            <text:p>1.61E-12</text:p>
          </table:table-cell>
          <table:table-cell office:value-type="float" office:value="0.00000000000101951" calcext:value-type="float">
            <text:p>1.02E-12</text:p>
          </table:table-cell>
          <table:table-cell office:value-type="float" office:value="0.000000000000688435" calcext:value-type="float">
            <text:p>6.88E-13</text:p>
          </table:table-cell>
          <table:table-cell office:value-type="float" office:value="0.000000000000316146" calcext:value-type="float">
            <text:p>3.16E-13</text:p>
          </table:table-cell>
          <table:table-cell office:value-type="float" office:value="0.000000000000463353" calcext:value-type="float">
            <text:p>4.63E-13</text:p>
          </table:table-cell>
          <table:table-cell office:value-type="float" office:value="0.000000000000135135" calcext:value-type="float">
            <text:p>1.35E-13</text:p>
          </table:table-cell>
          <table:table-cell office:value-type="float" office:value="0.000000000000363873" calcext:value-type="float">
            <text:p>3.64E-13</text:p>
          </table:table-cell>
          <table:table-cell office:value-type="float" office:value="0.000000000000276499" calcext:value-type="float">
            <text:p>2.76E-13</text:p>
          </table:table-cell>
          <table:table-cell office:value-type="float" office:value="0.0000000000000914326" calcext:value-type="float">
            <text:p>9.14E-14</text:p>
          </table:table-cell>
          <table:table-cell office:value-type="float" office:value="0.000000000000168397" calcext:value-type="float">
            <text:p>1.68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736901" calcext:value-type="float">
            <text:p>7.37E-14</text:p>
          </table:table-cell>
          <table:table-cell office:value-type="float" office:value="0.0000000000000982679" calcext:value-type="float">
            <text:p>9.83E-14</text:p>
          </table:table-cell>
          <table:table-cell office:value-type="float" office:value="0.000000000000104419" calcext:value-type="float">
            <text:p>1.04E-13</text:p>
          </table:table-cell>
          <table:table-cell office:value-type="float" office:value="0.000000000000128783" calcext:value-type="float">
            <text:p>1.29E-13</text:p>
          </table:table-cell>
          <table:table-cell office:value-type="float" office:value="0.000000000000131112" calcext:value-type="float">
            <text:p>1.31E-13</text:p>
          </table:table-cell>
          <table:table-cell office:value-type="float" office:value="0.00000000000017349" calcext:value-type="float">
            <text:p>1.73E-13</text:p>
          </table:table-cell>
          <table:table-cell office:value-type="float" office:value="0.0000000000000562386" calcext:value-type="float">
            <text:p>5.62E-14</text:p>
          </table:table-cell>
          <table:table-cell office:value-type="float" office:value="0.0000000000000214123" calcext:value-type="float">
            <text:p>2.14E-14</text:p>
          </table:table-cell>
          <table:table-cell table:formula="of:=SUM([.J106:.K106])" office:value-type="float" office:value="0.00000000002623789" calcext:value-type="float">
            <text:p>2.62E-11</text:p>
          </table:table-cell>
          <table:table-cell table:formula="of:=SUM([.L106:.R106])" office:value-type="float" office:value="0.000000000010114774" calcext:value-type="float">
            <text:p>1.01E-11</text:p>
          </table:table-cell>
          <table:table-cell table:formula="of:=SUM([.S106:.AF106])" office:value-type="float" office:value="0.0000000000018227495" calcext:value-type="float">
            <text:p>1.82E-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.8276" calcext:value-type="float">
            <text:p>24.8276</text:p>
          </table:table-cell>
          <table:table-cell office:value-type="float" office:value="37.2414" calcext:value-type="float">
            <text:p>37.241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1.0345" calcext:value-type="float">
            <text:p>31.0345</text:p>
          </table:table-cell>
          <table:table-cell office:value-type="float" office:value="0.0000000000186408" calcext:value-type="float">
            <text:p>1.86E-11</text:p>
          </table:table-cell>
          <table:table-cell office:value-type="float" office:value="0.00000000000761917" calcext:value-type="float">
            <text:p>7.62E-12</text:p>
          </table:table-cell>
          <table:table-cell office:value-type="float" office:value="0.00000000000390126" calcext:value-type="float">
            <text:p>3.90E-12</text:p>
          </table:table-cell>
          <table:table-cell office:value-type="float" office:value="0.00000000000210801" calcext:value-type="float">
            <text:p>2.11E-12</text:p>
          </table:table-cell>
          <table:table-cell office:value-type="float" office:value="0.00000000000156606" calcext:value-type="float">
            <text:p>1.57E-12</text:p>
          </table:table-cell>
          <table:table-cell office:value-type="float" office:value="0.00000000000102236" calcext:value-type="float">
            <text:p>1.02E-12</text:p>
          </table:table-cell>
          <table:table-cell office:value-type="float" office:value="0.000000000000690333" calcext:value-type="float">
            <text:p>6.90E-13</text:p>
          </table:table-cell>
          <table:table-cell office:value-type="float" office:value="0.000000000000291437" calcext:value-type="float">
            <text:p>2.91E-13</text:p>
          </table:table-cell>
          <table:table-cell office:value-type="float" office:value="0.000000000000442171" calcext:value-type="float">
            <text:p>4.42E-13</text:p>
          </table:table-cell>
          <table:table-cell office:value-type="float" office:value="0.00000000000024747" calcext:value-type="float">
            <text:p>2.47E-13</text:p>
          </table:table-cell>
          <table:table-cell office:value-type="float" office:value="0.000000000000293163" calcext:value-type="float">
            <text:p>2.93E-13</text:p>
          </table:table-cell>
          <table:table-cell office:value-type="float" office:value="0.000000000000121584" calcext:value-type="float">
            <text:p>1.22E-13</text:p>
          </table:table-cell>
          <table:table-cell office:value-type="float" office:value="0.000000000000141733" calcext:value-type="float">
            <text:p>1.42E-13</text:p>
          </table:table-cell>
          <table:table-cell office:value-type="float" office:value="0.0000000000000553429" calcext:value-type="float">
            <text:p>5.53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301314" calcext:value-type="float">
            <text:p>3.01E-14</text:p>
          </table:table-cell>
          <table:table-cell office:value-type="float" office:value="0.0000000000000418599" calcext:value-type="float">
            <text:p>4.19E-14</text:p>
          </table:table-cell>
          <table:table-cell office:value-type="float" office:value="0.0000000000000932783" calcext:value-type="float">
            <text:p>9.33E-14</text:p>
          </table:table-cell>
          <table:table-cell office:value-type="float" office:value="0.000000000000215408" calcext:value-type="float">
            <text:p>2.15E-13</text:p>
          </table:table-cell>
          <table:table-cell office:value-type="float" office:value="0.000000000000131118" calcext:value-type="float">
            <text:p>1.31E-13</text:p>
          </table:table-cell>
          <table:table-cell office:value-type="float" office:value="0.000000000000173532" calcext:value-type="float">
            <text:p>1.74E-13</text:p>
          </table:table-cell>
          <table:table-cell office:value-type="float" office:value="0.0000000000000650952" calcext:value-type="float">
            <text:p>6.51E-14</text:p>
          </table:table-cell>
          <table:table-cell office:value-type="float" office:value="0.0000000000000356286" calcext:value-type="float">
            <text:p>3.56E-14</text:p>
          </table:table-cell>
          <table:table-cell table:formula="of:=SUM([.J107:.K107])" office:value-type="float" office:value="0.00000000002625997" calcext:value-type="float">
            <text:p>2.63E-11</text:p>
          </table:table-cell>
          <table:table-cell table:formula="of:=SUM([.L107:.R107])" office:value-type="float" office:value="0.000000000010021631" calcext:value-type="float">
            <text:p>1.00E-11</text:p>
          </table:table-cell>
          <table:table-cell table:formula="of:=SUM([.S107:.AF107])" office:value-type="float" office:value="0.0000000000016453443" calcext:value-type="float">
            <text:p>1.65E-1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.2414" calcext:value-type="float">
            <text:p>37.2414</text:p>
          </table:table-cell>
          <table:table-cell office:value-type="float" office:value="49.6552" calcext:value-type="float">
            <text:p>49.655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43.4483" calcext:value-type="float">
            <text:p>43.4483</text:p>
          </table:table-cell>
          <table:table-cell office:value-type="float" office:value="0.0000000000186481" calcext:value-type="float">
            <text:p>1.86E-11</text:p>
          </table:table-cell>
          <table:table-cell office:value-type="float" office:value="0.00000000000762316" calcext:value-type="float">
            <text:p>7.62E-12</text:p>
          </table:table-cell>
          <table:table-cell office:value-type="float" office:value="0.00000000000390348" calcext:value-type="float">
            <text:p>3.90E-12</text:p>
          </table:table-cell>
          <table:table-cell office:value-type="float" office:value="0.00000000000207675" calcext:value-type="float">
            <text:p>2.08E-12</text:p>
          </table:table-cell>
          <table:table-cell office:value-type="float" office:value="0.00000000000156935" calcext:value-type="float">
            <text:p>1.57E-12</text:p>
          </table:table-cell>
          <table:table-cell office:value-type="float" office:value="0.00000000000145668" calcext:value-type="float">
            <text:p>1.46E-12</text:p>
          </table:table-cell>
          <table:table-cell office:value-type="float" office:value="0.00000000000126036" calcext:value-type="float">
            <text:p>1.26E-12</text:p>
          </table:table-cell>
          <table:table-cell office:value-type="float" office:value="0.00000000000055584" calcext:value-type="float">
            <text:p>5.56E-13</text:p>
          </table:table-cell>
          <table:table-cell office:value-type="float" office:value="0.000000000000792462" calcext:value-type="float">
            <text:p>7.92E-13</text:p>
          </table:table-cell>
          <table:table-cell office:value-type="float" office:value="0.000000000000113771" calcext:value-type="float">
            <text:p>1.14E-13</text:p>
          </table:table-cell>
          <table:table-cell office:value-type="float" office:value="0.000000000000180556" calcext:value-type="float">
            <text:p>1.81E-13</text:p>
          </table:table-cell>
          <table:table-cell office:value-type="float" office:value="0.000000000000102957" calcext:value-type="float">
            <text:p>1.03E-13</text:p>
          </table:table-cell>
          <table:table-cell office:value-type="float" office:value="0.0000000000000632358" calcext:value-type="float">
            <text:p>6.32E-14</text:p>
          </table:table-cell>
          <table:table-cell office:value-type="float" office:value="0.0000000000000318679" calcext:value-type="float">
            <text:p>3.19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89242" calcext:value-type="float">
            <text:p>3.89E-14</text:p>
          </table:table-cell>
          <table:table-cell office:value-type="float" office:value="0.0000000000000551995" calcext:value-type="float">
            <text:p>5.52E-14</text:p>
          </table:table-cell>
          <table:table-cell office:value-type="float" office:value="0.000000000000118113" calcext:value-type="float">
            <text:p>1.18E-13</text:p>
          </table:table-cell>
          <table:table-cell office:value-type="float" office:value="0.000000000000262624" calcext:value-type="float">
            <text:p>2.63E-13</text:p>
          </table:table-cell>
          <table:table-cell office:value-type="float" office:value="0.000000000000347597" calcext:value-type="float">
            <text:p>3.48E-13</text:p>
          </table:table-cell>
          <table:table-cell office:value-type="float" office:value="0.000000000000098132" calcext:value-type="float">
            <text:p>9.81E-14</text:p>
          </table:table-cell>
          <table:table-cell office:value-type="float" office:value="0.000000000000015902" calcext:value-type="float">
            <text:p>1.59E-14</text:p>
          </table:table-cell>
          <table:table-cell table:formula="of:=SUM([.J108:.K108])" office:value-type="float" office:value="0.00000000002627126" calcext:value-type="float">
            <text:p>2.63E-11</text:p>
          </table:table-cell>
          <table:table-cell table:formula="of:=SUM([.L108:.R108])" office:value-type="float" office:value="0.000000000011614922" calcext:value-type="float">
            <text:p>1.16E-11</text:p>
          </table:table-cell>
          <table:table-cell table:formula="of:=SUM([.S108:.AF108])" office:value-type="float" office:value="0.0000000000014288794" calcext:value-type="float">
            <text:p>1.43E-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9.6552" calcext:value-type="float">
            <text:p>49.6552</text:p>
          </table:table-cell>
          <table:table-cell office:value-type="float" office:value="62.069" calcext:value-type="float">
            <text:p>62.06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55.8621" calcext:value-type="float">
            <text:p>55.8621</text:p>
          </table:table-cell>
          <table:table-cell office:value-type="float" office:value="0.000000000037294" calcext:value-type="float">
            <text:p>3.73E-11</text:p>
          </table:table-cell>
          <table:table-cell office:value-type="float" office:value="0.0000000000152446" calcext:value-type="float">
            <text:p>1.52E-11</text:p>
          </table:table-cell>
          <table:table-cell office:value-type="float" office:value="0.00000000000778331" calcext:value-type="float">
            <text:p>7.78E-12</text:p>
          </table:table-cell>
          <table:table-cell office:value-type="float" office:value="0.00000000000406945" calcext:value-type="float">
            <text:p>4.07E-12</text:p>
          </table:table-cell>
          <table:table-cell office:value-type="float" office:value="0.00000000000314448" calcext:value-type="float">
            <text:p>3.14E-12</text:p>
          </table:table-cell>
          <table:table-cell office:value-type="float" office:value="0.00000000000153576" calcext:value-type="float">
            <text:p>1.54E-12</text:p>
          </table:table-cell>
          <table:table-cell office:value-type="float" office:value="0.000000000000631777" calcext:value-type="float">
            <text:p>6.32E-13</text:p>
          </table:table-cell>
          <table:table-cell office:value-type="float" office:value="0.000000000000267831" calcext:value-type="float">
            <text:p>2.68E-13</text:p>
          </table:table-cell>
          <table:table-cell office:value-type="float" office:value="0.000000000000389584" calcext:value-type="float">
            <text:p>3.90E-13</text:p>
          </table:table-cell>
          <table:table-cell office:value-type="float" office:value="0.000000000000104529" calcext:value-type="float">
            <text:p>1.05E-13</text:p>
          </table:table-cell>
          <table:table-cell office:value-type="float" office:value="0.000000000000166541" calcext:value-type="float">
            <text:p>1.67E-13</text:p>
          </table:table-cell>
          <table:table-cell office:value-type="float" office:value="0.0000000000000957722" calcext:value-type="float">
            <text:p>9.58E-14</text:p>
          </table:table-cell>
          <table:table-cell office:value-type="float" office:value="0.00000000000005907" calcext:value-type="float">
            <text:p>5.91E-14</text:p>
          </table:table-cell>
          <table:table-cell office:value-type="float" office:value="0.0000000000000492039" calcext:value-type="float">
            <text:p>4.92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253285" calcext:value-type="float">
            <text:p>2.53E-14</text:p>
          </table:table-cell>
          <table:table-cell office:value-type="float" office:value="0.0000000000000362158" calcext:value-type="float">
            <text:p>3.62E-14</text:p>
          </table:table-cell>
          <table:table-cell office:value-type="float" office:value="0.000000000000050992" calcext:value-type="float">
            <text:p>5.10E-14</text:p>
          </table:table-cell>
          <table:table-cell office:value-type="float" office:value="0.0000000000000946241" calcext:value-type="float">
            <text:p>9.46E-14</text:p>
          </table:table-cell>
          <table:table-cell office:value-type="float" office:value="0.000000000000120366" calcext:value-type="float">
            <text:p>1.20E-13</text:p>
          </table:table-cell>
          <table:table-cell office:value-type="float" office:value="0.000000000000159128" calcext:value-type="float">
            <text:p>1.59E-13</text:p>
          </table:table-cell>
          <table:table-cell office:value-type="float" office:value="0.0000000000000488783" calcext:value-type="float">
            <text:p>4.89E-14</text:p>
          </table:table-cell>
          <table:table-cell office:value-type="float" office:value="0.0000000000000145666" calcext:value-type="float">
            <text:p>1.46E-14</text:p>
          </table:table-cell>
          <table:table-cell table:formula="of:=SUM([.J109:.K109])" office:value-type="float" office:value="0.0000000000525386" calcext:value-type="float">
            <text:p>5.25E-11</text:p>
          </table:table-cell>
          <table:table-cell table:formula="of:=SUM([.L109:.R109])" office:value-type="float" office:value="0.000000000017822192" calcext:value-type="float">
            <text:p>1.78E-11</text:p>
          </table:table-cell>
          <table:table-cell table:formula="of:=SUM([.S109:.AF109])" office:value-type="float" office:value="0.0000000000010252154" calcext:value-type="float">
            <text:p>1.03E-1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2.069" calcext:value-type="float">
            <text:p>62.069</text:p>
          </table:table-cell>
          <table:table-cell office:value-type="float" office:value="74.4828" calcext:value-type="float">
            <text:p>74.482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68.2759" calcext:value-type="float">
            <text:p>68.2759</text:p>
          </table:table-cell>
          <table:table-cell office:value-type="float" office:value="0.0000000000186391" calcext:value-type="float">
            <text:p>1.86E-11</text:p>
          </table:table-cell>
          <table:table-cell office:value-type="float" office:value="0.00000000000761993" calcext:value-type="float">
            <text:p>7.62E-12</text:p>
          </table:table-cell>
          <table:table-cell office:value-type="float" office:value="0.00000000000383862" calcext:value-type="float">
            <text:p>3.84E-12</text:p>
          </table:table-cell>
          <table:table-cell office:value-type="float" office:value="0.00000000000203005" calcext:value-type="float">
            <text:p>2.03E-12</text:p>
          </table:table-cell>
          <table:table-cell office:value-type="float" office:value="0.0000000000015743" calcext:value-type="float">
            <text:p>1.57E-12</text:p>
          </table:table-cell>
          <table:table-cell office:value-type="float" office:value="0.000000000000940041" calcext:value-type="float">
            <text:p>9.40E-13</text:p>
          </table:table-cell>
          <table:table-cell office:value-type="float" office:value="0.000000000000606008" calcext:value-type="float">
            <text:p>6.06E-13</text:p>
          </table:table-cell>
          <table:table-cell office:value-type="float" office:value="0.000000000000265257" calcext:value-type="float">
            <text:p>2.65E-13</text:p>
          </table:table-cell>
          <table:table-cell office:value-type="float" office:value="0.000000000000373098" calcext:value-type="float">
            <text:p>3.73E-13</text:p>
          </table:table-cell>
          <table:table-cell office:value-type="float" office:value="0.00000000000010487" calcext:value-type="float">
            <text:p>1.05E-13</text:p>
          </table:table-cell>
          <table:table-cell office:value-type="float" office:value="0.000000000000167168" calcext:value-type="float">
            <text:p>1.67E-13</text:p>
          </table:table-cell>
          <table:table-cell office:value-type="float" office:value="0.000000000000096149" calcext:value-type="float">
            <text:p>9.61E-14</text:p>
          </table:table-cell>
          <table:table-cell office:value-type="float" office:value="0.0000000000000589992" calcext:value-type="float">
            <text:p>5.90E-14</text:p>
          </table:table-cell>
          <table:table-cell office:value-type="float" office:value="0.0000000000000275347" calcext:value-type="float">
            <text:p>2.75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35714" calcext:value-type="float">
            <text:p>3.36E-14</text:p>
          </table:table-cell>
          <table:table-cell office:value-type="float" office:value="0.0000000000000472029" calcext:value-type="float">
            <text:p>4.72E-14</text:p>
          </table:table-cell>
          <table:table-cell office:value-type="float" office:value="0.0000000000000885246" calcext:value-type="float">
            <text:p>8.85E-14</text:p>
          </table:table-cell>
          <table:table-cell office:value-type="float" office:value="0.000000000000120497" calcext:value-type="float">
            <text:p>1.20E-13</text:p>
          </table:table-cell>
          <table:table-cell office:value-type="float" office:value="0.000000000000159299" calcext:value-type="float">
            <text:p>1.59E-13</text:p>
          </table:table-cell>
          <table:table-cell office:value-type="float" office:value="0.0000000000000482856" calcext:value-type="float">
            <text:p>4.83E-14</text:p>
          </table:table-cell>
          <table:table-cell office:value-type="float" office:value="0.0000000000000134567" calcext:value-type="float">
            <text:p>1.35E-14</text:p>
          </table:table-cell>
          <table:table-cell table:formula="of:=SUM([.J110:.K110])" office:value-type="float" office:value="0.00000000002625903" calcext:value-type="float">
            <text:p>2.63E-11</text:p>
          </table:table-cell>
          <table:table-cell table:formula="of:=SUM([.L110:.R110])" office:value-type="float" office:value="0.000000000009627374" calcext:value-type="float">
            <text:p>9.63E-12</text:p>
          </table:table-cell>
          <table:table-cell table:formula="of:=SUM([.S110:.AF110])" office:value-type="float" office:value="0.0000000000009655581" calcext:value-type="float">
            <text:p>9.66E-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4.4828" calcext:value-type="float">
            <text:p>74.4828</text:p>
          </table:table-cell>
          <table:table-cell office:value-type="float" office:value="86.8966" calcext:value-type="float">
            <text:p>86.896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80.6897" calcext:value-type="float">
            <text:p>80.6897</text:p>
          </table:table-cell>
          <table:table-cell office:value-type="float" office:value="0.0000000000186279" calcext:value-type="float">
            <text:p>1.86E-11</text:p>
          </table:table-cell>
          <table:table-cell office:value-type="float" office:value="0.00000000000761569" calcext:value-type="float">
            <text:p>7.62E-12</text:p>
          </table:table-cell>
          <table:table-cell office:value-type="float" office:value="0.00000000000383777" calcext:value-type="float">
            <text:p>3.84E-12</text:p>
          </table:table-cell>
          <table:table-cell office:value-type="float" office:value="0.00000000000203071" calcext:value-type="float">
            <text:p>2.03E-12</text:p>
          </table:table-cell>
          <table:table-cell office:value-type="float" office:value="0.0000000000015748" calcext:value-type="float">
            <text:p>1.57E-12</text:p>
          </table:table-cell>
          <table:table-cell office:value-type="float" office:value="0.000000000000941012" calcext:value-type="float">
            <text:p>9.41E-13</text:p>
          </table:table-cell>
          <table:table-cell office:value-type="float" office:value="0.000000000000606837" calcext:value-type="float">
            <text:p>6.07E-13</text:p>
          </table:table-cell>
          <table:table-cell office:value-type="float" office:value="0.000000000000265723" calcext:value-type="float">
            <text:p>2.66E-13</text:p>
          </table:table-cell>
          <table:table-cell office:value-type="float" office:value="0.000000000000358538" calcext:value-type="float">
            <text:p>3.59E-13</text:p>
          </table:table-cell>
          <table:table-cell office:value-type="float" office:value="0.00000000000010516" calcext:value-type="float">
            <text:p>1.05E-13</text:p>
          </table:table-cell>
          <table:table-cell office:value-type="float" office:value="0.000000000000160931" calcext:value-type="float">
            <text:p>1.61E-13</text:p>
          </table:table-cell>
          <table:table-cell office:value-type="float" office:value="0.0000000000000896333" calcext:value-type="float">
            <text:p>8.96E-14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.0000000000000239836" calcext:value-type="float">
            <text:p>2.40E-14</text:p>
          </table:table-cell>
          <table:table-cell office:value-type="float" office:value="0.0000000000000885121" calcext:value-type="float">
            <text:p>8.85E-14</text:p>
          </table:table-cell>
          <table:table-cell office:value-type="float" office:value="0.000000000000120615" calcext:value-type="float">
            <text:p>1.21E-13</text:p>
          </table:table-cell>
          <table:table-cell office:value-type="float" office:value="0.000000000000159445" calcext:value-type="float">
            <text:p>1.59E-13</text:p>
          </table:table-cell>
          <table:table-cell office:value-type="float" office:value="0.0000000000000483216" calcext:value-type="float">
            <text:p>4.83E-14</text:p>
          </table:table-cell>
          <table:table-cell office:value-type="float" office:value="0.0000000000000130098" calcext:value-type="float">
            <text:p>1.30E-14</text:p>
          </table:table-cell>
          <table:table-cell table:formula="of:=SUM([.J111:.K111])" office:value-type="float" office:value="0.00000000002624359" calcext:value-type="float">
            <text:p>2.62E-11</text:p>
          </table:table-cell>
          <table:table-cell table:formula="of:=SUM([.L111:.R111])" office:value-type="float" office:value="0.00000000000961539" calcext:value-type="float">
            <text:p>9.62E-12</text:p>
          </table:table-cell>
          <table:table-cell table:formula="of:=SUM([.S111:.AF111])" office:value-type="float" office:value="0.0000000000008096114" calcext:value-type="float">
            <text:p>8.10E-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6.8966" calcext:value-type="float">
            <text:p>86.8966</text:p>
          </table:table-cell>
          <table:table-cell office:value-type="float" office:value="99.3103" calcext:value-type="float">
            <text:p>99.310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93.1034" calcext:value-type="float">
            <text:p>93.1034</text:p>
          </table:table-cell>
          <table:table-cell office:value-type="float" office:value="0.000000000018611" calcext:value-type="float">
            <text:p>1.86E-11</text:p>
          </table:table-cell>
          <table:table-cell office:value-type="float" office:value="0.00000000000760894" calcext:value-type="float">
            <text:p>7.61E-12</text:p>
          </table:table-cell>
          <table:table-cell office:value-type="float" office:value="0.00000000000383541" calcext:value-type="float">
            <text:p>3.84E-12</text:p>
          </table:table-cell>
          <table:table-cell office:value-type="float" office:value="0.00000000000203035" calcext:value-type="float">
            <text:p>2.03E-12</text:p>
          </table:table-cell>
          <table:table-cell office:value-type="float" office:value="0.00000000000157452" calcext:value-type="float">
            <text:p>1.57E-12</text:p>
          </table:table-cell>
          <table:table-cell office:value-type="float" office:value="0.000000000000941443" calcext:value-type="float">
            <text:p>9.41E-13</text:p>
          </table:table-cell>
          <table:table-cell office:value-type="float" office:value="0.000000000000607281" calcext:value-type="float">
            <text:p>6.07E-13</text:p>
          </table:table-cell>
          <table:table-cell office:value-type="float" office:value="0.000000000000266002" calcext:value-type="float">
            <text:p>2.66E-13</text:p>
          </table:table-cell>
          <table:table-cell office:value-type="float" office:value="0.000000000000359163" calcext:value-type="float">
            <text:p>3.59E-13</text:p>
          </table:table-cell>
          <table:table-cell office:value-type="float" office:value="0.0000000000000964546" calcext:value-type="float">
            <text:p>9.65E-14</text:p>
          </table:table-cell>
          <table:table-cell office:value-type="float" office:value="0.000000000000155534" calcext:value-type="float">
            <text:p>1.56E-13</text:p>
          </table:table-cell>
          <table:table-cell office:value-type="float" office:value="0.0000000000000898905" calcext:value-type="float">
            <text:p>8.99E-14</text:p>
          </table:table-cell>
          <table:table-cell office:value-type="float" office:value="0.000000000000054871" calcext:value-type="float">
            <text:p>5.49E-14</text:p>
          </table:table-cell>
          <table:table-cell office:value-type="float" office:value="0.0000000000000433594" calcext:value-type="float">
            <text:p>4.34E-14</text:p>
          </table:table-cell>
          <table:table-cell office:value-type="float" office:value="0.0000000000000157724" calcext:value-type="float">
            <text:p>1.58E-14</text:p>
          </table:table-cell>
          <table:table-cell office:value-type="float" office:value="0.0000000000000253103" calcext:value-type="float">
            <text:p>2.53E-14</text:p>
          </table:table-cell>
          <table:table-cell office:value-type="float" office:value="0.0000000000000335217" calcext:value-type="float">
            <text:p>3.35E-14</text:p>
          </table:table-cell>
          <table:table-cell office:value-type="float" office:value="0.0000000000000471235" calcext:value-type="float">
            <text:p>4.71E-14</text:p>
          </table:table-cell>
          <table:table-cell office:value-type="float" office:value="0.0000000000000884256" calcext:value-type="float">
            <text:p>8.84E-14</text:p>
          </table:table-cell>
          <table:table-cell office:value-type="float" office:value="0.000000000000120671" calcext:value-type="float">
            <text:p>1.21E-13</text:p>
          </table:table-cell>
          <table:table-cell office:value-type="float" office:value="0.000000000000159515" calcext:value-type="float">
            <text:p>1.60E-13</text:p>
          </table:table-cell>
          <table:table-cell office:value-type="float" office:value="0.0000000000000483392" calcext:value-type="float">
            <text:p>4.83E-14</text:p>
          </table:table-cell>
          <table:table-cell office:value-type="float" office:value="0.0000000000000134835" calcext:value-type="float">
            <text:p>1.35E-14</text:p>
          </table:table-cell>
          <table:table-cell table:formula="of:=SUM([.J112:.K112])" office:value-type="float" office:value="0.00000000002621994" calcext:value-type="float">
            <text:p>2.62E-11</text:p>
          </table:table-cell>
          <table:table-cell table:formula="of:=SUM([.L112:.R112])" office:value-type="float" office:value="0.000000000009614169" calcext:value-type="float">
            <text:p>9.61E-12</text:p>
          </table:table-cell>
          <table:table-cell table:formula="of:=SUM([.S112:.AF112])" office:value-type="float" office:value="0.0000000000009922717" calcext:value-type="float">
            <text:p>9.92E-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9.3103" calcext:value-type="float">
            <text:p>99.3103</text:p>
          </table:table-cell>
          <table:table-cell office:value-type="float" office:value="111.724" calcext:value-type="float">
            <text:p>111.72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05.517" calcext:value-type="float">
            <text:p>105.517</text:p>
          </table:table-cell>
          <table:table-cell office:value-type="float" office:value="0.000000000037153" calcext:value-type="float">
            <text:p>3.72E-11</text:p>
          </table:table-cell>
          <table:table-cell office:value-type="float" office:value="0.0000000000151889" calcext:value-type="float">
            <text:p>1.52E-11</text:p>
          </table:table-cell>
          <table:table-cell office:value-type="float" office:value="0.00000000000765858" calcext:value-type="float">
            <text:p>7.66E-12</text:p>
          </table:table-cell>
          <table:table-cell office:value-type="float" office:value="0.00000000000405633" calcext:value-type="float">
            <text:p>4.06E-12</text:p>
          </table:table-cell>
          <table:table-cell office:value-type="float" office:value="0.00000000000314565" calcext:value-type="float">
            <text:p>3.15E-12</text:p>
          </table:table-cell>
          <table:table-cell office:value-type="float" office:value="0.00000000000188246" calcext:value-type="float">
            <text:p>1.88E-12</text:p>
          </table:table-cell>
          <table:table-cell office:value-type="float" office:value="0.00000000000121476" calcext:value-type="float">
            <text:p>1.21E-12</text:p>
          </table:table-cell>
          <table:table-cell office:value-type="float" office:value="0.000000000000532327" calcext:value-type="float">
            <text:p>5.32E-13</text:p>
          </table:table-cell>
          <table:table-cell office:value-type="float" office:value="0.000000000000734661" calcext:value-type="float">
            <text:p>7.35E-13</text:p>
          </table:table-cell>
          <table:table-cell office:value-type="float" office:value="0.000000000000105521" calcext:value-type="float">
            <text:p>1.06E-13</text:p>
          </table:table-cell>
          <table:table-cell office:value-type="float" office:value="0.00000000000016167" calcext:value-type="float">
            <text:p>1.62E-13</text:p>
          </table:table-cell>
          <table:table-cell office:value-type="float" office:value="0.0000000000000900945" calcext:value-type="float">
            <text:p>9.01E-14</text:p>
          </table:table-cell>
          <table:table-cell office:value-type="float" office:value="0.0000000000000593121" calcext:value-type="float">
            <text:p>5.93E-14</text:p>
          </table:table-cell>
          <table:table-cell office:value-type="float" office:value="0.0000000000000276728" calcext:value-type="float">
            <text:p>2.77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34469" calcext:value-type="float">
            <text:p>3.34E-14</text:p>
          </table:table-cell>
          <table:table-cell office:value-type="float" office:value="0.0000000000000470239" calcext:value-type="float">
            <text:p>4.70E-14</text:p>
          </table:table-cell>
          <table:table-cell office:value-type="float" office:value="0.000000000000102058" calcext:value-type="float">
            <text:p>1.02E-13</text:p>
          </table:table-cell>
          <table:table-cell office:value-type="float" office:value="0.000000000000241249" calcext:value-type="float">
            <text:p>2.41E-13</text:p>
          </table:table-cell>
          <table:table-cell office:value-type="float" office:value="0.000000000000318909" calcext:value-type="float">
            <text:p>3.19E-13</text:p>
          </table:table-cell>
          <table:table-cell office:value-type="float" office:value="0.0000000000000889887" calcext:value-type="float">
            <text:p>8.90E-14</text:p>
          </table:table-cell>
          <table:table-cell office:value-type="float" office:value="0.0000000000000134795" calcext:value-type="float">
            <text:p>1.35E-14</text:p>
          </table:table-cell>
          <table:table-cell table:formula="of:=SUM([.J113:.K113])" office:value-type="float" office:value="0.0000000000523419" calcext:value-type="float">
            <text:p>5.23E-11</text:p>
          </table:table-cell>
          <table:table-cell table:formula="of:=SUM([.L113:.R113])" office:value-type="float" office:value="0.000000000019224768" calcext:value-type="float">
            <text:p>1.92E-11</text:p>
          </table:table-cell>
          <table:table-cell table:formula="of:=SUM([.S113:.AF113])" office:value-type="float" office:value="0.0000000000012894254" calcext:value-type="float">
            <text:p>1.29E-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11.724" calcext:value-type="float">
            <text:p>111.724</text:p>
          </table:table-cell>
          <table:table-cell office:value-type="float" office:value="124.138" calcext:value-type="float">
            <text:p>124.13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17.931" calcext:value-type="float">
            <text:p>117.931</text:p>
          </table:table-cell>
          <table:table-cell office:value-type="float" office:value="0.0000000000185394" calcext:value-type="float">
            <text:p>1.85E-11</text:p>
          </table:table-cell>
          <table:table-cell office:value-type="float" office:value="0.00000000000757859" calcext:value-type="float">
            <text:p>7.58E-12</text:p>
          </table:table-cell>
          <table:table-cell office:value-type="float" office:value="0.0000000000038603" calcext:value-type="float">
            <text:p>3.86E-12</text:p>
          </table:table-cell>
          <table:table-cell office:value-type="float" office:value="0.00000000000202512" calcext:value-type="float">
            <text:p>2.03E-12</text:p>
          </table:table-cell>
          <table:table-cell office:value-type="float" office:value="0.00000000000157049" calcext:value-type="float">
            <text:p>1.57E-12</text:p>
          </table:table-cell>
          <table:table-cell office:value-type="float" office:value="0.000000000000984715" calcext:value-type="float">
            <text:p>9.85E-13</text:p>
          </table:table-cell>
          <table:table-cell office:value-type="float" office:value="0.000000000000633153" calcext:value-type="float">
            <text:p>6.33E-13</text:p>
          </table:table-cell>
          <table:table-cell office:value-type="float" office:value="0.000000000000269173" calcext:value-type="float">
            <text:p>2.69E-13</text:p>
          </table:table-cell>
          <table:table-cell office:value-type="float" office:value="0.000000000000392208" calcext:value-type="float">
            <text:p>3.92E-13</text:p>
          </table:table-cell>
          <table:table-cell office:value-type="float" office:value="0.000000000000211286" calcext:value-type="float">
            <text:p>2.11E-13</text:p>
          </table:table-cell>
          <table:table-cell office:value-type="float" office:value="0.000000000000168669" calcext:value-type="float">
            <text:p>1.69E-13</text:p>
          </table:table-cell>
          <table:table-cell office:value-type="float" office:value="0.0000000000000971149" calcext:value-type="float">
            <text:p>9.71E-14</text:p>
          </table:table-cell>
          <table:table-cell office:value-type="float" office:value="0.0000000000000558893" calcext:value-type="float">
            <text:p>5.59E-14</text:p>
          </table:table-cell>
          <table:table-cell office:value-type="float" office:value="0.0000000000000196076" calcext:value-type="float">
            <text:p>1.96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59486" calcext:value-type="float">
            <text:p>3.59E-14</text:p>
          </table:table-cell>
          <table:table-cell office:value-type="float" office:value="0.0000000000000486885" calcext:value-type="float">
            <text:p>4.87E-14</text:p>
          </table:table-cell>
          <table:table-cell office:value-type="float" office:value="0.0000000000000880509" calcext:value-type="float">
            <text:p>8.81E-14</text:p>
          </table:table-cell>
          <table:table-cell office:value-type="float" office:value="0.000000000000120453" calcext:value-type="float">
            <text:p>1.20E-13</text:p>
          </table:table-cell>
          <table:table-cell office:value-type="float" office:value="0.000000000000159246" calcext:value-type="float">
            <text:p>1.59E-13</text:p>
          </table:table-cell>
          <table:table-cell office:value-type="float" office:value="0.0000000000000482783" calcext:value-type="float">
            <text:p>4.83E-14</text:p>
          </table:table-cell>
          <table:table-cell office:value-type="float" office:value="0.0000000000000135044" calcext:value-type="float">
            <text:p>1.35E-14</text:p>
          </table:table-cell>
          <table:table-cell table:formula="of:=SUM([.J114:.K114])" office:value-type="float" office:value="0.00000000002611799" calcext:value-type="float">
            <text:p>2.61E-11</text:p>
          </table:table-cell>
          <table:table-cell table:formula="of:=SUM([.L114:.R114])" office:value-type="float" office:value="0.000000000009735159" calcext:value-type="float">
            <text:p>9.74E-12</text:p>
          </table:table-cell>
          <table:table-cell table:formula="of:=SUM([.S114:.AF114])" office:value-type="float" office:value="0.0000000000010667365" calcext:value-type="float">
            <text:p>1.07E-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4.138" calcext:value-type="float">
            <text:p>124.138</text:p>
          </table:table-cell>
          <table:table-cell office:value-type="float" office:value="136.552" calcext:value-type="float">
            <text:p>136.55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30.345" calcext:value-type="float">
            <text:p>130.345</text:p>
          </table:table-cell>
          <table:table-cell office:value-type="float" office:value="0.0000000000185168" calcext:value-type="float">
            <text:p>1.85E-11</text:p>
          </table:table-cell>
          <table:table-cell office:value-type="float" office:value="0.00000000000756913" calcext:value-type="float">
            <text:p>7.57E-12</text:p>
          </table:table-cell>
          <table:table-cell office:value-type="float" office:value="0.00000000000387561" calcext:value-type="float">
            <text:p>3.88E-12</text:p>
          </table:table-cell>
          <table:table-cell office:value-type="float" office:value="0.00000000000203555" calcext:value-type="float">
            <text:p>2.04E-12</text:p>
          </table:table-cell>
          <table:table-cell office:value-type="float" office:value="0.00000000000156864" calcext:value-type="float">
            <text:p>1.57E-12</text:p>
          </table:table-cell>
          <table:table-cell office:value-type="float" office:value="0.000000000000983686" calcext:value-type="float">
            <text:p>9.84E-13</text:p>
          </table:table-cell>
          <table:table-cell office:value-type="float" office:value="0.00000000000063261" calcext:value-type="float">
            <text:p>6.33E-13</text:p>
          </table:table-cell>
          <table:table-cell office:value-type="float" office:value="0.000000000000269065" calcext:value-type="float">
            <text:p>2.69E-13</text:p>
          </table:table-cell>
          <table:table-cell office:value-type="float" office:value="0.00000000000039213" calcext:value-type="float">
            <text:p>3.92E-13</text:p>
          </table:table-cell>
          <table:table-cell office:value-type="float" office:value="0.000000000000115119" calcext:value-type="float">
            <text:p>1.15E-13</text:p>
          </table:table-cell>
          <table:table-cell office:value-type="float" office:value="0.000000000000251468" calcext:value-type="float">
            <text:p>2.51E-13</text:p>
          </table:table-cell>
          <table:table-cell office:value-type="float" office:value="0.0000000000000972088" calcext:value-type="float">
            <text:p>9.72E-14</text:p>
          </table:table-cell>
          <table:table-cell office:value-type="float" office:value="0.000000000000063927" calcext:value-type="float">
            <text:p>6.39E-14</text:p>
          </table:table-cell>
          <table:table-cell office:value-type="float" office:value="0.0000000000000299946" calcext:value-type="float">
            <text:p>3.00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252751" calcext:value-type="float">
            <text:p>2.53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537055" calcext:value-type="float">
            <text:p>5.37E-14</text:p>
          </table:table-cell>
          <table:table-cell office:value-type="float" office:value="0.000000000000182583" calcext:value-type="float">
            <text:p>1.83E-13</text:p>
          </table:table-cell>
          <table:table-cell office:value-type="float" office:value="0.000000000000131971" calcext:value-type="float">
            <text:p>1.32E-13</text:p>
          </table:table-cell>
          <table:table-cell office:value-type="float" office:value="0.000000000000174523" calcext:value-type="float">
            <text:p>1.75E-13</text:p>
          </table:table-cell>
          <table:table-cell office:value-type="float" office:value="0.0000000000000619269" calcext:value-type="float">
            <text:p>6.19E-14</text:p>
          </table:table-cell>
          <table:table-cell office:value-type="float" office:value="0.0000000000000294596" calcext:value-type="float">
            <text:p>2.95E-14</text:p>
          </table:table-cell>
          <table:table-cell table:formula="of:=SUM([.J115:.K115])" office:value-type="float" office:value="0.00000000002608593" calcext:value-type="float">
            <text:p>2.61E-11</text:p>
          </table:table-cell>
          <table:table-cell table:formula="of:=SUM([.L115:.R115])" office:value-type="float" office:value="0.000000000009757291" calcext:value-type="float">
            <text:p>9.76E-12</text:p>
          </table:table-cell>
          <table:table-cell table:formula="of:=SUM([.S115:.AF115])" office:value-type="float" office:value="0.0000000000012171615" calcext:value-type="float">
            <text:p>1.22E-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6.552" calcext:value-type="float">
            <text:p>136.552</text:p>
          </table:table-cell>
          <table:table-cell office:value-type="float" office:value="148.966" calcext:value-type="float">
            <text:p>148.96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42.759" calcext:value-type="float">
            <text:p>142.759</text:p>
          </table:table-cell>
          <table:table-cell office:value-type="float" office:value="0.0000000000184986" calcext:value-type="float">
            <text:p>1.85E-11</text:p>
          </table:table-cell>
          <table:table-cell office:value-type="float" office:value="0.00000000000756208" calcext:value-type="float">
            <text:p>7.56E-12</text:p>
          </table:table-cell>
          <table:table-cell office:value-type="float" office:value="0.00000000000387226" calcext:value-type="float">
            <text:p>3.87E-12</text:p>
          </table:table-cell>
          <table:table-cell office:value-type="float" office:value="0.00000000000206627" calcext:value-type="float">
            <text:p>2.07E-12</text:p>
          </table:table-cell>
          <table:table-cell office:value-type="float" office:value="0.00000000000156779" calcext:value-type="float">
            <text:p>1.57E-12</text:p>
          </table:table-cell>
          <table:table-cell office:value-type="float" office:value="0.00000000000102355" calcext:value-type="float">
            <text:p>1.02E-12</text:p>
          </table:table-cell>
          <table:table-cell office:value-type="float" office:value="0.000000000000633418" calcext:value-type="float">
            <text:p>6.33E-13</text:p>
          </table:table-cell>
          <table:table-cell office:value-type="float" office:value="0.000000000000290433" calcext:value-type="float">
            <text:p>2.90E-13</text:p>
          </table:table-cell>
          <table:table-cell office:value-type="float" office:value="0.000000000000408683" calcext:value-type="float">
            <text:p>4.09E-13</text:p>
          </table:table-cell>
          <table:table-cell office:value-type="float" office:value="0.000000000000125415" calcext:value-type="float">
            <text:p>1.25E-13</text:p>
          </table:table-cell>
          <table:table-cell office:value-type="float" office:value="0.000000000000301061" calcext:value-type="float">
            <text:p>3.01E-13</text:p>
          </table:table-cell>
          <table:table-cell office:value-type="float" office:value="0.000000000000104916" calcext:value-type="float">
            <text:p>1.05E-13</text:p>
          </table:table-cell>
          <table:table-cell office:value-type="float" office:value="0.0000000000000688458" calcext:value-type="float">
            <text:p>6.88E-14</text:p>
          </table:table-cell>
          <table:table-cell office:value-type="float" office:value="0.0000000000000538149" calcext:value-type="float">
            <text:p>5.38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299413" calcext:value-type="float">
            <text:p>2.99E-14</text:p>
          </table:table-cell>
          <table:table-cell office:value-type="float" office:value="0.0000000000000797634" calcext:value-type="float">
            <text:p>7.98E-14</text:p>
          </table:table-cell>
          <table:table-cell office:value-type="float" office:value="0.0000000000000856639" calcext:value-type="float">
            <text:p>8.57E-14</text:p>
          </table:table-cell>
          <table:table-cell office:value-type="float" office:value="0.000000000000110139" calcext:value-type="float">
            <text:p>1.10E-13</text:p>
          </table:table-cell>
          <table:table-cell office:value-type="float" office:value="0.000000000000131845" calcext:value-type="float">
            <text:p>1.32E-13</text:p>
          </table:table-cell>
          <table:table-cell office:value-type="float" office:value="0.000000000000174366" calcext:value-type="float">
            <text:p>1.74E-13</text:p>
          </table:table-cell>
          <table:table-cell office:value-type="float" office:value="0.0000000000000544355" calcext:value-type="float">
            <text:p>5.44E-14</text:p>
          </table:table-cell>
          <table:table-cell office:value-type="float" office:value="0.000000000000017894" calcext:value-type="float">
            <text:p>1.79E-14</text:p>
          </table:table-cell>
          <table:table-cell table:formula="of:=SUM([.J116:.K116])" office:value-type="float" office:value="0.00000000002606068" calcext:value-type="float">
            <text:p>2.61E-11</text:p>
          </table:table-cell>
          <table:table-cell table:formula="of:=SUM([.L116:.R116])" office:value-type="float" office:value="0.000000000009862404" calcext:value-type="float">
            <text:p>9.86E-12</text:p>
          </table:table-cell>
          <table:table-cell table:formula="of:=SUM([.S116:.AF116])" office:value-type="float" office:value="0.0000000000013381008" calcext:value-type="float">
            <text:p>1.34E-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8.966" calcext:value-type="float">
            <text:p>148.966</text:p>
          </table:table-cell>
          <table:table-cell office:value-type="float" office:value="161.379" calcext:value-type="float">
            <text:p>161.37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55.172" calcext:value-type="float">
            <text:p>155.172</text:p>
          </table:table-cell>
          <table:table-cell office:value-type="float" office:value="0.0000000000369803" calcext:value-type="float">
            <text:p>3.70E-11</text:p>
          </table:table-cell>
          <table:table-cell office:value-type="float" office:value="0.0000000000151147" calcext:value-type="float">
            <text:p>1.51E-11</text:p>
          </table:table-cell>
          <table:table-cell office:value-type="float" office:value="0.00000000000773917" calcext:value-type="float">
            <text:p>7.74E-12</text:p>
          </table:table-cell>
          <table:table-cell office:value-type="float" office:value="0.00000000000419224" calcext:value-type="float">
            <text:p>4.19E-12</text:p>
          </table:table-cell>
          <table:table-cell office:value-type="float" office:value="0.00000000000317625" calcext:value-type="float">
            <text:p>3.18E-12</text:p>
          </table:table-cell>
          <table:table-cell office:value-type="float" office:value="0.00000000000204695" calcext:value-type="float">
            <text:p>2.05E-12</text:p>
          </table:table-cell>
          <table:table-cell office:value-type="float" office:value="0.00000000000138221" calcext:value-type="float">
            <text:p>1.38E-12</text:p>
          </table:table-cell>
          <table:table-cell office:value-type="float" office:value="0.000000000000611235" calcext:value-type="float">
            <text:p>6.11E-13</text:p>
          </table:table-cell>
          <table:table-cell office:value-type="float" office:value="0.000000000000693184" calcext:value-type="float">
            <text:p>6.93E-13</text:p>
          </table:table-cell>
          <table:table-cell office:value-type="float" office:value="0.000000000000125463" calcext:value-type="float">
            <text:p>1.25E-13</text:p>
          </table:table-cell>
          <table:table-cell office:value-type="float" office:value="0.000000000000218078" calcext:value-type="float">
            <text:p>2.18E-13</text:p>
          </table:table-cell>
          <table:table-cell office:value-type="float" office:value="0.000000000000259061" calcext:value-type="float">
            <text:p>2.59E-13</text:p>
          </table:table-cell>
          <table:table-cell office:value-type="float" office:value="0.000000000000167688" calcext:value-type="float">
            <text:p>1.68E-13</text:p>
          </table:table-cell>
          <table:table-cell office:value-type="float" office:value="0.000000000000100467" calcext:value-type="float">
            <text:p>1.00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35096" calcext:value-type="float">
            <text:p>3.51E-14</text:p>
          </table:table-cell>
          <table:table-cell office:value-type="float" office:value="0.0000000000000443136" calcext:value-type="float">
            <text:p>4.43E-14</text:p>
          </table:table-cell>
          <table:table-cell office:value-type="float" office:value="0.0000000000000638584" calcext:value-type="float">
            <text:p>6.39E-14</text:p>
          </table:table-cell>
          <table:table-cell office:value-type="float" office:value="0.00000000000013355" calcext:value-type="float">
            <text:p>1.34E-13</text:p>
          </table:table-cell>
          <table:table-cell office:value-type="float" office:value="0.00000000000026289" calcext:value-type="float">
            <text:p>2.63E-13</text:p>
          </table:table-cell>
          <table:table-cell office:value-type="float" office:value="0.000000000000347806" calcext:value-type="float">
            <text:p>3.48E-13</text:p>
          </table:table-cell>
          <table:table-cell office:value-type="float" office:value="0.0000000000000997912" calcext:value-type="float">
            <text:p>9.98E-14</text:p>
          </table:table-cell>
          <table:table-cell office:value-type="float" office:value="0.0000000000000189417" calcext:value-type="float">
            <text:p>1.89E-14</text:p>
          </table:table-cell>
          <table:table-cell table:formula="of:=SUM([.J117:.K117])" office:value-type="float" office:value="0.000000000052095" calcext:value-type="float">
            <text:p>5.21E-11</text:p>
          </table:table-cell>
          <table:table-cell table:formula="of:=SUM([.L117:.R117])" office:value-type="float" office:value="0.000000000019841239" calcext:value-type="float">
            <text:p>1.98E-11</text:p>
          </table:table-cell>
          <table:table-cell table:formula="of:=SUM([.S117:.AF117])" office:value-type="float" office:value="0.0000000000018770039" calcext:value-type="float">
            <text:p>1.88E-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1.379" calcext:value-type="float">
            <text:p>161.379</text:p>
          </table:table-cell>
          <table:table-cell office:value-type="float" office:value="173.793" calcext:value-type="float">
            <text:p>173.79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67.586" calcext:value-type="float">
            <text:p>167.586</text:p>
          </table:table-cell>
          <table:table-cell office:value-type="float" office:value="0.0000000000185321" calcext:value-type="float">
            <text:p>1.85E-11</text:p>
          </table:table-cell>
          <table:table-cell office:value-type="float" office:value="0.00000000000757465" calcext:value-type="float">
            <text:p>7.57E-12</text:p>
          </table:table-cell>
          <table:table-cell office:value-type="float" office:value="0.0000000000038785" calcext:value-type="float">
            <text:p>3.88E-12</text:p>
          </table:table-cell>
          <table:table-cell office:value-type="float" office:value="0.00000000000210462" calcext:value-type="float">
            <text:p>2.10E-12</text:p>
          </table:table-cell>
          <table:table-cell office:value-type="float" office:value="0.00000000000163209" calcext:value-type="float">
            <text:p>1.63E-12</text:p>
          </table:table-cell>
          <table:table-cell office:value-type="float" office:value="0.00000000000106554" calcext:value-type="float">
            <text:p>1.07E-12</text:p>
          </table:table-cell>
          <table:table-cell office:value-type="float" office:value="0.000000000000719527" calcext:value-type="float">
            <text:p>7.20E-13</text:p>
          </table:table-cell>
          <table:table-cell office:value-type="float" office:value="0.000000000000319751" calcext:value-type="float">
            <text:p>3.20E-13</text:p>
          </table:table-cell>
          <table:table-cell office:value-type="float" office:value="0.000000000000709349" calcext:value-type="float">
            <text:p>7.09E-13</text:p>
          </table:table-cell>
          <table:table-cell office:value-type="float" office:value="0.000000000000287094" calcext:value-type="float">
            <text:p>2.87E-13</text:p>
          </table:table-cell>
          <table:table-cell office:value-type="float" office:value="0.000000000000523473" calcext:value-type="float">
            <text:p>5.23E-13</text:p>
          </table:table-cell>
          <table:table-cell office:value-type="float" office:value="0.000000000000323153" calcext:value-type="float">
            <text:p>3.23E-13</text:p>
          </table:table-cell>
          <table:table-cell office:value-type="float" office:value="0.000000000000110657" calcext:value-type="float">
            <text:p>1.11E-13</text:p>
          </table:table-cell>
          <table:table-cell office:value-type="float" office:value="0.000000000000195446" calcext:value-type="float">
            <text:p>1.95E-13</text:p>
          </table:table-cell>
          <table:table-cell office:value-type="float" office:value="0.0000000000000171562" calcext:value-type="float">
            <text:p>1.72E-14</text:p>
          </table:table-cell>
          <table:table-cell office:value-type="float" office:value="0.00000000000013152" calcext:value-type="float">
            <text:p>1.32E-13</text:p>
          </table:table-cell>
          <table:table-cell office:value-type="float" office:value="0.000000000000114473" calcext:value-type="float">
            <text:p>1.14E-13</text:p>
          </table:table-cell>
          <table:table-cell office:value-type="float" office:value="0.000000000000155216" calcext:value-type="float">
            <text:p>1.55E-13</text:p>
          </table:table-cell>
          <table:table-cell office:value-type="float" office:value="0.000000000000252832" calcext:value-type="float">
            <text:p>2.53E-13</text:p>
          </table:table-cell>
          <table:table-cell office:value-type="float" office:value="0.000000000000138297" calcext:value-type="float">
            <text:p>1.38E-13</text:p>
          </table:table-cell>
          <table:table-cell office:value-type="float" office:value="0.000000000000182736" calcext:value-type="float">
            <text:p>1.83E-13</text:p>
          </table:table-cell>
          <table:table-cell office:value-type="float" office:value="0.0000000000000713212" calcext:value-type="float">
            <text:p>7.13E-14</text:p>
          </table:table-cell>
          <table:table-cell office:value-type="float" office:value="0.0000000000000437419" calcext:value-type="float">
            <text:p>4.37E-14</text:p>
          </table:table-cell>
          <table:table-cell table:formula="of:=SUM([.J118:.K118])" office:value-type="float" office:value="0.00000000002610675" calcext:value-type="float">
            <text:p>2.61E-11</text:p>
          </table:table-cell>
          <table:table-cell table:formula="of:=SUM([.L118:.R118])" office:value-type="float" office:value="0.000000000010429377" calcext:value-type="float">
            <text:p>1.04E-11</text:p>
          </table:table-cell>
          <table:table-cell table:formula="of:=SUM([.S118:.AF118])" office:value-type="float" office:value="0.0000000000025471163" calcext:value-type="float">
            <text:p>2.55E-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3.793" calcext:value-type="float">
            <text:p>173.793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0186086" calcext:value-type="float">
            <text:p>1.86E-11</text:p>
          </table:table-cell>
          <table:table-cell office:value-type="float" office:value="0.00000000000760651" calcext:value-type="float">
            <text:p>7.61E-12</text:p>
          </table:table-cell>
          <table:table-cell office:value-type="float" office:value="0.00000000000389485" calcext:value-type="float">
            <text:p>3.89E-12</text:p>
          </table:table-cell>
          <table:table-cell office:value-type="float" office:value="0.0000000000021135" calcext:value-type="float">
            <text:p>2.11E-12</text:p>
          </table:table-cell>
          <table:table-cell office:value-type="float" office:value="0.00000000000163899" calcext:value-type="float">
            <text:p>1.64E-12</text:p>
          </table:table-cell>
          <table:table-cell office:value-type="float" office:value="0.00000000000107003" calcext:value-type="float">
            <text:p>1.07E-12</text:p>
          </table:table-cell>
          <table:table-cell office:value-type="float" office:value="0.00000000000072257" calcext:value-type="float">
            <text:p>7.23E-13</text:p>
          </table:table-cell>
          <table:table-cell office:value-type="float" office:value="0.000000000000331849" calcext:value-type="float">
            <text:p>3.32E-13</text:p>
          </table:table-cell>
          <table:table-cell office:value-type="float" office:value="0.000000000000509769" calcext:value-type="float">
            <text:p>5.10E-13</text:p>
          </table:table-cell>
          <table:table-cell office:value-type="float" office:value="0.000000000000156427" calcext:value-type="float">
            <text:p>1.56E-13</text:p>
          </table:table-cell>
          <table:table-cell office:value-type="float" office:value="0.000000000000285229" calcext:value-type="float">
            <text:p>2.85E-13</text:p>
          </table:table-cell>
          <table:table-cell office:value-type="float" office:value="0.000000000000183446" calcext:value-type="float">
            <text:p>1.83E-13</text:p>
          </table:table-cell>
          <table:table-cell office:value-type="float" office:value="0.000000000000358727" calcext:value-type="float">
            <text:p>3.59E-13</text:p>
          </table:table-cell>
          <table:table-cell office:value-type="float" office:value="0.000000000000442764" calcext:value-type="float">
            <text:p>4.43E-13</text:p>
          </table:table-cell>
          <table:table-cell office:value-type="float" office:value="0.00000000000053786" calcext:value-type="float">
            <text:p>5.38E-13</text:p>
          </table:table-cell>
          <table:table-cell office:value-type="float" office:value="0.000000000000349983" calcext:value-type="float">
            <text:p>3.50E-13</text:p>
          </table:table-cell>
          <table:table-cell office:value-type="float" office:value="0.000000000000216303" calcext:value-type="float">
            <text:p>2.16E-13</text:p>
          </table:table-cell>
          <table:table-cell office:value-type="float" office:value="0.000000000000191529" calcext:value-type="float">
            <text:p>1.92E-13</text:p>
          </table:table-cell>
          <table:table-cell office:value-type="float" office:value="0.000000000000146565" calcext:value-type="float">
            <text:p>1.47E-13</text:p>
          </table:table-cell>
          <table:table-cell office:value-type="float" office:value="0.000000000000137906" calcext:value-type="float">
            <text:p>1.38E-13</text:p>
          </table:table-cell>
          <table:table-cell office:value-type="float" office:value="0.000000000000182338" calcext:value-type="float">
            <text:p>1.82E-13</text:p>
          </table:table-cell>
          <table:table-cell office:value-type="float" office:value="0.0000000000000601109" calcext:value-type="float">
            <text:p>6.01E-14</text:p>
          </table:table-cell>
          <table:table-cell office:value-type="float" office:value="0.0000000000000261161" calcext:value-type="float">
            <text:p>2.61E-14</text:p>
          </table:table-cell>
          <table:table-cell table:formula="of:=SUM([.J119:.K119])" office:value-type="float" office:value="0.00000000002621511" calcext:value-type="float">
            <text:p>2.62E-11</text:p>
          </table:table-cell>
          <table:table-cell table:formula="of:=SUM([.L119:.R119])" office:value-type="float" office:value="0.000000000010281558" calcext:value-type="float">
            <text:p>1.03E-11</text:p>
          </table:table-cell>
          <table:table-cell table:formula="of:=SUM([.S119:.AF119])" office:value-type="float" office:value="0.000000000003275304" calcext:value-type="float">
            <text:p>3.28E-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198.621" calcext:value-type="float">
            <text:p>198.621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92.414" calcext:value-type="float">
            <text:p>192.414</text:p>
          </table:table-cell>
          <table:table-cell office:value-type="float" office:value="0.0000000000186736" calcext:value-type="float">
            <text:p>1.87E-11</text:p>
          </table:table-cell>
          <table:table-cell office:value-type="float" office:value="0.00000000000763286" calcext:value-type="float">
            <text:p>7.63E-12</text:p>
          </table:table-cell>
          <table:table-cell office:value-type="float" office:value="0.00000000000390831" calcext:value-type="float">
            <text:p>3.91E-12</text:p>
          </table:table-cell>
          <table:table-cell office:value-type="float" office:value="0.00000000000212079" calcext:value-type="float">
            <text:p>2.12E-12</text:p>
          </table:table-cell>
          <table:table-cell office:value-type="float" office:value="0.00000000000164465" calcext:value-type="float">
            <text:p>1.64E-12</text:p>
          </table:table-cell>
          <table:table-cell office:value-type="float" office:value="0.0000000000010737" calcext:value-type="float">
            <text:p>1.07E-12</text:p>
          </table:table-cell>
          <table:table-cell office:value-type="float" office:value="0.000000000000725051" calcext:value-type="float">
            <text:p>7.25E-13</text:p>
          </table:table-cell>
          <table:table-cell office:value-type="float" office:value="0.000000000000316816" calcext:value-type="float">
            <text:p>3.17E-13</text:p>
          </table:table-cell>
          <table:table-cell office:value-type="float" office:value="0.000000000000700429" calcext:value-type="float">
            <text:p>7.00E-13</text:p>
          </table:table-cell>
          <table:table-cell office:value-type="float" office:value="0.000000000000283329" calcext:value-type="float">
            <text:p>2.83E-13</text:p>
          </table:table-cell>
          <table:table-cell office:value-type="float" office:value="0.000000000000516638" calcext:value-type="float">
            <text:p>5.17E-13</text:p>
          </table:table-cell>
          <table:table-cell office:value-type="float" office:value="0.000000000000318291" calcext:value-type="float">
            <text:p>3.18E-13</text:p>
          </table:table-cell>
          <table:table-cell office:value-type="float" office:value="0.000000000000108465" calcext:value-type="float">
            <text:p>1.08E-13</text:p>
          </table:table-cell>
          <table:table-cell office:value-type="float" office:value="0.000000000000191211" calcext:value-type="float">
            <text:p>1.91E-13</text:p>
          </table:table-cell>
          <table:table-cell office:value-type="float" office:value="0.0000000000000171662" calcext:value-type="float">
            <text:p>1.72E-14</text:p>
          </table:table-cell>
          <table:table-cell office:value-type="float" office:value="0.000000000000134201" calcext:value-type="float">
            <text:p>1.34E-13</text:p>
          </table:table-cell>
          <table:table-cell office:value-type="float" office:value="0.000000000000116817" calcext:value-type="float">
            <text:p>1.17E-13</text:p>
          </table:table-cell>
          <table:table-cell office:value-type="float" office:value="0.000000000000157744" calcext:value-type="float">
            <text:p>1.58E-13</text:p>
          </table:table-cell>
          <table:table-cell office:value-type="float" office:value="0.000000000000255682" calcext:value-type="float">
            <text:p>2.56E-13</text:p>
          </table:table-cell>
          <table:table-cell office:value-type="float" office:value="0.000000000000137433" calcext:value-type="float">
            <text:p>1.37E-13</text:p>
          </table:table-cell>
          <table:table-cell office:value-type="float" office:value="0.000000000000181863" calcext:value-type="float">
            <text:p>1.82E-13</text:p>
          </table:table-cell>
          <table:table-cell office:value-type="float" office:value="0.000000000000071196" calcext:value-type="float">
            <text:p>7.12E-14</text:p>
          </table:table-cell>
          <table:table-cell office:value-type="float" office:value="0.0000000000000435256" calcext:value-type="float">
            <text:p>4.35E-14</text:p>
          </table:table-cell>
          <table:table-cell table:formula="of:=SUM([.J120:.K120])" office:value-type="float" office:value="0.00000000002630646" calcext:value-type="float">
            <text:p>2.63E-11</text:p>
          </table:table-cell>
          <table:table-cell table:formula="of:=SUM([.L120:.R120])" office:value-type="float" office:value="0.000000000010489746" calcext:value-type="float">
            <text:p>1.05E-11</text:p>
          </table:table-cell>
          <table:table-cell table:formula="of:=SUM([.S120:.AF120])" office:value-type="float" office:value="0.0000000000025335618" calcext:value-type="float">
            <text:p>2.53E-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8.621" calcext:value-type="float">
            <text:p>198.621</text:p>
          </table:table-cell>
          <table:table-cell office:value-type="float" office:value="211.034" calcext:value-type="float">
            <text:p>211.03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04.828" calcext:value-type="float">
            <text:p>204.828</text:p>
          </table:table-cell>
          <table:table-cell office:value-type="float" office:value="0.0000000000374309" calcext:value-type="float">
            <text:p>3.74E-11</text:p>
          </table:table-cell>
          <table:table-cell office:value-type="float" office:value="0.0000000000152996" calcext:value-type="float">
            <text:p>1.53E-11</text:p>
          </table:table-cell>
          <table:table-cell office:value-type="float" office:value="0.00000000000783381" calcext:value-type="float">
            <text:p>7.83E-12</text:p>
          </table:table-cell>
          <table:table-cell office:value-type="float" office:value="0.00000000000424081" calcext:value-type="float">
            <text:p>4.24E-12</text:p>
          </table:table-cell>
          <table:table-cell office:value-type="float" office:value="0.00000000000318272" calcext:value-type="float">
            <text:p>3.18E-12</text:p>
          </table:table-cell>
          <table:table-cell office:value-type="float" office:value="0.00000000000203859" calcext:value-type="float">
            <text:p>2.04E-12</text:p>
          </table:table-cell>
          <table:table-cell office:value-type="float" office:value="0.00000000000137658" calcext:value-type="float">
            <text:p>1.38E-12</text:p>
          </table:table-cell>
          <table:table-cell office:value-type="float" office:value="0.000000000000607019" calcext:value-type="float">
            <text:p>6.07E-13</text:p>
          </table:table-cell>
          <table:table-cell office:value-type="float" office:value="0.00000000000068772" calcext:value-type="float">
            <text:p>6.88E-13</text:p>
          </table:table-cell>
          <table:table-cell office:value-type="float" office:value="0.000000000000123751" calcext:value-type="float">
            <text:p>1.24E-13</text:p>
          </table:table-cell>
          <table:table-cell office:value-type="float" office:value="0.000000000000214593" calcext:value-type="float">
            <text:p>2.15E-13</text:p>
          </table:table-cell>
          <table:table-cell office:value-type="float" office:value="0.000000000000254581" calcext:value-type="float">
            <text:p>2.55E-13</text:p>
          </table:table-cell>
          <table:table-cell office:value-type="float" office:value="0.000000000000164266" calcext:value-type="float">
            <text:p>1.64E-13</text:p>
          </table:table-cell>
          <table:table-cell office:value-type="float" office:value="0.0000000000000988898" calcext:value-type="float">
            <text:p>9.89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35483" calcext:value-type="float">
            <text:p>3.55E-14</text:p>
          </table:table-cell>
          <table:table-cell office:value-type="float" office:value="0.000000000000045184" calcext:value-type="float">
            <text:p>4.52E-14</text:p>
          </table:table-cell>
          <table:table-cell office:value-type="float" office:value="0.0000000000000648838" calcext:value-type="float">
            <text:p>6.49E-14</text:p>
          </table:table-cell>
          <table:table-cell office:value-type="float" office:value="0.000000000000135006" calcext:value-type="float">
            <text:p>1.35E-13</text:p>
          </table:table-cell>
          <table:table-cell office:value-type="float" office:value="0.000000000000263591" calcext:value-type="float">
            <text:p>2.64E-13</text:p>
          </table:table-cell>
          <table:table-cell office:value-type="float" office:value="0.000000000000348205" calcext:value-type="float">
            <text:p>3.48E-13</text:p>
          </table:table-cell>
          <table:table-cell office:value-type="float" office:value="0.0000000000000992616" calcext:value-type="float">
            <text:p>9.93E-14</text:p>
          </table:table-cell>
          <table:table-cell office:value-type="float" office:value="0.0000000000000188997" calcext:value-type="float">
            <text:p>1.89E-14</text:p>
          </table:table-cell>
          <table:table-cell table:formula="of:=SUM([.J121:.K121])" office:value-type="float" office:value="0.0000000000527305" calcext:value-type="float">
            <text:p>5.27E-11</text:p>
          </table:table-cell>
          <table:table-cell table:formula="of:=SUM([.L121:.R121])" office:value-type="float" office:value="0.000000000019967249" calcext:value-type="float">
            <text:p>2.00E-11</text:p>
          </table:table-cell>
          <table:table-cell table:formula="of:=SUM([.S121:.AF121])" office:value-type="float" office:value="0.0000000000018665949" calcext:value-type="float">
            <text:p>1.87E-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11.034" calcext:value-type="float">
            <text:p>211.034</text:p>
          </table:table-cell>
          <table:table-cell office:value-type="float" office:value="223.448" calcext:value-type="float">
            <text:p>223.44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17.241" calcext:value-type="float">
            <text:p>217.241</text:p>
          </table:table-cell>
          <table:table-cell office:value-type="float" office:value="0.000000000018728" calcext:value-type="float">
            <text:p>1.87E-11</text:p>
          </table:table-cell>
          <table:table-cell office:value-type="float" office:value="0.00000000000765606" calcext:value-type="float">
            <text:p>7.66E-12</text:p>
          </table:table-cell>
          <table:table-cell office:value-type="float" office:value="0.00000000000392036" calcext:value-type="float">
            <text:p>3.92E-12</text:p>
          </table:table-cell>
          <table:table-cell office:value-type="float" office:value="0.00000000000208034" calcext:value-type="float">
            <text:p>2.08E-12</text:p>
          </table:table-cell>
          <table:table-cell office:value-type="float" office:value="0.00000000000156661" calcext:value-type="float">
            <text:p>1.57E-12</text:p>
          </table:table-cell>
          <table:table-cell office:value-type="float" office:value="0.00000000000102276" calcext:value-type="float">
            <text:p>1.02E-12</text:p>
          </table:table-cell>
          <table:table-cell office:value-type="float" office:value="0.000000000000629782" calcext:value-type="float">
            <text:p>6.30E-13</text:p>
          </table:table-cell>
          <table:table-cell office:value-type="float" office:value="0.00000000000028871" calcext:value-type="float">
            <text:p>2.89E-13</text:p>
          </table:table-cell>
          <table:table-cell office:value-type="float" office:value="0.000000000000404889" calcext:value-type="float">
            <text:p>4.05E-13</text:p>
          </table:table-cell>
          <table:table-cell office:value-type="float" office:value="0.000000000000124233" calcext:value-type="float">
            <text:p>1.24E-13</text:p>
          </table:table-cell>
          <table:table-cell office:value-type="float" office:value="0.000000000000296506" calcext:value-type="float">
            <text:p>2.97E-13</text:p>
          </table:table-cell>
          <table:table-cell office:value-type="float" office:value="0.000000000000103377" calcext:value-type="float">
            <text:p>1.03E-13</text:p>
          </table:table-cell>
          <table:table-cell office:value-type="float" office:value="0.0000000000000678108" calcext:value-type="float">
            <text:p>6.78E-14</text:p>
          </table:table-cell>
          <table:table-cell office:value-type="float" office:value="0.0000000000000533483" calcext:value-type="float">
            <text:p>5.33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300956" calcext:value-type="float">
            <text:p>3.01E-14</text:p>
          </table:table-cell>
          <table:table-cell office:value-type="float" office:value="0.0000000000000808068" calcext:value-type="float">
            <text:p>8.08E-14</text:p>
          </table:table-cell>
          <table:table-cell office:value-type="float" office:value="0.0000000000000867442" calcext:value-type="float">
            <text:p>8.67E-14</text:p>
          </table:table-cell>
          <table:table-cell office:value-type="float" office:value="0.000000000000111319" calcext:value-type="float">
            <text:p>1.11E-13</text:p>
          </table:table-cell>
          <table:table-cell office:value-type="float" office:value="0.000000000000131835" calcext:value-type="float">
            <text:p>1.32E-13</text:p>
          </table:table-cell>
          <table:table-cell office:value-type="float" office:value="0.0000000000001742" calcext:value-type="float">
            <text:p>1.74E-13</text:p>
          </table:table-cell>
          <table:table-cell office:value-type="float" office:value="0.0000000000000541619" calcext:value-type="float">
            <text:p>5.42E-14</text:p>
          </table:table-cell>
          <table:table-cell office:value-type="float" office:value="0.000000000000017865" calcext:value-type="float">
            <text:p>1.79E-14</text:p>
          </table:table-cell>
          <table:table-cell table:formula="of:=SUM([.J122:.K122])" office:value-type="float" office:value="0.00000000002638406" calcext:value-type="float">
            <text:p>2.64E-11</text:p>
          </table:table-cell>
          <table:table-cell table:formula="of:=SUM([.L122:.R122])" office:value-type="float" office:value="0.000000000009913451" calcext:value-type="float">
            <text:p>9.91E-12</text:p>
          </table:table-cell>
          <table:table-cell table:formula="of:=SUM([.S122:.AF122])" office:value-type="float" office:value="0.0000000000013323026" calcext:value-type="float">
            <text:p>1.33E-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23.448" calcext:value-type="float">
            <text:p>223.448</text:p>
          </table:table-cell>
          <table:table-cell office:value-type="float" office:value="235.862" calcext:value-type="float">
            <text:p>235.86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29.655" calcext:value-type="float">
            <text:p>229.655</text:p>
          </table:table-cell>
          <table:table-cell office:value-type="float" office:value="0.0000000000187264" calcext:value-type="float">
            <text:p>1.87E-11</text:p>
          </table:table-cell>
          <table:table-cell office:value-type="float" office:value="0.00000000000765501" calcext:value-type="float">
            <text:p>7.66E-12</text:p>
          </table:table-cell>
          <table:table-cell office:value-type="float" office:value="0.00000000000391957" calcext:value-type="float">
            <text:p>3.92E-12</text:p>
          </table:table-cell>
          <table:table-cell office:value-type="float" office:value="0.00000000000203893" calcext:value-type="float">
            <text:p>2.04E-12</text:p>
          </table:table-cell>
          <table:table-cell office:value-type="float" office:value="0.00000000000156816" calcext:value-type="float">
            <text:p>1.57E-12</text:p>
          </table:table-cell>
          <table:table-cell office:value-type="float" office:value="0.000000000000981802" calcext:value-type="float">
            <text:p>9.82E-13</text:p>
          </table:table-cell>
          <table:table-cell office:value-type="float" office:value="0.000000000000630073" calcext:value-type="float">
            <text:p>6.30E-13</text:p>
          </table:table-cell>
          <table:table-cell office:value-type="float" office:value="0.000000000000267495" calcext:value-type="float">
            <text:p>2.67E-13</text:p>
          </table:table-cell>
          <table:table-cell office:value-type="float" office:value="0.000000000000389219" calcext:value-type="float">
            <text:p>3.89E-13</text:p>
          </table:table-cell>
          <table:table-cell office:value-type="float" office:value="0.00000000000011408" calcext:value-type="float">
            <text:p>1.14E-13</text:p>
          </table:table-cell>
          <table:table-cell office:value-type="float" office:value="0.000000000000248769" calcext:value-type="float">
            <text:p>2.49E-13</text:p>
          </table:table-cell>
          <table:table-cell office:value-type="float" office:value="0.0000000000000961828" calcext:value-type="float">
            <text:p>9.62E-14</text:p>
          </table:table-cell>
          <table:table-cell office:value-type="float" office:value="0.0000000000000632585" calcext:value-type="float">
            <text:p>6.33E-14</text:p>
          </table:table-cell>
          <table:table-cell office:value-type="float" office:value="0.0000000000000298073" calcext:value-type="float">
            <text:p>2.98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252841" calcext:value-type="float">
            <text:p>2.53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543449" calcext:value-type="float">
            <text:p>5.43E-14</text:p>
          </table:table-cell>
          <table:table-cell office:value-type="float" office:value="0.000000000000184374" calcext:value-type="float">
            <text:p>1.84E-13</text:p>
          </table:table-cell>
          <table:table-cell office:value-type="float" office:value="0.000000000000131914" calcext:value-type="float">
            <text:p>1.32E-13</text:p>
          </table:table-cell>
          <table:table-cell office:value-type="float" office:value="0.000000000000174309" calcext:value-type="float">
            <text:p>1.74E-13</text:p>
          </table:table-cell>
          <table:table-cell office:value-type="float" office:value="0.000000000000061636" calcext:value-type="float">
            <text:p>6.16E-14</text:p>
          </table:table-cell>
          <table:table-cell office:value-type="float" office:value="0.0000000000000294014" calcext:value-type="float">
            <text:p>2.94E-14</text:p>
          </table:table-cell>
          <table:table-cell table:formula="of:=SUM([.J123:.K123])" office:value-type="float" office:value="0.00000000002638141" calcext:value-type="float">
            <text:p>2.64E-11</text:p>
          </table:table-cell>
          <table:table-cell table:formula="of:=SUM([.L123:.R123])" office:value-type="float" office:value="0.000000000009795249" calcext:value-type="float">
            <text:p>9.80E-12</text:p>
          </table:table-cell>
          <table:table-cell table:formula="of:=SUM([.S123:.AF123])" office:value-type="float" office:value="0.000000000001213361" calcext:value-type="float">
            <text:p>1.21E-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35.862" calcext:value-type="float">
            <text:p>235.862</text:p>
          </table:table-cell>
          <table:table-cell office:value-type="float" office:value="248.276" calcext:value-type="float">
            <text:p>248.27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42.069" calcext:value-type="float">
            <text:p>242.069</text:p>
          </table:table-cell>
          <table:table-cell office:value-type="float" office:value="0.0000000000187181" calcext:value-type="float">
            <text:p>1.87E-11</text:p>
          </table:table-cell>
          <table:table-cell office:value-type="float" office:value="0.00000000000765179" calcext:value-type="float">
            <text:p>7.65E-12</text:p>
          </table:table-cell>
          <table:table-cell office:value-type="float" office:value="0.00000000000389237" calcext:value-type="float">
            <text:p>3.89E-12</text:p>
          </table:table-cell>
          <table:table-cell office:value-type="float" office:value="0.00000000000202366" calcext:value-type="float">
            <text:p>2.02E-12</text:p>
          </table:table-cell>
          <table:table-cell office:value-type="float" office:value="0.00000000000156936" calcext:value-type="float">
            <text:p>1.57E-12</text:p>
          </table:table-cell>
          <table:table-cell office:value-type="float" office:value="0.000000000000983002" calcext:value-type="float">
            <text:p>9.83E-13</text:p>
          </table:table-cell>
          <table:table-cell office:value-type="float" office:value="0.000000000000631208" calcext:value-type="float">
            <text:p>6.31E-13</text:p>
          </table:table-cell>
          <table:table-cell office:value-type="float" office:value="0.000000000000268165" calcext:value-type="float">
            <text:p>2.68E-13</text:p>
          </table:table-cell>
          <table:table-cell office:value-type="float" office:value="0.000000000000390346" calcext:value-type="float">
            <text:p>3.90E-13</text:p>
          </table:table-cell>
          <table:table-cell office:value-type="float" office:value="0.000000000000209816" calcext:value-type="float">
            <text:p>2.10E-13</text:p>
          </table:table-cell>
          <table:table-cell office:value-type="float" office:value="0.000000000000167708" calcext:value-type="float">
            <text:p>1.68E-13</text:p>
          </table:table-cell>
          <table:table-cell office:value-type="float" office:value="0.0000000000000965326" calcext:value-type="float">
            <text:p>9.65E-14</text:p>
          </table:table-cell>
          <table:table-cell office:value-type="float" office:value="0.0000000000000555388" calcext:value-type="float">
            <text:p>5.55E-14</text:p>
          </table:table-cell>
          <table:table-cell office:value-type="float" office:value="0.0000000000000195944" calcext:value-type="float">
            <text:p>1.96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61748" calcext:value-type="float">
            <text:p>3.62E-14</text:p>
          </table:table-cell>
          <table:table-cell office:value-type="float" office:value="0.0000000000000489738" calcext:value-type="float">
            <text:p>4.90E-14</text:p>
          </table:table-cell>
          <table:table-cell office:value-type="float" office:value="0.0000000000000884854" calcext:value-type="float">
            <text:p>8.85E-14</text:p>
          </table:table-cell>
          <table:table-cell office:value-type="float" office:value="0.000000000000120688" calcext:value-type="float">
            <text:p>1.21E-13</text:p>
          </table:table-cell>
          <table:table-cell office:value-type="float" office:value="0.00000000000015937" calcext:value-type="float">
            <text:p>1.59E-13</text:p>
          </table:table-cell>
          <table:table-cell office:value-type="float" office:value="0.0000000000000480852" calcext:value-type="float">
            <text:p>4.81E-14</text:p>
          </table:table-cell>
          <table:table-cell office:value-type="float" office:value="0.0000000000000134955" calcext:value-type="float">
            <text:p>1.35E-14</text:p>
          </table:table-cell>
          <table:table-cell table:formula="of:=SUM([.J124:.K124])" office:value-type="float" office:value="0.00000000002636989" calcext:value-type="float">
            <text:p>2.64E-11</text:p>
          </table:table-cell>
          <table:table-cell table:formula="of:=SUM([.L124:.R124])" office:value-type="float" office:value="0.000000000009758111" calcext:value-type="float">
            <text:p>9.76E-12</text:p>
          </table:table-cell>
          <table:table-cell table:formula="of:=SUM([.S124:.AF124])" office:value-type="float" office:value="0.0000000000010644625" calcext:value-type="float">
            <text:p>1.06E-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8.276" calcext:value-type="float">
            <text:p>248.276</text:p>
          </table:table-cell>
          <table:table-cell office:value-type="float" office:value="260.69" calcext:value-type="float">
            <text:p>260.6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54.483" calcext:value-type="float">
            <text:p>254.483</text:p>
          </table:table-cell>
          <table:table-cell office:value-type="float" office:value="0.0000000000373861" calcext:value-type="float">
            <text:p>3.74E-11</text:p>
          </table:table-cell>
          <table:table-cell office:value-type="float" office:value="0.0000000000152842" calcext:value-type="float">
            <text:p>1.53E-11</text:p>
          </table:table-cell>
          <table:table-cell office:value-type="float" office:value="0.00000000000768252" calcext:value-type="float">
            <text:p>7.68E-12</text:p>
          </table:table-cell>
          <table:table-cell office:value-type="float" office:value="0.00000000000404835" calcext:value-type="float">
            <text:p>4.05E-12</text:p>
          </table:table-cell>
          <table:table-cell office:value-type="float" office:value="0.00000000000313949" calcext:value-type="float">
            <text:p>3.14E-12</text:p>
          </table:table-cell>
          <table:table-cell office:value-type="float" office:value="0.00000000000187827" calcext:value-type="float">
            <text:p>1.88E-12</text:p>
          </table:table-cell>
          <table:table-cell office:value-type="float" office:value="0.00000000000121244" calcext:value-type="float">
            <text:p>1.21E-12</text:p>
          </table:table-cell>
          <table:table-cell office:value-type="float" office:value="0.000000000000531521" calcext:value-type="float">
            <text:p>5.32E-13</text:p>
          </table:table-cell>
          <table:table-cell office:value-type="float" office:value="0.000000000000732962" calcext:value-type="float">
            <text:p>7.33E-13</text:p>
          </table:table-cell>
          <table:table-cell office:value-type="float" office:value="0.000000000000105302" calcext:value-type="float">
            <text:p>1.05E-13</text:p>
          </table:table-cell>
          <table:table-cell office:value-type="float" office:value="0.000000000000161381" calcext:value-type="float">
            <text:p>1.61E-13</text:p>
          </table:table-cell>
          <table:table-cell office:value-type="float" office:value="0.000000000000089976" calcext:value-type="float">
            <text:p>9.00E-14</text:p>
          </table:table-cell>
          <table:table-cell office:value-type="float" office:value="0.0000000000000592109" calcext:value-type="float">
            <text:p>5.92E-14</text:p>
          </table:table-cell>
          <table:table-cell office:value-type="float" office:value="0.0000000000000276358" calcext:value-type="float">
            <text:p>2.76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35089" calcext:value-type="float">
            <text:p>3.35E-14</text:p>
          </table:table-cell>
          <table:table-cell office:value-type="float" office:value="0.0000000000000471004" calcext:value-type="float">
            <text:p>4.71E-14</text:p>
          </table:table-cell>
          <table:table-cell office:value-type="float" office:value="0.00000000000010221" calcext:value-type="float">
            <text:p>1.02E-13</text:p>
          </table:table-cell>
          <table:table-cell office:value-type="float" office:value="0.000000000000241558" calcext:value-type="float">
            <text:p>2.42E-13</text:p>
          </table:table-cell>
          <table:table-cell office:value-type="float" office:value="0.000000000000318994" calcext:value-type="float">
            <text:p>3.19E-13</text:p>
          </table:table-cell>
          <table:table-cell office:value-type="float" office:value="0.0000000000000886046" calcext:value-type="float">
            <text:p>8.86E-14</text:p>
          </table:table-cell>
          <table:table-cell office:value-type="float" office:value="0.0000000000000134695" calcext:value-type="float">
            <text:p>1.35E-14</text:p>
          </table:table-cell>
          <table:table-cell table:formula="of:=SUM([.J125:.K125])" office:value-type="float" office:value="0.0000000000526703" calcext:value-type="float">
            <text:p>5.27E-11</text:p>
          </table:table-cell>
          <table:table-cell table:formula="of:=SUM([.L125:.R125])" office:value-type="float" office:value="0.000000000019225553" calcext:value-type="float">
            <text:p>1.92E-11</text:p>
          </table:table-cell>
          <table:table-cell table:formula="of:=SUM([.S125:.AF125])" office:value-type="float" office:value="0.0000000000012889511" calcext:value-type="float">
            <text:p>1.29E-1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60.69" calcext:value-type="float">
            <text:p>260.69</text:p>
          </table:table-cell>
          <table:table-cell office:value-type="float" office:value="273.103" calcext:value-type="float">
            <text:p>273.10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66.897" calcext:value-type="float">
            <text:p>266.897</text:p>
          </table:table-cell>
          <table:table-cell office:value-type="float" office:value="0.0000000000186569" calcext:value-type="float">
            <text:p>1.87E-11</text:p>
          </table:table-cell>
          <table:table-cell office:value-type="float" office:value="0.00000000000762772" calcext:value-type="float">
            <text:p>7.63E-12</text:p>
          </table:table-cell>
          <table:table-cell office:value-type="float" office:value="0.00000000000383583" calcext:value-type="float">
            <text:p>3.84E-12</text:p>
          </table:table-cell>
          <table:table-cell office:value-type="float" office:value="0.00000000000202288" calcext:value-type="float">
            <text:p>2.02E-12</text:p>
          </table:table-cell>
          <table:table-cell office:value-type="float" office:value="0.00000000000156873" calcext:value-type="float">
            <text:p>1.57E-12</text:p>
          </table:table-cell>
          <table:table-cell office:value-type="float" office:value="0.000000000000939463" calcext:value-type="float">
            <text:p>9.39E-13</text:p>
          </table:table-cell>
          <table:table-cell office:value-type="float" office:value="0.000000000000606688" calcext:value-type="float">
            <text:p>6.07E-13</text:p>
          </table:table-cell>
          <table:table-cell office:value-type="float" office:value="0.000000000000266097" calcext:value-type="float">
            <text:p>2.66E-13</text:p>
          </table:table-cell>
          <table:table-cell office:value-type="float" office:value="0.00000000000035953" calcext:value-type="float">
            <text:p>3.60E-13</text:p>
          </table:table-cell>
          <table:table-cell office:value-type="float" office:value="0.0000000000000966123" calcext:value-type="float">
            <text:p>9.66E-14</text:p>
          </table:table-cell>
          <table:table-cell office:value-type="float" office:value="0.000000000000155966" calcext:value-type="float">
            <text:p>1.56E-13</text:p>
          </table:table-cell>
          <table:table-cell office:value-type="float" office:value="0.0000000000000901816" calcext:value-type="float">
            <text:p>9.02E-14</text:p>
          </table:table-cell>
          <table:table-cell office:value-type="float" office:value="0.0000000000000550234" calcext:value-type="float">
            <text:p>5.50E-14</text:p>
          </table:table-cell>
          <table:table-cell office:value-type="float" office:value="0.0000000000000434938" calcext:value-type="float">
            <text:p>4.35E-14</text:p>
          </table:table-cell>
          <table:table-cell office:value-type="float" office:value="0.0000000000000158175" calcext:value-type="float">
            <text:p>1.58E-14</text:p>
          </table:table-cell>
          <table:table-cell office:value-type="float" office:value="0.0000000000000252399" calcext:value-type="float">
            <text:p>2.52E-14</text:p>
          </table:table-cell>
          <table:table-cell office:value-type="float" office:value="0.000000000000033432" calcext:value-type="float">
            <text:p>3.34E-14</text:p>
          </table:table-cell>
          <table:table-cell office:value-type="float" office:value="0.000000000000047001" calcext:value-type="float">
            <text:p>4.70E-14</text:p>
          </table:table-cell>
          <table:table-cell office:value-type="float" office:value="0.0000000000000882637" calcext:value-type="float">
            <text:p>8.83E-14</text:p>
          </table:table-cell>
          <table:table-cell office:value-type="float" office:value="0.000000000000120805" calcext:value-type="float">
            <text:p>1.21E-13</text:p>
          </table:table-cell>
          <table:table-cell office:value-type="float" office:value="0.000000000000159536" calcext:value-type="float">
            <text:p>1.60E-13</text:p>
          </table:table-cell>
          <table:table-cell office:value-type="float" office:value="0.0000000000000481434" calcext:value-type="float">
            <text:p>4.81E-14</text:p>
          </table:table-cell>
          <table:table-cell office:value-type="float" office:value="0.0000000000000134732" calcext:value-type="float">
            <text:p>1.35E-14</text:p>
          </table:table-cell>
          <table:table-cell table:formula="of:=SUM([.J126:.K126])" office:value-type="float" office:value="0.00000000002628462" calcext:value-type="float">
            <text:p>2.63E-11</text:p>
          </table:table-cell>
          <table:table-cell table:formula="of:=SUM([.L126:.R126])" office:value-type="float" office:value="0.000000000009599218" calcext:value-type="float">
            <text:p>9.60E-12</text:p>
          </table:table-cell>
          <table:table-cell table:formula="of:=SUM([.S126:.AF126])" office:value-type="float" office:value="0.0000000000009929888" calcext:value-type="float">
            <text:p>9.93E-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73.103" calcext:value-type="float">
            <text:p>273.103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79.31" calcext:value-type="float">
            <text:p>279.31</text:p>
          </table:table-cell>
          <table:table-cell office:value-type="float" office:value="0.000000000018626" calcext:value-type="float">
            <text:p>1.86E-11</text:p>
          </table:table-cell>
          <table:table-cell office:value-type="float" office:value="0.00000000000761489" calcext:value-type="float">
            <text:p>7.61E-12</text:p>
          </table:table-cell>
          <table:table-cell office:value-type="float" office:value="0.00000000000383032" calcext:value-type="float">
            <text:p>3.83E-12</text:p>
          </table:table-cell>
          <table:table-cell office:value-type="float" office:value="0.0000000000020208" calcext:value-type="float">
            <text:p>2.02E-12</text:p>
          </table:table-cell>
          <table:table-cell office:value-type="float" office:value="0.00000000000156713" calcext:value-type="float">
            <text:p>1.57E-12</text:p>
          </table:table-cell>
          <table:table-cell office:value-type="float" office:value="0.000000000000938976" calcext:value-type="float">
            <text:p>9.39E-13</text:p>
          </table:table-cell>
          <table:table-cell office:value-type="float" office:value="0.000000000000606523" calcext:value-type="float">
            <text:p>6.07E-13</text:p>
          </table:table-cell>
          <table:table-cell office:value-type="float" office:value="0.000000000000266099" calcext:value-type="float">
            <text:p>2.66E-13</text:p>
          </table:table-cell>
          <table:table-cell office:value-type="float" office:value="0.000000000000359748" calcext:value-type="float">
            <text:p>3.60E-13</text:p>
          </table:table-cell>
          <table:table-cell office:value-type="float" office:value="0.000000000000105553" calcext:value-type="float">
            <text:p>1.06E-13</text:p>
          </table:table-cell>
          <table:table-cell office:value-type="float" office:value="0.000000000000161934" calcext:value-type="float">
            <text:p>1.62E-13</text:p>
          </table:table-cell>
          <table:table-cell office:value-type="float" office:value="0.0000000000000903196" calcext:value-type="float">
            <text:p>9.03E-14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.0000000000000238157" calcext:value-type="float">
            <text:p>2.38E-14</text:p>
          </table:table-cell>
          <table:table-cell office:value-type="float" office:value="0.0000000000000880728" calcext:value-type="float">
            <text:p>8.81E-14</text:p>
          </table:table-cell>
          <table:table-cell office:value-type="float" office:value="0.00000000000012075" calcext:value-type="float">
            <text:p>1.21E-13</text:p>
          </table:table-cell>
          <table:table-cell office:value-type="float" office:value="0.000000000000159467" calcext:value-type="float">
            <text:p>1.59E-13</text:p>
          </table:table-cell>
          <table:table-cell office:value-type="float" office:value="0.0000000000000481258" calcext:value-type="float">
            <text:p>4.81E-14</text:p>
          </table:table-cell>
          <table:table-cell office:value-type="float" office:value="0.0000000000000129999" calcext:value-type="float">
            <text:p>1.30E-14</text:p>
          </table:table-cell>
          <table:table-cell table:formula="of:=SUM([.J127:.K127])" office:value-type="float" office:value="0.00000000002624089" calcext:value-type="float">
            <text:p>2.62E-11</text:p>
          </table:table-cell>
          <table:table-cell table:formula="of:=SUM([.L127:.R127])" office:value-type="float" office:value="0.000000000009589596" calcext:value-type="float">
            <text:p>9.59E-12</text:p>
          </table:table-cell>
          <table:table-cell table:formula="of:=SUM([.S127:.AF127])" office:value-type="float" office:value="0.0000000000008110378" calcext:value-type="float">
            <text:p>8.11E-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297.931" calcext:value-type="float">
            <text:p>297.931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91.724" calcext:value-type="float">
            <text:p>291.724</text:p>
          </table:table-cell>
          <table:table-cell office:value-type="float" office:value="0.0000000000185911" calcext:value-type="float">
            <text:p>1.86E-11</text:p>
          </table:table-cell>
          <table:table-cell office:value-type="float" office:value="0.00000000000760026" calcext:value-type="float">
            <text:p>7.60E-12</text:p>
          </table:table-cell>
          <table:table-cell office:value-type="float" office:value="0.00000000000382368" calcext:value-type="float">
            <text:p>3.82E-12</text:p>
          </table:table-cell>
          <table:table-cell office:value-type="float" office:value="0.00000000000201791" calcext:value-type="float">
            <text:p>2.02E-12</text:p>
          </table:table-cell>
          <table:table-cell office:value-type="float" office:value="0.00000000000156489" calcext:value-type="float">
            <text:p>1.56E-12</text:p>
          </table:table-cell>
          <table:table-cell office:value-type="float" office:value="0.000000000000937981" calcext:value-type="float">
            <text:p>9.38E-13</text:p>
          </table:table-cell>
          <table:table-cell office:value-type="float" office:value="0.00000000000060602" calcext:value-type="float">
            <text:p>6.06E-13</text:p>
          </table:table-cell>
          <table:table-cell office:value-type="float" office:value="0.000000000000265949" calcext:value-type="float">
            <text:p>2.66E-13</text:p>
          </table:table-cell>
          <table:table-cell office:value-type="float" office:value="0.000000000000375052" calcext:value-type="float">
            <text:p>3.75E-13</text:p>
          </table:table-cell>
          <table:table-cell office:value-type="float" office:value="0.000000000000105561" calcext:value-type="float">
            <text:p>1.06E-13</text:p>
          </table:table-cell>
          <table:table-cell office:value-type="float" office:value="0.000000000000168789" calcext:value-type="float">
            <text:p>1.69E-13</text:p>
          </table:table-cell>
          <table:table-cell office:value-type="float" office:value="0.0000000000000972312" calcext:value-type="float">
            <text:p>9.72E-14</text:p>
          </table:table-cell>
          <table:table-cell office:value-type="float" office:value="0.0000000000000594407" calcext:value-type="float">
            <text:p>5.94E-14</text:p>
          </table:table-cell>
          <table:table-cell office:value-type="float" office:value="0.000000000000027732" calcext:value-type="float">
            <text:p>2.77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33361" calcext:value-type="float">
            <text:p>3.33E-14</text:p>
          </table:table-cell>
          <table:table-cell office:value-type="float" office:value="0.0000000000000467912" calcext:value-type="float">
            <text:p>4.68E-14</text:p>
          </table:table-cell>
          <table:table-cell office:value-type="float" office:value="0.0000000000000878157" calcext:value-type="float">
            <text:p>8.78E-14</text:p>
          </table:table-cell>
          <table:table-cell office:value-type="float" office:value="0.000000000000120629" calcext:value-type="float">
            <text:p>1.21E-13</text:p>
          </table:table-cell>
          <table:table-cell office:value-type="float" office:value="0.000000000000159318" calcext:value-type="float">
            <text:p>1.59E-13</text:p>
          </table:table-cell>
          <table:table-cell office:value-type="float" office:value="0.0000000000000480898" calcext:value-type="float">
            <text:p>4.81E-14</text:p>
          </table:table-cell>
          <table:table-cell office:value-type="float" office:value="0.0000000000000134465" calcext:value-type="float">
            <text:p>1.34E-14</text:p>
          </table:table-cell>
          <table:table-cell table:formula="of:=SUM([.J128:.K128])" office:value-type="float" office:value="0.00000000002619136" calcext:value-type="float">
            <text:p>2.62E-11</text:p>
          </table:table-cell>
          <table:table-cell table:formula="of:=SUM([.L128:.R128])" office:value-type="float" office:value="0.000000000009591482" calcext:value-type="float">
            <text:p>9.59E-12</text:p>
          </table:table-cell>
          <table:table-cell table:formula="of:=SUM([.S128:.AF128])" office:value-type="float" office:value="0.0000000000009681802" calcext:value-type="float">
            <text:p>9.68E-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97.931" calcext:value-type="float">
            <text:p>297.931</text:p>
          </table:table-cell>
          <table:table-cell office:value-type="float" office:value="310.345" calcext:value-type="float">
            <text:p>310.345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04.138" calcext:value-type="float">
            <text:p>304.138</text:p>
          </table:table-cell>
          <table:table-cell office:value-type="float" office:value="0.0000000000370745" calcext:value-type="float">
            <text:p>3.71E-11</text:p>
          </table:table-cell>
          <table:table-cell office:value-type="float" office:value="0.0000000000151545" calcext:value-type="float">
            <text:p>1.52E-11</text:p>
          </table:table-cell>
          <table:table-cell office:value-type="float" office:value="0.00000000000773628" calcext:value-type="float">
            <text:p>7.74E-12</text:p>
          </table:table-cell>
          <table:table-cell office:value-type="float" office:value="0.00000000000404085" calcext:value-type="float">
            <text:p>4.04E-12</text:p>
          </table:table-cell>
          <table:table-cell office:value-type="float" office:value="0.00000000000312238" calcext:value-type="float">
            <text:p>3.12E-12</text:p>
          </table:table-cell>
          <table:table-cell office:value-type="float" office:value="0.00000000000152729" calcext:value-type="float">
            <text:p>1.53E-12</text:p>
          </table:table-cell>
          <table:table-cell office:value-type="float" office:value="0.000000000000630778" calcext:value-type="float">
            <text:p>6.31E-13</text:p>
          </table:table-cell>
          <table:table-cell office:value-type="float" office:value="0.000000000000268685" calcext:value-type="float">
            <text:p>2.69E-13</text:p>
          </table:table-cell>
          <table:table-cell office:value-type="float" office:value="0.000000000000391738" calcext:value-type="float">
            <text:p>3.92E-13</text:p>
          </table:table-cell>
          <table:table-cell office:value-type="float" office:value="0.000000000000105537" calcext:value-type="float">
            <text:p>1.06E-13</text:p>
          </table:table-cell>
          <table:table-cell office:value-type="float" office:value="0.000000000000168791" calcext:value-type="float">
            <text:p>1.69E-13</text:p>
          </table:table-cell>
          <table:table-cell office:value-type="float" office:value="0.0000000000000972347" calcext:value-type="float">
            <text:p>9.72E-14</text:p>
          </table:table-cell>
          <table:table-cell office:value-type="float" office:value="0.0000000000000597711" calcext:value-type="float">
            <text:p>5.98E-14</text:p>
          </table:table-cell>
          <table:table-cell office:value-type="float" office:value="0.0000000000000496723" calcext:value-type="float">
            <text:p>4.97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251827" calcext:value-type="float">
            <text:p>2.52E-14</text:p>
          </table:table-cell>
          <table:table-cell office:value-type="float" office:value="0.0000000000000357987" calcext:value-type="float">
            <text:p>3.58E-14</text:p>
          </table:table-cell>
          <table:table-cell office:value-type="float" office:value="0.0000000000000504002" calcext:value-type="float">
            <text:p>5.04E-14</text:p>
          </table:table-cell>
          <table:table-cell office:value-type="float" office:value="0.0000000000000937364" calcext:value-type="float">
            <text:p>9.37E-14</text:p>
          </table:table-cell>
          <table:table-cell office:value-type="float" office:value="0.000000000000120457" calcext:value-type="float">
            <text:p>1.20E-13</text:p>
          </table:table-cell>
          <table:table-cell office:value-type="float" office:value="0.000000000000159106" calcext:value-type="float">
            <text:p>1.59E-13</text:p>
          </table:table-cell>
          <table:table-cell office:value-type="float" office:value="0.0000000000000486727" calcext:value-type="float">
            <text:p>4.87E-14</text:p>
          </table:table-cell>
          <table:table-cell office:value-type="float" office:value="0.000000000000014541" calcext:value-type="float">
            <text:p>1.45E-14</text:p>
          </table:table-cell>
          <table:table-cell table:formula="of:=SUM([.J129:.K129])" office:value-type="float" office:value="0.000000000052229" calcext:value-type="float">
            <text:p>5.22E-11</text:p>
          </table:table-cell>
          <table:table-cell table:formula="of:=SUM([.L129:.R129])" office:value-type="float" office:value="0.000000000017718001" calcext:value-type="float">
            <text:p>1.77E-11</text:p>
          </table:table-cell>
          <table:table-cell table:formula="of:=SUM([.S129:.AF129])" office:value-type="float" office:value="0.0000000000010289008" calcext:value-type="float">
            <text:p>1.03E-1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10.345" calcext:value-type="float">
            <text:p>310.345</text:p>
          </table:table-cell>
          <table:table-cell office:value-type="float" office:value="322.759" calcext:value-type="float">
            <text:p>322.75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16.552" calcext:value-type="float">
            <text:p>316.552</text:p>
          </table:table-cell>
          <table:table-cell office:value-type="float" office:value="0.0000000000184902" calcext:value-type="float">
            <text:p>1.85E-11</text:p>
          </table:table-cell>
          <table:table-cell office:value-type="float" office:value="0.00000000000755844" calcext:value-type="float">
            <text:p>7.56E-12</text:p>
          </table:table-cell>
          <table:table-cell office:value-type="float" office:value="0.00000000000387035" calcext:value-type="float">
            <text:p>3.87E-12</text:p>
          </table:table-cell>
          <table:table-cell office:value-type="float" office:value="0.00000000000206031" calcext:value-type="float">
            <text:p>2.06E-12</text:p>
          </table:table-cell>
          <table:table-cell office:value-type="float" office:value="0.00000000000155829" calcext:value-type="float">
            <text:p>1.56E-12</text:p>
          </table:table-cell>
          <table:table-cell office:value-type="float" office:value="0.00000000000144908" calcext:value-type="float">
            <text:p>1.45E-12</text:p>
          </table:table-cell>
          <table:table-cell office:value-type="float" office:value="0.00000000000126021" calcext:value-type="float">
            <text:p>1.26E-12</text:p>
          </table:table-cell>
          <table:table-cell office:value-type="float" office:value="0.000000000000557421" calcext:value-type="float">
            <text:p>5.57E-13</text:p>
          </table:table-cell>
          <table:table-cell office:value-type="float" office:value="0.000000000000798758" calcext:value-type="float">
            <text:p>7.99E-13</text:p>
          </table:table-cell>
          <table:table-cell office:value-type="float" office:value="0.000000000000114936" calcext:value-type="float">
            <text:p>1.15E-13</text:p>
          </table:table-cell>
          <table:table-cell office:value-type="float" office:value="0.000000000000183173" calcext:value-type="float">
            <text:p>1.83E-13</text:p>
          </table:table-cell>
          <table:table-cell office:value-type="float" office:value="0.000000000000104815" calcext:value-type="float">
            <text:p>1.05E-13</text:p>
          </table:table-cell>
          <table:table-cell office:value-type="float" office:value="0.0000000000000642555" calcext:value-type="float">
            <text:p>6.43E-14</text:p>
          </table:table-cell>
          <table:table-cell office:value-type="float" office:value="0.0000000000000323553" calcext:value-type="float">
            <text:p>3.24E-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83183" calcext:value-type="float">
            <text:p>3.83E-14</text:p>
          </table:table-cell>
          <table:table-cell office:value-type="float" office:value="0.0000000000000544377" calcext:value-type="float">
            <text:p>5.44E-14</text:p>
          </table:table-cell>
          <table:table-cell office:value-type="float" office:value="0.00000000000011731" calcext:value-type="float">
            <text:p>1.17E-13</text:p>
          </table:table-cell>
          <table:table-cell office:value-type="float" office:value="0.000000000000263991" calcext:value-type="float">
            <text:p>2.64E-13</text:p>
          </table:table-cell>
          <table:table-cell office:value-type="float" office:value="0.000000000000348667" calcext:value-type="float">
            <text:p>3.49E-13</text:p>
          </table:table-cell>
          <table:table-cell office:value-type="float" office:value="0.0000000000000975829" calcext:value-type="float">
            <text:p>9.76E-14</text:p>
          </table:table-cell>
          <table:table-cell office:value-type="float" office:value="0.0000000000000158608" calcext:value-type="float">
            <text:p>1.59E-14</text:p>
          </table:table-cell>
          <table:table-cell table:formula="of:=SUM([.J130:.K130])" office:value-type="float" office:value="0.00000000002604864" calcext:value-type="float">
            <text:p>2.60E-11</text:p>
          </table:table-cell>
          <table:table-cell table:formula="of:=SUM([.L130:.R130])" office:value-type="float" office:value="0.000000000011554419" calcext:value-type="float">
            <text:p>1.16E-11</text:p>
          </table:table-cell>
          <table:table-cell table:formula="of:=SUM([.S130:.AF130])" office:value-type="float" office:value="0.0000000000014357025" calcext:value-type="float">
            <text:p>1.44E-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22.759" calcext:value-type="float">
            <text:p>322.759</text:p>
          </table:table-cell>
          <table:table-cell office:value-type="float" office:value="335.172" calcext:value-type="float">
            <text:p>335.17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28.966" calcext:value-type="float">
            <text:p>328.966</text:p>
          </table:table-cell>
          <table:table-cell office:value-type="float" office:value="0.0000000000184705" calcext:value-type="float">
            <text:p>1.85E-11</text:p>
          </table:table-cell>
          <table:table-cell office:value-type="float" office:value="0.00000000000754928" calcext:value-type="float">
            <text:p>7.55E-12</text:p>
          </table:table-cell>
          <table:table-cell office:value-type="float" office:value="0.00000000000386548" calcext:value-type="float">
            <text:p>3.87E-12</text:p>
          </table:table-cell>
          <table:table-cell office:value-type="float" office:value="0.00000000000208917" calcext:value-type="float">
            <text:p>2.09E-12</text:p>
          </table:table-cell>
          <table:table-cell office:value-type="float" office:value="0.00000000000155696" calcext:value-type="float">
            <text:p>1.56E-12</text:p>
          </table:table-cell>
          <table:table-cell office:value-type="float" office:value="0.00000000000101641" calcext:value-type="float">
            <text:p>1.02E-12</text:p>
          </table:table-cell>
          <table:table-cell office:value-type="float" office:value="0.00000000000068632" calcext:value-type="float">
            <text:p>6.86E-13</text:p>
          </table:table-cell>
          <table:table-cell office:value-type="float" office:value="0.000000000000292055" calcext:value-type="float">
            <text:p>2.92E-13</text:p>
          </table:table-cell>
          <table:table-cell office:value-type="float" office:value="0.00000000000044365" calcext:value-type="float">
            <text:p>4.44E-13</text:p>
          </table:table-cell>
          <table:table-cell office:value-type="float" office:value="0.000000000000249991" calcext:value-type="float">
            <text:p>2.50E-13</text:p>
          </table:table-cell>
          <table:table-cell office:value-type="float" office:value="0.000000000000297247" calcext:value-type="float">
            <text:p>2.97E-13</text:p>
          </table:table-cell>
          <table:table-cell office:value-type="float" office:value="0.000000000000123565" calcext:value-type="float">
            <text:p>1.24E-13</text:p>
          </table:table-cell>
          <table:table-cell office:value-type="float" office:value="0.000000000000144472" calcext:value-type="float">
            <text:p>1.44E-13</text:p>
          </table:table-cell>
          <table:table-cell office:value-type="float" office:value="0.0000000000000562485" calcext:value-type="float">
            <text:p>5.62E-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298024" calcext:value-type="float">
            <text:p>2.98E-14</text:p>
          </table:table-cell>
          <table:table-cell office:value-type="float" office:value="0.0000000000000410815" calcext:value-type="float">
            <text:p>4.11E-14</text:p>
          </table:table-cell>
          <table:table-cell office:value-type="float" office:value="0.0000000000000919373" calcext:value-type="float">
            <text:p>9.19E-14</text:p>
          </table:table-cell>
          <table:table-cell office:value-type="float" office:value="0.000000000000213193" calcext:value-type="float">
            <text:p>2.13E-13</text:p>
          </table:table-cell>
          <table:table-cell office:value-type="float" office:value="0.000000000000131654" calcext:value-type="float">
            <text:p>1.32E-13</text:p>
          </table:table-cell>
          <table:table-cell office:value-type="float" office:value="0.000000000000173918" calcext:value-type="float">
            <text:p>1.74E-13</text:p>
          </table:table-cell>
          <table:table-cell office:value-type="float" office:value="0.0000000000000647809" calcext:value-type="float">
            <text:p>6.48E-14</text:p>
          </table:table-cell>
          <table:table-cell office:value-type="float" office:value="0.0000000000000355401" calcext:value-type="float">
            <text:p>3.55E-14</text:p>
          </table:table-cell>
          <table:table-cell table:formula="of:=SUM([.J131:.K131])" office:value-type="float" office:value="0.00000000002601978" calcext:value-type="float">
            <text:p>2.60E-11</text:p>
          </table:table-cell>
          <table:table-cell table:formula="of:=SUM([.L131:.R131])" office:value-type="float" office:value="0.000000000009950045" calcext:value-type="float">
            <text:p>9.95E-12</text:p>
          </table:table-cell>
          <table:table-cell table:formula="of:=SUM([.S131:.AF131])" office:value-type="float" office:value="0.0000000000016534307" calcext:value-type="float">
            <text:p>1.65E-1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5.172" calcext:value-type="float">
            <text:p>335.172</text:p>
          </table:table-cell>
          <table:table-cell office:value-type="float" office:value="347.586" calcext:value-type="float">
            <text:p>347.58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41.379" calcext:value-type="float">
            <text:p>341.379</text:p>
          </table:table-cell>
          <table:table-cell office:value-type="float" office:value="0.0000000000184659" calcext:value-type="float">
            <text:p>1.85E-11</text:p>
          </table:table-cell>
          <table:table-cell office:value-type="float" office:value="0.0000000000075464" calcext:value-type="float">
            <text:p>7.55E-12</text:p>
          </table:table-cell>
          <table:table-cell office:value-type="float" office:value="0.00000000000386388" calcext:value-type="float">
            <text:p>3.86E-12</text:p>
          </table:table-cell>
          <table:table-cell office:value-type="float" office:value="0.00000000000209667" calcext:value-type="float">
            <text:p>2.10E-12</text:p>
          </table:table-cell>
          <table:table-cell office:value-type="float" office:value="0.00000000000160369" calcext:value-type="float">
            <text:p>1.60E-12</text:p>
          </table:table-cell>
          <table:table-cell office:value-type="float" office:value="0.00000000000101655" calcext:value-type="float">
            <text:p>1.02E-12</text:p>
          </table:table-cell>
          <table:table-cell office:value-type="float" office:value="0.000000000000686436" calcext:value-type="float">
            <text:p>6.86E-13</text:p>
          </table:table-cell>
          <table:table-cell office:value-type="float" office:value="0.000000000000315265" calcext:value-type="float">
            <text:p>3.15E-13</text:p>
          </table:table-cell>
          <table:table-cell office:value-type="float" office:value="0.000000000000464229" calcext:value-type="float">
            <text:p>4.64E-13</text:p>
          </table:table-cell>
          <table:table-cell office:value-type="float" office:value="0.000000000000136157" calcext:value-type="float">
            <text:p>1.36E-13</text:p>
          </table:table-cell>
          <table:table-cell office:value-type="float" office:value="0.000000000000367828" calcext:value-type="float">
            <text:p>3.68E-13</text:p>
          </table:table-cell>
          <table:table-cell office:value-type="float" office:value="0.000000000000281052" calcext:value-type="float">
            <text:p>2.81E-13</text:p>
          </table:table-cell>
          <table:table-cell office:value-type="float" office:value="0.0000000000000933484" calcext:value-type="float">
            <text:p>9.33E-14</text:p>
          </table:table-cell>
          <table:table-cell office:value-type="float" office:value="0.000000000000171853" calcext:value-type="float">
            <text:p>1.72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724426" calcext:value-type="float">
            <text:p>7.24E-14</text:p>
          </table:table-cell>
          <table:table-cell office:value-type="float" office:value="0.0000000000000962639" calcext:value-type="float">
            <text:p>9.63E-14</text:p>
          </table:table-cell>
          <table:table-cell office:value-type="float" office:value="0.000000000000102876" calcext:value-type="float">
            <text:p>1.03E-13</text:p>
          </table:table-cell>
          <table:table-cell office:value-type="float" office:value="0.000000000000128066" calcext:value-type="float">
            <text:p>1.28E-13</text:p>
          </table:table-cell>
          <table:table-cell office:value-type="float" office:value="0.000000000000131332" calcext:value-type="float">
            <text:p>1.31E-13</text:p>
          </table:table-cell>
          <table:table-cell office:value-type="float" office:value="0.000000000000173558" calcext:value-type="float">
            <text:p>1.74E-13</text:p>
          </table:table-cell>
          <table:table-cell office:value-type="float" office:value="0.0000000000000559194" calcext:value-type="float">
            <text:p>5.59E-14</text:p>
          </table:table-cell>
          <table:table-cell office:value-type="float" office:value="0.0000000000000213132" calcext:value-type="float">
            <text:p>2.13E-14</text:p>
          </table:table-cell>
          <table:table-cell table:formula="of:=SUM([.J132:.K132])" office:value-type="float" office:value="0.0000000000260123" calcext:value-type="float">
            <text:p>2.60E-11</text:p>
          </table:table-cell>
          <table:table-cell table:formula="of:=SUM([.L132:.R132])" office:value-type="float" office:value="0.00000000001004672" calcext:value-type="float">
            <text:p>1.00E-11</text:p>
          </table:table-cell>
          <table:table-cell table:formula="of:=SUM([.S132:.AF132])" office:value-type="float" office:value="0.0000000000018320095" calcext:value-type="float">
            <text:p>1.83E-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7.586" calcext:value-type="float">
            <text:p>347.586</text:p>
          </table:table-cell>
          <table:table-cell office:value-type="float" office:value="360" calcext:value-type="float">
            <text:p>360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53.793" calcext:value-type="float">
            <text:p>353.793</text:p>
          </table:table-cell>
          <table:table-cell office:value-type="float" office:value="0.0000000000184878" calcext:value-type="float">
            <text:p>1.85E-11</text:p>
          </table:table-cell>
          <table:table-cell office:value-type="float" office:value="0.00000000000755604" calcext:value-type="float">
            <text:p>7.56E-12</text:p>
          </table:table-cell>
          <table:table-cell office:value-type="float" office:value="0.00000000000386892" calcext:value-type="float">
            <text:p>3.87E-12</text:p>
          </table:table-cell>
          <table:table-cell office:value-type="float" office:value="0.00000000000209942" calcext:value-type="float">
            <text:p>2.10E-12</text:p>
          </table:table-cell>
          <table:table-cell office:value-type="float" office:value="0.00000000000162805" calcext:value-type="float">
            <text:p>1.63E-12</text:p>
          </table:table-cell>
          <table:table-cell office:value-type="float" office:value="0.0000000000010629" calcext:value-type="float">
            <text:p>1.06E-12</text:p>
          </table:table-cell>
          <table:table-cell office:value-type="float" office:value="0.000000000000717744" calcext:value-type="float">
            <text:p>7.18E-13</text:p>
          </table:table-cell>
          <table:table-cell office:value-type="float" office:value="0.000000000000317499" calcext:value-type="float">
            <text:p>3.17E-13</text:p>
          </table:table-cell>
          <table:table-cell office:value-type="float" office:value="0.00000000000048517" calcext:value-type="float">
            <text:p>4.85E-13</text:p>
          </table:table-cell>
          <table:table-cell office:value-type="float" office:value="0.000000000000148891" calcext:value-type="float">
            <text:p>1.49E-13</text:p>
          </table:table-cell>
          <table:table-cell office:value-type="float" office:value="0.00000000000027148" calcext:value-type="float">
            <text:p>2.71E-13</text:p>
          </table:table-cell>
          <table:table-cell office:value-type="float" office:value="0.000000000000174594" calcext:value-type="float">
            <text:p>1.75E-13</text:p>
          </table:table-cell>
          <table:table-cell office:value-type="float" office:value="0.000000000000218255" calcext:value-type="float">
            <text:p>2.18E-13</text:p>
          </table:table-cell>
          <table:table-cell office:value-type="float" office:value="0.000000000000245486" calcext:value-type="float">
            <text:p>2.45E-13</text:p>
          </table:table-cell>
          <table:table-cell office:value-type="float" office:value="0.000000000000257144" calcext:value-type="float">
            <text:p>2.57E-13</text:p>
          </table:table-cell>
          <table:table-cell office:value-type="float" office:value="0.000000000000225212" calcext:value-type="float">
            <text:p>2.25E-13</text:p>
          </table:table-cell>
          <table:table-cell office:value-type="float" office:value="0.000000000000130111" calcext:value-type="float">
            <text:p>1.30E-13</text:p>
          </table:table-cell>
          <table:table-cell office:value-type="float" office:value="0.000000000000129882" calcext:value-type="float">
            <text:p>1.30E-13</text:p>
          </table:table-cell>
          <table:table-cell office:value-type="float" office:value="0.000000000000140006" calcext:value-type="float">
            <text:p>1.40E-13</text:p>
          </table:table-cell>
          <table:table-cell office:value-type="float" office:value="0.000000000000137791" calcext:value-type="float">
            <text:p>1.38E-13</text:p>
          </table:table-cell>
          <table:table-cell office:value-type="float" office:value="0.000000000000182162" calcext:value-type="float">
            <text:p>1.82E-13</text:p>
          </table:table-cell>
          <table:table-cell office:value-type="float" office:value="0.0000000000000593698" calcext:value-type="float">
            <text:p>5.94E-14</text:p>
          </table:table-cell>
          <table:table-cell office:value-type="float" office:value="0.0000000000000237354" calcext:value-type="float">
            <text:p>2.37E-14</text:p>
          </table:table-cell>
          <table:table-cell table:formula="of:=SUM([.J133:.K133])" office:value-type="float" office:value="0.00000000002604384" calcext:value-type="float">
            <text:p>2.60E-11</text:p>
          </table:table-cell>
          <table:table-cell table:formula="of:=SUM([.L133:.R133])" office:value-type="float" office:value="0.000000000010179703" calcext:value-type="float">
            <text:p>1.02E-11</text:p>
          </table:table-cell>
          <table:table-cell table:formula="of:=SUM([.S133:.AF133])" office:value-type="float" office:value="0.0000000000023441192" calcext:value-type="float">
            <text:p>2.34E-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7.2" calcext:value-type="float">
            <text:p>7.2</text:p>
          </table:table-cell>
          <table:table-cell office:value-type="float" office:value="0.000000000643813" calcext:value-type="float">
            <text:p>6.44E-10</text:p>
          </table:table-cell>
          <table:table-cell office:value-type="float" office:value="0.000000000262873" calcext:value-type="float">
            <text:p>2.63E-10</text:p>
          </table:table-cell>
          <table:table-cell office:value-type="float" office:value="0.000000000136599" calcext:value-type="float">
            <text:p>1.37E-10</text:p>
          </table:table-cell>
          <table:table-cell office:value-type="float" office:value="0.0000000000704343" calcext:value-type="float">
            <text:p>7.04E-11</text:p>
          </table:table-cell>
          <table:table-cell office:value-type="float" office:value="0.0000000000541577" calcext:value-type="float">
            <text:p>5.42E-11</text:p>
          </table:table-cell>
          <table:table-cell office:value-type="float" office:value="0.0000000000341757" calcext:value-type="float">
            <text:p>3.42E-11</text:p>
          </table:table-cell>
          <table:table-cell office:value-type="float" office:value="0.000000000022999" calcext:value-type="float">
            <text:p>2.30E-11</text:p>
          </table:table-cell>
          <table:table-cell office:value-type="float" office:value="0.0000000000146198" calcext:value-type="float">
            <text:p>1.46E-11</text:p>
          </table:table-cell>
          <table:table-cell office:value-type="float" office:value="0.0000000000165604" calcext:value-type="float">
            <text:p>1.66E-11</text:p>
          </table:table-cell>
          <table:table-cell office:value-type="float" office:value="0.0000000000106923" calcext:value-type="float">
            <text:p>1.07E-11</text:p>
          </table:table-cell>
          <table:table-cell office:value-type="float" office:value="0.00000000000791856" calcext:value-type="float">
            <text:p>7.92E-12</text:p>
          </table:table-cell>
          <table:table-cell office:value-type="float" office:value="0.00000000000920132" calcext:value-type="float">
            <text:p>9.20E-12</text:p>
          </table:table-cell>
          <table:table-cell office:value-type="float" office:value="0.00000000000822824" calcext:value-type="float">
            <text:p>8.23E-12</text:p>
          </table:table-cell>
          <table:table-cell office:value-type="float" office:value="0.00000000000633139" calcext:value-type="float">
            <text:p>6.33E-12</text:p>
          </table:table-cell>
          <table:table-cell office:value-type="float" office:value="0.00000000000653863" calcext:value-type="float">
            <text:p>6.54E-12</text:p>
          </table:table-cell>
          <table:table-cell office:value-type="float" office:value="0.00000000000817777" calcext:value-type="float">
            <text:p>8.18E-12</text:p>
          </table:table-cell>
          <table:table-cell office:value-type="float" office:value="0.000000000000951118" calcext:value-type="float">
            <text:p>9.51E-13</text:p>
          </table:table-cell>
          <table:table-cell office:value-type="float" office:value="0.00000000000570237" calcext:value-type="float">
            <text:p>5.70E-12</text:p>
          </table:table-cell>
          <table:table-cell office:value-type="float" office:value="0.00000000000380723" calcext:value-type="float">
            <text:p>3.81E-12</text:p>
          </table:table-cell>
          <table:table-cell office:value-type="float" office:value="0.00000000000164774" calcext:value-type="float">
            <text:p>1.65E-12</text:p>
          </table:table-cell>
          <table:table-cell office:value-type="float" office:value="0.00000000000312625" calcext:value-type="float">
            <text:p>3.13E-12</text:p>
          </table:table-cell>
          <table:table-cell office:value-type="float" office:value="0.00000000000245475" calcext:value-type="float">
            <text:p>2.45E-12</text:p>
          </table:table-cell>
          <table:table-cell office:value-type="float" office:value="0.00000000000255747" calcext:value-type="float">
            <text:p>2.56E-12</text:p>
          </table:table-cell>
          <table:table-cell table:formula="of:=SUM([.J134:.K134])" office:value-type="float" office:value="0.000000000906686" calcext:value-type="float">
            <text:p>9.07E-10</text:p>
          </table:table-cell>
          <table:table-cell table:formula="of:=SUM([.L134:.R134])" office:value-type="float" office:value="0.0000000003495459" calcext:value-type="float">
            <text:p>3.50E-10</text:p>
          </table:table-cell>
          <table:table-cell table:formula="of:=SUM([.S134:.AF134])" office:value-type="float" office:value="0.000000000077335138" calcext:value-type="float">
            <text:p>7.73E-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.4" calcext:value-type="float">
            <text:p>14.4</text:p>
          </table:table-cell>
          <table:table-cell office:value-type="float" office:value="28.8" calcext:value-type="float">
            <text:p>28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1.6" calcext:value-type="float">
            <text:p>21.6</text:p>
          </table:table-cell>
          <table:table-cell office:value-type="float" office:value="0.000000000322565" calcext:value-type="float">
            <text:p>3.23E-10</text:p>
          </table:table-cell>
          <table:table-cell office:value-type="float" office:value="0.000000000131692" calcext:value-type="float">
            <text:p>1.32E-10</text:p>
          </table:table-cell>
          <table:table-cell office:value-type="float" office:value="0.0000000000684312" calcext:value-type="float">
            <text:p>6.84E-11</text:p>
          </table:table-cell>
          <table:table-cell office:value-type="float" office:value="0.0000000000352843" calcext:value-type="float">
            <text:p>3.53E-11</text:p>
          </table:table-cell>
          <table:table-cell office:value-type="float" office:value="0.0000000000266807" calcext:value-type="float">
            <text:p>2.67E-11</text:p>
          </table:table-cell>
          <table:table-cell office:value-type="float" office:value="0.0000000000163329" calcext:value-type="float">
            <text:p>1.63E-11</text:p>
          </table:table-cell>
          <table:table-cell office:value-type="float" office:value="0.0000000000109914" calcext:value-type="float">
            <text:p>1.10E-11</text:p>
          </table:table-cell>
          <table:table-cell office:value-type="float" office:value="0.00000000000710564" calcext:value-type="float">
            <text:p>7.11E-12</text:p>
          </table:table-cell>
          <table:table-cell office:value-type="float" office:value="0.0000000000151984" calcext:value-type="float">
            <text:p>1.52E-11</text:p>
          </table:table-cell>
          <table:table-cell office:value-type="float" office:value="0.00000000000919231" calcext:value-type="float">
            <text:p>9.19E-12</text:p>
          </table:table-cell>
          <table:table-cell office:value-type="float" office:value="0.00000000000671273" calcext:value-type="float">
            <text:p>6.71E-12</text:p>
          </table:table-cell>
          <table:table-cell office:value-type="float" office:value="0.00000000000578026" calcext:value-type="float">
            <text:p>5.78E-12</text:p>
          </table:table-cell>
          <table:table-cell office:value-type="float" office:value="0.00000000000276347" calcext:value-type="float">
            <text:p>2.76E-12</text:p>
          </table:table-cell>
          <table:table-cell office:value-type="float" office:value="0.00000000000336869" calcext:value-type="float">
            <text:p>3.37E-12</text:p>
          </table:table-cell>
          <table:table-cell office:value-type="float" office:value="0.00000000000269351" calcext:value-type="float">
            <text:p>2.69E-12</text:p>
          </table:table-cell>
          <table:table-cell office:value-type="float" office:value="0.000000000000962243" calcext:value-type="float">
            <text:p>9.62E-13</text:p>
          </table:table-cell>
          <table:table-cell office:value-type="float" office:value="0.000000000000224094" calcext:value-type="float">
            <text:p>2.24E-13</text:p>
          </table:table-cell>
          <table:table-cell office:value-type="float" office:value="0.0000000000016927" calcext:value-type="float">
            <text:p>1.69E-12</text:p>
          </table:table-cell>
          <table:table-cell office:value-type="float" office:value="0.00000000000177224" calcext:value-type="float">
            <text:p>1.77E-12</text:p>
          </table:table-cell>
          <table:table-cell office:value-type="float" office:value="0.00000000000140971" calcext:value-type="float">
            <text:p>1.41E-12</text:p>
          </table:table-cell>
          <table:table-cell office:value-type="float" office:value="0.00000000000267355" calcext:value-type="float">
            <text:p>2.67E-12</text:p>
          </table:table-cell>
          <table:table-cell office:value-type="float" office:value="0.00000000000164348" calcext:value-type="float">
            <text:p>1.64E-12</text:p>
          </table:table-cell>
          <table:table-cell office:value-type="float" office:value="0.00000000000122033" calcext:value-type="float">
            <text:p>1.22E-12</text:p>
          </table:table-cell>
          <table:table-cell table:formula="of:=SUM([.J135:.K135])" office:value-type="float" office:value="0.000000000454257" calcext:value-type="float">
            <text:p>4.54E-10</text:p>
          </table:table-cell>
          <table:table-cell table:formula="of:=SUM([.L135:.R135])" office:value-type="float" office:value="0.00000000018002454" calcext:value-type="float">
            <text:p>1.80E-10</text:p>
          </table:table-cell>
          <table:table-cell table:formula="of:=SUM([.S135:.AF135])" office:value-type="float" office:value="0.000000000042109317" calcext:value-type="float">
            <text:p>4.21E-1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.8" calcext:value-type="float">
            <text:p>28.8</text:p>
          </table:table-cell>
          <table:table-cell office:value-type="float" office:value="43.2" calcext:value-type="float">
            <text:p>43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6" calcext:value-type="float">
            <text:p>36</text:p>
          </table:table-cell>
          <table:table-cell office:value-type="float" office:value="0.000000000645819" calcext:value-type="float">
            <text:p>6.46E-10</text:p>
          </table:table-cell>
          <table:table-cell office:value-type="float" office:value="0.00000000026372" calcext:value-type="float">
            <text:p>2.64E-10</text:p>
          </table:table-cell>
          <table:table-cell office:value-type="float" office:value="0.000000000137044" calcext:value-type="float">
            <text:p>1.37E-10</text:p>
          </table:table-cell>
          <table:table-cell office:value-type="float" office:value="0.0000000000695685" calcext:value-type="float">
            <text:p>6.96E-11</text:p>
          </table:table-cell>
          <table:table-cell office:value-type="float" office:value="0.0000000000519407" calcext:value-type="float">
            <text:p>5.19E-11</text:p>
          </table:table-cell>
          <table:table-cell office:value-type="float" office:value="0.0000000000327749" calcext:value-type="float">
            <text:p>3.28E-11</text:p>
          </table:table-cell>
          <table:table-cell office:value-type="float" office:value="0.0000000000210618" calcext:value-type="float">
            <text:p>2.11E-11</text:p>
          </table:table-cell>
          <table:table-cell office:value-type="float" office:value="0.000000000013162" calcext:value-type="float">
            <text:p>1.32E-11</text:p>
          </table:table-cell>
          <table:table-cell office:value-type="float" office:value="0.0000000000067549" calcext:value-type="float">
            <text:p>6.75E-12</text:p>
          </table:table-cell>
          <table:table-cell office:value-type="float" office:value="0.00000000000436188" calcext:value-type="float">
            <text:p>4.36E-12</text:p>
          </table:table-cell>
          <table:table-cell office:value-type="float" office:value="0.00000000000317694" calcext:value-type="float">
            <text:p>3.18E-12</text:p>
          </table:table-cell>
          <table:table-cell office:value-type="float" office:value="0.00000000000538053" calcext:value-type="float">
            <text:p>5.38E-12</text:p>
          </table:table-cell>
          <table:table-cell office:value-type="float" office:value="0.00000000000300796" calcext:value-type="float">
            <text:p>3.01E-12</text:p>
          </table:table-cell>
          <table:table-cell office:value-type="float" office:value="0.00000000000120836" calcext:value-type="float">
            <text:p>1.21E-12</text:p>
          </table:table-cell>
          <table:table-cell office:value-type="float" office:value="0.00000000000084491" calcext:value-type="float">
            <text:p>8.45E-13</text:p>
          </table:table-cell>
          <table:table-cell office:value-type="float" office:value="0.000000000000395241" calcext:value-type="float">
            <text:p>3.95E-13</text:p>
          </table:table-cell>
          <table:table-cell office:value-type="float" office:value="0.000000000000091707" calcext:value-type="float">
            <text:p>9.17E-14</text:p>
          </table:table-cell>
          <table:table-cell office:value-type="float" office:value="0.000000000000985033" calcext:value-type="float">
            <text:p>9.85E-13</text:p>
          </table:table-cell>
          <table:table-cell office:value-type="float" office:value="0.00000000000145816" calcext:value-type="float">
            <text:p>1.46E-12</text:p>
          </table:table-cell>
          <table:table-cell office:value-type="float" office:value="0.000000000000619897" calcext:value-type="float">
            <text:p>6.20E-13</text:p>
          </table:table-cell>
          <table:table-cell office:value-type="float" office:value="0.00000000000117555" calcext:value-type="float">
            <text:p>1.18E-12</text:p>
          </table:table-cell>
          <table:table-cell office:value-type="float" office:value="0.00000000000161996" calcext:value-type="float">
            <text:p>1.62E-12</text:p>
          </table:table-cell>
          <table:table-cell office:value-type="float" office:value="0.00000000000244344" calcext:value-type="float">
            <text:p>2.44E-12</text:p>
          </table:table-cell>
          <table:table-cell table:formula="of:=SUM([.J136:.K136])" office:value-type="float" office:value="0.000000000909539" calcext:value-type="float">
            <text:p>9.10E-10</text:p>
          </table:table-cell>
          <table:table-cell table:formula="of:=SUM([.L136:.R136])" office:value-type="float" office:value="0.0000000003323068" calcext:value-type="float">
            <text:p>3.32E-10</text:p>
          </table:table-cell>
          <table:table-cell table:formula="of:=SUM([.S136:.AF136])" office:value-type="float" office:value="0.000000000026769568" calcext:value-type="float">
            <text:p>2.68E-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3.2" calcext:value-type="float">
            <text:p>43.2</text:p>
          </table:table-cell>
          <table:table-cell office:value-type="float" office:value="57.6" calcext:value-type="float">
            <text:p>57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50.4" calcext:value-type="float">
            <text:p>50.4</text:p>
          </table:table-cell>
          <table:table-cell office:value-type="float" office:value="0.000000000323122" calcext:value-type="float">
            <text:p>3.23E-10</text:p>
          </table:table-cell>
          <table:table-cell office:value-type="float" office:value="0.000000000131945" calcext:value-type="float">
            <text:p>1.32E-10</text:p>
          </table:table-cell>
          <table:table-cell office:value-type="float" office:value="0.0000000000685627" calcext:value-type="float">
            <text:p>6.86E-11</text:p>
          </table:table-cell>
          <table:table-cell office:value-type="float" office:value="0.0000000000339217" calcext:value-type="float">
            <text:p>3.39E-11</text:p>
          </table:table-cell>
          <table:table-cell office:value-type="float" office:value="0.0000000000260285" calcext:value-type="float">
            <text:p>2.60E-11</text:p>
          </table:table-cell>
          <table:table-cell office:value-type="float" office:value="0.0000000000156904" calcext:value-type="float">
            <text:p>1.57E-11</text:p>
          </table:table-cell>
          <table:table-cell office:value-type="float" office:value="0.0000000000100677" calcext:value-type="float">
            <text:p>1.01E-11</text:p>
          </table:table-cell>
          <table:table-cell office:value-type="float" office:value="0.00000000000610829" calcext:value-type="float">
            <text:p>6.11E-12</text:p>
          </table:table-cell>
          <table:table-cell office:value-type="float" office:value="0.00000000000654593" calcext:value-type="float">
            <text:p>6.55E-12</text:p>
          </table:table-cell>
          <table:table-cell office:value-type="float" office:value="0.0000000000068984" calcext:value-type="float">
            <text:p>6.90E-12</text:p>
          </table:table-cell>
          <table:table-cell office:value-type="float" office:value="0.00000000000491572" calcext:value-type="float">
            <text:p>4.92E-12</text:p>
          </table:table-cell>
          <table:table-cell office:value-type="float" office:value="0.00000000000235996" calcext:value-type="float">
            <text:p>2.36E-12</text:p>
          </table:table-cell>
          <table:table-cell office:value-type="float" office:value="0.00000000000155365" calcext:value-type="float">
            <text:p>1.55E-12</text:p>
          </table:table-cell>
          <table:table-cell office:value-type="float" office:value="0.00000000000112587" calcext:value-type="float">
            <text:p>1.13E-12</text:p>
          </table:table-cell>
          <table:table-cell office:value-type="float" office:value="0.0000000000007818" calcext:value-type="float">
            <text:p>7.82E-13</text:p>
          </table:table-cell>
          <table:table-cell office:value-type="float" office:value="0.000000000000362813" calcext:value-type="float">
            <text:p>3.63E-13</text:p>
          </table:table-cell>
          <table:table-cell office:value-type="float" office:value="0.0000000000000771414" calcext:value-type="float">
            <text:p>7.71E-14</text:p>
          </table:table-cell>
          <table:table-cell office:value-type="float" office:value="0.000000000000600549" calcext:value-type="float">
            <text:p>6.01E-13</text:p>
          </table:table-cell>
          <table:table-cell office:value-type="float" office:value="0.000000000000654366" calcext:value-type="float">
            <text:p>6.54E-13</text:p>
          </table:table-cell>
          <table:table-cell office:value-type="float" office:value="0.00000000000109154" calcext:value-type="float">
            <text:p>1.09E-12</text:p>
          </table:table-cell>
          <table:table-cell office:value-type="float" office:value="0.00000000000207004" calcext:value-type="float">
            <text:p>2.07E-12</text:p>
          </table:table-cell>
          <table:table-cell office:value-type="float" office:value="0.00000000000140365" calcext:value-type="float">
            <text:p>1.40E-12</text:p>
          </table:table-cell>
          <table:table-cell office:value-type="float" office:value="0.00000000000122375" calcext:value-type="float">
            <text:p>1.22E-12</text:p>
          </table:table-cell>
          <table:table-cell table:formula="of:=SUM([.J137:.K137])" office:value-type="float" office:value="0.000000000455067" calcext:value-type="float">
            <text:p>4.55E-10</text:p>
          </table:table-cell>
          <table:table-cell table:formula="of:=SUM([.L137:.R137])" office:value-type="float" office:value="0.00000000016692522" calcext:value-type="float">
            <text:p>1.67E-10</text:p>
          </table:table-cell>
          <table:table-cell table:formula="of:=SUM([.S137:.AF137])" office:value-type="float" office:value="0.0000000000251192494" calcext:value-type="float">
            <text:p>2.51E-1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7.6" calcext:value-type="float">
            <text:p>57.6</text:p>
          </table:table-cell>
          <table:table-cell office:value-type="float" office:value="72" calcext:value-type="float">
            <text:p>7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64.8" calcext:value-type="float">
            <text:p>64.8</text:p>
          </table:table-cell>
          <table:table-cell office:value-type="float" office:value="0.000000000646425" calcext:value-type="float">
            <text:p>6.46E-10</text:p>
          </table:table-cell>
          <table:table-cell office:value-type="float" office:value="0.000000000263992" calcext:value-type="float">
            <text:p>2.64E-10</text:p>
          </table:table-cell>
          <table:table-cell office:value-type="float" office:value="0.000000000135262" calcext:value-type="float">
            <text:p>1.35E-10</text:p>
          </table:table-cell>
          <table:table-cell office:value-type="float" office:value="0.000000000067815" calcext:value-type="float">
            <text:p>6.78E-11</text:p>
          </table:table-cell>
          <table:table-cell office:value-type="float" office:value="0.0000000000521453" calcext:value-type="float">
            <text:p>5.21E-11</text:p>
          </table:table-cell>
          <table:table-cell office:value-type="float" office:value="0.0000000000307268" calcext:value-type="float">
            <text:p>3.07E-11</text:p>
          </table:table-cell>
          <table:table-cell office:value-type="float" office:value="0.000000000019882" calcext:value-type="float">
            <text:p>1.99E-11</text:p>
          </table:table-cell>
          <table:table-cell office:value-type="float" office:value="0.0000000000120876" calcext:value-type="float">
            <text:p>1.21E-11</text:p>
          </table:table-cell>
          <table:table-cell office:value-type="float" office:value="0.0000000000127956" calcext:value-type="float">
            <text:p>1.28E-11</text:p>
          </table:table-cell>
          <table:table-cell office:value-type="float" office:value="0.00000000000461345" calcext:value-type="float">
            <text:p>4.61E-12</text:p>
          </table:table-cell>
          <table:table-cell office:value-type="float" office:value="0.00000000000247906" calcext:value-type="float">
            <text:p>2.48E-12</text:p>
          </table:table-cell>
          <table:table-cell office:value-type="float" office:value="0.00000000000236734" calcext:value-type="float">
            <text:p>2.37E-12</text:p>
          </table:table-cell>
          <table:table-cell office:value-type="float" office:value="0.0000000000015237" calcext:value-type="float">
            <text:p>1.52E-12</text:p>
          </table:table-cell>
          <table:table-cell office:value-type="float" office:value="0.00000000000104896" calcext:value-type="float">
            <text:p>1.05E-12</text:p>
          </table:table-cell>
          <table:table-cell office:value-type="float" office:value="0.000000000000409705" calcext:value-type="float">
            <text:p>4.10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241823" calcext:value-type="float">
            <text:p>2.42E-13</text:p>
          </table:table-cell>
          <table:table-cell office:value-type="float" office:value="0.000000000000607099" calcext:value-type="float">
            <text:p>6.07E-13</text:p>
          </table:table-cell>
          <table:table-cell office:value-type="float" office:value="0.000000000000482968" calcext:value-type="float">
            <text:p>4.83E-13</text:p>
          </table:table-cell>
          <table:table-cell office:value-type="float" office:value="0.000000000000916057" calcext:value-type="float">
            <text:p>9.16E-13</text:p>
          </table:table-cell>
          <table:table-cell office:value-type="float" office:value="0.00000000000142268" calcext:value-type="float">
            <text:p>1.42E-12</text:p>
          </table:table-cell>
          <table:table-cell office:value-type="float" office:value="0.00000000000224075" calcext:value-type="float">
            <text:p>2.24E-12</text:p>
          </table:table-cell>
          <table:table-cell table:formula="of:=SUM([.J138:.K138])" office:value-type="float" office:value="0.000000000910417" calcext:value-type="float">
            <text:p>9.10E-10</text:p>
          </table:table-cell>
          <table:table-cell table:formula="of:=SUM([.L138:.R138])" office:value-type="float" office:value="0.0000000003307143" calcext:value-type="float">
            <text:p>3.31E-10</text:p>
          </table:table-cell>
          <table:table-cell table:formula="of:=SUM([.S138:.AF138])" office:value-type="float" office:value="0.000000000018353592" calcext:value-type="float">
            <text:p>1.84E-1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86.4" calcext:value-type="float">
            <text:p>86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79.2" calcext:value-type="float">
            <text:p>79.2</text:p>
          </table:table-cell>
          <table:table-cell office:value-type="float" office:value="0.000000000323183" calcext:value-type="float">
            <text:p>3.23E-10</text:p>
          </table:table-cell>
          <table:table-cell office:value-type="float" office:value="0.000000000131996" calcext:value-type="float">
            <text:p>1.32E-10</text:p>
          </table:table-cell>
          <table:table-cell office:value-type="float" office:value="0.0000000000672456" calcext:value-type="float">
            <text:p>6.72E-11</text:p>
          </table:table-cell>
          <table:table-cell office:value-type="float" office:value="0.0000000000339409" calcext:value-type="float">
            <text:p>3.39E-11</text:p>
          </table:table-cell>
          <table:table-cell office:value-type="float" office:value="0.000000000026098" calcext:value-type="float">
            <text:p>2.61E-11</text:p>
          </table:table-cell>
          <table:table-cell office:value-type="float" office:value="0.0000000000150269" calcext:value-type="float">
            <text:p>1.50E-11</text:p>
          </table:table-cell>
          <table:table-cell office:value-type="float" office:value="0.00000000000980585" calcext:value-type="float">
            <text:p>9.81E-12</text:p>
          </table:table-cell>
          <table:table-cell office:value-type="float" office:value="0.00000000000597393" calcext:value-type="float">
            <text:p>5.97E-12</text:p>
          </table:table-cell>
          <table:table-cell office:value-type="float" office:value="0.00000000000603701" calcext:value-type="float">
            <text:p>6.04E-12</text:p>
          </table:table-cell>
          <table:table-cell office:value-type="float" office:value="0.00000000000369552" calcext:value-type="float">
            <text:p>3.70E-12</text:p>
          </table:table-cell>
          <table:table-cell office:value-type="float" office:value="0.00000000000246831" calcext:value-type="float">
            <text:p>2.47E-12</text:p>
          </table:table-cell>
          <table:table-cell office:value-type="float" office:value="0.000000000002201" calcext:value-type="float">
            <text:p>2.20E-12</text:p>
          </table:table-cell>
          <table:table-cell office:value-type="float" office:value="0.00000000000145265" calcext:value-type="float">
            <text:p>1.45E-12</text:p>
          </table:table-cell>
          <table:table-cell office:value-type="float" office:value="0.000000000000776488" calcext:value-type="float">
            <text:p>7.76E-1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.000000000000483023" calcext:value-type="float">
            <text:p>4.83E-13</text:p>
          </table:table-cell>
          <table:table-cell office:value-type="float" office:value="0.000000000000916322" calcext:value-type="float">
            <text:p>9.16E-13</text:p>
          </table:table-cell>
          <table:table-cell office:value-type="float" office:value="0.000000000000895529" calcext:value-type="float">
            <text:p>8.96E-13</text:p>
          </table:table-cell>
          <table:table-cell office:value-type="float" office:value="0.00000000000112208" calcext:value-type="float">
            <text:p>1.12E-12</text:p>
          </table:table-cell>
          <table:table-cell table:formula="of:=SUM([.J139:.K139])" office:value-type="float" office:value="0.000000000455179" calcext:value-type="float">
            <text:p>4.55E-10</text:p>
          </table:table-cell>
          <table:table-cell table:formula="of:=SUM([.L139:.R139])" office:value-type="float" office:value="0.00000000016412819" calcext:value-type="float">
            <text:p>1.64E-10</text:p>
          </table:table-cell>
          <table:table-cell table:formula="of:=SUM([.S139:.AF139])" office:value-type="float" office:value="0.000000000014010922" calcext:value-type="float">
            <text:p>1.40E-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6.4" calcext:value-type="float">
            <text:p>86.4</text:p>
          </table:table-cell>
          <table:table-cell office:value-type="float" office:value="100.8" calcext:value-type="float">
            <text:p>100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93.6" calcext:value-type="float">
            <text:p>93.6</text:p>
          </table:table-cell>
          <table:table-cell office:value-type="float" office:value="0.000000000645861" calcext:value-type="float">
            <text:p>6.46E-10</text:p>
          </table:table-cell>
          <table:table-cell office:value-type="float" office:value="0.000000000263787" calcext:value-type="float">
            <text:p>2.64E-10</text:p>
          </table:table-cell>
          <table:table-cell office:value-type="float" office:value="0.000000000134426" calcext:value-type="float">
            <text:p>1.34E-10</text:p>
          </table:table-cell>
          <table:table-cell office:value-type="float" office:value="0.000000000067871" calcext:value-type="float">
            <text:p>6.79E-11</text:p>
          </table:table-cell>
          <table:table-cell office:value-type="float" office:value="0.0000000000521877" calcext:value-type="float">
            <text:p>5.22E-11</text:p>
          </table:table-cell>
          <table:table-cell office:value-type="float" office:value="0.0000000000300679" calcext:value-type="float">
            <text:p>3.01E-11</text:p>
          </table:table-cell>
          <table:table-cell office:value-type="float" office:value="0.0000000000196244" calcext:value-type="float">
            <text:p>1.96E-11</text:p>
          </table:table-cell>
          <table:table-cell office:value-type="float" office:value="0.0000000000119594" calcext:value-type="float">
            <text:p>1.20E-11</text:p>
          </table:table-cell>
          <table:table-cell office:value-type="float" office:value="0.00000000000981285" calcext:value-type="float">
            <text:p>9.81E-12</text:p>
          </table:table-cell>
          <table:table-cell office:value-type="float" office:value="0.00000000000345414" calcext:value-type="float">
            <text:p>3.45E-12</text:p>
          </table:table-cell>
          <table:table-cell office:value-type="float" office:value="0.00000000000229841" calcext:value-type="float">
            <text:p>2.30E-12</text:p>
          </table:table-cell>
          <table:table-cell office:value-type="float" office:value="0.00000000000220536" calcext:value-type="float">
            <text:p>2.21E-12</text:p>
          </table:table-cell>
          <table:table-cell office:value-type="float" office:value="0.00000000000142166" calcext:value-type="float">
            <text:p>1.42E-12</text:p>
          </table:table-cell>
          <table:table-cell office:value-type="float" office:value="0.000000000000974585" calcext:value-type="float">
            <text:p>9.75E-13</text:p>
          </table:table-cell>
          <table:table-cell office:value-type="float" office:value="0.000000000000689999" calcext:value-type="float">
            <text:p>6.90E-13</text:p>
          </table:table-cell>
          <table:table-cell office:value-type="float" office:value="0.000000000000539289" calcext:value-type="float">
            <text:p>5.39E-13</text:p>
          </table:table-cell>
          <table:table-cell office:value-type="float" office:value="0.0000000000000771147" calcext:value-type="float">
            <text:p>7.71E-14</text:p>
          </table:table-cell>
          <table:table-cell office:value-type="float" office:value="0.000000000000581366" calcext:value-type="float">
            <text:p>5.81E-13</text:p>
          </table:table-cell>
          <table:table-cell office:value-type="float" office:value="0.000000000000606693" calcext:value-type="float">
            <text:p>6.07E-13</text:p>
          </table:table-cell>
          <table:table-cell office:value-type="float" office:value="0.000000000000482656" calcext:value-type="float">
            <text:p>4.83E-13</text:p>
          </table:table-cell>
          <table:table-cell office:value-type="float" office:value="0.000000000000915792" calcext:value-type="float">
            <text:p>9.16E-13</text:p>
          </table:table-cell>
          <table:table-cell office:value-type="float" office:value="0.00000000000142491" calcext:value-type="float">
            <text:p>1.42E-12</text:p>
          </table:table-cell>
          <table:table-cell office:value-type="float" office:value="0.00000000000224508" calcext:value-type="float">
            <text:p>2.25E-12</text:p>
          </table:table-cell>
          <table:table-cell table:formula="of:=SUM([.J140:.K140])" office:value-type="float" office:value="0.000000000909648" calcext:value-type="float">
            <text:p>9.10E-10</text:p>
          </table:table-cell>
          <table:table-cell table:formula="of:=SUM([.L140:.R140])" office:value-type="float" office:value="0.00000000032594925" calcext:value-type="float">
            <text:p>3.26E-10</text:p>
          </table:table-cell>
          <table:table-cell table:formula="of:=SUM([.S140:.AF140])" office:value-type="float" office:value="0.0000000000179170547" calcext:value-type="float">
            <text:p>1.79E-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.8" calcext:value-type="float">
            <text:p>100.8</text:p>
          </table:table-cell>
          <table:table-cell office:value-type="float" office:value="115.2" calcext:value-type="float">
            <text:p>115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000322517" calcext:value-type="float">
            <text:p>3.23E-10</text:p>
          </table:table-cell>
          <table:table-cell office:value-type="float" office:value="0.000000000131717" calcext:value-type="float">
            <text:p>1.32E-10</text:p>
          </table:table-cell>
          <table:table-cell office:value-type="float" office:value="0.0000000000671353" calcext:value-type="float">
            <text:p>6.71E-11</text:p>
          </table:table-cell>
          <table:table-cell office:value-type="float" office:value="0.0000000000339028" calcext:value-type="float">
            <text:p>3.39E-11</text:p>
          </table:table-cell>
          <table:table-cell office:value-type="float" office:value="0.0000000000260689" calcext:value-type="float">
            <text:p>2.61E-11</text:p>
          </table:table-cell>
          <table:table-cell office:value-type="float" office:value="0.0000000000150269" calcext:value-type="float">
            <text:p>1.50E-11</text:p>
          </table:table-cell>
          <table:table-cell office:value-type="float" office:value="0.00000000000980912" calcext:value-type="float">
            <text:p>9.81E-12</text:p>
          </table:table-cell>
          <table:table-cell office:value-type="float" office:value="0.00000000000597931" calcext:value-type="float">
            <text:p>5.98E-12</text:p>
          </table:table-cell>
          <table:table-cell office:value-type="float" office:value="0.00000000000853595" calcext:value-type="float">
            <text:p>8.54E-12</text:p>
          </table:table-cell>
          <table:table-cell office:value-type="float" office:value="0.00000000000747916" calcext:value-type="float">
            <text:p>7.48E-12</text:p>
          </table:table-cell>
          <table:table-cell office:value-type="float" office:value="0.00000000000496831" calcext:value-type="float">
            <text:p>4.97E-12</text:p>
          </table:table-cell>
          <table:table-cell office:value-type="float" office:value="0.00000000000398396" calcext:value-type="float">
            <text:p>3.98E-12</text:p>
          </table:table-cell>
          <table:table-cell office:value-type="float" office:value="0.00000000000145759" calcext:value-type="float">
            <text:p>1.46E-12</text:p>
          </table:table-cell>
          <table:table-cell office:value-type="float" office:value="0.00000000000105445" calcext:value-type="float">
            <text:p>1.05E-12</text:p>
          </table:table-cell>
          <table:table-cell office:value-type="float" office:value="0.000000000000410984" calcext:value-type="float">
            <text:p>4.11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241161" calcext:value-type="float">
            <text:p>2.41E-13</text:p>
          </table:table-cell>
          <table:table-cell office:value-type="float" office:value="0.000000000000605861" calcext:value-type="float">
            <text:p>6.06E-13</text:p>
          </table:table-cell>
          <table:table-cell office:value-type="float" office:value="0.000000000000962869" calcext:value-type="float">
            <text:p>9.63E-13</text:p>
          </table:table-cell>
          <table:table-cell office:value-type="float" office:value="0.00000000000182747" calcext:value-type="float">
            <text:p>1.83E-12</text:p>
          </table:table-cell>
          <table:table-cell office:value-type="float" office:value="0.0000000000012601" calcext:value-type="float">
            <text:p>1.26E-12</text:p>
          </table:table-cell>
          <table:table-cell office:value-type="float" office:value="0.00000000000112188" calcext:value-type="float">
            <text:p>1.12E-12</text:p>
          </table:table-cell>
          <table:table-cell table:formula="of:=SUM([.J141:.K141])" office:value-type="float" office:value="0.000000000454234" calcext:value-type="float">
            <text:p>4.54E-10</text:p>
          </table:table-cell>
          <table:table-cell table:formula="of:=SUM([.L141:.R141])" office:value-type="float" office:value="0.00000000016645828" calcext:value-type="float">
            <text:p>1.66E-10</text:p>
          </table:table-cell>
          <table:table-cell table:formula="of:=SUM([.S141:.AF141])" office:value-type="float" office:value="0.000000000025373795" calcext:value-type="float">
            <text:p>2.54E-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5.2" calcext:value-type="float">
            <text:p>115.2</text:p>
          </table:table-cell>
          <table:table-cell office:value-type="float" office:value="129.6" calcext:value-type="float">
            <text:p>129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22.4" calcext:value-type="float">
            <text:p>122.4</text:p>
          </table:table-cell>
          <table:table-cell office:value-type="float" office:value="0.000000000322206" calcext:value-type="float">
            <text:p>3.22E-10</text:p>
          </table:table-cell>
          <table:table-cell office:value-type="float" office:value="0.000000000131582" calcext:value-type="float">
            <text:p>1.32E-10</text:p>
          </table:table-cell>
          <table:table-cell office:value-type="float" office:value="0.0000000000678535" calcext:value-type="float">
            <text:p>6.79E-11</text:p>
          </table:table-cell>
          <table:table-cell office:value-type="float" office:value="0.0000000000338712" calcext:value-type="float">
            <text:p>3.39E-11</text:p>
          </table:table-cell>
          <table:table-cell office:value-type="float" office:value="0.000000000026045" calcext:value-type="float">
            <text:p>2.60E-11</text:p>
          </table:table-cell>
          <table:table-cell office:value-type="float" office:value="0.0000000000157241" calcext:value-type="float">
            <text:p>1.57E-11</text:p>
          </table:table-cell>
          <table:table-cell office:value-type="float" office:value="0.0000000000101065" calcext:value-type="float">
            <text:p>1.01E-11</text:p>
          </table:table-cell>
          <table:table-cell office:value-type="float" office:value="0.00000000000614234" calcext:value-type="float">
            <text:p>6.14E-12</text:p>
          </table:table-cell>
          <table:table-cell office:value-type="float" office:value="0.0000000000065939" calcext:value-type="float">
            <text:p>6.59E-12</text:p>
          </table:table-cell>
          <table:table-cell office:value-type="float" office:value="0.00000000000377488" calcext:value-type="float">
            <text:p>3.77E-12</text:p>
          </table:table-cell>
          <table:table-cell office:value-type="float" office:value="0.00000000000249329" calcext:value-type="float">
            <text:p>2.49E-12</text:p>
          </table:table-cell>
          <table:table-cell office:value-type="float" office:value="0.00000000000298981" calcext:value-type="float">
            <text:p>2.99E-12</text:p>
          </table:table-cell>
          <table:table-cell office:value-type="float" office:value="0.00000000000259684" calcext:value-type="float">
            <text:p>2.60E-12</text:p>
          </table:table-cell>
          <table:table-cell office:value-type="float" office:value="0.00000000000107782" calcext:value-type="float">
            <text:p>1.08E-12</text:p>
          </table:table-cell>
          <table:table-cell office:value-type="float" office:value="0.000000000000785757" calcext:value-type="float">
            <text:p>7.86E-13</text:p>
          </table:table-cell>
          <table:table-cell office:value-type="float" office:value="0.000000000000363854" calcext:value-type="float">
            <text:p>3.64E-13</text:p>
          </table:table-cell>
          <table:table-cell office:value-type="float" office:value="0.0000000000000770383" calcext:value-type="float">
            <text:p>7.70E-14</text:p>
          </table:table-cell>
          <table:table-cell office:value-type="float" office:value="0.000000000000598886" calcext:value-type="float">
            <text:p>5.99E-13</text:p>
          </table:table-cell>
          <table:table-cell office:value-type="float" office:value="0.000000000000651744" calcext:value-type="float">
            <text:p>6.52E-13</text:p>
          </table:table-cell>
          <table:table-cell office:value-type="float" office:value="0.000000000000519304" calcext:value-type="float">
            <text:p>5.19E-13</text:p>
          </table:table-cell>
          <table:table-cell office:value-type="float" office:value="0.000000000000985856" calcext:value-type="float">
            <text:p>9.86E-13</text:p>
          </table:table-cell>
          <table:table-cell office:value-type="float" office:value="0.000000000000922874" calcext:value-type="float">
            <text:p>9.23E-13</text:p>
          </table:table-cell>
          <table:table-cell office:value-type="float" office:value="0.00000000000112078" calcext:value-type="float">
            <text:p>1.12E-12</text:p>
          </table:table-cell>
          <table:table-cell table:formula="of:=SUM([.J142:.K142])" office:value-type="float" office:value="0.000000000453788" calcext:value-type="float">
            <text:p>4.54E-10</text:p>
          </table:table-cell>
          <table:table-cell table:formula="of:=SUM([.L142:.R142])" office:value-type="float" office:value="0.00000000016633654" calcext:value-type="float">
            <text:p>1.66E-10</text:p>
          </table:table-cell>
          <table:table-cell table:formula="of:=SUM([.S142:.AF142])" office:value-type="float" office:value="0.0000000000189587333" calcext:value-type="float">
            <text:p>1.90E-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9.6" calcext:value-type="float">
            <text:p>129.6</text:p>
          </table:table-cell>
          <table:table-cell office:value-type="float" office:value="144" calcext:value-type="float">
            <text:p>14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36.8" calcext:value-type="float">
            <text:p>136.8</text:p>
          </table:table-cell>
          <table:table-cell office:value-type="float" office:value="0.000000000643533" calcext:value-type="float">
            <text:p>6.44E-10</text:p>
          </table:table-cell>
          <table:table-cell office:value-type="float" office:value="0.000000000262802" calcext:value-type="float">
            <text:p>2.63E-10</text:p>
          </table:table-cell>
          <table:table-cell office:value-type="float" office:value="0.000000000136564" calcext:value-type="float">
            <text:p>1.37E-10</text:p>
          </table:table-cell>
          <table:table-cell office:value-type="float" office:value="0.0000000000683358" calcext:value-type="float">
            <text:p>6.83E-11</text:p>
          </table:table-cell>
          <table:table-cell office:value-type="float" office:value="0.0000000000520126" calcext:value-type="float">
            <text:p>5.20E-11</text:p>
          </table:table-cell>
          <table:table-cell office:value-type="float" office:value="0.000000000032111" calcext:value-type="float">
            <text:p>3.21E-11</text:p>
          </table:table-cell>
          <table:table-cell office:value-type="float" office:value="0.0000000000201844" calcext:value-type="float">
            <text:p>2.02E-11</text:p>
          </table:table-cell>
          <table:table-cell office:value-type="float" office:value="0.0000000000126583" calcext:value-type="float">
            <text:p>1.27E-11</text:p>
          </table:table-cell>
          <table:table-cell office:value-type="float" office:value="0.0000000000133976" calcext:value-type="float">
            <text:p>1.34E-11</text:p>
          </table:table-cell>
          <table:table-cell office:value-type="float" office:value="0.00000000000842951" calcext:value-type="float">
            <text:p>8.43E-12</text:p>
          </table:table-cell>
          <table:table-cell office:value-type="float" office:value="0.00000000000271906" calcext:value-type="float">
            <text:p>2.72E-12</text:p>
          </table:table-cell>
          <table:table-cell office:value-type="float" office:value="0.0000000000025774" calcext:value-type="float">
            <text:p>2.58E-12</text:p>
          </table:table-cell>
          <table:table-cell office:value-type="float" office:value="0.0000000000016524" calcext:value-type="float">
            <text:p>1.65E-12</text:p>
          </table:table-cell>
          <table:table-cell office:value-type="float" office:value="0.00000000000115916" calcext:value-type="float">
            <text:p>1.16E-12</text:p>
          </table:table-cell>
          <table:table-cell office:value-type="float" office:value="0.00000000000047962" calcext:value-type="float">
            <text:p>4.80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27787" calcext:value-type="float">
            <text:p>2.78E-13</text:p>
          </table:table-cell>
          <table:table-cell office:value-type="float" office:value="0.000000000000698607" calcext:value-type="float">
            <text:p>6.99E-13</text:p>
          </table:table-cell>
          <table:table-cell office:value-type="float" office:value="0.000000000000565647" calcext:value-type="float">
            <text:p>5.66E-13</text:p>
          </table:table-cell>
          <table:table-cell office:value-type="float" office:value="0.00000000000107394" calcext:value-type="float">
            <text:p>1.07E-12</text:p>
          </table:table-cell>
          <table:table-cell office:value-type="float" office:value="0.00000000000158615" calcext:value-type="float">
            <text:p>1.59E-12</text:p>
          </table:table-cell>
          <table:table-cell office:value-type="float" office:value="0.0000000000024544" calcext:value-type="float">
            <text:p>2.45E-12</text:p>
          </table:table-cell>
          <table:table-cell table:formula="of:=SUM([.J143:.K143])" office:value-type="float" office:value="0.000000000906335" calcext:value-type="float">
            <text:p>9.06E-10</text:p>
          </table:table-cell>
          <table:table-cell table:formula="of:=SUM([.L143:.R143])" office:value-type="float" office:value="0.0000000003352637" calcext:value-type="float">
            <text:p>3.35E-10</text:p>
          </table:table-cell>
          <table:table-cell table:formula="of:=SUM([.S143:.AF143])" office:value-type="float" office:value="0.000000000023673764" calcext:value-type="float">
            <text:p>2.37E-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158.4" calcext:value-type="float">
            <text:p>158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51.2" calcext:value-type="float">
            <text:p>151.2</text:p>
          </table:table-cell>
          <table:table-cell office:value-type="float" office:value="0.000000000321436" calcext:value-type="float">
            <text:p>3.21E-10</text:p>
          </table:table-cell>
          <table:table-cell office:value-type="float" office:value="0.000000000131254" calcext:value-type="float">
            <text:p>1.31E-10</text:p>
          </table:table-cell>
          <table:table-cell office:value-type="float" office:value="0.0000000000682051" calcext:value-type="float">
            <text:p>6.82E-11</text:p>
          </table:table-cell>
          <table:table-cell office:value-type="float" office:value="0.0000000000349514" calcext:value-type="float">
            <text:p>3.50E-11</text:p>
          </table:table-cell>
          <table:table-cell office:value-type="float" office:value="0.0000000000259784" calcext:value-type="float">
            <text:p>2.60E-11</text:p>
          </table:table-cell>
          <table:table-cell office:value-type="float" office:value="0.000000000016392" calcext:value-type="float">
            <text:p>1.64E-11</text:p>
          </table:table-cell>
          <table:table-cell office:value-type="float" office:value="0.0000000000110309" calcext:value-type="float">
            <text:p>1.10E-11</text:p>
          </table:table-cell>
          <table:table-cell office:value-type="float" office:value="0.00000000000670031" calcext:value-type="float">
            <text:p>6.70E-12</text:p>
          </table:table-cell>
          <table:table-cell office:value-type="float" office:value="0.00000000000743603" calcext:value-type="float">
            <text:p>7.44E-12</text:p>
          </table:table-cell>
          <table:table-cell office:value-type="float" office:value="0.00000000000447964" calcext:value-type="float">
            <text:p>4.48E-12</text:p>
          </table:table-cell>
          <table:table-cell office:value-type="float" office:value="0.00000000000618897" calcext:value-type="float">
            <text:p>6.19E-12</text:p>
          </table:table-cell>
          <table:table-cell office:value-type="float" office:value="0.00000000000599883" calcext:value-type="float">
            <text:p>6.00E-12</text:p>
          </table:table-cell>
          <table:table-cell office:value-type="float" office:value="0.00000000000401004" calcext:value-type="float">
            <text:p>4.01E-12</text:p>
          </table:table-cell>
          <table:table-cell office:value-type="float" office:value="0.00000000000229789" calcext:value-type="float">
            <text:p>2.30E-12</text:p>
          </table:table-cell>
          <table:table-cell office:value-type="float" office:value="0.00000000000132642" calcext:value-type="float">
            <text:p>1.33E-12</text:p>
          </table:table-cell>
          <table:table-cell office:value-type="float" office:value="0.00000000000086589" calcext:value-type="float">
            <text:p>8.66E-13</text:p>
          </table:table-cell>
          <table:table-cell office:value-type="float" office:value="0.000000000000198423" calcext:value-type="float">
            <text:p>1.98E-13</text:p>
          </table:table-cell>
          <table:table-cell office:value-type="float" office:value="0.00000000000149338" calcext:value-type="float">
            <text:p>1.49E-12</text:p>
          </table:table-cell>
          <table:table-cell office:value-type="float" office:value="0.00000000000155497" calcext:value-type="float">
            <text:p>1.55E-12</text:p>
          </table:table-cell>
          <table:table-cell office:value-type="float" office:value="0.00000000000128677" calcext:value-type="float">
            <text:p>1.29E-12</text:p>
          </table:table-cell>
          <table:table-cell office:value-type="float" office:value="0.00000000000244319" calcext:value-type="float">
            <text:p>2.44E-12</text:p>
          </table:table-cell>
          <table:table-cell office:value-type="float" office:value="0.00000000000155466" calcext:value-type="float">
            <text:p>1.55E-12</text:p>
          </table:table-cell>
          <table:table-cell office:value-type="float" office:value="0.00000000000122479" calcext:value-type="float">
            <text:p>1.22E-12</text:p>
          </table:table-cell>
          <table:table-cell table:formula="of:=SUM([.J144:.K144])" office:value-type="float" office:value="0.00000000045269" calcext:value-type="float">
            <text:p>4.53E-10</text:p>
          </table:table-cell>
          <table:table-cell table:formula="of:=SUM([.L144:.R144])" office:value-type="float" office:value="0.00000000017069414" calcext:value-type="float">
            <text:p>1.71E-10</text:p>
          </table:table-cell>
          <table:table-cell table:formula="of:=SUM([.S144:.AF144])" office:value-type="float" office:value="0.000000000034923863" calcext:value-type="float">
            <text:p>3.49E-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8.4" calcext:value-type="float">
            <text:p>158.4</text:p>
          </table:table-cell>
          <table:table-cell office:value-type="float" office:value="172.8" calcext:value-type="float">
            <text:p>172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65.6" calcext:value-type="float">
            <text:p>165.6</text:p>
          </table:table-cell>
          <table:table-cell office:value-type="float" office:value="0.000000000643269" calcext:value-type="float">
            <text:p>6.43E-10</text:p>
          </table:table-cell>
          <table:table-cell office:value-type="float" office:value="0.000000000262647" calcext:value-type="float">
            <text:p>2.63E-10</text:p>
          </table:table-cell>
          <table:table-cell office:value-type="float" office:value="0.00000000013648" calcext:value-type="float">
            <text:p>1.36E-10</text:p>
          </table:table-cell>
          <table:table-cell office:value-type="float" office:value="0.0000000000703747" calcext:value-type="float">
            <text:p>7.04E-11</text:p>
          </table:table-cell>
          <table:table-cell office:value-type="float" office:value="0.0000000000537288" calcext:value-type="float">
            <text:p>5.37E-11</text:p>
          </table:table-cell>
          <table:table-cell office:value-type="float" office:value="0.0000000000334734" calcext:value-type="float">
            <text:p>3.35E-11</text:p>
          </table:table-cell>
          <table:table-cell office:value-type="float" office:value="0.0000000000225265" calcext:value-type="float">
            <text:p>2.25E-11</text:p>
          </table:table-cell>
          <table:table-cell office:value-type="float" office:value="0.0000000000143569" calcext:value-type="float">
            <text:p>1.44E-11</text:p>
          </table:table-cell>
          <table:table-cell office:value-type="float" office:value="0.000000000016002" calcext:value-type="float">
            <text:p>1.60E-11</text:p>
          </table:table-cell>
          <table:table-cell office:value-type="float" office:value="0.0000000000100575" calcext:value-type="float">
            <text:p>1.01E-11</text:p>
          </table:table-cell>
          <table:table-cell office:value-type="float" office:value="0.00000000000744963" calcext:value-type="float">
            <text:p>7.45E-12</text:p>
          </table:table-cell>
          <table:table-cell office:value-type="float" office:value="0.00000000000662112" calcext:value-type="float">
            <text:p>6.62E-12</text:p>
          </table:table-cell>
          <table:table-cell office:value-type="float" office:value="0.00000000000312548" calcext:value-type="float">
            <text:p>3.13E-12</text:p>
          </table:table-cell>
          <table:table-cell office:value-type="float" office:value="0.0000000000039009" calcext:value-type="float">
            <text:p>3.90E-12</text:p>
          </table:table-cell>
          <table:table-cell office:value-type="float" office:value="0.00000000000372934" calcext:value-type="float">
            <text:p>3.73E-12</text:p>
          </table:table-cell>
          <table:table-cell office:value-type="float" office:value="0.00000000000199042" calcext:value-type="float">
            <text:p>1.99E-12</text:p>
          </table:table-cell>
          <table:table-cell office:value-type="float" office:value="0.000000000000401864" calcext:value-type="float">
            <text:p>4.02E-13</text:p>
          </table:table-cell>
          <table:table-cell office:value-type="float" office:value="0.00000000000260164" calcext:value-type="float">
            <text:p>2.60E-12</text:p>
          </table:table-cell>
          <table:table-cell office:value-type="float" office:value="0.00000000000208046" calcext:value-type="float">
            <text:p>2.08E-12</text:p>
          </table:table-cell>
          <table:table-cell office:value-type="float" office:value="0.00000000000153491" calcext:value-type="float">
            <text:p>1.53E-12</text:p>
          </table:table-cell>
          <table:table-cell office:value-type="float" office:value="0.00000000000291387" calcext:value-type="float">
            <text:p>2.91E-12</text:p>
          </table:table-cell>
          <table:table-cell office:value-type="float" office:value="0.0000000000023478" calcext:value-type="float">
            <text:p>2.35E-12</text:p>
          </table:table-cell>
          <table:table-cell office:value-type="float" office:value="0.0000000000025078" calcext:value-type="float">
            <text:p>2.51E-12</text:p>
          </table:table-cell>
          <table:table-cell table:formula="of:=SUM([.J145:.K145])" office:value-type="float" office:value="0.000000000905916" calcext:value-type="float">
            <text:p>9.06E-10</text:p>
          </table:table-cell>
          <table:table-cell table:formula="of:=SUM([.L145:.R145])" office:value-type="float" office:value="0.0000000003469423" calcext:value-type="float">
            <text:p>3.47E-10</text:p>
          </table:table-cell>
          <table:table-cell table:formula="of:=SUM([.S145:.AF145])" office:value-type="float" office:value="0.000000000051262734" calcext:value-type="float">
            <text:p>5.13E-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72.8" calcext:value-type="float">
            <text:p>172.8</text:p>
          </table:table-cell>
          <table:table-cell office:value-type="float" office:value="187.2" calcext:value-type="float">
            <text:p>187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322653" calcext:value-type="float">
            <text:p>3.23E-10</text:p>
          </table:table-cell>
          <table:table-cell office:value-type="float" office:value="0.000000000131751" calcext:value-type="float">
            <text:p>1.32E-10</text:p>
          </table:table-cell>
          <table:table-cell office:value-type="float" office:value="0.000000000068464" calcext:value-type="float">
            <text:p>6.85E-11</text:p>
          </table:table-cell>
          <table:table-cell office:value-type="float" office:value="0.0000000000353022" calcext:value-type="float">
            <text:p>3.53E-11</text:p>
          </table:table-cell>
          <table:table-cell office:value-type="float" office:value="0.0000000000271443" calcext:value-type="float">
            <text:p>2.71E-11</text:p>
          </table:table-cell>
          <table:table-cell office:value-type="float" office:value="0.000000000017129" calcext:value-type="float">
            <text:p>1.71E-11</text:p>
          </table:table-cell>
          <table:table-cell office:value-type="float" office:value="0.0000000000115273" calcext:value-type="float">
            <text:p>1.15E-11</text:p>
          </table:table-cell>
          <table:table-cell office:value-type="float" office:value="0.00000000000745165" calcext:value-type="float">
            <text:p>7.45E-12</text:p>
          </table:table-cell>
          <table:table-cell office:value-type="float" office:value="0.00000000000850174" calcext:value-type="float">
            <text:p>8.50E-12</text:p>
          </table:table-cell>
          <table:table-cell office:value-type="float" office:value="0.0000000000054888" calcext:value-type="float">
            <text:p>5.49E-12</text:p>
          </table:table-cell>
          <table:table-cell office:value-type="float" office:value="0.00000000000406517" calcext:value-type="float">
            <text:p>4.07E-12</text:p>
          </table:table-cell>
          <table:table-cell office:value-type="float" office:value="0.00000000000644747" calcext:value-type="float">
            <text:p>6.45E-12</text:p>
          </table:table-cell>
          <table:table-cell office:value-type="float" office:value="0.00000000000866136" calcext:value-type="float">
            <text:p>8.66E-12</text:p>
          </table:table-cell>
          <table:table-cell office:value-type="float" office:value="0.0000000000065908" calcext:value-type="float">
            <text:p>6.59E-12</text:p>
          </table:table-cell>
          <table:table-cell office:value-type="float" office:value="0.00000000000720628" calcext:value-type="float">
            <text:p>7.21E-12</text:p>
          </table:table-cell>
          <table:table-cell office:value-type="float" office:value="0.0000000000116195" calcext:value-type="float">
            <text:p>1.16E-11</text:p>
          </table:table-cell>
          <table:table-cell office:value-type="float" office:value="0.00000000000106665" calcext:value-type="float">
            <text:p>1.07E-12</text:p>
          </table:table-cell>
          <table:table-cell office:value-type="float" office:value="0.00000000000626036" calcext:value-type="float">
            <text:p>6.26E-12</text:p>
          </table:table-cell>
          <table:table-cell office:value-type="float" office:value="0.00000000000391705" calcext:value-type="float">
            <text:p>3.92E-12</text:p>
          </table:table-cell>
          <table:table-cell office:value-type="float" office:value="0.000000000000846197" calcext:value-type="float">
            <text:p>8.46E-13</text:p>
          </table:table-cell>
          <table:table-cell office:value-type="float" office:value="0.00000000000160575" calcext:value-type="float">
            <text:p>1.61E-12</text:p>
          </table:table-cell>
          <table:table-cell office:value-type="float" office:value="0.0000000000012472" calcext:value-type="float">
            <text:p>1.25E-12</text:p>
          </table:table-cell>
          <table:table-cell office:value-type="float" office:value="0.00000000000128321" calcext:value-type="float">
            <text:p>1.28E-12</text:p>
          </table:table-cell>
          <table:table-cell table:formula="of:=SUM([.J146:.K146])" office:value-type="float" office:value="0.000000000454404" calcext:value-type="float">
            <text:p>4.54E-10</text:p>
          </table:table-cell>
          <table:table-cell table:formula="of:=SUM([.L146:.R146])" office:value-type="float" office:value="0.00000000017552019" calcext:value-type="float">
            <text:p>1.76E-10</text:p>
          </table:table-cell>
          <table:table-cell table:formula="of:=SUM([.S146:.AF146])" office:value-type="float" office:value="0.000000000066305797" calcext:value-type="float">
            <text:p>6.63E-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201.6" calcext:value-type="float">
            <text:p>201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94.4" calcext:value-type="float">
            <text:p>194.4</text:p>
          </table:table-cell>
          <table:table-cell office:value-type="float" office:value="0.000000000647176" calcext:value-type="float">
            <text:p>6.47E-10</text:p>
          </table:table-cell>
          <table:table-cell office:value-type="float" office:value="0.00000000026425" calcext:value-type="float">
            <text:p>2.64E-10</text:p>
          </table:table-cell>
          <table:table-cell office:value-type="float" office:value="0.000000000137315" calcext:value-type="float">
            <text:p>1.37E-10</text:p>
          </table:table-cell>
          <table:table-cell office:value-type="float" office:value="0.0000000000708018" calcext:value-type="float">
            <text:p>7.08E-11</text:p>
          </table:table-cell>
          <table:table-cell office:value-type="float" office:value="0.0000000000539317" calcext:value-type="float">
            <text:p>5.39E-11</text:p>
          </table:table-cell>
          <table:table-cell office:value-type="float" office:value="0.0000000000334649" calcext:value-type="float">
            <text:p>3.35E-11</text:p>
          </table:table-cell>
          <table:table-cell office:value-type="float" office:value="0.0000000000225203" calcext:value-type="float">
            <text:p>2.25E-11</text:p>
          </table:table-cell>
          <table:table-cell office:value-type="float" office:value="0.0000000000142789" calcext:value-type="float">
            <text:p>1.43E-11</text:p>
          </table:table-cell>
          <table:table-cell office:value-type="float" office:value="0.0000000000158657" calcext:value-type="float">
            <text:p>1.59E-11</text:p>
          </table:table-cell>
          <table:table-cell office:value-type="float" office:value="0.00000000000996018" calcext:value-type="float">
            <text:p>9.96E-12</text:p>
          </table:table-cell>
          <table:table-cell office:value-type="float" office:value="0.00000000000737596" calcext:value-type="float">
            <text:p>7.38E-12</text:p>
          </table:table-cell>
          <table:table-cell office:value-type="float" office:value="0.00000000000655307" calcext:value-type="float">
            <text:p>6.55E-12</text:p>
          </table:table-cell>
          <table:table-cell office:value-type="float" office:value="0.00000000000308412" calcext:value-type="float">
            <text:p>3.08E-12</text:p>
          </table:table-cell>
          <table:table-cell office:value-type="float" office:value="0.00000000000384957" calcext:value-type="float">
            <text:p>3.85E-12</text:p>
          </table:table-cell>
          <table:table-cell office:value-type="float" office:value="0.00000000000368059" calcext:value-type="float">
            <text:p>3.68E-12</text:p>
          </table:table-cell>
          <table:table-cell office:value-type="float" office:value="0.0000000000019706" calcext:value-type="float">
            <text:p>1.97E-12</text:p>
          </table:table-cell>
          <table:table-cell office:value-type="float" office:value="0.000000000000408015" calcext:value-type="float">
            <text:p>4.08E-13</text:p>
          </table:table-cell>
          <table:table-cell office:value-type="float" office:value="0.00000000000263535" calcext:value-type="float">
            <text:p>2.64E-12</text:p>
          </table:table-cell>
          <table:table-cell office:value-type="float" office:value="0.00000000000210827" calcext:value-type="float">
            <text:p>2.11E-12</text:p>
          </table:table-cell>
          <table:table-cell office:value-type="float" office:value="0.00000000000155109" calcext:value-type="float">
            <text:p>1.55E-12</text:p>
          </table:table-cell>
          <table:table-cell office:value-type="float" office:value="0.00000000000294232" calcext:value-type="float">
            <text:p>2.94E-12</text:p>
          </table:table-cell>
          <table:table-cell office:value-type="float" office:value="0.00000000000235851" calcext:value-type="float">
            <text:p>2.36E-12</text:p>
          </table:table-cell>
          <table:table-cell office:value-type="float" office:value="0.00000000000250647" calcext:value-type="float">
            <text:p>2.51E-12</text:p>
          </table:table-cell>
          <table:table-cell table:formula="of:=SUM([.J147:.K147])" office:value-type="float" office:value="0.000000000911426" calcext:value-type="float">
            <text:p>9.11E-10</text:p>
          </table:table-cell>
          <table:table-cell table:formula="of:=SUM([.L147:.R147])" office:value-type="float" office:value="0.0000000003481783" calcext:value-type="float">
            <text:p>3.48E-10</text:p>
          </table:table-cell>
          <table:table-cell table:formula="of:=SUM([.S147:.AF147])" office:value-type="float" office:value="0.000000000050984115" calcext:value-type="float">
            <text:p>5.10E-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1.6" calcext:value-type="float">
            <text:p>201.6</text:p>
          </table:table-cell>
          <table:table-cell office:value-type="float" office:value="216" calcext:value-type="float">
            <text:p>21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08.8" calcext:value-type="float">
            <text:p>208.8</text:p>
          </table:table-cell>
          <table:table-cell office:value-type="float" office:value="0.000000000324017" calcext:value-type="float">
            <text:p>3.24E-10</text:p>
          </table:table-cell>
          <table:table-cell office:value-type="float" office:value="0.00000000013231" calcext:value-type="float">
            <text:p>1.32E-10</text:p>
          </table:table-cell>
          <table:table-cell office:value-type="float" office:value="0.0000000000687553" calcext:value-type="float">
            <text:p>6.88E-11</text:p>
          </table:table-cell>
          <table:table-cell office:value-type="float" office:value="0.0000000000351692" calcext:value-type="float">
            <text:p>3.52E-11</text:p>
          </table:table-cell>
          <table:table-cell office:value-type="float" office:value="0.0000000000258885" calcext:value-type="float">
            <text:p>2.59E-11</text:p>
          </table:table-cell>
          <table:table-cell office:value-type="float" office:value="0.0000000000163362" calcext:value-type="float">
            <text:p>1.63E-11</text:p>
          </table:table-cell>
          <table:table-cell office:value-type="float" office:value="0.0000000000109933" calcext:value-type="float">
            <text:p>1.10E-11</text:p>
          </table:table-cell>
          <table:table-cell office:value-type="float" office:value="0.00000000000665983" calcext:value-type="float">
            <text:p>6.66E-12</text:p>
          </table:table-cell>
          <table:table-cell office:value-type="float" office:value="0.00000000000738245" calcext:value-type="float">
            <text:p>7.38E-12</text:p>
          </table:table-cell>
          <table:table-cell office:value-type="float" office:value="0.00000000000444123" calcext:value-type="float">
            <text:p>4.44E-12</text:p>
          </table:table-cell>
          <table:table-cell office:value-type="float" office:value="0.00000000000613163" calcext:value-type="float">
            <text:p>6.13E-12</text:p>
          </table:table-cell>
          <table:table-cell office:value-type="float" office:value="0.00000000000592928" calcext:value-type="float">
            <text:p>5.93E-12</text:p>
          </table:table-cell>
          <table:table-cell office:value-type="float" office:value="0.00000000000396553" calcext:value-type="float">
            <text:p>3.97E-12</text:p>
          </table:table-cell>
          <table:table-cell office:value-type="float" office:value="0.00000000000227518" calcext:value-type="float">
            <text:p>2.28E-12</text:p>
          </table:table-cell>
          <table:table-cell office:value-type="float" office:value="0.00000000000131744" calcext:value-type="float">
            <text:p>1.32E-12</text:p>
          </table:table-cell>
          <table:table-cell office:value-type="float" office:value="0.000000000000861822" calcext:value-type="float">
            <text:p>8.62E-13</text:p>
          </table:table-cell>
          <table:table-cell office:value-type="float" office:value="0.000000000000199672" calcext:value-type="float">
            <text:p>2.00E-13</text:p>
          </table:table-cell>
          <table:table-cell office:value-type="float" office:value="0.00000000000150598" calcext:value-type="float">
            <text:p>1.51E-12</text:p>
          </table:table-cell>
          <table:table-cell office:value-type="float" office:value="0.00000000000157199" calcext:value-type="float">
            <text:p>1.57E-12</text:p>
          </table:table-cell>
          <table:table-cell office:value-type="float" office:value="0.00000000000129941" calcext:value-type="float">
            <text:p>1.30E-12</text:p>
          </table:table-cell>
          <table:table-cell office:value-type="float" office:value="0.00000000000246457" calcext:value-type="float">
            <text:p>2.46E-12</text:p>
          </table:table-cell>
          <table:table-cell office:value-type="float" office:value="0.00000000000156429" calcext:value-type="float">
            <text:p>1.56E-12</text:p>
          </table:table-cell>
          <table:table-cell office:value-type="float" office:value="0.00000000000122608" calcext:value-type="float">
            <text:p>1.23E-12</text:p>
          </table:table-cell>
          <table:table-cell table:formula="of:=SUM([.J148:.K148])" office:value-type="float" office:value="0.000000000456327" calcext:value-type="float">
            <text:p>4.56E-10</text:p>
          </table:table-cell>
          <table:table-cell table:formula="of:=SUM([.L148:.R148])" office:value-type="float" office:value="0.00000000017118478" calcext:value-type="float">
            <text:p>1.71E-10</text:p>
          </table:table-cell>
          <table:table-cell table:formula="of:=SUM([.S148:.AF148])" office:value-type="float" office:value="0.000000000034754104" calcext:value-type="float">
            <text:p>3.48E-1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230.4" calcext:value-type="float">
            <text:p>230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23.2" calcext:value-type="float">
            <text:p>223.2</text:p>
          </table:table-cell>
          <table:table-cell office:value-type="float" office:value="0.00000000064834" calcext:value-type="float">
            <text:p>6.48E-10</text:p>
          </table:table-cell>
          <table:table-cell office:value-type="float" office:value="0.000000000264768" calcext:value-type="float">
            <text:p>2.65E-10</text:p>
          </table:table-cell>
          <table:table-cell office:value-type="float" office:value="0.000000000137589" calcext:value-type="float">
            <text:p>1.38E-10</text:p>
          </table:table-cell>
          <table:table-cell office:value-type="float" office:value="0.0000000000683504" calcext:value-type="float">
            <text:p>6.84E-11</text:p>
          </table:table-cell>
          <table:table-cell office:value-type="float" office:value="0.0000000000518885" calcext:value-type="float">
            <text:p>5.19E-11</text:p>
          </table:table-cell>
          <table:table-cell office:value-type="float" office:value="0.0000000000320221" calcext:value-type="float">
            <text:p>3.20E-11</text:p>
          </table:table-cell>
          <table:table-cell office:value-type="float" office:value="0.0000000000200894" calcext:value-type="float">
            <text:p>2.01E-11</text:p>
          </table:table-cell>
          <table:table-cell office:value-type="float" office:value="0.0000000000125963" calcext:value-type="float">
            <text:p>1.26E-11</text:p>
          </table:table-cell>
          <table:table-cell office:value-type="float" office:value="0.0000000000133167" calcext:value-type="float">
            <text:p>1.33E-11</text:p>
          </table:table-cell>
          <table:table-cell office:value-type="float" office:value="0.00000000000837671" calcext:value-type="float">
            <text:p>8.38E-12</text:p>
          </table:table-cell>
          <table:table-cell office:value-type="float" office:value="0.00000000000269536" calcext:value-type="float">
            <text:p>2.70E-12</text:p>
          </table:table-cell>
          <table:table-cell office:value-type="float" office:value="0.00000000000255289" calcext:value-type="float">
            <text:p>2.55E-12</text:p>
          </table:table-cell>
          <table:table-cell office:value-type="float" office:value="0.00000000000163881" calcext:value-type="float">
            <text:p>1.64E-12</text:p>
          </table:table-cell>
          <table:table-cell office:value-type="float" office:value="0.00000000000115173" calcext:value-type="float">
            <text:p>1.15E-12</text:p>
          </table:table-cell>
          <table:table-cell office:value-type="float" office:value="0.000000000000476578" calcext:value-type="float">
            <text:p>4.77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280188" calcext:value-type="float">
            <text:p>2.80E-13</text:p>
          </table:table-cell>
          <table:table-cell office:value-type="float" office:value="0.000000000000703251" calcext:value-type="float">
            <text:p>7.03E-13</text:p>
          </table:table-cell>
          <table:table-cell office:value-type="float" office:value="0.000000000000570954" calcext:value-type="float">
            <text:p>5.71E-13</text:p>
          </table:table-cell>
          <table:table-cell office:value-type="float" office:value="0.00000000000108298" calcext:value-type="float">
            <text:p>1.08E-12</text:p>
          </table:table-cell>
          <table:table-cell office:value-type="float" office:value="0.00000000000159173" calcext:value-type="float">
            <text:p>1.59E-12</text:p>
          </table:table-cell>
          <table:table-cell office:value-type="float" office:value="0.00000000000245495" calcext:value-type="float">
            <text:p>2.45E-12</text:p>
          </table:table-cell>
          <table:table-cell table:formula="of:=SUM([.J149:.K149])" office:value-type="float" office:value="0.000000000913108" calcext:value-type="float">
            <text:p>9.13E-10</text:p>
          </table:table-cell>
          <table:table-cell table:formula="of:=SUM([.L149:.R149])" office:value-type="float" office:value="0.0000000003358524" calcext:value-type="float">
            <text:p>3.36E-10</text:p>
          </table:table-cell>
          <table:table-cell table:formula="of:=SUM([.S149:.AF149])" office:value-type="float" office:value="0.000000000023576131" calcext:value-type="float">
            <text:p>2.36E-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30.4" calcext:value-type="float">
            <text:p>230.4</text:p>
          </table:table-cell>
          <table:table-cell office:value-type="float" office:value="244.8" calcext:value-type="float">
            <text:p>244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37.6" calcext:value-type="float">
            <text:p>237.6</text:p>
          </table:table-cell>
          <table:table-cell office:value-type="float" office:value="0.000000000324162" calcext:value-type="float">
            <text:p>3.24E-10</text:p>
          </table:table-cell>
          <table:table-cell office:value-type="float" office:value="0.000000000132381" calcext:value-type="float">
            <text:p>1.32E-10</text:p>
          </table:table-cell>
          <table:table-cell office:value-type="float" office:value="0.0000000000681569" calcext:value-type="float">
            <text:p>6.82E-11</text:p>
          </table:table-cell>
          <table:table-cell office:value-type="float" office:value="0.0000000000337855" calcext:value-type="float">
            <text:p>3.38E-11</text:p>
          </table:table-cell>
          <table:table-cell office:value-type="float" office:value="0.0000000000259788" calcext:value-type="float">
            <text:p>2.60E-11</text:p>
          </table:table-cell>
          <table:table-cell office:value-type="float" office:value="0.0000000000156771" calcext:value-type="float">
            <text:p>1.57E-11</text:p>
          </table:table-cell>
          <table:table-cell office:value-type="float" office:value="0.0000000000100704" calcext:value-type="float">
            <text:p>1.01E-11</text:p>
          </table:table-cell>
          <table:table-cell office:value-type="float" office:value="0.00000000000612102" calcext:value-type="float">
            <text:p>6.12E-12</text:p>
          </table:table-cell>
          <table:table-cell office:value-type="float" office:value="0.00000000000656928" calcext:value-type="float">
            <text:p>6.57E-12</text:p>
          </table:table-cell>
          <table:table-cell office:value-type="float" office:value="0.00000000000375337" calcext:value-type="float">
            <text:p>3.75E-12</text:p>
          </table:table-cell>
          <table:table-cell office:value-type="float" office:value="0.00000000000247645" calcext:value-type="float">
            <text:p>2.48E-12</text:p>
          </table:table-cell>
          <table:table-cell office:value-type="float" office:value="0.00000000000297136" calcext:value-type="float">
            <text:p>2.97E-12</text:p>
          </table:table-cell>
          <table:table-cell office:value-type="float" office:value="0.00000000000258435" calcext:value-type="float">
            <text:p>2.58E-12</text:p>
          </table:table-cell>
          <table:table-cell office:value-type="float" office:value="0.00000000000107357" calcext:value-type="float">
            <text:p>1.07E-12</text:p>
          </table:table-cell>
          <table:table-cell office:value-type="float" office:value="0.000000000000783883" calcext:value-type="float">
            <text:p>7.84E-13</text:p>
          </table:table-cell>
          <table:table-cell office:value-type="float" office:value="0.000000000000363696" calcext:value-type="float">
            <text:p>3.64E-13</text:p>
          </table:table-cell>
          <table:table-cell office:value-type="float" office:value="0.0000000000000770658" calcext:value-type="float">
            <text:p>7.71E-14</text:p>
          </table:table-cell>
          <table:table-cell office:value-type="float" office:value="0.000000000000600308" calcext:value-type="float">
            <text:p>6.00E-13</text:p>
          </table:table-cell>
          <table:table-cell office:value-type="float" office:value="0.000000000000654416" calcext:value-type="float">
            <text:p>6.54E-13</text:p>
          </table:table-cell>
          <table:table-cell office:value-type="float" office:value="0.000000000000523127" calcext:value-type="float">
            <text:p>5.23E-13</text:p>
          </table:table-cell>
          <table:table-cell office:value-type="float" office:value="0.000000000000992358" calcext:value-type="float">
            <text:p>9.92E-13</text:p>
          </table:table-cell>
          <table:table-cell office:value-type="float" office:value="0.000000000000927088" calcext:value-type="float">
            <text:p>9.27E-13</text:p>
          </table:table-cell>
          <table:table-cell office:value-type="float" office:value="0.0000000000011224" calcext:value-type="float">
            <text:p>1.12E-12</text:p>
          </table:table-cell>
          <table:table-cell table:formula="of:=SUM([.J150:.K150])" office:value-type="float" office:value="0.000000000456543" calcext:value-type="float">
            <text:p>4.57E-10</text:p>
          </table:table-cell>
          <table:table-cell table:formula="of:=SUM([.L150:.R150])" office:value-type="float" office:value="0.000000000166359" calcext:value-type="float">
            <text:p>1.66E-10</text:p>
          </table:table-cell>
          <table:table-cell table:formula="of:=SUM([.S150:.AF150])" office:value-type="float" office:value="0.0000000000189034418" calcext:value-type="float">
            <text:p>1.89E-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44.8" calcext:value-type="float">
            <text:p>244.8</text:p>
          </table:table-cell>
          <table:table-cell office:value-type="float" office:value="259.2" calcext:value-type="float">
            <text:p>259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52" calcext:value-type="float">
            <text:p>252</text:p>
          </table:table-cell>
          <table:table-cell office:value-type="float" office:value="0.000000000324042" calcext:value-type="float">
            <text:p>3.24E-10</text:p>
          </table:table-cell>
          <table:table-cell office:value-type="float" office:value="0.00000000013234" calcext:value-type="float">
            <text:p>1.32E-10</text:p>
          </table:table-cell>
          <table:table-cell office:value-type="float" office:value="0.0000000000672063" calcext:value-type="float">
            <text:p>6.72E-11</text:p>
          </table:table-cell>
          <table:table-cell office:value-type="float" office:value="0.000000000033801" calcext:value-type="float">
            <text:p>3.38E-11</text:p>
          </table:table-cell>
          <table:table-cell office:value-type="float" office:value="0.0000000000259904" calcext:value-type="float">
            <text:p>2.60E-11</text:p>
          </table:table-cell>
          <table:table-cell office:value-type="float" office:value="0.0000000000149798" calcext:value-type="float">
            <text:p>1.50E-11</text:p>
          </table:table-cell>
          <table:table-cell office:value-type="float" office:value="0.00000000000978068" calcext:value-type="float">
            <text:p>9.78E-12</text:p>
          </table:table-cell>
          <table:table-cell office:value-type="float" office:value="0.00000000000596526" calcext:value-type="float">
            <text:p>5.97E-12</text:p>
          </table:table-cell>
          <table:table-cell office:value-type="float" office:value="0.00000000000851436" calcext:value-type="float">
            <text:p>8.51E-12</text:p>
          </table:table-cell>
          <table:table-cell office:value-type="float" office:value="0.000000000007457" calcext:value-type="float">
            <text:p>7.46E-12</text:p>
          </table:table-cell>
          <table:table-cell office:value-type="float" office:value="0.00000000000495332" calcext:value-type="float">
            <text:p>4.95E-12</text:p>
          </table:table-cell>
          <table:table-cell office:value-type="float" office:value="0.00000000000397513" calcext:value-type="float">
            <text:p>3.98E-12</text:p>
          </table:table-cell>
          <table:table-cell office:value-type="float" office:value="0.00000000000145609" calcext:value-type="float">
            <text:p>1.46E-12</text:p>
          </table:table-cell>
          <table:table-cell office:value-type="float" office:value="0.0000000000010532" calcext:value-type="float">
            <text:p>1.05E-12</text:p>
          </table:table-cell>
          <table:table-cell office:value-type="float" office:value="0.000000000000410604" calcext:value-type="float">
            <text:p>4.11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241551" calcext:value-type="float">
            <text:p>2.42E-13</text:p>
          </table:table-cell>
          <table:table-cell office:value-type="float" office:value="0.000000000000606736" calcext:value-type="float">
            <text:p>6.07E-13</text:p>
          </table:table-cell>
          <table:table-cell office:value-type="float" office:value="0.000000000000965424" calcext:value-type="float">
            <text:p>9.65E-13</text:p>
          </table:table-cell>
          <table:table-cell office:value-type="float" office:value="0.00000000000183183" calcext:value-type="float">
            <text:p>1.83E-12</text:p>
          </table:table-cell>
          <table:table-cell office:value-type="float" office:value="0.00000000000126328" calcext:value-type="float">
            <text:p>1.26E-12</text:p>
          </table:table-cell>
          <table:table-cell office:value-type="float" office:value="0.00000000000112315" calcext:value-type="float">
            <text:p>1.12E-12</text:p>
          </table:table-cell>
          <table:table-cell table:formula="of:=SUM([.J151:.K151])" office:value-type="float" office:value="0.000000000456382" calcext:value-type="float">
            <text:p>4.56E-10</text:p>
          </table:table-cell>
          <table:table-cell table:formula="of:=SUM([.L151:.R151])" office:value-type="float" office:value="0.0000000001662378" calcext:value-type="float">
            <text:p>1.66E-10</text:p>
          </table:table-cell>
          <table:table-cell table:formula="of:=SUM([.S151:.AF151])" office:value-type="float" office:value="0.000000000025337315" calcext:value-type="float">
            <text:p>2.53E-1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9.2" calcext:value-type="float">
            <text:p>259.2</text:p>
          </table:table-cell>
          <table:table-cell office:value-type="float" office:value="273.6" calcext:value-type="float">
            <text:p>273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66.4" calcext:value-type="float">
            <text:p>266.4</text:p>
          </table:table-cell>
          <table:table-cell office:value-type="float" office:value="0.000000000647386" calcext:value-type="float">
            <text:p>6.47E-10</text:p>
          </table:table-cell>
          <table:table-cell office:value-type="float" office:value="0.000000000264409" calcext:value-type="float">
            <text:p>2.64E-10</text:p>
          </table:table-cell>
          <table:table-cell office:value-type="float" office:value="0.000000000134332" calcext:value-type="float">
            <text:p>1.34E-10</text:p>
          </table:table-cell>
          <table:table-cell office:value-type="float" office:value="0.0000000000675939" calcext:value-type="float">
            <text:p>6.76E-11</text:p>
          </table:table-cell>
          <table:table-cell office:value-type="float" office:value="0.0000000000519744" calcext:value-type="float">
            <text:p>5.20E-11</text:p>
          </table:table-cell>
          <table:table-cell office:value-type="float" office:value="0.0000000000299782" calcext:value-type="float">
            <text:p>3.00E-11</text:p>
          </table:table-cell>
          <table:table-cell office:value-type="float" office:value="0.0000000000195775" calcext:value-type="float">
            <text:p>1.96E-11</text:p>
          </table:table-cell>
          <table:table-cell office:value-type="float" office:value="0.0000000000119448" calcext:value-type="float">
            <text:p>1.19E-11</text:p>
          </table:table-cell>
          <table:table-cell office:value-type="float" office:value="0.00000000000980759" calcext:value-type="float">
            <text:p>9.81E-12</text:p>
          </table:table-cell>
          <table:table-cell office:value-type="float" office:value="0.00000000000345442" calcext:value-type="float">
            <text:p>3.45E-12</text:p>
          </table:table-cell>
          <table:table-cell office:value-type="float" office:value="0.00000000000230161" calcext:value-type="float">
            <text:p>2.30E-12</text:p>
          </table:table-cell>
          <table:table-cell office:value-type="float" office:value="0.00000000000220907" calcext:value-type="float">
            <text:p>2.21E-12</text:p>
          </table:table-cell>
          <table:table-cell office:value-type="float" office:value="0.00000000000142409" calcext:value-type="float">
            <text:p>1.42E-12</text:p>
          </table:table-cell>
          <table:table-cell office:value-type="float" office:value="0.000000000000975937" calcext:value-type="float">
            <text:p>9.76E-13</text:p>
          </table:table-cell>
          <table:table-cell office:value-type="float" office:value="0.000000000000691192" calcext:value-type="float">
            <text:p>6.91E-13</text:p>
          </table:table-cell>
          <table:table-cell office:value-type="float" office:value="0.000000000000540141" calcext:value-type="float">
            <text:p>5.40E-13</text:p>
          </table:table-cell>
          <table:table-cell office:value-type="float" office:value="0.0000000000000769624" calcext:value-type="float">
            <text:p>7.70E-14</text:p>
          </table:table-cell>
          <table:table-cell office:value-type="float" office:value="0.000000000000580448" calcext:value-type="float">
            <text:p>5.80E-13</text:p>
          </table:table-cell>
          <table:table-cell office:value-type="float" office:value="0.000000000000605873" calcext:value-type="float">
            <text:p>6.06E-13</text:p>
          </table:table-cell>
          <table:table-cell office:value-type="float" office:value="0.000000000000481886" calcext:value-type="float">
            <text:p>4.82E-13</text:p>
          </table:table-cell>
          <table:table-cell office:value-type="float" office:value="0.000000000000914613" calcext:value-type="float">
            <text:p>9.15E-13</text:p>
          </table:table-cell>
          <table:table-cell office:value-type="float" office:value="0.0000000000014275" calcext:value-type="float">
            <text:p>1.43E-12</text:p>
          </table:table-cell>
          <table:table-cell office:value-type="float" office:value="0.00000000000224735" calcext:value-type="float">
            <text:p>2.25E-12</text:p>
          </table:table-cell>
          <table:table-cell table:formula="of:=SUM([.J152:.K152])" office:value-type="float" office:value="0.000000000911795" calcext:value-type="float">
            <text:p>9.12E-10</text:p>
          </table:table-cell>
          <table:table-cell table:formula="of:=SUM([.L152:.R152])" office:value-type="float" office:value="0.00000000032520839" calcext:value-type="float">
            <text:p>3.25E-10</text:p>
          </table:table-cell>
          <table:table-cell table:formula="of:=SUM([.S152:.AF152])" office:value-type="float" office:value="0.0000000000179310924" calcext:value-type="float">
            <text:p>1.79E-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73.6" calcext:value-type="float">
            <text:p>273.6</text:p>
          </table:table-cell>
          <table:table-cell office:value-type="float" office:value="288" calcext:value-type="float">
            <text:p>28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80.8" calcext:value-type="float">
            <text:p>280.8</text:p>
          </table:table-cell>
          <table:table-cell office:value-type="float" office:value="0.00000000032316" calcext:value-type="float">
            <text:p>3.23E-10</text:p>
          </table:table-cell>
          <table:table-cell office:value-type="float" office:value="0.000000000131986" calcext:value-type="float">
            <text:p>1.32E-10</text:p>
          </table:table-cell>
          <table:table-cell office:value-type="float" office:value="0.0000000000670756" calcext:value-type="float">
            <text:p>6.71E-11</text:p>
          </table:table-cell>
          <table:table-cell office:value-type="float" office:value="0.0000000000337631" calcext:value-type="float">
            <text:p>3.38E-11</text:p>
          </table:table-cell>
          <table:table-cell office:value-type="float" office:value="0.0000000000259613" calcext:value-type="float">
            <text:p>2.60E-11</text:p>
          </table:table-cell>
          <table:table-cell office:value-type="float" office:value="0.0000000000149821" calcext:value-type="float">
            <text:p>1.50E-11</text:p>
          </table:table-cell>
          <table:table-cell office:value-type="float" office:value="0.00000000000978574" calcext:value-type="float">
            <text:p>9.79E-12</text:p>
          </table:table-cell>
          <table:table-cell office:value-type="float" office:value="0.00000000000597227" calcext:value-type="float">
            <text:p>5.97E-12</text:p>
          </table:table-cell>
          <table:table-cell office:value-type="float" office:value="0.0000000000060451" calcext:value-type="float">
            <text:p>6.05E-12</text:p>
          </table:table-cell>
          <table:table-cell office:value-type="float" office:value="0.00000000000369998" calcext:value-type="float">
            <text:p>3.70E-12</text:p>
          </table:table-cell>
          <table:table-cell office:value-type="float" office:value="0.00000000000247486" calcext:value-type="float">
            <text:p>2.47E-12</text:p>
          </table:table-cell>
          <table:table-cell office:value-type="float" office:value="0.00000000000221067" calcext:value-type="float">
            <text:p>2.21E-12</text:p>
          </table:table-cell>
          <table:table-cell office:value-type="float" office:value="0.00000000000145915" calcext:value-type="float">
            <text:p>1.46E-12</text:p>
          </table:table-cell>
          <table:table-cell office:value-type="float" office:value="0.000000000000779363" calcext:value-type="float">
            <text:p>7.79E-1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.000000000000480937" calcext:value-type="float">
            <text:p>4.81E-13</text:p>
          </table:table-cell>
          <table:table-cell office:value-type="float" office:value="0.000000000000912982" calcext:value-type="float">
            <text:p>9.13E-13</text:p>
          </table:table-cell>
          <table:table-cell office:value-type="float" office:value="0.000000000000895861" calcext:value-type="float">
            <text:p>8.96E-13</text:p>
          </table:table-cell>
          <table:table-cell office:value-type="float" office:value="0.00000000000112322" calcext:value-type="float">
            <text:p>1.12E-12</text:p>
          </table:table-cell>
          <table:table-cell table:formula="of:=SUM([.J153:.K153])" office:value-type="float" office:value="0.000000000455146" calcext:value-type="float">
            <text:p>4.55E-10</text:p>
          </table:table-cell>
          <table:table-cell table:formula="of:=SUM([.L153:.R153])" office:value-type="float" office:value="0.00000000016358521" calcext:value-type="float">
            <text:p>1.64E-10</text:p>
          </table:table-cell>
          <table:table-cell table:formula="of:=SUM([.S153:.AF153])" office:value-type="float" office:value="0.000000000014037023" calcext:value-type="float">
            <text:p>1.40E-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8" calcext:value-type="float">
            <text:p>288</text:p>
          </table:table-cell>
          <table:table-cell office:value-type="float" office:value="302.4" calcext:value-type="float">
            <text:p>302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95.2" calcext:value-type="float">
            <text:p>295.2</text:p>
          </table:table-cell>
          <table:table-cell office:value-type="float" office:value="0.000000000644906" calcext:value-type="float">
            <text:p>6.45E-10</text:p>
          </table:table-cell>
          <table:table-cell office:value-type="float" office:value="0.00000000026337" calcext:value-type="float">
            <text:p>2.63E-10</text:p>
          </table:table-cell>
          <table:table-cell office:value-type="float" office:value="0.000000000134761" calcext:value-type="float">
            <text:p>1.35E-10</text:p>
          </table:table-cell>
          <table:table-cell office:value-type="float" office:value="0.0000000000673932" calcext:value-type="float">
            <text:p>6.74E-11</text:p>
          </table:table-cell>
          <table:table-cell office:value-type="float" office:value="0.0000000000518211" calcext:value-type="float">
            <text:p>5.18E-11</text:p>
          </table:table-cell>
          <table:table-cell office:value-type="float" office:value="0.0000000000306081" calcext:value-type="float">
            <text:p>3.06E-11</text:p>
          </table:table-cell>
          <table:table-cell office:value-type="float" office:value="0.0000000000198365" calcext:value-type="float">
            <text:p>1.98E-11</text:p>
          </table:table-cell>
          <table:table-cell office:value-type="float" office:value="0.0000000000120897" calcext:value-type="float">
            <text:p>1.21E-11</text:p>
          </table:table-cell>
          <table:table-cell office:value-type="float" office:value="0.0000000000128276" calcext:value-type="float">
            <text:p>1.28E-11</text:p>
          </table:table-cell>
          <table:table-cell office:value-type="float" office:value="0.00000000000462657" calcext:value-type="float">
            <text:p>4.63E-12</text:p>
          </table:table-cell>
          <table:table-cell office:value-type="float" office:value="0.00000000000249092" calcext:value-type="float">
            <text:p>2.49E-12</text:p>
          </table:table-cell>
          <table:table-cell office:value-type="float" office:value="0.00000000000238262" calcext:value-type="float">
            <text:p>2.38E-12</text:p>
          </table:table-cell>
          <table:table-cell office:value-type="float" office:value="0.00000000000153393" calcext:value-type="float">
            <text:p>1.53E-12</text:p>
          </table:table-cell>
          <table:table-cell office:value-type="float" office:value="0.000000000001055" calcext:value-type="float">
            <text:p>1.06E-12</text:p>
          </table:table-cell>
          <table:table-cell office:value-type="float" office:value="0.000000000000411285" calcext:value-type="float">
            <text:p>4.11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240547" calcext:value-type="float">
            <text:p>2.41E-13</text:p>
          </table:table-cell>
          <table:table-cell office:value-type="float" office:value="0.000000000000604652" calcext:value-type="float">
            <text:p>6.05E-13</text:p>
          </table:table-cell>
          <table:table-cell office:value-type="float" office:value="0.000000000000479606" calcext:value-type="float">
            <text:p>4.80E-13</text:p>
          </table:table-cell>
          <table:table-cell office:value-type="float" office:value="0.000000000000910621" calcext:value-type="float">
            <text:p>9.11E-13</text:p>
          </table:table-cell>
          <table:table-cell office:value-type="float" office:value="0.00000000000142361" calcext:value-type="float">
            <text:p>1.42E-12</text:p>
          </table:table-cell>
          <table:table-cell office:value-type="float" office:value="0.00000000000224282" calcext:value-type="float">
            <text:p>2.24E-12</text:p>
          </table:table-cell>
          <table:table-cell table:formula="of:=SUM([.J154:.K154])" office:value-type="float" office:value="0.000000000908276" calcext:value-type="float">
            <text:p>9.08E-10</text:p>
          </table:table-cell>
          <table:table-cell table:formula="of:=SUM([.L154:.R154])" office:value-type="float" office:value="0.0000000003293372" calcext:value-type="float">
            <text:p>3.29E-10</text:p>
          </table:table-cell>
          <table:table-cell table:formula="of:=SUM([.S154:.AF154])" office:value-type="float" office:value="0.000000000018402181" calcext:value-type="float">
            <text:p>1.84E-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2.4" calcext:value-type="float">
            <text:p>302.4</text:p>
          </table:table-cell>
          <table:table-cell office:value-type="float" office:value="316.8" calcext:value-type="float">
            <text:p>316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09.6" calcext:value-type="float">
            <text:p>309.6</text:p>
          </table:table-cell>
          <table:table-cell office:value-type="float" office:value="0.000000000321705" calcext:value-type="float">
            <text:p>3.22E-10</text:p>
          </table:table-cell>
          <table:table-cell office:value-type="float" office:value="0.000000000131365" calcext:value-type="float">
            <text:p>1.31E-10</text:p>
          </table:table-cell>
          <table:table-cell office:value-type="float" office:value="0.0000000000682603" calcext:value-type="float">
            <text:p>6.83E-11</text:p>
          </table:table-cell>
          <table:table-cell office:value-type="float" office:value="0.000000000033694" calcext:value-type="float">
            <text:p>3.37E-11</text:p>
          </table:table-cell>
          <table:table-cell office:value-type="float" office:value="0.0000000000258503" calcext:value-type="float">
            <text:p>2.59E-11</text:p>
          </table:table-cell>
          <table:table-cell office:value-type="float" office:value="0.0000000000156168" calcext:value-type="float">
            <text:p>1.56E-11</text:p>
          </table:table-cell>
          <table:table-cell office:value-type="float" office:value="0.0000000000100443" calcext:value-type="float">
            <text:p>1.00E-11</text:p>
          </table:table-cell>
          <table:table-cell office:value-type="float" office:value="0.00000000000611299" calcext:value-type="float">
            <text:p>6.11E-12</text:p>
          </table:table-cell>
          <table:table-cell office:value-type="float" office:value="0.00000000000656971" calcext:value-type="float">
            <text:p>6.57E-12</text:p>
          </table:table-cell>
          <table:table-cell office:value-type="float" office:value="0.000000000006933" calcext:value-type="float">
            <text:p>6.93E-12</text:p>
          </table:table-cell>
          <table:table-cell office:value-type="float" office:value="0.00000000000494919" calcext:value-type="float">
            <text:p>4.95E-12</text:p>
          </table:table-cell>
          <table:table-cell office:value-type="float" office:value="0.00000000000238104" calcext:value-type="float">
            <text:p>2.38E-12</text:p>
          </table:table-cell>
          <table:table-cell office:value-type="float" office:value="0.00000000000156804" calcext:value-type="float">
            <text:p>1.57E-12</text:p>
          </table:table-cell>
          <table:table-cell office:value-type="float" office:value="0.00000000000113515" calcext:value-type="float">
            <text:p>1.14E-12</text:p>
          </table:table-cell>
          <table:table-cell office:value-type="float" office:value="0.000000000000785907" calcext:value-type="float">
            <text:p>7.86E-13</text:p>
          </table:table-cell>
          <table:table-cell office:value-type="float" office:value="0.000000000000364111" calcext:value-type="float">
            <text:p>3.64E-13</text:p>
          </table:table-cell>
          <table:table-cell office:value-type="float" office:value="0.0000000000000768185" calcext:value-type="float">
            <text:p>7.68E-14</text:p>
          </table:table-cell>
          <table:table-cell office:value-type="float" office:value="0.000000000000597242" calcext:value-type="float">
            <text:p>5.97E-13</text:p>
          </table:table-cell>
          <table:table-cell office:value-type="float" office:value="0.00000000000064987" calcext:value-type="float">
            <text:p>6.50E-13</text:p>
          </table:table-cell>
          <table:table-cell office:value-type="float" office:value="0.00000000000108304" calcext:value-type="float">
            <text:p>1.08E-12</text:p>
          </table:table-cell>
          <table:table-cell office:value-type="float" office:value="0.0000000000020567" calcext:value-type="float">
            <text:p>2.06E-12</text:p>
          </table:table-cell>
          <table:table-cell office:value-type="float" office:value="0.00000000000140316" calcext:value-type="float">
            <text:p>1.40E-12</text:p>
          </table:table-cell>
          <table:table-cell office:value-type="float" office:value="0.00000000000122814" calcext:value-type="float">
            <text:p>1.23E-12</text:p>
          </table:table-cell>
          <table:table-cell table:formula="of:=SUM([.J155:.K155])" office:value-type="float" office:value="0.00000000045307" calcext:value-type="float">
            <text:p>4.53E-10</text:p>
          </table:table-cell>
          <table:table-cell table:formula="of:=SUM([.L155:.R155])" office:value-type="float" office:value="0.0000000001661484" calcext:value-type="float">
            <text:p>1.66E-10</text:p>
          </table:table-cell>
          <table:table-cell table:formula="of:=SUM([.S155:.AF155])" office:value-type="float" office:value="0.0000000000252114085" calcext:value-type="float">
            <text:p>2.52E-1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16.8" calcext:value-type="float">
            <text:p>316.8</text:p>
          </table:table-cell>
          <table:table-cell office:value-type="float" office:value="331.2" calcext:value-type="float">
            <text:p>331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24" calcext:value-type="float">
            <text:p>324</text:p>
          </table:table-cell>
          <table:table-cell office:value-type="float" office:value="0.000000000642221" calcext:value-type="float">
            <text:p>6.42E-10</text:p>
          </table:table-cell>
          <table:table-cell office:value-type="float" office:value="0.000000000262247" calcext:value-type="float">
            <text:p>2.62E-10</text:p>
          </table:table-cell>
          <table:table-cell office:value-type="float" office:value="0.000000000136276" calcext:value-type="float">
            <text:p>1.36E-10</text:p>
          </table:table-cell>
          <table:table-cell office:value-type="float" office:value="0.0000000000691568" calcext:value-type="float">
            <text:p>6.92E-11</text:p>
          </table:table-cell>
          <table:table-cell office:value-type="float" office:value="0.0000000000516114" calcext:value-type="float">
            <text:p>5.16E-11</text:p>
          </table:table-cell>
          <table:table-cell office:value-type="float" office:value="0.0000000000325671" calcext:value-type="float">
            <text:p>3.26E-11</text:p>
          </table:table-cell>
          <table:table-cell office:value-type="float" office:value="0.0000000000209826" calcext:value-type="float">
            <text:p>2.10E-11</text:p>
          </table:table-cell>
          <table:table-cell office:value-type="float" office:value="0.0000000000131402" calcext:value-type="float">
            <text:p>1.31E-11</text:p>
          </table:table-cell>
          <table:table-cell office:value-type="float" office:value="0.00000000000678255" calcext:value-type="float">
            <text:p>6.78E-12</text:p>
          </table:table-cell>
          <table:table-cell office:value-type="float" office:value="0.00000000000437822" calcext:value-type="float">
            <text:p>4.38E-12</text:p>
          </table:table-cell>
          <table:table-cell office:value-type="float" office:value="0.0000000000032025" calcext:value-type="float">
            <text:p>3.20E-12</text:p>
          </table:table-cell>
          <table:table-cell office:value-type="float" office:value="0.00000000000543109" calcext:value-type="float">
            <text:p>5.43E-12</text:p>
          </table:table-cell>
          <table:table-cell office:value-type="float" office:value="0.00000000000303667" calcext:value-type="float">
            <text:p>3.04E-12</text:p>
          </table:table-cell>
          <table:table-cell office:value-type="float" office:value="0.00000000000122061" calcext:value-type="float">
            <text:p>1.22E-12</text:p>
          </table:table-cell>
          <table:table-cell office:value-type="float" office:value="0.000000000000851568" calcext:value-type="float">
            <text:p>8.52E-13</text:p>
          </table:table-cell>
          <table:table-cell office:value-type="float" office:value="0.000000000000397571" calcext:value-type="float">
            <text:p>3.98E-13</text:p>
          </table:table-cell>
          <table:table-cell office:value-type="float" office:value="0.0000000000000909665" calcext:value-type="float">
            <text:p>9.10E-14</text:p>
          </table:table-cell>
          <table:table-cell office:value-type="float" office:value="0.000000000000974974" calcext:value-type="float">
            <text:p>9.75E-13</text:p>
          </table:table-cell>
          <table:table-cell office:value-type="float" office:value="0.00000000000144296" calcext:value-type="float">
            <text:p>1.44E-12</text:p>
          </table:table-cell>
          <table:table-cell office:value-type="float" office:value="0.000000000000614648" calcext:value-type="float">
            <text:p>6.15E-13</text:p>
          </table:table-cell>
          <table:table-cell office:value-type="float" office:value="0.00000000000116727" calcext:value-type="float">
            <text:p>1.17E-12</text:p>
          </table:table-cell>
          <table:table-cell office:value-type="float" office:value="0.0000000000016245" calcext:value-type="float">
            <text:p>1.62E-12</text:p>
          </table:table-cell>
          <table:table-cell office:value-type="float" office:value="0.00000000000245125" calcext:value-type="float">
            <text:p>2.45E-12</text:p>
          </table:table-cell>
          <table:table-cell table:formula="of:=SUM([.J156:.K156])" office:value-type="float" office:value="0.000000000904468" calcext:value-type="float">
            <text:p>9.04E-10</text:p>
          </table:table-cell>
          <table:table-cell table:formula="of:=SUM([.L156:.R156])" office:value-type="float" office:value="0.00000000033051665" calcext:value-type="float">
            <text:p>3.31E-10</text:p>
          </table:table-cell>
          <table:table-cell table:formula="of:=SUM([.S156:.AF156])" office:value-type="float" office:value="0.0000000000268847975" calcext:value-type="float">
            <text:p>2.69E-1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31.2" calcext:value-type="float">
            <text:p>331.2</text:p>
          </table:table-cell>
          <table:table-cell office:value-type="float" office:value="345.6" calcext:value-type="float">
            <text:p>345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38.4" calcext:value-type="float">
            <text:p>338.4</text:p>
          </table:table-cell>
          <table:table-cell office:value-type="float" office:value="0.000000000320813" calcext:value-type="float">
            <text:p>3.21E-10</text:p>
          </table:table-cell>
          <table:table-cell office:value-type="float" office:value="0.000000000130974" calcext:value-type="float">
            <text:p>1.31E-10</text:p>
          </table:table-cell>
          <table:table-cell office:value-type="float" office:value="0.0000000000680566" calcext:value-type="float">
            <text:p>6.81E-11</text:p>
          </table:table-cell>
          <table:table-cell office:value-type="float" office:value="0.0000000000350927" calcext:value-type="float">
            <text:p>3.51E-11</text:p>
          </table:table-cell>
          <table:table-cell office:value-type="float" office:value="0.0000000000265485" calcext:value-type="float">
            <text:p>2.65E-11</text:p>
          </table:table-cell>
          <table:table-cell office:value-type="float" office:value="0.0000000000162659" calcext:value-type="float">
            <text:p>1.63E-11</text:p>
          </table:table-cell>
          <table:table-cell office:value-type="float" office:value="0.000000000010946" calcext:value-type="float">
            <text:p>1.09E-11</text:p>
          </table:table-cell>
          <table:table-cell office:value-type="float" office:value="0.00000000000707562" calcext:value-type="float">
            <text:p>7.08E-12</text:p>
          </table:table-cell>
          <table:table-cell office:value-type="float" office:value="0.0000000000151888" calcext:value-type="float">
            <text:p>1.52E-11</text:p>
          </table:table-cell>
          <table:table-cell office:value-type="float" office:value="0.00000000000922361" calcext:value-type="float">
            <text:p>9.22E-12</text:p>
          </table:table-cell>
          <table:table-cell office:value-type="float" office:value="0.00000000000674306" calcext:value-type="float">
            <text:p>6.74E-12</text:p>
          </table:table-cell>
          <table:table-cell office:value-type="float" office:value="0.00000000000581734" calcext:value-type="float">
            <text:p>5.82E-12</text:p>
          </table:table-cell>
          <table:table-cell office:value-type="float" office:value="0.00000000000279362" calcext:value-type="float">
            <text:p>2.79E-12</text:p>
          </table:table-cell>
          <table:table-cell office:value-type="float" office:value="0.00000000000340597" calcext:value-type="float">
            <text:p>3.41E-12</text:p>
          </table:table-cell>
          <table:table-cell office:value-type="float" office:value="0.00000000000272271" calcext:value-type="float">
            <text:p>2.72E-12</text:p>
          </table:table-cell>
          <table:table-cell office:value-type="float" office:value="0.000000000000970868" calcext:value-type="float">
            <text:p>9.71E-13</text:p>
          </table:table-cell>
          <table:table-cell office:value-type="float" office:value="0.000000000000221314" calcext:value-type="float">
            <text:p>2.21E-13</text:p>
          </table:table-cell>
          <table:table-cell office:value-type="float" office:value="0.00000000000167302" calcext:value-type="float">
            <text:p>1.67E-12</text:p>
          </table:table-cell>
          <table:table-cell office:value-type="float" office:value="0.00000000000175114" calcext:value-type="float">
            <text:p>1.75E-12</text:p>
          </table:table-cell>
          <table:table-cell office:value-type="float" office:value="0.00000000000140238" calcext:value-type="float">
            <text:p>1.40E-12</text:p>
          </table:table-cell>
          <table:table-cell office:value-type="float" office:value="0.00000000000266298" calcext:value-type="float">
            <text:p>2.66E-12</text:p>
          </table:table-cell>
          <table:table-cell office:value-type="float" office:value="0.00000000000164246" calcext:value-type="float">
            <text:p>1.64E-12</text:p>
          </table:table-cell>
          <table:table-cell office:value-type="float" office:value="0.00000000000122218" calcext:value-type="float">
            <text:p>1.22E-12</text:p>
          </table:table-cell>
          <table:table-cell table:formula="of:=SUM([.J157:.K157])" office:value-type="float" office:value="0.000000000451787" calcext:value-type="float">
            <text:p>4.52E-10</text:p>
          </table:table-cell>
          <table:table-cell table:formula="of:=SUM([.L157:.R157])" office:value-type="float" office:value="0.00000000017917412" calcext:value-type="float">
            <text:p>1.79E-10</text:p>
          </table:table-cell>
          <table:table-cell table:formula="of:=SUM([.S157:.AF157])" office:value-type="float" office:value="0.000000000042252652" calcext:value-type="float">
            <text:p>4.23E-1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45.6" calcext:value-type="float">
            <text:p>345.6</text:p>
          </table:table-cell>
          <table:table-cell office:value-type="float" office:value="360" calcext:value-type="float">
            <text:p>360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52.8" calcext:value-type="float">
            <text:p>352.8</text:p>
          </table:table-cell>
          <table:table-cell office:value-type="float" office:value="0.000000000320997" calcext:value-type="float">
            <text:p>3.21E-10</text:p>
          </table:table-cell>
          <table:table-cell office:value-type="float" office:value="0.000000000131059" calcext:value-type="float">
            <text:p>1.31E-10</text:p>
          </table:table-cell>
          <table:table-cell office:value-type="float" office:value="0.000000000068103" calcext:value-type="float">
            <text:p>6.81E-11</text:p>
          </table:table-cell>
          <table:table-cell office:value-type="float" office:value="0.0000000000351165" calcext:value-type="float">
            <text:p>3.51E-11</text:p>
          </table:table-cell>
          <table:table-cell office:value-type="float" office:value="0.0000000000270016" calcext:value-type="float">
            <text:p>2.70E-11</text:p>
          </table:table-cell>
          <table:table-cell office:value-type="float" office:value="0.0000000000170379" calcext:value-type="float">
            <text:p>1.70E-11</text:p>
          </table:table-cell>
          <table:table-cell office:value-type="float" office:value="0.0000000000114661" calcext:value-type="float">
            <text:p>1.15E-11</text:p>
          </table:table-cell>
          <table:table-cell office:value-type="float" office:value="0.00000000000718032" calcext:value-type="float">
            <text:p>7.18E-12</text:p>
          </table:table-cell>
          <table:table-cell office:value-type="float" office:value="0.00000000000807942" calcext:value-type="float">
            <text:p>8.08E-12</text:p>
          </table:table-cell>
          <table:table-cell office:value-type="float" office:value="0.00000000000521549" calcext:value-type="float">
            <text:p>5.22E-12</text:p>
          </table:table-cell>
          <table:table-cell office:value-type="float" office:value="0.00000000000386314" calcext:value-type="float">
            <text:p>3.86E-12</text:p>
          </table:table-cell>
          <table:table-cell office:value-type="float" office:value="0.00000000000496162" calcext:value-type="float">
            <text:p>4.96E-12</text:p>
          </table:table-cell>
          <table:table-cell office:value-type="float" office:value="0.00000000000522292" calcext:value-type="float">
            <text:p>5.22E-12</text:p>
          </table:table-cell>
          <table:table-cell office:value-type="float" office:value="0.00000000000395936" calcext:value-type="float">
            <text:p>3.96E-12</text:p>
          </table:table-cell>
          <table:table-cell office:value-type="float" office:value="0.00000000000450858" calcext:value-type="float">
            <text:p>4.51E-12</text:p>
          </table:table-cell>
          <table:table-cell office:value-type="float" office:value="0.00000000000635204" calcext:value-type="float">
            <text:p>6.35E-12</text:p>
          </table:table-cell>
          <table:table-cell office:value-type="float" office:value="0.000000000000688377" calcext:value-type="float">
            <text:p>6.88E-13</text:p>
          </table:table-cell>
          <table:table-cell office:value-type="float" office:value="0.00000000000398062" calcext:value-type="float">
            <text:p>3.98E-12</text:p>
          </table:table-cell>
          <table:table-cell office:value-type="float" office:value="0.0000000000023646" calcext:value-type="float">
            <text:p>2.36E-12</text:p>
          </table:table-cell>
          <table:table-cell office:value-type="float" office:value="0.000000000000804677" calcext:value-type="float">
            <text:p>8.05E-13</text:p>
          </table:table-cell>
          <table:table-cell office:value-type="float" office:value="0.00000000000152759" calcext:value-type="float">
            <text:p>1.53E-12</text:p>
          </table:table-cell>
          <table:table-cell office:value-type="float" office:value="0.00000000000121531" calcext:value-type="float">
            <text:p>1.22E-12</text:p>
          </table:table-cell>
          <table:table-cell office:value-type="float" office:value="0.00000000000128144" calcext:value-type="float">
            <text:p>1.28E-12</text:p>
          </table:table-cell>
          <table:table-cell table:formula="of:=SUM([.J158:.K158])" office:value-type="float" office:value="0.000000000452056" calcext:value-type="float">
            <text:p>4.52E-10</text:p>
          </table:table-cell>
          <table:table-cell table:formula="of:=SUM([.L158:.R158])" office:value-type="float" office:value="0.00000000017398484" calcext:value-type="float">
            <text:p>1.74E-10</text:p>
          </table:table-cell>
          <table:table-cell table:formula="of:=SUM([.S158:.AF158])" office:value-type="float" office:value="0.000000000045945764" calcext:value-type="float">
            <text:p>4.59E-1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.1429" calcext:value-type="float">
            <text:p>17.1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8.57143" calcext:value-type="float">
            <text:p>8.57143</text:p>
          </table:table-cell>
          <table:table-cell office:value-type="float" office:value="0.00000000416976" calcext:value-type="float">
            <text:p>4.17E-09</text:p>
          </table:table-cell>
          <table:table-cell office:value-type="float" office:value="0.00000000175341" calcext:value-type="float">
            <text:p>1.75E-09</text:p>
          </table:table-cell>
          <table:table-cell office:value-type="float" office:value="0.000000000889854" calcext:value-type="float">
            <text:p>8.90E-10</text:p>
          </table:table-cell>
          <table:table-cell office:value-type="float" office:value="0.000000000520567" calcext:value-type="float">
            <text:p>5.21E-10</text:p>
          </table:table-cell>
          <table:table-cell office:value-type="float" office:value="0.000000000326569" calcext:value-type="float">
            <text:p>3.27E-10</text:p>
          </table:table-cell>
          <table:table-cell office:value-type="float" office:value="0.000000000238903" calcext:value-type="float">
            <text:p>2.39E-10</text:p>
          </table:table-cell>
          <table:table-cell office:value-type="float" office:value="0.000000000169717" calcext:value-type="float">
            <text:p>1.70E-10</text:p>
          </table:table-cell>
          <table:table-cell office:value-type="float" office:value="0.000000000130207" calcext:value-type="float">
            <text:p>1.30E-10</text:p>
          </table:table-cell>
          <table:table-cell office:value-type="float" office:value="0.000000000122267" calcext:value-type="float">
            <text:p>1.22E-10</text:p>
          </table:table-cell>
          <table:table-cell office:value-type="float" office:value="0.0000000000876847" calcext:value-type="float">
            <text:p>8.77E-11</text:p>
          </table:table-cell>
          <table:table-cell office:value-type="float" office:value="0.0000000000506699" calcext:value-type="float">
            <text:p>5.07E-11</text:p>
          </table:table-cell>
          <table:table-cell office:value-type="float" office:value="0.0000000000622423" calcext:value-type="float">
            <text:p>6.22E-11</text:p>
          </table:table-cell>
          <table:table-cell office:value-type="float" office:value="0.0000000000534436" calcext:value-type="float">
            <text:p>5.34E-11</text:p>
          </table:table-cell>
          <table:table-cell office:value-type="float" office:value="0.0000000000613396" calcext:value-type="float">
            <text:p>6.13E-11</text:p>
          </table:table-cell>
          <table:table-cell office:value-type="float" office:value="0.0000000000462968" calcext:value-type="float">
            <text:p>4.63E-11</text:p>
          </table:table-cell>
          <table:table-cell office:value-type="float" office:value="0.000000000041805" calcext:value-type="float">
            <text:p>4.18E-11</text:p>
          </table:table-cell>
          <table:table-cell office:value-type="float" office:value="0.0000000000364131" calcext:value-type="float">
            <text:p>3.64E-11</text:p>
          </table:table-cell>
          <table:table-cell office:value-type="float" office:value="0.0000000000636775" calcext:value-type="float">
            <text:p>6.37E-11</text:p>
          </table:table-cell>
          <table:table-cell office:value-type="float" office:value="0.0000000000603201" calcext:value-type="float">
            <text:p>6.03E-11</text:p>
          </table:table-cell>
          <table:table-cell office:value-type="float" office:value="0.0000000000137464" calcext:value-type="float">
            <text:p>1.37E-11</text:p>
          </table:table-cell>
          <table:table-cell office:value-type="float" office:value="0.000000000017537" calcext:value-type="float">
            <text:p>1.75E-11</text:p>
          </table:table-cell>
          <table:table-cell office:value-type="float" office:value="0.0000000000210188" calcext:value-type="float">
            <text:p>2.10E-11</text:p>
          </table:table-cell>
          <table:table-cell office:value-type="float" office:value="0.0000000000194707" calcext:value-type="float">
            <text:p>1.95E-11</text:p>
          </table:table-cell>
          <table:table-cell table:formula="of:=SUM([.J159:.K159])" office:value-type="float" office:value="0.00000000592317" calcext:value-type="float">
            <text:p>5.92E-09</text:p>
          </table:table-cell>
          <table:table-cell table:formula="of:=SUM([.L159:.R159])" office:value-type="float" office:value="0.000000002398084" calcext:value-type="float">
            <text:p>2.40E-09</text:p>
          </table:table-cell>
          <table:table-cell table:formula="of:=SUM([.S159:.AF159])" office:value-type="float" office:value="0.0000000006356655" calcext:value-type="float">
            <text:p>6.36E-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.1429" calcext:value-type="float">
            <text:p>17.1429</text:p>
          </table:table-cell>
          <table:table-cell office:value-type="float" office:value="34.2857" calcext:value-type="float">
            <text:p>34.2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5.7143" calcext:value-type="float">
            <text:p>25.7143</text:p>
          </table:table-cell>
          <table:table-cell office:value-type="float" office:value="0.00000000417721" calcext:value-type="float">
            <text:p>4.18E-09</text:p>
          </table:table-cell>
          <table:table-cell office:value-type="float" office:value="0.00000000175651" calcext:value-type="float">
            <text:p>1.76E-09</text:p>
          </table:table-cell>
          <table:table-cell office:value-type="float" office:value="0.000000000891416" calcext:value-type="float">
            <text:p>8.91E-10</text:p>
          </table:table-cell>
          <table:table-cell office:value-type="float" office:value="0.000000000521473" calcext:value-type="float">
            <text:p>5.21E-10</text:p>
          </table:table-cell>
          <table:table-cell office:value-type="float" office:value="0.000000000319632" calcext:value-type="float">
            <text:p>3.20E-10</text:p>
          </table:table-cell>
          <table:table-cell office:value-type="float" office:value="0.000000000228775" calcext:value-type="float">
            <text:p>2.29E-10</text:p>
          </table:table-cell>
          <table:table-cell office:value-type="float" office:value="0.000000000162516" calcext:value-type="float">
            <text:p>1.63E-10</text:p>
          </table:table-cell>
          <table:table-cell office:value-type="float" office:value="0.000000000124101" calcext:value-type="float">
            <text:p>1.24E-10</text:p>
          </table:table-cell>
          <table:table-cell office:value-type="float" office:value="0.000000000114429" calcext:value-type="float">
            <text:p>1.14E-10</text:p>
          </table:table-cell>
          <table:table-cell office:value-type="float" office:value="0.0000000000786082" calcext:value-type="float">
            <text:p>7.86E-11</text:p>
          </table:table-cell>
          <table:table-cell office:value-type="float" office:value="0.0000000000365948" calcext:value-type="float">
            <text:p>3.66E-11</text:p>
          </table:table-cell>
          <table:table-cell office:value-type="float" office:value="0.0000000000215352" calcext:value-type="float">
            <text:p>2.15E-11</text:p>
          </table:table-cell>
          <table:table-cell office:value-type="float" office:value="0.0000000000266696" calcext:value-type="float">
            <text:p>2.67E-11</text:p>
          </table:table-cell>
          <table:table-cell office:value-type="float" office:value="0.0000000000307161" calcext:value-type="float">
            <text:p>3.07E-11</text:p>
          </table:table-cell>
          <table:table-cell office:value-type="float" office:value="0.0000000000195609" calcext:value-type="float">
            <text:p>1.96E-11</text:p>
          </table:table-cell>
          <table:table-cell office:value-type="float" office:value="0.0000000000127156" calcext:value-type="float">
            <text:p>1.27E-11</text:p>
          </table:table-cell>
          <table:table-cell office:value-type="float" office:value="0.00000000000610354" calcext:value-type="float">
            <text:p>6.10E-12</text:p>
          </table:table-cell>
          <table:table-cell office:value-type="float" office:value="0.00000000000626887" calcext:value-type="float">
            <text:p>6.27E-12</text:p>
          </table:table-cell>
          <table:table-cell office:value-type="float" office:value="0.00000000000266243" calcext:value-type="float">
            <text:p>2.66E-12</text:p>
          </table:table-cell>
          <table:table-cell office:value-type="float" office:value="0.0000000000033771" calcext:value-type="float">
            <text:p>3.38E-12</text:p>
          </table:table-cell>
          <table:table-cell office:value-type="float" office:value="0.00000000000770674" calcext:value-type="float">
            <text:p>7.71E-12</text:p>
          </table:table-cell>
          <table:table-cell office:value-type="float" office:value="0.0000000000124685" calcext:value-type="float">
            <text:p>1.25E-11</text:p>
          </table:table-cell>
          <table:table-cell office:value-type="float" office:value="0.0000000000120548" calcext:value-type="float">
            <text:p>1.21E-11</text:p>
          </table:table-cell>
          <table:table-cell table:formula="of:=SUM([.J160:.K160])" office:value-type="float" office:value="0.00000000593372" calcext:value-type="float">
            <text:p>5.93E-09</text:p>
          </table:table-cell>
          <table:table-cell table:formula="of:=SUM([.L160:.R160])" office:value-type="float" office:value="0.000000002362342" calcext:value-type="float">
            <text:p>2.36E-09</text:p>
          </table:table-cell>
          <table:table-cell table:formula="of:=SUM([.S160:.AF160])" office:value-type="float" office:value="0.00000000027704238" calcext:value-type="float">
            <text:p>2.77E-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.2857" calcext:value-type="float">
            <text:p>34.2857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42.8571" calcext:value-type="float">
            <text:p>42.8571</text:p>
          </table:table-cell>
          <table:table-cell office:value-type="float" office:value="0.00000000418298" calcext:value-type="float">
            <text:p>4.18E-09</text:p>
          </table:table-cell>
          <table:table-cell office:value-type="float" office:value="0.00000000175925" calcext:value-type="float">
            <text:p>1.76E-09</text:p>
          </table:table-cell>
          <table:table-cell office:value-type="float" office:value="0.00000000089284" calcext:value-type="float">
            <text:p>8.93E-10</text:p>
          </table:table-cell>
          <table:table-cell office:value-type="float" office:value="0.000000000511538" calcext:value-type="float">
            <text:p>5.12E-10</text:p>
          </table:table-cell>
          <table:table-cell office:value-type="float" office:value="0.000000000313808" calcext:value-type="float">
            <text:p>3.14E-10</text:p>
          </table:table-cell>
          <table:table-cell office:value-type="float" office:value="0.000000000229009" calcext:value-type="float">
            <text:p>2.29E-10</text:p>
          </table:table-cell>
          <table:table-cell office:value-type="float" office:value="0.000000000152615" calcext:value-type="float">
            <text:p>1.53E-10</text:p>
          </table:table-cell>
          <table:table-cell office:value-type="float" office:value="0.000000000113502" calcext:value-type="float">
            <text:p>1.14E-10</text:p>
          </table:table-cell>
          <table:table-cell office:value-type="float" office:value="0.000000000102717" calcext:value-type="float">
            <text:p>1.03E-10</text:p>
          </table:table-cell>
          <table:table-cell office:value-type="float" office:value="0.000000000069219" calcext:value-type="float">
            <text:p>6.92E-11</text:p>
          </table:table-cell>
          <table:table-cell office:value-type="float" office:value="0.0000000000363649" calcext:value-type="float">
            <text:p>3.64E-11</text:p>
          </table:table-cell>
          <table:table-cell office:value-type="float" office:value="0.0000000000256413" calcext:value-type="float">
            <text:p>2.56E-11</text:p>
          </table:table-cell>
          <table:table-cell office:value-type="float" office:value="0.0000000000146875" calcext:value-type="float">
            <text:p>1.47E-11</text:p>
          </table:table-cell>
          <table:table-cell office:value-type="float" office:value="0.0000000000241136" calcext:value-type="float">
            <text:p>2.41E-11</text:p>
          </table:table-cell>
          <table:table-cell office:value-type="float" office:value="0.0000000000157414" calcext:value-type="float">
            <text:p>1.57E-11</text:p>
          </table:table-cell>
          <table:table-cell office:value-type="float" office:value="0.00000000000973512" calcext:value-type="float">
            <text:p>9.74E-12</text:p>
          </table:table-cell>
          <table:table-cell office:value-type="float" office:value="0.00000000000250552" calcext:value-type="float">
            <text:p>2.51E-12</text:p>
          </table:table-cell>
          <table:table-cell office:value-type="float" office:value="0.00000000000238572" calcext:value-type="float">
            <text:p>2.39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311871" calcext:value-type="float">
            <text:p>3.12E-13</text:p>
          </table:table-cell>
          <table:table-cell office:value-type="float" office:value="0.00000000000171511" calcext:value-type="float">
            <text:p>1.72E-12</text:p>
          </table:table-cell>
          <table:table-cell office:value-type="float" office:value="0.00000000000509014" calcext:value-type="float">
            <text:p>5.09E-12</text:p>
          </table:table-cell>
          <table:table-cell office:value-type="float" office:value="0.00000000000429534" calcext:value-type="float">
            <text:p>4.30E-12</text:p>
          </table:table-cell>
          <table:table-cell table:formula="of:=SUM([.J161:.K161])" office:value-type="float" office:value="0.00000000594223" calcext:value-type="float">
            <text:p>5.94E-09</text:p>
          </table:table-cell>
          <table:table-cell table:formula="of:=SUM([.L161:.R161])" office:value-type="float" office:value="0.000000002316029" calcext:value-type="float">
            <text:p>2.32E-09</text:p>
          </table:table-cell>
          <table:table-cell table:formula="of:=SUM([.S161:.AF161])" office:value-type="float" office:value="0.000000000211806521" calcext:value-type="float">
            <text:p>2.12E-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68.5714" calcext:value-type="float">
            <text:p>68.5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209323" calcext:value-type="float">
            <text:p>2.09E-09</text:p>
          </table:table-cell>
          <table:table-cell office:value-type="float" office:value="0.000000000880377" calcext:value-type="float">
            <text:p>8.80E-10</text:p>
          </table:table-cell>
          <table:table-cell office:value-type="float" office:value="0.00000000044608" calcext:value-type="float">
            <text:p>4.46E-10</text:p>
          </table:table-cell>
          <table:table-cell office:value-type="float" office:value="0.000000000250597" calcext:value-type="float">
            <text:p>2.51E-10</text:p>
          </table:table-cell>
          <table:table-cell office:value-type="float" office:value="0.00000000015721" calcext:value-type="float">
            <text:p>1.57E-10</text:p>
          </table:table-cell>
          <table:table-cell office:value-type="float" office:value="0.000000000114453" calcext:value-type="float">
            <text:p>1.14E-10</text:p>
          </table:table-cell>
          <table:table-cell office:value-type="float" office:value="0.00000000007451" calcext:value-type="float">
            <text:p>7.45E-11</text:p>
          </table:table-cell>
          <table:table-cell office:value-type="float" office:value="0.0000000000563996" calcext:value-type="float">
            <text:p>5.64E-11</text:p>
          </table:table-cell>
          <table:table-cell office:value-type="float" office:value="0.0000000000501698" calcext:value-type="float">
            <text:p>5.02E-11</text:p>
          </table:table-cell>
          <table:table-cell office:value-type="float" office:value="0.0000000000600998" calcext:value-type="float">
            <text:p>6.01E-11</text:p>
          </table:table-cell>
          <table:table-cell office:value-type="float" office:value="0.0000000000320103" calcext:value-type="float">
            <text:p>3.20E-11</text:p>
          </table:table-cell>
          <table:table-cell office:value-type="float" office:value="0.0000000000265331" calcext:value-type="float">
            <text:p>2.65E-11</text:p>
          </table:table-cell>
          <table:table-cell office:value-type="float" office:value="0.0000000000179365" calcext:value-type="float">
            <text:p>1.79E-11</text:p>
          </table:table-cell>
          <table:table-cell office:value-type="float" office:value="0.000000000011433" calcext:value-type="float">
            <text:p>1.14E-11</text:p>
          </table:table-cell>
          <table:table-cell office:value-type="float" office:value="0.00000000000501856" calcext:value-type="float">
            <text:p>5.02E-12</text:p>
          </table:table-cell>
          <table:table-cell office:value-type="float" office:value="0.000000000000783098" calcext:value-type="float">
            <text:p>7.83E-13</text:p>
          </table:table-cell>
          <table:table-cell office:value-type="float" office:value="0.00000000000229908" calcext:value-type="float">
            <text:p>2.30E-12</text:p>
          </table:table-cell>
          <table:table-cell office:value-type="float" office:value="0.00000000000236511" calcext:value-type="float">
            <text:p>2.37E-12</text:p>
          </table:table-cell>
          <table:table-cell office:value-type="float" office:value="0.00000000000103017" calcext:value-type="float">
            <text:p>1.03E-12</text:p>
          </table:table-cell>
          <table:table-cell office:value-type="float" office:value="0.00000000000116357" calcext:value-type="float">
            <text:p>1.16E-12</text:p>
          </table:table-cell>
          <table:table-cell office:value-type="float" office:value="0.00000000000219452" calcext:value-type="float">
            <text:p>2.19E-12</text:p>
          </table:table-cell>
          <table:table-cell office:value-type="float" office:value="0.00000000000457624" calcext:value-type="float">
            <text:p>4.58E-12</text:p>
          </table:table-cell>
          <table:table-cell office:value-type="float" office:value="0.00000000000390555" calcext:value-type="float">
            <text:p>3.91E-12</text:p>
          </table:table-cell>
          <table:table-cell table:formula="of:=SUM([.J162:.K162])" office:value-type="float" office:value="0.000000002973607" calcext:value-type="float">
            <text:p>2.97E-09</text:p>
          </table:table-cell>
          <table:table-cell table:formula="of:=SUM([.L162:.R162])" office:value-type="float" office:value="0.0000000011494194" calcext:value-type="float">
            <text:p>1.15E-09</text:p>
          </table:table-cell>
          <table:table-cell table:formula="of:=SUM([.S162:.AF162])" office:value-type="float" office:value="0.000000000171348598" calcext:value-type="float">
            <text:p>1.71E-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8.5714" calcext:value-type="float">
            <text:p>68.5714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77.1429" calcext:value-type="float">
            <text:p>77.1429</text:p>
          </table:table-cell>
          <table:table-cell office:value-type="float" office:value="0.00000000418854" calcext:value-type="float">
            <text:p>4.19E-09</text:p>
          </table:table-cell>
          <table:table-cell office:value-type="float" office:value="0.00000000176185" calcext:value-type="float">
            <text:p>1.76E-09</text:p>
          </table:table-cell>
          <table:table-cell office:value-type="float" office:value="0.000000000883401" calcext:value-type="float">
            <text:p>8.83E-10</text:p>
          </table:table-cell>
          <table:table-cell office:value-type="float" office:value="0.000000000501877" calcext:value-type="float">
            <text:p>5.02E-10</text:p>
          </table:table-cell>
          <table:table-cell office:value-type="float" office:value="0.000000000314842" calcext:value-type="float">
            <text:p>3.15E-10</text:p>
          </table:table-cell>
          <table:table-cell office:value-type="float" office:value="0.00000000021907" calcext:value-type="float">
            <text:p>2.19E-10</text:p>
          </table:table-cell>
          <table:table-cell office:value-type="float" office:value="0.000000000149305" calcext:value-type="float">
            <text:p>1.49E-10</text:p>
          </table:table-cell>
          <table:table-cell office:value-type="float" office:value="0.000000000105607" calcext:value-type="float">
            <text:p>1.06E-10</text:p>
          </table:table-cell>
          <table:table-cell office:value-type="float" office:value="0.0000000000969608" calcext:value-type="float">
            <text:p>9.70E-11</text:p>
          </table:table-cell>
          <table:table-cell office:value-type="float" office:value="0.0000000000367926" calcext:value-type="float">
            <text:p>3.68E-11</text:p>
          </table:table-cell>
          <table:table-cell office:value-type="float" office:value="0.0000000000160534" calcext:value-type="float">
            <text:p>1.61E-11</text:p>
          </table:table-cell>
          <table:table-cell office:value-type="float" office:value="0.0000000000130316" calcext:value-type="float">
            <text:p>1.30E-11</text:p>
          </table:table-cell>
          <table:table-cell office:value-type="float" office:value="0.00000000000986345" calcext:value-type="float">
            <text:p>9.86E-12</text:p>
          </table:table-cell>
          <table:table-cell office:value-type="float" office:value="0.000000000010851" calcext:value-type="float">
            <text:p>1.09E-11</text:p>
          </table:table-cell>
          <table:table-cell office:value-type="float" office:value="0.00000000000707775" calcext:value-type="float">
            <text:p>7.08E-12</text:p>
          </table:table-cell>
          <table:table-cell office:value-type="float" office:value="0.00000000000396447" calcext:value-type="float">
            <text:p>3.96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000000026952" calcext:value-type="float">
            <text:p>2.70E-13</text:p>
          </table:table-cell>
          <table:table-cell office:value-type="float" office:value="0.00000000000148279" calcext:value-type="float">
            <text:p>1.48E-12</text:p>
          </table:table-cell>
          <table:table-cell office:value-type="float" office:value="0.00000000000351988" calcext:value-type="float">
            <text:p>3.52E-12</text:p>
          </table:table-cell>
          <table:table-cell office:value-type="float" office:value="0.00000000000320328" calcext:value-type="float">
            <text:p>3.20E-12</text:p>
          </table:table-cell>
          <table:table-cell table:formula="of:=SUM([.J163:.K163])" office:value-type="float" office:value="0.00000000595039" calcext:value-type="float">
            <text:p>5.95E-09</text:p>
          </table:table-cell>
          <table:table-cell table:formula="of:=SUM([.L163:.R163])" office:value-type="float" office:value="0.0000000022710628" calcext:value-type="float">
            <text:p>2.27E-09</text:p>
          </table:table-cell>
          <table:table-cell table:formula="of:=SUM([.S163:.AF163])" office:value-type="float" office:value="0.00000000010610974" calcext:value-type="float">
            <text:p>1.06E-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94.2857" calcext:value-type="float">
            <text:p>94.2857</text:p>
          </table:table-cell>
          <table:table-cell office:value-type="float" office:value="0.00000000418784" calcext:value-type="float">
            <text:p>4.19E-09</text:p>
          </table:table-cell>
          <table:table-cell office:value-type="float" office:value="0.00000000176161" calcext:value-type="float">
            <text:p>1.76E-09</text:p>
          </table:table-cell>
          <table:table-cell office:value-type="float" office:value="0.000000000883425" calcext:value-type="float">
            <text:p>8.83E-10</text:p>
          </table:table-cell>
          <table:table-cell office:value-type="float" office:value="0.000000000502084" calcext:value-type="float">
            <text:p>5.02E-10</text:p>
          </table:table-cell>
          <table:table-cell office:value-type="float" office:value="0.000000000314968" calcext:value-type="float">
            <text:p>3.15E-10</text:p>
          </table:table-cell>
          <table:table-cell office:value-type="float" office:value="0.000000000219228" calcext:value-type="float">
            <text:p>2.19E-10</text:p>
          </table:table-cell>
          <table:table-cell office:value-type="float" office:value="0.000000000149449" calcext:value-type="float">
            <text:p>1.49E-10</text:p>
          </table:table-cell>
          <table:table-cell office:value-type="float" office:value="0.000000000105758" calcext:value-type="float">
            <text:p>1.06E-10</text:p>
          </table:table-cell>
          <table:table-cell office:value-type="float" office:value="0.0000000000971157" calcext:value-type="float">
            <text:p>9.71E-11</text:p>
          </table:table-cell>
          <table:table-cell office:value-type="float" office:value="0.0000000000615022" calcext:value-type="float">
            <text:p>6.15E-11</text:p>
          </table:table-cell>
          <table:table-cell office:value-type="float" office:value="0.000000000030808" calcext:value-type="float">
            <text:p>3.08E-11</text:p>
          </table:table-cell>
          <table:table-cell office:value-type="float" office:value="0.00000000002537" calcext:value-type="float">
            <text:p>2.54E-11</text:p>
          </table:table-cell>
          <table:table-cell office:value-type="float" office:value="0.0000000000167077" calcext:value-type="float">
            <text:p>1.67E-11</text:p>
          </table:table-cell>
          <table:table-cell office:value-type="float" office:value="0.0000000000106562" calcext:value-type="float">
            <text:p>1.07E-11</text:p>
          </table:table-cell>
          <table:table-cell office:value-type="float" office:value="0.00000000000655791" calcext:value-type="float">
            <text:p>6.56E-12</text:p>
          </table:table-cell>
          <table:table-cell office:value-type="float" office:value="0.00000000000436909" calcext:value-type="float">
            <text:p>4.37E-12</text:p>
          </table:table-cell>
          <table:table-cell office:value-type="float" office:value="0.00000000000264091" calcext:value-type="float">
            <text:p>2.64E-12</text:p>
          </table:table-cell>
          <table:table-cell office:value-type="float" office:value="0.00000000000402237" calcext:value-type="float">
            <text:p>4.02E-12</text:p>
          </table:table-cell>
          <table:table-cell office:value-type="float" office:value="0.00000000000334079" calcext:value-type="float">
            <text:p>3.34E-12</text:p>
          </table:table-cell>
          <table:table-cell office:value-type="float" office:value="0.00000000000114273" calcext:value-type="float">
            <text:p>1.14E-12</text:p>
          </table:table-cell>
          <table:table-cell office:value-type="float" office:value="0.00000000000207969" calcext:value-type="float">
            <text:p>2.08E-12</text:p>
          </table:table-cell>
          <table:table-cell office:value-type="float" office:value="0.00000000000430054" calcext:value-type="float">
            <text:p>4.30E-12</text:p>
          </table:table-cell>
          <table:table-cell office:value-type="float" office:value="0.00000000000365661" calcext:value-type="float">
            <text:p>3.66E-12</text:p>
          </table:table-cell>
          <table:table-cell table:formula="of:=SUM([.J164:.K164])" office:value-type="float" office:value="0.00000000594945" calcext:value-type="float">
            <text:p>5.95E-09</text:p>
          </table:table-cell>
          <table:table-cell table:formula="of:=SUM([.L164:.R164])" office:value-type="float" office:value="0.0000000022720277" calcext:value-type="float">
            <text:p>2.27E-09</text:p>
          </table:table-cell>
          <table:table-cell table:formula="of:=SUM([.S164:.AF164])" office:value-type="float" office:value="0.00000000017715474" calcext:value-type="float">
            <text:p>1.77E-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20" calcext:value-type="float">
            <text:p>12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11.429" calcext:value-type="float">
            <text:p>111.429</text:p>
          </table:table-cell>
          <table:table-cell office:value-type="float" office:value="0.00000000209228" calcext:value-type="float">
            <text:p>2.09E-09</text:p>
          </table:table-cell>
          <table:table-cell office:value-type="float" office:value="0.000000000880069" calcext:value-type="float">
            <text:p>8.80E-10</text:p>
          </table:table-cell>
          <table:table-cell office:value-type="float" office:value="0.000000000441353" calcext:value-type="float">
            <text:p>4.41E-10</text:p>
          </table:table-cell>
          <table:table-cell office:value-type="float" office:value="0.000000000250852" calcext:value-type="float">
            <text:p>2.51E-10</text:p>
          </table:table-cell>
          <table:table-cell office:value-type="float" office:value="0.000000000157364" calcext:value-type="float">
            <text:p>1.57E-10</text:p>
          </table:table-cell>
          <table:table-cell office:value-type="float" office:value="0.000000000109545" calcext:value-type="float">
            <text:p>1.10E-10</text:p>
          </table:table-cell>
          <table:table-cell office:value-type="float" office:value="0.0000000000746848" calcext:value-type="float">
            <text:p>7.47E-11</text:p>
          </table:table-cell>
          <table:table-cell office:value-type="float" office:value="0.0000000000528618" calcext:value-type="float">
            <text:p>5.29E-11</text:p>
          </table:table-cell>
          <table:table-cell office:value-type="float" office:value="0.000000000048545" calcext:value-type="float">
            <text:p>4.85E-11</text:p>
          </table:table-cell>
          <table:table-cell office:value-type="float" office:value="0.0000000000328818" calcext:value-type="float">
            <text:p>3.29E-11</text:p>
          </table:table-cell>
          <table:table-cell office:value-type="float" office:value="0.0000000000160752" calcext:value-type="float">
            <text:p>1.61E-11</text:p>
          </table:table-cell>
          <table:table-cell office:value-type="float" office:value="0.0000000000133335" calcext:value-type="float">
            <text:p>1.33E-11</text:p>
          </table:table-cell>
          <table:table-cell office:value-type="float" office:value="0.0000000000137108" calcext:value-type="float">
            <text:p>1.37E-11</text:p>
          </table:table-cell>
          <table:table-cell office:value-type="float" office:value="0.0000000000194414" calcext:value-type="float">
            <text:p>1.94E-11</text:p>
          </table:table-cell>
          <table:table-cell office:value-type="float" office:value="0.00000000000709338" calcext:value-type="float">
            <text:p>7.09E-12</text:p>
          </table:table-cell>
          <table:table-cell office:value-type="float" office:value="0.0000000000039732" calcext:value-type="float">
            <text:p>3.97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0000000269107" calcext:value-type="float">
            <text:p>2.69E-13</text:p>
          </table:table-cell>
          <table:table-cell office:value-type="float" office:value="0.00000000000148115" calcext:value-type="float">
            <text:p>1.48E-12</text:p>
          </table:table-cell>
          <table:table-cell office:value-type="float" office:value="0.00000000000351508" calcext:value-type="float">
            <text:p>3.52E-12</text:p>
          </table:table-cell>
          <table:table-cell office:value-type="float" office:value="0.00000000000320019" calcext:value-type="float">
            <text:p>3.20E-12</text:p>
          </table:table-cell>
          <table:table-cell table:formula="of:=SUM([.J165:.K165])" office:value-type="float" office:value="0.000000002972349" calcext:value-type="float">
            <text:p>2.97E-09</text:p>
          </table:table-cell>
          <table:table-cell table:formula="of:=SUM([.L165:.R165])" office:value-type="float" office:value="0.0000000011352056" calcext:value-type="float">
            <text:p>1.14E-09</text:p>
          </table:table-cell>
          <table:table-cell table:formula="of:=SUM([.S165:.AF165])" office:value-type="float" office:value="0.000000000114974807" calcext:value-type="float">
            <text:p>1.15E-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37.143" calcext:value-type="float">
            <text:p>137.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0.00000000418006" calcext:value-type="float">
            <text:p>4.18E-09</text:p>
          </table:table-cell>
          <table:table-cell office:value-type="float" office:value="0.0000000017581" calcext:value-type="float">
            <text:p>1.76E-09</text:p>
          </table:table-cell>
          <table:table-cell office:value-type="float" office:value="0.000000000891553" calcext:value-type="float">
            <text:p>8.92E-10</text:p>
          </table:table-cell>
          <table:table-cell office:value-type="float" office:value="0.000000000504531" calcext:value-type="float">
            <text:p>5.05E-10</text:p>
          </table:table-cell>
          <table:table-cell office:value-type="float" office:value="0.000000000314289" calcext:value-type="float">
            <text:p>3.14E-10</text:p>
          </table:table-cell>
          <table:table-cell office:value-type="float" office:value="0.000000000228836" calcext:value-type="float">
            <text:p>2.29E-10</text:p>
          </table:table-cell>
          <table:table-cell office:value-type="float" office:value="0.000000000149168" calcext:value-type="float">
            <text:p>1.49E-10</text:p>
          </table:table-cell>
          <table:table-cell office:value-type="float" office:value="0.000000000112945" calcext:value-type="float">
            <text:p>1.13E-10</text:p>
          </table:table-cell>
          <table:table-cell office:value-type="float" office:value="0.000000000100557" calcext:value-type="float">
            <text:p>1.01E-10</text:p>
          </table:table-cell>
          <table:table-cell office:value-type="float" office:value="0.0000000000669869" calcext:value-type="float">
            <text:p>6.70E-11</text:p>
          </table:table-cell>
          <table:table-cell office:value-type="float" office:value="0.0000000000335687" calcext:value-type="float">
            <text:p>3.36E-11</text:p>
          </table:table-cell>
          <table:table-cell office:value-type="float" office:value="0.0000000000278338" calcext:value-type="float">
            <text:p>2.78E-11</text:p>
          </table:table-cell>
          <table:table-cell office:value-type="float" office:value="0.0000000000186212" calcext:value-type="float">
            <text:p>1.86E-11</text:p>
          </table:table-cell>
          <table:table-cell office:value-type="float" office:value="0.0000000000146112" calcext:value-type="float">
            <text:p>1.46E-11</text:p>
          </table:table-cell>
          <table:table-cell office:value-type="float" office:value="0.0000000000126743" calcext:value-type="float">
            <text:p>1.27E-11</text:p>
          </table:table-cell>
          <table:table-cell office:value-type="float" office:value="0.00000000000508518" calcext:value-type="float">
            <text:p>5.09E-12</text:p>
          </table:table-cell>
          <table:table-cell office:value-type="float" office:value="0.00000000000230414" calcext:value-type="float">
            <text:p>2.30E-12</text:p>
          </table:table-cell>
          <table:table-cell office:value-type="float" office:value="0.00000000000236922" calcext:value-type="float">
            <text:p>2.37E-12</text:p>
          </table:table-cell>
          <table:table-cell office:value-type="float" office:value="0.00000000000102971" calcext:value-type="float">
            <text:p>1.03E-12</text:p>
          </table:table-cell>
          <table:table-cell office:value-type="float" office:value="0.00000000000147301" calcext:value-type="float">
            <text:p>1.47E-12</text:p>
          </table:table-cell>
          <table:table-cell office:value-type="float" office:value="0.00000000000390073" calcext:value-type="float">
            <text:p>3.90E-12</text:p>
          </table:table-cell>
          <table:table-cell office:value-type="float" office:value="0.00000000000786226" calcext:value-type="float">
            <text:p>7.86E-12</text:p>
          </table:table-cell>
          <table:table-cell office:value-type="float" office:value="0.0000000000071524" calcext:value-type="float">
            <text:p>7.15E-12</text:p>
          </table:table-cell>
          <table:table-cell table:formula="of:=SUM([.J166:.K166])" office:value-type="float" office:value="0.00000000593816" calcext:value-type="float">
            <text:p>5.94E-09</text:p>
          </table:table-cell>
          <table:table-cell table:formula="of:=SUM([.L166:.R166])" office:value-type="float" office:value="0.000000002301879" calcext:value-type="float">
            <text:p>2.30E-09</text:p>
          </table:table-cell>
          <table:table-cell table:formula="of:=SUM([.S166:.AF166])" office:value-type="float" office:value="0.00000000020547275" calcext:value-type="float">
            <text:p>2.05E-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7.143" calcext:value-type="float">
            <text:p>137.143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45.714" calcext:value-type="float">
            <text:p>145.714</text:p>
          </table:table-cell>
          <table:table-cell office:value-type="float" office:value="0.00000000417424" calcext:value-type="float">
            <text:p>4.17E-09</text:p>
          </table:table-cell>
          <table:table-cell office:value-type="float" office:value="0.0000000017556" calcext:value-type="float">
            <text:p>1.76E-09</text:p>
          </table:table-cell>
          <table:table-cell office:value-type="float" office:value="0.000000000890999" calcext:value-type="float">
            <text:p>8.91E-10</text:p>
          </table:table-cell>
          <table:table-cell office:value-type="float" office:value="0.000000000517947" calcext:value-type="float">
            <text:p>5.18E-10</text:p>
          </table:table-cell>
          <table:table-cell office:value-type="float" office:value="0.000000000313827" calcext:value-type="float">
            <text:p>3.14E-10</text:p>
          </table:table-cell>
          <table:table-cell office:value-type="float" office:value="0.000000000229496" calcext:value-type="float">
            <text:p>2.29E-10</text:p>
          </table:table-cell>
          <table:table-cell office:value-type="float" office:value="0.000000000159871" calcext:value-type="float">
            <text:p>1.60E-10</text:p>
          </table:table-cell>
          <table:table-cell office:value-type="float" office:value="0.000000000119074" calcext:value-type="float">
            <text:p>1.19E-10</text:p>
          </table:table-cell>
          <table:table-cell office:value-type="float" office:value="0.000000000107713" calcext:value-type="float">
            <text:p>1.08E-10</text:p>
          </table:table-cell>
          <table:table-cell office:value-type="float" office:value="0.0000000000750596" calcext:value-type="float">
            <text:p>7.51E-11</text:p>
          </table:table-cell>
          <table:table-cell office:value-type="float" office:value="0.0000000000383874" calcext:value-type="float">
            <text:p>3.84E-11</text:p>
          </table:table-cell>
          <table:table-cell office:value-type="float" office:value="0.0000000000281273" calcext:value-type="float">
            <text:p>2.81E-11</text:p>
          </table:table-cell>
          <table:table-cell office:value-type="float" office:value="0.0000000000164226" calcext:value-type="float">
            <text:p>1.64E-11</text:p>
          </table:table-cell>
          <table:table-cell office:value-type="float" office:value="0.0000000000274312" calcext:value-type="float">
            <text:p>2.74E-11</text:p>
          </table:table-cell>
          <table:table-cell office:value-type="float" office:value="0.0000000000175752" calcext:value-type="float">
            <text:p>1.76E-11</text:p>
          </table:table-cell>
          <table:table-cell office:value-type="float" office:value="0.0000000000104625" calcext:value-type="float">
            <text:p>1.05E-11</text:p>
          </table:table-cell>
          <table:table-cell office:value-type="float" office:value="0.00000000000251703" calcext:value-type="float">
            <text:p>2.52E-12</text:p>
          </table:table-cell>
          <table:table-cell office:value-type="float" office:value="0.00000000000260421" calcext:value-type="float">
            <text:p>2.60E-12</text:p>
          </table:table-cell>
          <table:table-cell office:value-type="float" office:value="0.00000000000122139" calcext:value-type="float">
            <text:p>1.22E-12</text:p>
          </table:table-cell>
          <table:table-cell office:value-type="float" office:value="0.00000000000136883" calcext:value-type="float">
            <text:p>1.37E-12</text:p>
          </table:table-cell>
          <table:table-cell office:value-type="float" office:value="0.00000000000254332" calcext:value-type="float">
            <text:p>2.54E-12</text:p>
          </table:table-cell>
          <table:table-cell office:value-type="float" office:value="0.00000000000438938" calcext:value-type="float">
            <text:p>4.39E-12</text:p>
          </table:table-cell>
          <table:table-cell office:value-type="float" office:value="0.00000000000398652" calcext:value-type="float">
            <text:p>3.99E-12</text:p>
          </table:table-cell>
          <table:table-cell table:formula="of:=SUM([.J167:.K167])" office:value-type="float" office:value="0.00000000592984" calcext:value-type="float">
            <text:p>5.93E-09</text:p>
          </table:table-cell>
          <table:table-cell table:formula="of:=SUM([.L167:.R167])" office:value-type="float" office:value="0.000000002338927" calcext:value-type="float">
            <text:p>2.34E-09</text:p>
          </table:table-cell>
          <table:table-cell table:formula="of:=SUM([.S167:.AF167])" office:value-type="float" office:value="0.00000000023209648" calcext:value-type="float">
            <text:p>2.32E-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71.429" calcext:value-type="float">
            <text:p>171.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62.857" calcext:value-type="float">
            <text:p>162.857</text:p>
          </table:table-cell>
          <table:table-cell office:value-type="float" office:value="0.00000000417333" calcext:value-type="float">
            <text:p>4.17E-09</text:p>
          </table:table-cell>
          <table:table-cell office:value-type="float" office:value="0.00000000175494" calcext:value-type="float">
            <text:p>1.75E-09</text:p>
          </table:table-cell>
          <table:table-cell office:value-type="float" office:value="0.000000000890618" calcext:value-type="float">
            <text:p>8.91E-10</text:p>
          </table:table-cell>
          <table:table-cell office:value-type="float" office:value="0.000000000521026" calcext:value-type="float">
            <text:p>5.21E-10</text:p>
          </table:table-cell>
          <table:table-cell office:value-type="float" office:value="0.000000000326377" calcext:value-type="float">
            <text:p>3.26E-10</text:p>
          </table:table-cell>
          <table:table-cell office:value-type="float" office:value="0.000000000234206" calcext:value-type="float">
            <text:p>2.34E-10</text:p>
          </table:table-cell>
          <table:table-cell office:value-type="float" office:value="0.000000000166378" calcext:value-type="float">
            <text:p>1.66E-10</text:p>
          </table:table-cell>
          <table:table-cell office:value-type="float" office:value="0.000000000127702" calcext:value-type="float">
            <text:p>1.28E-10</text:p>
          </table:table-cell>
          <table:table-cell office:value-type="float" office:value="0.000000000120063" calcext:value-type="float">
            <text:p>1.20E-10</text:p>
          </table:table-cell>
          <table:table-cell office:value-type="float" office:value="0.0000000000830341" calcext:value-type="float">
            <text:p>8.30E-11</text:p>
          </table:table-cell>
          <table:table-cell office:value-type="float" office:value="0.0000000000403161" calcext:value-type="float">
            <text:p>4.03E-11</text:p>
          </table:table-cell>
          <table:table-cell office:value-type="float" office:value="0.0000000000241952" calcext:value-type="float">
            <text:p>2.42E-11</text:p>
          </table:table-cell>
          <table:table-cell office:value-type="float" office:value="0.0000000000302781" calcext:value-type="float">
            <text:p>3.03E-11</text:p>
          </table:table-cell>
          <table:table-cell office:value-type="float" office:value="0.0000000000341927" calcext:value-type="float">
            <text:p>3.42E-11</text:p>
          </table:table-cell>
          <table:table-cell office:value-type="float" office:value="0.000000000026549" calcext:value-type="float">
            <text:p>2.65E-11</text:p>
          </table:table-cell>
          <table:table-cell office:value-type="float" office:value="0.0000000000248124" calcext:value-type="float">
            <text:p>2.48E-11</text:p>
          </table:table-cell>
          <table:table-cell office:value-type="float" office:value="0.0000000000147058" calcext:value-type="float">
            <text:p>1.47E-11</text:p>
          </table:table-cell>
          <table:table-cell office:value-type="float" office:value="0.0000000000162487" calcext:value-type="float">
            <text:p>1.62E-11</text:p>
          </table:table-cell>
          <table:table-cell office:value-type="float" office:value="0.0000000000072623" calcext:value-type="float">
            <text:p>7.26E-12</text:p>
          </table:table-cell>
          <table:table-cell office:value-type="float" office:value="0.00000000000531397" calcext:value-type="float">
            <text:p>5.31E-12</text:p>
          </table:table-cell>
          <table:table-cell office:value-type="float" office:value="0.00000000000982626" calcext:value-type="float">
            <text:p>9.83E-12</text:p>
          </table:table-cell>
          <table:table-cell office:value-type="float" office:value="0.0000000000153358" calcext:value-type="float">
            <text:p>1.53E-11</text:p>
          </table:table-cell>
          <table:table-cell office:value-type="float" office:value="0.0000000000144455" calcext:value-type="float">
            <text:p>1.44E-11</text:p>
          </table:table-cell>
          <table:table-cell table:formula="of:=SUM([.J168:.K168])" office:value-type="float" office:value="0.00000000592827" calcext:value-type="float">
            <text:p>5.93E-09</text:p>
          </table:table-cell>
          <table:table-cell table:formula="of:=SUM([.L168:.R168])" office:value-type="float" office:value="0.00000000238637" calcext:value-type="float">
            <text:p>2.39E-09</text:p>
          </table:table-cell>
          <table:table-cell table:formula="of:=SUM([.S168:.AF168])" office:value-type="float" office:value="0.00000000034651593" calcext:value-type="float">
            <text:p>3.47E-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1.429" calcext:value-type="float">
            <text:p>171.429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209022" calcext:value-type="float">
            <text:p>2.09E-09</text:p>
          </table:table-cell>
          <table:table-cell office:value-type="float" office:value="0.000000000879014" calcext:value-type="float">
            <text:p>8.79E-10</text:p>
          </table:table-cell>
          <table:table-cell office:value-type="float" office:value="0.000000000446105" calcext:value-type="float">
            <text:p>4.46E-10</text:p>
          </table:table-cell>
          <table:table-cell office:value-type="float" office:value="0.000000000260974" calcext:value-type="float">
            <text:p>2.61E-10</text:p>
          </table:table-cell>
          <table:table-cell office:value-type="float" office:value="0.000000000163717" calcext:value-type="float">
            <text:p>1.64E-10</text:p>
          </table:table-cell>
          <table:table-cell office:value-type="float" office:value="0.000000000119769" calcext:value-type="float">
            <text:p>1.20E-10</text:p>
          </table:table-cell>
          <table:table-cell office:value-type="float" office:value="0.0000000000850839" calcext:value-type="float">
            <text:p>8.51E-11</text:p>
          </table:table-cell>
          <table:table-cell office:value-type="float" office:value="0.0000000000655924" calcext:value-type="float">
            <text:p>6.56E-11</text:p>
          </table:table-cell>
          <table:table-cell office:value-type="float" office:value="0.0000000000627257" calcext:value-type="float">
            <text:p>6.27E-11</text:p>
          </table:table-cell>
          <table:table-cell office:value-type="float" office:value="0.0000000000449856" calcext:value-type="float">
            <text:p>4.50E-11</text:p>
          </table:table-cell>
          <table:table-cell office:value-type="float" office:value="0.0000000000319977" calcext:value-type="float">
            <text:p>3.20E-11</text:p>
          </table:table-cell>
          <table:table-cell office:value-type="float" office:value="0.0000000000642362" calcext:value-type="float">
            <text:p>6.42E-11</text:p>
          </table:table-cell>
          <table:table-cell office:value-type="float" office:value="0.0000000000556481" calcext:value-type="float">
            <text:p>5.56E-11</text:p>
          </table:table-cell>
          <table:table-cell office:value-type="float" office:value="0.0000000000645839" calcext:value-type="float">
            <text:p>6.46E-11</text:p>
          </table:table-cell>
          <table:table-cell office:value-type="float" office:value="0.0000000000445391" calcext:value-type="float">
            <text:p>4.45E-11</text:p>
          </table:table-cell>
          <table:table-cell office:value-type="float" office:value="0.0000000000377474" calcext:value-type="float">
            <text:p>3.77E-11</text:p>
          </table:table-cell>
          <table:table-cell office:value-type="float" office:value="0.0000000000471689" calcext:value-type="float">
            <text:p>4.72E-11</text:p>
          </table:table-cell>
          <table:table-cell office:value-type="float" office:value="0.0000000000934072" calcext:value-type="float">
            <text:p>9.34E-11</text:p>
          </table:table-cell>
          <table:table-cell office:value-type="float" office:value="0.0000000000970847" calcext:value-type="float">
            <text:p>9.71E-11</text:p>
          </table:table-cell>
          <table:table-cell office:value-type="float" office:value="0.0000000000173527" calcext:value-type="float">
            <text:p>1.74E-11</text:p>
          </table:table-cell>
          <table:table-cell office:value-type="float" office:value="0.000000000020252" calcext:value-type="float">
            <text:p>2.03E-11</text:p>
          </table:table-cell>
          <table:table-cell office:value-type="float" office:value="0.0000000000216666" calcext:value-type="float">
            <text:p>2.17E-11</text:p>
          </table:table-cell>
          <table:table-cell office:value-type="float" office:value="0.0000000000200726" calcext:value-type="float">
            <text:p>2.01E-11</text:p>
          </table:table-cell>
          <table:table-cell table:formula="of:=SUM([.J169:.K169])" office:value-type="float" office:value="0.000000002969234" calcext:value-type="float">
            <text:p>2.97E-09</text:p>
          </table:table-cell>
          <table:table-cell table:formula="of:=SUM([.L169:.R169])" office:value-type="float" office:value="0.000000001203967" calcext:value-type="float">
            <text:p>1.20E-09</text:p>
          </table:table-cell>
          <table:table-cell table:formula="of:=SUM([.S169:.AF169])" office:value-type="float" office:value="0.0000000006607427" calcext:value-type="float">
            <text:p>6.61E-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0.0000000041879" calcext:value-type="float">
            <text:p>4.19E-09</text:p>
          </table:table-cell>
          <table:table-cell office:value-type="float" office:value="0.00000000176106" calcext:value-type="float">
            <text:p>1.76E-09</text:p>
          </table:table-cell>
          <table:table-cell office:value-type="float" office:value="0.000000000893732" calcext:value-type="float">
            <text:p>8.94E-10</text:p>
          </table:table-cell>
          <table:table-cell office:value-type="float" office:value="0.00000000052283" calcext:value-type="float">
            <text:p>5.23E-10</text:p>
          </table:table-cell>
          <table:table-cell office:value-type="float" office:value="0.000000000327414" calcext:value-type="float">
            <text:p>3.27E-10</text:p>
          </table:table-cell>
          <table:table-cell office:value-type="float" office:value="0.000000000233906" calcext:value-type="float">
            <text:p>2.34E-10</text:p>
          </table:table-cell>
          <table:table-cell office:value-type="float" office:value="0.000000000166165" calcext:value-type="float">
            <text:p>1.66E-10</text:p>
          </table:table-cell>
          <table:table-cell office:value-type="float" office:value="0.000000000127388" calcext:value-type="float">
            <text:p>1.27E-10</text:p>
          </table:table-cell>
          <table:table-cell office:value-type="float" office:value="0.000000000119279" calcext:value-type="float">
            <text:p>1.19E-10</text:p>
          </table:table-cell>
          <table:table-cell office:value-type="float" office:value="0.0000000000824121" calcext:value-type="float">
            <text:p>8.24E-11</text:p>
          </table:table-cell>
          <table:table-cell office:value-type="float" office:value="0.0000000000400096" calcext:value-type="float">
            <text:p>4.00E-11</text:p>
          </table:table-cell>
          <table:table-cell office:value-type="float" office:value="0.0000000000240054" calcext:value-type="float">
            <text:p>2.40E-11</text:p>
          </table:table-cell>
          <table:table-cell office:value-type="float" office:value="0.0000000000300488" calcext:value-type="float">
            <text:p>3.00E-11</text:p>
          </table:table-cell>
          <table:table-cell office:value-type="float" office:value="0.000000000033924" calcext:value-type="float">
            <text:p>3.39E-11</text:p>
          </table:table-cell>
          <table:table-cell office:value-type="float" office:value="0.00000000002632" calcext:value-type="float">
            <text:p>2.63E-11</text:p>
          </table:table-cell>
          <table:table-cell office:value-type="float" office:value="0.0000000000246048" calcext:value-type="float">
            <text:p>2.46E-11</text:p>
          </table:table-cell>
          <table:table-cell office:value-type="float" office:value="0.000000000014605" calcext:value-type="float">
            <text:p>1.46E-11</text:p>
          </table:table-cell>
          <table:table-cell office:value-type="float" office:value="0.0000000000161767" calcext:value-type="float">
            <text:p>1.62E-11</text:p>
          </table:table-cell>
          <table:table-cell office:value-type="float" office:value="0.00000000000729749" calcext:value-type="float">
            <text:p>7.30E-12</text:p>
          </table:table-cell>
          <table:table-cell office:value-type="float" office:value="0.00000000000535248" calcext:value-type="float">
            <text:p>5.35E-12</text:p>
          </table:table-cell>
          <table:table-cell office:value-type="float" office:value="0.00000000000990489" calcext:value-type="float">
            <text:p>9.90E-12</text:p>
          </table:table-cell>
          <table:table-cell office:value-type="float" office:value="0.0000000000154598" calcext:value-type="float">
            <text:p>1.55E-11</text:p>
          </table:table-cell>
          <table:table-cell office:value-type="float" office:value="0.000000000014549" calcext:value-type="float">
            <text:p>1.45E-11</text:p>
          </table:table-cell>
          <table:table-cell table:formula="of:=SUM([.J170:.K170])" office:value-type="float" office:value="0.00000000594896" calcext:value-type="float">
            <text:p>5.95E-09</text:p>
          </table:table-cell>
          <table:table-cell table:formula="of:=SUM([.L170:.R170])" office:value-type="float" office:value="0.000000002390714" calcext:value-type="float">
            <text:p>2.39E-09</text:p>
          </table:table-cell>
          <table:table-cell table:formula="of:=SUM([.S170:.AF170])" office:value-type="float" office:value="0.00000000034467006" calcext:value-type="float">
            <text:p>3.45E-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14.286" calcext:value-type="float">
            <text:p>214.286</text:p>
          </table:table-cell>
          <table:table-cell office:value-type="float" office:value="0.00000000419323" calcext:value-type="float">
            <text:p>4.19E-09</text:p>
          </table:table-cell>
          <table:table-cell office:value-type="float" office:value="0.00000000176356" calcext:value-type="float">
            <text:p>1.76E-09</text:p>
          </table:table-cell>
          <table:table-cell office:value-type="float" office:value="0.000000000895046" calcext:value-type="float">
            <text:p>8.95E-10</text:p>
          </table:table-cell>
          <table:table-cell office:value-type="float" office:value="0.000000000519628" calcext:value-type="float">
            <text:p>5.20E-10</text:p>
          </table:table-cell>
          <table:table-cell office:value-type="float" office:value="0.000000000312601" calcext:value-type="float">
            <text:p>3.13E-10</text:p>
          </table:table-cell>
          <table:table-cell office:value-type="float" office:value="0.000000000228576" calcext:value-type="float">
            <text:p>2.29E-10</text:p>
          </table:table-cell>
          <table:table-cell office:value-type="float" office:value="0.000000000159189" calcext:value-type="float">
            <text:p>1.59E-10</text:p>
          </table:table-cell>
          <table:table-cell office:value-type="float" office:value="0.000000000118508" calcext:value-type="float">
            <text:p>1.19E-10</text:p>
          </table:table-cell>
          <table:table-cell office:value-type="float" office:value="0.000000000107139" calcext:value-type="float">
            <text:p>1.07E-10</text:p>
          </table:table-cell>
          <table:table-cell office:value-type="float" office:value="0.0000000000746564" calcext:value-type="float">
            <text:p>7.47E-11</text:p>
          </table:table-cell>
          <table:table-cell office:value-type="float" office:value="0.0000000000381727" calcext:value-type="float">
            <text:p>3.82E-11</text:p>
          </table:table-cell>
          <table:table-cell office:value-type="float" office:value="0.0000000000279565" calcext:value-type="float">
            <text:p>2.80E-11</text:p>
          </table:table-cell>
          <table:table-cell office:value-type="float" office:value="0.0000000000163027" calcext:value-type="float">
            <text:p>1.63E-11</text:p>
          </table:table-cell>
          <table:table-cell office:value-type="float" office:value="0.0000000000272505" calcext:value-type="float">
            <text:p>2.73E-11</text:p>
          </table:table-cell>
          <table:table-cell office:value-type="float" office:value="0.0000000000174714" calcext:value-type="float">
            <text:p>1.75E-11</text:p>
          </table:table-cell>
          <table:table-cell office:value-type="float" office:value="0.0000000000104151" calcext:value-type="float">
            <text:p>1.04E-11</text:p>
          </table:table-cell>
          <table:table-cell office:value-type="float" office:value="0.00000000000251209" calcext:value-type="float">
            <text:p>2.51E-12</text:p>
          </table:table-cell>
          <table:table-cell office:value-type="float" office:value="0.00000000000260094" calcext:value-type="float">
            <text:p>2.60E-12</text:p>
          </table:table-cell>
          <table:table-cell office:value-type="float" office:value="0.00000000000122428" calcext:value-type="float">
            <text:p>1.22E-12</text:p>
          </table:table-cell>
          <table:table-cell office:value-type="float" office:value="0.00000000000137345" calcext:value-type="float">
            <text:p>1.37E-12</text:p>
          </table:table-cell>
          <table:table-cell office:value-type="float" office:value="0.00000000000255613" calcext:value-type="float">
            <text:p>2.56E-12</text:p>
          </table:table-cell>
          <table:table-cell office:value-type="float" office:value="0.00000000000441521" calcext:value-type="float">
            <text:p>4.42E-12</text:p>
          </table:table-cell>
          <table:table-cell office:value-type="float" office:value="0.00000000000400662" calcext:value-type="float">
            <text:p>4.01E-12</text:p>
          </table:table-cell>
          <table:table-cell table:formula="of:=SUM([.J171:.K171])" office:value-type="float" office:value="0.00000000595679" calcext:value-type="float">
            <text:p>5.96E-09</text:p>
          </table:table-cell>
          <table:table-cell table:formula="of:=SUM([.L171:.R171])" office:value-type="float" office:value="0.000000002340687" calcext:value-type="float">
            <text:p>2.34E-09</text:p>
          </table:table-cell>
          <table:table-cell table:formula="of:=SUM([.S171:.AF171])" office:value-type="float" office:value="0.00000000023091402" calcext:value-type="float">
            <text:p>2.31E-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240" calcext:value-type="float">
            <text:p>24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31.429" calcext:value-type="float">
            <text:p>231.429</text:p>
          </table:table-cell>
          <table:table-cell office:value-type="float" office:value="0.0000000041959" calcext:value-type="float">
            <text:p>4.20E-09</text:p>
          </table:table-cell>
          <table:table-cell office:value-type="float" office:value="0.00000000176474" calcext:value-type="float">
            <text:p>1.76E-09</text:p>
          </table:table-cell>
          <table:table-cell office:value-type="float" office:value="0.000000000894795" calcext:value-type="float">
            <text:p>8.95E-10</text:p>
          </table:table-cell>
          <table:table-cell office:value-type="float" office:value="0.000000000503312" calcext:value-type="float">
            <text:p>5.03E-10</text:p>
          </table:table-cell>
          <table:table-cell office:value-type="float" office:value="0.000000000313128" calcext:value-type="float">
            <text:p>3.13E-10</text:p>
          </table:table-cell>
          <table:table-cell office:value-type="float" office:value="0.00000000022797" calcext:value-type="float">
            <text:p>2.28E-10</text:p>
          </table:table-cell>
          <table:table-cell office:value-type="float" office:value="0.00000000014856" calcext:value-type="float">
            <text:p>1.49E-10</text:p>
          </table:table-cell>
          <table:table-cell office:value-type="float" office:value="0.000000000112495" calcext:value-type="float">
            <text:p>1.12E-10</text:p>
          </table:table-cell>
          <table:table-cell office:value-type="float" office:value="0.000000000100225" calcext:value-type="float">
            <text:p>1.00E-10</text:p>
          </table:table-cell>
          <table:table-cell office:value-type="float" office:value="0.0000000000667392" calcext:value-type="float">
            <text:p>6.67E-11</text:p>
          </table:table-cell>
          <table:table-cell office:value-type="float" office:value="0.0000000000334159" calcext:value-type="float">
            <text:p>3.34E-11</text:p>
          </table:table-cell>
          <table:table-cell office:value-type="float" office:value="0.000000000027688" calcext:value-type="float">
            <text:p>2.77E-11</text:p>
          </table:table-cell>
          <table:table-cell office:value-type="float" office:value="0.0000000000185351" calcext:value-type="float">
            <text:p>1.85E-11</text:p>
          </table:table-cell>
          <table:table-cell office:value-type="float" office:value="0.0000000000145558" calcext:value-type="float">
            <text:p>1.46E-11</text:p>
          </table:table-cell>
          <table:table-cell office:value-type="float" office:value="0.0000000000126375" calcext:value-type="float">
            <text:p>1.26E-11</text:p>
          </table:table-cell>
          <table:table-cell office:value-type="float" office:value="0.00000000000507347" calcext:value-type="float">
            <text:p>5.07E-12</text:p>
          </table:table-cell>
          <table:table-cell office:value-type="float" office:value="0.00000000000230333" calcext:value-type="float">
            <text:p>2.30E-12</text:p>
          </table:table-cell>
          <table:table-cell office:value-type="float" office:value="0.00000000000236859" calcext:value-type="float">
            <text:p>2.37E-12</text:p>
          </table:table-cell>
          <table:table-cell office:value-type="float" office:value="0.00000000000103008" calcext:value-type="float">
            <text:p>1.03E-12</text:p>
          </table:table-cell>
          <table:table-cell office:value-type="float" office:value="0.000000000001476" calcext:value-type="float">
            <text:p>1.48E-12</text:p>
          </table:table-cell>
          <table:table-cell office:value-type="float" office:value="0.00000000000391303" calcext:value-type="float">
            <text:p>3.91E-12</text:p>
          </table:table-cell>
          <table:table-cell office:value-type="float" office:value="0.00000000000789321" calcext:value-type="float">
            <text:p>7.89E-12</text:p>
          </table:table-cell>
          <table:table-cell office:value-type="float" office:value="0.0000000000071758" calcext:value-type="float">
            <text:p>7.18E-12</text:p>
          </table:table-cell>
          <table:table-cell table:formula="of:=SUM([.J172:.K172])" office:value-type="float" office:value="0.00000000596064" calcext:value-type="float">
            <text:p>5.96E-09</text:p>
          </table:table-cell>
          <table:table-cell table:formula="of:=SUM([.L172:.R172])" office:value-type="float" office:value="0.000000002300485" calcext:value-type="float">
            <text:p>2.30E-09</text:p>
          </table:table-cell>
          <table:table-cell table:formula="of:=SUM([.S172:.AF172])" office:value-type="float" office:value="0.00000000020480501" calcext:value-type="float">
            <text:p>2.05E-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48.571" calcext:value-type="float">
            <text:p>248.571</text:p>
          </table:table-cell>
          <table:table-cell office:value-type="float" office:value="0.00000000209795" calcext:value-type="float">
            <text:p>2.10E-09</text:p>
          </table:table-cell>
          <table:table-cell office:value-type="float" office:value="0.000000000882445" calcext:value-type="float">
            <text:p>8.82E-10</text:p>
          </table:table-cell>
          <table:table-cell office:value-type="float" office:value="0.000000000441672" calcext:value-type="float">
            <text:p>4.42E-10</text:p>
          </table:table-cell>
          <table:table-cell office:value-type="float" office:value="0.000000000249814" calcext:value-type="float">
            <text:p>2.50E-10</text:p>
          </table:table-cell>
          <table:table-cell office:value-type="float" office:value="0.000000000156719" calcext:value-type="float">
            <text:p>1.57E-10</text:p>
          </table:table-cell>
          <table:table-cell office:value-type="float" office:value="0.000000000109113" calcext:value-type="float">
            <text:p>1.09E-10</text:p>
          </table:table-cell>
          <table:table-cell office:value-type="float" office:value="0.0000000000744062" calcext:value-type="float">
            <text:p>7.44E-11</text:p>
          </table:table-cell>
          <table:table-cell office:value-type="float" office:value="0.0000000000527304" calcext:value-type="float">
            <text:p>5.27E-11</text:p>
          </table:table-cell>
          <table:table-cell office:value-type="float" office:value="0.0000000000484295" calcext:value-type="float">
            <text:p>4.84E-11</text:p>
          </table:table-cell>
          <table:table-cell office:value-type="float" office:value="0.0000000000328043" calcext:value-type="float">
            <text:p>3.28E-11</text:p>
          </table:table-cell>
          <table:table-cell office:value-type="float" office:value="0.000000000016022" calcext:value-type="float">
            <text:p>1.60E-11</text:p>
          </table:table-cell>
          <table:table-cell office:value-type="float" office:value="0.0000000000132944" calcext:value-type="float">
            <text:p>1.33E-11</text:p>
          </table:table-cell>
          <table:table-cell office:value-type="float" office:value="0.000000000013683" calcext:value-type="float">
            <text:p>1.37E-11</text:p>
          </table:table-cell>
          <table:table-cell office:value-type="float" office:value="0.0000000000194145" calcext:value-type="float">
            <text:p>1.94E-11</text:p>
          </table:table-cell>
          <table:table-cell office:value-type="float" office:value="0.00000000000708679" calcext:value-type="float">
            <text:p>7.09E-12</text:p>
          </table:table-cell>
          <table:table-cell office:value-type="float" office:value="0.00000000000397033" calcext:value-type="float">
            <text:p>3.97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0000000269463" calcext:value-type="float">
            <text:p>2.69E-13</text:p>
          </table:table-cell>
          <table:table-cell office:value-type="float" office:value="0.00000000000148295" calcext:value-type="float">
            <text:p>1.48E-12</text:p>
          </table:table-cell>
          <table:table-cell office:value-type="float" office:value="0.00000000000352063" calcext:value-type="float">
            <text:p>3.52E-12</text:p>
          </table:table-cell>
          <table:table-cell office:value-type="float" office:value="0.00000000000320455" calcext:value-type="float">
            <text:p>3.20E-12</text:p>
          </table:table-cell>
          <table:table-cell table:formula="of:=SUM([.J173:.K173])" office:value-type="float" office:value="0.000000002980395" calcext:value-type="float">
            <text:p>2.98E-09</text:p>
          </table:table-cell>
          <table:table-cell table:formula="of:=SUM([.L173:.R173])" office:value-type="float" office:value="0.0000000011328841" calcext:value-type="float">
            <text:p>1.13E-09</text:p>
          </table:table-cell>
          <table:table-cell table:formula="of:=SUM([.S173:.AF173])" office:value-type="float" office:value="0.000000000114752913" calcext:value-type="float">
            <text:p>1.15E-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65.714" calcext:value-type="float">
            <text:p>265.714</text:p>
          </table:table-cell>
          <table:table-cell office:value-type="float" office:value="0.0000000041935" calcext:value-type="float">
            <text:p>4.19E-09</text:p>
          </table:table-cell>
          <table:table-cell office:value-type="float" office:value="0.00000000176398" calcext:value-type="float">
            <text:p>1.76E-09</text:p>
          </table:table-cell>
          <table:table-cell office:value-type="float" office:value="0.000000000883046" calcext:value-type="float">
            <text:p>8.83E-10</text:p>
          </table:table-cell>
          <table:table-cell office:value-type="float" office:value="0.000000000499674" calcext:value-type="float">
            <text:p>5.00E-10</text:p>
          </table:table-cell>
          <table:table-cell office:value-type="float" office:value="0.000000000313463" calcext:value-type="float">
            <text:p>3.13E-10</text:p>
          </table:table-cell>
          <table:table-cell office:value-type="float" office:value="0.000000000218304" calcext:value-type="float">
            <text:p>2.18E-10</text:p>
          </table:table-cell>
          <table:table-cell office:value-type="float" office:value="0.000000000148897" calcext:value-type="float">
            <text:p>1.49E-10</text:p>
          </table:table-cell>
          <table:table-cell office:value-type="float" office:value="0.000000000105561" calcext:value-type="float">
            <text:p>1.06E-10</text:p>
          </table:table-cell>
          <table:table-cell office:value-type="float" office:value="0.0000000000969643" calcext:value-type="float">
            <text:p>9.70E-11</text:p>
          </table:table-cell>
          <table:table-cell office:value-type="float" office:value="0.0000000000614012" calcext:value-type="float">
            <text:p>6.14E-11</text:p>
          </table:table-cell>
          <table:table-cell office:value-type="float" office:value="0.0000000000307661" calcext:value-type="float">
            <text:p>3.08E-11</text:p>
          </table:table-cell>
          <table:table-cell office:value-type="float" office:value="0.0000000000253557" calcext:value-type="float">
            <text:p>2.54E-11</text:p>
          </table:table-cell>
          <table:table-cell office:value-type="float" office:value="0.0000000000167095" calcext:value-type="float">
            <text:p>1.67E-11</text:p>
          </table:table-cell>
          <table:table-cell office:value-type="float" office:value="0.0000000000106651" calcext:value-type="float">
            <text:p>1.07E-11</text:p>
          </table:table-cell>
          <table:table-cell office:value-type="float" office:value="0.00000000000656167" calcext:value-type="float">
            <text:p>6.56E-12</text:p>
          </table:table-cell>
          <table:table-cell office:value-type="float" office:value="0.00000000000437346" calcext:value-type="float">
            <text:p>4.37E-12</text:p>
          </table:table-cell>
          <table:table-cell office:value-type="float" office:value="0.00000000000264334" calcext:value-type="float">
            <text:p>2.64E-12</text:p>
          </table:table-cell>
          <table:table-cell office:value-type="float" office:value="0.00000000000402548" calcext:value-type="float">
            <text:p>4.03E-12</text:p>
          </table:table-cell>
          <table:table-cell office:value-type="float" office:value="0.0000000000033421" calcext:value-type="float">
            <text:p>3.34E-12</text:p>
          </table:table-cell>
          <table:table-cell office:value-type="float" office:value="0.00000000000114179" calcext:value-type="float">
            <text:p>1.14E-12</text:p>
          </table:table-cell>
          <table:table-cell office:value-type="float" office:value="0.00000000000207842" calcext:value-type="float">
            <text:p>2.08E-12</text:p>
          </table:table-cell>
          <table:table-cell office:value-type="float" office:value="0.00000000000429952" calcext:value-type="float">
            <text:p>4.30E-12</text:p>
          </table:table-cell>
          <table:table-cell office:value-type="float" office:value="0.00000000000365606" calcext:value-type="float">
            <text:p>3.66E-12</text:p>
          </table:table-cell>
          <table:table-cell table:formula="of:=SUM([.J174:.K174])" office:value-type="float" office:value="0.00000000595748" calcext:value-type="float">
            <text:p>5.96E-09</text:p>
          </table:table-cell>
          <table:table-cell table:formula="of:=SUM([.L174:.R174])" office:value-type="float" office:value="0.0000000022659093" calcext:value-type="float">
            <text:p>2.27E-09</text:p>
          </table:table-cell>
          <table:table-cell table:formula="of:=SUM([.S174:.AF174])" office:value-type="float" office:value="0.00000000017701944" calcext:value-type="float">
            <text:p>1.77E-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291.429" calcext:value-type="float">
            <text:p>291.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0.00000000418646" calcext:value-type="float">
            <text:p>4.19E-09</text:p>
          </table:table-cell>
          <table:table-cell office:value-type="float" office:value="0.00000000176097" calcext:value-type="float">
            <text:p>1.76E-09</text:p>
          </table:table-cell>
          <table:table-cell office:value-type="float" office:value="0.000000000881637" calcext:value-type="float">
            <text:p>8.82E-10</text:p>
          </table:table-cell>
          <table:table-cell office:value-type="float" office:value="0.000000000499005" calcext:value-type="float">
            <text:p>4.99E-10</text:p>
          </table:table-cell>
          <table:table-cell office:value-type="float" office:value="0.000000000313042" calcext:value-type="float">
            <text:p>3.13E-10</text:p>
          </table:table-cell>
          <table:table-cell office:value-type="float" office:value="0.000000000218053" calcext:value-type="float">
            <text:p>2.18E-10</text:p>
          </table:table-cell>
          <table:table-cell office:value-type="float" office:value="0.000000000148746" calcext:value-type="float">
            <text:p>1.49E-10</text:p>
          </table:table-cell>
          <table:table-cell office:value-type="float" office:value="0.000000000105487" calcext:value-type="float">
            <text:p>1.05E-10</text:p>
          </table:table-cell>
          <table:table-cell office:value-type="float" office:value="0.0000000000969055" calcext:value-type="float">
            <text:p>9.69E-11</text:p>
          </table:table-cell>
          <table:table-cell office:value-type="float" office:value="0.0000000000367855" calcext:value-type="float">
            <text:p>3.68E-11</text:p>
          </table:table-cell>
          <table:table-cell office:value-type="float" office:value="0.0000000000160515" calcext:value-type="float">
            <text:p>1.61E-11</text:p>
          </table:table-cell>
          <table:table-cell office:value-type="float" office:value="0.0000000000130459" calcext:value-type="float">
            <text:p>1.30E-11</text:p>
          </table:table-cell>
          <table:table-cell office:value-type="float" office:value="0.000000000009886" calcext:value-type="float">
            <text:p>9.89E-12</text:p>
          </table:table-cell>
          <table:table-cell office:value-type="float" office:value="0.0000000000108774" calcext:value-type="float">
            <text:p>1.09E-11</text:p>
          </table:table-cell>
          <table:table-cell office:value-type="float" office:value="0.00000000000709283" calcext:value-type="float">
            <text:p>7.09E-12</text:p>
          </table:table-cell>
          <table:table-cell office:value-type="float" office:value="0.00000000000397336" calcext:value-type="float">
            <text:p>3.97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0000000268677" calcext:value-type="float">
            <text:p>2.69E-13</text:p>
          </table:table-cell>
          <table:table-cell office:value-type="float" office:value="0.00000000000147928" calcext:value-type="float">
            <text:p>1.48E-12</text:p>
          </table:table-cell>
          <table:table-cell office:value-type="float" office:value="0.00000000000351238" calcext:value-type="float">
            <text:p>3.51E-12</text:p>
          </table:table-cell>
          <table:table-cell office:value-type="float" office:value="0.00000000000319789" calcext:value-type="float">
            <text:p>3.20E-12</text:p>
          </table:table-cell>
          <table:table-cell table:formula="of:=SUM([.J175:.K175])" office:value-type="float" office:value="0.00000000594743" calcext:value-type="float">
            <text:p>5.95E-09</text:p>
          </table:table-cell>
          <table:table-cell table:formula="of:=SUM([.L175:.R175])" office:value-type="float" office:value="0.0000000022628755" calcext:value-type="float">
            <text:p>2.26E-09</text:p>
          </table:table-cell>
          <table:table-cell table:formula="of:=SUM([.S175:.AF175])" office:value-type="float" office:value="0.000000000106170717" calcext:value-type="float">
            <text:p>1.06E-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91.429" calcext:value-type="float">
            <text:p>291.429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208951" calcext:value-type="float">
            <text:p>2.09E-09</text:p>
          </table:table-cell>
          <table:table-cell office:value-type="float" office:value="0.000000000878818" calcext:value-type="float">
            <text:p>8.79E-10</text:p>
          </table:table-cell>
          <table:table-cell office:value-type="float" office:value="0.00000000044522" calcext:value-type="float">
            <text:p>4.45E-10</text:p>
          </table:table-cell>
          <table:table-cell office:value-type="float" office:value="0.000000000249023" calcext:value-type="float">
            <text:p>2.49E-10</text:p>
          </table:table-cell>
          <table:table-cell office:value-type="float" office:value="0.000000000156222" calcext:value-type="float">
            <text:p>1.56E-10</text:p>
          </table:table-cell>
          <table:table-cell office:value-type="float" office:value="0.000000000113753" calcext:value-type="float">
            <text:p>1.14E-10</text:p>
          </table:table-cell>
          <table:table-cell office:value-type="float" office:value="0.0000000000742382" calcext:value-type="float">
            <text:p>7.42E-11</text:p>
          </table:table-cell>
          <table:table-cell office:value-type="float" office:value="0.0000000000562342" calcext:value-type="float">
            <text:p>5.62E-11</text:p>
          </table:table-cell>
          <table:table-cell office:value-type="float" office:value="0.0000000000501449" calcext:value-type="float">
            <text:p>5.01E-11</text:p>
          </table:table-cell>
          <table:table-cell office:value-type="float" office:value="0.0000000000601555" calcext:value-type="float">
            <text:p>6.02E-11</text:p>
          </table:table-cell>
          <table:table-cell office:value-type="float" office:value="0.0000000000320567" calcext:value-type="float">
            <text:p>3.21E-11</text:p>
          </table:table-cell>
          <table:table-cell office:value-type="float" office:value="0.0000000000266114" calcext:value-type="float">
            <text:p>2.66E-11</text:p>
          </table:table-cell>
          <table:table-cell office:value-type="float" office:value="0.0000000000180011" calcext:value-type="float">
            <text:p>1.80E-11</text:p>
          </table:table-cell>
          <table:table-cell office:value-type="float" office:value="0.0000000000114742" calcext:value-type="float">
            <text:p>1.15E-11</text:p>
          </table:table-cell>
          <table:table-cell office:value-type="float" office:value="0.00000000000503394" calcext:value-type="float">
            <text:p>5.03E-12</text:p>
          </table:table-cell>
          <table:table-cell office:value-type="float" office:value="0.000000000000785425" calcext:value-type="float">
            <text:p>7.85E-13</text:p>
          </table:table-cell>
          <table:table-cell office:value-type="float" office:value="0.00000000000230447" calcext:value-type="float">
            <text:p>2.30E-12</text:p>
          </table:table-cell>
          <table:table-cell office:value-type="float" office:value="0.00000000000236866" calcext:value-type="float">
            <text:p>2.37E-12</text:p>
          </table:table-cell>
          <table:table-cell office:value-type="float" office:value="0.00000000000102773" calcext:value-type="float">
            <text:p>1.03E-12</text:p>
          </table:table-cell>
          <table:table-cell office:value-type="float" office:value="0.00000000000116036" calcext:value-type="float">
            <text:p>1.16E-12</text:p>
          </table:table-cell>
          <table:table-cell office:value-type="float" office:value="0.00000000000218679" calcext:value-type="float">
            <text:p>2.19E-12</text:p>
          </table:table-cell>
          <table:table-cell office:value-type="float" office:value="0.00000000000455784" calcext:value-type="float">
            <text:p>4.56E-12</text:p>
          </table:table-cell>
          <table:table-cell office:value-type="float" office:value="0.00000000000389256" calcext:value-type="float">
            <text:p>3.89E-12</text:p>
          </table:table-cell>
          <table:table-cell table:formula="of:=SUM([.J176:.K176])" office:value-type="float" office:value="0.000000002968328" calcext:value-type="float">
            <text:p>2.97E-09</text:p>
          </table:table-cell>
          <table:table-cell table:formula="of:=SUM([.L176:.R176])" office:value-type="float" office:value="0.0000000011448353" calcext:value-type="float">
            <text:p>1.14E-09</text:p>
          </table:table-cell>
          <table:table-cell table:formula="of:=SUM([.S176:.AF176])" office:value-type="float" office:value="0.000000000171616675" calcext:value-type="float">
            <text:p>1.72E-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325.714" calcext:value-type="float">
            <text:p>325.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17.143" calcext:value-type="float">
            <text:p>317.143</text:p>
          </table:table-cell>
          <table:table-cell office:value-type="float" office:value="0.00000000417122" calcext:value-type="float">
            <text:p>4.17E-09</text:p>
          </table:table-cell>
          <table:table-cell office:value-type="float" office:value="0.00000000175432" calcext:value-type="float">
            <text:p>1.75E-09</text:p>
          </table:table-cell>
          <table:table-cell office:value-type="float" office:value="0.00000000089033" calcext:value-type="float">
            <text:p>8.90E-10</text:p>
          </table:table-cell>
          <table:table-cell office:value-type="float" office:value="0.000000000509185" calcext:value-type="float">
            <text:p>5.09E-10</text:p>
          </table:table-cell>
          <table:table-cell office:value-type="float" office:value="0.000000000311763" calcext:value-type="float">
            <text:p>3.12E-10</text:p>
          </table:table-cell>
          <table:table-cell office:value-type="float" office:value="0.00000000022754" calcext:value-type="float">
            <text:p>2.28E-10</text:p>
          </table:table-cell>
          <table:table-cell office:value-type="float" office:value="0.000000000151972" calcext:value-type="float">
            <text:p>1.52E-10</text:p>
          </table:table-cell>
          <table:table-cell office:value-type="float" office:value="0.000000000113186" calcext:value-type="float">
            <text:p>1.13E-10</text:p>
          </table:table-cell>
          <table:table-cell office:value-type="float" office:value="0.000000000102643" calcext:value-type="float">
            <text:p>1.03E-10</text:p>
          </table:table-cell>
          <table:table-cell office:value-type="float" office:value="0.0000000000693124" calcext:value-type="float">
            <text:p>6.93E-11</text:p>
          </table:table-cell>
          <table:table-cell office:value-type="float" office:value="0.0000000000364321" calcext:value-type="float">
            <text:p>3.64E-11</text:p>
          </table:table-cell>
          <table:table-cell office:value-type="float" office:value="0.0000000000257206" calcext:value-type="float">
            <text:p>2.57E-11</text:p>
          </table:table-cell>
          <table:table-cell office:value-type="float" office:value="0.0000000000147621" calcext:value-type="float">
            <text:p>1.48E-11</text:p>
          </table:table-cell>
          <table:table-cell office:value-type="float" office:value="0.000000000024246" calcext:value-type="float">
            <text:p>2.42E-11</text:p>
          </table:table-cell>
          <table:table-cell office:value-type="float" office:value="0.0000000000158218" calcext:value-type="float">
            <text:p>1.58E-11</text:p>
          </table:table-cell>
          <table:table-cell office:value-type="float" office:value="0.00000000000977599" calcext:value-type="float">
            <text:p>9.78E-12</text:p>
          </table:table-cell>
          <table:table-cell office:value-type="float" office:value="0.0000000000025153" calcext:value-type="float">
            <text:p>2.52E-12</text:p>
          </table:table-cell>
          <table:table-cell office:value-type="float" office:value="0.00000000000239308" calcext:value-type="float">
            <text:p>2.39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309468" calcext:value-type="float">
            <text:p>3.09E-13</text:p>
          </table:table-cell>
          <table:table-cell office:value-type="float" office:value="0.00000000000170455" calcext:value-type="float">
            <text:p>1.70E-12</text:p>
          </table:table-cell>
          <table:table-cell office:value-type="float" office:value="0.00000000000506375" calcext:value-type="float">
            <text:p>5.06E-12</text:p>
          </table:table-cell>
          <table:table-cell office:value-type="float" office:value="0.00000000000427599" calcext:value-type="float">
            <text:p>4.28E-12</text:p>
          </table:table-cell>
          <table:table-cell table:formula="of:=SUM([.J177:.K177])" office:value-type="float" office:value="0.00000000592554" calcext:value-type="float">
            <text:p>5.93E-09</text:p>
          </table:table-cell>
          <table:table-cell table:formula="of:=SUM([.L177:.R177])" office:value-type="float" office:value="0.000000002306619" calcext:value-type="float">
            <text:p>2.31E-09</text:p>
          </table:table-cell>
          <table:table-cell table:formula="of:=SUM([.S177:.AF177])" office:value-type="float" office:value="0.000000000212333128" calcext:value-type="float">
            <text:p>2.12E-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25.714" calcext:value-type="float">
            <text:p>325.714</text:p>
          </table:table-cell>
          <table:table-cell office:value-type="float" office:value="342.857" calcext:value-type="float">
            <text:p>34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34.286" calcext:value-type="float">
            <text:p>334.286</text:p>
          </table:table-cell>
          <table:table-cell office:value-type="float" office:value="0.00000000416369" calcext:value-type="float">
            <text:p>4.16E-09</text:p>
          </table:table-cell>
          <table:table-cell office:value-type="float" office:value="0.00000000175082" calcext:value-type="float">
            <text:p>1.75E-09</text:p>
          </table:table-cell>
          <table:table-cell office:value-type="float" office:value="0.000000000888526" calcext:value-type="float">
            <text:p>8.89E-10</text:p>
          </table:table-cell>
          <table:table-cell office:value-type="float" office:value="0.0000000005198" calcext:value-type="float">
            <text:p>5.20E-10</text:p>
          </table:table-cell>
          <table:table-cell office:value-type="float" office:value="0.000000000318165" calcext:value-type="float">
            <text:p>3.18E-10</text:p>
          </table:table-cell>
          <table:table-cell office:value-type="float" office:value="0.000000000227502" calcext:value-type="float">
            <text:p>2.28E-10</text:p>
          </table:table-cell>
          <table:table-cell office:value-type="float" office:value="0.000000000161612" calcext:value-type="float">
            <text:p>1.62E-10</text:p>
          </table:table-cell>
          <table:table-cell office:value-type="float" office:value="0.00000000012347" calcext:value-type="float">
            <text:p>1.23E-10</text:p>
          </table:table-cell>
          <table:table-cell office:value-type="float" office:value="0.000000000114005" calcext:value-type="float">
            <text:p>1.14E-10</text:p>
          </table:table-cell>
          <table:table-cell office:value-type="float" office:value="0.0000000000784825" calcext:value-type="float">
            <text:p>7.85E-11</text:p>
          </table:table-cell>
          <table:table-cell office:value-type="float" office:value="0.0000000000366211" calcext:value-type="float">
            <text:p>3.66E-11</text:p>
          </table:table-cell>
          <table:table-cell office:value-type="float" office:value="0.0000000000216113" calcext:value-type="float">
            <text:p>2.16E-11</text:p>
          </table:table-cell>
          <table:table-cell office:value-type="float" office:value="0.0000000000267851" calcext:value-type="float">
            <text:p>2.68E-11</text:p>
          </table:table-cell>
          <table:table-cell office:value-type="float" office:value="0.0000000000308574" calcext:value-type="float">
            <text:p>3.09E-11</text:p>
          </table:table-cell>
          <table:table-cell office:value-type="float" office:value="0.0000000000196689" calcext:value-type="float">
            <text:p>1.97E-11</text:p>
          </table:table-cell>
          <table:table-cell office:value-type="float" office:value="0.0000000000128013" calcext:value-type="float">
            <text:p>1.28E-11</text:p>
          </table:table-cell>
          <table:table-cell office:value-type="float" office:value="0.00000000000613879" calcext:value-type="float">
            <text:p>6.14E-12</text:p>
          </table:table-cell>
          <table:table-cell office:value-type="float" office:value="0.00000000000629196" calcext:value-type="float">
            <text:p>6.29E-12</text:p>
          </table:table-cell>
          <table:table-cell office:value-type="float" office:value="0.00000000000264758" calcext:value-type="float">
            <text:p>2.65E-12</text:p>
          </table:table-cell>
          <table:table-cell office:value-type="float" office:value="0.00000000000335673" calcext:value-type="float">
            <text:p>3.36E-12</text:p>
          </table:table-cell>
          <table:table-cell office:value-type="float" office:value="0.00000000000765703" calcext:value-type="float">
            <text:p>7.66E-12</text:p>
          </table:table-cell>
          <table:table-cell office:value-type="float" office:value="0.0000000000123965" calcext:value-type="float">
            <text:p>1.24E-11</text:p>
          </table:table-cell>
          <table:table-cell office:value-type="float" office:value="0.0000000000119975" calcext:value-type="float">
            <text:p>1.20E-11</text:p>
          </table:table-cell>
          <table:table-cell table:formula="of:=SUM([.J178:.K178])" office:value-type="float" office:value="0.00000000591451" calcext:value-type="float">
            <text:p>5.91E-09</text:p>
          </table:table-cell>
          <table:table-cell table:formula="of:=SUM([.L178:.R178])" office:value-type="float" office:value="0.00000000235308" calcext:value-type="float">
            <text:p>2.35E-09</text:p>
          </table:table-cell>
          <table:table-cell table:formula="of:=SUM([.S178:.AF178])" office:value-type="float" office:value="0.00000000027731369" calcext:value-type="float">
            <text:p>2.77E-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2.857" calcext:value-type="float">
            <text:p>342.857</text:p>
          </table:table-cell>
          <table:table-cell office:value-type="float" office:value="360" calcext:value-type="float">
            <text:p>36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51.429" calcext:value-type="float">
            <text:p>351.429</text:p>
          </table:table-cell>
          <table:table-cell office:value-type="float" office:value="0.00000000208155" calcext:value-type="float">
            <text:p>2.08E-09</text:p>
          </table:table-cell>
          <table:table-cell office:value-type="float" office:value="0.000000000875284" calcext:value-type="float">
            <text:p>8.75E-10</text:p>
          </table:table-cell>
          <table:table-cell office:value-type="float" office:value="0.000000000444203" calcext:value-type="float">
            <text:p>4.44E-10</text:p>
          </table:table-cell>
          <table:table-cell office:value-type="float" office:value="0.000000000259864" calcext:value-type="float">
            <text:p>2.60E-10</text:p>
          </table:table-cell>
          <table:table-cell office:value-type="float" office:value="0.000000000163014" calcext:value-type="float">
            <text:p>1.63E-10</text:p>
          </table:table-cell>
          <table:table-cell office:value-type="float" office:value="0.000000000119258" calcext:value-type="float">
            <text:p>1.19E-10</text:p>
          </table:table-cell>
          <table:table-cell office:value-type="float" office:value="0.0000000000847202" calcext:value-type="float">
            <text:p>8.47E-11</text:p>
          </table:table-cell>
          <table:table-cell office:value-type="float" office:value="0.0000000000646825" calcext:value-type="float">
            <text:p>6.47E-11</text:p>
          </table:table-cell>
          <table:table-cell office:value-type="float" office:value="0.0000000000595389" calcext:value-type="float">
            <text:p>5.95E-11</text:p>
          </table:table-cell>
          <table:table-cell office:value-type="float" office:value="0.000000000042702" calcext:value-type="float">
            <text:p>4.27E-11</text:p>
          </table:table-cell>
          <table:table-cell office:value-type="float" office:value="0.0000000000265047" calcext:value-type="float">
            <text:p>2.65E-11</text:p>
          </table:table-cell>
          <table:table-cell office:value-type="float" office:value="0.0000000000401363" calcext:value-type="float">
            <text:p>4.01E-11</text:p>
          </table:table-cell>
          <table:table-cell office:value-type="float" office:value="0.0000000000343148" calcext:value-type="float">
            <text:p>3.43E-11</text:p>
          </table:table-cell>
          <table:table-cell office:value-type="float" office:value="0.0000000000388469" calcext:value-type="float">
            <text:p>3.88E-11</text:p>
          </table:table-cell>
          <table:table-cell office:value-type="float" office:value="0.0000000000301731" calcext:value-type="float">
            <text:p>3.02E-11</text:p>
          </table:table-cell>
          <table:table-cell office:value-type="float" office:value="0.000000000029454" calcext:value-type="float">
            <text:p>2.95E-11</text:p>
          </table:table-cell>
          <table:table-cell office:value-type="float" office:value="0.0000000000275868" calcext:value-type="float">
            <text:p>2.76E-11</text:p>
          </table:table-cell>
          <table:table-cell office:value-type="float" office:value="0.0000000000496292" calcext:value-type="float">
            <text:p>4.96E-11</text:p>
          </table:table-cell>
          <table:table-cell office:value-type="float" office:value="0.0000000000481214" calcext:value-type="float">
            <text:p>4.81E-11</text:p>
          </table:table-cell>
          <table:table-cell office:value-type="float" office:value="0.0000000000101875" calcext:value-type="float">
            <text:p>1.02E-11</text:p>
          </table:table-cell>
          <table:table-cell office:value-type="float" office:value="0.000000000012043" calcext:value-type="float">
            <text:p>1.20E-11</text:p>
          </table:table-cell>
          <table:table-cell office:value-type="float" office:value="0.0000000000131938" calcext:value-type="float">
            <text:p>1.32E-11</text:p>
          </table:table-cell>
          <table:table-cell office:value-type="float" office:value="0.0000000000122002" calcext:value-type="float">
            <text:p>1.22E-11</text:p>
          </table:table-cell>
          <table:table-cell table:formula="of:=SUM([.J179:.K179])" office:value-type="float" office:value="0.000000002956834" calcext:value-type="float">
            <text:p>2.96E-09</text:p>
          </table:table-cell>
          <table:table-cell table:formula="of:=SUM([.L179:.R179])" office:value-type="float" office:value="0.0000000011952806" calcext:value-type="float">
            <text:p>1.20E-09</text:p>
          </table:table-cell>
          <table:table-cell table:formula="of:=SUM([.S179:.AF179])" office:value-type="float" office:value="0.0000000004150937" calcext:value-type="float">
            <text:p>4.15E-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2" calcext:value-type="float">
            <text:p>12</text:p>
          </table:table-cell>
          <table:table-cell office:value-type="float" office:value="0.0000000172069" calcext:value-type="float">
            <text:p>1.72E-08</text:p>
          </table:table-cell>
          <table:table-cell office:value-type="float" office:value="0.00000000810922" calcext:value-type="float">
            <text:p>8.11E-09</text:p>
          </table:table-cell>
          <table:table-cell office:value-type="float" office:value="0.00000000411749" calcext:value-type="float">
            <text:p>4.12E-09</text:p>
          </table:table-cell>
          <table:table-cell office:value-type="float" office:value="0.00000000241281" calcext:value-type="float">
            <text:p>2.41E-09</text:p>
          </table:table-cell>
          <table:table-cell office:value-type="float" office:value="0.00000000153901" calcext:value-type="float">
            <text:p>1.54E-09</text:p>
          </table:table-cell>
          <table:table-cell office:value-type="float" office:value="0.00000000108152" calcext:value-type="float">
            <text:p>1.08E-09</text:p>
          </table:table-cell>
          <table:table-cell office:value-type="float" office:value="0.000000000808131" calcext:value-type="float">
            <text:p>8.08E-10</text:p>
          </table:table-cell>
          <table:table-cell office:value-type="float" office:value="0.000000000594311" calcext:value-type="float">
            <text:p>5.94E-10</text:p>
          </table:table-cell>
          <table:table-cell office:value-type="float" office:value="0.000000000499177" calcext:value-type="float">
            <text:p>4.99E-10</text:p>
          </table:table-cell>
          <table:table-cell office:value-type="float" office:value="0.000000000337985" calcext:value-type="float">
            <text:p>3.38E-10</text:p>
          </table:table-cell>
          <table:table-cell office:value-type="float" office:value="0.000000000329313" calcext:value-type="float">
            <text:p>3.29E-10</text:p>
          </table:table-cell>
          <table:table-cell office:value-type="float" office:value="0.000000000261583" calcext:value-type="float">
            <text:p>2.62E-10</text:p>
          </table:table-cell>
          <table:table-cell office:value-type="float" office:value="0.000000000205444" calcext:value-type="float">
            <text:p>2.05E-10</text:p>
          </table:table-cell>
          <table:table-cell office:value-type="float" office:value="0.00000000016279" calcext:value-type="float">
            <text:p>1.63E-10</text:p>
          </table:table-cell>
          <table:table-cell office:value-type="float" office:value="0.000000000138353" calcext:value-type="float">
            <text:p>1.38E-10</text:p>
          </table:table-cell>
          <table:table-cell office:value-type="float" office:value="0.000000000138335" calcext:value-type="float">
            <text:p>1.38E-10</text:p>
          </table:table-cell>
          <table:table-cell office:value-type="float" office:value="0.000000000132145" calcext:value-type="float">
            <text:p>1.32E-10</text:p>
          </table:table-cell>
          <table:table-cell office:value-type="float" office:value="0.0000000000889507" calcext:value-type="float">
            <text:p>8.90E-11</text:p>
          </table:table-cell>
          <table:table-cell office:value-type="float" office:value="0.000000000101941" calcext:value-type="float">
            <text:p>1.02E-10</text:p>
          </table:table-cell>
          <table:table-cell office:value-type="float" office:value="0.000000000121524" calcext:value-type="float">
            <text:p>1.22E-10</text:p>
          </table:table-cell>
          <table:table-cell office:value-type="float" office:value="0.000000000111297" calcext:value-type="float">
            <text:p>1.11E-10</text:p>
          </table:table-cell>
          <table:table-cell office:value-type="float" office:value="0.00000000012268" calcext:value-type="float">
            <text:p>1.23E-10</text:p>
          </table:table-cell>
          <table:table-cell office:value-type="float" office:value="0.0000000000453507" calcext:value-type="float">
            <text:p>4.54E-11</text:p>
          </table:table-cell>
          <table:table-cell table:formula="of:=SUM([.J180:.K180])" office:value-type="float" office:value="0.00000002531612" calcext:value-type="float">
            <text:p>2.53E-08</text:p>
          </table:table-cell>
          <table:table-cell table:formula="of:=SUM([.L180:.R180])" office:value-type="float" office:value="0.000000011052449" calcext:value-type="float">
            <text:p>1.11E-08</text:p>
          </table:table-cell>
          <table:table-cell table:formula="of:=SUM([.S180:.AF180])" office:value-type="float" office:value="0.0000000022976914" calcext:value-type="float">
            <text:p>2.30E-0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6" calcext:value-type="float">
            <text:p>36</text:p>
          </table:table-cell>
          <table:table-cell office:value-type="float" office:value="0.0000000114912" calcext:value-type="float">
            <text:p>1.15E-08</text:p>
          </table:table-cell>
          <table:table-cell office:value-type="float" office:value="0.00000000541644" calcext:value-type="float">
            <text:p>5.42E-09</text:p>
          </table:table-cell>
          <table:table-cell office:value-type="float" office:value="0.00000000275037" calcext:value-type="float">
            <text:p>2.75E-09</text:p>
          </table:table-cell>
          <table:table-cell office:value-type="float" office:value="0.00000000161139" calcext:value-type="float">
            <text:p>1.61E-09</text:p>
          </table:table-cell>
          <table:table-cell office:value-type="float" office:value="0.00000000100339" calcext:value-type="float">
            <text:p>1.00E-09</text:p>
          </table:table-cell>
          <table:table-cell office:value-type="float" office:value="0.000000000695519" calcext:value-type="float">
            <text:p>6.96E-10</text:p>
          </table:table-cell>
          <table:table-cell office:value-type="float" office:value="0.00000000052454" calcext:value-type="float">
            <text:p>5.25E-10</text:p>
          </table:table-cell>
          <table:table-cell office:value-type="float" office:value="0.000000000375496" calcext:value-type="float">
            <text:p>3.75E-10</text:p>
          </table:table-cell>
          <table:table-cell office:value-type="float" office:value="0.000000000307634" calcext:value-type="float">
            <text:p>3.08E-10</text:p>
          </table:table-cell>
          <table:table-cell office:value-type="float" office:value="0.00000000020053" calcext:value-type="float">
            <text:p>2.01E-10</text:p>
          </table:table-cell>
          <table:table-cell office:value-type="float" office:value="0.000000000229453" calcext:value-type="float">
            <text:p>2.29E-10</text:p>
          </table:table-cell>
          <table:table-cell office:value-type="float" office:value="0.000000000218801" calcext:value-type="float">
            <text:p>2.19E-10</text:p>
          </table:table-cell>
          <table:table-cell office:value-type="float" office:value="0.000000000164648" calcext:value-type="float">
            <text:p>1.65E-10</text:p>
          </table:table-cell>
          <table:table-cell office:value-type="float" office:value="0.000000000118109" calcext:value-type="float">
            <text:p>1.18E-10</text:p>
          </table:table-cell>
          <table:table-cell office:value-type="float" office:value="0.0000000000755594" calcext:value-type="float">
            <text:p>7.56E-11</text:p>
          </table:table-cell>
          <table:table-cell office:value-type="float" office:value="0.0000000000695643" calcext:value-type="float">
            <text:p>6.96E-11</text:p>
          </table:table-cell>
          <table:table-cell office:value-type="float" office:value="0.000000000050295" calcext:value-type="float">
            <text:p>5.03E-11</text:p>
          </table:table-cell>
          <table:table-cell office:value-type="float" office:value="0.0000000000275783" calcext:value-type="float">
            <text:p>2.76E-11</text:p>
          </table:table-cell>
          <table:table-cell office:value-type="float" office:value="0.0000000000267126" calcext:value-type="float">
            <text:p>2.67E-11</text:p>
          </table:table-cell>
          <table:table-cell office:value-type="float" office:value="0.000000000016965" calcext:value-type="float">
            <text:p>1.70E-11</text:p>
          </table:table-cell>
          <table:table-cell office:value-type="float" office:value="0.000000000011094" calcext:value-type="float">
            <text:p>1.11E-11</text:p>
          </table:table-cell>
          <table:table-cell office:value-type="float" office:value="0.0000000000112244" calcext:value-type="float">
            <text:p>1.12E-11</text:p>
          </table:table-cell>
          <table:table-cell office:value-type="float" office:value="0.000000000000866943" calcext:value-type="float">
            <text:p>8.67E-13</text:p>
          </table:table-cell>
          <table:table-cell table:formula="of:=SUM([.J181:.K181])" office:value-type="float" office:value="0.00000001690764" calcext:value-type="float">
            <text:p>1.69E-08</text:p>
          </table:table-cell>
          <table:table-cell table:formula="of:=SUM([.L181:.R181])" office:value-type="float" office:value="0.000000007268339" calcext:value-type="float">
            <text:p>7.27E-09</text:p>
          </table:table-cell>
          <table:table-cell table:formula="of:=SUM([.S181:.AF181])" office:value-type="float" office:value="0.000000001221400943" calcext:value-type="float">
            <text:p>1.22E-0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72689" calcext:value-type="float">
            <text:p>1.73E-08</text:p>
          </table:table-cell>
          <table:table-cell office:value-type="float" office:value="0.00000000814058" calcext:value-type="float">
            <text:p>8.14E-09</text:p>
          </table:table-cell>
          <table:table-cell office:value-type="float" office:value="0.00000000413135" calcext:value-type="float">
            <text:p>4.13E-09</text:p>
          </table:table-cell>
          <table:table-cell office:value-type="float" office:value="0.00000000236845" calcext:value-type="float">
            <text:p>2.37E-09</text:p>
          </table:table-cell>
          <table:table-cell office:value-type="float" office:value="0.00000000148165" calcext:value-type="float">
            <text:p>1.48E-09</text:p>
          </table:table-cell>
          <table:table-cell office:value-type="float" office:value="0.00000000104535" calcext:value-type="float">
            <text:p>1.05E-09</text:p>
          </table:table-cell>
          <table:table-cell office:value-type="float" office:value="0.000000000759811" calcext:value-type="float">
            <text:p>7.60E-10</text:p>
          </table:table-cell>
          <table:table-cell office:value-type="float" office:value="0.00000000052901" calcext:value-type="float">
            <text:p>5.29E-10</text:p>
          </table:table-cell>
          <table:table-cell office:value-type="float" office:value="0.000000000431549" calcext:value-type="float">
            <text:p>4.32E-10</text:p>
          </table:table-cell>
          <table:table-cell office:value-type="float" office:value="0.000000000278226" calcext:value-type="float">
            <text:p>2.78E-10</text:p>
          </table:table-cell>
          <table:table-cell office:value-type="float" office:value="0.000000000222748" calcext:value-type="float">
            <text:p>2.23E-10</text:p>
          </table:table-cell>
          <table:table-cell office:value-type="float" office:value="0.000000000130433" calcext:value-type="float">
            <text:p>1.30E-10</text:p>
          </table:table-cell>
          <table:table-cell office:value-type="float" office:value="0.0000000000940592" calcext:value-type="float">
            <text:p>9.41E-11</text:p>
          </table:table-cell>
          <table:table-cell office:value-type="float" office:value="0.0000000000672988" calcext:value-type="float">
            <text:p>6.73E-11</text:p>
          </table:table-cell>
          <table:table-cell office:value-type="float" office:value="0.00000000004953" calcext:value-type="float">
            <text:p>4.95E-11</text:p>
          </table:table-cell>
          <table:table-cell office:value-type="float" office:value="0.0000000000376801" calcext:value-type="float">
            <text:p>3.77E-11</text:p>
          </table:table-cell>
          <table:table-cell office:value-type="float" office:value="0.0000000000301627" calcext:value-type="float">
            <text:p>3.02E-11</text:p>
          </table:table-cell>
          <table:table-cell office:value-type="float" office:value="0.0000000000146714" calcext:value-type="float">
            <text:p>1.47E-11</text:p>
          </table:table-cell>
          <table:table-cell office:value-type="float" office:value="0.0000000000163048" calcext:value-type="float">
            <text:p>1.63E-11</text:p>
          </table:table-cell>
          <table:table-cell office:value-type="float" office:value="0.0000000000104797" calcext:value-type="float">
            <text:p>1.05E-11</text:p>
          </table:table-cell>
          <table:table-cell office:value-type="float" office:value="0.00000000000467861" calcext:value-type="float">
            <text:p>4.68E-12</text:p>
          </table:table-cell>
          <table:table-cell office:value-type="float" office:value="0.00000000000565136" calcext:value-type="float">
            <text:p>5.65E-12</text:p>
          </table:table-cell>
          <table:table-cell office:value-type="float" office:value="0.000000000000730264" calcext:value-type="float">
            <text:p>7.30E-13</text:p>
          </table:table-cell>
          <table:table-cell table:formula="of:=SUM([.J182:.K182])" office:value-type="float" office:value="0.00000002540948" calcext:value-type="float">
            <text:p>2.54E-08</text:p>
          </table:table-cell>
          <table:table-cell table:formula="of:=SUM([.L182:.R182])" office:value-type="float" office:value="0.00000001074717" calcext:value-type="float">
            <text:p>1.07E-08</text:p>
          </table:table-cell>
          <table:table-cell table:formula="of:=SUM([.S182:.AF182])" office:value-type="float" office:value="0.000000000962653934" calcext:value-type="float">
            <text:p>9.63E-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84" calcext:value-type="float">
            <text:p>84</text:p>
          </table:table-cell>
          <table:table-cell office:value-type="float" office:value="0.0000000115258" calcext:value-type="float">
            <text:p>1.15E-08</text:p>
          </table:table-cell>
          <table:table-cell office:value-type="float" office:value="0.00000000543414" calcext:value-type="float">
            <text:p>5.43E-09</text:p>
          </table:table-cell>
          <table:table-cell office:value-type="float" office:value="0.00000000275493" calcext:value-type="float">
            <text:p>2.75E-09</text:p>
          </table:table-cell>
          <table:table-cell office:value-type="float" office:value="0.00000000155962" calcext:value-type="float">
            <text:p>1.56E-09</text:p>
          </table:table-cell>
          <table:table-cell office:value-type="float" office:value="0.000000000989854" calcext:value-type="float">
            <text:p>9.90E-10</text:p>
          </table:table-cell>
          <table:table-cell office:value-type="float" office:value="0.000000000696384" calcext:value-type="float">
            <text:p>6.96E-10</text:p>
          </table:table-cell>
          <table:table-cell office:value-type="float" office:value="0.000000000492513" calcext:value-type="float">
            <text:p>4.93E-10</text:p>
          </table:table-cell>
          <table:table-cell office:value-type="float" office:value="0.000000000351025" calcext:value-type="float">
            <text:p>3.51E-10</text:p>
          </table:table-cell>
          <table:table-cell office:value-type="float" office:value="0.000000000279407" calcext:value-type="float">
            <text:p>2.79E-10</text:p>
          </table:table-cell>
          <table:table-cell office:value-type="float" office:value="0.000000000180697" calcext:value-type="float">
            <text:p>1.81E-10</text:p>
          </table:table-cell>
          <table:table-cell office:value-type="float" office:value="0.000000000163055" calcext:value-type="float">
            <text:p>1.63E-10</text:p>
          </table:table-cell>
          <table:table-cell office:value-type="float" office:value="0.000000000122287" calcext:value-type="float">
            <text:p>1.22E-10</text:p>
          </table:table-cell>
          <table:table-cell office:value-type="float" office:value="0.000000000090413" calcext:value-type="float">
            <text:p>9.04E-11</text:p>
          </table:table-cell>
          <table:table-cell office:value-type="float" office:value="0.0000000000636809" calcext:value-type="float">
            <text:p>6.37E-11</text:p>
          </table:table-cell>
          <table:table-cell office:value-type="float" office:value="0.0000000000463067" calcext:value-type="float">
            <text:p>4.63E-11</text:p>
          </table:table-cell>
          <table:table-cell office:value-type="float" office:value="0.000000000041806" calcext:value-type="float">
            <text:p>4.18E-11</text:p>
          </table:table-cell>
          <table:table-cell office:value-type="float" office:value="0.0000000000317055" calcext:value-type="float">
            <text:p>3.17E-11</text:p>
          </table:table-cell>
          <table:table-cell office:value-type="float" office:value="0.0000000000126944" calcext:value-type="float">
            <text:p>1.27E-11</text:p>
          </table:table-cell>
          <table:table-cell office:value-type="float" office:value="0.0000000000113712" calcext:value-type="float">
            <text:p>1.14E-11</text:p>
          </table:table-cell>
          <table:table-cell office:value-type="float" office:value="0.00000000000856926" calcext:value-type="float">
            <text:p>8.57E-12</text:p>
          </table:table-cell>
          <table:table-cell office:value-type="float" office:value="0.00000000000690874" calcext:value-type="float">
            <text:p>6.91E-12</text:p>
          </table:table-cell>
          <table:table-cell office:value-type="float" office:value="0.000000000007671" calcext:value-type="float">
            <text:p>7.67E-12</text:p>
          </table:table-cell>
          <table:table-cell office:value-type="float" office:value="0.00000000000244609" calcext:value-type="float">
            <text:p>2.45E-12</text:p>
          </table:table-cell>
          <table:table-cell table:formula="of:=SUM([.J183:.K183])" office:value-type="float" office:value="0.00000001695994" calcext:value-type="float">
            <text:p>1.70E-08</text:p>
          </table:table-cell>
          <table:table-cell table:formula="of:=SUM([.L183:.R183])" office:value-type="float" office:value="0.000000007123733" calcext:value-type="float">
            <text:p>7.12E-09</text:p>
          </table:table-cell>
          <table:table-cell table:formula="of:=SUM([.S183:.AF183])" office:value-type="float" office:value="0.00000000078961179" calcext:value-type="float">
            <text:p>7.90E-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0115233" calcext:value-type="float">
            <text:p>1.15E-08</text:p>
          </table:table-cell>
          <table:table-cell office:value-type="float" office:value="0.00000000543274" calcext:value-type="float">
            <text:p>5.43E-09</text:p>
          </table:table-cell>
          <table:table-cell office:value-type="float" office:value="0.0000000027542" calcext:value-type="float">
            <text:p>2.75E-09</text:p>
          </table:table-cell>
          <table:table-cell office:value-type="float" office:value="0.00000000155923" calcext:value-type="float">
            <text:p>1.56E-09</text:p>
          </table:table-cell>
          <table:table-cell office:value-type="float" office:value="0.000000000989589" calcext:value-type="float">
            <text:p>9.90E-10</text:p>
          </table:table-cell>
          <table:table-cell office:value-type="float" office:value="0.000000000696211" calcext:value-type="float">
            <text:p>6.96E-10</text:p>
          </table:table-cell>
          <table:table-cell office:value-type="float" office:value="0.00000000049245" calcext:value-type="float">
            <text:p>4.92E-10</text:p>
          </table:table-cell>
          <table:table-cell office:value-type="float" office:value="0.000000000350999" calcext:value-type="float">
            <text:p>3.51E-10</text:p>
          </table:table-cell>
          <table:table-cell office:value-type="float" office:value="0.000000000279412" calcext:value-type="float">
            <text:p>2.79E-10</text:p>
          </table:table-cell>
          <table:table-cell office:value-type="float" office:value="0.000000000180715" calcext:value-type="float">
            <text:p>1.81E-10</text:p>
          </table:table-cell>
          <table:table-cell office:value-type="float" office:value="0.000000000166237" calcext:value-type="float">
            <text:p>1.66E-10</text:p>
          </table:table-cell>
          <table:table-cell office:value-type="float" office:value="0.000000000127781" calcext:value-type="float">
            <text:p>1.28E-10</text:p>
          </table:table-cell>
          <table:table-cell office:value-type="float" office:value="0.0000000000942839" calcext:value-type="float">
            <text:p>9.43E-11</text:p>
          </table:table-cell>
          <table:table-cell office:value-type="float" office:value="0.0000000000662488" calcext:value-type="float">
            <text:p>6.62E-11</text:p>
          </table:table-cell>
          <table:table-cell office:value-type="float" office:value="0.0000000000481429" calcext:value-type="float">
            <text:p>4.81E-11</text:p>
          </table:table-cell>
          <table:table-cell office:value-type="float" office:value="0.000000000036698" calcext:value-type="float">
            <text:p>3.67E-11</text:p>
          </table:table-cell>
          <table:table-cell office:value-type="float" office:value="0.0000000000267542" calcext:value-type="float">
            <text:p>2.68E-11</text:p>
          </table:table-cell>
          <table:table-cell office:value-type="float" office:value="0.00000000000839465" calcext:value-type="float">
            <text:p>8.39E-12</text:p>
          </table:table-cell>
          <table:table-cell office:value-type="float" office:value="0.00000000000765754" calcext:value-type="float">
            <text:p>7.66E-12</text:p>
          </table:table-cell>
          <table:table-cell office:value-type="float" office:value="0.00000000000312487" calcext:value-type="float">
            <text:p>3.12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SUM([.J184:.K184])" office:value-type="float" office:value="0.00000001695604" calcext:value-type="float">
            <text:p>1.70E-08</text:p>
          </table:table-cell>
          <table:table-cell table:formula="of:=SUM([.L184:.R184])" office:value-type="float" office:value="0.000000007122091" calcext:value-type="float">
            <text:p>7.12E-09</text:p>
          </table:table-cell>
          <table:table-cell table:formula="of:=SUM([.S184:.AF184])" office:value-type="float" office:value="0.00000000076603786" calcext:value-type="float">
            <text:p>7.66E-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32" calcext:value-type="float">
            <text:p>132</text:p>
          </table:table-cell>
          <table:table-cell office:value-type="float" office:value="0.0000000172624" calcext:value-type="float">
            <text:p>1.73E-08</text:p>
          </table:table-cell>
          <table:table-cell office:value-type="float" office:value="0.00000000813769" calcext:value-type="float">
            <text:p>8.14E-09</text:p>
          </table:table-cell>
          <table:table-cell office:value-type="float" office:value="0.00000000413221" calcext:value-type="float">
            <text:p>4.13E-09</text:p>
          </table:table-cell>
          <table:table-cell office:value-type="float" office:value="0.00000000239663" calcext:value-type="float">
            <text:p>2.40E-09</text:p>
          </table:table-cell>
          <table:table-cell office:value-type="float" office:value="0.00000000148597" calcext:value-type="float">
            <text:p>1.49E-09</text:p>
          </table:table-cell>
          <table:table-cell office:value-type="float" office:value="0.00000000104661" calcext:value-type="float">
            <text:p>1.05E-09</text:p>
          </table:table-cell>
          <table:table-cell office:value-type="float" office:value="0.000000000777268" calcext:value-type="float">
            <text:p>7.77E-10</text:p>
          </table:table-cell>
          <table:table-cell office:value-type="float" office:value="0.000000000537511" calcext:value-type="float">
            <text:p>5.38E-10</text:p>
          </table:table-cell>
          <table:table-cell office:value-type="float" office:value="0.000000000441201" calcext:value-type="float">
            <text:p>4.41E-10</text:p>
          </table:table-cell>
          <table:table-cell office:value-type="float" office:value="0.000000000286843" calcext:value-type="float">
            <text:p>2.87E-10</text:p>
          </table:table-cell>
          <table:table-cell office:value-type="float" office:value="0.000000000269143" calcext:value-type="float">
            <text:p>2.69E-10</text:p>
          </table:table-cell>
          <table:table-cell office:value-type="float" office:value="0.000000000203789" calcext:value-type="float">
            <text:p>2.04E-10</text:p>
          </table:table-cell>
          <table:table-cell office:value-type="float" office:value="0.000000000130358" calcext:value-type="float">
            <text:p>1.30E-10</text:p>
          </table:table-cell>
          <table:table-cell office:value-type="float" office:value="0.0000000000703803" calcext:value-type="float">
            <text:p>7.04E-11</text:p>
          </table:table-cell>
          <table:table-cell office:value-type="float" office:value="0.0000000000516822" calcext:value-type="float">
            <text:p>5.17E-11</text:p>
          </table:table-cell>
          <table:table-cell office:value-type="float" office:value="0.000000000046253" calcext:value-type="float">
            <text:p>4.63E-11</text:p>
          </table:table-cell>
          <table:table-cell office:value-type="float" office:value="0.0000000000381416" calcext:value-type="float">
            <text:p>3.81E-11</text:p>
          </table:table-cell>
          <table:table-cell office:value-type="float" office:value="0.0000000000195052" calcext:value-type="float">
            <text:p>1.95E-11</text:p>
          </table:table-cell>
          <table:table-cell office:value-type="float" office:value="0.0000000000194009" calcext:value-type="float">
            <text:p>1.94E-11</text:p>
          </table:table-cell>
          <table:table-cell office:value-type="float" office:value="0.000000000011012" calcext:value-type="float">
            <text:p>1.10E-11</text:p>
          </table:table-cell>
          <table:table-cell office:value-type="float" office:value="0.00000000000468488" calcext:value-type="float">
            <text:p>4.68E-12</text:p>
          </table:table-cell>
          <table:table-cell office:value-type="float" office:value="0.0000000000056564" calcext:value-type="float">
            <text:p>5.66E-12</text:p>
          </table:table-cell>
          <table:table-cell office:value-type="float" office:value="0.000000000000730457" calcext:value-type="float">
            <text:p>7.30E-13</text:p>
          </table:table-cell>
          <table:table-cell table:formula="of:=SUM([.J185:.K185])" office:value-type="float" office:value="0.00000002540009" calcext:value-type="float">
            <text:p>2.54E-08</text:p>
          </table:table-cell>
          <table:table-cell table:formula="of:=SUM([.L185:.R185])" office:value-type="float" office:value="0.0000000108174" calcext:value-type="float">
            <text:p>1.08E-08</text:p>
          </table:table-cell>
          <table:table-cell table:formula="of:=SUM([.S185:.AF185])" office:value-type="float" office:value="0.000000001157579937" calcext:value-type="float">
            <text:p>1.16E-0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56" calcext:value-type="float">
            <text:p>156</text:p>
          </table:table-cell>
          <table:table-cell office:value-type="float" office:value="0.0000000114927" calcext:value-type="float">
            <text:p>1.15E-08</text:p>
          </table:table-cell>
          <table:table-cell office:value-type="float" office:value="0.00000000541684" calcext:value-type="float">
            <text:p>5.42E-09</text:p>
          </table:table-cell>
          <table:table-cell office:value-type="float" office:value="0.00000000275044" calcext:value-type="float">
            <text:p>2.75E-09</text:p>
          </table:table-cell>
          <table:table-cell office:value-type="float" office:value="0.00000000161178" calcext:value-type="float">
            <text:p>1.61E-09</text:p>
          </table:table-cell>
          <table:table-cell office:value-type="float" office:value="0.00000000102055" calcext:value-type="float">
            <text:p>1.02E-09</text:p>
          </table:table-cell>
          <table:table-cell office:value-type="float" office:value="0.000000000705612" calcext:value-type="float">
            <text:p>7.06E-10</text:p>
          </table:table-cell>
          <table:table-cell office:value-type="float" office:value="0.000000000524804" calcext:value-type="float">
            <text:p>5.25E-10</text:p>
          </table:table-cell>
          <table:table-cell office:value-type="float" office:value="0.000000000385937" calcext:value-type="float">
            <text:p>3.86E-10</text:p>
          </table:table-cell>
          <table:table-cell office:value-type="float" office:value="0.000000000322269" calcext:value-type="float">
            <text:p>3.22E-10</text:p>
          </table:table-cell>
          <table:table-cell office:value-type="float" office:value="0.000000000213907" calcext:value-type="float">
            <text:p>2.14E-10</text:p>
          </table:table-cell>
          <table:table-cell office:value-type="float" office:value="0.000000000205514" calcext:value-type="float">
            <text:p>2.06E-10</text:p>
          </table:table-cell>
          <table:table-cell office:value-type="float" office:value="0.000000000162147" calcext:value-type="float">
            <text:p>1.62E-10</text:p>
          </table:table-cell>
          <table:table-cell office:value-type="float" office:value="0.000000000145715" calcext:value-type="float">
            <text:p>1.46E-10</text:p>
          </table:table-cell>
          <table:table-cell office:value-type="float" office:value="0.000000000133451" calcext:value-type="float">
            <text:p>1.33E-10</text:p>
          </table:table-cell>
          <table:table-cell office:value-type="float" office:value="0.000000000100715" calcext:value-type="float">
            <text:p>1.01E-10</text:p>
          </table:table-cell>
          <table:table-cell office:value-type="float" office:value="0.000000000101871" calcext:value-type="float">
            <text:p>1.02E-10</text:p>
          </table:table-cell>
          <table:table-cell office:value-type="float" office:value="0.0000000000860433" calcext:value-type="float">
            <text:p>8.60E-11</text:p>
          </table:table-cell>
          <table:table-cell office:value-type="float" office:value="0.0000000000488689" calcext:value-type="float">
            <text:p>4.89E-11</text:p>
          </table:table-cell>
          <table:table-cell office:value-type="float" office:value="0.0000000000499643" calcext:value-type="float">
            <text:p>5.00E-11</text:p>
          </table:table-cell>
          <table:table-cell office:value-type="float" office:value="0.0000000000351554" calcext:value-type="float">
            <text:p>3.52E-11</text:p>
          </table:table-cell>
          <table:table-cell office:value-type="float" office:value="0.0000000000250813" calcext:value-type="float">
            <text:p>2.51E-11</text:p>
          </table:table-cell>
          <table:table-cell office:value-type="float" office:value="0.000000000027936" calcext:value-type="float">
            <text:p>2.79E-11</text:p>
          </table:table-cell>
          <table:table-cell office:value-type="float" office:value="0.00000000000298044" calcext:value-type="float">
            <text:p>2.98E-12</text:p>
          </table:table-cell>
          <table:table-cell table:formula="of:=SUM([.J186:.K186])" office:value-type="float" office:value="0.00000001690954" calcext:value-type="float">
            <text:p>1.69E-08</text:p>
          </table:table-cell>
          <table:table-cell table:formula="of:=SUM([.L186:.R186])" office:value-type="float" office:value="0.000000007321392" calcext:value-type="float">
            <text:p>7.32E-09</text:p>
          </table:table-cell>
          <table:table-cell table:formula="of:=SUM([.S186:.AF186])" office:value-type="float" office:value="0.00000000133934964" calcext:value-type="float">
            <text:p>1.34E-0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172488" calcext:value-type="float">
            <text:p>1.72E-08</text:p>
          </table:table-cell>
          <table:table-cell office:value-type="float" office:value="0.0000000081296" calcext:value-type="float">
            <text:p>8.13E-09</text:p>
          </table:table-cell>
          <table:table-cell office:value-type="float" office:value="0.00000000412794" calcext:value-type="float">
            <text:p>4.13E-09</text:p>
          </table:table-cell>
          <table:table-cell office:value-type="float" office:value="0.00000000241896" calcext:value-type="float">
            <text:p>2.42E-09</text:p>
          </table:table-cell>
          <table:table-cell office:value-type="float" office:value="0.00000000154292" calcext:value-type="float">
            <text:p>1.54E-09</text:p>
          </table:table-cell>
          <table:table-cell office:value-type="float" office:value="0.00000000109011" calcext:value-type="float">
            <text:p>1.09E-09</text:p>
          </table:table-cell>
          <table:table-cell office:value-type="float" office:value="0.000000000822145" calcext:value-type="float">
            <text:p>8.22E-10</text:p>
          </table:table-cell>
          <table:table-cell office:value-type="float" office:value="0.00000000060462" calcext:value-type="float">
            <text:p>6.05E-10</text:p>
          </table:table-cell>
          <table:table-cell office:value-type="float" office:value="0.000000000506208" calcext:value-type="float">
            <text:p>5.06E-10</text:p>
          </table:table-cell>
          <table:table-cell office:value-type="float" office:value="0.000000000339036" calcext:value-type="float">
            <text:p>3.39E-10</text:p>
          </table:table-cell>
          <table:table-cell office:value-type="float" office:value="0.000000000334075" calcext:value-type="float">
            <text:p>3.34E-10</text:p>
          </table:table-cell>
          <table:table-cell office:value-type="float" office:value="0.000000000269773" calcext:value-type="float">
            <text:p>2.70E-10</text:p>
          </table:table-cell>
          <table:table-cell office:value-type="float" office:value="0.000000000211877" calcext:value-type="float">
            <text:p>2.12E-10</text:p>
          </table:table-cell>
          <table:table-cell office:value-type="float" office:value="0.000000000166436" calcext:value-type="float">
            <text:p>1.66E-10</text:p>
          </table:table-cell>
          <table:table-cell office:value-type="float" office:value="0.000000000129712" calcext:value-type="float">
            <text:p>1.30E-10</text:p>
          </table:table-cell>
          <table:table-cell office:value-type="float" office:value="0.00000000012272" calcext:value-type="float">
            <text:p>1.23E-10</text:p>
          </table:table-cell>
          <table:table-cell office:value-type="float" office:value="0.000000000116766" calcext:value-type="float">
            <text:p>1.17E-10</text:p>
          </table:table-cell>
          <table:table-cell office:value-type="float" office:value="0.0000000000934843" calcext:value-type="float">
            <text:p>9.35E-11</text:p>
          </table:table-cell>
          <table:table-cell office:value-type="float" office:value="0.000000000114422" calcext:value-type="float">
            <text:p>1.14E-10</text:p>
          </table:table-cell>
          <table:table-cell office:value-type="float" office:value="0.000000000172574" calcext:value-type="float">
            <text:p>1.73E-10</text:p>
          </table:table-cell>
          <table:table-cell office:value-type="float" office:value="0.000000000171267" calcext:value-type="float">
            <text:p>1.71E-10</text:p>
          </table:table-cell>
          <table:table-cell office:value-type="float" office:value="0.000000000186124" calcext:value-type="float">
            <text:p>1.86E-10</text:p>
          </table:table-cell>
          <table:table-cell office:value-type="float" office:value="0.0000000000777103" calcext:value-type="float">
            <text:p>7.77E-11</text:p>
          </table:table-cell>
          <table:table-cell table:formula="of:=SUM([.J187:.K187])" office:value-type="float" office:value="0.0000000253784" calcext:value-type="float">
            <text:p>2.54E-08</text:p>
          </table:table-cell>
          <table:table-cell table:formula="of:=SUM([.L187:.R187])" office:value-type="float" office:value="0.000000011112903" calcext:value-type="float">
            <text:p>1.11E-08</text:p>
          </table:table-cell>
          <table:table-cell table:formula="of:=SUM([.S187:.AF187])" office:value-type="float" office:value="0.0000000025059766" calcext:value-type="float">
            <text:p>2.51E-0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04" calcext:value-type="float">
            <text:p>204</text:p>
          </table:table-cell>
          <table:table-cell office:value-type="float" office:value="0.0000000115168" calcext:value-type="float">
            <text:p>1.15E-08</text:p>
          </table:table-cell>
          <table:table-cell office:value-type="float" office:value="0.00000000542809" calcext:value-type="float">
            <text:p>5.43E-09</text:p>
          </table:table-cell>
          <table:table-cell office:value-type="float" office:value="0.00000000275616" calcext:value-type="float">
            <text:p>2.76E-09</text:p>
          </table:table-cell>
          <table:table-cell office:value-type="float" office:value="0.00000000161509" calcext:value-type="float">
            <text:p>1.62E-09</text:p>
          </table:table-cell>
          <table:table-cell office:value-type="float" office:value="0.00000000102144" calcext:value-type="float">
            <text:p>1.02E-09</text:p>
          </table:table-cell>
          <table:table-cell office:value-type="float" office:value="0.000000000703638" calcext:value-type="float">
            <text:p>7.04E-10</text:p>
          </table:table-cell>
          <table:table-cell office:value-type="float" office:value="0.000000000522126" calcext:value-type="float">
            <text:p>5.22E-10</text:p>
          </table:table-cell>
          <table:table-cell office:value-type="float" office:value="0.000000000383973" calcext:value-type="float">
            <text:p>3.84E-10</text:p>
          </table:table-cell>
          <table:table-cell office:value-type="float" office:value="0.000000000320608" calcext:value-type="float">
            <text:p>3.21E-10</text:p>
          </table:table-cell>
          <table:table-cell office:value-type="float" office:value="0.000000000212803" calcext:value-type="float">
            <text:p>2.13E-10</text:p>
          </table:table-cell>
          <table:table-cell office:value-type="float" office:value="0.000000000204417" calcext:value-type="float">
            <text:p>2.04E-10</text:p>
          </table:table-cell>
          <table:table-cell office:value-type="float" office:value="0.000000000161312" calcext:value-type="float">
            <text:p>1.61E-10</text:p>
          </table:table-cell>
          <table:table-cell office:value-type="float" office:value="0.000000000145024" calcext:value-type="float">
            <text:p>1.45E-10</text:p>
          </table:table-cell>
          <table:table-cell office:value-type="float" office:value="0.000000000132803" calcext:value-type="float">
            <text:p>1.33E-10</text:p>
          </table:table-cell>
          <table:table-cell office:value-type="float" office:value="0.000000000100233" calcext:value-type="float">
            <text:p>1.00E-10</text:p>
          </table:table-cell>
          <table:table-cell office:value-type="float" office:value="0.000000000101385" calcext:value-type="float">
            <text:p>1.01E-10</text:p>
          </table:table-cell>
          <table:table-cell office:value-type="float" office:value="0.0000000000856786" calcext:value-type="float">
            <text:p>8.57E-11</text:p>
          </table:table-cell>
          <table:table-cell office:value-type="float" office:value="0.0000000000486733" calcext:value-type="float">
            <text:p>4.87E-11</text:p>
          </table:table-cell>
          <table:table-cell office:value-type="float" office:value="0.000000000049793" calcext:value-type="float">
            <text:p>4.98E-11</text:p>
          </table:table-cell>
          <table:table-cell office:value-type="float" office:value="0.0000000000350546" calcext:value-type="float">
            <text:p>3.51E-11</text:p>
          </table:table-cell>
          <table:table-cell office:value-type="float" office:value="0.0000000000250256" calcext:value-type="float">
            <text:p>2.50E-11</text:p>
          </table:table-cell>
          <table:table-cell office:value-type="float" office:value="0.0000000000279204" calcext:value-type="float">
            <text:p>2.79E-11</text:p>
          </table:table-cell>
          <table:table-cell office:value-type="float" office:value="0.00000000000298849" calcext:value-type="float">
            <text:p>2.99E-12</text:p>
          </table:table-cell>
          <table:table-cell table:formula="of:=SUM([.J188:.K188])" office:value-type="float" office:value="0.00000001694489" calcext:value-type="float">
            <text:p>1.69E-08</text:p>
          </table:table-cell>
          <table:table-cell table:formula="of:=SUM([.L188:.R188])" office:value-type="float" office:value="0.000000007323035" calcext:value-type="float">
            <text:p>7.32E-09</text:p>
          </table:table-cell>
          <table:table-cell table:formula="of:=SUM([.S188:.AF188])" office:value-type="float" office:value="0.00000000133311099" calcext:value-type="float">
            <text:p>1.33E-0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28" calcext:value-type="float">
            <text:p>228</text:p>
          </table:table-cell>
          <table:table-cell office:value-type="float" office:value="0.0000000172954" calcext:value-type="float">
            <text:p>1.73E-08</text:p>
          </table:table-cell>
          <table:table-cell office:value-type="float" office:value="0.00000000815303" calcext:value-type="float">
            <text:p>8.15E-09</text:p>
          </table:table-cell>
          <table:table-cell office:value-type="float" office:value="0.00000000414001" calcext:value-type="float">
            <text:p>4.14E-09</text:p>
          </table:table-cell>
          <table:table-cell office:value-type="float" office:value="0.00000000239726" calcext:value-type="float">
            <text:p>2.40E-09</text:p>
          </table:table-cell>
          <table:table-cell office:value-type="float" office:value="0.00000000147979" calcext:value-type="float">
            <text:p>1.48E-09</text:p>
          </table:table-cell>
          <table:table-cell office:value-type="float" office:value="0.00000000104172" calcext:value-type="float">
            <text:p>1.04E-09</text:p>
          </table:table-cell>
          <table:table-cell office:value-type="float" office:value="0.000000000773665" calcext:value-type="float">
            <text:p>7.74E-10</text:p>
          </table:table-cell>
          <table:table-cell office:value-type="float" office:value="0.000000000535146" calcext:value-type="float">
            <text:p>5.35E-10</text:p>
          </table:table-cell>
          <table:table-cell office:value-type="float" office:value="0.000000000439351" calcext:value-type="float">
            <text:p>4.39E-10</text:p>
          </table:table-cell>
          <table:table-cell office:value-type="float" office:value="0.00000000028585" calcext:value-type="float">
            <text:p>2.86E-10</text:p>
          </table:table-cell>
          <table:table-cell office:value-type="float" office:value="0.000000000268309" calcext:value-type="float">
            <text:p>2.68E-10</text:p>
          </table:table-cell>
          <table:table-cell office:value-type="float" office:value="0.000000000203168" calcext:value-type="float">
            <text:p>2.03E-10</text:p>
          </table:table-cell>
          <table:table-cell office:value-type="float" office:value="0.000000000129935" calcext:value-type="float">
            <text:p>1.30E-10</text:p>
          </table:table-cell>
          <table:table-cell office:value-type="float" office:value="0.0000000000701483" calcext:value-type="float">
            <text:p>7.01E-11</text:p>
          </table:table-cell>
          <table:table-cell office:value-type="float" office:value="0.0000000000515341" calcext:value-type="float">
            <text:p>5.15E-11</text:p>
          </table:table-cell>
          <table:table-cell office:value-type="float" office:value="0.000000000046145" calcext:value-type="float">
            <text:p>4.61E-11</text:p>
          </table:table-cell>
          <table:table-cell office:value-type="float" office:value="0.0000000000380677" calcext:value-type="float">
            <text:p>3.81E-11</text:p>
          </table:table-cell>
          <table:table-cell office:value-type="float" office:value="0.0000000000194714" calcext:value-type="float">
            <text:p>1.95E-11</text:p>
          </table:table-cell>
          <table:table-cell office:value-type="float" office:value="0.000000000019372" calcext:value-type="float">
            <text:p>1.94E-11</text:p>
          </table:table-cell>
          <table:table-cell office:value-type="float" office:value="0.0000000000109997" calcext:value-type="float">
            <text:p>1.10E-11</text:p>
          </table:table-cell>
          <table:table-cell office:value-type="float" office:value="0.00000000000468372" calcext:value-type="float">
            <text:p>4.68E-12</text:p>
          </table:table-cell>
          <table:table-cell office:value-type="float" office:value="0.00000000000565615" calcext:value-type="float">
            <text:p>5.66E-12</text:p>
          </table:table-cell>
          <table:table-cell office:value-type="float" office:value="0.00000000000073072" calcext:value-type="float">
            <text:p>7.31E-13</text:p>
          </table:table-cell>
          <table:table-cell table:formula="of:=SUM([.J189:.K189])" office:value-type="float" office:value="0.00000002544843" calcext:value-type="float">
            <text:p>2.54E-08</text:p>
          </table:table-cell>
          <table:table-cell table:formula="of:=SUM([.L189:.R189])" office:value-type="float" office:value="0.000000010806942" calcext:value-type="float">
            <text:p>1.08E-08</text:p>
          </table:table-cell>
          <table:table-cell table:formula="of:=SUM([.S189:.AF189])" office:value-type="float" office:value="0.00000000115407079" calcext:value-type="float">
            <text:p>1.15E-0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52" calcext:value-type="float">
            <text:p>252</text:p>
          </table:table-cell>
          <table:table-cell office:value-type="float" office:value="0.0000000115356" calcext:value-type="float">
            <text:p>1.15E-08</text:p>
          </table:table-cell>
          <table:table-cell office:value-type="float" office:value="0.00000000543847" calcext:value-type="float">
            <text:p>5.44E-09</text:p>
          </table:table-cell>
          <table:table-cell office:value-type="float" office:value="0.00000000275643" calcext:value-type="float">
            <text:p>2.76E-09</text:p>
          </table:table-cell>
          <table:table-cell office:value-type="float" office:value="0.0000000015525" calcext:value-type="float">
            <text:p>1.55E-09</text:p>
          </table:table-cell>
          <table:table-cell office:value-type="float" office:value="0.000000000984604" calcext:value-type="float">
            <text:p>9.85E-10</text:p>
          </table:table-cell>
          <table:table-cell office:value-type="float" office:value="0.000000000692717" calcext:value-type="float">
            <text:p>6.93E-10</text:p>
          </table:table-cell>
          <table:table-cell office:value-type="float" office:value="0.000000000490283" calcext:value-type="float">
            <text:p>4.90E-10</text:p>
          </table:table-cell>
          <table:table-cell office:value-type="float" office:value="0.000000000349603" calcext:value-type="float">
            <text:p>3.50E-10</text:p>
          </table:table-cell>
          <table:table-cell office:value-type="float" office:value="0.0000000002786" calcext:value-type="float">
            <text:p>2.79E-10</text:p>
          </table:table-cell>
          <table:table-cell office:value-type="float" office:value="0.000000000180312" calcext:value-type="float">
            <text:p>1.80E-10</text:p>
          </table:table-cell>
          <table:table-cell office:value-type="float" office:value="0.000000000165894" calcext:value-type="float">
            <text:p>1.66E-10</text:p>
          </table:table-cell>
          <table:table-cell office:value-type="float" office:value="0.000000000127481" calcext:value-type="float">
            <text:p>1.27E-10</text:p>
          </table:table-cell>
          <table:table-cell office:value-type="float" office:value="0.0000000000940627" calcext:value-type="float">
            <text:p>9.41E-11</text:p>
          </table:table-cell>
          <table:table-cell office:value-type="float" office:value="0.0000000000661433" calcext:value-type="float">
            <text:p>6.61E-11</text:p>
          </table:table-cell>
          <table:table-cell office:value-type="float" office:value="0.0000000000480875" calcext:value-type="float">
            <text:p>4.81E-11</text:p>
          </table:table-cell>
          <table:table-cell office:value-type="float" office:value="0.000000000036665" calcext:value-type="float">
            <text:p>3.67E-11</text:p>
          </table:table-cell>
          <table:table-cell office:value-type="float" office:value="0.0000000000267343" calcext:value-type="float">
            <text:p>2.67E-11</text:p>
          </table:table-cell>
          <table:table-cell office:value-type="float" office:value="0.00000000000838904" calcext:value-type="float">
            <text:p>8.39E-12</text:p>
          </table:table-cell>
          <table:table-cell office:value-type="float" office:value="0.000000000007653" calcext:value-type="float">
            <text:p>7.65E-12</text:p>
          </table:table-cell>
          <table:table-cell office:value-type="float" office:value="0.00000000000312329" calcext:value-type="float">
            <text:p>3.12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formula="of:=SUM([.J190:.K190])" office:value-type="float" office:value="0.00000001697407" calcext:value-type="float">
            <text:p>1.70E-08</text:p>
          </table:table-cell>
          <table:table-cell table:formula="of:=SUM([.L190:.R190])" office:value-type="float" office:value="0.000000007104737" calcext:value-type="float">
            <text:p>7.10E-09</text:p>
          </table:table-cell>
          <table:table-cell table:formula="of:=SUM([.S190:.AF190])" office:value-type="float" office:value="0.00000000076454513" calcext:value-type="float">
            <text:p>7.65E-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76" calcext:value-type="float">
            <text:p>276</text:p>
          </table:table-cell>
          <table:table-cell office:value-type="float" office:value="0.000000011528" calcext:value-type="float">
            <text:p>1.15E-08</text:p>
          </table:table-cell>
          <table:table-cell office:value-type="float" office:value="0.00000000543515" calcext:value-type="float">
            <text:p>5.44E-09</text:p>
          </table:table-cell>
          <table:table-cell office:value-type="float" office:value="0.00000000275483" calcext:value-type="float">
            <text:p>2.75E-09</text:p>
          </table:table-cell>
          <table:table-cell office:value-type="float" office:value="0.00000000155206" calcext:value-type="float">
            <text:p>1.55E-09</text:p>
          </table:table-cell>
          <table:table-cell office:value-type="float" office:value="0.00000000098436" calcext:value-type="float">
            <text:p>9.84E-10</text:p>
          </table:table-cell>
          <table:table-cell office:value-type="float" office:value="0.000000000692559" calcext:value-type="float">
            <text:p>6.93E-10</text:p>
          </table:table-cell>
          <table:table-cell office:value-type="float" office:value="0.000000000490273" calcext:value-type="float">
            <text:p>4.90E-10</text:p>
          </table:table-cell>
          <table:table-cell office:value-type="float" office:value="0.000000000349626" calcext:value-type="float">
            <text:p>3.50E-10</text:p>
          </table:table-cell>
          <table:table-cell office:value-type="float" office:value="0.00000000027866" calcext:value-type="float">
            <text:p>2.79E-10</text:p>
          </table:table-cell>
          <table:table-cell office:value-type="float" office:value="0.000000000180375" calcext:value-type="float">
            <text:p>1.80E-10</text:p>
          </table:table-cell>
          <table:table-cell office:value-type="float" office:value="0.000000000162827" calcext:value-type="float">
            <text:p>1.63E-10</text:p>
          </table:table-cell>
          <table:table-cell office:value-type="float" office:value="0.000000000122106" calcext:value-type="float">
            <text:p>1.22E-10</text:p>
          </table:table-cell>
          <table:table-cell office:value-type="float" office:value="0.0000000000903305" calcext:value-type="float">
            <text:p>9.03E-11</text:p>
          </table:table-cell>
          <table:table-cell office:value-type="float" office:value="0.0000000000636853" calcext:value-type="float">
            <text:p>6.37E-11</text:p>
          </table:table-cell>
          <table:table-cell office:value-type="float" office:value="0.0000000000463266" calcext:value-type="float">
            <text:p>4.63E-11</text:p>
          </table:table-cell>
          <table:table-cell office:value-type="float" office:value="0.000000000041825" calcext:value-type="float">
            <text:p>4.18E-11</text:p>
          </table:table-cell>
          <table:table-cell office:value-type="float" office:value="0.0000000000317172" calcext:value-type="float">
            <text:p>3.17E-11</text:p>
          </table:table-cell>
          <table:table-cell office:value-type="float" office:value="0.0000000000126969" calcext:value-type="float">
            <text:p>1.27E-11</text:p>
          </table:table-cell>
          <table:table-cell office:value-type="float" office:value="0.0000000000113731" calcext:value-type="float">
            <text:p>1.14E-11</text:p>
          </table:table-cell>
          <table:table-cell office:value-type="float" office:value="0.00000000000857233" calcext:value-type="float">
            <text:p>8.57E-12</text:p>
          </table:table-cell>
          <table:table-cell office:value-type="float" office:value="0.00000000000691097" calcext:value-type="float">
            <text:p>6.91E-12</text:p>
          </table:table-cell>
          <table:table-cell office:value-type="float" office:value="0.00000000000767171" calcext:value-type="float">
            <text:p>7.67E-12</text:p>
          </table:table-cell>
          <table:table-cell office:value-type="float" office:value="0.00000000000244687" calcext:value-type="float">
            <text:p>2.45E-12</text:p>
          </table:table-cell>
          <table:table-cell table:formula="of:=SUM([.J191:.K191])" office:value-type="float" office:value="0.00000001696315" calcext:value-type="float">
            <text:p>1.70E-08</text:p>
          </table:table-cell>
          <table:table-cell table:formula="of:=SUM([.L191:.R191])" office:value-type="float" office:value="0.000000007102368" calcext:value-type="float">
            <text:p>7.10E-09</text:p>
          </table:table-cell>
          <table:table-cell table:formula="of:=SUM([.S191:.AF191])" office:value-type="float" office:value="0.00000000078886448" calcext:value-type="float">
            <text:p>7.89E-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172543" calcext:value-type="float">
            <text:p>1.73E-08</text:p>
          </table:table-cell>
          <table:table-cell office:value-type="float" office:value="0.00000000813379" calcext:value-type="float">
            <text:p>8.13E-09</text:p>
          </table:table-cell>
          <table:table-cell office:value-type="float" office:value="0.00000000412761" calcext:value-type="float">
            <text:p>4.13E-09</text:p>
          </table:table-cell>
          <table:table-cell office:value-type="float" office:value="0.00000000235977" calcext:value-type="float">
            <text:p>2.36E-09</text:p>
          </table:table-cell>
          <table:table-cell office:value-type="float" office:value="0.00000000147256" calcext:value-type="float">
            <text:p>1.47E-09</text:p>
          </table:table-cell>
          <table:table-cell office:value-type="float" office:value="0.00000000103897" calcext:value-type="float">
            <text:p>1.04E-09</text:p>
          </table:table-cell>
          <table:table-cell office:value-type="float" office:value="0.000000000755738" calcext:value-type="float">
            <text:p>7.56E-10</text:p>
          </table:table-cell>
          <table:table-cell office:value-type="float" office:value="0.000000000526788" calcext:value-type="float">
            <text:p>5.27E-10</text:p>
          </table:table-cell>
          <table:table-cell office:value-type="float" office:value="0.000000000430108" calcext:value-type="float">
            <text:p>4.30E-10</text:p>
          </table:table-cell>
          <table:table-cell office:value-type="float" office:value="0.000000000277721" calcext:value-type="float">
            <text:p>2.78E-10</text:p>
          </table:table-cell>
          <table:table-cell office:value-type="float" office:value="0.000000000222502" calcext:value-type="float">
            <text:p>2.23E-10</text:p>
          </table:table-cell>
          <table:table-cell office:value-type="float" office:value="0.000000000130354" calcext:value-type="float">
            <text:p>1.30E-10</text:p>
          </table:table-cell>
          <table:table-cell office:value-type="float" office:value="0.0000000000940301" calcext:value-type="float">
            <text:p>9.40E-11</text:p>
          </table:table-cell>
          <table:table-cell office:value-type="float" office:value="0.0000000000673665" calcext:value-type="float">
            <text:p>6.74E-11</text:p>
          </table:table-cell>
          <table:table-cell office:value-type="float" office:value="0.0000000000496019" calcext:value-type="float">
            <text:p>4.96E-11</text:p>
          </table:table-cell>
          <table:table-cell office:value-type="float" office:value="0.0000000000377313" calcext:value-type="float">
            <text:p>3.77E-11</text:p>
          </table:table-cell>
          <table:table-cell office:value-type="float" office:value="0.0000000000302003" calcext:value-type="float">
            <text:p>3.02E-11</text:p>
          </table:table-cell>
          <table:table-cell office:value-type="float" office:value="0.000000000014689" calcext:value-type="float">
            <text:p>1.47E-11</text:p>
          </table:table-cell>
          <table:table-cell office:value-type="float" office:value="0.0000000000163191" calcext:value-type="float">
            <text:p>1.63E-11</text:p>
          </table:table-cell>
          <table:table-cell office:value-type="float" office:value="0.0000000000104874" calcext:value-type="float">
            <text:p>1.05E-11</text:p>
          </table:table-cell>
          <table:table-cell office:value-type="float" office:value="0.00000000000468211" calcext:value-type="float">
            <text:p>4.68E-12</text:p>
          </table:table-cell>
          <table:table-cell office:value-type="float" office:value="0.00000000000565143" calcext:value-type="float">
            <text:p>5.65E-12</text:p>
          </table:table-cell>
          <table:table-cell office:value-type="float" office:value="0.00000000000072958" calcext:value-type="float">
            <text:p>7.30E-13</text:p>
          </table:table-cell>
          <table:table-cell table:formula="of:=SUM([.J192:.K192])" office:value-type="float" office:value="0.00000002538809" calcext:value-type="float">
            <text:p>2.54E-08</text:p>
          </table:table-cell>
          <table:table-cell table:formula="of:=SUM([.L192:.R192])" office:value-type="float" office:value="0.000000010711544" calcext:value-type="float">
            <text:p>1.07E-08</text:p>
          </table:table-cell>
          <table:table-cell table:formula="of:=SUM([.S192:.AF192])" office:value-type="float" office:value="0.00000000096206572" calcext:value-type="float">
            <text:p>9.62E-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12" calcext:value-type="float">
            <text:p>312</text:p>
          </table:table-cell>
          <table:table-cell office:value-type="float" office:value="336" calcext:value-type="float">
            <text:p>33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24" calcext:value-type="float">
            <text:p>324</text:p>
          </table:table-cell>
          <table:table-cell office:value-type="float" office:value="0.0000000114735" calcext:value-type="float">
            <text:p>1.15E-08</text:p>
          </table:table-cell>
          <table:table-cell office:value-type="float" office:value="0.00000000540818" calcext:value-type="float">
            <text:p>5.41E-09</text:p>
          </table:table-cell>
          <table:table-cell office:value-type="float" office:value="0.00000000274616" calcext:value-type="float">
            <text:p>2.75E-09</text:p>
          </table:table-cell>
          <table:table-cell office:value-type="float" office:value="0.00000000160893" calcext:value-type="float">
            <text:p>1.61E-09</text:p>
          </table:table-cell>
          <table:table-cell office:value-type="float" office:value="0.000000000999287" calcext:value-type="float">
            <text:p>9.99E-10</text:p>
          </table:table-cell>
          <table:table-cell office:value-type="float" office:value="0.000000000691182" calcext:value-type="float">
            <text:p>6.91E-10</text:p>
          </table:table-cell>
          <table:table-cell office:value-type="float" office:value="0.000000000521269" calcext:value-type="float">
            <text:p>5.21E-10</text:p>
          </table:table-cell>
          <table:table-cell office:value-type="float" office:value="0.00000000037342" calcext:value-type="float">
            <text:p>3.73E-10</text:p>
          </table:table-cell>
          <table:table-cell office:value-type="float" office:value="0.000000000306139" calcext:value-type="float">
            <text:p>3.06E-10</text:p>
          </table:table-cell>
          <table:table-cell office:value-type="float" office:value="0.000000000199827" calcext:value-type="float">
            <text:p>2.00E-10</text:p>
          </table:table-cell>
          <table:table-cell office:value-type="float" office:value="0.000000000229018" calcext:value-type="float">
            <text:p>2.29E-10</text:p>
          </table:table-cell>
          <table:table-cell office:value-type="float" office:value="0.000000000218535" calcext:value-type="float">
            <text:p>2.19E-10</text:p>
          </table:table-cell>
          <table:table-cell office:value-type="float" office:value="0.000000000164585" calcext:value-type="float">
            <text:p>1.65E-10</text:p>
          </table:table-cell>
          <table:table-cell office:value-type="float" office:value="0.000000000118174" calcext:value-type="float">
            <text:p>1.18E-10</text:p>
          </table:table-cell>
          <table:table-cell office:value-type="float" office:value="0.000000000075612" calcext:value-type="float">
            <text:p>7.56E-11</text:p>
          </table:table-cell>
          <table:table-cell office:value-type="float" office:value="0.0000000000696579" calcext:value-type="float">
            <text:p>6.97E-11</text:p>
          </table:table-cell>
          <table:table-cell office:value-type="float" office:value="0.0000000000503725" calcext:value-type="float">
            <text:p>5.04E-11</text:p>
          </table:table-cell>
          <table:table-cell office:value-type="float" office:value="0.0000000000276369" calcext:value-type="float">
            <text:p>2.76E-11</text:p>
          </table:table-cell>
          <table:table-cell office:value-type="float" office:value="0.000000000026762" calcext:value-type="float">
            <text:p>2.68E-11</text:p>
          </table:table-cell>
          <table:table-cell office:value-type="float" office:value="0.0000000000169947" calcext:value-type="float">
            <text:p>1.70E-11</text:p>
          </table:table-cell>
          <table:table-cell office:value-type="float" office:value="0.000000000011109" calcext:value-type="float">
            <text:p>1.11E-11</text:p>
          </table:table-cell>
          <table:table-cell office:value-type="float" office:value="0.0000000000112279" calcext:value-type="float">
            <text:p>1.12E-11</text:p>
          </table:table-cell>
          <table:table-cell office:value-type="float" office:value="0.00000000000086506" calcext:value-type="float">
            <text:p>8.65E-13</text:p>
          </table:table-cell>
          <table:table-cell table:formula="of:=SUM([.J193:.K193])" office:value-type="float" office:value="0.00000001688168" calcext:value-type="float">
            <text:p>1.69E-08</text:p>
          </table:table-cell>
          <table:table-cell table:formula="of:=SUM([.L193:.R193])" office:value-type="float" office:value="0.000000007246387" calcext:value-type="float">
            <text:p>7.25E-09</text:p>
          </table:table-cell>
          <table:table-cell table:formula="of:=SUM([.S193:.AF193])" office:value-type="float" office:value="0.00000000122037696" calcext:value-type="float">
            <text:p>1.22E-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36" calcext:value-type="float">
            <text:p>336</text:p>
          </table:table-cell>
          <table:table-cell office:value-type="float" office:value="360" calcext:value-type="float">
            <text:p>36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48" calcext:value-type="float">
            <text:p>348</text:p>
          </table:table-cell>
          <table:table-cell office:value-type="float" office:value="0.0000000114604" calcext:value-type="float">
            <text:p>1.15E-08</text:p>
          </table:table-cell>
          <table:table-cell office:value-type="float" office:value="0.00000000540094" calcext:value-type="float">
            <text:p>5.40E-09</text:p>
          </table:table-cell>
          <table:table-cell office:value-type="float" office:value="0.00000000274231" calcext:value-type="float">
            <text:p>2.74E-09</text:p>
          </table:table-cell>
          <table:table-cell office:value-type="float" office:value="0.00000000160699" calcext:value-type="float">
            <text:p>1.61E-09</text:p>
          </table:table-cell>
          <table:table-cell office:value-type="float" office:value="0.00000000102498" calcext:value-type="float">
            <text:p>1.02E-09</text:p>
          </table:table-cell>
          <table:table-cell office:value-type="float" office:value="0.000000000717902" calcext:value-type="float">
            <text:p>7.18E-10</text:p>
          </table:table-cell>
          <table:table-cell office:value-type="float" office:value="0.000000000533162" calcext:value-type="float">
            <text:p>5.33E-10</text:p>
          </table:table-cell>
          <table:table-cell office:value-type="float" office:value="0.000000000392089" calcext:value-type="float">
            <text:p>3.92E-10</text:p>
          </table:table-cell>
          <table:table-cell office:value-type="float" office:value="0.000000000328708" calcext:value-type="float">
            <text:p>3.29E-10</text:p>
          </table:table-cell>
          <table:table-cell office:value-type="float" office:value="0.000000000221101" calcext:value-type="float">
            <text:p>2.21E-10</text:p>
          </table:table-cell>
          <table:table-cell office:value-type="float" office:value="0.000000000213768" calcext:value-type="float">
            <text:p>2.14E-10</text:p>
          </table:table-cell>
          <table:table-cell office:value-type="float" office:value="0.000000000168394" calcext:value-type="float">
            <text:p>1.68E-10</text:p>
          </table:table-cell>
          <table:table-cell office:value-type="float" office:value="0.000000000132256" calcext:value-type="float">
            <text:p>1.32E-10</text:p>
          </table:table-cell>
          <table:table-cell office:value-type="float" office:value="0.000000000105322" calcext:value-type="float">
            <text:p>1.05E-10</text:p>
          </table:table-cell>
          <table:table-cell office:value-type="float" office:value="0.0000000000936342" calcext:value-type="float">
            <text:p>9.36E-11</text:p>
          </table:table-cell>
          <table:table-cell office:value-type="float" office:value="0.0000000000952483" calcext:value-type="float">
            <text:p>9.52E-11</text:p>
          </table:table-cell>
          <table:table-cell office:value-type="float" office:value="0.0000000000942003" calcext:value-type="float">
            <text:p>9.42E-11</text:p>
          </table:table-cell>
          <table:table-cell office:value-type="float" office:value="0.0000000000650772" calcext:value-type="float">
            <text:p>6.51E-11</text:p>
          </table:table-cell>
          <table:table-cell office:value-type="float" office:value="0.0000000000755231" calcext:value-type="float">
            <text:p>7.55E-11</text:p>
          </table:table-cell>
          <table:table-cell office:value-type="float" office:value="0.0000000000938234" calcext:value-type="float">
            <text:p>9.38E-11</text:p>
          </table:table-cell>
          <table:table-cell office:value-type="float" office:value="0.0000000000872169" calcext:value-type="float">
            <text:p>8.72E-11</text:p>
          </table:table-cell>
          <table:table-cell office:value-type="float" office:value="0.0000000000961291" calcext:value-type="float">
            <text:p>9.61E-11</text:p>
          </table:table-cell>
          <table:table-cell office:value-type="float" office:value="0.0000000000363504" calcext:value-type="float">
            <text:p>3.64E-11</text:p>
          </table:table-cell>
          <table:table-cell table:formula="of:=SUM([.J194:.K194])" office:value-type="float" office:value="0.00000001686134" calcext:value-type="float">
            <text:p>1.69E-08</text:p>
          </table:table-cell>
          <table:table-cell table:formula="of:=SUM([.L194:.R194])" office:value-type="float" office:value="0.000000007346141" calcext:value-type="float">
            <text:p>7.35E-09</text:p>
          </table:table-cell>
          <table:table-cell table:formula="of:=SUM([.S194:.AF194])" office:value-type="float" office:value="0.0000000015780439" calcext:value-type="float">
            <text:p>1.58E-0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0" calcext:value-type="float">
            <text:p>20</text:p>
          </table:table-cell>
          <table:table-cell office:value-type="float" office:value="0.0000000300973" calcext:value-type="float">
            <text:p>3.01E-08</text:p>
          </table:table-cell>
          <table:table-cell office:value-type="float" office:value="0.000000018511" calcext:value-type="float">
            <text:p>1.85E-08</text:p>
          </table:table-cell>
          <table:table-cell office:value-type="float" office:value="0.00000000991268" calcext:value-type="float">
            <text:p>9.91E-09</text:p>
          </table:table-cell>
          <table:table-cell office:value-type="float" office:value="0.00000000590755" calcext:value-type="float">
            <text:p>5.91E-09</text:p>
          </table:table-cell>
          <table:table-cell office:value-type="float" office:value="0.00000000389862" calcext:value-type="float">
            <text:p>3.90E-09</text:p>
          </table:table-cell>
          <table:table-cell office:value-type="float" office:value="0.00000000263405" calcext:value-type="float">
            <text:p>2.63E-09</text:p>
          </table:table-cell>
          <table:table-cell office:value-type="float" office:value="0.00000000202939" calcext:value-type="float">
            <text:p>2.03E-09</text:p>
          </table:table-cell>
          <table:table-cell office:value-type="float" office:value="0.00000000148597" calcext:value-type="float">
            <text:p>1.49E-09</text:p>
          </table:table-cell>
          <table:table-cell office:value-type="float" office:value="0.00000000118569" calcext:value-type="float">
            <text:p>1.19E-09</text:p>
          </table:table-cell>
          <table:table-cell office:value-type="float" office:value="0.000000000936385" calcext:value-type="float">
            <text:p>9.36E-10</text:p>
          </table:table-cell>
          <table:table-cell office:value-type="float" office:value="0.000000000704371" calcext:value-type="float">
            <text:p>7.04E-10</text:p>
          </table:table-cell>
          <table:table-cell office:value-type="float" office:value="0.000000000634163" calcext:value-type="float">
            <text:p>6.34E-10</text:p>
          </table:table-cell>
          <table:table-cell office:value-type="float" office:value="0.000000000534125" calcext:value-type="float">
            <text:p>5.34E-10</text:p>
          </table:table-cell>
          <table:table-cell office:value-type="float" office:value="0.000000000430799" calcext:value-type="float">
            <text:p>4.31E-10</text:p>
          </table:table-cell>
          <table:table-cell office:value-type="float" office:value="0.000000000358463" calcext:value-type="float">
            <text:p>3.58E-10</text:p>
          </table:table-cell>
          <table:table-cell office:value-type="float" office:value="0.000000000334939" calcext:value-type="float">
            <text:p>3.35E-10</text:p>
          </table:table-cell>
          <table:table-cell office:value-type="float" office:value="0.000000000244122" calcext:value-type="float">
            <text:p>2.44E-10</text:p>
          </table:table-cell>
          <table:table-cell office:value-type="float" office:value="0.000000000242955" calcext:value-type="float">
            <text:p>2.43E-10</text:p>
          </table:table-cell>
          <table:table-cell office:value-type="float" office:value="0.000000000225501" calcext:value-type="float">
            <text:p>2.26E-10</text:p>
          </table:table-cell>
          <table:table-cell office:value-type="float" office:value="0.000000000153549" calcext:value-type="float">
            <text:p>1.54E-10</text:p>
          </table:table-cell>
          <table:table-cell office:value-type="float" office:value="0.000000000166731" calcext:value-type="float">
            <text:p>1.67E-10</text:p>
          </table:table-cell>
          <table:table-cell office:value-type="float" office:value="0.000000000127144" calcext:value-type="float">
            <text:p>1.27E-10</text:p>
          </table:table-cell>
          <table:table-cell office:value-type="float" office:value="0.000000000164859" calcext:value-type="float">
            <text:p>1.65E-10</text:p>
          </table:table-cell>
          <table:table-cell table:formula="of:=SUM([.J195:.K195])" office:value-type="float" office:value="0.0000000486083" calcext:value-type="float">
            <text:p>4.86E-08</text:p>
          </table:table-cell>
          <table:table-cell table:formula="of:=SUM([.L195:.R195])" office:value-type="float" office:value="0.00000002705395" calcext:value-type="float">
            <text:p>2.71E-08</text:p>
          </table:table-cell>
          <table:table-cell table:formula="of:=SUM([.S195:.AF195])" office:value-type="float" office:value="0.000000005258106" calcext:value-type="float">
            <text:p>5.26E-0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241581" calcext:value-type="float">
            <text:p>2.42E-08</text:p>
          </table:table-cell>
          <table:table-cell office:value-type="float" office:value="0.000000014862" calcext:value-type="float">
            <text:p>1.49E-08</text:p>
          </table:table-cell>
          <table:table-cell office:value-type="float" office:value="0.0000000079594" calcext:value-type="float">
            <text:p>7.96E-09</text:p>
          </table:table-cell>
          <table:table-cell office:value-type="float" office:value="0.00000000472645" calcext:value-type="float">
            <text:p>4.73E-09</text:p>
          </table:table-cell>
          <table:table-cell office:value-type="float" office:value="0.00000000305478" calcext:value-type="float">
            <text:p>3.05E-09</text:p>
          </table:table-cell>
          <table:table-cell office:value-type="float" office:value="0.00000000204847" calcext:value-type="float">
            <text:p>2.05E-09</text:p>
          </table:table-cell>
          <table:table-cell office:value-type="float" office:value="0.0000000015882" calcext:value-type="float">
            <text:p>1.59E-09</text:p>
          </table:table-cell>
          <table:table-cell office:value-type="float" office:value="0.00000000114683" calcext:value-type="float">
            <text:p>1.15E-09</text:p>
          </table:table-cell>
          <table:table-cell office:value-type="float" office:value="0.000000000886957" calcext:value-type="float">
            <text:p>8.87E-10</text:p>
          </table:table-cell>
          <table:table-cell office:value-type="float" office:value="0.000000000683856" calcext:value-type="float">
            <text:p>6.84E-10</text:p>
          </table:table-cell>
          <table:table-cell office:value-type="float" office:value="0.000000000501029" calcext:value-type="float">
            <text:p>5.01E-10</text:p>
          </table:table-cell>
          <table:table-cell office:value-type="float" office:value="0.000000000439857" calcext:value-type="float">
            <text:p>4.40E-10</text:p>
          </table:table-cell>
          <table:table-cell office:value-type="float" office:value="0.000000000357967" calcext:value-type="float">
            <text:p>3.58E-10</text:p>
          </table:table-cell>
          <table:table-cell office:value-type="float" office:value="0.000000000280578" calcext:value-type="float">
            <text:p>2.81E-10</text:p>
          </table:table-cell>
          <table:table-cell office:value-type="float" office:value="0.000000000226105" calcext:value-type="float">
            <text:p>2.26E-10</text:p>
          </table:table-cell>
          <table:table-cell office:value-type="float" office:value="0.000000000204239" calcext:value-type="float">
            <text:p>2.04E-10</text:p>
          </table:table-cell>
          <table:table-cell office:value-type="float" office:value="0.000000000142675" calcext:value-type="float">
            <text:p>1.43E-10</text:p>
          </table:table-cell>
          <table:table-cell office:value-type="float" office:value="0.000000000119185" calcext:value-type="float">
            <text:p>1.19E-10</text:p>
          </table:table-cell>
          <table:table-cell office:value-type="float" office:value="0.000000000101473" calcext:value-type="float">
            <text:p>1.01E-10</text:p>
          </table:table-cell>
          <table:table-cell office:value-type="float" office:value="0.000000000070703" calcext:value-type="float">
            <text:p>7.07E-11</text:p>
          </table:table-cell>
          <table:table-cell office:value-type="float" office:value="0.0000000000539564" calcext:value-type="float">
            <text:p>5.40E-11</text:p>
          </table:table-cell>
          <table:table-cell office:value-type="float" office:value="0.000000000038046" calcext:value-type="float">
            <text:p>3.80E-11</text:p>
          </table:table-cell>
          <table:table-cell office:value-type="float" office:value="0.0000000000345014" calcext:value-type="float">
            <text:p>3.45E-11</text:p>
          </table:table-cell>
          <table:table-cell table:formula="of:=SUM([.J196:.K196])" office:value-type="float" office:value="0.0000000390201" calcext:value-type="float">
            <text:p>3.90E-08</text:p>
          </table:table-cell>
          <table:table-cell table:formula="of:=SUM([.L196:.R196])" office:value-type="float" office:value="0.000000021411087" calcext:value-type="float">
            <text:p>2.14E-08</text:p>
          </table:table-cell>
          <table:table-cell table:formula="of:=SUM([.S196:.AF196])" office:value-type="float" office:value="0.0000000032541708" calcext:value-type="float">
            <text:p>3.25E-0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181417" calcext:value-type="float">
            <text:p>1.81E-08</text:p>
          </table:table-cell>
          <table:table-cell office:value-type="float" office:value="0.0000000111618" calcext:value-type="float">
            <text:p>1.12E-08</text:p>
          </table:table-cell>
          <table:table-cell office:value-type="float" office:value="0.00000000597805" calcext:value-type="float">
            <text:p>5.98E-09</text:p>
          </table:table-cell>
          <table:table-cell office:value-type="float" office:value="0.00000000353873" calcext:value-type="float">
            <text:p>3.54E-09</text:p>
          </table:table-cell>
          <table:table-cell office:value-type="float" office:value="0.00000000227615" calcext:value-type="float">
            <text:p>2.28E-09</text:p>
          </table:table-cell>
          <table:table-cell office:value-type="float" office:value="0.00000000153498" calcext:value-type="float">
            <text:p>1.53E-09</text:p>
          </table:table-cell>
          <table:table-cell office:value-type="float" office:value="0.0000000011932" calcext:value-type="float">
            <text:p>1.19E-09</text:p>
          </table:table-cell>
          <table:table-cell office:value-type="float" office:value="0.000000000849571" calcext:value-type="float">
            <text:p>8.50E-10</text:p>
          </table:table-cell>
          <table:table-cell office:value-type="float" office:value="0.000000000659156" calcext:value-type="float">
            <text:p>6.59E-10</text:p>
          </table:table-cell>
          <table:table-cell office:value-type="float" office:value="0.000000000503097" calcext:value-type="float">
            <text:p>5.03E-10</text:p>
          </table:table-cell>
          <table:table-cell office:value-type="float" office:value="0.000000000372167" calcext:value-type="float">
            <text:p>3.72E-10</text:p>
          </table:table-cell>
          <table:table-cell office:value-type="float" office:value="0.000000000322428" calcext:value-type="float">
            <text:p>3.22E-10</text:p>
          </table:table-cell>
          <table:table-cell office:value-type="float" office:value="0.000000000260628" calcext:value-type="float">
            <text:p>2.61E-10</text:p>
          </table:table-cell>
          <table:table-cell office:value-type="float" office:value="0.000000000203506" calcext:value-type="float">
            <text:p>2.04E-10</text:p>
          </table:table-cell>
          <table:table-cell office:value-type="float" office:value="0.000000000163154" calcext:value-type="float">
            <text:p>1.63E-10</text:p>
          </table:table-cell>
          <table:table-cell office:value-type="float" office:value="0.000000000146652" calcext:value-type="float">
            <text:p>1.47E-10</text:p>
          </table:table-cell>
          <table:table-cell office:value-type="float" office:value="0.00000000010361" calcext:value-type="float">
            <text:p>1.04E-10</text:p>
          </table:table-cell>
          <table:table-cell office:value-type="float" office:value="0.0000000000923393" calcext:value-type="float">
            <text:p>9.23E-11</text:p>
          </table:table-cell>
          <table:table-cell office:value-type="float" office:value="0.0000000000776809" calcext:value-type="float">
            <text:p>7.77E-11</text:p>
          </table:table-cell>
          <table:table-cell office:value-type="float" office:value="0.0000000000519998" calcext:value-type="float">
            <text:p>5.20E-11</text:p>
          </table:table-cell>
          <table:table-cell office:value-type="float" office:value="0.0000000000428923" calcext:value-type="float">
            <text:p>4.29E-11</text:p>
          </table:table-cell>
          <table:table-cell office:value-type="float" office:value="0.0000000000306407" calcext:value-type="float">
            <text:p>3.06E-11</text:p>
          </table:table-cell>
          <table:table-cell office:value-type="float" office:value="0.0000000000290219" calcext:value-type="float">
            <text:p>2.90E-11</text:p>
          </table:table-cell>
          <table:table-cell table:formula="of:=SUM([.J197:.K197])" office:value-type="float" office:value="0.0000000293035" calcext:value-type="float">
            <text:p>2.93E-08</text:p>
          </table:table-cell>
          <table:table-cell table:formula="of:=SUM([.L197:.R197])" office:value-type="float" office:value="0.000000016029837" calcext:value-type="float">
            <text:p>1.60E-08</text:p>
          </table:table-cell>
          <table:table-cell table:formula="of:=SUM([.S197:.AF197])" office:value-type="float" office:value="0.0000000023998169" calcext:value-type="float">
            <text:p>2.40E-0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40" calcext:value-type="float">
            <text:p>140</text:p>
          </table:table-cell>
          <table:table-cell office:value-type="float" office:value="0.0000000241581" calcext:value-type="float">
            <text:p>2.42E-08</text:p>
          </table:table-cell>
          <table:table-cell office:value-type="float" office:value="0.0000000148613" calcext:value-type="float">
            <text:p>1.49E-08</text:p>
          </table:table-cell>
          <table:table-cell office:value-type="float" office:value="0.00000000795889" calcext:value-type="float">
            <text:p>7.96E-09</text:p>
          </table:table-cell>
          <table:table-cell office:value-type="float" office:value="0.00000000474223" calcext:value-type="float">
            <text:p>4.74E-09</text:p>
          </table:table-cell>
          <table:table-cell office:value-type="float" office:value="0.00000000310354" calcext:value-type="float">
            <text:p>3.10E-09</text:p>
          </table:table-cell>
          <table:table-cell office:value-type="float" office:value="0.00000000207296" calcext:value-type="float">
            <text:p>2.07E-09</text:p>
          </table:table-cell>
          <table:table-cell office:value-type="float" office:value="0.00000000159231" calcext:value-type="float">
            <text:p>1.59E-09</text:p>
          </table:table-cell>
          <table:table-cell office:value-type="float" office:value="0.00000000116584" calcext:value-type="float">
            <text:p>1.17E-09</text:p>
          </table:table-cell>
          <table:table-cell office:value-type="float" office:value="0.000000000913581" calcext:value-type="float">
            <text:p>9.14E-10</text:p>
          </table:table-cell>
          <table:table-cell office:value-type="float" office:value="0.000000000713343" calcext:value-type="float">
            <text:p>7.13E-10</text:p>
          </table:table-cell>
          <table:table-cell office:value-type="float" office:value="0.000000000523732" calcext:value-type="float">
            <text:p>5.24E-10</text:p>
          </table:table-cell>
          <table:table-cell office:value-type="float" office:value="0.000000000463922" calcext:value-type="float">
            <text:p>4.64E-10</text:p>
          </table:table-cell>
          <table:table-cell office:value-type="float" office:value="0.000000000383607" calcext:value-type="float">
            <text:p>3.84E-10</text:p>
          </table:table-cell>
          <table:table-cell office:value-type="float" office:value="0.000000000302201" calcext:value-type="float">
            <text:p>3.02E-10</text:p>
          </table:table-cell>
          <table:table-cell office:value-type="float" office:value="0.000000000246241" calcext:value-type="float">
            <text:p>2.46E-10</text:p>
          </table:table-cell>
          <table:table-cell office:value-type="float" office:value="0.000000000224819" calcext:value-type="float">
            <text:p>2.25E-10</text:p>
          </table:table-cell>
          <table:table-cell office:value-type="float" office:value="0.000000000160184" calcext:value-type="float">
            <text:p>1.60E-10</text:p>
          </table:table-cell>
          <table:table-cell office:value-type="float" office:value="0.000000000146784" calcext:value-type="float">
            <text:p>1.47E-10</text:p>
          </table:table-cell>
          <table:table-cell office:value-type="float" office:value="0.000000000129662" calcext:value-type="float">
            <text:p>1.30E-10</text:p>
          </table:table-cell>
          <table:table-cell office:value-type="float" office:value="0.0000000000884246" calcext:value-type="float">
            <text:p>8.84E-11</text:p>
          </table:table-cell>
          <table:table-cell office:value-type="float" office:value="0.0000000000828076" calcext:value-type="float">
            <text:p>8.28E-11</text:p>
          </table:table-cell>
          <table:table-cell office:value-type="float" office:value="0.000000000061287" calcext:value-type="float">
            <text:p>6.13E-11</text:p>
          </table:table-cell>
          <table:table-cell office:value-type="float" office:value="0.0000000000651389" calcext:value-type="float">
            <text:p>6.51E-11</text:p>
          </table:table-cell>
          <table:table-cell table:formula="of:=SUM([.J198:.K198])" office:value-type="float" office:value="0.0000000390194" calcext:value-type="float">
            <text:p>3.90E-08</text:p>
          </table:table-cell>
          <table:table-cell table:formula="of:=SUM([.L198:.R198])" office:value-type="float" office:value="0.000000021549351" calcext:value-type="float">
            <text:p>2.15E-08</text:p>
          </table:table-cell>
          <table:table-cell table:formula="of:=SUM([.S198:.AF198])" office:value-type="float" office:value="0.0000000035921531" calcext:value-type="float">
            <text:p>3.59E-0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301635" calcext:value-type="float">
            <text:p>3.02E-08</text:p>
          </table:table-cell>
          <table:table-cell office:value-type="float" office:value="0.0000000185518" calcext:value-type="float">
            <text:p>1.86E-08</text:p>
          </table:table-cell>
          <table:table-cell office:value-type="float" office:value="0.00000000993444" calcext:value-type="float">
            <text:p>9.93E-09</text:p>
          </table:table-cell>
          <table:table-cell office:value-type="float" office:value="0.00000000592048" calcext:value-type="float">
            <text:p>5.92E-09</text:p>
          </table:table-cell>
          <table:table-cell office:value-type="float" office:value="0.00000000390894" calcext:value-type="float">
            <text:p>3.91E-09</text:p>
          </table:table-cell>
          <table:table-cell office:value-type="float" office:value="0.00000000265824" calcext:value-type="float">
            <text:p>2.66E-09</text:p>
          </table:table-cell>
          <table:table-cell office:value-type="float" office:value="0.00000000205915" calcext:value-type="float">
            <text:p>2.06E-09</text:p>
          </table:table-cell>
          <table:table-cell office:value-type="float" office:value="0.000000001505" calcext:value-type="float">
            <text:p>1.51E-09</text:p>
          </table:table-cell>
          <table:table-cell office:value-type="float" office:value="0.00000000120135" calcext:value-type="float">
            <text:p>1.20E-09</text:p>
          </table:table-cell>
          <table:table-cell office:value-type="float" office:value="0.000000000953922" calcext:value-type="float">
            <text:p>9.54E-10</text:p>
          </table:table-cell>
          <table:table-cell office:value-type="float" office:value="0.000000000722942" calcext:value-type="float">
            <text:p>7.23E-10</text:p>
          </table:table-cell>
          <table:table-cell office:value-type="float" office:value="0.000000000658064" calcext:value-type="float">
            <text:p>6.58E-10</text:p>
          </table:table-cell>
          <table:table-cell office:value-type="float" office:value="0.000000000554439" calcext:value-type="float">
            <text:p>5.54E-10</text:p>
          </table:table-cell>
          <table:table-cell office:value-type="float" office:value="0.000000000450466" calcext:value-type="float">
            <text:p>4.50E-10</text:p>
          </table:table-cell>
          <table:table-cell office:value-type="float" office:value="0.000000000377178" calcext:value-type="float">
            <text:p>3.77E-10</text:p>
          </table:table-cell>
          <table:table-cell office:value-type="float" office:value="0.000000000355246" calcext:value-type="float">
            <text:p>3.55E-10</text:p>
          </table:table-cell>
          <table:table-cell office:value-type="float" office:value="0.00000000025803" calcext:value-type="float">
            <text:p>2.58E-10</text:p>
          </table:table-cell>
          <table:table-cell office:value-type="float" office:value="0.000000000251915" calcext:value-type="float">
            <text:p>2.52E-10</text:p>
          </table:table-cell>
          <table:table-cell office:value-type="float" office:value="0.000000000242133" calcext:value-type="float">
            <text:p>2.42E-10</text:p>
          </table:table-cell>
          <table:table-cell office:value-type="float" office:value="0.000000000169418" calcext:value-type="float">
            <text:p>1.69E-10</text:p>
          </table:table-cell>
          <table:table-cell office:value-type="float" office:value="0.000000000187035" calcext:value-type="float">
            <text:p>1.87E-10</text:p>
          </table:table-cell>
          <table:table-cell office:value-type="float" office:value="0.000000000143537" calcext:value-type="float">
            <text:p>1.44E-10</text:p>
          </table:table-cell>
          <table:table-cell office:value-type="float" office:value="0.000000000203682" calcext:value-type="float">
            <text:p>2.04E-10</text:p>
          </table:table-cell>
          <table:table-cell table:formula="of:=SUM([.J199:.K199])" office:value-type="float" office:value="0.0000000487153" calcext:value-type="float">
            <text:p>4.87E-08</text:p>
          </table:table-cell>
          <table:table-cell table:formula="of:=SUM([.L199:.R199])" office:value-type="float" office:value="0.0000000271876" calcext:value-type="float">
            <text:p>2.72E-08</text:p>
          </table:table-cell>
          <table:table-cell table:formula="of:=SUM([.S199:.AF199])" office:value-type="float" office:value="0.000000005528007" calcext:value-type="float">
            <text:p>5.53E-0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20" calcext:value-type="float">
            <text:p>220</text:p>
          </table:table-cell>
          <table:table-cell office:value-type="float" office:value="0.0000000241714" calcext:value-type="float">
            <text:p>2.42E-08</text:p>
          </table:table-cell>
          <table:table-cell office:value-type="float" office:value="0.0000000148689" calcext:value-type="float">
            <text:p>1.49E-08</text:p>
          </table:table-cell>
          <table:table-cell office:value-type="float" office:value="0.00000000796293" calcext:value-type="float">
            <text:p>7.96E-09</text:p>
          </table:table-cell>
          <table:table-cell office:value-type="float" office:value="0.00000000474446" calcext:value-type="float">
            <text:p>4.74E-09</text:p>
          </table:table-cell>
          <table:table-cell office:value-type="float" office:value="0.00000000310122" calcext:value-type="float">
            <text:p>3.10E-09</text:p>
          </table:table-cell>
          <table:table-cell office:value-type="float" office:value="0.00000000206626" calcext:value-type="float">
            <text:p>2.07E-09</text:p>
          </table:table-cell>
          <table:table-cell office:value-type="float" office:value="0.00000000158465" calcext:value-type="float">
            <text:p>1.58E-09</text:p>
          </table:table-cell>
          <table:table-cell office:value-type="float" office:value="0.00000000115975" calcext:value-type="float">
            <text:p>1.16E-09</text:p>
          </table:table-cell>
          <table:table-cell office:value-type="float" office:value="0.000000000908994" calcext:value-type="float">
            <text:p>9.09E-10</text:p>
          </table:table-cell>
          <table:table-cell office:value-type="float" office:value="0.000000000709882" calcext:value-type="float">
            <text:p>7.10E-10</text:p>
          </table:table-cell>
          <table:table-cell office:value-type="float" office:value="0.000000000521443" calcext:value-type="float">
            <text:p>5.21E-10</text:p>
          </table:table-cell>
          <table:table-cell office:value-type="float" office:value="0.000000000462138" calcext:value-type="float">
            <text:p>4.62E-10</text:p>
          </table:table-cell>
          <table:table-cell office:value-type="float" office:value="0.000000000382299" calcext:value-type="float">
            <text:p>3.82E-10</text:p>
          </table:table-cell>
          <table:table-cell office:value-type="float" office:value="0.000000000301321" calcext:value-type="float">
            <text:p>3.01E-10</text:p>
          </table:table-cell>
          <table:table-cell office:value-type="float" office:value="0.000000000245562" calcext:value-type="float">
            <text:p>2.46E-10</text:p>
          </table:table-cell>
          <table:table-cell office:value-type="float" office:value="0.000000000224245" calcext:value-type="float">
            <text:p>2.24E-10</text:p>
          </table:table-cell>
          <table:table-cell office:value-type="float" office:value="0.000000000159803" calcext:value-type="float">
            <text:p>1.60E-10</text:p>
          </table:table-cell>
          <table:table-cell office:value-type="float" office:value="0.000000000146462" calcext:value-type="float">
            <text:p>1.46E-10</text:p>
          </table:table-cell>
          <table:table-cell office:value-type="float" office:value="0.000000000129408" calcext:value-type="float">
            <text:p>1.29E-10</text:p>
          </table:table-cell>
          <table:table-cell office:value-type="float" office:value="0.0000000000882679" calcext:value-type="float">
            <text:p>8.83E-11</text:p>
          </table:table-cell>
          <table:table-cell office:value-type="float" office:value="0.0000000000826796" calcext:value-type="float">
            <text:p>8.27E-11</text:p>
          </table:table-cell>
          <table:table-cell office:value-type="float" office:value="0.0000000000612034" calcext:value-type="float">
            <text:p>6.12E-11</text:p>
          </table:table-cell>
          <table:table-cell office:value-type="float" office:value="0.0000000000650654" calcext:value-type="float">
            <text:p>6.51E-11</text:p>
          </table:table-cell>
          <table:table-cell table:formula="of:=SUM([.J200:.K200])" office:value-type="float" office:value="0.0000000390403" calcext:value-type="float">
            <text:p>3.90E-08</text:p>
          </table:table-cell>
          <table:table-cell table:formula="of:=SUM([.L200:.R200])" office:value-type="float" office:value="0.000000021528264" calcext:value-type="float">
            <text:p>2.15E-08</text:p>
          </table:table-cell>
          <table:table-cell table:formula="of:=SUM([.S200:.AF200])" office:value-type="float" office:value="0.0000000035797793" calcext:value-type="float">
            <text:p>3.58E-0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60" calcext:value-type="float">
            <text:p>260</text:p>
          </table:table-cell>
          <table:table-cell office:value-type="float" office:value="0.0000000181458" calcext:value-type="float">
            <text:p>1.81E-08</text:p>
          </table:table-cell>
          <table:table-cell office:value-type="float" office:value="0.0000000111641" calcext:value-type="float">
            <text:p>1.12E-08</text:p>
          </table:table-cell>
          <table:table-cell office:value-type="float" office:value="0.00000000597929" calcext:value-type="float">
            <text:p>5.98E-09</text:p>
          </table:table-cell>
          <table:table-cell office:value-type="float" office:value="0.00000000353611" calcext:value-type="float">
            <text:p>3.54E-09</text:p>
          </table:table-cell>
          <table:table-cell office:value-type="float" office:value="0.00000000226614" calcext:value-type="float">
            <text:p>2.27E-09</text:p>
          </table:table-cell>
          <table:table-cell office:value-type="float" office:value="0.00000000152642" calcext:value-type="float">
            <text:p>1.53E-09</text:p>
          </table:table-cell>
          <table:table-cell office:value-type="float" office:value="0.00000000118655" calcext:value-type="float">
            <text:p>1.19E-09</text:p>
          </table:table-cell>
          <table:table-cell office:value-type="float" office:value="0.00000000084518" calcext:value-type="float">
            <text:p>8.45E-10</text:p>
          </table:table-cell>
          <table:table-cell office:value-type="float" office:value="0.000000000656023" calcext:value-type="float">
            <text:p>6.56E-10</text:p>
          </table:table-cell>
          <table:table-cell office:value-type="float" office:value="0.000000000501047" calcext:value-type="float">
            <text:p>5.01E-10</text:p>
          </table:table-cell>
          <table:table-cell office:value-type="float" office:value="0.000000000370875" calcext:value-type="float">
            <text:p>3.71E-10</text:p>
          </table:table-cell>
          <table:table-cell office:value-type="float" office:value="0.000000000321583" calcext:value-type="float">
            <text:p>3.22E-10</text:p>
          </table:table-cell>
          <table:table-cell office:value-type="float" office:value="0.000000000260045" calcext:value-type="float">
            <text:p>2.60E-10</text:p>
          </table:table-cell>
          <table:table-cell office:value-type="float" office:value="0.000000000203069" calcext:value-type="float">
            <text:p>2.03E-10</text:p>
          </table:table-cell>
          <table:table-cell office:value-type="float" office:value="0.000000000162835" calcext:value-type="float">
            <text:p>1.63E-10</text:p>
          </table:table-cell>
          <table:table-cell office:value-type="float" office:value="0.000000000146395" calcext:value-type="float">
            <text:p>1.46E-10</text:p>
          </table:table-cell>
          <table:table-cell office:value-type="float" office:value="0.00000000010344" calcext:value-type="float">
            <text:p>1.03E-10</text:p>
          </table:table-cell>
          <table:table-cell office:value-type="float" office:value="0.000000000092243" calcext:value-type="float">
            <text:p>9.22E-11</text:p>
          </table:table-cell>
          <table:table-cell office:value-type="float" office:value="0.0000000000776132" calcext:value-type="float">
            <text:p>7.76E-11</text:p>
          </table:table-cell>
          <table:table-cell office:value-type="float" office:value="0.0000000000519505" calcext:value-type="float">
            <text:p>5.20E-11</text:p>
          </table:table-cell>
          <table:table-cell office:value-type="float" office:value="0.0000000000428733" calcext:value-type="float">
            <text:p>4.29E-11</text:p>
          </table:table-cell>
          <table:table-cell office:value-type="float" office:value="0.0000000000306278" calcext:value-type="float">
            <text:p>3.06E-11</text:p>
          </table:table-cell>
          <table:table-cell office:value-type="float" office:value="0.0000000000290113" calcext:value-type="float">
            <text:p>2.90E-11</text:p>
          </table:table-cell>
          <table:table-cell table:formula="of:=SUM([.J201:.K201])" office:value-type="float" office:value="0.0000000293099" calcext:value-type="float">
            <text:p>2.93E-08</text:p>
          </table:table-cell>
          <table:table-cell table:formula="of:=SUM([.L201:.R201])" office:value-type="float" office:value="0.000000015995713" calcext:value-type="float">
            <text:p>1.60E-08</text:p>
          </table:table-cell>
          <table:table-cell table:formula="of:=SUM([.S201:.AF201])" office:value-type="float" office:value="0.0000000023936081" calcext:value-type="float">
            <text:p>2.39E-0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241535" calcext:value-type="float">
            <text:p>2.42E-08</text:p>
          </table:table-cell>
          <table:table-cell office:value-type="float" office:value="0.0000000148593" calcext:value-type="float">
            <text:p>1.49E-08</text:p>
          </table:table-cell>
          <table:table-cell office:value-type="float" office:value="0.00000000795798" calcext:value-type="float">
            <text:p>7.96E-09</text:p>
          </table:table-cell>
          <table:table-cell office:value-type="float" office:value="0.00000000472329" calcext:value-type="float">
            <text:p>4.72E-09</text:p>
          </table:table-cell>
          <table:table-cell office:value-type="float" office:value="0.00000000304376" calcext:value-type="float">
            <text:p>3.04E-09</text:p>
          </table:table-cell>
          <table:table-cell office:value-type="float" office:value="0.000000002037" calcext:value-type="float">
            <text:p>2.04E-09</text:p>
          </table:table-cell>
          <table:table-cell office:value-type="float" office:value="0.00000000157869" calcext:value-type="float">
            <text:p>1.58E-09</text:p>
          </table:table-cell>
          <table:table-cell office:value-type="float" office:value="0.00000000114032" calcext:value-type="float">
            <text:p>1.14E-09</text:p>
          </table:table-cell>
          <table:table-cell office:value-type="float" office:value="0.000000000882405" calcext:value-type="float">
            <text:p>8.82E-10</text:p>
          </table:table-cell>
          <table:table-cell office:value-type="float" office:value="0.000000000680697" calcext:value-type="float">
            <text:p>6.81E-10</text:p>
          </table:table-cell>
          <table:table-cell office:value-type="float" office:value="0.000000000499114" calcext:value-type="float">
            <text:p>4.99E-10</text:p>
          </table:table-cell>
          <table:table-cell office:value-type="float" office:value="0.000000000438544" calcext:value-type="float">
            <text:p>4.39E-10</text:p>
          </table:table-cell>
          <table:table-cell office:value-type="float" office:value="0.000000000357132" calcext:value-type="float">
            <text:p>3.57E-10</text:p>
          </table:table-cell>
          <table:table-cell office:value-type="float" office:value="0.00000000028002" calcext:value-type="float">
            <text:p>2.80E-10</text:p>
          </table:table-cell>
          <table:table-cell office:value-type="float" office:value="0.000000000225689" calcext:value-type="float">
            <text:p>2.26E-10</text:p>
          </table:table-cell>
          <table:table-cell office:value-type="float" office:value="0.00000000020391" calcext:value-type="float">
            <text:p>2.04E-10</text:p>
          </table:table-cell>
          <table:table-cell office:value-type="float" office:value="0.000000000142457" calcext:value-type="float">
            <text:p>1.42E-10</text:p>
          </table:table-cell>
          <table:table-cell office:value-type="float" office:value="0.000000000119074" calcext:value-type="float">
            <text:p>1.19E-10</text:p>
          </table:table-cell>
          <table:table-cell office:value-type="float" office:value="0.000000000101398" calcext:value-type="float">
            <text:p>1.01E-10</text:p>
          </table:table-cell>
          <table:table-cell office:value-type="float" office:value="0.0000000000706255" calcext:value-type="float">
            <text:p>7.06E-11</text:p>
          </table:table-cell>
          <table:table-cell office:value-type="float" office:value="0.0000000000539417" calcext:value-type="float">
            <text:p>5.39E-11</text:p>
          </table:table-cell>
          <table:table-cell office:value-type="float" office:value="0.0000000000380321" calcext:value-type="float">
            <text:p>3.80E-11</text:p>
          </table:table-cell>
          <table:table-cell office:value-type="float" office:value="0.0000000000344962" calcext:value-type="float">
            <text:p>3.45E-11</text:p>
          </table:table-cell>
          <table:table-cell table:formula="of:=SUM([.J202:.K202])" office:value-type="float" office:value="0.0000000390128" calcext:value-type="float">
            <text:p>3.90E-08</text:p>
          </table:table-cell>
          <table:table-cell table:formula="of:=SUM([.L202:.R202])" office:value-type="float" office:value="0.000000021363445" calcext:value-type="float">
            <text:p>2.14E-08</text:p>
          </table:table-cell>
          <table:table-cell table:formula="of:=SUM([.S202:.AF202])" office:value-type="float" office:value="0.0000000032451305" calcext:value-type="float">
            <text:p>3.25E-0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340" calcext:value-type="float">
            <text:p>340</text:p>
          </table:table-cell>
          <table:table-cell office:value-type="float" office:value="0.000000024074" calcext:value-type="float">
            <text:p>2.41E-08</text:p>
          </table:table-cell>
          <table:table-cell office:value-type="float" office:value="0.0000000148069" calcext:value-type="float">
            <text:p>1.48E-08</text:p>
          </table:table-cell>
          <table:table-cell office:value-type="float" office:value="0.00000000792917" calcext:value-type="float">
            <text:p>7.93E-09</text:p>
          </table:table-cell>
          <table:table-cell office:value-type="float" office:value="0.00000000472548" calcext:value-type="float">
            <text:p>4.73E-09</text:p>
          </table:table-cell>
          <table:table-cell office:value-type="float" office:value="0.00000000311793" calcext:value-type="float">
            <text:p>3.12E-09</text:p>
          </table:table-cell>
          <table:table-cell office:value-type="float" office:value="0.00000000210099" calcext:value-type="float">
            <text:p>2.10E-09</text:p>
          </table:table-cell>
          <table:table-cell office:value-type="float" office:value="0.00000000161266" calcext:value-type="float">
            <text:p>1.61E-09</text:p>
          </table:table-cell>
          <table:table-cell office:value-type="float" office:value="0.00000000117735" calcext:value-type="float">
            <text:p>1.18E-09</text:p>
          </table:table-cell>
          <table:table-cell office:value-type="float" office:value="0.00000000093773" calcext:value-type="float">
            <text:p>9.38E-10</text:p>
          </table:table-cell>
          <table:table-cell office:value-type="float" office:value="0.000000000739358" calcext:value-type="float">
            <text:p>7.39E-10</text:p>
          </table:table-cell>
          <table:table-cell office:value-type="float" office:value="0.000000000554233" calcext:value-type="float">
            <text:p>5.54E-10</text:p>
          </table:table-cell>
          <table:table-cell office:value-type="float" office:value="0.000000000496624" calcext:value-type="float">
            <text:p>4.97E-10</text:p>
          </table:table-cell>
          <table:table-cell office:value-type="float" office:value="0.000000000416356" calcext:value-type="float">
            <text:p>4.16E-10</text:p>
          </table:table-cell>
          <table:table-cell office:value-type="float" office:value="0.000000000334099" calcext:value-type="float">
            <text:p>3.34E-10</text:p>
          </table:table-cell>
          <table:table-cell office:value-type="float" office:value="0.000000000277165" calcext:value-type="float">
            <text:p>2.77E-10</text:p>
          </table:table-cell>
          <table:table-cell office:value-type="float" office:value="0.000000000258004" calcext:value-type="float">
            <text:p>2.58E-10</text:p>
          </table:table-cell>
          <table:table-cell office:value-type="float" office:value="0.000000000187928" calcext:value-type="float">
            <text:p>1.88E-10</text:p>
          </table:table-cell>
          <table:table-cell office:value-type="float" office:value="0.000000000187739" calcext:value-type="float">
            <text:p>1.88E-10</text:p>
          </table:table-cell>
          <table:table-cell office:value-type="float" office:value="0.000000000174353" calcext:value-type="float">
            <text:p>1.74E-10</text:p>
          </table:table-cell>
          <table:table-cell office:value-type="float" office:value="0.0000000001185" calcext:value-type="float">
            <text:p>1.19E-10</text:p>
          </table:table-cell>
          <table:table-cell office:value-type="float" office:value="0.000000000129929" calcext:value-type="float">
            <text:p>1.30E-10</text:p>
          </table:table-cell>
          <table:table-cell office:value-type="float" office:value="0.000000000099276" calcext:value-type="float">
            <text:p>9.93E-11</text:p>
          </table:table-cell>
          <table:table-cell office:value-type="float" office:value="0.000000000129923" calcext:value-type="float">
            <text:p>1.30E-10</text:p>
          </table:table-cell>
          <table:table-cell table:formula="of:=SUM([.J203:.K203])" office:value-type="float" office:value="0.0000000388809" calcext:value-type="float">
            <text:p>3.89E-08</text:p>
          </table:table-cell>
          <table:table-cell table:formula="of:=SUM([.L203:.R203])" office:value-type="float" office:value="0.00000002160131" calcext:value-type="float">
            <text:p>2.16E-08</text:p>
          </table:table-cell>
          <table:table-cell table:formula="of:=SUM([.S203:.AF203])" office:value-type="float" office:value="0.000000004103487" calcext:value-type="float">
            <text:p>4.10E-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49733" calcext:value-type="float">
            <text:p>1.50E-08</text:p>
          </table:table-cell>
          <table:table-cell office:value-type="float" office:value="0.000000014037" calcext:value-type="float">
            <text:p>1.40E-08</text:p>
          </table:table-cell>
          <table:table-cell office:value-type="float" office:value="0.00000000925042" calcext:value-type="float">
            <text:p>9.25E-09</text:p>
          </table:table-cell>
          <table:table-cell office:value-type="float" office:value="0.00000000596123" calcext:value-type="float">
            <text:p>5.96E-09</text:p>
          </table:table-cell>
          <table:table-cell office:value-type="float" office:value="0.00000000411081" calcext:value-type="float">
            <text:p>4.11E-09</text:p>
          </table:table-cell>
          <table:table-cell office:value-type="float" office:value="0.00000000285662" calcext:value-type="float">
            <text:p>2.86E-09</text:p>
          </table:table-cell>
          <table:table-cell office:value-type="float" office:value="0.0000000020925" calcext:value-type="float">
            <text:p>2.09E-09</text:p>
          </table:table-cell>
          <table:table-cell office:value-type="float" office:value="0.00000000163899" calcext:value-type="float">
            <text:p>1.64E-09</text:p>
          </table:table-cell>
          <table:table-cell office:value-type="float" office:value="0.00000000130516" calcext:value-type="float">
            <text:p>1.31E-09</text:p>
          </table:table-cell>
          <table:table-cell office:value-type="float" office:value="0.00000000102467" calcext:value-type="float">
            <text:p>1.02E-09</text:p>
          </table:table-cell>
          <table:table-cell office:value-type="float" office:value="0.000000000834892" calcext:value-type="float">
            <text:p>8.35E-10</text:p>
          </table:table-cell>
          <table:table-cell office:value-type="float" office:value="0.000000000708001" calcext:value-type="float">
            <text:p>7.08E-10</text:p>
          </table:table-cell>
          <table:table-cell office:value-type="float" office:value="0.000000000608867" calcext:value-type="float">
            <text:p>6.09E-10</text:p>
          </table:table-cell>
          <table:table-cell office:value-type="float" office:value="0.000000000453757" calcext:value-type="float">
            <text:p>4.54E-10</text:p>
          </table:table-cell>
          <table:table-cell office:value-type="float" office:value="0.00000000037094" calcext:value-type="float">
            <text:p>3.71E-10</text:p>
          </table:table-cell>
          <table:table-cell office:value-type="float" office:value="0.0000000003594" calcext:value-type="float">
            <text:p>3.59E-10</text:p>
          </table:table-cell>
          <table:table-cell office:value-type="float" office:value="0.000000000339498" calcext:value-type="float">
            <text:p>3.39E-10</text:p>
          </table:table-cell>
          <table:table-cell office:value-type="float" office:value="0.000000000271854" calcext:value-type="float">
            <text:p>2.72E-10</text:p>
          </table:table-cell>
          <table:table-cell office:value-type="float" office:value="0.00000000021409" calcext:value-type="float">
            <text:p>2.14E-10</text:p>
          </table:table-cell>
          <table:table-cell office:value-type="float" office:value="0.000000000232033" calcext:value-type="float">
            <text:p>2.32E-10</text:p>
          </table:table-cell>
          <table:table-cell office:value-type="float" office:value="0.00000000016862" calcext:value-type="float">
            <text:p>1.69E-10</text:p>
          </table:table-cell>
          <table:table-cell office:value-type="float" office:value="0.000000000163534" calcext:value-type="float">
            <text:p>1.64E-10</text:p>
          </table:table-cell>
          <table:table-cell office:value-type="float" office:value="0.000000000138025" calcext:value-type="float">
            <text:p>1.38E-10</text:p>
          </table:table-cell>
          <table:table-cell table:formula="of:=SUM([.J204:.K204])" office:value-type="float" office:value="0.0000000290103" calcext:value-type="float">
            <text:p>2.90E-08</text:p>
          </table:table-cell>
          <table:table-cell table:formula="of:=SUM([.L204:.R204])" office:value-type="float" office:value="0.00000002721573" calcext:value-type="float">
            <text:p>2.72E-08</text:p>
          </table:table-cell>
          <table:table-cell table:formula="of:=SUM([.S204:.AF204])" office:value-type="float" office:value="0.000000005888181" calcext:value-type="float">
            <text:p>5.89E-0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162356" calcext:value-type="float">
            <text:p>1.62E-08</text:p>
          </table:table-cell>
          <table:table-cell office:value-type="float" office:value="0.0000000152199" calcext:value-type="float">
            <text:p>1.52E-08</text:p>
          </table:table-cell>
          <table:table-cell office:value-type="float" office:value="0.0000000100296" calcext:value-type="float">
            <text:p>1.00E-08</text:p>
          </table:table-cell>
          <table:table-cell office:value-type="float" office:value="0.00000000646321" calcext:value-type="float">
            <text:p>6.46E-09</text:p>
          </table:table-cell>
          <table:table-cell office:value-type="float" office:value="0.00000000445693" calcext:value-type="float">
            <text:p>4.46E-09</text:p>
          </table:table-cell>
          <table:table-cell office:value-type="float" office:value="0.00000000311019" calcext:value-type="float">
            <text:p>3.11E-09</text:p>
          </table:table-cell>
          <table:table-cell office:value-type="float" office:value="0.00000000228679" calcext:value-type="float">
            <text:p>2.29E-09</text:p>
          </table:table-cell>
          <table:table-cell office:value-type="float" office:value="0.00000000179058" calcext:value-type="float">
            <text:p>1.79E-09</text:p>
          </table:table-cell>
          <table:table-cell office:value-type="float" office:value="0.00000000142414" calcext:value-type="float">
            <text:p>1.42E-09</text:p>
          </table:table-cell>
          <table:table-cell office:value-type="float" office:value="0.00000000111569" calcext:value-type="float">
            <text:p>1.12E-09</text:p>
          </table:table-cell>
          <table:table-cell office:value-type="float" office:value="0.000000000916345" calcext:value-type="float">
            <text:p>9.16E-10</text:p>
          </table:table-cell>
          <table:table-cell office:value-type="float" office:value="0.000000000780311" calcext:value-type="float">
            <text:p>7.80E-10</text:p>
          </table:table-cell>
          <table:table-cell office:value-type="float" office:value="0.000000000671696" calcext:value-type="float">
            <text:p>6.72E-10</text:p>
          </table:table-cell>
          <table:table-cell office:value-type="float" office:value="0.000000000503967" calcext:value-type="float">
            <text:p>5.04E-10</text:p>
          </table:table-cell>
          <table:table-cell office:value-type="float" office:value="0.000000000414033" calcext:value-type="float">
            <text:p>4.14E-10</text:p>
          </table:table-cell>
          <table:table-cell office:value-type="float" office:value="0.000000000402456" calcext:value-type="float">
            <text:p>4.02E-10</text:p>
          </table:table-cell>
          <table:table-cell office:value-type="float" office:value="0.000000000382017" calcext:value-type="float">
            <text:p>3.82E-10</text:p>
          </table:table-cell>
          <table:table-cell office:value-type="float" office:value="0.000000000307469" calcext:value-type="float">
            <text:p>3.07E-10</text:p>
          </table:table-cell>
          <table:table-cell office:value-type="float" office:value="0.000000000243579" calcext:value-type="float">
            <text:p>2.44E-10</text:p>
          </table:table-cell>
          <table:table-cell office:value-type="float" office:value="0.000000000263931" calcext:value-type="float">
            <text:p>2.64E-10</text:p>
          </table:table-cell>
          <table:table-cell office:value-type="float" office:value="0.000000000194404" calcext:value-type="float">
            <text:p>1.94E-10</text:p>
          </table:table-cell>
          <table:table-cell office:value-type="float" office:value="0.000000000188097" calcext:value-type="float">
            <text:p>1.88E-10</text:p>
          </table:table-cell>
          <table:table-cell office:value-type="float" office:value="0.000000000161139" calcext:value-type="float">
            <text:p>1.61E-10</text:p>
          </table:table-cell>
          <table:table-cell table:formula="of:=SUM([.J205:.K205])" office:value-type="float" office:value="0.0000000314555" calcext:value-type="float">
            <text:p>3.15E-08</text:p>
          </table:table-cell>
          <table:table-cell table:formula="of:=SUM([.L205:.R205])" office:value-type="float" office:value="0.00000002956144" calcext:value-type="float">
            <text:p>2.96E-08</text:p>
          </table:table-cell>
          <table:table-cell table:formula="of:=SUM([.S205:.AF205])" office:value-type="float" office:value="0.000000006545134" calcext:value-type="float">
            <text:p>6.55E-0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1373" calcext:value-type="float">
            <text:p>1.37E-08</text:p>
          </table:table-cell>
          <table:table-cell office:value-type="float" office:value="0.0000000128717" calcext:value-type="float">
            <text:p>1.29E-08</text:p>
          </table:table-cell>
          <table:table-cell office:value-type="float" office:value="0.00000000848266" calcext:value-type="float">
            <text:p>8.48E-09</text:p>
          </table:table-cell>
          <table:table-cell office:value-type="float" office:value="0.00000000546651" calcext:value-type="float">
            <text:p>5.47E-09</text:p>
          </table:table-cell>
          <table:table-cell office:value-type="float" office:value="0.00000000376968" calcext:value-type="float">
            <text:p>3.77E-09</text:p>
          </table:table-cell>
          <table:table-cell office:value-type="float" office:value="0.00000000261667" calcext:value-type="float">
            <text:p>2.62E-09</text:p>
          </table:table-cell>
          <table:table-cell office:value-type="float" office:value="0.0000000019133" calcext:value-type="float">
            <text:p>1.91E-09</text:p>
          </table:table-cell>
          <table:table-cell office:value-type="float" office:value="0.00000000149611" calcext:value-type="float">
            <text:p>1.50E-09</text:p>
          </table:table-cell>
          <table:table-cell office:value-type="float" office:value="0.00000000119001" calcext:value-type="float">
            <text:p>1.19E-09</text:p>
          </table:table-cell>
          <table:table-cell office:value-type="float" office:value="0.000000000933524" calcext:value-type="float">
            <text:p>9.34E-10</text:p>
          </table:table-cell>
          <table:table-cell office:value-type="float" office:value="0.000000000759481" calcext:value-type="float">
            <text:p>7.59E-10</text:p>
          </table:table-cell>
          <table:table-cell office:value-type="float" office:value="0.000000000643202" calcext:value-type="float">
            <text:p>6.43E-10</text:p>
          </table:table-cell>
          <table:table-cell office:value-type="float" office:value="0.000000000552504" calcext:value-type="float">
            <text:p>5.53E-10</text:p>
          </table:table-cell>
          <table:table-cell office:value-type="float" office:value="0.000000000411278" calcext:value-type="float">
            <text:p>4.11E-10</text:p>
          </table:table-cell>
          <table:table-cell office:value-type="float" office:value="0.000000000335565" calcext:value-type="float">
            <text:p>3.36E-10</text:p>
          </table:table-cell>
          <table:table-cell office:value-type="float" office:value="0.000000000324707" calcext:value-type="float">
            <text:p>3.25E-10</text:p>
          </table:table-cell>
          <table:table-cell office:value-type="float" office:value="0.000000000306249" calcext:value-type="float">
            <text:p>3.06E-10</text:p>
          </table:table-cell>
          <table:table-cell office:value-type="float" office:value="0.000000000244507" calcext:value-type="float">
            <text:p>2.45E-10</text:p>
          </table:table-cell>
          <table:table-cell office:value-type="float" office:value="0.000000000192266" calcext:value-type="float">
            <text:p>1.92E-10</text:p>
          </table:table-cell>
          <table:table-cell office:value-type="float" office:value="0.000000000208221" calcext:value-type="float">
            <text:p>2.08E-10</text:p>
          </table:table-cell>
          <table:table-cell office:value-type="float" office:value="0.000000000150548" calcext:value-type="float">
            <text:p>1.51E-10</text:p>
          </table:table-cell>
          <table:table-cell office:value-type="float" office:value="0.000000000146192" calcext:value-type="float">
            <text:p>1.46E-10</text:p>
          </table:table-cell>
          <table:table-cell office:value-type="float" office:value="0.000000000122461" calcext:value-type="float">
            <text:p>1.22E-10</text:p>
          </table:table-cell>
          <table:table-cell table:formula="of:=SUM([.J206:.K206])" office:value-type="float" office:value="0.0000000266017" calcext:value-type="float">
            <text:p>2.66E-08</text:p>
          </table:table-cell>
          <table:table-cell table:formula="of:=SUM([.L206:.R206])" office:value-type="float" office:value="0.00000002493494" calcext:value-type="float">
            <text:p>2.49E-08</text:p>
          </table:table-cell>
          <table:table-cell table:formula="of:=SUM([.S206:.AF206])" office:value-type="float" office:value="0.000000005330705" calcext:value-type="float">
            <text:p>5.33E-09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column table:style-name="co1" table:number-columns-repeated="14" table:default-cell-style-name="ce1"/>
        <table:table-column table:style-name="co1" table:default-cell-style-name="Default"/>
        <table:table-column table:style-name="co1" table:number-columns-repeated="11" table:default-cell-style-name="ce1"/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5" calcext:value-type="float">
            <text:p>5</text:p>
          </table:table-cell>
          <table:table-cell office:value-type="float" office:value="1.43713E-021" calcext:value-type="float">
            <text:p>1.44E-21</text:p>
          </table:table-cell>
          <table:table-cell office:value-type="float" office:value="1.23689E-021" calcext:value-type="float">
            <text:p>1.24E-21</text:p>
          </table:table-cell>
          <table:table-cell office:value-type="float" office:value="7.04007E-022" calcext:value-type="float">
            <text:p>7.04E-22</text:p>
          </table:table-cell>
          <table:table-cell office:value-type="float" office:value="4.02025E-022" calcext:value-type="float">
            <text:p>4.02E-22</text:p>
          </table:table-cell>
          <table:table-cell office:value-type="float" office:value="2.77189E-022" calcext:value-type="float">
            <text:p>2.77E-22</text:p>
          </table:table-cell>
          <table:table-cell office:value-type="float" office:value="2.1346E-022" calcext:value-type="float">
            <text:p>2.13E-22</text:p>
          </table:table-cell>
          <table:table-cell office:value-type="float" office:value="1.37038E-022" calcext:value-type="float">
            <text:p>1.37E-22</text:p>
          </table:table-cell>
          <table:table-cell office:value-type="float" office:value="1.12564E-022" calcext:value-type="float">
            <text:p>1.13E-22</text:p>
          </table:table-cell>
          <table:table-cell office:value-type="float" office:value="8.08488E-023" calcext:value-type="float">
            <text:p>8.08E-23</text:p>
          </table:table-cell>
          <table:table-cell office:value-type="float" office:value="6.37138E-023" calcext:value-type="float">
            <text:p>6.37E-23</text:p>
          </table:table-cell>
          <table:table-cell office:value-type="float" office:value="6.90628E-023" calcext:value-type="float">
            <text:p>6.91E-23</text:p>
          </table:table-cell>
          <table:table-cell office:value-type="float" office:value="2.6756E-023" calcext:value-type="float">
            <text:p>2.68E-23</text:p>
          </table:table-cell>
          <table:table-cell office:value-type="float" office:value="1.30301E-022" calcext:value-type="float">
            <text:p>1.30E-22</text:p>
          </table:table-cell>
          <table:table-cell office:value-type="float" office:value="1.78648E-023" calcext:value-type="float">
            <text:p>1.79E-23</text:p>
          </table:table-cell>
          <table:table-cell office:value-type="float" office:value="0" calcext:value-type="float">
            <text:p>0</text:p>
          </table:table-cell>
          <table:table-cell office:value-type="float" office:value="2.25215E-023" calcext:value-type="float">
            <text:p>2.25E-23</text:p>
          </table:table-cell>
          <table:table-cell office:value-type="float" office:value="3.42222E-025" calcext:value-type="float">
            <text:p>3.42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03087E-028" calcext:value-type="float">
            <text:p>3.03E-28</text:p>
          </table:table-cell>
          <table:table-cell office:value-type="float" office:value="2.375E-026" calcext:value-type="float">
            <text:p>2.38E-26</text:p>
          </table:table-cell>
          <table:table-cell office:value-type="float" office:value="3.08785E-025" calcext:value-type="float">
            <text:p>3.09E-25</text:p>
          </table:table-cell>
          <table:table-cell office:value-type="float" office:value="1.25186E-024" calcext:value-type="float">
            <text:p>1.25E-24</text:p>
          </table:table-cell>
          <table:table-cell office:value-type="float" office:value="1.22236E-023" calcext:value-type="float">
            <text:p>1.22E-23</text:p>
          </table:table-cell>
          <table:table-cell table:formula="of:=SUM([.J1:.K1])" office:value-type="float" office:value="2.67402E-021" calcext:value-type="float">
            <text:p>2.67E-21</text:p>
          </table:table-cell>
          <table:table-cell table:formula="of:=SUM([.L1:.R1])" office:value-type="float" office:value="1.9271318E-021" calcext:value-type="float">
            <text:p>1.93E-21</text:p>
          </table:table-cell>
          <table:table-cell table:formula="of:=SUM([.S1:.AF1])" office:value-type="float" office:value="3.44370420087E-022" calcext:value-type="float">
            <text:p>3.44E-2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5" calcext:value-type="float">
            <text:p>15</text:p>
          </table:table-cell>
          <table:table-cell office:value-type="float" office:value="1.42829E-021" calcext:value-type="float">
            <text:p>1.43E-21</text:p>
          </table:table-cell>
          <table:table-cell office:value-type="float" office:value="1.22919E-021" calcext:value-type="float">
            <text:p>1.23E-21</text:p>
          </table:table-cell>
          <table:table-cell office:value-type="float" office:value="6.99646E-022" calcext:value-type="float">
            <text:p>7.00E-22</text:p>
          </table:table-cell>
          <table:table-cell office:value-type="float" office:value="3.9955E-022" calcext:value-type="float">
            <text:p>4.00E-22</text:p>
          </table:table-cell>
          <table:table-cell office:value-type="float" office:value="2.75487E-022" calcext:value-type="float">
            <text:p>2.75E-22</text:p>
          </table:table-cell>
          <table:table-cell office:value-type="float" office:value="2.12151E-022" calcext:value-type="float">
            <text:p>2.12E-22</text:p>
          </table:table-cell>
          <table:table-cell office:value-type="float" office:value="1.36196E-022" calcext:value-type="float">
            <text:p>1.36E-22</text:p>
          </table:table-cell>
          <table:table-cell office:value-type="float" office:value="1.11874E-022" calcext:value-type="float">
            <text:p>1.12E-22</text:p>
          </table:table-cell>
          <table:table-cell office:value-type="float" office:value="9.50594E-023" calcext:value-type="float">
            <text:p>9.51E-23</text:p>
          </table:table-cell>
          <table:table-cell office:value-type="float" office:value="1.02418E-022" calcext:value-type="float">
            <text:p>1.02E-22</text:p>
          </table:table-cell>
          <table:table-cell office:value-type="float" office:value="6.87969E-023" calcext:value-type="float">
            <text:p>6.88E-23</text:p>
          </table:table-cell>
          <table:table-cell office:value-type="float" office:value="3.58133E-023" calcext:value-type="float">
            <text:p>3.58E-23</text:p>
          </table:table-cell>
          <table:table-cell office:value-type="float" office:value="8.49129E-023" calcext:value-type="float">
            <text:p>8.49E-23</text:p>
          </table:table-cell>
          <table:table-cell office:value-type="float" office:value="1.72032E-023" calcext:value-type="float">
            <text:p>1.72E-23</text:p>
          </table:table-cell>
          <table:table-cell office:value-type="float" office:value="0" calcext:value-type="float">
            <text:p>0</text:p>
          </table:table-cell>
          <table:table-cell office:value-type="float" office:value="2.25191E-023" calcext:value-type="float">
            <text:p>2.25E-23</text:p>
          </table:table-cell>
          <table:table-cell office:value-type="float" office:value="3.10749E-025" calcext:value-type="float">
            <text:p>3.11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07925E-029" calcext:value-type="float">
            <text:p>6.08E-29</text:p>
          </table:table-cell>
          <table:table-cell office:value-type="float" office:value="1.68073E-026" calcext:value-type="float">
            <text:p>1.68E-26</text:p>
          </table:table-cell>
          <table:table-cell office:value-type="float" office:value="2.2678E-025" calcext:value-type="float">
            <text:p>2.27E-25</text:p>
          </table:table-cell>
          <table:table-cell office:value-type="float" office:value="9.04018E-025" calcext:value-type="float">
            <text:p>9.04E-25</text:p>
          </table:table-cell>
          <table:table-cell office:value-type="float" office:value="9.89494E-024" calcext:value-type="float">
            <text:p>9.89E-24</text:p>
          </table:table-cell>
          <table:table-cell table:formula="of:=SUM([.J2:.K2])" office:value-type="float" office:value="2.65748E-021" calcext:value-type="float">
            <text:p>2.66E-21</text:p>
          </table:table-cell>
          <table:table-cell table:formula="of:=SUM([.L2:.R2])" office:value-type="float" office:value="1.9299634E-021" calcext:value-type="float">
            <text:p>1.93E-21</text:p>
          </table:table-cell>
          <table:table-cell table:formula="of:=SUM([.S2:.AF2])" office:value-type="float" office:value="3.430167550925E-022" calcext:value-type="float">
            <text:p>3.43E-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5" calcext:value-type="float">
            <text:p>25</text:p>
          </table:table-cell>
          <table:table-cell office:value-type="float" office:value="1.41922E-021" calcext:value-type="float">
            <text:p>1.42E-21</text:p>
          </table:table-cell>
          <table:table-cell office:value-type="float" office:value="1.22135E-021" calcext:value-type="float">
            <text:p>1.22E-21</text:p>
          </table:table-cell>
          <table:table-cell office:value-type="float" office:value="6.95178E-022" calcext:value-type="float">
            <text:p>6.95E-22</text:p>
          </table:table-cell>
          <table:table-cell office:value-type="float" office:value="3.96993E-022" calcext:value-type="float">
            <text:p>3.97E-22</text:p>
          </table:table-cell>
          <table:table-cell office:value-type="float" office:value="2.73723E-022" calcext:value-type="float">
            <text:p>2.74E-22</text:p>
          </table:table-cell>
          <table:table-cell office:value-type="float" office:value="2.10794E-022" calcext:value-type="float">
            <text:p>2.11E-22</text:p>
          </table:table-cell>
          <table:table-cell office:value-type="float" office:value="1.35323E-022" calcext:value-type="float">
            <text:p>1.35E-22</text:p>
          </table:table-cell>
          <table:table-cell office:value-type="float" office:value="1.1476E-022" calcext:value-type="float">
            <text:p>1.15E-22</text:p>
          </table:table-cell>
          <table:table-cell office:value-type="float" office:value="8.59525E-023" calcext:value-type="float">
            <text:p>8.60E-23</text:p>
          </table:table-cell>
          <table:table-cell office:value-type="float" office:value="6.76608E-023" calcext:value-type="float">
            <text:p>6.77E-23</text:p>
          </table:table-cell>
          <table:table-cell office:value-type="float" office:value="7.36334E-023" calcext:value-type="float">
            <text:p>7.36E-23</text:p>
          </table:table-cell>
          <table:table-cell office:value-type="float" office:value="5.49174E-023" calcext:value-type="float">
            <text:p>5.49E-23</text:p>
          </table:table-cell>
          <table:table-cell office:value-type="float" office:value="1.46817E-022" calcext:value-type="float">
            <text:p>1.47E-22</text:p>
          </table:table-cell>
          <table:table-cell office:value-type="float" office:value="2.5619E-023" calcext:value-type="float">
            <text:p>2.56E-23</text:p>
          </table:table-cell>
          <table:table-cell table:style-name="ce1" office:value-type="float" office:value="4.46062E-025" calcext:value-type="float">
            <text:p>4.46E-25</text:p>
          </table:table-cell>
          <table:table-cell office:value-type="float" office:value="2.42693E-023" calcext:value-type="float">
            <text:p>2.43E-23</text:p>
          </table:table-cell>
          <table:table-cell office:value-type="float" office:value="2.84075E-025" calcext:value-type="float">
            <text:p>2.8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82046E-029" calcext:value-type="float">
            <text:p>9.82E-29</text:p>
          </table:table-cell>
          <table:table-cell office:value-type="float" office:value="2.24012E-027" calcext:value-type="float">
            <text:p>2.24E-27</text:p>
          </table:table-cell>
          <table:table-cell office:value-type="float" office:value="2.52939E-026" calcext:value-type="float">
            <text:p>2.53E-26</text:p>
          </table:table-cell>
          <table:table-cell office:value-type="float" office:value="1.09934E-025" calcext:value-type="float">
            <text:p>1.10E-25</text:p>
          </table:table-cell>
          <table:table-cell office:value-type="float" office:value="5.88205E-025" calcext:value-type="float">
            <text:p>5.88E-25</text:p>
          </table:table-cell>
          <table:table-cell table:formula="of:=SUM([.J3:.K3])" office:value-type="float" office:value="2.64057E-021" calcext:value-type="float">
            <text:p>2.64E-21</text:p>
          </table:table-cell>
          <table:table-cell table:formula="of:=SUM([.L3:.R3])" office:value-type="float" office:value="1.9127235E-021" calcext:value-type="float">
            <text:p>1.91E-21</text:p>
          </table:table-cell>
          <table:table-cell table:formula="of:=SUM([.S3:.AF3])" office:value-type="float" office:value="3.943728082246E-022" calcext:value-type="float">
            <text:p>3.94E-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5" calcext:value-type="float">
            <text:p>35</text:p>
          </table:table-cell>
          <table:table-cell office:value-type="float" office:value="1.4107E-021" calcext:value-type="float">
            <text:p>1.41E-21</text:p>
          </table:table-cell>
          <table:table-cell office:value-type="float" office:value="1.2139E-021" calcext:value-type="float">
            <text:p>1.21E-21</text:p>
          </table:table-cell>
          <table:table-cell office:value-type="float" office:value="6.90855E-022" calcext:value-type="float">
            <text:p>6.91E-22</text:p>
          </table:table-cell>
          <table:table-cell office:value-type="float" office:value="3.94508E-022" calcext:value-type="float">
            <text:p>3.95E-22</text:p>
          </table:table-cell>
          <table:table-cell office:value-type="float" office:value="2.72008E-022" calcext:value-type="float">
            <text:p>2.72E-22</text:p>
          </table:table-cell>
          <table:table-cell office:value-type="float" office:value="2.09476E-022" calcext:value-type="float">
            <text:p>2.09E-22</text:p>
          </table:table-cell>
          <table:table-cell office:value-type="float" office:value="1.38132E-022" calcext:value-type="float">
            <text:p>1.38E-22</text:p>
          </table:table-cell>
          <table:table-cell office:value-type="float" office:value="1.19023E-022" calcext:value-type="float">
            <text:p>1.19E-22</text:p>
          </table:table-cell>
          <table:table-cell office:value-type="float" office:value="8.54717E-023" calcext:value-type="float">
            <text:p>8.55E-23</text:p>
          </table:table-cell>
          <table:table-cell office:value-type="float" office:value="9.43811E-023" calcext:value-type="float">
            <text:p>9.44E-23</text:p>
          </table:table-cell>
          <table:table-cell office:value-type="float" office:value="7.83411E-023" calcext:value-type="float">
            <text:p>7.83E-23</text:p>
          </table:table-cell>
          <table:table-cell office:value-type="float" office:value="3.27803E-023" calcext:value-type="float">
            <text:p>3.28E-23</text:p>
          </table:table-cell>
          <table:table-cell office:value-type="float" office:value="1.76783E-022" calcext:value-type="float">
            <text:p>1.77E-22</text:p>
          </table:table-cell>
          <table:table-cell office:value-type="float" office:value="2.97551E-023" calcext:value-type="float">
            <text:p>2.98E-23</text:p>
          </table:table-cell>
          <table:table-cell table:style-name="ce1" office:value-type="float" office:value="1.56493E-024" calcext:value-type="float">
            <text:p>1.56E-24</text:p>
          </table:table-cell>
          <table:table-cell office:value-type="float" office:value="2.49968E-023" calcext:value-type="float">
            <text:p>2.50E-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9.80528E-029" calcext:value-type="float">
            <text:p>9.81E-29</text:p>
          </table:table-cell>
          <table:table-cell office:value-type="float" office:value="2.12458E-027" calcext:value-type="float">
            <text:p>2.12E-27</text:p>
          </table:table-cell>
          <table:table-cell office:value-type="float" office:value="2.55212E-026" calcext:value-type="float">
            <text:p>2.55E-26</text:p>
          </table:table-cell>
          <table:table-cell office:value-type="float" office:value="1.03214E-025" calcext:value-type="float">
            <text:p>1.03E-25</text:p>
          </table:table-cell>
          <table:table-cell office:value-type="float" office:value="5.78061E-025" calcext:value-type="float">
            <text:p>5.78E-25</text:p>
          </table:table-cell>
          <table:table-cell table:formula="of:=SUM([.J4:.K4])" office:value-type="float" office:value="2.6246E-021" calcext:value-type="float">
            <text:p>2.62E-21</text:p>
          </table:table-cell>
          <table:table-cell table:formula="of:=SUM([.L4:.R4])" office:value-type="float" office:value="1.9094737E-021" calcext:value-type="float">
            <text:p>1.91E-21</text:p>
          </table:table-cell>
          <table:table-cell table:formula="of:=SUM([.S4:.AF4])" office:value-type="float" office:value="4.393113488328E-022" calcext:value-type="float">
            <text:p>4.39E-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45" calcext:value-type="float">
            <text:p>45</text:p>
          </table:table-cell>
          <table:table-cell office:value-type="float" office:value="1.40264E-021" calcext:value-type="float">
            <text:p>1.40E-21</text:p>
          </table:table-cell>
          <table:table-cell office:value-type="float" office:value="1.20703E-021" calcext:value-type="float">
            <text:p>1.21E-21</text:p>
          </table:table-cell>
          <table:table-cell office:value-type="float" office:value="6.86918E-022" calcext:value-type="float">
            <text:p>6.87E-22</text:p>
          </table:table-cell>
          <table:table-cell office:value-type="float" office:value="3.92225E-022" calcext:value-type="float">
            <text:p>3.92E-22</text:p>
          </table:table-cell>
          <table:table-cell office:value-type="float" office:value="2.70422E-022" calcext:value-type="float">
            <text:p>2.70E-22</text:p>
          </table:table-cell>
          <table:table-cell office:value-type="float" office:value="2.1256E-022" calcext:value-type="float">
            <text:p>2.13E-22</text:p>
          </table:table-cell>
          <table:table-cell office:value-type="float" office:value="1.44031E-022" calcext:value-type="float">
            <text:p>1.44E-22</text:p>
          </table:table-cell>
          <table:table-cell office:value-type="float" office:value="1.18395E-022" calcext:value-type="float">
            <text:p>1.18E-22</text:p>
          </table:table-cell>
          <table:table-cell office:value-type="float" office:value="8.49459E-023" calcext:value-type="float">
            <text:p>8.49E-23</text:p>
          </table:table-cell>
          <table:table-cell office:value-type="float" office:value="6.87878E-023" calcext:value-type="float">
            <text:p>6.88E-23</text:p>
          </table:table-cell>
          <table:table-cell office:value-type="float" office:value="1.53803E-022" calcext:value-type="float">
            <text:p>1.54E-22</text:p>
          </table:table-cell>
          <table:table-cell office:value-type="float" office:value="3.5553E-023" calcext:value-type="float">
            <text:p>3.56E-23</text:p>
          </table:table-cell>
          <table:table-cell office:value-type="float" office:value="1.76692E-022" calcext:value-type="float">
            <text:p>1.77E-22</text:p>
          </table:table-cell>
          <table:table-cell office:value-type="float" office:value="3.51712E-023" calcext:value-type="float">
            <text:p>3.52E-23</text:p>
          </table:table-cell>
          <table:table-cell table:style-name="ce1" office:value-type="float" office:value="7.8427E-022" calcext:value-type="float">
            <text:p>7.84E-22</text:p>
          </table:table-cell>
          <table:table-cell office:value-type="float" office:value="2.91965E-023" calcext:value-type="float">
            <text:p>2.92E-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.60284E-029" calcext:value-type="float">
            <text:p>5.60E-29</text:p>
          </table:table-cell>
          <table:table-cell office:value-type="float" office:value="1.5741E-026" calcext:value-type="float">
            <text:p>1.57E-26</text:p>
          </table:table-cell>
          <table:table-cell office:value-type="float" office:value="2.12325E-025" calcext:value-type="float">
            <text:p>2.12E-25</text:p>
          </table:table-cell>
          <table:table-cell office:value-type="float" office:value="8.46767E-025" calcext:value-type="float">
            <text:p>8.47E-25</text:p>
          </table:table-cell>
          <table:table-cell office:value-type="float" office:value="9.26861E-024" calcext:value-type="float">
            <text:p>9.27E-24</text:p>
          </table:table-cell>
          <table:table-cell table:formula="of:=SUM([.J5:.K5])" office:value-type="float" office:value="2.60967E-021" calcext:value-type="float">
            <text:p>2.61E-21</text:p>
          </table:table-cell>
          <table:table-cell table:formula="of:=SUM([.L5:.R5])" office:value-type="float" office:value="1.9094969E-021" calcext:value-type="float">
            <text:p>1.91E-21</text:p>
          </table:table-cell>
          <table:table-cell table:formula="of:=SUM([.S5:.AF5])" office:value-type="float" office:value="1.2938169990284E-021" calcext:value-type="float">
            <text:p>1.29E-2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55" calcext:value-type="float">
            <text:p>55</text:p>
          </table:table-cell>
          <table:table-cell office:value-type="float" office:value="1.395E-021" calcext:value-type="float">
            <text:p>1.40E-21</text:p>
          </table:table-cell>
          <table:table-cell office:value-type="float" office:value="1.20064E-021" calcext:value-type="float">
            <text:p>1.20E-21</text:p>
          </table:table-cell>
          <table:table-cell office:value-type="float" office:value="6.83448E-022" calcext:value-type="float">
            <text:p>6.83E-22</text:p>
          </table:table-cell>
          <table:table-cell office:value-type="float" office:value="3.90296E-022" calcext:value-type="float">
            <text:p>3.90E-22</text:p>
          </table:table-cell>
          <table:table-cell office:value-type="float" office:value="2.69118E-022" calcext:value-type="float">
            <text:p>2.69E-22</text:p>
          </table:table-cell>
          <table:table-cell office:value-type="float" office:value="2.11525E-022" calcext:value-type="float">
            <text:p>2.12E-22</text:p>
          </table:table-cell>
          <table:table-cell office:value-type="float" office:value="1.43293E-022" calcext:value-type="float">
            <text:p>1.43E-22</text:p>
          </table:table-cell>
          <table:table-cell office:value-type="float" office:value="1.1779E-022" calcext:value-type="float">
            <text:p>1.18E-22</text:p>
          </table:table-cell>
          <table:table-cell office:value-type="float" office:value="8.56649E-023" calcext:value-type="float">
            <text:p>8.57E-23</text:p>
          </table:table-cell>
          <table:table-cell office:value-type="float" office:value="7.14852E-023" calcext:value-type="float">
            <text:p>7.15E-23</text:p>
          </table:table-cell>
          <table:table-cell office:value-type="float" office:value="8.06807E-023" calcext:value-type="float">
            <text:p>8.07E-23</text:p>
          </table:table-cell>
          <table:table-cell office:value-type="float" office:value="7.12033E-023" calcext:value-type="float">
            <text:p>7.12E-23</text:p>
          </table:table-cell>
          <table:table-cell office:value-type="float" office:value="1.27396E-022" calcext:value-type="float">
            <text:p>1.27E-22</text:p>
          </table:table-cell>
          <table:table-cell office:value-type="float" office:value="2.68538E-023" calcext:value-type="float">
            <text:p>2.69E-23</text:p>
          </table:table-cell>
          <table:table-cell table:style-name="ce1" office:value-type="float" office:value="2.78634E-022" calcext:value-type="float">
            <text:p>2.79E-22</text:p>
          </table:table-cell>
          <table:table-cell office:value-type="float" office:value="2.71816E-023" calcext:value-type="float">
            <text:p>2.72E-23</text:p>
          </table:table-cell>
          <table:table-cell office:value-type="float" office:value="2.66419E-025" calcext:value-type="float">
            <text:p>2.66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96118E-029" calcext:value-type="float">
            <text:p>8.96E-29</text:p>
          </table:table-cell>
          <table:table-cell office:value-type="float" office:value="2.04416E-027" calcext:value-type="float">
            <text:p>2.04E-27</text:p>
          </table:table-cell>
          <table:table-cell office:value-type="float" office:value="2.3091E-026" calcext:value-type="float">
            <text:p>2.31E-26</text:p>
          </table:table-cell>
          <table:table-cell office:value-type="float" office:value="1.00341E-025" calcext:value-type="float">
            <text:p>1.00E-25</text:p>
          </table:table-cell>
          <table:table-cell office:value-type="float" office:value="5.36879E-025" calcext:value-type="float">
            <text:p>5.37E-25</text:p>
          </table:table-cell>
          <table:table-cell table:formula="of:=SUM([.J6:.K6])" office:value-type="float" office:value="2.59564E-021" calcext:value-type="float">
            <text:p>2.60E-21</text:p>
          </table:table-cell>
          <table:table-cell table:formula="of:=SUM([.L6:.R6])" office:value-type="float" office:value="1.9011349E-021" calcext:value-type="float">
            <text:p>1.90E-21</text:p>
          </table:table-cell>
          <table:table-cell table:formula="of:=SUM([.S6:.AF6])" office:value-type="float" office:value="6.843634637718E-022" calcext:value-type="float">
            <text:p>6.84E-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65" calcext:value-type="float">
            <text:p>65</text:p>
          </table:table-cell>
          <table:table-cell office:value-type="float" office:value="1.38727E-021" calcext:value-type="float">
            <text:p>1.39E-21</text:p>
          </table:table-cell>
          <table:table-cell office:value-type="float" office:value="1.19421E-021" calcext:value-type="float">
            <text:p>1.19E-21</text:p>
          </table:table-cell>
          <table:table-cell office:value-type="float" office:value="6.7991E-022" calcext:value-type="float">
            <text:p>6.80E-22</text:p>
          </table:table-cell>
          <table:table-cell office:value-type="float" office:value="3.88298E-022" calcext:value-type="float">
            <text:p>3.88E-22</text:p>
          </table:table-cell>
          <table:table-cell office:value-type="float" office:value="2.67742E-022" calcext:value-type="float">
            <text:p>2.68E-22</text:p>
          </table:table-cell>
          <table:table-cell office:value-type="float" office:value="2.17365E-022" calcext:value-type="float">
            <text:p>2.17E-22</text:p>
          </table:table-cell>
          <table:table-cell office:value-type="float" office:value="1.42584E-022" calcext:value-type="float">
            <text:p>1.43E-22</text:p>
          </table:table-cell>
          <table:table-cell office:value-type="float" office:value="1.17134E-022" calcext:value-type="float">
            <text:p>1.17E-22</text:p>
          </table:table-cell>
          <table:table-cell office:value-type="float" office:value="8.87519E-023" calcext:value-type="float">
            <text:p>8.88E-23</text:p>
          </table:table-cell>
          <table:table-cell office:value-type="float" office:value="7.11494E-023" calcext:value-type="float">
            <text:p>7.11E-23</text:p>
          </table:table-cell>
          <table:table-cell office:value-type="float" office:value="8.33434E-023" calcext:value-type="float">
            <text:p>8.33E-23</text:p>
          </table:table-cell>
          <table:table-cell office:value-type="float" office:value="3.77401E-023" calcext:value-type="float">
            <text:p>3.77E-23</text:p>
          </table:table-cell>
          <table:table-cell office:value-type="float" office:value="2.63467E-022" calcext:value-type="float">
            <text:p>2.63E-22</text:p>
          </table:table-cell>
          <table:table-cell office:value-type="float" office:value="4.42242E-023" calcext:value-type="float">
            <text:p>4.42E-23</text:p>
          </table:table-cell>
          <table:table-cell table:style-name="ce1" office:value-type="float" office:value="2.39044E-022" calcext:value-type="float">
            <text:p>2.39E-22</text:p>
          </table:table-cell>
          <table:table-cell office:value-type="float" office:value="2.87916E-023" calcext:value-type="float">
            <text:p>2.88E-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7.50728E-030" calcext:value-type="float">
            <text:p>7.51E-30</text:p>
          </table:table-cell>
          <table:table-cell office:value-type="float" office:value="6.96853E-029" calcext:value-type="float">
            <text:p>6.97E-29</text:p>
          </table:table-cell>
          <table:table-cell office:value-type="float" office:value="2.16508E-027" calcext:value-type="float">
            <text:p>2.17E-27</text:p>
          </table:table-cell>
          <table:table-cell office:value-type="float" office:value="2.4455E-027" calcext:value-type="float">
            <text:p>2.45E-27</text:p>
          </table:table-cell>
          <table:table-cell office:value-type="float" office:value="3.64794E-026" calcext:value-type="float">
            <text:p>3.65E-26</text:p>
          </table:table-cell>
          <table:table-cell table:formula="of:=SUM([.J7:.K7])" office:value-type="float" office:value="2.58148E-021" calcext:value-type="float">
            <text:p>2.58E-21</text:p>
          </table:table-cell>
          <table:table-cell table:formula="of:=SUM([.L7:.R7])" office:value-type="float" office:value="1.9017849E-021" calcext:value-type="float">
            <text:p>1.90E-21</text:p>
          </table:table-cell>
          <table:table-cell table:formula="of:=SUM([.S7:.AF7])" office:value-type="float" office:value="7.6780086717258E-022" calcext:value-type="float">
            <text:p>7.68E-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75" calcext:value-type="float">
            <text:p>75</text:p>
          </table:table-cell>
          <table:table-cell office:value-type="float" office:value="1.37896E-021" calcext:value-type="float">
            <text:p>1.38E-21</text:p>
          </table:table-cell>
          <table:table-cell office:value-type="float" office:value="1.18726E-021" calcext:value-type="float">
            <text:p>1.19E-21</text:p>
          </table:table-cell>
          <table:table-cell office:value-type="float" office:value="6.75966E-022" calcext:value-type="float">
            <text:p>6.76E-22</text:p>
          </table:table-cell>
          <table:table-cell office:value-type="float" office:value="3.86014E-022" calcext:value-type="float">
            <text:p>3.86E-22</text:p>
          </table:table-cell>
          <table:table-cell office:value-type="float" office:value="2.69459E-022" calcext:value-type="float">
            <text:p>2.69E-22</text:p>
          </table:table-cell>
          <table:table-cell office:value-type="float" office:value="2.20462E-022" calcext:value-type="float">
            <text:p>2.20E-22</text:p>
          </table:table-cell>
          <table:table-cell office:value-type="float" office:value="1.41715E-022" calcext:value-type="float">
            <text:p>1.42E-22</text:p>
          </table:table-cell>
          <table:table-cell office:value-type="float" office:value="1.16419E-022" calcext:value-type="float">
            <text:p>1.16E-22</text:p>
          </table:table-cell>
          <table:table-cell office:value-type="float" office:value="8.82002E-023" calcext:value-type="float">
            <text:p>8.82E-23</text:p>
          </table:table-cell>
          <table:table-cell office:value-type="float" office:value="7.07037E-023" calcext:value-type="float">
            <text:p>7.07E-23</text:p>
          </table:table-cell>
          <table:table-cell office:value-type="float" office:value="8.28065E-023" calcext:value-type="float">
            <text:p>8.28E-23</text:p>
          </table:table-cell>
          <table:table-cell office:value-type="float" office:value="3.74842E-023" calcext:value-type="float">
            <text:p>3.75E-23</text:p>
          </table:table-cell>
          <table:table-cell office:value-type="float" office:value="1.33488E-022" calcext:value-type="float">
            <text:p>1.33E-22</text:p>
          </table:table-cell>
          <table:table-cell office:value-type="float" office:value="2.23356E-023" calcext:value-type="float">
            <text:p>2.23E-23</text:p>
          </table:table-cell>
          <table:table-cell table:style-name="ce1" office:value-type="float" office:value="1.4017E-022" calcext:value-type="float">
            <text:p>1.40E-22</text:p>
          </table:table-cell>
          <table:table-cell office:value-type="float" office:value="2.80467E-023" calcext:value-type="float">
            <text:p>2.80E-2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1.18015E-029" calcext:value-type="float">
            <text:p>1.18E-29</text:p>
          </table:table-cell>
          <table:table-cell office:value-type="float" office:value="9.20537E-029" calcext:value-type="float">
            <text:p>9.21E-29</text:p>
          </table:table-cell>
          <table:table-cell office:value-type="float" office:value="7.14535E-028" calcext:value-type="float">
            <text:p>7.15E-28</text:p>
          </table:table-cell>
          <table:table-cell office:value-type="float" office:value="6.40458E-027" calcext:value-type="float">
            <text:p>6.40E-27</text:p>
          </table:table-cell>
          <table:table-cell table:formula="of:=SUM([.J8:.K8])" office:value-type="float" office:value="2.56622E-021" calcext:value-type="float">
            <text:p>2.57E-21</text:p>
          </table:table-cell>
          <table:table-cell table:formula="of:=SUM([.L8:.R8])" office:value-type="float" office:value="1.8982352E-021" calcext:value-type="float">
            <text:p>1.90E-21</text:p>
          </table:table-cell>
          <table:table-cell table:formula="of:=SUM([.S8:.AF8])" office:value-type="float" office:value="5.150419229702E-022" calcext:value-type="float">
            <text:p>5.15E-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85" calcext:value-type="float">
            <text:p>85</text:p>
          </table:table-cell>
          <table:table-cell office:value-type="float" office:value="1.36974E-021" calcext:value-type="float">
            <text:p>1.37E-21</text:p>
          </table:table-cell>
          <table:table-cell office:value-type="float" office:value="1.17946E-021" calcext:value-type="float">
            <text:p>1.18E-21</text:p>
          </table:table-cell>
          <table:table-cell office:value-type="float" office:value="6.71648E-022" calcext:value-type="float">
            <text:p>6.72E-22</text:p>
          </table:table-cell>
          <table:table-cell office:value-type="float" office:value="3.83594E-022" calcext:value-type="float">
            <text:p>3.84E-22</text:p>
          </table:table-cell>
          <table:table-cell office:value-type="float" office:value="2.67779E-022" calcext:value-type="float">
            <text:p>2.68E-22</text:p>
          </table:table-cell>
          <table:table-cell office:value-type="float" office:value="2.19051E-022" calcext:value-type="float">
            <text:p>2.19E-22</text:p>
          </table:table-cell>
          <table:table-cell office:value-type="float" office:value="1.40802E-022" calcext:value-type="float">
            <text:p>1.41E-22</text:p>
          </table:table-cell>
          <table:table-cell office:value-type="float" office:value="1.1567E-022" calcext:value-type="float">
            <text:p>1.16E-22</text:p>
          </table:table-cell>
          <table:table-cell office:value-type="float" office:value="8.7614E-023" calcext:value-type="float">
            <text:p>8.76E-23</text:p>
          </table:table-cell>
          <table:table-cell office:value-type="float" office:value="7.02254E-023" calcext:value-type="float">
            <text:p>7.02E-23</text:p>
          </table:table-cell>
          <table:table-cell office:value-type="float" office:value="8.22276E-023" calcext:value-type="float">
            <text:p>8.22E-23</text:p>
          </table:table-cell>
          <table:table-cell office:value-type="float" office:value="3.97596E-023" calcext:value-type="float">
            <text:p>3.98E-23</text:p>
          </table:table-cell>
          <table:table-cell office:value-type="float" office:value="1.36794E-022" calcext:value-type="float">
            <text:p>1.37E-22</text:p>
          </table:table-cell>
          <table:table-cell office:value-type="float" office:value="2.35915E-023" calcext:value-type="float">
            <text:p>2.36E-23</text:p>
          </table:table-cell>
          <table:table-cell table:style-name="ce1" office:value-type="float" office:value="8.08845E-023" calcext:value-type="float">
            <text:p>8.09E-23</text:p>
          </table:table-cell>
          <table:table-cell office:value-type="float" office:value="2.79724E-023" calcext:value-type="float">
            <text:p>2.80E-23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formula="of:=SUM([.J9:.K9])" office:value-type="float" office:value="2.5492E-021" calcext:value-type="float">
            <text:p>2.55E-21</text:p>
          </table:table-cell>
          <table:table-cell table:formula="of:=SUM([.L9:.R9])" office:value-type="float" office:value="1.886158E-021" calcext:value-type="float">
            <text:p>1.89E-21</text:p>
          </table:table-cell>
          <table:table-cell table:formula="of:=SUM([.S9:.AF9])" office:value-type="float" office:value="4.61455E-022" calcext:value-type="float">
            <text:p>4.61E-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95" calcext:value-type="float">
            <text:p>95</text:p>
          </table:table-cell>
          <table:table-cell office:value-type="float" office:value="2.70915E-021" calcext:value-type="float">
            <text:p>2.71E-21</text:p>
          </table:table-cell>
          <table:table-cell office:value-type="float" office:value="2.33289E-021" calcext:value-type="float">
            <text:p>2.33E-21</text:p>
          </table:table-cell>
          <table:table-cell office:value-type="float" office:value="1.32854E-021" calcext:value-type="float">
            <text:p>1.33E-21</text:p>
          </table:table-cell>
          <table:table-cell office:value-type="float" office:value="7.58756E-022" calcext:value-type="float">
            <text:p>7.59E-22</text:p>
          </table:table-cell>
          <table:table-cell office:value-type="float" office:value="5.29661E-022" calcext:value-type="float">
            <text:p>5.30E-22</text:p>
          </table:table-cell>
          <table:table-cell office:value-type="float" office:value="4.33234E-022" calcext:value-type="float">
            <text:p>4.33E-22</text:p>
          </table:table-cell>
          <table:table-cell office:value-type="float" office:value="2.78464E-022" calcext:value-type="float">
            <text:p>2.78E-22</text:p>
          </table:table-cell>
          <table:table-cell office:value-type="float" office:value="2.28762E-022" calcext:value-type="float">
            <text:p>2.29E-22</text:p>
          </table:table-cell>
          <table:table-cell office:value-type="float" office:value="1.7326E-022" calcext:value-type="float">
            <text:p>1.73E-22</text:p>
          </table:table-cell>
          <table:table-cell office:value-type="float" office:value="1.38862E-022" calcext:value-type="float">
            <text:p>1.39E-22</text:p>
          </table:table-cell>
          <table:table-cell office:value-type="float" office:value="1.62595E-022" calcext:value-type="float">
            <text:p>1.63E-22</text:p>
          </table:table-cell>
          <table:table-cell office:value-type="float" office:value="7.86122E-023" calcext:value-type="float">
            <text:p>7.86E-23</text:p>
          </table:table-cell>
          <table:table-cell office:value-type="float" office:value="2.79152E-022" calcext:value-type="float">
            <text:p>2.79E-22</text:p>
          </table:table-cell>
          <table:table-cell office:value-type="float" office:value="4.88712E-023" calcext:value-type="float">
            <text:p>4.89E-23</text:p>
          </table:table-cell>
          <table:table-cell table:style-name="ce1" office:value-type="float" office:value="2.15477E-022" calcext:value-type="float">
            <text:p>2.15E-22</text:p>
          </table:table-cell>
          <table:table-cell office:value-type="float" office:value="5.70213E-023" calcext:value-type="float">
            <text:p>5.70E-23</text:p>
          </table:table-cell>
          <table:table-cell office:value-type="float" office:value="2.66534E-025" calcext:value-type="float">
            <text:p>2.6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37972E-028" calcext:value-type="float">
            <text:p>1.38E-28</text:p>
          </table:table-cell>
          <table:table-cell office:value-type="float" office:value="1.71251E-026" calcext:value-type="float">
            <text:p>1.71E-26</text:p>
          </table:table-cell>
          <table:table-cell office:value-type="float" office:value="2.2671E-025" calcext:value-type="float">
            <text:p>2.27E-25</text:p>
          </table:table-cell>
          <table:table-cell office:value-type="float" office:value="9.12221E-025" calcext:value-type="float">
            <text:p>9.12E-25</text:p>
          </table:table-cell>
          <table:table-cell office:value-type="float" office:value="9.45698E-024" calcext:value-type="float">
            <text:p>9.46E-24</text:p>
          </table:table-cell>
          <table:table-cell table:formula="of:=SUM([.J10:.K10])" office:value-type="float" office:value="5.04204E-021" calcext:value-type="float">
            <text:p>5.04E-21</text:p>
          </table:table-cell>
          <table:table-cell table:formula="of:=SUM([.L10:.R10])" office:value-type="float" office:value="3.730677E-021" calcext:value-type="float">
            <text:p>3.73E-21</text:p>
          </table:table-cell>
          <table:table-cell table:formula="of:=SUM([.S10:.AF10])" office:value-type="float" office:value="9.91470408072E-022" calcext:value-type="float">
            <text:p>9.91E-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05" calcext:value-type="float">
            <text:p>105</text:p>
          </table:table-cell>
          <table:table-cell office:value-type="float" office:value="1.3395E-021" calcext:value-type="float">
            <text:p>1.34E-21</text:p>
          </table:table-cell>
          <table:table-cell office:value-type="float" office:value="1.15323E-021" calcext:value-type="float">
            <text:p>1.15E-21</text:p>
          </table:table-cell>
          <table:table-cell office:value-type="float" office:value="6.56574E-022" calcext:value-type="float">
            <text:p>6.57E-22</text:p>
          </table:table-cell>
          <table:table-cell office:value-type="float" office:value="3.74927E-022" calcext:value-type="float">
            <text:p>3.75E-22</text:p>
          </table:table-cell>
          <table:table-cell office:value-type="float" office:value="2.61707E-022" calcext:value-type="float">
            <text:p>2.62E-22</text:p>
          </table:table-cell>
          <table:table-cell office:value-type="float" office:value="2.14069E-022" calcext:value-type="float">
            <text:p>2.14E-22</text:p>
          </table:table-cell>
          <table:table-cell office:value-type="float" office:value="1.37589E-022" calcext:value-type="float">
            <text:p>1.38E-22</text:p>
          </table:table-cell>
          <table:table-cell office:value-type="float" office:value="1.13034E-022" calcext:value-type="float">
            <text:p>1.13E-22</text:p>
          </table:table-cell>
          <table:table-cell office:value-type="float" office:value="8.56182E-023" calcext:value-type="float">
            <text:p>8.56E-23</text:p>
          </table:table-cell>
          <table:table-cell office:value-type="float" office:value="6.86214E-023" calcext:value-type="float">
            <text:p>6.86E-23</text:p>
          </table:table-cell>
          <table:table-cell office:value-type="float" office:value="8.03647E-023" calcext:value-type="float">
            <text:p>8.04E-23</text:p>
          </table:table-cell>
          <table:table-cell office:value-type="float" office:value="3.6358E-023" calcext:value-type="float">
            <text:p>3.64E-23</text:p>
          </table:table-cell>
          <table:table-cell office:value-type="float" office:value="1.29764E-022" calcext:value-type="float">
            <text:p>1.30E-22</text:p>
          </table:table-cell>
          <table:table-cell office:value-type="float" office:value="2.18005E-023" calcext:value-type="float">
            <text:p>2.18E-23</text:p>
          </table:table-cell>
          <table:table-cell table:style-name="ce1" office:value-type="float" office:value="1.41367E-022" calcext:value-type="float">
            <text:p>1.41E-22</text:p>
          </table:table-cell>
          <table:table-cell office:value-type="float" office:value="2.89588E-023" calcext:value-type="float">
            <text:p>2.90E-2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1.18329E-029" calcext:value-type="float">
            <text:p>1.18E-29</text:p>
          </table:table-cell>
          <table:table-cell office:value-type="float" office:value="9.2294E-029" calcext:value-type="float">
            <text:p>9.23E-29</text:p>
          </table:table-cell>
          <table:table-cell office:value-type="float" office:value="7.16427E-028" calcext:value-type="float">
            <text:p>7.16E-28</text:p>
          </table:table-cell>
          <table:table-cell office:value-type="float" office:value="6.42156E-027" calcext:value-type="float">
            <text:p>6.42E-27</text:p>
          </table:table-cell>
          <table:table-cell table:formula="of:=SUM([.J11:.K11])" office:value-type="float" office:value="2.49273E-021" calcext:value-type="float">
            <text:p>2.49E-21</text:p>
          </table:table-cell>
          <table:table-cell table:formula="of:=SUM([.L11:.R11])" office:value-type="float" office:value="1.8435182E-021" calcext:value-type="float">
            <text:p>1.84E-21</text:p>
          </table:table-cell>
          <table:table-cell table:formula="of:=SUM([.S11:.AF11])" office:value-type="float" office:value="5.072416421139E-022" calcext:value-type="float">
            <text:p>5.07E-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15" calcext:value-type="float">
            <text:p>115</text:p>
          </table:table-cell>
          <table:table-cell office:value-type="float" office:value="1.33067E-021" calcext:value-type="float">
            <text:p>1.33E-21</text:p>
          </table:table-cell>
          <table:table-cell office:value-type="float" office:value="1.1454E-021" calcext:value-type="float">
            <text:p>1.15E-21</text:p>
          </table:table-cell>
          <table:table-cell office:value-type="float" office:value="6.52071E-022" calcext:value-type="float">
            <text:p>6.52E-22</text:p>
          </table:table-cell>
          <table:table-cell office:value-type="float" office:value="3.72375E-022" calcext:value-type="float">
            <text:p>3.72E-22</text:p>
          </table:table-cell>
          <table:table-cell office:value-type="float" office:value="2.56767E-022" calcext:value-type="float">
            <text:p>2.57E-22</text:p>
          </table:table-cell>
          <table:table-cell office:value-type="float" office:value="2.08394E-022" calcext:value-type="float">
            <text:p>2.08E-22</text:p>
          </table:table-cell>
          <table:table-cell office:value-type="float" office:value="1.36654E-022" calcext:value-type="float">
            <text:p>1.37E-22</text:p>
          </table:table-cell>
          <table:table-cell office:value-type="float" office:value="1.12268E-022" calcext:value-type="float">
            <text:p>1.12E-22</text:p>
          </table:table-cell>
          <table:table-cell office:value-type="float" office:value="8.50336E-023" calcext:value-type="float">
            <text:p>8.50E-23</text:p>
          </table:table-cell>
          <table:table-cell office:value-type="float" office:value="6.81482E-023" calcext:value-type="float">
            <text:p>6.81E-23</text:p>
          </table:table-cell>
          <table:table-cell office:value-type="float" office:value="7.98082E-023" calcext:value-type="float">
            <text:p>7.98E-23</text:p>
          </table:table-cell>
          <table:table-cell office:value-type="float" office:value="3.61026E-023" calcext:value-type="float">
            <text:p>3.61E-23</text:p>
          </table:table-cell>
          <table:table-cell office:value-type="float" office:value="2.51274E-022" calcext:value-type="float">
            <text:p>2.51E-22</text:p>
          </table:table-cell>
          <table:table-cell office:value-type="float" office:value="4.22728E-023" calcext:value-type="float">
            <text:p>4.23E-23</text:p>
          </table:table-cell>
          <table:table-cell table:style-name="ce1" office:value-type="float" office:value="2.43926E-022" calcext:value-type="float">
            <text:p>2.44E-22</text:p>
          </table:table-cell>
          <table:table-cell office:value-type="float" office:value="3.01055E-023" calcext:value-type="float">
            <text:p>3.01E-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7.52727E-030" calcext:value-type="float">
            <text:p>7.53E-30</text:p>
          </table:table-cell>
          <table:table-cell office:value-type="float" office:value="6.98709E-029" calcext:value-type="float">
            <text:p>6.99E-29</text:p>
          </table:table-cell>
          <table:table-cell office:value-type="float" office:value="2.17084E-027" calcext:value-type="float">
            <text:p>2.17E-27</text:p>
          </table:table-cell>
          <table:table-cell office:value-type="float" office:value="2.45202E-027" calcext:value-type="float">
            <text:p>2.45E-27</text:p>
          </table:table-cell>
          <table:table-cell office:value-type="float" office:value="3.65766E-026" calcext:value-type="float">
            <text:p>3.66E-26</text:p>
          </table:table-cell>
          <table:table-cell table:formula="of:=SUM([.J12:.K12])" office:value-type="float" office:value="2.47607E-021" calcext:value-type="float">
            <text:p>2.48E-21</text:p>
          </table:table-cell>
          <table:table-cell table:formula="of:=SUM([.L12:.R12])" office:value-type="float" office:value="1.8235626E-021" calcext:value-type="float">
            <text:p>1.82E-21</text:p>
          </table:table-cell>
          <table:table-cell table:formula="of:=SUM([.S12:.AF12])" office:value-type="float" office:value="7.5167857685817E-022" calcext:value-type="float">
            <text:p>7.52E-2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25" calcext:value-type="float">
            <text:p>125</text:p>
          </table:table-cell>
          <table:table-cell office:value-type="float" office:value="1.32364E-021" calcext:value-type="float">
            <text:p>1.32E-21</text:p>
          </table:table-cell>
          <table:table-cell office:value-type="float" office:value="1.13917E-021" calcext:value-type="float">
            <text:p>1.14E-21</text:p>
          </table:table-cell>
          <table:table-cell office:value-type="float" office:value="6.48412E-022" calcext:value-type="float">
            <text:p>6.48E-22</text:p>
          </table:table-cell>
          <table:table-cell office:value-type="float" office:value="3.70246E-022" calcext:value-type="float">
            <text:p>3.70E-22</text:p>
          </table:table-cell>
          <table:table-cell office:value-type="float" office:value="2.55286E-022" calcext:value-type="float">
            <text:p>2.55E-22</text:p>
          </table:table-cell>
          <table:table-cell office:value-type="float" office:value="2.00623E-022" calcext:value-type="float">
            <text:p>2.01E-22</text:p>
          </table:table-cell>
          <table:table-cell office:value-type="float" office:value="1.35791E-022" calcext:value-type="float">
            <text:p>1.36E-22</text:p>
          </table:table-cell>
          <table:table-cell office:value-type="float" office:value="1.11629E-022" calcext:value-type="float">
            <text:p>1.12E-22</text:p>
          </table:table-cell>
          <table:table-cell office:value-type="float" office:value="8.11672E-023" calcext:value-type="float">
            <text:p>8.12E-23</text:p>
          </table:table-cell>
          <table:table-cell office:value-type="float" office:value="6.76719E-023" calcext:value-type="float">
            <text:p>6.77E-23</text:p>
          </table:table-cell>
          <table:table-cell office:value-type="float" office:value="7.63628E-023" calcext:value-type="float">
            <text:p>7.64E-23</text:p>
          </table:table-cell>
          <table:table-cell office:value-type="float" office:value="6.6905E-023" calcext:value-type="float">
            <text:p>6.69E-23</text:p>
          </table:table-cell>
          <table:table-cell office:value-type="float" office:value="1.19134E-022" calcext:value-type="float">
            <text:p>1.19E-22</text:p>
          </table:table-cell>
          <table:table-cell office:value-type="float" office:value="2.50145E-023" calcext:value-type="float">
            <text:p>2.50E-23</text:p>
          </table:table-cell>
          <table:table-cell table:style-name="ce1" office:value-type="float" office:value="2.82594E-022" calcext:value-type="float">
            <text:p>2.83E-22</text:p>
          </table:table-cell>
          <table:table-cell office:value-type="float" office:value="2.88043E-023" calcext:value-type="float">
            <text:p>2.88E-23</text:p>
          </table:table-cell>
          <table:table-cell office:value-type="float" office:value="2.66925E-025" calcext:value-type="float">
            <text:p>2.67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98217E-029" calcext:value-type="float">
            <text:p>8.98E-29</text:p>
          </table:table-cell>
          <table:table-cell office:value-type="float" office:value="2.04897E-027" calcext:value-type="float">
            <text:p>2.05E-27</text:p>
          </table:table-cell>
          <table:table-cell office:value-type="float" office:value="2.31452E-026" calcext:value-type="float">
            <text:p>2.31E-26</text:p>
          </table:table-cell>
          <table:table-cell office:value-type="float" office:value="1.00577E-025" calcext:value-type="float">
            <text:p>1.01E-25</text:p>
          </table:table-cell>
          <table:table-cell office:value-type="float" office:value="5.38148E-025" calcext:value-type="float">
            <text:p>5.38E-25</text:p>
          </table:table-cell>
          <table:table-cell table:formula="of:=SUM([.J13:.K13])" office:value-type="float" office:value="2.46281E-021" calcext:value-type="float">
            <text:p>2.46E-21</text:p>
          </table:table-cell>
          <table:table-cell table:formula="of:=SUM([.L13:.R13])" office:value-type="float" office:value="1.8031542E-021" calcext:value-type="float">
            <text:p>1.80E-21</text:p>
          </table:table-cell>
          <table:table-cell table:formula="of:=SUM([.S13:.AF13])" office:value-type="float" office:value="6.674174339917E-022" calcext:value-type="float">
            <text:p>6.67E-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35" calcext:value-type="float">
            <text:p>135</text:p>
          </table:table-cell>
          <table:table-cell office:value-type="float" office:value="1.31839E-021" calcext:value-type="float">
            <text:p>1.32E-21</text:p>
          </table:table-cell>
          <table:table-cell office:value-type="float" office:value="1.13456E-021" calcext:value-type="float">
            <text:p>1.13E-21</text:p>
          </table:table-cell>
          <table:table-cell office:value-type="float" office:value="6.45693E-022" calcext:value-type="float">
            <text:p>6.46E-22</text:p>
          </table:table-cell>
          <table:table-cell office:value-type="float" office:value="3.68667E-022" calcext:value-type="float">
            <text:p>3.69E-22</text:p>
          </table:table-cell>
          <table:table-cell office:value-type="float" office:value="2.54188E-022" calcext:value-type="float">
            <text:p>2.54E-22</text:p>
          </table:table-cell>
          <table:table-cell office:value-type="float" office:value="1.99729E-022" calcext:value-type="float">
            <text:p>2.00E-22</text:p>
          </table:table-cell>
          <table:table-cell office:value-type="float" office:value="1.35131E-022" calcext:value-type="float">
            <text:p>1.35E-22</text:p>
          </table:table-cell>
          <table:table-cell office:value-type="float" office:value="1.11088E-022" calcext:value-type="float">
            <text:p>1.11E-22</text:p>
          </table:table-cell>
          <table:table-cell office:value-type="float" office:value="7.96992E-023" calcext:value-type="float">
            <text:p>7.97E-23</text:p>
          </table:table-cell>
          <table:table-cell office:value-type="float" office:value="6.44792E-023" calcext:value-type="float">
            <text:p>6.45E-23</text:p>
          </table:table-cell>
          <table:table-cell office:value-type="float" office:value="1.4337E-022" calcext:value-type="float">
            <text:p>1.43E-22</text:p>
          </table:table-cell>
          <table:table-cell office:value-type="float" office:value="3.2859E-023" calcext:value-type="float">
            <text:p>3.29E-23</text:p>
          </table:table-cell>
          <table:table-cell office:value-type="float" office:value="1.62786E-022" calcext:value-type="float">
            <text:p>1.63E-22</text:p>
          </table:table-cell>
          <table:table-cell office:value-type="float" office:value="3.20985E-023" calcext:value-type="float">
            <text:p>3.21E-23</text:p>
          </table:table-cell>
          <table:table-cell table:style-name="ce1" office:value-type="float" office:value="7.38526E-022" calcext:value-type="float">
            <text:p>7.39E-22</text:p>
          </table:table-cell>
          <table:table-cell office:value-type="float" office:value="3.15039E-023" calcext:value-type="float">
            <text:p>3.15E-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.6156E-029" calcext:value-type="float">
            <text:p>5.62E-29</text:p>
          </table:table-cell>
          <table:table-cell office:value-type="float" office:value="1.57706E-026" calcext:value-type="float">
            <text:p>1.58E-26</text:p>
          </table:table-cell>
          <table:table-cell office:value-type="float" office:value="2.12728E-025" calcext:value-type="float">
            <text:p>2.13E-25</text:p>
          </table:table-cell>
          <table:table-cell office:value-type="float" office:value="8.48358E-025" calcext:value-type="float">
            <text:p>8.48E-25</text:p>
          </table:table-cell>
          <table:table-cell office:value-type="float" office:value="9.28606E-024" calcext:value-type="float">
            <text:p>9.29E-24</text:p>
          </table:table-cell>
          <table:table-cell table:formula="of:=SUM([.J14:.K14])" office:value-type="float" office:value="2.45295E-021" calcext:value-type="float">
            <text:p>2.45E-21</text:p>
          </table:table-cell>
          <table:table-cell table:formula="of:=SUM([.L14:.R14])" office:value-type="float" office:value="1.7941952E-021" calcext:value-type="float">
            <text:p>1.79E-21</text:p>
          </table:table-cell>
          <table:table-cell table:formula="of:=SUM([.S14:.AF14])" office:value-type="float" office:value="1.215985572756E-021" calcext:value-type="float">
            <text:p>1.22E-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45" calcext:value-type="float">
            <text:p>145</text:p>
          </table:table-cell>
          <table:table-cell office:value-type="float" office:value="1.31441E-021" calcext:value-type="float">
            <text:p>1.31E-21</text:p>
          </table:table-cell>
          <table:table-cell office:value-type="float" office:value="1.13115E-021" calcext:value-type="float">
            <text:p>1.13E-21</text:p>
          </table:table-cell>
          <table:table-cell office:value-type="float" office:value="6.43821E-022" calcext:value-type="float">
            <text:p>6.44E-22</text:p>
          </table:table-cell>
          <table:table-cell office:value-type="float" office:value="3.67631E-022" calcext:value-type="float">
            <text:p>3.68E-22</text:p>
          </table:table-cell>
          <table:table-cell office:value-type="float" office:value="2.53485E-022" calcext:value-type="float">
            <text:p>2.53E-22</text:p>
          </table:table-cell>
          <table:table-cell office:value-type="float" office:value="1.95242E-022" calcext:value-type="float">
            <text:p>1.95E-22</text:p>
          </table:table-cell>
          <table:table-cell office:value-type="float" office:value="1.28594E-022" calcext:value-type="float">
            <text:p>1.29E-22</text:p>
          </table:table-cell>
          <table:table-cell office:value-type="float" office:value="1.10625E-022" calcext:value-type="float">
            <text:p>1.11E-22</text:p>
          </table:table-cell>
          <table:table-cell office:value-type="float" office:value="7.94319E-023" calcext:value-type="float">
            <text:p>7.94E-23</text:p>
          </table:table-cell>
          <table:table-cell office:value-type="float" office:value="8.74705E-023" calcext:value-type="float">
            <text:p>8.75E-23</text:p>
          </table:table-cell>
          <table:table-cell office:value-type="float" office:value="7.20508E-023" calcext:value-type="float">
            <text:p>7.21E-23</text:p>
          </table:table-cell>
          <table:table-cell office:value-type="float" office:value="3.0049E-023" calcext:value-type="float">
            <text:p>3.00E-23</text:p>
          </table:table-cell>
          <table:table-cell office:value-type="float" office:value="1.60999E-022" calcext:value-type="float">
            <text:p>1.61E-22</text:p>
          </table:table-cell>
          <table:table-cell office:value-type="float" office:value="2.68397E-023" calcext:value-type="float">
            <text:p>2.68E-23</text:p>
          </table:table-cell>
          <table:table-cell table:style-name="ce1" office:value-type="float" office:value="1.42459E-024" calcext:value-type="float">
            <text:p>1.42E-24</text:p>
          </table:table-cell>
          <table:table-cell office:value-type="float" office:value="2.72555E-023" calcext:value-type="float">
            <text:p>2.73E-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9.8494E-029" calcext:value-type="float">
            <text:p>9.85E-29</text:p>
          </table:table-cell>
          <table:table-cell office:value-type="float" office:value="2.13404E-027" calcext:value-type="float">
            <text:p>2.13E-27</text:p>
          </table:table-cell>
          <table:table-cell office:value-type="float" office:value="2.56364E-026" calcext:value-type="float">
            <text:p>2.56E-26</text:p>
          </table:table-cell>
          <table:table-cell office:value-type="float" office:value="1.03672E-025" calcext:value-type="float">
            <text:p>1.04E-25</text:p>
          </table:table-cell>
          <table:table-cell office:value-type="float" office:value="5.8066E-025" calcext:value-type="float">
            <text:p>5.81E-25</text:p>
          </table:table-cell>
          <table:table-cell table:formula="of:=SUM([.J15:.K15])" office:value-type="float" office:value="2.44556E-021" calcext:value-type="float">
            <text:p>2.45E-21</text:p>
          </table:table-cell>
          <table:table-cell table:formula="of:=SUM([.L15:.R15])" office:value-type="float" office:value="1.7788299E-021" calcext:value-type="float">
            <text:p>1.78E-21</text:p>
          </table:table-cell>
          <table:table-cell table:formula="of:=SUM([.S15:.AF15])" office:value-type="float" office:value="4.06801290934E-022" calcext:value-type="float">
            <text:p>4.07E-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55" calcext:value-type="float">
            <text:p>155</text:p>
          </table:table-cell>
          <table:table-cell office:value-type="float" office:value="1.31182E-021" calcext:value-type="float">
            <text:p>1.31E-21</text:p>
          </table:table-cell>
          <table:table-cell office:value-type="float" office:value="1.12903E-021" calcext:value-type="float">
            <text:p>1.13E-21</text:p>
          </table:table-cell>
          <table:table-cell office:value-type="float" office:value="6.4267E-022" calcext:value-type="float">
            <text:p>6.43E-22</text:p>
          </table:table-cell>
          <table:table-cell office:value-type="float" office:value="3.66974E-022" calcext:value-type="float">
            <text:p>3.67E-22</text:p>
          </table:table-cell>
          <table:table-cell office:value-type="float" office:value="2.5303E-022" calcext:value-type="float">
            <text:p>2.53E-22</text:p>
          </table:table-cell>
          <table:table-cell office:value-type="float" office:value="1.94892E-022" calcext:value-type="float">
            <text:p>1.95E-22</text:p>
          </table:table-cell>
          <table:table-cell office:value-type="float" office:value="1.25081E-022" calcext:value-type="float">
            <text:p>1.25E-22</text:p>
          </table:table-cell>
          <table:table-cell office:value-type="float" office:value="1.0592E-022" calcext:value-type="float">
            <text:p>1.06E-22</text:p>
          </table:table-cell>
          <table:table-cell office:value-type="float" office:value="7.91535E-023" calcext:value-type="float">
            <text:p>7.92E-23</text:p>
          </table:table-cell>
          <table:table-cell office:value-type="float" office:value="6.20924E-023" calcext:value-type="float">
            <text:p>6.21E-23</text:p>
          </table:table-cell>
          <table:table-cell office:value-type="float" office:value="6.7298E-023" calcext:value-type="float">
            <text:p>6.73E-23</text:p>
          </table:table-cell>
          <table:table-cell office:value-type="float" office:value="4.99387E-023" calcext:value-type="float">
            <text:p>4.99E-23</text:p>
          </table:table-cell>
          <table:table-cell office:value-type="float" office:value="1.33525E-022" calcext:value-type="float">
            <text:p>1.34E-22</text:p>
          </table:table-cell>
          <table:table-cell office:value-type="float" office:value="2.32967E-023" calcext:value-type="float">
            <text:p>2.33E-23</text:p>
          </table:table-cell>
          <table:table-cell table:style-name="ce1" office:value-type="float" office:value="4.1505E-025" calcext:value-type="float">
            <text:p>4.15E-25</text:p>
          </table:table-cell>
          <table:table-cell office:value-type="float" office:value="2.66931E-023" calcext:value-type="float">
            <text:p>2.67E-23</text:p>
          </table:table-cell>
          <table:table-cell office:value-type="float" office:value="2.85343E-025" calcext:value-type="float">
            <text:p>2.85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88441E-029" calcext:value-type="float">
            <text:p>9.88E-29</text:p>
          </table:table-cell>
          <table:table-cell office:value-type="float" office:value="2.25469E-027" calcext:value-type="float">
            <text:p>2.25E-27</text:p>
          </table:table-cell>
          <table:table-cell office:value-type="float" office:value="2.54585E-026" calcext:value-type="float">
            <text:p>2.55E-26</text:p>
          </table:table-cell>
          <table:table-cell office:value-type="float" office:value="1.10648E-025" calcext:value-type="float">
            <text:p>1.11E-25</text:p>
          </table:table-cell>
          <table:table-cell office:value-type="float" office:value="5.92025E-025" calcext:value-type="float">
            <text:p>5.92E-25</text:p>
          </table:table-cell>
          <table:table-cell table:formula="of:=SUM([.J16:.K16])" office:value-type="float" office:value="2.44085E-021" calcext:value-type="float">
            <text:p>2.44E-21</text:p>
          </table:table-cell>
          <table:table-cell table:formula="of:=SUM([.L16:.R16])" office:value-type="float" office:value="1.7677205E-021" calcext:value-type="float">
            <text:p>1.77E-21</text:p>
          </table:table-cell>
          <table:table-cell table:formula="of:=SUM([.S16:.AF16])" office:value-type="float" office:value="3.642747780341E-022" calcext:value-type="float">
            <text:p>3.64E-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65" calcext:value-type="float">
            <text:p>165</text:p>
          </table:table-cell>
          <table:table-cell office:value-type="float" office:value="1.31101E-021" calcext:value-type="float">
            <text:p>1.31E-21</text:p>
          </table:table-cell>
          <table:table-cell office:value-type="float" office:value="1.12835E-021" calcext:value-type="float">
            <text:p>1.13E-21</text:p>
          </table:table-cell>
          <table:table-cell office:value-type="float" office:value="6.4228E-022" calcext:value-type="float">
            <text:p>6.42E-22</text:p>
          </table:table-cell>
          <table:table-cell office:value-type="float" office:value="3.66754E-022" calcext:value-type="float">
            <text:p>3.67E-22</text:p>
          </table:table-cell>
          <table:table-cell office:value-type="float" office:value="2.52881E-022" calcext:value-type="float">
            <text:p>2.53E-22</text:p>
          </table:table-cell>
          <table:table-cell office:value-type="float" office:value="1.94778E-022" calcext:value-type="float">
            <text:p>1.95E-22</text:p>
          </table:table-cell>
          <table:table-cell office:value-type="float" office:value="1.25007E-022" calcext:value-type="float">
            <text:p>1.25E-22</text:p>
          </table:table-cell>
          <table:table-cell office:value-type="float" office:value="1.02695E-022" calcext:value-type="float">
            <text:p>1.03E-22</text:p>
          </table:table-cell>
          <table:table-cell office:value-type="float" office:value="8.71556E-023" calcext:value-type="float">
            <text:p>8.72E-23</text:p>
          </table:table-cell>
          <table:table-cell office:value-type="float" office:value="9.35417E-023" calcext:value-type="float">
            <text:p>9.35E-23</text:p>
          </table:table-cell>
          <table:table-cell office:value-type="float" office:value="6.28482E-023" calcext:value-type="float">
            <text:p>6.28E-23</text:p>
          </table:table-cell>
          <table:table-cell office:value-type="float" office:value="3.25753E-023" calcext:value-type="float">
            <text:p>3.26E-23</text:p>
          </table:table-cell>
          <table:table-cell office:value-type="float" office:value="7.77825E-023" calcext:value-type="float">
            <text:p>7.78E-23</text:p>
          </table:table-cell>
          <table:table-cell office:value-type="float" office:value="1.6074E-023" calcext:value-type="float">
            <text:p>1.61E-23</text:p>
          </table:table-cell>
          <table:table-cell office:value-type="float" office:value="0" calcext:value-type="float">
            <text:p>0</text:p>
          </table:table-cell>
          <table:table-cell office:value-type="float" office:value="2.48852E-023" calcext:value-type="float">
            <text:p>2.49E-23</text:p>
          </table:table-cell>
          <table:table-cell office:value-type="float" office:value="3.12749E-025" calcext:value-type="float">
            <text:p>3.13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10676E-029" calcext:value-type="float">
            <text:p>6.11E-29</text:p>
          </table:table-cell>
          <table:table-cell office:value-type="float" office:value="1.68815E-026" calcext:value-type="float">
            <text:p>1.69E-26</text:p>
          </table:table-cell>
          <table:table-cell office:value-type="float" office:value="2.27782E-025" calcext:value-type="float">
            <text:p>2.28E-25</text:p>
          </table:table-cell>
          <table:table-cell office:value-type="float" office:value="9.08006E-025" calcext:value-type="float">
            <text:p>9.08E-25</text:p>
          </table:table-cell>
          <table:table-cell office:value-type="float" office:value="9.9386E-024" calcext:value-type="float">
            <text:p>9.94E-24</text:p>
          </table:table-cell>
          <table:table-cell table:formula="of:=SUM([.J17:.K17])" office:value-type="float" office:value="2.43936E-021" calcext:value-type="float">
            <text:p>2.44E-21</text:p>
          </table:table-cell>
          <table:table-cell table:formula="of:=SUM([.L17:.R17])" office:value-type="float" office:value="1.7715506E-021" calcext:value-type="float">
            <text:p>1.77E-21</text:p>
          </table:table-cell>
          <table:table-cell table:formula="of:=SUM([.S17:.AF17])" office:value-type="float" office:value="3.191109795676E-022" calcext:value-type="float">
            <text:p>3.19E-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75" calcext:value-type="float">
            <text:p>175</text:p>
          </table:table-cell>
          <table:table-cell office:value-type="float" office:value="1.31246E-021" calcext:value-type="float">
            <text:p>1.31E-21</text:p>
          </table:table-cell>
          <table:table-cell office:value-type="float" office:value="1.12974E-021" calcext:value-type="float">
            <text:p>1.13E-21</text:p>
          </table:table-cell>
          <table:table-cell office:value-type="float" office:value="6.43082E-022" calcext:value-type="float">
            <text:p>6.43E-22</text:p>
          </table:table-cell>
          <table:table-cell office:value-type="float" office:value="3.672E-022" calcext:value-type="float">
            <text:p>3.67E-22</text:p>
          </table:table-cell>
          <table:table-cell office:value-type="float" office:value="2.53183E-022" calcext:value-type="float">
            <text:p>2.53E-22</text:p>
          </table:table-cell>
          <table:table-cell office:value-type="float" office:value="1.95012E-022" calcext:value-type="float">
            <text:p>1.95E-22</text:p>
          </table:table-cell>
          <table:table-cell office:value-type="float" office:value="1.25156E-022" calcext:value-type="float">
            <text:p>1.25E-22</text:p>
          </table:table-cell>
          <table:table-cell office:value-type="float" office:value="1.02817E-022" calcext:value-type="float">
            <text:p>1.03E-22</text:p>
          </table:table-cell>
          <table:table-cell office:value-type="float" office:value="7.38151E-023" calcext:value-type="float">
            <text:p>7.38E-23</text:p>
          </table:table-cell>
          <table:table-cell office:value-type="float" office:value="5.80579E-023" calcext:value-type="float">
            <text:p>5.81E-23</text:p>
          </table:table-cell>
          <table:table-cell office:value-type="float" office:value="6.29658E-023" calcext:value-type="float">
            <text:p>6.30E-23</text:p>
          </table:table-cell>
          <table:table-cell office:value-type="float" office:value="2.45129E-023" calcext:value-type="float">
            <text:p>2.45E-23</text:p>
          </table:table-cell>
          <table:table-cell office:value-type="float" office:value="1.20936E-022" calcext:value-type="float">
            <text:p>1.21E-22</text:p>
          </table:table-cell>
          <table:table-cell office:value-type="float" office:value="1.70317E-023" calcext:value-type="float">
            <text:p>1.70E-23</text:p>
          </table:table-cell>
          <table:table-cell office:value-type="float" office:value="0" calcext:value-type="float">
            <text:p>0</text:p>
          </table:table-cell>
          <table:table-cell office:value-type="float" office:value="2.50134E-023" calcext:value-type="float">
            <text:p>2.50E-23</text:p>
          </table:table-cell>
          <table:table-cell office:value-type="float" office:value="3.44373E-025" calcext:value-type="float">
            <text:p>3.44E-2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.04841E-028" calcext:value-type="float">
            <text:p>3.05E-28</text:p>
          </table:table-cell>
          <table:table-cell office:value-type="float" office:value="2.38998E-026" calcext:value-type="float">
            <text:p>2.39E-26</text:p>
          </table:table-cell>
          <table:table-cell office:value-type="float" office:value="3.10739E-025" calcext:value-type="float">
            <text:p>3.11E-25</text:p>
          </table:table-cell>
          <table:table-cell office:value-type="float" office:value="1.25977E-024" calcext:value-type="float">
            <text:p>1.26E-24</text:p>
          </table:table-cell>
          <table:table-cell office:value-type="float" office:value="1.23019E-023" calcext:value-type="float">
            <text:p>1.23E-23</text:p>
          </table:table-cell>
          <table:table-cell table:formula="of:=SUM([.J18:.K18])" office:value-type="float" office:value="2.4422E-021" calcext:value-type="float">
            <text:p>2.44E-21</text:p>
          </table:table-cell>
          <table:table-cell table:formula="of:=SUM([.L18:.R18])" office:value-type="float" office:value="1.7602651E-021" calcext:value-type="float">
            <text:p>1.76E-21</text:p>
          </table:table-cell>
          <table:table-cell table:formula="of:=SUM([.S18:.AF18])" office:value-type="float" office:value="3.22758686641E-022" calcext:value-type="float">
            <text:p>3.23E-2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85" calcext:value-type="float">
            <text:p>185</text:p>
          </table:table-cell>
          <table:table-cell office:value-type="float" office:value="1.31699E-021" calcext:value-type="float">
            <text:p>1.32E-21</text:p>
          </table:table-cell>
          <table:table-cell office:value-type="float" office:value="1.1339E-021" calcext:value-type="float">
            <text:p>1.13E-21</text:p>
          </table:table-cell>
          <table:table-cell office:value-type="float" office:value="6.45625E-022" calcext:value-type="float">
            <text:p>6.46E-22</text:p>
          </table:table-cell>
          <table:table-cell office:value-type="float" office:value="3.6869E-022" calcext:value-type="float">
            <text:p>3.69E-22</text:p>
          </table:table-cell>
          <table:table-cell office:value-type="float" office:value="2.54225E-022" calcext:value-type="float">
            <text:p>2.54E-22</text:p>
          </table:table-cell>
          <table:table-cell office:value-type="float" office:value="1.95816E-022" calcext:value-type="float">
            <text:p>1.96E-22</text:p>
          </table:table-cell>
          <table:table-cell office:value-type="float" office:value="1.25671E-022" calcext:value-type="float">
            <text:p>1.26E-22</text:p>
          </table:table-cell>
          <table:table-cell office:value-type="float" office:value="1.03238E-022" calcext:value-type="float">
            <text:p>1.03E-22</text:p>
          </table:table-cell>
          <table:table-cell office:value-type="float" office:value="7.32904E-023" calcext:value-type="float">
            <text:p>7.33E-23</text:p>
          </table:table-cell>
          <table:table-cell office:value-type="float" office:value="5.45688E-023" calcext:value-type="float">
            <text:p>5.46E-23</text:p>
          </table:table-cell>
          <table:table-cell office:value-type="float" office:value="5.91066E-023" calcext:value-type="float">
            <text:p>5.91E-23</text:p>
          </table:table-cell>
          <table:table-cell office:value-type="float" office:value="2.46664E-023" calcext:value-type="float">
            <text:p>2.47E-23</text:p>
          </table:table-cell>
          <table:table-cell office:value-type="float" office:value="8.29937E-023" calcext:value-type="float">
            <text:p>8.30E-23</text:p>
          </table:table-cell>
          <table:table-cell office:value-type="float" office:value="5.58525E-024" calcext:value-type="float">
            <text:p>5.59E-24</text:p>
          </table:table-cell>
          <table:table-cell office:value-type="float" office:value="0" calcext:value-type="float">
            <text:p>0</text:p>
          </table:table-cell>
          <table:table-cell office:value-type="float" office:value="2.51209E-023" calcext:value-type="float">
            <text:p>2.51E-23</text:p>
          </table:table-cell>
          <table:table-cell office:value-type="float" office:value="4.08849E-025" calcext:value-type="float">
            <text:p>4.09E-25</text:p>
          </table:table-cell>
          <table:table-cell office:value-type="float" office:value="2.58379E-028" calcext:value-type="float">
            <text:p>2.58E-28</text:p>
          </table:table-cell>
          <table:table-cell office:value-type="float" office:value="4.04069E-026" calcext:value-type="float">
            <text:p>4.04E-26</text:p>
          </table:table-cell>
          <table:table-cell office:value-type="float" office:value="4.80541E-025" calcext:value-type="float">
            <text:p>4.81E-25</text:p>
          </table:table-cell>
          <table:table-cell office:value-type="float" office:value="4.51237E-024" calcext:value-type="float">
            <text:p>4.51E-24</text:p>
          </table:table-cell>
          <table:table-cell office:value-type="float" office:value="1.2847E-023" calcext:value-type="float">
            <text:p>1.28E-23</text:p>
          </table:table-cell>
          <table:table-cell office:value-type="float" office:value="2.70325E-023" calcext:value-type="float">
            <text:p>2.70E-23</text:p>
          </table:table-cell>
          <table:table-cell table:formula="of:=SUM([.J19:.K19])" office:value-type="float" office:value="2.45089E-021" calcext:value-type="float">
            <text:p>2.45E-21</text:p>
          </table:table-cell>
          <table:table-cell table:formula="of:=SUM([.L19:.R19])" office:value-type="float" office:value="1.7665554E-021" calcext:value-type="float">
            <text:p>1.77E-21</text:p>
          </table:table-cell>
          <table:table-cell table:formula="of:=SUM([.S19:.AF19])" office:value-type="float" office:value="2.97363575279E-022" calcext:value-type="float">
            <text:p>2.97E-2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95" calcext:value-type="float">
            <text:p>195</text:p>
          </table:table-cell>
          <table:table-cell office:value-type="float" office:value="1.32546E-021" calcext:value-type="float">
            <text:p>1.33E-21</text:p>
          </table:table-cell>
          <table:table-cell office:value-type="float" office:value="1.14144E-021" calcext:value-type="float">
            <text:p>1.14E-21</text:p>
          </table:table-cell>
          <table:table-cell office:value-type="float" office:value="6.5009E-022" calcext:value-type="float">
            <text:p>6.50E-22</text:p>
          </table:table-cell>
          <table:table-cell office:value-type="float" office:value="3.71295E-022" calcext:value-type="float">
            <text:p>3.71E-22</text:p>
          </table:table-cell>
          <table:table-cell office:value-type="float" office:value="2.56036E-022" calcext:value-type="float">
            <text:p>2.56E-22</text:p>
          </table:table-cell>
          <table:table-cell office:value-type="float" office:value="1.97212E-022" calcext:value-type="float">
            <text:p>1.97E-22</text:p>
          </table:table-cell>
          <table:table-cell office:value-type="float" office:value="1.26573E-022" calcext:value-type="float">
            <text:p>1.27E-22</text:p>
          </table:table-cell>
          <table:table-cell office:value-type="float" office:value="1.03982E-022" calcext:value-type="float">
            <text:p>1.04E-22</text:p>
          </table:table-cell>
          <table:table-cell office:value-type="float" office:value="7.38348E-023" calcext:value-type="float">
            <text:p>7.38E-23</text:p>
          </table:table-cell>
          <table:table-cell office:value-type="float" office:value="5.50278E-023" calcext:value-type="float">
            <text:p>5.50E-23</text:p>
          </table:table-cell>
          <table:table-cell office:value-type="float" office:value="5.96044E-023" calcext:value-type="float">
            <text:p>5.96E-23</text:p>
          </table:table-cell>
          <table:table-cell office:value-type="float" office:value="2.32078E-023" calcext:value-type="float">
            <text:p>2.32E-23</text:p>
          </table:table-cell>
          <table:table-cell office:value-type="float" office:value="4.34955E-023" calcext:value-type="float">
            <text:p>4.35E-23</text:p>
          </table:table-cell>
          <table:table-cell office:value-type="float" office:value="4.9131E-024" calcext:value-type="float">
            <text:p>4.91E-24</text:p>
          </table:table-cell>
          <table:table-cell office:value-type="float" office:value="0" calcext:value-type="float">
            <text:p>0</text:p>
          </table:table-cell>
          <table:table-cell office:value-type="float" office:value="2.5173E-023" calcext:value-type="float">
            <text:p>2.52E-23</text:p>
          </table:table-cell>
          <table:table-cell office:value-type="float" office:value="9.16596E-025" calcext:value-type="float">
            <text:p>9.17E-25</text:p>
          </table:table-cell>
          <table:table-cell office:value-type="float" office:value="5.22541E-028" calcext:value-type="float">
            <text:p>5.23E-28</text:p>
          </table:table-cell>
          <table:table-cell office:value-type="float" office:value="8.13575E-026" calcext:value-type="float">
            <text:p>8.14E-26</text:p>
          </table:table-cell>
          <table:table-cell office:value-type="float" office:value="9.04916E-025" calcext:value-type="float">
            <text:p>9.05E-25</text:p>
          </table:table-cell>
          <table:table-cell office:value-type="float" office:value="8.2295E-024" calcext:value-type="float">
            <text:p>8.23E-24</text:p>
          </table:table-cell>
          <table:table-cell office:value-type="float" office:value="2.23961E-023" calcext:value-type="float">
            <text:p>2.24E-23</text:p>
          </table:table-cell>
          <table:table-cell office:value-type="float" office:value="1.62493E-023" calcext:value-type="float">
            <text:p>1.62E-23</text:p>
          </table:table-cell>
          <table:table-cell table:formula="of:=SUM([.J20:.K20])" office:value-type="float" office:value="2.4669E-021" calcext:value-type="float">
            <text:p>2.47E-21</text:p>
          </table:table-cell>
          <table:table-cell table:formula="of:=SUM([.L20:.R20])" office:value-type="float" office:value="1.7790228E-021" calcext:value-type="float">
            <text:p>1.78E-21</text:p>
          </table:table-cell>
          <table:table-cell table:formula="of:=SUM([.S20:.AF20])" office:value-type="float" office:value="2.60199892041E-022" calcext:value-type="float">
            <text:p>2.60E-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05" calcext:value-type="float">
            <text:p>205</text:p>
          </table:table-cell>
          <table:table-cell office:value-type="float" office:value="1.33741E-021" calcext:value-type="float">
            <text:p>1.34E-21</text:p>
          </table:table-cell>
          <table:table-cell office:value-type="float" office:value="1.15189E-021" calcext:value-type="float">
            <text:p>1.15E-21</text:p>
          </table:table-cell>
          <table:table-cell office:value-type="float" office:value="6.56032E-022" calcext:value-type="float">
            <text:p>6.56E-22</text:p>
          </table:table-cell>
          <table:table-cell office:value-type="float" office:value="3.74666E-022" calcext:value-type="float">
            <text:p>3.75E-22</text:p>
          </table:table-cell>
          <table:table-cell office:value-type="float" office:value="2.58349E-022" calcext:value-type="float">
            <text:p>2.58E-22</text:p>
          </table:table-cell>
          <table:table-cell office:value-type="float" office:value="1.98986E-022" calcext:value-type="float">
            <text:p>1.99E-22</text:p>
          </table:table-cell>
          <table:table-cell office:value-type="float" office:value="1.27716E-022" calcext:value-type="float">
            <text:p>1.28E-22</text:p>
          </table:table-cell>
          <table:table-cell office:value-type="float" office:value="9.87569E-023" calcext:value-type="float">
            <text:p>9.88E-23</text:p>
          </table:table-cell>
          <table:table-cell office:value-type="float" office:value="5.81877E-023" calcext:value-type="float">
            <text:p>5.82E-23</text:p>
          </table:table-cell>
          <table:table-cell office:value-type="float" office:value="2.35561E-023" calcext:value-type="float">
            <text:p>2.36E-23</text:p>
          </table:table-cell>
          <table:table-cell office:value-type="float" office:value="5.59727E-023" calcext:value-type="float">
            <text:p>5.60E-23</text:p>
          </table:table-cell>
          <table:table-cell office:value-type="float" office:value="1.66314E-023" calcext:value-type="float">
            <text:p>1.66E-23</text:p>
          </table:table-cell>
          <table:table-cell office:value-type="float" office:value="1.71676E-023" calcext:value-type="float">
            <text:p>1.72E-23</text:p>
          </table:table-cell>
          <table:table-cell office:value-type="float" office:value="1.26655E-025" calcext:value-type="float">
            <text:p>1.27E-25</text:p>
          </table:table-cell>
          <table:table-cell office:value-type="float" office:value="0" calcext:value-type="float">
            <text:p>0</text:p>
          </table:table-cell>
          <table:table-cell office:value-type="float" office:value="2.33568E-023" calcext:value-type="float">
            <text:p>2.34E-23</text:p>
          </table:table-cell>
          <table:table-cell office:value-type="float" office:value="1.06467E-024" calcext:value-type="float">
            <text:p>1.06E-24</text:p>
          </table:table-cell>
          <table:table-cell office:value-type="float" office:value="9.02663E-027" calcext:value-type="float">
            <text:p>9.03E-27</text:p>
          </table:table-cell>
          <table:table-cell office:value-type="float" office:value="2.94394E-025" calcext:value-type="float">
            <text:p>2.94E-25</text:p>
          </table:table-cell>
          <table:table-cell office:value-type="float" office:value="8.25783E-025" calcext:value-type="float">
            <text:p>8.26E-25</text:p>
          </table:table-cell>
          <table:table-cell office:value-type="float" office:value="7.67393E-024" calcext:value-type="float">
            <text:p>7.67E-24</text:p>
          </table:table-cell>
          <table:table-cell office:value-type="float" office:value="2.15864E-023" calcext:value-type="float">
            <text:p>2.16E-23</text:p>
          </table:table-cell>
          <table:table-cell office:value-type="float" office:value="3.62709E-023" calcext:value-type="float">
            <text:p>3.63E-23</text:p>
          </table:table-cell>
          <table:table-cell table:formula="of:=SUM([.J21:.K21])" office:value-type="float" office:value="2.4893E-021" calcext:value-type="float">
            <text:p>2.49E-21</text:p>
          </table:table-cell>
          <table:table-cell table:formula="of:=SUM([.L21:.R21])" office:value-type="float" office:value="1.7726936E-021" calcext:value-type="float">
            <text:p>1.77E-21</text:p>
          </table:table-cell>
          <table:table-cell table:formula="of:=SUM([.S21:.AF21])" office:value-type="float" office:value="2.0453635863E-022" calcext:value-type="float">
            <text:p>2.05E-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15" calcext:value-type="float">
            <text:p>215</text:p>
          </table:table-cell>
          <table:table-cell office:value-type="float" office:value="1.35114E-021" calcext:value-type="float">
            <text:p>1.35E-21</text:p>
          </table:table-cell>
          <table:table-cell office:value-type="float" office:value="1.16378E-021" calcext:value-type="float">
            <text:p>1.16E-21</text:p>
          </table:table-cell>
          <table:table-cell office:value-type="float" office:value="6.62833E-022" calcext:value-type="float">
            <text:p>6.63E-22</text:p>
          </table:table-cell>
          <table:table-cell office:value-type="float" office:value="3.78558E-022" calcext:value-type="float">
            <text:p>3.79E-22</text:p>
          </table:table-cell>
          <table:table-cell office:value-type="float" office:value="2.61031E-022" calcext:value-type="float">
            <text:p>2.61E-22</text:p>
          </table:table-cell>
          <table:table-cell office:value-type="float" office:value="2.01045E-022" calcext:value-type="float">
            <text:p>2.01E-22</text:p>
          </table:table-cell>
          <table:table-cell office:value-type="float" office:value="1.21969E-022" calcext:value-type="float">
            <text:p>1.22E-22</text:p>
          </table:table-cell>
          <table:table-cell office:value-type="float" office:value="9.86939E-023" calcext:value-type="float">
            <text:p>9.87E-23</text:p>
          </table:table-cell>
          <table:table-cell office:value-type="float" office:value="7.08099E-023" calcext:value-type="float">
            <text:p>7.08E-23</text:p>
          </table:table-cell>
          <table:table-cell office:value-type="float" office:value="3.30018E-023" calcext:value-type="float">
            <text:p>3.30E-23</text:p>
          </table:table-cell>
          <table:table-cell office:value-type="float" office:value="5.4664E-023" calcext:value-type="float">
            <text:p>5.47E-23</text:p>
          </table:table-cell>
          <table:table-cell office:value-type="float" office:value="2.05623E-023" calcext:value-type="float">
            <text:p>2.06E-23</text:p>
          </table:table-cell>
          <table:table-cell office:value-type="float" office:value="4.17027E-023" calcext:value-type="float">
            <text:p>4.17E-23</text:p>
          </table:table-cell>
          <table:table-cell office:value-type="float" office:value="1.25796E-025" calcext:value-type="float">
            <text:p>1.26E-25</text:p>
          </table:table-cell>
          <table:table-cell office:value-type="float" office:value="0" calcext:value-type="float">
            <text:p>0</text:p>
          </table:table-cell>
          <table:table-cell office:value-type="float" office:value="2.32931E-023" calcext:value-type="float">
            <text:p>2.33E-23</text:p>
          </table:table-cell>
          <table:table-cell office:value-type="float" office:value="5.99624E-025" calcext:value-type="float">
            <text:p>6.00E-25</text:p>
          </table:table-cell>
          <table:table-cell office:value-type="float" office:value="3.0613E-026" calcext:value-type="float">
            <text:p>3.06E-26</text:p>
          </table:table-cell>
          <table:table-cell office:value-type="float" office:value="8.69092E-025" calcext:value-type="float">
            <text:p>8.69E-25</text:p>
          </table:table-cell>
          <table:table-cell office:value-type="float" office:value="9.90067E-025" calcext:value-type="float">
            <text:p>9.90E-25</text:p>
          </table:table-cell>
          <table:table-cell office:value-type="float" office:value="9.18355E-024" calcext:value-type="float">
            <text:p>9.18E-24</text:p>
          </table:table-cell>
          <table:table-cell office:value-type="float" office:value="2.57027E-023" calcext:value-type="float">
            <text:p>2.57E-23</text:p>
          </table:table-cell>
          <table:table-cell office:value-type="float" office:value="4.11698E-023" calcext:value-type="float">
            <text:p>4.12E-23</text:p>
          </table:table-cell>
          <table:table-cell table:formula="of:=SUM([.J22:.K22])" office:value-type="float" office:value="2.51492E-021" calcext:value-type="float">
            <text:p>2.51E-21</text:p>
          </table:table-cell>
          <table:table-cell table:formula="of:=SUM([.L22:.R22])" office:value-type="float" office:value="1.7949398E-021" calcext:value-type="float">
            <text:p>1.79E-21</text:p>
          </table:table-cell>
          <table:table-cell table:formula="of:=SUM([.S22:.AF22])" office:value-type="float" office:value="2.51895142E-022" calcext:value-type="float">
            <text:p>2.52E-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25" calcext:value-type="float">
            <text:p>225</text:p>
          </table:table-cell>
          <table:table-cell office:value-type="float" office:value="1.36595E-021" calcext:value-type="float">
            <text:p>1.37E-21</text:p>
          </table:table-cell>
          <table:table-cell office:value-type="float" office:value="1.17665E-021" calcext:value-type="float">
            <text:p>1.18E-21</text:p>
          </table:table-cell>
          <table:table-cell office:value-type="float" office:value="6.70262E-022" calcext:value-type="float">
            <text:p>6.70E-22</text:p>
          </table:table-cell>
          <table:table-cell office:value-type="float" office:value="3.82846E-022" calcext:value-type="float">
            <text:p>3.83E-22</text:p>
          </table:table-cell>
          <table:table-cell office:value-type="float" office:value="2.64003E-022" calcext:value-type="float">
            <text:p>2.64E-22</text:p>
          </table:table-cell>
          <table:table-cell office:value-type="float" office:value="1.99594E-022" calcext:value-type="float">
            <text:p>2.00E-22</text:p>
          </table:table-cell>
          <table:table-cell office:value-type="float" office:value="1.21537E-022" calcext:value-type="float">
            <text:p>1.22E-22</text:p>
          </table:table-cell>
          <table:table-cell office:value-type="float" office:value="9.97721E-023" calcext:value-type="float">
            <text:p>9.98E-23</text:p>
          </table:table-cell>
          <table:table-cell office:value-type="float" office:value="7.15868E-023" calcext:value-type="float">
            <text:p>7.16E-23</text:p>
          </table:table-cell>
          <table:table-cell office:value-type="float" office:value="5.44988E-023" calcext:value-type="float">
            <text:p>5.45E-23</text:p>
          </table:table-cell>
          <table:table-cell office:value-type="float" office:value="5.502E-023" calcext:value-type="float">
            <text:p>5.50E-23</text:p>
          </table:table-cell>
          <table:table-cell office:value-type="float" office:value="5.79358E-024" calcext:value-type="float">
            <text:p>5.79E-24</text:p>
          </table:table-cell>
          <table:table-cell office:value-type="float" office:value="3.69607E-023" calcext:value-type="float">
            <text:p>3.70E-23</text:p>
          </table:table-cell>
          <table:table-cell office:value-type="float" office:value="4.59207E-024" calcext:value-type="float">
            <text:p>4.59E-24</text:p>
          </table:table-cell>
          <table:table-cell office:value-type="float" office:value="0" calcext:value-type="float">
            <text:p>0</text:p>
          </table:table-cell>
          <table:table-cell office:value-type="float" office:value="2.31974E-023" calcext:value-type="float">
            <text:p>2.32E-23</text:p>
          </table:table-cell>
          <table:table-cell office:value-type="float" office:value="1.37333E-024" calcext:value-type="float">
            <text:p>1.37E-24</text:p>
          </table:table-cell>
          <table:table-cell office:value-type="float" office:value="3.06349E-022" calcext:value-type="float">
            <text:p>3.06E-22</text:p>
          </table:table-cell>
          <table:table-cell office:value-type="float" office:value="2.1796E-022" calcext:value-type="float">
            <text:p>2.18E-22</text:p>
          </table:table-cell>
          <table:table-cell office:value-type="float" office:value="1.18181E-024" calcext:value-type="float">
            <text:p>1.18E-24</text:p>
          </table:table-cell>
          <table:table-cell office:value-type="float" office:value="1.09665E-023" calcext:value-type="float">
            <text:p>1.10E-23</text:p>
          </table:table-cell>
          <table:table-cell office:value-type="float" office:value="3.077E-023" calcext:value-type="float">
            <text:p>3.08E-23</text:p>
          </table:table-cell>
          <table:table-cell office:value-type="float" office:value="4.99421E-023" calcext:value-type="float">
            <text:p>4.99E-23</text:p>
          </table:table-cell>
          <table:table-cell table:formula="of:=SUM([.J23:.K23])" office:value-type="float" office:value="2.5426E-021" calcext:value-type="float">
            <text:p>2.54E-21</text:p>
          </table:table-cell>
          <table:table-cell table:formula="of:=SUM([.L23:.R23])" office:value-type="float" office:value="1.8096009E-021" calcext:value-type="float">
            <text:p>1.81E-21</text:p>
          </table:table-cell>
          <table:table-cell table:formula="of:=SUM([.S23:.AF23])" office:value-type="float" office:value="7.9860529E-022" calcext:value-type="float">
            <text:p>7.99E-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35" calcext:value-type="float">
            <text:p>235</text:p>
          </table:table-cell>
          <table:table-cell office:value-type="float" office:value="1.38045E-021" calcext:value-type="float">
            <text:p>1.38E-21</text:p>
          </table:table-cell>
          <table:table-cell office:value-type="float" office:value="1.18926E-021" calcext:value-type="float">
            <text:p>1.19E-21</text:p>
          </table:table-cell>
          <table:table-cell office:value-type="float" office:value="6.77476E-022" calcext:value-type="float">
            <text:p>6.77E-22</text:p>
          </table:table-cell>
          <table:table-cell office:value-type="float" office:value="3.86953E-022" calcext:value-type="float">
            <text:p>3.87E-22</text:p>
          </table:table-cell>
          <table:table-cell office:value-type="float" office:value="2.66827E-022" calcext:value-type="float">
            <text:p>2.67E-22</text:p>
          </table:table-cell>
          <table:table-cell office:value-type="float" office:value="1.95462E-022" calcext:value-type="float">
            <text:p>1.95E-22</text:p>
          </table:table-cell>
          <table:table-cell office:value-type="float" office:value="1.22723E-022" calcext:value-type="float">
            <text:p>1.23E-22</text:p>
          </table:table-cell>
          <table:table-cell office:value-type="float" office:value="1.00814E-022" calcext:value-type="float">
            <text:p>1.01E-22</text:p>
          </table:table-cell>
          <table:table-cell office:value-type="float" office:value="7.14472E-023" calcext:value-type="float">
            <text:p>7.14E-23</text:p>
          </table:table-cell>
          <table:table-cell office:value-type="float" office:value="5.27026E-023" calcext:value-type="float">
            <text:p>5.27E-23</text:p>
          </table:table-cell>
          <table:table-cell office:value-type="float" office:value="1.9916E-024" calcext:value-type="float">
            <text:p>1.99E-24</text:p>
          </table:table-cell>
          <table:table-cell office:value-type="float" office:value="1.96855E-023" calcext:value-type="float">
            <text:p>1.97E-23</text:p>
          </table:table-cell>
          <table:table-cell office:value-type="float" office:value="1.60562E-023" calcext:value-type="float">
            <text:p>1.61E-23</text:p>
          </table:table-cell>
          <table:table-cell office:value-type="float" office:value="1.18616E-025" calcext:value-type="float">
            <text:p>1.19E-25</text:p>
          </table:table-cell>
          <table:table-cell office:value-type="float" office:value="0" calcext:value-type="float">
            <text:p>0</text:p>
          </table:table-cell>
          <table:table-cell office:value-type="float" office:value="2.13763E-023" calcext:value-type="float">
            <text:p>2.14E-23</text:p>
          </table:table-cell>
          <table:table-cell office:value-type="float" office:value="7.17973E-025" calcext:value-type="float">
            <text:p>7.18E-25</text:p>
          </table:table-cell>
          <table:table-cell office:value-type="float" office:value="1.2631E-022" calcext:value-type="float">
            <text:p>1.26E-22</text:p>
          </table:table-cell>
          <table:table-cell office:value-type="float" office:value="8.03659E-023" calcext:value-type="float">
            <text:p>8.04E-23</text:p>
          </table:table-cell>
          <table:table-cell office:value-type="float" office:value="1.3571E-024" calcext:value-type="float">
            <text:p>1.36E-24</text:p>
          </table:table-cell>
          <table:table-cell office:value-type="float" office:value="1.23731E-023" calcext:value-type="float">
            <text:p>1.24E-23</text:p>
          </table:table-cell>
          <table:table-cell office:value-type="float" office:value="3.38023E-023" calcext:value-type="float">
            <text:p>3.38E-23</text:p>
          </table:table-cell>
          <table:table-cell office:value-type="float" office:value="2.85606E-023" calcext:value-type="float">
            <text:p>2.86E-23</text:p>
          </table:table-cell>
          <table:table-cell table:formula="of:=SUM([.J24:.K24])" office:value-type="float" office:value="2.56971E-021" calcext:value-type="float">
            <text:p>2.57E-21</text:p>
          </table:table-cell>
          <table:table-cell table:formula="of:=SUM([.L24:.R24])" office:value-type="float" office:value="1.8217022E-021" calcext:value-type="float">
            <text:p>1.82E-21</text:p>
          </table:table-cell>
          <table:table-cell table:formula="of:=SUM([.S24:.AF24])" office:value-type="float" office:value="3.95417789E-022" calcext:value-type="float">
            <text:p>3.95E-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45" calcext:value-type="float">
            <text:p>245</text:p>
          </table:table-cell>
          <table:table-cell office:value-type="float" office:value="1.39443E-021" calcext:value-type="float">
            <text:p>1.39E-21</text:p>
          </table:table-cell>
          <table:table-cell office:value-type="float" office:value="1.20135E-021" calcext:value-type="float">
            <text:p>1.20E-21</text:p>
          </table:table-cell>
          <table:table-cell office:value-type="float" office:value="6.84375E-022" calcext:value-type="float">
            <text:p>6.84E-22</text:p>
          </table:table-cell>
          <table:table-cell office:value-type="float" office:value="3.90912E-022" calcext:value-type="float">
            <text:p>3.91E-22</text:p>
          </table:table-cell>
          <table:table-cell office:value-type="float" office:value="2.66527E-022" calcext:value-type="float">
            <text:p>2.67E-22</text:p>
          </table:table-cell>
          <table:table-cell office:value-type="float" office:value="1.93392E-022" calcext:value-type="float">
            <text:p>1.93E-22</text:p>
          </table:table-cell>
          <table:table-cell office:value-type="float" office:value="1.23965E-022" calcext:value-type="float">
            <text:p>1.24E-22</text:p>
          </table:table-cell>
          <table:table-cell office:value-type="float" office:value="1.01837E-022" calcext:value-type="float">
            <text:p>1.02E-22</text:p>
          </table:table-cell>
          <table:table-cell office:value-type="float" office:value="6.93493E-023" calcext:value-type="float">
            <text:p>6.93E-23</text:p>
          </table:table-cell>
          <table:table-cell office:value-type="float" office:value="5.31486E-023" calcext:value-type="float">
            <text:p>5.31E-23</text:p>
          </table:table-cell>
          <table:table-cell office:value-type="float" office:value="5.34344E-023" calcext:value-type="float">
            <text:p>5.34E-23</text:p>
          </table:table-cell>
          <table:table-cell office:value-type="float" office:value="6.79614E-025" calcext:value-type="float">
            <text:p>6.80E-25</text:p>
          </table:table-cell>
          <table:table-cell office:value-type="float" office:value="2.3986E-023" calcext:value-type="float">
            <text:p>2.40E-23</text:p>
          </table:table-cell>
          <table:table-cell office:value-type="float" office:value="7.48832E-027" calcext:value-type="float">
            <text:p>7.49E-27</text:p>
          </table:table-cell>
          <table:table-cell office:value-type="float" office:value="0" calcext:value-type="float">
            <text:p>0</text:p>
          </table:table-cell>
          <table:table-cell office:value-type="float" office:value="2.12348E-023" calcext:value-type="float">
            <text:p>2.12E-23</text:p>
          </table:table-cell>
          <table:table-cell office:value-type="float" office:value="1.57103E-024" calcext:value-type="float">
            <text:p>1.57E-24</text:p>
          </table:table-cell>
          <table:table-cell office:value-type="float" office:value="6.06587E-023" calcext:value-type="float">
            <text:p>6.07E-23</text:p>
          </table:table-cell>
          <table:table-cell office:value-type="float" office:value="6.89269E-023" calcext:value-type="float">
            <text:p>6.89E-23</text:p>
          </table:table-cell>
          <table:table-cell office:value-type="float" office:value="1.61039E-024" calcext:value-type="float">
            <text:p>1.61E-24</text:p>
          </table:table-cell>
          <table:table-cell office:value-type="float" office:value="1.49025E-023" calcext:value-type="float">
            <text:p>1.49E-23</text:p>
          </table:table-cell>
          <table:table-cell office:value-type="float" office:value="4.16188E-023" calcext:value-type="float">
            <text:p>4.16E-23</text:p>
          </table:table-cell>
          <table:table-cell office:value-type="float" office:value="6.23746E-023" calcext:value-type="float">
            <text:p>6.24E-23</text:p>
          </table:table-cell>
          <table:table-cell table:formula="of:=SUM([.J25:.K25])" office:value-type="float" office:value="2.59578E-021" calcext:value-type="float">
            <text:p>2.60E-21</text:p>
          </table:table-cell>
          <table:table-cell table:formula="of:=SUM([.L25:.R25])" office:value-type="float" office:value="1.8303573E-021" calcext:value-type="float">
            <text:p>1.83E-21</text:p>
          </table:table-cell>
          <table:table-cell table:formula="of:=SUM([.S25:.AF25])" office:value-type="float" office:value="4.0415382232E-022" calcext:value-type="float">
            <text:p>4.04E-2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55" calcext:value-type="float">
            <text:p>255</text:p>
          </table:table-cell>
          <table:table-cell office:value-type="float" office:value="1.40692E-021" calcext:value-type="float">
            <text:p>1.41E-21</text:p>
          </table:table-cell>
          <table:table-cell office:value-type="float" office:value="1.21213E-021" calcext:value-type="float">
            <text:p>1.21E-21</text:p>
          </table:table-cell>
          <table:table-cell office:value-type="float" office:value="6.90545E-022" calcext:value-type="float">
            <text:p>6.91E-22</text:p>
          </table:table-cell>
          <table:table-cell office:value-type="float" office:value="3.94442E-022" calcext:value-type="float">
            <text:p>3.94E-22</text:p>
          </table:table-cell>
          <table:table-cell office:value-type="float" office:value="2.68932E-022" calcext:value-type="float">
            <text:p>2.69E-22</text:p>
          </table:table-cell>
          <table:table-cell office:value-type="float" office:value="1.95141E-022" calcext:value-type="float">
            <text:p>1.95E-22</text:p>
          </table:table-cell>
          <table:table-cell office:value-type="float" office:value="1.25088E-022" calcext:value-type="float">
            <text:p>1.25E-22</text:p>
          </table:table-cell>
          <table:table-cell office:value-type="float" office:value="1.02758E-022" calcext:value-type="float">
            <text:p>1.03E-22</text:p>
          </table:table-cell>
          <table:table-cell office:value-type="float" office:value="6.99724E-023" calcext:value-type="float">
            <text:p>7.00E-23</text:p>
          </table:table-cell>
          <table:table-cell office:value-type="float" office:value="5.36251E-023" calcext:value-type="float">
            <text:p>5.36E-23</text:p>
          </table:table-cell>
          <table:table-cell office:value-type="float" office:value="5.38998E-023" calcext:value-type="float">
            <text:p>5.39E-23</text:p>
          </table:table-cell>
          <table:table-cell office:value-type="float" office:value="1.92574E-023" calcext:value-type="float">
            <text:p>1.93E-23</text:p>
          </table:table-cell>
          <table:table-cell office:value-type="float" office:value="1.41963E-024" calcext:value-type="float">
            <text:p>1.42E-24</text:p>
          </table:table-cell>
          <table:table-cell office:value-type="float" office:value="1.3567E-027" calcext:value-type="float">
            <text:p>1.36E-27</text:p>
          </table:table-cell>
          <table:table-cell office:value-type="float" office:value="0" calcext:value-type="float">
            <text:p>0</text:p>
          </table:table-cell>
          <table:table-cell office:value-type="float" office:value="2.10761E-023" calcext:value-type="float">
            <text:p>2.11E-23</text:p>
          </table:table-cell>
          <table:table-cell office:value-type="float" office:value="8.61622E-025" calcext:value-type="float">
            <text:p>8.62E-25</text:p>
          </table:table-cell>
          <table:table-cell office:value-type="float" office:value="7.57722E-023" calcext:value-type="float">
            <text:p>7.58E-23</text:p>
          </table:table-cell>
          <table:table-cell office:value-type="float" office:value="3.99495E-023" calcext:value-type="float">
            <text:p>3.99E-23</text:p>
          </table:table-cell>
          <table:table-cell office:value-type="float" office:value="8.45236E-025" calcext:value-type="float">
            <text:p>8.45E-25</text:p>
          </table:table-cell>
          <table:table-cell office:value-type="float" office:value="7.8106E-024" calcext:value-type="float">
            <text:p>7.81E-24</text:p>
          </table:table-cell>
          <table:table-cell office:value-type="float" office:value="2.177E-023" calcext:value-type="float">
            <text:p>2.18E-23</text:p>
          </table:table-cell>
          <table:table-cell office:value-type="float" office:value="3.12878E-023" calcext:value-type="float">
            <text:p>3.13E-23</text:p>
          </table:table-cell>
          <table:table-cell table:formula="of:=SUM([.J26:.K26])" office:value-type="float" office:value="2.61905E-021" calcext:value-type="float">
            <text:p>2.62E-21</text:p>
          </table:table-cell>
          <table:table-cell table:formula="of:=SUM([.L26:.R26])" office:value-type="float" office:value="1.8468784E-021" calcext:value-type="float">
            <text:p>1.85E-21</text:p>
          </table:table-cell>
          <table:table-cell table:formula="of:=SUM([.S26:.AF26])" office:value-type="float" office:value="3.275763447E-022" calcext:value-type="float">
            <text:p>3.28E-2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65" calcext:value-type="float">
            <text:p>265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.62006E-025" calcext:value-type="float">
            <text:p>8.62E-25</text:p>
          </table:table-cell>
          <table:table-cell office:value-type="float" office:value="2.78505E-023" calcext:value-type="float">
            <text:p>2.79E-23</text:p>
          </table:table-cell>
          <table:table-cell office:value-type="float" office:value="2.33538E-023" calcext:value-type="float">
            <text:p>2.34E-23</text:p>
          </table:table-cell>
          <table:table-cell office:value-type="float" office:value="8.50417E-025" calcext:value-type="float">
            <text:p>8.50E-25</text:p>
          </table:table-cell>
          <table:table-cell office:value-type="float" office:value="7.87881E-024" calcext:value-type="float">
            <text:p>7.88E-24</text:p>
          </table:table-cell>
          <table:table-cell office:value-type="float" office:value="2.20407E-023" calcext:value-type="float">
            <text:p>2.20E-23</text:p>
          </table:table-cell>
          <table:table-cell office:value-type="float" office:value="3.41734E-023" calcext:value-type="float">
            <text:p>3.42E-23</text:p>
          </table:table-cell>
          <table:table-cell table:formula="of:=SUM([.J27:.K27])" office:value-type="float" office:value="0" calcext:value-type="float">
            <text:p>0.00E+00</text:p>
          </table:table-cell>
          <table:table-cell table:formula="of:=SUM([.L27:.R27])" office:value-type="float" office:value="0" calcext:value-type="float">
            <text:p>0.00E+00</text:p>
          </table:table-cell>
          <table:table-cell table:formula="of:=SUM([.S27:.AF27])" office:value-type="float" office:value="1.17009633E-022" calcext:value-type="float">
            <text:p>1.17E-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75" calcext:value-type="float">
            <text:p>275</text:p>
          </table:table-cell>
          <table:table-cell office:value-type="float" office:value="1.41815E-021" calcext:value-type="float">
            <text:p>1.42E-21</text:p>
          </table:table-cell>
          <table:table-cell office:value-type="float" office:value="1.22185E-021" calcext:value-type="float">
            <text:p>1.22E-21</text:p>
          </table:table-cell>
          <table:table-cell office:value-type="float" office:value="6.96091E-022" calcext:value-type="float">
            <text:p>6.96E-22</text:p>
          </table:table-cell>
          <table:table-cell office:value-type="float" office:value="3.97613E-022" calcext:value-type="float">
            <text:p>3.98E-22</text:p>
          </table:table-cell>
          <table:table-cell office:value-type="float" office:value="2.71101E-022" calcext:value-type="float">
            <text:p>2.71E-22</text:p>
          </table:table-cell>
          <table:table-cell office:value-type="float" office:value="1.96733E-022" calcext:value-type="float">
            <text:p>1.97E-22</text:p>
          </table:table-cell>
          <table:table-cell office:value-type="float" office:value="1.26112E-022" calcext:value-type="float">
            <text:p>1.26E-22</text:p>
          </table:table-cell>
          <table:table-cell office:value-type="float" office:value="1.03599E-022" calcext:value-type="float">
            <text:p>1.04E-22</text:p>
          </table:table-cell>
          <table:table-cell office:value-type="float" office:value="7.05385E-023" calcext:value-type="float">
            <text:p>7.05E-23</text:p>
          </table:table-cell>
          <table:table-cell office:value-type="float" office:value="5.40573E-023" calcext:value-type="float">
            <text:p>5.41E-23</text:p>
          </table:table-cell>
          <table:table-cell office:value-type="float" office:value="5.43178E-023" calcext:value-type="float">
            <text:p>5.43E-23</text:p>
          </table:table-cell>
          <table:table-cell office:value-type="float" office:value="1.93896E-023" calcext:value-type="float">
            <text:p>1.94E-23</text:p>
          </table:table-cell>
          <table:table-cell office:value-type="float" office:value="4.95895E-023" calcext:value-type="float">
            <text:p>4.96E-23</text:p>
          </table:table-cell>
          <table:table-cell office:value-type="float" office:value="4.4666E-024" calcext:value-type="float">
            <text:p>4.47E-24</text:p>
          </table:table-cell>
          <table:table-cell office:value-type="float" office:value="0" calcext:value-type="float">
            <text:p>0</text:p>
          </table:table-cell>
          <table:table-cell office:value-type="float" office:value="2.09016E-023" calcext:value-type="float">
            <text:p>2.09E-23</text:p>
          </table:table-cell>
          <table:table-cell office:value-type="float" office:value="1.72399E-024" calcext:value-type="float">
            <text:p>1.72E-24</text:p>
          </table:table-cell>
          <table:table-cell office:value-type="float" office:value="7.87924E-023" calcext:value-type="float">
            <text:p>7.88E-23</text:p>
          </table:table-cell>
          <table:table-cell office:value-type="float" office:value="6.12416E-023" calcext:value-type="float">
            <text:p>6.12E-23</text:p>
          </table:table-cell>
          <table:table-cell office:value-type="float" office:value="1.90519E-024" calcext:value-type="float">
            <text:p>1.91E-24</text:p>
          </table:table-cell>
          <table:table-cell office:value-type="float" office:value="1.75892E-023" calcext:value-type="float">
            <text:p>1.76E-23</text:p>
          </table:table-cell>
          <table:table-cell office:value-type="float" office:value="4.89563E-023" calcext:value-type="float">
            <text:p>4.90E-23</text:p>
          </table:table-cell>
          <table:table-cell office:value-type="float" office:value="6.84913E-023" calcext:value-type="float">
            <text:p>6.85E-23</text:p>
          </table:table-cell>
          <table:table-cell table:formula="of:=SUM([.J28:.K28])" office:value-type="float" office:value="2.64E-021" calcext:value-type="float">
            <text:p>2.64E-21</text:p>
          </table:table-cell>
          <table:table-cell table:formula="of:=SUM([.L28:.R28])" office:value-type="float" office:value="1.8617875E-021" calcext:value-type="float">
            <text:p>1.86E-21</text:p>
          </table:table-cell>
          <table:table-cell table:formula="of:=SUM([.S28:.AF28])" office:value-type="float" office:value="4.8142238E-022" calcext:value-type="float">
            <text:p>4.81E-2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85" calcext:value-type="float">
            <text:p>285</text:p>
          </table:table-cell>
          <table:table-cell office:value-type="float" office:value="1.4279E-021" calcext:value-type="float">
            <text:p>1.43E-21</text:p>
          </table:table-cell>
          <table:table-cell office:value-type="float" office:value="1.23021E-021" calcext:value-type="float">
            <text:p>1.23E-21</text:p>
          </table:table-cell>
          <table:table-cell office:value-type="float" office:value="7.00858E-022" calcext:value-type="float">
            <text:p>7.01E-22</text:p>
          </table:table-cell>
          <table:table-cell office:value-type="float" office:value="4.00348E-022" calcext:value-type="float">
            <text:p>4.00E-22</text:p>
          </table:table-cell>
          <table:table-cell office:value-type="float" office:value="2.72969E-022" calcext:value-type="float">
            <text:p>2.73E-22</text:p>
          </table:table-cell>
          <table:table-cell office:value-type="float" office:value="1.98095E-022" calcext:value-type="float">
            <text:p>1.98E-22</text:p>
          </table:table-cell>
          <table:table-cell office:value-type="float" office:value="1.26989E-022" calcext:value-type="float">
            <text:p>1.27E-22</text:p>
          </table:table-cell>
          <table:table-cell office:value-type="float" office:value="1.04318E-022" calcext:value-type="float">
            <text:p>1.04E-22</text:p>
          </table:table-cell>
          <table:table-cell office:value-type="float" office:value="7.1024E-023" calcext:value-type="float">
            <text:p>7.10E-23</text:p>
          </table:table-cell>
          <table:table-cell office:value-type="float" office:value="5.44284E-023" calcext:value-type="float">
            <text:p>5.44E-23</text:p>
          </table:table-cell>
          <table:table-cell office:value-type="float" office:value="5.46752E-023" calcext:value-type="float">
            <text:p>5.47E-23</text:p>
          </table:table-cell>
          <table:table-cell office:value-type="float" office:value="1.95017E-023" calcext:value-type="float">
            <text:p>1.95E-23</text:p>
          </table:table-cell>
          <table:table-cell office:value-type="float" office:value="1.43836E-024" calcext:value-type="float">
            <text:p>1.44E-24</text:p>
          </table:table-cell>
          <table:table-cell office:value-type="float" office:value="1.37878E-027" calcext:value-type="float">
            <text:p>1.38E-27</text:p>
          </table:table-cell>
          <table:table-cell office:value-type="float" office:value="0" calcext:value-type="float">
            <text:p>0</text:p>
          </table:table-cell>
          <table:table-cell office:value-type="float" office:value="2.07167E-023" calcext:value-type="float">
            <text:p>2.07E-23</text:p>
          </table:table-cell>
          <table:table-cell office:value-type="float" office:value="8.61336E-025" calcext:value-type="float">
            <text:p>8.61E-25</text:p>
          </table:table-cell>
          <table:table-cell office:value-type="float" office:value="7.56967E-023" calcext:value-type="float">
            <text:p>7.57E-23</text:p>
          </table:table-cell>
          <table:table-cell office:value-type="float" office:value="3.99133E-023" calcext:value-type="float">
            <text:p>3.99E-23</text:p>
          </table:table-cell>
          <table:table-cell office:value-type="float" office:value="8.4497E-025" calcext:value-type="float">
            <text:p>8.45E-25</text:p>
          </table:table-cell>
          <table:table-cell office:value-type="float" office:value="7.80814E-024" calcext:value-type="float">
            <text:p>7.81E-24</text:p>
          </table:table-cell>
          <table:table-cell office:value-type="float" office:value="2.17631E-023" calcext:value-type="float">
            <text:p>2.18E-23</text:p>
          </table:table-cell>
          <table:table-cell office:value-type="float" office:value="3.12769E-023" calcext:value-type="float">
            <text:p>3.13E-23</text:p>
          </table:table-cell>
          <table:table-cell table:formula="of:=SUM([.J29:.K29])" office:value-type="float" office:value="2.65811E-021" calcext:value-type="float">
            <text:p>2.66E-21</text:p>
          </table:table-cell>
          <table:table-cell table:formula="of:=SUM([.L29:.R29])" office:value-type="float" office:value="1.874601E-021" calcext:value-type="float">
            <text:p>1.87E-21</text:p>
          </table:table-cell>
          <table:table-cell table:formula="of:=SUM([.S29:.AF29])" office:value-type="float" office:value="3.2892618478E-022" calcext:value-type="float">
            <text:p>3.29E-2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95" calcext:value-type="float">
            <text:p>295</text:p>
          </table:table-cell>
          <table:table-cell office:value-type="float" office:value="1.43629E-021" calcext:value-type="float">
            <text:p>1.44E-21</text:p>
          </table:table-cell>
          <table:table-cell office:value-type="float" office:value="1.23738E-021" calcext:value-type="float">
            <text:p>1.24E-21</text:p>
          </table:table-cell>
          <table:table-cell office:value-type="float" office:value="7.04892E-022" calcext:value-type="float">
            <text:p>7.05E-22</text:p>
          </table:table-cell>
          <table:table-cell office:value-type="float" office:value="4.02639E-022" calcext:value-type="float">
            <text:p>4.03E-22</text:p>
          </table:table-cell>
          <table:table-cell office:value-type="float" office:value="2.74533E-022" calcext:value-type="float">
            <text:p>2.75E-22</text:p>
          </table:table-cell>
          <table:table-cell office:value-type="float" office:value="1.99241E-022" calcext:value-type="float">
            <text:p>1.99E-22</text:p>
          </table:table-cell>
          <table:table-cell office:value-type="float" office:value="1.27726E-022" calcext:value-type="float">
            <text:p>1.28E-22</text:p>
          </table:table-cell>
          <table:table-cell office:value-type="float" office:value="1.04923E-022" calcext:value-type="float">
            <text:p>1.05E-22</text:p>
          </table:table-cell>
          <table:table-cell office:value-type="float" office:value="7.14253E-023" calcext:value-type="float">
            <text:p>7.14E-23</text:p>
          </table:table-cell>
          <table:table-cell office:value-type="float" office:value="5.47326E-023" calcext:value-type="float">
            <text:p>5.47E-23</text:p>
          </table:table-cell>
          <table:table-cell office:value-type="float" office:value="5.49588E-023" calcext:value-type="float">
            <text:p>5.50E-23</text:p>
          </table:table-cell>
          <table:table-cell office:value-type="float" office:value="7.02029E-025" calcext:value-type="float">
            <text:p>7.02E-25</text:p>
          </table:table-cell>
          <table:table-cell office:value-type="float" office:value="2.4272E-023" calcext:value-type="float">
            <text:p>2.43E-23</text:p>
          </table:table-cell>
          <table:table-cell office:value-type="float" office:value="7.6026E-027" calcext:value-type="float">
            <text:p>7.60E-27</text:p>
          </table:table-cell>
          <table:table-cell office:value-type="float" office:value="0" calcext:value-type="float">
            <text:p>0</text:p>
          </table:table-cell>
          <table:table-cell office:value-type="float" office:value="2.05239E-023" calcext:value-type="float">
            <text:p>2.05E-23</text:p>
          </table:table-cell>
          <table:table-cell office:value-type="float" office:value="1.57004E-024" calcext:value-type="float">
            <text:p>1.57E-24</text:p>
          </table:table-cell>
          <table:table-cell office:value-type="float" office:value="6.05755E-023" calcext:value-type="float">
            <text:p>6.06E-23</text:p>
          </table:table-cell>
          <table:table-cell office:value-type="float" office:value="6.88454E-023" calcext:value-type="float">
            <text:p>6.88E-23</text:p>
          </table:table-cell>
          <table:table-cell office:value-type="float" office:value="1.60931E-024" calcext:value-type="float">
            <text:p>1.61E-24</text:p>
          </table:table-cell>
          <table:table-cell office:value-type="float" office:value="1.48925E-023" calcext:value-type="float">
            <text:p>1.49E-23</text:p>
          </table:table-cell>
          <table:table-cell office:value-type="float" office:value="4.15906E-023" calcext:value-type="float">
            <text:p>4.16E-23</text:p>
          </table:table-cell>
          <table:table-cell office:value-type="float" office:value="6.23281E-023" calcext:value-type="float">
            <text:p>6.23E-23</text:p>
          </table:table-cell>
          <table:table-cell table:formula="of:=SUM([.J30:.K30])" office:value-type="float" office:value="2.67367E-021" calcext:value-type="float">
            <text:p>2.67E-21</text:p>
          </table:table-cell>
          <table:table-cell table:formula="of:=SUM([.L30:.R30])" office:value-type="float" office:value="1.8853793E-021" calcext:value-type="float">
            <text:p>1.89E-21</text:p>
          </table:table-cell>
          <table:table-cell table:formula="of:=SUM([.S30:.AF30])" office:value-type="float" office:value="4.066083816E-022" calcext:value-type="float">
            <text:p>4.07E-2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05" calcext:value-type="float">
            <text:p>305</text:p>
          </table:table-cell>
          <table:table-cell office:value-type="float" office:value="1.4429E-021" calcext:value-type="float">
            <text:p>1.44E-21</text:p>
          </table:table-cell>
          <table:table-cell office:value-type="float" office:value="1.24298E-021" calcext:value-type="float">
            <text:p>1.24E-21</text:p>
          </table:table-cell>
          <table:table-cell office:value-type="float" office:value="7.08035E-022" calcext:value-type="float">
            <text:p>7.08E-22</text:p>
          </table:table-cell>
          <table:table-cell office:value-type="float" office:value="4.0442E-022" calcext:value-type="float">
            <text:p>4.04E-22</text:p>
          </table:table-cell>
          <table:table-cell office:value-type="float" office:value="2.78868E-022" calcext:value-type="float">
            <text:p>2.79E-22</text:p>
          </table:table-cell>
          <table:table-cell office:value-type="float" office:value="2.04259E-022" calcext:value-type="float">
            <text:p>2.04E-22</text:p>
          </table:table-cell>
          <table:table-cell office:value-type="float" office:value="1.28262E-022" calcext:value-type="float">
            <text:p>1.28E-22</text:p>
          </table:table-cell>
          <table:table-cell office:value-type="float" office:value="1.05359E-022" calcext:value-type="float">
            <text:p>1.05E-22</text:p>
          </table:table-cell>
          <table:table-cell office:value-type="float" office:value="7.46615E-023" calcext:value-type="float">
            <text:p>7.47E-23</text:p>
          </table:table-cell>
          <table:table-cell office:value-type="float" office:value="5.50335E-023" calcext:value-type="float">
            <text:p>5.50E-23</text:p>
          </table:table-cell>
          <table:table-cell office:value-type="float" office:value="2.08973E-024" calcext:value-type="float">
            <text:p>2.09E-24</text:p>
          </table:table-cell>
          <table:table-cell office:value-type="float" office:value="2.02185E-023" calcext:value-type="float">
            <text:p>2.02E-23</text:p>
          </table:table-cell>
          <table:table-cell office:value-type="float" office:value="1.62407E-023" calcext:value-type="float">
            <text:p>1.62E-23</text:p>
          </table:table-cell>
          <table:table-cell office:value-type="float" office:value="1.2E-025" calcext:value-type="float">
            <text:p>1.20E-25</text:p>
          </table:table-cell>
          <table:table-cell office:value-type="float" office:value="0" calcext:value-type="float">
            <text:p>0</text:p>
          </table:table-cell>
          <table:table-cell office:value-type="float" office:value="2.03246E-023" calcext:value-type="float">
            <text:p>2.03E-23</text:p>
          </table:table-cell>
          <table:table-cell office:value-type="float" office:value="7.17277E-025" calcext:value-type="float">
            <text:p>7.17E-25</text:p>
          </table:table-cell>
          <table:table-cell office:value-type="float" office:value="1.26113E-022" calcext:value-type="float">
            <text:p>1.26E-22</text:p>
          </table:table-cell>
          <table:table-cell office:value-type="float" office:value="8.0261E-023" calcext:value-type="float">
            <text:p>8.03E-23</text:p>
          </table:table-cell>
          <table:table-cell office:value-type="float" office:value="1.35531E-024" calcext:value-type="float">
            <text:p>1.36E-24</text:p>
          </table:table-cell>
          <table:table-cell office:value-type="float" office:value="1.23568E-023" calcext:value-type="float">
            <text:p>1.24E-23</text:p>
          </table:table-cell>
          <table:table-cell office:value-type="float" office:value="3.37577E-023" calcext:value-type="float">
            <text:p>3.38E-23</text:p>
          </table:table-cell>
          <table:table-cell office:value-type="float" office:value="2.8525E-023" calcext:value-type="float">
            <text:p>2.85E-23</text:p>
          </table:table-cell>
          <table:table-cell table:formula="of:=SUM([.J31:.K31])" office:value-type="float" office:value="2.68588E-021" calcext:value-type="float">
            <text:p>2.69E-21</text:p>
          </table:table-cell>
          <table:table-cell table:formula="of:=SUM([.L31:.R31])" office:value-type="float" office:value="1.9038645E-021" calcext:value-type="float">
            <text:p>1.90E-21</text:p>
          </table:table-cell>
          <table:table-cell table:formula="of:=SUM([.S31:.AF31])" office:value-type="float" office:value="3.97113117E-022" calcext:value-type="float">
            <text:p>3.97E-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15" calcext:value-type="float">
            <text:p>315</text:p>
          </table:table-cell>
          <table:table-cell office:value-type="float" office:value="1.44831E-021" calcext:value-type="float">
            <text:p>1.45E-21</text:p>
          </table:table-cell>
          <table:table-cell office:value-type="float" office:value="1.24749E-021" calcext:value-type="float">
            <text:p>1.25E-21</text:p>
          </table:table-cell>
          <table:table-cell office:value-type="float" office:value="7.10569E-022" calcext:value-type="float">
            <text:p>7.11E-22</text:p>
          </table:table-cell>
          <table:table-cell office:value-type="float" office:value="4.05891E-022" calcext:value-type="float">
            <text:p>4.06E-22</text:p>
          </table:table-cell>
          <table:table-cell office:value-type="float" office:value="2.79892E-022" calcext:value-type="float">
            <text:p>2.80E-22</text:p>
          </table:table-cell>
          <table:table-cell office:value-type="float" office:value="2.11545E-022" calcext:value-type="float">
            <text:p>2.12E-22</text:p>
          </table:table-cell>
          <table:table-cell office:value-type="float" office:value="1.2877E-022" calcext:value-type="float">
            <text:p>1.29E-22</text:p>
          </table:table-cell>
          <table:table-cell office:value-type="float" office:value="1.05702E-022" calcext:value-type="float">
            <text:p>1.06E-22</text:p>
          </table:table-cell>
          <table:table-cell office:value-type="float" office:value="7.58469E-023" calcext:value-type="float">
            <text:p>7.58E-23</text:p>
          </table:table-cell>
          <table:table-cell office:value-type="float" office:value="5.77066E-023" calcext:value-type="float">
            <text:p>5.77E-23</text:p>
          </table:table-cell>
          <table:table-cell office:value-type="float" office:value="5.74249E-023" calcext:value-type="float">
            <text:p>5.74E-23</text:p>
          </table:table-cell>
          <table:table-cell office:value-type="float" office:value="6.04965E-024" calcext:value-type="float">
            <text:p>6.05E-24</text:p>
          </table:table-cell>
          <table:table-cell office:value-type="float" office:value="3.7607E-023" calcext:value-type="float">
            <text:p>3.76E-23</text:p>
          </table:table-cell>
          <table:table-cell office:value-type="float" office:value="4.62293E-024" calcext:value-type="float">
            <text:p>4.62E-24</text:p>
          </table:table-cell>
          <table:table-cell office:value-type="float" office:value="0" calcext:value-type="float">
            <text:p>0</text:p>
          </table:table-cell>
          <table:table-cell office:value-type="float" office:value="2.16925E-023" calcext:value-type="float">
            <text:p>2.17E-23</text:p>
          </table:table-cell>
          <table:table-cell office:value-type="float" office:value="1.37138E-024" calcext:value-type="float">
            <text:p>1.37E-24</text:p>
          </table:table-cell>
          <table:table-cell office:value-type="float" office:value="3.0588E-022" calcext:value-type="float">
            <text:p>3.06E-22</text:p>
          </table:table-cell>
          <table:table-cell office:value-type="float" office:value="2.17535E-022" calcext:value-type="float">
            <text:p>2.18E-22</text:p>
          </table:table-cell>
          <table:table-cell office:value-type="float" office:value="1.17914E-024" calcext:value-type="float">
            <text:p>1.18E-24</text:p>
          </table:table-cell>
          <table:table-cell office:value-type="float" office:value="1.09418E-023" calcext:value-type="float">
            <text:p>1.09E-23</text:p>
          </table:table-cell>
          <table:table-cell office:value-type="float" office:value="3.07011E-023" calcext:value-type="float">
            <text:p>3.07E-23</text:p>
          </table:table-cell>
          <table:table-cell office:value-type="float" office:value="4.98399E-023" calcext:value-type="float">
            <text:p>4.98E-23</text:p>
          </table:table-cell>
          <table:table-cell table:formula="of:=SUM([.J32:.K32])" office:value-type="float" office:value="2.6958E-021" calcext:value-type="float">
            <text:p>2.70E-21</text:p>
          </table:table-cell>
          <table:table-cell table:formula="of:=SUM([.L32:.R32])" office:value-type="float" office:value="1.9182159E-021" calcext:value-type="float">
            <text:p>1.92E-21</text:p>
          </table:table-cell>
          <table:table-cell table:formula="of:=SUM([.S32:.AF32])" office:value-type="float" office:value="8.025519E-022" calcext:value-type="float">
            <text:p>8.03E-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25" calcext:value-type="float">
            <text:p>325</text:p>
          </table:table-cell>
          <table:table-cell office:value-type="float" office:value="1.45148E-021" calcext:value-type="float">
            <text:p>1.45E-21</text:p>
          </table:table-cell>
          <table:table-cell office:value-type="float" office:value="1.25015E-021" calcext:value-type="float">
            <text:p>1.25E-21</text:p>
          </table:table-cell>
          <table:table-cell office:value-type="float" office:value="7.11984E-022" calcext:value-type="float">
            <text:p>7.12E-22</text:p>
          </table:table-cell>
          <table:table-cell office:value-type="float" office:value="4.06651E-022" calcext:value-type="float">
            <text:p>4.07E-22</text:p>
          </table:table-cell>
          <table:table-cell office:value-type="float" office:value="2.80392E-022" calcext:value-type="float">
            <text:p>2.80E-22</text:p>
          </table:table-cell>
          <table:table-cell office:value-type="float" office:value="2.15921E-022" calcext:value-type="float">
            <text:p>2.16E-22</text:p>
          </table:table-cell>
          <table:table-cell office:value-type="float" office:value="1.30854E-022" calcext:value-type="float">
            <text:p>1.31E-22</text:p>
          </table:table-cell>
          <table:table-cell office:value-type="float" office:value="1.0583E-022" calcext:value-type="float">
            <text:p>1.06E-22</text:p>
          </table:table-cell>
          <table:table-cell office:value-type="float" office:value="7.59367E-023" calcext:value-type="float">
            <text:p>7.59E-23</text:p>
          </table:table-cell>
          <table:table-cell office:value-type="float" office:value="3.54067E-023" calcext:value-type="float">
            <text:p>3.54E-23</text:p>
          </table:table-cell>
          <table:table-cell office:value-type="float" office:value="5.77808E-023" calcext:value-type="float">
            <text:p>5.78E-23</text:p>
          </table:table-cell>
          <table:table-cell office:value-type="float" office:value="2.14769E-023" calcext:value-type="float">
            <text:p>2.15E-23</text:p>
          </table:table-cell>
          <table:table-cell office:value-type="float" office:value="4.30457E-023" calcext:value-type="float">
            <text:p>4.30E-23</text:p>
          </table:table-cell>
          <table:table-cell office:value-type="float" office:value="1.28882E-025" calcext:value-type="float">
            <text:p>1.29E-25</text:p>
          </table:table-cell>
          <table:table-cell office:value-type="float" office:value="0" calcext:value-type="float">
            <text:p>0</text:p>
          </table:table-cell>
          <table:table-cell office:value-type="float" office:value="2.14829E-023" calcext:value-type="float">
            <text:p>2.15E-23</text:p>
          </table:table-cell>
          <table:table-cell office:value-type="float" office:value="5.98321E-025" calcext:value-type="float">
            <text:p>5.98E-25</text:p>
          </table:table-cell>
          <table:table-cell office:value-type="float" office:value="3.05067E-026" calcext:value-type="float">
            <text:p>3.05E-26</text:p>
          </table:table-cell>
          <table:table-cell office:value-type="float" office:value="8.66114E-025" calcext:value-type="float">
            <text:p>8.66E-25</text:p>
          </table:table-cell>
          <table:table-cell office:value-type="float" office:value="9.87153E-025" calcext:value-type="float">
            <text:p>9.87E-25</text:p>
          </table:table-cell>
          <table:table-cell office:value-type="float" office:value="9.15653E-024" calcext:value-type="float">
            <text:p>9.16E-24</text:p>
          </table:table-cell>
          <table:table-cell office:value-type="float" office:value="2.56271E-023" calcext:value-type="float">
            <text:p>2.56E-23</text:p>
          </table:table-cell>
          <table:table-cell office:value-type="float" office:value="4.10494E-023" calcext:value-type="float">
            <text:p>4.10E-23</text:p>
          </table:table-cell>
          <table:table-cell table:formula="of:=SUM([.J33:.K33])" office:value-type="float" office:value="2.70163E-021" calcext:value-type="float">
            <text:p>2.70E-21</text:p>
          </table:table-cell>
          <table:table-cell table:formula="of:=SUM([.L33:.R33])" office:value-type="float" office:value="1.9275687E-021" calcext:value-type="float">
            <text:p>1.93E-21</text:p>
          </table:table-cell>
          <table:table-cell table:formula="of:=SUM([.S33:.AF33])" office:value-type="float" office:value="2.576370067E-022" calcext:value-type="float">
            <text:p>2.58E-2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35" calcext:value-type="float">
            <text:p>335</text:p>
          </table:table-cell>
          <table:table-cell office:value-type="float" office:value="1.45236E-021" calcext:value-type="float">
            <text:p>1.45E-21</text:p>
          </table:table-cell>
          <table:table-cell office:value-type="float" office:value="1.25084E-021" calcext:value-type="float">
            <text:p>1.25E-21</text:p>
          </table:table-cell>
          <table:table-cell office:value-type="float" office:value="7.12383E-022" calcext:value-type="float">
            <text:p>7.12E-22</text:p>
          </table:table-cell>
          <table:table-cell office:value-type="float" office:value="4.0689E-022" calcext:value-type="float">
            <text:p>4.07E-22</text:p>
          </table:table-cell>
          <table:table-cell office:value-type="float" office:value="2.80566E-022" calcext:value-type="float">
            <text:p>2.81E-22</text:p>
          </table:table-cell>
          <table:table-cell office:value-type="float" office:value="2.1606E-022" calcext:value-type="float">
            <text:p>2.16E-22</text:p>
          </table:table-cell>
          <table:table-cell office:value-type="float" office:value="1.38713E-022" calcext:value-type="float">
            <text:p>1.39E-22</text:p>
          </table:table-cell>
          <table:table-cell office:value-type="float" office:value="1.06999E-022" calcext:value-type="float">
            <text:p>1.07E-22</text:p>
          </table:table-cell>
          <table:table-cell office:value-type="float" office:value="6.304E-023" calcext:value-type="float">
            <text:p>6.30E-23</text:p>
          </table:table-cell>
          <table:table-cell office:value-type="float" office:value="2.52839E-023" calcext:value-type="float">
            <text:p>2.53E-23</text:p>
          </table:table-cell>
          <table:table-cell office:value-type="float" office:value="5.9826E-023" calcext:value-type="float">
            <text:p>5.98E-23</text:p>
          </table:table-cell>
          <table:table-cell office:value-type="float" office:value="1.75593E-023" calcext:value-type="float">
            <text:p>1.76E-23</text:p>
          </table:table-cell>
          <table:table-cell office:value-type="float" office:value="1.77947E-023" calcext:value-type="float">
            <text:p>1.78E-23</text:p>
          </table:table-cell>
          <table:table-cell office:value-type="float" office:value="1.31823E-025" calcext:value-type="float">
            <text:p>1.32E-25</text:p>
          </table:table-cell>
          <table:table-cell office:value-type="float" office:value="0" calcext:value-type="float">
            <text:p>0</text:p>
          </table:table-cell>
          <table:table-cell office:value-type="float" office:value="2.13036E-023" calcext:value-type="float">
            <text:p>2.13E-23</text:p>
          </table:table-cell>
          <table:table-cell office:value-type="float" office:value="1.06166E-024" calcext:value-type="float">
            <text:p>1.06E-24</text:p>
          </table:table-cell>
          <table:table-cell office:value-type="float" office:value="8.98573E-027" calcext:value-type="float">
            <text:p>8.99E-27</text:p>
          </table:table-cell>
          <table:table-cell office:value-type="float" office:value="2.93098E-025" calcext:value-type="float">
            <text:p>2.93E-25</text:p>
          </table:table-cell>
          <table:table-cell office:value-type="float" office:value="8.22588E-025" calcext:value-type="float">
            <text:p>8.23E-25</text:p>
          </table:table-cell>
          <table:table-cell office:value-type="float" office:value="7.64431E-024" calcext:value-type="float">
            <text:p>7.64E-24</text:p>
          </table:table-cell>
          <table:table-cell office:value-type="float" office:value="2.15033E-023" calcext:value-type="float">
            <text:p>2.15E-23</text:p>
          </table:table-cell>
          <table:table-cell office:value-type="float" office:value="3.61381E-023" calcext:value-type="float">
            <text:p>3.61E-23</text:p>
          </table:table-cell>
          <table:table-cell table:formula="of:=SUM([.J34:.K34])" office:value-type="float" office:value="2.7032E-021" calcext:value-type="float">
            <text:p>2.70E-21</text:p>
          </table:table-cell>
          <table:table-cell table:formula="of:=SUM([.L34:.R34])" office:value-type="float" office:value="1.924651E-021" calcext:value-type="float">
            <text:p>1.92E-21</text:p>
          </table:table-cell>
          <table:table-cell table:formula="of:=SUM([.S34:.AF34])" office:value-type="float" office:value="2.0937136473E-022" calcext:value-type="float">
            <text:p>2.09E-2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45" calcext:value-type="float">
            <text:p>345</text:p>
          </table:table-cell>
          <table:table-cell office:value-type="float" office:value="1.45051E-021" calcext:value-type="float">
            <text:p>1.45E-21</text:p>
          </table:table-cell>
          <table:table-cell office:value-type="float" office:value="1.24904E-021" calcext:value-type="float">
            <text:p>1.25E-21</text:p>
          </table:table-cell>
          <table:table-cell office:value-type="float" office:value="7.11339E-022" calcext:value-type="float">
            <text:p>7.11E-22</text:p>
          </table:table-cell>
          <table:table-cell office:value-type="float" office:value="4.06318E-022" calcext:value-type="float">
            <text:p>4.06E-22</text:p>
          </table:table-cell>
          <table:table-cell office:value-type="float" office:value="2.80186E-022" calcext:value-type="float">
            <text:p>2.80E-22</text:p>
          </table:table-cell>
          <table:table-cell office:value-type="float" office:value="2.15775E-022" calcext:value-type="float">
            <text:p>2.16E-22</text:p>
          </table:table-cell>
          <table:table-cell office:value-type="float" office:value="1.38527E-022" calcext:value-type="float">
            <text:p>1.39E-22</text:p>
          </table:table-cell>
          <table:table-cell office:value-type="float" office:value="1.13785E-022" calcext:value-type="float">
            <text:p>1.14E-22</text:p>
          </table:table-cell>
          <table:table-cell office:value-type="float" office:value="8.06722E-023" calcext:value-type="float">
            <text:p>8.07E-23</text:p>
          </table:table-cell>
          <table:table-cell office:value-type="float" office:value="5.96241E-023" calcext:value-type="float">
            <text:p>5.96E-23</text:p>
          </table:table-cell>
          <table:table-cell office:value-type="float" office:value="6.45347E-023" calcext:value-type="float">
            <text:p>6.45E-23</text:p>
          </table:table-cell>
          <table:table-cell office:value-type="float" office:value="2.48437E-023" calcext:value-type="float">
            <text:p>2.48E-23</text:p>
          </table:table-cell>
          <table:table-cell office:value-type="float" office:value="4.5387E-023" calcext:value-type="float">
            <text:p>4.54E-23</text:p>
          </table:table-cell>
          <table:table-cell office:value-type="float" office:value="5.00951E-024" calcext:value-type="float">
            <text:p>5.01E-24</text:p>
          </table:table-cell>
          <table:table-cell office:value-type="float" office:value="0" calcext:value-type="float">
            <text:p>0</text:p>
          </table:table-cell>
          <table:table-cell office:value-type="float" office:value="2.2703E-023" calcext:value-type="float">
            <text:p>2.27E-23</text:p>
          </table:table-cell>
          <table:table-cell office:value-type="float" office:value="9.1314E-025" calcext:value-type="float">
            <text:p>9.13E-25</text:p>
          </table:table-cell>
          <table:table-cell office:value-type="float" office:value="5.19713E-028" calcext:value-type="float">
            <text:p>5.20E-28</text:p>
          </table:table-cell>
          <table:table-cell office:value-type="float" office:value="8.09174E-026" calcext:value-type="float">
            <text:p>8.09E-26</text:p>
          </table:table-cell>
          <table:table-cell office:value-type="float" office:value="9.00049E-025" calcext:value-type="float">
            <text:p>9.00E-25</text:p>
          </table:table-cell>
          <table:table-cell office:value-type="float" office:value="8.18537E-024" calcext:value-type="float">
            <text:p>8.19E-24</text:p>
          </table:table-cell>
          <table:table-cell office:value-type="float" office:value="2.22766E-023" calcext:value-type="float">
            <text:p>2.23E-23</text:p>
          </table:table-cell>
          <table:table-cell office:value-type="float" office:value="1.61782E-023" calcext:value-type="float">
            <text:p>1.62E-23</text:p>
          </table:table-cell>
          <table:table-cell table:formula="of:=SUM([.J35:.K35])" office:value-type="float" office:value="2.69955E-021" calcext:value-type="float">
            <text:p>2.70E-21</text:p>
          </table:table-cell>
          <table:table-cell table:formula="of:=SUM([.L35:.R35])" office:value-type="float" office:value="1.9466022E-021" calcext:value-type="float">
            <text:p>1.95E-21</text:p>
          </table:table-cell>
          <table:table-cell table:formula="of:=SUM([.S35:.AF35])" office:value-type="float" office:value="2.70636806113E-022" calcext:value-type="float">
            <text:p>2.71E-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55" calcext:value-type="float">
            <text:p>355</text:p>
          </table:table-cell>
          <table:table-cell office:value-type="float" office:value="1.44531E-021" calcext:value-type="float">
            <text:p>1.45E-21</text:p>
          </table:table-cell>
          <table:table-cell office:value-type="float" office:value="1.24426E-021" calcext:value-type="float">
            <text:p>1.24E-21</text:p>
          </table:table-cell>
          <table:table-cell office:value-type="float" office:value="7.08367E-022" calcext:value-type="float">
            <text:p>7.08E-22</text:p>
          </table:table-cell>
          <table:table-cell office:value-type="float" office:value="4.04534E-022" calcext:value-type="float">
            <text:p>4.05E-22</text:p>
          </table:table-cell>
          <table:table-cell office:value-type="float" office:value="2.78923E-022" calcext:value-type="float">
            <text:p>2.79E-22</text:p>
          </table:table-cell>
          <table:table-cell office:value-type="float" office:value="2.14795E-022" calcext:value-type="float">
            <text:p>2.15E-22</text:p>
          </table:table-cell>
          <table:table-cell office:value-type="float" office:value="1.37894E-022" calcext:value-type="float">
            <text:p>1.38E-22</text:p>
          </table:table-cell>
          <table:table-cell office:value-type="float" office:value="1.13262E-022" calcext:value-type="float">
            <text:p>1.13E-22</text:p>
          </table:table-cell>
          <table:table-cell office:value-type="float" office:value="8.03327E-023" calcext:value-type="float">
            <text:p>8.03E-23</text:p>
          </table:table-cell>
          <table:table-cell office:value-type="float" office:value="5.95018E-023" calcext:value-type="float">
            <text:p>5.95E-23</text:p>
          </table:table-cell>
          <table:table-cell office:value-type="float" office:value="6.44035E-023" calcext:value-type="float">
            <text:p>6.44E-23</text:p>
          </table:table-cell>
          <table:table-cell office:value-type="float" office:value="2.67486E-023" calcext:value-type="float">
            <text:p>2.67E-23</text:p>
          </table:table-cell>
          <table:table-cell office:value-type="float" office:value="8.78717E-023" calcext:value-type="float">
            <text:p>8.79E-23</text:p>
          </table:table-cell>
          <table:table-cell office:value-type="float" office:value="5.79309E-024" calcext:value-type="float">
            <text:p>5.79E-24</text:p>
          </table:table-cell>
          <table:table-cell office:value-type="float" office:value="0" calcext:value-type="float">
            <text:p>0</text:p>
          </table:table-cell>
          <table:table-cell office:value-type="float" office:value="2.25711E-023" calcext:value-type="float">
            <text:p>2.26E-23</text:p>
          </table:table-cell>
          <table:table-cell office:value-type="float" office:value="4.06987E-025" calcext:value-type="float">
            <text:p>4.07E-25</text:p>
          </table:table-cell>
          <table:table-cell office:value-type="float" office:value="2.57598E-028" calcext:value-type="float">
            <text:p>2.58E-28</text:p>
          </table:table-cell>
          <table:table-cell office:value-type="float" office:value="4.02842E-026" calcext:value-type="float">
            <text:p>4.03E-26</text:p>
          </table:table-cell>
          <table:table-cell office:value-type="float" office:value="4.78969E-025" calcext:value-type="float">
            <text:p>4.79E-25</text:p>
          </table:table-cell>
          <table:table-cell office:value-type="float" office:value="4.49713E-024" calcext:value-type="float">
            <text:p>4.50E-24</text:p>
          </table:table-cell>
          <table:table-cell office:value-type="float" office:value="1.28017E-023" calcext:value-type="float">
            <text:p>1.28E-23</text:p>
          </table:table-cell>
          <table:table-cell office:value-type="float" office:value="2.68817E-023" calcext:value-type="float">
            <text:p>2.69E-23</text:p>
          </table:table-cell>
          <table:table-cell table:formula="of:=SUM([.J36:.K36])" office:value-type="float" office:value="2.68957E-021" calcext:value-type="float">
            <text:p>2.69E-21</text:p>
          </table:table-cell>
          <table:table-cell table:formula="of:=SUM([.L36:.R36])" office:value-type="float" office:value="1.9381077E-021" calcext:value-type="float">
            <text:p>1.94E-21</text:p>
          </table:table-cell>
          <table:table-cell table:formula="of:=SUM([.S36:.AF36])" office:value-type="float" office:value="3.11996817798E-022" calcext:value-type="float">
            <text:p>3.12E-2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5.14286" calcext:value-type="float">
            <text:p>5.14286</text:p>
          </table:table-cell>
          <table:table-cell office:value-type="float" office:value="2.8888E-016" calcext:value-type="float">
            <text:p>2.89E-16</text:p>
          </table:table-cell>
          <table:table-cell office:value-type="float" office:value="1.05748E-016" calcext:value-type="float">
            <text:p>1.06E-16</text:p>
          </table:table-cell>
          <table:table-cell office:value-type="float" office:value="5.55825E-017" calcext:value-type="float">
            <text:p>5.56E-17</text:p>
          </table:table-cell>
          <table:table-cell office:value-type="float" office:value="3.46052E-017" calcext:value-type="float">
            <text:p>3.46E-17</text:p>
          </table:table-cell>
          <table:table-cell office:value-type="float" office:value="2.24459E-017" calcext:value-type="float">
            <text:p>2.24E-17</text:p>
          </table:table-cell>
          <table:table-cell office:value-type="float" office:value="1.67743E-017" calcext:value-type="float">
            <text:p>1.68E-17</text:p>
          </table:table-cell>
          <table:table-cell office:value-type="float" office:value="1.02339E-017" calcext:value-type="float">
            <text:p>1.02E-17</text:p>
          </table:table-cell>
          <table:table-cell office:value-type="float" office:value="1.29691E-017" calcext:value-type="float">
            <text:p>1.30E-17</text:p>
          </table:table-cell>
          <table:table-cell office:value-type="float" office:value="6.73665E-018" calcext:value-type="float">
            <text:p>6.74E-18</text:p>
          </table:table-cell>
          <table:table-cell office:value-type="float" office:value="7.35806E-018" calcext:value-type="float">
            <text:p>7.36E-18</text:p>
          </table:table-cell>
          <table:table-cell office:value-type="float" office:value="8.67176E-018" calcext:value-type="float">
            <text:p>8.67E-18</text:p>
          </table:table-cell>
          <table:table-cell office:value-type="float" office:value="7.54101E-018" calcext:value-type="float">
            <text:p>7.54E-18</text:p>
          </table:table-cell>
          <table:table-cell office:value-type="float" office:value="3.92031E-018" calcext:value-type="float">
            <text:p>3.92E-18</text:p>
          </table:table-cell>
          <table:table-cell office:value-type="float" office:value="1.82292E-022" calcext:value-type="float">
            <text:p>1.82E-22</text:p>
          </table:table-cell>
          <table:table-cell office:value-type="float" office:value="0" calcext:value-type="float">
            <text:p>0</text:p>
          </table:table-cell>
          <table:table-cell office:value-type="float" office:value="1.05902E-018" calcext:value-type="float">
            <text:p>1.06E-18</text:p>
          </table:table-cell>
          <table:table-cell office:value-type="float" office:value="4.89202E-018" calcext:value-type="float">
            <text:p>4.89E-18</text:p>
          </table:table-cell>
          <table:table-cell office:value-type="float" office:value="2.72858E-018" calcext:value-type="float">
            <text:p>2.73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37:.K37])" office:value-type="float" office:value="3.94628E-016" calcext:value-type="float">
            <text:p>3.95E-16</text:p>
          </table:table-cell>
          <table:table-cell table:formula="of:=SUM([.L37:.R37])" office:value-type="float" office:value="1.5934755E-016" calcext:value-type="float">
            <text:p>1.59E-16</text:p>
          </table:table-cell>
          <table:table-cell table:formula="of:=SUM([.S37:.AF37])" office:value-type="float" office:value="3.6170942292E-017" calcext:value-type="float">
            <text:p>3.62E-1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20.5714" calcext:value-type="float">
            <text:p>20.5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5.4286" calcext:value-type="float">
            <text:p>15.4286</text:p>
          </table:table-cell>
          <table:table-cell office:value-type="float" office:value="3.11677E-016" calcext:value-type="float">
            <text:p>3.12E-16</text:p>
          </table:table-cell>
          <table:table-cell office:value-type="float" office:value="1.4213E-016" calcext:value-type="float">
            <text:p>1.42E-16</text:p>
          </table:table-cell>
          <table:table-cell office:value-type="float" office:value="5.5327E-017" calcext:value-type="float">
            <text:p>5.53E-17</text:p>
          </table:table-cell>
          <table:table-cell office:value-type="float" office:value="3.44461E-017" calcext:value-type="float">
            <text:p>3.44E-17</text:p>
          </table:table-cell>
          <table:table-cell office:value-type="float" office:value="2.23427E-017" calcext:value-type="float">
            <text:p>2.23E-17</text:p>
          </table:table-cell>
          <table:table-cell office:value-type="float" office:value="1.66976E-017" calcext:value-type="float">
            <text:p>1.67E-17</text:p>
          </table:table-cell>
          <table:table-cell office:value-type="float" office:value="9.25728E-018" calcext:value-type="float">
            <text:p>9.26E-18</text:p>
          </table:table-cell>
          <table:table-cell office:value-type="float" office:value="8.76305E-018" calcext:value-type="float">
            <text:p>8.76E-18</text:p>
          </table:table-cell>
          <table:table-cell office:value-type="float" office:value="6.69805E-018" calcext:value-type="float">
            <text:p>6.70E-18</text:p>
          </table:table-cell>
          <table:table-cell office:value-type="float" office:value="4.80303E-018" calcext:value-type="float">
            <text:p>4.80E-18</text:p>
          </table:table-cell>
          <table:table-cell office:value-type="float" office:value="5.60169E-018" calcext:value-type="float">
            <text:p>5.60E-18</text:p>
          </table:table-cell>
          <table:table-cell office:value-type="float" office:value="5.13919E-018" calcext:value-type="float">
            <text:p>5.14E-18</text:p>
          </table:table-cell>
          <table:table-cell office:value-type="float" office:value="7.89526E-018" calcext:value-type="float">
            <text:p>7.90E-18</text:p>
          </table:table-cell>
          <table:table-cell office:value-type="float" office:value="3.71615E-022" calcext:value-type="float">
            <text:p>3.72E-22</text:p>
          </table:table-cell>
          <table:table-cell office:value-type="float" office:value="0" calcext:value-type="float">
            <text:p>0</text:p>
          </table:table-cell>
          <table:table-cell office:value-type="float" office:value="2.34328E-018" calcext:value-type="float">
            <text:p>2.34E-18</text:p>
          </table:table-cell>
          <table:table-cell office:value-type="float" office:value="4.88786E-018" calcext:value-type="float">
            <text:p>4.89E-18</text:p>
          </table:table-cell>
          <table:table-cell office:value-type="float" office:value="2.66834E-018" calcext:value-type="float">
            <text:p>2.67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38:.K38])" office:value-type="float" office:value="4.53807E-016" calcext:value-type="float">
            <text:p>4.54E-16</text:p>
          </table:table-cell>
          <table:table-cell table:formula="of:=SUM([.L38:.R38])" office:value-type="float" office:value="1.5353178E-016" calcext:value-type="float">
            <text:p>1.54E-16</text:p>
          </table:table-cell>
          <table:table-cell table:formula="of:=SUM([.S38:.AF38])" office:value-type="float" office:value="3.3339021615E-017" calcext:value-type="float">
            <text:p>3.33E-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.5714" calcext:value-type="float">
            <text:p>20.5714</text:p>
          </table:table-cell>
          <table:table-cell office:value-type="float" office:value="30.8571" calcext:value-type="float">
            <text:p>30.8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5.7143" calcext:value-type="float">
            <text:p>25.7143</text:p>
          </table:table-cell>
          <table:table-cell office:value-type="float" office:value="1.98459E-016" calcext:value-type="float">
            <text:p>1.98E-16</text:p>
          </table:table-cell>
          <table:table-cell office:value-type="float" office:value="1.46697E-016" calcext:value-type="float">
            <text:p>1.47E-16</text:p>
          </table:table-cell>
          <table:table-cell office:value-type="float" office:value="5.51662E-017" calcext:value-type="float">
            <text:p>5.52E-17</text:p>
          </table:table-cell>
          <table:table-cell office:value-type="float" office:value="3.42891E-017" calcext:value-type="float">
            <text:p>3.43E-17</text:p>
          </table:table-cell>
          <table:table-cell office:value-type="float" office:value="2.22408E-017" calcext:value-type="float">
            <text:p>2.22E-17</text:p>
          </table:table-cell>
          <table:table-cell office:value-type="float" office:value="1.68349E-017" calcext:value-type="float">
            <text:p>1.68E-17</text:p>
          </table:table-cell>
          <table:table-cell office:value-type="float" office:value="9.83862E-018" calcext:value-type="float">
            <text:p>9.84E-18</text:p>
          </table:table-cell>
          <table:table-cell office:value-type="float" office:value="1.30803E-017" calcext:value-type="float">
            <text:p>1.31E-17</text:p>
          </table:table-cell>
          <table:table-cell office:value-type="float" office:value="7.31579E-018" calcext:value-type="float">
            <text:p>7.32E-18</text:p>
          </table:table-cell>
          <table:table-cell office:value-type="float" office:value="6.19248E-018" calcext:value-type="float">
            <text:p>6.19E-18</text:p>
          </table:table-cell>
          <table:table-cell office:value-type="float" office:value="8.21756E-018" calcext:value-type="float">
            <text:p>8.22E-18</text:p>
          </table:table-cell>
          <table:table-cell office:value-type="float" office:value="1.14326E-017" calcext:value-type="float">
            <text:p>1.14E-17</text:p>
          </table:table-cell>
          <table:table-cell office:value-type="float" office:value="1.24538E-017" calcext:value-type="float">
            <text:p>1.25E-17</text:p>
          </table:table-cell>
          <table:table-cell office:value-type="float" office:value="1.63515E-019" calcext:value-type="float">
            <text:p>1.64E-19</text:p>
          </table:table-cell>
          <table:table-cell office:value-type="float" office:value="0" calcext:value-type="float">
            <text:p>0</text:p>
          </table:table-cell>
          <table:table-cell office:value-type="float" office:value="2.68926E-018" calcext:value-type="float">
            <text:p>2.69E-18</text:p>
          </table:table-cell>
          <table:table-cell office:value-type="float" office:value="5.26485E-018" calcext:value-type="float">
            <text:p>5.26E-18</text:p>
          </table:table-cell>
          <table:table-cell office:value-type="float" office:value="2.47001E-018" calcext:value-type="float">
            <text:p>2.47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39:.K39])" office:value-type="float" office:value="3.45156E-016" calcext:value-type="float">
            <text:p>3.45E-16</text:p>
          </table:table-cell>
          <table:table-cell table:formula="of:=SUM([.L39:.R39])" office:value-type="float" office:value="1.5876571E-016" calcext:value-type="float">
            <text:p>1.59E-16</text:p>
          </table:table-cell>
          <table:table-cell table:formula="of:=SUM([.S39:.AF39])" office:value-type="float" office:value="4.8884075E-017" calcext:value-type="float">
            <text:p>4.89E-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.8571" calcext:value-type="float">
            <text:p>30.8571</text:p>
          </table:table-cell>
          <table:table-cell office:value-type="float" office:value="41.1429" calcext:value-type="float">
            <text:p>41.1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6" calcext:value-type="float">
            <text:p>36</text:p>
          </table:table-cell>
          <table:table-cell office:value-type="float" office:value="1.97754E-016" calcext:value-type="float">
            <text:p>1.98E-16</text:p>
          </table:table-cell>
          <table:table-cell office:value-type="float" office:value="1.29396E-016" calcext:value-type="float">
            <text:p>1.29E-16</text:p>
          </table:table-cell>
          <table:table-cell office:value-type="float" office:value="8.19706E-017" calcext:value-type="float">
            <text:p>8.20E-17</text:p>
          </table:table-cell>
          <table:table-cell office:value-type="float" office:value="3.4148E-017" calcext:value-type="float">
            <text:p>3.41E-17</text:p>
          </table:table-cell>
          <table:table-cell office:value-type="float" office:value="2.22207E-017" calcext:value-type="float">
            <text:p>2.22E-17</text:p>
          </table:table-cell>
          <table:table-cell office:value-type="float" office:value="1.78186E-017" calcext:value-type="float">
            <text:p>1.78E-17</text:p>
          </table:table-cell>
          <table:table-cell office:value-type="float" office:value="9.80769E-018" calcext:value-type="float">
            <text:p>9.81E-18</text:p>
          </table:table-cell>
          <table:table-cell office:value-type="float" office:value="8.97008E-018" calcext:value-type="float">
            <text:p>8.97E-18</text:p>
          </table:table-cell>
          <table:table-cell office:value-type="float" office:value="1.13002E-017" calcext:value-type="float">
            <text:p>1.13E-17</text:p>
          </table:table-cell>
          <table:table-cell office:value-type="float" office:value="5.28006E-018" calcext:value-type="float">
            <text:p>5.28E-18</text:p>
          </table:table-cell>
          <table:table-cell office:value-type="float" office:value="1.11535E-017" calcext:value-type="float">
            <text:p>1.12E-17</text:p>
          </table:table-cell>
          <table:table-cell office:value-type="float" office:value="1.10912E-017" calcext:value-type="float">
            <text:p>1.11E-17</text:p>
          </table:table-cell>
          <table:table-cell office:value-type="float" office:value="1.98128E-017" calcext:value-type="float">
            <text:p>1.98E-17</text:p>
          </table:table-cell>
          <table:table-cell office:value-type="float" office:value="2.04104E-019" calcext:value-type="float">
            <text:p>2.04E-19</text:p>
          </table:table-cell>
          <table:table-cell office:value-type="float" office:value="0" calcext:value-type="float">
            <text:p>0</text:p>
          </table:table-cell>
          <table:table-cell office:value-type="float" office:value="1.41165E-017" calcext:value-type="float">
            <text:p>1.41E-17</text:p>
          </table:table-cell>
          <table:table-cell office:value-type="float" office:value="5.27516E-018" calcext:value-type="float">
            <text:p>5.28E-18</text:p>
          </table:table-cell>
          <table:table-cell office:value-type="float" office:value="1.93184E-018" calcext:value-type="float">
            <text:p>1.93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0:.K40])" office:value-type="float" office:value="3.2715E-016" calcext:value-type="float">
            <text:p>3.27E-16</text:p>
          </table:table-cell>
          <table:table-cell table:formula="of:=SUM([.L40:.R40])" office:value-type="float" office:value="1.8623587E-016" calcext:value-type="float">
            <text:p>1.86E-16</text:p>
          </table:table-cell>
          <table:table-cell table:formula="of:=SUM([.S40:.AF40])" office:value-type="float" office:value="6.8865164E-017" calcext:value-type="float">
            <text:p>6.89E-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1.1429" calcext:value-type="float">
            <text:p>41.1429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46.2857" calcext:value-type="float">
            <text:p>46.2857</text:p>
          </table:table-cell>
          <table:table-cell office:value-type="float" office:value="1.97132E-016" calcext:value-type="float">
            <text:p>1.97E-16</text:p>
          </table:table-cell>
          <table:table-cell office:value-type="float" office:value="1.03646E-016" calcext:value-type="float">
            <text:p>1.04E-16</text:p>
          </table:table-cell>
          <table:table-cell office:value-type="float" office:value="8.19115E-017" calcext:value-type="float">
            <text:p>8.19E-17</text:p>
          </table:table-cell>
          <table:table-cell office:value-type="float" office:value="4.81192E-017" calcext:value-type="float">
            <text:p>4.81E-17</text:p>
          </table:table-cell>
          <table:table-cell office:value-type="float" office:value="2.36337E-017" calcext:value-type="float">
            <text:p>2.36E-17</text:p>
          </table:table-cell>
          <table:table-cell office:value-type="float" office:value="1.77755E-017" calcext:value-type="float">
            <text:p>1.78E-17</text:p>
          </table:table-cell>
          <table:table-cell office:value-type="float" office:value="9.76952E-018" calcext:value-type="float">
            <text:p>9.77E-18</text:p>
          </table:table-cell>
          <table:table-cell office:value-type="float" office:value="9.25852E-018" calcext:value-type="float">
            <text:p>9.26E-18</text:p>
          </table:table-cell>
          <table:table-cell office:value-type="float" office:value="1.13568E-017" calcext:value-type="float">
            <text:p>1.14E-17</text:p>
          </table:table-cell>
          <table:table-cell office:value-type="float" office:value="9.56796E-018" calcext:value-type="float">
            <text:p>9.57E-18</text:p>
          </table:table-cell>
          <table:table-cell office:value-type="float" office:value="8.70095E-018" calcext:value-type="float">
            <text:p>8.70E-18</text:p>
          </table:table-cell>
          <table:table-cell office:value-type="float" office:value="1.48845E-017" calcext:value-type="float">
            <text:p>1.49E-17</text:p>
          </table:table-cell>
          <table:table-cell office:value-type="float" office:value="1.55639E-017" calcext:value-type="float">
            <text:p>1.56E-17</text:p>
          </table:table-cell>
          <table:table-cell office:value-type="float" office:value="2.00981E-017" calcext:value-type="float">
            <text:p>2.01E-17</text:p>
          </table:table-cell>
          <table:table-cell table:style-name="ce1" office:value-type="float" office:value="8.1418E-018" calcext:value-type="float">
            <text:p>8.14E-18</text:p>
          </table:table-cell>
          <table:table-cell office:value-type="float" office:value="1.04156E-017" calcext:value-type="float">
            <text:p>1.04E-17</text:p>
          </table:table-cell>
          <table:table-cell office:value-type="float" office:value="5.29141E-018" calcext:value-type="float">
            <text:p>5.29E-18</text:p>
          </table:table-cell>
          <table:table-cell office:value-type="float" office:value="1.93529E-018" calcext:value-type="float">
            <text:p>1.94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1:.K41])" office:value-type="float" office:value="3.00778E-016" calcext:value-type="float">
            <text:p>3.01E-16</text:p>
          </table:table-cell>
          <table:table-cell table:formula="of:=SUM([.L41:.R41])" office:value-type="float" office:value="2.0182474E-016" calcext:value-type="float">
            <text:p>2.02E-16</text:p>
          </table:table-cell>
          <table:table-cell table:formula="of:=SUM([.S41:.AF41])" office:value-type="float" office:value="9.459951E-017" calcext:value-type="float">
            <text:p>9.46E-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61.7143" calcext:value-type="float">
            <text:p>61.7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56.5714" calcext:value-type="float">
            <text:p>56.5714</text:p>
          </table:table-cell>
          <table:table-cell office:value-type="float" office:value="1.96539E-016" calcext:value-type="float">
            <text:p>1.97E-16</text:p>
          </table:table-cell>
          <table:table-cell office:value-type="float" office:value="1.0336E-016" calcext:value-type="float">
            <text:p>1.03E-16</text:p>
          </table:table-cell>
          <table:table-cell office:value-type="float" office:value="5.43503E-017" calcext:value-type="float">
            <text:p>5.44E-17</text:p>
          </table:table-cell>
          <table:table-cell office:value-type="float" office:value="5.43535E-017" calcext:value-type="float">
            <text:p>5.44E-17</text:p>
          </table:table-cell>
          <table:table-cell office:value-type="float" office:value="2.56866E-017" calcext:value-type="float">
            <text:p>2.57E-17</text:p>
          </table:table-cell>
          <table:table-cell office:value-type="float" office:value="1.77282E-017" calcext:value-type="float">
            <text:p>1.77E-17</text:p>
          </table:table-cell>
          <table:table-cell office:value-type="float" office:value="9.82829E-018" calcext:value-type="float">
            <text:p>9.83E-18</text:p>
          </table:table-cell>
          <table:table-cell office:value-type="float" office:value="9.61321E-018" calcext:value-type="float">
            <text:p>9.61E-18</text:p>
          </table:table-cell>
          <table:table-cell office:value-type="float" office:value="7.95179E-018" calcext:value-type="float">
            <text:p>7.95E-18</text:p>
          </table:table-cell>
          <table:table-cell office:value-type="float" office:value="7.14738E-018" calcext:value-type="float">
            <text:p>7.15E-18</text:p>
          </table:table-cell>
          <table:table-cell office:value-type="float" office:value="1.57649E-017" calcext:value-type="float">
            <text:p>1.58E-17</text:p>
          </table:table-cell>
          <table:table-cell office:value-type="float" office:value="1.08489E-017" calcext:value-type="float">
            <text:p>1.08E-17</text:p>
          </table:table-cell>
          <table:table-cell office:value-type="float" office:value="1.28898E-017" calcext:value-type="float">
            <text:p>1.29E-17</text:p>
          </table:table-cell>
          <table:table-cell office:value-type="float" office:value="9.82154E-018" calcext:value-type="float">
            <text:p>9.82E-18</text:p>
          </table:table-cell>
          <table:table-cell table:style-name="ce1" office:value-type="float" office:value="4.05645E-018" calcext:value-type="float">
            <text:p>4.06E-18</text:p>
          </table:table-cell>
          <table:table-cell office:value-type="float" office:value="9.79844E-018" calcext:value-type="float">
            <text:p>9.80E-18</text:p>
          </table:table-cell>
          <table:table-cell office:value-type="float" office:value="5.31643E-018" calcext:value-type="float">
            <text:p>5.32E-18</text:p>
          </table:table-cell>
          <table:table-cell office:value-type="float" office:value="2.29949E-018" calcext:value-type="float">
            <text:p>2.30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2:.K42])" office:value-type="float" office:value="2.99899E-016" calcext:value-type="float">
            <text:p>3.00E-16</text:p>
          </table:table-cell>
          <table:table-cell table:formula="of:=SUM([.L42:.R42])" office:value-type="float" office:value="1.7951189E-016" calcext:value-type="float">
            <text:p>1.80E-16</text:p>
          </table:table-cell>
          <table:table-cell table:formula="of:=SUM([.S42:.AF42])" office:value-type="float" office:value="7.794333E-017" calcext:value-type="float">
            <text:p>7.79E-1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1.7143" calcext:value-type="float">
            <text:p>61.7143</text:p>
          </table:table-cell>
          <table:table-cell office:value-type="float" office:value="72" calcext:value-type="float">
            <text:p>72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66.8571" calcext:value-type="float">
            <text:p>66.8571</text:p>
          </table:table-cell>
          <table:table-cell office:value-type="float" office:value="1.95907E-016" calcext:value-type="float">
            <text:p>1.96E-16</text:p>
          </table:table-cell>
          <table:table-cell office:value-type="float" office:value="1.03038E-016" calcext:value-type="float">
            <text:p>1.03E-16</text:p>
          </table:table-cell>
          <table:table-cell office:value-type="float" office:value="5.41763E-017" calcext:value-type="float">
            <text:p>5.42E-17</text:p>
          </table:table-cell>
          <table:table-cell office:value-type="float" office:value="3.52483E-017" calcext:value-type="float">
            <text:p>3.52E-17</text:p>
          </table:table-cell>
          <table:table-cell office:value-type="float" office:value="4.50778E-017" calcext:value-type="float">
            <text:p>4.51E-17</text:p>
          </table:table-cell>
          <table:table-cell office:value-type="float" office:value="3.23995E-017" calcext:value-type="float">
            <text:p>3.24E-17</text:p>
          </table:table-cell>
          <table:table-cell office:value-type="float" office:value="1.03982E-017" calcext:value-type="float">
            <text:p>1.04E-17</text:p>
          </table:table-cell>
          <table:table-cell office:value-type="float" office:value="9.59236E-018" calcext:value-type="float">
            <text:p>9.59E-18</text:p>
          </table:table-cell>
          <table:table-cell office:value-type="float" office:value="8.24246E-018" calcext:value-type="float">
            <text:p>8.24E-18</text:p>
          </table:table-cell>
          <table:table-cell office:value-type="float" office:value="6.09345E-018" calcext:value-type="float">
            <text:p>6.09E-18</text:p>
          </table:table-cell>
          <table:table-cell office:value-type="float" office:value="8.2904E-018" calcext:value-type="float">
            <text:p>8.29E-18</text:p>
          </table:table-cell>
          <table:table-cell office:value-type="float" office:value="1.57606E-017" calcext:value-type="float">
            <text:p>1.58E-17</text:p>
          </table:table-cell>
          <table:table-cell office:value-type="float" office:value="1.94555E-017" calcext:value-type="float">
            <text:p>1.95E-17</text:p>
          </table:table-cell>
          <table:table-cell office:value-type="float" office:value="3.89123E-018" calcext:value-type="float">
            <text:p>3.89E-18</text:p>
          </table:table-cell>
          <table:table-cell table:style-name="ce1" office:value-type="float" office:value="1.61235E-018" calcext:value-type="float">
            <text:p>1.61E-18</text:p>
          </table:table-cell>
          <table:table-cell office:value-type="float" office:value="1.05719E-017" calcext:value-type="float">
            <text:p>1.06E-17</text:p>
          </table:table-cell>
          <table:table-cell office:value-type="float" office:value="5.76674E-018" calcext:value-type="float">
            <text:p>5.77E-18</text:p>
          </table:table-cell>
          <table:table-cell office:value-type="float" office:value="1.79776E-018" calcext:value-type="float">
            <text:p>1.80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3:.K43])" office:value-type="float" office:value="2.98945E-016" calcext:value-type="float">
            <text:p>2.99E-16</text:p>
          </table:table-cell>
          <table:table-cell table:formula="of:=SUM([.L43:.R43])" office:value-type="float" office:value="1.9513492E-016" calcext:value-type="float">
            <text:p>1.95E-16</text:p>
          </table:table-cell>
          <table:table-cell table:formula="of:=SUM([.S43:.AF43])" office:value-type="float" office:value="7.323993E-017" calcext:value-type="float">
            <text:p>7.32E-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2.2857" calcext:value-type="float">
            <text:p>82.2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77.1429" calcext:value-type="float">
            <text:p>77.1429</text:p>
          </table:table-cell>
          <table:table-cell office:value-type="float" office:value="1.95171E-016" calcext:value-type="float">
            <text:p>1.95E-16</text:p>
          </table:table-cell>
          <table:table-cell office:value-type="float" office:value="1.02674E-016" calcext:value-type="float">
            <text:p>1.03E-16</text:p>
          </table:table-cell>
          <table:table-cell office:value-type="float" office:value="5.3995E-017" calcext:value-type="float">
            <text:p>5.40E-17</text:p>
          </table:table-cell>
          <table:table-cell office:value-type="float" office:value="3.51281E-017" calcext:value-type="float">
            <text:p>3.51E-17</text:p>
          </table:table-cell>
          <table:table-cell office:value-type="float" office:value="2.34817E-017" calcext:value-type="float">
            <text:p>2.35E-17</text:p>
          </table:table-cell>
          <table:table-cell office:value-type="float" office:value="2.0439E-017" calcext:value-type="float">
            <text:p>2.04E-17</text:p>
          </table:table-cell>
          <table:table-cell office:value-type="float" office:value="2.01286E-017" calcext:value-type="float">
            <text:p>2.01E-17</text:p>
          </table:table-cell>
          <table:table-cell office:value-type="float" office:value="1.90803E-017" calcext:value-type="float">
            <text:p>1.91E-17</text:p>
          </table:table-cell>
          <table:table-cell office:value-type="float" office:value="1.63914E-017" calcext:value-type="float">
            <text:p>1.64E-17</text:p>
          </table:table-cell>
          <table:table-cell office:value-type="float" office:value="1.06258E-017" calcext:value-type="float">
            <text:p>1.06E-17</text:p>
          </table:table-cell>
          <table:table-cell office:value-type="float" office:value="8.2872E-018" calcext:value-type="float">
            <text:p>8.29E-18</text:p>
          </table:table-cell>
          <table:table-cell office:value-type="float" office:value="9.13933E-018" calcext:value-type="float">
            <text:p>9.14E-18</text:p>
          </table:table-cell>
          <table:table-cell office:value-type="float" office:value="9.98028E-018" calcext:value-type="float">
            <text:p>9.98E-18</text:p>
          </table:table-cell>
          <table:table-cell office:value-type="float" office:value="5.7733E-018" calcext:value-type="float">
            <text:p>5.77E-18</text:p>
          </table:table-cell>
          <table:table-cell table:style-name="ce1" office:value-type="float" office:value="2.29094E-018" calcext:value-type="float">
            <text:p>2.29E-18</text:p>
          </table:table-cell>
          <table:table-cell office:value-type="float" office:value="5.36538E-018" calcext:value-type="float">
            <text:p>5.37E-18</text:p>
          </table:table-cell>
          <table:table-cell office:value-type="float" office:value="1.16262E-017" calcext:value-type="float">
            <text:p>1.16E-17</text:p>
          </table:table-cell>
          <table:table-cell office:value-type="float" office:value="1.8015E-018" calcext:value-type="float">
            <text:p>1.80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4:.K44])" office:value-type="float" office:value="2.97845E-016" calcext:value-type="float">
            <text:p>2.98E-16</text:p>
          </table:table-cell>
          <table:table-cell table:formula="of:=SUM([.L44:.R44])" office:value-type="float" office:value="1.886441E-016" calcext:value-type="float">
            <text:p>1.89E-16</text:p>
          </table:table-cell>
          <table:table-cell table:formula="of:=SUM([.S44:.AF44])" office:value-type="float" office:value="6.488993E-017" calcext:value-type="float">
            <text:p>6.49E-1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2.2857" calcext:value-type="float">
            <text:p>82.2857</text:p>
          </table:table-cell>
          <table:table-cell office:value-type="float" office:value="92.5714" calcext:value-type="float">
            <text:p>92.5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87.4286" calcext:value-type="float">
            <text:p>87.4286</text:p>
          </table:table-cell>
          <table:table-cell office:value-type="float" office:value="1.94329E-016" calcext:value-type="float">
            <text:p>1.94E-16</text:p>
          </table:table-cell>
          <table:table-cell office:value-type="float" office:value="1.02248E-016" calcext:value-type="float">
            <text:p>1.02E-16</text:p>
          </table:table-cell>
          <table:table-cell office:value-type="float" office:value="5.37743E-017" calcext:value-type="float">
            <text:p>5.38E-17</text:p>
          </table:table-cell>
          <table:table-cell office:value-type="float" office:value="3.49818E-017" calcext:value-type="float">
            <text:p>3.50E-17</text:p>
          </table:table-cell>
          <table:table-cell office:value-type="float" office:value="2.3383E-017" calcext:value-type="float">
            <text:p>2.34E-17</text:p>
          </table:table-cell>
          <table:table-cell office:value-type="float" office:value="1.74788E-017" calcext:value-type="float">
            <text:p>1.75E-17</text:p>
          </table:table-cell>
          <table:table-cell office:value-type="float" office:value="1.00946E-017" calcext:value-type="float">
            <text:p>1.01E-17</text:p>
          </table:table-cell>
          <table:table-cell office:value-type="float" office:value="9.48067E-018" calcext:value-type="float">
            <text:p>9.48E-18</text:p>
          </table:table-cell>
          <table:table-cell office:value-type="float" office:value="8.14286E-018" calcext:value-type="float">
            <text:p>8.14E-18</text:p>
          </table:table-cell>
          <table:table-cell office:value-type="float" office:value="7.78002E-018" calcext:value-type="float">
            <text:p>7.78E-18</text:p>
          </table:table-cell>
          <table:table-cell office:value-type="float" office:value="1.72237E-017" calcext:value-type="float">
            <text:p>1.72E-17</text:p>
          </table:table-cell>
          <table:table-cell office:value-type="float" office:value="1.97064E-017" calcext:value-type="float">
            <text:p>1.97E-17</text:p>
          </table:table-cell>
          <table:table-cell office:value-type="float" office:value="2.20515E-017" calcext:value-type="float">
            <text:p>2.21E-17</text:p>
          </table:table-cell>
          <table:table-cell office:value-type="float" office:value="3.6152E-018" calcext:value-type="float">
            <text:p>3.62E-18</text:p>
          </table:table-cell>
          <table:table-cell table:style-name="ce1" office:value-type="float" office:value="1.43437E-018" calcext:value-type="float">
            <text:p>1.43E-18</text:p>
          </table:table-cell>
          <table:table-cell office:value-type="float" office:value="1.17794E-017" calcext:value-type="float">
            <text:p>1.18E-17</text:p>
          </table:table-cell>
          <table:table-cell office:value-type="float" office:value="5.86171E-018" calcext:value-type="float">
            <text:p>5.86E-18</text:p>
          </table:table-cell>
          <table:table-cell office:value-type="float" office:value="2.30999E-018" calcext:value-type="float">
            <text:p>2.31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5:.K45])" office:value-type="float" office:value="2.96577E-016" calcext:value-type="float">
            <text:p>2.97E-16</text:p>
          </table:table-cell>
          <table:table-cell table:formula="of:=SUM([.L45:.R45])" office:value-type="float" office:value="1.5733603E-016" calcext:value-type="float">
            <text:p>1.57E-16</text:p>
          </table:table-cell>
          <table:table-cell table:formula="of:=SUM([.S45:.AF45])" office:value-type="float" office:value="9.176229E-017" calcext:value-type="float">
            <text:p>9.18E-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2.5714" calcext:value-type="float">
            <text:p>92.5714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97.7143" calcext:value-type="float">
            <text:p>97.7143</text:p>
          </table:table-cell>
          <table:table-cell office:value-type="float" office:value="1.93426E-016" calcext:value-type="float">
            <text:p>1.93E-16</text:p>
          </table:table-cell>
          <table:table-cell office:value-type="float" office:value="1.01754E-016" calcext:value-type="float">
            <text:p>1.02E-16</text:p>
          </table:table-cell>
          <table:table-cell office:value-type="float" office:value="5.35117E-017" calcext:value-type="float">
            <text:p>5.35E-17</text:p>
          </table:table-cell>
          <table:table-cell office:value-type="float" office:value="3.48102E-017" calcext:value-type="float">
            <text:p>3.48E-17</text:p>
          </table:table-cell>
          <table:table-cell office:value-type="float" office:value="2.32674E-017" calcext:value-type="float">
            <text:p>2.33E-17</text:p>
          </table:table-cell>
          <table:table-cell office:value-type="float" office:value="1.73928E-017" calcext:value-type="float">
            <text:p>1.74E-17</text:p>
          </table:table-cell>
          <table:table-cell office:value-type="float" office:value="1.00443E-017" calcext:value-type="float">
            <text:p>1.00E-17</text:p>
          </table:table-cell>
          <table:table-cell office:value-type="float" office:value="9.43367E-018" calcext:value-type="float">
            <text:p>9.43E-18</text:p>
          </table:table-cell>
          <table:table-cell office:value-type="float" office:value="8.10288E-018" calcext:value-type="float">
            <text:p>8.10E-18</text:p>
          </table:table-cell>
          <table:table-cell office:value-type="float" office:value="6.12388E-018" calcext:value-type="float">
            <text:p>6.12E-18</text:p>
          </table:table-cell>
          <table:table-cell office:value-type="float" office:value="8.22637E-018" calcext:value-type="float">
            <text:p>8.23E-18</text:p>
          </table:table-cell>
          <table:table-cell office:value-type="float" office:value="9.67281E-018" calcext:value-type="float">
            <text:p>9.67E-18</text:p>
          </table:table-cell>
          <table:table-cell office:value-type="float" office:value="9.65671E-018" calcext:value-type="float">
            <text:p>9.66E-18</text:p>
          </table:table-cell>
          <table:table-cell office:value-type="float" office:value="2.17993E-018" calcext:value-type="float">
            <text:p>2.18E-18</text:p>
          </table:table-cell>
          <table:table-cell table:style-name="ce1" office:value-type="float" office:value="8.97738E-019" calcext:value-type="float">
            <text:p>8.98E-19</text:p>
          </table:table-cell>
          <table:table-cell office:value-type="float" office:value="5.4025E-018" calcext:value-type="float">
            <text:p>5.40E-18</text:p>
          </table:table-cell>
          <table:table-cell office:value-type="float" office:value="5.8903E-018" calcext:value-type="float">
            <text:p>5.89E-18</text:p>
          </table:table-cell>
          <table:table-cell office:value-type="float" office:value="1.80358E-018" calcext:value-type="float">
            <text:p>1.80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6:.K46])" office:value-type="float" office:value="2.9518E-016" calcext:value-type="float">
            <text:p>2.95E-16</text:p>
          </table:table-cell>
          <table:table-cell table:formula="of:=SUM([.L46:.R46])" office:value-type="float" office:value="1.5656295E-016" calcext:value-type="float">
            <text:p>1.57E-16</text:p>
          </table:table-cell>
          <table:table-cell table:formula="of:=SUM([.S46:.AF46])" office:value-type="float" office:value="4.9853818E-017" calcext:value-type="float">
            <text:p>4.99E-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08" calcext:value-type="float">
            <text:p>108</text:p>
          </table:table-cell>
          <table:table-cell office:value-type="float" office:value="1.92513E-016" calcext:value-type="float">
            <text:p>1.93E-16</text:p>
          </table:table-cell>
          <table:table-cell office:value-type="float" office:value="1.01249E-016" calcext:value-type="float">
            <text:p>1.01E-16</text:p>
          </table:table-cell>
          <table:table-cell office:value-type="float" office:value="5.32383E-017" calcext:value-type="float">
            <text:p>5.32E-17</text:p>
          </table:table-cell>
          <table:table-cell office:value-type="float" office:value="3.46316E-017" calcext:value-type="float">
            <text:p>3.46E-17</text:p>
          </table:table-cell>
          <table:table-cell office:value-type="float" office:value="2.31485E-017" calcext:value-type="float">
            <text:p>2.31E-17</text:p>
          </table:table-cell>
          <table:table-cell office:value-type="float" office:value="1.73044E-017" calcext:value-type="float">
            <text:p>1.73E-17</text:p>
          </table:table-cell>
          <table:table-cell office:value-type="float" office:value="9.99385E-018" calcext:value-type="float">
            <text:p>9.99E-18</text:p>
          </table:table-cell>
          <table:table-cell office:value-type="float" office:value="9.38705E-018" calcext:value-type="float">
            <text:p>9.39E-18</text:p>
          </table:table-cell>
          <table:table-cell office:value-type="float" office:value="8.06403E-018" calcext:value-type="float">
            <text:p>8.06E-18</text:p>
          </table:table-cell>
          <table:table-cell office:value-type="float" office:value="7.41889E-018" calcext:value-type="float">
            <text:p>7.42E-18</text:p>
          </table:table-cell>
          <table:table-cell office:value-type="float" office:value="1.61622E-017" calcext:value-type="float">
            <text:p>1.62E-17</text:p>
          </table:table-cell>
          <table:table-cell office:value-type="float" office:value="1.79413E-017" calcext:value-type="float">
            <text:p>1.79E-17</text:p>
          </table:table-cell>
          <table:table-cell office:value-type="float" office:value="1.93888E-017" calcext:value-type="float">
            <text:p>1.94E-17</text:p>
          </table:table-cell>
          <table:table-cell office:value-type="float" office:value="6.10446E-018" calcext:value-type="float">
            <text:p>6.10E-18</text:p>
          </table:table-cell>
          <table:table-cell table:style-name="ce1" office:value-type="float" office:value="2.34706E-018" calcext:value-type="float">
            <text:p>2.35E-18</text:p>
          </table:table-cell>
          <table:table-cell office:value-type="float" office:value="1.06248E-017" calcext:value-type="float">
            <text:p>1.06E-17</text:p>
          </table:table-cell>
          <table:table-cell office:value-type="float" office:value="5.91625E-018" calcext:value-type="float">
            <text:p>5.92E-18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formula="of:=SUM([.J47:.K47])" office:value-type="float" office:value="2.93762E-016" calcext:value-type="float">
            <text:p>2.94E-16</text:p>
          </table:table-cell>
          <table:table-cell table:formula="of:=SUM([.L47:.R47])" office:value-type="float" office:value="1.5576773E-016" calcext:value-type="float">
            <text:p>1.56E-16</text:p>
          </table:table-cell>
          <table:table-cell table:formula="of:=SUM([.S47:.AF47])" office:value-type="float" office:value="8.590376E-017" calcext:value-type="float">
            <text:p>8.59E-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123.429" calcext:value-type="float">
            <text:p>123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18.286" calcext:value-type="float">
            <text:p>118.286</text:p>
          </table:table-cell>
          <table:table-cell office:value-type="float" office:value="1.91677E-016" calcext:value-type="float">
            <text:p>1.92E-16</text:p>
          </table:table-cell>
          <table:table-cell office:value-type="float" office:value="1.00793E-016" calcext:value-type="float">
            <text:p>1.01E-16</text:p>
          </table:table-cell>
          <table:table-cell office:value-type="float" office:value="5.30023E-017" calcext:value-type="float">
            <text:p>5.30E-17</text:p>
          </table:table-cell>
          <table:table-cell office:value-type="float" office:value="3.36704E-017" calcext:value-type="float">
            <text:p>3.37E-17</text:p>
          </table:table-cell>
          <table:table-cell office:value-type="float" office:value="2.30419E-017" calcext:value-type="float">
            <text:p>2.30E-17</text:p>
          </table:table-cell>
          <table:table-cell office:value-type="float" office:value="1.72289E-017" calcext:value-type="float">
            <text:p>1.72E-17</text:p>
          </table:table-cell>
          <table:table-cell office:value-type="float" office:value="9.94934E-018" calcext:value-type="float">
            <text:p>9.95E-18</text:p>
          </table:table-cell>
          <table:table-cell office:value-type="float" office:value="9.34504E-018" calcext:value-type="float">
            <text:p>9.35E-18</text:p>
          </table:table-cell>
          <table:table-cell office:value-type="float" office:value="1.55825E-017" calcext:value-type="float">
            <text:p>1.56E-17</text:p>
          </table:table-cell>
          <table:table-cell office:value-type="float" office:value="1.00413E-017" calcext:value-type="float">
            <text:p>1.00E-17</text:p>
          </table:table-cell>
          <table:table-cell office:value-type="float" office:value="7.90432E-018" calcext:value-type="float">
            <text:p>7.90E-18</text:p>
          </table:table-cell>
          <table:table-cell office:value-type="float" office:value="8.7066E-018" calcext:value-type="float">
            <text:p>8.71E-18</text:p>
          </table:table-cell>
          <table:table-cell office:value-type="float" office:value="1.83272E-017" calcext:value-type="float">
            <text:p>1.83E-17</text:p>
          </table:table-cell>
          <table:table-cell office:value-type="float" office:value="4.11628E-018" calcext:value-type="float">
            <text:p>4.12E-18</text:p>
          </table:table-cell>
          <table:table-cell table:style-name="ce1" office:value-type="float" office:value="2.32147E-018" calcext:value-type="float">
            <text:p>2.32E-18</text:p>
          </table:table-cell>
          <table:table-cell office:value-type="float" office:value="1.02589E-017" calcext:value-type="float">
            <text:p>1.03E-17</text:p>
          </table:table-cell>
          <table:table-cell office:value-type="float" office:value="5.94029E-018" calcext:value-type="float">
            <text:p>5.94E-18</text:p>
          </table:table-cell>
          <table:table-cell office:value-type="float" office:value="1.80144E-018" calcext:value-type="float">
            <text:p>1.80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8:.K48])" office:value-type="float" office:value="2.9247E-016" calcext:value-type="float">
            <text:p>2.92E-16</text:p>
          </table:table-cell>
          <table:table-cell table:formula="of:=SUM([.L48:.R48])" office:value-type="float" office:value="1.6182038E-016" calcext:value-type="float">
            <text:p>1.62E-16</text:p>
          </table:table-cell>
          <table:table-cell table:formula="of:=SUM([.S48:.AF48])" office:value-type="float" office:value="6.94178E-017" calcext:value-type="float">
            <text:p>6.94E-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3.429" calcext:value-type="float">
            <text:p>123.429</text:p>
          </table:table-cell>
          <table:table-cell office:value-type="float" office:value="133.714" calcext:value-type="float">
            <text:p>133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1.91014E-016" calcext:value-type="float">
            <text:p>1.91E-16</text:p>
          </table:table-cell>
          <table:table-cell office:value-type="float" office:value="1.00419E-016" calcext:value-type="float">
            <text:p>1.00E-16</text:p>
          </table:table-cell>
          <table:table-cell office:value-type="float" office:value="5.27987E-017" calcext:value-type="float">
            <text:p>5.28E-17</text:p>
          </table:table-cell>
          <table:table-cell office:value-type="float" office:value="3.28721E-017" calcext:value-type="float">
            <text:p>3.29E-17</text:p>
          </table:table-cell>
          <table:table-cell office:value-type="float" office:value="2.2815E-017" calcext:value-type="float">
            <text:p>2.28E-17</text:p>
          </table:table-cell>
          <table:table-cell office:value-type="float" office:value="1.71646E-017" calcext:value-type="float">
            <text:p>1.72E-17</text:p>
          </table:table-cell>
          <table:table-cell office:value-type="float" office:value="1.05418E-017" calcext:value-type="float">
            <text:p>1.05E-17</text:p>
          </table:table-cell>
          <table:table-cell office:value-type="float" office:value="1.80561E-017" calcext:value-type="float">
            <text:p>1.81E-17</text:p>
          </table:table-cell>
          <table:table-cell office:value-type="float" office:value="7.50623E-018" calcext:value-type="float">
            <text:p>7.51E-18</text:p>
          </table:table-cell>
          <table:table-cell office:value-type="float" office:value="5.39242E-018" calcext:value-type="float">
            <text:p>5.39E-18</text:p>
          </table:table-cell>
          <table:table-cell office:value-type="float" office:value="1.33262E-017" calcext:value-type="float">
            <text:p>1.33E-17</text:p>
          </table:table-cell>
          <table:table-cell office:value-type="float" office:value="1.55127E-017" calcext:value-type="float">
            <text:p>1.55E-17</text:p>
          </table:table-cell>
          <table:table-cell office:value-type="float" office:value="1.14223E-017" calcext:value-type="float">
            <text:p>1.14E-17</text:p>
          </table:table-cell>
          <table:table-cell office:value-type="float" office:value="1.22962E-017" calcext:value-type="float">
            <text:p>1.23E-17</text:p>
          </table:table-cell>
          <table:table-cell table:style-name="ce1" office:value-type="float" office:value="5.21306E-018" calcext:value-type="float">
            <text:p>5.21E-18</text:p>
          </table:table-cell>
          <table:table-cell office:value-type="float" office:value="1.05184E-017" calcext:value-type="float">
            <text:p>1.05E-17</text:p>
          </table:table-cell>
          <table:table-cell office:value-type="float" office:value="5.52076E-018" calcext:value-type="float">
            <text:p>5.52E-18</text:p>
          </table:table-cell>
          <table:table-cell office:value-type="float" office:value="2.30548E-018" calcext:value-type="float">
            <text:p>2.31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49:.K49])" office:value-type="float" office:value="2.91433E-016" calcext:value-type="float">
            <text:p>2.91E-16</text:p>
          </table:table-cell>
          <table:table-cell table:formula="of:=SUM([.L49:.R49])" office:value-type="float" office:value="1.6175453E-016" calcext:value-type="float">
            <text:p>1.62E-16</text:p>
          </table:table-cell>
          <table:table-cell table:formula="of:=SUM([.S49:.AF49])" office:value-type="float" office:value="8.150752E-017" calcext:value-type="float">
            <text:p>8.15E-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3.714" calcext:value-type="float">
            <text:p>133.714</text:p>
          </table:table-cell>
          <table:table-cell office:value-type="float" office:value="144" calcext:value-type="float">
            <text:p>14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38.857" calcext:value-type="float">
            <text:p>138.857</text:p>
          </table:table-cell>
          <table:table-cell office:value-type="float" office:value="1.90538E-016" calcext:value-type="float">
            <text:p>1.91E-16</text:p>
          </table:table-cell>
          <table:table-cell office:value-type="float" office:value="1.0015E-016" calcext:value-type="float">
            <text:p>1.00E-16</text:p>
          </table:table-cell>
          <table:table-cell office:value-type="float" office:value="5.26524E-017" calcext:value-type="float">
            <text:p>5.27E-17</text:p>
          </table:table-cell>
          <table:table-cell office:value-type="float" office:value="3.27797E-017" calcext:value-type="float">
            <text:p>3.28E-17</text:p>
          </table:table-cell>
          <table:table-cell office:value-type="float" office:value="2.27427E-017" calcext:value-type="float">
            <text:p>2.27E-17</text:p>
          </table:table-cell>
          <table:table-cell office:value-type="float" office:value="1.71101E-017" calcext:value-type="float">
            <text:p>1.71E-17</text:p>
          </table:table-cell>
          <table:table-cell office:value-type="float" office:value="1.44192E-017" calcext:value-type="float">
            <text:p>1.44E-17</text:p>
          </table:table-cell>
          <table:table-cell office:value-type="float" office:value="8.72338E-018" calcext:value-type="float">
            <text:p>8.72E-18</text:p>
          </table:table-cell>
          <table:table-cell office:value-type="float" office:value="7.34515E-018" calcext:value-type="float">
            <text:p>7.35E-18</text:p>
          </table:table-cell>
          <table:table-cell office:value-type="float" office:value="6.32415E-018" calcext:value-type="float">
            <text:p>6.32E-18</text:p>
          </table:table-cell>
          <table:table-cell office:value-type="float" office:value="7.2943E-018" calcext:value-type="float">
            <text:p>7.29E-18</text:p>
          </table:table-cell>
          <table:table-cell office:value-type="float" office:value="1.11851E-017" calcext:value-type="float">
            <text:p>1.12E-17</text:p>
          </table:table-cell>
          <table:table-cell office:value-type="float" office:value="1.35062E-017" calcext:value-type="float">
            <text:p>1.35E-17</text:p>
          </table:table-cell>
          <table:table-cell office:value-type="float" office:value="1.44981E-017" calcext:value-type="float">
            <text:p>1.45E-17</text:p>
          </table:table-cell>
          <table:table-cell table:style-name="ce1" office:value-type="float" office:value="5.63037E-018" calcext:value-type="float">
            <text:p>5.63E-18</text:p>
          </table:table-cell>
          <table:table-cell office:value-type="float" office:value="1.37564E-017" calcext:value-type="float">
            <text:p>1.38E-17</text:p>
          </table:table-cell>
          <table:table-cell office:value-type="float" office:value="1.10959E-017" calcext:value-type="float">
            <text:p>1.11E-17</text:p>
          </table:table-cell>
          <table:table-cell office:value-type="float" office:value="1.94086E-018" calcext:value-type="float">
            <text:p>1.94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50:.K50])" office:value-type="float" office:value="2.90688E-016" calcext:value-type="float">
            <text:p>2.91E-16</text:p>
          </table:table-cell>
          <table:table-cell table:formula="of:=SUM([.L50:.R50])" office:value-type="float" office:value="1.5577263E-016" calcext:value-type="float">
            <text:p>1.56E-16</text:p>
          </table:table-cell>
          <table:table-cell table:formula="of:=SUM([.S50:.AF50])" office:value-type="float" office:value="8.523138E-017" calcext:value-type="float">
            <text:p>8.52E-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49.143" calcext:value-type="float">
            <text:p>149.143</text:p>
          </table:table-cell>
          <table:table-cell office:value-type="float" office:value="1.90211E-016" calcext:value-type="float">
            <text:p>1.90E-16</text:p>
          </table:table-cell>
          <table:table-cell office:value-type="float" office:value="9.99868E-017" calcext:value-type="float">
            <text:p>1.00E-16</text:p>
          </table:table-cell>
          <table:table-cell office:value-type="float" office:value="5.25729E-017" calcext:value-type="float">
            <text:p>5.26E-17</text:p>
          </table:table-cell>
          <table:table-cell office:value-type="float" office:value="3.27314E-017" calcext:value-type="float">
            <text:p>3.27E-17</text:p>
          </table:table-cell>
          <table:table-cell office:value-type="float" office:value="2.13002E-017" calcext:value-type="float">
            <text:p>2.13E-17</text:p>
          </table:table-cell>
          <table:table-cell office:value-type="float" office:value="1.98539E-017" calcext:value-type="float">
            <text:p>1.99E-17</text:p>
          </table:table-cell>
          <table:table-cell office:value-type="float" office:value="1.25225E-017" calcext:value-type="float">
            <text:p>1.25E-17</text:p>
          </table:table-cell>
          <table:table-cell office:value-type="float" office:value="8.57917E-018" calcext:value-type="float">
            <text:p>8.58E-18</text:p>
          </table:table-cell>
          <table:table-cell office:value-type="float" office:value="7.06618E-018" calcext:value-type="float">
            <text:p>7.07E-18</text:p>
          </table:table-cell>
          <table:table-cell office:value-type="float" office:value="8.08676E-018" calcext:value-type="float">
            <text:p>8.09E-18</text:p>
          </table:table-cell>
          <table:table-cell office:value-type="float" office:value="7.63481E-018" calcext:value-type="float">
            <text:p>7.63E-18</text:p>
          </table:table-cell>
          <table:table-cell office:value-type="float" office:value="1.1588E-017" calcext:value-type="float">
            <text:p>1.16E-17</text:p>
          </table:table-cell>
          <table:table-cell office:value-type="float" office:value="2.1125E-017" calcext:value-type="float">
            <text:p>2.11E-17</text:p>
          </table:table-cell>
          <table:table-cell office:value-type="float" office:value="2.87209E-019" calcext:value-type="float">
            <text:p>2.87E-19</text:p>
          </table:table-cell>
          <table:table-cell office:value-type="float" office:value="0" calcext:value-type="float">
            <text:p>0</text:p>
          </table:table-cell>
          <table:table-cell office:value-type="float" office:value="8.58766E-018" calcext:value-type="float">
            <text:p>8.59E-18</text:p>
          </table:table-cell>
          <table:table-cell office:value-type="float" office:value="5.58113E-018" calcext:value-type="float">
            <text:p>5.58E-18</text:p>
          </table:table-cell>
          <table:table-cell office:value-type="float" office:value="2.48082E-018" calcext:value-type="float">
            <text:p>2.48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51:.K51])" office:value-type="float" office:value="2.901978E-016" calcext:value-type="float">
            <text:p>2.90E-16</text:p>
          </table:table-cell>
          <table:table-cell table:formula="of:=SUM([.L51:.R51])" office:value-type="float" office:value="1.5462625E-016" calcext:value-type="float">
            <text:p>1.55E-16</text:p>
          </table:table-cell>
          <table:table-cell table:formula="of:=SUM([.S51:.AF51])" office:value-type="float" office:value="6.5371389E-017" calcext:value-type="float">
            <text:p>6.54E-1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64.571" calcext:value-type="float">
            <text:p>164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59.429" calcext:value-type="float">
            <text:p>159.429</text:p>
          </table:table-cell>
          <table:table-cell office:value-type="float" office:value="1.90053E-016" calcext:value-type="float">
            <text:p>1.90E-16</text:p>
          </table:table-cell>
          <table:table-cell office:value-type="float" office:value="9.99149E-017" calcext:value-type="float">
            <text:p>9.99E-17</text:p>
          </table:table-cell>
          <table:table-cell office:value-type="float" office:value="5.25358E-017" calcext:value-type="float">
            <text:p>5.25E-17</text:p>
          </table:table-cell>
          <table:table-cell office:value-type="float" office:value="3.27079E-017" calcext:value-type="float">
            <text:p>3.27E-17</text:p>
          </table:table-cell>
          <table:table-cell office:value-type="float" office:value="2.12148E-017" calcext:value-type="float">
            <text:p>2.12E-17</text:p>
          </table:table-cell>
          <table:table-cell office:value-type="float" office:value="2.2311E-017" calcext:value-type="float">
            <text:p>2.23E-17</text:p>
          </table:table-cell>
          <table:table-cell office:value-type="float" office:value="8.94299E-018" calcext:value-type="float">
            <text:p>8.94E-18</text:p>
          </table:table-cell>
          <table:table-cell office:value-type="float" office:value="8.56108E-018" calcext:value-type="float">
            <text:p>8.56E-18</text:p>
          </table:table-cell>
          <table:table-cell office:value-type="float" office:value="9.85036E-018" calcext:value-type="float">
            <text:p>9.85E-18</text:p>
          </table:table-cell>
          <table:table-cell office:value-type="float" office:value="5.00027E-018" calcext:value-type="float">
            <text:p>5.00E-18</text:p>
          </table:table-cell>
          <table:table-cell office:value-type="float" office:value="9.14446E-018" calcext:value-type="float">
            <text:p>9.14E-18</text:p>
          </table:table-cell>
          <table:table-cell office:value-type="float" office:value="5.23156E-018" calcext:value-type="float">
            <text:p>5.23E-18</text:p>
          </table:table-cell>
          <table:table-cell office:value-type="float" office:value="5.81858E-018" calcext:value-type="float">
            <text:p>5.82E-18</text:p>
          </table:table-cell>
          <table:table-cell office:value-type="float" office:value="2.68179E-022" calcext:value-type="float">
            <text:p>2.68E-22</text:p>
          </table:table-cell>
          <table:table-cell office:value-type="float" office:value="0" calcext:value-type="float">
            <text:p>0</text:p>
          </table:table-cell>
          <table:table-cell office:value-type="float" office:value="2.68644E-018" calcext:value-type="float">
            <text:p>2.69E-18</text:p>
          </table:table-cell>
          <table:table-cell office:value-type="float" office:value="5.19721E-018" calcext:value-type="float">
            <text:p>5.20E-18</text:p>
          </table:table-cell>
          <table:table-cell office:value-type="float" office:value="1.93839E-018" calcext:value-type="float">
            <text:p>1.94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52:.K52])" office:value-type="float" office:value="2.899679E-016" calcext:value-type="float">
            <text:p>2.90E-16</text:p>
          </table:table-cell>
          <table:table-cell table:formula="of:=SUM([.L52:.R52])" office:value-type="float" office:value="1.5612393E-016" calcext:value-type="float">
            <text:p>1.56E-16</text:p>
          </table:table-cell>
          <table:table-cell table:formula="of:=SUM([.S52:.AF52])" office:value-type="float" office:value="3.5017178179E-017" calcext:value-type="float">
            <text:p>3.50E-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4.571" calcext:value-type="float">
            <text:p>164.571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69.714" calcext:value-type="float">
            <text:p>169.714</text:p>
          </table:table-cell>
          <table:table-cell office:value-type="float" office:value="1.9009E-016" calcext:value-type="float">
            <text:p>1.90E-16</text:p>
          </table:table-cell>
          <table:table-cell office:value-type="float" office:value="9.99325E-017" calcext:value-type="float">
            <text:p>9.99E-17</text:p>
          </table:table-cell>
          <table:table-cell office:value-type="float" office:value="5.25455E-017" calcext:value-type="float">
            <text:p>5.25E-17</text:p>
          </table:table-cell>
          <table:table-cell office:value-type="float" office:value="3.27142E-017" calcext:value-type="float">
            <text:p>3.27E-17</text:p>
          </table:table-cell>
          <table:table-cell office:value-type="float" office:value="2.21404E-017" calcext:value-type="float">
            <text:p>2.21E-17</text:p>
          </table:table-cell>
          <table:table-cell office:value-type="float" office:value="2.23896E-017" calcext:value-type="float">
            <text:p>2.24E-17</text:p>
          </table:table-cell>
          <table:table-cell office:value-type="float" office:value="8.73409E-018" calcext:value-type="float">
            <text:p>8.73E-18</text:p>
          </table:table-cell>
          <table:table-cell office:value-type="float" office:value="7.98253E-018" calcext:value-type="float">
            <text:p>7.98E-18</text:p>
          </table:table-cell>
          <table:table-cell office:value-type="float" office:value="6.35157E-018" calcext:value-type="float">
            <text:p>6.35E-18</text:p>
          </table:table-cell>
          <table:table-cell office:value-type="float" office:value="4.32774E-018" calcext:value-type="float">
            <text:p>4.33E-18</text:p>
          </table:table-cell>
          <table:table-cell office:value-type="float" office:value="6.21451E-018" calcext:value-type="float">
            <text:p>6.21E-18</text:p>
          </table:table-cell>
          <table:table-cell office:value-type="float" office:value="9.44757E-018" calcext:value-type="float">
            <text:p>9.45E-18</text:p>
          </table:table-cell>
          <table:table-cell office:value-type="float" office:value="8.72413E-018" calcext:value-type="float">
            <text:p>8.72E-18</text:p>
          </table:table-cell>
          <table:table-cell office:value-type="float" office:value="4.0485E-022" calcext:value-type="float">
            <text:p>4.05E-22</text:p>
          </table:table-cell>
          <table:table-cell office:value-type="float" office:value="0" calcext:value-type="float">
            <text:p>0</text:p>
          </table:table-cell>
          <table:table-cell office:value-type="float" office:value="1.2032E-018" calcext:value-type="float">
            <text:p>1.20E-18</text:p>
          </table:table-cell>
          <table:table-cell office:value-type="float" office:value="5.21735E-018" calcext:value-type="float">
            <text:p>5.22E-18</text:p>
          </table:table-cell>
          <table:table-cell office:value-type="float" office:value="2.67947E-018" calcext:value-type="float">
            <text:p>2.68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53:.K53])" office:value-type="float" office:value="2.900225E-016" calcext:value-type="float">
            <text:p>2.90E-16</text:p>
          </table:table-cell>
          <table:table-cell table:formula="of:=SUM([.L53:.R53])" office:value-type="float" office:value="1.5285789E-016" calcext:value-type="float">
            <text:p>1.53E-16</text:p>
          </table:table-cell>
          <table:table-cell table:formula="of:=SUM([.S53:.AF53])" office:value-type="float" office:value="3.781437485E-017" calcext:value-type="float">
            <text:p>3.78E-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185.143" calcext:value-type="float">
            <text:p>185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80" calcext:value-type="float">
            <text:p>180</text:p>
          </table:table-cell>
          <table:table-cell office:value-type="float" office:value="1.90367E-016" calcext:value-type="float">
            <text:p>1.90E-16</text:p>
          </table:table-cell>
          <table:table-cell office:value-type="float" office:value="1.00084E-016" calcext:value-type="float">
            <text:p>1.00E-16</text:p>
          </table:table-cell>
          <table:table-cell office:value-type="float" office:value="5.26223E-017" calcext:value-type="float">
            <text:p>5.26E-17</text:p>
          </table:table-cell>
          <table:table-cell office:value-type="float" office:value="3.27616E-017" calcext:value-type="float">
            <text:p>3.28E-17</text:p>
          </table:table-cell>
          <table:table-cell office:value-type="float" office:value="2.12528E-017" calcext:value-type="float">
            <text:p>2.13E-17</text:p>
          </table:table-cell>
          <table:table-cell office:value-type="float" office:value="1.59396E-017" calcext:value-type="float">
            <text:p>1.59E-17</text:p>
          </table:table-cell>
          <table:table-cell office:value-type="float" office:value="8.75601E-018" calcext:value-type="float">
            <text:p>8.76E-18</text:p>
          </table:table-cell>
          <table:table-cell office:value-type="float" office:value="8.00997E-018" calcext:value-type="float">
            <text:p>8.01E-18</text:p>
          </table:table-cell>
          <table:table-cell office:value-type="float" office:value="6.16864E-018" calcext:value-type="float">
            <text:p>6.17E-18</text:p>
          </table:table-cell>
          <table:table-cell office:value-type="float" office:value="5.05029E-018" calcext:value-type="float">
            <text:p>5.05E-18</text:p>
          </table:table-cell>
          <table:table-cell office:value-type="float" office:value="5.46751E-018" calcext:value-type="float">
            <text:p>5.47E-18</text:p>
          </table:table-cell>
          <table:table-cell office:value-type="float" office:value="4.03437E-018" calcext:value-type="float">
            <text:p>4.03E-18</text:p>
          </table:table-cell>
          <table:table-cell office:value-type="float" office:value="1.51537E-020" calcext:value-type="float">
            <text:p>1.52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05673E-018" calcext:value-type="float">
            <text:p>2.06E-18</text:p>
          </table:table-cell>
          <table:table-cell office:value-type="float" office:value="5.23635E-018" calcext:value-type="float">
            <text:p>5.24E-18</text:p>
          </table:table-cell>
          <table:table-cell office:value-type="float" office:value="3.51645E-018" calcext:value-type="float">
            <text:p>3.52E-1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54:.K54])" office:value-type="float" office:value="2.90451E-016" calcext:value-type="float">
            <text:p>2.90E-16</text:p>
          </table:table-cell>
          <table:table-cell table:formula="of:=SUM([.L54:.R54])" office:value-type="float" office:value="1.4551092E-016" calcext:value-type="float">
            <text:p>1.46E-16</text:p>
          </table:table-cell>
          <table:table-cell table:formula="of:=SUM([.S54:.AF54])" office:value-type="float" office:value="2.53768537E-017" calcext:value-type="float">
            <text:p>2.54E-1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5.143" calcext:value-type="float">
            <text:p>185.143</text:p>
          </table:table-cell>
          <table:table-cell office:value-type="float" office:value="195.429" calcext:value-type="float">
            <text:p>195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90.286" calcext:value-type="float">
            <text:p>190.286</text:p>
          </table:table-cell>
          <table:table-cell office:value-type="float" office:value="1.90941E-016" calcext:value-type="float">
            <text:p>1.91E-16</text:p>
          </table:table-cell>
          <table:table-cell office:value-type="float" office:value="1.00419E-016" calcext:value-type="float">
            <text:p>1.00E-16</text:p>
          </table:table-cell>
          <table:table-cell office:value-type="float" office:value="5.28055E-017" calcext:value-type="float">
            <text:p>5.28E-17</text:p>
          </table:table-cell>
          <table:table-cell office:value-type="float" office:value="3.28774E-017" calcext:value-type="float">
            <text:p>3.29E-17</text:p>
          </table:table-cell>
          <table:table-cell office:value-type="float" office:value="2.13295E-017" calcext:value-type="float">
            <text:p>2.13E-17</text:p>
          </table:table-cell>
          <table:table-cell office:value-type="float" office:value="1.60261E-017" calcext:value-type="float">
            <text:p>1.60E-17</text:p>
          </table:table-cell>
          <table:table-cell office:value-type="float" office:value="8.73815E-018" calcext:value-type="float">
            <text:p>8.74E-18</text:p>
          </table:table-cell>
          <table:table-cell office:value-type="float" office:value="7.50999E-018" calcext:value-type="float">
            <text:p>7.51E-18</text:p>
          </table:table-cell>
          <table:table-cell office:value-type="float" office:value="8.98473E-018" calcext:value-type="float">
            <text:p>8.98E-18</text:p>
          </table:table-cell>
          <table:table-cell office:value-type="float" office:value="4.02557E-018" calcext:value-type="float">
            <text:p>4.03E-18</text:p>
          </table:table-cell>
          <table:table-cell office:value-type="float" office:value="4.51126E-018" calcext:value-type="float">
            <text:p>4.51E-18</text:p>
          </table:table-cell>
          <table:table-cell office:value-type="float" office:value="3.63321E-018" calcext:value-type="float">
            <text:p>3.63E-18</text:p>
          </table:table-cell>
          <table:table-cell office:value-type="float" office:value="1.39355E-020" calcext:value-type="float">
            <text:p>1.39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5991E-019" calcext:value-type="float">
            <text:p>8.60E-19</text:p>
          </table:table-cell>
          <table:table-cell office:value-type="float" office:value="5.24852E-018" calcext:value-type="float">
            <text:p>5.25E-18</text:p>
          </table:table-cell>
          <table:table-cell office:value-type="float" office:value="2.92599E-018" calcext:value-type="float">
            <text:p>2.93E-1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5.56842E-023" calcext:value-type="float">
            <text:p>5.57E-23</text:p>
          </table:table-cell>
          <table:table-cell office:value-type="float" office:value="4.06171E-022" calcext:value-type="float">
            <text:p>4.06E-22</text:p>
          </table:table-cell>
          <table:table-cell table:formula="of:=SUM([.J55:.K55])" office:value-type="float" office:value="2.9136E-016" calcext:value-type="float">
            <text:p>2.91E-16</text:p>
          </table:table-cell>
          <table:table-cell table:formula="of:=SUM([.L55:.R55])" office:value-type="float" office:value="1.4827137E-016" calcext:value-type="float">
            <text:p>1.48E-16</text:p>
          </table:table-cell>
          <table:table-cell table:formula="of:=SUM([.S55:.AF55])" office:value-type="float" office:value="2.12188573552E-017" calcext:value-type="float">
            <text:p>2.12E-1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5.429" calcext:value-type="float">
            <text:p>195.429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00.571" calcext:value-type="float">
            <text:p>200.571</text:p>
          </table:table-cell>
          <table:table-cell office:value-type="float" office:value="1.91875E-016" calcext:value-type="float">
            <text:p>1.92E-16</text:p>
          </table:table-cell>
          <table:table-cell office:value-type="float" office:value="1.00941E-016" calcext:value-type="float">
            <text:p>1.01E-16</text:p>
          </table:table-cell>
          <table:table-cell office:value-type="float" office:value="5.30892E-017" calcext:value-type="float">
            <text:p>5.31E-17</text:p>
          </table:table-cell>
          <table:table-cell office:value-type="float" office:value="3.30556E-017" calcext:value-type="float">
            <text:p>3.31E-17</text:p>
          </table:table-cell>
          <table:table-cell office:value-type="float" office:value="2.14464E-017" calcext:value-type="float">
            <text:p>2.14E-17</text:p>
          </table:table-cell>
          <table:table-cell office:value-type="float" office:value="1.54902E-017" calcext:value-type="float">
            <text:p>1.55E-17</text:p>
          </table:table-cell>
          <table:table-cell office:value-type="float" office:value="8.2487E-018" calcext:value-type="float">
            <text:p>8.25E-18</text:p>
          </table:table-cell>
          <table:table-cell office:value-type="float" office:value="7.54566E-018" calcext:value-type="float">
            <text:p>7.55E-18</text:p>
          </table:table-cell>
          <table:table-cell office:value-type="float" office:value="2.79873E-018" calcext:value-type="float">
            <text:p>2.80E-18</text:p>
          </table:table-cell>
          <table:table-cell office:value-type="float" office:value="3.73838E-018" calcext:value-type="float">
            <text:p>3.74E-18</text:p>
          </table:table-cell>
          <table:table-cell office:value-type="float" office:value="4.19406E-018" calcext:value-type="float">
            <text:p>4.19E-18</text:p>
          </table:table-cell>
          <table:table-cell office:value-type="float" office:value="3.35862E-018" calcext:value-type="float">
            <text:p>3.36E-18</text:p>
          </table:table-cell>
          <table:table-cell office:value-type="float" office:value="1.29084E-020" calcext:value-type="float">
            <text:p>1.29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87977E-018" calcext:value-type="float">
            <text:p>4.88E-18</text:p>
          </table:table-cell>
          <table:table-cell office:value-type="float" office:value="3.96462E-018" calcext:value-type="float">
            <text:p>3.96E-1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3.84129E-023" calcext:value-type="float">
            <text:p>3.84E-23</text:p>
          </table:table-cell>
          <table:table-cell office:value-type="float" office:value="2.80191E-022" calcext:value-type="float">
            <text:p>2.80E-22</text:p>
          </table:table-cell>
          <table:table-cell table:formula="of:=SUM([.J56:.K56])" office:value-type="float" office:value="2.92816E-016" calcext:value-type="float">
            <text:p>2.93E-16</text:p>
          </table:table-cell>
          <table:table-cell table:formula="of:=SUM([.L56:.R56])" office:value-type="float" office:value="1.4167449E-016" calcext:value-type="float">
            <text:p>1.42E-16</text:p>
          </table:table-cell>
          <table:table-cell table:formula="of:=SUM([.S56:.AF56])" office:value-type="float" office:value="2.01486770039E-017" calcext:value-type="float">
            <text:p>2.01E-1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216" calcext:value-type="float">
            <text:p>21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10.857" calcext:value-type="float">
            <text:p>210.857</text:p>
          </table:table-cell>
          <table:table-cell office:value-type="float" office:value="1.93116E-016" calcext:value-type="float">
            <text:p>1.93E-16</text:p>
          </table:table-cell>
          <table:table-cell office:value-type="float" office:value="1.01596E-016" calcext:value-type="float">
            <text:p>1.02E-16</text:p>
          </table:table-cell>
          <table:table-cell office:value-type="float" office:value="5.34282E-017" calcext:value-type="float">
            <text:p>5.34E-17</text:p>
          </table:table-cell>
          <table:table-cell office:value-type="float" office:value="3.32647E-017" calcext:value-type="float">
            <text:p>3.33E-17</text:p>
          </table:table-cell>
          <table:table-cell office:value-type="float" office:value="2.15177E-017" calcext:value-type="float">
            <text:p>2.15E-17</text:p>
          </table:table-cell>
          <table:table-cell office:value-type="float" office:value="1.51384E-017" calcext:value-type="float">
            <text:p>1.51E-17</text:p>
          </table:table-cell>
          <table:table-cell office:value-type="float" office:value="8.3071E-018" calcext:value-type="float">
            <text:p>8.31E-18</text:p>
          </table:table-cell>
          <table:table-cell office:value-type="float" office:value="7.59972E-018" calcext:value-type="float">
            <text:p>7.60E-18</text:p>
          </table:table-cell>
          <table:table-cell office:value-type="float" office:value="5.63301E-018" calcext:value-type="float">
            <text:p>5.63E-18</text:p>
          </table:table-cell>
          <table:table-cell office:value-type="float" office:value="2.7099E-018" calcext:value-type="float">
            <text:p>2.71E-18</text:p>
          </table:table-cell>
          <table:table-cell office:value-type="float" office:value="2.65288E-018" calcext:value-type="float">
            <text:p>2.65E-18</text:p>
          </table:table-cell>
          <table:table-cell office:value-type="float" office:value="9.33645E-021" calcext:value-type="float">
            <text:p>9.34E-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8718E-019" calcext:value-type="float">
            <text:p>7.87E-19</text:p>
          </table:table-cell>
          <table:table-cell office:value-type="float" office:value="4.87604E-018" calcext:value-type="float">
            <text:p>4.88E-18</text:p>
          </table:table-cell>
          <table:table-cell office:value-type="float" office:value="3.54138E-018" calcext:value-type="float">
            <text:p>3.54E-18</text:p>
          </table:table-cell>
          <table:table-cell office:value-type="float" office:value="5.08818E-018" calcext:value-type="float">
            <text:p>5.09E-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.02415E-022" calcext:value-type="float">
            <text:p>9.02E-22</text:p>
          </table:table-cell>
          <table:table-cell office:value-type="float" office:value="4.43755E-021" calcext:value-type="float">
            <text:p>4.44E-21</text:p>
          </table:table-cell>
          <table:table-cell office:value-type="float" office:value="2.61105E-020" calcext:value-type="float">
            <text:p>2.61E-20</text:p>
          </table:table-cell>
          <table:table-cell table:formula="of:=SUM([.J57:.K57])" office:value-type="float" office:value="2.94712E-016" calcext:value-type="float">
            <text:p>2.95E-16</text:p>
          </table:table-cell>
          <table:table-cell table:formula="of:=SUM([.L57:.R57])" office:value-type="float" office:value="1.4488883E-016" calcext:value-type="float">
            <text:p>1.45E-16</text:p>
          </table:table-cell>
          <table:table-cell table:formula="of:=SUM([.S57:.AF57])" office:value-type="float" office:value="1.9696346915E-017" calcext:value-type="float">
            <text:p>1.97E-1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226.286" calcext:value-type="float">
            <text:p>226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21.143" calcext:value-type="float">
            <text:p>221.143</text:p>
          </table:table-cell>
          <table:table-cell office:value-type="float" office:value="1.94497E-016" calcext:value-type="float">
            <text:p>1.94E-16</text:p>
          </table:table-cell>
          <table:table-cell office:value-type="float" office:value="1.02327E-016" calcext:value-type="float">
            <text:p>1.02E-16</text:p>
          </table:table-cell>
          <table:table-cell office:value-type="float" office:value="5.38125E-017" calcext:value-type="float">
            <text:p>5.38E-17</text:p>
          </table:table-cell>
          <table:table-cell office:value-type="float" office:value="3.35034E-017" calcext:value-type="float">
            <text:p>3.35E-17</text:p>
          </table:table-cell>
          <table:table-cell office:value-type="float" office:value="2.10903E-017" calcext:value-type="float">
            <text:p>2.11E-17</text:p>
          </table:table-cell>
          <table:table-cell office:value-type="float" office:value="1.52325E-017" calcext:value-type="float">
            <text:p>1.52E-17</text:p>
          </table:table-cell>
          <table:table-cell office:value-type="float" office:value="8.37057E-018" calcext:value-type="float">
            <text:p>8.37E-18</text:p>
          </table:table-cell>
          <table:table-cell office:value-type="float" office:value="7.41E-018" calcext:value-type="float">
            <text:p>7.41E-18</text:p>
          </table:table-cell>
          <table:table-cell office:value-type="float" office:value="2.93926E-018" calcext:value-type="float">
            <text:p>2.94E-18</text:p>
          </table:table-cell>
          <table:table-cell office:value-type="float" office:value="3.20418E-018" calcext:value-type="float">
            <text:p>3.20E-18</text:p>
          </table:table-cell>
          <table:table-cell office:value-type="float" office:value="1.24584E-018" calcext:value-type="float">
            <text:p>1.25E-18</text:p>
          </table:table-cell>
          <table:table-cell office:value-type="float" office:value="3.11601E-018" calcext:value-type="float">
            <text:p>3.12E-18</text:p>
          </table:table-cell>
          <table:table-cell office:value-type="float" office:value="1.20494E-020" calcext:value-type="float">
            <text:p>1.20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86846E-018" calcext:value-type="float">
            <text:p>4.87E-18</text:p>
          </table:table-cell>
          <table:table-cell office:value-type="float" office:value="7.25554E-018" calcext:value-type="float">
            <text:p>7.26E-18</text:p>
          </table:table-cell>
          <table:table-cell office:value-type="float" office:value="7.47926E-018" calcext:value-type="float">
            <text:p>7.48E-18</text:p>
          </table:table-cell>
          <table:table-cell office:value-type="float" office:value="2.49445E-019" calcext:value-type="float">
            <text:p>2.49E-19</text:p>
          </table:table-cell>
          <table:table-cell office:value-type="float" office:value="2.18833E-018" calcext:value-type="float">
            <text:p>2.19E-18</text:p>
          </table:table-cell>
          <table:table-cell office:value-type="float" office:value="1.11822E-017" calcext:value-type="float">
            <text:p>1.12E-17</text:p>
          </table:table-cell>
          <table:table-cell office:value-type="float" office:value="3.33958E-018" calcext:value-type="float">
            <text:p>3.34E-18</text:p>
          </table:table-cell>
          <table:table-cell table:formula="of:=SUM([.J58:.K58])" office:value-type="float" office:value="2.96824E-016" calcext:value-type="float">
            <text:p>2.97E-16</text:p>
          </table:table-cell>
          <table:table-cell table:formula="of:=SUM([.L58:.R58])" office:value-type="float" office:value="1.4235853E-016" calcext:value-type="float">
            <text:p>1.42E-16</text:p>
          </table:table-cell>
          <table:table-cell table:formula="of:=SUM([.S58:.AF58])" office:value-type="float" office:value="4.41408944E-017" calcext:value-type="float">
            <text:p>4.41E-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6.286" calcext:value-type="float">
            <text:p>226.286</text:p>
          </table:table-cell>
          <table:table-cell office:value-type="float" office:value="236.571" calcext:value-type="float">
            <text:p>236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31.429" calcext:value-type="float">
            <text:p>231.429</text:p>
          </table:table-cell>
          <table:table-cell office:value-type="float" office:value="1.95955E-016" calcext:value-type="float">
            <text:p>1.96E-16</text:p>
          </table:table-cell>
          <table:table-cell office:value-type="float" office:value="1.03112E-016" calcext:value-type="float">
            <text:p>1.03E-16</text:p>
          </table:table-cell>
          <table:table-cell office:value-type="float" office:value="5.42324E-017" calcext:value-type="float">
            <text:p>5.42E-17</text:p>
          </table:table-cell>
          <table:table-cell office:value-type="float" office:value="3.37667E-017" calcext:value-type="float">
            <text:p>3.38E-17</text:p>
          </table:table-cell>
          <table:table-cell office:value-type="float" office:value="1.96331E-017" calcext:value-type="float">
            <text:p>1.96E-17</text:p>
          </table:table-cell>
          <table:table-cell office:value-type="float" office:value="9.04629E-018" calcext:value-type="float">
            <text:p>9.05E-18</text:p>
          </table:table-cell>
          <table:table-cell office:value-type="float" office:value="8.35481E-018" calcext:value-type="float">
            <text:p>8.35E-18</text:p>
          </table:table-cell>
          <table:table-cell office:value-type="float" office:value="7.16439E-018" calcext:value-type="float">
            <text:p>7.16E-18</text:p>
          </table:table-cell>
          <table:table-cell office:value-type="float" office:value="5.47857E-018" calcext:value-type="float">
            <text:p>5.48E-18</text:p>
          </table:table-cell>
          <table:table-cell office:value-type="float" office:value="1.12383E-018" calcext:value-type="float">
            <text:p>1.12E-18</text:p>
          </table:table-cell>
          <table:table-cell office:value-type="float" office:value="2.88598E-018" calcext:value-type="float">
            <text:p>2.89E-18</text:p>
          </table:table-cell>
          <table:table-cell office:value-type="float" office:value="9.30946E-021" calcext:value-type="float">
            <text:p>9.31E-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27926E-019" calcext:value-type="float">
            <text:p>7.28E-19</text:p>
          </table:table-cell>
          <table:table-cell office:value-type="float" office:value="4.50151E-018" calcext:value-type="float">
            <text:p>4.50E-18</text:p>
          </table:table-cell>
          <table:table-cell office:value-type="float" office:value="5.22167E-018" calcext:value-type="float">
            <text:p>5.22E-18</text:p>
          </table:table-cell>
          <table:table-cell office:value-type="float" office:value="4.89829E-018" calcext:value-type="float">
            <text:p>4.90E-18</text:p>
          </table:table-cell>
          <table:table-cell office:value-type="float" office:value="3.62999E-019" calcext:value-type="float">
            <text:p>3.63E-19</text:p>
          </table:table-cell>
          <table:table-cell office:value-type="float" office:value="3.16965E-018" calcext:value-type="float">
            <text:p>3.17E-18</text:p>
          </table:table-cell>
          <table:table-cell office:value-type="float" office:value="1.6288E-017" calcext:value-type="float">
            <text:p>1.63E-17</text:p>
          </table:table-cell>
          <table:table-cell office:value-type="float" office:value="2.60734E-018" calcext:value-type="float">
            <text:p>2.61E-18</text:p>
          </table:table-cell>
          <table:table-cell table:formula="of:=SUM([.J59:.K59])" office:value-type="float" office:value="2.99067E-016" calcext:value-type="float">
            <text:p>2.99E-16</text:p>
          </table:table-cell>
          <table:table-cell table:formula="of:=SUM([.L59:.R59])" office:value-type="float" office:value="1.3767626E-016" calcext:value-type="float">
            <text:p>1.38E-16</text:p>
          </table:table-cell>
          <table:table-cell table:formula="of:=SUM([.S59:.AF59])" office:value-type="float" office:value="4.179650446E-017" calcext:value-type="float">
            <text:p>4.18E-1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6.571" calcext:value-type="float">
            <text:p>236.571</text:p>
          </table:table-cell>
          <table:table-cell office:value-type="float" office:value="246.857" calcext:value-type="float">
            <text:p>246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41.714" calcext:value-type="float">
            <text:p>241.714</text:p>
          </table:table-cell>
          <table:table-cell office:value-type="float" office:value="1.97366E-016" calcext:value-type="float">
            <text:p>1.97E-16</text:p>
          </table:table-cell>
          <table:table-cell office:value-type="float" office:value="1.03864E-016" calcext:value-type="float">
            <text:p>1.04E-16</text:p>
          </table:table-cell>
          <table:table-cell office:value-type="float" office:value="5.46242E-017" calcext:value-type="float">
            <text:p>5.46E-17</text:p>
          </table:table-cell>
          <table:table-cell office:value-type="float" office:value="3.33831E-017" calcext:value-type="float">
            <text:p>3.34E-17</text:p>
          </table:table-cell>
          <table:table-cell office:value-type="float" office:value="2.05286E-017" calcext:value-type="float">
            <text:p>2.05E-17</text:p>
          </table:table-cell>
          <table:table-cell office:value-type="float" office:value="6.58699E-018" calcext:value-type="float">
            <text:p>6.59E-18</text:p>
          </table:table-cell>
          <table:table-cell office:value-type="float" office:value="5.08391E-018" calcext:value-type="float">
            <text:p>5.08E-18</text:p>
          </table:table-cell>
          <table:table-cell office:value-type="float" office:value="7.1962E-018" calcext:value-type="float">
            <text:p>7.20E-18</text:p>
          </table:table-cell>
          <table:table-cell office:value-type="float" office:value="5.29789E-018" calcext:value-type="float">
            <text:p>5.30E-18</text:p>
          </table:table-cell>
          <table:table-cell office:value-type="float" office:value="2.5266E-018" calcext:value-type="float">
            <text:p>2.53E-18</text:p>
          </table:table-cell>
          <table:table-cell office:value-type="float" office:value="7.95907E-019" calcext:value-type="float">
            <text:p>7.96E-19</text:p>
          </table:table-cell>
          <table:table-cell office:value-type="float" office:value="9.88873E-019" calcext:value-type="float">
            <text:p>9.89E-19</text:p>
          </table:table-cell>
          <table:table-cell office:value-type="float" office:value="7.54027E-022" calcext:value-type="float">
            <text:p>7.54E-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48543E-018" calcext:value-type="float">
            <text:p>4.49E-18</text:p>
          </table:table-cell>
          <table:table-cell office:value-type="float" office:value="4.21656E-018" calcext:value-type="float">
            <text:p>4.22E-18</text:p>
          </table:table-cell>
          <table:table-cell office:value-type="float" office:value="5.99664E-018" calcext:value-type="float">
            <text:p>6.00E-18</text:p>
          </table:table-cell>
          <table:table-cell office:value-type="float" office:value="1.86843E-019" calcext:value-type="float">
            <text:p>1.87E-19</text:p>
          </table:table-cell>
          <table:table-cell office:value-type="float" office:value="1.62137E-018" calcext:value-type="float">
            <text:p>1.62E-18</text:p>
          </table:table-cell>
          <table:table-cell office:value-type="float" office:value="8.35622E-018" calcext:value-type="float">
            <text:p>8.36E-18</text:p>
          </table:table-cell>
          <table:table-cell office:value-type="float" office:value="9.50179E-019" calcext:value-type="float">
            <text:p>9.50E-19</text:p>
          </table:table-cell>
          <table:table-cell table:formula="of:=SUM([.J60:.K60])" office:value-type="float" office:value="3.0123E-016" calcext:value-type="float">
            <text:p>3.01E-16</text:p>
          </table:table-cell>
          <table:table-cell table:formula="of:=SUM([.L60:.R60])" office:value-type="float" office:value="1.3270089E-016" calcext:value-type="float">
            <text:p>1.33E-16</text:p>
          </table:table-cell>
          <table:table-cell table:formula="of:=SUM([.S60:.AF60])" office:value-type="float" office:value="3.0125376027E-017" calcext:value-type="float">
            <text:p>3.01E-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6.857" calcext:value-type="float">
            <text:p>246.857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52" calcext:value-type="float">
            <text:p>252</text:p>
          </table:table-cell>
          <table:table-cell office:value-type="float" office:value="1.98695E-016" calcext:value-type="float">
            <text:p>1.99E-16</text:p>
          </table:table-cell>
          <table:table-cell office:value-type="float" office:value="1.04568E-016" calcext:value-type="float">
            <text:p>1.05E-16</text:p>
          </table:table-cell>
          <table:table-cell office:value-type="float" office:value="5.49967E-017" calcext:value-type="float">
            <text:p>5.50E-17</text:p>
          </table:table-cell>
          <table:table-cell office:value-type="float" office:value="3.28471E-017" calcext:value-type="float">
            <text:p>3.28E-17</text:p>
          </table:table-cell>
          <table:table-cell office:value-type="float" office:value="2.06625E-017" calcext:value-type="float">
            <text:p>2.07E-17</text:p>
          </table:table-cell>
          <table:table-cell office:value-type="float" office:value="1.54445E-017" calcext:value-type="float">
            <text:p>1.54E-17</text:p>
          </table:table-cell>
          <table:table-cell office:value-type="float" office:value="3.0161E-018" calcext:value-type="float">
            <text:p>3.02E-18</text:p>
          </table:table-cell>
          <table:table-cell office:value-type="float" office:value="3.26289E-018" calcext:value-type="float">
            <text:p>3.26E-18</text:p>
          </table:table-cell>
          <table:table-cell office:value-type="float" office:value="5.32163E-018" calcext:value-type="float">
            <text:p>5.32E-18</text:p>
          </table:table-cell>
          <table:table-cell office:value-type="float" office:value="3.28503E-018" calcext:value-type="float">
            <text:p>3.29E-18</text:p>
          </table:table-cell>
          <table:table-cell office:value-type="float" office:value="2.87675E-018" calcext:value-type="float">
            <text:p>2.88E-18</text:p>
          </table:table-cell>
          <table:table-cell office:value-type="float" office:value="9.3054E-021" calcext:value-type="float">
            <text:p>9.31E-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0884E-021" calcext:value-type="float">
            <text:p>1.01E-21</text:p>
          </table:table-cell>
          <table:table-cell office:value-type="float" office:value="5.79343E-018" calcext:value-type="float">
            <text:p>5.79E-18</text:p>
          </table:table-cell>
          <table:table-cell office:value-type="float" office:value="4.64996E-018" calcext:value-type="float">
            <text:p>4.65E-18</text:p>
          </table:table-cell>
          <table:table-cell office:value-type="float" office:value="8.99846E-020" calcext:value-type="float">
            <text:p>9.00E-20</text:p>
          </table:table-cell>
          <table:table-cell office:value-type="float" office:value="7.90773E-019" calcext:value-type="float">
            <text:p>7.91E-19</text:p>
          </table:table-cell>
          <table:table-cell office:value-type="float" office:value="4.03554E-018" calcext:value-type="float">
            <text:p>4.04E-18</text:p>
          </table:table-cell>
          <table:table-cell office:value-type="float" office:value="1.34229E-018" calcext:value-type="float">
            <text:p>1.34E-18</text:p>
          </table:table-cell>
          <table:table-cell table:formula="of:=SUM([.J61:.K61])" office:value-type="float" office:value="3.03263E-016" calcext:value-type="float">
            <text:p>3.03E-16</text:p>
          </table:table-cell>
          <table:table-cell table:formula="of:=SUM([.L61:.R61])" office:value-type="float" office:value="1.3555142E-016" calcext:value-type="float">
            <text:p>1.36E-16</text:p>
          </table:table-cell>
          <table:table-cell table:formula="of:=SUM([.S61:.AF61])" office:value-type="float" office:value="2.287407184E-017" calcext:value-type="float">
            <text:p>2.29E-1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267.429" calcext:value-type="float">
            <text:p>267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62.286" calcext:value-type="float">
            <text:p>262.286</text:p>
          </table:table-cell>
          <table:table-cell office:value-type="float" office:value="1.99853E-016" calcext:value-type="float">
            <text:p>2.00E-16</text:p>
          </table:table-cell>
          <table:table-cell office:value-type="float" office:value="1.05183E-016" calcext:value-type="float">
            <text:p>1.05E-16</text:p>
          </table:table-cell>
          <table:table-cell office:value-type="float" office:value="5.53203E-017" calcext:value-type="float">
            <text:p>5.53E-17</text:p>
          </table:table-cell>
          <table:table-cell office:value-type="float" office:value="3.30406E-017" calcext:value-type="float">
            <text:p>3.30E-17</text:p>
          </table:table-cell>
          <table:table-cell office:value-type="float" office:value="2.07841E-017" calcext:value-type="float">
            <text:p>2.08E-17</text:p>
          </table:table-cell>
          <table:table-cell office:value-type="float" office:value="1.55349E-017" calcext:value-type="float">
            <text:p>1.55E-17</text:p>
          </table:table-cell>
          <table:table-cell office:value-type="float" office:value="8.13902E-018" calcext:value-type="float">
            <text:p>8.14E-18</text:p>
          </table:table-cell>
          <table:table-cell office:value-type="float" office:value="3.98786E-018" calcext:value-type="float">
            <text:p>3.99E-18</text:p>
          </table:table-cell>
          <table:table-cell office:value-type="float" office:value="6.20529E-021" calcext:value-type="float">
            <text:p>6.21E-2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46651E-018" calcext:value-type="float">
            <text:p>4.47E-18</text:p>
          </table:table-cell>
          <table:table-cell office:value-type="float" office:value="4.19314E-018" calcext:value-type="float">
            <text:p>4.19E-18</text:p>
          </table:table-cell>
          <table:table-cell office:value-type="float" office:value="2.3254E-018" calcext:value-type="float">
            <text:p>2.33E-18</text:p>
          </table:table-cell>
          <table:table-cell office:value-type="float" office:value="8.38983E-020" calcext:value-type="float">
            <text:p>8.39E-20</text:p>
          </table:table-cell>
          <table:table-cell office:value-type="float" office:value="7.29529E-019" calcext:value-type="float">
            <text:p>7.30E-19</text:p>
          </table:table-cell>
          <table:table-cell office:value-type="float" office:value="3.75634E-018" calcext:value-type="float">
            <text:p>3.76E-18</text:p>
          </table:table-cell>
          <table:table-cell office:value-type="float" office:value="4.83902E-019" calcext:value-type="float">
            <text:p>4.84E-19</text:p>
          </table:table-cell>
          <table:table-cell table:formula="of:=SUM([.J62:.K62])" office:value-type="float" office:value="3.05036E-016" calcext:value-type="float">
            <text:p>3.05E-16</text:p>
          </table:table-cell>
          <table:table-cell table:formula="of:=SUM([.L62:.R62])" office:value-type="float" office:value="1.3681298529E-016" calcext:value-type="float">
            <text:p>1.37E-16</text:p>
          </table:table-cell>
          <table:table-cell table:formula="of:=SUM([.S62:.AF62])" office:value-type="float" office:value="1.60387193E-017" calcext:value-type="float">
            <text:p>1.60E-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7.429" calcext:value-type="float">
            <text:p>267.429</text:p>
          </table:table-cell>
          <table:table-cell office:value-type="float" office:value="277.714" calcext:value-type="float">
            <text:p>277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72.571" calcext:value-type="float">
            <text:p>272.571</text:p>
          </table:table-cell>
          <table:table-cell office:value-type="float" office:value="2.00859E-016" calcext:value-type="float">
            <text:p>2.01E-16</text:p>
          </table:table-cell>
          <table:table-cell office:value-type="float" office:value="1.05717E-016" calcext:value-type="float">
            <text:p>1.06E-16</text:p>
          </table:table-cell>
          <table:table-cell office:value-type="float" office:value="5.56004E-017" calcext:value-type="float">
            <text:p>5.56E-17</text:p>
          </table:table-cell>
          <table:table-cell office:value-type="float" office:value="3.32096E-017" calcext:value-type="float">
            <text:p>3.32E-17</text:p>
          </table:table-cell>
          <table:table-cell office:value-type="float" office:value="2.08912E-017" calcext:value-type="float">
            <text:p>2.09E-17</text:p>
          </table:table-cell>
          <table:table-cell office:value-type="float" office:value="1.56145E-017" calcext:value-type="float">
            <text:p>1.56E-17</text:p>
          </table:table-cell>
          <table:table-cell office:value-type="float" office:value="8.18074E-018" calcext:value-type="float">
            <text:p>8.18E-18</text:p>
          </table:table-cell>
          <table:table-cell office:value-type="float" office:value="7.28103E-018" calcext:value-type="float">
            <text:p>7.28E-18</text:p>
          </table:table-cell>
          <table:table-cell office:value-type="float" office:value="5.35379E-018" calcext:value-type="float">
            <text:p>5.35E-18</text:p>
          </table:table-cell>
          <table:table-cell office:value-type="float" office:value="3.29991E-018" calcext:value-type="float">
            <text:p>3.30E-18</text:p>
          </table:table-cell>
          <table:table-cell office:value-type="float" office:value="3.41589E-018" calcext:value-type="float">
            <text:p>3.42E-18</text:p>
          </table:table-cell>
          <table:table-cell office:value-type="float" office:value="2.94923E-018" calcext:value-type="float">
            <text:p>2.95E-18</text:p>
          </table:table-cell>
          <table:table-cell office:value-type="float" office:value="1.14175E-020" calcext:value-type="float">
            <text:p>1.14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25798E-019" calcext:value-type="float">
            <text:p>7.26E-19</text:p>
          </table:table-cell>
          <table:table-cell office:value-type="float" office:value="4.44495E-018" calcext:value-type="float">
            <text:p>4.44E-18</text:p>
          </table:table-cell>
          <table:table-cell office:value-type="float" office:value="5.97284E-018" calcext:value-type="float">
            <text:p>5.97E-18</text:p>
          </table:table-cell>
          <table:table-cell office:value-type="float" office:value="5.37143E-018" calcext:value-type="float">
            <text:p>5.37E-18</text:p>
          </table:table-cell>
          <table:table-cell office:value-type="float" office:value="8.34665E-020" calcext:value-type="float">
            <text:p>8.35E-20</text:p>
          </table:table-cell>
          <table:table-cell office:value-type="float" office:value="7.26604E-019" calcext:value-type="float">
            <text:p>7.27E-19</text:p>
          </table:table-cell>
          <table:table-cell office:value-type="float" office:value="3.72868E-018" calcext:value-type="float">
            <text:p>3.73E-18</text:p>
          </table:table-cell>
          <table:table-cell office:value-type="float" office:value="8.45919E-019" calcext:value-type="float">
            <text:p>8.46E-19</text:p>
          </table:table-cell>
          <table:table-cell table:formula="of:=SUM([.J63:.K63])" office:value-type="float" office:value="3.06576E-016" calcext:value-type="float">
            <text:p>3.07E-16</text:p>
          </table:table-cell>
          <table:table-cell table:formula="of:=SUM([.L63:.R63])" office:value-type="float" office:value="1.4613126E-016" calcext:value-type="float">
            <text:p>1.46E-16</text:p>
          </table:table-cell>
          <table:table-cell table:formula="of:=SUM([.S63:.AF63])" office:value-type="float" office:value="3.1576135E-017" calcext:value-type="float">
            <text:p>3.16E-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7.714" calcext:value-type="float">
            <text:p>277.714</text:p>
          </table:table-cell>
          <table:table-cell office:value-type="float" office:value="288" calcext:value-type="float">
            <text:p>288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2.01682E-016" calcext:value-type="float">
            <text:p>2.02E-16</text:p>
          </table:table-cell>
          <table:table-cell office:value-type="float" office:value="1.06151E-016" calcext:value-type="float">
            <text:p>1.06E-16</text:p>
          </table:table-cell>
          <table:table-cell office:value-type="float" office:value="5.58298E-017" calcext:value-type="float">
            <text:p>5.58E-17</text:p>
          </table:table-cell>
          <table:table-cell office:value-type="float" office:value="3.33474E-017" calcext:value-type="float">
            <text:p>3.33E-17</text:p>
          </table:table-cell>
          <table:table-cell office:value-type="float" office:value="2.09782E-017" calcext:value-type="float">
            <text:p>2.10E-17</text:p>
          </table:table-cell>
          <table:table-cell office:value-type="float" office:value="1.56793E-017" calcext:value-type="float">
            <text:p>1.57E-17</text:p>
          </table:table-cell>
          <table:table-cell office:value-type="float" office:value="8.21482E-018" calcext:value-type="float">
            <text:p>8.21E-18</text:p>
          </table:table-cell>
          <table:table-cell office:value-type="float" office:value="7.31097E-018" calcext:value-type="float">
            <text:p>7.31E-18</text:p>
          </table:table-cell>
          <table:table-cell office:value-type="float" office:value="5.37482E-018" calcext:value-type="float">
            <text:p>5.37E-18</text:p>
          </table:table-cell>
          <table:table-cell office:value-type="float" office:value="2.56194E-018" calcext:value-type="float">
            <text:p>2.56E-18</text:p>
          </table:table-cell>
          <table:table-cell office:value-type="float" office:value="1.59789E-020" calcext:value-type="float">
            <text:p>1.60E-2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42001E-018" calcext:value-type="float">
            <text:p>4.42E-18</text:p>
          </table:table-cell>
          <table:table-cell office:value-type="float" office:value="6.63707E-018" calcext:value-type="float">
            <text:p>6.64E-18</text:p>
          </table:table-cell>
          <table:table-cell office:value-type="float" office:value="2.32924E-018" calcext:value-type="float">
            <text:p>2.33E-18</text:p>
          </table:table-cell>
          <table:table-cell office:value-type="float" office:value="8.90399E-020" calcext:value-type="float">
            <text:p>8.90E-20</text:p>
          </table:table-cell>
          <table:table-cell office:value-type="float" office:value="7.85898E-019" calcext:value-type="float">
            <text:p>7.86E-19</text:p>
          </table:table-cell>
          <table:table-cell office:value-type="float" office:value="4.01122E-018" calcext:value-type="float">
            <text:p>4.01E-18</text:p>
          </table:table-cell>
          <table:table-cell office:value-type="float" office:value="1.19459E-018" calcext:value-type="float">
            <text:p>1.19E-18</text:p>
          </table:table-cell>
          <table:table-cell table:formula="of:=SUM([.J64:.K64])" office:value-type="float" office:value="3.07833E-016" calcext:value-type="float">
            <text:p>3.08E-16</text:p>
          </table:table-cell>
          <table:table-cell table:formula="of:=SUM([.L64:.R64])" office:value-type="float" office:value="1.4673531E-016" calcext:value-type="float">
            <text:p>1.47E-16</text:p>
          </table:table-cell>
          <table:table-cell table:formula="of:=SUM([.S64:.AF64])" office:value-type="float" office:value="2.20449868E-017" calcext:value-type="float">
            <text:p>2.20E-1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office:value-type="float" office:value="298.286" calcext:value-type="float">
            <text:p>298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93.143" calcext:value-type="float">
            <text:p>293.143</text:p>
          </table:table-cell>
          <table:table-cell office:value-type="float" office:value="2.02343E-016" calcext:value-type="float">
            <text:p>2.02E-16</text:p>
          </table:table-cell>
          <table:table-cell office:value-type="float" office:value="1.0649E-016" calcext:value-type="float">
            <text:p>1.06E-16</text:p>
          </table:table-cell>
          <table:table-cell office:value-type="float" office:value="5.60052E-017" calcext:value-type="float">
            <text:p>5.60E-17</text:p>
          </table:table-cell>
          <table:table-cell office:value-type="float" office:value="3.3453E-017" calcext:value-type="float">
            <text:p>3.35E-17</text:p>
          </table:table-cell>
          <table:table-cell office:value-type="float" office:value="2.10451E-017" calcext:value-type="float">
            <text:p>2.10E-17</text:p>
          </table:table-cell>
          <table:table-cell office:value-type="float" office:value="1.57289E-017" calcext:value-type="float">
            <text:p>1.57E-17</text:p>
          </table:table-cell>
          <table:table-cell office:value-type="float" office:value="8.24056E-018" calcext:value-type="float">
            <text:p>8.24E-18</text:p>
          </table:table-cell>
          <table:table-cell office:value-type="float" office:value="7.3333E-018" calcext:value-type="float">
            <text:p>7.33E-18</text:p>
          </table:table-cell>
          <table:table-cell office:value-type="float" office:value="2.81088E-018" calcext:value-type="float">
            <text:p>2.81E-18</text:p>
          </table:table-cell>
          <table:table-cell office:value-type="float" office:value="7.61866E-019" calcext:value-type="float">
            <text:p>7.62E-19</text:p>
          </table:table-cell>
          <table:table-cell office:value-type="float" office:value="2.88178E-018" calcext:value-type="float">
            <text:p>2.88E-18</text:p>
          </table:table-cell>
          <table:table-cell office:value-type="float" office:value="9.39039E-021" calcext:value-type="float">
            <text:p>9.39E-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9372E-018" calcext:value-type="float">
            <text:p>4.39E-18</text:p>
          </table:table-cell>
          <table:table-cell office:value-type="float" office:value="5.65146E-018" calcext:value-type="float">
            <text:p>5.65E-18</text:p>
          </table:table-cell>
          <table:table-cell office:value-type="float" office:value="4.86487E-018" calcext:value-type="float">
            <text:p>4.86E-18</text:p>
          </table:table-cell>
          <table:table-cell office:value-type="float" office:value="1.7324E-019" calcext:value-type="float">
            <text:p>1.73E-19</text:p>
          </table:table-cell>
          <table:table-cell office:value-type="float" office:value="1.50253E-018" calcext:value-type="float">
            <text:p>1.50E-18</text:p>
          </table:table-cell>
          <table:table-cell office:value-type="float" office:value="7.74326E-018" calcext:value-type="float">
            <text:p>7.74E-18</text:p>
          </table:table-cell>
          <table:table-cell office:value-type="float" office:value="9.22478E-019" calcext:value-type="float">
            <text:p>9.22E-19</text:p>
          </table:table-cell>
          <table:table-cell table:formula="of:=SUM([.J65:.K65])" office:value-type="float" office:value="3.08833E-016" calcext:value-type="float">
            <text:p>3.09E-16</text:p>
          </table:table-cell>
          <table:table-cell table:formula="of:=SUM([.L65:.R65])" office:value-type="float" office:value="1.4461694E-016" calcext:value-type="float">
            <text:p>1.45E-16</text:p>
          </table:table-cell>
          <table:table-cell table:formula="of:=SUM([.S65:.AF65])" office:value-type="float" office:value="2.890459439E-017" calcext:value-type="float">
            <text:p>2.89E-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8.286" calcext:value-type="float">
            <text:p>298.286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03.429" calcext:value-type="float">
            <text:p>303.429</text:p>
          </table:table-cell>
          <table:table-cell office:value-type="float" office:value="2.02802E-016" calcext:value-type="float">
            <text:p>2.03E-16</text:p>
          </table:table-cell>
          <table:table-cell office:value-type="float" office:value="1.06724E-016" calcext:value-type="float">
            <text:p>1.07E-16</text:p>
          </table:table-cell>
          <table:table-cell office:value-type="float" office:value="5.61249E-017" calcext:value-type="float">
            <text:p>5.61E-17</text:p>
          </table:table-cell>
          <table:table-cell office:value-type="float" office:value="3.43001E-017" calcext:value-type="float">
            <text:p>3.43E-17</text:p>
          </table:table-cell>
          <table:table-cell office:value-type="float" office:value="2.10914E-017" calcext:value-type="float">
            <text:p>2.11E-17</text:p>
          </table:table-cell>
          <table:table-cell office:value-type="float" office:value="1.57591E-017" calcext:value-type="float">
            <text:p>1.58E-17</text:p>
          </table:table-cell>
          <table:table-cell office:value-type="float" office:value="8.5938E-018" calcext:value-type="float">
            <text:p>8.59E-18</text:p>
          </table:table-cell>
          <table:table-cell office:value-type="float" office:value="7.35651E-018" calcext:value-type="float">
            <text:p>7.36E-18</text:p>
          </table:table-cell>
          <table:table-cell office:value-type="float" office:value="2.68735E-018" calcext:value-type="float">
            <text:p>2.69E-18</text:p>
          </table:table-cell>
          <table:table-cell office:value-type="float" office:value="3.37914E-018" calcext:value-type="float">
            <text:p>3.38E-18</text:p>
          </table:table-cell>
          <table:table-cell office:value-type="float" office:value="1.2639E-018" calcext:value-type="float">
            <text:p>1.26E-18</text:p>
          </table:table-cell>
          <table:table-cell office:value-type="float" office:value="9.95482E-019" calcext:value-type="float">
            <text:p>9.95E-19</text:p>
          </table:table-cell>
          <table:table-cell office:value-type="float" office:value="7.60401E-022" calcext:value-type="float">
            <text:p>7.60E-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23394E-019" calcext:value-type="float">
            <text:p>7.23E-19</text:p>
          </table:table-cell>
          <table:table-cell office:value-type="float" office:value="4.36449E-018" calcext:value-type="float">
            <text:p>4.36E-18</text:p>
          </table:table-cell>
          <table:table-cell office:value-type="float" office:value="3.90652E-018" calcext:value-type="float">
            <text:p>3.91E-18</text:p>
          </table:table-cell>
          <table:table-cell office:value-type="float" office:value="6.00825E-018" calcext:value-type="float">
            <text:p>6.01E-18</text:p>
          </table:table-cell>
          <table:table-cell office:value-type="float" office:value="2.10268E-019" calcext:value-type="float">
            <text:p>2.10E-19</text:p>
          </table:table-cell>
          <table:table-cell office:value-type="float" office:value="1.84166E-018" calcext:value-type="float">
            <text:p>1.84E-18</text:p>
          </table:table-cell>
          <table:table-cell office:value-type="float" office:value="9.43743E-018" calcext:value-type="float">
            <text:p>9.44E-18</text:p>
          </table:table-cell>
          <table:table-cell office:value-type="float" office:value="2.13031E-018" calcext:value-type="float">
            <text:p>2.13E-18</text:p>
          </table:table-cell>
          <table:table-cell table:formula="of:=SUM([.J66:.K66])" office:value-type="float" office:value="3.09526E-016" calcext:value-type="float">
            <text:p>3.10E-16</text:p>
          </table:table-cell>
          <table:table-cell table:formula="of:=SUM([.L66:.R66])" office:value-type="float" office:value="1.4591316E-016" calcext:value-type="float">
            <text:p>1.46E-16</text:p>
          </table:table-cell>
          <table:table-cell table:formula="of:=SUM([.S66:.AF66])" office:value-type="float" office:value="3.4261604401E-017" calcext:value-type="float">
            <text:p>3.43E-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318.857" calcext:value-type="float">
            <text:p>318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13.714" calcext:value-type="float">
            <text:p>313.714</text:p>
          </table:table-cell>
          <table:table-cell office:value-type="float" office:value="2.03121E-016" calcext:value-type="float">
            <text:p>2.03E-16</text:p>
          </table:table-cell>
          <table:table-cell office:value-type="float" office:value="1.06882E-016" calcext:value-type="float">
            <text:p>1.07E-16</text:p>
          </table:table-cell>
          <table:table-cell office:value-type="float" office:value="5.62112E-017" calcext:value-type="float">
            <text:p>5.62E-17</text:p>
          </table:table-cell>
          <table:table-cell office:value-type="float" office:value="3.49992E-017" calcext:value-type="float">
            <text:p>3.50E-17</text:p>
          </table:table-cell>
          <table:table-cell office:value-type="float" office:value="2.12563E-017" calcext:value-type="float">
            <text:p>2.13E-17</text:p>
          </table:table-cell>
          <table:table-cell office:value-type="float" office:value="1.57796E-017" calcext:value-type="float">
            <text:p>1.58E-17</text:p>
          </table:table-cell>
          <table:table-cell office:value-type="float" office:value="8.67448E-018" calcext:value-type="float">
            <text:p>8.67E-18</text:p>
          </table:table-cell>
          <table:table-cell office:value-type="float" office:value="4.36779E-018" calcext:value-type="float">
            <text:p>4.37E-18</text:p>
          </table:table-cell>
          <table:table-cell office:value-type="float" office:value="5.52058E-018" calcext:value-type="float">
            <text:p>5.52E-18</text:p>
          </table:table-cell>
          <table:table-cell office:value-type="float" office:value="2.77315E-018" calcext:value-type="float">
            <text:p>2.77E-18</text:p>
          </table:table-cell>
          <table:table-cell office:value-type="float" office:value="2.48174E-018" calcext:value-type="float">
            <text:p>2.48E-18</text:p>
          </table:table-cell>
          <table:table-cell office:value-type="float" office:value="8.77101E-021" calcext:value-type="float">
            <text:p>8.77E-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67364E-018" calcext:value-type="float">
            <text:p>4.67E-18</text:p>
          </table:table-cell>
          <table:table-cell office:value-type="float" office:value="5.11627E-018" calcext:value-type="float">
            <text:p>5.12E-18</text:p>
          </table:table-cell>
          <table:table-cell office:value-type="float" office:value="5.31063E-018" calcext:value-type="float">
            <text:p>5.31E-18</text:p>
          </table:table-cell>
          <table:table-cell office:value-type="float" office:value="4.97082E-019" calcext:value-type="float">
            <text:p>4.97E-19</text:p>
          </table:table-cell>
          <table:table-cell office:value-type="float" office:value="4.35135E-018" calcext:value-type="float">
            <text:p>4.35E-18</text:p>
          </table:table-cell>
          <table:table-cell office:value-type="float" office:value="2.23293E-017" calcext:value-type="float">
            <text:p>2.23E-17</text:p>
          </table:table-cell>
          <table:table-cell office:value-type="float" office:value="4.13888E-018" calcext:value-type="float">
            <text:p>4.14E-18</text:p>
          </table:table-cell>
          <table:table-cell table:formula="of:=SUM([.J67:.K67])" office:value-type="float" office:value="3.10003E-016" calcext:value-type="float">
            <text:p>3.10E-16</text:p>
          </table:table-cell>
          <table:table-cell table:formula="of:=SUM([.L67:.R67])" office:value-type="float" office:value="1.4680915E-016" calcext:value-type="float">
            <text:p>1.47E-16</text:p>
          </table:table-cell>
          <table:table-cell table:formula="of:=SUM([.S67:.AF67])" office:value-type="float" office:value="5.168081301E-017" calcext:value-type="float">
            <text:p>5.17E-1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18.857" calcext:value-type="float">
            <text:p>318.857</text:p>
          </table:table-cell>
          <table:table-cell office:value-type="float" office:value="329.143" calcext:value-type="float">
            <text:p>329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24" calcext:value-type="float">
            <text:p>324</text:p>
          </table:table-cell>
          <table:table-cell office:value-type="float" office:value="2.03224E-016" calcext:value-type="float">
            <text:p>2.03E-16</text:p>
          </table:table-cell>
          <table:table-cell office:value-type="float" office:value="1.06922E-016" calcext:value-type="float">
            <text:p>1.07E-16</text:p>
          </table:table-cell>
          <table:table-cell office:value-type="float" office:value="5.62228E-017" calcext:value-type="float">
            <text:p>5.62E-17</text:p>
          </table:table-cell>
          <table:table-cell office:value-type="float" office:value="3.50038E-017" calcext:value-type="float">
            <text:p>3.50E-17</text:p>
          </table:table-cell>
          <table:table-cell office:value-type="float" office:value="2.20184E-017" calcext:value-type="float">
            <text:p>2.20E-17</text:p>
          </table:table-cell>
          <table:table-cell office:value-type="float" office:value="1.57761E-017" calcext:value-type="float">
            <text:p>1.58E-17</text:p>
          </table:table-cell>
          <table:table-cell office:value-type="float" office:value="7.72403E-018" calcext:value-type="float">
            <text:p>7.72E-18</text:p>
          </table:table-cell>
          <table:table-cell office:value-type="float" office:value="3.44333E-018" calcext:value-type="float">
            <text:p>3.44E-18</text:p>
          </table:table-cell>
          <table:table-cell office:value-type="float" office:value="5.83494E-018" calcext:value-type="float">
            <text:p>5.83E-18</text:p>
          </table:table-cell>
          <table:table-cell office:value-type="float" office:value="1.17325E-018" calcext:value-type="float">
            <text:p>1.17E-18</text:p>
          </table:table-cell>
          <table:table-cell office:value-type="float" office:value="3.94799E-018" calcext:value-type="float">
            <text:p>3.95E-18</text:p>
          </table:table-cell>
          <table:table-cell office:value-type="float" office:value="3.14495E-018" calcext:value-type="float">
            <text:p>3.14E-18</text:p>
          </table:table-cell>
          <table:table-cell office:value-type="float" office:value="1.21176E-020" calcext:value-type="float">
            <text:p>1.21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64128E-018" calcext:value-type="float">
            <text:p>4.64E-18</text:p>
          </table:table-cell>
          <table:table-cell office:value-type="float" office:value="3.83448E-018" calcext:value-type="float">
            <text:p>3.83E-18</text:p>
          </table:table-cell>
          <table:table-cell office:value-type="float" office:value="9.55342E-018" calcext:value-type="float">
            <text:p>9.55E-18</text:p>
          </table:table-cell>
          <table:table-cell office:value-type="float" office:value="1.71225E-021" calcext:value-type="float">
            <text:p>1.71E-21</text:p>
          </table:table-cell>
          <table:table-cell office:value-type="float" office:value="5.21694E-021" calcext:value-type="float">
            <text:p>5.22E-21</text:p>
          </table:table-cell>
          <table:table-cell office:value-type="float" office:value="2.96184E-020" calcext:value-type="float">
            <text:p>2.96E-20</text:p>
          </table:table-cell>
          <table:table-cell office:value-type="float" office:value="2.61644E-019" calcext:value-type="float">
            <text:p>2.62E-19</text:p>
          </table:table-cell>
          <table:table-cell table:formula="of:=SUM([.J68:.K68])" office:value-type="float" office:value="3.10146E-016" calcext:value-type="float">
            <text:p>3.10E-16</text:p>
          </table:table-cell>
          <table:table-cell table:formula="of:=SUM([.L68:.R68])" office:value-type="float" office:value="1.460234E-016" calcext:value-type="float">
            <text:p>1.46E-16</text:p>
          </table:table-cell>
          <table:table-cell table:formula="of:=SUM([.S68:.AF68])" office:value-type="float" office:value="2.660567919E-017" calcext:value-type="float">
            <text:p>2.66E-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9.143" calcext:value-type="float">
            <text:p>329.143</text:p>
          </table:table-cell>
          <table:table-cell office:value-type="float" office:value="339.429" calcext:value-type="float">
            <text:p>339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34.286" calcext:value-type="float">
            <text:p>334.286</text:p>
          </table:table-cell>
          <table:table-cell office:value-type="float" office:value="2.03101E-016" calcext:value-type="float">
            <text:p>2.03E-16</text:p>
          </table:table-cell>
          <table:table-cell office:value-type="float" office:value="1.06857E-016" calcext:value-type="float">
            <text:p>1.07E-16</text:p>
          </table:table-cell>
          <table:table-cell office:value-type="float" office:value="5.61908E-017" calcext:value-type="float">
            <text:p>5.62E-17</text:p>
          </table:table-cell>
          <table:table-cell office:value-type="float" office:value="3.49856E-017" calcext:value-type="float">
            <text:p>3.50E-17</text:p>
          </table:table-cell>
          <table:table-cell office:value-type="float" office:value="2.26931E-017" calcext:value-type="float">
            <text:p>2.27E-17</text:p>
          </table:table-cell>
          <table:table-cell office:value-type="float" office:value="1.62736E-017" calcext:value-type="float">
            <text:p>1.63E-17</text:p>
          </table:table-cell>
          <table:table-cell office:value-type="float" office:value="8.66396E-018" calcext:value-type="float">
            <text:p>8.66E-18</text:p>
          </table:table-cell>
          <table:table-cell office:value-type="float" office:value="7.93204E-018" calcext:value-type="float">
            <text:p>7.93E-18</text:p>
          </table:table-cell>
          <table:table-cell office:value-type="float" office:value="5.84735E-018" calcext:value-type="float">
            <text:p>5.85E-18</text:p>
          </table:table-cell>
          <table:table-cell office:value-type="float" office:value="3.6979E-018" calcext:value-type="float">
            <text:p>3.70E-18</text:p>
          </table:table-cell>
          <table:table-cell office:value-type="float" office:value="1.38017E-018" calcext:value-type="float">
            <text:p>1.38E-18</text:p>
          </table:table-cell>
          <table:table-cell office:value-type="float" office:value="1.08773E-018" calcext:value-type="float">
            <text:p>1.09E-18</text:p>
          </table:table-cell>
          <table:table-cell office:value-type="float" office:value="8.33255E-022" calcext:value-type="float">
            <text:p>8.33E-2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74623E-019" calcext:value-type="float">
            <text:p>7.75E-19</text:p>
          </table:table-cell>
          <table:table-cell office:value-type="float" office:value="4.61313E-018" calcext:value-type="float">
            <text:p>4.61E-18</text:p>
          </table:table-cell>
          <table:table-cell office:value-type="float" office:value="4.26442E-018" calcext:value-type="float">
            <text:p>4.26E-1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4.85004E-022" calcext:value-type="float">
            <text:p>4.85E-22</text:p>
          </table:table-cell>
          <table:table-cell office:value-type="float" office:value="2.38749E-021" calcext:value-type="float">
            <text:p>2.39E-21</text:p>
          </table:table-cell>
          <table:table-cell office:value-type="float" office:value="1.40515E-020" calcext:value-type="float">
            <text:p>1.41E-20</text:p>
          </table:table-cell>
          <table:table-cell table:formula="of:=SUM([.J69:.K69])" office:value-type="float" office:value="3.09958E-016" calcext:value-type="float">
            <text:p>3.10E-16</text:p>
          </table:table-cell>
          <table:table-cell table:formula="of:=SUM([.L69:.R69])" office:value-type="float" office:value="1.5258645E-016" calcext:value-type="float">
            <text:p>1.53E-16</text:p>
          </table:table-cell>
          <table:table-cell table:formula="of:=SUM([.S69:.AF69])" office:value-type="float" office:value="1.5835730249E-017" calcext:value-type="float">
            <text:p>1.58E-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9.429" calcext:value-type="float">
            <text:p>339.429</text:p>
          </table:table-cell>
          <table:table-cell office:value-type="float" office:value="349.714" calcext:value-type="float">
            <text:p>349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44.571" calcext:value-type="float">
            <text:p>344.571</text:p>
          </table:table-cell>
          <table:table-cell office:value-type="float" office:value="2.02718E-016" calcext:value-type="float">
            <text:p>2.03E-16</text:p>
          </table:table-cell>
          <table:table-cell office:value-type="float" office:value="1.06647E-016" calcext:value-type="float">
            <text:p>1.07E-16</text:p>
          </table:table-cell>
          <table:table-cell office:value-type="float" office:value="5.60844E-017" calcext:value-type="float">
            <text:p>5.61E-17</text:p>
          </table:table-cell>
          <table:table-cell office:value-type="float" office:value="3.4922E-017" calcext:value-type="float">
            <text:p>3.49E-17</text:p>
          </table:table-cell>
          <table:table-cell office:value-type="float" office:value="2.26517E-017" calcext:value-type="float">
            <text:p>2.27E-17</text:p>
          </table:table-cell>
          <table:table-cell office:value-type="float" office:value="1.69278E-017" calcext:value-type="float">
            <text:p>1.69E-17</text:p>
          </table:table-cell>
          <table:table-cell office:value-type="float" office:value="9.23525E-018" calcext:value-type="float">
            <text:p>9.24E-18</text:p>
          </table:table-cell>
          <table:table-cell office:value-type="float" office:value="7.93248E-018" calcext:value-type="float">
            <text:p>7.93E-18</text:p>
          </table:table-cell>
          <table:table-cell office:value-type="float" office:value="6.29213E-018" calcext:value-type="float">
            <text:p>6.29E-18</text:p>
          </table:table-cell>
          <table:table-cell office:value-type="float" office:value="4.00153E-018" calcext:value-type="float">
            <text:p>4.00E-18</text:p>
          </table:table-cell>
          <table:table-cell office:value-type="float" office:value="3.50639E-018" calcext:value-type="float">
            <text:p>3.51E-18</text:p>
          </table:table-cell>
          <table:table-cell office:value-type="float" office:value="2.32011E-018" calcext:value-type="float">
            <text:p>2.32E-18</text:p>
          </table:table-cell>
          <table:table-cell office:value-type="float" office:value="1.22763E-020" calcext:value-type="float">
            <text:p>1.23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3654E-019" calcext:value-type="float">
            <text:p>8.37E-19</text:p>
          </table:table-cell>
          <table:table-cell office:value-type="float" office:value="4.92805E-018" calcext:value-type="float">
            <text:p>4.93E-18</text:p>
          </table:table-cell>
          <table:table-cell office:value-type="float" office:value="3.81741E-018" calcext:value-type="float">
            <text:p>3.82E-1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4.93482E-023" calcext:value-type="float">
            <text:p>4.93E-23</text:p>
          </table:table-cell>
          <table:table-cell office:value-type="float" office:value="3.59955E-022" calcext:value-type="float">
            <text:p>3.60E-22</text:p>
          </table:table-cell>
          <table:table-cell table:formula="of:=SUM([.J70:.K70])" office:value-type="float" office:value="3.09365E-016" calcext:value-type="float">
            <text:p>3.09E-16</text:p>
          </table:table-cell>
          <table:table-cell table:formula="of:=SUM([.L70:.R70])" office:value-type="float" office:value="1.5404576E-016" calcext:value-type="float">
            <text:p>1.54E-16</text:p>
          </table:table-cell>
          <table:table-cell table:formula="of:=SUM([.S70:.AF70])" office:value-type="float" office:value="1.94227156032E-017" calcext:value-type="float">
            <text:p>1.94E-1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49.714" calcext:value-type="float">
            <text:p>349.714</text:p>
          </table:table-cell>
          <table:table-cell office:value-type="float" office:value="360" calcext:value-type="float">
            <text:p>360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54.857" calcext:value-type="float">
            <text:p>354.857</text:p>
          </table:table-cell>
          <table:table-cell office:value-type="float" office:value="2.02041E-016" calcext:value-type="float">
            <text:p>2.02E-16</text:p>
          </table:table-cell>
          <table:table-cell office:value-type="float" office:value="1.06247E-016" calcext:value-type="float">
            <text:p>1.06E-16</text:p>
          </table:table-cell>
          <table:table-cell office:value-type="float" office:value="5.58589E-017" calcext:value-type="float">
            <text:p>5.59E-17</text:p>
          </table:table-cell>
          <table:table-cell office:value-type="float" office:value="3.4778E-017" calcext:value-type="float">
            <text:p>3.48E-17</text:p>
          </table:table-cell>
          <table:table-cell office:value-type="float" office:value="2.25576E-017" calcext:value-type="float">
            <text:p>2.26E-17</text:p>
          </table:table-cell>
          <table:table-cell office:value-type="float" office:value="1.68571E-017" calcext:value-type="float">
            <text:p>1.69E-17</text:p>
          </table:table-cell>
          <table:table-cell office:value-type="float" office:value="9.19803E-018" calcext:value-type="float">
            <text:p>9.20E-18</text:p>
          </table:table-cell>
          <table:table-cell office:value-type="float" office:value="7.91384E-018" calcext:value-type="float">
            <text:p>7.91E-18</text:p>
          </table:table-cell>
          <table:table-cell office:value-type="float" office:value="6.27736E-018" calcext:value-type="float">
            <text:p>6.28E-18</text:p>
          </table:table-cell>
          <table:table-cell office:value-type="float" office:value="4.28208E-018" calcext:value-type="float">
            <text:p>4.28E-18</text:p>
          </table:table-cell>
          <table:table-cell office:value-type="float" office:value="5.83557E-018" calcext:value-type="float">
            <text:p>5.84E-18</text:p>
          </table:table-cell>
          <table:table-cell office:value-type="float" office:value="5.12265E-018" calcext:value-type="float">
            <text:p>5.12E-18</text:p>
          </table:table-cell>
          <table:table-cell office:value-type="float" office:value="1.53992E-020" calcext:value-type="float">
            <text:p>1.54E-2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06548E-019" calcext:value-type="float">
            <text:p>9.07E-19</text:p>
          </table:table-cell>
          <table:table-cell office:value-type="float" office:value="4.90381E-018" calcext:value-type="float">
            <text:p>4.90E-18</text:p>
          </table:table-cell>
          <table:table-cell office:value-type="float" office:value="2.85307E-018" calcext:value-type="float">
            <text:p>2.85E-1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2.44597E-023" calcext:value-type="float">
            <text:p>2.45E-23</text:p>
          </table:table-cell>
          <table:table-cell office:value-type="float" office:value="1.78414E-022" calcext:value-type="float">
            <text:p>1.78E-22</text:p>
          </table:table-cell>
          <table:table-cell table:formula="of:=SUM([.J71:.K71])" office:value-type="float" office:value="3.08288E-016" calcext:value-type="float">
            <text:p>3.08E-16</text:p>
          </table:table-cell>
          <table:table-cell table:formula="of:=SUM([.L71:.R71])" office:value-type="float" office:value="1.5344083E-016" calcext:value-type="float">
            <text:p>1.53E-16</text:p>
          </table:table-cell>
          <table:table-cell table:formula="of:=SUM([.S71:.AF71])" office:value-type="float" office:value="2.39193300737E-017" calcext:value-type="float">
            <text:p>2.39E-1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5.45455" calcext:value-type="float">
            <text:p>5.45455</text:p>
          </table:table-cell>
          <table:table-cell office:value-type="float" office:value="0.000000000000262975" calcext:value-type="float">
            <text:p>2.63E-13</text:p>
          </table:table-cell>
          <table:table-cell office:value-type="float" office:value="0.0000000000000839068" calcext:value-type="float">
            <text:p>8.39E-14</text:p>
          </table:table-cell>
          <table:table-cell office:value-type="float" office:value="0.0000000000000302404" calcext:value-type="float">
            <text:p>3.02E-14</text:p>
          </table:table-cell>
          <table:table-cell office:value-type="float" office:value="0.0000000000000173633" calcext:value-type="float">
            <text:p>1.74E-14</text:p>
          </table:table-cell>
          <table:table-cell office:value-type="float" office:value="0.0000000000000107875" calcext:value-type="float">
            <text:p>1.08E-14</text:p>
          </table:table-cell>
          <table:table-cell office:value-type="float" office:value="7.69289E-015" calcext:value-type="float">
            <text:p>7.69E-15</text:p>
          </table:table-cell>
          <table:table-cell office:value-type="float" office:value="9.8247E-015" calcext:value-type="float">
            <text:p>9.82E-15</text:p>
          </table:table-cell>
          <table:table-cell office:value-type="float" office:value="5.19219E-015" calcext:value-type="float">
            <text:p>5.19E-15</text:p>
          </table:table-cell>
          <table:table-cell office:value-type="float" office:value="4.79082E-015" calcext:value-type="float">
            <text:p>4.79E-15</text:p>
          </table:table-cell>
          <table:table-cell office:value-type="float" office:value="3.38477E-015" calcext:value-type="float">
            <text:p>3.38E-15</text:p>
          </table:table-cell>
          <table:table-cell office:value-type="float" office:value="3.47044E-015" calcext:value-type="float">
            <text:p>3.47E-15</text:p>
          </table:table-cell>
          <table:table-cell office:value-type="float" office:value="1.95032E-015" calcext:value-type="float">
            <text:p>1.95E-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1872E-015" calcext:value-type="float">
            <text:p>1.19E-15</text:p>
          </table:table-cell>
          <table:table-cell office:value-type="float" office:value="2.91683E-016" calcext:value-type="float">
            <text:p>2.92E-16</text:p>
          </table:table-cell>
          <table:table-cell office:value-type="float" office:value="9.02404E-016" calcext:value-type="float">
            <text:p>9.02E-16</text:p>
          </table:table-cell>
          <table:table-cell office:value-type="float" office:value="4.34971E-016" calcext:value-type="float">
            <text:p>4.35E-16</text:p>
          </table:table-cell>
          <table:table-cell office:value-type="float" office:value="2.91026E-016" calcext:value-type="float">
            <text:p>2.91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72:.K72])" office:value-type="float" office:value="0.0000000000003468818" calcext:value-type="float">
            <text:p>3.47E-13</text:p>
          </table:table-cell>
          <table:table-cell table:formula="of:=SUM([.L72:.R72])" office:value-type="float" office:value="0.0000000000000858918" calcext:value-type="float">
            <text:p>8.59E-14</text:p>
          </table:table-cell>
          <table:table-cell table:formula="of:=SUM([.S72:.AF72])" office:value-type="float" office:value="0.000000000000011912814" calcext:value-type="float">
            <text:p>1.19E-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21.8182" calcext:value-type="float">
            <text:p>21.8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6.3636" calcext:value-type="float">
            <text:p>16.3636</text:p>
          </table:table-cell>
          <table:table-cell office:value-type="float" office:value="0.000000000000130765" calcext:value-type="float">
            <text:p>1.31E-13</text:p>
          </table:table-cell>
          <table:table-cell office:value-type="float" office:value="0.0000000000000951773" calcext:value-type="float">
            <text:p>9.52E-14</text:p>
          </table:table-cell>
          <table:table-cell office:value-type="float" office:value="0.000000000000046161" calcext:value-type="float">
            <text:p>4.62E-14</text:p>
          </table:table-cell>
          <table:table-cell office:value-type="float" office:value="0.0000000000000172977" calcext:value-type="float">
            <text:p>1.73E-14</text:p>
          </table:table-cell>
          <table:table-cell office:value-type="float" office:value="0.0000000000000107467" calcext:value-type="float">
            <text:p>1.07E-14</text:p>
          </table:table-cell>
          <table:table-cell office:value-type="float" office:value="7.66397E-015" calcext:value-type="float">
            <text:p>7.66E-15</text:p>
          </table:table-cell>
          <table:table-cell office:value-type="float" office:value="9.35356E-015" calcext:value-type="float">
            <text:p>9.35E-15</text:p>
          </table:table-cell>
          <table:table-cell office:value-type="float" office:value="5.36672E-015" calcext:value-type="float">
            <text:p>5.37E-15</text:p>
          </table:table-cell>
          <table:table-cell office:value-type="float" office:value="3.59216E-015" calcext:value-type="float">
            <text:p>3.59E-15</text:p>
          </table:table-cell>
          <table:table-cell office:value-type="float" office:value="4.15153E-015" calcext:value-type="float">
            <text:p>4.15E-15</text:p>
          </table:table-cell>
          <table:table-cell office:value-type="float" office:value="5.46988E-015" calcext:value-type="float">
            <text:p>5.47E-15</text:p>
          </table:table-cell>
          <table:table-cell office:value-type="float" office:value="3.54503E-015" calcext:value-type="float">
            <text:p>3.55E-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67636E-016" calcext:value-type="float">
            <text:p>6.68E-16</text:p>
          </table:table-cell>
          <table:table-cell office:value-type="float" office:value="3.37683E-016" calcext:value-type="float">
            <text:p>3.38E-16</text:p>
          </table:table-cell>
          <table:table-cell office:value-type="float" office:value="1.74029E-015" calcext:value-type="float">
            <text:p>1.74E-15</text:p>
          </table:table-cell>
          <table:table-cell office:value-type="float" office:value="3.94967E-016" calcext:value-type="float">
            <text:p>3.95E-16</text:p>
          </table:table-cell>
          <table:table-cell office:value-type="float" office:value="2.64261E-016" calcext:value-type="float">
            <text:p>2.64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73:.K73])" office:value-type="float" office:value="0.0000000000002259423" calcext:value-type="float">
            <text:p>2.26E-13</text:p>
          </table:table-cell>
          <table:table-cell table:formula="of:=SUM([.L73:.R73])" office:value-type="float" office:value="0.00000000000010018181" calcext:value-type="float">
            <text:p>1.00E-13</text:p>
          </table:table-cell>
          <table:table-cell table:formula="of:=SUM([.S73:.AF73])" office:value-type="float" office:value="0.000000000000016571277" calcext:value-type="float">
            <text:p>1.66E-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.8182" calcext:value-type="float">
            <text:p>21.8182</text:p>
          </table:table-cell>
          <table:table-cell office:value-type="float" office:value="32.7273" calcext:value-type="float">
            <text:p>32.7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7.2727" calcext:value-type="float">
            <text:p>27.2727</text:p>
          </table:table-cell>
          <table:table-cell office:value-type="float" office:value="0.000000000000130373" calcext:value-type="float">
            <text:p>1.30E-13</text:p>
          </table:table-cell>
          <table:table-cell office:value-type="float" office:value="0.0000000000000592893" calcext:value-type="float">
            <text:p>5.93E-14</text:p>
          </table:table-cell>
          <table:table-cell office:value-type="float" office:value="0.0000000000000439071" calcext:value-type="float">
            <text:p>4.39E-14</text:p>
          </table:table-cell>
          <table:table-cell office:value-type="float" office:value="0.0000000000000247353" calcext:value-type="float">
            <text:p>2.47E-14</text:p>
          </table:table-cell>
          <table:table-cell office:value-type="float" office:value="0.0000000000000107082" calcext:value-type="float">
            <text:p>1.07E-14</text:p>
          </table:table-cell>
          <table:table-cell office:value-type="float" office:value="8.21435E-015" calcext:value-type="float">
            <text:p>8.21E-15</text:p>
          </table:table-cell>
          <table:table-cell office:value-type="float" office:value="6.70765E-015" calcext:value-type="float">
            <text:p>6.71E-15</text:p>
          </table:table-cell>
          <table:table-cell office:value-type="float" office:value="8.33712E-015" calcext:value-type="float">
            <text:p>8.34E-15</text:p>
          </table:table-cell>
          <table:table-cell office:value-type="float" office:value="3.14014E-015" calcext:value-type="float">
            <text:p>3.14E-15</text:p>
          </table:table-cell>
          <table:table-cell office:value-type="float" office:value="4.09135E-015" calcext:value-type="float">
            <text:p>4.09E-15</text:p>
          </table:table-cell>
          <table:table-cell office:value-type="float" office:value="4.61878E-015" calcext:value-type="float">
            <text:p>4.62E-15</text:p>
          </table:table-cell>
          <table:table-cell office:value-type="float" office:value="4.68584E-015" calcext:value-type="float">
            <text:p>4.69E-15</text:p>
          </table:table-cell>
          <table:table-cell office:value-type="float" office:value="3.53859E-015" calcext:value-type="float">
            <text:p>3.54E-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5718E-015" calcext:value-type="float">
            <text:p>1.46E-15</text:p>
          </table:table-cell>
          <table:table-cell office:value-type="float" office:value="3.0645E-016" calcext:value-type="float">
            <text:p>3.06E-16</text:p>
          </table:table-cell>
          <table:table-cell office:value-type="float" office:value="8.38632E-016" calcext:value-type="float">
            <text:p>8.39E-16</text:p>
          </table:table-cell>
          <table:table-cell office:value-type="float" office:value="3.61065E-016" calcext:value-type="float">
            <text:p>3.61E-16</text:p>
          </table:table-cell>
          <table:table-cell office:value-type="float" office:value="2.41578E-016" calcext:value-type="float">
            <text:p>2.4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74:.K74])" office:value-type="float" office:value="0.0000000000001896623" calcext:value-type="float">
            <text:p>1.90E-13</text:p>
          </table:table-cell>
          <table:table-cell table:formula="of:=SUM([.L74:.R74])" office:value-type="float" office:value="0.00000000000010574986" calcext:value-type="float">
            <text:p>1.06E-13</text:p>
          </table:table-cell>
          <table:table-cell table:formula="of:=SUM([.S74:.AF74])" office:value-type="float" office:value="0.000000000000020139465" calcext:value-type="float">
            <text:p>2.01E-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.7273" calcext:value-type="float">
            <text:p>32.7273</text:p>
          </table:table-cell>
          <table:table-cell office:value-type="float" office:value="43.6364" calcext:value-type="float">
            <text:p>43.6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8.1818" calcext:value-type="float">
            <text:p>38.1818</text:p>
          </table:table-cell>
          <table:table-cell office:value-type="float" office:value="0.000000000000130064" calcext:value-type="float">
            <text:p>1.30E-13</text:p>
          </table:table-cell>
          <table:table-cell office:value-type="float" office:value="0.0000000000000591451" calcext:value-type="float">
            <text:p>5.91E-14</text:p>
          </table:table-cell>
          <table:table-cell office:value-type="float" office:value="0.0000000000000298478" calcext:value-type="float">
            <text:p>2.98E-14</text:p>
          </table:table-cell>
          <table:table-cell office:value-type="float" office:value="0.0000000000000275721" calcext:value-type="float">
            <text:p>2.76E-14</text:p>
          </table:table-cell>
          <table:table-cell office:value-type="float" office:value="0.0000000000000131009" calcext:value-type="float">
            <text:p>1.31E-14</text:p>
          </table:table-cell>
          <table:table-cell office:value-type="float" office:value="8.20522E-015" calcext:value-type="float">
            <text:p>8.21E-15</text:p>
          </table:table-cell>
          <table:table-cell office:value-type="float" office:value="6.68533E-015" calcext:value-type="float">
            <text:p>6.69E-15</text:p>
          </table:table-cell>
          <table:table-cell office:value-type="float" office:value="8.70398E-015" calcext:value-type="float">
            <text:p>8.70E-15</text:p>
          </table:table-cell>
          <table:table-cell office:value-type="float" office:value="6.06351E-015" calcext:value-type="float">
            <text:p>6.06E-15</text:p>
          </table:table-cell>
          <table:table-cell office:value-type="float" office:value="3.05502E-015" calcext:value-type="float">
            <text:p>3.06E-15</text:p>
          </table:table-cell>
          <table:table-cell office:value-type="float" office:value="6.94966E-015" calcext:value-type="float">
            <text:p>6.95E-15</text:p>
          </table:table-cell>
          <table:table-cell office:value-type="float" office:value="4.10042E-015" calcext:value-type="float">
            <text:p>4.10E-15</text:p>
          </table:table-cell>
          <table:table-cell office:value-type="float" office:value="9.73469E-015" calcext:value-type="float">
            <text:p>9.73E-15</text:p>
          </table:table-cell>
          <table:table-cell office:value-type="float" office:value="1.44012E-015" calcext:value-type="float">
            <text:p>1.44E-15</text:p>
          </table:table-cell>
          <table:table-cell table:style-name="ce1" office:value-type="float" office:value="9.17898E-016" calcext:value-type="float">
            <text:p>9.18E-16</text:p>
          </table:table-cell>
          <table:table-cell office:value-type="float" office:value="5.83687E-015" calcext:value-type="float">
            <text:p>5.84E-15</text:p>
          </table:table-cell>
          <table:table-cell office:value-type="float" office:value="1.70887E-015" calcext:value-type="float">
            <text:p>1.71E-15</text:p>
          </table:table-cell>
          <table:table-cell office:value-type="float" office:value="3.06865E-016" calcext:value-type="float">
            <text:p>3.07E-16</text:p>
          </table:table-cell>
          <table:table-cell office:value-type="float" office:value="8.40133E-016" calcext:value-type="float">
            <text:p>8.40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75:.K75])" office:value-type="float" office:value="0.0000000000001892091" calcext:value-type="float">
            <text:p>1.89E-13</text:p>
          </table:table-cell>
          <table:table-cell table:formula="of:=SUM([.L75:.R75])" office:value-type="float" office:value="0.00000000000010017884" calcext:value-type="float">
            <text:p>1.00E-13</text:p>
          </table:table-cell>
          <table:table-cell table:formula="of:=SUM([.S75:.AF75])" office:value-type="float" office:value="0.000000000000034890546" calcext:value-type="float">
            <text:p>3.49E-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.6364" calcext:value-type="float">
            <text:p>43.6364</text:p>
          </table:table-cell>
          <table:table-cell office:value-type="float" office:value="54.5455" calcext:value-type="float">
            <text:p>54.5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49.0909" calcext:value-type="float">
            <text:p>49.0909</text:p>
          </table:table-cell>
          <table:table-cell office:value-type="float" office:value="0.000000000000129822" calcext:value-type="float">
            <text:p>1.30E-13</text:p>
          </table:table-cell>
          <table:table-cell office:value-type="float" office:value="0.0000000000000590567" calcext:value-type="float">
            <text:p>5.91E-14</text:p>
          </table:table-cell>
          <table:table-cell office:value-type="float" office:value="0.0000000000000298083" calcext:value-type="float">
            <text:p>2.98E-14</text:p>
          </table:table-cell>
          <table:table-cell office:value-type="float" office:value="0.0000000000000178658" calcext:value-type="float">
            <text:p>1.79E-14</text:p>
          </table:table-cell>
          <table:table-cell office:value-type="float" office:value="0.0000000000000212148" calcext:value-type="float">
            <text:p>2.12E-14</text:p>
          </table:table-cell>
          <table:table-cell office:value-type="float" office:value="0.0000000000000127109" calcext:value-type="float">
            <text:p>1.27E-14</text:p>
          </table:table-cell>
          <table:table-cell office:value-type="float" office:value="6.8927E-015" calcext:value-type="float">
            <text:p>6.89E-15</text:p>
          </table:table-cell>
          <table:table-cell office:value-type="float" office:value="5.94309E-015" calcext:value-type="float">
            <text:p>5.94E-15</text:p>
          </table:table-cell>
          <table:table-cell office:value-type="float" office:value="4.19478E-015" calcext:value-type="float">
            <text:p>4.19E-15</text:p>
          </table:table-cell>
          <table:table-cell office:value-type="float" office:value="6.46138E-015" calcext:value-type="float">
            <text:p>6.46E-15</text:p>
          </table:table-cell>
          <table:table-cell office:value-type="float" office:value="3.93589E-015" calcext:value-type="float">
            <text:p>3.94E-15</text:p>
          </table:table-cell>
          <table:table-cell office:value-type="float" office:value="4.38056E-015" calcext:value-type="float">
            <text:p>4.38E-15</text:p>
          </table:table-cell>
          <table:table-cell office:value-type="float" office:value="9.32529E-015" calcext:value-type="float">
            <text:p>9.33E-15</text:p>
          </table:table-cell>
          <table:table-cell office:value-type="float" office:value="4.8904E-015" calcext:value-type="float">
            <text:p>4.89E-15</text:p>
          </table:table-cell>
          <table:table-cell table:style-name="ce1" office:value-type="float" office:value="0.0000000000000177277" calcext:value-type="float">
            <text:p>1.77E-14</text:p>
          </table:table-cell>
          <table:table-cell office:value-type="float" office:value="8.22608E-015" calcext:value-type="float">
            <text:p>8.23E-15</text:p>
          </table:table-cell>
          <table:table-cell office:value-type="float" office:value="9.88527E-016" calcext:value-type="float">
            <text:p>9.89E-16</text:p>
          </table:table-cell>
          <table:table-cell office:value-type="float" office:value="3.04065E-016" calcext:value-type="float">
            <text:p>3.04E-16</text:p>
          </table:table-cell>
          <table:table-cell office:value-type="float" office:value="7.78621E-016" calcext:value-type="float">
            <text:p>7.79E-16</text:p>
          </table:table-cell>
          <table:table-cell office:value-type="float" office:value="3.38624E-016" calcext:value-type="float">
            <text:p>3.39E-16</text:p>
          </table:table-cell>
          <table:table-cell office:value-type="float" office:value="2.26563E-016" calcext:value-type="float">
            <text:p>2.27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76:.K76])" office:value-type="float" office:value="0.0000000000001888787" calcext:value-type="float">
            <text:p>1.89E-13</text:p>
          </table:table-cell>
          <table:table-cell table:formula="of:=SUM([.L76:.R76])" office:value-type="float" office:value="0.00000000000009863037" calcext:value-type="float">
            <text:p>9.86E-14</text:p>
          </table:table-cell>
          <table:table-cell table:formula="of:=SUM([.S76:.AF76])" office:value-type="float" office:value="0.0000000000000575837" calcext:value-type="float">
            <text:p>5.76E-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4.5455" calcext:value-type="float">
            <text:p>54.5455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129615" calcext:value-type="float">
            <text:p>1.30E-13</text:p>
          </table:table-cell>
          <table:table-cell office:value-type="float" office:value="0.0000000000000589776" calcext:value-type="float">
            <text:p>5.90E-14</text:p>
          </table:table-cell>
          <table:table-cell office:value-type="float" office:value="0.0000000000000297698" calcext:value-type="float">
            <text:p>2.98E-14</text:p>
          </table:table-cell>
          <table:table-cell office:value-type="float" office:value="0.0000000000000183227" calcext:value-type="float">
            <text:p>1.83E-14</text:p>
          </table:table-cell>
          <table:table-cell office:value-type="float" office:value="0.0000000000000114396" calcext:value-type="float">
            <text:p>1.14E-14</text:p>
          </table:table-cell>
          <table:table-cell office:value-type="float" office:value="0.0000000000000120945" calcext:value-type="float">
            <text:p>1.21E-14</text:p>
          </table:table-cell>
          <table:table-cell office:value-type="float" office:value="0.0000000000000143615" calcext:value-type="float">
            <text:p>1.44E-14</text:p>
          </table:table-cell>
          <table:table-cell office:value-type="float" office:value="9.59859E-015" calcext:value-type="float">
            <text:p>9.60E-15</text:p>
          </table:table-cell>
          <table:table-cell office:value-type="float" office:value="3.64293E-015" calcext:value-type="float">
            <text:p>3.64E-15</text:p>
          </table:table-cell>
          <table:table-cell office:value-type="float" office:value="3.59112E-015" calcext:value-type="float">
            <text:p>3.59E-15</text:p>
          </table:table-cell>
          <table:table-cell office:value-type="float" office:value="8.61127E-015" calcext:value-type="float">
            <text:p>8.61E-15</text:p>
          </table:table-cell>
          <table:table-cell office:value-type="float" office:value="5.70744E-015" calcext:value-type="float">
            <text:p>5.71E-15</text:p>
          </table:table-cell>
          <table:table-cell office:value-type="float" office:value="6.27195E-015" calcext:value-type="float">
            <text:p>6.27E-15</text:p>
          </table:table-cell>
          <table:table-cell office:value-type="float" office:value="2.22611E-015" calcext:value-type="float">
            <text:p>2.23E-15</text:p>
          </table:table-cell>
          <table:table-cell table:style-name="ce1" office:value-type="float" office:value="6.12825E-015" calcext:value-type="float">
            <text:p>6.13E-15</text:p>
          </table:table-cell>
          <table:table-cell office:value-type="float" office:value="5.01455E-015" calcext:value-type="float">
            <text:p>5.01E-15</text:p>
          </table:table-cell>
          <table:table-cell office:value-type="float" office:value="2.07906E-015" calcext:value-type="float">
            <text:p>2.08E-15</text:p>
          </table:table-cell>
          <table:table-cell office:value-type="float" office:value="5.46094E-016" calcext:value-type="float">
            <text:p>5.46E-1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formula="of:=SUM([.J77:.K77])" office:value-type="float" office:value="0.0000000000001885926" calcext:value-type="float">
            <text:p>1.89E-13</text:p>
          </table:table-cell>
          <table:table-cell table:formula="of:=SUM([.L77:.R77])" office:value-type="float" office:value="0.00000000000009922962" calcext:value-type="float">
            <text:p>9.92E-14</text:p>
          </table:table-cell>
          <table:table-cell table:formula="of:=SUM([.S77:.AF77])" office:value-type="float" office:value="0.000000000000040175844" calcext:value-type="float">
            <text:p>4.02E-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76.3636" calcext:value-type="float">
            <text:p>76.3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70.9091" calcext:value-type="float">
            <text:p>70.9091</text:p>
          </table:table-cell>
          <table:table-cell office:value-type="float" office:value="0.000000000000129397" calcext:value-type="float">
            <text:p>1.29E-13</text:p>
          </table:table-cell>
          <table:table-cell office:value-type="float" office:value="0.0000000000000588803" calcext:value-type="float">
            <text:p>5.89E-14</text:p>
          </table:table-cell>
          <table:table-cell office:value-type="float" office:value="0.0000000000000301826" calcext:value-type="float">
            <text:p>3.02E-14</text:p>
          </table:table-cell>
          <table:table-cell office:value-type="float" office:value="0.0000000000000183777" calcext:value-type="float">
            <text:p>1.84E-14</text:p>
          </table:table-cell>
          <table:table-cell office:value-type="float" office:value="0.0000000000000114178" calcext:value-type="float">
            <text:p>1.14E-14</text:p>
          </table:table-cell>
          <table:table-cell office:value-type="float" office:value="8.433E-015" calcext:value-type="float">
            <text:p>8.43E-15</text:p>
          </table:table-cell>
          <table:table-cell office:value-type="float" office:value="7.16436E-015" calcext:value-type="float">
            <text:p>7.16E-15</text:p>
          </table:table-cell>
          <table:table-cell office:value-type="float" office:value="9.34758E-015" calcext:value-type="float">
            <text:p>9.35E-15</text:p>
          </table:table-cell>
          <table:table-cell office:value-type="float" office:value="7.73099E-015" calcext:value-type="float">
            <text:p>7.73E-15</text:p>
          </table:table-cell>
          <table:table-cell office:value-type="float" office:value="7.15778E-015" calcext:value-type="float">
            <text:p>7.16E-15</text:p>
          </table:table-cell>
          <table:table-cell office:value-type="float" office:value="9.20915E-015" calcext:value-type="float">
            <text:p>9.21E-15</text:p>
          </table:table-cell>
          <table:table-cell office:value-type="float" office:value="6.08432E-015" calcext:value-type="float">
            <text:p>6.08E-15</text:p>
          </table:table-cell>
          <table:table-cell office:value-type="float" office:value="6.37975E-015" calcext:value-type="float">
            <text:p>6.38E-15</text:p>
          </table:table-cell>
          <table:table-cell office:value-type="float" office:value="1.634E-015" calcext:value-type="float">
            <text:p>1.63E-15</text:p>
          </table:table-cell>
          <table:table-cell table:style-name="ce1" office:value-type="float" office:value="2.88291E-015" calcext:value-type="float">
            <text:p>2.88E-15</text:p>
          </table:table-cell>
          <table:table-cell office:value-type="float" office:value="3.21805E-015" calcext:value-type="float">
            <text:p>3.22E-15</text:p>
          </table:table-cell>
          <table:table-cell office:value-type="float" office:value="2.26175E-015" calcext:value-type="float">
            <text:p>2.26E-15</text:p>
          </table:table-cell>
          <table:table-cell office:value-type="float" office:value="3.28325E-016" calcext:value-type="float">
            <text:p>3.28E-16</text:p>
          </table:table-cell>
          <table:table-cell office:value-type="float" office:value="7.80428E-016" calcext:value-type="float">
            <text:p>7.80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78:.K78])" office:value-type="float" office:value="0.0000000000001882773" calcext:value-type="float">
            <text:p>1.88E-13</text:p>
          </table:table-cell>
          <table:table-cell table:formula="of:=SUM([.L78:.R78])" office:value-type="float" office:value="0.00000000000009265403" calcext:value-type="float">
            <text:p>9.27E-14</text:p>
          </table:table-cell>
          <table:table-cell table:formula="of:=SUM([.S78:.AF78])" office:value-type="float" office:value="0.000000000000039936463" calcext:value-type="float">
            <text:p>3.99E-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6.3636" calcext:value-type="float">
            <text:p>76.3636</text:p>
          </table:table-cell>
          <table:table-cell office:value-type="float" office:value="87.2727" calcext:value-type="float">
            <text:p>87.2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81.8182" calcext:value-type="float">
            <text:p>81.8182</text:p>
          </table:table-cell>
          <table:table-cell office:value-type="float" office:value="0.000000000000129125" calcext:value-type="float">
            <text:p>1.29E-13</text:p>
          </table:table-cell>
          <table:table-cell office:value-type="float" office:value="0.0000000000000587732" calcext:value-type="float">
            <text:p>5.88E-14</text:p>
          </table:table-cell>
          <table:table-cell office:value-type="float" office:value="0.0000000000000301309" calcext:value-type="float">
            <text:p>3.01E-14</text:p>
          </table:table-cell>
          <table:table-cell office:value-type="float" office:value="0.0000000000000183436" calcext:value-type="float">
            <text:p>1.83E-14</text:p>
          </table:table-cell>
          <table:table-cell office:value-type="float" office:value="0.0000000000000113961" calcext:value-type="float">
            <text:p>1.14E-14</text:p>
          </table:table-cell>
          <table:table-cell office:value-type="float" office:value="8.41604E-015" calcext:value-type="float">
            <text:p>8.42E-15</text:p>
          </table:table-cell>
          <table:table-cell office:value-type="float" office:value="7.14891E-015" calcext:value-type="float">
            <text:p>7.15E-15</text:p>
          </table:table-cell>
          <table:table-cell office:value-type="float" office:value="6.36979E-015" calcext:value-type="float">
            <text:p>6.37E-15</text:p>
          </table:table-cell>
          <table:table-cell office:value-type="float" office:value="3.91596E-015" calcext:value-type="float">
            <text:p>3.92E-15</text:p>
          </table:table-cell>
          <table:table-cell office:value-type="float" office:value="3.7505E-015" calcext:value-type="float">
            <text:p>3.75E-15</text:p>
          </table:table-cell>
          <table:table-cell office:value-type="float" office:value="4.81571E-015" calcext:value-type="float">
            <text:p>4.82E-15</text:p>
          </table:table-cell>
          <table:table-cell office:value-type="float" office:value="3.15442E-015" calcext:value-type="float">
            <text:p>3.15E-15</text:p>
          </table:table-cell>
          <table:table-cell office:value-type="float" office:value="2.6567E-015" calcext:value-type="float">
            <text:p>2.66E-15</text:p>
          </table:table-cell>
          <table:table-cell office:value-type="float" office:value="5.83057E-016" calcext:value-type="float">
            <text:p>5.83E-16</text:p>
          </table:table-cell>
          <table:table-cell table:style-name="ce1" office:value-type="float" office:value="2.70022E-015" calcext:value-type="float">
            <text:p>2.70E-15</text:p>
          </table:table-cell>
          <table:table-cell office:value-type="float" office:value="2.03915E-015" calcext:value-type="float">
            <text:p>2.04E-15</text:p>
          </table:table-cell>
          <table:table-cell office:value-type="float" office:value="1.20356E-015" calcext:value-type="float">
            <text:p>1.20E-15</text:p>
          </table:table-cell>
          <table:table-cell office:value-type="float" office:value="3.29703E-016" calcext:value-type="float">
            <text:p>3.30E-16</text:p>
          </table:table-cell>
          <table:table-cell office:value-type="float" office:value="7.82052E-016" calcext:value-type="float">
            <text:p>7.82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79:.K79])" office:value-type="float" office:value="0.0000000000001878982" calcext:value-type="float">
            <text:p>1.88E-13</text:p>
          </table:table-cell>
          <table:table-cell table:formula="of:=SUM([.L79:.R79])" office:value-type="float" office:value="0.0000000000000857213" calcext:value-type="float">
            <text:p>8.57E-14</text:p>
          </table:table-cell>
          <table:table-cell table:formula="of:=SUM([.S79:.AF79])" office:value-type="float" office:value="0.000000000000022015072" calcext:value-type="float">
            <text:p>2.20E-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7.2727" calcext:value-type="float">
            <text:p>87.2727</text:p>
          </table:table-cell>
          <table:table-cell office:value-type="float" office:value="98.1818" calcext:value-type="float">
            <text:p>98.1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92.7273" calcext:value-type="float">
            <text:p>92.7273</text:p>
          </table:table-cell>
          <table:table-cell office:value-type="float" office:value="0.00000000000012879" calcext:value-type="float">
            <text:p>1.29E-13</text:p>
          </table:table-cell>
          <table:table-cell office:value-type="float" office:value="0.0000000000000586312" calcext:value-type="float">
            <text:p>5.86E-14</text:p>
          </table:table-cell>
          <table:table-cell office:value-type="float" office:value="0.0000000000000300578" calcext:value-type="float">
            <text:p>3.01E-14</text:p>
          </table:table-cell>
          <table:table-cell office:value-type="float" office:value="0.0000000000000182976" calcext:value-type="float">
            <text:p>1.83E-14</text:p>
          </table:table-cell>
          <table:table-cell office:value-type="float" office:value="0.0000000000000113672" calcext:value-type="float">
            <text:p>1.14E-14</text:p>
          </table:table-cell>
          <table:table-cell office:value-type="float" office:value="8.39437E-015" calcext:value-type="float">
            <text:p>8.39E-15</text:p>
          </table:table-cell>
          <table:table-cell office:value-type="float" office:value="7.13012E-015" calcext:value-type="float">
            <text:p>7.13E-15</text:p>
          </table:table-cell>
          <table:table-cell office:value-type="float" office:value="9.28506E-015" calcext:value-type="float">
            <text:p>9.29E-15</text:p>
          </table:table-cell>
          <table:table-cell office:value-type="float" office:value="7.79547E-015" calcext:value-type="float">
            <text:p>7.80E-15</text:p>
          </table:table-cell>
          <table:table-cell office:value-type="float" office:value="7.61169E-015" calcext:value-type="float">
            <text:p>7.61E-15</text:p>
          </table:table-cell>
          <table:table-cell office:value-type="float" office:value="9.81337E-015" calcext:value-type="float">
            <text:p>9.81E-15</text:p>
          </table:table-cell>
          <table:table-cell office:value-type="float" office:value="6.96012E-015" calcext:value-type="float">
            <text:p>6.96E-15</text:p>
          </table:table-cell>
          <table:table-cell office:value-type="float" office:value="6.34099E-015" calcext:value-type="float">
            <text:p>6.34E-15</text:p>
          </table:table-cell>
          <table:table-cell office:value-type="float" office:value="1.5372E-015" calcext:value-type="float">
            <text:p>1.54E-15</text:p>
          </table:table-cell>
          <table:table-cell table:style-name="ce1" office:value-type="float" office:value="3.02298E-015" calcext:value-type="float">
            <text:p>3.02E-15</text:p>
          </table:table-cell>
          <table:table-cell office:value-type="float" office:value="3.88207E-015" calcext:value-type="float">
            <text:p>3.88E-15</text:p>
          </table:table-cell>
          <table:table-cell office:value-type="float" office:value="2.38931E-015" calcext:value-type="float">
            <text:p>2.39E-15</text:p>
          </table:table-cell>
          <table:table-cell office:value-type="float" office:value="3.31001E-016" calcext:value-type="float">
            <text:p>3.31E-16</text:p>
          </table:table-cell>
          <table:table-cell office:value-type="float" office:value="7.83084E-016" calcext:value-type="float">
            <text:p>7.83E-16</text:p>
          </table:table-cell>
          <table:table-cell office:value-type="float" office:value="3.3877E-016" calcext:value-type="float">
            <text:p>3.39E-16</text:p>
          </table:table-cell>
          <table:table-cell office:value-type="float" office:value="2.2666E-016" calcext:value-type="float">
            <text:p>2.27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0:.K80])" office:value-type="float" office:value="0.0000000000001874212" calcext:value-type="float">
            <text:p>1.87E-13</text:p>
          </table:table-cell>
          <table:table-cell table:formula="of:=SUM([.L80:.R80])" office:value-type="float" office:value="0.00000000000009232762" calcext:value-type="float">
            <text:p>9.23E-14</text:p>
          </table:table-cell>
          <table:table-cell table:formula="of:=SUM([.S80:.AF80])" office:value-type="float" office:value="0.000000000000043237245" calcext:value-type="float">
            <text:p>4.32E-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8.1818" calcext:value-type="float">
            <text:p>98.1818</text:p>
          </table:table-cell>
          <table:table-cell office:value-type="float" office:value="109.091" calcext:value-type="float">
            <text:p>10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03.636" calcext:value-type="float">
            <text:p>103.636</text:p>
          </table:table-cell>
          <table:table-cell office:value-type="float" office:value="0.0000000000001284" calcext:value-type="float">
            <text:p>1.28E-13</text:p>
          </table:table-cell>
          <table:table-cell office:value-type="float" office:value="0.000000000000058444" calcext:value-type="float">
            <text:p>5.84E-14</text:p>
          </table:table-cell>
          <table:table-cell office:value-type="float" office:value="0.0000000000000299609" calcext:value-type="float">
            <text:p>3.00E-14</text:p>
          </table:table-cell>
          <table:table-cell office:value-type="float" office:value="0.0000000000000351498" calcext:value-type="float">
            <text:p>3.51E-14</text:p>
          </table:table-cell>
          <table:table-cell office:value-type="float" office:value="0.0000000000000226188" calcext:value-type="float">
            <text:p>2.26E-14</text:p>
          </table:table-cell>
          <table:table-cell office:value-type="float" office:value="0.0000000000000167047" calcext:value-type="float">
            <text:p>1.67E-14</text:p>
          </table:table-cell>
          <table:table-cell office:value-type="float" office:value="0.0000000000000141898" calcext:value-type="float">
            <text:p>1.42E-14</text:p>
          </table:table-cell>
          <table:table-cell office:value-type="float" office:value="9.711E-015" calcext:value-type="float">
            <text:p>9.71E-15</text:p>
          </table:table-cell>
          <table:table-cell office:value-type="float" office:value="3.81881E-015" calcext:value-type="float">
            <text:p>3.82E-15</text:p>
          </table:table-cell>
          <table:table-cell office:value-type="float" office:value="3.53221E-015" calcext:value-type="float">
            <text:p>3.53E-15</text:p>
          </table:table-cell>
          <table:table-cell office:value-type="float" office:value="4.55108E-015" calcext:value-type="float">
            <text:p>4.55E-15</text:p>
          </table:table-cell>
          <table:table-cell office:value-type="float" office:value="3.08422E-015" calcext:value-type="float">
            <text:p>3.08E-15</text:p>
          </table:table-cell>
          <table:table-cell office:value-type="float" office:value="2.90675E-015" calcext:value-type="float">
            <text:p>2.91E-15</text:p>
          </table:table-cell>
          <table:table-cell office:value-type="float" office:value="9.88363E-016" calcext:value-type="float">
            <text:p>9.88E-16</text:p>
          </table:table-cell>
          <table:table-cell table:style-name="ce1" office:value-type="float" office:value="3.7682E-015" calcext:value-type="float">
            <text:p>3.77E-15</text:p>
          </table:table-cell>
          <table:table-cell office:value-type="float" office:value="2.03639E-015" calcext:value-type="float">
            <text:p>2.04E-15</text:p>
          </table:table-cell>
          <table:table-cell office:value-type="float" office:value="1.2442E-015" calcext:value-type="float">
            <text:p>1.24E-15</text:p>
          </table:table-cell>
          <table:table-cell office:value-type="float" office:value="6.21804E-016" calcext:value-type="float">
            <text:p>6.22E-16</text:p>
          </table:table-cell>
          <table:table-cell office:value-type="float" office:value="7.82957E-016" calcext:value-type="float">
            <text:p>7.83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81:.K81])" office:value-type="float" office:value="0.000000000000186844" calcext:value-type="float">
            <text:p>1.87E-13</text:p>
          </table:table-cell>
          <table:table-cell table:formula="of:=SUM([.L81:.R81])" office:value-type="float" office:value="0.00000000000013215381" calcext:value-type="float">
            <text:p>1.32E-13</text:p>
          </table:table-cell>
          <table:table-cell table:formula="of:=SUM([.S81:.AF81])" office:value-type="float" office:value="0.000000000000023516174" calcext:value-type="float">
            <text:p>2.35E-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9.091" calcext:value-type="float">
            <text:p>109.091</text:p>
          </table:table-cell>
          <table:table-cell office:value-type="float" office:value="120" calcext:value-type="float">
            <text:p>12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14.545" calcext:value-type="float">
            <text:p>114.545</text:p>
          </table:table-cell>
          <table:table-cell office:value-type="float" office:value="0.000000000000255586" calcext:value-type="float">
            <text:p>2.56E-13</text:p>
          </table:table-cell>
          <table:table-cell office:value-type="float" office:value="0.0000000000001163" calcext:value-type="float">
            <text:p>1.16E-13</text:p>
          </table:table-cell>
          <table:table-cell office:value-type="float" office:value="0.0000000000000591594" calcext:value-type="float">
            <text:p>5.92E-14</text:p>
          </table:table-cell>
          <table:table-cell office:value-type="float" office:value="0.0000000000000192925" calcext:value-type="float">
            <text:p>1.93E-14</text:p>
          </table:table-cell>
          <table:table-cell office:value-type="float" office:value="0.0000000000000112549" calcext:value-type="float">
            <text:p>1.13E-14</text:p>
          </table:table-cell>
          <table:table-cell office:value-type="float" office:value="8.31232E-015" calcext:value-type="float">
            <text:p>8.31E-15</text:p>
          </table:table-cell>
          <table:table-cell office:value-type="float" office:value="7.06114E-015" calcext:value-type="float">
            <text:p>7.06E-15</text:p>
          </table:table-cell>
          <table:table-cell office:value-type="float" office:value="6.29222E-015" calcext:value-type="float">
            <text:p>6.29E-15</text:p>
          </table:table-cell>
          <table:table-cell office:value-type="float" office:value="3.80526E-015" calcext:value-type="float">
            <text:p>3.81E-15</text:p>
          </table:table-cell>
          <table:table-cell office:value-type="float" office:value="5.05616E-015" calcext:value-type="float">
            <text:p>5.06E-15</text:p>
          </table:table-cell>
          <table:table-cell office:value-type="float" office:value="8.87898E-015" calcext:value-type="float">
            <text:p>8.88E-15</text:p>
          </table:table-cell>
          <table:table-cell office:value-type="float" office:value="5.86537E-015" calcext:value-type="float">
            <text:p>5.87E-15</text:p>
          </table:table-cell>
          <table:table-cell office:value-type="float" office:value="6.56535E-015" calcext:value-type="float">
            <text:p>6.57E-15</text:p>
          </table:table-cell>
          <table:table-cell office:value-type="float" office:value="1.73371E-015" calcext:value-type="float">
            <text:p>1.73E-15</text:p>
          </table:table-cell>
          <table:table-cell table:style-name="ce1" office:value-type="float" office:value="4.36333E-015" calcext:value-type="float">
            <text:p>4.36E-15</text:p>
          </table:table-cell>
          <table:table-cell office:value-type="float" office:value="4.21519E-015" calcext:value-type="float">
            <text:p>4.22E-15</text:p>
          </table:table-cell>
          <table:table-cell office:value-type="float" office:value="2.19898E-015" calcext:value-type="float">
            <text:p>2.20E-15</text:p>
          </table:table-cell>
          <table:table-cell office:value-type="float" office:value="3.33802E-016" calcext:value-type="float">
            <text:p>3.34E-16</text:p>
          </table:table-cell>
          <table:table-cell office:value-type="float" office:value="7.82026E-016" calcext:value-type="float">
            <text:p>7.82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82:.K82])" office:value-type="float" office:value="0.000000000000371886" calcext:value-type="float">
            <text:p>3.72E-13</text:p>
          </table:table-cell>
          <table:table-cell table:formula="of:=SUM([.L82:.R82])" office:value-type="float" office:value="0.00000000000011517774" calcext:value-type="float">
            <text:p>1.15E-13</text:p>
          </table:table-cell>
          <table:table-cell table:formula="of:=SUM([.S82:.AF82])" office:value-type="float" office:value="0.000000000000039992898" calcext:value-type="float">
            <text:p>4.00E-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30.909" calcext:value-type="float">
            <text:p>130.909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25.455" calcext:value-type="float">
            <text:p>125.455</text:p>
          </table:table-cell>
          <table:table-cell office:value-type="float" office:value="0.00000000000012729" calcext:value-type="float">
            <text:p>1.27E-13</text:p>
          </table:table-cell>
          <table:table-cell office:value-type="float" office:value="0.0000000000000579037" calcext:value-type="float">
            <text:p>5.79E-14</text:p>
          </table:table-cell>
          <table:table-cell office:value-type="float" office:value="0.0000000000000292246" calcext:value-type="float">
            <text:p>2.92E-14</text:p>
          </table:table-cell>
          <table:table-cell office:value-type="float" office:value="0.0000000000000175101" calcext:value-type="float">
            <text:p>1.75E-14</text:p>
          </table:table-cell>
          <table:table-cell office:value-type="float" office:value="0.0000000000000112253" calcext:value-type="float">
            <text:p>1.12E-14</text:p>
          </table:table-cell>
          <table:table-cell office:value-type="float" office:value="8.00686E-015" calcext:value-type="float">
            <text:p>8.01E-15</text:p>
          </table:table-cell>
          <table:table-cell office:value-type="float" office:value="7.03494E-015" calcext:value-type="float">
            <text:p>7.03E-15</text:p>
          </table:table-cell>
          <table:table-cell office:value-type="float" office:value="8.71269E-015" calcext:value-type="float">
            <text:p>8.71E-15</text:p>
          </table:table-cell>
          <table:table-cell office:value-type="float" office:value="7.02917E-015" calcext:value-type="float">
            <text:p>7.03E-15</text:p>
          </table:table-cell>
          <table:table-cell office:value-type="float" office:value="5.18291E-015" calcext:value-type="float">
            <text:p>5.18E-15</text:p>
          </table:table-cell>
          <table:table-cell office:value-type="float" office:value="6.0101E-015" calcext:value-type="float">
            <text:p>6.01E-15</text:p>
          </table:table-cell>
          <table:table-cell office:value-type="float" office:value="5.08023E-015" calcext:value-type="float">
            <text:p>5.08E-15</text:p>
          </table:table-cell>
          <table:table-cell office:value-type="float" office:value="7.26227E-015" calcext:value-type="float">
            <text:p>7.26E-15</text:p>
          </table:table-cell>
          <table:table-cell office:value-type="float" office:value="2.43988E-015" calcext:value-type="float">
            <text:p>2.44E-15</text:p>
          </table:table-cell>
          <table:table-cell table:style-name="ce1" office:value-type="float" office:value="8.13813E-015" calcext:value-type="float">
            <text:p>8.14E-15</text:p>
          </table:table-cell>
          <table:table-cell office:value-type="float" office:value="5.00386E-015" calcext:value-type="float">
            <text:p>5.00E-15</text:p>
          </table:table-cell>
          <table:table-cell office:value-type="float" office:value="1.02351E-015" calcext:value-type="float">
            <text:p>1.02E-15</text:p>
          </table:table-cell>
          <table:table-cell office:value-type="float" office:value="3.12946E-016" calcext:value-type="float">
            <text:p>3.13E-16</text:p>
          </table:table-cell>
          <table:table-cell office:value-type="float" office:value="7.80802E-016" calcext:value-type="float">
            <text:p>7.81E-16</text:p>
          </table:table-cell>
          <table:table-cell office:value-type="float" office:value="3.39267E-016" calcext:value-type="float">
            <text:p>3.39E-16</text:p>
          </table:table-cell>
          <table:table-cell office:value-type="float" office:value="2.26993E-016" calcext:value-type="float">
            <text:p>2.27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3:.K83])" office:value-type="float" office:value="0.0000000000001851937" calcext:value-type="float">
            <text:p>1.85E-13</text:p>
          </table:table-cell>
          <table:table-cell table:formula="of:=SUM([.L83:.R83])" office:value-type="float" office:value="0.00000000000008874366" calcext:value-type="float">
            <text:p>8.87E-14</text:p>
          </table:table-cell>
          <table:table-cell table:formula="of:=SUM([.S83:.AF83])" office:value-type="float" office:value="0.000000000000041800898" calcext:value-type="float">
            <text:p>4.18E-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0.909" calcext:value-type="float">
            <text:p>130.909</text:p>
          </table:table-cell>
          <table:table-cell office:value-type="float" office:value="141.818" calcext:value-type="float">
            <text:p>141.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36.364" calcext:value-type="float">
            <text:p>136.364</text:p>
          </table:table-cell>
          <table:table-cell office:value-type="float" office:value="0.000000000000127083" calcext:value-type="float">
            <text:p>1.27E-13</text:p>
          </table:table-cell>
          <table:table-cell office:value-type="float" office:value="0.0000000000000577973" calcext:value-type="float">
            <text:p>5.78E-14</text:p>
          </table:table-cell>
          <table:table-cell office:value-type="float" office:value="0.0000000000000291688" calcext:value-type="float">
            <text:p>2.92E-14</text:p>
          </table:table-cell>
          <table:table-cell office:value-type="float" office:value="0.0000000000000174734" calcext:value-type="float">
            <text:p>1.75E-14</text:p>
          </table:table-cell>
          <table:table-cell office:value-type="float" office:value="0.0000000000000112002" calcext:value-type="float">
            <text:p>1.12E-14</text:p>
          </table:table-cell>
          <table:table-cell office:value-type="float" office:value="7.98916E-015" calcext:value-type="float">
            <text:p>7.99E-15</text:p>
          </table:table-cell>
          <table:table-cell office:value-type="float" office:value="9.45717E-015" calcext:value-type="float">
            <text:p>9.46E-15</text:p>
          </table:table-cell>
          <table:table-cell office:value-type="float" office:value="8.8945E-015" calcext:value-type="float">
            <text:p>8.89E-15</text:p>
          </table:table-cell>
          <table:table-cell office:value-type="float" office:value="3.27387E-015" calcext:value-type="float">
            <text:p>3.27E-15</text:p>
          </table:table-cell>
          <table:table-cell office:value-type="float" office:value="4.35994E-015" calcext:value-type="float">
            <text:p>4.36E-15</text:p>
          </table:table-cell>
          <table:table-cell office:value-type="float" office:value="5.33652E-015" calcext:value-type="float">
            <text:p>5.34E-15</text:p>
          </table:table-cell>
          <table:table-cell office:value-type="float" office:value="3.87907E-015" calcext:value-type="float">
            <text:p>3.88E-15</text:p>
          </table:table-cell>
          <table:table-cell office:value-type="float" office:value="0.000000000000012091" calcext:value-type="float">
            <text:p>1.21E-14</text:p>
          </table:table-cell>
          <table:table-cell office:value-type="float" office:value="4.89254E-015" calcext:value-type="float">
            <text:p>4.89E-15</text:p>
          </table:table-cell>
          <table:table-cell table:style-name="ce1" office:value-type="float" office:value="0.000000000000013837" calcext:value-type="float">
            <text:p>1.38E-14</text:p>
          </table:table-cell>
          <table:table-cell office:value-type="float" office:value="9.12202E-015" calcext:value-type="float">
            <text:p>9.12E-15</text:p>
          </table:table-cell>
          <table:table-cell office:value-type="float" office:value="1.9437E-015" calcext:value-type="float">
            <text:p>1.94E-15</text:p>
          </table:table-cell>
          <table:table-cell office:value-type="float" office:value="3.16962E-016" calcext:value-type="float">
            <text:p>3.17E-16</text:p>
          </table:table-cell>
          <table:table-cell office:value-type="float" office:value="8.4255E-016" calcext:value-type="float">
            <text:p>8.43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84:.K84])" office:value-type="float" office:value="0.0000000000001848803" calcext:value-type="float">
            <text:p>1.85E-13</text:p>
          </table:table-cell>
          <table:table-cell table:formula="of:=SUM([.L84:.R84])" office:value-type="float" office:value="0.0000000000000874571" calcext:value-type="float">
            <text:p>8.75E-14</text:p>
          </table:table-cell>
          <table:table-cell table:formula="of:=SUM([.S84:.AF84])" office:value-type="float" office:value="0.000000000000056621302" calcext:value-type="float">
            <text:p>5.66E-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1.818" calcext:value-type="float">
            <text:p>141.818</text:p>
          </table:table-cell>
          <table:table-cell office:value-type="float" office:value="152.727" calcext:value-type="float">
            <text:p>152.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47.273" calcext:value-type="float">
            <text:p>147.273</text:p>
          </table:table-cell>
          <table:table-cell office:value-type="float" office:value="0.000000000000126965" calcext:value-type="float">
            <text:p>1.27E-13</text:p>
          </table:table-cell>
          <table:table-cell office:value-type="float" office:value="0.0000000000000577514" calcext:value-type="float">
            <text:p>5.78E-14</text:p>
          </table:table-cell>
          <table:table-cell office:value-type="float" office:value="0.0000000000000291481" calcext:value-type="float">
            <text:p>2.91E-14</text:p>
          </table:table-cell>
          <table:table-cell office:value-type="float" office:value="0.0000000000000167372" calcext:value-type="float">
            <text:p>1.67E-14</text:p>
          </table:table-cell>
          <table:table-cell office:value-type="float" office:value="0.0000000000000110702" calcext:value-type="float">
            <text:p>1.11E-14</text:p>
          </table:table-cell>
          <table:table-cell office:value-type="float" office:value="0.0000000000000115412" calcext:value-type="float">
            <text:p>1.15E-14</text:p>
          </table:table-cell>
          <table:table-cell office:value-type="float" office:value="0.0000000000000102755" calcext:value-type="float">
            <text:p>1.03E-14</text:p>
          </table:table-cell>
          <table:table-cell office:value-type="float" office:value="5.5596E-015" calcext:value-type="float">
            <text:p>5.56E-15</text:p>
          </table:table-cell>
          <table:table-cell office:value-type="float" office:value="3.79357E-015" calcext:value-type="float">
            <text:p>3.79E-15</text:p>
          </table:table-cell>
          <table:table-cell office:value-type="float" office:value="4.50026E-015" calcext:value-type="float">
            <text:p>4.50E-15</text:p>
          </table:table-cell>
          <table:table-cell office:value-type="float" office:value="6.31617E-015" calcext:value-type="float">
            <text:p>6.32E-15</text:p>
          </table:table-cell>
          <table:table-cell office:value-type="float" office:value="3.6327E-015" calcext:value-type="float">
            <text:p>3.63E-15</text:p>
          </table:table-cell>
          <table:table-cell office:value-type="float" office:value="5.74915E-015" calcext:value-type="float">
            <text:p>5.75E-15</text:p>
          </table:table-cell>
          <table:table-cell office:value-type="float" office:value="2.70775E-017" calcext:value-type="float">
            <text:p>2.71E-17</text:p>
          </table:table-cell>
          <table:table-cell office:value-type="float" office:value="0" calcext:value-type="float">
            <text:p>0</text:p>
          </table:table-cell>
          <table:table-cell office:value-type="float" office:value="2.82128E-015" calcext:value-type="float">
            <text:p>2.82E-15</text:p>
          </table:table-cell>
          <table:table-cell office:value-type="float" office:value="1.67496E-015" calcext:value-type="float">
            <text:p>1.67E-15</text:p>
          </table:table-cell>
          <table:table-cell office:value-type="float" office:value="5.89886E-016" calcext:value-type="float">
            <text:p>5.90E-16</text:p>
          </table:table-cell>
          <table:table-cell office:value-type="float" office:value="8.41737E-016" calcext:value-type="float">
            <text:p>8.42E-16</text:p>
          </table:table-cell>
          <table:table-cell office:value-type="float" office:value="3.62676E-016" calcext:value-type="float">
            <text:p>3.63E-16</text:p>
          </table:table-cell>
          <table:table-cell office:value-type="float" office:value="2.42655E-016" calcext:value-type="float">
            <text:p>2.43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5:.K85])" office:value-type="float" office:value="0.0000000000001847164" calcext:value-type="float">
            <text:p>1.85E-13</text:p>
          </table:table-cell>
          <table:table-cell table:formula="of:=SUM([.L85:.R85])" office:value-type="float" office:value="0.00000000000008812537" calcext:value-type="float">
            <text:p>8.81E-14</text:p>
          </table:table-cell>
          <table:table-cell table:formula="of:=SUM([.S85:.AF85])" office:value-type="float" office:value="0.0000000000000267585515" calcext:value-type="float">
            <text:p>2.68E-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2.727" calcext:value-type="float">
            <text:p>152.727</text:p>
          </table:table-cell>
          <table:table-cell office:value-type="float" office:value="163.636" calcext:value-type="float">
            <text:p>163.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58.182" calcext:value-type="float">
            <text:p>158.182</text:p>
          </table:table-cell>
          <table:table-cell office:value-type="float" office:value="0.000000000000126948" calcext:value-type="float">
            <text:p>1.27E-13</text:p>
          </table:table-cell>
          <table:table-cell office:value-type="float" office:value="0.000000000000057749" calcext:value-type="float">
            <text:p>5.77E-14</text:p>
          </table:table-cell>
          <table:table-cell office:value-type="float" office:value="0.0000000000000291467" calcext:value-type="float">
            <text:p>2.91E-14</text:p>
          </table:table-cell>
          <table:table-cell office:value-type="float" office:value="0.0000000000000167363" calcext:value-type="float">
            <text:p>1.67E-14</text:p>
          </table:table-cell>
          <table:table-cell office:value-type="float" office:value="0.000000000000010394" calcext:value-type="float">
            <text:p>1.04E-14</text:p>
          </table:table-cell>
          <table:table-cell office:value-type="float" office:value="0.000000000000011596" calcext:value-type="float">
            <text:p>1.16E-14</text:p>
          </table:table-cell>
          <table:table-cell office:value-type="float" office:value="6.49671E-015" calcext:value-type="float">
            <text:p>6.50E-15</text:p>
          </table:table-cell>
          <table:table-cell office:value-type="float" office:value="5.36655E-015" calcext:value-type="float">
            <text:p>5.37E-15</text:p>
          </table:table-cell>
          <table:table-cell office:value-type="float" office:value="5.1324E-015" calcext:value-type="float">
            <text:p>5.13E-15</text:p>
          </table:table-cell>
          <table:table-cell office:value-type="float" office:value="3.67368E-015" calcext:value-type="float">
            <text:p>3.67E-15</text:p>
          </table:table-cell>
          <table:table-cell office:value-type="float" office:value="4.14536E-015" calcext:value-type="float">
            <text:p>4.15E-15</text:p>
          </table:table-cell>
          <table:table-cell office:value-type="float" office:value="4.13207E-015" calcext:value-type="float">
            <text:p>4.13E-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4202E-015" calcext:value-type="float">
            <text:p>1.42E-15</text:p>
          </table:table-cell>
          <table:table-cell office:value-type="float" office:value="2.99828E-016" calcext:value-type="float">
            <text:p>3.00E-16</text:p>
          </table:table-cell>
          <table:table-cell office:value-type="float" office:value="8.41477E-016" calcext:value-type="float">
            <text:p>8.41E-1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86:.K86])" office:value-type="float" office:value="0.000000000000184697" calcext:value-type="float">
            <text:p>1.85E-13</text:p>
          </table:table-cell>
          <table:table-cell table:formula="of:=SUM([.L86:.R86])" office:value-type="float" office:value="0.00000000000008486866" calcext:value-type="float">
            <text:p>8.49E-14</text:p>
          </table:table-cell>
          <table:table-cell table:formula="of:=SUM([.S86:.AF86])" office:value-type="float" office:value="0.000000000000014512615" calcext:value-type="float">
            <text:p>1.45E-1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3.636" calcext:value-type="float">
            <text:p>163.636</text:p>
          </table:table-cell>
          <table:table-cell office:value-type="float" office:value="174.545" calcext:value-type="float">
            <text:p>174.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69.091" calcext:value-type="float">
            <text:p>169.091</text:p>
          </table:table-cell>
          <table:table-cell office:value-type="float" office:value="0.000000000000127037" calcext:value-type="float">
            <text:p>1.27E-13</text:p>
          </table:table-cell>
          <table:table-cell office:value-type="float" office:value="0.0000000000000577886" calcext:value-type="float">
            <text:p>5.78E-14</text:p>
          </table:table-cell>
          <table:table-cell office:value-type="float" office:value="0.0000000000000291669" calcext:value-type="float">
            <text:p>2.92E-14</text:p>
          </table:table-cell>
          <table:table-cell office:value-type="float" office:value="0.0000000000000167481" calcext:value-type="float">
            <text:p>1.67E-14</text:p>
          </table:table-cell>
          <table:table-cell office:value-type="float" office:value="0.0000000000000142343" calcext:value-type="float">
            <text:p>1.42E-14</text:p>
          </table:table-cell>
          <table:table-cell office:value-type="float" office:value="7.65524E-015" calcext:value-type="float">
            <text:p>7.66E-15</text:p>
          </table:table-cell>
          <table:table-cell office:value-type="float" office:value="6.05611E-015" calcext:value-type="float">
            <text:p>6.06E-15</text:p>
          </table:table-cell>
          <table:table-cell office:value-type="float" office:value="7.31248E-015" calcext:value-type="float">
            <text:p>7.31E-15</text:p>
          </table:table-cell>
          <table:table-cell office:value-type="float" office:value="3.08785E-015" calcext:value-type="float">
            <text:p>3.09E-15</text:p>
          </table:table-cell>
          <table:table-cell office:value-type="float" office:value="2.39807E-015" calcext:value-type="float">
            <text:p>2.40E-15</text:p>
          </table:table-cell>
          <table:table-cell office:value-type="float" office:value="4.94246E-015" calcext:value-type="float">
            <text:p>4.94E-15</text:p>
          </table:table-cell>
          <table:table-cell office:value-type="float" office:value="3.82453E-015" calcext:value-type="float">
            <text:p>3.82E-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.51533E-016" calcext:value-type="float">
            <text:p>6.52E-16</text:p>
          </table:table-cell>
          <table:table-cell office:value-type="float" office:value="3.04221E-016" calcext:value-type="float">
            <text:p>3.04E-16</text:p>
          </table:table-cell>
          <table:table-cell office:value-type="float" office:value="9.05381E-016" calcext:value-type="float">
            <text:p>9.05E-16</text:p>
          </table:table-cell>
          <table:table-cell office:value-type="float" office:value="3.9751E-016" calcext:value-type="float">
            <text:p>3.98E-16</text:p>
          </table:table-cell>
          <table:table-cell office:value-type="float" office:value="2.65962E-016" calcext:value-type="float">
            <text:p>2.66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7:.K87])" office:value-type="float" office:value="0.0000000000001848256" calcext:value-type="float">
            <text:p>1.85E-13</text:p>
          </table:table-cell>
          <table:table-cell table:formula="of:=SUM([.L87:.R87])" office:value-type="float" office:value="0.00000000000008426098" calcext:value-type="float">
            <text:p>8.43E-14</text:p>
          </table:table-cell>
          <table:table-cell table:formula="of:=SUM([.S87:.AF87])" office:value-type="float" office:value="0.000000000000013689667" calcext:value-type="float">
            <text:p>1.37E-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4.545" calcext:value-type="float">
            <text:p>174.545</text:p>
          </table:table-cell>
          <table:table-cell office:value-type="float" office:value="185.455" calcext:value-type="float">
            <text:p>185.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000127255" calcext:value-type="float">
            <text:p>1.27E-13</text:p>
          </table:table-cell>
          <table:table-cell office:value-type="float" office:value="0.0000000000000578876" calcext:value-type="float">
            <text:p>5.79E-14</text:p>
          </table:table-cell>
          <table:table-cell office:value-type="float" office:value="0.0000000000000292156" calcext:value-type="float">
            <text:p>2.92E-14</text:p>
          </table:table-cell>
          <table:table-cell office:value-type="float" office:value="0.000000000000016776" calcext:value-type="float">
            <text:p>1.68E-14</text:p>
          </table:table-cell>
          <table:table-cell office:value-type="float" office:value="0.0000000000000154752" calcext:value-type="float">
            <text:p>1.55E-14</text:p>
          </table:table-cell>
          <table:table-cell office:value-type="float" office:value="7.45711E-015" calcext:value-type="float">
            <text:p>7.46E-15</text:p>
          </table:table-cell>
          <table:table-cell office:value-type="float" office:value="6.07543E-015" calcext:value-type="float">
            <text:p>6.08E-15</text:p>
          </table:table-cell>
          <table:table-cell office:value-type="float" office:value="7.22028E-015" calcext:value-type="float">
            <text:p>7.22E-15</text:p>
          </table:table-cell>
          <table:table-cell office:value-type="float" office:value="3.07663E-015" calcext:value-type="float">
            <text:p>3.08E-15</text:p>
          </table:table-cell>
          <table:table-cell office:value-type="float" office:value="3.6564E-015" calcext:value-type="float">
            <text:p>3.66E-15</text:p>
          </table:table-cell>
          <table:table-cell office:value-type="float" office:value="2.1608E-015" calcext:value-type="float">
            <text:p>2.16E-15</text:p>
          </table:table-cell>
          <table:table-cell office:value-type="float" office:value="2.15765E-016" calcext:value-type="float">
            <text:p>2.16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.09822E-015" calcext:value-type="float">
            <text:p>1.10E-15</text:p>
          </table:table-cell>
          <table:table-cell office:value-type="float" office:value="3.05096E-016" calcext:value-type="float">
            <text:p>3.05E-16</text:p>
          </table:table-cell>
          <table:table-cell office:value-type="float" office:value="9.05631E-016" calcext:value-type="float">
            <text:p>9.06E-16</text:p>
          </table:table-cell>
          <table:table-cell office:value-type="float" office:value="9.5736E-016" calcext:value-type="float">
            <text:p>9.57E-16</text:p>
          </table:table-cell>
          <table:table-cell office:value-type="float" office:value="6.4054E-016" calcext:value-type="float">
            <text:p>6.41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8:.K88])" office:value-type="float" office:value="0.0000000000001851426" calcext:value-type="float">
            <text:p>1.85E-13</text:p>
          </table:table-cell>
          <table:table-cell table:formula="of:=SUM([.L88:.R88])" office:value-type="float" office:value="0.00000000000008529625" calcext:value-type="float">
            <text:p>8.53E-14</text:p>
          </table:table-cell>
          <table:table-cell table:formula="of:=SUM([.S88:.AF88])" office:value-type="float" office:value="9.939812E-015" calcext:value-type="float">
            <text:p>9.94E-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5.455" calcext:value-type="float">
            <text:p>185.455</text:p>
          </table:table-cell>
          <table:table-cell office:value-type="float" office:value="196.364" calcext:value-type="float">
            <text:p>196.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90.909" calcext:value-type="float">
            <text:p>190.909</text:p>
          </table:table-cell>
          <table:table-cell office:value-type="float" office:value="0.000000000000127619" calcext:value-type="float">
            <text:p>1.28E-13</text:p>
          </table:table-cell>
          <table:table-cell office:value-type="float" office:value="0.0000000000000580717" calcext:value-type="float">
            <text:p>5.81E-14</text:p>
          </table:table-cell>
          <table:table-cell office:value-type="float" office:value="0.0000000000000293113" calcext:value-type="float">
            <text:p>2.93E-14</text:p>
          </table:table-cell>
          <table:table-cell office:value-type="float" office:value="0.0000000000000263637" calcext:value-type="float">
            <text:p>2.64E-14</text:p>
          </table:table-cell>
          <table:table-cell office:value-type="float" office:value="0.0000000000000120635" calcext:value-type="float">
            <text:p>1.21E-14</text:p>
          </table:table-cell>
          <table:table-cell office:value-type="float" office:value="7.49058E-015" calcext:value-type="float">
            <text:p>7.49E-15</text:p>
          </table:table-cell>
          <table:table-cell office:value-type="float" office:value="5.68882E-015" calcext:value-type="float">
            <text:p>5.69E-15</text:p>
          </table:table-cell>
          <table:table-cell office:value-type="float" office:value="4.70927E-015" calcext:value-type="float">
            <text:p>4.71E-15</text:p>
          </table:table-cell>
          <table:table-cell office:value-type="float" office:value="2.59243E-015" calcext:value-type="float">
            <text:p>2.59E-15</text:p>
          </table:table-cell>
          <table:table-cell office:value-type="float" office:value="2.16275E-015" calcext:value-type="float">
            <text:p>2.16E-15</text:p>
          </table:table-cell>
          <table:table-cell office:value-type="float" office:value="1.91241E-015" calcext:value-type="float">
            <text:p>1.91E-15</text:p>
          </table:table-cell>
          <table:table-cell office:value-type="float" office:value="1.98773E-016" calcext:value-type="float">
            <text:p>1.99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75906E-016" calcext:value-type="float">
            <text:p>4.76E-16</text:p>
          </table:table-cell>
          <table:table-cell office:value-type="float" office:value="3.05772E-016" calcext:value-type="float">
            <text:p>3.06E-16</text:p>
          </table:table-cell>
          <table:table-cell office:value-type="float" office:value="9.06243E-016" calcext:value-type="float">
            <text:p>9.06E-16</text:p>
          </table:table-cell>
          <table:table-cell office:value-type="float" office:value="5.61189E-016" calcext:value-type="float">
            <text:p>5.61E-16</text:p>
          </table:table-cell>
          <table:table-cell office:value-type="float" office:value="3.75475E-016" calcext:value-type="float">
            <text:p>3.75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89:.K89])" office:value-type="float" office:value="0.0000000000001856907" calcext:value-type="float">
            <text:p>1.86E-13</text:p>
          </table:table-cell>
          <table:table-cell table:formula="of:=SUM([.L89:.R89])" office:value-type="float" office:value="0.0000000000000882196" calcext:value-type="float">
            <text:p>8.82E-14</text:p>
          </table:table-cell>
          <table:table-cell table:formula="of:=SUM([.S89:.AF89])" office:value-type="float" office:value="6.898518E-015" calcext:value-type="float">
            <text:p>6.90E-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6.364" calcext:value-type="float">
            <text:p>196.364</text:p>
          </table:table-cell>
          <table:table-cell office:value-type="float" office:value="207.273" calcext:value-type="float">
            <text:p>207.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01.818" calcext:value-type="float">
            <text:p>201.818</text:p>
          </table:table-cell>
          <table:table-cell office:value-type="float" office:value="0.000000000000128144" calcext:value-type="float">
            <text:p>1.28E-13</text:p>
          </table:table-cell>
          <table:table-cell office:value-type="float" office:value="0.0000000000000583292" calcext:value-type="float">
            <text:p>5.83E-14</text:p>
          </table:table-cell>
          <table:table-cell office:value-type="float" office:value="0.0000000000000294448" calcext:value-type="float">
            <text:p>2.94E-14</text:p>
          </table:table-cell>
          <table:table-cell office:value-type="float" office:value="0.0000000000000231868" calcext:value-type="float">
            <text:p>2.32E-14</text:p>
          </table:table-cell>
          <table:table-cell office:value-type="float" office:value="0.0000000000000102835" calcext:value-type="float">
            <text:p>1.03E-14</text:p>
          </table:table-cell>
          <table:table-cell office:value-type="float" office:value="7.00536E-015" calcext:value-type="float">
            <text:p>7.01E-15</text:p>
          </table:table-cell>
          <table:table-cell office:value-type="float" office:value="5.70876E-015" calcext:value-type="float">
            <text:p>5.71E-15</text:p>
          </table:table-cell>
          <table:table-cell office:value-type="float" office:value="4.40792E-015" calcext:value-type="float">
            <text:p>4.41E-15</text:p>
          </table:table-cell>
          <table:table-cell office:value-type="float" office:value="2.4186E-015" calcext:value-type="float">
            <text:p>2.42E-15</text:p>
          </table:table-cell>
          <table:table-cell office:value-type="float" office:value="2.01106E-015" calcext:value-type="float">
            <text:p>2.01E-15</text:p>
          </table:table-cell>
          <table:table-cell office:value-type="float" office:value="1.7637E-015" calcext:value-type="float">
            <text:p>1.76E-15</text:p>
          </table:table-cell>
          <table:table-cell office:value-type="float" office:value="1.83661E-016" calcext:value-type="float">
            <text:p>1.84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365E-017" calcext:value-type="float">
            <text:p>2.44E-17</text:p>
          </table:table-cell>
          <table:table-cell office:value-type="float" office:value="2.88044E-016" calcext:value-type="float">
            <text:p>2.88E-16</text:p>
          </table:table-cell>
          <table:table-cell office:value-type="float" office:value="9.07543E-016" calcext:value-type="float">
            <text:p>9.08E-16</text:p>
          </table:table-cell>
          <table:table-cell office:value-type="float" office:value="1.2544E-015" calcext:value-type="float">
            <text:p>1.25E-15</text:p>
          </table:table-cell>
          <table:table-cell office:value-type="float" office:value="8.39278E-016" calcext:value-type="float">
            <text:p>8.39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90:.K90])" office:value-type="float" office:value="0.0000000000001864732" calcext:value-type="float">
            <text:p>1.86E-13</text:p>
          </table:table-cell>
          <table:table-cell table:formula="of:=SUM([.L90:.R90])" office:value-type="float" office:value="0.00000000000008245574" calcext:value-type="float">
            <text:p>8.25E-14</text:p>
          </table:table-cell>
          <table:table-cell table:formula="of:=SUM([.S90:.AF90])" office:value-type="float" office:value="7.272051E-015" calcext:value-type="float">
            <text:p>7.27E-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7.273" calcext:value-type="float">
            <text:p>207.273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12.727" calcext:value-type="float">
            <text:p>212.727</text:p>
          </table:table-cell>
          <table:table-cell office:value-type="float" office:value="0.0000000000001288" calcext:value-type="float">
            <text:p>1.29E-13</text:p>
          </table:table-cell>
          <table:table-cell office:value-type="float" office:value="0.000000000000058623" calcext:value-type="float">
            <text:p>5.86E-14</text:p>
          </table:table-cell>
          <table:table-cell office:value-type="float" office:value="0.0000000000000434559" calcext:value-type="float">
            <text:p>4.35E-14</text:p>
          </table:table-cell>
          <table:table-cell office:value-type="float" office:value="0.000000000000017994" calcext:value-type="float">
            <text:p>1.80E-14</text:p>
          </table:table-cell>
          <table:table-cell office:value-type="float" office:value="9.87686E-015" calcext:value-type="float">
            <text:p>9.88E-15</text:p>
          </table:table-cell>
          <table:table-cell office:value-type="float" office:value="7.04409E-015" calcext:value-type="float">
            <text:p>7.04E-15</text:p>
          </table:table-cell>
          <table:table-cell office:value-type="float" office:value="5.74055E-015" calcext:value-type="float">
            <text:p>5.74E-15</text:p>
          </table:table-cell>
          <table:table-cell office:value-type="float" office:value="4.4315E-015" calcext:value-type="float">
            <text:p>4.43E-15</text:p>
          </table:table-cell>
          <table:table-cell office:value-type="float" office:value="1.89424E-015" calcext:value-type="float">
            <text:p>1.89E-15</text:p>
          </table:table-cell>
          <table:table-cell office:value-type="float" office:value="7.77912E-016" calcext:value-type="float">
            <text:p>7.78E-16</text:p>
          </table:table-cell>
          <table:table-cell office:value-type="float" office:value="8.87088E-016" calcext:value-type="float">
            <text:p>8.87E-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6899E-016" calcext:value-type="float">
            <text:p>4.37E-16</text:p>
          </table:table-cell>
          <table:table-cell office:value-type="float" office:value="3.46095E-016" calcext:value-type="float">
            <text:p>3.46E-16</text:p>
          </table:table-cell>
          <table:table-cell office:value-type="float" office:value="1.95826E-015" calcext:value-type="float">
            <text:p>1.96E-15</text:p>
          </table:table-cell>
          <table:table-cell office:value-type="float" office:value="1.48269E-015" calcext:value-type="float">
            <text:p>1.48E-15</text:p>
          </table:table-cell>
          <table:table-cell office:value-type="float" office:value="1.22401E-015" calcext:value-type="float">
            <text:p>1.22E-15</text:p>
          </table:table-cell>
          <table:table-cell office:value-type="float" office:value="1.52637E-015" calcext:value-type="float">
            <text:p>1.53E-15</text:p>
          </table:table-cell>
          <table:table-cell office:value-type="float" office:value="2.11946E-015" calcext:value-type="float">
            <text:p>2.12E-15</text:p>
          </table:table-cell>
          <table:table-cell table:formula="of:=SUM([.J91:.K91])" office:value-type="float" office:value="0.000000000000187423" calcext:value-type="float">
            <text:p>1.87E-13</text:p>
          </table:table-cell>
          <table:table-cell table:formula="of:=SUM([.L91:.R91])" office:value-type="float" office:value="0.00000000000009043714" calcext:value-type="float">
            <text:p>9.04E-14</text:p>
          </table:table-cell>
          <table:table-cell table:formula="of:=SUM([.S91:.AF91])" office:value-type="float" office:value="0.000000000000010758784" calcext:value-type="float">
            <text:p>1.08E-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29.091" calcext:value-type="float">
            <text:p>22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23.636" calcext:value-type="float">
            <text:p>223.636</text:p>
          </table:table-cell>
          <table:table-cell office:value-type="float" office:value="0.000000000000129506" calcext:value-type="float">
            <text:p>1.30E-13</text:p>
          </table:table-cell>
          <table:table-cell office:value-type="float" office:value="0.0000000000000712181" calcext:value-type="float">
            <text:p>7.12E-14</text:p>
          </table:table-cell>
          <table:table-cell office:value-type="float" office:value="0.0000000000000458017" calcext:value-type="float">
            <text:p>4.58E-14</text:p>
          </table:table-cell>
          <table:table-cell office:value-type="float" office:value="0.0000000000000165119" calcext:value-type="float">
            <text:p>1.65E-14</text:p>
          </table:table-cell>
          <table:table-cell office:value-type="float" office:value="9.93218E-015" calcext:value-type="float">
            <text:p>9.93E-15</text:p>
          </table:table-cell>
          <table:table-cell office:value-type="float" office:value="7.0849E-015" calcext:value-type="float">
            <text:p>7.08E-15</text:p>
          </table:table-cell>
          <table:table-cell office:value-type="float" office:value="5.59909E-015" calcext:value-type="float">
            <text:p>5.60E-15</text:p>
          </table:table-cell>
          <table:table-cell office:value-type="float" office:value="2.05233E-015" calcext:value-type="float">
            <text:p>2.05E-15</text:p>
          </table:table-cell>
          <table:table-cell office:value-type="float" office:value="2.25445E-015" calcext:value-type="float">
            <text:p>2.25E-15</text:p>
          </table:table-cell>
          <table:table-cell office:value-type="float" office:value="1.79714E-015" calcext:value-type="float">
            <text:p>1.80E-15</text:p>
          </table:table-cell>
          <table:table-cell office:value-type="float" office:value="7.73976E-016" calcext:value-type="float">
            <text:p>7.74E-16</text:p>
          </table:table-cell>
          <table:table-cell office:value-type="float" office:value="1.71194E-016" calcext:value-type="float">
            <text:p>1.71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43179E-017" calcext:value-type="float">
            <text:p>2.43E-17</text:p>
          </table:table-cell>
          <table:table-cell office:value-type="float" office:value="2.91942E-016" calcext:value-type="float">
            <text:p>2.92E-16</text:p>
          </table:table-cell>
          <table:table-cell office:value-type="float" office:value="9.8084E-016" calcext:value-type="float">
            <text:p>9.81E-16</text:p>
          </table:table-cell>
          <table:table-cell office:value-type="float" office:value="1.76246E-015" calcext:value-type="float">
            <text:p>1.76E-15</text:p>
          </table:table-cell>
          <table:table-cell office:value-type="float" office:value="1.45766E-015" calcext:value-type="float">
            <text:p>1.46E-15</text:p>
          </table:table-cell>
          <table:table-cell office:value-type="float" office:value="1.65303E-015" calcext:value-type="float">
            <text:p>1.65E-15</text:p>
          </table:table-cell>
          <table:table-cell office:value-type="float" office:value="3.00242E-015" calcext:value-type="float">
            <text:p>3.00E-15</text:p>
          </table:table-cell>
          <table:table-cell table:formula="of:=SUM([.J92:.K92])" office:value-type="float" office:value="0.0000000000002007241" calcext:value-type="float">
            <text:p>2.01E-13</text:p>
          </table:table-cell>
          <table:table-cell table:formula="of:=SUM([.L92:.R92])" office:value-type="float" office:value="0.00000000000008923655" calcext:value-type="float">
            <text:p>8.92E-14</text:p>
          </table:table-cell>
          <table:table-cell table:formula="of:=SUM([.S92:.AF92])" office:value-type="float" office:value="0.0000000000000119149799" calcext:value-type="float">
            <text:p>1.19E-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9.091" calcext:value-type="float">
            <text:p>229.091</text:p>
          </table:table-cell>
          <table:table-cell office:value-type="float" office:value="240" calcext:value-type="float">
            <text:p>24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34.545" calcext:value-type="float">
            <text:p>234.545</text:p>
          </table:table-cell>
          <table:table-cell office:value-type="float" office:value="0.000000000000261162" calcext:value-type="float">
            <text:p>2.61E-13</text:p>
          </table:table-cell>
          <table:table-cell office:value-type="float" office:value="0.000000000000106622" calcext:value-type="float">
            <text:p>1.07E-13</text:p>
          </table:table-cell>
          <table:table-cell office:value-type="float" office:value="0.0000000000000301038" calcext:value-type="float">
            <text:p>3.01E-14</text:p>
          </table:table-cell>
          <table:table-cell office:value-type="float" office:value="0.0000000000000161568" calcext:value-type="float">
            <text:p>1.62E-14</text:p>
          </table:table-cell>
          <table:table-cell office:value-type="float" office:value="9.98384E-015" calcext:value-type="float">
            <text:p>9.98E-15</text:p>
          </table:table-cell>
          <table:table-cell office:value-type="float" office:value="7.12145E-015" calcext:value-type="float">
            <text:p>7.12E-15</text:p>
          </table:table-cell>
          <table:table-cell office:value-type="float" office:value="5.39139E-015" calcext:value-type="float">
            <text:p>5.39E-15</text:p>
          </table:table-cell>
          <table:table-cell office:value-type="float" office:value="2.39057E-015" calcext:value-type="float">
            <text:p>2.39E-15</text:p>
          </table:table-cell>
          <table:table-cell office:value-type="float" office:value="1.88831E-015" calcext:value-type="float">
            <text:p>1.89E-15</text:p>
          </table:table-cell>
          <table:table-cell office:value-type="float" office:value="1.09175E-015" calcext:value-type="float">
            <text:p>1.09E-15</text:p>
          </table:table-cell>
          <table:table-cell office:value-type="float" office:value="8.61788E-016" calcext:value-type="float">
            <text:p>8.62E-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4703E-016" calcext:value-type="float">
            <text:p>4.05E-16</text:p>
          </table:table-cell>
          <table:table-cell office:value-type="float" office:value="2.74362E-016" calcext:value-type="float">
            <text:p>2.74E-16</text:p>
          </table:table-cell>
          <table:table-cell office:value-type="float" office:value="9.82222E-016" calcext:value-type="float">
            <text:p>9.82E-16</text:p>
          </table:table-cell>
          <table:table-cell office:value-type="float" office:value="9.24814E-016" calcext:value-type="float">
            <text:p>9.25E-16</text:p>
          </table:table-cell>
          <table:table-cell office:value-type="float" office:value="8.06066E-016" calcext:value-type="float">
            <text:p>8.06E-16</text:p>
          </table:table-cell>
          <table:table-cell office:value-type="float" office:value="1.14908E-015" calcext:value-type="float">
            <text:p>1.15E-15</text:p>
          </table:table-cell>
          <table:table-cell office:value-type="float" office:value="1.93819E-015" calcext:value-type="float">
            <text:p>1.94E-15</text:p>
          </table:table-cell>
          <table:table-cell table:formula="of:=SUM([.J93:.K93])" office:value-type="float" office:value="0.000000000000367784" calcext:value-type="float">
            <text:p>3.68E-13</text:p>
          </table:table-cell>
          <table:table-cell table:formula="of:=SUM([.L93:.R93])" office:value-type="float" office:value="0.00000000000007303616" calcext:value-type="float">
            <text:p>7.30E-14</text:p>
          </table:table-cell>
          <table:table-cell table:formula="of:=SUM([.S93:.AF93])" office:value-type="float" office:value="8.432975E-015" calcext:value-type="float">
            <text:p>8.43E-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250.909" calcext:value-type="float">
            <text:p>250.909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45.455" calcext:value-type="float">
            <text:p>245.455</text:p>
          </table:table-cell>
          <table:table-cell office:value-type="float" office:value="0.000000000000131564" calcext:value-type="float">
            <text:p>1.32E-13</text:p>
          </table:table-cell>
          <table:table-cell office:value-type="float" office:value="0.0000000000000598979" calcext:value-type="float">
            <text:p>5.99E-14</text:p>
          </table:table-cell>
          <table:table-cell office:value-type="float" office:value="0.0000000000000298094" calcext:value-type="float">
            <text:p>2.98E-14</text:p>
          </table:table-cell>
          <table:table-cell office:value-type="float" office:value="0.0000000000000161538" calcext:value-type="float">
            <text:p>1.62E-14</text:p>
          </table:table-cell>
          <table:table-cell office:value-type="float" office:value="0.0000000000000100334" calcext:value-type="float">
            <text:p>1.00E-14</text:p>
          </table:table-cell>
          <table:table-cell office:value-type="float" office:value="6.92577E-015" calcext:value-type="float">
            <text:p>6.93E-15</text:p>
          </table:table-cell>
          <table:table-cell office:value-type="float" office:value="5.41015E-015" calcext:value-type="float">
            <text:p>5.41E-15</text:p>
          </table:table-cell>
          <table:table-cell office:value-type="float" office:value="4.13902E-015" calcext:value-type="float">
            <text:p>4.14E-15</text:p>
          </table:table-cell>
          <table:table-cell office:value-type="float" office:value="2.46761E-016" calcext:value-type="float">
            <text:p>2.47E-16</text:p>
          </table:table-cell>
          <table:table-cell office:value-type="float" office:value="7.12225E-016" calcext:value-type="float">
            <text:p>7.12E-16</text:p>
          </table:table-cell>
          <table:table-cell office:value-type="float" office:value="2.55676E-017" calcext:value-type="float">
            <text:p>2.56E-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4191E-017" calcext:value-type="float">
            <text:p>2.24E-17</text:p>
          </table:table-cell>
          <table:table-cell office:value-type="float" office:value="2.78188E-016" calcext:value-type="float">
            <text:p>2.78E-16</text:p>
          </table:table-cell>
          <table:table-cell office:value-type="float" office:value="1.06076E-015" calcext:value-type="float">
            <text:p>1.06E-15</text:p>
          </table:table-cell>
          <table:table-cell office:value-type="float" office:value="2.01001E-015" calcext:value-type="float">
            <text:p>2.01E-15</text:p>
          </table:table-cell>
          <table:table-cell office:value-type="float" office:value="1.53575E-015" calcext:value-type="float">
            <text:p>1.54E-15</text:p>
          </table:table-cell>
          <table:table-cell office:value-type="float" office:value="1.19491E-015" calcext:value-type="float">
            <text:p>1.19E-15</text:p>
          </table:table-cell>
          <table:table-cell office:value-type="float" office:value="1.89752E-015" calcext:value-type="float">
            <text:p>1.90E-15</text:p>
          </table:table-cell>
          <table:table-cell table:formula="of:=SUM([.J94:.K94])" office:value-type="float" office:value="0.0000000000001914619" calcext:value-type="float">
            <text:p>1.91E-13</text:p>
          </table:table-cell>
          <table:table-cell table:formula="of:=SUM([.L94:.R94])" office:value-type="float" office:value="0.000000000000072718301" calcext:value-type="float">
            <text:p>7.27E-14</text:p>
          </table:table-cell>
          <table:table-cell table:formula="of:=SUM([.S94:.AF94])" office:value-type="float" office:value="8.7373497E-015" calcext:value-type="float">
            <text:p>8.74E-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0.909" calcext:value-type="float">
            <text:p>250.909</text:p>
          </table:table-cell>
          <table:table-cell office:value-type="float" office:value="261.818" calcext:value-type="float">
            <text:p>261.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56.364" calcext:value-type="float">
            <text:p>256.364</text:p>
          </table:table-cell>
          <table:table-cell office:value-type="float" office:value="0.0000000000001321" calcext:value-type="float">
            <text:p>1.32E-13</text:p>
          </table:table-cell>
          <table:table-cell office:value-type="float" office:value="0.0000000000000601451" calcext:value-type="float">
            <text:p>6.01E-14</text:p>
          </table:table-cell>
          <table:table-cell office:value-type="float" office:value="0.0000000000000299323" calcext:value-type="float">
            <text:p>2.99E-14</text:p>
          </table:table-cell>
          <table:table-cell office:value-type="float" office:value="0.0000000000000162202" calcext:value-type="float">
            <text:p>1.62E-14</text:p>
          </table:table-cell>
          <table:table-cell office:value-type="float" office:value="0.0000000000000100749" calcext:value-type="float">
            <text:p>1.01E-14</text:p>
          </table:table-cell>
          <table:table-cell office:value-type="float" office:value="6.95405E-015" calcext:value-type="float">
            <text:p>6.95E-15</text:p>
          </table:table-cell>
          <table:table-cell office:value-type="float" office:value="5.43194E-015" calcext:value-type="float">
            <text:p>5.43E-15</text:p>
          </table:table-cell>
          <table:table-cell office:value-type="float" office:value="4.15529E-015" calcext:value-type="float">
            <text:p>4.16E-15</text:p>
          </table:table-cell>
          <table:table-cell office:value-type="float" office:value="2.11019E-015" calcext:value-type="float">
            <text:p>2.11E-15</text:p>
          </table:table-cell>
          <table:table-cell office:value-type="float" office:value="1.00412E-015" calcext:value-type="float">
            <text:p>1.00E-1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3309E-017" calcext:value-type="float">
            <text:p>2.23E-17</text:p>
          </table:table-cell>
          <table:table-cell office:value-type="float" office:value="3.36236E-016" calcext:value-type="float">
            <text:p>3.36E-16</text:p>
          </table:table-cell>
          <table:table-cell office:value-type="float" office:value="2.12383E-015" calcext:value-type="float">
            <text:p>2.12E-15</text:p>
          </table:table-cell>
          <table:table-cell office:value-type="float" office:value="1.10058E-015" calcext:value-type="float">
            <text:p>1.10E-15</text:p>
          </table:table-cell>
          <table:table-cell office:value-type="float" office:value="8.17771E-016" calcext:value-type="float">
            <text:p>8.18E-16</text:p>
          </table:table-cell>
          <table:table-cell office:value-type="float" office:value="5.05202E-016" calcext:value-type="float">
            <text:p>5.05E-16</text:p>
          </table:table-cell>
          <table:table-cell office:value-type="float" office:value="8.33215E-016" calcext:value-type="float">
            <text:p>8.33E-16</text:p>
          </table:table-cell>
          <table:table-cell table:formula="of:=SUM([.J95:.K95])" office:value-type="float" office:value="0.0000000000001922451" calcext:value-type="float">
            <text:p>1.92E-13</text:p>
          </table:table-cell>
          <table:table-cell table:formula="of:=SUM([.L95:.R95])" office:value-type="float" office:value="0.00000000000007487887" calcext:value-type="float">
            <text:p>7.49E-14</text:p>
          </table:table-cell>
          <table:table-cell table:formula="of:=SUM([.S95:.AF95])" office:value-type="float" office:value="6.7432849E-015" calcext:value-type="float">
            <text:p>6.74E-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61.818" calcext:value-type="float">
            <text:p>261.818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67.273" calcext:value-type="float">
            <text:p>267.273</text:p>
          </table:table-cell>
          <table:table-cell office:value-type="float" office:value="0.000000000000132543" calcext:value-type="float">
            <text:p>1.33E-13</text:p>
          </table:table-cell>
          <table:table-cell office:value-type="float" office:value="0.0000000000000603479" calcext:value-type="float">
            <text:p>6.03E-14</text:p>
          </table:table-cell>
          <table:table-cell office:value-type="float" office:value="0.0000000000000300336" calcext:value-type="float">
            <text:p>3.00E-14</text:p>
          </table:table-cell>
          <table:table-cell office:value-type="float" office:value="0.0000000000000162757" calcext:value-type="float">
            <text:p>1.63E-14</text:p>
          </table:table-cell>
          <table:table-cell office:value-type="float" office:value="0.0000000000000101097" calcext:value-type="float">
            <text:p>1.01E-14</text:p>
          </table:table-cell>
          <table:table-cell office:value-type="float" office:value="6.97769E-015" calcext:value-type="float">
            <text:p>6.98E-15</text:p>
          </table:table-cell>
          <table:table-cell office:value-type="float" office:value="5.45007E-015" calcext:value-type="float">
            <text:p>5.45E-15</text:p>
          </table:table-cell>
          <table:table-cell office:value-type="float" office:value="4.16869E-015" calcext:value-type="float">
            <text:p>4.17E-15</text:p>
          </table:table-cell>
          <table:table-cell office:value-type="float" office:value="2.11653E-015" calcext:value-type="float">
            <text:p>2.12E-15</text:p>
          </table:table-cell>
          <table:table-cell office:value-type="float" office:value="1.66311E-015" calcext:value-type="float">
            <text:p>1.66E-15</text:p>
          </table:table-cell>
          <table:table-cell office:value-type="float" office:value="1.53472E-015" calcext:value-type="float">
            <text:p>1.53E-15</text:p>
          </table:table-cell>
          <table:table-cell office:value-type="float" office:value="1.62218E-016" calcext:value-type="float">
            <text:p>1.6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3698E-016" calcext:value-type="float">
            <text:p>4.04E-16</text:p>
          </table:table-cell>
          <table:table-cell office:value-type="float" office:value="2.76784E-016" calcext:value-type="float">
            <text:p>2.77E-16</text:p>
          </table:table-cell>
          <table:table-cell office:value-type="float" office:value="1.0623E-015" calcext:value-type="float">
            <text:p>1.06E-15</text:p>
          </table:table-cell>
          <table:table-cell office:value-type="float" office:value="2.20394E-015" calcext:value-type="float">
            <text:p>2.20E-15</text:p>
          </table:table-cell>
          <table:table-cell office:value-type="float" office:value="1.65516E-015" calcext:value-type="float">
            <text:p>1.66E-15</text:p>
          </table:table-cell>
          <table:table-cell office:value-type="float" office:value="1.1318E-015" calcext:value-type="float">
            <text:p>1.13E-15</text:p>
          </table:table-cell>
          <table:table-cell office:value-type="float" office:value="1.78245E-015" calcext:value-type="float">
            <text:p>1.78E-15</text:p>
          </table:table-cell>
          <table:table-cell table:formula="of:=SUM([.J96:.K96])" office:value-type="float" office:value="0.0000000000001928909" calcext:value-type="float">
            <text:p>1.93E-13</text:p>
          </table:table-cell>
          <table:table-cell table:formula="of:=SUM([.L96:.R96])" office:value-type="float" office:value="0.00000000000007513198" calcext:value-type="float">
            <text:p>7.51E-14</text:p>
          </table:table-cell>
          <table:table-cell table:formula="of:=SUM([.S96:.AF96])" office:value-type="float" office:value="0.00000000000001187618" calcext:value-type="float">
            <text:p>1.19E-1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283.636" calcext:value-type="float">
            <text:p>283.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78.182" calcext:value-type="float">
            <text:p>278.182</text:p>
          </table:table-cell>
          <table:table-cell office:value-type="float" office:value="0.000000000000132876" calcext:value-type="float">
            <text:p>1.33E-13</text:p>
          </table:table-cell>
          <table:table-cell office:value-type="float" office:value="0.0000000000000605004" calcext:value-type="float">
            <text:p>6.05E-14</text:p>
          </table:table-cell>
          <table:table-cell office:value-type="float" office:value="0.0000000000000301102" calcext:value-type="float">
            <text:p>3.01E-14</text:p>
          </table:table-cell>
          <table:table-cell office:value-type="float" office:value="0.0000000000000163173" calcext:value-type="float">
            <text:p>1.63E-14</text:p>
          </table:table-cell>
          <table:table-cell office:value-type="float" office:value="0.0000000000000101359" calcext:value-type="float">
            <text:p>1.01E-14</text:p>
          </table:table-cell>
          <table:table-cell office:value-type="float" office:value="6.99554E-015" calcext:value-type="float">
            <text:p>7.00E-15</text:p>
          </table:table-cell>
          <table:table-cell office:value-type="float" office:value="5.46377E-015" calcext:value-type="float">
            <text:p>5.46E-15</text:p>
          </table:table-cell>
          <table:table-cell office:value-type="float" office:value="1.58649E-016" calcext:value-type="float">
            <text:p>1.59E-1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21116E-017" calcext:value-type="float">
            <text:p>2.21E-17</text:p>
          </table:table-cell>
          <table:table-cell office:value-type="float" office:value="2.75828E-016" calcext:value-type="float">
            <text:p>2.76E-16</text:p>
          </table:table-cell>
          <table:table-cell office:value-type="float" office:value="1.06197E-015" calcext:value-type="float">
            <text:p>1.06E-15</text:p>
          </table:table-cell>
          <table:table-cell office:value-type="float" office:value="1.10092E-015" calcext:value-type="float">
            <text:p>1.10E-15</text:p>
          </table:table-cell>
          <table:table-cell office:value-type="float" office:value="8.18011E-016" calcext:value-type="float">
            <text:p>8.18E-16</text:p>
          </table:table-cell>
          <table:table-cell office:value-type="float" office:value="5.02803E-016" calcext:value-type="float">
            <text:p>5.03E-16</text:p>
          </table:table-cell>
          <table:table-cell office:value-type="float" office:value="8.29198E-016" calcext:value-type="float">
            <text:p>8.29E-16</text:p>
          </table:table-cell>
          <table:table-cell table:formula="of:=SUM([.J97:.K97])" office:value-type="float" office:value="0.0000000000001933764" calcext:value-type="float">
            <text:p>1.93E-13</text:p>
          </table:table-cell>
          <table:table-cell table:formula="of:=SUM([.L97:.R97])" office:value-type="float" office:value="0.000000000000069181359" calcext:value-type="float">
            <text:p>6.92E-14</text:p>
          </table:table-cell>
          <table:table-cell table:formula="of:=SUM([.S97:.AF97])" office:value-type="float" office:value="4.6108416E-015" calcext:value-type="float">
            <text:p>4.61E-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83.636" calcext:value-type="float">
            <text:p>283.636</text:p>
          </table:table-cell>
          <table:table-cell office:value-type="float" office:value="294.545" calcext:value-type="float">
            <text:p>294.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89.091" calcext:value-type="float">
            <text:p>289.091</text:p>
          </table:table-cell>
          <table:table-cell office:value-type="float" office:value="0.00000000000013311" calcext:value-type="float">
            <text:p>1.33E-13</text:p>
          </table:table-cell>
          <table:table-cell office:value-type="float" office:value="0.000000000000060601" calcext:value-type="float">
            <text:p>6.06E-14</text:p>
          </table:table-cell>
          <table:table-cell office:value-type="float" office:value="0.0000000000000301597" calcext:value-type="float">
            <text:p>3.02E-14</text:p>
          </table:table-cell>
          <table:table-cell office:value-type="float" office:value="0.0000000000000163444" calcext:value-type="float">
            <text:p>1.63E-14</text:p>
          </table:table-cell>
          <table:table-cell office:value-type="float" office:value="0.000000000000010153" calcext:value-type="float">
            <text:p>1.02E-14</text:p>
          </table:table-cell>
          <table:table-cell office:value-type="float" office:value="7.00695E-015" calcext:value-type="float">
            <text:p>7.01E-15</text:p>
          </table:table-cell>
          <table:table-cell office:value-type="float" office:value="9.27751E-017" calcext:value-type="float">
            <text:p>9.28E-17</text:p>
          </table:table-cell>
          <table:table-cell office:value-type="float" office:value="4.02002E-015" calcext:value-type="float">
            <text:p>4.02E-15</text:p>
          </table:table-cell>
          <table:table-cell office:value-type="float" office:value="2.12124E-015" calcext:value-type="float">
            <text:p>2.12E-15</text:p>
          </table:table-cell>
          <table:table-cell office:value-type="float" office:value="1.72439E-015" calcext:value-type="float">
            <text:p>1.72E-15</text:p>
          </table:table-cell>
          <table:table-cell office:value-type="float" office:value="2.57178E-017" calcext:value-type="float">
            <text:p>2.57E-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19842E-017" calcext:value-type="float">
            <text:p>2.20E-17</text:p>
          </table:table-cell>
          <table:table-cell office:value-type="float" office:value="2.74712E-016" calcext:value-type="float">
            <text:p>2.75E-16</text:p>
          </table:table-cell>
          <table:table-cell office:value-type="float" office:value="1.06102E-015" calcext:value-type="float">
            <text:p>1.06E-15</text:p>
          </table:table-cell>
          <table:table-cell office:value-type="float" office:value="2.104E-015" calcext:value-type="float">
            <text:p>2.10E-15</text:p>
          </table:table-cell>
          <table:table-cell office:value-type="float" office:value="1.56256E-015" calcext:value-type="float">
            <text:p>1.56E-15</text:p>
          </table:table-cell>
          <table:table-cell office:value-type="float" office:value="9.75133E-016" calcext:value-type="float">
            <text:p>9.75E-16</text:p>
          </table:table-cell>
          <table:table-cell office:value-type="float" office:value="1.52185E-015" calcext:value-type="float">
            <text:p>1.52E-15</text:p>
          </table:table-cell>
          <table:table-cell table:formula="of:=SUM([.J98:.K98])" office:value-type="float" office:value="0.000000000000193711" calcext:value-type="float">
            <text:p>1.94E-13</text:p>
          </table:table-cell>
          <table:table-cell table:formula="of:=SUM([.L98:.R98])" office:value-type="float" office:value="0.0000000000000698980851" calcext:value-type="float">
            <text:p>6.99E-14</text:p>
          </table:table-cell>
          <table:table-cell table:formula="of:=SUM([.S98:.AF98])" office:value-type="float" office:value="9.271367E-015" calcext:value-type="float">
            <text:p>9.27E-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4.545" calcext:value-type="float">
            <text:p>294.545</text:p>
          </table:table-cell>
          <table:table-cell office:value-type="float" office:value="305.455" calcext:value-type="float">
            <text:p>305.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13323" calcext:value-type="float">
            <text:p>1.33E-13</text:p>
          </table:table-cell>
          <table:table-cell office:value-type="float" office:value="0.0000000000000606506" calcext:value-type="float">
            <text:p>6.07E-14</text:p>
          </table:table-cell>
          <table:table-cell office:value-type="float" office:value="0.0000000000000306155" calcext:value-type="float">
            <text:p>3.06E-14</text:p>
          </table:table-cell>
          <table:table-cell office:value-type="float" office:value="0.0000000000000164381" calcext:value-type="float">
            <text:p>1.64E-14</text:p>
          </table:table-cell>
          <table:table-cell office:value-type="float" office:value="0.0000000000000101596" calcext:value-type="float">
            <text:p>1.02E-14</text:p>
          </table:table-cell>
          <table:table-cell office:value-type="float" office:value="7.24599E-015" calcext:value-type="float">
            <text:p>7.25E-15</text:p>
          </table:table-cell>
          <table:table-cell office:value-type="float" office:value="5.47971E-015" calcext:value-type="float">
            <text:p>5.48E-15</text:p>
          </table:table-cell>
          <table:table-cell office:value-type="float" office:value="4.18452E-015" calcext:value-type="float">
            <text:p>4.18E-15</text:p>
          </table:table-cell>
          <table:table-cell office:value-type="float" office:value="1.77874E-015" calcext:value-type="float">
            <text:p>1.78E-15</text:p>
          </table:table-cell>
          <table:table-cell office:value-type="float" office:value="6.24816E-018" calcext:value-type="float">
            <text:p>6.25E-18</text:p>
          </table:table-cell>
          <table:table-cell office:value-type="float" office:value="8.64839E-016" calcext:value-type="float">
            <text:p>8.65E-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1.12729E-016" calcext:value-type="float">
            <text:p>1.13E-16</text:p>
          </table:table-cell>
          <table:table-cell office:value-type="float" office:value="2.04095E-015" calcext:value-type="float">
            <text:p>2.04E-15</text:p>
          </table:table-cell>
          <table:table-cell office:value-type="float" office:value="1.92289E-015" calcext:value-type="float">
            <text:p>1.92E-15</text:p>
          </table:table-cell>
          <table:table-cell office:value-type="float" office:value="1.49436E-015" calcext:value-type="float">
            <text:p>1.49E-15</text:p>
          </table:table-cell>
          <table:table-cell office:value-type="float" office:value="1.28766E-015" calcext:value-type="float">
            <text:p>1.29E-15</text:p>
          </table:table-cell>
          <table:table-cell office:value-type="float" office:value="2.10199E-015" calcext:value-type="float">
            <text:p>2.10E-15</text:p>
          </table:table-cell>
          <table:table-cell table:formula="of:=SUM([.J99:.K99])" office:value-type="float" office:value="0.0000000000001938806" calcext:value-type="float">
            <text:p>1.94E-13</text:p>
          </table:table-cell>
          <table:table-cell table:formula="of:=SUM([.L99:.R99])" office:value-type="float" office:value="0.00000000000007590216" calcext:value-type="float">
            <text:p>7.59E-14</text:p>
          </table:table-cell>
          <table:table-cell table:formula="of:=SUM([.S99:.AF99])" office:value-type="float" office:value="9.83166616E-015" calcext:value-type="float">
            <text:p>9.83E-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05.455" calcext:value-type="float">
            <text:p>305.455</text:p>
          </table:table-cell>
          <table:table-cell office:value-type="float" office:value="316.364" calcext:value-type="float">
            <text:p>316.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10.909" calcext:value-type="float">
            <text:p>310.909</text:p>
          </table:table-cell>
          <table:table-cell office:value-type="float" office:value="0.000000000000133266" calcext:value-type="float">
            <text:p>1.33E-13</text:p>
          </table:table-cell>
          <table:table-cell office:value-type="float" office:value="0.0000000000000606643" calcext:value-type="float">
            <text:p>6.07E-14</text:p>
          </table:table-cell>
          <table:table-cell office:value-type="float" office:value="0.0000000000000306246" calcext:value-type="float">
            <text:p>3.06E-14</text:p>
          </table:table-cell>
          <table:table-cell office:value-type="float" office:value="0.0000000000000168914" calcext:value-type="float">
            <text:p>1.69E-14</text:p>
          </table:table-cell>
          <table:table-cell office:value-type="float" office:value="0.0000000000000101613" calcext:value-type="float">
            <text:p>1.02E-14</text:p>
          </table:table-cell>
          <table:table-cell office:value-type="float" office:value="4.01469E-015" calcext:value-type="float">
            <text:p>4.01E-15</text:p>
          </table:table-cell>
          <table:table-cell office:value-type="float" office:value="5.3824E-015" calcext:value-type="float">
            <text:p>5.38E-15</text:p>
          </table:table-cell>
          <table:table-cell office:value-type="float" office:value="4.35886E-015" calcext:value-type="float">
            <text:p>4.36E-15</text:p>
          </table:table-cell>
          <table:table-cell office:value-type="float" office:value="6.27519E-016" calcext:value-type="float">
            <text:p>6.28E-16</text:p>
          </table:table-cell>
          <table:table-cell office:value-type="float" office:value="1.81327E-015" calcext:value-type="float">
            <text:p>1.81E-15</text:p>
          </table:table-cell>
          <table:table-cell office:value-type="float" office:value="2.57576E-017" calcext:value-type="float">
            <text:p>2.58E-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02419E-016" calcext:value-type="float">
            <text:p>4.02E-16</text:p>
          </table:table-cell>
          <table:table-cell office:value-type="float" office:value="2.69022E-016" calcext:value-type="float">
            <text:p>2.69E-16</text:p>
          </table:table-cell>
          <table:table-cell office:value-type="float" office:value="9.79262E-016" calcext:value-type="float">
            <text:p>9.79E-16</text:p>
          </table:table-cell>
          <table:table-cell office:value-type="float" office:value="9.23936E-016" calcext:value-type="float">
            <text:p>9.24E-16</text:p>
          </table:table-cell>
          <table:table-cell office:value-type="float" office:value="8.49454E-016" calcext:value-type="float">
            <text:p>8.49E-16</text:p>
          </table:table-cell>
          <table:table-cell office:value-type="float" office:value="1.35654E-015" calcext:value-type="float">
            <text:p>1.36E-15</text:p>
          </table:table-cell>
          <table:table-cell office:value-type="float" office:value="2.57788E-015" calcext:value-type="float">
            <text:p>2.58E-15</text:p>
          </table:table-cell>
          <table:table-cell table:formula="of:=SUM([.J100:.K100])" office:value-type="float" office:value="0.0000000000001939303" calcext:value-type="float">
            <text:p>1.94E-13</text:p>
          </table:table-cell>
          <table:table-cell table:formula="of:=SUM([.L100:.R100])" office:value-type="float" office:value="0.000000000000072060769" calcext:value-type="float">
            <text:p>7.21E-14</text:p>
          </table:table-cell>
          <table:table-cell table:formula="of:=SUM([.S100:.AF100])" office:value-type="float" office:value="9.1975406E-015" calcext:value-type="float">
            <text:p>9.20E-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6.364" calcext:value-type="float">
            <text:p>316.364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21.818" calcext:value-type="float">
            <text:p>321.818</text:p>
          </table:table-cell>
          <table:table-cell office:value-type="float" office:value="0.000000000000133196" calcext:value-type="float">
            <text:p>1.33E-13</text:p>
          </table:table-cell>
          <table:table-cell office:value-type="float" office:value="0.0000000000000606211" calcext:value-type="float">
            <text:p>6.06E-14</text:p>
          </table:table-cell>
          <table:table-cell office:value-type="float" office:value="0.0000000000000305984" calcext:value-type="float">
            <text:p>3.06E-14</text:p>
          </table:table-cell>
          <table:table-cell office:value-type="float" office:value="0.0000000000000172879" calcext:value-type="float">
            <text:p>1.73E-14</text:p>
          </table:table-cell>
          <table:table-cell office:value-type="float" office:value="0.0000000000000101519" calcext:value-type="float">
            <text:p>1.02E-14</text:p>
          </table:table-cell>
          <table:table-cell office:value-type="float" office:value="7.24255E-015" calcext:value-type="float">
            <text:p>7.24E-15</text:p>
          </table:table-cell>
          <table:table-cell office:value-type="float" office:value="5.72462E-015" calcext:value-type="float">
            <text:p>5.72E-15</text:p>
          </table:table-cell>
          <table:table-cell office:value-type="float" office:value="4.51698E-015" calcext:value-type="float">
            <text:p>4.52E-15</text:p>
          </table:table-cell>
          <table:table-cell office:value-type="float" office:value="2.31268E-015" calcext:value-type="float">
            <text:p>2.31E-15</text:p>
          </table:table-cell>
          <table:table-cell office:value-type="float" office:value="1.10394E-015" calcext:value-type="float">
            <text:p>1.10E-15</text:p>
          </table:table-cell>
          <table:table-cell office:value-type="float" office:value="1.61536E-015" calcext:value-type="float">
            <text:p>1.62E-15</text:p>
          </table:table-cell>
          <table:table-cell office:value-type="float" office:value="1.71618E-016" calcext:value-type="float">
            <text:p>1.7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.33987E-017" calcext:value-type="float">
            <text:p>2.34E-17</text:p>
          </table:table-cell>
          <table:table-cell office:value-type="float" office:value="2.84405E-016" calcext:value-type="float">
            <text:p>2.84E-16</text:p>
          </table:table-cell>
          <table:table-cell office:value-type="float" office:value="9.77824E-016" calcext:value-type="float">
            <text:p>9.78E-16</text:p>
          </table:table-cell>
          <table:table-cell office:value-type="float" office:value="1.62034E-015" calcext:value-type="float">
            <text:p>1.62E-15</text:p>
          </table:table-cell>
          <table:table-cell office:value-type="float" office:value="1.45436E-015" calcext:value-type="float">
            <text:p>1.45E-15</text:p>
          </table:table-cell>
          <table:table-cell office:value-type="float" office:value="2.38073E-015" calcext:value-type="float">
            <text:p>2.38E-15</text:p>
          </table:table-cell>
          <table:table-cell office:value-type="float" office:value="3.49608E-015" calcext:value-type="float">
            <text:p>3.50E-15</text:p>
          </table:table-cell>
          <table:table-cell table:formula="of:=SUM([.J101:.K101])" office:value-type="float" office:value="0.0000000000001938171" calcext:value-type="float">
            <text:p>1.94E-13</text:p>
          </table:table-cell>
          <table:table-cell table:formula="of:=SUM([.L101:.R101])" office:value-type="float" office:value="0.00000000000007783503" calcext:value-type="float">
            <text:p>7.78E-14</text:p>
          </table:table-cell>
          <table:table-cell table:formula="of:=SUM([.S101:.AF101])" office:value-type="float" office:value="0.0000000000000131280557" calcext:value-type="float">
            <text:p>1.31E-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338.182" calcext:value-type="float">
            <text:p>338.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32.727" calcext:value-type="float">
            <text:p>332.727</text:p>
          </table:table-cell>
          <table:table-cell office:value-type="float" office:value="0.000000000000133015" calcext:value-type="float">
            <text:p>1.33E-13</text:p>
          </table:table-cell>
          <table:table-cell office:value-type="float" office:value="0.0000000000000605406" calcext:value-type="float">
            <text:p>6.05E-14</text:p>
          </table:table-cell>
          <table:table-cell office:value-type="float" office:value="0.0000000000000305591" calcext:value-type="float">
            <text:p>3.06E-14</text:p>
          </table:table-cell>
          <table:table-cell office:value-type="float" office:value="0.0000000000000175465" calcext:value-type="float">
            <text:p>1.75E-14</text:p>
          </table:table-cell>
          <table:table-cell office:value-type="float" office:value="0.0000000000000106187" calcext:value-type="float">
            <text:p>1.06E-14</text:p>
          </table:table-cell>
          <table:table-cell office:value-type="float" office:value="7.23158E-015" calcext:value-type="float">
            <text:p>7.23E-15</text:p>
          </table:table-cell>
          <table:table-cell office:value-type="float" office:value="5.89843E-015" calcext:value-type="float">
            <text:p>5.90E-15</text:p>
          </table:table-cell>
          <table:table-cell office:value-type="float" office:value="4.52398E-015" calcext:value-type="float">
            <text:p>4.52E-15</text:p>
          </table:table-cell>
          <table:table-cell office:value-type="float" office:value="2.34502E-015" calcext:value-type="float">
            <text:p>2.35E-15</text:p>
          </table:table-cell>
          <table:table-cell office:value-type="float" office:value="1.98392E-015" calcext:value-type="float">
            <text:p>1.98E-15</text:p>
          </table:table-cell>
          <table:table-cell office:value-type="float" office:value="2.81757E-017" calcext:value-type="float">
            <text:p>2.82E-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137E-016" calcext:value-type="float">
            <text:p>4.31E-16</text:p>
          </table:table-cell>
          <table:table-cell office:value-type="float" office:value="2.82958E-016" calcext:value-type="float">
            <text:p>2.83E-16</text:p>
          </table:table-cell>
          <table:table-cell office:value-type="float" office:value="9.76081E-016" calcext:value-type="float">
            <text:p>9.76E-16</text:p>
          </table:table-cell>
          <table:table-cell office:value-type="float" office:value="1.34939E-015" calcext:value-type="float">
            <text:p>1.35E-15</text:p>
          </table:table-cell>
          <table:table-cell office:value-type="float" office:value="9.02835E-016" calcext:value-type="float">
            <text:p>9.03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102:.K102])" office:value-type="float" office:value="0.0000000000001935556" calcext:value-type="float">
            <text:p>1.94E-13</text:p>
          </table:table-cell>
          <table:table-cell table:formula="of:=SUM([.L102:.R102])" office:value-type="float" office:value="0.00000000000007872331" calcext:value-type="float">
            <text:p>7.87E-14</text:p>
          </table:table-cell>
          <table:table-cell table:formula="of:=SUM([.S102:.AF102])" office:value-type="float" office:value="5.9547297E-015" calcext:value-type="float">
            <text:p>5.95E-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8.182" calcext:value-type="float">
            <text:p>338.182</text:p>
          </table:table-cell>
          <table:table-cell office:value-type="float" office:value="349.091" calcext:value-type="float">
            <text:p>34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43.636" calcext:value-type="float">
            <text:p>343.636</text:p>
          </table:table-cell>
          <table:table-cell office:value-type="float" office:value="0.000000000000132709" calcext:value-type="float">
            <text:p>1.33E-13</text:p>
          </table:table-cell>
          <table:table-cell office:value-type="float" office:value="0.0000000000000604012" calcext:value-type="float">
            <text:p>6.04E-14</text:p>
          </table:table-cell>
          <table:table-cell office:value-type="float" office:value="0.0000000000000304915" calcext:value-type="float">
            <text:p>3.05E-14</text:p>
          </table:table-cell>
          <table:table-cell office:value-type="float" office:value="0.0000000000000175083" calcext:value-type="float">
            <text:p>1.75E-14</text:p>
          </table:table-cell>
          <table:table-cell office:value-type="float" office:value="0.0000000000000108778" calcext:value-type="float">
            <text:p>1.09E-14</text:p>
          </table:table-cell>
          <table:table-cell office:value-type="float" office:value="0.0000000000000109797" calcext:value-type="float">
            <text:p>1.10E-14</text:p>
          </table:table-cell>
          <table:table-cell office:value-type="float" office:value="5.99458E-015" calcext:value-type="float">
            <text:p>5.99E-15</text:p>
          </table:table-cell>
          <table:table-cell office:value-type="float" office:value="4.85701E-015" calcext:value-type="float">
            <text:p>4.86E-15</text:p>
          </table:table-cell>
          <table:table-cell office:value-type="float" office:value="2.53442E-015" calcext:value-type="float">
            <text:p>2.53E-15</text:p>
          </table:table-cell>
          <table:table-cell office:value-type="float" office:value="2.15084E-015" calcext:value-type="float">
            <text:p>2.15E-15</text:p>
          </table:table-cell>
          <table:table-cell office:value-type="float" office:value="1.78154E-015" calcext:value-type="float">
            <text:p>1.78E-15</text:p>
          </table:table-cell>
          <table:table-cell office:value-type="float" office:value="1.85091E-016" calcext:value-type="float">
            <text:p>1.85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89351E-016" calcext:value-type="float">
            <text:p>4.89E-16</text:p>
          </table:table-cell>
          <table:table-cell office:value-type="float" office:value="5.21333E-016" calcext:value-type="float">
            <text:p>5.21E-16</text:p>
          </table:table-cell>
          <table:table-cell office:value-type="float" office:value="9.04459E-016" calcext:value-type="float">
            <text:p>9.04E-16</text:p>
          </table:table-cell>
          <table:table-cell office:value-type="float" office:value="6.01695E-016" calcext:value-type="float">
            <text:p>6.02E-16</text:p>
          </table:table-cell>
          <table:table-cell office:value-type="float" office:value="4.02575E-016" calcext:value-type="float">
            <text:p>4.03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103:.K103])" office:value-type="float" office:value="0.0000000000001931102" calcext:value-type="float">
            <text:p>1.93E-13</text:p>
          </table:table-cell>
          <table:table-cell table:formula="of:=SUM([.L103:.R103])" office:value-type="float" office:value="0.00000000000008324331" calcext:value-type="float">
            <text:p>8.32E-14</text:p>
          </table:table-cell>
          <table:table-cell table:formula="of:=SUM([.S103:.AF103])" office:value-type="float" office:value="7.036884E-015" calcext:value-type="float">
            <text:p>7.04E-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9.091" calcext:value-type="float">
            <text:p>349.091</text:p>
          </table:table-cell>
          <table:table-cell office:value-type="float" office:value="360" calcext:value-type="float">
            <text:p>36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54.545" calcext:value-type="float">
            <text:p>354.545</text:p>
          </table:table-cell>
          <table:table-cell office:value-type="float" office:value="0.000000000000132275" calcext:value-type="float">
            <text:p>1.32E-13</text:p>
          </table:table-cell>
          <table:table-cell office:value-type="float" office:value="0.0000000000000601762" calcext:value-type="float">
            <text:p>6.02E-14</text:p>
          </table:table-cell>
          <table:table-cell office:value-type="float" office:value="0.0000000000000303713" calcext:value-type="float">
            <text:p>3.04E-14</text:p>
          </table:table-cell>
          <table:table-cell office:value-type="float" office:value="0.0000000000000174384" calcext:value-type="float">
            <text:p>1.74E-14</text:p>
          </table:table-cell>
          <table:table-cell office:value-type="float" office:value="0.000000000000010834" calcext:value-type="float">
            <text:p>1.08E-14</text:p>
          </table:table-cell>
          <table:table-cell office:value-type="float" office:value="7.72561E-015" calcext:value-type="float">
            <text:p>7.73E-15</text:p>
          </table:table-cell>
          <table:table-cell office:value-type="float" office:value="5.87921E-015" calcext:value-type="float">
            <text:p>5.88E-15</text:p>
          </table:table-cell>
          <table:table-cell office:value-type="float" office:value="4.84435E-015" calcext:value-type="float">
            <text:p>4.84E-15</text:p>
          </table:table-cell>
          <table:table-cell office:value-type="float" office:value="2.70546E-015" calcext:value-type="float">
            <text:p>2.71E-15</text:p>
          </table:table-cell>
          <table:table-cell office:value-type="float" office:value="2.31971E-015" calcext:value-type="float">
            <text:p>2.32E-15</text:p>
          </table:table-cell>
          <table:table-cell office:value-type="float" office:value="3.15526E-015" calcext:value-type="float">
            <text:p>3.16E-15</text:p>
          </table:table-cell>
          <table:table-cell office:value-type="float" office:value="2.01627E-016" calcext:value-type="float">
            <text:p>2.02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.03998E-016" calcext:value-type="float">
            <text:p>5.04E-16</text:p>
          </table:table-cell>
          <table:table-cell office:value-type="float" office:value="2.9233E-016" calcext:value-type="float">
            <text:p>2.92E-16</text:p>
          </table:table-cell>
          <table:table-cell office:value-type="float" office:value="9.03061E-016" calcext:value-type="float">
            <text:p>9.03E-16</text:p>
          </table:table-cell>
          <table:table-cell office:value-type="float" office:value="1.07621E-015" calcext:value-type="float">
            <text:p>1.08E-15</text:p>
          </table:table-cell>
          <table:table-cell office:value-type="float" office:value="7.2006E-016" calcext:value-type="float">
            <text:p>7.20E-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SUM([.J104:.K104])" office:value-type="float" office:value="0.0000000000001924512" calcext:value-type="float">
            <text:p>1.92E-13</text:p>
          </table:table-cell>
          <table:table-cell table:formula="of:=SUM([.L104:.R104])" office:value-type="float" office:value="0.00000000000007979833" calcext:value-type="float">
            <text:p>7.98E-14</text:p>
          </table:table-cell>
          <table:table-cell table:formula="of:=SUM([.S104:.AF104])" office:value-type="float" office:value="9.172256E-015" calcext:value-type="float">
            <text:p>9.17E-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.4138" calcext:value-type="float">
            <text:p>12.413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6.2069" calcext:value-type="float">
            <text:p>6.2069</text:p>
          </table:table-cell>
          <table:table-cell office:value-type="float" office:value="0.0000000000180459" calcext:value-type="float">
            <text:p>1.80E-11</text:p>
          </table:table-cell>
          <table:table-cell office:value-type="float" office:value="0.00000000000737329" calcext:value-type="float">
            <text:p>7.37E-12</text:p>
          </table:table-cell>
          <table:table-cell office:value-type="float" office:value="0.00000000000303444" calcext:value-type="float">
            <text:p>3.03E-12</text:p>
          </table:table-cell>
          <table:table-cell office:value-type="float" office:value="0.0000000000010259" calcext:value-type="float">
            <text:p>1.03E-12</text:p>
          </table:table-cell>
          <table:table-cell office:value-type="float" office:value="0.000000000000795561" calcext:value-type="float">
            <text:p>7.96E-13</text:p>
          </table:table-cell>
          <table:table-cell office:value-type="float" office:value="0.000000000000760576" calcext:value-type="float">
            <text:p>7.61E-13</text:p>
          </table:table-cell>
          <table:table-cell office:value-type="float" office:value="0.000000000000532613" calcext:value-type="float">
            <text:p>5.33E-13</text:p>
          </table:table-cell>
          <table:table-cell office:value-type="float" office:value="0.000000000000161719" calcext:value-type="float">
            <text:p>1.62E-13</text:p>
          </table:table-cell>
          <table:table-cell office:value-type="float" office:value="0.000000000000357533" calcext:value-type="float">
            <text:p>3.58E-13</text:p>
          </table:table-cell>
          <table:table-cell office:value-type="float" office:value="0.000000000000142466" calcext:value-type="float">
            <text:p>1.42E-13</text:p>
          </table:table-cell>
          <table:table-cell office:value-type="float" office:value="0.00000000000018351" calcext:value-type="float">
            <text:p>1.84E-13</text:p>
          </table:table-cell>
          <table:table-cell office:value-type="float" office:value="0.000000000000165078" calcext:value-type="float">
            <text:p>1.65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60671" calcext:value-type="float">
            <text:p>3.61E-14</text:p>
          </table:table-cell>
          <table:table-cell office:value-type="float" office:value="0.000000000000120022" calcext:value-type="float">
            <text:p>1.20E-13</text:p>
          </table:table-cell>
          <table:table-cell office:value-type="float" office:value="0.0000000000000753918" calcext:value-type="float">
            <text:p>7.54E-14</text:p>
          </table:table-cell>
          <table:table-cell office:value-type="float" office:value="0.000000000000113877" calcext:value-type="float">
            <text:p>1.14E-13</text:p>
          </table:table-cell>
          <table:table-cell office:value-type="float" office:value="0.0000000000000494365" calcext:value-type="float">
            <text:p>4.94E-14</text:p>
          </table:table-cell>
          <table:table-cell office:value-type="float" office:value="8.01022E-015" calcext:value-type="float">
            <text:p>8.01E-15</text:p>
          </table:table-cell>
          <table:table-cell table:formula="of:=SUM([.J105:.K105])" office:value-type="float" office:value="0.00000000002541919" calcext:value-type="float">
            <text:p>2.54E-11</text:p>
          </table:table-cell>
          <table:table-cell table:formula="of:=SUM([.L105:.R105])" office:value-type="float" office:value="0.000000000006668342" calcext:value-type="float">
            <text:p>6.67E-12</text:p>
          </table:table-cell>
          <table:table-cell table:formula="of:=SUM([.S105:.AF105])" office:value-type="float" office:value="0.00000000000089385862" calcext:value-type="float">
            <text:p>8.94E-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.4138" calcext:value-type="float">
            <text:p>12.4138</text:p>
          </table:table-cell>
          <table:table-cell office:value-type="float" office:value="24.8276" calcext:value-type="float">
            <text:p>24.827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8.6207" calcext:value-type="float">
            <text:p>18.6207</text:p>
          </table:table-cell>
          <table:table-cell office:value-type="float" office:value="0.00000000000898157" calcext:value-type="float">
            <text:p>8.98E-12</text:p>
          </table:table-cell>
          <table:table-cell office:value-type="float" office:value="0.00000000000366986" calcext:value-type="float">
            <text:p>3.67E-12</text:p>
          </table:table-cell>
          <table:table-cell office:value-type="float" office:value="0.00000000000261967" calcext:value-type="float">
            <text:p>2.62E-12</text:p>
          </table:table-cell>
          <table:table-cell office:value-type="float" office:value="0.00000000000204216" calcext:value-type="float">
            <text:p>2.04E-12</text:p>
          </table:table-cell>
          <table:table-cell office:value-type="float" office:value="0.00000000000103959" calcext:value-type="float">
            <text:p>1.04E-12</text:p>
          </table:table-cell>
          <table:table-cell office:value-type="float" office:value="0.000000000000536301" calcext:value-type="float">
            <text:p>5.36E-13</text:p>
          </table:table-cell>
          <table:table-cell office:value-type="float" office:value="0.000000000000546818" calcext:value-type="float">
            <text:p>5.47E-13</text:p>
          </table:table-cell>
          <table:table-cell office:value-type="float" office:value="0.000000000000334208" calcext:value-type="float">
            <text:p>3.34E-13</text:p>
          </table:table-cell>
          <table:table-cell office:value-type="float" office:value="0.000000000000389217" calcext:value-type="float">
            <text:p>3.89E-13</text:p>
          </table:table-cell>
          <table:table-cell office:value-type="float" office:value="0.0000000000000762269" calcext:value-type="float">
            <text:p>7.62E-14</text:p>
          </table:table-cell>
          <table:table-cell office:value-type="float" office:value="0.00000000000027803" calcext:value-type="float">
            <text:p>2.78E-13</text:p>
          </table:table-cell>
          <table:table-cell office:value-type="float" office:value="0.000000000000233317" calcext:value-type="float">
            <text:p>2.33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413678" calcext:value-type="float">
            <text:p>4.14E-14</text:p>
          </table:table-cell>
          <table:table-cell office:value-type="float" office:value="0.000000000000136602" calcext:value-type="float">
            <text:p>1.37E-13</text:p>
          </table:table-cell>
          <table:table-cell office:value-type="float" office:value="0.0000000000000646297" calcext:value-type="float">
            <text:p>6.46E-14</text:p>
          </table:table-cell>
          <table:table-cell office:value-type="float" office:value="0.0000000000000847379" calcext:value-type="float">
            <text:p>8.47E-14</text:p>
          </table:table-cell>
          <table:table-cell office:value-type="float" office:value="0.0000000000000250496" calcext:value-type="float">
            <text:p>2.50E-14</text:p>
          </table:table-cell>
          <table:table-cell office:value-type="float" office:value="7.27353E-015" calcext:value-type="float">
            <text:p>7.27E-15</text:p>
          </table:table-cell>
          <table:table-cell table:formula="of:=SUM([.J106:.K106])" office:value-type="float" office:value="0.00000000001265143" calcext:value-type="float">
            <text:p>1.27E-11</text:p>
          </table:table-cell>
          <table:table-cell table:formula="of:=SUM([.L106:.R106])" office:value-type="float" office:value="0.000000000007507964" calcext:value-type="float">
            <text:p>7.51E-12</text:p>
          </table:table-cell>
          <table:table-cell table:formula="of:=SUM([.S106:.AF106])" office:value-type="float" office:value="0.00000000000094723443" calcext:value-type="float">
            <text:p>9.47E-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.8276" calcext:value-type="float">
            <text:p>24.8276</text:p>
          </table:table-cell>
          <table:table-cell office:value-type="float" office:value="37.2414" calcext:value-type="float">
            <text:p>37.241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1.0345" calcext:value-type="float">
            <text:p>31.0345</text:p>
          </table:table-cell>
          <table:table-cell office:value-type="float" office:value="0.00000000000896091" calcext:value-type="float">
            <text:p>8.96E-12</text:p>
          </table:table-cell>
          <table:table-cell office:value-type="float" office:value="0.00000000000366089" calcext:value-type="float">
            <text:p>3.66E-12</text:p>
          </table:table-cell>
          <table:table-cell office:value-type="float" office:value="0.00000000000187437" calcext:value-type="float">
            <text:p>1.87E-12</text:p>
          </table:table-cell>
          <table:table-cell office:value-type="float" office:value="0.00000000000102437" calcext:value-type="float">
            <text:p>1.02E-12</text:p>
          </table:table-cell>
          <table:table-cell office:value-type="float" office:value="0.0000000000014139" calcext:value-type="float">
            <text:p>1.41E-12</text:p>
          </table:table-cell>
          <table:table-cell office:value-type="float" office:value="0.000000000000854422" calcext:value-type="float">
            <text:p>8.54E-13</text:p>
          </table:table-cell>
          <table:table-cell office:value-type="float" office:value="0.000000000000375666" calcext:value-type="float">
            <text:p>3.76E-13</text:p>
          </table:table-cell>
          <table:table-cell office:value-type="float" office:value="0.000000000000184734" calcext:value-type="float">
            <text:p>1.85E-13</text:p>
          </table:table-cell>
          <table:table-cell office:value-type="float" office:value="0.000000000000562708" calcext:value-type="float">
            <text:p>5.63E-13</text:p>
          </table:table-cell>
          <table:table-cell office:value-type="float" office:value="0.000000000000169986" calcext:value-type="float">
            <text:p>1.70E-13</text:p>
          </table:table-cell>
          <table:table-cell office:value-type="float" office:value="0.000000000000321401" calcext:value-type="float">
            <text:p>3.21E-13</text:p>
          </table:table-cell>
          <table:table-cell office:value-type="float" office:value="0.00000000000031292" calcext:value-type="float">
            <text:p>3.13E-13</text:p>
          </table:table-cell>
          <table:table-cell office:value-type="float" office:value="0.000000000000383859" calcext:value-type="float">
            <text:p>3.84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225112" calcext:value-type="float">
            <text:p>2.25E-13</text:p>
          </table:table-cell>
          <table:table-cell office:value-type="float" office:value="0.000000000000203838" calcext:value-type="float">
            <text:p>2.04E-13</text:p>
          </table:table-cell>
          <table:table-cell office:value-type="float" office:value="0.000000000000165894" calcext:value-type="float">
            <text:p>1.66E-13</text:p>
          </table:table-cell>
          <table:table-cell office:value-type="float" office:value="0.0000000000001285" calcext:value-type="float">
            <text:p>1.29E-13</text:p>
          </table:table-cell>
          <table:table-cell office:value-type="float" office:value="0.000000000000153431" calcext:value-type="float">
            <text:p>1.53E-13</text:p>
          </table:table-cell>
          <table:table-cell office:value-type="float" office:value="0.0000000000000246957" calcext:value-type="float">
            <text:p>2.47E-14</text:p>
          </table:table-cell>
          <table:table-cell office:value-type="float" office:value="6.6492E-015" calcext:value-type="float">
            <text:p>6.65E-15</text:p>
          </table:table-cell>
          <table:table-cell table:formula="of:=SUM([.J107:.K107])" office:value-type="float" office:value="0.0000000000126218" calcext:value-type="float">
            <text:p>1.26E-11</text:p>
          </table:table-cell>
          <table:table-cell table:formula="of:=SUM([.L107:.R107])" office:value-type="float" office:value="0.00000000000629017" calcext:value-type="float">
            <text:p>6.29E-12</text:p>
          </table:table-cell>
          <table:table-cell table:formula="of:=SUM([.S107:.AF107])" office:value-type="float" office:value="0.0000000000020962859" calcext:value-type="float">
            <text:p>2.10E-1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.2414" calcext:value-type="float">
            <text:p>37.2414</text:p>
          </table:table-cell>
          <table:table-cell office:value-type="float" office:value="49.6552" calcext:value-type="float">
            <text:p>49.655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43.4483" calcext:value-type="float">
            <text:p>43.4483</text:p>
          </table:table-cell>
          <table:table-cell office:value-type="float" office:value="0.00000000000894663" calcext:value-type="float">
            <text:p>8.95E-12</text:p>
          </table:table-cell>
          <table:table-cell office:value-type="float" office:value="0.00000000000365473" calcext:value-type="float">
            <text:p>3.65E-12</text:p>
          </table:table-cell>
          <table:table-cell office:value-type="float" office:value="0.00000000000187108" calcext:value-type="float">
            <text:p>1.87E-12</text:p>
          </table:table-cell>
          <table:table-cell office:value-type="float" office:value="0.00000000000108163" calcext:value-type="float">
            <text:p>1.08E-12</text:p>
          </table:table-cell>
          <table:table-cell office:value-type="float" office:value="0.000000000000848552" calcext:value-type="float">
            <text:p>8.49E-13</text:p>
          </table:table-cell>
          <table:table-cell office:value-type="float" office:value="0.000000000000810732" calcext:value-type="float">
            <text:p>8.11E-13</text:p>
          </table:table-cell>
          <table:table-cell office:value-type="float" office:value="0.00000000000079283" calcext:value-type="float">
            <text:p>7.93E-13</text:p>
          </table:table-cell>
          <table:table-cell office:value-type="float" office:value="0.000000000000208874" calcext:value-type="float">
            <text:p>2.09E-13</text:p>
          </table:table-cell>
          <table:table-cell office:value-type="float" office:value="0.000000000000297428" calcext:value-type="float">
            <text:p>2.97E-13</text:p>
          </table:table-cell>
          <table:table-cell office:value-type="float" office:value="0.000000000000190269" calcext:value-type="float">
            <text:p>1.90E-13</text:p>
          </table:table-cell>
          <table:table-cell office:value-type="float" office:value="0.000000000000481978" calcext:value-type="float">
            <text:p>4.82E-13</text:p>
          </table:table-cell>
          <table:table-cell office:value-type="float" office:value="0.000000000000255939" calcext:value-type="float">
            <text:p>2.56E-13</text:p>
          </table:table-cell>
          <table:table-cell office:value-type="float" office:value="0.000000000000318791" calcext:value-type="float">
            <text:p>3.19E-13</text:p>
          </table:table-cell>
          <table:table-cell office:value-type="float" office:value="0.000000000000717859" calcext:value-type="float">
            <text:p>7.18E-13</text:p>
          </table:table-cell>
          <table:table-cell table:style-name="ce1" office:value-type="float" office:value="0.000000000000357212" calcext:value-type="float">
            <text:p>3.57E-13</text:p>
          </table:table-cell>
          <table:table-cell office:value-type="float" office:value="0.000000000000443071" calcext:value-type="float">
            <text:p>4.43E-13</text:p>
          </table:table-cell>
          <table:table-cell office:value-type="float" office:value="0.000000000000211276" calcext:value-type="float">
            <text:p>2.11E-13</text:p>
          </table:table-cell>
          <table:table-cell office:value-type="float" office:value="0.000000000000203403" calcext:value-type="float">
            <text:p>2.03E-13</text:p>
          </table:table-cell>
          <table:table-cell office:value-type="float" office:value="0.000000000000186431" calcext:value-type="float">
            <text:p>1.86E-13</text:p>
          </table:table-cell>
          <table:table-cell office:value-type="float" office:value="0.0000000000000689818" calcext:value-type="float">
            <text:p>6.90E-14</text:p>
          </table:table-cell>
          <table:table-cell office:value-type="float" office:value="0.000000000000089443" calcext:value-type="float">
            <text:p>8.94E-14</text:p>
          </table:table-cell>
          <table:table-cell office:value-type="float" office:value="0.0000000000000208214" calcext:value-type="float">
            <text:p>2.08E-14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108:.K108])" office:value-type="float" office:value="0.00000000001260136" calcext:value-type="float">
            <text:p>1.26E-11</text:p>
          </table:table-cell>
          <table:table-cell table:formula="of:=SUM([.L108:.R108])" office:value-type="float" office:value="0.000000000005911126" calcext:value-type="float">
            <text:p>5.91E-12</text:p>
          </table:table-cell>
          <table:table-cell table:formula="of:=SUM([.S108:.AF108])" office:value-type="float" office:value="0.0000000000035454752" calcext:value-type="float">
            <text:p>3.55E-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9.6552" calcext:value-type="float">
            <text:p>49.6552</text:p>
          </table:table-cell>
          <table:table-cell office:value-type="float" office:value="62.069" calcext:value-type="float">
            <text:p>62.06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55.8621" calcext:value-type="float">
            <text:p>55.8621</text:p>
          </table:table-cell>
          <table:table-cell office:value-type="float" office:value="0.0000000000178695" calcext:value-type="float">
            <text:p>1.79E-11</text:p>
          </table:table-cell>
          <table:table-cell office:value-type="float" office:value="0.00000000000730333" calcext:value-type="float">
            <text:p>7.30E-12</text:p>
          </table:table-cell>
          <table:table-cell office:value-type="float" office:value="0.00000000000375928" calcext:value-type="float">
            <text:p>3.76E-12</text:p>
          </table:table-cell>
          <table:table-cell office:value-type="float" office:value="0.00000000000207313" calcext:value-type="float">
            <text:p>2.07E-12</text:p>
          </table:table-cell>
          <table:table-cell office:value-type="float" office:value="0.000000000000848107" calcext:value-type="float">
            <text:p>8.48E-13</text:p>
          </table:table-cell>
          <table:table-cell office:value-type="float" office:value="0.00000000000057417" calcext:value-type="float">
            <text:p>5.74E-13</text:p>
          </table:table-cell>
          <table:table-cell office:value-type="float" office:value="0.000000000000403793" calcext:value-type="float">
            <text:p>4.04E-13</text:p>
          </table:table-cell>
          <table:table-cell office:value-type="float" office:value="0.00000000000036175" calcext:value-type="float">
            <text:p>3.62E-13</text:p>
          </table:table-cell>
          <table:table-cell office:value-type="float" office:value="0.00000000000063188" calcext:value-type="float">
            <text:p>6.32E-13</text:p>
          </table:table-cell>
          <table:table-cell office:value-type="float" office:value="0.000000000000216906" calcext:value-type="float">
            <text:p>2.17E-13</text:p>
          </table:table-cell>
          <table:table-cell office:value-type="float" office:value="0.000000000000306193" calcext:value-type="float">
            <text:p>3.06E-13</text:p>
          </table:table-cell>
          <table:table-cell office:value-type="float" office:value="0.000000000000304518" calcext:value-type="float">
            <text:p>3.05E-13</text:p>
          </table:table-cell>
          <table:table-cell office:value-type="float" office:value="0.000000000000277329" calcext:value-type="float">
            <text:p>2.77E-13</text:p>
          </table:table-cell>
          <table:table-cell office:value-type="float" office:value="0.000000000000362315" calcext:value-type="float">
            <text:p>3.62E-13</text:p>
          </table:table-cell>
          <table:table-cell table:style-name="ce1" office:value-type="float" office:value="0.000000000000150034" calcext:value-type="float">
            <text:p>1.50E-13</text:p>
          </table:table-cell>
          <table:table-cell office:value-type="float" office:value="0.000000000000278553" calcext:value-type="float">
            <text:p>2.79E-13</text:p>
          </table:table-cell>
          <table:table-cell office:value-type="float" office:value="0.000000000000176837" calcext:value-type="float">
            <text:p>1.77E-13</text:p>
          </table:table-cell>
          <table:table-cell office:value-type="float" office:value="0.000000000000185073" calcext:value-type="float">
            <text:p>1.85E-13</text:p>
          </table:table-cell>
          <table:table-cell office:value-type="float" office:value="0.000000000000203774" calcext:value-type="float">
            <text:p>2.04E-13</text:p>
          </table:table-cell>
          <table:table-cell office:value-type="float" office:value="0.0000000000000684653" calcext:value-type="float">
            <text:p>6.85E-14</text:p>
          </table:table-cell>
          <table:table-cell office:value-type="float" office:value="0.0000000000000877639" calcext:value-type="float">
            <text:p>8.78E-14</text:p>
          </table:table-cell>
          <table:table-cell office:value-type="float" office:value="0.0000000000000229653" calcext:value-type="float">
            <text:p>2.30E-14</text:p>
          </table:table-cell>
          <table:table-cell office:value-type="float" office:value="6.23593E-015" calcext:value-type="float">
            <text:p>6.24E-15</text:p>
          </table:table-cell>
          <table:table-cell table:formula="of:=SUM([.J109:.K109])" office:value-type="float" office:value="0.00000000002517283" calcext:value-type="float">
            <text:p>2.52E-11</text:p>
          </table:table-cell>
          <table:table-cell table:formula="of:=SUM([.L109:.R109])" office:value-type="float" office:value="0.00000000000865211" calcext:value-type="float">
            <text:p>8.65E-12</text:p>
          </table:table-cell>
          <table:table-cell table:formula="of:=SUM([.S109:.AF109])" office:value-type="float" office:value="0.00000000000264696243" calcext:value-type="float">
            <text:p>2.65E-1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2.069" calcext:value-type="float">
            <text:p>62.069</text:p>
          </table:table-cell>
          <table:table-cell office:value-type="float" office:value="74.4828" calcext:value-type="float">
            <text:p>74.482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68.2759" calcext:value-type="float">
            <text:p>68.2759</text:p>
          </table:table-cell>
          <table:table-cell office:value-type="float" office:value="0.00000000000892593" calcext:value-type="float">
            <text:p>8.93E-12</text:p>
          </table:table-cell>
          <table:table-cell office:value-type="float" office:value="0.00000000000364847" calcext:value-type="float">
            <text:p>3.65E-12</text:p>
          </table:table-cell>
          <table:table-cell office:value-type="float" office:value="0.00000000000192468" calcext:value-type="float">
            <text:p>1.92E-12</text:p>
          </table:table-cell>
          <table:table-cell office:value-type="float" office:value="0.00000000000119262" calcext:value-type="float">
            <text:p>1.19E-12</text:p>
          </table:table-cell>
          <table:table-cell office:value-type="float" office:value="0.00000000000169423" calcext:value-type="float">
            <text:p>1.69E-12</text:p>
          </table:table-cell>
          <table:table-cell office:value-type="float" office:value="0.00000000000119121" calcext:value-type="float">
            <text:p>1.19E-12</text:p>
          </table:table-cell>
          <table:table-cell office:value-type="float" office:value="0.000000000000838985" calcext:value-type="float">
            <text:p>8.39E-13</text:p>
          </table:table-cell>
          <table:table-cell office:value-type="float" office:value="0.000000000000401203" calcext:value-type="float">
            <text:p>4.01E-13</text:p>
          </table:table-cell>
          <table:table-cell office:value-type="float" office:value="0.000000000000507438" calcext:value-type="float">
            <text:p>5.07E-13</text:p>
          </table:table-cell>
          <table:table-cell office:value-type="float" office:value="0.000000000000113033" calcext:value-type="float">
            <text:p>1.13E-13</text:p>
          </table:table-cell>
          <table:table-cell office:value-type="float" office:value="0.000000000000378508" calcext:value-type="float">
            <text:p>3.79E-13</text:p>
          </table:table-cell>
          <table:table-cell office:value-type="float" office:value="0.000000000000348696" calcext:value-type="float">
            <text:p>3.49E-13</text:p>
          </table:table-cell>
          <table:table-cell office:value-type="float" office:value="0.00000000000025741" calcext:value-type="float">
            <text:p>2.57E-13</text:p>
          </table:table-cell>
          <table:table-cell office:value-type="float" office:value="0.000000000000246142" calcext:value-type="float">
            <text:p>2.46E-13</text:p>
          </table:table-cell>
          <table:table-cell table:style-name="ce1" office:value-type="float" office:value="0.0000000000001287" calcext:value-type="float">
            <text:p>1.29E-13</text:p>
          </table:table-cell>
          <table:table-cell office:value-type="float" office:value="0.000000000000142966" calcext:value-type="float">
            <text:p>1.43E-13</text:p>
          </table:table-cell>
          <table:table-cell office:value-type="float" office:value="0.000000000000144162" calcext:value-type="float">
            <text:p>1.44E-13</text:p>
          </table:table-cell>
          <table:table-cell office:value-type="float" office:value="0.000000000000132569" calcext:value-type="float">
            <text:p>1.33E-13</text:p>
          </table:table-cell>
          <table:table-cell office:value-type="float" office:value="0.000000000000120016" calcext:value-type="float">
            <text:p>1.20E-13</text:p>
          </table:table-cell>
          <table:table-cell office:value-type="float" office:value="0.000000000000138429" calcext:value-type="float">
            <text:p>1.38E-13</text:p>
          </table:table-cell>
          <table:table-cell office:value-type="float" office:value="0.000000000000163" calcext:value-type="float">
            <text:p>1.63E-13</text:p>
          </table:table-cell>
          <table:table-cell office:value-type="float" office:value="0.0000000000000193417" calcext:value-type="float">
            <text:p>1.93E-14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110:.K110])" office:value-type="float" office:value="0.0000000000125744" calcext:value-type="float">
            <text:p>1.26E-11</text:p>
          </table:table-cell>
          <table:table-cell table:formula="of:=SUM([.L110:.R110])" office:value-type="float" office:value="0.000000000007750366" calcext:value-type="float">
            <text:p>7.75E-12</text:p>
          </table:table-cell>
          <table:table-cell table:formula="of:=SUM([.S110:.AF110])" office:value-type="float" office:value="0.0000000000023329727" calcext:value-type="float">
            <text:p>2.33E-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4.4828" calcext:value-type="float">
            <text:p>74.4828</text:p>
          </table:table-cell>
          <table:table-cell office:value-type="float" office:value="86.8966" calcext:value-type="float">
            <text:p>86.896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80.6897" calcext:value-type="float">
            <text:p>80.6897</text:p>
          </table:table-cell>
          <table:table-cell office:value-type="float" office:value="0.00000000000891709" calcext:value-type="float">
            <text:p>8.92E-12</text:p>
          </table:table-cell>
          <table:table-cell office:value-type="float" office:value="0.00000000000364593" calcext:value-type="float">
            <text:p>3.65E-12</text:p>
          </table:table-cell>
          <table:table-cell office:value-type="float" office:value="0.00000000000192343" calcext:value-type="float">
            <text:p>1.92E-12</text:p>
          </table:table-cell>
          <table:table-cell office:value-type="float" office:value="0.00000000000109102" calcext:value-type="float">
            <text:p>1.09E-12</text:p>
          </table:table-cell>
          <table:table-cell office:value-type="float" office:value="0.000000000000846093" calcext:value-type="float">
            <text:p>8.46E-13</text:p>
          </table:table-cell>
          <table:table-cell office:value-type="float" office:value="0.000000000000594713" calcext:value-type="float">
            <text:p>5.95E-13</text:p>
          </table:table-cell>
          <table:table-cell office:value-type="float" office:value="0.000000000000418793" calcext:value-type="float">
            <text:p>4.19E-13</text:p>
          </table:table-cell>
          <table:table-cell office:value-type="float" office:value="0.000000000000200213" calcext:value-type="float">
            <text:p>2.00E-13</text:p>
          </table:table-cell>
          <table:table-cell office:value-type="float" office:value="0.000000000000517593" calcext:value-type="float">
            <text:p>5.18E-13</text:p>
          </table:table-cell>
          <table:table-cell office:value-type="float" office:value="0.000000000000225582" calcext:value-type="float">
            <text:p>2.26E-13</text:p>
          </table:table-cell>
          <table:table-cell office:value-type="float" office:value="0.000000000000487878" calcext:value-type="float">
            <text:p>4.88E-13</text:p>
          </table:table-cell>
          <table:table-cell office:value-type="float" office:value="0.000000000000367419" calcext:value-type="float">
            <text:p>3.67E-13</text:p>
          </table:table-cell>
          <table:table-cell office:value-type="float" office:value="0.000000000000237971" calcext:value-type="float">
            <text:p>2.38E-13</text:p>
          </table:table-cell>
          <table:table-cell office:value-type="float" office:value="0.000000000000168185" calcext:value-type="float">
            <text:p>1.68E-13</text:p>
          </table:table-cell>
          <table:table-cell table:style-name="ce1" office:value-type="float" office:value="0.0000000000000621009" calcext:value-type="float">
            <text:p>6.21E-14</text:p>
          </table:table-cell>
          <table:table-cell office:value-type="float" office:value="0.0000000000000841215" calcext:value-type="float">
            <text:p>8.41E-14</text:p>
          </table:table-cell>
          <table:table-cell office:value-type="float" office:value="0.000000000000138148" calcext:value-type="float">
            <text:p>1.38E-13</text:p>
          </table:table-cell>
          <table:table-cell office:value-type="float" office:value="0.000000000000168016" calcext:value-type="float">
            <text:p>1.68E-13</text:p>
          </table:table-cell>
          <table:table-cell office:value-type="float" office:value="0.000000000000234859" calcext:value-type="float">
            <text:p>2.35E-13</text:p>
          </table:table-cell>
          <table:table-cell office:value-type="float" office:value="0.0000000000000738337" calcext:value-type="float">
            <text:p>7.38E-14</text:p>
          </table:table-cell>
          <table:table-cell office:value-type="float" office:value="0.0000000000000935758" calcext:value-type="float">
            <text:p>9.36E-14</text:p>
          </table:table-cell>
          <table:table-cell office:value-type="float" office:value="0.000000000000019382" calcext:value-type="float">
            <text:p>1.94E-14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111:.K111])" office:value-type="float" office:value="0.00000000001256302" calcext:value-type="float">
            <text:p>1.26E-11</text:p>
          </table:table-cell>
          <table:table-cell table:formula="of:=SUM([.L111:.R111])" office:value-type="float" office:value="0.000000000005591855" calcext:value-type="float">
            <text:p>5.59E-12</text:p>
          </table:table-cell>
          <table:table-cell table:formula="of:=SUM([.S111:.AF111])" office:value-type="float" office:value="0.0000000000023610719" calcext:value-type="float">
            <text:p>2.36E-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6.8966" calcext:value-type="float">
            <text:p>86.8966</text:p>
          </table:table-cell>
          <table:table-cell office:value-type="float" office:value="99.3103" calcext:value-type="float">
            <text:p>99.310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93.1034" calcext:value-type="float">
            <text:p>93.1034</text:p>
          </table:table-cell>
          <table:table-cell office:value-type="float" office:value="0.0000000000089042" calcext:value-type="float">
            <text:p>8.90E-12</text:p>
          </table:table-cell>
          <table:table-cell office:value-type="float" office:value="0.00000000000364129" calcext:value-type="float">
            <text:p>3.64E-12</text:p>
          </table:table-cell>
          <table:table-cell office:value-type="float" office:value="0.00000000000192091" calcext:value-type="float">
            <text:p>1.92E-12</text:p>
          </table:table-cell>
          <table:table-cell office:value-type="float" office:value="0.0000000000015668" calcext:value-type="float">
            <text:p>1.57E-12</text:p>
          </table:table-cell>
          <table:table-cell office:value-type="float" office:value="0.00000000000168804" calcext:value-type="float">
            <text:p>1.69E-12</text:p>
          </table:table-cell>
          <table:table-cell office:value-type="float" office:value="0.00000000000118639" calcext:value-type="float">
            <text:p>1.19E-12</text:p>
          </table:table-cell>
          <table:table-cell office:value-type="float" office:value="0.000000000000835397" calcext:value-type="float">
            <text:p>8.35E-13</text:p>
          </table:table-cell>
          <table:table-cell office:value-type="float" office:value="0.000000000000399315" calcext:value-type="float">
            <text:p>3.99E-13</text:p>
          </table:table-cell>
          <table:table-cell office:value-type="float" office:value="0.000000000000701029" calcext:value-type="float">
            <text:p>7.01E-13</text:p>
          </table:table-cell>
          <table:table-cell office:value-type="float" office:value="0.000000000000235216" calcext:value-type="float">
            <text:p>2.35E-13</text:p>
          </table:table-cell>
          <table:table-cell office:value-type="float" office:value="0.000000000000509407" calcext:value-type="float">
            <text:p>5.09E-13</text:p>
          </table:table-cell>
          <table:table-cell office:value-type="float" office:value="0.000000000000414328" calcext:value-type="float">
            <text:p>4.14E-13</text:p>
          </table:table-cell>
          <table:table-cell office:value-type="float" office:value="0.000000000000264599" calcext:value-type="float">
            <text:p>2.65E-13</text:p>
          </table:table-cell>
          <table:table-cell office:value-type="float" office:value="0.000000000000223825" calcext:value-type="float">
            <text:p>2.24E-13</text:p>
          </table:table-cell>
          <table:table-cell table:style-name="ce1" office:value-type="float" office:value="0.0000000000000598617" calcext:value-type="float">
            <text:p>5.99E-14</text:p>
          </table:table-cell>
          <table:table-cell office:value-type="float" office:value="0.000000000000135592" calcext:value-type="float">
            <text:p>1.36E-13</text:p>
          </table:table-cell>
          <table:table-cell office:value-type="float" office:value="0.000000000000160471" calcext:value-type="float">
            <text:p>1.60E-13</text:p>
          </table:table-cell>
          <table:table-cell office:value-type="float" office:value="0.000000000000183805" calcext:value-type="float">
            <text:p>1.84E-13</text:p>
          </table:table-cell>
          <table:table-cell office:value-type="float" office:value="0.000000000000244681" calcext:value-type="float">
            <text:p>2.45E-13</text:p>
          </table:table-cell>
          <table:table-cell office:value-type="float" office:value="0.000000000000139547" calcext:value-type="float">
            <text:p>1.40E-13</text:p>
          </table:table-cell>
          <table:table-cell office:value-type="float" office:value="0.000000000000164199" calcext:value-type="float">
            <text:p>1.64E-13</text:p>
          </table:table-cell>
          <table:table-cell office:value-type="float" office:value="0.0000000000000230775" calcext:value-type="float">
            <text:p>2.31E-14</text:p>
          </table:table-cell>
          <table:table-cell office:value-type="float" office:value="6.23862E-015" calcext:value-type="float">
            <text:p>6.24E-15</text:p>
          </table:table-cell>
          <table:table-cell table:formula="of:=SUM([.J112:.K112])" office:value-type="float" office:value="0.00000000001254549" calcext:value-type="float">
            <text:p>1.25E-11</text:p>
          </table:table-cell>
          <table:table-cell table:formula="of:=SUM([.L112:.R112])" office:value-type="float" office:value="0.000000000008297881" calcext:value-type="float">
            <text:p>8.30E-12</text:p>
          </table:table-cell>
          <table:table-cell table:formula="of:=SUM([.S112:.AF112])" office:value-type="float" office:value="0.00000000000276484782" calcext:value-type="float">
            <text:p>2.76E-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9.3103" calcext:value-type="float">
            <text:p>99.3103</text:p>
          </table:table-cell>
          <table:table-cell office:value-type="float" office:value="111.724" calcext:value-type="float">
            <text:p>111.72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05.517" calcext:value-type="float">
            <text:p>105.517</text:p>
          </table:table-cell>
          <table:table-cell office:value-type="float" office:value="0.0000000000177547" calcext:value-type="float">
            <text:p>1.78E-11</text:p>
          </table:table-cell>
          <table:table-cell office:value-type="float" office:value="0.00000000000725848" calcext:value-type="float">
            <text:p>7.26E-12</text:p>
          </table:table-cell>
          <table:table-cell office:value-type="float" office:value="0.00000000000382886" calcext:value-type="float">
            <text:p>3.83E-12</text:p>
          </table:table-cell>
          <table:table-cell office:value-type="float" office:value="0.00000000000169441" calcext:value-type="float">
            <text:p>1.69E-12</text:p>
          </table:table-cell>
          <table:table-cell office:value-type="float" office:value="0.00000000000084101" calcext:value-type="float">
            <text:p>8.41E-13</text:p>
          </table:table-cell>
          <table:table-cell office:value-type="float" office:value="0.000000000000591182" calcext:value-type="float">
            <text:p>5.91E-13</text:p>
          </table:table-cell>
          <table:table-cell office:value-type="float" office:value="0.000000000000416322" calcext:value-type="float">
            <text:p>4.16E-13</text:p>
          </table:table-cell>
          <table:table-cell office:value-type="float" office:value="0.000000000000198992" calcext:value-type="float">
            <text:p>1.99E-13</text:p>
          </table:table-cell>
          <table:table-cell office:value-type="float" office:value="0.000000000000334103" calcext:value-type="float">
            <text:p>3.34E-13</text:p>
          </table:table-cell>
          <table:table-cell office:value-type="float" office:value="0.000000000000112039" calcext:value-type="float">
            <text:p>1.12E-13</text:p>
          </table:table-cell>
          <table:table-cell office:value-type="float" office:value="0.000000000000470581" calcext:value-type="float">
            <text:p>4.71E-13</text:p>
          </table:table-cell>
          <table:table-cell office:value-type="float" office:value="0.000000000000355802" calcext:value-type="float">
            <text:p>3.56E-13</text:p>
          </table:table-cell>
          <table:table-cell office:value-type="float" office:value="0.000000000000251386" calcext:value-type="float">
            <text:p>2.51E-13</text:p>
          </table:table-cell>
          <table:table-cell office:value-type="float" office:value="0.000000000000199942" calcext:value-type="float">
            <text:p>2.00E-13</text:p>
          </table:table-cell>
          <table:table-cell table:style-name="ce1" office:value-type="float" office:value="0.000000000000124252" calcext:value-type="float">
            <text:p>1.24E-13</text:p>
          </table:table-cell>
          <table:table-cell office:value-type="float" office:value="0.000000000000084002" calcext:value-type="float">
            <text:p>8.40E-14</text:p>
          </table:table-cell>
          <table:table-cell office:value-type="float" office:value="0.000000000000138107" calcext:value-type="float">
            <text:p>1.38E-13</text:p>
          </table:table-cell>
          <table:table-cell office:value-type="float" office:value="0.000000000000165398" calcext:value-type="float">
            <text:p>1.65E-13</text:p>
          </table:table-cell>
          <table:table-cell office:value-type="float" office:value="0.000000000000226638" calcext:value-type="float">
            <text:p>2.27E-13</text:p>
          </table:table-cell>
          <table:table-cell office:value-type="float" office:value="0.0000000000000742779" calcext:value-type="float">
            <text:p>7.43E-14</text:p>
          </table:table-cell>
          <table:table-cell office:value-type="float" office:value="0.000000000000094043" calcext:value-type="float">
            <text:p>9.40E-14</text:p>
          </table:table-cell>
          <table:table-cell office:value-type="float" office:value="0.0000000000000194044" calcext:value-type="float">
            <text:p>1.94E-14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113:.K113])" office:value-type="float" office:value="0.00000000002501318" calcext:value-type="float">
            <text:p>2.50E-11</text:p>
          </table:table-cell>
          <table:table-cell table:formula="of:=SUM([.L113:.R113])" office:value-type="float" office:value="0.000000000007904879" calcext:value-type="float">
            <text:p>7.90E-12</text:p>
          </table:table-cell>
          <table:table-cell table:formula="of:=SUM([.S113:.AF113])" office:value-type="float" office:value="0.0000000000023158723" calcext:value-type="float">
            <text:p>2.32E-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11.724" calcext:value-type="float">
            <text:p>111.724</text:p>
          </table:table-cell>
          <table:table-cell office:value-type="float" office:value="124.138" calcext:value-type="float">
            <text:p>124.13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17.931" calcext:value-type="float">
            <text:p>117.931</text:p>
          </table:table-cell>
          <table:table-cell office:value-type="float" office:value="0.00000000000884852" calcext:value-type="float">
            <text:p>8.85E-12</text:p>
          </table:table-cell>
          <table:table-cell office:value-type="float" office:value="0.0000000000036168" calcext:value-type="float">
            <text:p>3.62E-12</text:p>
          </table:table-cell>
          <table:table-cell office:value-type="float" office:value="0.00000000000187139" calcext:value-type="float">
            <text:p>1.87E-12</text:p>
          </table:table-cell>
          <table:table-cell office:value-type="float" office:value="0.00000000000108223" calcext:value-type="float">
            <text:p>1.08E-12</text:p>
          </table:table-cell>
          <table:table-cell office:value-type="float" office:value="0.000000000000839231" calcext:value-type="float">
            <text:p>8.39E-13</text:p>
          </table:table-cell>
          <table:table-cell office:value-type="float" office:value="0.000000000000589925" calcext:value-type="float">
            <text:p>5.90E-13</text:p>
          </table:table-cell>
          <table:table-cell office:value-type="float" office:value="0.00000000000080707" calcext:value-type="float">
            <text:p>8.07E-13</text:p>
          </table:table-cell>
          <table:table-cell office:value-type="float" office:value="0.000000000000394914" calcext:value-type="float">
            <text:p>3.95E-13</text:p>
          </table:table-cell>
          <table:table-cell office:value-type="float" office:value="0.000000000000651977" calcext:value-type="float">
            <text:p>6.52E-13</text:p>
          </table:table-cell>
          <table:table-cell office:value-type="float" office:value="0.000000000000223444" calcext:value-type="float">
            <text:p>2.23E-13</text:p>
          </table:table-cell>
          <table:table-cell office:value-type="float" office:value="0.000000000000226568" calcext:value-type="float">
            <text:p>2.27E-13</text:p>
          </table:table-cell>
          <table:table-cell office:value-type="float" office:value="0.000000000000329176" calcext:value-type="float">
            <text:p>3.29E-13</text:p>
          </table:table-cell>
          <table:table-cell office:value-type="float" office:value="0.000000000000252571" calcext:value-type="float">
            <text:p>2.53E-13</text:p>
          </table:table-cell>
          <table:table-cell office:value-type="float" office:value="0.000000000000286099" calcext:value-type="float">
            <text:p>2.86E-13</text:p>
          </table:table-cell>
          <table:table-cell table:style-name="ce1" office:value-type="float" office:value="0.000000000000138956" calcext:value-type="float">
            <text:p>1.39E-13</text:p>
          </table:table-cell>
          <table:table-cell office:value-type="float" office:value="0.000000000000190422" calcext:value-type="float">
            <text:p>1.90E-13</text:p>
          </table:table-cell>
          <table:table-cell office:value-type="float" office:value="0.00000000000017904" calcext:value-type="float">
            <text:p>1.79E-13</text:p>
          </table:table-cell>
          <table:table-cell office:value-type="float" office:value="0.000000000000157198" calcext:value-type="float">
            <text:p>1.57E-13</text:p>
          </table:table-cell>
          <table:table-cell office:value-type="float" office:value="0.000000000000112974" calcext:value-type="float">
            <text:p>1.13E-13</text:p>
          </table:table-cell>
          <table:table-cell office:value-type="float" office:value="0.0000000000000743711" calcext:value-type="float">
            <text:p>7.44E-14</text:p>
          </table:table-cell>
          <table:table-cell office:value-type="float" office:value="0.0000000000000941182" calcext:value-type="float">
            <text:p>9.41E-14</text:p>
          </table:table-cell>
          <table:table-cell office:value-type="float" office:value="0.0000000000000193813" calcext:value-type="float">
            <text:p>1.94E-14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114:.K114])" office:value-type="float" office:value="0.00000000001246532" calcext:value-type="float">
            <text:p>1.25E-11</text:p>
          </table:table-cell>
          <table:table-cell table:formula="of:=SUM([.L114:.R114])" office:value-type="float" office:value="0.000000000006236737" calcext:value-type="float">
            <text:p>6.24E-12</text:p>
          </table:table-cell>
          <table:table-cell table:formula="of:=SUM([.S114:.AF114])" office:value-type="float" office:value="0.0000000000022843186" calcext:value-type="float">
            <text:p>2.28E-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4.138" calcext:value-type="float">
            <text:p>124.138</text:p>
          </table:table-cell>
          <table:table-cell office:value-type="float" office:value="136.552" calcext:value-type="float">
            <text:p>136.55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30.345" calcext:value-type="float">
            <text:p>130.345</text:p>
          </table:table-cell>
          <table:table-cell office:value-type="float" office:value="0.00000000000883358" calcext:value-type="float">
            <text:p>8.83E-12</text:p>
          </table:table-cell>
          <table:table-cell office:value-type="float" office:value="0.00000000000360976" calcext:value-type="float">
            <text:p>3.61E-12</text:p>
          </table:table-cell>
          <table:table-cell office:value-type="float" office:value="0.00000000000184826" calcext:value-type="float">
            <text:p>1.85E-12</text:p>
          </table:table-cell>
          <table:table-cell office:value-type="float" office:value="0.00000000000116746" calcext:value-type="float">
            <text:p>1.17E-12</text:p>
          </table:table-cell>
          <table:table-cell office:value-type="float" office:value="0.00000000000167405" calcext:value-type="float">
            <text:p>1.67E-12</text:p>
          </table:table-cell>
          <table:table-cell office:value-type="float" office:value="0.00000000000111307" calcext:value-type="float">
            <text:p>1.11E-12</text:p>
          </table:table-cell>
          <table:table-cell office:value-type="float" office:value="0.000000000000404503" calcext:value-type="float">
            <text:p>4.05E-13</text:p>
          </table:table-cell>
          <table:table-cell office:value-type="float" office:value="0.000000000000182698" calcext:value-type="float">
            <text:p>1.83E-13</text:p>
          </table:table-cell>
          <table:table-cell office:value-type="float" office:value="0.000000000000454034" calcext:value-type="float">
            <text:p>4.54E-13</text:p>
          </table:table-cell>
          <table:table-cell office:value-type="float" office:value="0.00000000000019516" calcext:value-type="float">
            <text:p>1.95E-13</text:p>
          </table:table-cell>
          <table:table-cell office:value-type="float" office:value="0.000000000000409684" calcext:value-type="float">
            <text:p>4.10E-13</text:p>
          </table:table-cell>
          <table:table-cell office:value-type="float" office:value="0.000000000000273354" calcext:value-type="float">
            <text:p>2.73E-13</text:p>
          </table:table-cell>
          <table:table-cell office:value-type="float" office:value="0.000000000000265074" calcext:value-type="float">
            <text:p>2.65E-13</text:p>
          </table:table-cell>
          <table:table-cell office:value-type="float" office:value="0.000000000000587831" calcext:value-type="float">
            <text:p>5.88E-13</text:p>
          </table:table-cell>
          <table:table-cell table:style-name="ce1" office:value-type="float" office:value="0.000000000000436151" calcext:value-type="float">
            <text:p>4.36E-13</text:p>
          </table:table-cell>
          <table:table-cell office:value-type="float" office:value="0.000000000000508716" calcext:value-type="float">
            <text:p>5.09E-13</text:p>
          </table:table-cell>
          <table:table-cell office:value-type="float" office:value="0.000000000000234762" calcext:value-type="float">
            <text:p>2.35E-13</text:p>
          </table:table-cell>
          <table:table-cell office:value-type="float" office:value="0.000000000000223518" calcext:value-type="float">
            <text:p>2.24E-13</text:p>
          </table:table-cell>
          <table:table-cell office:value-type="float" office:value="0.000000000000207371" calcext:value-type="float">
            <text:p>2.07E-13</text:p>
          </table:table-cell>
          <table:table-cell office:value-type="float" office:value="0.000000000000130613" calcext:value-type="float">
            <text:p>1.31E-13</text:p>
          </table:table-cell>
          <table:table-cell office:value-type="float" office:value="0.000000000000154499" calcext:value-type="float">
            <text:p>1.54E-13</text:p>
          </table:table-cell>
          <table:table-cell office:value-type="float" office:value="0.0000000000000230263" calcext:value-type="float">
            <text:p>2.30E-14</text:p>
          </table:table-cell>
          <table:table-cell office:value-type="float" office:value="6.24777E-015" calcext:value-type="float">
            <text:p>6.25E-15</text:p>
          </table:table-cell>
          <table:table-cell table:formula="of:=SUM([.J115:.K115])" office:value-type="float" office:value="0.00000000001244334" calcext:value-type="float">
            <text:p>1.24E-11</text:p>
          </table:table-cell>
          <table:table-cell table:formula="of:=SUM([.L115:.R115])" office:value-type="float" office:value="0.000000000006844075" calcext:value-type="float">
            <text:p>6.84E-12</text:p>
          </table:table-cell>
          <table:table-cell table:formula="of:=SUM([.S115:.AF115])" office:value-type="float" office:value="0.00000000000365600707" calcext:value-type="float">
            <text:p>3.66E-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6.552" calcext:value-type="float">
            <text:p>136.552</text:p>
          </table:table-cell>
          <table:table-cell office:value-type="float" office:value="148.966" calcext:value-type="float">
            <text:p>148.96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42.759" calcext:value-type="float">
            <text:p>142.759</text:p>
          </table:table-cell>
          <table:table-cell office:value-type="float" office:value="0.00000000000882443" calcext:value-type="float">
            <text:p>8.82E-12</text:p>
          </table:table-cell>
          <table:table-cell office:value-type="float" office:value="0.00000000000487783" calcext:value-type="float">
            <text:p>4.88E-12</text:p>
          </table:table-cell>
          <table:table-cell office:value-type="float" office:value="0.0000000000036914" calcext:value-type="float">
            <text:p>3.69E-12</text:p>
          </table:table-cell>
          <table:table-cell office:value-type="float" office:value="0.00000000000197528" calcext:value-type="float">
            <text:p>1.98E-12</text:p>
          </table:table-cell>
          <table:table-cell office:value-type="float" office:value="0.00000000000083606" calcext:value-type="float">
            <text:p>8.36E-13</text:p>
          </table:table-cell>
          <table:table-cell office:value-type="float" office:value="0.000000000000545845" calcext:value-type="float">
            <text:p>5.46E-13</text:p>
          </table:table-cell>
          <table:table-cell office:value-type="float" office:value="0.00000000000056161" calcext:value-type="float">
            <text:p>5.62E-13</text:p>
          </table:table-cell>
          <table:table-cell office:value-type="float" office:value="0.000000000000363537" calcext:value-type="float">
            <text:p>3.64E-13</text:p>
          </table:table-cell>
          <table:table-cell office:value-type="float" office:value="0.000000000000422692" calcext:value-type="float">
            <text:p>4.23E-13</text:p>
          </table:table-cell>
          <table:table-cell office:value-type="float" office:value="0.000000000000179325" calcext:value-type="float">
            <text:p>1.79E-13</text:p>
          </table:table-cell>
          <table:table-cell office:value-type="float" office:value="0.000000000000438787" calcext:value-type="float">
            <text:p>4.39E-13</text:p>
          </table:table-cell>
          <table:table-cell office:value-type="float" office:value="0.000000000000229092" calcext:value-type="float">
            <text:p>2.29E-13</text:p>
          </table:table-cell>
          <table:table-cell office:value-type="float" office:value="0.000000000000369799" calcext:value-type="float">
            <text:p>3.70E-13</text:p>
          </table:table-cell>
          <table:table-cell office:value-type="float" office:value="0.000000000000321035" calcext:value-type="float">
            <text:p>3.21E-1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123419" calcext:value-type="float">
            <text:p>1.23E-13</text:p>
          </table:table-cell>
          <table:table-cell office:value-type="float" office:value="0.000000000000289255" calcext:value-type="float">
            <text:p>2.89E-13</text:p>
          </table:table-cell>
          <table:table-cell office:value-type="float" office:value="0.000000000000253822" calcext:value-type="float">
            <text:p>2.54E-13</text:p>
          </table:table-cell>
          <table:table-cell office:value-type="float" office:value="0.000000000000176346" calcext:value-type="float">
            <text:p>1.76E-13</text:p>
          </table:table-cell>
          <table:table-cell office:value-type="float" office:value="0.0000000000000797584" calcext:value-type="float">
            <text:p>7.98E-14</text:p>
          </table:table-cell>
          <table:table-cell office:value-type="float" office:value="0.000000000000116295" calcext:value-type="float">
            <text:p>1.16E-13</text:p>
          </table:table-cell>
          <table:table-cell office:value-type="float" office:value="0.0000000000000417425" calcext:value-type="float">
            <text:p>4.17E-14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116:.K116])" office:value-type="float" office:value="0.00000000001370226" calcext:value-type="float">
            <text:p>1.37E-11</text:p>
          </table:table-cell>
          <table:table-cell table:formula="of:=SUM([.L116:.R116])" office:value-type="float" office:value="0.000000000008396424" calcext:value-type="float">
            <text:p>8.40E-12</text:p>
          </table:table-cell>
          <table:table-cell table:formula="of:=SUM([.S116:.AF116])" office:value-type="float" office:value="0.0000000000026186759" calcext:value-type="float">
            <text:p>2.62E-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8.966" calcext:value-type="float">
            <text:p>148.966</text:p>
          </table:table-cell>
          <table:table-cell office:value-type="float" office:value="161.379" calcext:value-type="float">
            <text:p>161.37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55.172" calcext:value-type="float">
            <text:p>155.172</text:p>
          </table:table-cell>
          <table:table-cell office:value-type="float" office:value="0.0000000000176454" calcext:value-type="float">
            <text:p>1.76E-11</text:p>
          </table:table-cell>
          <table:table-cell office:value-type="float" office:value="0.00000000000593783" calcext:value-type="float">
            <text:p>5.94E-12</text:p>
          </table:table-cell>
          <table:table-cell office:value-type="float" office:value="0.00000000000184632" calcext:value-type="float">
            <text:p>1.85E-12</text:p>
          </table:table-cell>
          <table:table-cell office:value-type="float" office:value="0.00000000000100188" calcext:value-type="float">
            <text:p>1.00E-12</text:p>
          </table:table-cell>
          <table:table-cell office:value-type="float" office:value="0.000000000000795992" calcext:value-type="float">
            <text:p>7.96E-13</text:p>
          </table:table-cell>
          <table:table-cell office:value-type="float" office:value="0.000000000000798916" calcext:value-type="float">
            <text:p>7.99E-13</text:p>
          </table:table-cell>
          <table:table-cell office:value-type="float" office:value="0.000000000000558736" calcext:value-type="float">
            <text:p>5.59E-13</text:p>
          </table:table-cell>
          <table:table-cell office:value-type="float" office:value="0.00000000000016935" calcext:value-type="float">
            <text:p>1.69E-13</text:p>
          </table:table-cell>
          <table:table-cell office:value-type="float" office:value="0.000000000000531051" calcext:value-type="float">
            <text:p>5.31E-13</text:p>
          </table:table-cell>
          <table:table-cell office:value-type="float" office:value="0.0000000000000799611" calcext:value-type="float">
            <text:p>8.00E-14</text:p>
          </table:table-cell>
          <table:table-cell office:value-type="float" office:value="0.000000000000291659" calcext:value-type="float">
            <text:p>2.92E-13</text:p>
          </table:table-cell>
          <table:table-cell office:value-type="float" office:value="0.000000000000354485" calcext:value-type="float">
            <text:p>3.54E-13</text:p>
          </table:table-cell>
          <table:table-cell office:value-type="float" office:value="0.000000000000204463" calcext:value-type="float">
            <text:p>2.04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460491" calcext:value-type="float">
            <text:p>4.60E-14</text:p>
          </table:table-cell>
          <table:table-cell office:value-type="float" office:value="0.000000000000151582" calcext:value-type="float">
            <text:p>1.52E-13</text:p>
          </table:table-cell>
          <table:table-cell office:value-type="float" office:value="0.0000000000000706009" calcext:value-type="float">
            <text:p>7.06E-14</text:p>
          </table:table-cell>
          <table:table-cell office:value-type="float" office:value="0.0000000000000911269" calcext:value-type="float">
            <text:p>9.11E-14</text:p>
          </table:table-cell>
          <table:table-cell office:value-type="float" office:value="0.0000000000000247837" calcext:value-type="float">
            <text:p>2.48E-14</text:p>
          </table:table-cell>
          <table:table-cell office:value-type="float" office:value="6.67886E-015" calcext:value-type="float">
            <text:p>6.68E-15</text:p>
          </table:table-cell>
          <table:table-cell table:formula="of:=SUM([.J117:.K117])" office:value-type="float" office:value="0.00000000002358323" calcext:value-type="float">
            <text:p>2.36E-11</text:p>
          </table:table-cell>
          <table:table-cell table:formula="of:=SUM([.L117:.R117])" office:value-type="float" office:value="0.000000000005702245" calcext:value-type="float">
            <text:p>5.70E-12</text:p>
          </table:table-cell>
          <table:table-cell table:formula="of:=SUM([.S117:.AF117])" office:value-type="float" office:value="0.00000000000132138956" calcext:value-type="float">
            <text:p>1.32E-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1.379" calcext:value-type="float">
            <text:p>161.379</text:p>
          </table:table-cell>
          <table:table-cell office:value-type="float" office:value="173.793" calcext:value-type="float">
            <text:p>173.79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67.586" calcext:value-type="float">
            <text:p>167.586</text:p>
          </table:table-cell>
          <table:table-cell office:value-type="float" office:value="0.00000000000883369" calcext:value-type="float">
            <text:p>8.83E-12</text:p>
          </table:table-cell>
          <table:table-cell office:value-type="float" office:value="0.00000000000360976" calcext:value-type="float">
            <text:p>3.61E-12</text:p>
          </table:table-cell>
          <table:table-cell office:value-type="float" office:value="0.00000000000184828" calcext:value-type="float">
            <text:p>1.85E-12</text:p>
          </table:table-cell>
          <table:table-cell office:value-type="float" office:value="0.00000000000100294" calcext:value-type="float">
            <text:p>1.00E-12</text:p>
          </table:table-cell>
          <table:table-cell office:value-type="float" office:value="0.00000000000102852" calcext:value-type="float">
            <text:p>1.03E-12</text:p>
          </table:table-cell>
          <table:table-cell office:value-type="float" office:value="0.000000000000781361" calcext:value-type="float">
            <text:p>7.81E-13</text:p>
          </table:table-cell>
          <table:table-cell office:value-type="float" office:value="0.000000000000343473" calcext:value-type="float">
            <text:p>3.43E-13</text:p>
          </table:table-cell>
          <table:table-cell office:value-type="float" office:value="0.000000000000296346" calcext:value-type="float">
            <text:p>2.96E-13</text:p>
          </table:table-cell>
          <table:table-cell office:value-type="float" office:value="0.000000000000243012" calcext:value-type="float">
            <text:p>2.43E-13</text:p>
          </table:table-cell>
          <table:table-cell office:value-type="float" office:value="0.000000000000144213" calcext:value-type="float">
            <text:p>1.44E-13</text:p>
          </table:table-cell>
          <table:table-cell office:value-type="float" office:value="0.000000000000254043" calcext:value-type="float">
            <text:p>2.54E-13</text:p>
          </table:table-cell>
          <table:table-cell office:value-type="float" office:value="0.000000000000235454" calcext:value-type="float">
            <text:p>2.35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98604" calcext:value-type="float">
            <text:p>3.99E-14</text:p>
          </table:table-cell>
          <table:table-cell office:value-type="float" office:value="0.000000000000139495" calcext:value-type="float">
            <text:p>1.39E-13</text:p>
          </table:table-cell>
          <table:table-cell office:value-type="float" office:value="0.000000000000124261" calcext:value-type="float">
            <text:p>1.24E-13</text:p>
          </table:table-cell>
          <table:table-cell office:value-type="float" office:value="0.000000000000149911" calcext:value-type="float">
            <text:p>1.50E-13</text:p>
          </table:table-cell>
          <table:table-cell office:value-type="float" office:value="0.0000000000000267448" calcext:value-type="float">
            <text:p>2.67E-14</text:p>
          </table:table-cell>
          <table:table-cell office:value-type="float" office:value="7.32036E-015" calcext:value-type="float">
            <text:p>7.32E-15</text:p>
          </table:table-cell>
          <table:table-cell table:formula="of:=SUM([.J118:.K118])" office:value-type="float" office:value="0.00000000001244345" calcext:value-type="float">
            <text:p>1.24E-11</text:p>
          </table:table-cell>
          <table:table-cell table:formula="of:=SUM([.L118:.R118])" office:value-type="float" office:value="0.000000000005543932" calcext:value-type="float">
            <text:p>5.54E-12</text:p>
          </table:table-cell>
          <table:table-cell table:formula="of:=SUM([.S118:.AF118])" office:value-type="float" office:value="0.00000000000112130256" calcext:value-type="float">
            <text:p>1.12E-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3.793" calcext:value-type="float">
            <text:p>173.793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00885049" calcext:value-type="float">
            <text:p>8.85E-12</text:p>
          </table:table-cell>
          <table:table-cell office:value-type="float" office:value="0.00000000000361654" calcext:value-type="float">
            <text:p>3.62E-12</text:p>
          </table:table-cell>
          <table:table-cell office:value-type="float" office:value="0.00000000000185169" calcext:value-type="float">
            <text:p>1.85E-12</text:p>
          </table:table-cell>
          <table:table-cell office:value-type="float" office:value="0.00000000000144732" calcext:value-type="float">
            <text:p>1.45E-12</text:p>
          </table:table-cell>
          <table:table-cell office:value-type="float" office:value="0.00000000000130993" calcext:value-type="float">
            <text:p>1.31E-12</text:p>
          </table:table-cell>
          <table:table-cell office:value-type="float" office:value="0.000000000000510249" calcext:value-type="float">
            <text:p>5.10E-13</text:p>
          </table:table-cell>
          <table:table-cell office:value-type="float" office:value="0.000000000000500718" calcext:value-type="float">
            <text:p>5.01E-13</text:p>
          </table:table-cell>
          <table:table-cell office:value-type="float" office:value="0.000000000000167227" calcext:value-type="float">
            <text:p>1.67E-13</text:p>
          </table:table-cell>
          <table:table-cell office:value-type="float" office:value="0.000000000000339633" calcext:value-type="float">
            <text:p>3.40E-13</text:p>
          </table:table-cell>
          <table:table-cell office:value-type="float" office:value="0.0000000000000699477" calcext:value-type="float">
            <text:p>6.99E-14</text:p>
          </table:table-cell>
          <table:table-cell office:value-type="float" office:value="0.000000000000109022" calcext:value-type="float">
            <text:p>1.09E-1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329876" calcext:value-type="float">
            <text:p>3.30E-14</text:p>
          </table:table-cell>
          <table:table-cell office:value-type="float" office:value="0.000000000000110481" calcext:value-type="float">
            <text:p>1.10E-13</text:p>
          </table:table-cell>
          <table:table-cell office:value-type="float" office:value="0.0000000000000673956" calcext:value-type="float">
            <text:p>6.74E-14</text:p>
          </table:table-cell>
          <table:table-cell office:value-type="float" office:value="0.0000000000000888457" calcext:value-type="float">
            <text:p>8.88E-14</text:p>
          </table:table-cell>
          <table:table-cell office:value-type="float" office:value="0.000000000000032816" calcext:value-type="float">
            <text:p>3.28E-14</text:p>
          </table:table-cell>
          <table:table-cell office:value-type="float" office:value="0.0000000000000176303" calcext:value-type="float">
            <text:p>1.76E-14</text:p>
          </table:table-cell>
          <table:table-cell table:formula="of:=SUM([.J119:.K119])" office:value-type="float" office:value="0.00000000001246703" calcext:value-type="float">
            <text:p>1.25E-11</text:p>
          </table:table-cell>
          <table:table-cell table:formula="of:=SUM([.L119:.R119])" office:value-type="float" office:value="0.000000000006126767" calcext:value-type="float">
            <text:p>6.13E-12</text:p>
          </table:table-cell>
          <table:table-cell table:formula="of:=SUM([.S119:.AF119])" office:value-type="float" office:value="0.0000000000005291259" calcext:value-type="float">
            <text:p>5.29E-1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198.621" calcext:value-type="float">
            <text:p>198.621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92.414" calcext:value-type="float">
            <text:p>192.414</text:p>
          </table:table-cell>
          <table:table-cell office:value-type="float" office:value="0.00000000000887511" calcext:value-type="float">
            <text:p>8.88E-12</text:p>
          </table:table-cell>
          <table:table-cell office:value-type="float" office:value="0.00000000000425346" calcext:value-type="float">
            <text:p>4.25E-12</text:p>
          </table:table-cell>
          <table:table-cell office:value-type="float" office:value="0.00000000000372256" calcext:value-type="float">
            <text:p>3.72E-12</text:p>
          </table:table-cell>
          <table:table-cell office:value-type="float" office:value="0.00000000000157746" calcext:value-type="float">
            <text:p>1.58E-12</text:p>
          </table:table-cell>
          <table:table-cell office:value-type="float" office:value="0.000000000000784787" calcext:value-type="float">
            <text:p>7.85E-13</text:p>
          </table:table-cell>
          <table:table-cell office:value-type="float" office:value="0.000000000000495894" calcext:value-type="float">
            <text:p>4.96E-13</text:p>
          </table:table-cell>
          <table:table-cell office:value-type="float" office:value="0.000000000000483283" calcext:value-type="float">
            <text:p>4.83E-13</text:p>
          </table:table-cell>
          <table:table-cell office:value-type="float" office:value="0.000000000000148381" calcext:value-type="float">
            <text:p>1.48E-13</text:p>
          </table:table-cell>
          <table:table-cell office:value-type="float" office:value="0.0000000000002204" calcext:value-type="float">
            <text:p>2.20E-13</text:p>
          </table:table-cell>
          <table:table-cell office:value-type="float" office:value="0.000000000000125798" calcext:value-type="float">
            <text:p>1.26E-13</text:p>
          </table:table-cell>
          <table:table-cell office:value-type="float" office:value="0.000000000000146141" calcext:value-type="float">
            <text:p>1.46E-1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38588" calcext:value-type="float">
            <text:p>1.39E-14</text:p>
          </table:table-cell>
          <table:table-cell office:value-type="float" office:value="0.0000000000000509461" calcext:value-type="float">
            <text:p>5.09E-14</text:p>
          </table:table-cell>
          <table:table-cell office:value-type="float" office:value="0.000000000000077584" calcext:value-type="float">
            <text:p>7.76E-14</text:p>
          </table:table-cell>
          <table:table-cell office:value-type="float" office:value="0.000000000000116306" calcext:value-type="float">
            <text:p>1.16E-13</text:p>
          </table:table-cell>
          <table:table-cell office:value-type="float" office:value="0.0000000000000575728" calcext:value-type="float">
            <text:p>5.76E-14</text:p>
          </table:table-cell>
          <table:table-cell office:value-type="float" office:value="0.0000000000000214543" calcext:value-type="float">
            <text:p>2.15E-14</text:p>
          </table:table-cell>
          <table:table-cell table:formula="of:=SUM([.J120:.K120])" office:value-type="float" office:value="0.00000000001312857" calcext:value-type="float">
            <text:p>1.31E-11</text:p>
          </table:table-cell>
          <table:table-cell table:formula="of:=SUM([.L120:.R120])" office:value-type="float" office:value="0.000000000007432765" calcext:value-type="float">
            <text:p>7.43E-12</text:p>
          </table:table-cell>
          <table:table-cell table:formula="of:=SUM([.S120:.AF120])" office:value-type="float" office:value="0.000000000000609661" calcext:value-type="float">
            <text:p>6.10E-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8.621" calcext:value-type="float">
            <text:p>198.621</text:p>
          </table:table-cell>
          <table:table-cell office:value-type="float" office:value="211.034" calcext:value-type="float">
            <text:p>211.03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04.828" calcext:value-type="float">
            <text:p>204.828</text:p>
          </table:table-cell>
          <table:table-cell office:value-type="float" office:value="0.0000000000178524" calcext:value-type="float">
            <text:p>1.79E-11</text:p>
          </table:table-cell>
          <table:table-cell office:value-type="float" office:value="0.00000000000667318" calcext:value-type="float">
            <text:p>6.67E-12</text:p>
          </table:table-cell>
          <table:table-cell office:value-type="float" office:value="0.00000000000187255" calcext:value-type="float">
            <text:p>1.87E-12</text:p>
          </table:table-cell>
          <table:table-cell office:value-type="float" office:value="0.00000000000101612" calcext:value-type="float">
            <text:p>1.02E-12</text:p>
          </table:table-cell>
          <table:table-cell office:value-type="float" office:value="0.000000000000750233" calcext:value-type="float">
            <text:p>7.50E-13</text:p>
          </table:table-cell>
          <table:table-cell office:value-type="float" office:value="0.000000000000701267" calcext:value-type="float">
            <text:p>7.01E-13</text:p>
          </table:table-cell>
          <table:table-cell office:value-type="float" office:value="0.000000000000319078" calcext:value-type="float">
            <text:p>3.19E-13</text:p>
          </table:table-cell>
          <table:table-cell office:value-type="float" office:value="0.000000000000138361" calcext:value-type="float">
            <text:p>1.38E-13</text:p>
          </table:table-cell>
          <table:table-cell office:value-type="float" office:value="0.0000000000003051" calcext:value-type="float">
            <text:p>3.05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400696" calcext:value-type="float">
            <text:p>4.01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27264" calcext:value-type="float">
            <text:p>1.27E-14</text:p>
          </table:table-cell>
          <table:table-cell office:value-type="float" office:value="0.0000000000000468936" calcext:value-type="float">
            <text:p>4.69E-14</text:p>
          </table:table-cell>
          <table:table-cell office:value-type="float" office:value="0.0000000000000644104" calcext:value-type="float">
            <text:p>6.44E-14</text:p>
          </table:table-cell>
          <table:table-cell office:value-type="float" office:value="0.0000000000000869731" calcext:value-type="float">
            <text:p>8.70E-14</text:p>
          </table:table-cell>
          <table:table-cell office:value-type="float" office:value="0.0000000000000389118" calcext:value-type="float">
            <text:p>3.89E-14</text:p>
          </table:table-cell>
          <table:table-cell office:value-type="float" office:value="0.0000000000000249201" calcext:value-type="float">
            <text:p>2.49E-14</text:p>
          </table:table-cell>
          <table:table-cell table:formula="of:=SUM([.J121:.K121])" office:value-type="float" office:value="0.00000000002452558" calcext:value-type="float">
            <text:p>2.45E-11</text:p>
          </table:table-cell>
          <table:table-cell table:formula="of:=SUM([.L121:.R121])" office:value-type="float" office:value="0.000000000005102709" calcext:value-type="float">
            <text:p>5.10E-12</text:p>
          </table:table-cell>
          <table:table-cell table:formula="of:=SUM([.S121:.AF121])" office:value-type="float" office:value="0.000000000000314905" calcext:value-type="float">
            <text:p>3.15E-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11.034" calcext:value-type="float">
            <text:p>211.034</text:p>
          </table:table-cell>
          <table:table-cell office:value-type="float" office:value="223.448" calcext:value-type="float">
            <text:p>223.44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17.241" calcext:value-type="float">
            <text:p>217.241</text:p>
          </table:table-cell>
          <table:table-cell office:value-type="float" office:value="0.00000000000898435" calcext:value-type="float">
            <text:p>8.98E-12</text:p>
          </table:table-cell>
          <table:table-cell office:value-type="float" office:value="0.00000000000367309" calcext:value-type="float">
            <text:p>3.67E-12</text:p>
          </table:table-cell>
          <table:table-cell office:value-type="float" office:value="0.00000000000188076" calcext:value-type="float">
            <text:p>1.88E-12</text:p>
          </table:table-cell>
          <table:table-cell office:value-type="float" office:value="0.000000000000989426" calcext:value-type="float">
            <text:p>9.89E-13</text:p>
          </table:table-cell>
          <table:table-cell office:value-type="float" office:value="0.000000000000736435" calcext:value-type="float">
            <text:p>7.36E-13</text:p>
          </table:table-cell>
          <table:table-cell office:value-type="float" office:value="0.000000000000724956" calcext:value-type="float">
            <text:p>7.25E-13</text:p>
          </table:table-cell>
          <table:table-cell office:value-type="float" office:value="0.000000000000303081" calcext:value-type="float">
            <text:p>3.03E-13</text:p>
          </table:table-cell>
          <table:table-cell office:value-type="float" office:value="0.000000000000138964" calcext:value-type="float">
            <text:p>1.39E-13</text:p>
          </table:table-cell>
          <table:table-cell office:value-type="float" office:value="0.0000000000000899371" calcext:value-type="float">
            <text:p>8.99E-14</text:p>
          </table:table-cell>
          <table:table-cell office:value-type="float" office:value="0.0000000000000559106" calcext:value-type="float">
            <text:p>5.59E-14</text:p>
          </table:table-cell>
          <table:table-cell office:value-type="float" office:value="0.000000000000082803" calcext:value-type="float">
            <text:p>8.28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00000000144674" calcext:value-type="float">
            <text:p>1.45E-14</text:p>
          </table:table-cell>
          <table:table-cell office:value-type="float" office:value="0.000000000000118178" calcext:value-type="float">
            <text:p>1.18E-13</text:p>
          </table:table-cell>
          <table:table-cell office:value-type="float" office:value="0.000000000000144756" calcext:value-type="float">
            <text:p>1.45E-13</text:p>
          </table:table-cell>
          <table:table-cell office:value-type="float" office:value="0.0000000000000415713" calcext:value-type="float">
            <text:p>4.16E-14</text:p>
          </table:table-cell>
          <table:table-cell office:value-type="float" office:value="0.0000000000000333951" calcext:value-type="float">
            <text:p>3.34E-14</text:p>
          </table:table-cell>
          <table:table-cell table:formula="of:=SUM([.J122:.K122])" office:value-type="float" office:value="0.00000000001265744" calcext:value-type="float">
            <text:p>1.27E-11</text:p>
          </table:table-cell>
          <table:table-cell table:formula="of:=SUM([.L122:.R122])" office:value-type="float" office:value="0.0000000000048635591" calcext:value-type="float">
            <text:p>4.86E-12</text:p>
          </table:table-cell>
          <table:table-cell table:formula="of:=SUM([.S122:.AF122])" office:value-type="float" office:value="0.0000000000004910814" calcext:value-type="float">
            <text:p>4.91E-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23.448" calcext:value-type="float">
            <text:p>223.448</text:p>
          </table:table-cell>
          <table:table-cell office:value-type="float" office:value="235.862" calcext:value-type="float">
            <text:p>235.86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29.655" calcext:value-type="float">
            <text:p>229.655</text:p>
          </table:table-cell>
          <table:table-cell office:value-type="float" office:value="0.00000000000902386" calcext:value-type="float">
            <text:p>9.02E-12</text:p>
          </table:table-cell>
          <table:table-cell office:value-type="float" office:value="0.00000000000368999" calcext:value-type="float">
            <text:p>3.69E-12</text:p>
          </table:table-cell>
          <table:table-cell office:value-type="float" office:value="0.0000000000018896" calcext:value-type="float">
            <text:p>1.89E-12</text:p>
          </table:table-cell>
          <table:table-cell office:value-type="float" office:value="0.000000000000965417" calcext:value-type="float">
            <text:p>9.65E-13</text:p>
          </table:table-cell>
          <table:table-cell office:value-type="float" office:value="0.000000000000978867" calcext:value-type="float">
            <text:p>9.79E-13</text:p>
          </table:table-cell>
          <table:table-cell office:value-type="float" office:value="0.000000000000485044" calcext:value-type="float">
            <text:p>4.85E-13</text:p>
          </table:table-cell>
          <table:table-cell office:value-type="float" office:value="0.00000000000030382" calcext:value-type="float">
            <text:p>3.04E-13</text:p>
          </table:table-cell>
          <table:table-cell office:value-type="float" office:value="0.000000000000130286" calcext:value-type="float">
            <text:p>1.30E-13</text:p>
          </table:table-cell>
          <table:table-cell office:value-type="float" office:value="0.000000000000190611" calcext:value-type="float">
            <text:p>1.91E-13</text:p>
          </table:table-cell>
          <table:table-cell office:value-type="float" office:value="0.0000000000000513922" calcext:value-type="float">
            <text:p>5.14E-1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18009" calcext:value-type="float">
            <text:p>1.18E-14</text:p>
          </table:table-cell>
          <table:table-cell office:value-type="float" office:value="0.0000000000000434929" calcext:value-type="float">
            <text:p>4.35E-14</text:p>
          </table:table-cell>
          <table:table-cell office:value-type="float" office:value="0.0000000000000714683" calcext:value-type="float">
            <text:p>7.15E-14</text:p>
          </table:table-cell>
          <table:table-cell office:value-type="float" office:value="0.000000000000112476" calcext:value-type="float">
            <text:p>1.12E-13</text:p>
          </table:table-cell>
          <table:table-cell office:value-type="float" office:value="0.0000000000000684123" calcext:value-type="float">
            <text:p>6.84E-14</text:p>
          </table:table-cell>
          <table:table-cell office:value-type="float" office:value="0.0000000000000368665" calcext:value-type="float">
            <text:p>3.69E-14</text:p>
          </table:table-cell>
          <table:table-cell table:formula="of:=SUM([.J123:.K123])" office:value-type="float" office:value="0.00000000001271385" calcext:value-type="float">
            <text:p>1.27E-11</text:p>
          </table:table-cell>
          <table:table-cell table:formula="of:=SUM([.L123:.R123])" office:value-type="float" office:value="0.000000000004943645" calcext:value-type="float">
            <text:p>4.94E-12</text:p>
          </table:table-cell>
          <table:table-cell table:formula="of:=SUM([.S123:.AF123])" office:value-type="float" office:value="0.0000000000003959091" calcext:value-type="float">
            <text:p>3.96E-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35.862" calcext:value-type="float">
            <text:p>235.862</text:p>
          </table:table-cell>
          <table:table-cell office:value-type="float" office:value="248.276" calcext:value-type="float">
            <text:p>248.27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42.069" calcext:value-type="float">
            <text:p>242.069</text:p>
          </table:table-cell>
          <table:table-cell office:value-type="float" office:value="0.00000000000906073" calcext:value-type="float">
            <text:p>9.06E-12</text:p>
          </table:table-cell>
          <table:table-cell office:value-type="float" office:value="0.00000000000370508" calcext:value-type="float">
            <text:p>3.71E-12</text:p>
          </table:table-cell>
          <table:table-cell office:value-type="float" office:value="0.00000000000187924" calcext:value-type="float">
            <text:p>1.88E-12</text:p>
          </table:table-cell>
          <table:table-cell office:value-type="float" office:value="0.00000000000104644" calcext:value-type="float">
            <text:p>1.05E-12</text:p>
          </table:table-cell>
          <table:table-cell office:value-type="float" office:value="0.00000000000124919" calcext:value-type="float">
            <text:p>1.25E-12</text:p>
          </table:table-cell>
          <table:table-cell office:value-type="float" office:value="0.000000000000452729" calcext:value-type="float">
            <text:p>4.53E-13</text:p>
          </table:table-cell>
          <table:table-cell office:value-type="float" office:value="0.000000000000293762" calcext:value-type="float">
            <text:p>2.94E-13</text:p>
          </table:table-cell>
          <table:table-cell office:value-type="float" office:value="0.00000000000012946" calcext:value-type="float">
            <text:p>1.29E-13</text:p>
          </table:table-cell>
          <table:table-cell office:value-type="float" office:value="0.0000000000000926018" calcext:value-type="float">
            <text:p>9.26E-14</text:p>
          </table:table-cell>
          <table:table-cell office:value-type="float" office:value="0.0000000000000515162" calcext:value-type="float">
            <text:p>5.15E-14</text:p>
          </table:table-cell>
          <table:table-cell office:value-type="float" office:value="0.0000000000000370376" calcext:value-type="float">
            <text:p>3.70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6.69388E-015" calcext:value-type="float">
            <text:p>6.69E-15</text:p>
          </table:table-cell>
          <table:table-cell office:value-type="float" office:value="0.0000000000000614641" calcext:value-type="float">
            <text:p>6.15E-14</text:p>
          </table:table-cell>
          <table:table-cell office:value-type="float" office:value="0.0000000000000853283" calcext:value-type="float">
            <text:p>8.53E-14</text:p>
          </table:table-cell>
          <table:table-cell office:value-type="float" office:value="0.0000000000000370997" calcext:value-type="float">
            <text:p>3.71E-14</text:p>
          </table:table-cell>
          <table:table-cell office:value-type="float" office:value="0.0000000000000208772" calcext:value-type="float">
            <text:p>2.09E-14</text:p>
          </table:table-cell>
          <table:table-cell table:formula="of:=SUM([.J124:.K124])" office:value-type="float" office:value="0.00000000001276581" calcext:value-type="float">
            <text:p>1.28E-11</text:p>
          </table:table-cell>
          <table:table-cell table:formula="of:=SUM([.L124:.R124])" office:value-type="float" office:value="0.0000000000051434228" calcext:value-type="float">
            <text:p>5.14E-12</text:p>
          </table:table-cell>
          <table:table-cell table:formula="of:=SUM([.S124:.AF124])" office:value-type="float" office:value="0.00000000000030001698" calcext:value-type="float">
            <text:p>3.00E-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8.276" calcext:value-type="float">
            <text:p>248.276</text:p>
          </table:table-cell>
          <table:table-cell office:value-type="float" office:value="260.69" calcext:value-type="float">
            <text:p>260.6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54.483" calcext:value-type="float">
            <text:p>254.483</text:p>
          </table:table-cell>
          <table:table-cell office:value-type="float" office:value="0.0000000000182131" calcext:value-type="float">
            <text:p>1.82E-11</text:p>
          </table:table-cell>
          <table:table-cell office:value-type="float" office:value="0.00000000000744819" calcext:value-type="float">
            <text:p>7.45E-12</text:p>
          </table:table-cell>
          <table:table-cell office:value-type="float" office:value="0.00000000000370954" calcext:value-type="float">
            <text:p>3.71E-12</text:p>
          </table:table-cell>
          <table:table-cell office:value-type="float" office:value="0.00000000000183674" calcext:value-type="float">
            <text:p>1.84E-12</text:p>
          </table:table-cell>
          <table:table-cell office:value-type="float" office:value="0.000000000000747662" calcext:value-type="float">
            <text:p>7.48E-13</text:p>
          </table:table-cell>
          <table:table-cell office:value-type="float" office:value="0.000000000000454025" calcext:value-type="float">
            <text:p>4.54E-13</text:p>
          </table:table-cell>
          <table:table-cell office:value-type="float" office:value="0.000000000000294592" calcext:value-type="float">
            <text:p>2.95E-13</text:p>
          </table:table-cell>
          <table:table-cell office:value-type="float" office:value="0.000000000000129831" calcext:value-type="float">
            <text:p>1.30E-13</text:p>
          </table:table-cell>
          <table:table-cell office:value-type="float" office:value="0.000000000000175708" calcext:value-type="float">
            <text:p>1.76E-1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6.67974E-015" calcext:value-type="float">
            <text:p>6.68E-15</text:p>
          </table:table-cell>
          <table:table-cell office:value-type="float" office:value="0.0000000000000613992" calcext:value-type="float">
            <text:p>6.14E-14</text:p>
          </table:table-cell>
          <table:table-cell office:value-type="float" office:value="0.0000000000000852809" calcext:value-type="float">
            <text:p>8.53E-14</text:p>
          </table:table-cell>
          <table:table-cell office:value-type="float" office:value="0.0000000000000489959" calcext:value-type="float">
            <text:p>4.90E-14</text:p>
          </table:table-cell>
          <table:table-cell office:value-type="float" office:value="0.0000000000000405014" calcext:value-type="float">
            <text:p>4.05E-14</text:p>
          </table:table-cell>
          <table:table-cell table:formula="of:=SUM([.J125:.K125])" office:value-type="float" office:value="0.00000000002566129" calcext:value-type="float">
            <text:p>2.57E-11</text:p>
          </table:table-cell>
          <table:table-cell table:formula="of:=SUM([.L125:.R125])" office:value-type="float" office:value="0.000000000007348098" calcext:value-type="float">
            <text:p>7.35E-12</text:p>
          </table:table-cell>
          <table:table-cell table:formula="of:=SUM([.S125:.AF125])" office:value-type="float" office:value="0.00000000000024285714" calcext:value-type="float">
            <text:p>2.43E-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60.69" calcext:value-type="float">
            <text:p>260.69</text:p>
          </table:table-cell>
          <table:table-cell office:value-type="float" office:value="273.103" calcext:value-type="float">
            <text:p>273.10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66.897" calcext:value-type="float">
            <text:p>266.897</text:p>
          </table:table-cell>
          <table:table-cell office:value-type="float" office:value="0.00000000000913996" calcext:value-type="float">
            <text:p>9.14E-12</text:p>
          </table:table-cell>
          <table:table-cell office:value-type="float" office:value="0.00000000000373791" calcext:value-type="float">
            <text:p>3.74E-12</text:p>
          </table:table-cell>
          <table:table-cell office:value-type="float" office:value="0.00000000000186166" calcext:value-type="float">
            <text:p>1.86E-12</text:p>
          </table:table-cell>
          <table:table-cell office:value-type="float" office:value="0.000000000000966293" calcext:value-type="float">
            <text:p>9.66E-13</text:p>
          </table:table-cell>
          <table:table-cell office:value-type="float" office:value="0.000000000000749358" calcext:value-type="float">
            <text:p>7.49E-13</text:p>
          </table:table-cell>
          <table:table-cell office:value-type="float" office:value="0.000000000000455024" calcext:value-type="float">
            <text:p>4.55E-13</text:p>
          </table:table-cell>
          <table:table-cell office:value-type="float" office:value="0.00000000000029523" calcext:value-type="float">
            <text:p>2.95E-13</text:p>
          </table:table-cell>
          <table:table-cell office:value-type="float" office:value="0.000000000000130117" calcext:value-type="float">
            <text:p>1.30E-13</text:p>
          </table:table-cell>
          <table:table-cell office:value-type="float" office:value="0.000000000000176034" calcext:value-type="float">
            <text:p>1.76E-13</text:p>
          </table:table-cell>
          <table:table-cell office:value-type="float" office:value="0.0000000000000474295" calcext:value-type="float">
            <text:p>4.74E-14</text:p>
          </table:table-cell>
          <table:table-cell office:value-type="float" office:value="0.0000000000000778607" calcext:value-type="float">
            <text:p>7.79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17834" calcext:value-type="float">
            <text:p>1.18E-14</text:p>
          </table:table-cell>
          <table:table-cell office:value-type="float" office:value="0.0000000000000434013" calcext:value-type="float">
            <text:p>4.34E-14</text:p>
          </table:table-cell>
          <table:table-cell office:value-type="float" office:value="0.0000000000000730294" calcext:value-type="float">
            <text:p>7.30E-14</text:p>
          </table:table-cell>
          <table:table-cell office:value-type="float" office:value="0.00000000000011711" calcext:value-type="float">
            <text:p>1.17E-13</text:p>
          </table:table-cell>
          <table:table-cell office:value-type="float" office:value="0.0000000000000763923" calcext:value-type="float">
            <text:p>7.64E-14</text:p>
          </table:table-cell>
          <table:table-cell office:value-type="float" office:value="0.0000000000000425962" calcext:value-type="float">
            <text:p>4.26E-14</text:p>
          </table:table-cell>
          <table:table-cell table:formula="of:=SUM([.J126:.K126])" office:value-type="float" office:value="0.00000000001287787" calcext:value-type="float">
            <text:p>1.29E-11</text:p>
          </table:table-cell>
          <table:table-cell table:formula="of:=SUM([.L126:.R126])" office:value-type="float" office:value="0.000000000004633716" calcext:value-type="float">
            <text:p>4.63E-12</text:p>
          </table:table-cell>
          <table:table-cell table:formula="of:=SUM([.S126:.AF126])" office:value-type="float" office:value="0.0000000000004896028" calcext:value-type="float">
            <text:p>4.90E-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73.103" calcext:value-type="float">
            <text:p>273.103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79.31" calcext:value-type="float">
            <text:p>279.31</text:p>
          </table:table-cell>
          <table:table-cell office:value-type="float" office:value="0.00000000000915305" calcext:value-type="float">
            <text:p>9.15E-12</text:p>
          </table:table-cell>
          <table:table-cell office:value-type="float" office:value="0.00000000000374336" calcext:value-type="float">
            <text:p>3.74E-12</text:p>
          </table:table-cell>
          <table:table-cell office:value-type="float" office:value="0.0000000000018644" calcext:value-type="float">
            <text:p>1.86E-12</text:p>
          </table:table-cell>
          <table:table-cell office:value-type="float" office:value="0.000000000000967723" calcext:value-type="float">
            <text:p>9.68E-13</text:p>
          </table:table-cell>
          <table:table-cell office:value-type="float" office:value="0.000000000000750473" calcext:value-type="float">
            <text:p>7.50E-13</text:p>
          </table:table-cell>
          <table:table-cell office:value-type="float" office:value="0.000000000000455684" calcext:value-type="float">
            <text:p>4.56E-13</text:p>
          </table:table-cell>
          <table:table-cell office:value-type="float" office:value="0.000000000000295647" calcext:value-type="float">
            <text:p>2.96E-13</text:p>
          </table:table-cell>
          <table:table-cell office:value-type="float" office:value="0.000000000000130303" calcext:value-type="float">
            <text:p>1.30E-13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6.63861E-015" calcext:value-type="float">
            <text:p>6.64E-15</text:p>
          </table:table-cell>
          <table:table-cell office:value-type="float" office:value="0.0000000000000611585" calcext:value-type="float">
            <text:p>6.12E-14</text:p>
          </table:table-cell>
          <table:table-cell office:value-type="float" office:value="0.0000000000000850424" calcext:value-type="float">
            <text:p>8.50E-14</text:p>
          </table:table-cell>
          <table:table-cell office:value-type="float" office:value="0.0000000000000500468" calcext:value-type="float">
            <text:p>5.00E-14</text:p>
          </table:table-cell>
          <table:table-cell office:value-type="float" office:value="0.0000000000000422732" calcext:value-type="float">
            <text:p>4.23E-14</text:p>
          </table:table-cell>
          <table:table-cell table:formula="of:=SUM([.J127:.K127])" office:value-type="float" office:value="0.00000000001289641" calcext:value-type="float">
            <text:p>1.29E-11</text:p>
          </table:table-cell>
          <table:table-cell table:formula="of:=SUM([.L127:.R127])" office:value-type="float" office:value="0.00000000000446423" calcext:value-type="float">
            <text:p>4.46E-12</text:p>
          </table:table-cell>
          <table:table-cell table:formula="of:=SUM([.S127:.AF127])" office:value-type="float" office:value="0.00000000000024515951" calcext:value-type="float">
            <text:p>2.45E-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297.931" calcext:value-type="float">
            <text:p>297.931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91.724" calcext:value-type="float">
            <text:p>291.724</text:p>
          </table:table-cell>
          <table:table-cell office:value-type="float" office:value="0.00000000000915962" calcext:value-type="float">
            <text:p>9.16E-12</text:p>
          </table:table-cell>
          <table:table-cell office:value-type="float" office:value="0.00000000000374571" calcext:value-type="float">
            <text:p>3.75E-12</text:p>
          </table:table-cell>
          <table:table-cell office:value-type="float" office:value="0.00000000000186554" calcext:value-type="float">
            <text:p>1.87E-12</text:p>
          </table:table-cell>
          <table:table-cell office:value-type="float" office:value="0.000000000000968318" calcext:value-type="float">
            <text:p>9.68E-13</text:p>
          </table:table-cell>
          <table:table-cell office:value-type="float" office:value="0.00000000000075094" calcext:value-type="float">
            <text:p>7.51E-13</text:p>
          </table:table-cell>
          <table:table-cell office:value-type="float" office:value="0.000000000000455938" calcext:value-type="float">
            <text:p>4.56E-13</text:p>
          </table:table-cell>
          <table:table-cell office:value-type="float" office:value="0.000000000000295799" calcext:value-type="float">
            <text:p>2.96E-13</text:p>
          </table:table-cell>
          <table:table-cell office:value-type="float" office:value="0.000000000000016092" calcext:value-type="float">
            <text:p>1.61E-14</text:p>
          </table:table-cell>
          <table:table-cell office:value-type="float" office:value="0.000000000000176238" calcext:value-type="float">
            <text:p>1.76E-13</text:p>
          </table:table-cell>
          <table:table-cell office:value-type="float" office:value="0.0000000000000516626" calcext:value-type="float">
            <text:p>5.17E-1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6.612E-015" calcext:value-type="float">
            <text:p>6.61E-15</text:p>
          </table:table-cell>
          <table:table-cell office:value-type="float" office:value="0.0000000000000726839" calcext:value-type="float">
            <text:p>7.27E-14</text:p>
          </table:table-cell>
          <table:table-cell office:value-type="float" office:value="0.000000000000116686" calcext:value-type="float">
            <text:p>1.17E-13</text:p>
          </table:table-cell>
          <table:table-cell office:value-type="float" office:value="0.000000000000063379" calcext:value-type="float">
            <text:p>6.34E-14</text:p>
          </table:table-cell>
          <table:table-cell office:value-type="float" office:value="0.0000000000000204144" calcext:value-type="float">
            <text:p>2.04E-14</text:p>
          </table:table-cell>
          <table:table-cell table:formula="of:=SUM([.J128:.K128])" office:value-type="float" office:value="0.00000000001290533" calcext:value-type="float">
            <text:p>1.29E-11</text:p>
          </table:table-cell>
          <table:table-cell table:formula="of:=SUM([.L128:.R128])" office:value-type="float" office:value="0.000000000004528865" calcext:value-type="float">
            <text:p>4.53E-12</text:p>
          </table:table-cell>
          <table:table-cell table:formula="of:=SUM([.S128:.AF128])" office:value-type="float" office:value="0.0000000000003314379" calcext:value-type="float">
            <text:p>3.31E-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97.931" calcext:value-type="float">
            <text:p>297.931</text:p>
          </table:table-cell>
          <table:table-cell office:value-type="float" office:value="310.345" calcext:value-type="float">
            <text:p>310.345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04.138" calcext:value-type="float">
            <text:p>304.138</text:p>
          </table:table-cell>
          <table:table-cell office:value-type="float" office:value="0.0000000000161485" calcext:value-type="float">
            <text:p>1.61E-11</text:p>
          </table:table-cell>
          <table:table-cell office:value-type="float" office:value="0.00000000000374525" calcext:value-type="float">
            <text:p>3.75E-12</text:p>
          </table:table-cell>
          <table:table-cell office:value-type="float" office:value="0.00000000000189958" calcext:value-type="float">
            <text:p>1.90E-12</text:p>
          </table:table-cell>
          <table:table-cell office:value-type="float" office:value="0.000000000000968043" calcext:value-type="float">
            <text:p>9.68E-13</text:p>
          </table:table-cell>
          <table:table-cell office:value-type="float" office:value="0.000000000000750735" calcext:value-type="float">
            <text:p>7.51E-13</text:p>
          </table:table-cell>
          <table:table-cell office:value-type="float" office:value="0.000000000000473673" calcext:value-type="float">
            <text:p>4.74E-13</text:p>
          </table:table-cell>
          <table:table-cell office:value-type="float" office:value="0.000000000000306975" calcext:value-type="float">
            <text:p>3.07E-13</text:p>
          </table:table-cell>
          <table:table-cell office:value-type="float" office:value="0.000000000000131691" calcext:value-type="float">
            <text:p>1.32E-13</text:p>
          </table:table-cell>
          <table:table-cell office:value-type="float" office:value="0.000000000000183993" calcext:value-type="float">
            <text:p>1.84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00371122" calcext:value-type="float">
            <text:p>3.71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17609" calcext:value-type="float">
            <text:p>1.18E-14</text:p>
          </table:table-cell>
          <table:table-cell office:value-type="float" office:value="0.0000000000000432567" calcext:value-type="float">
            <text:p>4.33E-14</text:p>
          </table:table-cell>
          <table:table-cell office:value-type="float" office:value="0.0000000000000598976" calcext:value-type="float">
            <text:p>5.99E-14</text:p>
          </table:table-cell>
          <table:table-cell office:value-type="float" office:value="0.0000000000000822289" calcext:value-type="float">
            <text:p>8.22E-14</text:p>
          </table:table-cell>
          <table:table-cell office:value-type="float" office:value="0.0000000000000449934" calcext:value-type="float">
            <text:p>4.50E-14</text:p>
          </table:table-cell>
          <table:table-cell office:value-type="float" office:value="0.0000000000000376554" calcext:value-type="float">
            <text:p>3.77E-14</text:p>
          </table:table-cell>
          <table:table-cell table:formula="of:=SUM([.J129:.K129])" office:value-type="float" office:value="0.00000000001989375" calcext:value-type="float">
            <text:p>1.99E-11</text:p>
          </table:table-cell>
          <table:table-cell table:formula="of:=SUM([.L129:.R129])" office:value-type="float" office:value="0.00000000000471469" calcext:value-type="float">
            <text:p>4.71E-12</text:p>
          </table:table-cell>
          <table:table-cell table:formula="of:=SUM([.S129:.AF129])" office:value-type="float" office:value="0.0000000000003169051" calcext:value-type="float">
            <text:p>3.17E-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10.345" calcext:value-type="float">
            <text:p>310.345</text:p>
          </table:table-cell>
          <table:table-cell office:value-type="float" office:value="322.759" calcext:value-type="float">
            <text:p>322.75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16.552" calcext:value-type="float">
            <text:p>316.552</text:p>
          </table:table-cell>
          <table:table-cell office:value-type="float" office:value="0.0000000000113063" calcext:value-type="float">
            <text:p>1.13E-11</text:p>
          </table:table-cell>
          <table:table-cell office:value-type="float" office:value="0.00000000000748027" calcext:value-type="float">
            <text:p>7.48E-12</text:p>
          </table:table-cell>
          <table:table-cell office:value-type="float" office:value="0.00000000000383028" calcext:value-type="float">
            <text:p>3.83E-12</text:p>
          </table:table-cell>
          <table:table-cell office:value-type="float" office:value="0.0000000000011452" calcext:value-type="float">
            <text:p>1.15E-12</text:p>
          </table:table-cell>
          <table:table-cell office:value-type="float" office:value="0.000000000000750234" calcext:value-type="float">
            <text:p>7.50E-13</text:p>
          </table:table-cell>
          <table:table-cell office:value-type="float" office:value="0.000000000000489808" calcext:value-type="float">
            <text:p>4.90E-13</text:p>
          </table:table-cell>
          <table:table-cell office:value-type="float" office:value="0.000000000000307145" calcext:value-type="float">
            <text:p>3.07E-13</text:p>
          </table:table-cell>
          <table:table-cell office:value-type="float" office:value="0.000000000000131628" calcext:value-type="float">
            <text:p>1.32E-13</text:p>
          </table:table-cell>
          <table:table-cell office:value-type="float" office:value="0.000000000000192112" calcext:value-type="float">
            <text:p>1.92E-13</text:p>
          </table:table-cell>
          <table:table-cell office:value-type="float" office:value="0.0000000000000516748" calcext:value-type="float">
            <text:p>5.17E-14</text:p>
          </table:table-cell>
          <table:table-cell office:value-type="float" office:value="0.0000000000000458911" calcext:value-type="float">
            <text:p>4.59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7.06128E-015" calcext:value-type="float">
            <text:p>7.06E-15</text:p>
          </table:table-cell>
          <table:table-cell office:value-type="float" office:value="0.0000000000000634819" calcext:value-type="float">
            <text:p>6.35E-14</text:p>
          </table:table-cell>
          <table:table-cell office:value-type="float" office:value="0.0000000000000860562" calcext:value-type="float">
            <text:p>8.61E-14</text:p>
          </table:table-cell>
          <table:table-cell office:value-type="float" office:value="0.0000000000000431523" calcext:value-type="float">
            <text:p>4.32E-14</text:p>
          </table:table-cell>
          <table:table-cell office:value-type="float" office:value="0.0000000000000351115" calcext:value-type="float">
            <text:p>3.51E-14</text:p>
          </table:table-cell>
          <table:table-cell table:formula="of:=SUM([.J130:.K130])" office:value-type="float" office:value="0.00000000001878657" calcext:value-type="float">
            <text:p>1.88E-11</text:p>
          </table:table-cell>
          <table:table-cell table:formula="of:=SUM([.L130:.R130])" office:value-type="float" office:value="0.000000000006846407" calcext:value-type="float">
            <text:p>6.85E-12</text:p>
          </table:table-cell>
          <table:table-cell table:formula="of:=SUM([.S130:.AF130])" office:value-type="float" office:value="0.00000000000033242908" calcext:value-type="float">
            <text:p>3.32E-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22.759" calcext:value-type="float">
            <text:p>322.759</text:p>
          </table:table-cell>
          <table:table-cell office:value-type="float" office:value="335.172" calcext:value-type="float">
            <text:p>335.17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28.966" calcext:value-type="float">
            <text:p>328.966</text:p>
          </table:table-cell>
          <table:table-cell office:value-type="float" office:value="0.00000000000912463" calcext:value-type="float">
            <text:p>9.12E-12</text:p>
          </table:table-cell>
          <table:table-cell office:value-type="float" office:value="0.00000000000373048" calcext:value-type="float">
            <text:p>3.73E-12</text:p>
          </table:table-cell>
          <table:table-cell office:value-type="float" office:value="0.00000000000191017" calcext:value-type="float">
            <text:p>1.91E-12</text:p>
          </table:table-cell>
          <table:table-cell office:value-type="float" office:value="0.00000000000187679" calcext:value-type="float">
            <text:p>1.88E-12</text:p>
          </table:table-cell>
          <table:table-cell office:value-type="float" office:value="0.000000000000999603" calcext:value-type="float">
            <text:p>1.00E-12</text:p>
          </table:table-cell>
          <table:table-cell office:value-type="float" office:value="0.00000000000048893" calcext:value-type="float">
            <text:p>4.89E-13</text:p>
          </table:table-cell>
          <table:table-cell office:value-type="float" office:value="0.000000000000318537" calcext:value-type="float">
            <text:p>3.19E-13</text:p>
          </table:table-cell>
          <table:table-cell office:value-type="float" office:value="0.000000000000140879" calcext:value-type="float">
            <text:p>1.41E-13</text:p>
          </table:table-cell>
          <table:table-cell office:value-type="float" office:value="0.000000000000199933" calcext:value-type="float">
            <text:p>2.00E-13</text:p>
          </table:table-cell>
          <table:table-cell office:value-type="float" office:value="0.0000000000000564283" calcext:value-type="float">
            <text:p>5.64E-14</text:p>
          </table:table-cell>
          <table:table-cell office:value-type="float" office:value="0.0000000000000371091" calcext:value-type="float">
            <text:p>3.71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26214" calcext:value-type="float">
            <text:p>1.26E-14</text:p>
          </table:table-cell>
          <table:table-cell office:value-type="float" office:value="0.0000000000000463914" calcext:value-type="float">
            <text:p>4.64E-14</text:p>
          </table:table-cell>
          <table:table-cell office:value-type="float" office:value="0.0000000000000740001" calcext:value-type="float">
            <text:p>7.40E-14</text:p>
          </table:table-cell>
          <table:table-cell office:value-type="float" office:value="0.000000000000115084" calcext:value-type="float">
            <text:p>1.15E-13</text:p>
          </table:table-cell>
          <table:table-cell office:value-type="float" office:value="0.0000000000000642549" calcext:value-type="float">
            <text:p>6.43E-14</text:p>
          </table:table-cell>
          <table:table-cell office:value-type="float" office:value="0.0000000000000300918" calcext:value-type="float">
            <text:p>3.01E-14</text:p>
          </table:table-cell>
          <table:table-cell table:formula="of:=SUM([.J131:.K131])" office:value-type="float" office:value="0.00000000001285511" calcext:value-type="float">
            <text:p>1.29E-11</text:p>
          </table:table-cell>
          <table:table-cell table:formula="of:=SUM([.L131:.R131])" office:value-type="float" office:value="0.000000000005934842" calcext:value-type="float">
            <text:p>5.93E-12</text:p>
          </table:table-cell>
          <table:table-cell table:formula="of:=SUM([.S131:.AF131])" office:value-type="float" office:value="0.000000000000435981" calcext:value-type="float">
            <text:p>4.36E-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5.172" calcext:value-type="float">
            <text:p>335.172</text:p>
          </table:table-cell>
          <table:table-cell office:value-type="float" office:value="347.586" calcext:value-type="float">
            <text:p>347.58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41.379" calcext:value-type="float">
            <text:p>341.379</text:p>
          </table:table-cell>
          <table:table-cell office:value-type="float" office:value="0.00000000000910092" calcext:value-type="float">
            <text:p>9.10E-12</text:p>
          </table:table-cell>
          <table:table-cell office:value-type="float" office:value="0.00000000000372091" calcext:value-type="float">
            <text:p>3.72E-12</text:p>
          </table:table-cell>
          <table:table-cell office:value-type="float" office:value="0.00000000000190545" calcext:value-type="float">
            <text:p>1.91E-12</text:p>
          </table:table-cell>
          <table:table-cell office:value-type="float" office:value="0.00000000000103397" calcext:value-type="float">
            <text:p>1.03E-12</text:p>
          </table:table-cell>
          <table:table-cell office:value-type="float" office:value="0.00000000000131595" calcext:value-type="float">
            <text:p>1.32E-12</text:p>
          </table:table-cell>
          <table:table-cell office:value-type="float" office:value="0.000000000000505564" calcext:value-type="float">
            <text:p>5.06E-13</text:p>
          </table:table-cell>
          <table:table-cell office:value-type="float" office:value="0.000000000000329392" calcext:value-type="float">
            <text:p>3.29E-13</text:p>
          </table:table-cell>
          <table:table-cell office:value-type="float" office:value="0.00000000000014198" calcext:value-type="float">
            <text:p>1.42E-13</text:p>
          </table:table-cell>
          <table:table-cell office:value-type="float" office:value="0.000000000000216015" calcext:value-type="float">
            <text:p>2.16E-13</text:p>
          </table:table-cell>
          <table:table-cell office:value-type="float" office:value="0.0000000000000613614" calcext:value-type="float">
            <text:p>6.14E-14</text:p>
          </table:table-cell>
          <table:table-cell office:value-type="float" office:value="0.0000000000000897989" calcext:value-type="float">
            <text:p>8.98E-1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3667" calcext:value-type="float">
            <text:p>1.37E-14</text:p>
          </table:table-cell>
          <table:table-cell office:value-type="float" office:value="0.0000000000000496295" calcext:value-type="float">
            <text:p>4.96E-14</text:p>
          </table:table-cell>
          <table:table-cell office:value-type="float" office:value="0.0000000000000621754" calcext:value-type="float">
            <text:p>6.22E-14</text:p>
          </table:table-cell>
          <table:table-cell office:value-type="float" office:value="0.0000000000000833015" calcext:value-type="float">
            <text:p>8.33E-14</text:p>
          </table:table-cell>
          <table:table-cell office:value-type="float" office:value="0.0000000000000359602" calcext:value-type="float">
            <text:p>3.60E-14</text:p>
          </table:table-cell>
          <table:table-cell office:value-type="float" office:value="0.0000000000000230247" calcext:value-type="float">
            <text:p>2.30E-14</text:p>
          </table:table-cell>
          <table:table-cell table:formula="of:=SUM([.J132:.K132])" office:value-type="float" office:value="0.00000000001282183" calcext:value-type="float">
            <text:p>1.28E-11</text:p>
          </table:table-cell>
          <table:table-cell table:formula="of:=SUM([.L132:.R132])" office:value-type="float" office:value="0.000000000005448321" calcext:value-type="float">
            <text:p>5.45E-12</text:p>
          </table:table-cell>
          <table:table-cell table:formula="of:=SUM([.S132:.AF132])" office:value-type="float" office:value="0.0000000000004189186" calcext:value-type="float">
            <text:p>4.19E-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7.586" calcext:value-type="float">
            <text:p>347.586</text:p>
          </table:table-cell>
          <table:table-cell office:value-type="float" office:value="360" calcext:value-type="float">
            <text:p>360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53.793" calcext:value-type="float">
            <text:p>353.793</text:p>
          </table:table-cell>
          <table:table-cell office:value-type="float" office:value="0.00000000000907132" calcext:value-type="float">
            <text:p>9.07E-12</text:p>
          </table:table-cell>
          <table:table-cell office:value-type="float" office:value="0.00000000000370712" calcext:value-type="float">
            <text:p>3.71E-12</text:p>
          </table:table-cell>
          <table:table-cell office:value-type="float" office:value="0.00000000000189804" calcext:value-type="float">
            <text:p>1.90E-12</text:p>
          </table:table-cell>
          <table:table-cell office:value-type="float" office:value="0.00000000000102991" calcext:value-type="float">
            <text:p>1.03E-12</text:p>
          </table:table-cell>
          <table:table-cell office:value-type="float" office:value="0.000000000000798639" calcext:value-type="float">
            <text:p>7.99E-13</text:p>
          </table:table-cell>
          <table:table-cell office:value-type="float" office:value="0.000000000000768591" calcext:value-type="float">
            <text:p>7.69E-13</text:p>
          </table:table-cell>
          <table:table-cell office:value-type="float" office:value="0.00000000000032847" calcext:value-type="float">
            <text:p>3.28E-13</text:p>
          </table:table-cell>
          <table:table-cell office:value-type="float" office:value="0.000000000000283545" calcext:value-type="float">
            <text:p>2.84E-13</text:p>
          </table:table-cell>
          <table:table-cell office:value-type="float" office:value="0.000000000000232407" calcext:value-type="float">
            <text:p>2.32E-13</text:p>
          </table:table-cell>
          <table:table-cell office:value-type="float" office:value="0.0000000000000662994" calcext:value-type="float">
            <text:p>6.63E-14</text:p>
          </table:table-cell>
          <table:table-cell office:value-type="float" office:value="0.000000000000149653" calcext:value-type="float">
            <text:p>1.50E-1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00148524" calcext:value-type="float">
            <text:p>1.49E-14</text:p>
          </table:table-cell>
          <table:table-cell office:value-type="float" office:value="0.0000000000000612742" calcext:value-type="float">
            <text:p>6.13E-14</text:p>
          </table:table-cell>
          <table:table-cell office:value-type="float" office:value="0.000000000000121438" calcext:value-type="float">
            <text:p>1.21E-13</text:p>
          </table:table-cell>
          <table:table-cell office:value-type="float" office:value="0.000000000000147021" calcext:value-type="float">
            <text:p>1.47E-13</text:p>
          </table:table-cell>
          <table:table-cell office:value-type="float" office:value="0.0000000000000340398" calcext:value-type="float">
            <text:p>3.40E-14</text:p>
          </table:table-cell>
          <table:table-cell office:value-type="float" office:value="0.000000000000019819" calcext:value-type="float">
            <text:p>1.98E-14</text:p>
          </table:table-cell>
          <table:table-cell table:formula="of:=SUM([.J133:.K133])" office:value-type="float" office:value="0.00000000001277844" calcext:value-type="float">
            <text:p>1.28E-11</text:p>
          </table:table-cell>
          <table:table-cell table:formula="of:=SUM([.L133:.R133])" office:value-type="float" office:value="0.000000000005339602" calcext:value-type="float">
            <text:p>5.34E-12</text:p>
          </table:table-cell>
          <table:table-cell table:formula="of:=SUM([.S133:.AF133])" office:value-type="float" office:value="0.0000000000006143968" calcext:value-type="float">
            <text:p>6.14E-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7.2" calcext:value-type="float">
            <text:p>7.2</text:p>
          </table:table-cell>
          <table:table-cell office:value-type="float" office:value="0.000000000311652" calcext:value-type="float">
            <text:p>3.12E-10</text:p>
          </table:table-cell>
          <table:table-cell office:value-type="float" office:value="0.000000000127208" calcext:value-type="float">
            <text:p>1.27E-10</text:p>
          </table:table-cell>
          <table:table-cell office:value-type="float" office:value="0.0000000000661004" calcext:value-type="float">
            <text:p>6.61E-11</text:p>
          </table:table-cell>
          <table:table-cell office:value-type="float" office:value="0.0000000000313906" calcext:value-type="float">
            <text:p>3.14E-11</text:p>
          </table:table-cell>
          <table:table-cell office:value-type="float" office:value="0.0000000000131207" calcext:value-type="float">
            <text:p>1.31E-11</text:p>
          </table:table-cell>
          <table:table-cell office:value-type="float" office:value="0.0000000000124468" calcext:value-type="float">
            <text:p>1.24E-11</text:p>
          </table:table-cell>
          <table:table-cell office:value-type="float" office:value="0.000000000011163" calcext:value-type="float">
            <text:p>1.12E-11</text:p>
          </table:table-cell>
          <table:table-cell office:value-type="float" office:value="0.00000000000468365" calcext:value-type="float">
            <text:p>4.68E-12</text:p>
          </table:table-cell>
          <table:table-cell office:value-type="float" office:value="0.00000000000797242" calcext:value-type="float">
            <text:p>7.97E-12</text:p>
          </table:table-cell>
          <table:table-cell office:value-type="float" office:value="0.00000000000501132" calcext:value-type="float">
            <text:p>5.01E-12</text:p>
          </table:table-cell>
          <table:table-cell office:value-type="float" office:value="0.0000000000019787" calcext:value-type="float">
            <text:p>1.98E-12</text:p>
          </table:table-cell>
          <table:table-cell office:value-type="float" office:value="0.00000000000346267" calcext:value-type="float">
            <text:p>3.46E-12</text:p>
          </table:table-cell>
          <table:table-cell office:value-type="float" office:value="0.00000000000180603" calcext:value-type="float">
            <text:p>1.81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730709" calcext:value-type="float">
            <text:p>7.31E-13</text:p>
          </table:table-cell>
          <table:table-cell office:value-type="float" office:value="0.00000000000138825" calcext:value-type="float">
            <text:p>1.39E-12</text:p>
          </table:table-cell>
          <table:table-cell office:value-type="float" office:value="0.000000000000843214" calcext:value-type="float">
            <text:p>8.43E-13</text:p>
          </table:table-cell>
          <table:table-cell office:value-type="float" office:value="0.000000000000771368" calcext:value-type="float">
            <text:p>7.71E-13</text:p>
          </table:table-cell>
          <table:table-cell table:formula="of:=SUM([.J134:.K134])" office:value-type="float" office:value="0.00000000043886" calcext:value-type="float">
            <text:p>4.39E-10</text:p>
          </table:table-cell>
          <table:table-cell table:formula="of:=SUM([.L134:.R134])" office:value-type="float" office:value="0.00000000014687757" calcext:value-type="float">
            <text:p>1.47E-10</text:p>
          </table:table-cell>
          <table:table-cell table:formula="of:=SUM([.S134:.AF134])" office:value-type="float" office:value="0.000000000015992261" calcext:value-type="float">
            <text:p>1.60E-1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.4" calcext:value-type="float">
            <text:p>14.4</text:p>
          </table:table-cell>
          <table:table-cell office:value-type="float" office:value="28.8" calcext:value-type="float">
            <text:p>28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1.6" calcext:value-type="float">
            <text:p>21.6</text:p>
          </table:table-cell>
          <table:table-cell office:value-type="float" office:value="0.00000000015521" calcext:value-type="float">
            <text:p>1.55E-10</text:p>
          </table:table-cell>
          <table:table-cell office:value-type="float" office:value="0.0000000000633551" calcext:value-type="float">
            <text:p>6.34E-11</text:p>
          </table:table-cell>
          <table:table-cell office:value-type="float" office:value="0.0000000000329211" calcext:value-type="float">
            <text:p>3.29E-11</text:p>
          </table:table-cell>
          <table:table-cell office:value-type="float" office:value="0.0000000000196642" calcext:value-type="float">
            <text:p>1.97E-11</text:p>
          </table:table-cell>
          <table:table-cell office:value-type="float" office:value="0.0000000000264996" calcext:value-type="float">
            <text:p>2.65E-11</text:p>
          </table:table-cell>
          <table:table-cell office:value-type="float" office:value="0.0000000000174543" calcext:value-type="float">
            <text:p>1.75E-11</text:p>
          </table:table-cell>
          <table:table-cell office:value-type="float" office:value="0.00000000000598725" calcext:value-type="float">
            <text:p>5.99E-12</text:p>
          </table:table-cell>
          <table:table-cell office:value-type="float" office:value="0.00000000000639895" calcext:value-type="float">
            <text:p>6.40E-12</text:p>
          </table:table-cell>
          <table:table-cell office:value-type="float" office:value="0.00000000000708761" calcext:value-type="float">
            <text:p>7.09E-12</text:p>
          </table:table-cell>
          <table:table-cell office:value-type="float" office:value="0.00000000000495313" calcext:value-type="float">
            <text:p>4.95E-12</text:p>
          </table:table-cell>
          <table:table-cell office:value-type="float" office:value="0.00000000000634536" calcext:value-type="float">
            <text:p>6.35E-12</text:p>
          </table:table-cell>
          <table:table-cell office:value-type="float" office:value="0.00000000000661003" calcext:value-type="float">
            <text:p>6.61E-12</text:p>
          </table:table-cell>
          <table:table-cell office:value-type="float" office:value="0.00000000000400115" calcext:value-type="float">
            <text:p>4.00E-12</text:p>
          </table:table-cell>
          <table:table-cell office:value-type="float" office:value="0.000000000000665945" calcext:value-type="float">
            <text:p>6.66E-13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838936" calcext:value-type="float">
            <text:p>8.39E-13</text:p>
          </table:table-cell>
          <table:table-cell office:value-type="float" office:value="0.00000000000159426" calcext:value-type="float">
            <text:p>1.59E-12</text:p>
          </table:table-cell>
          <table:table-cell office:value-type="float" office:value="0.00000000000123409" calcext:value-type="float">
            <text:p>1.23E-12</text:p>
          </table:table-cell>
          <table:table-cell office:value-type="float" office:value="0.00000000000108595" calcext:value-type="float">
            <text:p>1.09E-12</text:p>
          </table:table-cell>
          <table:table-cell table:formula="of:=SUM([.J135:.K135])" office:value-type="float" office:value="0.0000000002185651" calcext:value-type="float">
            <text:p>2.19E-10</text:p>
          </table:table-cell>
          <table:table-cell table:formula="of:=SUM([.L135:.R135])" office:value-type="float" office:value="0.00000000011601301" calcext:value-type="float">
            <text:p>1.16E-10</text:p>
          </table:table-cell>
          <table:table-cell table:formula="of:=SUM([.S135:.AF135])" office:value-type="float" office:value="0.000000000027328851" calcext:value-type="float">
            <text:p>2.73E-1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.8" calcext:value-type="float">
            <text:p>28.8</text:p>
          </table:table-cell>
          <table:table-cell office:value-type="float" office:value="43.2" calcext:value-type="float">
            <text:p>43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6" calcext:value-type="float">
            <text:p>36</text:p>
          </table:table-cell>
          <table:table-cell office:value-type="float" office:value="0.0000000003097" calcext:value-type="float">
            <text:p>3.10E-10</text:p>
          </table:table-cell>
          <table:table-cell office:value-type="float" office:value="0.000000000126392" calcext:value-type="float">
            <text:p>1.26E-10</text:p>
          </table:table-cell>
          <table:table-cell office:value-type="float" office:value="0.0000000000656734" calcext:value-type="float">
            <text:p>6.57E-11</text:p>
          </table:table-cell>
          <table:table-cell office:value-type="float" office:value="0.000000000032439" calcext:value-type="float">
            <text:p>3.24E-11</text:p>
          </table:table-cell>
          <table:table-cell office:value-type="float" office:value="0.0000000000140368" calcext:value-type="float">
            <text:p>1.40E-11</text:p>
          </table:table-cell>
          <table:table-cell office:value-type="float" office:value="0.00000000000885837" calcext:value-type="float">
            <text:p>8.86E-12</text:p>
          </table:table-cell>
          <table:table-cell office:value-type="float" office:value="0.000000000012102" calcext:value-type="float">
            <text:p>1.21E-11</text:p>
          </table:table-cell>
          <table:table-cell office:value-type="float" office:value="0.00000000000823869" calcext:value-type="float">
            <text:p>8.24E-12</text:p>
          </table:table-cell>
          <table:table-cell office:value-type="float" office:value="0.00000000000951593" calcext:value-type="float">
            <text:p>9.52E-12</text:p>
          </table:table-cell>
          <table:table-cell office:value-type="float" office:value="0.00000000000635223" calcext:value-type="float">
            <text:p>6.35E-12</text:p>
          </table:table-cell>
          <table:table-cell office:value-type="float" office:value="0.00000000000491955" calcext:value-type="float">
            <text:p>4.92E-12</text:p>
          </table:table-cell>
          <table:table-cell office:value-type="float" office:value="0.0000000000057527" calcext:value-type="float">
            <text:p>5.75E-12</text:p>
          </table:table-cell>
          <table:table-cell office:value-type="float" office:value="0.00000000000795162" calcext:value-type="float">
            <text:p>7.95E-12</text:p>
          </table:table-cell>
          <table:table-cell office:value-type="float" office:value="0.00000000000946422" calcext:value-type="float">
            <text:p>9.46E-12</text:p>
          </table:table-cell>
          <table:table-cell table:style-name="ce1" office:value-type="float" office:value="0.00000000000505667" calcext:value-type="float">
            <text:p>5.06E-12</text:p>
          </table:table-cell>
          <table:table-cell office:value-type="float" office:value="0.00000000000154116" calcext:value-type="float">
            <text:p>1.54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000000203494" calcext:value-type="float">
            <text:p>2.03E-12</text:p>
          </table:table-cell>
          <table:table-cell office:value-type="float" office:value="0.00000000000512257" calcext:value-type="float">
            <text:p>5.12E-12</text:p>
          </table:table-cell>
          <table:table-cell office:value-type="float" office:value="0.00000000000152713" calcext:value-type="float">
            <text:p>1.53E-12</text:p>
          </table:table-cell>
          <table:table-cell office:value-type="float" office:value="0.00000000000290208" calcext:value-type="float">
            <text:p>2.90E-12</text:p>
          </table:table-cell>
          <table:table-cell office:value-type="float" office:value="0.00000000000147091" calcext:value-type="float">
            <text:p>1.47E-12</text:p>
          </table:table-cell>
          <table:table-cell office:value-type="float" office:value="0.000000000000782723" calcext:value-type="float">
            <text:p>7.83E-13</text:p>
          </table:table-cell>
          <table:table-cell table:formula="of:=SUM([.J136:.K136])" office:value-type="float" office:value="0.000000000436092" calcext:value-type="float">
            <text:p>4.36E-10</text:p>
          </table:table-cell>
          <table:table-cell table:formula="of:=SUM([.L136:.R136])" office:value-type="float" office:value="0.00000000015086419" calcext:value-type="float">
            <text:p>1.51E-10</text:p>
          </table:table-cell>
          <table:table-cell table:formula="of:=SUM([.S136:.AF136])" office:value-type="float" office:value="0.000000000054878503" calcext:value-type="float">
            <text:p>5.49E-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3.2" calcext:value-type="float">
            <text:p>43.2</text:p>
          </table:table-cell>
          <table:table-cell office:value-type="float" office:value="57.6" calcext:value-type="float">
            <text:p>57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50.4" calcext:value-type="float">
            <text:p>50.4</text:p>
          </table:table-cell>
          <table:table-cell office:value-type="float" office:value="0.000000000154706" calcext:value-type="float">
            <text:p>1.55E-10</text:p>
          </table:table-cell>
          <table:table-cell office:value-type="float" office:value="0.0000000000631578" calcext:value-type="float">
            <text:p>6.32E-11</text:p>
          </table:table-cell>
          <table:table-cell office:value-type="float" office:value="0.0000000000328204" calcext:value-type="float">
            <text:p>3.28E-11</text:p>
          </table:table-cell>
          <table:table-cell office:value-type="float" office:value="0.0000000000210576" calcext:value-type="float">
            <text:p>2.11E-11</text:p>
          </table:table-cell>
          <table:table-cell office:value-type="float" office:value="0.0000000000280427" calcext:value-type="float">
            <text:p>2.80E-11</text:p>
          </table:table-cell>
          <table:table-cell office:value-type="float" office:value="0.0000000000180512" calcext:value-type="float">
            <text:p>1.81E-11</text:p>
          </table:table-cell>
          <table:table-cell office:value-type="float" office:value="0.0000000000128622" calcext:value-type="float">
            <text:p>1.29E-11</text:p>
          </table:table-cell>
          <table:table-cell office:value-type="float" office:value="0.00000000000539292" calcext:value-type="float">
            <text:p>5.39E-12</text:p>
          </table:table-cell>
          <table:table-cell office:value-type="float" office:value="0.00000000000718754" calcext:value-type="float">
            <text:p>7.19E-12</text:p>
          </table:table-cell>
          <table:table-cell office:value-type="float" office:value="0.00000000000688466" calcext:value-type="float">
            <text:p>6.88E-12</text:p>
          </table:table-cell>
          <table:table-cell office:value-type="float" office:value="0.00000000000595176" calcext:value-type="float">
            <text:p>5.95E-12</text:p>
          </table:table-cell>
          <table:table-cell office:value-type="float" office:value="0.00000000000950664" calcext:value-type="float">
            <text:p>9.51E-12</text:p>
          </table:table-cell>
          <table:table-cell office:value-type="float" office:value="0.00000000000775824" calcext:value-type="float">
            <text:p>7.76E-12</text:p>
          </table:table-cell>
          <table:table-cell office:value-type="float" office:value="0.00000000000810518" calcext:value-type="float">
            <text:p>8.11E-12</text:p>
          </table:table-cell>
          <table:table-cell table:style-name="ce1" office:value-type="float" office:value="0.0000000000114915" calcext:value-type="float">
            <text:p>1.15E-11</text:p>
          </table:table-cell>
          <table:table-cell office:value-type="float" office:value="0.0000000000133071" calcext:value-type="float">
            <text:p>1.33E-11</text:p>
          </table:table-cell>
          <table:table-cell office:value-type="float" office:value="0.00000000000201593" calcext:value-type="float">
            <text:p>2.02E-12</text:p>
          </table:table-cell>
          <table:table-cell office:value-type="float" office:value="0.0000000000111216" calcext:value-type="float">
            <text:p>1.11E-11</text:p>
          </table:table-cell>
          <table:table-cell office:value-type="float" office:value="0.0000000000055981" calcext:value-type="float">
            <text:p>5.60E-12</text:p>
          </table:table-cell>
          <table:table-cell office:value-type="float" office:value="0.00000000000121064" calcext:value-type="float">
            <text:p>1.21E-12</text:p>
          </table:table-cell>
          <table:table-cell office:value-type="float" office:value="0.00000000000229995" calcext:value-type="float">
            <text:p>2.30E-12</text:p>
          </table:table-cell>
          <table:table-cell office:value-type="float" office:value="0.00000000000153963" calcext:value-type="float">
            <text:p>1.54E-12</text:p>
          </table:table-cell>
          <table:table-cell office:value-type="float" office:value="0.00000000000111161" calcext:value-type="float">
            <text:p>1.11E-12</text:p>
          </table:table-cell>
          <table:table-cell table:formula="of:=SUM([.J137:.K137])" office:value-type="float" office:value="0.0000000002178638" calcext:value-type="float">
            <text:p>2.18E-10</text:p>
          </table:table-cell>
          <table:table-cell table:formula="of:=SUM([.L137:.R137])" office:value-type="float" office:value="0.00000000012541456" calcext:value-type="float">
            <text:p>1.25E-10</text:p>
          </table:table-cell>
          <table:table-cell table:formula="of:=SUM([.S137:.AF137])" office:value-type="float" office:value="0.00000000008790254" calcext:value-type="float">
            <text:p>8.79E-1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7.6" calcext:value-type="float">
            <text:p>57.6</text:p>
          </table:table-cell>
          <table:table-cell office:value-type="float" office:value="72" calcext:value-type="float">
            <text:p>7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64.8" calcext:value-type="float">
            <text:p>64.8</text:p>
          </table:table-cell>
          <table:table-cell office:value-type="float" office:value="0.000000000309416" calcext:value-type="float">
            <text:p>3.09E-10</text:p>
          </table:table-cell>
          <table:table-cell office:value-type="float" office:value="0.000000000126348" calcext:value-type="float">
            <text:p>1.26E-10</text:p>
          </table:table-cell>
          <table:table-cell office:value-type="float" office:value="0.0000000000673797" calcext:value-type="float">
            <text:p>6.74E-11</text:p>
          </table:table-cell>
          <table:table-cell office:value-type="float" office:value="0.0000000000364674" calcext:value-type="float">
            <text:p>3.65E-11</text:p>
          </table:table-cell>
          <table:table-cell office:value-type="float" office:value="0.0000000000229864" calcext:value-type="float">
            <text:p>2.30E-11</text:p>
          </table:table-cell>
          <table:table-cell office:value-type="float" office:value="0.00000000000955336" calcext:value-type="float">
            <text:p>9.55E-12</text:p>
          </table:table-cell>
          <table:table-cell office:value-type="float" office:value="0.00000000000661755" calcext:value-type="float">
            <text:p>6.62E-12</text:p>
          </table:table-cell>
          <table:table-cell office:value-type="float" office:value="0.00000000000766573" calcext:value-type="float">
            <text:p>7.67E-12</text:p>
          </table:table-cell>
          <table:table-cell office:value-type="float" office:value="0.0000000000109441" calcext:value-type="float">
            <text:p>1.09E-11</text:p>
          </table:table-cell>
          <table:table-cell office:value-type="float" office:value="0.00000000000778246" calcext:value-type="float">
            <text:p>7.78E-12</text:p>
          </table:table-cell>
          <table:table-cell office:value-type="float" office:value="0.00000000000623157" calcext:value-type="float">
            <text:p>6.23E-12</text:p>
          </table:table-cell>
          <table:table-cell office:value-type="float" office:value="0.00000000000755799" calcext:value-type="float">
            <text:p>7.56E-12</text:p>
          </table:table-cell>
          <table:table-cell office:value-type="float" office:value="0.00000000000583586" calcext:value-type="float">
            <text:p>5.84E-12</text:p>
          </table:table-cell>
          <table:table-cell office:value-type="float" office:value="0.00000000000475025" calcext:value-type="float">
            <text:p>4.75E-12</text:p>
          </table:table-cell>
          <table:table-cell table:style-name="ce1" office:value-type="float" office:value="0.00000000000398433" calcext:value-type="float">
            <text:p>3.98E-12</text:p>
          </table:table-cell>
          <table:table-cell office:value-type="float" office:value="0.0000000000041696" calcext:value-type="float">
            <text:p>4.17E-12</text:p>
          </table:table-cell>
          <table:table-cell office:value-type="float" office:value="0.000000000000464944" calcext:value-type="float">
            <text:p>4.65E-13</text:p>
          </table:table-cell>
          <table:table-cell office:value-type="float" office:value="0.00000000000325941" calcext:value-type="float">
            <text:p>3.26E-12</text:p>
          </table:table-cell>
          <table:table-cell office:value-type="float" office:value="0.00000000000304336" calcext:value-type="float">
            <text:p>3.04E-12</text:p>
          </table:table-cell>
          <table:table-cell office:value-type="float" office:value="0.00000000000132874" calcext:value-type="float">
            <text:p>1.33E-12</text:p>
          </table:table-cell>
          <table:table-cell office:value-type="float" office:value="0.00000000000252339" calcext:value-type="float">
            <text:p>2.52E-12</text:p>
          </table:table-cell>
          <table:table-cell office:value-type="float" office:value="0.00000000000134522" calcext:value-type="float">
            <text:p>1.35E-12</text:p>
          </table:table-cell>
          <table:table-cell office:value-type="float" office:value="0.000000000000665456" calcext:value-type="float">
            <text:p>6.65E-13</text:p>
          </table:table-cell>
          <table:table-cell table:formula="of:=SUM([.J138:.K138])" office:value-type="float" office:value="0.000000000435764" calcext:value-type="float">
            <text:p>4.36E-10</text:p>
          </table:table-cell>
          <table:table-cell table:formula="of:=SUM([.L138:.R138])" office:value-type="float" office:value="0.00000000016161424" calcext:value-type="float">
            <text:p>1.62E-10</text:p>
          </table:table-cell>
          <table:table-cell table:formula="of:=SUM([.S138:.AF138])" office:value-type="float" office:value="0.00000000005294258" calcext:value-type="float">
            <text:p>5.29E-1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86.4" calcext:value-type="float">
            <text:p>86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79.2" calcext:value-type="float">
            <text:p>79.2</text:p>
          </table:table-cell>
          <table:table-cell office:value-type="float" office:value="0.00000000015468" calcext:value-type="float">
            <text:p>1.55E-10</text:p>
          </table:table-cell>
          <table:table-cell office:value-type="float" office:value="0.0000000000631812" calcext:value-type="float">
            <text:p>6.32E-11</text:p>
          </table:table-cell>
          <table:table-cell office:value-type="float" office:value="0.0000000000340624" calcext:value-type="float">
            <text:p>3.41E-11</text:p>
          </table:table-cell>
          <table:table-cell office:value-type="float" office:value="0.0000000000182328" calcext:value-type="float">
            <text:p>1.82E-11</text:p>
          </table:table-cell>
          <table:table-cell office:value-type="float" office:value="0.0000000000190743" calcext:value-type="float">
            <text:p>1.91E-11</text:p>
          </table:table-cell>
          <table:table-cell office:value-type="float" office:value="0.0000000000191" calcext:value-type="float">
            <text:p>1.91E-11</text:p>
          </table:table-cell>
          <table:table-cell office:value-type="float" office:value="0.0000000000132297" calcext:value-type="float">
            <text:p>1.32E-11</text:p>
          </table:table-cell>
          <table:table-cell office:value-type="float" office:value="0.00000000000899918" calcext:value-type="float">
            <text:p>9.00E-12</text:p>
          </table:table-cell>
          <table:table-cell office:value-type="float" office:value="0.0000000000114269" calcext:value-type="float">
            <text:p>1.14E-11</text:p>
          </table:table-cell>
          <table:table-cell office:value-type="float" office:value="0.00000000000784517" calcext:value-type="float">
            <text:p>7.85E-12</text:p>
          </table:table-cell>
          <table:table-cell office:value-type="float" office:value="0.00000000000650356" calcext:value-type="float">
            <text:p>6.50E-12</text:p>
          </table:table-cell>
          <table:table-cell office:value-type="float" office:value="0.00000000000793857" calcext:value-type="float">
            <text:p>7.94E-12</text:p>
          </table:table-cell>
          <table:table-cell office:value-type="float" office:value="0.00000000000591998" calcext:value-type="float">
            <text:p>5.92E-12</text:p>
          </table:table-cell>
          <table:table-cell office:value-type="float" office:value="0.00000000000421195" calcext:value-type="float">
            <text:p>4.21E-12</text:p>
          </table:table-cell>
          <table:table-cell table:style-name="ce1" office:value-type="float" office:value="0.00000000000334605" calcext:value-type="float">
            <text:p>3.35E-12</text:p>
          </table:table-cell>
          <table:table-cell office:value-type="float" office:value="0.00000000000266164" calcext:value-type="float">
            <text:p>2.66E-12</text:p>
          </table:table-cell>
          <table:table-cell office:value-type="float" office:value="0.00000000000041344" calcext:value-type="float">
            <text:p>4.13E-13</text:p>
          </table:table-cell>
          <table:table-cell office:value-type="float" office:value="0.00000000000281728" calcext:value-type="float">
            <text:p>2.82E-12</text:p>
          </table:table-cell>
          <table:table-cell office:value-type="float" office:value="0.00000000000250126" calcext:value-type="float">
            <text:p>2.50E-12</text:p>
          </table:table-cell>
          <table:table-cell office:value-type="float" office:value="0.00000000000146422" calcext:value-type="float">
            <text:p>1.46E-12</text:p>
          </table:table-cell>
          <table:table-cell office:value-type="float" office:value="0.00000000000277961" calcext:value-type="float">
            <text:p>2.78E-12</text:p>
          </table:table-cell>
          <table:table-cell office:value-type="float" office:value="0.00000000000178514" calcext:value-type="float">
            <text:p>1.79E-12</text:p>
          </table:table-cell>
          <table:table-cell office:value-type="float" office:value="0.00000000000119695" calcext:value-type="float">
            <text:p>1.20E-12</text:p>
          </table:table-cell>
          <table:table-cell table:formula="of:=SUM([.J139:.K139])" office:value-type="float" office:value="0.0000000002178612" calcext:value-type="float">
            <text:p>2.18E-10</text:p>
          </table:table-cell>
          <table:table-cell table:formula="of:=SUM([.L139:.R139])" office:value-type="float" office:value="0.00000000012412528" calcext:value-type="float">
            <text:p>1.24E-10</text:p>
          </table:table-cell>
          <table:table-cell table:formula="of:=SUM([.S139:.AF139])" office:value-type="float" office:value="0.00000000005138482" calcext:value-type="float">
            <text:p>5.14E-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6.4" calcext:value-type="float">
            <text:p>86.4</text:p>
          </table:table-cell>
          <table:table-cell office:value-type="float" office:value="100.8" calcext:value-type="float">
            <text:p>100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93.6" calcext:value-type="float">
            <text:p>93.6</text:p>
          </table:table-cell>
          <table:table-cell office:value-type="float" office:value="0.00000000030899" calcext:value-type="float">
            <text:p>3.09E-10</text:p>
          </table:table-cell>
          <table:table-cell office:value-type="float" office:value="0.000000000126224" calcext:value-type="float">
            <text:p>1.26E-10</text:p>
          </table:table-cell>
          <table:table-cell office:value-type="float" office:value="0.000000000068045" calcext:value-type="float">
            <text:p>6.80E-11</text:p>
          </table:table-cell>
          <table:table-cell office:value-type="float" office:value="0.0000000000364214" calcext:value-type="float">
            <text:p>3.64E-11</text:p>
          </table:table-cell>
          <table:table-cell office:value-type="float" office:value="0.0000000000280057" calcext:value-type="float">
            <text:p>2.80E-11</text:p>
          </table:table-cell>
          <table:table-cell office:value-type="float" office:value="0.0000000000190707" calcext:value-type="float">
            <text:p>1.91E-11</text:p>
          </table:table-cell>
          <table:table-cell office:value-type="float" office:value="0.0000000000132086" calcext:value-type="float">
            <text:p>1.32E-11</text:p>
          </table:table-cell>
          <table:table-cell office:value-type="float" office:value="0.00000000000898484" calcext:value-type="float">
            <text:p>8.98E-12</text:p>
          </table:table-cell>
          <table:table-cell office:value-type="float" office:value="0.0000000000116122" calcext:value-type="float">
            <text:p>1.16E-11</text:p>
          </table:table-cell>
          <table:table-cell office:value-type="float" office:value="0.0000000000081916" calcext:value-type="float">
            <text:p>8.19E-12</text:p>
          </table:table-cell>
          <table:table-cell office:value-type="float" office:value="0.00000000000680102" calcext:value-type="float">
            <text:p>6.80E-12</text:p>
          </table:table-cell>
          <table:table-cell office:value-type="float" office:value="0.00000000000849167" calcext:value-type="float">
            <text:p>8.49E-12</text:p>
          </table:table-cell>
          <table:table-cell office:value-type="float" office:value="0.00000000000664298" calcext:value-type="float">
            <text:p>6.64E-12</text:p>
          </table:table-cell>
          <table:table-cell office:value-type="float" office:value="0.00000000000473775" calcext:value-type="float">
            <text:p>4.74E-12</text:p>
          </table:table-cell>
          <table:table-cell table:style-name="ce1" office:value-type="float" office:value="0.0000000000035699" calcext:value-type="float">
            <text:p>3.57E-12</text:p>
          </table:table-cell>
          <table:table-cell office:value-type="float" office:value="0.00000000000338119" calcext:value-type="float">
            <text:p>3.38E-12</text:p>
          </table:table-cell>
          <table:table-cell office:value-type="float" office:value="0.000000000000413259" calcext:value-type="float">
            <text:p>4.13E-13</text:p>
          </table:table-cell>
          <table:table-cell office:value-type="float" office:value="0.00000000000297826" calcext:value-type="float">
            <text:p>2.98E-12</text:p>
          </table:table-cell>
          <table:table-cell office:value-type="float" office:value="0.00000000000290592" calcext:value-type="float">
            <text:p>2.91E-12</text:p>
          </table:table-cell>
          <table:table-cell office:value-type="float" office:value="0.00000000000146912" calcext:value-type="float">
            <text:p>1.47E-12</text:p>
          </table:table-cell>
          <table:table-cell office:value-type="float" office:value="0.00000000000278789" calcext:value-type="float">
            <text:p>2.79E-12</text:p>
          </table:table-cell>
          <table:table-cell office:value-type="float" office:value="0.00000000000179105" calcext:value-type="float">
            <text:p>1.79E-12</text:p>
          </table:table-cell>
          <table:table-cell office:value-type="float" office:value="0.00000000000120138" calcext:value-type="float">
            <text:p>1.20E-12</text:p>
          </table:table-cell>
          <table:table-cell table:formula="of:=SUM([.J140:.K140])" office:value-type="float" office:value="0.000000000435214" calcext:value-type="float">
            <text:p>4.35E-10</text:p>
          </table:table-cell>
          <table:table-cell table:formula="of:=SUM([.L140:.R140])" office:value-type="float" office:value="0.00000000018534844" calcext:value-type="float">
            <text:p>1.85E-10</text:p>
          </table:table-cell>
          <table:table-cell table:formula="of:=SUM([.S140:.AF140])" office:value-type="float" office:value="0.000000000055362989" calcext:value-type="float">
            <text:p>5.54E-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.8" calcext:value-type="float">
            <text:p>100.8</text:p>
          </table:table-cell>
          <table:table-cell office:value-type="float" office:value="115.2" calcext:value-type="float">
            <text:p>115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000154185" calcext:value-type="float">
            <text:p>1.54E-10</text:p>
          </table:table-cell>
          <table:table-cell office:value-type="float" office:value="0.0000000000629635" calcext:value-type="float">
            <text:p>6.30E-11</text:p>
          </table:table-cell>
          <table:table-cell office:value-type="float" office:value="0.0000000000339397" calcext:value-type="float">
            <text:p>3.39E-11</text:p>
          </table:table-cell>
          <table:table-cell office:value-type="float" office:value="0.000000000018167" calcext:value-type="float">
            <text:p>1.82E-11</text:p>
          </table:table-cell>
          <table:table-cell office:value-type="float" office:value="0.0000000000139694" calcext:value-type="float">
            <text:p>1.40E-11</text:p>
          </table:table-cell>
          <table:table-cell office:value-type="float" office:value="0.00000000000951373" calcext:value-type="float">
            <text:p>9.51E-12</text:p>
          </table:table-cell>
          <table:table-cell office:value-type="float" office:value="0.00000000000902628" calcext:value-type="float">
            <text:p>9.03E-12</text:p>
          </table:table-cell>
          <table:table-cell office:value-type="float" office:value="0.00000000000896075" calcext:value-type="float">
            <text:p>8.96E-12</text:p>
          </table:table-cell>
          <table:table-cell office:value-type="float" office:value="0.000000000011169" calcext:value-type="float">
            <text:p>1.12E-11</text:p>
          </table:table-cell>
          <table:table-cell office:value-type="float" office:value="0.0000000000077409" calcext:value-type="float">
            <text:p>7.74E-12</text:p>
          </table:table-cell>
          <table:table-cell office:value-type="float" office:value="0.00000000000644162" calcext:value-type="float">
            <text:p>6.44E-12</text:p>
          </table:table-cell>
          <table:table-cell office:value-type="float" office:value="0.00000000000758267" calcext:value-type="float">
            <text:p>7.58E-12</text:p>
          </table:table-cell>
          <table:table-cell office:value-type="float" office:value="0.00000000000588635" calcext:value-type="float">
            <text:p>5.89E-12</text:p>
          </table:table-cell>
          <table:table-cell office:value-type="float" office:value="0.0000000000046324" calcext:value-type="float">
            <text:p>4.63E-12</text:p>
          </table:table-cell>
          <table:table-cell table:style-name="ce1" office:value-type="float" office:value="0.00000000000382761" calcext:value-type="float">
            <text:p>3.83E-12</text:p>
          </table:table-cell>
          <table:table-cell office:value-type="float" office:value="0.00000000000272849" calcext:value-type="float">
            <text:p>2.73E-12</text:p>
          </table:table-cell>
          <table:table-cell office:value-type="float" office:value="0.000000000000534509" calcext:value-type="float">
            <text:p>5.35E-13</text:p>
          </table:table-cell>
          <table:table-cell office:value-type="float" office:value="0.00000000000335194" calcext:value-type="float">
            <text:p>3.35E-12</text:p>
          </table:table-cell>
          <table:table-cell office:value-type="float" office:value="0.00000000000250089" calcext:value-type="float">
            <text:p>2.50E-12</text:p>
          </table:table-cell>
          <table:table-cell office:value-type="float" office:value="0.00000000000140769" calcext:value-type="float">
            <text:p>1.41E-12</text:p>
          </table:table-cell>
          <table:table-cell office:value-type="float" office:value="0.00000000000267033" calcext:value-type="float">
            <text:p>2.67E-12</text:p>
          </table:table-cell>
          <table:table-cell office:value-type="float" office:value="0.0000000000014065" calcext:value-type="float">
            <text:p>1.41E-12</text:p>
          </table:table-cell>
          <table:table-cell office:value-type="float" office:value="0.000000000000808938" calcext:value-type="float">
            <text:p>8.09E-13</text:p>
          </table:table-cell>
          <table:table-cell table:formula="of:=SUM([.J141:.K141])" office:value-type="float" office:value="0.0000000002171485" calcext:value-type="float">
            <text:p>2.17E-10</text:p>
          </table:table-cell>
          <table:table-cell table:formula="of:=SUM([.L141:.R141])" office:value-type="float" office:value="0.00000000010474586" calcext:value-type="float">
            <text:p>1.05E-10</text:p>
          </table:table-cell>
          <table:table-cell table:formula="of:=SUM([.S141:.AF141])" office:value-type="float" office:value="0.000000000051520837" calcext:value-type="float">
            <text:p>5.15E-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5.2" calcext:value-type="float">
            <text:p>115.2</text:p>
          </table:table-cell>
          <table:table-cell office:value-type="float" office:value="129.6" calcext:value-type="float">
            <text:p>129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22.4" calcext:value-type="float">
            <text:p>122.4</text:p>
          </table:table-cell>
          <table:table-cell office:value-type="float" office:value="0.000000000174539" calcext:value-type="float">
            <text:p>1.75E-10</text:p>
          </table:table-cell>
          <table:table-cell office:value-type="float" office:value="0.000000000125645" calcext:value-type="float">
            <text:p>1.26E-10</text:p>
          </table:table-cell>
          <table:table-cell office:value-type="float" office:value="0.0000000000657779" calcext:value-type="float">
            <text:p>6.58E-11</text:p>
          </table:table-cell>
          <table:table-cell office:value-type="float" office:value="0.0000000000361982" calcext:value-type="float">
            <text:p>3.62E-11</text:p>
          </table:table-cell>
          <table:table-cell office:value-type="float" office:value="0.0000000000278805" calcext:value-type="float">
            <text:p>2.79E-11</text:p>
          </table:table-cell>
          <table:table-cell office:value-type="float" office:value="0.0000000000186398" calcext:value-type="float">
            <text:p>1.86E-11</text:p>
          </table:table-cell>
          <table:table-cell office:value-type="float" office:value="0.0000000000105297" calcext:value-type="float">
            <text:p>1.05E-11</text:p>
          </table:table-cell>
          <table:table-cell office:value-type="float" office:value="0.00000000000437075" calcext:value-type="float">
            <text:p>4.37E-12</text:p>
          </table:table-cell>
          <table:table-cell office:value-type="float" office:value="0.0000000000103854" calcext:value-type="float">
            <text:p>1.04E-11</text:p>
          </table:table-cell>
          <table:table-cell office:value-type="float" office:value="0.00000000000739666" calcext:value-type="float">
            <text:p>7.40E-12</text:p>
          </table:table-cell>
          <table:table-cell office:value-type="float" office:value="0.00000000000591021" calcext:value-type="float">
            <text:p>5.91E-12</text:p>
          </table:table-cell>
          <table:table-cell office:value-type="float" office:value="0.00000000000807182" calcext:value-type="float">
            <text:p>8.07E-12</text:p>
          </table:table-cell>
          <table:table-cell office:value-type="float" office:value="0.000000000008366" calcext:value-type="float">
            <text:p>8.37E-12</text:p>
          </table:table-cell>
          <table:table-cell office:value-type="float" office:value="0.00000000000749405" calcext:value-type="float">
            <text:p>7.49E-12</text:p>
          </table:table-cell>
          <table:table-cell table:style-name="ce1" office:value-type="float" office:value="0.00000000000674256" calcext:value-type="float">
            <text:p>6.74E-12</text:p>
          </table:table-cell>
          <table:table-cell office:value-type="float" office:value="0.000000000006451" calcext:value-type="float">
            <text:p>6.45E-12</text:p>
          </table:table-cell>
          <table:table-cell office:value-type="float" office:value="0.000000000000850086" calcext:value-type="float">
            <text:p>8.50E-13</text:p>
          </table:table-cell>
          <table:table-cell office:value-type="float" office:value="0.00000000000558412" calcext:value-type="float">
            <text:p>5.58E-12</text:p>
          </table:table-cell>
          <table:table-cell office:value-type="float" office:value="0.00000000000461116" calcext:value-type="float">
            <text:p>4.61E-12</text:p>
          </table:table-cell>
          <table:table-cell office:value-type="float" office:value="0.00000000000128814" calcext:value-type="float">
            <text:p>1.29E-12</text:p>
          </table:table-cell>
          <table:table-cell office:value-type="float" office:value="0.00000000000244265" calcext:value-type="float">
            <text:p>2.44E-12</text:p>
          </table:table-cell>
          <table:table-cell office:value-type="float" office:value="0.00000000000162971" calcext:value-type="float">
            <text:p>1.63E-12</text:p>
          </table:table-cell>
          <table:table-cell office:value-type="float" office:value="0.00000000000116482" calcext:value-type="float">
            <text:p>1.16E-12</text:p>
          </table:table-cell>
          <table:table-cell table:formula="of:=SUM([.J142:.K142])" office:value-type="float" office:value="0.000000000300184" calcext:value-type="float">
            <text:p>3.00E-10</text:p>
          </table:table-cell>
          <table:table-cell table:formula="of:=SUM([.L142:.R142])" office:value-type="float" office:value="0.00000000017378225" calcext:value-type="float">
            <text:p>1.74E-10</text:p>
          </table:table-cell>
          <table:table-cell table:formula="of:=SUM([.S142:.AF142])" office:value-type="float" office:value="0.000000000068002986" calcext:value-type="float">
            <text:p>6.80E-1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9.6" calcext:value-type="float">
            <text:p>129.6</text:p>
          </table:table-cell>
          <table:table-cell office:value-type="float" office:value="144" calcext:value-type="float">
            <text:p>14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36.8" calcext:value-type="float">
            <text:p>136.8</text:p>
          </table:table-cell>
          <table:table-cell office:value-type="float" office:value="0.000000000286881" calcext:value-type="float">
            <text:p>2.87E-10</text:p>
          </table:table-cell>
          <table:table-cell office:value-type="float" office:value="0.0000000000627278" calcext:value-type="float">
            <text:p>6.27E-11</text:p>
          </table:table-cell>
          <table:table-cell office:value-type="float" office:value="0.0000000000325926" calcext:value-type="float">
            <text:p>3.26E-11</text:p>
          </table:table-cell>
          <table:table-cell office:value-type="float" office:value="0.0000000000180378" calcext:value-type="float">
            <text:p>1.80E-11</text:p>
          </table:table-cell>
          <table:table-cell office:value-type="float" office:value="0.0000000000139167" calcext:value-type="float">
            <text:p>1.39E-11</text:p>
          </table:table-cell>
          <table:table-cell office:value-type="float" office:value="0.0000000000175603" calcext:value-type="float">
            <text:p>1.76E-11</text:p>
          </table:table-cell>
          <table:table-cell office:value-type="float" office:value="0.000000000012453" calcext:value-type="float">
            <text:p>1.25E-11</text:p>
          </table:table-cell>
          <table:table-cell office:value-type="float" office:value="0.00000000000824967" calcext:value-type="float">
            <text:p>8.25E-12</text:p>
          </table:table-cell>
          <table:table-cell office:value-type="float" office:value="0.0000000000067296" calcext:value-type="float">
            <text:p>6.73E-12</text:p>
          </table:table-cell>
          <table:table-cell office:value-type="float" office:value="0.00000000000652869" calcext:value-type="float">
            <text:p>6.53E-12</text:p>
          </table:table-cell>
          <table:table-cell office:value-type="float" office:value="0.00000000000538952" calcext:value-type="float">
            <text:p>5.39E-12</text:p>
          </table:table-cell>
          <table:table-cell office:value-type="float" office:value="0.0000000000077083" calcext:value-type="float">
            <text:p>7.71E-12</text:p>
          </table:table-cell>
          <table:table-cell office:value-type="float" office:value="0.00000000000497647" calcext:value-type="float">
            <text:p>4.98E-12</text:p>
          </table:table-cell>
          <table:table-cell office:value-type="float" office:value="0.00000000000761092" calcext:value-type="float">
            <text:p>7.61E-12</text:p>
          </table:table-cell>
          <table:table-cell table:style-name="ce1" office:value-type="float" office:value="0.0000000000118221" calcext:value-type="float">
            <text:p>1.18E-11</text:p>
          </table:table-cell>
          <table:table-cell office:value-type="float" office:value="0.0000000000110113" calcext:value-type="float">
            <text:p>1.10E-11</text:p>
          </table:table-cell>
          <table:table-cell office:value-type="float" office:value="0.00000000000137575" calcext:value-type="float">
            <text:p>1.38E-12</text:p>
          </table:table-cell>
          <table:table-cell office:value-type="float" office:value="0.00000000000816935" calcext:value-type="float">
            <text:p>8.17E-12</text:p>
          </table:table-cell>
          <table:table-cell office:value-type="float" office:value="0.00000000000530651" calcext:value-type="float">
            <text:p>5.31E-12</text:p>
          </table:table-cell>
          <table:table-cell office:value-type="float" office:value="0.00000000000170064" calcext:value-type="float">
            <text:p>1.70E-12</text:p>
          </table:table-cell>
          <table:table-cell office:value-type="float" office:value="0.00000000000322367" calcext:value-type="float">
            <text:p>3.22E-12</text:p>
          </table:table-cell>
          <table:table-cell office:value-type="float" office:value="0.00000000000191793" calcext:value-type="float">
            <text:p>1.92E-12</text:p>
          </table:table-cell>
          <table:table-cell office:value-type="float" office:value="0.00000000000113826" calcext:value-type="float">
            <text:p>1.14E-12</text:p>
          </table:table-cell>
          <table:table-cell table:formula="of:=SUM([.J143:.K143])" office:value-type="float" office:value="0.0000000003496088" calcext:value-type="float">
            <text:p>3.50E-10</text:p>
          </table:table-cell>
          <table:table-cell table:formula="of:=SUM([.L143:.R143])" office:value-type="float" office:value="0.00000000010953967" calcext:value-type="float">
            <text:p>1.10E-10</text:p>
          </table:table-cell>
          <table:table-cell table:formula="of:=SUM([.S143:.AF143])" office:value-type="float" office:value="0.00000000007787941" calcext:value-type="float">
            <text:p>7.79E-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158.4" calcext:value-type="float">
            <text:p>158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51.2" calcext:value-type="float">
            <text:p>151.2</text:p>
          </table:table-cell>
          <table:table-cell office:value-type="float" office:value="0.000000000153691" calcext:value-type="float">
            <text:p>1.54E-10</text:p>
          </table:table-cell>
          <table:table-cell office:value-type="float" office:value="0.0000000000648871" calcext:value-type="float">
            <text:p>6.49E-11</text:p>
          </table:table-cell>
          <table:table-cell office:value-type="float" office:value="0.0000000000652253" calcext:value-type="float">
            <text:p>6.52E-11</text:p>
          </table:table-cell>
          <table:table-cell office:value-type="float" office:value="0.0000000000338378" calcext:value-type="float">
            <text:p>3.38E-11</text:p>
          </table:table-cell>
          <table:table-cell office:value-type="float" office:value="0.0000000000272104" calcext:value-type="float">
            <text:p>2.72E-11</text:p>
          </table:table-cell>
          <table:table-cell office:value-type="float" office:value="0.00000000000878556" calcext:value-type="float">
            <text:p>8.79E-12</text:p>
          </table:table-cell>
          <table:table-cell office:value-type="float" office:value="0.00000000000799526" calcext:value-type="float">
            <text:p>8.00E-12</text:p>
          </table:table-cell>
          <table:table-cell office:value-type="float" office:value="0.00000000000786487" calcext:value-type="float">
            <text:p>7.86E-12</text:p>
          </table:table-cell>
          <table:table-cell office:value-type="float" office:value="0.00000000000907641" calcext:value-type="float">
            <text:p>9.08E-12</text:p>
          </table:table-cell>
          <table:table-cell office:value-type="float" office:value="0.00000000000586761" calcext:value-type="float">
            <text:p>5.87E-12</text:p>
          </table:table-cell>
          <table:table-cell office:value-type="float" office:value="0.00000000000654959" calcext:value-type="float">
            <text:p>6.55E-12</text:p>
          </table:table-cell>
          <table:table-cell office:value-type="float" office:value="0.00000000000576843" calcext:value-type="float">
            <text:p>5.77E-12</text:p>
          </table:table-cell>
          <table:table-cell office:value-type="float" office:value="0.00000000000746646" calcext:value-type="float">
            <text:p>7.47E-12</text:p>
          </table:table-cell>
          <table:table-cell office:value-type="float" office:value="0.00000000000529401" calcext:value-type="float">
            <text:p>5.29E-1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00000011063" calcext:value-type="float">
            <text:p>1.11E-12</text:p>
          </table:table-cell>
          <table:table-cell office:value-type="float" office:value="0.00000000000277453" calcext:value-type="float">
            <text:p>2.77E-12</text:p>
          </table:table-cell>
          <table:table-cell office:value-type="float" office:value="0.000000000000924054" calcext:value-type="float">
            <text:p>9.24E-13</text:p>
          </table:table-cell>
          <table:table-cell office:value-type="float" office:value="0.00000000000175136" calcext:value-type="float">
            <text:p>1.75E-12</text:p>
          </table:table-cell>
          <table:table-cell office:value-type="float" office:value="0.00000000000101561" calcext:value-type="float">
            <text:p>1.02E-12</text:p>
          </table:table-cell>
          <table:table-cell office:value-type="float" office:value="0.000000000000644843" calcext:value-type="float">
            <text:p>6.45E-13</text:p>
          </table:table-cell>
          <table:table-cell table:formula="of:=SUM([.J144:.K144])" office:value-type="float" office:value="0.0000000002185781" calcext:value-type="float">
            <text:p>2.19E-10</text:p>
          </table:table-cell>
          <table:table-cell table:formula="of:=SUM([.L144:.R144])" office:value-type="float" office:value="0.0000000001599956" calcext:value-type="float">
            <text:p>1.60E-10</text:p>
          </table:table-cell>
          <table:table-cell table:formula="of:=SUM([.S144:.AF144])" office:value-type="float" office:value="0.000000000039162797" calcext:value-type="float">
            <text:p>3.92E-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8.4" calcext:value-type="float">
            <text:p>158.4</text:p>
          </table:table-cell>
          <table:table-cell office:value-type="float" office:value="172.8" calcext:value-type="float">
            <text:p>172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65.6" calcext:value-type="float">
            <text:p>165.6</text:p>
          </table:table-cell>
          <table:table-cell office:value-type="float" office:value="0.000000000307806" calcext:value-type="float">
            <text:p>3.08E-10</text:p>
          </table:table-cell>
          <table:table-cell office:value-type="float" office:value="0.000000000123509" calcext:value-type="float">
            <text:p>1.24E-10</text:p>
          </table:table-cell>
          <table:table-cell office:value-type="float" office:value="0.0000000000326686" calcext:value-type="float">
            <text:p>3.27E-11</text:p>
          </table:table-cell>
          <table:table-cell office:value-type="float" office:value="0.0000000000168459" calcext:value-type="float">
            <text:p>1.68E-11</text:p>
          </table:table-cell>
          <table:table-cell office:value-type="float" office:value="0.0000000000176317" calcext:value-type="float">
            <text:p>1.76E-11</text:p>
          </table:table-cell>
          <table:table-cell office:value-type="float" office:value="0.0000000000166722" calcext:value-type="float">
            <text:p>1.67E-11</text:p>
          </table:table-cell>
          <table:table-cell office:value-type="float" office:value="0.00000000000934726" calcext:value-type="float">
            <text:p>9.35E-12</text:p>
          </table:table-cell>
          <table:table-cell office:value-type="float" office:value="0.00000000000356357" calcext:value-type="float">
            <text:p>3.56E-12</text:p>
          </table:table-cell>
          <table:table-cell office:value-type="float" office:value="0.00000000000671076" calcext:value-type="float">
            <text:p>6.71E-12</text:p>
          </table:table-cell>
          <table:table-cell office:value-type="float" office:value="0.00000000000456773" calcext:value-type="float">
            <text:p>4.57E-12</text:p>
          </table:table-cell>
          <table:table-cell office:value-type="float" office:value="0.00000000000395275" calcext:value-type="float">
            <text:p>3.95E-12</text:p>
          </table:table-cell>
          <table:table-cell office:value-type="float" office:value="0.00000000000584874" calcext:value-type="float">
            <text:p>5.85E-12</text:p>
          </table:table-cell>
          <table:table-cell office:value-type="float" office:value="0.00000000000289078" calcext:value-type="float">
            <text:p>2.89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80043" calcext:value-type="float">
            <text:p>8.00E-13</text:p>
          </table:table-cell>
          <table:table-cell office:value-type="float" office:value="0.00000000000151733" calcext:value-type="float">
            <text:p>1.52E-12</text:p>
          </table:table-cell>
          <table:table-cell office:value-type="float" office:value="0.00000000000119465" calcext:value-type="float">
            <text:p>1.19E-12</text:p>
          </table:table-cell>
          <table:table-cell office:value-type="float" office:value="0.00000000000123301" calcext:value-type="float">
            <text:p>1.23E-12</text:p>
          </table:table-cell>
          <table:table-cell table:formula="of:=SUM([.J145:.K145])" office:value-type="float" office:value="0.000000000431315" calcext:value-type="float">
            <text:p>4.31E-10</text:p>
          </table:table-cell>
          <table:table-cell table:formula="of:=SUM([.L145:.R145])" office:value-type="float" office:value="0.00000000010343999" calcext:value-type="float">
            <text:p>1.03E-10</text:p>
          </table:table-cell>
          <table:table-cell table:formula="of:=SUM([.S145:.AF145])" office:value-type="float" office:value="0.00000000002200542" calcext:value-type="float">
            <text:p>2.20E-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72.8" calcext:value-type="float">
            <text:p>172.8</text:p>
          </table:table-cell>
          <table:table-cell office:value-type="float" office:value="187.2" calcext:value-type="float">
            <text:p>187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154322" calcext:value-type="float">
            <text:p>1.54E-10</text:p>
          </table:table-cell>
          <table:table-cell office:value-type="float" office:value="0.0000000000629971" calcext:value-type="float">
            <text:p>6.30E-11</text:p>
          </table:table-cell>
          <table:table-cell office:value-type="float" office:value="0.0000000000391088" calcext:value-type="float">
            <text:p>3.91E-11</text:p>
          </table:table-cell>
          <table:table-cell office:value-type="float" office:value="0.0000000000338106" calcext:value-type="float">
            <text:p>3.38E-11</text:p>
          </table:table-cell>
          <table:table-cell office:value-type="float" office:value="0.0000000000213182" calcext:value-type="float">
            <text:p>2.13E-11</text:p>
          </table:table-cell>
          <table:table-cell office:value-type="float" office:value="0.00000000000821233" calcext:value-type="float">
            <text:p>8.21E-12</text:p>
          </table:table-cell>
          <table:table-cell office:value-type="float" office:value="0.00000000000734264" calcext:value-type="float">
            <text:p>7.34E-12</text:p>
          </table:table-cell>
          <table:table-cell office:value-type="float" office:value="0.00000000000691211" calcext:value-type="float">
            <text:p>6.91E-12</text:p>
          </table:table-cell>
          <table:table-cell office:value-type="float" office:value="0.00000000000532496" calcext:value-type="float">
            <text:p>5.32E-12</text:p>
          </table:table-cell>
          <table:table-cell office:value-type="float" office:value="0.00000000000299052" calcext:value-type="float">
            <text:p>2.99E-12</text:p>
          </table:table-cell>
          <table:table-cell office:value-type="float" office:value="0.00000000000180986" calcext:value-type="float">
            <text:p>1.81E-12</text:p>
          </table:table-cell>
          <table:table-cell office:value-type="float" office:value="0.00000000000243849" calcext:value-type="float">
            <text:p>2.44E-12</text:p>
          </table:table-cell>
          <table:table-cell office:value-type="float" office:value="0.000000000000535715" calcext:value-type="float">
            <text:p>5.36E-1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66342" calcext:value-type="float">
            <text:p>6.63E-13</text:p>
          </table:table-cell>
          <table:table-cell office:value-type="float" office:value="0.00000000000125809" calcext:value-type="float">
            <text:p>1.26E-12</text:p>
          </table:table-cell>
          <table:table-cell office:value-type="float" office:value="0.000000000000798408" calcext:value-type="float">
            <text:p>7.98E-13</text:p>
          </table:table-cell>
          <table:table-cell office:value-type="float" office:value="0.000000000000624231" calcext:value-type="float">
            <text:p>6.24E-13</text:p>
          </table:table-cell>
          <table:table-cell table:formula="of:=SUM([.J146:.K146])" office:value-type="float" office:value="0.0000000002173191" calcext:value-type="float">
            <text:p>2.17E-10</text:p>
          </table:table-cell>
          <table:table-cell table:formula="of:=SUM([.L146:.R146])" office:value-type="float" office:value="0.00000000012202964" calcext:value-type="float">
            <text:p>1.22E-10</text:p>
          </table:table-cell>
          <table:table-cell table:formula="of:=SUM([.S146:.AF146])" office:value-type="float" office:value="0.000000000011118734" calcext:value-type="float">
            <text:p>1.11E-1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201.6" calcext:value-type="float">
            <text:p>201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94.4" calcext:value-type="float">
            <text:p>194.4</text:p>
          </table:table-cell>
          <table:table-cell office:value-type="float" office:value="0.000000000309991" calcext:value-type="float">
            <text:p>3.10E-10</text:p>
          </table:table-cell>
          <table:table-cell office:value-type="float" office:value="0.0000000001266" calcext:value-type="float">
            <text:p>1.27E-10</text:p>
          </table:table-cell>
          <table:table-cell office:value-type="float" office:value="0.000000000059414" calcext:value-type="float">
            <text:p>5.94E-11</text:p>
          </table:table-cell>
          <table:table-cell office:value-type="float" office:value="0.0000000000169939" calcext:value-type="float">
            <text:p>1.70E-11</text:p>
          </table:table-cell>
          <table:table-cell office:value-type="float" office:value="0.0000000000130668" calcext:value-type="float">
            <text:p>1.31E-11</text:p>
          </table:table-cell>
          <table:table-cell office:value-type="float" office:value="0.0000000000118144" calcext:value-type="float">
            <text:p>1.18E-11</text:p>
          </table:table-cell>
          <table:table-cell office:value-type="float" office:value="0.00000000000852518" calcext:value-type="float">
            <text:p>8.53E-12</text:p>
          </table:table-cell>
          <table:table-cell office:value-type="float" office:value="0.00000000000334936" calcext:value-type="float">
            <text:p>3.35E-12</text:p>
          </table:table-cell>
          <table:table-cell office:value-type="float" office:value="0.00000000000586004" calcext:value-type="float">
            <text:p>5.86E-12</text:p>
          </table:table-cell>
          <table:table-cell office:value-type="float" office:value="0.00000000000397654" calcext:value-type="float">
            <text:p>3.98E-12</text:p>
          </table:table-cell>
          <table:table-cell office:value-type="float" office:value="0.00000000000263024" calcext:value-type="float">
            <text:p>2.63E-12</text:p>
          </table:table-cell>
          <table:table-cell office:value-type="float" office:value="0.000000000000941364" calcext:value-type="float">
            <text:p>9.41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79114" calcext:value-type="float">
            <text:p>2.79E-13</text:p>
          </table:table-cell>
          <table:table-cell office:value-type="float" office:value="0.000000000000529494" calcext:value-type="float">
            <text:p>5.29E-13</text:p>
          </table:table-cell>
          <table:table-cell office:value-type="float" office:value="0.000000000000784001" calcext:value-type="float">
            <text:p>7.84E-13</text:p>
          </table:table-cell>
          <table:table-cell office:value-type="float" office:value="0.00000000000121987" calcext:value-type="float">
            <text:p>1.22E-12</text:p>
          </table:table-cell>
          <table:table-cell table:formula="of:=SUM([.J147:.K147])" office:value-type="float" office:value="0.000000000436591" calcext:value-type="float">
            <text:p>4.37E-10</text:p>
          </table:table-cell>
          <table:table-cell table:formula="of:=SUM([.L147:.R147])" office:value-type="float" office:value="0.00000000011902368" calcext:value-type="float">
            <text:p>1.19E-10</text:p>
          </table:table-cell>
          <table:table-cell table:formula="of:=SUM([.S147:.AF147])" office:value-type="float" office:value="0.000000000010360623" calcext:value-type="float">
            <text:p>1.04E-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1.6" calcext:value-type="float">
            <text:p>201.6</text:p>
          </table:table-cell>
          <table:table-cell office:value-type="float" office:value="216" calcext:value-type="float">
            <text:p>21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08.8" calcext:value-type="float">
            <text:p>208.8</text:p>
          </table:table-cell>
          <table:table-cell office:value-type="float" office:value="0.000000000155812" calcext:value-type="float">
            <text:p>1.56E-10</text:p>
          </table:table-cell>
          <table:table-cell office:value-type="float" office:value="0.0000000000636354" calcext:value-type="float">
            <text:p>6.36E-11</text:p>
          </table:table-cell>
          <table:table-cell office:value-type="float" office:value="0.0000000000330676" calcext:value-type="float">
            <text:p>3.31E-11</text:p>
          </table:table-cell>
          <table:table-cell office:value-type="float" office:value="0.0000000000195685" calcext:value-type="float">
            <text:p>1.96E-11</text:p>
          </table:table-cell>
          <table:table-cell office:value-type="float" office:value="0.0000000000246629" calcext:value-type="float">
            <text:p>2.47E-11</text:p>
          </table:table-cell>
          <table:table-cell office:value-type="float" office:value="0.0000000000115628" calcext:value-type="float">
            <text:p>1.16E-11</text:p>
          </table:table-cell>
          <table:table-cell office:value-type="float" office:value="0.00000000000506781" calcext:value-type="float">
            <text:p>5.07E-12</text:p>
          </table:table-cell>
          <table:table-cell office:value-type="float" office:value="0.00000000000531895" calcext:value-type="float">
            <text:p>5.32E-12</text:p>
          </table:table-cell>
          <table:table-cell office:value-type="float" office:value="0.00000000000330191" calcext:value-type="float">
            <text:p>3.30E-12</text:p>
          </table:table-cell>
          <table:table-cell office:value-type="float" office:value="0.00000000000200152" calcext:value-type="float">
            <text:p>2.00E-1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56541" calcext:value-type="float">
            <text:p>2.57E-13</text:p>
          </table:table-cell>
          <table:table-cell office:value-type="float" office:value="0.000000000000486782" calcext:value-type="float">
            <text:p>4.87E-13</text:p>
          </table:table-cell>
          <table:table-cell office:value-type="float" office:value="0.000000000000471147" calcext:value-type="float">
            <text:p>4.71E-13</text:p>
          </table:table-cell>
          <table:table-cell office:value-type="float" office:value="0.000000000000607448" calcext:value-type="float">
            <text:p>6.07E-13</text:p>
          </table:table-cell>
          <table:table-cell table:formula="of:=SUM([.J148:.K148])" office:value-type="float" office:value="0.0000000002194474" calcext:value-type="float">
            <text:p>2.19E-10</text:p>
          </table:table-cell>
          <table:table-cell table:formula="of:=SUM([.L148:.R148])" office:value-type="float" office:value="0.00000000010255047" calcext:value-type="float">
            <text:p>1.03E-10</text:p>
          </table:table-cell>
          <table:table-cell table:formula="of:=SUM([.S148:.AF148])" office:value-type="float" office:value="0.000000000003823438" calcext:value-type="float">
            <text:p>3.82E-1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230.4" calcext:value-type="float">
            <text:p>230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23.2" calcext:value-type="float">
            <text:p>223.2</text:p>
          </table:table-cell>
          <table:table-cell office:value-type="float" office:value="0.000000000313308" calcext:value-type="float">
            <text:p>3.13E-10</text:p>
          </table:table-cell>
          <table:table-cell office:value-type="float" office:value="0.000000000127972" calcext:value-type="float">
            <text:p>1.28E-10</text:p>
          </table:table-cell>
          <table:table-cell office:value-type="float" office:value="0.0000000000665016" calcext:value-type="float">
            <text:p>6.65E-11</text:p>
          </table:table-cell>
          <table:table-cell office:value-type="float" office:value="0.0000000000299821" calcext:value-type="float">
            <text:p>3.00E-11</text:p>
          </table:table-cell>
          <table:table-cell office:value-type="float" office:value="0.0000000000122898" calcext:value-type="float">
            <text:p>1.23E-11</text:p>
          </table:table-cell>
          <table:table-cell office:value-type="float" office:value="0.00000000000775474" calcext:value-type="float">
            <text:p>7.75E-12</text:p>
          </table:table-cell>
          <table:table-cell office:value-type="float" office:value="0.00000000000655145" calcext:value-type="float">
            <text:p>6.55E-12</text:p>
          </table:table-cell>
          <table:table-cell office:value-type="float" office:value="0.00000000000390582" calcext:value-type="float">
            <text:p>3.91E-12</text:p>
          </table:table-cell>
          <table:table-cell office:value-type="float" office:value="0.00000000000320571" calcext:value-type="float">
            <text:p>3.21E-12</text:p>
          </table:table-cell>
          <table:table-cell office:value-type="float" office:value="0.00000000000183965" calcext:value-type="float">
            <text:p>1.84E-12</text:p>
          </table:table-cell>
          <table:table-cell office:value-type="float" office:value="0.00000000000122107" calcext:value-type="float">
            <text:p>1.22E-12</text:p>
          </table:table-cell>
          <table:table-cell office:value-type="float" office:value="0.000000000000875892" calcext:value-type="float">
            <text:p>8.76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276714" calcext:value-type="float">
            <text:p>2.77E-13</text:p>
          </table:table-cell>
          <table:table-cell office:value-type="float" office:value="0.000000000000781452" calcext:value-type="float">
            <text:p>7.81E-13</text:p>
          </table:table-cell>
          <table:table-cell table:formula="of:=SUM([.J149:.K149])" office:value-type="float" office:value="0.00000000044128" calcext:value-type="float">
            <text:p>4.41E-10</text:p>
          </table:table-cell>
          <table:table-cell table:formula="of:=SUM([.L149:.R149])" office:value-type="float" office:value="0.00000000013019122" calcext:value-type="float">
            <text:p>1.30E-10</text:p>
          </table:table-cell>
          <table:table-cell table:formula="of:=SUM([.S149:.AF149])" office:value-type="float" office:value="0.000000000004994778" calcext:value-type="float">
            <text:p>4.99E-1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30.4" calcext:value-type="float">
            <text:p>230.4</text:p>
          </table:table-cell>
          <table:table-cell office:value-type="float" office:value="244.8" calcext:value-type="float">
            <text:p>244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37.6" calcext:value-type="float">
            <text:p>237.6</text:p>
          </table:table-cell>
          <table:table-cell office:value-type="float" office:value="0.000000000157432" calcext:value-type="float">
            <text:p>1.57E-10</text:p>
          </table:table-cell>
          <table:table-cell office:value-type="float" office:value="0.0000000000643102" calcext:value-type="float">
            <text:p>6.43E-11</text:p>
          </table:table-cell>
          <table:table-cell office:value-type="float" office:value="0.0000000000329672" calcext:value-type="float">
            <text:p>3.30E-11</text:p>
          </table:table-cell>
          <table:table-cell office:value-type="float" office:value="0.0000000000160318" calcext:value-type="float">
            <text:p>1.60E-11</text:p>
          </table:table-cell>
          <table:table-cell office:value-type="float" office:value="0.0000000000123273" calcext:value-type="float">
            <text:p>1.23E-11</text:p>
          </table:table-cell>
          <table:table-cell office:value-type="float" office:value="0.00000000000749682" calcext:value-type="float">
            <text:p>7.50E-12</text:p>
          </table:table-cell>
          <table:table-cell office:value-type="float" office:value="0.0000000000078887" calcext:value-type="float">
            <text:p>7.89E-12</text:p>
          </table:table-cell>
          <table:table-cell office:value-type="float" office:value="0.0000000000029111" calcext:value-type="float">
            <text:p>2.91E-12</text:p>
          </table:table-cell>
          <table:table-cell office:value-type="float" office:value="0.00000000000305291" calcext:value-type="float">
            <text:p>3.05E-12</text:p>
          </table:table-cell>
          <table:table-cell office:value-type="float" office:value="0.000000000000419421" calcext:value-type="float">
            <text:p>4.19E-13</text:p>
          </table:table-cell>
          <table:table-cell office:value-type="float" office:value="0.0000000000011083" calcext:value-type="float">
            <text:p>1.11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38067" calcext:value-type="float">
            <text:p>2.38E-13</text:p>
          </table:table-cell>
          <table:table-cell office:value-type="float" office:value="0.000000000000451815" calcext:value-type="float">
            <text:p>4.52E-13</text:p>
          </table:table-cell>
          <table:table-cell office:value-type="float" office:value="0.000000000000437496" calcext:value-type="float">
            <text:p>4.37E-13</text:p>
          </table:table-cell>
          <table:table-cell office:value-type="float" office:value="0.000000000000764684" calcext:value-type="float">
            <text:p>7.65E-13</text:p>
          </table:table-cell>
          <table:table-cell table:formula="of:=SUM([.J150:.K150])" office:value-type="float" office:value="0.0000000002217422" calcext:value-type="float">
            <text:p>2.22E-10</text:p>
          </table:table-cell>
          <table:table-cell table:formula="of:=SUM([.L150:.R150])" office:value-type="float" office:value="0.00000000008267583" calcext:value-type="float">
            <text:p>8.27E-11</text:p>
          </table:table-cell>
          <table:table-cell table:formula="of:=SUM([.S150:.AF150])" office:value-type="float" office:value="0.000000000003419783" calcext:value-type="float">
            <text:p>3.42E-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44.8" calcext:value-type="float">
            <text:p>244.8</text:p>
          </table:table-cell>
          <table:table-cell office:value-type="float" office:value="259.2" calcext:value-type="float">
            <text:p>259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52" calcext:value-type="float">
            <text:p>252</text:p>
          </table:table-cell>
          <table:table-cell office:value-type="float" office:value="0.000000000157859" calcext:value-type="float">
            <text:p>1.58E-10</text:p>
          </table:table-cell>
          <table:table-cell office:value-type="float" office:value="0.0000000000644877" calcext:value-type="float">
            <text:p>6.45E-11</text:p>
          </table:table-cell>
          <table:table-cell office:value-type="float" office:value="0.0000000000323772" calcext:value-type="float">
            <text:p>3.24E-11</text:p>
          </table:table-cell>
          <table:table-cell office:value-type="float" office:value="0.0000000000249263" calcext:value-type="float">
            <text:p>2.49E-11</text:p>
          </table:table-cell>
          <table:table-cell office:value-type="float" office:value="0.0000000000247491" calcext:value-type="float">
            <text:p>2.47E-11</text:p>
          </table:table-cell>
          <table:table-cell office:value-type="float" office:value="0.0000000000144886" calcext:value-type="float">
            <text:p>1.45E-11</text:p>
          </table:table-cell>
          <table:table-cell office:value-type="float" office:value="0.00000000000475056" calcext:value-type="float">
            <text:p>4.75E-12</text:p>
          </table:table-cell>
          <table:table-cell office:value-type="float" office:value="0.00000000000291667" calcext:value-type="float">
            <text:p>2.92E-12</text:p>
          </table:table-cell>
          <table:table-cell office:value-type="float" office:value="0.00000000000295615" calcext:value-type="float">
            <text:p>2.96E-12</text:p>
          </table:table-cell>
          <table:table-cell office:value-type="float" office:value="0.00000000000180831" calcext:value-type="float">
            <text:p>1.81E-1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513121" calcext:value-type="float">
            <text:p>5.13E-13</text:p>
          </table:table-cell>
          <table:table-cell office:value-type="float" office:value="0.000000000000994624" calcext:value-type="float">
            <text:p>9.95E-13</text:p>
          </table:table-cell>
          <table:table-cell table:formula="of:=SUM([.J151:.K151])" office:value-type="float" office:value="0.0000000002223467" calcext:value-type="float">
            <text:p>2.22E-10</text:p>
          </table:table-cell>
          <table:table-cell table:formula="of:=SUM([.L151:.R151])" office:value-type="float" office:value="0.00000000010716458" calcext:value-type="float">
            <text:p>1.07E-10</text:p>
          </table:table-cell>
          <table:table-cell table:formula="of:=SUM([.S151:.AF151])" office:value-type="float" office:value="0.000000000003316055" calcext:value-type="float">
            <text:p>3.32E-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9.2" calcext:value-type="float">
            <text:p>259.2</text:p>
          </table:table-cell>
          <table:table-cell office:value-type="float" office:value="273.6" calcext:value-type="float">
            <text:p>273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66.4" calcext:value-type="float">
            <text:p>266.4</text:p>
          </table:table-cell>
          <table:table-cell office:value-type="float" office:value="0.00000000031659" calcext:value-type="float">
            <text:p>3.17E-10</text:p>
          </table:table-cell>
          <table:table-cell office:value-type="float" office:value="0.000000000129339" calcext:value-type="float">
            <text:p>1.29E-10</text:p>
          </table:table-cell>
          <table:table-cell office:value-type="float" office:value="0.0000000000649365" calcext:value-type="float">
            <text:p>6.49E-11</text:p>
          </table:table-cell>
          <table:table-cell office:value-type="float" office:value="0.0000000000233932" calcext:value-type="float">
            <text:p>2.34E-11</text:p>
          </table:table-cell>
          <table:table-cell office:value-type="float" office:value="0.0000000000124049" calcext:value-type="float">
            <text:p>1.24E-11</text:p>
          </table:table-cell>
          <table:table-cell office:value-type="float" office:value="0.0000000000072619" calcext:value-type="float">
            <text:p>7.26E-12</text:p>
          </table:table-cell>
          <table:table-cell office:value-type="float" office:value="0.00000000000475708" calcext:value-type="float">
            <text:p>4.76E-12</text:p>
          </table:table-cell>
          <table:table-cell office:value-type="float" office:value="0.0000000000029204" calcext:value-type="float">
            <text:p>2.92E-12</text:p>
          </table:table-cell>
          <table:table-cell office:value-type="float" office:value="0.00000000000295955" calcext:value-type="float">
            <text:p>2.96E-12</text:p>
          </table:table-cell>
          <table:table-cell office:value-type="float" office:value="0.00000000000169486" calcext:value-type="float">
            <text:p>1.69E-12</text:p>
          </table:table-cell>
          <table:table-cell office:value-type="float" office:value="0.00000000000113846" calcext:value-type="float">
            <text:p>1.14E-12</text:p>
          </table:table-cell>
          <table:table-cell office:value-type="float" office:value="0.000000000000829332" calcext:value-type="float">
            <text:p>8.29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37816" calcext:value-type="float">
            <text:p>2.38E-13</text:p>
          </table:table-cell>
          <table:table-cell office:value-type="float" office:value="0.000000000000451385" calcext:value-type="float">
            <text:p>4.51E-13</text:p>
          </table:table-cell>
          <table:table-cell office:value-type="float" office:value="0.000000000000436625" calcext:value-type="float">
            <text:p>4.37E-13</text:p>
          </table:table-cell>
          <table:table-cell office:value-type="float" office:value="0.000000000000778156" calcext:value-type="float">
            <text:p>7.78E-13</text:p>
          </table:table-cell>
          <table:table-cell table:formula="of:=SUM([.J152:.K152])" office:value-type="float" office:value="0.000000000445929" calcext:value-type="float">
            <text:p>4.46E-10</text:p>
          </table:table-cell>
          <table:table-cell table:formula="of:=SUM([.L152:.R152])" office:value-type="float" office:value="0.00000000011863353" calcext:value-type="float">
            <text:p>1.19E-10</text:p>
          </table:table-cell>
          <table:table-cell table:formula="of:=SUM([.S152:.AF152])" office:value-type="float" office:value="0.000000000005566634" calcext:value-type="float">
            <text:p>5.57E-1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73.6" calcext:value-type="float">
            <text:p>273.6</text:p>
          </table:table-cell>
          <table:table-cell office:value-type="float" office:value="288" calcext:value-type="float">
            <text:p>28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80.8" calcext:value-type="float">
            <text:p>280.8</text:p>
          </table:table-cell>
          <table:table-cell office:value-type="float" office:value="0.00000000015851" calcext:value-type="float">
            <text:p>1.59E-10</text:p>
          </table:table-cell>
          <table:table-cell office:value-type="float" office:value="0.0000000000647593" calcext:value-type="float">
            <text:p>6.48E-11</text:p>
          </table:table-cell>
          <table:table-cell office:value-type="float" office:value="0.000000000032514" calcext:value-type="float">
            <text:p>3.25E-11</text:p>
          </table:table-cell>
          <table:table-cell office:value-type="float" office:value="0.000000000016144" calcext:value-type="float">
            <text:p>1.61E-11</text:p>
          </table:table-cell>
          <table:table-cell office:value-type="float" office:value="0.0000000000124134" calcext:value-type="float">
            <text:p>1.24E-11</text:p>
          </table:table-cell>
          <table:table-cell office:value-type="float" office:value="0.000000000007267" calcext:value-type="float">
            <text:p>7.27E-12</text:p>
          </table:table-cell>
          <table:table-cell office:value-type="float" office:value="0.00000000000476025" calcext:value-type="float">
            <text:p>4.76E-12</text:p>
          </table:table-cell>
          <table:table-cell office:value-type="float" office:value="0.00000000000292205" calcext:value-type="float">
            <text:p>2.92E-12</text:p>
          </table:table-cell>
          <table:table-cell office:value-type="float" office:value="0.00000000000184575" calcext:value-type="float">
            <text:p>1.85E-1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255465" calcext:value-type="float">
            <text:p>2.55E-13</text:p>
          </table:table-cell>
          <table:table-cell office:value-type="float" office:value="0.000000000000777063" calcext:value-type="float">
            <text:p>7.77E-13</text:p>
          </table:table-cell>
          <table:table-cell table:formula="of:=SUM([.J153:.K153])" office:value-type="float" office:value="0.0000000002232693" calcext:value-type="float">
            <text:p>2.23E-10</text:p>
          </table:table-cell>
          <table:table-cell table:formula="of:=SUM([.L153:.R153])" office:value-type="float" office:value="0.00000000007786645" calcext:value-type="float">
            <text:p>7.79E-11</text:p>
          </table:table-cell>
          <table:table-cell table:formula="of:=SUM([.S153:.AF153])" office:value-type="float" office:value="0.000000000001032528" calcext:value-type="float">
            <text:p>1.03E-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8" calcext:value-type="float">
            <text:p>288</text:p>
          </table:table-cell>
          <table:table-cell office:value-type="float" office:value="302.4" calcext:value-type="float">
            <text:p>302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95.2" calcext:value-type="float">
            <text:p>295.2</text:p>
          </table:table-cell>
          <table:table-cell office:value-type="float" office:value="0.000000000316895" calcext:value-type="float">
            <text:p>3.17E-10</text:p>
          </table:table-cell>
          <table:table-cell office:value-type="float" office:value="0.000000000129451" calcext:value-type="float">
            <text:p>1.29E-10</text:p>
          </table:table-cell>
          <table:table-cell office:value-type="float" office:value="0.0000000000656762" calcext:value-type="float">
            <text:p>6.57E-11</text:p>
          </table:table-cell>
          <table:table-cell office:value-type="float" office:value="0.0000000000234089" calcext:value-type="float">
            <text:p>2.34E-11</text:p>
          </table:table-cell>
          <table:table-cell office:value-type="float" office:value="0.0000000000124116" calcext:value-type="float">
            <text:p>1.24E-11</text:p>
          </table:table-cell>
          <table:table-cell office:value-type="float" office:value="0.00000000000726591" calcext:value-type="float">
            <text:p>7.27E-12</text:p>
          </table:table-cell>
          <table:table-cell office:value-type="float" office:value="0.00000000000475938" calcext:value-type="float">
            <text:p>4.76E-12</text:p>
          </table:table-cell>
          <table:table-cell office:value-type="float" office:value="0.00000000000292121" calcext:value-type="float">
            <text:p>2.92E-12</text:p>
          </table:table-cell>
          <table:table-cell office:value-type="float" office:value="0.00000000000296044" calcext:value-type="float">
            <text:p>2.96E-12</text:p>
          </table:table-cell>
          <table:table-cell office:value-type="float" office:value="0.00000000000181073" calcext:value-type="float">
            <text:p>1.81E-12</text:p>
          </table:table-cell>
          <table:table-cell office:value-type="float" office:value="0.00000000000110931" calcext:value-type="float">
            <text:p>1.11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254724" calcext:value-type="float">
            <text:p>2.55E-13</text:p>
          </table:table-cell>
          <table:table-cell office:value-type="float" office:value="0.000000000000588118" calcext:value-type="float">
            <text:p>5.88E-13</text:p>
          </table:table-cell>
          <table:table-cell table:formula="of:=SUM([.J154:.K154])" office:value-type="float" office:value="0.000000000446346" calcext:value-type="float">
            <text:p>4.46E-10</text:p>
          </table:table-cell>
          <table:table-cell table:formula="of:=SUM([.L154:.R154])" office:value-type="float" office:value="0.00000000011940364" calcext:value-type="float">
            <text:p>1.19E-10</text:p>
          </table:table-cell>
          <table:table-cell table:formula="of:=SUM([.S154:.AF154])" office:value-type="float" office:value="0.000000000003762882" calcext:value-type="float">
            <text:p>3.76E-1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2.4" calcext:value-type="float">
            <text:p>302.4</text:p>
          </table:table-cell>
          <table:table-cell office:value-type="float" office:value="316.8" calcext:value-type="float">
            <text:p>316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09.6" calcext:value-type="float">
            <text:p>309.6</text:p>
          </table:table-cell>
          <table:table-cell office:value-type="float" office:value="0.000000000158189" calcext:value-type="float">
            <text:p>1.58E-10</text:p>
          </table:table-cell>
          <table:table-cell office:value-type="float" office:value="0.0000000000646166" calcext:value-type="float">
            <text:p>6.46E-11</text:p>
          </table:table-cell>
          <table:table-cell office:value-type="float" office:value="0.000000000033581" calcext:value-type="float">
            <text:p>3.36E-11</text:p>
          </table:table-cell>
          <table:table-cell office:value-type="float" office:value="0.0000000000250221" calcext:value-type="float">
            <text:p>2.50E-11</text:p>
          </table:table-cell>
          <table:table-cell office:value-type="float" office:value="0.000000000024784" calcext:value-type="float">
            <text:p>2.48E-11</text:p>
          </table:table-cell>
          <table:table-cell office:value-type="float" office:value="0.0000000000114389" calcext:value-type="float">
            <text:p>1.14E-11</text:p>
          </table:table-cell>
          <table:table-cell office:value-type="float" office:value="0.00000000000488482" calcext:value-type="float">
            <text:p>4.88E-12</text:p>
          </table:table-cell>
          <table:table-cell office:value-type="float" office:value="0.00000000000298897" calcext:value-type="float">
            <text:p>2.99E-12</text:p>
          </table:table-cell>
          <table:table-cell office:value-type="float" office:value="0.0000000000032237" calcext:value-type="float">
            <text:p>3.22E-12</text:p>
          </table:table-cell>
          <table:table-cell office:value-type="float" office:value="0.00000000000184555" calcext:value-type="float">
            <text:p>1.85E-1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37458" calcext:value-type="float">
            <text:p>2.37E-13</text:p>
          </table:table-cell>
          <table:table-cell office:value-type="float" office:value="0.000000000000450752" calcext:value-type="float">
            <text:p>4.51E-13</text:p>
          </table:table-cell>
          <table:table-cell office:value-type="float" office:value="0.000000000000434184" calcext:value-type="float">
            <text:p>4.34E-13</text:p>
          </table:table-cell>
          <table:table-cell office:value-type="float" office:value="0.000000000000745856" calcext:value-type="float">
            <text:p>7.46E-13</text:p>
          </table:table-cell>
          <table:table-cell table:formula="of:=SUM([.J155:.K155])" office:value-type="float" office:value="0.0000000002228056" calcext:value-type="float">
            <text:p>2.23E-10</text:p>
          </table:table-cell>
          <table:table-cell table:formula="of:=SUM([.L155:.R155])" office:value-type="float" office:value="0.00000000010592349" calcext:value-type="float">
            <text:p>1.06E-10</text:p>
          </table:table-cell>
          <table:table-cell table:formula="of:=SUM([.S155:.AF155])" office:value-type="float" office:value="0.0000000000037138" calcext:value-type="float">
            <text:p>3.71E-1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16.8" calcext:value-type="float">
            <text:p>316.8</text:p>
          </table:table-cell>
          <table:table-cell office:value-type="float" office:value="331.2" calcext:value-type="float">
            <text:p>331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24" calcext:value-type="float">
            <text:p>324</text:p>
          </table:table-cell>
          <table:table-cell office:value-type="float" office:value="0.000000000315447" calcext:value-type="float">
            <text:p>3.15E-10</text:p>
          </table:table-cell>
          <table:table-cell office:value-type="float" office:value="0.000000000103247" calcext:value-type="float">
            <text:p>1.03E-10</text:p>
          </table:table-cell>
          <table:table-cell office:value-type="float" office:value="0.0000000000335103" calcext:value-type="float">
            <text:p>3.35E-11</text:p>
          </table:table-cell>
          <table:table-cell office:value-type="float" office:value="0.0000000000166137" calcext:value-type="float">
            <text:p>1.66E-11</text:p>
          </table:table-cell>
          <table:table-cell office:value-type="float" office:value="0.0000000000123559" calcext:value-type="float">
            <text:p>1.24E-11</text:p>
          </table:table-cell>
          <table:table-cell office:value-type="float" office:value="0.0000000000117177" calcext:value-type="float">
            <text:p>1.17E-11</text:p>
          </table:table-cell>
          <table:table-cell office:value-type="float" office:value="0.00000000000487806" calcext:value-type="float">
            <text:p>4.88E-12</text:p>
          </table:table-cell>
          <table:table-cell office:value-type="float" office:value="0.00000000000315256" calcext:value-type="float">
            <text:p>3.15E-12</text:p>
          </table:table-cell>
          <table:table-cell office:value-type="float" office:value="0.00000000000321899" calcext:value-type="float">
            <text:p>3.22E-12</text:p>
          </table:table-cell>
          <table:table-cell office:value-type="float" office:value="0.00000000000197475" calcext:value-type="float">
            <text:p>1.97E-12</text:p>
          </table:table-cell>
          <table:table-cell office:value-type="float" office:value="0.00000000000122301" calcext:value-type="float">
            <text:p>1.22E-12</text:p>
          </table:table-cell>
          <table:table-cell office:value-type="float" office:value="0.000000000000876115" calcext:value-type="float">
            <text:p>8.76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54997" calcext:value-type="float">
            <text:p>2.55E-13</text:p>
          </table:table-cell>
          <table:table-cell office:value-type="float" office:value="0.000000000000484125" calcext:value-type="float">
            <text:p>4.84E-13</text:p>
          </table:table-cell>
          <table:table-cell office:value-type="float" office:value="0.000000000000737797" calcext:value-type="float">
            <text:p>7.38E-13</text:p>
          </table:table-cell>
          <table:table-cell office:value-type="float" office:value="0.00000000000102922" calcext:value-type="float">
            <text:p>1.03E-12</text:p>
          </table:table-cell>
          <table:table-cell table:formula="of:=SUM([.J156:.K156])" office:value-type="float" office:value="0.000000000418694" calcext:value-type="float">
            <text:p>4.19E-10</text:p>
          </table:table-cell>
          <table:table-cell table:formula="of:=SUM([.L156:.R156])" office:value-type="float" office:value="0.00000000008544721" calcext:value-type="float">
            <text:p>8.54E-11</text:p>
          </table:table-cell>
          <table:table-cell table:formula="of:=SUM([.S156:.AF156])" office:value-type="float" office:value="0.000000000006580014" calcext:value-type="float">
            <text:p>6.58E-1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31.2" calcext:value-type="float">
            <text:p>331.2</text:p>
          </table:table-cell>
          <table:table-cell office:value-type="float" office:value="345.6" calcext:value-type="float">
            <text:p>345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38.4" calcext:value-type="float">
            <text:p>338.4</text:p>
          </table:table-cell>
          <table:table-cell office:value-type="float" office:value="0.000000000157097" calcext:value-type="float">
            <text:p>1.57E-10</text:p>
          </table:table-cell>
          <table:table-cell office:value-type="float" office:value="0.0000000000897478" calcext:value-type="float">
            <text:p>8.97E-11</text:p>
          </table:table-cell>
          <table:table-cell office:value-type="float" office:value="0.0000000000667836" calcext:value-type="float">
            <text:p>6.68E-11</text:p>
          </table:table-cell>
          <table:table-cell office:value-type="float" office:value="0.0000000000344335" calcext:value-type="float">
            <text:p>3.44E-11</text:p>
          </table:table-cell>
          <table:table-cell office:value-type="float" office:value="0.0000000000157497" calcext:value-type="float">
            <text:p>1.57E-11</text:p>
          </table:table-cell>
          <table:table-cell office:value-type="float" office:value="0.00000000000777775" calcext:value-type="float">
            <text:p>7.78E-12</text:p>
          </table:table-cell>
          <table:table-cell office:value-type="float" office:value="0.0000000000103478" calcext:value-type="float">
            <text:p>1.03E-11</text:p>
          </table:table-cell>
          <table:table-cell office:value-type="float" office:value="0.00000000000415114" calcext:value-type="float">
            <text:p>4.15E-12</text:p>
          </table:table-cell>
          <table:table-cell office:value-type="float" office:value="0.00000000000348421" calcext:value-type="float">
            <text:p>3.48E-12</text:p>
          </table:table-cell>
          <table:table-cell office:value-type="float" office:value="0.00000000000214577" calcext:value-type="float">
            <text:p>2.15E-12</text:p>
          </table:table-cell>
          <table:table-cell office:value-type="float" office:value="0.00000000000132811" calcext:value-type="float">
            <text:p>1.33E-12</text:p>
          </table:table-cell>
          <table:table-cell office:value-type="float" office:value="0.000000000000942909" calcext:value-type="float">
            <text:p>9.43E-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276339" calcext:value-type="float">
            <text:p>2.76E-13</text:p>
          </table:table-cell>
          <table:table-cell office:value-type="float" office:value="0.000000000000524748" calcext:value-type="float">
            <text:p>5.25E-13</text:p>
          </table:table-cell>
          <table:table-cell office:value-type="float" office:value="0.000000000000480343" calcext:value-type="float">
            <text:p>4.80E-13</text:p>
          </table:table-cell>
          <table:table-cell office:value-type="float" office:value="0.000000000000757865" calcext:value-type="float">
            <text:p>7.58E-13</text:p>
          </table:table-cell>
          <table:table-cell table:formula="of:=SUM([.J157:.K157])" office:value-type="float" office:value="0.0000000002468448" calcext:value-type="float">
            <text:p>2.47E-10</text:p>
          </table:table-cell>
          <table:table-cell table:formula="of:=SUM([.L157:.R157])" office:value-type="float" office:value="0.0000000001427277" calcext:value-type="float">
            <text:p>1.43E-10</text:p>
          </table:table-cell>
          <table:table-cell table:formula="of:=SUM([.S157:.AF157])" office:value-type="float" office:value="0.000000000006456084" calcext:value-type="float">
            <text:p>6.46E-1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45.6" calcext:value-type="float">
            <text:p>345.6</text:p>
          </table:table-cell>
          <table:table-cell office:value-type="float" office:value="360" calcext:value-type="float">
            <text:p>360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52.8" calcext:value-type="float">
            <text:p>352.8</text:p>
          </table:table-cell>
          <table:table-cell office:value-type="float" office:value="0.00000000015659" calcext:value-type="float">
            <text:p>1.57E-10</text:p>
          </table:table-cell>
          <table:table-cell office:value-type="float" office:value="0.0000000000639275" calcext:value-type="float">
            <text:p>6.39E-11</text:p>
          </table:table-cell>
          <table:table-cell office:value-type="float" office:value="0.0000000000332184" calcext:value-type="float">
            <text:p>3.32E-11</text:p>
          </table:table-cell>
          <table:table-cell office:value-type="float" office:value="0.0000000000171267" calcext:value-type="float">
            <text:p>1.71E-11</text:p>
          </table:table-cell>
          <table:table-cell office:value-type="float" office:value="0.0000000000231865" calcext:value-type="float">
            <text:p>2.32E-11</text:p>
          </table:table-cell>
          <table:table-cell office:value-type="float" office:value="0.0000000000121918" calcext:value-type="float">
            <text:p>1.22E-11</text:p>
          </table:table-cell>
          <table:table-cell office:value-type="float" office:value="0.00000000000521829" calcext:value-type="float">
            <text:p>5.22E-12</text:p>
          </table:table-cell>
          <table:table-cell office:value-type="float" office:value="0.00000000000574844" calcext:value-type="float">
            <text:p>5.75E-12</text:p>
          </table:table-cell>
          <table:table-cell office:value-type="float" office:value="0.00000000000528773" calcext:value-type="float">
            <text:p>5.29E-12</text:p>
          </table:table-cell>
          <table:table-cell office:value-type="float" office:value="0.00000000000284652" calcext:value-type="float">
            <text:p>2.85E-12</text:p>
          </table:table-cell>
          <table:table-cell office:value-type="float" office:value="0.00000000000299259" calcext:value-type="float">
            <text:p>2.99E-12</text:p>
          </table:table-cell>
          <table:table-cell office:value-type="float" office:value="0.00000000000102482" calcext:value-type="float">
            <text:p>1.02E-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300549" calcext:value-type="float">
            <text:p>3.01E-13</text:p>
          </table:table-cell>
          <table:table-cell office:value-type="float" office:value="0.000000000000570836" calcext:value-type="float">
            <text:p>5.71E-13</text:p>
          </table:table-cell>
          <table:table-cell office:value-type="float" office:value="0.000000000000806105" calcext:value-type="float">
            <text:p>8.06E-13</text:p>
          </table:table-cell>
          <table:table-cell office:value-type="float" office:value="0.00000000000106904" calcext:value-type="float">
            <text:p>1.07E-12</text:p>
          </table:table-cell>
          <table:table-cell table:formula="of:=SUM([.J158:.K158])" office:value-type="float" office:value="0.0000000002205175" calcext:value-type="float">
            <text:p>2.21E-10</text:p>
          </table:table-cell>
          <table:table-cell table:formula="of:=SUM([.L158:.R158])" office:value-type="float" office:value="0.00000000010197786" calcext:value-type="float">
            <text:p>1.02E-10</text:p>
          </table:table-cell>
          <table:table-cell table:formula="of:=SUM([.S158:.AF158])" office:value-type="float" office:value="0.00000000000961046" calcext:value-type="float">
            <text:p>9.61E-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.1429" calcext:value-type="float">
            <text:p>17.1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8.57143" calcext:value-type="float">
            <text:p>8.57143</text:p>
          </table:table-cell>
          <table:table-cell office:value-type="float" office:value="0.00000000201309" calcext:value-type="float">
            <text:p>2.01E-09</text:p>
          </table:table-cell>
          <table:table-cell office:value-type="float" office:value="0.00000000084624" calcext:value-type="float">
            <text:p>8.46E-10</text:p>
          </table:table-cell>
          <table:table-cell office:value-type="float" office:value="0.000000000429444" calcext:value-type="float">
            <text:p>4.29E-10</text:p>
          </table:table-cell>
          <table:table-cell office:value-type="float" office:value="0.000000000251215" calcext:value-type="float">
            <text:p>2.51E-10</text:p>
          </table:table-cell>
          <table:table-cell office:value-type="float" office:value="0.000000000157605" calcext:value-type="float">
            <text:p>1.58E-10</text:p>
          </table:table-cell>
          <table:table-cell office:value-type="float" office:value="0.0000000000863355" calcext:value-type="float">
            <text:p>8.63E-11</text:p>
          </table:table-cell>
          <table:table-cell office:value-type="float" office:value="0.0000000000821352" calcext:value-type="float">
            <text:p>8.21E-11</text:p>
          </table:table-cell>
          <table:table-cell office:value-type="float" office:value="0.0000000000633214" calcext:value-type="float">
            <text:p>6.33E-11</text:p>
          </table:table-cell>
          <table:table-cell office:value-type="float" office:value="0.0000000000597133" calcext:value-type="float">
            <text:p>5.97E-11</text:p>
          </table:table-cell>
          <table:table-cell office:value-type="float" office:value="0.0000000000419353" calcext:value-type="float">
            <text:p>4.19E-11</text:p>
          </table:table-cell>
          <table:table-cell office:value-type="float" office:value="0.0000000000219875" calcext:value-type="float">
            <text:p>2.20E-11</text:p>
          </table:table-cell>
          <table:table-cell office:value-type="float" office:value="0.0000000000226923" calcext:value-type="float">
            <text:p>2.27E-11</text:p>
          </table:table-cell>
          <table:table-cell office:value-type="float" office:value="0.0000000000239306" calcext:value-type="float">
            <text:p>2.39E-11</text:p>
          </table:table-cell>
          <table:table-cell office:value-type="float" office:value="0.0000000000208727" calcext:value-type="float">
            <text:p>2.09E-1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11873" calcext:value-type="float">
            <text:p>1.19E-12</text:p>
          </table:table-cell>
          <table:table-cell office:value-type="float" office:value="0.000000000000689325" calcext:value-type="float">
            <text:p>6.89E-13</text:p>
          </table:table-cell>
          <table:table-cell table:formula="of:=SUM([.J159:.K159])" office:value-type="float" office:value="0.00000000285933" calcext:value-type="float">
            <text:p>2.86E-09</text:p>
          </table:table-cell>
          <table:table-cell table:formula="of:=SUM([.L159:.R159])" office:value-type="float" office:value="0.0000000011297694" calcext:value-type="float">
            <text:p>1.13E-09</text:p>
          </table:table-cell>
          <table:table-cell table:formula="of:=SUM([.S159:.AF159])" office:value-type="float" office:value="0.000000000133295025" calcext:value-type="float">
            <text:p>1.33E-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.1429" calcext:value-type="float">
            <text:p>17.1429</text:p>
          </table:table-cell>
          <table:table-cell office:value-type="float" office:value="34.2857" calcext:value-type="float">
            <text:p>34.2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5.7143" calcext:value-type="float">
            <text:p>25.7143</text:p>
          </table:table-cell>
          <table:table-cell office:value-type="float" office:value="0.00000000200461" calcext:value-type="float">
            <text:p>2.00E-09</text:p>
          </table:table-cell>
          <table:table-cell office:value-type="float" office:value="0.00000000084265" calcext:value-type="float">
            <text:p>8.43E-10</text:p>
          </table:table-cell>
          <table:table-cell office:value-type="float" office:value="0.000000000427624" calcext:value-type="float">
            <text:p>4.28E-10</text:p>
          </table:table-cell>
          <table:table-cell office:value-type="float" office:value="0.000000000250152" calcext:value-type="float">
            <text:p>2.50E-10</text:p>
          </table:table-cell>
          <table:table-cell office:value-type="float" office:value="0.000000000120241" calcext:value-type="float">
            <text:p>1.20E-10</text:p>
          </table:table-cell>
          <table:table-cell office:value-type="float" office:value="0.0000000000942954" calcext:value-type="float">
            <text:p>9.43E-11</text:p>
          </table:table-cell>
          <table:table-cell office:value-type="float" office:value="0.0000000000880335" calcext:value-type="float">
            <text:p>8.80E-11</text:p>
          </table:table-cell>
          <table:table-cell office:value-type="float" office:value="0.0000000000684381" calcext:value-type="float">
            <text:p>6.84E-11</text:p>
          </table:table-cell>
          <table:table-cell office:value-type="float" office:value="0.0000000000664328" calcext:value-type="float">
            <text:p>6.64E-11</text:p>
          </table:table-cell>
          <table:table-cell office:value-type="float" office:value="0.0000000000498936" calcext:value-type="float">
            <text:p>4.99E-11</text:p>
          </table:table-cell>
          <table:table-cell office:value-type="float" office:value="0.0000000000357739" calcext:value-type="float">
            <text:p>3.58E-11</text:p>
          </table:table-cell>
          <table:table-cell office:value-type="float" office:value="0.0000000000271339" calcext:value-type="float">
            <text:p>2.71E-11</text:p>
          </table:table-cell>
          <table:table-cell office:value-type="float" office:value="0.0000000000324232" calcext:value-type="float">
            <text:p>3.24E-11</text:p>
          </table:table-cell>
          <table:table-cell office:value-type="float" office:value="0.0000000000458513" calcext:value-type="float">
            <text:p>4.59E-11</text:p>
          </table:table-cell>
          <table:table-cell table:style-name="ce1" office:value-type="float" office:value="0.0000000000243834" calcext:value-type="float">
            <text:p>2.44E-1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0000000000858325" calcext:value-type="float">
            <text:p>8.58E-13</text:p>
          </table:table-cell>
          <table:table-cell office:value-type="float" office:value="0.00000000000472932" calcext:value-type="float">
            <text:p>4.73E-12</text:p>
          </table:table-cell>
          <table:table-cell office:value-type="float" office:value="0.000000000010863" calcext:value-type="float">
            <text:p>1.09E-11</text:p>
          </table:table-cell>
          <table:table-cell office:value-type="float" office:value="0.0000000000100166" calcext:value-type="float">
            <text:p>1.00E-11</text:p>
          </table:table-cell>
          <table:table-cell table:formula="of:=SUM([.J160:.K160])" office:value-type="float" office:value="0.00000000284726" calcext:value-type="float">
            <text:p>2.85E-09</text:p>
          </table:table-cell>
          <table:table-cell table:formula="of:=SUM([.L160:.R160])" office:value-type="float" office:value="0.0000000011152168" calcext:value-type="float">
            <text:p>1.12E-09</text:p>
          </table:table-cell>
          <table:table-cell table:formula="of:=SUM([.S160:.AF160])" office:value-type="float" office:value="0.000000000241926545" calcext:value-type="float">
            <text:p>2.42E-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.2857" calcext:value-type="float">
            <text:p>34.2857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42.8571" calcext:value-type="float">
            <text:p>42.8571</text:p>
          </table:table-cell>
          <table:table-cell office:value-type="float" office:value="0.00000000200187" calcext:value-type="float">
            <text:p>2.00E-09</text:p>
          </table:table-cell>
          <table:table-cell office:value-type="float" office:value="0.000000000841526" calcext:value-type="float">
            <text:p>8.42E-10</text:p>
          </table:table-cell>
          <table:table-cell office:value-type="float" office:value="0.000000000363603" calcext:value-type="float">
            <text:p>3.64E-10</text:p>
          </table:table-cell>
          <table:table-cell office:value-type="float" office:value="0.000000000131325" calcext:value-type="float">
            <text:p>1.31E-10</text:p>
          </table:table-cell>
          <table:table-cell office:value-type="float" office:value="0.000000000127517" calcext:value-type="float">
            <text:p>1.28E-10</text:p>
          </table:table-cell>
          <table:table-cell office:value-type="float" office:value="0.000000000123554" calcext:value-type="float">
            <text:p>1.24E-10</text:p>
          </table:table-cell>
          <table:table-cell office:value-type="float" office:value="0.0000000000893374" calcext:value-type="float">
            <text:p>8.93E-11</text:p>
          </table:table-cell>
          <table:table-cell office:value-type="float" office:value="0.0000000000729676" calcext:value-type="float">
            <text:p>7.30E-11</text:p>
          </table:table-cell>
          <table:table-cell office:value-type="float" office:value="0.0000000000861687" calcext:value-type="float">
            <text:p>8.62E-11</text:p>
          </table:table-cell>
          <table:table-cell office:value-type="float" office:value="0.0000000000569771" calcext:value-type="float">
            <text:p>5.70E-11</text:p>
          </table:table-cell>
          <table:table-cell office:value-type="float" office:value="0.0000000000319405" calcext:value-type="float">
            <text:p>3.19E-11</text:p>
          </table:table-cell>
          <table:table-cell office:value-type="float" office:value="0.0000000000421388" calcext:value-type="float">
            <text:p>4.21E-11</text:p>
          </table:table-cell>
          <table:table-cell office:value-type="float" office:value="0.000000000043011" calcext:value-type="float">
            <text:p>4.30E-11</text:p>
          </table:table-cell>
          <table:table-cell office:value-type="float" office:value="0.0000000000647909" calcext:value-type="float">
            <text:p>6.48E-11</text:p>
          </table:table-cell>
          <table:table-cell table:style-name="ce1" office:value-type="float" office:value="0.0000000000636301" calcext:value-type="float">
            <text:p>6.36E-11</text:p>
          </table:table-cell>
          <table:table-cell office:value-type="float" office:value="0.0000000000709726" calcext:value-type="float">
            <text:p>7.10E-11</text:p>
          </table:table-cell>
          <table:table-cell office:value-type="float" office:value="0.0000000000523178" calcext:value-type="float">
            <text:p>5.23E-11</text:p>
          </table:table-cell>
          <table:table-cell office:value-type="float" office:value="0.0000000000832737" calcext:value-type="float">
            <text:p>8.33E-11</text:p>
          </table:table-cell>
          <table:table-cell office:value-type="float" office:value="0.0000000000720239" calcext:value-type="float">
            <text:p>7.20E-11</text:p>
          </table:table-cell>
          <table:table-cell office:value-type="float" office:value="0.0000000000194678" calcext:value-type="float">
            <text:p>1.95E-11</text:p>
          </table:table-cell>
          <table:table-cell office:value-type="float" office:value="0.0000000000262265" calcext:value-type="float">
            <text:p>2.62E-11</text:p>
          </table:table-cell>
          <table:table-cell office:value-type="float" office:value="0.0000000000299362" calcext:value-type="float">
            <text:p>2.99E-11</text:p>
          </table:table-cell>
          <table:table-cell office:value-type="float" office:value="0.0000000000289412" calcext:value-type="float">
            <text:p>2.89E-11</text:p>
          </table:table-cell>
          <table:table-cell table:formula="of:=SUM([.J161:.K161])" office:value-type="float" office:value="0.000000002843396" calcext:value-type="float">
            <text:p>2.84E-09</text:p>
          </table:table-cell>
          <table:table-cell table:formula="of:=SUM([.L161:.R161])" office:value-type="float" office:value="0.0000000009944727" calcext:value-type="float">
            <text:p>9.94E-10</text:p>
          </table:table-cell>
          <table:table-cell table:formula="of:=SUM([.S161:.AF161])" office:value-type="float" office:value="0.0000000006856481" calcext:value-type="float">
            <text:p>6.86E-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68.5714" calcext:value-type="float">
            <text:p>68.5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100137" calcext:value-type="float">
            <text:p>1.00E-09</text:p>
          </table:table-cell>
          <table:table-cell office:value-type="float" office:value="0.000000000421132" calcext:value-type="float">
            <text:p>4.21E-10</text:p>
          </table:table-cell>
          <table:table-cell office:value-type="float" office:value="0.000000000277825" calcext:value-type="float">
            <text:p>2.78E-10</text:p>
          </table:table-cell>
          <table:table-cell office:value-type="float" office:value="0.000000000266093" calcext:value-type="float">
            <text:p>2.66E-10</text:p>
          </table:table-cell>
          <table:table-cell office:value-type="float" office:value="0.000000000168971" calcext:value-type="float">
            <text:p>1.69E-10</text:p>
          </table:table-cell>
          <table:table-cell office:value-type="float" office:value="0.000000000126629" calcext:value-type="float">
            <text:p>1.27E-10</text:p>
          </table:table-cell>
          <table:table-cell office:value-type="float" office:value="0.000000000094821" calcext:value-type="float">
            <text:p>9.48E-11</text:p>
          </table:table-cell>
          <table:table-cell office:value-type="float" office:value="0.0000000000766468" calcext:value-type="float">
            <text:p>7.66E-11</text:p>
          </table:table-cell>
          <table:table-cell office:value-type="float" office:value="0.0000000000772397" calcext:value-type="float">
            <text:p>7.72E-11</text:p>
          </table:table-cell>
          <table:table-cell office:value-type="float" office:value="0.0000000000817869" calcext:value-type="float">
            <text:p>8.18E-11</text:p>
          </table:table-cell>
          <table:table-cell office:value-type="float" office:value="0.0000000000513486" calcext:value-type="float">
            <text:p>5.13E-11</text:p>
          </table:table-cell>
          <table:table-cell office:value-type="float" office:value="0.0000000000454365" calcext:value-type="float">
            <text:p>4.54E-11</text:p>
          </table:table-cell>
          <table:table-cell office:value-type="float" office:value="0.0000000000326229" calcext:value-type="float">
            <text:p>3.26E-11</text:p>
          </table:table-cell>
          <table:table-cell office:value-type="float" office:value="0.0000000000491231" calcext:value-type="float">
            <text:p>4.91E-11</text:p>
          </table:table-cell>
          <table:table-cell table:style-name="ce1" office:value-type="float" office:value="0.0000000000508432" calcext:value-type="float">
            <text:p>5.08E-11</text:p>
          </table:table-cell>
          <table:table-cell office:value-type="float" office:value="0.0000000000417487" calcext:value-type="float">
            <text:p>4.17E-11</text:p>
          </table:table-cell>
          <table:table-cell office:value-type="float" office:value="0.0000000000347808" calcext:value-type="float">
            <text:p>3.48E-11</text:p>
          </table:table-cell>
          <table:table-cell office:value-type="float" office:value="0.0000000000536858" calcext:value-type="float">
            <text:p>5.37E-11</text:p>
          </table:table-cell>
          <table:table-cell office:value-type="float" office:value="0.0000000000451152" calcext:value-type="float">
            <text:p>4.51E-11</text:p>
          </table:table-cell>
          <table:table-cell office:value-type="float" office:value="0.0000000000133993" calcext:value-type="float">
            <text:p>1.34E-11</text:p>
          </table:table-cell>
          <table:table-cell office:value-type="float" office:value="0.0000000000189655" calcext:value-type="float">
            <text:p>1.90E-11</text:p>
          </table:table-cell>
          <table:table-cell office:value-type="float" office:value="0.0000000000227368" calcext:value-type="float">
            <text:p>2.27E-11</text:p>
          </table:table-cell>
          <table:table-cell office:value-type="float" office:value="0.0000000000219698" calcext:value-type="float">
            <text:p>2.20E-11</text:p>
          </table:table-cell>
          <table:table-cell table:formula="of:=SUM([.J162:.K162])" office:value-type="float" office:value="0.000000001422502" calcext:value-type="float">
            <text:p>1.42E-09</text:p>
          </table:table-cell>
          <table:table-cell table:formula="of:=SUM([.L162:.R162])" office:value-type="float" office:value="0.0000000010882255" calcext:value-type="float">
            <text:p>1.09E-09</text:p>
          </table:table-cell>
          <table:table-cell table:formula="of:=SUM([.S162:.AF162])" office:value-type="float" office:value="0.0000000005635631" calcext:value-type="float">
            <text:p>5.64E-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8.5714" calcext:value-type="float">
            <text:p>68.5714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77.1429" calcext:value-type="float">
            <text:p>77.1429</text:p>
          </table:table-cell>
          <table:table-cell office:value-type="float" office:value="0.00000000200421" calcext:value-type="float">
            <text:p>2.00E-09</text:p>
          </table:table-cell>
          <table:table-cell office:value-type="float" office:value="0.00000000084302" calcext:value-type="float">
            <text:p>8.43E-10</text:p>
          </table:table-cell>
          <table:table-cell office:value-type="float" office:value="0.000000000437635" calcext:value-type="float">
            <text:p>4.38E-10</text:p>
          </table:table-cell>
          <table:table-cell office:value-type="float" office:value="0.000000000269575" calcext:value-type="float">
            <text:p>2.70E-10</text:p>
          </table:table-cell>
          <table:table-cell office:value-type="float" office:value="0.000000000169116" calcext:value-type="float">
            <text:p>1.69E-10</text:p>
          </table:table-cell>
          <table:table-cell office:value-type="float" office:value="0.000000000129211" calcext:value-type="float">
            <text:p>1.29E-10</text:p>
          </table:table-cell>
          <table:table-cell office:value-type="float" office:value="0.0000000000948786" calcext:value-type="float">
            <text:p>9.49E-11</text:p>
          </table:table-cell>
          <table:table-cell office:value-type="float" office:value="0.000000000078948" calcext:value-type="float">
            <text:p>7.89E-11</text:p>
          </table:table-cell>
          <table:table-cell office:value-type="float" office:value="0.000000000078771" calcext:value-type="float">
            <text:p>7.88E-11</text:p>
          </table:table-cell>
          <table:table-cell office:value-type="float" office:value="0.0000000000618465" calcext:value-type="float">
            <text:p>6.18E-11</text:p>
          </table:table-cell>
          <table:table-cell office:value-type="float" office:value="0.0000000000354131" calcext:value-type="float">
            <text:p>3.54E-11</text:p>
          </table:table-cell>
          <table:table-cell office:value-type="float" office:value="0.0000000000421755" calcext:value-type="float">
            <text:p>4.22E-11</text:p>
          </table:table-cell>
          <table:table-cell office:value-type="float" office:value="0.0000000000529476" calcext:value-type="float">
            <text:p>5.29E-11</text:p>
          </table:table-cell>
          <table:table-cell office:value-type="float" office:value="0.0000000000657258" calcext:value-type="float">
            <text:p>6.57E-11</text:p>
          </table:table-cell>
          <table:table-cell table:style-name="ce1" office:value-type="float" office:value="0.0000000000448359" calcext:value-type="float">
            <text:p>4.48E-11</text:p>
          </table:table-cell>
          <table:table-cell office:value-type="float" office:value="0.0000000000310289" calcext:value-type="float">
            <text:p>3.10E-11</text:p>
          </table:table-cell>
          <table:table-cell office:value-type="float" office:value="0.0000000000158694" calcext:value-type="float">
            <text:p>1.59E-11</text:p>
          </table:table-cell>
          <table:table-cell office:value-type="float" office:value="0.0000000000265202" calcext:value-type="float">
            <text:p>2.65E-11</text:p>
          </table:table-cell>
          <table:table-cell office:value-type="float" office:value="0.0000000000236783" calcext:value-type="float">
            <text:p>2.37E-11</text:p>
          </table:table-cell>
          <table:table-cell office:value-type="float" office:value="0.0000000000063462" calcext:value-type="float">
            <text:p>6.35E-12</text:p>
          </table:table-cell>
          <table:table-cell office:value-type="float" office:value="0.0000000000123652" calcext:value-type="float">
            <text:p>1.24E-11</text:p>
          </table:table-cell>
          <table:table-cell office:value-type="float" office:value="0.0000000000203764" calcext:value-type="float">
            <text:p>2.04E-11</text:p>
          </table:table-cell>
          <table:table-cell office:value-type="float" office:value="0.0000000000190021" calcext:value-type="float">
            <text:p>1.90E-11</text:p>
          </table:table-cell>
          <table:table-cell table:formula="of:=SUM([.J163:.K163])" office:value-type="float" office:value="0.00000000284723" calcext:value-type="float">
            <text:p>2.85E-09</text:p>
          </table:table-cell>
          <table:table-cell table:formula="of:=SUM([.L163:.R163])" office:value-type="float" office:value="0.0000000012581346" calcext:value-type="float">
            <text:p>1.26E-09</text:p>
          </table:table-cell>
          <table:table-cell table:formula="of:=SUM([.S163:.AF163])" office:value-type="float" office:value="0.0000000004581311" calcext:value-type="float">
            <text:p>4.58E-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94.2857" calcext:value-type="float">
            <text:p>94.2857</text:p>
          </table:table-cell>
          <table:table-cell office:value-type="float" office:value="0.00000000200391" calcext:value-type="float">
            <text:p>2.00E-09</text:p>
          </table:table-cell>
          <table:table-cell office:value-type="float" office:value="0.000000000843111" calcext:value-type="float">
            <text:p>8.43E-10</text:p>
          </table:table-cell>
          <table:table-cell office:value-type="float" office:value="0.000000000437681" calcext:value-type="float">
            <text:p>4.38E-10</text:p>
          </table:table-cell>
          <table:table-cell office:value-type="float" office:value="0.000000000269568" calcext:value-type="float">
            <text:p>2.70E-10</text:p>
          </table:table-cell>
          <table:table-cell office:value-type="float" office:value="0.000000000169104" calcext:value-type="float">
            <text:p>1.69E-10</text:p>
          </table:table-cell>
          <table:table-cell office:value-type="float" office:value="0.000000000129186" calcext:value-type="float">
            <text:p>1.29E-10</text:p>
          </table:table-cell>
          <table:table-cell office:value-type="float" office:value="0.0000000000948485" calcext:value-type="float">
            <text:p>9.48E-11</text:p>
          </table:table-cell>
          <table:table-cell office:value-type="float" office:value="0.0000000000789043" calcext:value-type="float">
            <text:p>7.89E-11</text:p>
          </table:table-cell>
          <table:table-cell office:value-type="float" office:value="0.0000000000787291" calcext:value-type="float">
            <text:p>7.87E-11</text:p>
          </table:table-cell>
          <table:table-cell office:value-type="float" office:value="0.0000000000640812" calcext:value-type="float">
            <text:p>6.41E-11</text:p>
          </table:table-cell>
          <table:table-cell office:value-type="float" office:value="0.0000000000370382" calcext:value-type="float">
            <text:p>3.70E-11</text:p>
          </table:table-cell>
          <table:table-cell office:value-type="float" office:value="0.0000000000381139" calcext:value-type="float">
            <text:p>3.81E-11</text:p>
          </table:table-cell>
          <table:table-cell office:value-type="float" office:value="0.0000000000385938" calcext:value-type="float">
            <text:p>3.86E-11</text:p>
          </table:table-cell>
          <table:table-cell office:value-type="float" office:value="0.0000000000496896" calcext:value-type="float">
            <text:p>4.97E-11</text:p>
          </table:table-cell>
          <table:table-cell table:style-name="ce1" office:value-type="float" office:value="0.0000000000319124" calcext:value-type="float">
            <text:p>3.19E-11</text:p>
          </table:table-cell>
          <table:table-cell office:value-type="float" office:value="0.0000000000221375" calcext:value-type="float">
            <text:p>2.21E-11</text:p>
          </table:table-cell>
          <table:table-cell office:value-type="float" office:value="0.0000000000154213" calcext:value-type="float">
            <text:p>1.54E-11</text:p>
          </table:table-cell>
          <table:table-cell office:value-type="float" office:value="0.0000000000259137" calcext:value-type="float">
            <text:p>2.59E-11</text:p>
          </table:table-cell>
          <table:table-cell office:value-type="float" office:value="0.0000000000233697" calcext:value-type="float">
            <text:p>2.34E-11</text:p>
          </table:table-cell>
          <table:table-cell office:value-type="float" office:value="0.00000000000597318" calcext:value-type="float">
            <text:p>5.97E-12</text:p>
          </table:table-cell>
          <table:table-cell office:value-type="float" office:value="0.0000000000103052" calcext:value-type="float">
            <text:p>1.03E-11</text:p>
          </table:table-cell>
          <table:table-cell office:value-type="float" office:value="0.000000000015497" calcext:value-type="float">
            <text:p>1.55E-11</text:p>
          </table:table-cell>
          <table:table-cell office:value-type="float" office:value="0.0000000000145563" calcext:value-type="float">
            <text:p>1.46E-11</text:p>
          </table:table-cell>
          <table:table-cell table:formula="of:=SUM([.J164:.K164])" office:value-type="float" office:value="0.000000002847021" calcext:value-type="float">
            <text:p>2.85E-09</text:p>
          </table:table-cell>
          <table:table-cell table:formula="of:=SUM([.L164:.R164])" office:value-type="float" office:value="0.0000000012580209" calcext:value-type="float">
            <text:p>1.26E-09</text:p>
          </table:table-cell>
          <table:table-cell table:formula="of:=SUM([.S164:.AF164])" office:value-type="float" office:value="0.00000000039260298" calcext:value-type="float">
            <text:p>3.93E-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20" calcext:value-type="float">
            <text:p>12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11.429" calcext:value-type="float">
            <text:p>111.429</text:p>
          </table:table-cell>
          <table:table-cell office:value-type="float" office:value="0.00000000200061" calcext:value-type="float">
            <text:p>2.00E-09</text:p>
          </table:table-cell>
          <table:table-cell office:value-type="float" office:value="0.000000000841413" calcext:value-type="float">
            <text:p>8.41E-10</text:p>
          </table:table-cell>
          <table:table-cell office:value-type="float" office:value="0.000000000432539" calcext:value-type="float">
            <text:p>4.33E-10</text:p>
          </table:table-cell>
          <table:table-cell office:value-type="float" office:value="0.000000000269026" calcext:value-type="float">
            <text:p>2.69E-10</text:p>
          </table:table-cell>
          <table:table-cell office:value-type="float" office:value="0.000000000168756" calcext:value-type="float">
            <text:p>1.69E-10</text:p>
          </table:table-cell>
          <table:table-cell office:value-type="float" office:value="0.000000000128936" calcext:value-type="float">
            <text:p>1.29E-10</text:p>
          </table:table-cell>
          <table:table-cell office:value-type="float" office:value="0.0000000000946712" calcext:value-type="float">
            <text:p>9.47E-11</text:p>
          </table:table-cell>
          <table:table-cell office:value-type="float" office:value="0.0000000000787681" calcext:value-type="float">
            <text:p>7.88E-11</text:p>
          </table:table-cell>
          <table:table-cell office:value-type="float" office:value="0.0000000000786069" calcext:value-type="float">
            <text:p>7.86E-11</text:p>
          </table:table-cell>
          <table:table-cell office:value-type="float" office:value="0.0000000000622287" calcext:value-type="float">
            <text:p>6.22E-11</text:p>
          </table:table-cell>
          <table:table-cell office:value-type="float" office:value="0.0000000000527178" calcext:value-type="float">
            <text:p>5.27E-11</text:p>
          </table:table-cell>
          <table:table-cell office:value-type="float" office:value="0.0000000000525992" calcext:value-type="float">
            <text:p>5.26E-11</text:p>
          </table:table-cell>
          <table:table-cell office:value-type="float" office:value="0.0000000000514016" calcext:value-type="float">
            <text:p>5.14E-11</text:p>
          </table:table-cell>
          <table:table-cell office:value-type="float" office:value="0.0000000000655613" calcext:value-type="float">
            <text:p>6.56E-11</text:p>
          </table:table-cell>
          <table:table-cell table:style-name="ce1" office:value-type="float" office:value="0.0000000000469472" calcext:value-type="float">
            <text:p>4.69E-11</text:p>
          </table:table-cell>
          <table:table-cell office:value-type="float" office:value="0.0000000000353918" calcext:value-type="float">
            <text:p>3.54E-11</text:p>
          </table:table-cell>
          <table:table-cell office:value-type="float" office:value="0.0000000000245323" calcext:value-type="float">
            <text:p>2.45E-11</text:p>
          </table:table-cell>
          <table:table-cell office:value-type="float" office:value="0.0000000000358701" calcext:value-type="float">
            <text:p>3.59E-11</text:p>
          </table:table-cell>
          <table:table-cell office:value-type="float" office:value="0.0000000000284902" calcext:value-type="float">
            <text:p>2.85E-11</text:p>
          </table:table-cell>
          <table:table-cell office:value-type="float" office:value="0.0000000000100766" calcext:value-type="float">
            <text:p>1.01E-11</text:p>
          </table:table-cell>
          <table:table-cell office:value-type="float" office:value="0.0000000000161005" calcext:value-type="float">
            <text:p>1.61E-11</text:p>
          </table:table-cell>
          <table:table-cell office:value-type="float" office:value="0.000000000022785" calcext:value-type="float">
            <text:p>2.28E-11</text:p>
          </table:table-cell>
          <table:table-cell office:value-type="float" office:value="0.0000000000214576" calcext:value-type="float">
            <text:p>2.15E-11</text:p>
          </table:table-cell>
          <table:table-cell table:formula="of:=SUM([.J165:.K165])" office:value-type="float" office:value="0.000000002842023" calcext:value-type="float">
            <text:p>2.84E-09</text:p>
          </table:table-cell>
          <table:table-cell table:formula="of:=SUM([.L165:.R165])" office:value-type="float" office:value="0.0000000012513032" calcext:value-type="float">
            <text:p>1.25E-09</text:p>
          </table:table-cell>
          <table:table-cell table:formula="of:=SUM([.S165:.AF165])" office:value-type="float" office:value="0.0000000005261599" calcext:value-type="float">
            <text:p>5.26E-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37.143" calcext:value-type="float">
            <text:p>137.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0.000000000999068" calcext:value-type="float">
            <text:p>9.99E-10</text:p>
          </table:table-cell>
          <table:table-cell office:value-type="float" office:value="0.000000000420065" calcext:value-type="float">
            <text:p>4.20E-10</text:p>
          </table:table-cell>
          <table:table-cell office:value-type="float" office:value="0.000000000213175" calcext:value-type="float">
            <text:p>2.13E-10</text:p>
          </table:table-cell>
          <table:table-cell office:value-type="float" office:value="0.000000000173211" calcext:value-type="float">
            <text:p>1.73E-10</text:p>
          </table:table-cell>
          <table:table-cell office:value-type="float" office:value="0.000000000168465" calcext:value-type="float">
            <text:p>1.68E-10</text:p>
          </table:table-cell>
          <table:table-cell office:value-type="float" office:value="0.00000000012352" calcext:value-type="float">
            <text:p>1.24E-10</text:p>
          </table:table-cell>
          <table:table-cell office:value-type="float" office:value="0.0000000000925933" calcext:value-type="float">
            <text:p>9.26E-11</text:p>
          </table:table-cell>
          <table:table-cell office:value-type="float" office:value="0.0000000000734914" calcext:value-type="float">
            <text:p>7.35E-11</text:p>
          </table:table-cell>
          <table:table-cell office:value-type="float" office:value="0.0000000000887883" calcext:value-type="float">
            <text:p>8.88E-11</text:p>
          </table:table-cell>
          <table:table-cell office:value-type="float" office:value="0.0000000000807509" calcext:value-type="float">
            <text:p>8.08E-11</text:p>
          </table:table-cell>
          <table:table-cell office:value-type="float" office:value="0.0000000000309108" calcext:value-type="float">
            <text:p>3.09E-11</text:p>
          </table:table-cell>
          <table:table-cell office:value-type="float" office:value="0.0000000000356504" calcext:value-type="float">
            <text:p>3.57E-11</text:p>
          </table:table-cell>
          <table:table-cell office:value-type="float" office:value="0.0000000000426511" calcext:value-type="float">
            <text:p>4.27E-11</text:p>
          </table:table-cell>
          <table:table-cell office:value-type="float" office:value="0.000000000056667" calcext:value-type="float">
            <text:p>5.67E-11</text:p>
          </table:table-cell>
          <table:table-cell table:style-name="ce1" office:value-type="float" office:value="0.0000000000553428" calcext:value-type="float">
            <text:p>5.53E-11</text:p>
          </table:table-cell>
          <table:table-cell office:value-type="float" office:value="0.0000000000645642" calcext:value-type="float">
            <text:p>6.46E-11</text:p>
          </table:table-cell>
          <table:table-cell office:value-type="float" office:value="0.0000000000720943" calcext:value-type="float">
            <text:p>7.21E-11</text:p>
          </table:table-cell>
          <table:table-cell office:value-type="float" office:value="0.000000000116187" calcext:value-type="float">
            <text:p>1.16E-10</text:p>
          </table:table-cell>
          <table:table-cell office:value-type="float" office:value="0.000000000101594" calcext:value-type="float">
            <text:p>1.02E-10</text:p>
          </table:table-cell>
          <table:table-cell office:value-type="float" office:value="0.0000000000255832" calcext:value-type="float">
            <text:p>2.56E-11</text:p>
          </table:table-cell>
          <table:table-cell office:value-type="float" office:value="0.0000000000296144" calcext:value-type="float">
            <text:p>2.96E-11</text:p>
          </table:table-cell>
          <table:table-cell office:value-type="float" office:value="0.0000000000275473" calcext:value-type="float">
            <text:p>2.75E-11</text:p>
          </table:table-cell>
          <table:table-cell office:value-type="float" office:value="0.0000000000268136" calcext:value-type="float">
            <text:p>2.68E-11</text:p>
          </table:table-cell>
          <table:table-cell table:formula="of:=SUM([.J166:.K166])" office:value-type="float" office:value="0.000000001419133" calcext:value-type="float">
            <text:p>1.42E-09</text:p>
          </table:table-cell>
          <table:table-cell table:formula="of:=SUM([.L166:.R166])" office:value-type="float" office:value="0.000000000933244" calcext:value-type="float">
            <text:p>9.33E-10</text:p>
          </table:table-cell>
          <table:table-cell table:formula="of:=SUM([.S166:.AF166])" office:value-type="float" office:value="0.000000000765971" calcext:value-type="float">
            <text:p>7.66E-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7.143" calcext:value-type="float">
            <text:p>137.143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45.714" calcext:value-type="float">
            <text:p>145.714</text:p>
          </table:table-cell>
          <table:table-cell office:value-type="float" office:value="0.00000000199795" calcext:value-type="float">
            <text:p>2.00E-09</text:p>
          </table:table-cell>
          <table:table-cell office:value-type="float" office:value="0.000000000839934" calcext:value-type="float">
            <text:p>8.40E-10</text:p>
          </table:table-cell>
          <table:table-cell office:value-type="float" office:value="0.000000000426238" calcext:value-type="float">
            <text:p>4.26E-10</text:p>
          </table:table-cell>
          <table:table-cell office:value-type="float" office:value="0.000000000213642" calcext:value-type="float">
            <text:p>2.14E-10</text:p>
          </table:table-cell>
          <table:table-cell office:value-type="float" office:value="0.0000000000899949" calcext:value-type="float">
            <text:p>9.00E-11</text:p>
          </table:table-cell>
          <table:table-cell office:value-type="float" office:value="0.000000000123314" calcext:value-type="float">
            <text:p>1.23E-10</text:p>
          </table:table-cell>
          <table:table-cell office:value-type="float" office:value="0.0000000000875985" calcext:value-type="float">
            <text:p>8.76E-11</text:p>
          </table:table-cell>
          <table:table-cell office:value-type="float" office:value="0.0000000000706421" calcext:value-type="float">
            <text:p>7.06E-11</text:p>
          </table:table-cell>
          <table:table-cell office:value-type="float" office:value="0.0000000000686504" calcext:value-type="float">
            <text:p>6.87E-11</text:p>
          </table:table-cell>
          <table:table-cell office:value-type="float" office:value="0.0000000000498756" calcext:value-type="float">
            <text:p>4.99E-11</text:p>
          </table:table-cell>
          <table:table-cell office:value-type="float" office:value="0.0000000000304763" calcext:value-type="float">
            <text:p>3.05E-11</text:p>
          </table:table-cell>
          <table:table-cell office:value-type="float" office:value="0.0000000000383783" calcext:value-type="float">
            <text:p>3.84E-11</text:p>
          </table:table-cell>
          <table:table-cell office:value-type="float" office:value="0.0000000000362438" calcext:value-type="float">
            <text:p>3.62E-11</text:p>
          </table:table-cell>
          <table:table-cell office:value-type="float" office:value="0.0000000000665974" calcext:value-type="float">
            <text:p>6.66E-11</text:p>
          </table:table-cell>
          <table:table-cell table:style-name="ce1" office:value-type="float" office:value="0.0000000000674621" calcext:value-type="float">
            <text:p>6.75E-11</text:p>
          </table:table-cell>
          <table:table-cell office:value-type="float" office:value="0.0000000000346644" calcext:value-type="float">
            <text:p>3.47E-1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000000231403" calcext:value-type="float">
            <text:p>2.31E-12</text:p>
          </table:table-cell>
          <table:table-cell office:value-type="float" office:value="0.0000000000127219" calcext:value-type="float">
            <text:p>1.27E-11</text:p>
          </table:table-cell>
          <table:table-cell office:value-type="float" office:value="0.0000000000260049" calcext:value-type="float">
            <text:p>2.60E-11</text:p>
          </table:table-cell>
          <table:table-cell office:value-type="float" office:value="0.0000000000250355" calcext:value-type="float">
            <text:p>2.50E-11</text:p>
          </table:table-cell>
          <table:table-cell table:formula="of:=SUM([.J167:.K167])" office:value-type="float" office:value="0.000000002837884" calcext:value-type="float">
            <text:p>2.84E-09</text:p>
          </table:table-cell>
          <table:table-cell table:formula="of:=SUM([.L167:.R167])" office:value-type="float" office:value="0.0000000010800799" calcext:value-type="float">
            <text:p>1.08E-09</text:p>
          </table:table-cell>
          <table:table-cell table:formula="of:=SUM([.S167:.AF167])" office:value-type="float" office:value="0.00000000038977423" calcext:value-type="float">
            <text:p>3.90E-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71.429" calcext:value-type="float">
            <text:p>171.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62.857" calcext:value-type="float">
            <text:p>162.857</text:p>
          </table:table-cell>
          <table:table-cell office:value-type="float" office:value="0.00000000200174" calcext:value-type="float">
            <text:p>2.00E-09</text:p>
          </table:table-cell>
          <table:table-cell office:value-type="float" office:value="0.000000000841636" calcext:value-type="float">
            <text:p>8.42E-10</text:p>
          </table:table-cell>
          <table:table-cell office:value-type="float" office:value="0.000000000427115" calcext:value-type="float">
            <text:p>4.27E-10</text:p>
          </table:table-cell>
          <table:table-cell office:value-type="float" office:value="0.000000000249876" calcext:value-type="float">
            <text:p>2.50E-10</text:p>
          </table:table-cell>
          <table:table-cell office:value-type="float" office:value="0.00000000015128" calcext:value-type="float">
            <text:p>1.51E-10</text:p>
          </table:table-cell>
          <table:table-cell office:value-type="float" office:value="0.0000000000607906" calcext:value-type="float">
            <text:p>6.08E-11</text:p>
          </table:table-cell>
          <table:table-cell office:value-type="float" office:value="0.000000000084723" calcext:value-type="float">
            <text:p>8.47E-11</text:p>
          </table:table-cell>
          <table:table-cell office:value-type="float" office:value="0.0000000000653026" calcext:value-type="float">
            <text:p>6.53E-11</text:p>
          </table:table-cell>
          <table:table-cell office:value-type="float" office:value="0.0000000000625339" calcext:value-type="float">
            <text:p>6.25E-11</text:p>
          </table:table-cell>
          <table:table-cell office:value-type="float" office:value="0.0000000000464953" calcext:value-type="float">
            <text:p>4.65E-11</text:p>
          </table:table-cell>
          <table:table-cell office:value-type="float" office:value="0.0000000000331563" calcext:value-type="float">
            <text:p>3.32E-11</text:p>
          </table:table-cell>
          <table:table-cell office:value-type="float" office:value="0.0000000000244736" calcext:value-type="float">
            <text:p>2.45E-11</text:p>
          </table:table-cell>
          <table:table-cell office:value-type="float" office:value="0.000000000029255" calcext:value-type="float">
            <text:p>2.93E-11</text:p>
          </table:table-cell>
          <table:table-cell office:value-type="float" office:value="0.0000000000306567" calcext:value-type="float">
            <text:p>3.07E-1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201333" calcext:value-type="float">
            <text:p>2.01E-12</text:p>
          </table:table-cell>
          <table:table-cell office:value-type="float" office:value="0.00000000000116821" calcext:value-type="float">
            <text:p>1.17E-12</text:p>
          </table:table-cell>
          <table:table-cell table:formula="of:=SUM([.J168:.K168])" office:value-type="float" office:value="0.000000002843376" calcext:value-type="float">
            <text:p>2.84E-09</text:p>
          </table:table-cell>
          <table:table-cell table:formula="of:=SUM([.L168:.R168])" office:value-type="float" office:value="0.0000000011016211" calcext:value-type="float">
            <text:p>1.10E-09</text:p>
          </table:table-cell>
          <table:table-cell table:formula="of:=SUM([.S168:.AF168])" office:value-type="float" office:value="0.00000000016721844" calcext:value-type="float">
            <text:p>1.67E-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1.429" calcext:value-type="float">
            <text:p>171.429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100381" calcext:value-type="float">
            <text:p>1.00E-09</text:p>
          </table:table-cell>
          <table:table-cell office:value-type="float" office:value="0.000000000469674" calcext:value-type="float">
            <text:p>4.70E-10</text:p>
          </table:table-cell>
          <table:table-cell office:value-type="float" office:value="0.000000000428989" calcext:value-type="float">
            <text:p>4.29E-10</text:p>
          </table:table-cell>
          <table:table-cell office:value-type="float" office:value="0.000000000250973" calcext:value-type="float">
            <text:p>2.51E-10</text:p>
          </table:table-cell>
          <table:table-cell office:value-type="float" office:value="0.000000000157414" calcext:value-type="float">
            <text:p>1.57E-10</text:p>
          </table:table-cell>
          <table:table-cell office:value-type="float" office:value="0.000000000111997" calcext:value-type="float">
            <text:p>1.12E-10</text:p>
          </table:table-cell>
          <table:table-cell office:value-type="float" office:value="0.0000000000580097" calcext:value-type="float">
            <text:p>5.80E-11</text:p>
          </table:table-cell>
          <table:table-cell office:value-type="float" office:value="0.0000000000610504" calcext:value-type="float">
            <text:p>6.11E-11</text:p>
          </table:table-cell>
          <table:table-cell office:value-type="float" office:value="0.000000000045445" calcext:value-type="float">
            <text:p>4.54E-11</text:p>
          </table:table-cell>
          <table:table-cell office:value-type="float" office:value="0.0000000000367219" calcext:value-type="float">
            <text:p>3.67E-11</text:p>
          </table:table-cell>
          <table:table-cell office:value-type="float" office:value="0.0000000000210403" calcext:value-type="float">
            <text:p>2.10E-11</text:p>
          </table:table-cell>
          <table:table-cell office:value-type="float" office:value="0.0000000000180074" calcext:value-type="float">
            <text:p>1.80E-11</text:p>
          </table:table-cell>
          <table:table-cell office:value-type="float" office:value="0.0000000000105291" calcext:value-type="float">
            <text:p>1.05E-11</text:p>
          </table:table-cell>
          <table:table-cell office:value-type="float" office:value="0.00000000000432017" calcext:value-type="float">
            <text:p>4.32E-12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107361" calcext:value-type="float">
            <text:p>1.07E-12</text:p>
          </table:table-cell>
          <table:table-cell office:value-type="float" office:value="0.000000000000623024" calcext:value-type="float">
            <text:p>6.23E-13</text:p>
          </table:table-cell>
          <table:table-cell table:formula="of:=SUM([.J169:.K169])" office:value-type="float" office:value="0.000000001473484" calcext:value-type="float">
            <text:p>1.47E-09</text:p>
          </table:table-cell>
          <table:table-cell table:formula="of:=SUM([.L169:.R169])" office:value-type="float" office:value="0.0000000011138781" calcext:value-type="float">
            <text:p>1.11E-09</text:p>
          </table:table-cell>
          <table:table-cell table:formula="of:=SUM([.S169:.AF169])" office:value-type="float" office:value="0.000000000092315504" calcext:value-type="float">
            <text:p>9.23E-1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0.000000002016" calcext:value-type="float">
            <text:p>2.02E-09</text:p>
          </table:table-cell>
          <table:table-cell office:value-type="float" office:value="0.000000000800343" calcext:value-type="float">
            <text:p>8.00E-10</text:p>
          </table:table-cell>
          <table:table-cell office:value-type="float" office:value="0.000000000215553" calcext:value-type="float">
            <text:p>2.16E-10</text:p>
          </table:table-cell>
          <table:table-cell office:value-type="float" office:value="0.000000000126109" calcext:value-type="float">
            <text:p>1.26E-10</text:p>
          </table:table-cell>
          <table:table-cell office:value-type="float" office:value="0.000000000154182" calcext:value-type="float">
            <text:p>1.54E-10</text:p>
          </table:table-cell>
          <table:table-cell office:value-type="float" office:value="0.000000000111646" calcext:value-type="float">
            <text:p>1.12E-10</text:p>
          </table:table-cell>
          <table:table-cell office:value-type="float" office:value="0.0000000000595559" calcext:value-type="float">
            <text:p>5.96E-11</text:p>
          </table:table-cell>
          <table:table-cell office:value-type="float" office:value="0.0000000000353082" calcext:value-type="float">
            <text:p>3.53E-11</text:p>
          </table:table-cell>
          <table:table-cell office:value-type="float" office:value="0.0000000000546136" calcext:value-type="float">
            <text:p>5.46E-11</text:p>
          </table:table-cell>
          <table:table-cell office:value-type="float" office:value="0.0000000000354041" calcext:value-type="float">
            <text:p>3.54E-11</text:p>
          </table:table-cell>
          <table:table-cell office:value-type="float" office:value="0.0000000000106258" calcext:value-type="float">
            <text:p>1.06E-11</text:p>
          </table:table-cell>
          <table:table-cell office:value-type="float" office:value="0.0000000000126043" calcext:value-type="float">
            <text:p>1.26E-11</text:p>
          </table:table-cell>
          <table:table-cell office:value-type="float" office:value="0.00000000000391179" calcext:value-type="float">
            <text:p>3.91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452049" calcext:value-type="float">
            <text:p>4.52E-13</text:p>
          </table:table-cell>
          <table:table-cell office:value-type="float" office:value="0.000000000000262351" calcext:value-type="float">
            <text:p>2.62E-13</text:p>
          </table:table-cell>
          <table:table-cell table:formula="of:=SUM([.J170:.K170])" office:value-type="float" office:value="0.000000002816343" calcext:value-type="float">
            <text:p>2.82E-09</text:p>
          </table:table-cell>
          <table:table-cell table:formula="of:=SUM([.L170:.R170])" office:value-type="float" office:value="0.0000000007569677" calcext:value-type="float">
            <text:p>7.57E-10</text:p>
          </table:table-cell>
          <table:table-cell table:formula="of:=SUM([.S170:.AF170])" office:value-type="float" office:value="0.00000000006326039" calcext:value-type="float">
            <text:p>6.33E-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14.286" calcext:value-type="float">
            <text:p>214.286</text:p>
          </table:table-cell>
          <table:table-cell office:value-type="float" office:value="0.00000000202862" calcext:value-type="float">
            <text:p>2.03E-09</text:p>
          </table:table-cell>
          <table:table-cell office:value-type="float" office:value="0.000000000853305" calcext:value-type="float">
            <text:p>8.53E-10</text:p>
          </table:table-cell>
          <table:table-cell office:value-type="float" office:value="0.000000000433057" calcext:value-type="float">
            <text:p>4.33E-10</text:p>
          </table:table-cell>
          <table:table-cell office:value-type="float" office:value="0.000000000250581" calcext:value-type="float">
            <text:p>2.51E-10</text:p>
          </table:table-cell>
          <table:table-cell office:value-type="float" office:value="0.0000000000754738" calcext:value-type="float">
            <text:p>7.55E-11</text:p>
          </table:table-cell>
          <table:table-cell office:value-type="float" office:value="0.0000000000571729" calcext:value-type="float">
            <text:p>5.72E-11</text:p>
          </table:table-cell>
          <table:table-cell office:value-type="float" office:value="0.0000000000758511" calcext:value-type="float">
            <text:p>7.59E-11</text:p>
          </table:table-cell>
          <table:table-cell office:value-type="float" office:value="0.0000000000494925" calcext:value-type="float">
            <text:p>4.95E-11</text:p>
          </table:table-cell>
          <table:table-cell office:value-type="float" office:value="0.0000000000255537" calcext:value-type="float">
            <text:p>2.56E-11</text:p>
          </table:table-cell>
          <table:table-cell office:value-type="float" office:value="0.0000000000163842" calcext:value-type="float">
            <text:p>1.64E-11</text:p>
          </table:table-cell>
          <table:table-cell office:value-type="float" office:value="0.00000000000843935" calcext:value-type="float">
            <text:p>8.44E-12</text:p>
          </table:table-cell>
          <table:table-cell office:value-type="float" office:value="0.00000000000654654" calcext:value-type="float">
            <text:p>6.55E-12</text:p>
          </table:table-cell>
          <table:table-cell office:value-type="float" office:value="0.00000000000363788" calcext:value-type="float">
            <text:p>3.64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415696" calcext:value-type="float">
            <text:p>4.16E-13</text:p>
          </table:table-cell>
          <table:table-cell office:value-type="float" office:value="0.000000000000241267" calcext:value-type="float">
            <text:p>2.41E-13</text:p>
          </table:table-cell>
          <table:table-cell table:formula="of:=SUM([.J171:.K171])" office:value-type="float" office:value="0.000000002881925" calcext:value-type="float">
            <text:p>2.88E-09</text:p>
          </table:table-cell>
          <table:table-cell table:formula="of:=SUM([.L171:.R171])" office:value-type="float" office:value="0.000000000967182" calcext:value-type="float">
            <text:p>9.67E-10</text:p>
          </table:table-cell>
          <table:table-cell table:formula="of:=SUM([.S171:.AF171])" office:value-type="float" office:value="0.000000000035664933" calcext:value-type="float">
            <text:p>3.57E-1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240" calcext:value-type="float">
            <text:p>24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31.429" calcext:value-type="float">
            <text:p>231.429</text:p>
          </table:table-cell>
          <table:table-cell office:value-type="float" office:value="0.00000000204023" calcext:value-type="float">
            <text:p>2.04E-09</text:p>
          </table:table-cell>
          <table:table-cell office:value-type="float" office:value="0.000000000858355" calcext:value-type="float">
            <text:p>8.58E-10</text:p>
          </table:table-cell>
          <table:table-cell office:value-type="float" office:value="0.000000000435058" calcext:value-type="float">
            <text:p>4.35E-10</text:p>
          </table:table-cell>
          <table:table-cell office:value-type="float" office:value="0.000000000240082" calcext:value-type="float">
            <text:p>2.40E-10</text:p>
          </table:table-cell>
          <table:table-cell office:value-type="float" office:value="0.000000000148739" calcext:value-type="float">
            <text:p>1.49E-10</text:p>
          </table:table-cell>
          <table:table-cell office:value-type="float" office:value="0.000000000105606" calcext:value-type="float">
            <text:p>1.06E-10</text:p>
          </table:table-cell>
          <table:table-cell office:value-type="float" office:value="0.000000000035905" calcext:value-type="float">
            <text:p>3.59E-11</text:p>
          </table:table-cell>
          <table:table-cell office:value-type="float" office:value="0.0000000000272426" calcext:value-type="float">
            <text:p>2.72E-11</text:p>
          </table:table-cell>
          <table:table-cell office:value-type="float" office:value="0.0000000000341501" calcext:value-type="float">
            <text:p>3.42E-11</text:p>
          </table:table-cell>
          <table:table-cell office:value-type="float" office:value="0.0000000000192392" calcext:value-type="float">
            <text:p>1.92E-11</text:p>
          </table:table-cell>
          <table:table-cell office:value-type="float" office:value="0.00000000000784824" calcext:value-type="float">
            <text:p>7.85E-12</text:p>
          </table:table-cell>
          <table:table-cell office:value-type="float" office:value="0.00000000000467118" calcext:value-type="float">
            <text:p>4.67E-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385925" calcext:value-type="float">
            <text:p>3.86E-13</text:p>
          </table:table-cell>
          <table:table-cell office:value-type="float" office:value="0.000000000000223999" calcext:value-type="float">
            <text:p>2.24E-13</text:p>
          </table:table-cell>
          <table:table-cell table:formula="of:=SUM([.J172:.K172])" office:value-type="float" office:value="0.000000002898585" calcext:value-type="float">
            <text:p>2.90E-09</text:p>
          </table:table-cell>
          <table:table-cell table:formula="of:=SUM([.L172:.R172])" office:value-type="float" office:value="0.0000000010267827" calcext:value-type="float">
            <text:p>1.03E-09</text:p>
          </table:table-cell>
          <table:table-cell table:formula="of:=SUM([.S172:.AF172])" office:value-type="float" office:value="0.000000000032368544" calcext:value-type="float">
            <text:p>3.24E-1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48.571" calcext:value-type="float">
            <text:p>248.571</text:p>
          </table:table-cell>
          <table:table-cell office:value-type="float" office:value="0.00000000102353" calcext:value-type="float">
            <text:p>1.02E-09</text:p>
          </table:table-cell>
          <table:table-cell office:value-type="float" office:value="0.000000000430632" calcext:value-type="float">
            <text:p>4.31E-10</text:p>
          </table:table-cell>
          <table:table-cell office:value-type="float" office:value="0.000000000214043" calcext:value-type="float">
            <text:p>2.14E-10</text:p>
          </table:table-cell>
          <table:table-cell office:value-type="float" office:value="0.000000000118957" calcext:value-type="float">
            <text:p>1.19E-10</text:p>
          </table:table-cell>
          <table:table-cell office:value-type="float" office:value="0.000000000074624" calcext:value-type="float">
            <text:p>7.46E-11</text:p>
          </table:table-cell>
          <table:table-cell office:value-type="float" office:value="0.0000000000523922" calcext:value-type="float">
            <text:p>5.24E-11</text:p>
          </table:table-cell>
          <table:table-cell office:value-type="float" office:value="0.000000000052048" calcext:value-type="float">
            <text:p>5.20E-11</text:p>
          </table:table-cell>
          <table:table-cell office:value-type="float" office:value="0.0000000000515107" calcext:value-type="float">
            <text:p>5.15E-11</text:p>
          </table:table-cell>
          <table:table-cell office:value-type="float" office:value="0.0000000000377073" calcext:value-type="float">
            <text:p>3.77E-11</text:p>
          </table:table-cell>
          <table:table-cell office:value-type="float" office:value="0.0000000000150713" calcext:value-type="float">
            <text:p>1.51E-11</text:p>
          </table:table-cell>
          <table:table-cell office:value-type="float" office:value="0.00000000000661218" calcext:value-type="float">
            <text:p>6.61E-1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formula="of:=SUM([.J173:.K173])" office:value-type="float" office:value="0.000000001454162" calcext:value-type="float">
            <text:p>1.45E-09</text:p>
          </table:table-cell>
          <table:table-cell table:formula="of:=SUM([.L173:.R173])" office:value-type="float" office:value="0.0000000006012822" calcext:value-type="float">
            <text:p>6.01E-10</text:p>
          </table:table-cell>
          <table:table-cell table:formula="of:=SUM([.S173:.AF173])" office:value-type="float" office:value="0.00000000002168348" calcext:value-type="float">
            <text:p>2.17E-1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65.714" calcext:value-type="float">
            <text:p>265.714</text:p>
          </table:table-cell>
          <table:table-cell office:value-type="float" office:value="0.00000000205084" calcext:value-type="float">
            <text:p>2.05E-09</text:p>
          </table:table-cell>
          <table:table-cell office:value-type="float" office:value="0.000000000862905" calcext:value-type="float">
            <text:p>8.63E-10</text:p>
          </table:table-cell>
          <table:table-cell office:value-type="float" office:value="0.000000000428897" calcext:value-type="float">
            <text:p>4.29E-10</text:p>
          </table:table-cell>
          <table:table-cell office:value-type="float" office:value="0.000000000238356" calcext:value-type="float">
            <text:p>2.38E-10</text:p>
          </table:table-cell>
          <table:table-cell office:value-type="float" office:value="0.000000000149529" calcext:value-type="float">
            <text:p>1.50E-10</text:p>
          </table:table-cell>
          <table:table-cell office:value-type="float" office:value="0.000000000104975" calcext:value-type="float">
            <text:p>1.05E-10</text:p>
          </table:table-cell>
          <table:table-cell office:value-type="float" office:value="0.0000000000560288" calcext:value-type="float">
            <text:p>5.60E-11</text:p>
          </table:table-cell>
          <table:table-cell office:value-type="float" office:value="0.0000000000257931" calcext:value-type="float">
            <text:p>2.58E-11</text:p>
          </table:table-cell>
          <table:table-cell office:value-type="float" office:value="0.0000000000237228" calcext:value-type="float">
            <text:p>2.37E-11</text:p>
          </table:table-cell>
          <table:table-cell office:value-type="float" office:value="0.0000000000149848" calcext:value-type="float">
            <text:p>1.50E-11</text:p>
          </table:table-cell>
          <table:table-cell office:value-type="float" office:value="0.00000000000723649" calcext:value-type="float">
            <text:p>7.24E-12</text:p>
          </table:table-cell>
          <table:table-cell office:value-type="float" office:value="0.00000000000612014" calcext:value-type="float">
            <text:p>6.12E-12</text:p>
          </table:table-cell>
          <table:table-cell office:value-type="float" office:value="0.00000000000344369" calcext:value-type="float">
            <text:p>3.44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385606" calcext:value-type="float">
            <text:p>3.86E-13</text:p>
          </table:table-cell>
          <table:table-cell office:value-type="float" office:value="0.00000000000022382" calcext:value-type="float">
            <text:p>2.24E-13</text:p>
          </table:table-cell>
          <table:table-cell table:formula="of:=SUM([.J174:.K174])" office:value-type="float" office:value="0.000000002913745" calcext:value-type="float">
            <text:p>2.91E-09</text:p>
          </table:table-cell>
          <table:table-cell table:formula="of:=SUM([.L174:.R174])" office:value-type="float" office:value="0.0000000010273017" calcext:value-type="float">
            <text:p>1.03E-09</text:p>
          </table:table-cell>
          <table:table-cell table:formula="of:=SUM([.S174:.AF174])" office:value-type="float" office:value="0.000000000032394546" calcext:value-type="float">
            <text:p>3.24E-1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291.429" calcext:value-type="float">
            <text:p>291.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0.00000000205125" calcext:value-type="float">
            <text:p>2.05E-09</text:p>
          </table:table-cell>
          <table:table-cell office:value-type="float" office:value="0.000000000863064" calcext:value-type="float">
            <text:p>8.63E-10</text:p>
          </table:table-cell>
          <table:table-cell office:value-type="float" office:value="0.000000000428977" calcext:value-type="float">
            <text:p>4.29E-10</text:p>
          </table:table-cell>
          <table:table-cell office:value-type="float" office:value="0.000000000201024" calcext:value-type="float">
            <text:p>2.01E-10</text:p>
          </table:table-cell>
          <table:table-cell office:value-type="float" office:value="0.0000000000748062" calcext:value-type="float">
            <text:p>7.48E-11</text:p>
          </table:table-cell>
          <table:table-cell office:value-type="float" office:value="0.0000000000525142" calcext:value-type="float">
            <text:p>5.25E-11</text:p>
          </table:table-cell>
          <table:table-cell office:value-type="float" office:value="0.0000000000360653" calcext:value-type="float">
            <text:p>3.61E-11</text:p>
          </table:table-cell>
          <table:table-cell office:value-type="float" office:value="0.0000000000257953" calcext:value-type="float">
            <text:p>2.58E-11</text:p>
          </table:table-cell>
          <table:table-cell office:value-type="float" office:value="0.0000000000237231" calcext:value-type="float">
            <text:p>2.37E-11</text:p>
          </table:table-cell>
          <table:table-cell office:value-type="float" office:value="0.0000000000139066" calcext:value-type="float">
            <text:p>1.39E-1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formula="of:=SUM([.J175:.K175])" office:value-type="float" office:value="0.000000002914314" calcext:value-type="float">
            <text:p>2.91E-09</text:p>
          </table:table-cell>
          <table:table-cell table:formula="of:=SUM([.L175:.R175])" office:value-type="float" office:value="0.0000000008429051" calcext:value-type="float">
            <text:p>8.43E-10</text:p>
          </table:table-cell>
          <table:table-cell table:formula="of:=SUM([.S175:.AF175])" office:value-type="float" office:value="0.0000000000139066" calcext:value-type="float">
            <text:p>1.39E-1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91.429" calcext:value-type="float">
            <text:p>291.429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102408" calcext:value-type="float">
            <text:p>1.02E-09</text:p>
          </table:table-cell>
          <table:table-cell office:value-type="float" office:value="0.000000000430827" calcext:value-type="float">
            <text:p>4.31E-10</text:p>
          </table:table-cell>
          <table:table-cell office:value-type="float" office:value="0.000000000218062" calcext:value-type="float">
            <text:p>2.18E-10</text:p>
          </table:table-cell>
          <table:table-cell office:value-type="float" office:value="0.000000000156358" calcext:value-type="float">
            <text:p>1.56E-10</text:p>
          </table:table-cell>
          <table:table-cell office:value-type="float" office:value="0.000000000149404" calcext:value-type="float">
            <text:p>1.49E-10</text:p>
          </table:table-cell>
          <table:table-cell office:value-type="float" office:value="0.000000000106867" calcext:value-type="float">
            <text:p>1.07E-10</text:p>
          </table:table-cell>
          <table:table-cell office:value-type="float" office:value="0.000000000072026" calcext:value-type="float">
            <text:p>7.20E-11</text:p>
          </table:table-cell>
          <table:table-cell office:value-type="float" office:value="0.0000000000270006" calcext:value-type="float">
            <text:p>2.70E-11</text:p>
          </table:table-cell>
          <table:table-cell office:value-type="float" office:value="0.0000000000237044" calcext:value-type="float">
            <text:p>2.37E-11</text:p>
          </table:table-cell>
          <table:table-cell office:value-type="float" office:value="0.0000000000160795" calcext:value-type="float">
            <text:p>1.61E-11</text:p>
          </table:table-cell>
          <table:table-cell office:value-type="float" office:value="0.00000000000785871" calcext:value-type="float">
            <text:p>7.86E-12</text:p>
          </table:table-cell>
          <table:table-cell office:value-type="float" office:value="0.00000000000467157" calcext:value-type="float">
            <text:p>4.67E-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385112" calcext:value-type="float">
            <text:p>3.85E-13</text:p>
          </table:table-cell>
          <table:table-cell office:value-type="float" office:value="0.000000000000223539" calcext:value-type="float">
            <text:p>2.24E-13</text:p>
          </table:table-cell>
          <table:table-cell table:formula="of:=SUM([.J176:.K176])" office:value-type="float" office:value="0.000000001454907" calcext:value-type="float">
            <text:p>1.45E-09</text:p>
          </table:table-cell>
          <table:table-cell table:formula="of:=SUM([.L176:.R176])" office:value-type="float" office:value="0.000000000753422" calcext:value-type="float">
            <text:p>7.53E-10</text:p>
          </table:table-cell>
          <table:table-cell table:formula="of:=SUM([.S176:.AF176])" office:value-type="float" office:value="0.000000000029218431" calcext:value-type="float">
            <text:p>2.92E-1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325.714" calcext:value-type="float">
            <text:p>325.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17.143" calcext:value-type="float">
            <text:p>317.143</text:p>
          </table:table-cell>
          <table:table-cell office:value-type="float" office:value="0.00000000204236" calcext:value-type="float">
            <text:p>2.04E-09</text:p>
          </table:table-cell>
          <table:table-cell office:value-type="float" office:value="0.00000000085911" calcext:value-type="float">
            <text:p>8.59E-10</text:p>
          </table:table-cell>
          <table:table-cell office:value-type="float" office:value="0.000000000436023" calcext:value-type="float">
            <text:p>4.36E-10</text:p>
          </table:table-cell>
          <table:table-cell office:value-type="float" office:value="0.000000000246345" calcext:value-type="float">
            <text:p>2.46E-10</text:p>
          </table:table-cell>
          <table:table-cell office:value-type="float" office:value="0.000000000143662" calcext:value-type="float">
            <text:p>1.44E-10</text:p>
          </table:table-cell>
          <table:table-cell office:value-type="float" office:value="0.0000000000545159" calcext:value-type="float">
            <text:p>5.45E-11</text:p>
          </table:table-cell>
          <table:table-cell office:value-type="float" office:value="0.0000000000374775" calcext:value-type="float">
            <text:p>3.75E-11</text:p>
          </table:table-cell>
          <table:table-cell office:value-type="float" office:value="0.0000000000537758" calcext:value-type="float">
            <text:p>5.38E-11</text:p>
          </table:table-cell>
          <table:table-cell office:value-type="float" office:value="0.0000000000396292" calcext:value-type="float">
            <text:p>3.96E-11</text:p>
          </table:table-cell>
          <table:table-cell office:value-type="float" office:value="0.0000000000163112" calcext:value-type="float">
            <text:p>1.63E-11</text:p>
          </table:table-cell>
          <table:table-cell office:value-type="float" office:value="0.00000000000785218" calcext:value-type="float">
            <text:p>7.85E-12</text:p>
          </table:table-cell>
          <table:table-cell office:value-type="float" office:value="0.00000000000654657" calcext:value-type="float">
            <text:p>6.55E-12</text:p>
          </table:table-cell>
          <table:table-cell office:value-type="float" office:value="0.00000000000363658" calcext:value-type="float">
            <text:p>3.64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formula="of:=SUM([.J177:.K177])" office:value-type="float" office:value="0.00000000290147" calcext:value-type="float">
            <text:p>2.90E-09</text:p>
          </table:table-cell>
          <table:table-cell table:formula="of:=SUM([.L177:.R177])" office:value-type="float" office:value="0.0000000010114284" calcext:value-type="float">
            <text:p>1.01E-09</text:p>
          </table:table-cell>
          <table:table-cell table:formula="of:=SUM([.S177:.AF177])" office:value-type="float" office:value="0.00000000003434653" calcext:value-type="float">
            <text:p>3.43E-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25.714" calcext:value-type="float">
            <text:p>325.714</text:p>
          </table:table-cell>
          <table:table-cell office:value-type="float" office:value="342.857" calcext:value-type="float">
            <text:p>34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34.286" calcext:value-type="float">
            <text:p>334.286</text:p>
          </table:table-cell>
          <table:table-cell office:value-type="float" office:value="0.00000000203178" calcext:value-type="float">
            <text:p>2.03E-09</text:p>
          </table:table-cell>
          <table:table-cell office:value-type="float" office:value="0.00000000085463" calcext:value-type="float">
            <text:p>8.55E-10</text:p>
          </table:table-cell>
          <table:table-cell office:value-type="float" office:value="0.000000000425313" calcext:value-type="float">
            <text:p>4.25E-10</text:p>
          </table:table-cell>
          <table:table-cell office:value-type="float" office:value="0.000000000127054" calcext:value-type="float">
            <text:p>1.27E-10</text:p>
          </table:table-cell>
          <table:table-cell office:value-type="float" office:value="0.0000000000820428" calcext:value-type="float">
            <text:p>8.20E-11</text:p>
          </table:table-cell>
          <table:table-cell office:value-type="float" office:value="0.000000000108586" calcext:value-type="float">
            <text:p>1.09E-10</text:p>
          </table:table-cell>
          <table:table-cell office:value-type="float" office:value="0.0000000000771432" calcext:value-type="float">
            <text:p>7.71E-11</text:p>
          </table:table-cell>
          <table:table-cell office:value-type="float" office:value="0.0000000000290282" calcext:value-type="float">
            <text:p>2.90E-11</text:p>
          </table:table-cell>
          <table:table-cell office:value-type="float" office:value="0.0000000000369163" calcext:value-type="float">
            <text:p>3.69E-11</text:p>
          </table:table-cell>
          <table:table-cell office:value-type="float" office:value="0.0000000000222552" calcext:value-type="float">
            <text:p>2.23E-11</text:p>
          </table:table-cell>
          <table:table-cell office:value-type="float" office:value="0.0000000000163848" calcext:value-type="float">
            <text:p>1.64E-11</text:p>
          </table:table-cell>
          <table:table-cell office:value-type="float" office:value="0.00000000000709167" calcext:value-type="float">
            <text:p>7.09E-12</text:p>
          </table:table-cell>
          <table:table-cell office:value-type="float" office:value="0.0000000000039116" calcext:value-type="float">
            <text:p>3.91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413707" calcext:value-type="float">
            <text:p>4.14E-13</text:p>
          </table:table-cell>
          <table:table-cell office:value-type="float" office:value="0.000000000000240148" calcext:value-type="float">
            <text:p>2.40E-13</text:p>
          </table:table-cell>
          <table:table-cell table:formula="of:=SUM([.J178:.K178])" office:value-type="float" office:value="0.00000000288641" calcext:value-type="float">
            <text:p>2.89E-09</text:p>
          </table:table-cell>
          <table:table-cell table:formula="of:=SUM([.L178:.R178])" office:value-type="float" office:value="0.0000000008860835" calcext:value-type="float">
            <text:p>8.86E-10</text:p>
          </table:table-cell>
          <table:table-cell table:formula="of:=SUM([.S178:.AF178])" office:value-type="float" office:value="0.000000000050297125" calcext:value-type="float">
            <text:p>5.03E-1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2.857" calcext:value-type="float">
            <text:p>342.857</text:p>
          </table:table-cell>
          <table:table-cell office:value-type="float" office:value="360" calcext:value-type="float">
            <text:p>36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51.429" calcext:value-type="float">
            <text:p>351.429</text:p>
          </table:table-cell>
          <table:table-cell office:value-type="float" office:value="0.00000000101113" calcext:value-type="float">
            <text:p>1.01E-09</text:p>
          </table:table-cell>
          <table:table-cell office:value-type="float" office:value="0.000000000425131" calcext:value-type="float">
            <text:p>4.25E-10</text:p>
          </table:table-cell>
          <table:table-cell office:value-type="float" office:value="0.000000000224193" calcext:value-type="float">
            <text:p>2.24E-10</text:p>
          </table:table-cell>
          <table:table-cell office:value-type="float" office:value="0.000000000252895" calcext:value-type="float">
            <text:p>2.53E-10</text:p>
          </table:table-cell>
          <table:table-cell office:value-type="float" office:value="0.000000000158657" calcext:value-type="float">
            <text:p>1.59E-10</text:p>
          </table:table-cell>
          <table:table-cell office:value-type="float" office:value="0.000000000112617" calcext:value-type="float">
            <text:p>1.13E-10</text:p>
          </table:table-cell>
          <table:table-cell office:value-type="float" office:value="0.0000000000383954" calcext:value-type="float">
            <text:p>3.84E-11</text:p>
          </table:table-cell>
          <table:table-cell office:value-type="float" office:value="0.0000000000579846" calcext:value-type="float">
            <text:p>5.80E-11</text:p>
          </table:table-cell>
          <table:table-cell office:value-type="float" office:value="0.000000000044536" calcext:value-type="float">
            <text:p>4.45E-11</text:p>
          </table:table-cell>
          <table:table-cell office:value-type="float" office:value="0.0000000000342675" calcext:value-type="float">
            <text:p>3.43E-11</text:p>
          </table:table-cell>
          <table:table-cell office:value-type="float" office:value="0.0000000000116504" calcext:value-type="float">
            <text:p>1.17E-11</text:p>
          </table:table-cell>
          <table:table-cell office:value-type="float" office:value="0.0000000000142134" calcext:value-type="float">
            <text:p>1.42E-11</text:p>
          </table:table-cell>
          <table:table-cell office:value-type="float" office:value="0.00000000000424877" calcext:value-type="float">
            <text:p>4.25E-1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.000000000000936564" calcext:value-type="float">
            <text:p>9.37E-13</text:p>
          </table:table-cell>
          <table:table-cell office:value-type="float" office:value="0.000000000000543697" calcext:value-type="float">
            <text:p>5.44E-13</text:p>
          </table:table-cell>
          <table:table-cell table:formula="of:=SUM([.J179:.K179])" office:value-type="float" office:value="0.000000001436261" calcext:value-type="float">
            <text:p>1.44E-09</text:p>
          </table:table-cell>
          <table:table-cell table:formula="of:=SUM([.L179:.R179])" office:value-type="float" office:value="0.000000000889278" calcext:value-type="float">
            <text:p>8.89E-10</text:p>
          </table:table-cell>
          <table:table-cell table:formula="of:=SUM([.S179:.AF179])" office:value-type="float" office:value="0.000000000065860331" calcext:value-type="float">
            <text:p>6.59E-1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2" calcext:value-type="float">
            <text:p>12</text:p>
          </table:table-cell>
          <table:table-cell office:value-type="float" office:value="0.00000000828025" calcext:value-type="float">
            <text:p>8.28E-09</text:p>
          </table:table-cell>
          <table:table-cell office:value-type="float" office:value="0.00000000390113" calcext:value-type="float">
            <text:p>3.90E-09</text:p>
          </table:table-cell>
          <table:table-cell office:value-type="float" office:value="0.00000000198069" calcext:value-type="float">
            <text:p>1.98E-09</text:p>
          </table:table-cell>
          <table:table-cell office:value-type="float" office:value="0.00000000115695" calcext:value-type="float">
            <text:p>1.16E-09</text:p>
          </table:table-cell>
          <table:table-cell office:value-type="float" office:value="0.000000000547933" calcext:value-type="float">
            <text:p>5.48E-10</text:p>
          </table:table-cell>
          <table:table-cell office:value-type="float" office:value="0.000000000349048" calcext:value-type="float">
            <text:p>3.49E-10</text:p>
          </table:table-cell>
          <table:table-cell office:value-type="float" office:value="0.000000000300758" calcext:value-type="float">
            <text:p>3.01E-10</text:p>
          </table:table-cell>
          <table:table-cell office:value-type="float" office:value="0.000000000295562" calcext:value-type="float">
            <text:p>2.96E-10</text:p>
          </table:table-cell>
          <table:table-cell office:value-type="float" office:value="0.000000000233456" calcext:value-type="float">
            <text:p>2.33E-10</text:p>
          </table:table-cell>
          <table:table-cell office:value-type="float" office:value="0.000000000140781" calcext:value-type="float">
            <text:p>1.41E-10</text:p>
          </table:table-cell>
          <table:table-cell office:value-type="float" office:value="0.000000000163755" calcext:value-type="float">
            <text:p>1.64E-10</text:p>
          </table:table-cell>
          <table:table-cell office:value-type="float" office:value="0.000000000132067" calcext:value-type="float">
            <text:p>1.32E-10</text:p>
          </table:table-cell>
          <table:table-cell office:value-type="float" office:value="0.000000000103822" calcext:value-type="float">
            <text:p>1.04E-10</text:p>
          </table:table-cell>
          <table:table-cell office:value-type="float" office:value="0.0000000000924483" calcext:value-type="float">
            <text:p>9.24E-11</text:p>
          </table:table-cell>
          <table:table-cell table:style-name="ce1" office:value-type="float" office:value="0.0000000000838401" calcext:value-type="float">
            <text:p>8.38E-11</text:p>
          </table:table-cell>
          <table:table-cell office:value-type="float" office:value="0.0000000000550101" calcext:value-type="float">
            <text:p>5.50E-11</text:p>
          </table:table-cell>
          <table:table-cell office:value-type="float" office:value="0.0000000000377305" calcext:value-type="float">
            <text:p>3.77E-1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formula="of:=SUM([.J180:.K180])" office:value-type="float" office:value="0.00000001218138" calcext:value-type="float">
            <text:p>1.22E-08</text:p>
          </table:table-cell>
          <table:table-cell table:formula="of:=SUM([.L180:.R180])" office:value-type="float" office:value="0.000000004864397" calcext:value-type="float">
            <text:p>4.86E-09</text:p>
          </table:table-cell>
          <table:table-cell table:formula="of:=SUM([.S180:.AF180])" office:value-type="float" office:value="0.000000000809454" calcext:value-type="float">
            <text:p>8.09E-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6" calcext:value-type="float">
            <text:p>36</text:p>
          </table:table-cell>
          <table:table-cell office:value-type="float" office:value="0.0000000055011" calcext:value-type="float">
            <text:p>5.50E-09</text:p>
          </table:table-cell>
          <table:table-cell office:value-type="float" office:value="0.00000000259137" calcext:value-type="float">
            <text:p>2.59E-09</text:p>
          </table:table-cell>
          <table:table-cell office:value-type="float" office:value="0.0000000013156" calcext:value-type="float">
            <text:p>1.32E-09</text:p>
          </table:table-cell>
          <table:table-cell office:value-type="float" office:value="0.000000000780412" calcext:value-type="float">
            <text:p>7.80E-10</text:p>
          </table:table-cell>
          <table:table-cell office:value-type="float" office:value="0.000000000709899" calcext:value-type="float">
            <text:p>7.10E-10</text:p>
          </table:table-cell>
          <table:table-cell office:value-type="float" office:value="0.000000000553266" calcext:value-type="float">
            <text:p>5.53E-10</text:p>
          </table:table-cell>
          <table:table-cell office:value-type="float" office:value="0.000000000423685" calcext:value-type="float">
            <text:p>4.24E-10</text:p>
          </table:table-cell>
          <table:table-cell office:value-type="float" office:value="0.000000000306156" calcext:value-type="float">
            <text:p>3.06E-10</text:p>
          </table:table-cell>
          <table:table-cell office:value-type="float" office:value="0.000000000224242" calcext:value-type="float">
            <text:p>2.24E-10</text:p>
          </table:table-cell>
          <table:table-cell office:value-type="float" office:value="0.000000000180828" calcext:value-type="float">
            <text:p>1.81E-10</text:p>
          </table:table-cell>
          <table:table-cell office:value-type="float" office:value="0.000000000195788" calcext:value-type="float">
            <text:p>1.96E-10</text:p>
          </table:table-cell>
          <table:table-cell office:value-type="float" office:value="0.000000000184314" calcext:value-type="float">
            <text:p>1.84E-10</text:p>
          </table:table-cell>
          <table:table-cell office:value-type="float" office:value="0.000000000170931" calcext:value-type="float">
            <text:p>1.71E-10</text:p>
          </table:table-cell>
          <table:table-cell office:value-type="float" office:value="0.000000000137901" calcext:value-type="float">
            <text:p>1.38E-10</text:p>
          </table:table-cell>
          <table:table-cell table:style-name="ce1" office:value-type="float" office:value="0.000000000119016" calcext:value-type="float">
            <text:p>1.19E-10</text:p>
          </table:table-cell>
          <table:table-cell office:value-type="float" office:value="0.000000000155046" calcext:value-type="float">
            <text:p>1.55E-10</text:p>
          </table:table-cell>
          <table:table-cell office:value-type="float" office:value="0.000000000158045" calcext:value-type="float">
            <text:p>1.58E-10</text:p>
          </table:table-cell>
          <table:table-cell office:value-type="float" office:value="0.000000000115997" calcext:value-type="float">
            <text:p>1.16E-10</text:p>
          </table:table-cell>
          <table:table-cell office:value-type="float" office:value="0.000000000124191" calcext:value-type="float">
            <text:p>1.24E-10</text:p>
          </table:table-cell>
          <table:table-cell office:value-type="float" office:value="0.000000000124305" calcext:value-type="float">
            <text:p>1.24E-10</text:p>
          </table:table-cell>
          <table:table-cell office:value-type="float" office:value="0.00000000010581" calcext:value-type="float">
            <text:p>1.06E-10</text:p>
          </table:table-cell>
          <table:table-cell office:value-type="float" office:value="0.00000000011633" calcext:value-type="float">
            <text:p>1.16E-10</text:p>
          </table:table-cell>
          <table:table-cell office:value-type="float" office:value="0.0000000000397356" calcext:value-type="float">
            <text:p>3.97E-11</text:p>
          </table:table-cell>
          <table:table-cell table:formula="of:=SUM([.J181:.K181])" office:value-type="float" office:value="0.00000000809247" calcext:value-type="float">
            <text:p>8.09E-09</text:p>
          </table:table-cell>
          <table:table-cell table:formula="of:=SUM([.L181:.R181])" office:value-type="float" office:value="0.00000000431326" calcext:value-type="float">
            <text:p>4.31E-09</text:p>
          </table:table-cell>
          <table:table-cell table:formula="of:=SUM([.S181:.AF181])" office:value-type="float" office:value="0.0000000019282376" calcext:value-type="float">
            <text:p>1.93E-0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825855" calcext:value-type="float">
            <text:p>8.26E-09</text:p>
          </table:table-cell>
          <table:table-cell office:value-type="float" office:value="0.00000000389241" calcext:value-type="float">
            <text:p>3.89E-09</text:p>
          </table:table-cell>
          <table:table-cell office:value-type="float" office:value="0.0000000019785" calcext:value-type="float">
            <text:p>1.98E-09</text:p>
          </table:table-cell>
          <table:table-cell office:value-type="float" office:value="0.00000000120682" calcext:value-type="float">
            <text:p>1.21E-09</text:p>
          </table:table-cell>
          <table:table-cell office:value-type="float" office:value="0.000000000795899" calcext:value-type="float">
            <text:p>7.96E-10</text:p>
          </table:table-cell>
          <table:table-cell office:value-type="float" office:value="0.000000000494331" calcext:value-type="float">
            <text:p>4.94E-10</text:p>
          </table:table-cell>
          <table:table-cell office:value-type="float" office:value="0.000000000294148" calcext:value-type="float">
            <text:p>2.94E-10</text:p>
          </table:table-cell>
          <table:table-cell office:value-type="float" office:value="0.000000000236409" calcext:value-type="float">
            <text:p>2.36E-10</text:p>
          </table:table-cell>
          <table:table-cell office:value-type="float" office:value="0.000000000266172" calcext:value-type="float">
            <text:p>2.66E-10</text:p>
          </table:table-cell>
          <table:table-cell office:value-type="float" office:value="0.00000000020842" calcext:value-type="float">
            <text:p>2.08E-10</text:p>
          </table:table-cell>
          <table:table-cell office:value-type="float" office:value="0.000000000217974" calcext:value-type="float">
            <text:p>2.18E-10</text:p>
          </table:table-cell>
          <table:table-cell office:value-type="float" office:value="0.000000000186568" calcext:value-type="float">
            <text:p>1.87E-10</text:p>
          </table:table-cell>
          <table:table-cell office:value-type="float" office:value="0.000000000159649" calcext:value-type="float">
            <text:p>1.60E-10</text:p>
          </table:table-cell>
          <table:table-cell office:value-type="float" office:value="0.000000000159991" calcext:value-type="float">
            <text:p>1.60E-10</text:p>
          </table:table-cell>
          <table:table-cell table:style-name="ce1" office:value-type="float" office:value="0.000000000145547" calcext:value-type="float">
            <text:p>1.46E-10</text:p>
          </table:table-cell>
          <table:table-cell office:value-type="float" office:value="0.00000000015594" calcext:value-type="float">
            <text:p>1.56E-10</text:p>
          </table:table-cell>
          <table:table-cell office:value-type="float" office:value="0.000000000153274" calcext:value-type="float">
            <text:p>1.53E-10</text:p>
          </table:table-cell>
          <table:table-cell office:value-type="float" office:value="0.000000000116883" calcext:value-type="float">
            <text:p>1.17E-10</text:p>
          </table:table-cell>
          <table:table-cell office:value-type="float" office:value="0.000000000135455" calcext:value-type="float">
            <text:p>1.35E-10</text:p>
          </table:table-cell>
          <table:table-cell office:value-type="float" office:value="0.00000000015452" calcext:value-type="float">
            <text:p>1.55E-10</text:p>
          </table:table-cell>
          <table:table-cell office:value-type="float" office:value="0.000000000137182" calcext:value-type="float">
            <text:p>1.37E-10</text:p>
          </table:table-cell>
          <table:table-cell office:value-type="float" office:value="0.00000000014913" calcext:value-type="float">
            <text:p>1.49E-10</text:p>
          </table:table-cell>
          <table:table-cell office:value-type="float" office:value="0.0000000000528708" calcext:value-type="float">
            <text:p>5.29E-11</text:p>
          </table:table-cell>
          <table:table-cell table:formula="of:=SUM([.J182:.K182])" office:value-type="float" office:value="0.00000001215096" calcext:value-type="float">
            <text:p>1.22E-08</text:p>
          </table:table-cell>
          <table:table-cell table:formula="of:=SUM([.L182:.R182])" office:value-type="float" office:value="0.000000005272279" calcext:value-type="float">
            <text:p>5.27E-09</text:p>
          </table:table-cell>
          <table:table-cell table:formula="of:=SUM([.S182:.AF182])" office:value-type="float" office:value="0.0000000021334038" calcext:value-type="float">
            <text:p>2.13E-0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84" calcext:value-type="float">
            <text:p>84</text:p>
          </table:table-cell>
          <table:table-cell office:value-type="float" office:value="0.0000000055151" calcext:value-type="float">
            <text:p>5.52E-09</text:p>
          </table:table-cell>
          <table:table-cell office:value-type="float" office:value="0.00000000260073" calcext:value-type="float">
            <text:p>2.60E-09</text:p>
          </table:table-cell>
          <table:table-cell office:value-type="float" office:value="0.00000000132491" calcext:value-type="float">
            <text:p>1.32E-09</text:p>
          </table:table-cell>
          <table:table-cell office:value-type="float" office:value="0.000000000826401" calcext:value-type="float">
            <text:p>8.26E-10</text:p>
          </table:table-cell>
          <table:table-cell office:value-type="float" office:value="0.000000000531632" calcext:value-type="float">
            <text:p>5.32E-10</text:p>
          </table:table-cell>
          <table:table-cell office:value-type="float" office:value="0.000000000446526" calcext:value-type="float">
            <text:p>4.47E-10</text:p>
          </table:table-cell>
          <table:table-cell office:value-type="float" office:value="0.000000000450385" calcext:value-type="float">
            <text:p>4.50E-10</text:p>
          </table:table-cell>
          <table:table-cell office:value-type="float" office:value="0.000000000339988" calcext:value-type="float">
            <text:p>3.40E-10</text:p>
          </table:table-cell>
          <table:table-cell office:value-type="float" office:value="0.000000000301472" calcext:value-type="float">
            <text:p>3.01E-10</text:p>
          </table:table-cell>
          <table:table-cell office:value-type="float" office:value="0.000000000217676" calcext:value-type="float">
            <text:p>2.18E-10</text:p>
          </table:table-cell>
          <table:table-cell office:value-type="float" office:value="0.000000000233896" calcext:value-type="float">
            <text:p>2.34E-10</text:p>
          </table:table-cell>
          <table:table-cell office:value-type="float" office:value="0.000000000201548" calcext:value-type="float">
            <text:p>2.02E-10</text:p>
          </table:table-cell>
          <table:table-cell office:value-type="float" office:value="0.000000000170233" calcext:value-type="float">
            <text:p>1.70E-10</text:p>
          </table:table-cell>
          <table:table-cell office:value-type="float" office:value="0.000000000150936" calcext:value-type="float">
            <text:p>1.51E-10</text:p>
          </table:table-cell>
          <table:table-cell table:style-name="ce1" office:value-type="float" office:value="0.000000000131459" calcext:value-type="float">
            <text:p>1.31E-10</text:p>
          </table:table-cell>
          <table:table-cell office:value-type="float" office:value="0.000000000129836" calcext:value-type="float">
            <text:p>1.30E-10</text:p>
          </table:table-cell>
          <table:table-cell office:value-type="float" office:value="0.000000000115951" calcext:value-type="float">
            <text:p>1.16E-10</text:p>
          </table:table-cell>
          <table:table-cell office:value-type="float" office:value="0.0000000000660645" calcext:value-type="float">
            <text:p>6.61E-11</text:p>
          </table:table-cell>
          <table:table-cell office:value-type="float" office:value="0.0000000000714705" calcext:value-type="float">
            <text:p>7.15E-11</text:p>
          </table:table-cell>
          <table:table-cell office:value-type="float" office:value="0.0000000000690184" calcext:value-type="float">
            <text:p>6.90E-11</text:p>
          </table:table-cell>
          <table:table-cell office:value-type="float" office:value="0.000000000058341" calcext:value-type="float">
            <text:p>5.83E-11</text:p>
          </table:table-cell>
          <table:table-cell office:value-type="float" office:value="0.0000000000650771" calcext:value-type="float">
            <text:p>6.51E-11</text:p>
          </table:table-cell>
          <table:table-cell office:value-type="float" office:value="0.0000000000195889" calcext:value-type="float">
            <text:p>1.96E-11</text:p>
          </table:table-cell>
          <table:table-cell table:formula="of:=SUM([.J183:.K183])" office:value-type="float" office:value="0.00000000811583" calcext:value-type="float">
            <text:p>8.12E-09</text:p>
          </table:table-cell>
          <table:table-cell table:formula="of:=SUM([.L183:.R183])" office:value-type="float" office:value="0.000000004221314" calcext:value-type="float">
            <text:p>4.22E-09</text:p>
          </table:table-cell>
          <table:table-cell table:formula="of:=SUM([.S183:.AF183])" office:value-type="float" office:value="0.0000000017010954" calcext:value-type="float">
            <text:p>1.70E-0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00826904" calcext:value-type="float">
            <text:p>8.27E-09</text:p>
          </table:table-cell>
          <table:table-cell office:value-type="float" office:value="0.00000000389837" calcext:value-type="float">
            <text:p>3.90E-09</text:p>
          </table:table-cell>
          <table:table-cell office:value-type="float" office:value="0.00000000198372" calcext:value-type="float">
            <text:p>1.98E-09</text:p>
          </table:table-cell>
          <table:table-cell office:value-type="float" office:value="0.00000000122892" calcext:value-type="float">
            <text:p>1.23E-09</text:p>
          </table:table-cell>
          <table:table-cell office:value-type="float" office:value="0.000000000796773" calcext:value-type="float">
            <text:p>7.97E-10</text:p>
          </table:table-cell>
          <table:table-cell office:value-type="float" office:value="0.000000000565149" calcext:value-type="float">
            <text:p>5.65E-10</text:p>
          </table:table-cell>
          <table:table-cell office:value-type="float" office:value="0.000000000450168" calcext:value-type="float">
            <text:p>4.50E-10</text:p>
          </table:table-cell>
          <table:table-cell office:value-type="float" office:value="0.0000000003398" calcext:value-type="float">
            <text:p>3.40E-10</text:p>
          </table:table-cell>
          <table:table-cell office:value-type="float" office:value="0.000000000301327" calcext:value-type="float">
            <text:p>3.01E-10</text:p>
          </table:table-cell>
          <table:table-cell office:value-type="float" office:value="0.000000000217578" calcext:value-type="float">
            <text:p>2.18E-10</text:p>
          </table:table-cell>
          <table:table-cell office:value-type="float" office:value="0.000000000235501" calcext:value-type="float">
            <text:p>2.36E-10</text:p>
          </table:table-cell>
          <table:table-cell office:value-type="float" office:value="0.000000000226401" calcext:value-type="float">
            <text:p>2.26E-10</text:p>
          </table:table-cell>
          <table:table-cell office:value-type="float" office:value="0.000000000217833" calcext:value-type="float">
            <text:p>2.18E-10</text:p>
          </table:table-cell>
          <table:table-cell office:value-type="float" office:value="0.000000000191652" calcext:value-type="float">
            <text:p>1.92E-10</text:p>
          </table:table-cell>
          <table:table-cell table:style-name="ce1" office:value-type="float" office:value="0.000000000162717" calcext:value-type="float">
            <text:p>1.63E-10</text:p>
          </table:table-cell>
          <table:table-cell office:value-type="float" office:value="0.000000000161603" calcext:value-type="float">
            <text:p>1.62E-10</text:p>
          </table:table-cell>
          <table:table-cell office:value-type="float" office:value="0.000000000144477" calcext:value-type="float">
            <text:p>1.44E-10</text:p>
          </table:table-cell>
          <table:table-cell office:value-type="float" office:value="0.0000000000870832" calcext:value-type="float">
            <text:p>8.71E-11</text:p>
          </table:table-cell>
          <table:table-cell office:value-type="float" office:value="0.0000000000949773" calcext:value-type="float">
            <text:p>9.50E-11</text:p>
          </table:table-cell>
          <table:table-cell office:value-type="float" office:value="0.0000000000953958" calcext:value-type="float">
            <text:p>9.54E-11</text:p>
          </table:table-cell>
          <table:table-cell office:value-type="float" office:value="0.0000000000814276" calcext:value-type="float">
            <text:p>8.14E-11</text:p>
          </table:table-cell>
          <table:table-cell office:value-type="float" office:value="0.0000000000897377" calcext:value-type="float">
            <text:p>8.97E-11</text:p>
          </table:table-cell>
          <table:table-cell office:value-type="float" office:value="0.000000000029066" calcext:value-type="float">
            <text:p>2.91E-11</text:p>
          </table:table-cell>
          <table:table-cell table:formula="of:=SUM([.J184:.K184])" office:value-type="float" office:value="0.00000001216741" calcext:value-type="float">
            <text:p>1.22E-08</text:p>
          </table:table-cell>
          <table:table-cell table:formula="of:=SUM([.L184:.R184])" office:value-type="float" office:value="0.000000005665857" calcext:value-type="float">
            <text:p>5.67E-09</text:p>
          </table:table-cell>
          <table:table-cell table:formula="of:=SUM([.S184:.AF184])" office:value-type="float" office:value="0.0000000020354496" calcext:value-type="float">
            <text:p>2.04E-0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32" calcext:value-type="float">
            <text:p>132</text:p>
          </table:table-cell>
          <table:table-cell office:value-type="float" office:value="0.00000000550736" calcext:value-type="float">
            <text:p>5.51E-09</text:p>
          </table:table-cell>
          <table:table-cell office:value-type="float" office:value="0.00000000259505" calcext:value-type="float">
            <text:p>2.60E-09</text:p>
          </table:table-cell>
          <table:table-cell office:value-type="float" office:value="0.00000000131754" calcext:value-type="float">
            <text:p>1.32E-09</text:p>
          </table:table-cell>
          <table:table-cell office:value-type="float" office:value="0.000000000783618" calcext:value-type="float">
            <text:p>7.84E-10</text:p>
          </table:table-cell>
          <table:table-cell office:value-type="float" office:value="0.000000000530408" calcext:value-type="float">
            <text:p>5.30E-10</text:p>
          </table:table-cell>
          <table:table-cell office:value-type="float" office:value="0.000000000383918" calcext:value-type="float">
            <text:p>3.84E-10</text:p>
          </table:table-cell>
          <table:table-cell office:value-type="float" office:value="0.000000000392989" calcext:value-type="float">
            <text:p>3.93E-10</text:p>
          </table:table-cell>
          <table:table-cell office:value-type="float" office:value="0.000000000325615" calcext:value-type="float">
            <text:p>3.26E-10</text:p>
          </table:table-cell>
          <table:table-cell office:value-type="float" office:value="0.000000000283392" calcext:value-type="float">
            <text:p>2.83E-10</text:p>
          </table:table-cell>
          <table:table-cell office:value-type="float" office:value="0.000000000200668" calcext:value-type="float">
            <text:p>2.01E-10</text:p>
          </table:table-cell>
          <table:table-cell office:value-type="float" office:value="0.000000000232742" calcext:value-type="float">
            <text:p>2.33E-10</text:p>
          </table:table-cell>
          <table:table-cell office:value-type="float" office:value="0.000000000201491" calcext:value-type="float">
            <text:p>2.01E-10</text:p>
          </table:table-cell>
          <table:table-cell office:value-type="float" office:value="0.000000000141695" calcext:value-type="float">
            <text:p>1.42E-10</text:p>
          </table:table-cell>
          <table:table-cell office:value-type="float" office:value="0.000000000138959" calcext:value-type="float">
            <text:p>1.39E-10</text:p>
          </table:table-cell>
          <table:table-cell table:style-name="ce1" office:value-type="float" office:value="0.000000000124937" calcext:value-type="float">
            <text:p>1.25E-10</text:p>
          </table:table-cell>
          <table:table-cell office:value-type="float" office:value="0.000000000145187" calcext:value-type="float">
            <text:p>1.45E-10</text:p>
          </table:table-cell>
          <table:table-cell office:value-type="float" office:value="0.000000000165214" calcext:value-type="float">
            <text:p>1.65E-10</text:p>
          </table:table-cell>
          <table:table-cell office:value-type="float" office:value="0.00000000016021" calcext:value-type="float">
            <text:p>1.60E-10</text:p>
          </table:table-cell>
          <table:table-cell office:value-type="float" office:value="0.000000000194621" calcext:value-type="float">
            <text:p>1.95E-10</text:p>
          </table:table-cell>
          <table:table-cell office:value-type="float" office:value="0.000000000224523" calcext:value-type="float">
            <text:p>2.25E-10</text:p>
          </table:table-cell>
          <table:table-cell office:value-type="float" office:value="0.000000000196215" calcext:value-type="float">
            <text:p>1.96E-10</text:p>
          </table:table-cell>
          <table:table-cell office:value-type="float" office:value="0.00000000021495" calcext:value-type="float">
            <text:p>2.15E-10</text:p>
          </table:table-cell>
          <table:table-cell office:value-type="float" office:value="0.0000000000744883" calcext:value-type="float">
            <text:p>7.45E-11</text:p>
          </table:table-cell>
          <table:table-cell table:formula="of:=SUM([.J185:.K185])" office:value-type="float" office:value="0.00000000810241" calcext:value-type="float">
            <text:p>8.10E-09</text:p>
          </table:table-cell>
          <table:table-cell table:formula="of:=SUM([.L185:.R185])" office:value-type="float" office:value="0.00000000401748" calcext:value-type="float">
            <text:p>4.02E-09</text:p>
          </table:table-cell>
          <table:table-cell table:formula="of:=SUM([.S185:.AF185])" office:value-type="float" office:value="0.0000000024159003" calcext:value-type="float">
            <text:p>2.42E-0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56" calcext:value-type="float">
            <text:p>156</text:p>
          </table:table-cell>
          <table:table-cell office:value-type="float" office:value="0.00000000551339" calcext:value-type="float">
            <text:p>5.51E-09</text:p>
          </table:table-cell>
          <table:table-cell office:value-type="float" office:value="0.00000000259802" calcext:value-type="float">
            <text:p>2.60E-09</text:p>
          </table:table-cell>
          <table:table-cell office:value-type="float" office:value="0.00000000146742" calcext:value-type="float">
            <text:p>1.47E-09</text:p>
          </table:table-cell>
          <table:table-cell office:value-type="float" office:value="0.00000000116042" calcext:value-type="float">
            <text:p>1.16E-09</text:p>
          </table:table-cell>
          <table:table-cell office:value-type="float" office:value="0.000000000746734" calcext:value-type="float">
            <text:p>7.47E-10</text:p>
          </table:table-cell>
          <table:table-cell office:value-type="float" office:value="0.000000000532037" calcext:value-type="float">
            <text:p>5.32E-10</text:p>
          </table:table-cell>
          <table:table-cell office:value-type="float" office:value="0.000000000309818" calcext:value-type="float">
            <text:p>3.10E-10</text:p>
          </table:table-cell>
          <table:table-cell office:value-type="float" office:value="0.000000000217825" calcext:value-type="float">
            <text:p>2.18E-10</text:p>
          </table:table-cell>
          <table:table-cell office:value-type="float" office:value="0.000000000237229" calcext:value-type="float">
            <text:p>2.37E-10</text:p>
          </table:table-cell>
          <table:table-cell office:value-type="float" office:value="0.000000000181694" calcext:value-type="float">
            <text:p>1.82E-10</text:p>
          </table:table-cell>
          <table:table-cell office:value-type="float" office:value="0.000000000181104" calcext:value-type="float">
            <text:p>1.81E-10</text:p>
          </table:table-cell>
          <table:table-cell office:value-type="float" office:value="0.000000000147444" calcext:value-type="float">
            <text:p>1.47E-10</text:p>
          </table:table-cell>
          <table:table-cell office:value-type="float" office:value="0.000000000133389" calcext:value-type="float">
            <text:p>1.33E-10</text:p>
          </table:table-cell>
          <table:table-cell office:value-type="float" office:value="0.000000000121317" calcext:value-type="float">
            <text:p>1.21E-10</text:p>
          </table:table-cell>
          <table:table-cell table:style-name="ce1" office:value-type="float" office:value="0.000000000108702" calcext:value-type="float">
            <text:p>1.09E-10</text:p>
          </table:table-cell>
          <table:table-cell office:value-type="float" office:value="0.000000000116705" calcext:value-type="float">
            <text:p>1.17E-10</text:p>
          </table:table-cell>
          <table:table-cell office:value-type="float" office:value="0.0000000000945628" calcext:value-type="float">
            <text:p>9.46E-11</text:p>
          </table:table-cell>
          <table:table-cell office:value-type="float" office:value="0.0000000000256765" calcext:value-type="float">
            <text:p>2.57E-11</text:p>
          </table:table-cell>
          <table:table-cell office:value-type="float" office:value="0.0000000000135489" calcext:value-type="float">
            <text:p>1.35E-1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formula="of:=SUM([.J186:.K186])" office:value-type="float" office:value="0.00000000811141" calcext:value-type="float">
            <text:p>8.11E-09</text:p>
          </table:table-cell>
          <table:table-cell table:formula="of:=SUM([.L186:.R186])" office:value-type="float" office:value="0.000000004671483" calcext:value-type="float">
            <text:p>4.67E-09</text:p>
          </table:table-cell>
          <table:table-cell table:formula="of:=SUM([.S186:.AF186])" office:value-type="float" office:value="0.0000000011241432" calcext:value-type="float">
            <text:p>1.12E-0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830839" calcext:value-type="float">
            <text:p>8.31E-09</text:p>
          </table:table-cell>
          <table:table-cell office:value-type="float" office:value="0.00000000391555" calcext:value-type="float">
            <text:p>3.92E-09</text:p>
          </table:table-cell>
          <table:table-cell office:value-type="float" office:value="0.00000000183977" calcext:value-type="float">
            <text:p>1.84E-09</text:p>
          </table:table-cell>
          <table:table-cell office:value-type="float" office:value="0.000000000777654" calcext:value-type="float">
            <text:p>7.78E-10</text:p>
          </table:table-cell>
          <table:table-cell office:value-type="float" office:value="0.000000000495969" calcext:value-type="float">
            <text:p>4.96E-10</text:p>
          </table:table-cell>
          <table:table-cell office:value-type="float" office:value="0.000000000359031" calcext:value-type="float">
            <text:p>3.59E-10</text:p>
          </table:table-cell>
          <table:table-cell office:value-type="float" office:value="0.000000000362699" calcext:value-type="float">
            <text:p>3.63E-10</text:p>
          </table:table-cell>
          <table:table-cell office:value-type="float" office:value="0.000000000275587" calcext:value-type="float">
            <text:p>2.76E-10</text:p>
          </table:table-cell>
          <table:table-cell office:value-type="float" office:value="0.000000000179963" calcext:value-type="float">
            <text:p>1.80E-10</text:p>
          </table:table-cell>
          <table:table-cell office:value-type="float" office:value="0.000000000127934" calcext:value-type="float">
            <text:p>1.28E-10</text:p>
          </table:table-cell>
          <table:table-cell office:value-type="float" office:value="0.000000000134735" calcext:value-type="float">
            <text:p>1.35E-10</text:p>
          </table:table-cell>
          <table:table-cell office:value-type="float" office:value="0.000000000101374" calcext:value-type="float">
            <text:p>1.01E-10</text:p>
          </table:table-cell>
          <table:table-cell office:value-type="float" office:value="0.000000000093097" calcext:value-type="float">
            <text:p>9.31E-11</text:p>
          </table:table-cell>
          <table:table-cell office:value-type="float" office:value="0.0000000000661213" calcext:value-type="float">
            <text:p>6.61E-11</text:p>
          </table:table-cell>
          <table:table-cell table:style-name="ce1" office:value-type="float" office:value="0.0000000000459651" calcext:value-type="float">
            <text:p>4.60E-11</text:p>
          </table:table-cell>
          <table:table-cell office:value-type="float" office:value="0.0000000000283181" calcext:value-type="float">
            <text:p>2.83E-11</text:p>
          </table:table-cell>
          <table:table-cell office:value-type="float" office:value="0.0000000000157059" calcext:value-type="float">
            <text:p>1.57E-1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formula="of:=SUM([.J187:.K187])" office:value-type="float" office:value="0.00000001222394" calcext:value-type="float">
            <text:p>1.22E-08</text:p>
          </table:table-cell>
          <table:table-cell table:formula="of:=SUM([.L187:.R187])" office:value-type="float" office:value="0.000000004290673" calcext:value-type="float">
            <text:p>4.29E-09</text:p>
          </table:table-cell>
          <table:table-cell table:formula="of:=SUM([.S187:.AF187])" office:value-type="float" office:value="0.0000000006132504" calcext:value-type="float">
            <text:p>6.13E-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04" calcext:value-type="float">
            <text:p>204</text:p>
          </table:table-cell>
          <table:table-cell office:value-type="float" office:value="0.00000000557627" calcext:value-type="float">
            <text:p>5.58E-09</text:p>
          </table:table-cell>
          <table:table-cell office:value-type="float" office:value="0.0000000026291" calcext:value-type="float">
            <text:p>2.63E-09</text:p>
          </table:table-cell>
          <table:table-cell office:value-type="float" office:value="0.00000000133507" calcext:value-type="float">
            <text:p>1.34E-09</text:p>
          </table:table-cell>
          <table:table-cell office:value-type="float" office:value="0.000000000782392" calcext:value-type="float">
            <text:p>7.82E-10</text:p>
          </table:table-cell>
          <table:table-cell office:value-type="float" office:value="0.000000000579621" calcext:value-type="float">
            <text:p>5.80E-10</text:p>
          </table:table-cell>
          <table:table-cell office:value-type="float" office:value="0.000000000498444" calcext:value-type="float">
            <text:p>4.98E-10</text:p>
          </table:table-cell>
          <table:table-cell office:value-type="float" office:value="0.000000000279948" calcext:value-type="float">
            <text:p>2.80E-10</text:p>
          </table:table-cell>
          <table:table-cell office:value-type="float" office:value="0.000000000181741" calcext:value-type="float">
            <text:p>1.82E-10</text:p>
          </table:table-cell>
          <table:table-cell office:value-type="float" office:value="0.000000000164125" calcext:value-type="float">
            <text:p>1.64E-10</text:p>
          </table:table-cell>
          <table:table-cell office:value-type="float" office:value="0.000000000122966" calcext:value-type="float">
            <text:p>1.23E-10</text:p>
          </table:table-cell>
          <table:table-cell office:value-type="float" office:value="0.0000000000951492" calcext:value-type="float">
            <text:p>9.51E-11</text:p>
          </table:table-cell>
          <table:table-cell office:value-type="float" office:value="0.0000000000706655" calcext:value-type="float">
            <text:p>7.07E-11</text:p>
          </table:table-cell>
          <table:table-cell office:value-type="float" office:value="0.0000000000406464" calcext:value-type="float">
            <text:p>4.06E-11</text:p>
          </table:table-cell>
          <table:table-cell office:value-type="float" office:value="0.0000000000173475" calcext:value-type="float">
            <text:p>1.73E-11</text:p>
          </table:table-cell>
          <table:table-cell table:style-name="ce1" office:value-type="float" office:value="0.00000000000778137" calcext:value-type="float">
            <text:p>7.78E-12</text:p>
          </table:table-cell>
          <table:table-cell office:value-type="float" office:value="0.00000000000416001" calcext:value-type="float">
            <text:p>4.16E-1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formula="of:=SUM([.J188:.K188])" office:value-type="float" office:value="0.00000000820537" calcext:value-type="float">
            <text:p>8.21E-09</text:p>
          </table:table-cell>
          <table:table-cell table:formula="of:=SUM([.L188:.R188])" office:value-type="float" office:value="0.000000003821341" calcext:value-type="float">
            <text:p>3.82E-09</text:p>
          </table:table-cell>
          <table:table-cell table:formula="of:=SUM([.S188:.AF188])" office:value-type="float" office:value="0.00000000035871598" calcext:value-type="float">
            <text:p>3.59E-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28" calcext:value-type="float">
            <text:p>228</text:p>
          </table:table-cell>
          <table:table-cell office:value-type="float" office:value="0.00000000841864" calcext:value-type="float">
            <text:p>8.42E-09</text:p>
          </table:table-cell>
          <table:table-cell office:value-type="float" office:value="0.00000000396954" calcext:value-type="float">
            <text:p>3.97E-09</text:p>
          </table:table-cell>
          <table:table-cell office:value-type="float" office:value="0.00000000201576" calcext:value-type="float">
            <text:p>2.02E-09</text:p>
          </table:table-cell>
          <table:table-cell office:value-type="float" office:value="0.00000000116041" calcext:value-type="float">
            <text:p>1.16E-09</text:p>
          </table:table-cell>
          <table:table-cell office:value-type="float" office:value="0.000000000623158" calcext:value-type="float">
            <text:p>6.23E-10</text:p>
          </table:table-cell>
          <table:table-cell office:value-type="float" office:value="0.000000000330588" calcext:value-type="float">
            <text:p>3.31E-10</text:p>
          </table:table-cell>
          <table:table-cell office:value-type="float" office:value="0.000000000246959" calcext:value-type="float">
            <text:p>2.47E-10</text:p>
          </table:table-cell>
          <table:table-cell office:value-type="float" office:value="0.000000000172943" calcext:value-type="float">
            <text:p>1.73E-10</text:p>
          </table:table-cell>
          <table:table-cell office:value-type="float" office:value="0.000000000127704" calcext:value-type="float">
            <text:p>1.28E-10</text:p>
          </table:table-cell>
          <table:table-cell office:value-type="float" office:value="0.0000000000678116" calcext:value-type="float">
            <text:p>6.78E-11</text:p>
          </table:table-cell>
          <table:table-cell office:value-type="float" office:value="0.0000000000800739" calcext:value-type="float">
            <text:p>8.01E-11</text:p>
          </table:table-cell>
          <table:table-cell office:value-type="float" office:value="0.000000000051234" calcext:value-type="float">
            <text:p>5.12E-11</text:p>
          </table:table-cell>
          <table:table-cell office:value-type="float" office:value="0.0000000000323902" calcext:value-type="float">
            <text:p>3.24E-11</text:p>
          </table:table-cell>
          <table:table-cell office:value-type="float" office:value="0.0000000000238514" calcext:value-type="float">
            <text:p>2.39E-11</text:p>
          </table:table-cell>
          <table:table-cell table:style-name="ce1" office:value-type="float" office:value="0.00000000000867074" calcext:value-type="float">
            <text:p>8.67E-12</text:p>
          </table:table-cell>
          <table:table-cell office:value-type="float" office:value="0.00000000000386732" calcext:value-type="float">
            <text:p>3.87E-1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formula="of:=SUM([.J189:.K189])" office:value-type="float" office:value="0.00000001238818" calcext:value-type="float">
            <text:p>1.24E-08</text:p>
          </table:table-cell>
          <table:table-cell table:formula="of:=SUM([.L189:.R189])" office:value-type="float" office:value="0.000000004677522" calcext:value-type="float">
            <text:p>4.68E-09</text:p>
          </table:table-cell>
          <table:table-cell table:formula="of:=SUM([.S189:.AF189])" office:value-type="float" office:value="0.00000000026789916" calcext:value-type="float">
            <text:p>2.68E-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52" calcext:value-type="float">
            <text:p>252</text:p>
          </table:table-cell>
          <table:table-cell office:value-type="float" office:value="0.00000000563665" calcext:value-type="float">
            <text:p>5.64E-09</text:p>
          </table:table-cell>
          <table:table-cell office:value-type="float" office:value="0.00000000265815" calcext:value-type="float">
            <text:p>2.66E-09</text:p>
          </table:table-cell>
          <table:table-cell office:value-type="float" office:value="0.00000000134604" calcext:value-type="float">
            <text:p>1.35E-09</text:p>
          </table:table-cell>
          <table:table-cell office:value-type="float" office:value="0.000000000742477" calcext:value-type="float">
            <text:p>7.42E-10</text:p>
          </table:table-cell>
          <table:table-cell office:value-type="float" office:value="0.000000000469406" calcext:value-type="float">
            <text:p>4.69E-10</text:p>
          </table:table-cell>
          <table:table-cell office:value-type="float" office:value="0.000000000330482" calcext:value-type="float">
            <text:p>3.30E-10</text:p>
          </table:table-cell>
          <table:table-cell office:value-type="float" office:value="0.000000000236401" calcext:value-type="float">
            <text:p>2.36E-10</text:p>
          </table:table-cell>
          <table:table-cell office:value-type="float" office:value="0.000000000169368" calcext:value-type="float">
            <text:p>1.69E-10</text:p>
          </table:table-cell>
          <table:table-cell office:value-type="float" office:value="0.00000000013578" calcext:value-type="float">
            <text:p>1.36E-10</text:p>
          </table:table-cell>
          <table:table-cell office:value-type="float" office:value="0.0000000000726409" calcext:value-type="float">
            <text:p>7.26E-11</text:p>
          </table:table-cell>
          <table:table-cell office:value-type="float" office:value="0.0000000000419383" calcext:value-type="float">
            <text:p>4.19E-11</text:p>
          </table:table-cell>
          <table:table-cell office:value-type="float" office:value="0.0000000000290989" calcext:value-type="float">
            <text:p>2.91E-11</text:p>
          </table:table-cell>
          <table:table-cell office:value-type="float" office:value="0.0000000000131348" calcext:value-type="float">
            <text:p>1.31E-1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formula="of:=SUM([.J190:.K190])" office:value-type="float" office:value="0.0000000082948" calcext:value-type="float">
            <text:p>8.29E-09</text:p>
          </table:table-cell>
          <table:table-cell table:formula="of:=SUM([.L190:.R190])" office:value-type="float" office:value="0.000000003429954" calcext:value-type="float">
            <text:p>3.43E-09</text:p>
          </table:table-cell>
          <table:table-cell table:formula="of:=SUM([.S190:.AF190])" office:value-type="float" office:value="0.0000000001568129" calcext:value-type="float">
            <text:p>1.57E-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76" calcext:value-type="float">
            <text:p>276</text:p>
          </table:table-cell>
          <table:table-cell office:value-type="float" office:value="0.00000000564071" calcext:value-type="float">
            <text:p>5.64E-09</text:p>
          </table:table-cell>
          <table:table-cell office:value-type="float" office:value="0.0000000026602" calcext:value-type="float">
            <text:p>2.66E-09</text:p>
          </table:table-cell>
          <table:table-cell office:value-type="float" office:value="0.0000000013471" calcext:value-type="float">
            <text:p>1.35E-09</text:p>
          </table:table-cell>
          <table:table-cell office:value-type="float" office:value="0.000000000743035" calcext:value-type="float">
            <text:p>7.43E-10</text:p>
          </table:table-cell>
          <table:table-cell office:value-type="float" office:value="0.000000000469769" calcext:value-type="float">
            <text:p>4.70E-10</text:p>
          </table:table-cell>
          <table:table-cell office:value-type="float" office:value="0.000000000330729" calcext:value-type="float">
            <text:p>3.31E-10</text:p>
          </table:table-cell>
          <table:table-cell office:value-type="float" office:value="0.000000000236568" calcext:value-type="float">
            <text:p>2.37E-10</text:p>
          </table:table-cell>
          <table:table-cell office:value-type="float" office:value="0.000000000169492" calcext:value-type="float">
            <text:p>1.69E-10</text:p>
          </table:table-cell>
          <table:table-cell office:value-type="float" office:value="0.000000000135868" calcext:value-type="float">
            <text:p>1.36E-10</text:p>
          </table:table-cell>
          <table:table-cell office:value-type="float" office:value="0.0000000000882333" calcext:value-type="float">
            <text:p>8.82E-11</text:p>
          </table:table-cell>
          <table:table-cell office:value-type="float" office:value="0.0000000000626205" calcext:value-type="float">
            <text:p>6.26E-11</text:p>
          </table:table-cell>
          <table:table-cell office:value-type="float" office:value="0.0000000000293505" calcext:value-type="float">
            <text:p>2.94E-11</text:p>
          </table:table-cell>
          <table:table-cell office:value-type="float" office:value="0.0000000000213391" calcext:value-type="float">
            <text:p>2.13E-11</text:p>
          </table:table-cell>
          <table:table-cell office:value-type="float" office:value="0.0000000000150629" calcext:value-type="float">
            <text:p>1.51E-11</text:p>
          </table:table-cell>
          <table:table-cell table:style-name="ce1" office:value-type="float" office:value="0.00000000000680908" calcext:value-type="float">
            <text:p>6.81E-12</text:p>
          </table:table-cell>
          <table:table-cell office:value-type="float" office:value="0.00000000000366025" calcext:value-type="float">
            <text:p>3.66E-1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formula="of:=SUM([.J191:.K191])" office:value-type="float" office:value="0.00000000830091" calcext:value-type="float">
            <text:p>8.30E-09</text:p>
          </table:table-cell>
          <table:table-cell table:formula="of:=SUM([.L191:.R191])" office:value-type="float" office:value="0.000000003432561" calcext:value-type="float">
            <text:p>3.43E-09</text:p>
          </table:table-cell>
          <table:table-cell table:formula="of:=SUM([.S191:.AF191])" office:value-type="float" office:value="0.00000000022707563" calcext:value-type="float">
            <text:p>2.27E-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843703" calcext:value-type="float">
            <text:p>8.44E-09</text:p>
          </table:table-cell>
          <table:table-cell office:value-type="float" office:value="0.00000000397833" calcext:value-type="float">
            <text:p>3.98E-09</text:p>
          </table:table-cell>
          <table:table-cell office:value-type="float" office:value="0.00000000201837" calcext:value-type="float">
            <text:p>2.02E-09</text:p>
          </table:table-cell>
          <table:table-cell office:value-type="float" office:value="0.000000000925532" calcext:value-type="float">
            <text:p>9.26E-10</text:p>
          </table:table-cell>
          <table:table-cell office:value-type="float" office:value="0.000000000468776" calcext:value-type="float">
            <text:p>4.69E-10</text:p>
          </table:table-cell>
          <table:table-cell office:value-type="float" office:value="0.000000000330613" calcext:value-type="float">
            <text:p>3.31E-10</text:p>
          </table:table-cell>
          <table:table-cell office:value-type="float" office:value="0.000000000240543" calcext:value-type="float">
            <text:p>2.41E-10</text:p>
          </table:table-cell>
          <table:table-cell office:value-type="float" office:value="0.000000000169951" calcext:value-type="float">
            <text:p>1.70E-10</text:p>
          </table:table-cell>
          <table:table-cell office:value-type="float" office:value="0.000000000125003" calcext:value-type="float">
            <text:p>1.25E-10</text:p>
          </table:table-cell>
          <table:table-cell office:value-type="float" office:value="0.000000000050489" calcext:value-type="float">
            <text:p>5.05E-11</text:p>
          </table:table-cell>
          <table:table-cell office:value-type="float" office:value="0.0000000000561066" calcext:value-type="float">
            <text:p>5.61E-11</text:p>
          </table:table-cell>
          <table:table-cell office:value-type="float" office:value="0.0000000000483894" calcext:value-type="float">
            <text:p>4.84E-11</text:p>
          </table:table-cell>
          <table:table-cell office:value-type="float" office:value="0.0000000000224399" calcext:value-type="float">
            <text:p>2.24E-11</text:p>
          </table:table-cell>
          <table:table-cell office:value-type="float" office:value="0.00000000000779413" calcext:value-type="float">
            <text:p>7.79E-12</text:p>
          </table:table-cell>
          <table:table-cell table:style-name="ce1" office:value-type="float" office:value="0.00000000000144976" calcext:value-type="float">
            <text:p>1.45E-1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formula="of:=SUM([.J192:.K192])" office:value-type="float" office:value="0.00000001241536" calcext:value-type="float">
            <text:p>1.24E-08</text:p>
          </table:table-cell>
          <table:table-cell table:formula="of:=SUM([.L192:.R192])" office:value-type="float" office:value="0.000000004278788" calcext:value-type="float">
            <text:p>4.28E-09</text:p>
          </table:table-cell>
          <table:table-cell table:formula="of:=SUM([.S192:.AF192])" office:value-type="float" office:value="0.00000000018666879" calcext:value-type="float">
            <text:p>1.87E-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12" calcext:value-type="float">
            <text:p>312</text:p>
          </table:table-cell>
          <table:table-cell office:value-type="float" office:value="336" calcext:value-type="float">
            <text:p>33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24" calcext:value-type="float">
            <text:p>324</text:p>
          </table:table-cell>
          <table:table-cell office:value-type="float" office:value="0.00000000559232" calcext:value-type="float">
            <text:p>5.59E-09</text:p>
          </table:table-cell>
          <table:table-cell office:value-type="float" office:value="0.00000000263641" calcext:value-type="float">
            <text:p>2.64E-09</text:p>
          </table:table-cell>
          <table:table-cell office:value-type="float" office:value="0.00000000133872" calcext:value-type="float">
            <text:p>1.34E-09</text:p>
          </table:table-cell>
          <table:table-cell office:value-type="float" office:value="0.000000000997625" calcext:value-type="float">
            <text:p>9.98E-10</text:p>
          </table:table-cell>
          <table:table-cell office:value-type="float" office:value="0.000000000719416" calcext:value-type="float">
            <text:p>7.19E-10</text:p>
          </table:table-cell>
          <table:table-cell office:value-type="float" office:value="0.000000000435878" calcext:value-type="float">
            <text:p>4.36E-10</text:p>
          </table:table-cell>
          <table:table-cell office:value-type="float" office:value="0.000000000248712" calcext:value-type="float">
            <text:p>2.49E-10</text:p>
          </table:table-cell>
          <table:table-cell office:value-type="float" office:value="0.000000000178294" calcext:value-type="float">
            <text:p>1.78E-10</text:p>
          </table:table-cell>
          <table:table-cell office:value-type="float" office:value="0.000000000143369" calcext:value-type="float">
            <text:p>1.43E-10</text:p>
          </table:table-cell>
          <table:table-cell office:value-type="float" office:value="0.0000000000933619" calcext:value-type="float">
            <text:p>9.34E-11</text:p>
          </table:table-cell>
          <table:table-cell office:value-type="float" office:value="0.0000000000877393" calcext:value-type="float">
            <text:p>8.77E-11</text:p>
          </table:table-cell>
          <table:table-cell office:value-type="float" office:value="0.0000000000651082" calcext:value-type="float">
            <text:p>6.51E-11</text:p>
          </table:table-cell>
          <table:table-cell office:value-type="float" office:value="0.0000000000373546" calcext:value-type="float">
            <text:p>3.74E-11</text:p>
          </table:table-cell>
          <table:table-cell office:value-type="float" office:value="0.00000000001604" calcext:value-type="float">
            <text:p>1.60E-11</text:p>
          </table:table-cell>
          <table:table-cell table:style-name="ce1" office:value-type="float" office:value="0.00000000000721408" calcext:value-type="float">
            <text:p>7.21E-12</text:p>
          </table:table-cell>
          <table:table-cell office:value-type="float" office:value="0.00000000000386425" calcext:value-type="float">
            <text:p>3.86E-1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formula="of:=SUM([.J193:.K193])" office:value-type="float" office:value="0.00000000822873" calcext:value-type="float">
            <text:p>8.23E-09</text:p>
          </table:table-cell>
          <table:table-cell table:formula="of:=SUM([.L193:.R193])" office:value-type="float" office:value="0.000000004062014" calcext:value-type="float">
            <text:p>4.06E-09</text:p>
          </table:table-cell>
          <table:table-cell table:formula="of:=SUM([.S193:.AF193])" office:value-type="float" office:value="0.00000000031068233" calcext:value-type="float">
            <text:p>3.11E-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36" calcext:value-type="float">
            <text:p>336</text:p>
          </table:table-cell>
          <table:table-cell office:value-type="float" office:value="360" calcext:value-type="float">
            <text:p>36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48" calcext:value-type="float">
            <text:p>348</text:p>
          </table:table-cell>
          <table:table-cell office:value-type="float" office:value="0.00000000555843" calcext:value-type="float">
            <text:p>5.56E-09</text:p>
          </table:table-cell>
          <table:table-cell office:value-type="float" office:value="0.00000000261989" calcext:value-type="float">
            <text:p>2.62E-09</text:p>
          </table:table-cell>
          <table:table-cell office:value-type="float" office:value="0.00000000133032" calcext:value-type="float">
            <text:p>1.33E-09</text:p>
          </table:table-cell>
          <table:table-cell office:value-type="float" office:value="0.000000000779575" calcext:value-type="float">
            <text:p>7.80E-10</text:p>
          </table:table-cell>
          <table:table-cell office:value-type="float" office:value="0.000000000497258" calcext:value-type="float">
            <text:p>4.97E-10</text:p>
          </table:table-cell>
          <table:table-cell office:value-type="float" office:value="0.000000000411435" calcext:value-type="float">
            <text:p>4.11E-10</text:p>
          </table:table-cell>
          <table:table-cell office:value-type="float" office:value="0.000000000351407" calcext:value-type="float">
            <text:p>3.51E-10</text:p>
          </table:table-cell>
          <table:table-cell office:value-type="float" office:value="0.00000000018452" calcext:value-type="float">
            <text:p>1.85E-10</text:p>
          </table:table-cell>
          <table:table-cell office:value-type="float" office:value="0.000000000167643" calcext:value-type="float">
            <text:p>1.68E-10</text:p>
          </table:table-cell>
          <table:table-cell office:value-type="float" office:value="0.00000000012768" calcext:value-type="float">
            <text:p>1.28E-10</text:p>
          </table:table-cell>
          <table:table-cell office:value-type="float" office:value="0.000000000102069" calcext:value-type="float">
            <text:p>1.02E-10</text:p>
          </table:table-cell>
          <table:table-cell office:value-type="float" office:value="0.0000000000795854" calcext:value-type="float">
            <text:p>7.96E-11</text:p>
          </table:table-cell>
          <table:table-cell office:value-type="float" office:value="0.0000000000677376" calcext:value-type="float">
            <text:p>6.77E-11</text:p>
          </table:table-cell>
          <table:table-cell office:value-type="float" office:value="0.0000000000469936" calcext:value-type="float">
            <text:p>4.70E-11</text:p>
          </table:table-cell>
          <table:table-cell table:style-name="ce1" office:value-type="float" office:value="0.0000000000182277" calcext:value-type="float">
            <text:p>1.82E-11</text:p>
          </table:table-cell>
          <table:table-cell office:value-type="float" office:value="0.00000000000866586" calcext:value-type="float">
            <text:p>8.67E-1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formula="of:=SUM([.J194:.K194])" office:value-type="float" office:value="0.00000000817832" calcext:value-type="float">
            <text:p>8.18E-09</text:p>
          </table:table-cell>
          <table:table-cell table:formula="of:=SUM([.L194:.R194])" office:value-type="float" office:value="0.000000003722158" calcext:value-type="float">
            <text:p>3.72E-09</text:p>
          </table:table-cell>
          <table:table-cell table:formula="of:=SUM([.S194:.AF194])" office:value-type="float" office:value="0.00000000045095916" calcext:value-type="float">
            <text:p>4.51E-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0" calcext:value-type="float">
            <text:p>20</text:p>
          </table:table-cell>
          <table:table-cell office:value-type="float" office:value="0.0000000115595" calcext:value-type="float">
            <text:p>1.16E-08</text:p>
          </table:table-cell>
          <table:table-cell office:value-type="float" office:value="0.0000000071067" calcext:value-type="float">
            <text:p>7.11E-09</text:p>
          </table:table-cell>
          <table:table-cell office:value-type="float" office:value="0.00000000380502" calcext:value-type="float">
            <text:p>3.81E-09</text:p>
          </table:table-cell>
          <table:table-cell office:value-type="float" office:value="0.00000000226753" calcext:value-type="float">
            <text:p>2.27E-09</text:p>
          </table:table-cell>
          <table:table-cell office:value-type="float" office:value="0.00000000149713" calcext:value-type="float">
            <text:p>1.50E-09</text:p>
          </table:table-cell>
          <table:table-cell office:value-type="float" office:value="0.00000000102323" calcext:value-type="float">
            <text:p>1.02E-09</text:p>
          </table:table-cell>
          <table:table-cell office:value-type="float" office:value="0.000000000805643" calcext:value-type="float">
            <text:p>8.06E-10</text:p>
          </table:table-cell>
          <table:table-cell office:value-type="float" office:value="0.000000000614602" calcext:value-type="float">
            <text:p>6.15E-10</text:p>
          </table:table-cell>
          <table:table-cell office:value-type="float" office:value="0.000000000551932" calcext:value-type="float">
            <text:p>5.52E-10</text:p>
          </table:table-cell>
          <table:table-cell office:value-type="float" office:value="0.000000000436914" calcext:value-type="float">
            <text:p>4.37E-10</text:p>
          </table:table-cell>
          <table:table-cell office:value-type="float" office:value="0.00000000033181" calcext:value-type="float">
            <text:p>3.32E-10</text:p>
          </table:table-cell>
          <table:table-cell office:value-type="float" office:value="0.000000000304532" calcext:value-type="float">
            <text:p>3.05E-10</text:p>
          </table:table-cell>
          <table:table-cell office:value-type="float" office:value="0.000000000271364" calcext:value-type="float">
            <text:p>2.71E-10</text:p>
          </table:table-cell>
          <table:table-cell office:value-type="float" office:value="0.000000000251044" calcext:value-type="float">
            <text:p>2.51E-10</text:p>
          </table:table-cell>
          <table:table-cell table:style-name="ce1" office:value-type="float" office:value="0.000000000213104" calcext:value-type="float">
            <text:p>2.13E-10</text:p>
          </table:table-cell>
          <table:table-cell office:value-type="float" office:value="0.000000000215365" calcext:value-type="float">
            <text:p>2.15E-10</text:p>
          </table:table-cell>
          <table:table-cell office:value-type="float" office:value="0.000000000163235" calcext:value-type="float">
            <text:p>1.63E-10</text:p>
          </table:table-cell>
          <table:table-cell office:value-type="float" office:value="0.000000000180961" calcext:value-type="float">
            <text:p>1.81E-10</text:p>
          </table:table-cell>
          <table:table-cell office:value-type="float" office:value="0.000000000175622" calcext:value-type="float">
            <text:p>1.76E-10</text:p>
          </table:table-cell>
          <table:table-cell office:value-type="float" office:value="0.000000000112925" calcext:value-type="float">
            <text:p>1.13E-10</text:p>
          </table:table-cell>
          <table:table-cell office:value-type="float" office:value="0.000000000119945" calcext:value-type="float">
            <text:p>1.20E-10</text:p>
          </table:table-cell>
          <table:table-cell office:value-type="float" office:value="0.0000000000867517" calcext:value-type="float">
            <text:p>8.68E-11</text:p>
          </table:table-cell>
          <table:table-cell office:value-type="float" office:value="0.0000000000822184" calcext:value-type="float">
            <text:p>8.22E-11</text:p>
          </table:table-cell>
          <table:table-cell table:formula="of:=SUM([.J195:.K195])" office:value-type="float" office:value="0.0000000186662" calcext:value-type="float">
            <text:p>1.87E-08</text:p>
          </table:table-cell>
          <table:table-cell table:formula="of:=SUM([.L195:.R195])" office:value-type="float" office:value="0.000000010565087" calcext:value-type="float">
            <text:p>1.06E-08</text:p>
          </table:table-cell>
          <table:table-cell table:formula="of:=SUM([.S195:.AF195])" office:value-type="float" office:value="0.0000000029457911" calcext:value-type="float">
            <text:p>2.95E-0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11543" calcext:value-type="float">
            <text:p>1.15E-08</text:p>
          </table:table-cell>
          <table:table-cell office:value-type="float" office:value="0.00000000709868" calcext:value-type="float">
            <text:p>7.10E-09</text:p>
          </table:table-cell>
          <table:table-cell office:value-type="float" office:value="0.00000000380111" calcext:value-type="float">
            <text:p>3.80E-09</text:p>
          </table:table-cell>
          <table:table-cell office:value-type="float" office:value="0.00000000227353" calcext:value-type="float">
            <text:p>2.27E-09</text:p>
          </table:table-cell>
          <table:table-cell office:value-type="float" office:value="0.00000000155018" calcext:value-type="float">
            <text:p>1.55E-09</text:p>
          </table:table-cell>
          <table:table-cell office:value-type="float" office:value="0.00000000108701" calcext:value-type="float">
            <text:p>1.09E-09</text:p>
          </table:table-cell>
          <table:table-cell office:value-type="float" office:value="0.000000000851805" calcext:value-type="float">
            <text:p>8.52E-10</text:p>
          </table:table-cell>
          <table:table-cell office:value-type="float" office:value="0.000000000638879" calcext:value-type="float">
            <text:p>6.39E-10</text:p>
          </table:table-cell>
          <table:table-cell office:value-type="float" office:value="0.000000000526327" calcext:value-type="float">
            <text:p>5.26E-10</text:p>
          </table:table-cell>
          <table:table-cell office:value-type="float" office:value="0.000000000456972" calcext:value-type="float">
            <text:p>4.57E-10</text:p>
          </table:table-cell>
          <table:table-cell office:value-type="float" office:value="0.000000000382066" calcext:value-type="float">
            <text:p>3.82E-10</text:p>
          </table:table-cell>
          <table:table-cell office:value-type="float" office:value="0.000000000387932" calcext:value-type="float">
            <text:p>3.88E-10</text:p>
          </table:table-cell>
          <table:table-cell office:value-type="float" office:value="0.000000000353849" calcext:value-type="float">
            <text:p>3.54E-10</text:p>
          </table:table-cell>
          <table:table-cell office:value-type="float" office:value="0.000000000304873" calcext:value-type="float">
            <text:p>3.05E-10</text:p>
          </table:table-cell>
          <table:table-cell table:style-name="ce1" office:value-type="float" office:value="0.000000000280845" calcext:value-type="float">
            <text:p>2.81E-10</text:p>
          </table:table-cell>
          <table:table-cell office:value-type="float" office:value="0.000000000285907" calcext:value-type="float">
            <text:p>2.86E-10</text:p>
          </table:table-cell>
          <table:table-cell office:value-type="float" office:value="0.000000000221289" calcext:value-type="float">
            <text:p>2.21E-10</text:p>
          </table:table-cell>
          <table:table-cell office:value-type="float" office:value="0.000000000263172" calcext:value-type="float">
            <text:p>2.63E-10</text:p>
          </table:table-cell>
          <table:table-cell office:value-type="float" office:value="0.000000000263374" calcext:value-type="float">
            <text:p>2.63E-10</text:p>
          </table:table-cell>
          <table:table-cell office:value-type="float" office:value="0.000000000180785" calcext:value-type="float">
            <text:p>1.81E-10</text:p>
          </table:table-cell>
          <table:table-cell office:value-type="float" office:value="0.000000000238847" calcext:value-type="float">
            <text:p>2.39E-10</text:p>
          </table:table-cell>
          <table:table-cell office:value-type="float" office:value="0.000000000189054" calcext:value-type="float">
            <text:p>1.89E-10</text:p>
          </table:table-cell>
          <table:table-cell office:value-type="float" office:value="0.000000000280647" calcext:value-type="float">
            <text:p>2.81E-10</text:p>
          </table:table-cell>
          <table:table-cell table:formula="of:=SUM([.J196:.K196])" office:value-type="float" office:value="0.00000001864168" calcext:value-type="float">
            <text:p>1.86E-08</text:p>
          </table:table-cell>
          <table:table-cell table:formula="of:=SUM([.L196:.R196])" office:value-type="float" office:value="0.000000010728841" calcext:value-type="float">
            <text:p>1.07E-08</text:p>
          </table:table-cell>
          <table:table-cell table:formula="of:=SUM([.S196:.AF196])" office:value-type="float" office:value="0.000000004089612" calcext:value-type="float">
            <text:p>4.09E-0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144675" calcext:value-type="float">
            <text:p>1.45E-08</text:p>
          </table:table-cell>
          <table:table-cell office:value-type="float" office:value="0.0000000089016" calcext:value-type="float">
            <text:p>8.90E-09</text:p>
          </table:table-cell>
          <table:table-cell office:value-type="float" office:value="0.00000000476768" calcext:value-type="float">
            <text:p>4.77E-09</text:p>
          </table:table-cell>
          <table:table-cell office:value-type="float" office:value="0.00000000287168" calcext:value-type="float">
            <text:p>2.87E-09</text:p>
          </table:table-cell>
          <table:table-cell office:value-type="float" office:value="0.00000000198458" calcext:value-type="float">
            <text:p>1.98E-09</text:p>
          </table:table-cell>
          <table:table-cell office:value-type="float" office:value="0.00000000137303" calcext:value-type="float">
            <text:p>1.37E-09</text:p>
          </table:table-cell>
          <table:table-cell office:value-type="float" office:value="0.000000001068" calcext:value-type="float">
            <text:p>1.07E-09</text:p>
          </table:table-cell>
          <table:table-cell office:value-type="float" office:value="0.00000000081202" calcext:value-type="float">
            <text:p>8.12E-10</text:p>
          </table:table-cell>
          <table:table-cell office:value-type="float" office:value="0.000000000670003" calcext:value-type="float">
            <text:p>6.70E-10</text:p>
          </table:table-cell>
          <table:table-cell office:value-type="float" office:value="0.000000000551763" calcext:value-type="float">
            <text:p>5.52E-10</text:p>
          </table:table-cell>
          <table:table-cell office:value-type="float" office:value="0.000000000431425" calcext:value-type="float">
            <text:p>4.31E-10</text:p>
          </table:table-cell>
          <table:table-cell office:value-type="float" office:value="0.000000000417267" calcext:value-type="float">
            <text:p>4.17E-10</text:p>
          </table:table-cell>
          <table:table-cell office:value-type="float" office:value="0.000000000378471" calcext:value-type="float">
            <text:p>3.78E-10</text:p>
          </table:table-cell>
          <table:table-cell office:value-type="float" office:value="0.000000000349963" calcext:value-type="float">
            <text:p>3.50E-10</text:p>
          </table:table-cell>
          <table:table-cell table:style-name="ce1" office:value-type="float" office:value="0.000000000319475" calcext:value-type="float">
            <text:p>3.19E-10</text:p>
          </table:table-cell>
          <table:table-cell office:value-type="float" office:value="0.00000000032913" calcext:value-type="float">
            <text:p>3.29E-10</text:p>
          </table:table-cell>
          <table:table-cell office:value-type="float" office:value="0.00000000025318" calcext:value-type="float">
            <text:p>2.53E-10</text:p>
          </table:table-cell>
          <table:table-cell office:value-type="float" office:value="0.000000000292689" calcext:value-type="float">
            <text:p>2.93E-10</text:p>
          </table:table-cell>
          <table:table-cell office:value-type="float" office:value="0.00000000028046" calcext:value-type="float">
            <text:p>2.80E-10</text:p>
          </table:table-cell>
          <table:table-cell office:value-type="float" office:value="0.00000000018712" calcext:value-type="float">
            <text:p>1.87E-10</text:p>
          </table:table-cell>
          <table:table-cell office:value-type="float" office:value="0.000000000208331" calcext:value-type="float">
            <text:p>2.08E-10</text:p>
          </table:table-cell>
          <table:table-cell office:value-type="float" office:value="0.000000000156376" calcext:value-type="float">
            <text:p>1.56E-10</text:p>
          </table:table-cell>
          <table:table-cell office:value-type="float" office:value="0.000000000195134" calcext:value-type="float">
            <text:p>1.95E-10</text:p>
          </table:table-cell>
          <table:table-cell table:formula="of:=SUM([.J197:.K197])" office:value-type="float" office:value="0.0000000233691" calcext:value-type="float">
            <text:p>2.34E-08</text:p>
          </table:table-cell>
          <table:table-cell table:formula="of:=SUM([.L197:.R197])" office:value-type="float" office:value="0.000000013546993" calcext:value-type="float">
            <text:p>1.35E-08</text:p>
          </table:table-cell>
          <table:table-cell table:formula="of:=SUM([.S197:.AF197])" office:value-type="float" office:value="0.000000004350784" calcext:value-type="float">
            <text:p>4.35E-0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40" calcext:value-type="float">
            <text:p>140</text:p>
          </table:table-cell>
          <table:table-cell office:value-type="float" office:value="0.0000000115797" calcext:value-type="float">
            <text:p>1.16E-08</text:p>
          </table:table-cell>
          <table:table-cell office:value-type="float" office:value="0.00000000712069" calcext:value-type="float">
            <text:p>7.12E-09</text:p>
          </table:table-cell>
          <table:table-cell office:value-type="float" office:value="0.00000000381272" calcext:value-type="float">
            <text:p>3.81E-09</text:p>
          </table:table-cell>
          <table:table-cell office:value-type="float" office:value="0.00000000227216" calcext:value-type="float">
            <text:p>2.27E-09</text:p>
          </table:table-cell>
          <table:table-cell office:value-type="float" office:value="0.00000000151536" calcext:value-type="float">
            <text:p>1.52E-09</text:p>
          </table:table-cell>
          <table:table-cell office:value-type="float" office:value="0.00000000105672" calcext:value-type="float">
            <text:p>1.06E-09</text:p>
          </table:table-cell>
          <table:table-cell office:value-type="float" office:value="0.0000000008378" calcext:value-type="float">
            <text:p>8.38E-10</text:p>
          </table:table-cell>
          <table:table-cell office:value-type="float" office:value="0.000000000626869" calcext:value-type="float">
            <text:p>6.27E-10</text:p>
          </table:table-cell>
          <table:table-cell office:value-type="float" office:value="0.000000000534846" calcext:value-type="float">
            <text:p>5.35E-10</text:p>
          </table:table-cell>
          <table:table-cell office:value-type="float" office:value="0.000000000466259" calcext:value-type="float">
            <text:p>4.66E-10</text:p>
          </table:table-cell>
          <table:table-cell office:value-type="float" office:value="0.000000000386999" calcext:value-type="float">
            <text:p>3.87E-10</text:p>
          </table:table-cell>
          <table:table-cell office:value-type="float" office:value="0.000000000375619" calcext:value-type="float">
            <text:p>3.76E-10</text:p>
          </table:table-cell>
          <table:table-cell office:value-type="float" office:value="0.000000000354334" calcext:value-type="float">
            <text:p>3.54E-10</text:p>
          </table:table-cell>
          <table:table-cell office:value-type="float" office:value="0.000000000289759" calcext:value-type="float">
            <text:p>2.90E-10</text:p>
          </table:table-cell>
          <table:table-cell table:style-name="ce1" office:value-type="float" office:value="0.000000000259229" calcext:value-type="float">
            <text:p>2.59E-10</text:p>
          </table:table-cell>
          <table:table-cell office:value-type="float" office:value="0.000000000263028" calcext:value-type="float">
            <text:p>2.63E-10</text:p>
          </table:table-cell>
          <table:table-cell office:value-type="float" office:value="0.000000000205197" calcext:value-type="float">
            <text:p>2.05E-10</text:p>
          </table:table-cell>
          <table:table-cell office:value-type="float" office:value="0.000000000231741" calcext:value-type="float">
            <text:p>2.32E-10</text:p>
          </table:table-cell>
          <table:table-cell office:value-type="float" office:value="0.000000000246486" calcext:value-type="float">
            <text:p>2.46E-10</text:p>
          </table:table-cell>
          <table:table-cell office:value-type="float" office:value="0.000000000172775" calcext:value-type="float">
            <text:p>1.73E-10</text:p>
          </table:table-cell>
          <table:table-cell office:value-type="float" office:value="0.00000000023094" calcext:value-type="float">
            <text:p>2.31E-10</text:p>
          </table:table-cell>
          <table:table-cell office:value-type="float" office:value="0.000000000182108" calcext:value-type="float">
            <text:p>1.82E-10</text:p>
          </table:table-cell>
          <table:table-cell office:value-type="float" office:value="0.00000000024927" calcext:value-type="float">
            <text:p>2.49E-10</text:p>
          </table:table-cell>
          <table:table-cell table:formula="of:=SUM([.J198:.K198])" office:value-type="float" office:value="0.00000001870039" calcext:value-type="float">
            <text:p>1.87E-08</text:p>
          </table:table-cell>
          <table:table-cell table:formula="of:=SUM([.L198:.R198])" office:value-type="float" office:value="0.000000010656475" calcext:value-type="float">
            <text:p>1.07E-08</text:p>
          </table:table-cell>
          <table:table-cell table:formula="of:=SUM([.S198:.AF198])" office:value-type="float" office:value="0.000000003913744" calcext:value-type="float">
            <text:p>3.91E-0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116578" calcext:value-type="float">
            <text:p>1.17E-08</text:p>
          </table:table-cell>
          <table:table-cell office:value-type="float" office:value="0.00000000717054" calcext:value-type="float">
            <text:p>7.17E-09</text:p>
          </table:table-cell>
          <table:table-cell office:value-type="float" office:value="0.00000000383989" calcext:value-type="float">
            <text:p>3.84E-09</text:p>
          </table:table-cell>
          <table:table-cell office:value-type="float" office:value="0.00000000228844" calcext:value-type="float">
            <text:p>2.29E-09</text:p>
          </table:table-cell>
          <table:table-cell office:value-type="float" office:value="0.00000000151093" calcext:value-type="float">
            <text:p>1.51E-09</text:p>
          </table:table-cell>
          <table:table-cell office:value-type="float" office:value="0.00000000102751" calcext:value-type="float">
            <text:p>1.03E-09</text:p>
          </table:table-cell>
          <table:table-cell office:value-type="float" office:value="0.000000000798698" calcext:value-type="float">
            <text:p>7.99E-10</text:p>
          </table:table-cell>
          <table:table-cell office:value-type="float" office:value="0.000000000599683" calcext:value-type="float">
            <text:p>6.00E-10</text:p>
          </table:table-cell>
          <table:table-cell office:value-type="float" office:value="0.000000000507563" calcext:value-type="float">
            <text:p>5.08E-10</text:p>
          </table:table-cell>
          <table:table-cell office:value-type="float" office:value="0.000000000388778" calcext:value-type="float">
            <text:p>3.89E-10</text:p>
          </table:table-cell>
          <table:table-cell office:value-type="float" office:value="0.000000000290445" calcext:value-type="float">
            <text:p>2.90E-10</text:p>
          </table:table-cell>
          <table:table-cell office:value-type="float" office:value="0.000000000273316" calcext:value-type="float">
            <text:p>2.73E-10</text:p>
          </table:table-cell>
          <table:table-cell office:value-type="float" office:value="0.000000000227337" calcext:value-type="float">
            <text:p>2.27E-10</text:p>
          </table:table-cell>
          <table:table-cell office:value-type="float" office:value="0.000000000198447" calcext:value-type="float">
            <text:p>1.98E-10</text:p>
          </table:table-cell>
          <table:table-cell table:style-name="ce1" office:value-type="float" office:value="0.000000000159856" calcext:value-type="float">
            <text:p>1.60E-10</text:p>
          </table:table-cell>
          <table:table-cell office:value-type="float" office:value="0.000000000148948" calcext:value-type="float">
            <text:p>1.49E-10</text:p>
          </table:table-cell>
          <table:table-cell office:value-type="float" office:value="0.000000000104714" calcext:value-type="float">
            <text:p>1.05E-10</text:p>
          </table:table-cell>
          <table:table-cell office:value-type="float" office:value="0.000000000100517" calcext:value-type="float">
            <text:p>1.01E-10</text:p>
          </table:table-cell>
          <table:table-cell office:value-type="float" office:value="0.0000000000778856" calcext:value-type="float">
            <text:p>7.79E-11</text:p>
          </table:table-cell>
          <table:table-cell office:value-type="float" office:value="0.0000000000458289" calcext:value-type="float">
            <text:p>4.58E-11</text:p>
          </table:table-cell>
          <table:table-cell office:value-type="float" office:value="0.0000000000311488" calcext:value-type="float">
            <text:p>3.11E-11</text:p>
          </table:table-cell>
          <table:table-cell office:value-type="float" office:value="0.0000000000198014" calcext:value-type="float">
            <text:p>1.98E-11</text:p>
          </table:table-cell>
          <table:table-cell office:value-type="float" office:value="0.0000000000139585" calcext:value-type="float">
            <text:p>1.40E-11</text:p>
          </table:table-cell>
          <table:table-cell table:formula="of:=SUM([.J199:.K199])" office:value-type="float" office:value="0.00000001882834" calcext:value-type="float">
            <text:p>1.88E-08</text:p>
          </table:table-cell>
          <table:table-cell table:formula="of:=SUM([.L199:.R199])" office:value-type="float" office:value="0.000000010572714" calcext:value-type="float">
            <text:p>1.06E-08</text:p>
          </table:table-cell>
          <table:table-cell table:formula="of:=SUM([.S199:.AF199])" office:value-type="float" office:value="0.0000000020809812" calcext:value-type="float">
            <text:p>2.08E-0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20" calcext:value-type="float">
            <text:p>220</text:p>
          </table:table-cell>
          <table:table-cell office:value-type="float" office:value="0.0000000117728" calcext:value-type="float">
            <text:p>1.18E-08</text:p>
          </table:table-cell>
          <table:table-cell office:value-type="float" office:value="0.00000000724392" calcext:value-type="float">
            <text:p>7.24E-09</text:p>
          </table:table-cell>
          <table:table-cell office:value-type="float" office:value="0.00000000387975" calcext:value-type="float">
            <text:p>3.88E-09</text:p>
          </table:table-cell>
          <table:table-cell office:value-type="float" office:value="0.00000000231138" calcext:value-type="float">
            <text:p>2.31E-09</text:p>
          </table:table-cell>
          <table:table-cell office:value-type="float" office:value="0.00000000150327" calcext:value-type="float">
            <text:p>1.50E-09</text:p>
          </table:table-cell>
          <table:table-cell office:value-type="float" office:value="0.000000000995518" calcext:value-type="float">
            <text:p>9.96E-10</text:p>
          </table:table-cell>
          <table:table-cell office:value-type="float" office:value="0.000000000758899" calcext:value-type="float">
            <text:p>7.59E-10</text:p>
          </table:table-cell>
          <table:table-cell office:value-type="float" office:value="0.000000000543263" calcext:value-type="float">
            <text:p>5.43E-10</text:p>
          </table:table-cell>
          <table:table-cell office:value-type="float" office:value="0.000000000380872" calcext:value-type="float">
            <text:p>3.81E-10</text:p>
          </table:table-cell>
          <table:table-cell office:value-type="float" office:value="0.000000000278106" calcext:value-type="float">
            <text:p>2.78E-10</text:p>
          </table:table-cell>
          <table:table-cell office:value-type="float" office:value="0.0000000001892" calcext:value-type="float">
            <text:p>1.89E-10</text:p>
          </table:table-cell>
          <table:table-cell office:value-type="float" office:value="0.000000000165654" calcext:value-type="float">
            <text:p>1.66E-10</text:p>
          </table:table-cell>
          <table:table-cell office:value-type="float" office:value="0.000000000136184" calcext:value-type="float">
            <text:p>1.36E-10</text:p>
          </table:table-cell>
          <table:table-cell office:value-type="float" office:value="0.0000000000952599" calcext:value-type="float">
            <text:p>9.53E-11</text:p>
          </table:table-cell>
          <table:table-cell table:style-name="ce1" office:value-type="float" office:value="0.0000000000782421" calcext:value-type="float">
            <text:p>7.82E-11</text:p>
          </table:table-cell>
          <table:table-cell office:value-type="float" office:value="0.0000000000631849" calcext:value-type="float">
            <text:p>6.32E-11</text:p>
          </table:table-cell>
          <table:table-cell office:value-type="float" office:value="0.0000000000408271" calcext:value-type="float">
            <text:p>4.08E-11</text:p>
          </table:table-cell>
          <table:table-cell office:value-type="float" office:value="0.0000000000223212" calcext:value-type="float">
            <text:p>2.23E-11</text:p>
          </table:table-cell>
          <table:table-cell office:value-type="float" office:value="0.0000000000139768" calcext:value-type="float">
            <text:p>1.40E-11</text:p>
          </table:table-cell>
          <table:table-cell office:value-type="float" office:value="0.0000000000149311" calcext:value-type="float">
            <text:p>1.49E-11</text:p>
          </table:table-cell>
          <table:table-cell office:value-type="float" office:value="0.00000000000240285" calcext:value-type="float">
            <text:p>2.40E-12</text:p>
          </table:table-cell>
          <table:table-cell office:value-type="float" office:value="0.00000000000151931" calcext:value-type="float">
            <text:p>1.52E-12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200:.K200])" office:value-type="float" office:value="0.00000001901672" calcext:value-type="float">
            <text:p>1.90E-08</text:p>
          </table:table-cell>
          <table:table-cell table:formula="of:=SUM([.L200:.R200])" office:value-type="float" office:value="0.000000010372952" calcext:value-type="float">
            <text:p>1.04E-08</text:p>
          </table:table-cell>
          <table:table-cell table:formula="of:=SUM([.S200:.AF200])" office:value-type="float" office:value="0.00000000110180926" calcext:value-type="float">
            <text:p>1.10E-0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60" calcext:value-type="float">
            <text:p>260</text:p>
          </table:table-cell>
          <table:table-cell office:value-type="float" office:value="0.00000000887198" calcext:value-type="float">
            <text:p>8.87E-09</text:p>
          </table:table-cell>
          <table:table-cell office:value-type="float" office:value="0.00000000545995" calcext:value-type="float">
            <text:p>5.46E-09</text:p>
          </table:table-cell>
          <table:table-cell office:value-type="float" office:value="0.00000000292457" calcext:value-type="float">
            <text:p>2.92E-09</text:p>
          </table:table-cell>
          <table:table-cell office:value-type="float" office:value="0.00000000172272" calcext:value-type="float">
            <text:p>1.72E-09</text:p>
          </table:table-cell>
          <table:table-cell office:value-type="float" office:value="0.00000000108662" calcext:value-type="float">
            <text:p>1.09E-09</text:p>
          </table:table-cell>
          <table:table-cell office:value-type="float" office:value="0.000000000728085" calcext:value-type="float">
            <text:p>7.28E-10</text:p>
          </table:table-cell>
          <table:table-cell office:value-type="float" office:value="0.00000000056597" calcext:value-type="float">
            <text:p>5.66E-10</text:p>
          </table:table-cell>
          <table:table-cell office:value-type="float" office:value="0.000000000405419" calcext:value-type="float">
            <text:p>4.05E-10</text:p>
          </table:table-cell>
          <table:table-cell office:value-type="float" office:value="0.000000000316447" calcext:value-type="float">
            <text:p>3.16E-10</text:p>
          </table:table-cell>
          <table:table-cell office:value-type="float" office:value="0.000000000243007" calcext:value-type="float">
            <text:p>2.43E-10</text:p>
          </table:table-cell>
          <table:table-cell office:value-type="float" office:value="0.00000000018046" calcext:value-type="float">
            <text:p>1.80E-10</text:p>
          </table:table-cell>
          <table:table-cell office:value-type="float" office:value="0.000000000141534" calcext:value-type="float">
            <text:p>1.42E-10</text:p>
          </table:table-cell>
          <table:table-cell office:value-type="float" office:value="0.00000000010198" calcext:value-type="float">
            <text:p>1.02E-10</text:p>
          </table:table-cell>
          <table:table-cell office:value-type="float" office:value="0.0000000000718191" calcext:value-type="float">
            <text:p>7.18E-11</text:p>
          </table:table-cell>
          <table:table-cell table:style-name="ce1" office:value-type="float" office:value="0.0000000000484214" calcext:value-type="float">
            <text:p>4.84E-11</text:p>
          </table:table-cell>
          <table:table-cell office:value-type="float" office:value="0.0000000000382193" calcext:value-type="float">
            <text:p>3.82E-11</text:p>
          </table:table-cell>
          <table:table-cell office:value-type="float" office:value="0.0000000000247303" calcext:value-type="float">
            <text:p>2.47E-11</text:p>
          </table:table-cell>
          <table:table-cell office:value-type="float" office:value="0.0000000000133579" calcext:value-type="float">
            <text:p>1.34E-11</text:p>
          </table:table-cell>
          <table:table-cell office:value-type="float" office:value="0.00000000000944882" calcext:value-type="float">
            <text:p>9.45E-12</text:p>
          </table:table-cell>
          <table:table-cell office:value-type="float" office:value="0.00000000000557927" calcext:value-type="float">
            <text:p>5.58E-12</text:p>
          </table:table-cell>
          <table:table-cell office:value-type="float" office:value="0.00000000000227399" calcext:value-type="float">
            <text:p>2.27E-12</text:p>
          </table:table-cell>
          <table:table-cell office:value-type="float" office:value="0.00000000000143782" calcext:value-type="float">
            <text:p>1.44E-12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201:.K201])" office:value-type="float" office:value="0.00000001433193" calcext:value-type="float">
            <text:p>1.43E-08</text:p>
          </table:table-cell>
          <table:table-cell table:formula="of:=SUM([.L201:.R201])" office:value-type="float" office:value="0.000000007749831" calcext:value-type="float">
            <text:p>7.75E-09</text:p>
          </table:table-cell>
          <table:table-cell table:formula="of:=SUM([.S201:.AF201])" office:value-type="float" office:value="0.0000000008822689" calcext:value-type="float">
            <text:p>8.82E-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117983" calcext:value-type="float">
            <text:p>1.18E-08</text:p>
          </table:table-cell>
          <table:table-cell office:value-type="float" office:value="0.00000000726009" calcext:value-type="float">
            <text:p>7.26E-09</text:p>
          </table:table-cell>
          <table:table-cell office:value-type="float" office:value="0.00000000388871" calcext:value-type="float">
            <text:p>3.89E-09</text:p>
          </table:table-cell>
          <table:table-cell office:value-type="float" office:value="0.00000000230323" calcext:value-type="float">
            <text:p>2.30E-09</text:p>
          </table:table-cell>
          <table:table-cell office:value-type="float" office:value="0.00000000146551" calcext:value-type="float">
            <text:p>1.47E-09</text:p>
          </table:table-cell>
          <table:table-cell office:value-type="float" office:value="0.00000000097248" calcext:value-type="float">
            <text:p>9.72E-10</text:p>
          </table:table-cell>
          <table:table-cell office:value-type="float" office:value="0.000000000752491" calcext:value-type="float">
            <text:p>7.52E-10</text:p>
          </table:table-cell>
          <table:table-cell office:value-type="float" office:value="0.00000000054614" calcext:value-type="float">
            <text:p>5.46E-10</text:p>
          </table:table-cell>
          <table:table-cell office:value-type="float" office:value="0.000000000427307" calcext:value-type="float">
            <text:p>4.27E-10</text:p>
          </table:table-cell>
          <table:table-cell office:value-type="float" office:value="0.000000000310341" calcext:value-type="float">
            <text:p>3.10E-10</text:p>
          </table:table-cell>
          <table:table-cell office:value-type="float" office:value="0.000000000210959" calcext:value-type="float">
            <text:p>2.11E-10</text:p>
          </table:table-cell>
          <table:table-cell office:value-type="float" office:value="0.000000000167322" calcext:value-type="float">
            <text:p>1.67E-10</text:p>
          </table:table-cell>
          <table:table-cell office:value-type="float" office:value="0.000000000114605" calcext:value-type="float">
            <text:p>1.15E-10</text:p>
          </table:table-cell>
          <table:table-cell office:value-type="float" office:value="0.0000000000825509" calcext:value-type="float">
            <text:p>8.26E-11</text:p>
          </table:table-cell>
          <table:table-cell table:style-name="ce1" office:value-type="float" office:value="0.0000000000560931" calcext:value-type="float">
            <text:p>5.61E-11</text:p>
          </table:table-cell>
          <table:table-cell office:value-type="float" office:value="0.0000000000432854" calcext:value-type="float">
            <text:p>4.33E-11</text:p>
          </table:table-cell>
          <table:table-cell office:value-type="float" office:value="0.0000000000259506" calcext:value-type="float">
            <text:p>2.60E-11</text:p>
          </table:table-cell>
          <table:table-cell office:value-type="float" office:value="0.0000000000140874" calcext:value-type="float">
            <text:p>1.41E-11</text:p>
          </table:table-cell>
          <table:table-cell office:value-type="float" office:value="0.00000000000995465" calcext:value-type="float">
            <text:p>9.95E-12</text:p>
          </table:table-cell>
          <table:table-cell office:value-type="float" office:value="0.00000000000596936" calcext:value-type="float">
            <text:p>5.97E-12</text:p>
          </table:table-cell>
          <table:table-cell office:value-type="float" office:value="0.00000000000240041" calcext:value-type="float">
            <text:p>2.40E-12</text:p>
          </table:table-cell>
          <table:table-cell office:value-type="float" office:value="0.00000000000151774" calcext:value-type="float">
            <text:p>1.52E-12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202:.K202])" office:value-type="float" office:value="0.00000001905839" calcext:value-type="float">
            <text:p>1.91E-08</text:p>
          </table:table-cell>
          <table:table-cell table:formula="of:=SUM([.L202:.R202])" office:value-type="float" office:value="0.000000010355868" calcext:value-type="float">
            <text:p>1.04E-08</text:p>
          </table:table-cell>
          <table:table-cell table:formula="of:=SUM([.S202:.AF202])" office:value-type="float" office:value="0.00000000104503656" calcext:value-type="float">
            <text:p>1.05E-0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340" calcext:value-type="float">
            <text:p>340</text:p>
          </table:table-cell>
          <table:table-cell office:value-type="float" office:value="0.0000000116801" calcext:value-type="float">
            <text:p>1.17E-08</text:p>
          </table:table-cell>
          <table:table-cell office:value-type="float" office:value="0.00000000718484" calcext:value-type="float">
            <text:p>7.18E-09</text:p>
          </table:table-cell>
          <table:table-cell office:value-type="float" office:value="0.00000000384778" calcext:value-type="float">
            <text:p>3.85E-09</text:p>
          </table:table-cell>
          <table:table-cell office:value-type="float" office:value="0.00000000229314" calcext:value-type="float">
            <text:p>2.29E-09</text:p>
          </table:table-cell>
          <table:table-cell office:value-type="float" office:value="0.00000000151259" calcext:value-type="float">
            <text:p>1.51E-09</text:p>
          </table:table-cell>
          <table:table-cell office:value-type="float" office:value="0.00000000101869" calcext:value-type="float">
            <text:p>1.02E-09</text:p>
          </table:table-cell>
          <table:table-cell office:value-type="float" office:value="0.00000000078035" calcext:value-type="float">
            <text:p>7.80E-10</text:p>
          </table:table-cell>
          <table:table-cell office:value-type="float" office:value="0.000000000558366" calcext:value-type="float">
            <text:p>5.58E-10</text:p>
          </table:table-cell>
          <table:table-cell office:value-type="float" office:value="0.000000000391143" calcext:value-type="float">
            <text:p>3.91E-10</text:p>
          </table:table-cell>
          <table:table-cell office:value-type="float" office:value="0.000000000307156" calcext:value-type="float">
            <text:p>3.07E-10</text:p>
          </table:table-cell>
          <table:table-cell office:value-type="float" office:value="0.000000000231305" calcext:value-type="float">
            <text:p>2.31E-10</text:p>
          </table:table-cell>
          <table:table-cell office:value-type="float" office:value="0.000000000207893" calcext:value-type="float">
            <text:p>2.08E-10</text:p>
          </table:table-cell>
          <table:table-cell office:value-type="float" office:value="0.000000000183771" calcext:value-type="float">
            <text:p>1.84E-10</text:p>
          </table:table-cell>
          <table:table-cell office:value-type="float" office:value="0.000000000133614" calcext:value-type="float">
            <text:p>1.34E-10</text:p>
          </table:table-cell>
          <table:table-cell table:style-name="ce1" office:value-type="float" office:value="0.000000000111526" calcext:value-type="float">
            <text:p>1.12E-10</text:p>
          </table:table-cell>
          <table:table-cell office:value-type="float" office:value="0.000000000095224" calcext:value-type="float">
            <text:p>9.52E-11</text:p>
          </table:table-cell>
          <table:table-cell office:value-type="float" office:value="0.0000000000648692" calcext:value-type="float">
            <text:p>6.49E-11</text:p>
          </table:table-cell>
          <table:table-cell office:value-type="float" office:value="0.0000000000380207" calcext:value-type="float">
            <text:p>3.80E-11</text:p>
          </table:table-cell>
          <table:table-cell office:value-type="float" office:value="0.0000000000250019" calcext:value-type="float">
            <text:p>2.50E-11</text:p>
          </table:table-cell>
          <table:table-cell office:value-type="float" office:value="0.0000000000237115" calcext:value-type="float">
            <text:p>2.37E-11</text:p>
          </table:table-cell>
          <table:table-cell office:value-type="float" office:value="0.00000000000538138" calcext:value-type="float">
            <text:p>5.38E-12</text:p>
          </table:table-cell>
          <table:table-cell office:value-type="float" office:value="0.00000000000340248" calcext:value-type="float">
            <text:p>3.40E-12</text:p>
          </table:table-cell>
          <table:table-cell table:style-name="Default" office:value-type="float" office:value="0" calcext:value-type="float">
            <text:p>0</text:p>
          </table:table-cell>
          <table:table-cell table:formula="of:=SUM([.J203:.K203])" office:value-type="float" office:value="0.00000001886494" calcext:value-type="float">
            <text:p>1.89E-08</text:p>
          </table:table-cell>
          <table:table-cell table:formula="of:=SUM([.L203:.R203])" office:value-type="float" office:value="0.000000010402059" calcext:value-type="float">
            <text:p>1.04E-08</text:p>
          </table:table-cell>
          <table:table-cell table:formula="of:=SUM([.S203:.AF203])" office:value-type="float" office:value="0.00000000143087616" calcext:value-type="float">
            <text:p>1.43E-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776947" calcext:value-type="float">
            <text:p>7.77E-09</text:p>
          </table:table-cell>
          <table:table-cell office:value-type="float" office:value="0.00000000728279" calcext:value-type="float">
            <text:p>7.28E-09</text:p>
          </table:table-cell>
          <table:table-cell office:value-type="float" office:value="0.00000000479885" calcext:value-type="float">
            <text:p>4.80E-09</text:p>
          </table:table-cell>
          <table:table-cell office:value-type="float" office:value="0.00000000309234" calcext:value-type="float">
            <text:p>3.09E-09</text:p>
          </table:table-cell>
          <table:table-cell office:value-type="float" office:value="0.00000000213239" calcext:value-type="float">
            <text:p>2.13E-09</text:p>
          </table:table-cell>
          <table:table-cell office:value-type="float" office:value="0.00000000150118" calcext:value-type="float">
            <text:p>1.50E-09</text:p>
          </table:table-cell>
          <table:table-cell office:value-type="float" office:value="0.00000000112524" calcext:value-type="float">
            <text:p>1.13E-09</text:p>
          </table:table-cell>
          <table:table-cell office:value-type="float" office:value="0.00000000089877" calcext:value-type="float">
            <text:p>8.99E-10</text:p>
          </table:table-cell>
          <table:table-cell office:value-type="float" office:value="0.000000000724618" calcext:value-type="float">
            <text:p>7.25E-10</text:p>
          </table:table-cell>
          <table:table-cell office:value-type="float" office:value="0.000000000573593" calcext:value-type="float">
            <text:p>5.74E-10</text:p>
          </table:table-cell>
          <table:table-cell office:value-type="float" office:value="0.000000000480882" calcext:value-type="float">
            <text:p>4.81E-10</text:p>
          </table:table-cell>
          <table:table-cell office:value-type="float" office:value="0.000000000426617" calcext:value-type="float">
            <text:p>4.27E-10</text:p>
          </table:table-cell>
          <table:table-cell office:value-type="float" office:value="0.000000000381659" calcext:value-type="float">
            <text:p>3.82E-10</text:p>
          </table:table-cell>
          <table:table-cell office:value-type="float" office:value="0.000000000294708" calcext:value-type="float">
            <text:p>2.95E-10</text:p>
          </table:table-cell>
          <table:table-cell table:style-name="ce1" office:value-type="float" office:value="0.000000000253373" calcext:value-type="float">
            <text:p>2.53E-10</text:p>
          </table:table-cell>
          <table:table-cell office:value-type="float" office:value="0.000000000253487" calcext:value-type="float">
            <text:p>2.53E-10</text:p>
          </table:table-cell>
          <table:table-cell office:value-type="float" office:value="0.000000000252316" calcext:value-type="float">
            <text:p>2.52E-10</text:p>
          </table:table-cell>
          <table:table-cell office:value-type="float" office:value="0.000000000217869" calcext:value-type="float">
            <text:p>2.18E-10</text:p>
          </table:table-cell>
          <table:table-cell office:value-type="float" office:value="0.000000000180438" calcext:value-type="float">
            <text:p>1.80E-10</text:p>
          </table:table-cell>
          <table:table-cell office:value-type="float" office:value="0.000000000202217" calcext:value-type="float">
            <text:p>2.02E-10</text:p>
          </table:table-cell>
          <table:table-cell office:value-type="float" office:value="0.000000000169227" calcext:value-type="float">
            <text:p>1.69E-10</text:p>
          </table:table-cell>
          <table:table-cell office:value-type="float" office:value="0.000000000159016" calcext:value-type="float">
            <text:p>1.59E-10</text:p>
          </table:table-cell>
          <table:table-cell office:value-type="float" office:value="0.000000000167726" calcext:value-type="float">
            <text:p>1.68E-10</text:p>
          </table:table-cell>
          <table:table-cell table:formula="of:=SUM([.J204:.K204])" office:value-type="float" office:value="0.00000001505226" calcext:value-type="float">
            <text:p>1.51E-08</text:p>
          </table:table-cell>
          <table:table-cell table:formula="of:=SUM([.L204:.R204])" office:value-type="float" office:value="0.000000014273388" calcext:value-type="float">
            <text:p>1.43E-08</text:p>
          </table:table-cell>
          <table:table-cell table:formula="of:=SUM([.S204:.AF204])" office:value-type="float" office:value="0.000000004013128" calcext:value-type="float">
            <text:p>4.01E-0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724741" calcext:value-type="float">
            <text:p>7.25E-09</text:p>
          </table:table-cell>
          <table:table-cell office:value-type="float" office:value="0.00000000679384" calcext:value-type="float">
            <text:p>6.79E-09</text:p>
          </table:table-cell>
          <table:table-cell office:value-type="float" office:value="0.00000000447698" calcext:value-type="float">
            <text:p>4.48E-09</text:p>
          </table:table-cell>
          <table:table-cell office:value-type="float" office:value="0.00000000288503" calcext:value-type="float">
            <text:p>2.89E-09</text:p>
          </table:table-cell>
          <table:table-cell office:value-type="float" office:value="0.00000000198946" calcext:value-type="float">
            <text:p>1.99E-09</text:p>
          </table:table-cell>
          <table:table-cell office:value-type="float" office:value="0.00000000138838" calcext:value-type="float">
            <text:p>1.39E-09</text:p>
          </table:table-cell>
          <table:table-cell office:value-type="float" office:value="0.00000000102364" calcext:value-type="float">
            <text:p>1.02E-09</text:p>
          </table:table-cell>
          <table:table-cell office:value-type="float" office:value="0.0000000008068" calcext:value-type="float">
            <text:p>8.07E-10</text:p>
          </table:table-cell>
          <table:table-cell office:value-type="float" office:value="0.000000000645495" calcext:value-type="float">
            <text:p>6.45E-10</text:p>
          </table:table-cell>
          <table:table-cell office:value-type="float" office:value="0.000000000508532" calcext:value-type="float">
            <text:p>5.09E-10</text:p>
          </table:table-cell>
          <table:table-cell office:value-type="float" office:value="0.000000000420097" calcext:value-type="float">
            <text:p>4.20E-10</text:p>
          </table:table-cell>
          <table:table-cell office:value-type="float" office:value="0.000000000361123" calcext:value-type="float">
            <text:p>3.61E-10</text:p>
          </table:table-cell>
          <table:table-cell office:value-type="float" office:value="0.000000000314881" calcext:value-type="float">
            <text:p>3.15E-10</text:p>
          </table:table-cell>
          <table:table-cell office:value-type="float" office:value="0.000000000237698" calcext:value-type="float">
            <text:p>2.38E-10</text:p>
          </table:table-cell>
          <table:table-cell table:style-name="ce1" office:value-type="float" office:value="0.000000000198887" calcext:value-type="float">
            <text:p>1.99E-10</text:p>
          </table:table-cell>
          <table:table-cell office:value-type="float" office:value="0.000000000196692" calcext:value-type="float">
            <text:p>1.97E-10</text:p>
          </table:table-cell>
          <table:table-cell office:value-type="float" office:value="0.000000000191632" calcext:value-type="float">
            <text:p>1.92E-10</text:p>
          </table:table-cell>
          <table:table-cell office:value-type="float" office:value="0.000000000161552" calcext:value-type="float">
            <text:p>1.62E-10</text:p>
          </table:table-cell>
          <table:table-cell office:value-type="float" office:value="0.000000000128659" calcext:value-type="float">
            <text:p>1.29E-10</text:p>
          </table:table-cell>
          <table:table-cell office:value-type="float" office:value="0.000000000139031" calcext:value-type="float">
            <text:p>1.39E-10</text:p>
          </table:table-cell>
          <table:table-cell office:value-type="float" office:value="0.000000000107266" calcext:value-type="float">
            <text:p>1.07E-10</text:p>
          </table:table-cell>
          <table:table-cell office:value-type="float" office:value="0.000000000103397" calcext:value-type="float">
            <text:p>1.03E-10</text:p>
          </table:table-cell>
          <table:table-cell office:value-type="float" office:value="0.0000000000943853" calcext:value-type="float">
            <text:p>9.44E-11</text:p>
          </table:table-cell>
          <table:table-cell table:formula="of:=SUM([.J205:.K205])" office:value-type="float" office:value="0.00000001404125" calcext:value-type="float">
            <text:p>1.40E-08</text:p>
          </table:table-cell>
          <table:table-cell table:formula="of:=SUM([.L205:.R205])" office:value-type="float" office:value="0.000000013215785" calcext:value-type="float">
            <text:p>1.32E-08</text:p>
          </table:table-cell>
          <table:table-cell table:formula="of:=SUM([.S205:.AF205])" office:value-type="float" office:value="0.0000000031638323" calcext:value-type="float">
            <text:p>3.16E-0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668711" calcext:value-type="float">
            <text:p>6.69E-09</text:p>
          </table:table-cell>
          <table:table-cell office:value-type="float" office:value="0.00000000627009" calcext:value-type="float">
            <text:p>6.27E-09</text:p>
          </table:table-cell>
          <table:table-cell office:value-type="float" office:value="0.00000000413266" calcext:value-type="float">
            <text:p>4.13E-09</text:p>
          </table:table-cell>
          <table:table-cell office:value-type="float" office:value="0.00000000266341" calcext:value-type="float">
            <text:p>2.66E-09</text:p>
          </table:table-cell>
          <table:table-cell office:value-type="float" office:value="0.00000000183673" calcext:value-type="float">
            <text:p>1.84E-09</text:p>
          </table:table-cell>
          <table:table-cell office:value-type="float" office:value="0.00000000127116" calcext:value-type="float">
            <text:p>1.27E-09</text:p>
          </table:table-cell>
          <table:table-cell office:value-type="float" office:value="0.000000000925027" calcext:value-type="float">
            <text:p>9.25E-10</text:p>
          </table:table-cell>
          <table:table-cell office:value-type="float" office:value="0.000000000720645" calcext:value-type="float">
            <text:p>7.21E-10</text:p>
          </table:table-cell>
          <table:table-cell office:value-type="float" office:value="0.000000000572057" calcext:value-type="float">
            <text:p>5.72E-10</text:p>
          </table:table-cell>
          <table:table-cell office:value-type="float" office:value="0.000000000448345" calcext:value-type="float">
            <text:p>4.48E-10</text:p>
          </table:table-cell>
          <table:table-cell office:value-type="float" office:value="0.00000000036524" calcext:value-type="float">
            <text:p>3.65E-10</text:p>
          </table:table-cell>
          <table:table-cell office:value-type="float" office:value="0.000000000302316" calcext:value-type="float">
            <text:p>3.02E-10</text:p>
          </table:table-cell>
          <table:table-cell office:value-type="float" office:value="0.000000000254518" calcext:value-type="float">
            <text:p>2.55E-10</text:p>
          </table:table-cell>
          <table:table-cell office:value-type="float" office:value="0.000000000187001" calcext:value-type="float">
            <text:p>1.87E-10</text:p>
          </table:table-cell>
          <table:table-cell table:style-name="ce1" office:value-type="float" office:value="0.000000000150918" calcext:value-type="float">
            <text:p>1.51E-10</text:p>
          </table:table-cell>
          <table:table-cell office:value-type="float" office:value="0.000000000144097" calcext:value-type="float">
            <text:p>1.44E-10</text:p>
          </table:table-cell>
          <table:table-cell office:value-type="float" office:value="0.000000000130382" calcext:value-type="float">
            <text:p>1.30E-10</text:p>
          </table:table-cell>
          <table:table-cell office:value-type="float" office:value="0.0000000000991728" calcext:value-type="float">
            <text:p>9.92E-11</text:p>
          </table:table-cell>
          <table:table-cell office:value-type="float" office:value="0.0000000000756334" calcext:value-type="float">
            <text:p>7.56E-11</text:p>
          </table:table-cell>
          <table:table-cell office:value-type="float" office:value="0.0000000000811409" calcext:value-type="float">
            <text:p>8.11E-11</text:p>
          </table:table-cell>
          <table:table-cell office:value-type="float" office:value="0.0000000000528069" calcext:value-type="float">
            <text:p>5.28E-11</text:p>
          </table:table-cell>
          <table:table-cell office:value-type="float" office:value="0.0000000000528941" calcext:value-type="float">
            <text:p>5.29E-11</text:p>
          </table:table-cell>
          <table:table-cell office:value-type="float" office:value="0.0000000000360948" calcext:value-type="float">
            <text:p>3.61E-11</text:p>
          </table:table-cell>
          <table:table-cell table:formula="of:=SUM([.J206:.K206])" office:value-type="float" office:value="0.0000000129572" calcext:value-type="float">
            <text:p>1.30E-08</text:p>
          </table:table-cell>
          <table:table-cell table:formula="of:=SUM([.L206:.R206])" office:value-type="float" office:value="0.000000012121689" calcext:value-type="float">
            <text:p>1.21E-08</text:p>
          </table:table-cell>
          <table:table-cell table:formula="of:=SUM([.S206:.AF206])" office:value-type="float" office:value="0.0000000023805599" calcext:value-type="float">
            <text:p>2.38E-09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16.7531in" svg:y="1.0634in">
            <draw:object draw:notify-on-update-of-ranges="Sheet3.C3:Sheet3.C38 Sheet3.G3:Sheet3.G38 Sheet3.C3:Sheet3.C38 Sheet3.H3:Sheet3.H38 Sheet3.C3:Sheet3.C38 Sheet3.I3:Sheet3.I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9961in" svg:y="6.6764in">
            <draw:object draw:notify-on-update-of-ranges="Sheet3.C39:Sheet3.C73 Sheet3.G39:Sheet3.G73 Sheet3.C39:Sheet3.C73 Sheet3.H39:Sheet3.H73 Sheet3.C39:Sheet3.C73 Sheet3.I39:Sheet3.I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7.0457in" svg:y="13.0004in">
            <draw:object draw:notify-on-update-of-ranges="Sheet3.C74:Sheet3.C106 Sheet3.G74:Sheet3.G106 Sheet3.C74:Sheet3.C106 Sheet3.H74:Sheet3.H106 Sheet3.C74:Sheet3.C106 Sheet3.I74:Sheet3.I1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7.1165in" svg:y="19.0272in">
            <draw:object draw:notify-on-update-of-ranges="Sheet3.C107:Sheet3.C135 Sheet3.G107:Sheet3.G135 Sheet3.C107:Sheet3.C135 Sheet3.H107:Sheet3.H135 Sheet3.C107:Sheet3.C135 Sheet3.I107:Sheet3.I1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6.7197in" svg:y="24.2681in">
            <draw:object draw:notify-on-update-of-ranges="Sheet3.C136:Sheet3.C160 Sheet3.G136:Sheet3.G160 Sheet3.C136:Sheet3.C160 Sheet3.H136:Sheet3.H160 Sheet3.C136:Sheet3.C160 Sheet3.I136:Sheet3.I1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ce3"/>
        <table:table-column table:style-name="co2" table:number-columns-repeated="9" table:default-cell-style-name="ce3"/>
        <table:table-column table:style-name="co1" table:number-columns-repeated="1009" table:default-cell-style-name="ce3"/>
        <table:table-row table:style-name="ro1">
          <table:table-cell table:style-name="ce2" office:value-type="string" calcext:value-type="string">
            <text:p>PHI1</text:p>
          </table:table-cell>
          <table:table-cell table:style-name="ce2" office:value-type="string" calcext:value-type="string">
            <text:p>PHI2 </text:p>
          </table:table-cell>
          <table:table-cell table:style-name="ce2" office:value-type="string" calcext:value-type="string">
            <text:p>THETA1 </text:p>
          </table:table-cell>
          <table:table-cell table:style-name="ce2" office:value-type="string" calcext:value-type="string">
            <text:p>THETA2 </text:p>
          </table:table-cell>
          <table:table-cell table:style-name="ce2" office:value-type="string" calcext:value-type="string">
            <text:p>PHIavg </text:p>
          </table:table-cell>
          <table:table-cell table:style-name="ce2" office:value-type="string" calcext:value-type="string">
            <text:p>THETAavg</text:p>
          </table:table-cell>
          <table:table-cell table:style-name="ce4" office:value-type="string" calcext:value-type="string" table:number-columns-spanned="3" table:number-rows-spanned="1">
            <text:p>Equator 0 degrees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Latitude +/- 45 degrees</text:p>
          </table:table-cell>
          <table:covered-table-cell table:number-columns-repeated="2" table:style-name="ce2"/>
          <table:table-cell table:style-name="ce4" office:value-type="string" calcext:value-type="string" table:number-columns-spanned="3" table:number-rows-spanned="1">
            <text:p>Poles +/- 90 degrees</text:p>
          </table:table-cell>
          <table:covered-table-cell table:number-columns-repeated="2" table:style-name="ce2"/>
          <table:table-cell table:number-columns-repeated="1009"/>
        </table:table-row>
        <table:table-row table:style-name="ro1">
          <table:table-cell table:number-columns-repeated="6" table:style-name="ce2" office:value-type="string" calcext:value-type="string">
            <text:p>degrees</text:p>
          </table:table-cell>
          <table:table-cell table:style-name="ce2" office:value-type="string" calcext:value-type="string">
            <text:p>0.1 – 0.3 km/s</text:p>
          </table:table-cell>
          <table:table-cell table:style-name="ce2" office:value-type="string" calcext:value-type="string">
            <text:p>0.3 – 1 km/s</text:p>
          </table:table-cell>
          <table:table-cell table:style-name="ce2" office:value-type="string" calcext:value-type="string">
            <text:p>1 – 2.4 km/s</text:p>
          </table:table-cell>
          <table:table-cell table:style-name="ce2" office:value-type="string" calcext:value-type="string">
            <text:p>0.1 – 0.3 km/s</text:p>
          </table:table-cell>
          <table:table-cell table:style-name="ce2" office:value-type="string" calcext:value-type="string">
            <text:p>0.3 – 1 km/s</text:p>
          </table:table-cell>
          <table:table-cell table:style-name="ce2" office:value-type="string" calcext:value-type="string">
            <text:p>1 – 2.4 km/s</text:p>
          </table:table-cell>
          <table:table-cell table:style-name="ce2" office:value-type="string" calcext:value-type="string">
            <text:p>0.1 – 0.3 km/s</text:p>
          </table:table-cell>
          <table:table-cell table:style-name="ce2" office:value-type="string" calcext:value-type="string">
            <text:p>0.3 – 1 km/s</text:p>
          </table:table-cell>
          <table:table-cell table:style-name="ce2" office:value-type="string" calcext:value-type="string">
            <text:p>1 – 2.4 km/s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5" calcext:value-type="float">
            <text:p>5</text:p>
          </table:table-cell>
          <table:table-cell table:formula="of:=1.070242E-020/2" office:value-type="float" office:value="5.35121E-021" calcext:value-type="float">
            <text:p>5.35121E-21</text:p>
          </table:table-cell>
          <table:table-cell table:formula="of:=7.719818E-021/2" office:value-type="float" office:value="3.859909E-021" calcext:value-type="float">
            <text:p>3.859909E-21</text:p>
          </table:table-cell>
          <table:table-cell table:formula="of:=2.02674548E-021/2" office:value-type="float" office:value="1.01337274E-021" calcext:value-type="float">
            <text:p>1.01337274E-21</text:p>
          </table:table-cell>
          <table:table-cell office:value-type="float" office:value="2.67402E-021" calcext:value-type="float">
            <text:p>2.67402E-21</text:p>
          </table:table-cell>
          <table:table-cell office:value-type="float" office:value="1.9271318E-021" calcext:value-type="float">
            <text:p>1.9271318E-21</text:p>
          </table:table-cell>
          <table:table-cell office:value-type="float" office:value="3.44370420087E-022" calcext:value-type="float">
            <text:p>3.44370420087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5" calcext:value-type="float">
            <text:p>15</text:p>
          </table:table-cell>
          <table:table-cell office:value-type="float" office:value="5.39958E-021" calcext:value-type="float">
            <text:p>5.39958E-21</text:p>
          </table:table-cell>
          <table:table-cell office:value-type="float" office:value="3.878535E-021" calcext:value-type="float">
            <text:p>3.878535E-21</text:p>
          </table:table-cell>
          <table:table-cell office:value-type="float" office:value="7.51346893E-022" calcext:value-type="float">
            <text:p>7.51346893E-22</text:p>
          </table:table-cell>
          <table:table-cell office:value-type="float" office:value="2.65748E-021" calcext:value-type="float">
            <text:p>2.65748E-21</text:p>
          </table:table-cell>
          <table:table-cell office:value-type="float" office:value="1.9299634E-021" calcext:value-type="float">
            <text:p>1.9299634E-21</text:p>
          </table:table-cell>
          <table:table-cell office:value-type="float" office:value="3.430167550925E-022" calcext:value-type="float">
            <text:p>3.430167550925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5" calcext:value-type="float">
            <text:p>25</text:p>
          </table:table-cell>
          <table:table-cell office:value-type="float" office:value="5.40447E-021" calcext:value-type="float">
            <text:p>5.40447E-21</text:p>
          </table:table-cell>
          <table:table-cell office:value-type="float" office:value="3.870565E-021" calcext:value-type="float">
            <text:p>3.870565E-21</text:p>
          </table:table-cell>
          <table:table-cell office:value-type="float" office:value="6.1152584E-022" calcext:value-type="float">
            <text:p>6.1152584E-22</text:p>
          </table:table-cell>
          <table:table-cell office:value-type="float" office:value="2.64057E-021" calcext:value-type="float">
            <text:p>2.64057E-21</text:p>
          </table:table-cell>
          <table:table-cell office:value-type="float" office:value="1.9127235E-021" calcext:value-type="float">
            <text:p>1.9127235E-21</text:p>
          </table:table-cell>
          <table:table-cell office:value-type="float" office:value="3.943728082246E-022" calcext:value-type="float">
            <text:p>3.943728082246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5" calcext:value-type="float">
            <text:p>35</text:p>
          </table:table-cell>
          <table:table-cell office:value-type="float" office:value="5.39883E-021" calcext:value-type="float">
            <text:p>5.39883E-21</text:p>
          </table:table-cell>
          <table:table-cell office:value-type="float" office:value="3.862293E-021" calcext:value-type="float">
            <text:p>3.862293E-21</text:p>
          </table:table-cell>
          <table:table-cell office:value-type="float" office:value="5.94105355E-022" calcext:value-type="float">
            <text:p>5.94105355E-22</text:p>
          </table:table-cell>
          <table:table-cell office:value-type="float" office:value="2.6246E-021" calcext:value-type="float">
            <text:p>2.6246E-21</text:p>
          </table:table-cell>
          <table:table-cell office:value-type="float" office:value="1.9094737E-021" calcext:value-type="float">
            <text:p>1.9094737E-21</text:p>
          </table:table-cell>
          <table:table-cell office:value-type="float" office:value="4.393113488328E-022" calcext:value-type="float">
            <text:p>4.393113488328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45" calcext:value-type="float">
            <text:p>45</text:p>
          </table:table-cell>
          <table:table-cell office:value-type="float" office:value="5.38517E-021" calcext:value-type="float">
            <text:p>5.38517E-21</text:p>
          </table:table-cell>
          <table:table-cell office:value-type="float" office:value="3.843622E-021" calcext:value-type="float">
            <text:p>3.843622E-21</text:p>
          </table:table-cell>
          <table:table-cell office:value-type="float" office:value="4.6321897225E-022" calcext:value-type="float">
            <text:p>4.6321897225E-22</text:p>
          </table:table-cell>
          <table:table-cell office:value-type="float" office:value="2.60967E-021" calcext:value-type="float">
            <text:p>2.60967E-21</text:p>
          </table:table-cell>
          <table:table-cell office:value-type="float" office:value="1.9094969E-021" calcext:value-type="float">
            <text:p>1.9094969E-21</text:p>
          </table:table-cell>
          <table:table-cell office:value-type="float" office:value="1.2938169990284E-021" calcext:value-type="float">
            <text:p>1.2938169990284E-2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55" calcext:value-type="float">
            <text:p>55</text:p>
          </table:table-cell>
          <table:table-cell office:value-type="float" office:value="5.36857E-021" calcext:value-type="float">
            <text:p>5.36857E-21</text:p>
          </table:table-cell>
          <table:table-cell office:value-type="float" office:value="3.825953E-021" calcext:value-type="float">
            <text:p>3.825953E-21</text:p>
          </table:table-cell>
          <table:table-cell office:value-type="float" office:value="5.23967729E-022" calcext:value-type="float">
            <text:p>5.23967729E-22</text:p>
          </table:table-cell>
          <table:table-cell office:value-type="float" office:value="2.59564E-021" calcext:value-type="float">
            <text:p>2.59564E-21</text:p>
          </table:table-cell>
          <table:table-cell office:value-type="float" office:value="1.9011349E-021" calcext:value-type="float">
            <text:p>1.9011349E-21</text:p>
          </table:table-cell>
          <table:table-cell office:value-type="float" office:value="6.843634637718E-022" calcext:value-type="float">
            <text:p>6.843634637718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65" calcext:value-type="float">
            <text:p>65</text:p>
          </table:table-cell>
          <table:table-cell office:value-type="float" office:value="5.34968E-021" calcext:value-type="float">
            <text:p>5.34968E-21</text:p>
          </table:table-cell>
          <table:table-cell office:value-type="float" office:value="3.799399E-021" calcext:value-type="float">
            <text:p>3.799399E-21</text:p>
          </table:table-cell>
          <table:table-cell office:value-type="float" office:value="4.62212374518E-022" calcext:value-type="float">
            <text:p>4.62212374518E-22</text:p>
          </table:table-cell>
          <table:table-cell office:value-type="float" office:value="2.58148E-021" calcext:value-type="float">
            <text:p>2.58148E-21</text:p>
          </table:table-cell>
          <table:table-cell office:value-type="float" office:value="1.9017849E-021" calcext:value-type="float">
            <text:p>1.9017849E-21</text:p>
          </table:table-cell>
          <table:table-cell office:value-type="float" office:value="7.6780086717258E-022" calcext:value-type="float">
            <text:p>7.6780086717258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75" calcext:value-type="float">
            <text:p>75</text:p>
          </table:table-cell>
          <table:table-cell office:value-type="float" office:value="5.32852E-021" calcext:value-type="float">
            <text:p>5.32852E-21</text:p>
          </table:table-cell>
          <table:table-cell office:value-type="float" office:value="3.787847E-021" calcext:value-type="float">
            <text:p>3.787847E-21</text:p>
          </table:table-cell>
          <table:table-cell office:value-type="float" office:value="4.5604010013E-022" calcext:value-type="float">
            <text:p>4.5604010013E-22</text:p>
          </table:table-cell>
          <table:table-cell office:value-type="float" office:value="2.56622E-021" calcext:value-type="float">
            <text:p>2.56622E-21</text:p>
          </table:table-cell>
          <table:table-cell office:value-type="float" office:value="1.8982352E-021" calcext:value-type="float">
            <text:p>1.8982352E-21</text:p>
          </table:table-cell>
          <table:table-cell office:value-type="float" office:value="5.150419229702E-022" calcext:value-type="float">
            <text:p>5.150419229702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85" calcext:value-type="float">
            <text:p>85</text:p>
          </table:table-cell>
          <table:table-cell table:formula="of:=([.G10]+[.G12])/2" office:value-type="float" office:value="5.317035E-021" calcext:value-type="float">
            <text:p>5.317035E-21</text:p>
          </table:table-cell>
          <table:table-cell table:formula="of:=([.H10]+[.H12])/2" office:value-type="float" office:value="3.7812425E-021" calcext:value-type="float">
            <text:p>3.7812425E-21</text:p>
          </table:table-cell>
          <table:table-cell table:formula="of:=([.I10]+[.I12])/2" office:value-type="float" office:value="4.85728121565E-022" calcext:value-type="float">
            <text:p>4.85728121565E-22</text:p>
          </table:table-cell>
          <table:table-cell office:value-type="float" office:value="2.5492E-021" calcext:value-type="float">
            <text:p>2.5492E-21</text:p>
          </table:table-cell>
          <table:table-cell office:value-type="float" office:value="1.886158E-021" calcext:value-type="float">
            <text:p>1.886158E-21</text:p>
          </table:table-cell>
          <table:table-cell office:value-type="float" office:value="4.61455E-022" calcext:value-type="float">
            <text:p>4.61455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95" calcext:value-type="float">
            <text:p>95</text:p>
          </table:table-cell>
          <table:table-cell office:value-type="float" office:value="5.30555E-021" calcext:value-type="float">
            <text:p>5.30555E-21</text:p>
          </table:table-cell>
          <table:table-cell office:value-type="float" office:value="3.774638E-021" calcext:value-type="float">
            <text:p>3.774638E-21</text:p>
          </table:table-cell>
          <table:table-cell office:value-type="float" office:value="5.15416143E-022" calcext:value-type="float">
            <text:p>5.15416143E-22</text:p>
          </table:table-cell>
          <table:table-cell office:value-type="float" office:value="5.04204E-021" calcext:value-type="float">
            <text:p>5.04204E-21</text:p>
          </table:table-cell>
          <table:table-cell office:value-type="float" office:value="3.730677E-021" calcext:value-type="float">
            <text:p>3.730677E-21</text:p>
          </table:table-cell>
          <table:table-cell office:value-type="float" office:value="9.91470408072E-022" calcext:value-type="float">
            <text:p>9.91470408072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05" calcext:value-type="float">
            <text:p>105</text:p>
          </table:table-cell>
          <table:table-cell office:value-type="float" office:value="5.28185E-021" calcext:value-type="float">
            <text:p>5.28185E-21</text:p>
          </table:table-cell>
          <table:table-cell office:value-type="float" office:value="3.760541E-021" calcext:value-type="float">
            <text:p>3.760541E-21</text:p>
          </table:table-cell>
          <table:table-cell office:value-type="float" office:value="4.5862207138E-022" calcext:value-type="float">
            <text:p>4.5862207138E-22</text:p>
          </table:table-cell>
          <table:table-cell office:value-type="float" office:value="2.49273E-021" calcext:value-type="float">
            <text:p>2.49273E-21</text:p>
          </table:table-cell>
          <table:table-cell office:value-type="float" office:value="1.8435182E-021" calcext:value-type="float">
            <text:p>1.8435182E-21</text:p>
          </table:table-cell>
          <table:table-cell office:value-type="float" office:value="5.072416421139E-022" calcext:value-type="float">
            <text:p>5.072416421139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15" calcext:value-type="float">
            <text:p>115</text:p>
          </table:table-cell>
          <table:table-cell office:value-type="float" office:value="5.25837E-021" calcext:value-type="float">
            <text:p>5.25837E-21</text:p>
          </table:table-cell>
          <table:table-cell office:value-type="float" office:value="3.746372E-021" calcext:value-type="float">
            <text:p>3.746372E-21</text:p>
          </table:table-cell>
          <table:table-cell office:value-type="float" office:value="4.67433482586E-022" calcext:value-type="float">
            <text:p>4.67433482586E-22</text:p>
          </table:table-cell>
          <table:table-cell office:value-type="float" office:value="2.47607E-021" calcext:value-type="float">
            <text:p>2.47607E-21</text:p>
          </table:table-cell>
          <table:table-cell office:value-type="float" office:value="1.8235626E-021" calcext:value-type="float">
            <text:p>1.8235626E-21</text:p>
          </table:table-cell>
          <table:table-cell office:value-type="float" office:value="7.5167857685817E-022" calcext:value-type="float">
            <text:p>7.5167857685817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25" calcext:value-type="float">
            <text:p>125</text:p>
          </table:table-cell>
          <table:table-cell office:value-type="float" office:value="5.23877E-021" calcext:value-type="float">
            <text:p>5.23877E-21</text:p>
          </table:table-cell>
          <table:table-cell office:value-type="float" office:value="3.747387E-021" calcext:value-type="float">
            <text:p>3.747387E-21</text:p>
          </table:table-cell>
          <table:table-cell office:value-type="float" office:value="5.3207881E-022" calcext:value-type="float">
            <text:p>5.3207881E-22</text:p>
          </table:table-cell>
          <table:table-cell office:value-type="float" office:value="2.46281E-021" calcext:value-type="float">
            <text:p>2.46281E-21</text:p>
          </table:table-cell>
          <table:table-cell office:value-type="float" office:value="1.8031542E-021" calcext:value-type="float">
            <text:p>1.8031542E-21</text:p>
          </table:table-cell>
          <table:table-cell office:value-type="float" office:value="6.674174339917E-022" calcext:value-type="float">
            <text:p>6.674174339917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35" calcext:value-type="float">
            <text:p>135</text:p>
          </table:table-cell>
          <table:table-cell office:value-type="float" office:value="5.22289E-021" calcext:value-type="float">
            <text:p>5.22289E-21</text:p>
          </table:table-cell>
          <table:table-cell office:value-type="float" office:value="3.742721E-021" calcext:value-type="float">
            <text:p>3.742721E-21</text:p>
          </table:table-cell>
          <table:table-cell office:value-type="float" office:value="4.7390070692E-022" calcext:value-type="float">
            <text:p>4.7390070692E-22</text:p>
          </table:table-cell>
          <table:table-cell office:value-type="float" office:value="2.45295E-021" calcext:value-type="float">
            <text:p>2.45295E-21</text:p>
          </table:table-cell>
          <table:table-cell office:value-type="float" office:value="1.7941952E-021" calcext:value-type="float">
            <text:p>1.7941952E-21</text:p>
          </table:table-cell>
          <table:table-cell office:value-type="float" office:value="1.215985572756E-021" calcext:value-type="float">
            <text:p>1.215985572756E-2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45" calcext:value-type="float">
            <text:p>145</text:p>
          </table:table-cell>
          <table:table-cell office:value-type="float" office:value="5.21305E-021" calcext:value-type="float">
            <text:p>5.21305E-21</text:p>
          </table:table-cell>
          <table:table-cell office:value-type="float" office:value="3.744067E-021" calcext:value-type="float">
            <text:p>3.744067E-21</text:p>
          </table:table-cell>
          <table:table-cell office:value-type="float" office:value="6.07230811E-022" calcext:value-type="float">
            <text:p>6.07230811E-22</text:p>
          </table:table-cell>
          <table:table-cell office:value-type="float" office:value="2.44556E-021" calcext:value-type="float">
            <text:p>2.44556E-21</text:p>
          </table:table-cell>
          <table:table-cell office:value-type="float" office:value="1.7788299E-021" calcext:value-type="float">
            <text:p>1.7788299E-21</text:p>
          </table:table-cell>
          <table:table-cell office:value-type="float" office:value="4.06801290934E-022" calcext:value-type="float">
            <text:p>4.06801290934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55" calcext:value-type="float">
            <text:p>155</text:p>
          </table:table-cell>
          <table:table-cell office:value-type="float" office:value="5.21045E-021" calcext:value-type="float">
            <text:p>5.21045E-21</text:p>
          </table:table-cell>
          <table:table-cell office:value-type="float" office:value="3.746299E-021" calcext:value-type="float">
            <text:p>3.746299E-21</text:p>
          </table:table-cell>
          <table:table-cell office:value-type="float" office:value="6.25607622E-022" calcext:value-type="float">
            <text:p>6.25607622E-22</text:p>
          </table:table-cell>
          <table:table-cell office:value-type="float" office:value="2.44085E-021" calcext:value-type="float">
            <text:p>2.44085E-21</text:p>
          </table:table-cell>
          <table:table-cell office:value-type="float" office:value="1.7677205E-021" calcext:value-type="float">
            <text:p>1.7677205E-21</text:p>
          </table:table-cell>
          <table:table-cell office:value-type="float" office:value="3.642747780341E-022" calcext:value-type="float">
            <text:p>3.642747780341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65" calcext:value-type="float">
            <text:p>165</text:p>
          </table:table-cell>
          <table:table-cell office:value-type="float" office:value="5.22484E-021" calcext:value-type="float">
            <text:p>5.22484E-21</text:p>
          </table:table-cell>
          <table:table-cell office:value-type="float" office:value="3.762295E-021" calcext:value-type="float">
            <text:p>3.762295E-21</text:p>
          </table:table-cell>
          <table:table-cell office:value-type="float" office:value="7.72521725E-022" calcext:value-type="float">
            <text:p>7.72521725E-22</text:p>
          </table:table-cell>
          <table:table-cell office:value-type="float" office:value="2.43936E-021" calcext:value-type="float">
            <text:p>2.43936E-21</text:p>
          </table:table-cell>
          <table:table-cell office:value-type="float" office:value="1.7715506E-021" calcext:value-type="float">
            <text:p>1.7715506E-21</text:p>
          </table:table-cell>
          <table:table-cell office:value-type="float" office:value="3.191109795676E-022" calcext:value-type="float">
            <text:p>3.191109795676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75" calcext:value-type="float">
            <text:p>175</text:p>
          </table:table-cell>
          <table:table-cell office:value-type="float" office:value="5.27067E-021" calcext:value-type="float">
            <text:p>5.27067E-21</text:p>
          </table:table-cell>
          <table:table-cell office:value-type="float" office:value="3.801351E-021" calcext:value-type="float">
            <text:p>3.801351E-21</text:p>
          </table:table-cell>
          <table:table-cell office:value-type="float" office:value="1.200591279E-021" calcext:value-type="float">
            <text:p>1.200591279E-21</text:p>
          </table:table-cell>
          <table:table-cell office:value-type="float" office:value="2.4422E-021" calcext:value-type="float">
            <text:p>2.4422E-21</text:p>
          </table:table-cell>
          <table:table-cell office:value-type="float" office:value="1.7602651E-021" calcext:value-type="float">
            <text:p>1.7602651E-21</text:p>
          </table:table-cell>
          <table:table-cell office:value-type="float" office:value="3.22758686641E-022" calcext:value-type="float">
            <text:p>3.22758686641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85" calcext:value-type="float">
            <text:p>185</text:p>
          </table:table-cell>
          <table:table-cell table:formula="of:=1.076969E-020/2" office:value-type="float" office:value="5.384845E-021" calcext:value-type="float">
            <text:p>5.384845E-21</text:p>
          </table:table-cell>
          <table:table-cell table:formula="of:=7.770012E-021/2" office:value-type="float" office:value="3.885006E-021" calcext:value-type="float">
            <text:p>3.885006E-21</text:p>
          </table:table-cell>
          <table:table-cell table:formula="of:=2.03531522E-021/2" office:value-type="float" office:value="1.01765761E-021" calcext:value-type="float">
            <text:p>1.01765761E-21</text:p>
          </table:table-cell>
          <table:table-cell office:value-type="float" office:value="2.45089E-021" calcext:value-type="float">
            <text:p>2.45089E-21</text:p>
          </table:table-cell>
          <table:table-cell office:value-type="float" office:value="1.7665554E-021" calcext:value-type="float">
            <text:p>1.7665554E-21</text:p>
          </table:table-cell>
          <table:table-cell office:value-type="float" office:value="2.97363575279E-022" calcext:value-type="float">
            <text:p>2.97363575279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195" calcext:value-type="float">
            <text:p>195</text:p>
          </table:table-cell>
          <table:table-cell office:value-type="float" office:value="5.44872E-021" calcext:value-type="float">
            <text:p>5.44872E-21</text:p>
          </table:table-cell>
          <table:table-cell office:value-type="float" office:value="3.912925E-021" calcext:value-type="float">
            <text:p>3.912925E-21</text:p>
          </table:table-cell>
          <table:table-cell office:value-type="float" office:value="7.54639843E-022" calcext:value-type="float">
            <text:p>7.54639843E-22</text:p>
          </table:table-cell>
          <table:table-cell office:value-type="float" office:value="2.4669E-021" calcext:value-type="float">
            <text:p>2.4669E-21</text:p>
          </table:table-cell>
          <table:table-cell office:value-type="float" office:value="1.7790228E-021" calcext:value-type="float">
            <text:p>1.7790228E-21</text:p>
          </table:table-cell>
          <table:table-cell office:value-type="float" office:value="2.60199892041E-022" calcext:value-type="float">
            <text:p>2.60199892041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05" calcext:value-type="float">
            <text:p>205</text:p>
          </table:table-cell>
          <table:table-cell office:value-type="float" office:value="5.45601E-021" calcext:value-type="float">
            <text:p>5.45601E-21</text:p>
          </table:table-cell>
          <table:table-cell office:value-type="float" office:value="3.905059E-021" calcext:value-type="float">
            <text:p>3.905059E-21</text:p>
          </table:table-cell>
          <table:table-cell office:value-type="float" office:value="6.14840945E-022" calcext:value-type="float">
            <text:p>6.14840945E-22</text:p>
          </table:table-cell>
          <table:table-cell office:value-type="float" office:value="2.4893E-021" calcext:value-type="float">
            <text:p>2.4893E-21</text:p>
          </table:table-cell>
          <table:table-cell office:value-type="float" office:value="1.7726936E-021" calcext:value-type="float">
            <text:p>1.7726936E-21</text:p>
          </table:table-cell>
          <table:table-cell office:value-type="float" office:value="2.0453635863E-022" calcext:value-type="float">
            <text:p>2.0453635863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15" calcext:value-type="float">
            <text:p>215</text:p>
          </table:table-cell>
          <table:table-cell office:value-type="float" office:value="5.45227E-021" calcext:value-type="float">
            <text:p>5.45227E-21</text:p>
          </table:table-cell>
          <table:table-cell office:value-type="float" office:value="3.897099E-021" calcext:value-type="float">
            <text:p>3.897099E-21</text:p>
          </table:table-cell>
          <table:table-cell office:value-type="float" office:value="5.97853113E-022" calcext:value-type="float">
            <text:p>5.97853113E-22</text:p>
          </table:table-cell>
          <table:table-cell office:value-type="float" office:value="2.51492E-021" calcext:value-type="float">
            <text:p>2.51492E-21</text:p>
          </table:table-cell>
          <table:table-cell office:value-type="float" office:value="1.7949398E-021" calcext:value-type="float">
            <text:p>1.7949398E-21</text:p>
          </table:table-cell>
          <table:table-cell office:value-type="float" office:value="2.51895142E-022" calcext:value-type="float">
            <text:p>2.51895142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25" calcext:value-type="float">
            <text:p>225</text:p>
          </table:table-cell>
          <table:table-cell office:value-type="float" office:value="5.44154E-021" calcext:value-type="float">
            <text:p>5.44154E-21</text:p>
          </table:table-cell>
          <table:table-cell office:value-type="float" office:value="3.878992E-021" calcext:value-type="float">
            <text:p>3.878992E-21</text:p>
          </table:table-cell>
          <table:table-cell office:value-type="float" office:value="4.6628934169E-022" calcext:value-type="float">
            <text:p>4.6628934169E-22</text:p>
          </table:table-cell>
          <table:table-cell office:value-type="float" office:value="2.5426E-021" calcext:value-type="float">
            <text:p>2.5426E-21</text:p>
          </table:table-cell>
          <table:table-cell office:value-type="float" office:value="1.8096009E-021" calcext:value-type="float">
            <text:p>1.8096009E-21</text:p>
          </table:table-cell>
          <table:table-cell office:value-type="float" office:value="7.9860529E-022" calcext:value-type="float">
            <text:p>7.9860529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35" calcext:value-type="float">
            <text:p>235</text:p>
          </table:table-cell>
          <table:table-cell office:value-type="float" office:value="5.42519E-021" calcext:value-type="float">
            <text:p>5.42519E-21</text:p>
          </table:table-cell>
          <table:table-cell office:value-type="float" office:value="3.859719E-021" calcext:value-type="float">
            <text:p>3.859719E-21</text:p>
          </table:table-cell>
          <table:table-cell office:value-type="float" office:value="5.27616412E-022" calcext:value-type="float">
            <text:p>5.27616412E-22</text:p>
          </table:table-cell>
          <table:table-cell office:value-type="float" office:value="2.56971E-021" calcext:value-type="float">
            <text:p>2.56971E-21</text:p>
          </table:table-cell>
          <table:table-cell office:value-type="float" office:value="1.8217022E-021" calcext:value-type="float">
            <text:p>1.8217022E-21</text:p>
          </table:table-cell>
          <table:table-cell office:value-type="float" office:value="3.95417789E-022" calcext:value-type="float">
            <text:p>3.95417789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45" calcext:value-type="float">
            <text:p>245</text:p>
          </table:table-cell>
          <table:table-cell office:value-type="float" office:value="5.40379E-021" calcext:value-type="float">
            <text:p>5.40379E-21</text:p>
          </table:table-cell>
          <table:table-cell office:value-type="float" office:value="3.829942E-021" calcext:value-type="float">
            <text:p>3.829942E-21</text:p>
          </table:table-cell>
          <table:table-cell office:value-type="float" office:value="4.654414428E-022" calcext:value-type="float">
            <text:p>4.654414428E-22</text:p>
          </table:table-cell>
          <table:table-cell office:value-type="float" office:value="2.59578E-021" calcext:value-type="float">
            <text:p>2.59578E-21</text:p>
          </table:table-cell>
          <table:table-cell office:value-type="float" office:value="1.8303573E-021" calcext:value-type="float">
            <text:p>1.8303573E-21</text:p>
          </table:table-cell>
          <table:table-cell office:value-type="float" office:value="4.0415382232E-022" calcext:value-type="float">
            <text:p>4.0415382232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60" calcext:value-type="float">
            <text:p>2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55" calcext:value-type="float">
            <text:p>255</text:p>
          </table:table-cell>
          <table:table-cell office:value-type="float" office:value="5.37966E-021" calcext:value-type="float">
            <text:p>5.37966E-21</text:p>
          </table:table-cell>
          <table:table-cell office:value-type="float" office:value="3.81639E-021" calcext:value-type="float">
            <text:p>3.81639E-21</text:p>
          </table:table-cell>
          <table:table-cell office:value-type="float" office:value="4.5905848452E-022" calcext:value-type="float">
            <text:p>4.5905848452E-22</text:p>
          </table:table-cell>
          <table:table-cell office:value-type="float" office:value="2.61905E-021" calcext:value-type="float">
            <text:p>2.61905E-21</text:p>
          </table:table-cell>
          <table:table-cell office:value-type="float" office:value="1.8468784E-021" calcext:value-type="float">
            <text:p>1.8468784E-21</text:p>
          </table:table-cell>
          <table:table-cell office:value-type="float" office:value="3.275763447E-022" calcext:value-type="float">
            <text:p>3.275763447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65" calcext:value-type="float">
            <text:p>265</text:p>
          </table:table-cell>
          <table:table-cell table:formula="of:=([.G28]+[.G30])/2" office:value-type="float" office:value="5.36659E-021" calcext:value-type="float">
            <text:p>5.36659E-21</text:p>
          </table:table-cell>
          <table:table-cell table:formula="of:=([.H28]+[.H30])/2" office:value-type="float" office:value="3.8087725E-021" calcext:value-type="float">
            <text:p>3.8087725E-21</text:p>
          </table:table-cell>
          <table:table-cell table:formula="of:=([.I28]+[.I30])/2" office:value-type="float" office:value="4.8884423676E-022" calcext:value-type="float">
            <text:p>4.8884423676E-22</text:p>
          </table:table-cell>
          <table:table-cell table:formula="of:=([.J28]+[.J30])/2" office:value-type="float" office:value="2.629525E-021" calcext:value-type="float">
            <text:p>2.629525E-21</text:p>
          </table:table-cell>
          <table:table-cell table:formula="of:=([.K28]+[.K30])/2" office:value-type="float" office:value="1.85433295E-021" calcext:value-type="float">
            <text:p>1.85433295E-21</text:p>
          </table:table-cell>
          <table:table-cell table:formula="of:=([.L28]+[.L30])/2" office:value-type="float" office:value="4.0449936235E-022" calcext:value-type="float">
            <text:p>4.0449936235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75" calcext:value-type="float">
            <text:p>275</text:p>
          </table:table-cell>
          <table:table-cell office:value-type="float" office:value="5.35352E-021" calcext:value-type="float">
            <text:p>5.35352E-21</text:p>
          </table:table-cell>
          <table:table-cell office:value-type="float" office:value="3.801155E-021" calcext:value-type="float">
            <text:p>3.801155E-21</text:p>
          </table:table-cell>
          <table:table-cell office:value-type="float" office:value="5.18629989E-022" calcext:value-type="float">
            <text:p>5.18629989E-22</text:p>
          </table:table-cell>
          <table:table-cell office:value-type="float" office:value="2.64E-021" calcext:value-type="float">
            <text:p>2.64E-21</text:p>
          </table:table-cell>
          <table:table-cell office:value-type="float" office:value="1.8617875E-021" calcext:value-type="float">
            <text:p>1.8617875E-21</text:p>
          </table:table-cell>
          <table:table-cell office:value-type="float" office:value="4.8142238E-022" calcext:value-type="float">
            <text:p>4.8142238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85" calcext:value-type="float">
            <text:p>285</text:p>
          </table:table-cell>
          <table:table-cell office:value-type="float" office:value="5.3266E-021" calcext:value-type="float">
            <text:p>5.3266E-21</text:p>
          </table:table-cell>
          <table:table-cell office:value-type="float" office:value="3.784939E-021" calcext:value-type="float">
            <text:p>3.784939E-21</text:p>
          </table:table-cell>
          <table:table-cell office:value-type="float" office:value="4.6103443148E-022" calcext:value-type="float">
            <text:p>4.6103443148E-22</text:p>
          </table:table-cell>
          <table:table-cell office:value-type="float" office:value="2.65811E-021" calcext:value-type="float">
            <text:p>2.65811E-21</text:p>
          </table:table-cell>
          <table:table-cell office:value-type="float" office:value="1.874601E-021" calcext:value-type="float">
            <text:p>1.874601E-21</text:p>
          </table:table-cell>
          <table:table-cell office:value-type="float" office:value="3.2892618478E-022" calcext:value-type="float">
            <text:p>3.2892618478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295" calcext:value-type="float">
            <text:p>295</text:p>
          </table:table-cell>
          <table:table-cell office:value-type="float" office:value="5.29979E-021" calcext:value-type="float">
            <text:p>5.29979E-21</text:p>
          </table:table-cell>
          <table:table-cell office:value-type="float" office:value="3.768367E-021" calcext:value-type="float">
            <text:p>3.768367E-21</text:p>
          </table:table-cell>
          <table:table-cell office:value-type="float" office:value="4.69383094959E-022" calcext:value-type="float">
            <text:p>4.69383094959E-22</text:p>
          </table:table-cell>
          <table:table-cell office:value-type="float" office:value="2.67367E-021" calcext:value-type="float">
            <text:p>2.67367E-21</text:p>
          </table:table-cell>
          <table:table-cell office:value-type="float" office:value="1.8853793E-021" calcext:value-type="float">
            <text:p>1.8853793E-21</text:p>
          </table:table-cell>
          <table:table-cell office:value-type="float" office:value="4.066083816E-022" calcext:value-type="float">
            <text:p>4.066083816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05" calcext:value-type="float">
            <text:p>305</text:p>
          </table:table-cell>
          <table:table-cell office:value-type="float" office:value="5.27443E-021" calcext:value-type="float">
            <text:p>5.27443E-21</text:p>
          </table:table-cell>
          <table:table-cell office:value-type="float" office:value="3.76682E-021" calcext:value-type="float">
            <text:p>3.76682E-21</text:p>
          </table:table-cell>
          <table:table-cell office:value-type="float" office:value="5.33783839E-022" calcext:value-type="float">
            <text:p>5.33783839E-22</text:p>
          </table:table-cell>
          <table:table-cell office:value-type="float" office:value="2.68588E-021" calcext:value-type="float">
            <text:p>2.68588E-21</text:p>
          </table:table-cell>
          <table:table-cell office:value-type="float" office:value="1.9038645E-021" calcext:value-type="float">
            <text:p>1.9038645E-21</text:p>
          </table:table-cell>
          <table:table-cell office:value-type="float" office:value="3.97113117E-022" calcext:value-type="float">
            <text:p>3.97113117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15" calcext:value-type="float">
            <text:p>315</text:p>
          </table:table-cell>
          <table:table-cell office:value-type="float" office:value="5.25062E-021" calcext:value-type="float">
            <text:p>5.25062E-21</text:p>
          </table:table-cell>
          <table:table-cell office:value-type="float" office:value="3.758164E-021" calcext:value-type="float">
            <text:p>3.758164E-21</text:p>
          </table:table-cell>
          <table:table-cell office:value-type="float" office:value="4.7481999406E-022" calcext:value-type="float">
            <text:p>4.7481999406E-22</text:p>
          </table:table-cell>
          <table:table-cell office:value-type="float" office:value="2.6958E-021" calcext:value-type="float">
            <text:p>2.6958E-21</text:p>
          </table:table-cell>
          <table:table-cell office:value-type="float" office:value="1.9182159E-021" calcext:value-type="float">
            <text:p>1.9182159E-21</text:p>
          </table:table-cell>
          <table:table-cell office:value-type="float" office:value="8.025519E-022" calcext:value-type="float">
            <text:p>8.025519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330" calcext:value-type="float">
            <text:p>33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25" calcext:value-type="float">
            <text:p>325</text:p>
          </table:table-cell>
          <table:table-cell office:value-type="float" office:value="5.23438E-021" calcext:value-type="float">
            <text:p>5.23438E-21</text:p>
          </table:table-cell>
          <table:table-cell office:value-type="float" office:value="3.756083E-021" calcext:value-type="float">
            <text:p>3.756083E-21</text:p>
          </table:table-cell>
          <table:table-cell office:value-type="float" office:value="6.07663743E-022" calcext:value-type="float">
            <text:p>6.07663743E-22</text:p>
          </table:table-cell>
          <table:table-cell office:value-type="float" office:value="2.70163E-021" calcext:value-type="float">
            <text:p>2.70163E-21</text:p>
          </table:table-cell>
          <table:table-cell office:value-type="float" office:value="1.9275687E-021" calcext:value-type="float">
            <text:p>1.9275687E-21</text:p>
          </table:table-cell>
          <table:table-cell office:value-type="float" office:value="2.576370067E-022" calcext:value-type="float">
            <text:p>2.576370067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35" calcext:value-type="float">
            <text:p>335</text:p>
          </table:table-cell>
          <table:table-cell office:value-type="float" office:value="5.22707E-021" calcext:value-type="float">
            <text:p>5.22707E-21</text:p>
          </table:table-cell>
          <table:table-cell office:value-type="float" office:value="3.755369E-021" calcext:value-type="float">
            <text:p>3.755369E-21</text:p>
          </table:table-cell>
          <table:table-cell office:value-type="float" office:value="6.24919836E-022" calcext:value-type="float">
            <text:p>6.24919836E-22</text:p>
          </table:table-cell>
          <table:table-cell office:value-type="float" office:value="2.7032E-021" calcext:value-type="float">
            <text:p>2.7032E-21</text:p>
          </table:table-cell>
          <table:table-cell office:value-type="float" office:value="1.924651E-021" calcext:value-type="float">
            <text:p>1.924651E-21</text:p>
          </table:table-cell>
          <table:table-cell office:value-type="float" office:value="2.0937136473E-022" calcext:value-type="float">
            <text:p>2.0937136473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45" calcext:value-type="float">
            <text:p>345</text:p>
          </table:table-cell>
          <table:table-cell office:value-type="float" office:value="5.23331E-021" calcext:value-type="float">
            <text:p>5.23331E-21</text:p>
          </table:table-cell>
          <table:table-cell office:value-type="float" office:value="3.766615E-021" calcext:value-type="float">
            <text:p>3.766615E-21</text:p>
          </table:table-cell>
          <table:table-cell office:value-type="float" office:value="7.7085088E-022" calcext:value-type="float">
            <text:p>7.7085088E-22</text:p>
          </table:table-cell>
          <table:table-cell office:value-type="float" office:value="2.69955E-021" calcext:value-type="float">
            <text:p>2.69955E-21</text:p>
          </table:table-cell>
          <table:table-cell office:value-type="float" office:value="1.9466022E-021" calcext:value-type="float">
            <text:p>1.9466022E-21</text:p>
          </table:table-cell>
          <table:table-cell office:value-type="float" office:value="2.70636806113E-022" calcext:value-type="float">
            <text:p>2.70636806113E-2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4.98093" calcext:value-type="float">
            <text:p>4.98093</text:p>
          </table:table-cell>
          <table:table-cell office:value-type="float" office:value="355" calcext:value-type="float">
            <text:p>355</text:p>
          </table:table-cell>
          <table:table-cell office:value-type="float" office:value="5.26312E-021" calcext:value-type="float">
            <text:p>5.26312E-21</text:p>
          </table:table-cell>
          <table:table-cell office:value-type="float" office:value="3.795205E-021" calcext:value-type="float">
            <text:p>3.795205E-21</text:p>
          </table:table-cell>
          <table:table-cell office:value-type="float" office:value="1.196964293E-021" calcext:value-type="float">
            <text:p>1.196964293E-21</text:p>
          </table:table-cell>
          <table:table-cell office:value-type="float" office:value="2.68957E-021" calcext:value-type="float">
            <text:p>2.68957E-21</text:p>
          </table:table-cell>
          <table:table-cell office:value-type="float" office:value="1.9381077E-021" calcext:value-type="float">
            <text:p>1.9381077E-21</text:p>
          </table:table-cell>
          <table:table-cell office:value-type="float" office:value="3.11996817798E-022" calcext:value-type="float">
            <text:p>3.11996817798E-22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5.14286" calcext:value-type="float">
            <text:p>5.14286</text:p>
          </table:table-cell>
          <table:table-cell table:formula="of:=1.244717E-015/2" office:value-type="float" office:value="6.223585E-016" calcext:value-type="float">
            <text:p>6.223585E-16</text:p>
          </table:table-cell>
          <table:table-cell table:formula="of:=6.237443E-016/2" office:value-type="float" office:value="3.1187215E-016" calcext:value-type="float">
            <text:p>3.1187215E-16</text:p>
          </table:table-cell>
          <table:table-cell table:formula="of:=1.7062927E-016/2" office:value-type="float" office:value="8.5314635E-017" calcext:value-type="float">
            <text:p>8.5314635E-17</text:p>
          </table:table-cell>
          <table:table-cell office:value-type="float" office:value="3.94628E-016" calcext:value-type="float">
            <text:p>3.94628E-16</text:p>
          </table:table-cell>
          <table:table-cell office:value-type="float" office:value="1.5934755E-016" calcext:value-type="float">
            <text:p>1.5934755E-16</text:p>
          </table:table-cell>
          <table:table-cell office:value-type="float" office:value="3.6170942292E-017" calcext:value-type="float">
            <text:p>3.6170942292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.2857" calcext:value-type="float">
            <text:p>10.2857</text:p>
          </table:table-cell>
          <table:table-cell office:value-type="float" office:value="20.5714" calcext:value-type="float">
            <text:p>20.5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5.4286" calcext:value-type="float">
            <text:p>15.4286</text:p>
          </table:table-cell>
          <table:table-cell office:value-type="float" office:value="6.26025E-016" calcext:value-type="float">
            <text:p>6.26025E-16</text:p>
          </table:table-cell>
          <table:table-cell office:value-type="float" office:value="3.108661E-016" calcext:value-type="float">
            <text:p>3.108661E-16</text:p>
          </table:table-cell>
          <table:table-cell office:value-type="float" office:value="7.20273074E-017" calcext:value-type="float">
            <text:p>7.20273074E-17</text:p>
          </table:table-cell>
          <table:table-cell office:value-type="float" office:value="4.53807E-016" calcext:value-type="float">
            <text:p>4.53807E-16</text:p>
          </table:table-cell>
          <table:table-cell office:value-type="float" office:value="1.5353178E-016" calcext:value-type="float">
            <text:p>1.5353178E-16</text:p>
          </table:table-cell>
          <table:table-cell office:value-type="float" office:value="3.3339021615E-017" calcext:value-type="float">
            <text:p>3.3339021615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.5714" calcext:value-type="float">
            <text:p>20.5714</text:p>
          </table:table-cell>
          <table:table-cell office:value-type="float" office:value="30.8571" calcext:value-type="float">
            <text:p>30.8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5.7143" calcext:value-type="float">
            <text:p>25.7143</text:p>
          </table:table-cell>
          <table:table-cell office:value-type="float" office:value="6.26578E-016" calcext:value-type="float">
            <text:p>6.26578E-16</text:p>
          </table:table-cell>
          <table:table-cell office:value-type="float" office:value="3.092023E-016" calcext:value-type="float">
            <text:p>3.092023E-16</text:p>
          </table:table-cell>
          <table:table-cell office:value-type="float" office:value="6.011853017E-017" calcext:value-type="float">
            <text:p>6.011853017E-17</text:p>
          </table:table-cell>
          <table:table-cell office:value-type="float" office:value="3.45156E-016" calcext:value-type="float">
            <text:p>3.45156E-16</text:p>
          </table:table-cell>
          <table:table-cell office:value-type="float" office:value="1.5876571E-016" calcext:value-type="float">
            <text:p>1.5876571E-16</text:p>
          </table:table-cell>
          <table:table-cell office:value-type="float" office:value="4.8884075E-017" calcext:value-type="float">
            <text:p>4.8884075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.8571" calcext:value-type="float">
            <text:p>30.8571</text:p>
          </table:table-cell>
          <table:table-cell office:value-type="float" office:value="41.1429" calcext:value-type="float">
            <text:p>41.1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6" calcext:value-type="float">
            <text:p>36</text:p>
          </table:table-cell>
          <table:table-cell office:value-type="float" office:value="6.26409E-016" calcext:value-type="float">
            <text:p>6.26409E-16</text:p>
          </table:table-cell>
          <table:table-cell office:value-type="float" office:value="3.071771E-016" calcext:value-type="float">
            <text:p>3.071771E-16</text:p>
          </table:table-cell>
          <table:table-cell office:value-type="float" office:value="5.18171346E-017" calcext:value-type="float">
            <text:p>5.18171346E-17</text:p>
          </table:table-cell>
          <table:table-cell office:value-type="float" office:value="3.2715E-016" calcext:value-type="float">
            <text:p>3.2715E-16</text:p>
          </table:table-cell>
          <table:table-cell office:value-type="float" office:value="1.8623587E-016" calcext:value-type="float">
            <text:p>1.8623587E-16</text:p>
          </table:table-cell>
          <table:table-cell office:value-type="float" office:value="6.8865164E-017" calcext:value-type="float">
            <text:p>6.8865164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1.1429" calcext:value-type="float">
            <text:p>41.1429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46.2857" calcext:value-type="float">
            <text:p>46.2857</text:p>
          </table:table-cell>
          <table:table-cell office:value-type="float" office:value="6.2565E-016" calcext:value-type="float">
            <text:p>6.2565E-16</text:p>
          </table:table-cell>
          <table:table-cell office:value-type="float" office:value="3.045398E-016" calcext:value-type="float">
            <text:p>3.045398E-16</text:p>
          </table:table-cell>
          <table:table-cell office:value-type="float" office:value="4.740781578E-017" calcext:value-type="float">
            <text:p>4.740781578E-17</text:p>
          </table:table-cell>
          <table:table-cell office:value-type="float" office:value="3.00778E-016" calcext:value-type="float">
            <text:p>3.00778E-16</text:p>
          </table:table-cell>
          <table:table-cell office:value-type="float" office:value="2.0182474E-016" calcext:value-type="float">
            <text:p>2.0182474E-16</text:p>
          </table:table-cell>
          <table:table-cell office:value-type="float" office:value="9.459951E-017" calcext:value-type="float">
            <text:p>9.459951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61.7143" calcext:value-type="float">
            <text:p>61.7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56.5714" calcext:value-type="float">
            <text:p>56.5714</text:p>
          </table:table-cell>
          <table:table-cell office:value-type="float" office:value="6.24671E-016" calcext:value-type="float">
            <text:p>6.24671E-16</text:p>
          </table:table-cell>
          <table:table-cell office:value-type="float" office:value="3.034219E-016" calcext:value-type="float">
            <text:p>3.034219E-16</text:p>
          </table:table-cell>
          <table:table-cell office:value-type="float" office:value="4.289473336E-017" calcext:value-type="float">
            <text:p>4.289473336E-17</text:p>
          </table:table-cell>
          <table:table-cell office:value-type="float" office:value="2.99899E-016" calcext:value-type="float">
            <text:p>2.99899E-16</text:p>
          </table:table-cell>
          <table:table-cell office:value-type="float" office:value="1.7951189E-016" calcext:value-type="float">
            <text:p>1.7951189E-16</text:p>
          </table:table-cell>
          <table:table-cell office:value-type="float" office:value="7.794333E-017" calcext:value-type="float">
            <text:p>7.794333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1.7143" calcext:value-type="float">
            <text:p>61.7143</text:p>
          </table:table-cell>
          <table:table-cell office:value-type="float" office:value="72" calcext:value-type="float">
            <text:p>72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66.8571" calcext:value-type="float">
            <text:p>66.8571</text:p>
          </table:table-cell>
          <table:table-cell office:value-type="float" office:value="6.23508E-016" calcext:value-type="float">
            <text:p>6.23508E-16</text:p>
          </table:table-cell>
          <table:table-cell office:value-type="float" office:value="3.008469E-016" calcext:value-type="float">
            <text:p>3.008469E-16</text:p>
          </table:table-cell>
          <table:table-cell office:value-type="float" office:value="4.2376626298E-017" calcext:value-type="float">
            <text:p>4.2376626298E-17</text:p>
          </table:table-cell>
          <table:table-cell office:value-type="float" office:value="2.98945E-016" calcext:value-type="float">
            <text:p>2.98945E-16</text:p>
          </table:table-cell>
          <table:table-cell office:value-type="float" office:value="1.9513492E-016" calcext:value-type="float">
            <text:p>1.9513492E-16</text:p>
          </table:table-cell>
          <table:table-cell office:value-type="float" office:value="7.323993E-017" calcext:value-type="float">
            <text:p>7.323993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82.2857" calcext:value-type="float">
            <text:p>82.2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77.1429" calcext:value-type="float">
            <text:p>77.1429</text:p>
          </table:table-cell>
          <table:table-cell office:value-type="float" office:value="6.22127E-016" calcext:value-type="float">
            <text:p>6.22127E-16</text:p>
          </table:table-cell>
          <table:table-cell office:value-type="float" office:value="3.005448E-016" calcext:value-type="float">
            <text:p>3.005448E-16</text:p>
          </table:table-cell>
          <table:table-cell office:value-type="float" office:value="4.0502602124E-017" calcext:value-type="float">
            <text:p>4.0502602124E-17</text:p>
          </table:table-cell>
          <table:table-cell office:value-type="float" office:value="2.97845E-016" calcext:value-type="float">
            <text:p>2.97845E-16</text:p>
          </table:table-cell>
          <table:table-cell office:value-type="float" office:value="1.886441E-016" calcext:value-type="float">
            <text:p>1.886441E-16</text:p>
          </table:table-cell>
          <table:table-cell office:value-type="float" office:value="6.488993E-017" calcext:value-type="float">
            <text:p>6.488993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2.2857" calcext:value-type="float">
            <text:p>82.2857</text:p>
          </table:table-cell>
          <table:table-cell office:value-type="float" office:value="92.5714" calcext:value-type="float">
            <text:p>92.5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87.4286" calcext:value-type="float">
            <text:p>87.4286</text:p>
          </table:table-cell>
          <table:table-cell office:value-type="float" office:value="6.20534E-016" calcext:value-type="float">
            <text:p>6.20534E-16</text:p>
          </table:table-cell>
          <table:table-cell office:value-type="float" office:value="3.001029E-016" calcext:value-type="float">
            <text:p>3.001029E-16</text:p>
          </table:table-cell>
          <table:table-cell office:value-type="float" office:value="4.5393453E-017" calcext:value-type="float">
            <text:p>4.5393453E-17</text:p>
          </table:table-cell>
          <table:table-cell office:value-type="float" office:value="2.96577E-016" calcext:value-type="float">
            <text:p>2.96577E-16</text:p>
          </table:table-cell>
          <table:table-cell office:value-type="float" office:value="1.5733603E-016" calcext:value-type="float">
            <text:p>1.5733603E-16</text:p>
          </table:table-cell>
          <table:table-cell office:value-type="float" office:value="9.176229E-017" calcext:value-type="float">
            <text:p>9.17622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2.5714" calcext:value-type="float">
            <text:p>92.5714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97.7143" calcext:value-type="float">
            <text:p>97.7143</text:p>
          </table:table-cell>
          <table:table-cell office:value-type="float" office:value="6.18807E-016" calcext:value-type="float">
            <text:p>6.18807E-16</text:p>
          </table:table-cell>
          <table:table-cell office:value-type="float" office:value="2.995586E-016" calcext:value-type="float">
            <text:p>2.995586E-16</text:p>
          </table:table-cell>
          <table:table-cell office:value-type="float" office:value="3.58090622E-017" calcext:value-type="float">
            <text:p>3.58090622E-17</text:p>
          </table:table-cell>
          <table:table-cell office:value-type="float" office:value="2.9518E-016" calcext:value-type="float">
            <text:p>2.9518E-16</text:p>
          </table:table-cell>
          <table:table-cell office:value-type="float" office:value="1.5656295E-016" calcext:value-type="float">
            <text:p>1.5656295E-16</text:p>
          </table:table-cell>
          <table:table-cell office:value-type="float" office:value="4.9853818E-017" calcext:value-type="float">
            <text:p>4.9853818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08" calcext:value-type="float">
            <text:p>108</text:p>
          </table:table-cell>
          <table:table-cell office:value-type="float" office:value="6.17021E-016" calcext:value-type="float">
            <text:p>6.17021E-16</text:p>
          </table:table-cell>
          <table:table-cell office:value-type="float" office:value="2.989645E-016" calcext:value-type="float">
            <text:p>2.989645E-16</text:p>
          </table:table-cell>
          <table:table-cell office:value-type="float" office:value="3.3483488154E-017" calcext:value-type="float">
            <text:p>3.3483488154E-17</text:p>
          </table:table-cell>
          <table:table-cell office:value-type="float" office:value="2.93762E-016" calcext:value-type="float">
            <text:p>2.93762E-16</text:p>
          </table:table-cell>
          <table:table-cell office:value-type="float" office:value="1.5576773E-016" calcext:value-type="float">
            <text:p>1.5576773E-16</text:p>
          </table:table-cell>
          <table:table-cell office:value-type="float" office:value="8.590376E-017" calcext:value-type="float">
            <text:p>8.590376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3.143" calcext:value-type="float">
            <text:p>113.143</text:p>
          </table:table-cell>
          <table:table-cell office:value-type="float" office:value="123.429" calcext:value-type="float">
            <text:p>123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18.286" calcext:value-type="float">
            <text:p>118.286</text:p>
          </table:table-cell>
          <table:table-cell office:value-type="float" office:value="6.15467E-016" calcext:value-type="float">
            <text:p>6.15467E-16</text:p>
          </table:table-cell>
          <table:table-cell office:value-type="float" office:value="3.005263E-016" calcext:value-type="float">
            <text:p>3.005263E-16</text:p>
          </table:table-cell>
          <table:table-cell office:value-type="float" office:value="4.1961374066E-017" calcext:value-type="float">
            <text:p>4.1961374066E-17</text:p>
          </table:table-cell>
          <table:table-cell office:value-type="float" office:value="2.9247E-016" calcext:value-type="float">
            <text:p>2.9247E-16</text:p>
          </table:table-cell>
          <table:table-cell office:value-type="float" office:value="1.6182038E-016" calcext:value-type="float">
            <text:p>1.6182038E-16</text:p>
          </table:table-cell>
          <table:table-cell office:value-type="float" office:value="6.94178E-017" calcext:value-type="float">
            <text:p>6.94178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3.429" calcext:value-type="float">
            <text:p>123.429</text:p>
          </table:table-cell>
          <table:table-cell office:value-type="float" office:value="133.714" calcext:value-type="float">
            <text:p>133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6.14159E-016" calcext:value-type="float">
            <text:p>6.14159E-16</text:p>
          </table:table-cell>
          <table:table-cell office:value-type="float" office:value="3.007794E-016" calcext:value-type="float">
            <text:p>3.007794E-16</text:p>
          </table:table-cell>
          <table:table-cell office:value-type="float" office:value="4.715959722E-017" calcext:value-type="float">
            <text:p>4.715959722E-17</text:p>
          </table:table-cell>
          <table:table-cell office:value-type="float" office:value="2.91433E-016" calcext:value-type="float">
            <text:p>2.91433E-16</text:p>
          </table:table-cell>
          <table:table-cell office:value-type="float" office:value="1.6175453E-016" calcext:value-type="float">
            <text:p>1.6175453E-16</text:p>
          </table:table-cell>
          <table:table-cell office:value-type="float" office:value="8.150752E-017" calcext:value-type="float">
            <text:p>8.150752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3.714" calcext:value-type="float">
            <text:p>133.714</text:p>
          </table:table-cell>
          <table:table-cell office:value-type="float" office:value="144" calcext:value-type="float">
            <text:p>14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38.857" calcext:value-type="float">
            <text:p>138.857</text:p>
          </table:table-cell>
          <table:table-cell office:value-type="float" office:value="6.13269E-016" calcext:value-type="float">
            <text:p>6.13269E-16</text:p>
          </table:table-cell>
          <table:table-cell office:value-type="float" office:value="3.025924E-016" calcext:value-type="float">
            <text:p>3.025924E-16</text:p>
          </table:table-cell>
          <table:table-cell office:value-type="float" office:value="4.9226381823E-017" calcext:value-type="float">
            <text:p>4.9226381823E-17</text:p>
          </table:table-cell>
          <table:table-cell office:value-type="float" office:value="2.90688E-016" calcext:value-type="float">
            <text:p>2.90688E-16</text:p>
          </table:table-cell>
          <table:table-cell office:value-type="float" office:value="1.5577263E-016" calcext:value-type="float">
            <text:p>1.5577263E-16</text:p>
          </table:table-cell>
          <table:table-cell office:value-type="float" office:value="8.523138E-017" calcext:value-type="float">
            <text:p>8.523138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4" calcext:value-type="float">
            <text:p>144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49.143" calcext:value-type="float">
            <text:p>149.143</text:p>
          </table:table-cell>
          <table:table-cell office:value-type="float" office:value="6.12892E-016" calcext:value-type="float">
            <text:p>6.12892E-16</text:p>
          </table:table-cell>
          <table:table-cell office:value-type="float" office:value="3.042309E-016" calcext:value-type="float">
            <text:p>3.042309E-16</text:p>
          </table:table-cell>
          <table:table-cell office:value-type="float" office:value="6.096207629E-017" calcext:value-type="float">
            <text:p>6.096207629E-17</text:p>
          </table:table-cell>
          <table:table-cell office:value-type="float" office:value="2.901978E-016" calcext:value-type="float">
            <text:p>2.901978E-16</text:p>
          </table:table-cell>
          <table:table-cell office:value-type="float" office:value="1.5462625E-016" calcext:value-type="float">
            <text:p>1.5462625E-16</text:p>
          </table:table-cell>
          <table:table-cell office:value-type="float" office:value="6.5371389E-017" calcext:value-type="float">
            <text:p>6.537138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64.571" calcext:value-type="float">
            <text:p>164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59.429" calcext:value-type="float">
            <text:p>159.429</text:p>
          </table:table-cell>
          <table:table-cell office:value-type="float" office:value="6.13781E-016" calcext:value-type="float">
            <text:p>6.13781E-16</text:p>
          </table:table-cell>
          <table:table-cell office:value-type="float" office:value="3.061415E-016" calcext:value-type="float">
            <text:p>3.061415E-16</text:p>
          </table:table-cell>
          <table:table-cell office:value-type="float" office:value="7.571646261E-017" calcext:value-type="float">
            <text:p>7.571646261E-17</text:p>
          </table:table-cell>
          <table:table-cell office:value-type="float" office:value="2.899679E-016" calcext:value-type="float">
            <text:p>2.899679E-16</text:p>
          </table:table-cell>
          <table:table-cell office:value-type="float" office:value="1.5612393E-016" calcext:value-type="float">
            <text:p>1.5612393E-16</text:p>
          </table:table-cell>
          <table:table-cell office:value-type="float" office:value="3.5017178179E-017" calcext:value-type="float">
            <text:p>3.501717817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4.571" calcext:value-type="float">
            <text:p>164.571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69.714" calcext:value-type="float">
            <text:p>169.714</text:p>
          </table:table-cell>
          <table:table-cell office:value-type="float" office:value="6.17049E-016" calcext:value-type="float">
            <text:p>6.17049E-16</text:p>
          </table:table-cell>
          <table:table-cell office:value-type="float" office:value="3.09208E-016" calcext:value-type="float">
            <text:p>3.09208E-16</text:p>
          </table:table-cell>
          <table:table-cell office:value-type="float" office:value="8.89707058E-017" calcext:value-type="float">
            <text:p>8.89707058E-17</text:p>
          </table:table-cell>
          <table:table-cell office:value-type="float" office:value="2.900225E-016" calcext:value-type="float">
            <text:p>2.900225E-16</text:p>
          </table:table-cell>
          <table:table-cell office:value-type="float" office:value="1.5285789E-016" calcext:value-type="float">
            <text:p>1.5285789E-16</text:p>
          </table:table-cell>
          <table:table-cell office:value-type="float" office:value="3.781437485E-017" calcext:value-type="float">
            <text:p>3.781437485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185.143" calcext:value-type="float">
            <text:p>185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80" calcext:value-type="float">
            <text:p>180</text:p>
          </table:table-cell>
          <table:table-cell office:value-type="float" office:value="6.22984E-016" calcext:value-type="float">
            <text:p>6.22984E-16</text:p>
          </table:table-cell>
          <table:table-cell office:value-type="float" office:value="3.124171E-016" calcext:value-type="float">
            <text:p>3.124171E-16</text:p>
          </table:table-cell>
          <table:table-cell office:value-type="float" office:value="1.23767272E-016" calcext:value-type="float">
            <text:p>1.23767272E-16</text:p>
          </table:table-cell>
          <table:table-cell office:value-type="float" office:value="2.90451E-016" calcext:value-type="float">
            <text:p>2.90451E-16</text:p>
          </table:table-cell>
          <table:table-cell office:value-type="float" office:value="1.4551092E-016" calcext:value-type="float">
            <text:p>1.4551092E-16</text:p>
          </table:table-cell>
          <table:table-cell office:value-type="float" office:value="2.53768537E-017" calcext:value-type="float">
            <text:p>2.53768537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5.143" calcext:value-type="float">
            <text:p>185.143</text:p>
          </table:table-cell>
          <table:table-cell office:value-type="float" office:value="195.429" calcext:value-type="float">
            <text:p>195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190.286" calcext:value-type="float">
            <text:p>190.286</text:p>
          </table:table-cell>
          <table:table-cell office:value-type="float" office:value="6.27841E-016" calcext:value-type="float">
            <text:p>6.27841E-16</text:p>
          </table:table-cell>
          <table:table-cell office:value-type="float" office:value="3.144234E-016" calcext:value-type="float">
            <text:p>3.144234E-16</text:p>
          </table:table-cell>
          <table:table-cell office:value-type="float" office:value="8.76502623E-017" calcext:value-type="float">
            <text:p>8.76502623E-17</text:p>
          </table:table-cell>
          <table:table-cell office:value-type="float" office:value="2.9136E-016" calcext:value-type="float">
            <text:p>2.9136E-16</text:p>
          </table:table-cell>
          <table:table-cell office:value-type="float" office:value="1.4827137E-016" calcext:value-type="float">
            <text:p>1.4827137E-16</text:p>
          </table:table-cell>
          <table:table-cell office:value-type="float" office:value="2.12188573552E-017" calcext:value-type="float">
            <text:p>2.12188573552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5.429" calcext:value-type="float">
            <text:p>195.429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00.571" calcext:value-type="float">
            <text:p>200.571</text:p>
          </table:table-cell>
          <table:table-cell office:value-type="float" office:value="6.30184E-016" calcext:value-type="float">
            <text:p>6.30184E-16</text:p>
          </table:table-cell>
          <table:table-cell office:value-type="float" office:value="3.126245E-016" calcext:value-type="float">
            <text:p>3.126245E-16</text:p>
          </table:table-cell>
          <table:table-cell office:value-type="float" office:value="7.489682179E-017" calcext:value-type="float">
            <text:p>7.489682179E-17</text:p>
          </table:table-cell>
          <table:table-cell office:value-type="float" office:value="2.92816E-016" calcext:value-type="float">
            <text:p>2.92816E-16</text:p>
          </table:table-cell>
          <table:table-cell office:value-type="float" office:value="1.4167449E-016" calcext:value-type="float">
            <text:p>1.4167449E-16</text:p>
          </table:table-cell>
          <table:table-cell office:value-type="float" office:value="2.01486770039E-017" calcext:value-type="float">
            <text:p>2.0148677003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216" calcext:value-type="float">
            <text:p>21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10.857" calcext:value-type="float">
            <text:p>210.857</text:p>
          </table:table-cell>
          <table:table-cell office:value-type="float" office:value="6.30865E-016" calcext:value-type="float">
            <text:p>6.30865E-16</text:p>
          </table:table-cell>
          <table:table-cell office:value-type="float" office:value="3.108562E-016" calcext:value-type="float">
            <text:p>3.108562E-16</text:p>
          </table:table-cell>
          <table:table-cell office:value-type="float" office:value="5.999416925E-017" calcext:value-type="float">
            <text:p>5.999416925E-17</text:p>
          </table:table-cell>
          <table:table-cell office:value-type="float" office:value="2.94712E-016" calcext:value-type="float">
            <text:p>2.94712E-16</text:p>
          </table:table-cell>
          <table:table-cell office:value-type="float" office:value="1.4488883E-016" calcext:value-type="float">
            <text:p>1.4488883E-16</text:p>
          </table:table-cell>
          <table:table-cell office:value-type="float" office:value="1.9696346915E-017" calcext:value-type="float">
            <text:p>1.9696346915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office:value-type="float" office:value="226.286" calcext:value-type="float">
            <text:p>226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21.143" calcext:value-type="float">
            <text:p>221.143</text:p>
          </table:table-cell>
          <table:table-cell office:value-type="float" office:value="6.30772E-016" calcext:value-type="float">
            <text:p>6.30772E-16</text:p>
          </table:table-cell>
          <table:table-cell office:value-type="float" office:value="3.087582E-016" calcext:value-type="float">
            <text:p>3.087582E-16</text:p>
          </table:table-cell>
          <table:table-cell office:value-type="float" office:value="4.857761803E-017" calcext:value-type="float">
            <text:p>4.857761803E-17</text:p>
          </table:table-cell>
          <table:table-cell office:value-type="float" office:value="2.96824E-016" calcext:value-type="float">
            <text:p>2.96824E-16</text:p>
          </table:table-cell>
          <table:table-cell office:value-type="float" office:value="1.4235853E-016" calcext:value-type="float">
            <text:p>1.4235853E-16</text:p>
          </table:table-cell>
          <table:table-cell office:value-type="float" office:value="4.41408944E-017" calcext:value-type="float">
            <text:p>4.41408944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6.286" calcext:value-type="float">
            <text:p>226.286</text:p>
          </table:table-cell>
          <table:table-cell office:value-type="float" office:value="236.571" calcext:value-type="float">
            <text:p>236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31.429" calcext:value-type="float">
            <text:p>231.429</text:p>
          </table:table-cell>
          <table:table-cell office:value-type="float" office:value="6.30156E-016" calcext:value-type="float">
            <text:p>6.30156E-16</text:p>
          </table:table-cell>
          <table:table-cell office:value-type="float" office:value="3.060341E-016" calcext:value-type="float">
            <text:p>3.060341E-16</text:p>
          </table:table-cell>
          <table:table-cell office:value-type="float" office:value="4.667016821E-017" calcext:value-type="float">
            <text:p>4.667016821E-17</text:p>
          </table:table-cell>
          <table:table-cell office:value-type="float" office:value="2.99067E-016" calcext:value-type="float">
            <text:p>2.99067E-16</text:p>
          </table:table-cell>
          <table:table-cell office:value-type="float" office:value="1.3767626E-016" calcext:value-type="float">
            <text:p>1.3767626E-16</text:p>
          </table:table-cell>
          <table:table-cell office:value-type="float" office:value="4.179650446E-017" calcext:value-type="float">
            <text:p>4.179650446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6.571" calcext:value-type="float">
            <text:p>236.571</text:p>
          </table:table-cell>
          <table:table-cell office:value-type="float" office:value="246.857" calcext:value-type="float">
            <text:p>246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41.714" calcext:value-type="float">
            <text:p>241.714</text:p>
          </table:table-cell>
          <table:table-cell office:value-type="float" office:value="6.29108E-016" calcext:value-type="float">
            <text:p>6.29108E-16</text:p>
          </table:table-cell>
          <table:table-cell office:value-type="float" office:value="3.047009E-016" calcext:value-type="float">
            <text:p>3.047009E-16</text:p>
          </table:table-cell>
          <table:table-cell office:value-type="float" office:value="4.1674773098E-017" calcext:value-type="float">
            <text:p>4.1674773098E-17</text:p>
          </table:table-cell>
          <table:table-cell office:value-type="float" office:value="3.0123E-016" calcext:value-type="float">
            <text:p>3.0123E-16</text:p>
          </table:table-cell>
          <table:table-cell office:value-type="float" office:value="1.3270089E-016" calcext:value-type="float">
            <text:p>1.3270089E-16</text:p>
          </table:table-cell>
          <table:table-cell office:value-type="float" office:value="3.0125376027E-017" calcext:value-type="float">
            <text:p>3.0125376027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6.857" calcext:value-type="float">
            <text:p>246.857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52" calcext:value-type="float">
            <text:p>252</text:p>
          </table:table-cell>
          <table:table-cell office:value-type="float" office:value="6.27662E-016" calcext:value-type="float">
            <text:p>6.27662E-16</text:p>
          </table:table-cell>
          <table:table-cell office:value-type="float" office:value="3.018801E-016" calcext:value-type="float">
            <text:p>3.018801E-16</text:p>
          </table:table-cell>
          <table:table-cell office:value-type="float" office:value="3.3375169453E-017" calcext:value-type="float">
            <text:p>3.3375169453E-17</text:p>
          </table:table-cell>
          <table:table-cell office:value-type="float" office:value="3.03263E-016" calcext:value-type="float">
            <text:p>3.03263E-16</text:p>
          </table:table-cell>
          <table:table-cell office:value-type="float" office:value="1.3555142E-016" calcext:value-type="float">
            <text:p>1.3555142E-16</text:p>
          </table:table-cell>
          <table:table-cell office:value-type="float" office:value="2.287407184E-017" calcext:value-type="float">
            <text:p>2.287407184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267.429" calcext:value-type="float">
            <text:p>267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62.286" calcext:value-type="float">
            <text:p>262.286</text:p>
          </table:table-cell>
          <table:table-cell office:value-type="float" office:value="6.25963E-016" calcext:value-type="float">
            <text:p>6.25963E-16</text:p>
          </table:table-cell>
          <table:table-cell office:value-type="float" office:value="3.014397E-016" calcext:value-type="float">
            <text:p>3.014397E-16</text:p>
          </table:table-cell>
          <table:table-cell office:value-type="float" office:value="3.57576571E-017" calcext:value-type="float">
            <text:p>3.57576571E-17</text:p>
          </table:table-cell>
          <table:table-cell office:value-type="float" office:value="3.05036E-016" calcext:value-type="float">
            <text:p>3.05036E-16</text:p>
          </table:table-cell>
          <table:table-cell office:value-type="float" office:value="1.3681298529E-016" calcext:value-type="float">
            <text:p>1.3681298529E-16</text:p>
          </table:table-cell>
          <table:table-cell office:value-type="float" office:value="1.60387193E-017" calcext:value-type="float">
            <text:p>1.60387193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7.429" calcext:value-type="float">
            <text:p>267.429</text:p>
          </table:table-cell>
          <table:table-cell office:value-type="float" office:value="277.714" calcext:value-type="float">
            <text:p>277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72.571" calcext:value-type="float">
            <text:p>272.571</text:p>
          </table:table-cell>
          <table:table-cell office:value-type="float" office:value="6.24046E-016" calcext:value-type="float">
            <text:p>6.24046E-16</text:p>
          </table:table-cell>
          <table:table-cell office:value-type="float" office:value="3.008608E-016" calcext:value-type="float">
            <text:p>3.008608E-16</text:p>
          </table:table-cell>
          <table:table-cell office:value-type="float" office:value="4.54970282E-017" calcext:value-type="float">
            <text:p>4.54970282E-17</text:p>
          </table:table-cell>
          <table:table-cell office:value-type="float" office:value="3.06576E-016" calcext:value-type="float">
            <text:p>3.06576E-16</text:p>
          </table:table-cell>
          <table:table-cell office:value-type="float" office:value="1.4613126E-016" calcext:value-type="float">
            <text:p>1.4613126E-16</text:p>
          </table:table-cell>
          <table:table-cell office:value-type="float" office:value="3.1576135E-017" calcext:value-type="float">
            <text:p>3.1576135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7.714" calcext:value-type="float">
            <text:p>277.714</text:p>
          </table:table-cell>
          <table:table-cell office:value-type="float" office:value="288" calcext:value-type="float">
            <text:p>288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6.21989E-016" calcext:value-type="float">
            <text:p>6.21989E-16</text:p>
          </table:table-cell>
          <table:table-cell office:value-type="float" office:value="3.00169E-016" calcext:value-type="float">
            <text:p>3.00169E-16</text:p>
          </table:table-cell>
          <table:table-cell office:value-type="float" office:value="4.0780372065E-017" calcext:value-type="float">
            <text:p>4.0780372065E-17</text:p>
          </table:table-cell>
          <table:table-cell office:value-type="float" office:value="3.07833E-016" calcext:value-type="float">
            <text:p>3.07833E-16</text:p>
          </table:table-cell>
          <table:table-cell office:value-type="float" office:value="1.4673531E-016" calcext:value-type="float">
            <text:p>1.4673531E-16</text:p>
          </table:table-cell>
          <table:table-cell office:value-type="float" office:value="2.20449868E-017" calcext:value-type="float">
            <text:p>2.20449868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  <table:table-cell office:value-type="float" office:value="298.286" calcext:value-type="float">
            <text:p>298.286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293.143" calcext:value-type="float">
            <text:p>293.143</text:p>
          </table:table-cell>
          <table:table-cell office:value-type="float" office:value="6.19861E-016" calcext:value-type="float">
            <text:p>6.19861E-16</text:p>
          </table:table-cell>
          <table:table-cell office:value-type="float" office:value="2.994003E-016" calcext:value-type="float">
            <text:p>2.994003E-16</text:p>
          </table:table-cell>
          <table:table-cell office:value-type="float" office:value="4.2752461994E-017" calcext:value-type="float">
            <text:p>4.2752461994E-17</text:p>
          </table:table-cell>
          <table:table-cell office:value-type="float" office:value="3.08833E-016" calcext:value-type="float">
            <text:p>3.08833E-16</text:p>
          </table:table-cell>
          <table:table-cell office:value-type="float" office:value="1.4461694E-016" calcext:value-type="float">
            <text:p>1.4461694E-16</text:p>
          </table:table-cell>
          <table:table-cell office:value-type="float" office:value="2.890459439E-017" calcext:value-type="float">
            <text:p>2.89045943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8.286" calcext:value-type="float">
            <text:p>298.286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03.429" calcext:value-type="float">
            <text:p>303.429</text:p>
          </table:table-cell>
          <table:table-cell office:value-type="float" office:value="6.17785E-016" calcext:value-type="float">
            <text:p>6.17785E-16</text:p>
          </table:table-cell>
          <table:table-cell office:value-type="float" office:value="3.008509E-016" calcext:value-type="float">
            <text:p>3.008509E-16</text:p>
          </table:table-cell>
          <table:table-cell office:value-type="float" office:value="4.32986996E-017" calcext:value-type="float">
            <text:p>4.32986996E-17</text:p>
          </table:table-cell>
          <table:table-cell office:value-type="float" office:value="3.09526E-016" calcext:value-type="float">
            <text:p>3.09526E-16</text:p>
          </table:table-cell>
          <table:table-cell office:value-type="float" office:value="1.4591316E-016" calcext:value-type="float">
            <text:p>1.4591316E-16</text:p>
          </table:table-cell>
          <table:table-cell office:value-type="float" office:value="3.4261604401E-017" calcext:value-type="float">
            <text:p>3.4261604401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318.857" calcext:value-type="float">
            <text:p>318.857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13.714" calcext:value-type="float">
            <text:p>313.714</text:p>
          </table:table-cell>
          <table:table-cell office:value-type="float" office:value="6.15805E-016" calcext:value-type="float">
            <text:p>6.15805E-16</text:p>
          </table:table-cell>
          <table:table-cell office:value-type="float" office:value="3.009644E-016" calcext:value-type="float">
            <text:p>3.009644E-16</text:p>
          </table:table-cell>
          <table:table-cell office:value-type="float" office:value="4.8122605501E-017" calcext:value-type="float">
            <text:p>4.8122605501E-17</text:p>
          </table:table-cell>
          <table:table-cell office:value-type="float" office:value="3.10003E-016" calcext:value-type="float">
            <text:p>3.10003E-16</text:p>
          </table:table-cell>
          <table:table-cell office:value-type="float" office:value="1.4680915E-016" calcext:value-type="float">
            <text:p>1.4680915E-16</text:p>
          </table:table-cell>
          <table:table-cell office:value-type="float" office:value="5.168081301E-017" calcext:value-type="float">
            <text:p>5.168081301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18.857" calcext:value-type="float">
            <text:p>318.857</text:p>
          </table:table-cell>
          <table:table-cell office:value-type="float" office:value="329.143" calcext:value-type="float">
            <text:p>329.143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24" calcext:value-type="float">
            <text:p>324</text:p>
          </table:table-cell>
          <table:table-cell office:value-type="float" office:value="6.14375E-016" calcext:value-type="float">
            <text:p>6.14375E-16</text:p>
          </table:table-cell>
          <table:table-cell office:value-type="float" office:value="3.026245E-016" calcext:value-type="float">
            <text:p>3.026245E-16</text:p>
          </table:table-cell>
          <table:table-cell office:value-type="float" office:value="5.262815841E-017" calcext:value-type="float">
            <text:p>5.262815841E-17</text:p>
          </table:table-cell>
          <table:table-cell office:value-type="float" office:value="3.10146E-016" calcext:value-type="float">
            <text:p>3.10146E-16</text:p>
          </table:table-cell>
          <table:table-cell office:value-type="float" office:value="1.460234E-016" calcext:value-type="float">
            <text:p>1.460234E-16</text:p>
          </table:table-cell>
          <table:table-cell office:value-type="float" office:value="2.660567919E-017" calcext:value-type="float">
            <text:p>2.66056791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29.143" calcext:value-type="float">
            <text:p>329.143</text:p>
          </table:table-cell>
          <table:table-cell office:value-type="float" office:value="339.429" calcext:value-type="float">
            <text:p>339.429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34.286" calcext:value-type="float">
            <text:p>334.286</text:p>
          </table:table-cell>
          <table:table-cell office:value-type="float" office:value="6.13593E-016" calcext:value-type="float">
            <text:p>6.13593E-16</text:p>
          </table:table-cell>
          <table:table-cell office:value-type="float" office:value="3.041126E-016" calcext:value-type="float">
            <text:p>3.041126E-16</text:p>
          </table:table-cell>
          <table:table-cell office:value-type="float" office:value="6.115231963E-017" calcext:value-type="float">
            <text:p>6.115231963E-17</text:p>
          </table:table-cell>
          <table:table-cell office:value-type="float" office:value="3.09958E-016" calcext:value-type="float">
            <text:p>3.09958E-16</text:p>
          </table:table-cell>
          <table:table-cell office:value-type="float" office:value="1.5258645E-016" calcext:value-type="float">
            <text:p>1.5258645E-16</text:p>
          </table:table-cell>
          <table:table-cell office:value-type="float" office:value="1.5835730249E-017" calcext:value-type="float">
            <text:p>1.5835730249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9.429" calcext:value-type="float">
            <text:p>339.429</text:p>
          </table:table-cell>
          <table:table-cell office:value-type="float" office:value="349.714" calcext:value-type="float">
            <text:p>349.714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44.571" calcext:value-type="float">
            <text:p>344.571</text:p>
          </table:table-cell>
          <table:table-cell office:value-type="float" office:value="6.13841E-016" calcext:value-type="float">
            <text:p>6.13841E-16</text:p>
          </table:table-cell>
          <table:table-cell office:value-type="float" office:value="3.058635E-016" calcext:value-type="float">
            <text:p>3.058635E-16</text:p>
          </table:table-cell>
          <table:table-cell office:value-type="float" office:value="7.2697559E-017" calcext:value-type="float">
            <text:p>7.2697559E-17</text:p>
          </table:table-cell>
          <table:table-cell office:value-type="float" office:value="3.09365E-016" calcext:value-type="float">
            <text:p>3.09365E-16</text:p>
          </table:table-cell>
          <table:table-cell office:value-type="float" office:value="1.5404576E-016" calcext:value-type="float">
            <text:p>1.5404576E-16</text:p>
          </table:table-cell>
          <table:table-cell office:value-type="float" office:value="1.94227156032E-017" calcext:value-type="float">
            <text:p>1.94227156032E-17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49.714" calcext:value-type="float">
            <text:p>349.714</text:p>
          </table:table-cell>
          <table:table-cell office:value-type="float" office:value="360" calcext:value-type="float">
            <text:p>360</text:p>
          </table:table-cell>
          <table:table-cell office:value-type="float" office:value="14.9416" calcext:value-type="float">
            <text:p>14.9416</text:p>
          </table:table-cell>
          <table:table-cell office:value-type="float" office:value="354.857" calcext:value-type="float">
            <text:p>354.857</text:p>
          </table:table-cell>
          <table:table-cell office:value-type="float" office:value="6.1591E-016" calcext:value-type="float">
            <text:p>6.1591E-16</text:p>
          </table:table-cell>
          <table:table-cell office:value-type="float" office:value="3.085727E-016" calcext:value-type="float">
            <text:p>3.085727E-16</text:p>
          </table:table-cell>
          <table:table-cell office:value-type="float" office:value="9.4058022E-017" calcext:value-type="float">
            <text:p>9.4058022E-17</text:p>
          </table:table-cell>
          <table:table-cell office:value-type="float" office:value="3.08288E-016" calcext:value-type="float">
            <text:p>3.08288E-16</text:p>
          </table:table-cell>
          <table:table-cell office:value-type="float" office:value="1.5344083E-016" calcext:value-type="float">
            <text:p>1.5344083E-16</text:p>
          </table:table-cell>
          <table:table-cell office:value-type="float" office:value="2.39193300737E-017" calcext:value-type="float">
            <text:p>2.39193300737E-17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5.45455" calcext:value-type="float">
            <text:p>5.45455</text:p>
          </table:table-cell>
          <table:table-cell table:formula="of:=0.000000000000783563/2" office:value-type="float" office:value="0.0000000000003917815" calcext:value-type="float">
            <text:p>3.917815E-13</text:p>
          </table:table-cell>
          <table:table-cell table:formula="of:=0.000000000000328298/2" office:value-type="float" office:value="0.000000000000164149" calcext:value-type="float">
            <text:p>1.64149E-13</text:p>
          </table:table-cell>
          <table:table-cell table:formula="of:=0.00000000000007070252/2" office:value-type="float" office:value="0.00000000000003535126" calcext:value-type="float">
            <text:p>3.535126E-14</text:p>
          </table:table-cell>
          <table:table-cell office:value-type="float" office:value="0.0000000000003468818" calcext:value-type="float">
            <text:p>3.468818E-13</text:p>
          </table:table-cell>
          <table:table-cell office:value-type="float" office:value="0.0000000000000858918" calcext:value-type="float">
            <text:p>8.58918E-14</text:p>
          </table:table-cell>
          <table:table-cell office:value-type="float" office:value="0.000000000000011912814" calcext:value-type="float">
            <text:p>1.1912814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.9091" calcext:value-type="float">
            <text:p>10.9091</text:p>
          </table:table-cell>
          <table:table-cell office:value-type="float" office:value="21.8182" calcext:value-type="float">
            <text:p>21.8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6.3636" calcext:value-type="float">
            <text:p>16.3636</text:p>
          </table:table-cell>
          <table:table-cell office:value-type="float" office:value="0.000000000000393387" calcext:value-type="float">
            <text:p>3.93387E-13</text:p>
          </table:table-cell>
          <table:table-cell office:value-type="float" office:value="0.0000000000001627369" calcext:value-type="float">
            <text:p>1.627369E-13</text:p>
          </table:table-cell>
          <table:table-cell office:value-type="float" office:value="0.000000000000028012284" calcext:value-type="float">
            <text:p>2.8012284E-14</text:p>
          </table:table-cell>
          <table:table-cell office:value-type="float" office:value="0.0000000000002259423" calcext:value-type="float">
            <text:p>2.259423E-13</text:p>
          </table:table-cell>
          <table:table-cell office:value-type="float" office:value="0.00000000000010018181" calcext:value-type="float">
            <text:p>1.0018181E-13</text:p>
          </table:table-cell>
          <table:table-cell office:value-type="float" office:value="0.000000000000016571277" calcext:value-type="float">
            <text:p>1.6571277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.8182" calcext:value-type="float">
            <text:p>21.8182</text:p>
          </table:table-cell>
          <table:table-cell office:value-type="float" office:value="32.7273" calcext:value-type="float">
            <text:p>32.7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7.2727" calcext:value-type="float">
            <text:p>27.2727</text:p>
          </table:table-cell>
          <table:table-cell office:value-type="float" office:value="0.000000000000393727" calcext:value-type="float">
            <text:p>3.93727E-13</text:p>
          </table:table-cell>
          <table:table-cell office:value-type="float" office:value="0.00000000000016119806" calcext:value-type="float">
            <text:p>1.6119806E-13</text:p>
          </table:table-cell>
          <table:table-cell office:value-type="float" office:value="0.000000000000022089979" calcext:value-type="float">
            <text:p>2.2089979E-14</text:p>
          </table:table-cell>
          <table:table-cell office:value-type="float" office:value="0.0000000000001896623" calcext:value-type="float">
            <text:p>1.896623E-13</text:p>
          </table:table-cell>
          <table:table-cell office:value-type="float" office:value="0.00000000000010574986" calcext:value-type="float">
            <text:p>1.0574986E-13</text:p>
          </table:table-cell>
          <table:table-cell office:value-type="float" office:value="0.000000000000020139465" calcext:value-type="float">
            <text:p>2.0139465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.7273" calcext:value-type="float">
            <text:p>32.7273</text:p>
          </table:table-cell>
          <table:table-cell office:value-type="float" office:value="43.6364" calcext:value-type="float">
            <text:p>43.6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8.1818" calcext:value-type="float">
            <text:p>38.1818</text:p>
          </table:table-cell>
          <table:table-cell office:value-type="float" office:value="0.000000000000393787" calcext:value-type="float">
            <text:p>3.93787E-13</text:p>
          </table:table-cell>
          <table:table-cell office:value-type="float" office:value="0.00000000000015946299" calcext:value-type="float">
            <text:p>1.5946299E-13</text:p>
          </table:table-cell>
          <table:table-cell office:value-type="float" office:value="0.000000000000021801823" calcext:value-type="float">
            <text:p>2.1801823E-14</text:p>
          </table:table-cell>
          <table:table-cell office:value-type="float" office:value="0.0000000000001892091" calcext:value-type="float">
            <text:p>1.892091E-13</text:p>
          </table:table-cell>
          <table:table-cell office:value-type="float" office:value="0.00000000000010017884" calcext:value-type="float">
            <text:p>1.0017884E-13</text:p>
          </table:table-cell>
          <table:table-cell office:value-type="float" office:value="0.000000000000034890546" calcext:value-type="float">
            <text:p>3.4890546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3.6364" calcext:value-type="float">
            <text:p>43.6364</text:p>
          </table:table-cell>
          <table:table-cell office:value-type="float" office:value="54.5455" calcext:value-type="float">
            <text:p>54.5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49.0909" calcext:value-type="float">
            <text:p>49.0909</text:p>
          </table:table-cell>
          <table:table-cell office:value-type="float" office:value="0.000000000000393597" calcext:value-type="float">
            <text:p>3.93597E-13</text:p>
          </table:table-cell>
          <table:table-cell office:value-type="float" office:value="0.00000000000015786472" calcext:value-type="float">
            <text:p>1.5786472E-13</text:p>
          </table:table-cell>
          <table:table-cell office:value-type="float" office:value="0.00000000000001578577597" calcext:value-type="float">
            <text:p>1.578577597E-14</text:p>
          </table:table-cell>
          <table:table-cell office:value-type="float" office:value="0.0000000000001888787" calcext:value-type="float">
            <text:p>1.888787E-13</text:p>
          </table:table-cell>
          <table:table-cell office:value-type="float" office:value="0.00000000000009863037" calcext:value-type="float">
            <text:p>9.863037E-14</text:p>
          </table:table-cell>
          <table:table-cell office:value-type="float" office:value="0.0000000000000575837" calcext:value-type="float">
            <text:p>5.75837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4.5455" calcext:value-type="float">
            <text:p>54.5455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393316" calcext:value-type="float">
            <text:p>3.93316E-13</text:p>
          </table:table-cell>
          <table:table-cell office:value-type="float" office:value="0.00000000000015737717" calcext:value-type="float">
            <text:p>1.5737717E-13</text:p>
          </table:table-cell>
          <table:table-cell office:value-type="float" office:value="0.000000000000015040316" calcext:value-type="float">
            <text:p>1.5040316E-14</text:p>
          </table:table-cell>
          <table:table-cell office:value-type="float" office:value="0.0000000000001885926" calcext:value-type="float">
            <text:p>1.885926E-13</text:p>
          </table:table-cell>
          <table:table-cell office:value-type="float" office:value="0.00000000000009922962" calcext:value-type="float">
            <text:p>9.922962E-14</text:p>
          </table:table-cell>
          <table:table-cell office:value-type="float" office:value="0.000000000000040175844" calcext:value-type="float">
            <text:p>4.0175844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5.4545" calcext:value-type="float">
            <text:p>65.4545</text:p>
          </table:table-cell>
          <table:table-cell office:value-type="float" office:value="76.3636" calcext:value-type="float">
            <text:p>76.3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70.9091" calcext:value-type="float">
            <text:p>70.9091</text:p>
          </table:table-cell>
          <table:table-cell office:value-type="float" office:value="0.000000000000392948" calcext:value-type="float">
            <text:p>3.92948E-13</text:p>
          </table:table-cell>
          <table:table-cell office:value-type="float" office:value="0.00000000000015547048" calcext:value-type="float">
            <text:p>1.5547048E-13</text:p>
          </table:table-cell>
          <table:table-cell office:value-type="float" office:value="0.000000000000013299085" calcext:value-type="float">
            <text:p>1.3299085E-14</text:p>
          </table:table-cell>
          <table:table-cell office:value-type="float" office:value="0.0000000000001882773" calcext:value-type="float">
            <text:p>1.882773E-13</text:p>
          </table:table-cell>
          <table:table-cell office:value-type="float" office:value="0.00000000000009265403" calcext:value-type="float">
            <text:p>9.265403E-14</text:p>
          </table:table-cell>
          <table:table-cell office:value-type="float" office:value="0.000000000000039936463" calcext:value-type="float">
            <text:p>3.9936463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6.3636" calcext:value-type="float">
            <text:p>76.3636</text:p>
          </table:table-cell>
          <table:table-cell office:value-type="float" office:value="87.2727" calcext:value-type="float">
            <text:p>87.2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81.8182" calcext:value-type="float">
            <text:p>81.8182</text:p>
          </table:table-cell>
          <table:table-cell office:value-type="float" office:value="0.000000000000392461" calcext:value-type="float">
            <text:p>3.92461E-13</text:p>
          </table:table-cell>
          <table:table-cell office:value-type="float" office:value="0.0000000000001553967" calcext:value-type="float">
            <text:p>1.553967E-13</text:p>
          </table:table-cell>
          <table:table-cell office:value-type="float" office:value="0.000000000000011202572" calcext:value-type="float">
            <text:p>1.1202572E-14</text:p>
          </table:table-cell>
          <table:table-cell office:value-type="float" office:value="0.0000000000001878982" calcext:value-type="float">
            <text:p>1.878982E-13</text:p>
          </table:table-cell>
          <table:table-cell office:value-type="float" office:value="0.0000000000000857213" calcext:value-type="float">
            <text:p>8.57213E-14</text:p>
          </table:table-cell>
          <table:table-cell office:value-type="float" office:value="0.000000000000022015072" calcext:value-type="float">
            <text:p>2.2015072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7.2727" calcext:value-type="float">
            <text:p>87.2727</text:p>
          </table:table-cell>
          <table:table-cell office:value-type="float" office:value="98.1818" calcext:value-type="float">
            <text:p>98.1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92.7273" calcext:value-type="float">
            <text:p>92.7273</text:p>
          </table:table-cell>
          <table:table-cell office:value-type="float" office:value="0.000000000000391847" calcext:value-type="float">
            <text:p>3.91847E-13</text:p>
          </table:table-cell>
          <table:table-cell office:value-type="float" office:value="0.0000000000001553117" calcext:value-type="float">
            <text:p>1.553117E-13</text:p>
          </table:table-cell>
          <table:table-cell office:value-type="float" office:value="0.000000000000015923797" calcext:value-type="float">
            <text:p>1.5923797E-14</text:p>
          </table:table-cell>
          <table:table-cell office:value-type="float" office:value="0.0000000000001874212" calcext:value-type="float">
            <text:p>1.874212E-13</text:p>
          </table:table-cell>
          <table:table-cell office:value-type="float" office:value="0.00000000000009232762" calcext:value-type="float">
            <text:p>9.232762E-14</text:p>
          </table:table-cell>
          <table:table-cell office:value-type="float" office:value="0.000000000000043237245" calcext:value-type="float">
            <text:p>4.3237245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8.1818" calcext:value-type="float">
            <text:p>98.1818</text:p>
          </table:table-cell>
          <table:table-cell office:value-type="float" office:value="109.091" calcext:value-type="float">
            <text:p>10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03.636" calcext:value-type="float">
            <text:p>103.636</text:p>
          </table:table-cell>
          <table:table-cell office:value-type="float" office:value="0.000000000000391131" calcext:value-type="float">
            <text:p>3.91131E-13</text:p>
          </table:table-cell>
          <table:table-cell office:value-type="float" office:value="0.00000000000015516621" calcext:value-type="float">
            <text:p>1.5516621E-13</text:p>
          </table:table-cell>
          <table:table-cell office:value-type="float" office:value="0.000000000000014202638" calcext:value-type="float">
            <text:p>1.4202638E-14</text:p>
          </table:table-cell>
          <table:table-cell office:value-type="float" office:value="0.000000000000186844" calcext:value-type="float">
            <text:p>1.86844E-13</text:p>
          </table:table-cell>
          <table:table-cell office:value-type="float" office:value="0.00000000000013215381" calcext:value-type="float">
            <text:p>1.3215381E-13</text:p>
          </table:table-cell>
          <table:table-cell office:value-type="float" office:value="0.000000000000023516174" calcext:value-type="float">
            <text:p>2.3516174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9.091" calcext:value-type="float">
            <text:p>109.091</text:p>
          </table:table-cell>
          <table:table-cell office:value-type="float" office:value="120" calcext:value-type="float">
            <text:p>12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14.545" calcext:value-type="float">
            <text:p>114.545</text:p>
          </table:table-cell>
          <table:table-cell office:value-type="float" office:value="0.000000000000390351" calcext:value-type="float">
            <text:p>3.90351E-13</text:p>
          </table:table-cell>
          <table:table-cell office:value-type="float" office:value="0.00000000000015504316" calcext:value-type="float">
            <text:p>1.5504316E-13</text:p>
          </table:table-cell>
          <table:table-cell office:value-type="float" office:value="0.000000000000013635712" calcext:value-type="float">
            <text:p>1.3635712E-14</text:p>
          </table:table-cell>
          <table:table-cell office:value-type="float" office:value="0.000000000000371886" calcext:value-type="float">
            <text:p>3.71886E-13</text:p>
          </table:table-cell>
          <table:table-cell office:value-type="float" office:value="0.00000000000011517774" calcext:value-type="float">
            <text:p>1.1517774E-13</text:p>
          </table:table-cell>
          <table:table-cell office:value-type="float" office:value="0.000000000000039992898" calcext:value-type="float">
            <text:p>3.9992898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30.909" calcext:value-type="float">
            <text:p>130.909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25.455" calcext:value-type="float">
            <text:p>125.455</text:p>
          </table:table-cell>
          <table:table-cell table:formula="of:=0.000000000000778665/2" office:value-type="float" office:value="0.0000000000003893325" calcext:value-type="float">
            <text:p>3.893325E-13</text:p>
          </table:table-cell>
          <table:table-cell table:formula="of:=0.00000000000030501797/2" office:value-type="float" office:value="0.000000000000152508985" calcext:value-type="float">
            <text:p>1.52508985E-13</text:p>
          </table:table-cell>
          <table:table-cell office:value-type="float" office:value="0.000000000000018997558" calcext:value-type="float">
            <text:p>1.8997558E-14</text:p>
          </table:table-cell>
          <table:table-cell office:value-type="float" office:value="0.0000000000001851937" calcext:value-type="float">
            <text:p>1.851937E-13</text:p>
          </table:table-cell>
          <table:table-cell office:value-type="float" office:value="0.00000000000008874366" calcext:value-type="float">
            <text:p>8.874366E-14</text:p>
          </table:table-cell>
          <table:table-cell office:value-type="float" office:value="0.000000000000041800898" calcext:value-type="float">
            <text:p>4.1800898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0.909" calcext:value-type="float">
            <text:p>130.909</text:p>
          </table:table-cell>
          <table:table-cell office:value-type="float" office:value="141.818" calcext:value-type="float">
            <text:p>141.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36.364" calcext:value-type="float">
            <text:p>136.364</text:p>
          </table:table-cell>
          <table:table-cell office:value-type="float" office:value="0.000000000000388567" calcext:value-type="float">
            <text:p>3.88567E-13</text:p>
          </table:table-cell>
          <table:table-cell office:value-type="float" office:value="0.00000000000016607325" calcext:value-type="float">
            <text:p>1.6607325E-13</text:p>
          </table:table-cell>
          <table:table-cell office:value-type="float" office:value="0.000000000000015999962" calcext:value-type="float">
            <text:p>1.5999962E-14</text:p>
          </table:table-cell>
          <table:table-cell office:value-type="float" office:value="0.0000000000001848803" calcext:value-type="float">
            <text:p>1.848803E-13</text:p>
          </table:table-cell>
          <table:table-cell office:value-type="float" office:value="0.0000000000000874571" calcext:value-type="float">
            <text:p>8.74571E-14</text:p>
          </table:table-cell>
          <table:table-cell office:value-type="float" office:value="0.000000000000056621302" calcext:value-type="float">
            <text:p>5.6621302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41.818" calcext:value-type="float">
            <text:p>141.818</text:p>
          </table:table-cell>
          <table:table-cell office:value-type="float" office:value="152.727" calcext:value-type="float">
            <text:p>152.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47.273" calcext:value-type="float">
            <text:p>147.273</text:p>
          </table:table-cell>
          <table:table-cell office:value-type="float" office:value="0.000000000000388315" calcext:value-type="float">
            <text:p>3.88315E-13</text:p>
          </table:table-cell>
          <table:table-cell office:value-type="float" office:value="0.00000000000016076444" calcext:value-type="float">
            <text:p>1.6076444E-13</text:p>
          </table:table-cell>
          <table:table-cell office:value-type="float" office:value="0.000000000000022731805" calcext:value-type="float">
            <text:p>2.2731805E-14</text:p>
          </table:table-cell>
          <table:table-cell office:value-type="float" office:value="0.0000000000001847164" calcext:value-type="float">
            <text:p>1.847164E-13</text:p>
          </table:table-cell>
          <table:table-cell office:value-type="float" office:value="0.00000000000008812537" calcext:value-type="float">
            <text:p>8.812537E-14</text:p>
          </table:table-cell>
          <table:table-cell office:value-type="float" office:value="0.0000000000000267585515" calcext:value-type="float">
            <text:p>2.67585515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2.727" calcext:value-type="float">
            <text:p>152.727</text:p>
          </table:table-cell>
          <table:table-cell office:value-type="float" office:value="163.636" calcext:value-type="float">
            <text:p>163.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58.182" calcext:value-type="float">
            <text:p>158.182</text:p>
          </table:table-cell>
          <table:table-cell office:value-type="float" office:value="0.000000000000388607" calcext:value-type="float">
            <text:p>3.88607E-13</text:p>
          </table:table-cell>
          <table:table-cell office:value-type="float" office:value="0.00000000000016150348" calcext:value-type="float">
            <text:p>1.6150348E-13</text:p>
          </table:table-cell>
          <table:table-cell office:value-type="float" office:value="0.000000000000031294689" calcext:value-type="float">
            <text:p>3.1294689E-14</text:p>
          </table:table-cell>
          <table:table-cell office:value-type="float" office:value="0.000000000000184697" calcext:value-type="float">
            <text:p>1.84697E-13</text:p>
          </table:table-cell>
          <table:table-cell office:value-type="float" office:value="0.00000000000008486866" calcext:value-type="float">
            <text:p>8.486866E-14</text:p>
          </table:table-cell>
          <table:table-cell office:value-type="float" office:value="0.000000000000014512615" calcext:value-type="float">
            <text:p>1.4512615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3.636" calcext:value-type="float">
            <text:p>163.636</text:p>
          </table:table-cell>
          <table:table-cell office:value-type="float" office:value="174.545" calcext:value-type="float">
            <text:p>174.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69.091" calcext:value-type="float">
            <text:p>169.091</text:p>
          </table:table-cell>
          <table:table-cell office:value-type="float" office:value="0.00000000000038993" calcext:value-type="float">
            <text:p>3.8993E-13</text:p>
          </table:table-cell>
          <table:table-cell office:value-type="float" office:value="0.00000000000016329851" calcext:value-type="float">
            <text:p>1.6329851E-13</text:p>
          </table:table-cell>
          <table:table-cell office:value-type="float" office:value="0.000000000000036748435" calcext:value-type="float">
            <text:p>3.6748435E-14</text:p>
          </table:table-cell>
          <table:table-cell office:value-type="float" office:value="0.0000000000001848256" calcext:value-type="float">
            <text:p>1.848256E-13</text:p>
          </table:table-cell>
          <table:table-cell office:value-type="float" office:value="0.00000000000008426098" calcext:value-type="float">
            <text:p>8.426098E-14</text:p>
          </table:table-cell>
          <table:table-cell office:value-type="float" office:value="0.000000000000013689667" calcext:value-type="float">
            <text:p>1.3689667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4.545" calcext:value-type="float">
            <text:p>174.545</text:p>
          </table:table-cell>
          <table:table-cell office:value-type="float" office:value="185.455" calcext:value-type="float">
            <text:p>185.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000392405" calcext:value-type="float">
            <text:p>3.92405E-13</text:p>
          </table:table-cell>
          <table:table-cell office:value-type="float" office:value="0.00000000000016471176" calcext:value-type="float">
            <text:p>1.6471176E-13</text:p>
          </table:table-cell>
          <table:table-cell office:value-type="float" office:value="0.000000000000061768548" calcext:value-type="float">
            <text:p>6.1768548E-14</text:p>
          </table:table-cell>
          <table:table-cell office:value-type="float" office:value="0.0000000000001851426" calcext:value-type="float">
            <text:p>1.851426E-13</text:p>
          </table:table-cell>
          <table:table-cell office:value-type="float" office:value="0.00000000000008529625" calcext:value-type="float">
            <text:p>8.529625E-14</text:p>
          </table:table-cell>
          <table:table-cell office:value-type="float" office:value="9.939812E-015" calcext:value-type="float">
            <text:p>9.939812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85.455" calcext:value-type="float">
            <text:p>185.455</text:p>
          </table:table-cell>
          <table:table-cell office:value-type="float" office:value="196.364" calcext:value-type="float">
            <text:p>196.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190.909" calcext:value-type="float">
            <text:p>190.909</text:p>
          </table:table-cell>
          <table:table-cell office:value-type="float" office:value="0.000000000000394454" calcext:value-type="float">
            <text:p>3.94454E-13</text:p>
          </table:table-cell>
          <table:table-cell office:value-type="float" office:value="0.00000000000016492912" calcext:value-type="float">
            <text:p>1.6492912E-13</text:p>
          </table:table-cell>
          <table:table-cell office:value-type="float" office:value="0.000000000000036323934" calcext:value-type="float">
            <text:p>3.6323934E-14</text:p>
          </table:table-cell>
          <table:table-cell office:value-type="float" office:value="0.0000000000001856907" calcext:value-type="float">
            <text:p>1.856907E-13</text:p>
          </table:table-cell>
          <table:table-cell office:value-type="float" office:value="0.0000000000000882196" calcext:value-type="float">
            <text:p>8.82196E-14</text:p>
          </table:table-cell>
          <table:table-cell office:value-type="float" office:value="6.898518E-015" calcext:value-type="float">
            <text:p>6.898518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6.364" calcext:value-type="float">
            <text:p>196.364</text:p>
          </table:table-cell>
          <table:table-cell office:value-type="float" office:value="207.273" calcext:value-type="float">
            <text:p>207.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01.818" calcext:value-type="float">
            <text:p>201.818</text:p>
          </table:table-cell>
          <table:table-cell office:value-type="float" office:value="0.000000000000395478" calcext:value-type="float">
            <text:p>3.95478E-13</text:p>
          </table:table-cell>
          <table:table-cell office:value-type="float" office:value="0.00000000000016334813" calcext:value-type="float">
            <text:p>1.6334813E-13</text:p>
          </table:table-cell>
          <table:table-cell office:value-type="float" office:value="0.00000000000003093264" calcext:value-type="float">
            <text:p>3.093264E-14</text:p>
          </table:table-cell>
          <table:table-cell office:value-type="float" office:value="0.0000000000001864732" calcext:value-type="float">
            <text:p>1.864732E-13</text:p>
          </table:table-cell>
          <table:table-cell office:value-type="float" office:value="0.00000000000008245574" calcext:value-type="float">
            <text:p>8.245574E-14</text:p>
          </table:table-cell>
          <table:table-cell office:value-type="float" office:value="7.272051E-015" calcext:value-type="float">
            <text:p>7.272051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7.273" calcext:value-type="float">
            <text:p>207.273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12.727" calcext:value-type="float">
            <text:p>212.727</text:p>
          </table:table-cell>
          <table:table-cell office:value-type="float" office:value="0.000000000000395844" calcext:value-type="float">
            <text:p>3.95844E-13</text:p>
          </table:table-cell>
          <table:table-cell office:value-type="float" office:value="0.00000000000016255232" calcext:value-type="float">
            <text:p>1.6255232E-13</text:p>
          </table:table-cell>
          <table:table-cell office:value-type="float" office:value="0.000000000000022478678" calcext:value-type="float">
            <text:p>2.2478678E-14</text:p>
          </table:table-cell>
          <table:table-cell office:value-type="float" office:value="0.000000000000187423" calcext:value-type="float">
            <text:p>1.87423E-13</text:p>
          </table:table-cell>
          <table:table-cell office:value-type="float" office:value="0.00000000000009043714" calcext:value-type="float">
            <text:p>9.043714E-14</text:p>
          </table:table-cell>
          <table:table-cell office:value-type="float" office:value="0.000000000000010758784" calcext:value-type="float">
            <text:p>1.0758784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8.182" calcext:value-type="float">
            <text:p>218.182</text:p>
          </table:table-cell>
          <table:table-cell office:value-type="float" office:value="229.091" calcext:value-type="float">
            <text:p>22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23.636" calcext:value-type="float">
            <text:p>223.636</text:p>
          </table:table-cell>
          <table:table-cell office:value-type="float" office:value="0.000000000000395897" calcext:value-type="float">
            <text:p>3.95897E-13</text:p>
          </table:table-cell>
          <table:table-cell office:value-type="float" office:value="0.00000000000016762514" calcext:value-type="float">
            <text:p>1.6762514E-13</text:p>
          </table:table-cell>
          <table:table-cell office:value-type="float" office:value="0.000000000000015839449" calcext:value-type="float">
            <text:p>1.5839449E-14</text:p>
          </table:table-cell>
          <table:table-cell office:value-type="float" office:value="0.0000000000002007241" calcext:value-type="float">
            <text:p>2.007241E-13</text:p>
          </table:table-cell>
          <table:table-cell office:value-type="float" office:value="0.00000000000008923655" calcext:value-type="float">
            <text:p>8.923655E-14</text:p>
          </table:table-cell>
          <table:table-cell office:value-type="float" office:value="0.0000000000000119149799" calcext:value-type="float">
            <text:p>1.19149799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29.091" calcext:value-type="float">
            <text:p>229.091</text:p>
          </table:table-cell>
          <table:table-cell office:value-type="float" office:value="240" calcext:value-type="float">
            <text:p>24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34.545" calcext:value-type="float">
            <text:p>234.545</text:p>
          </table:table-cell>
          <table:table-cell table:formula="of:=0.000000000000791075/2" office:value-type="float" office:value="0.0000000000003955375" calcext:value-type="float">
            <text:p>3.955375E-13</text:p>
          </table:table-cell>
          <table:table-cell table:formula="of:=0.00000000000030740247/2" office:value-type="float" office:value="0.000000000000153701235" calcext:value-type="float">
            <text:p>1.53701235E-13</text:p>
          </table:table-cell>
          <table:table-cell office:value-type="float" office:value="0.00000000000001886925" calcext:value-type="float">
            <text:p>1.886925E-14</text:p>
          </table:table-cell>
          <table:table-cell office:value-type="float" office:value="0.000000000000367784" calcext:value-type="float">
            <text:p>3.67784E-13</text:p>
          </table:table-cell>
          <table:table-cell office:value-type="float" office:value="0.00000000000007303616" calcext:value-type="float">
            <text:p>7.303616E-14</text:p>
          </table:table-cell>
          <table:table-cell office:value-type="float" office:value="8.432975E-015" calcext:value-type="float">
            <text:p>8.432975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office:value-type="float" office:value="250.909" calcext:value-type="float">
            <text:p>250.909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45.455" calcext:value-type="float">
            <text:p>245.455</text:p>
          </table:table-cell>
          <table:table-cell office:value-type="float" office:value="0.000000000000394806" calcext:value-type="float">
            <text:p>3.94806E-13</text:p>
          </table:table-cell>
          <table:table-cell office:value-type="float" office:value="0.00000000000015561009" calcext:value-type="float">
            <text:p>1.5561009E-13</text:p>
          </table:table-cell>
          <table:table-cell office:value-type="float" office:value="0.0000000000000135735048" calcext:value-type="float">
            <text:p>1.35735048E-14</text:p>
          </table:table-cell>
          <table:table-cell office:value-type="float" office:value="0.0000000000001914619" calcext:value-type="float">
            <text:p>1.914619E-13</text:p>
          </table:table-cell>
          <table:table-cell office:value-type="float" office:value="0.000000000000072718301" calcext:value-type="float">
            <text:p>7.2718301E-14</text:p>
          </table:table-cell>
          <table:table-cell office:value-type="float" office:value="8.7373497E-015" calcext:value-type="float">
            <text:p>8.7373497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0.909" calcext:value-type="float">
            <text:p>250.909</text:p>
          </table:table-cell>
          <table:table-cell office:value-type="float" office:value="261.818" calcext:value-type="float">
            <text:p>261.818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56.364" calcext:value-type="float">
            <text:p>256.364</text:p>
          </table:table-cell>
          <table:table-cell office:value-type="float" office:value="0.000000000000394126" calcext:value-type="float">
            <text:p>3.94126E-13</text:p>
          </table:table-cell>
          <table:table-cell office:value-type="float" office:value="0.00000000000015546589" calcext:value-type="float">
            <text:p>1.5546589E-13</text:p>
          </table:table-cell>
          <table:table-cell office:value-type="float" office:value="0.000000000000014177845" calcext:value-type="float">
            <text:p>1.4177845E-14</text:p>
          </table:table-cell>
          <table:table-cell office:value-type="float" office:value="0.0000000000001922451" calcext:value-type="float">
            <text:p>1.922451E-13</text:p>
          </table:table-cell>
          <table:table-cell office:value-type="float" office:value="0.00000000000007487887" calcext:value-type="float">
            <text:p>7.487887E-14</text:p>
          </table:table-cell>
          <table:table-cell office:value-type="float" office:value="6.7432849E-015" calcext:value-type="float">
            <text:p>6.7432849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61.818" calcext:value-type="float">
            <text:p>261.818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67.273" calcext:value-type="float">
            <text:p>267.273</text:p>
          </table:table-cell>
          <table:table-cell office:value-type="float" office:value="0.000000000000393315" calcext:value-type="float">
            <text:p>3.93315E-13</text:p>
          </table:table-cell>
          <table:table-cell office:value-type="float" office:value="0.00000000000015531405" calcext:value-type="float">
            <text:p>1.5531405E-13</text:p>
          </table:table-cell>
          <table:table-cell office:value-type="float" office:value="0.000000000000015947017" calcext:value-type="float">
            <text:p>1.5947017E-14</text:p>
          </table:table-cell>
          <table:table-cell office:value-type="float" office:value="0.0000000000001928909" calcext:value-type="float">
            <text:p>1.928909E-13</text:p>
          </table:table-cell>
          <table:table-cell office:value-type="float" office:value="0.00000000000007513198" calcext:value-type="float">
            <text:p>7.513198E-14</text:p>
          </table:table-cell>
          <table:table-cell office:value-type="float" office:value="0.00000000000001187618" calcext:value-type="float">
            <text:p>1.187618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2.727" calcext:value-type="float">
            <text:p>272.727</text:p>
          </table:table-cell>
          <table:table-cell office:value-type="float" office:value="283.636" calcext:value-type="float">
            <text:p>283.636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78.182" calcext:value-type="float">
            <text:p>278.182</text:p>
          </table:table-cell>
          <table:table-cell office:value-type="float" office:value="0.000000000000392402" calcext:value-type="float">
            <text:p>3.92402E-13</text:p>
          </table:table-cell>
          <table:table-cell office:value-type="float" office:value="0.00000000000015509595" calcext:value-type="float">
            <text:p>1.5509595E-13</text:p>
          </table:table-cell>
          <table:table-cell office:value-type="float" office:value="0.000000000000011243427" calcext:value-type="float">
            <text:p>1.1243427E-14</text:p>
          </table:table-cell>
          <table:table-cell office:value-type="float" office:value="0.0000000000001933764" calcext:value-type="float">
            <text:p>1.933764E-13</text:p>
          </table:table-cell>
          <table:table-cell office:value-type="float" office:value="0.000000000000069181359" calcext:value-type="float">
            <text:p>6.9181359E-14</text:p>
          </table:table-cell>
          <table:table-cell office:value-type="float" office:value="4.6108416E-015" calcext:value-type="float">
            <text:p>4.6108416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83.636" calcext:value-type="float">
            <text:p>283.636</text:p>
          </table:table-cell>
          <table:table-cell office:value-type="float" office:value="294.545" calcext:value-type="float">
            <text:p>294.54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289.091" calcext:value-type="float">
            <text:p>289.091</text:p>
          </table:table-cell>
          <table:table-cell office:value-type="float" office:value="0.000000000000391419" calcext:value-type="float">
            <text:p>3.91419E-13</text:p>
          </table:table-cell>
          <table:table-cell office:value-type="float" office:value="0.00000000000015488711" calcext:value-type="float">
            <text:p>1.5488711E-13</text:p>
          </table:table-cell>
          <table:table-cell office:value-type="float" office:value="0.0000000000000133642054" calcext:value-type="float">
            <text:p>1.33642054E-14</text:p>
          </table:table-cell>
          <table:table-cell office:value-type="float" office:value="0.000000000000193711" calcext:value-type="float">
            <text:p>1.93711E-13</text:p>
          </table:table-cell>
          <table:table-cell office:value-type="float" office:value="0.0000000000000698980851" calcext:value-type="float">
            <text:p>6.98980851E-14</text:p>
          </table:table-cell>
          <table:table-cell office:value-type="float" office:value="9.271367E-015" calcext:value-type="float">
            <text:p>9.271367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4.545" calcext:value-type="float">
            <text:p>294.545</text:p>
          </table:table-cell>
          <table:table-cell office:value-type="float" office:value="305.455" calcext:value-type="float">
            <text:p>305.455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000039043" calcext:value-type="float">
            <text:p>3.9043E-13</text:p>
          </table:table-cell>
          <table:table-cell office:value-type="float" office:value="0.00000000000015647571" calcext:value-type="float">
            <text:p>1.5647571E-13</text:p>
          </table:table-cell>
          <table:table-cell office:value-type="float" office:value="0.000000000000015158149" calcext:value-type="float">
            <text:p>1.5158149E-14</text:p>
          </table:table-cell>
          <table:table-cell office:value-type="float" office:value="0.0000000000001938806" calcext:value-type="float">
            <text:p>1.938806E-13</text:p>
          </table:table-cell>
          <table:table-cell office:value-type="float" office:value="0.00000000000007590216" calcext:value-type="float">
            <text:p>7.590216E-14</text:p>
          </table:table-cell>
          <table:table-cell office:value-type="float" office:value="9.83166616E-015" calcext:value-type="float">
            <text:p>9.83166616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05.455" calcext:value-type="float">
            <text:p>305.455</text:p>
          </table:table-cell>
          <table:table-cell office:value-type="float" office:value="316.364" calcext:value-type="float">
            <text:p>316.364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10.909" calcext:value-type="float">
            <text:p>310.909</text:p>
          </table:table-cell>
          <table:table-cell office:value-type="float" office:value="0.000000000000389472" calcext:value-type="float">
            <text:p>3.89472E-13</text:p>
          </table:table-cell>
          <table:table-cell office:value-type="float" office:value="0.00000000000015671395" calcext:value-type="float">
            <text:p>1.5671395E-13</text:p>
          </table:table-cell>
          <table:table-cell office:value-type="float" office:value="0.00000000000001595618708" calcext:value-type="float">
            <text:p>1.595618708E-14</text:p>
          </table:table-cell>
          <table:table-cell office:value-type="float" office:value="0.0000000000001939303" calcext:value-type="float">
            <text:p>1.939303E-13</text:p>
          </table:table-cell>
          <table:table-cell office:value-type="float" office:value="0.000000000000072060769" calcext:value-type="float">
            <text:p>7.2060769E-14</text:p>
          </table:table-cell>
          <table:table-cell office:value-type="float" office:value="9.1975406E-015" calcext:value-type="float">
            <text:p>9.1975406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16.364" calcext:value-type="float">
            <text:p>316.364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21.818" calcext:value-type="float">
            <text:p>321.818</text:p>
          </table:table-cell>
          <table:table-cell office:value-type="float" office:value="0.000000000000388747" calcext:value-type="float">
            <text:p>3.88747E-13</text:p>
          </table:table-cell>
          <table:table-cell office:value-type="float" office:value="0.00000000000015803477" calcext:value-type="float">
            <text:p>1.5803477E-13</text:p>
          </table:table-cell>
          <table:table-cell office:value-type="float" office:value="0.000000000000022026679" calcext:value-type="float">
            <text:p>2.2026679E-14</text:p>
          </table:table-cell>
          <table:table-cell office:value-type="float" office:value="0.0000000000001938171" calcext:value-type="float">
            <text:p>1.938171E-13</text:p>
          </table:table-cell>
          <table:table-cell office:value-type="float" office:value="0.00000000000007783503" calcext:value-type="float">
            <text:p>7.783503E-14</text:p>
          </table:table-cell>
          <table:table-cell office:value-type="float" office:value="0.0000000000000131280557" calcext:value-type="float">
            <text:p>1.31280557E-14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7.273" calcext:value-type="float">
            <text:p>327.273</text:p>
          </table:table-cell>
          <table:table-cell office:value-type="float" office:value="338.182" calcext:value-type="float">
            <text:p>338.182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32.727" calcext:value-type="float">
            <text:p>332.727</text:p>
          </table:table-cell>
          <table:table-cell office:value-type="float" office:value="0.000000000000388287" calcext:value-type="float">
            <text:p>3.88287E-13</text:p>
          </table:table-cell>
          <table:table-cell office:value-type="float" office:value="0.00000000000015957688" calcext:value-type="float">
            <text:p>1.5957688E-13</text:p>
          </table:table-cell>
          <table:table-cell office:value-type="float" office:value="0.000000000000022336827" calcext:value-type="float">
            <text:p>2.2336827E-14</text:p>
          </table:table-cell>
          <table:table-cell office:value-type="float" office:value="0.0000000000001935556" calcext:value-type="float">
            <text:p>1.935556E-13</text:p>
          </table:table-cell>
          <table:table-cell office:value-type="float" office:value="0.00000000000007872331" calcext:value-type="float">
            <text:p>7.872331E-14</text:p>
          </table:table-cell>
          <table:table-cell office:value-type="float" office:value="5.9547297E-015" calcext:value-type="float">
            <text:p>5.9547297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38.182" calcext:value-type="float">
            <text:p>338.182</text:p>
          </table:table-cell>
          <table:table-cell office:value-type="float" office:value="349.091" calcext:value-type="float">
            <text:p>349.091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43.636" calcext:value-type="float">
            <text:p>343.636</text:p>
          </table:table-cell>
          <table:table-cell office:value-type="float" office:value="0.00000000000038828" calcext:value-type="float">
            <text:p>3.8828E-13</text:p>
          </table:table-cell>
          <table:table-cell office:value-type="float" office:value="0.00000000000016112525" calcext:value-type="float">
            <text:p>1.6112525E-13</text:p>
          </table:table-cell>
          <table:table-cell office:value-type="float" office:value="0.000000000000028224869" calcext:value-type="float">
            <text:p>2.8224869E-14</text:p>
          </table:table-cell>
          <table:table-cell office:value-type="float" office:value="0.0000000000001931102" calcext:value-type="float">
            <text:p>1.931102E-13</text:p>
          </table:table-cell>
          <table:table-cell office:value-type="float" office:value="0.00000000000008324331" calcext:value-type="float">
            <text:p>8.324331E-14</text:p>
          </table:table-cell>
          <table:table-cell office:value-type="float" office:value="7.036884E-015" calcext:value-type="float">
            <text:p>7.036884E-15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9.091" calcext:value-type="float">
            <text:p>349.091</text:p>
          </table:table-cell>
          <table:table-cell office:value-type="float" office:value="360" calcext:value-type="float">
            <text:p>360</text:p>
          </table:table-cell>
          <table:table-cell office:value-type="float" office:value="24.8984" calcext:value-type="float">
            <text:p>24.8984</text:p>
          </table:table-cell>
          <table:table-cell office:value-type="float" office:value="354.545" calcext:value-type="float">
            <text:p>354.545</text:p>
          </table:table-cell>
          <table:table-cell office:value-type="float" office:value="0.000000000000389086" calcext:value-type="float">
            <text:p>3.89086E-13</text:p>
          </table:table-cell>
          <table:table-cell office:value-type="float" office:value="0.00000000000016288017" calcext:value-type="float">
            <text:p>1.6288017E-13</text:p>
          </table:table-cell>
          <table:table-cell office:value-type="float" office:value="0.000000000000040463678" calcext:value-type="float">
            <text:p>4.0463678E-14</text:p>
          </table:table-cell>
          <table:table-cell office:value-type="float" office:value="0.0000000000001924512" calcext:value-type="float">
            <text:p>1.924512E-13</text:p>
          </table:table-cell>
          <table:table-cell office:value-type="float" office:value="0.00000000000007979833" calcext:value-type="float">
            <text:p>7.979833E-14</text:p>
          </table:table-cell>
          <table:table-cell office:value-type="float" office:value="9.172256E-015" calcext:value-type="float">
            <text:p>9.172256E-15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.4138" calcext:value-type="float">
            <text:p>12.413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6.2069" calcext:value-type="float">
            <text:p>6.2069</text:p>
          </table:table-cell>
          <table:table-cell table:formula="of:=0.0000000000523247/2" office:value-type="float" office:value="0.00000000002616235" calcext:value-type="float">
            <text:p>2.616235E-11</text:p>
          </table:table-cell>
          <table:table-cell table:formula="of:=0.000000000020480306/2" office:value-type="float" office:value="0.000000000010240153" calcext:value-type="float">
            <text:p>1.0240153E-11</text:p>
          </table:table-cell>
          <table:table-cell table:formula="of:=0.0000000000040886035/2" office:value-type="float" office:value="0.00000000000204430175" calcext:value-type="float">
            <text:p>2.04430175E-12</text:p>
          </table:table-cell>
          <table:table-cell office:value-type="float" office:value="0.00000000002541919" calcext:value-type="float">
            <text:p>2.541919E-11</text:p>
          </table:table-cell>
          <table:table-cell office:value-type="float" office:value="0.000000000006668342" calcext:value-type="float">
            <text:p>6.668342E-12</text:p>
          </table:table-cell>
          <table:table-cell office:value-type="float" office:value="0.00000000000089385862" calcext:value-type="float">
            <text:p>8.9385862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.4138" calcext:value-type="float">
            <text:p>12.4138</text:p>
          </table:table-cell>
          <table:table-cell office:value-type="float" office:value="24.8276" calcext:value-type="float">
            <text:p>24.827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8.6207" calcext:value-type="float">
            <text:p>18.6207</text:p>
          </table:table-cell>
          <table:table-cell office:value-type="float" office:value="0.00000000002623789" calcext:value-type="float">
            <text:p>2.623789E-11</text:p>
          </table:table-cell>
          <table:table-cell office:value-type="float" office:value="0.000000000010114774" calcext:value-type="float">
            <text:p>1.0114774E-11</text:p>
          </table:table-cell>
          <table:table-cell office:value-type="float" office:value="0.0000000000018227495" calcext:value-type="float">
            <text:p>1.8227495E-12</text:p>
          </table:table-cell>
          <table:table-cell office:value-type="float" office:value="0.00000000001265143" calcext:value-type="float">
            <text:p>1.265143E-11</text:p>
          </table:table-cell>
          <table:table-cell office:value-type="float" office:value="0.000000000007507964" calcext:value-type="float">
            <text:p>7.507964E-12</text:p>
          </table:table-cell>
          <table:table-cell office:value-type="float" office:value="0.00000000000094723443" calcext:value-type="float">
            <text:p>9.4723443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.8276" calcext:value-type="float">
            <text:p>24.8276</text:p>
          </table:table-cell>
          <table:table-cell office:value-type="float" office:value="37.2414" calcext:value-type="float">
            <text:p>37.241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1.0345" calcext:value-type="float">
            <text:p>31.0345</text:p>
          </table:table-cell>
          <table:table-cell office:value-type="float" office:value="0.00000000002625997" calcext:value-type="float">
            <text:p>2.625997E-11</text:p>
          </table:table-cell>
          <table:table-cell office:value-type="float" office:value="0.000000000010021631" calcext:value-type="float">
            <text:p>1.0021631E-11</text:p>
          </table:table-cell>
          <table:table-cell office:value-type="float" office:value="0.0000000000016453443" calcext:value-type="float">
            <text:p>1.6453443E-12</text:p>
          </table:table-cell>
          <table:table-cell office:value-type="float" office:value="0.0000000000126218" calcext:value-type="float">
            <text:p>1.26218E-11</text:p>
          </table:table-cell>
          <table:table-cell office:value-type="float" office:value="0.00000000000629017" calcext:value-type="float">
            <text:p>6.29017E-12</text:p>
          </table:table-cell>
          <table:table-cell office:value-type="float" office:value="0.0000000000020962859" calcext:value-type="float">
            <text:p>2.0962859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.2414" calcext:value-type="float">
            <text:p>37.2414</text:p>
          </table:table-cell>
          <table:table-cell office:value-type="float" office:value="49.6552" calcext:value-type="float">
            <text:p>49.655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43.4483" calcext:value-type="float">
            <text:p>43.4483</text:p>
          </table:table-cell>
          <table:table-cell office:value-type="float" office:value="0.00000000002627126" calcext:value-type="float">
            <text:p>2.627126E-11</text:p>
          </table:table-cell>
          <table:table-cell office:value-type="float" office:value="0.000000000011614922" calcext:value-type="float">
            <text:p>1.1614922E-11</text:p>
          </table:table-cell>
          <table:table-cell office:value-type="float" office:value="0.0000000000014288794" calcext:value-type="float">
            <text:p>1.4288794E-12</text:p>
          </table:table-cell>
          <table:table-cell office:value-type="float" office:value="0.00000000001260136" calcext:value-type="float">
            <text:p>1.260136E-11</text:p>
          </table:table-cell>
          <table:table-cell office:value-type="float" office:value="0.000000000005911126" calcext:value-type="float">
            <text:p>5.911126E-12</text:p>
          </table:table-cell>
          <table:table-cell office:value-type="float" office:value="0.0000000000035454752" calcext:value-type="float">
            <text:p>3.5454752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9.6552" calcext:value-type="float">
            <text:p>49.6552</text:p>
          </table:table-cell>
          <table:table-cell office:value-type="float" office:value="62.069" calcext:value-type="float">
            <text:p>62.06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55.8621" calcext:value-type="float">
            <text:p>55.8621</text:p>
          </table:table-cell>
          <table:table-cell table:formula="of:=0.0000000000525386/2" office:value-type="float" office:value="0.0000000000262693" calcext:value-type="float">
            <text:p>2.62693E-11</text:p>
          </table:table-cell>
          <table:table-cell table:formula="of:=0.000000000017822192/2" office:value-type="float" office:value="0.000000000008911096" calcext:value-type="float">
            <text:p>8.911096E-12</text:p>
          </table:table-cell>
          <table:table-cell office:value-type="float" office:value="0.0000000000010252154" calcext:value-type="float">
            <text:p>1.0252154E-12</text:p>
          </table:table-cell>
          <table:table-cell office:value-type="float" office:value="0.00000000002517283" calcext:value-type="float">
            <text:p>2.517283E-11</text:p>
          </table:table-cell>
          <table:table-cell office:value-type="float" office:value="0.00000000000865211" calcext:value-type="float">
            <text:p>8.65211E-12</text:p>
          </table:table-cell>
          <table:table-cell office:value-type="float" office:value="0.00000000000264696243" calcext:value-type="float">
            <text:p>2.64696243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2.069" calcext:value-type="float">
            <text:p>62.069</text:p>
          </table:table-cell>
          <table:table-cell office:value-type="float" office:value="74.4828" calcext:value-type="float">
            <text:p>74.482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68.2759" calcext:value-type="float">
            <text:p>68.2759</text:p>
          </table:table-cell>
          <table:table-cell office:value-type="float" office:value="0.00000000002625903" calcext:value-type="float">
            <text:p>2.625903E-11</text:p>
          </table:table-cell>
          <table:table-cell office:value-type="float" office:value="0.000000000009627374" calcext:value-type="float">
            <text:p>9.627374E-12</text:p>
          </table:table-cell>
          <table:table-cell office:value-type="float" office:value="0.0000000000009655581" calcext:value-type="float">
            <text:p>9.655581E-13</text:p>
          </table:table-cell>
          <table:table-cell office:value-type="float" office:value="0.0000000000125744" calcext:value-type="float">
            <text:p>1.25744E-11</text:p>
          </table:table-cell>
          <table:table-cell office:value-type="float" office:value="0.000000000007750366" calcext:value-type="float">
            <text:p>7.750366E-12</text:p>
          </table:table-cell>
          <table:table-cell office:value-type="float" office:value="0.0000000000023329727" calcext:value-type="float">
            <text:p>2.3329727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4.4828" calcext:value-type="float">
            <text:p>74.4828</text:p>
          </table:table-cell>
          <table:table-cell office:value-type="float" office:value="86.8966" calcext:value-type="float">
            <text:p>86.896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80.6897" calcext:value-type="float">
            <text:p>80.6897</text:p>
          </table:table-cell>
          <table:table-cell office:value-type="float" office:value="0.00000000002624359" calcext:value-type="float">
            <text:p>2.624359E-11</text:p>
          </table:table-cell>
          <table:table-cell office:value-type="float" office:value="0.00000000000961539" calcext:value-type="float">
            <text:p>9.61539E-12</text:p>
          </table:table-cell>
          <table:table-cell office:value-type="float" office:value="0.0000000000008096114" calcext:value-type="float">
            <text:p>8.096114E-13</text:p>
          </table:table-cell>
          <table:table-cell office:value-type="float" office:value="0.00000000001256302" calcext:value-type="float">
            <text:p>1.256302E-11</text:p>
          </table:table-cell>
          <table:table-cell office:value-type="float" office:value="0.000000000005591855" calcext:value-type="float">
            <text:p>5.591855E-12</text:p>
          </table:table-cell>
          <table:table-cell office:value-type="float" office:value="0.0000000000023610719" calcext:value-type="float">
            <text:p>2.3610719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6.8966" calcext:value-type="float">
            <text:p>86.8966</text:p>
          </table:table-cell>
          <table:table-cell office:value-type="float" office:value="99.3103" calcext:value-type="float">
            <text:p>99.310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93.1034" calcext:value-type="float">
            <text:p>93.1034</text:p>
          </table:table-cell>
          <table:table-cell office:value-type="float" office:value="0.00000000002621994" calcext:value-type="float">
            <text:p>2.621994E-11</text:p>
          </table:table-cell>
          <table:table-cell office:value-type="float" office:value="0.000000000009614169" calcext:value-type="float">
            <text:p>9.614169E-12</text:p>
          </table:table-cell>
          <table:table-cell office:value-type="float" office:value="0.0000000000009922717" calcext:value-type="float">
            <text:p>9.922717E-13</text:p>
          </table:table-cell>
          <table:table-cell office:value-type="float" office:value="0.00000000001254549" calcext:value-type="float">
            <text:p>1.254549E-11</text:p>
          </table:table-cell>
          <table:table-cell office:value-type="float" office:value="0.000000000008297881" calcext:value-type="float">
            <text:p>8.297881E-12</text:p>
          </table:table-cell>
          <table:table-cell office:value-type="float" office:value="0.00000000000276484782" calcext:value-type="float">
            <text:p>2.76484782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99.3103" calcext:value-type="float">
            <text:p>99.3103</text:p>
          </table:table-cell>
          <table:table-cell office:value-type="float" office:value="111.724" calcext:value-type="float">
            <text:p>111.72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05.517" calcext:value-type="float">
            <text:p>105.517</text:p>
          </table:table-cell>
          <table:table-cell table:formula="of:=0.0000000000523419/2" office:value-type="float" office:value="0.00000000002617095" calcext:value-type="float">
            <text:p>2.617095E-11</text:p>
          </table:table-cell>
          <table:table-cell table:formula="of:=0.000000000019224768/2" office:value-type="float" office:value="0.000000000009612384" calcext:value-type="float">
            <text:p>9.612384E-12</text:p>
          </table:table-cell>
          <table:table-cell office:value-type="float" office:value="0.0000000000012894254" calcext:value-type="float">
            <text:p>1.2894254E-12</text:p>
          </table:table-cell>
          <table:table-cell office:value-type="float" office:value="0.00000000002501318" calcext:value-type="float">
            <text:p>2.501318E-11</text:p>
          </table:table-cell>
          <table:table-cell office:value-type="float" office:value="0.000000000007904879" calcext:value-type="float">
            <text:p>7.904879E-12</text:p>
          </table:table-cell>
          <table:table-cell office:value-type="float" office:value="0.0000000000023158723" calcext:value-type="float">
            <text:p>2.3158723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11.724" calcext:value-type="float">
            <text:p>111.724</text:p>
          </table:table-cell>
          <table:table-cell office:value-type="float" office:value="124.138" calcext:value-type="float">
            <text:p>124.13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17.931" calcext:value-type="float">
            <text:p>117.931</text:p>
          </table:table-cell>
          <table:table-cell office:value-type="float" office:value="0.00000000002611799" calcext:value-type="float">
            <text:p>2.611799E-11</text:p>
          </table:table-cell>
          <table:table-cell office:value-type="float" office:value="0.000000000009735159" calcext:value-type="float">
            <text:p>9.735159E-12</text:p>
          </table:table-cell>
          <table:table-cell office:value-type="float" office:value="0.0000000000010667365" calcext:value-type="float">
            <text:p>1.0667365E-12</text:p>
          </table:table-cell>
          <table:table-cell office:value-type="float" office:value="0.00000000001246532" calcext:value-type="float">
            <text:p>1.246532E-11</text:p>
          </table:table-cell>
          <table:table-cell office:value-type="float" office:value="0.000000000006236737" calcext:value-type="float">
            <text:p>6.236737E-12</text:p>
          </table:table-cell>
          <table:table-cell office:value-type="float" office:value="0.0000000000022843186" calcext:value-type="float">
            <text:p>2.2843186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24.138" calcext:value-type="float">
            <text:p>124.138</text:p>
          </table:table-cell>
          <table:table-cell office:value-type="float" office:value="136.552" calcext:value-type="float">
            <text:p>136.55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30.345" calcext:value-type="float">
            <text:p>130.345</text:p>
          </table:table-cell>
          <table:table-cell office:value-type="float" office:value="0.00000000002608593" calcext:value-type="float">
            <text:p>2.608593E-11</text:p>
          </table:table-cell>
          <table:table-cell office:value-type="float" office:value="0.000000000009757291" calcext:value-type="float">
            <text:p>9.757291E-12</text:p>
          </table:table-cell>
          <table:table-cell office:value-type="float" office:value="0.0000000000012171615" calcext:value-type="float">
            <text:p>1.2171615E-12</text:p>
          </table:table-cell>
          <table:table-cell office:value-type="float" office:value="0.00000000001244334" calcext:value-type="float">
            <text:p>1.244334E-11</text:p>
          </table:table-cell>
          <table:table-cell office:value-type="float" office:value="0.000000000006844075" calcext:value-type="float">
            <text:p>6.844075E-12</text:p>
          </table:table-cell>
          <table:table-cell office:value-type="float" office:value="0.00000000000365600707" calcext:value-type="float">
            <text:p>3.65600707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36.552" calcext:value-type="float">
            <text:p>136.552</text:p>
          </table:table-cell>
          <table:table-cell office:value-type="float" office:value="148.966" calcext:value-type="float">
            <text:p>148.96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42.759" calcext:value-type="float">
            <text:p>142.759</text:p>
          </table:table-cell>
          <table:table-cell office:value-type="float" office:value="0.00000000002606068" calcext:value-type="float">
            <text:p>2.606068E-11</text:p>
          </table:table-cell>
          <table:table-cell office:value-type="float" office:value="0.000000000009862404" calcext:value-type="float">
            <text:p>9.862404E-12</text:p>
          </table:table-cell>
          <table:table-cell office:value-type="float" office:value="0.0000000000013381008" calcext:value-type="float">
            <text:p>1.3381008E-12</text:p>
          </table:table-cell>
          <table:table-cell office:value-type="float" office:value="0.00000000001370226" calcext:value-type="float">
            <text:p>1.370226E-11</text:p>
          </table:table-cell>
          <table:table-cell office:value-type="float" office:value="0.000000000008396424" calcext:value-type="float">
            <text:p>8.396424E-12</text:p>
          </table:table-cell>
          <table:table-cell office:value-type="float" office:value="0.0000000000026186759" calcext:value-type="float">
            <text:p>2.6186759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8.966" calcext:value-type="float">
            <text:p>148.966</text:p>
          </table:table-cell>
          <table:table-cell office:value-type="float" office:value="161.379" calcext:value-type="float">
            <text:p>161.37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55.172" calcext:value-type="float">
            <text:p>155.172</text:p>
          </table:table-cell>
          <table:table-cell table:formula="of:=0.000000000052095/2" office:value-type="float" office:value="0.0000000000260475" calcext:value-type="float">
            <text:p>2.60475E-11</text:p>
          </table:table-cell>
          <table:table-cell table:formula="of:=0.000000000019841239/2" office:value-type="float" office:value="0.0000000000099206195" calcext:value-type="float">
            <text:p>9.9206195E-12</text:p>
          </table:table-cell>
          <table:table-cell office:value-type="float" office:value="0.0000000000018770039" calcext:value-type="float">
            <text:p>1.8770039E-12</text:p>
          </table:table-cell>
          <table:table-cell office:value-type="float" office:value="0.00000000002358323" calcext:value-type="float">
            <text:p>2.358323E-11</text:p>
          </table:table-cell>
          <table:table-cell office:value-type="float" office:value="0.000000000005702245" calcext:value-type="float">
            <text:p>5.702245E-12</text:p>
          </table:table-cell>
          <table:table-cell office:value-type="float" office:value="0.00000000000132138956" calcext:value-type="float">
            <text:p>1.32138956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61.379" calcext:value-type="float">
            <text:p>161.379</text:p>
          </table:table-cell>
          <table:table-cell office:value-type="float" office:value="173.793" calcext:value-type="float">
            <text:p>173.79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67.586" calcext:value-type="float">
            <text:p>167.586</text:p>
          </table:table-cell>
          <table:table-cell office:value-type="float" office:value="0.00000000002610675" calcext:value-type="float">
            <text:p>2.610675E-11</text:p>
          </table:table-cell>
          <table:table-cell office:value-type="float" office:value="0.000000000010429377" calcext:value-type="float">
            <text:p>1.0429377E-11</text:p>
          </table:table-cell>
          <table:table-cell office:value-type="float" office:value="0.0000000000025471163" calcext:value-type="float">
            <text:p>2.5471163E-12</text:p>
          </table:table-cell>
          <table:table-cell office:value-type="float" office:value="0.00000000001244345" calcext:value-type="float">
            <text:p>1.244345E-11</text:p>
          </table:table-cell>
          <table:table-cell office:value-type="float" office:value="0.000000000005543932" calcext:value-type="float">
            <text:p>5.543932E-12</text:p>
          </table:table-cell>
          <table:table-cell office:value-type="float" office:value="0.00000000000112130256" calcext:value-type="float">
            <text:p>1.12130256E-12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73.793" calcext:value-type="float">
            <text:p>173.793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02621511" calcext:value-type="float">
            <text:p>2.621511E-11</text:p>
          </table:table-cell>
          <table:table-cell office:value-type="float" office:value="0.000000000010281558" calcext:value-type="float">
            <text:p>1.0281558E-11</text:p>
          </table:table-cell>
          <table:table-cell office:value-type="float" office:value="0.000000000003275304" calcext:value-type="float">
            <text:p>3.275304E-12</text:p>
          </table:table-cell>
          <table:table-cell office:value-type="float" office:value="0.00000000001246703" calcext:value-type="float">
            <text:p>1.246703E-11</text:p>
          </table:table-cell>
          <table:table-cell office:value-type="float" office:value="0.000000000006126767" calcext:value-type="float">
            <text:p>6.126767E-12</text:p>
          </table:table-cell>
          <table:table-cell office:value-type="float" office:value="0.0000000000005291259" calcext:value-type="float">
            <text:p>5.291259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86.207" calcext:value-type="float">
            <text:p>186.207</text:p>
          </table:table-cell>
          <table:table-cell office:value-type="float" office:value="198.621" calcext:value-type="float">
            <text:p>198.621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192.414" calcext:value-type="float">
            <text:p>192.414</text:p>
          </table:table-cell>
          <table:table-cell office:value-type="float" office:value="0.00000000002630646" calcext:value-type="float">
            <text:p>2.630646E-11</text:p>
          </table:table-cell>
          <table:table-cell office:value-type="float" office:value="0.000000000010489746" calcext:value-type="float">
            <text:p>1.0489746E-11</text:p>
          </table:table-cell>
          <table:table-cell office:value-type="float" office:value="0.0000000000025335618" calcext:value-type="float">
            <text:p>2.5335618E-12</text:p>
          </table:table-cell>
          <table:table-cell office:value-type="float" office:value="0.00000000001312857" calcext:value-type="float">
            <text:p>1.312857E-11</text:p>
          </table:table-cell>
          <table:table-cell office:value-type="float" office:value="0.000000000007432765" calcext:value-type="float">
            <text:p>7.432765E-12</text:p>
          </table:table-cell>
          <table:table-cell office:value-type="float" office:value="0.000000000000609661" calcext:value-type="float">
            <text:p>6.09661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98.621" calcext:value-type="float">
            <text:p>198.621</text:p>
          </table:table-cell>
          <table:table-cell office:value-type="float" office:value="211.034" calcext:value-type="float">
            <text:p>211.034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04.828" calcext:value-type="float">
            <text:p>204.828</text:p>
          </table:table-cell>
          <table:table-cell table:formula="of:=0.0000000000527305/2" office:value-type="float" office:value="0.00000000002636525" calcext:value-type="float">
            <text:p>2.636525E-11</text:p>
          </table:table-cell>
          <table:table-cell table:formula="of:=0.000000000019967249/2" office:value-type="float" office:value="0.0000000000099836245" calcext:value-type="float">
            <text:p>9.9836245E-12</text:p>
          </table:table-cell>
          <table:table-cell office:value-type="float" office:value="0.0000000000018665949" calcext:value-type="float">
            <text:p>1.8665949E-12</text:p>
          </table:table-cell>
          <table:table-cell office:value-type="float" office:value="0.00000000002452558" calcext:value-type="float">
            <text:p>2.452558E-11</text:p>
          </table:table-cell>
          <table:table-cell office:value-type="float" office:value="0.000000000005102709" calcext:value-type="float">
            <text:p>5.102709E-12</text:p>
          </table:table-cell>
          <table:table-cell office:value-type="float" office:value="0.000000000000314905" calcext:value-type="float">
            <text:p>3.14905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11.034" calcext:value-type="float">
            <text:p>211.034</text:p>
          </table:table-cell>
          <table:table-cell office:value-type="float" office:value="223.448" calcext:value-type="float">
            <text:p>223.448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17.241" calcext:value-type="float">
            <text:p>217.241</text:p>
          </table:table-cell>
          <table:table-cell office:value-type="float" office:value="0.00000000002638406" calcext:value-type="float">
            <text:p>2.638406E-11</text:p>
          </table:table-cell>
          <table:table-cell office:value-type="float" office:value="0.000000000009913451" calcext:value-type="float">
            <text:p>9.913451E-12</text:p>
          </table:table-cell>
          <table:table-cell office:value-type="float" office:value="0.0000000000013323026" calcext:value-type="float">
            <text:p>1.3323026E-12</text:p>
          </table:table-cell>
          <table:table-cell office:value-type="float" office:value="0.00000000001265744" calcext:value-type="float">
            <text:p>1.265744E-11</text:p>
          </table:table-cell>
          <table:table-cell office:value-type="float" office:value="0.0000000000048635591" calcext:value-type="float">
            <text:p>4.8635591E-12</text:p>
          </table:table-cell>
          <table:table-cell office:value-type="float" office:value="0.0000000000004910814" calcext:value-type="float">
            <text:p>4.910814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23.448" calcext:value-type="float">
            <text:p>223.448</text:p>
          </table:table-cell>
          <table:table-cell office:value-type="float" office:value="235.862" calcext:value-type="float">
            <text:p>235.86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29.655" calcext:value-type="float">
            <text:p>229.655</text:p>
          </table:table-cell>
          <table:table-cell office:value-type="float" office:value="0.00000000002638141" calcext:value-type="float">
            <text:p>2.638141E-11</text:p>
          </table:table-cell>
          <table:table-cell office:value-type="float" office:value="0.000000000009795249" calcext:value-type="float">
            <text:p>9.795249E-12</text:p>
          </table:table-cell>
          <table:table-cell office:value-type="float" office:value="0.000000000001213361" calcext:value-type="float">
            <text:p>1.213361E-12</text:p>
          </table:table-cell>
          <table:table-cell office:value-type="float" office:value="0.00000000001271385" calcext:value-type="float">
            <text:p>1.271385E-11</text:p>
          </table:table-cell>
          <table:table-cell office:value-type="float" office:value="0.000000000004943645" calcext:value-type="float">
            <text:p>4.943645E-12</text:p>
          </table:table-cell>
          <table:table-cell office:value-type="float" office:value="0.0000000000003959091" calcext:value-type="float">
            <text:p>3.959091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35.862" calcext:value-type="float">
            <text:p>235.862</text:p>
          </table:table-cell>
          <table:table-cell office:value-type="float" office:value="248.276" calcext:value-type="float">
            <text:p>248.27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42.069" calcext:value-type="float">
            <text:p>242.069</text:p>
          </table:table-cell>
          <table:table-cell office:value-type="float" office:value="0.00000000002636989" calcext:value-type="float">
            <text:p>2.636989E-11</text:p>
          </table:table-cell>
          <table:table-cell office:value-type="float" office:value="0.000000000009758111" calcext:value-type="float">
            <text:p>9.758111E-12</text:p>
          </table:table-cell>
          <table:table-cell office:value-type="float" office:value="0.0000000000010644625" calcext:value-type="float">
            <text:p>1.0644625E-12</text:p>
          </table:table-cell>
          <table:table-cell office:value-type="float" office:value="0.00000000001276581" calcext:value-type="float">
            <text:p>1.276581E-11</text:p>
          </table:table-cell>
          <table:table-cell office:value-type="float" office:value="0.0000000000051434228" calcext:value-type="float">
            <text:p>5.1434228E-12</text:p>
          </table:table-cell>
          <table:table-cell office:value-type="float" office:value="0.00000000000030001698" calcext:value-type="float">
            <text:p>3.0001698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48.276" calcext:value-type="float">
            <text:p>248.276</text:p>
          </table:table-cell>
          <table:table-cell office:value-type="float" office:value="260.69" calcext:value-type="float">
            <text:p>260.6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54.483" calcext:value-type="float">
            <text:p>254.483</text:p>
          </table:table-cell>
          <table:table-cell table:formula="of:=0.0000000000526703/2" office:value-type="float" office:value="0.00000000002633515" calcext:value-type="float">
            <text:p>2.633515E-11</text:p>
          </table:table-cell>
          <table:table-cell table:formula="of:=0.000000000019225553/2" office:value-type="float" office:value="0.0000000000096127765" calcext:value-type="float">
            <text:p>9.6127765E-12</text:p>
          </table:table-cell>
          <table:table-cell office:value-type="float" office:value="0.0000000000012889511" calcext:value-type="float">
            <text:p>1.2889511E-12</text:p>
          </table:table-cell>
          <table:table-cell office:value-type="float" office:value="0.00000000002566129" calcext:value-type="float">
            <text:p>2.566129E-11</text:p>
          </table:table-cell>
          <table:table-cell office:value-type="float" office:value="0.000000000007348098" calcext:value-type="float">
            <text:p>7.348098E-12</text:p>
          </table:table-cell>
          <table:table-cell office:value-type="float" office:value="0.00000000000024285714" calcext:value-type="float">
            <text:p>2.4285714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60.69" calcext:value-type="float">
            <text:p>260.69</text:p>
          </table:table-cell>
          <table:table-cell office:value-type="float" office:value="273.103" calcext:value-type="float">
            <text:p>273.103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66.897" calcext:value-type="float">
            <text:p>266.897</text:p>
          </table:table-cell>
          <table:table-cell office:value-type="float" office:value="0.00000000002628462" calcext:value-type="float">
            <text:p>2.628462E-11</text:p>
          </table:table-cell>
          <table:table-cell office:value-type="float" office:value="0.000000000009599218" calcext:value-type="float">
            <text:p>9.599218E-12</text:p>
          </table:table-cell>
          <table:table-cell office:value-type="float" office:value="0.0000000000009929888" calcext:value-type="float">
            <text:p>9.929888E-13</text:p>
          </table:table-cell>
          <table:table-cell office:value-type="float" office:value="0.00000000001287787" calcext:value-type="float">
            <text:p>1.287787E-11</text:p>
          </table:table-cell>
          <table:table-cell office:value-type="float" office:value="0.000000000004633716" calcext:value-type="float">
            <text:p>4.633716E-12</text:p>
          </table:table-cell>
          <table:table-cell office:value-type="float" office:value="0.0000000000004896028" calcext:value-type="float">
            <text:p>4.896028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73.103" calcext:value-type="float">
            <text:p>273.103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79.31" calcext:value-type="float">
            <text:p>279.31</text:p>
          </table:table-cell>
          <table:table-cell office:value-type="float" office:value="0.00000000002624089" calcext:value-type="float">
            <text:p>2.624089E-11</text:p>
          </table:table-cell>
          <table:table-cell office:value-type="float" office:value="0.000000000009589596" calcext:value-type="float">
            <text:p>9.589596E-12</text:p>
          </table:table-cell>
          <table:table-cell office:value-type="float" office:value="0.0000000000008110378" calcext:value-type="float">
            <text:p>8.110378E-13</text:p>
          </table:table-cell>
          <table:table-cell office:value-type="float" office:value="0.00000000001289641" calcext:value-type="float">
            <text:p>1.289641E-11</text:p>
          </table:table-cell>
          <table:table-cell office:value-type="float" office:value="0.00000000000446423" calcext:value-type="float">
            <text:p>4.46423E-12</text:p>
          </table:table-cell>
          <table:table-cell office:value-type="float" office:value="0.00000000000024515951" calcext:value-type="float">
            <text:p>2.4515951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85.517" calcext:value-type="float">
            <text:p>285.517</text:p>
          </table:table-cell>
          <table:table-cell office:value-type="float" office:value="297.931" calcext:value-type="float">
            <text:p>297.931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291.724" calcext:value-type="float">
            <text:p>291.724</text:p>
          </table:table-cell>
          <table:table-cell office:value-type="float" office:value="0.00000000002619136" calcext:value-type="float">
            <text:p>2.619136E-11</text:p>
          </table:table-cell>
          <table:table-cell office:value-type="float" office:value="0.000000000009591482" calcext:value-type="float">
            <text:p>9.591482E-12</text:p>
          </table:table-cell>
          <table:table-cell office:value-type="float" office:value="0.0000000000009681802" calcext:value-type="float">
            <text:p>9.681802E-13</text:p>
          </table:table-cell>
          <table:table-cell office:value-type="float" office:value="0.00000000001290533" calcext:value-type="float">
            <text:p>1.290533E-11</text:p>
          </table:table-cell>
          <table:table-cell office:value-type="float" office:value="0.000000000004528865" calcext:value-type="float">
            <text:p>4.528865E-12</text:p>
          </table:table-cell>
          <table:table-cell office:value-type="float" office:value="0.0000000000003314379" calcext:value-type="float">
            <text:p>3.314379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97.931" calcext:value-type="float">
            <text:p>297.931</text:p>
          </table:table-cell>
          <table:table-cell office:value-type="float" office:value="310.345" calcext:value-type="float">
            <text:p>310.345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04.138" calcext:value-type="float">
            <text:p>304.138</text:p>
          </table:table-cell>
          <table:table-cell table:formula="of:=0.000000000052229/2" office:value-type="float" office:value="0.0000000000261145" calcext:value-type="float">
            <text:p>2.61145E-11</text:p>
          </table:table-cell>
          <table:table-cell table:formula="of:=0.000000000017718001/2" office:value-type="float" office:value="0.0000000000088590005" calcext:value-type="float">
            <text:p>8.8590005E-12</text:p>
          </table:table-cell>
          <table:table-cell office:value-type="float" office:value="0.0000000000010289008" calcext:value-type="float">
            <text:p>1.0289008E-12</text:p>
          </table:table-cell>
          <table:table-cell office:value-type="float" office:value="0.00000000001989375" calcext:value-type="float">
            <text:p>1.989375E-11</text:p>
          </table:table-cell>
          <table:table-cell office:value-type="float" office:value="0.00000000000471469" calcext:value-type="float">
            <text:p>4.71469E-12</text:p>
          </table:table-cell>
          <table:table-cell office:value-type="float" office:value="0.0000000000003169051" calcext:value-type="float">
            <text:p>3.169051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10.345" calcext:value-type="float">
            <text:p>310.345</text:p>
          </table:table-cell>
          <table:table-cell office:value-type="float" office:value="322.759" calcext:value-type="float">
            <text:p>322.759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16.552" calcext:value-type="float">
            <text:p>316.552</text:p>
          </table:table-cell>
          <table:table-cell office:value-type="float" office:value="0.00000000002604864" calcext:value-type="float">
            <text:p>2.604864E-11</text:p>
          </table:table-cell>
          <table:table-cell office:value-type="float" office:value="0.000000000011554419" calcext:value-type="float">
            <text:p>1.1554419E-11</text:p>
          </table:table-cell>
          <table:table-cell office:value-type="float" office:value="0.0000000000014357025" calcext:value-type="float">
            <text:p>1.4357025E-12</text:p>
          </table:table-cell>
          <table:table-cell office:value-type="float" office:value="0.00000000001878657" calcext:value-type="float">
            <text:p>1.878657E-11</text:p>
          </table:table-cell>
          <table:table-cell office:value-type="float" office:value="0.000000000006846407" calcext:value-type="float">
            <text:p>6.846407E-12</text:p>
          </table:table-cell>
          <table:table-cell office:value-type="float" office:value="0.00000000000033242908" calcext:value-type="float">
            <text:p>3.3242908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22.759" calcext:value-type="float">
            <text:p>322.759</text:p>
          </table:table-cell>
          <table:table-cell office:value-type="float" office:value="335.172" calcext:value-type="float">
            <text:p>335.172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28.966" calcext:value-type="float">
            <text:p>328.966</text:p>
          </table:table-cell>
          <table:table-cell office:value-type="float" office:value="0.00000000002601978" calcext:value-type="float">
            <text:p>2.601978E-11</text:p>
          </table:table-cell>
          <table:table-cell office:value-type="float" office:value="0.000000000009950045" calcext:value-type="float">
            <text:p>9.950045E-12</text:p>
          </table:table-cell>
          <table:table-cell office:value-type="float" office:value="0.0000000000016534307" calcext:value-type="float">
            <text:p>1.6534307E-12</text:p>
          </table:table-cell>
          <table:table-cell office:value-type="float" office:value="0.00000000001285511" calcext:value-type="float">
            <text:p>1.285511E-11</text:p>
          </table:table-cell>
          <table:table-cell office:value-type="float" office:value="0.000000000005934842" calcext:value-type="float">
            <text:p>5.934842E-12</text:p>
          </table:table-cell>
          <table:table-cell office:value-type="float" office:value="0.000000000000435981" calcext:value-type="float">
            <text:p>4.35981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5.172" calcext:value-type="float">
            <text:p>335.172</text:p>
          </table:table-cell>
          <table:table-cell office:value-type="float" office:value="347.586" calcext:value-type="float">
            <text:p>347.586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41.379" calcext:value-type="float">
            <text:p>341.379</text:p>
          </table:table-cell>
          <table:table-cell office:value-type="float" office:value="0.0000000000260123" calcext:value-type="float">
            <text:p>2.60123E-11</text:p>
          </table:table-cell>
          <table:table-cell office:value-type="float" office:value="0.00000000001004672" calcext:value-type="float">
            <text:p>1.004672E-11</text:p>
          </table:table-cell>
          <table:table-cell office:value-type="float" office:value="0.0000000000018320095" calcext:value-type="float">
            <text:p>1.8320095E-12</text:p>
          </table:table-cell>
          <table:table-cell office:value-type="float" office:value="0.00000000001282183" calcext:value-type="float">
            <text:p>1.282183E-11</text:p>
          </table:table-cell>
          <table:table-cell office:value-type="float" office:value="0.000000000005448321" calcext:value-type="float">
            <text:p>5.448321E-12</text:p>
          </table:table-cell>
          <table:table-cell office:value-type="float" office:value="0.0000000000004189186" calcext:value-type="float">
            <text:p>4.189186E-13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47.586" calcext:value-type="float">
            <text:p>347.586</text:p>
          </table:table-cell>
          <table:table-cell office:value-type="float" office:value="360" calcext:value-type="float">
            <text:p>360</text:p>
          </table:table-cell>
          <table:table-cell office:value-type="float" office:value="34.8475" calcext:value-type="float">
            <text:p>34.8475</text:p>
          </table:table-cell>
          <table:table-cell office:value-type="float" office:value="353.793" calcext:value-type="float">
            <text:p>353.793</text:p>
          </table:table-cell>
          <table:table-cell office:value-type="float" office:value="0.00000000002604384" calcext:value-type="float">
            <text:p>2.604384E-11</text:p>
          </table:table-cell>
          <table:table-cell office:value-type="float" office:value="0.000000000010179703" calcext:value-type="float">
            <text:p>1.0179703E-11</text:p>
          </table:table-cell>
          <table:table-cell office:value-type="float" office:value="0.0000000000023441192" calcext:value-type="float">
            <text:p>2.3441192E-12</text:p>
          </table:table-cell>
          <table:table-cell office:value-type="float" office:value="0.00000000001277844" calcext:value-type="float">
            <text:p>1.277844E-11</text:p>
          </table:table-cell>
          <table:table-cell office:value-type="float" office:value="0.000000000005339602" calcext:value-type="float">
            <text:p>5.339602E-12</text:p>
          </table:table-cell>
          <table:table-cell office:value-type="float" office:value="0.0000000000006143968" calcext:value-type="float">
            <text:p>6.143968E-13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7.2" calcext:value-type="float">
            <text:p>7.2</text:p>
          </table:table-cell>
          <table:table-cell office:value-type="float" office:value="0.000000000906686" calcext:value-type="float">
            <text:p>9.06686E-10</text:p>
          </table:table-cell>
          <table:table-cell office:value-type="float" office:value="0.0000000003495459" calcext:value-type="float">
            <text:p>3.495459E-10</text:p>
          </table:table-cell>
          <table:table-cell office:value-type="float" office:value="0.000000000077335138" calcext:value-type="float">
            <text:p>7.7335138E-11</text:p>
          </table:table-cell>
          <table:table-cell office:value-type="float" office:value="0.00000000043886" calcext:value-type="float">
            <text:p>4.3886E-10</text:p>
          </table:table-cell>
          <table:table-cell office:value-type="float" office:value="0.00000000014687757" calcext:value-type="float">
            <text:p>1.4687757E-10</text:p>
          </table:table-cell>
          <table:table-cell office:value-type="float" office:value="0.000000000015992261" calcext:value-type="float">
            <text:p>1.5992261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.4" calcext:value-type="float">
            <text:p>14.4</text:p>
          </table:table-cell>
          <table:table-cell office:value-type="float" office:value="28.8" calcext:value-type="float">
            <text:p>28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1.6" calcext:value-type="float">
            <text:p>21.6</text:p>
          </table:table-cell>
          <table:table-cell office:value-type="float" office:value="0.000000000454257" calcext:value-type="float">
            <text:p>4.54257E-10</text:p>
          </table:table-cell>
          <table:table-cell office:value-type="float" office:value="0.00000000018002454" calcext:value-type="float">
            <text:p>1.8002454E-10</text:p>
          </table:table-cell>
          <table:table-cell office:value-type="float" office:value="0.000000000042109317" calcext:value-type="float">
            <text:p>4.2109317E-11</text:p>
          </table:table-cell>
          <table:table-cell office:value-type="float" office:value="0.0000000002185651" calcext:value-type="float">
            <text:p>2.185651E-10</text:p>
          </table:table-cell>
          <table:table-cell office:value-type="float" office:value="0.00000000011601301" calcext:value-type="float">
            <text:p>1.1601301E-10</text:p>
          </table:table-cell>
          <table:table-cell office:value-type="float" office:value="0.000000000027328851" calcext:value-type="float">
            <text:p>2.7328851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.8" calcext:value-type="float">
            <text:p>28.8</text:p>
          </table:table-cell>
          <table:table-cell office:value-type="float" office:value="43.2" calcext:value-type="float">
            <text:p>43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6" calcext:value-type="float">
            <text:p>36</text:p>
          </table:table-cell>
          <table:table-cell office:value-type="float" office:value="0.000000000909539" calcext:value-type="float">
            <text:p>9.09539E-10</text:p>
          </table:table-cell>
          <table:table-cell office:value-type="float" office:value="0.0000000003323068" calcext:value-type="float">
            <text:p>3.323068E-10</text:p>
          </table:table-cell>
          <table:table-cell office:value-type="float" office:value="0.000000000026769568" calcext:value-type="float">
            <text:p>2.6769568E-11</text:p>
          </table:table-cell>
          <table:table-cell office:value-type="float" office:value="0.000000000436092" calcext:value-type="float">
            <text:p>4.36092E-10</text:p>
          </table:table-cell>
          <table:table-cell office:value-type="float" office:value="0.00000000015086419" calcext:value-type="float">
            <text:p>1.5086419E-10</text:p>
          </table:table-cell>
          <table:table-cell office:value-type="float" office:value="0.000000000054878503" calcext:value-type="float">
            <text:p>5.4878503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3.2" calcext:value-type="float">
            <text:p>43.2</text:p>
          </table:table-cell>
          <table:table-cell office:value-type="float" office:value="57.6" calcext:value-type="float">
            <text:p>57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50.4" calcext:value-type="float">
            <text:p>50.4</text:p>
          </table:table-cell>
          <table:table-cell office:value-type="float" office:value="0.000000000455067" calcext:value-type="float">
            <text:p>4.55067E-10</text:p>
          </table:table-cell>
          <table:table-cell office:value-type="float" office:value="0.00000000016692522" calcext:value-type="float">
            <text:p>1.6692522E-10</text:p>
          </table:table-cell>
          <table:table-cell office:value-type="float" office:value="0.0000000000251192494" calcext:value-type="float">
            <text:p>2.51192494E-11</text:p>
          </table:table-cell>
          <table:table-cell office:value-type="float" office:value="0.0000000002178638" calcext:value-type="float">
            <text:p>2.178638E-10</text:p>
          </table:table-cell>
          <table:table-cell office:value-type="float" office:value="0.00000000012541456" calcext:value-type="float">
            <text:p>1.2541456E-10</text:p>
          </table:table-cell>
          <table:table-cell office:value-type="float" office:value="0.00000000008790254" calcext:value-type="float">
            <text:p>8.790254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7.6" calcext:value-type="float">
            <text:p>57.6</text:p>
          </table:table-cell>
          <table:table-cell office:value-type="float" office:value="72" calcext:value-type="float">
            <text:p>7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64.8" calcext:value-type="float">
            <text:p>64.8</text:p>
          </table:table-cell>
          <table:table-cell office:value-type="float" office:value="0.000000000910417" calcext:value-type="float">
            <text:p>9.10417E-10</text:p>
          </table:table-cell>
          <table:table-cell office:value-type="float" office:value="0.0000000003307143" calcext:value-type="float">
            <text:p>3.307143E-10</text:p>
          </table:table-cell>
          <table:table-cell office:value-type="float" office:value="0.000000000018353592" calcext:value-type="float">
            <text:p>1.8353592E-11</text:p>
          </table:table-cell>
          <table:table-cell office:value-type="float" office:value="0.000000000435764" calcext:value-type="float">
            <text:p>4.35764E-10</text:p>
          </table:table-cell>
          <table:table-cell office:value-type="float" office:value="0.00000000016161424" calcext:value-type="float">
            <text:p>1.6161424E-10</text:p>
          </table:table-cell>
          <table:table-cell office:value-type="float" office:value="0.00000000005294258" calcext:value-type="float">
            <text:p>5.294258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86.4" calcext:value-type="float">
            <text:p>86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79.2" calcext:value-type="float">
            <text:p>79.2</text:p>
          </table:table-cell>
          <table:table-cell office:value-type="float" office:value="0.000000000455179" calcext:value-type="float">
            <text:p>4.55179E-10</text:p>
          </table:table-cell>
          <table:table-cell office:value-type="float" office:value="0.00000000016412819" calcext:value-type="float">
            <text:p>1.6412819E-10</text:p>
          </table:table-cell>
          <table:table-cell office:value-type="float" office:value="0.000000000014010922" calcext:value-type="float">
            <text:p>1.4010922E-11</text:p>
          </table:table-cell>
          <table:table-cell office:value-type="float" office:value="0.0000000002178612" calcext:value-type="float">
            <text:p>2.178612E-10</text:p>
          </table:table-cell>
          <table:table-cell office:value-type="float" office:value="0.00000000012412528" calcext:value-type="float">
            <text:p>1.2412528E-10</text:p>
          </table:table-cell>
          <table:table-cell office:value-type="float" office:value="0.00000000005138482" calcext:value-type="float">
            <text:p>5.138482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86.4" calcext:value-type="float">
            <text:p>86.4</text:p>
          </table:table-cell>
          <table:table-cell office:value-type="float" office:value="100.8" calcext:value-type="float">
            <text:p>100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93.6" calcext:value-type="float">
            <text:p>93.6</text:p>
          </table:table-cell>
          <table:table-cell office:value-type="float" office:value="0.000000000909648" calcext:value-type="float">
            <text:p>9.09648E-10</text:p>
          </table:table-cell>
          <table:table-cell office:value-type="float" office:value="0.00000000032594925" calcext:value-type="float">
            <text:p>3.2594925E-10</text:p>
          </table:table-cell>
          <table:table-cell office:value-type="float" office:value="0.0000000000179170547" calcext:value-type="float">
            <text:p>1.79170547E-11</text:p>
          </table:table-cell>
          <table:table-cell office:value-type="float" office:value="0.000000000435214" calcext:value-type="float">
            <text:p>4.35214E-10</text:p>
          </table:table-cell>
          <table:table-cell office:value-type="float" office:value="0.00000000018534844" calcext:value-type="float">
            <text:p>1.8534844E-10</text:p>
          </table:table-cell>
          <table:table-cell office:value-type="float" office:value="0.000000000055362989" calcext:value-type="float">
            <text:p>5.5362989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0.8" calcext:value-type="float">
            <text:p>100.8</text:p>
          </table:table-cell>
          <table:table-cell office:value-type="float" office:value="115.2" calcext:value-type="float">
            <text:p>115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000454234" calcext:value-type="float">
            <text:p>4.54234E-10</text:p>
          </table:table-cell>
          <table:table-cell office:value-type="float" office:value="0.00000000016645828" calcext:value-type="float">
            <text:p>1.6645828E-10</text:p>
          </table:table-cell>
          <table:table-cell office:value-type="float" office:value="0.000000000025373795" calcext:value-type="float">
            <text:p>2.5373795E-11</text:p>
          </table:table-cell>
          <table:table-cell office:value-type="float" office:value="0.0000000002171485" calcext:value-type="float">
            <text:p>2.171485E-10</text:p>
          </table:table-cell>
          <table:table-cell office:value-type="float" office:value="0.00000000010474586" calcext:value-type="float">
            <text:p>1.0474586E-10</text:p>
          </table:table-cell>
          <table:table-cell office:value-type="float" office:value="0.000000000051520837" calcext:value-type="float">
            <text:p>5.1520837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15.2" calcext:value-type="float">
            <text:p>115.2</text:p>
          </table:table-cell>
          <table:table-cell office:value-type="float" office:value="129.6" calcext:value-type="float">
            <text:p>129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22.4" calcext:value-type="float">
            <text:p>122.4</text:p>
          </table:table-cell>
          <table:table-cell office:value-type="float" office:value="0.000000000453788" calcext:value-type="float">
            <text:p>4.53788E-10</text:p>
          </table:table-cell>
          <table:table-cell office:value-type="float" office:value="0.00000000016633654" calcext:value-type="float">
            <text:p>1.6633654E-10</text:p>
          </table:table-cell>
          <table:table-cell office:value-type="float" office:value="0.0000000000189587333" calcext:value-type="float">
            <text:p>1.89587333E-11</text:p>
          </table:table-cell>
          <table:table-cell office:value-type="float" office:value="0.000000000300184" calcext:value-type="float">
            <text:p>3.00184E-10</text:p>
          </table:table-cell>
          <table:table-cell office:value-type="float" office:value="0.00000000017378225" calcext:value-type="float">
            <text:p>1.7378225E-10</text:p>
          </table:table-cell>
          <table:table-cell office:value-type="float" office:value="0.000000000068002986" calcext:value-type="float">
            <text:p>6.8002986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9.6" calcext:value-type="float">
            <text:p>129.6</text:p>
          </table:table-cell>
          <table:table-cell office:value-type="float" office:value="144" calcext:value-type="float">
            <text:p>14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36.8" calcext:value-type="float">
            <text:p>136.8</text:p>
          </table:table-cell>
          <table:table-cell office:value-type="float" office:value="0.000000000906335" calcext:value-type="float">
            <text:p>9.06335E-10</text:p>
          </table:table-cell>
          <table:table-cell office:value-type="float" office:value="0.0000000003352637" calcext:value-type="float">
            <text:p>3.352637E-10</text:p>
          </table:table-cell>
          <table:table-cell office:value-type="float" office:value="0.000000000023673764" calcext:value-type="float">
            <text:p>2.3673764E-11</text:p>
          </table:table-cell>
          <table:table-cell office:value-type="float" office:value="0.0000000003496088" calcext:value-type="float">
            <text:p>3.496088E-10</text:p>
          </table:table-cell>
          <table:table-cell office:value-type="float" office:value="0.00000000010953967" calcext:value-type="float">
            <text:p>1.0953967E-10</text:p>
          </table:table-cell>
          <table:table-cell office:value-type="float" office:value="0.00000000007787941" calcext:value-type="float">
            <text:p>7.787941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44" calcext:value-type="float">
            <text:p>144</text:p>
          </table:table-cell>
          <table:table-cell office:value-type="float" office:value="158.4" calcext:value-type="float">
            <text:p>158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51.2" calcext:value-type="float">
            <text:p>151.2</text:p>
          </table:table-cell>
          <table:table-cell office:value-type="float" office:value="0.00000000045269" calcext:value-type="float">
            <text:p>4.5269E-10</text:p>
          </table:table-cell>
          <table:table-cell office:value-type="float" office:value="0.00000000017069414" calcext:value-type="float">
            <text:p>1.7069414E-10</text:p>
          </table:table-cell>
          <table:table-cell office:value-type="float" office:value="0.000000000034923863" calcext:value-type="float">
            <text:p>3.4923863E-11</text:p>
          </table:table-cell>
          <table:table-cell office:value-type="float" office:value="0.0000000002185781" calcext:value-type="float">
            <text:p>2.185781E-10</text:p>
          </table:table-cell>
          <table:table-cell office:value-type="float" office:value="0.0000000001599956" calcext:value-type="float">
            <text:p>1.599956E-10</text:p>
          </table:table-cell>
          <table:table-cell office:value-type="float" office:value="0.000000000039162797" calcext:value-type="float">
            <text:p>3.9162797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8.4" calcext:value-type="float">
            <text:p>158.4</text:p>
          </table:table-cell>
          <table:table-cell office:value-type="float" office:value="172.8" calcext:value-type="float">
            <text:p>172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65.6" calcext:value-type="float">
            <text:p>165.6</text:p>
          </table:table-cell>
          <table:table-cell office:value-type="float" office:value="0.000000000905916" calcext:value-type="float">
            <text:p>9.05916E-10</text:p>
          </table:table-cell>
          <table:table-cell office:value-type="float" office:value="0.0000000003469423" calcext:value-type="float">
            <text:p>3.469423E-10</text:p>
          </table:table-cell>
          <table:table-cell office:value-type="float" office:value="0.000000000051262734" calcext:value-type="float">
            <text:p>5.1262734E-11</text:p>
          </table:table-cell>
          <table:table-cell office:value-type="float" office:value="0.000000000431315" calcext:value-type="float">
            <text:p>4.31315E-10</text:p>
          </table:table-cell>
          <table:table-cell office:value-type="float" office:value="0.00000000010343999" calcext:value-type="float">
            <text:p>1.0343999E-10</text:p>
          </table:table-cell>
          <table:table-cell office:value-type="float" office:value="0.00000000002200542" calcext:value-type="float">
            <text:p>2.200542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72.8" calcext:value-type="float">
            <text:p>172.8</text:p>
          </table:table-cell>
          <table:table-cell office:value-type="float" office:value="187.2" calcext:value-type="float">
            <text:p>187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0454404" calcext:value-type="float">
            <text:p>4.54404E-10</text:p>
          </table:table-cell>
          <table:table-cell office:value-type="float" office:value="0.00000000017552019" calcext:value-type="float">
            <text:p>1.7552019E-10</text:p>
          </table:table-cell>
          <table:table-cell office:value-type="float" office:value="0.000000000066305797" calcext:value-type="float">
            <text:p>6.6305797E-11</text:p>
          </table:table-cell>
          <table:table-cell office:value-type="float" office:value="0.0000000002173191" calcext:value-type="float">
            <text:p>2.173191E-10</text:p>
          </table:table-cell>
          <table:table-cell office:value-type="float" office:value="0.00000000012202964" calcext:value-type="float">
            <text:p>1.2202964E-10</text:p>
          </table:table-cell>
          <table:table-cell office:value-type="float" office:value="0.000000000011118734" calcext:value-type="float">
            <text:p>1.1118734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201.6" calcext:value-type="float">
            <text:p>201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194.4" calcext:value-type="float">
            <text:p>194.4</text:p>
          </table:table-cell>
          <table:table-cell office:value-type="float" office:value="0.000000000911426" calcext:value-type="float">
            <text:p>9.11426E-10</text:p>
          </table:table-cell>
          <table:table-cell office:value-type="float" office:value="0.0000000003481783" calcext:value-type="float">
            <text:p>3.481783E-10</text:p>
          </table:table-cell>
          <table:table-cell office:value-type="float" office:value="0.000000000050984115" calcext:value-type="float">
            <text:p>5.0984115E-11</text:p>
          </table:table-cell>
          <table:table-cell office:value-type="float" office:value="0.000000000436591" calcext:value-type="float">
            <text:p>4.36591E-10</text:p>
          </table:table-cell>
          <table:table-cell office:value-type="float" office:value="0.00000000011902368" calcext:value-type="float">
            <text:p>1.1902368E-10</text:p>
          </table:table-cell>
          <table:table-cell office:value-type="float" office:value="0.000000000010360623" calcext:value-type="float">
            <text:p>1.0360623E-11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1.6" calcext:value-type="float">
            <text:p>201.6</text:p>
          </table:table-cell>
          <table:table-cell office:value-type="float" office:value="216" calcext:value-type="float">
            <text:p>21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08.8" calcext:value-type="float">
            <text:p>208.8</text:p>
          </table:table-cell>
          <table:table-cell office:value-type="float" office:value="0.000000000456327" calcext:value-type="float">
            <text:p>4.56327E-10</text:p>
          </table:table-cell>
          <table:table-cell office:value-type="float" office:value="0.00000000017118478" calcext:value-type="float">
            <text:p>1.7118478E-10</text:p>
          </table:table-cell>
          <table:table-cell office:value-type="float" office:value="0.000000000034754104" calcext:value-type="float">
            <text:p>3.4754104E-11</text:p>
          </table:table-cell>
          <table:table-cell office:value-type="float" office:value="0.0000000002194474" calcext:value-type="float">
            <text:p>2.194474E-10</text:p>
          </table:table-cell>
          <table:table-cell office:value-type="float" office:value="0.00000000010255047" calcext:value-type="float">
            <text:p>1.0255047E-10</text:p>
          </table:table-cell>
          <table:table-cell office:value-type="float" office:value="0.000000000003823438" calcext:value-type="float">
            <text:p>3.823438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16" calcext:value-type="float">
            <text:p>216</text:p>
          </table:table-cell>
          <table:table-cell office:value-type="float" office:value="230.4" calcext:value-type="float">
            <text:p>230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23.2" calcext:value-type="float">
            <text:p>223.2</text:p>
          </table:table-cell>
          <table:table-cell office:value-type="float" office:value="0.000000000913108" calcext:value-type="float">
            <text:p>9.13108E-10</text:p>
          </table:table-cell>
          <table:table-cell office:value-type="float" office:value="0.0000000003358524" calcext:value-type="float">
            <text:p>3.358524E-10</text:p>
          </table:table-cell>
          <table:table-cell office:value-type="float" office:value="0.000000000023576131" calcext:value-type="float">
            <text:p>2.3576131E-11</text:p>
          </table:table-cell>
          <table:table-cell office:value-type="float" office:value="0.00000000044128" calcext:value-type="float">
            <text:p>4.4128E-10</text:p>
          </table:table-cell>
          <table:table-cell office:value-type="float" office:value="0.00000000013019122" calcext:value-type="float">
            <text:p>1.3019122E-10</text:p>
          </table:table-cell>
          <table:table-cell office:value-type="float" office:value="0.000000000004994778" calcext:value-type="float">
            <text:p>4.994778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30.4" calcext:value-type="float">
            <text:p>230.4</text:p>
          </table:table-cell>
          <table:table-cell office:value-type="float" office:value="244.8" calcext:value-type="float">
            <text:p>244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37.6" calcext:value-type="float">
            <text:p>237.6</text:p>
          </table:table-cell>
          <table:table-cell office:value-type="float" office:value="0.000000000456543" calcext:value-type="float">
            <text:p>4.56543E-10</text:p>
          </table:table-cell>
          <table:table-cell office:value-type="float" office:value="0.000000000166359" calcext:value-type="float">
            <text:p>1.66359E-10</text:p>
          </table:table-cell>
          <table:table-cell office:value-type="float" office:value="0.0000000000189034418" calcext:value-type="float">
            <text:p>1.89034418E-11</text:p>
          </table:table-cell>
          <table:table-cell office:value-type="float" office:value="0.0000000002217422" calcext:value-type="float">
            <text:p>2.217422E-10</text:p>
          </table:table-cell>
          <table:table-cell office:value-type="float" office:value="0.00000000008267583" calcext:value-type="float">
            <text:p>8.267583E-11</text:p>
          </table:table-cell>
          <table:table-cell office:value-type="float" office:value="0.000000000003419783" calcext:value-type="float">
            <text:p>3.419783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44.8" calcext:value-type="float">
            <text:p>244.8</text:p>
          </table:table-cell>
          <table:table-cell office:value-type="float" office:value="259.2" calcext:value-type="float">
            <text:p>259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52" calcext:value-type="float">
            <text:p>252</text:p>
          </table:table-cell>
          <table:table-cell office:value-type="float" office:value="0.000000000456382" calcext:value-type="float">
            <text:p>4.56382E-10</text:p>
          </table:table-cell>
          <table:table-cell office:value-type="float" office:value="0.0000000001662378" calcext:value-type="float">
            <text:p>1.662378E-10</text:p>
          </table:table-cell>
          <table:table-cell office:value-type="float" office:value="0.000000000025337315" calcext:value-type="float">
            <text:p>2.5337315E-11</text:p>
          </table:table-cell>
          <table:table-cell office:value-type="float" office:value="0.0000000002223467" calcext:value-type="float">
            <text:p>2.223467E-10</text:p>
          </table:table-cell>
          <table:table-cell office:value-type="float" office:value="0.00000000010716458" calcext:value-type="float">
            <text:p>1.0716458E-10</text:p>
          </table:table-cell>
          <table:table-cell office:value-type="float" office:value="0.000000000003316055" calcext:value-type="float">
            <text:p>3.316055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9.2" calcext:value-type="float">
            <text:p>259.2</text:p>
          </table:table-cell>
          <table:table-cell office:value-type="float" office:value="273.6" calcext:value-type="float">
            <text:p>273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66.4" calcext:value-type="float">
            <text:p>266.4</text:p>
          </table:table-cell>
          <table:table-cell office:value-type="float" office:value="0.000000000911795" calcext:value-type="float">
            <text:p>9.11795E-10</text:p>
          </table:table-cell>
          <table:table-cell office:value-type="float" office:value="0.00000000032520839" calcext:value-type="float">
            <text:p>3.2520839E-10</text:p>
          </table:table-cell>
          <table:table-cell office:value-type="float" office:value="0.0000000000179310924" calcext:value-type="float">
            <text:p>1.79310924E-11</text:p>
          </table:table-cell>
          <table:table-cell office:value-type="float" office:value="0.000000000445929" calcext:value-type="float">
            <text:p>4.45929E-10</text:p>
          </table:table-cell>
          <table:table-cell office:value-type="float" office:value="0.00000000011863353" calcext:value-type="float">
            <text:p>1.1863353E-10</text:p>
          </table:table-cell>
          <table:table-cell office:value-type="float" office:value="0.000000000005566634" calcext:value-type="float">
            <text:p>5.566634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73.6" calcext:value-type="float">
            <text:p>273.6</text:p>
          </table:table-cell>
          <table:table-cell office:value-type="float" office:value="288" calcext:value-type="float">
            <text:p>28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80.8" calcext:value-type="float">
            <text:p>280.8</text:p>
          </table:table-cell>
          <table:table-cell office:value-type="float" office:value="0.000000000455146" calcext:value-type="float">
            <text:p>4.55146E-10</text:p>
          </table:table-cell>
          <table:table-cell office:value-type="float" office:value="0.00000000016358521" calcext:value-type="float">
            <text:p>1.6358521E-10</text:p>
          </table:table-cell>
          <table:table-cell office:value-type="float" office:value="0.000000000014037023" calcext:value-type="float">
            <text:p>1.4037023E-11</text:p>
          </table:table-cell>
          <table:table-cell office:value-type="float" office:value="0.0000000002232693" calcext:value-type="float">
            <text:p>2.232693E-10</text:p>
          </table:table-cell>
          <table:table-cell office:value-type="float" office:value="0.00000000007786645" calcext:value-type="float">
            <text:p>7.786645E-11</text:p>
          </table:table-cell>
          <table:table-cell office:value-type="float" office:value="0.000000000001032528" calcext:value-type="float">
            <text:p>1.032528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88" calcext:value-type="float">
            <text:p>288</text:p>
          </table:table-cell>
          <table:table-cell office:value-type="float" office:value="302.4" calcext:value-type="float">
            <text:p>302.4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295.2" calcext:value-type="float">
            <text:p>295.2</text:p>
          </table:table-cell>
          <table:table-cell office:value-type="float" office:value="0.000000000908276" calcext:value-type="float">
            <text:p>9.08276E-10</text:p>
          </table:table-cell>
          <table:table-cell office:value-type="float" office:value="0.0000000003293372" calcext:value-type="float">
            <text:p>3.293372E-10</text:p>
          </table:table-cell>
          <table:table-cell office:value-type="float" office:value="0.000000000018402181" calcext:value-type="float">
            <text:p>1.8402181E-11</text:p>
          </table:table-cell>
          <table:table-cell office:value-type="float" office:value="0.000000000446346" calcext:value-type="float">
            <text:p>4.46346E-10</text:p>
          </table:table-cell>
          <table:table-cell office:value-type="float" office:value="0.00000000011940364" calcext:value-type="float">
            <text:p>1.1940364E-10</text:p>
          </table:table-cell>
          <table:table-cell office:value-type="float" office:value="0.000000000003762882" calcext:value-type="float">
            <text:p>3.762882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2.4" calcext:value-type="float">
            <text:p>302.4</text:p>
          </table:table-cell>
          <table:table-cell office:value-type="float" office:value="316.8" calcext:value-type="float">
            <text:p>316.8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09.6" calcext:value-type="float">
            <text:p>309.6</text:p>
          </table:table-cell>
          <table:table-cell office:value-type="float" office:value="0.00000000045307" calcext:value-type="float">
            <text:p>4.5307E-10</text:p>
          </table:table-cell>
          <table:table-cell office:value-type="float" office:value="0.0000000001661484" calcext:value-type="float">
            <text:p>1.661484E-10</text:p>
          </table:table-cell>
          <table:table-cell office:value-type="float" office:value="0.0000000000252114085" calcext:value-type="float">
            <text:p>2.52114085E-11</text:p>
          </table:table-cell>
          <table:table-cell office:value-type="float" office:value="0.0000000002228056" calcext:value-type="float">
            <text:p>2.228056E-10</text:p>
          </table:table-cell>
          <table:table-cell office:value-type="float" office:value="0.00000000010592349" calcext:value-type="float">
            <text:p>1.0592349E-10</text:p>
          </table:table-cell>
          <table:table-cell office:value-type="float" office:value="0.0000000000037138" calcext:value-type="float">
            <text:p>3.7138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16.8" calcext:value-type="float">
            <text:p>316.8</text:p>
          </table:table-cell>
          <table:table-cell office:value-type="float" office:value="331.2" calcext:value-type="float">
            <text:p>331.2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24" calcext:value-type="float">
            <text:p>324</text:p>
          </table:table-cell>
          <table:table-cell office:value-type="float" office:value="0.000000000904468" calcext:value-type="float">
            <text:p>9.04468E-10</text:p>
          </table:table-cell>
          <table:table-cell office:value-type="float" office:value="0.00000000033051665" calcext:value-type="float">
            <text:p>3.3051665E-10</text:p>
          </table:table-cell>
          <table:table-cell office:value-type="float" office:value="0.0000000000268847975" calcext:value-type="float">
            <text:p>2.68847975E-11</text:p>
          </table:table-cell>
          <table:table-cell office:value-type="float" office:value="0.000000000418694" calcext:value-type="float">
            <text:p>4.18694E-10</text:p>
          </table:table-cell>
          <table:table-cell office:value-type="float" office:value="0.00000000008544721" calcext:value-type="float">
            <text:p>8.544721E-11</text:p>
          </table:table-cell>
          <table:table-cell office:value-type="float" office:value="0.000000000006580014" calcext:value-type="float">
            <text:p>6.580014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31.2" calcext:value-type="float">
            <text:p>331.2</text:p>
          </table:table-cell>
          <table:table-cell office:value-type="float" office:value="345.6" calcext:value-type="float">
            <text:p>345.6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38.4" calcext:value-type="float">
            <text:p>338.4</text:p>
          </table:table-cell>
          <table:table-cell office:value-type="float" office:value="0.000000000451787" calcext:value-type="float">
            <text:p>4.51787E-10</text:p>
          </table:table-cell>
          <table:table-cell office:value-type="float" office:value="0.00000000017917412" calcext:value-type="float">
            <text:p>1.7917412E-10</text:p>
          </table:table-cell>
          <table:table-cell office:value-type="float" office:value="0.000000000042252652" calcext:value-type="float">
            <text:p>4.2252652E-11</text:p>
          </table:table-cell>
          <table:table-cell office:value-type="float" office:value="0.0000000002468448" calcext:value-type="float">
            <text:p>2.468448E-10</text:p>
          </table:table-cell>
          <table:table-cell office:value-type="float" office:value="0.0000000001427277" calcext:value-type="float">
            <text:p>1.427277E-10</text:p>
          </table:table-cell>
          <table:table-cell office:value-type="float" office:value="0.000000000006456084" calcext:value-type="float">
            <text:p>6.456084E-12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45.6" calcext:value-type="float">
            <text:p>345.6</text:p>
          </table:table-cell>
          <table:table-cell office:value-type="float" office:value="360" calcext:value-type="float">
            <text:p>360</text:p>
          </table:table-cell>
          <table:table-cell office:value-type="float" office:value="44.7824" calcext:value-type="float">
            <text:p>44.7824</text:p>
          </table:table-cell>
          <table:table-cell office:value-type="float" office:value="352.8" calcext:value-type="float">
            <text:p>352.8</text:p>
          </table:table-cell>
          <table:table-cell office:value-type="float" office:value="0.000000000452056" calcext:value-type="float">
            <text:p>4.52056E-10</text:p>
          </table:table-cell>
          <table:table-cell office:value-type="float" office:value="0.00000000017398484" calcext:value-type="float">
            <text:p>1.7398484E-10</text:p>
          </table:table-cell>
          <table:table-cell office:value-type="float" office:value="0.000000000045945764" calcext:value-type="float">
            <text:p>4.5945764E-11</text:p>
          </table:table-cell>
          <table:table-cell office:value-type="float" office:value="0.0000000002205175" calcext:value-type="float">
            <text:p>2.205175E-10</text:p>
          </table:table-cell>
          <table:table-cell office:value-type="float" office:value="0.00000000010197786" calcext:value-type="float">
            <text:p>1.0197786E-10</text:p>
          </table:table-cell>
          <table:table-cell office:value-type="float" office:value="0.00000000000961046" calcext:value-type="float">
            <text:p>9.61046E-12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7.1429" calcext:value-type="float">
            <text:p>17.1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8.57143" calcext:value-type="float">
            <text:p>8.57143</text:p>
          </table:table-cell>
          <table:table-cell office:value-type="float" office:value="0.00000000592317" calcext:value-type="float">
            <text:p>5.92317E-09</text:p>
          </table:table-cell>
          <table:table-cell office:value-type="float" office:value="0.000000002398084" calcext:value-type="float">
            <text:p>2.398084E-09</text:p>
          </table:table-cell>
          <table:table-cell office:value-type="float" office:value="0.0000000006356655" calcext:value-type="float">
            <text:p>6.356655E-10</text:p>
          </table:table-cell>
          <table:table-cell office:value-type="float" office:value="0.00000000285933" calcext:value-type="float">
            <text:p>2.85933E-09</text:p>
          </table:table-cell>
          <table:table-cell office:value-type="float" office:value="0.0000000011297694" calcext:value-type="float">
            <text:p>1.1297694E-09</text:p>
          </table:table-cell>
          <table:table-cell office:value-type="float" office:value="0.000000000133295025" calcext:value-type="float">
            <text:p>1.33295025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.1429" calcext:value-type="float">
            <text:p>17.1429</text:p>
          </table:table-cell>
          <table:table-cell office:value-type="float" office:value="34.2857" calcext:value-type="float">
            <text:p>34.2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5.7143" calcext:value-type="float">
            <text:p>25.7143</text:p>
          </table:table-cell>
          <table:table-cell office:value-type="float" office:value="0.00000000593372" calcext:value-type="float">
            <text:p>5.93372E-09</text:p>
          </table:table-cell>
          <table:table-cell office:value-type="float" office:value="0.000000002362342" calcext:value-type="float">
            <text:p>2.362342E-09</text:p>
          </table:table-cell>
          <table:table-cell office:value-type="float" office:value="0.00000000027704238" calcext:value-type="float">
            <text:p>2.7704238E-10</text:p>
          </table:table-cell>
          <table:table-cell office:value-type="float" office:value="0.00000000284726" calcext:value-type="float">
            <text:p>2.84726E-09</text:p>
          </table:table-cell>
          <table:table-cell office:value-type="float" office:value="0.0000000011152168" calcext:value-type="float">
            <text:p>1.1152168E-09</text:p>
          </table:table-cell>
          <table:table-cell office:value-type="float" office:value="0.000000000241926545" calcext:value-type="float">
            <text:p>2.41926545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.2857" calcext:value-type="float">
            <text:p>34.2857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42.8571" calcext:value-type="float">
            <text:p>42.8571</text:p>
          </table:table-cell>
          <table:table-cell office:value-type="float" office:value="0.00000000594223" calcext:value-type="float">
            <text:p>5.94223E-09</text:p>
          </table:table-cell>
          <table:table-cell office:value-type="float" office:value="0.000000002316029" calcext:value-type="float">
            <text:p>2.316029E-09</text:p>
          </table:table-cell>
          <table:table-cell office:value-type="float" office:value="0.000000000211806521" calcext:value-type="float">
            <text:p>2.11806521E-10</text:p>
          </table:table-cell>
          <table:table-cell office:value-type="float" office:value="0.000000002843396" calcext:value-type="float">
            <text:p>2.843396E-09</text:p>
          </table:table-cell>
          <table:table-cell office:value-type="float" office:value="0.0000000009944727" calcext:value-type="float">
            <text:p>9.944727E-10</text:p>
          </table:table-cell>
          <table:table-cell office:value-type="float" office:value="0.0000000006856481" calcext:value-type="float">
            <text:p>6.856481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.4286" calcext:value-type="float">
            <text:p>51.4286</text:p>
          </table:table-cell>
          <table:table-cell office:value-type="float" office:value="68.5714" calcext:value-type="float">
            <text:p>68.5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2973607" calcext:value-type="float">
            <text:p>2.973607E-09</text:p>
          </table:table-cell>
          <table:table-cell office:value-type="float" office:value="0.0000000011494194" calcext:value-type="float">
            <text:p>1.1494194E-09</text:p>
          </table:table-cell>
          <table:table-cell office:value-type="float" office:value="0.000000000171348598" calcext:value-type="float">
            <text:p>1.71348598E-10</text:p>
          </table:table-cell>
          <table:table-cell office:value-type="float" office:value="0.000000001422502" calcext:value-type="float">
            <text:p>1.422502E-09</text:p>
          </table:table-cell>
          <table:table-cell office:value-type="float" office:value="0.0000000010882255" calcext:value-type="float">
            <text:p>1.0882255E-09</text:p>
          </table:table-cell>
          <table:table-cell office:value-type="float" office:value="0.0000000005635631" calcext:value-type="float">
            <text:p>5.635631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8.5714" calcext:value-type="float">
            <text:p>68.5714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77.1429" calcext:value-type="float">
            <text:p>77.1429</text:p>
          </table:table-cell>
          <table:table-cell office:value-type="float" office:value="0.00000000595039" calcext:value-type="float">
            <text:p>5.95039E-09</text:p>
          </table:table-cell>
          <table:table-cell office:value-type="float" office:value="0.0000000022710628" calcext:value-type="float">
            <text:p>2.2710628E-09</text:p>
          </table:table-cell>
          <table:table-cell office:value-type="float" office:value="0.00000000010610974" calcext:value-type="float">
            <text:p>1.0610974E-10</text:p>
          </table:table-cell>
          <table:table-cell office:value-type="float" office:value="0.00000000284723" calcext:value-type="float">
            <text:p>2.84723E-09</text:p>
          </table:table-cell>
          <table:table-cell office:value-type="float" office:value="0.0000000012581346" calcext:value-type="float">
            <text:p>1.2581346E-09</text:p>
          </table:table-cell>
          <table:table-cell office:value-type="float" office:value="0.0000000004581311" calcext:value-type="float">
            <text:p>4.581311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.7143" calcext:value-type="float">
            <text:p>85.7143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94.2857" calcext:value-type="float">
            <text:p>94.2857</text:p>
          </table:table-cell>
          <table:table-cell office:value-type="float" office:value="0.00000000594945" calcext:value-type="float">
            <text:p>5.94945E-09</text:p>
          </table:table-cell>
          <table:table-cell office:value-type="float" office:value="0.0000000022720277" calcext:value-type="float">
            <text:p>2.2720277E-09</text:p>
          </table:table-cell>
          <table:table-cell office:value-type="float" office:value="0.00000000017715474" calcext:value-type="float">
            <text:p>1.7715474E-10</text:p>
          </table:table-cell>
          <table:table-cell office:value-type="float" office:value="0.000000002847021" calcext:value-type="float">
            <text:p>2.847021E-09</text:p>
          </table:table-cell>
          <table:table-cell office:value-type="float" office:value="0.0000000012580209" calcext:value-type="float">
            <text:p>1.2580209E-09</text:p>
          </table:table-cell>
          <table:table-cell office:value-type="float" office:value="0.00000000039260298" calcext:value-type="float">
            <text:p>3.9260298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2.857" calcext:value-type="float">
            <text:p>102.857</text:p>
          </table:table-cell>
          <table:table-cell office:value-type="float" office:value="120" calcext:value-type="float">
            <text:p>12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11.429" calcext:value-type="float">
            <text:p>111.429</text:p>
          </table:table-cell>
          <table:table-cell office:value-type="float" office:value="0.000000002972349" calcext:value-type="float">
            <text:p>2.972349E-09</text:p>
          </table:table-cell>
          <table:table-cell office:value-type="float" office:value="0.0000000011352056" calcext:value-type="float">
            <text:p>1.1352056E-09</text:p>
          </table:table-cell>
          <table:table-cell office:value-type="float" office:value="0.000000000114974807" calcext:value-type="float">
            <text:p>1.14974807E-10</text:p>
          </table:table-cell>
          <table:table-cell office:value-type="float" office:value="0.000000002842023" calcext:value-type="float">
            <text:p>2.842023E-09</text:p>
          </table:table-cell>
          <table:table-cell office:value-type="float" office:value="0.0000000012513032" calcext:value-type="float">
            <text:p>1.2513032E-09</text:p>
          </table:table-cell>
          <table:table-cell office:value-type="float" office:value="0.0000000005261599" calcext:value-type="float">
            <text:p>5.261599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37.143" calcext:value-type="float">
            <text:p>137.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28.571" calcext:value-type="float">
            <text:p>128.571</text:p>
          </table:table-cell>
          <table:table-cell office:value-type="float" office:value="0.00000000593816" calcext:value-type="float">
            <text:p>5.93816E-09</text:p>
          </table:table-cell>
          <table:table-cell office:value-type="float" office:value="0.000000002301879" calcext:value-type="float">
            <text:p>2.301879E-09</text:p>
          </table:table-cell>
          <table:table-cell office:value-type="float" office:value="0.00000000020547275" calcext:value-type="float">
            <text:p>2.0547275E-10</text:p>
          </table:table-cell>
          <table:table-cell office:value-type="float" office:value="0.000000001419133" calcext:value-type="float">
            <text:p>1.419133E-09</text:p>
          </table:table-cell>
          <table:table-cell office:value-type="float" office:value="0.000000000933244" calcext:value-type="float">
            <text:p>9.33244E-10</text:p>
          </table:table-cell>
          <table:table-cell office:value-type="float" office:value="0.000000000765971" calcext:value-type="float">
            <text:p>7.65971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7.143" calcext:value-type="float">
            <text:p>137.143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45.714" calcext:value-type="float">
            <text:p>145.714</text:p>
          </table:table-cell>
          <table:table-cell office:value-type="float" office:value="0.00000000592984" calcext:value-type="float">
            <text:p>5.92984E-09</text:p>
          </table:table-cell>
          <table:table-cell office:value-type="float" office:value="0.000000002338927" calcext:value-type="float">
            <text:p>2.338927E-09</text:p>
          </table:table-cell>
          <table:table-cell office:value-type="float" office:value="0.00000000023209648" calcext:value-type="float">
            <text:p>2.3209648E-10</text:p>
          </table:table-cell>
          <table:table-cell office:value-type="float" office:value="0.000000002837884" calcext:value-type="float">
            <text:p>2.837884E-09</text:p>
          </table:table-cell>
          <table:table-cell office:value-type="float" office:value="0.0000000010800799" calcext:value-type="float">
            <text:p>1.0800799E-09</text:p>
          </table:table-cell>
          <table:table-cell office:value-type="float" office:value="0.00000000038977423" calcext:value-type="float">
            <text:p>3.8977423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4.286" calcext:value-type="float">
            <text:p>154.286</text:p>
          </table:table-cell>
          <table:table-cell office:value-type="float" office:value="171.429" calcext:value-type="float">
            <text:p>171.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62.857" calcext:value-type="float">
            <text:p>162.857</text:p>
          </table:table-cell>
          <table:table-cell office:value-type="float" office:value="0.00000000592827" calcext:value-type="float">
            <text:p>5.92827E-09</text:p>
          </table:table-cell>
          <table:table-cell office:value-type="float" office:value="0.00000000238637" calcext:value-type="float">
            <text:p>2.38637E-09</text:p>
          </table:table-cell>
          <table:table-cell office:value-type="float" office:value="0.00000000034651593" calcext:value-type="float">
            <text:p>3.4651593E-10</text:p>
          </table:table-cell>
          <table:table-cell office:value-type="float" office:value="0.000000002843376" calcext:value-type="float">
            <text:p>2.843376E-09</text:p>
          </table:table-cell>
          <table:table-cell office:value-type="float" office:value="0.0000000011016211" calcext:value-type="float">
            <text:p>1.1016211E-09</text:p>
          </table:table-cell>
          <table:table-cell office:value-type="float" office:value="0.00000000016721844" calcext:value-type="float">
            <text:p>1.6721844E-1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71.429" calcext:value-type="float">
            <text:p>171.429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02969234" calcext:value-type="float">
            <text:p>2.969234E-09</text:p>
          </table:table-cell>
          <table:table-cell office:value-type="float" office:value="0.000000001203967" calcext:value-type="float">
            <text:p>1.203967E-09</text:p>
          </table:table-cell>
          <table:table-cell office:value-type="float" office:value="0.0000000006607427" calcext:value-type="float">
            <text:p>6.607427E-10</text:p>
          </table:table-cell>
          <table:table-cell office:value-type="float" office:value="0.000000001473484" calcext:value-type="float">
            <text:p>1.473484E-09</text:p>
          </table:table-cell>
          <table:table-cell office:value-type="float" office:value="0.0000000011138781" calcext:value-type="float">
            <text:p>1.1138781E-09</text:p>
          </table:table-cell>
          <table:table-cell office:value-type="float" office:value="0.000000000092315504" calcext:value-type="float">
            <text:p>9.2315504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88.571" calcext:value-type="float">
            <text:p>188.571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0.00000000594896" calcext:value-type="float">
            <text:p>5.94896E-09</text:p>
          </table:table-cell>
          <table:table-cell office:value-type="float" office:value="0.000000002390714" calcext:value-type="float">
            <text:p>2.390714E-09</text:p>
          </table:table-cell>
          <table:table-cell office:value-type="float" office:value="0.00000000034467006" calcext:value-type="float">
            <text:p>3.4467006E-10</text:p>
          </table:table-cell>
          <table:table-cell office:value-type="float" office:value="0.000000002816343" calcext:value-type="float">
            <text:p>2.816343E-09</text:p>
          </table:table-cell>
          <table:table-cell office:value-type="float" office:value="0.0000000007569677" calcext:value-type="float">
            <text:p>7.569677E-10</text:p>
          </table:table-cell>
          <table:table-cell office:value-type="float" office:value="0.00000000006326039" calcext:value-type="float">
            <text:p>6.326039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5.714" calcext:value-type="float">
            <text:p>205.714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14.286" calcext:value-type="float">
            <text:p>214.286</text:p>
          </table:table-cell>
          <table:table-cell office:value-type="float" office:value="0.00000000595679" calcext:value-type="float">
            <text:p>5.95679E-09</text:p>
          </table:table-cell>
          <table:table-cell office:value-type="float" office:value="0.000000002340687" calcext:value-type="float">
            <text:p>2.340687E-09</text:p>
          </table:table-cell>
          <table:table-cell office:value-type="float" office:value="0.00000000023091402" calcext:value-type="float">
            <text:p>2.3091402E-10</text:p>
          </table:table-cell>
          <table:table-cell office:value-type="float" office:value="0.000000002881925" calcext:value-type="float">
            <text:p>2.881925E-09</text:p>
          </table:table-cell>
          <table:table-cell office:value-type="float" office:value="0.000000000967182" calcext:value-type="float">
            <text:p>9.67182E-10</text:p>
          </table:table-cell>
          <table:table-cell office:value-type="float" office:value="0.000000000035664933" calcext:value-type="float">
            <text:p>3.5664933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22.857" calcext:value-type="float">
            <text:p>222.857</text:p>
          </table:table-cell>
          <table:table-cell office:value-type="float" office:value="240" calcext:value-type="float">
            <text:p>24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31.429" calcext:value-type="float">
            <text:p>231.429</text:p>
          </table:table-cell>
          <table:table-cell office:value-type="float" office:value="0.00000000596064" calcext:value-type="float">
            <text:p>5.96064E-09</text:p>
          </table:table-cell>
          <table:table-cell office:value-type="float" office:value="0.000000002300485" calcext:value-type="float">
            <text:p>2.300485E-09</text:p>
          </table:table-cell>
          <table:table-cell office:value-type="float" office:value="0.00000000020480501" calcext:value-type="float">
            <text:p>2.0480501E-10</text:p>
          </table:table-cell>
          <table:table-cell office:value-type="float" office:value="0.000000002898585" calcext:value-type="float">
            <text:p>2.898585E-09</text:p>
          </table:table-cell>
          <table:table-cell office:value-type="float" office:value="0.0000000010267827" calcext:value-type="float">
            <text:p>1.0267827E-09</text:p>
          </table:table-cell>
          <table:table-cell office:value-type="float" office:value="0.000000000032368544" calcext:value-type="float">
            <text:p>3.2368544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48.571" calcext:value-type="float">
            <text:p>248.571</text:p>
          </table:table-cell>
          <table:table-cell office:value-type="float" office:value="0.000000002980395" calcext:value-type="float">
            <text:p>2.980395E-09</text:p>
          </table:table-cell>
          <table:table-cell office:value-type="float" office:value="0.0000000011328841" calcext:value-type="float">
            <text:p>1.1328841E-09</text:p>
          </table:table-cell>
          <table:table-cell office:value-type="float" office:value="0.000000000114752913" calcext:value-type="float">
            <text:p>1.14752913E-10</text:p>
          </table:table-cell>
          <table:table-cell office:value-type="float" office:value="0.000000001454162" calcext:value-type="float">
            <text:p>1.454162E-09</text:p>
          </table:table-cell>
          <table:table-cell office:value-type="float" office:value="0.0000000006012822" calcext:value-type="float">
            <text:p>6.012822E-10</text:p>
          </table:table-cell>
          <table:table-cell office:value-type="float" office:value="0.00000000002168348" calcext:value-type="float">
            <text:p>2.168348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57.143" calcext:value-type="float">
            <text:p>257.143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65.714" calcext:value-type="float">
            <text:p>265.714</text:p>
          </table:table-cell>
          <table:table-cell office:value-type="float" office:value="0.00000000595748" calcext:value-type="float">
            <text:p>5.95748E-09</text:p>
          </table:table-cell>
          <table:table-cell office:value-type="float" office:value="0.0000000022659093" calcext:value-type="float">
            <text:p>2.2659093E-09</text:p>
          </table:table-cell>
          <table:table-cell office:value-type="float" office:value="0.00000000017701944" calcext:value-type="float">
            <text:p>1.7701944E-10</text:p>
          </table:table-cell>
          <table:table-cell office:value-type="float" office:value="0.000000002913745" calcext:value-type="float">
            <text:p>2.913745E-09</text:p>
          </table:table-cell>
          <table:table-cell office:value-type="float" office:value="0.0000000010273017" calcext:value-type="float">
            <text:p>1.0273017E-09</text:p>
          </table:table-cell>
          <table:table-cell office:value-type="float" office:value="0.000000000032394546" calcext:value-type="float">
            <text:p>3.2394546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74.286" calcext:value-type="float">
            <text:p>274.286</text:p>
          </table:table-cell>
          <table:table-cell office:value-type="float" office:value="291.429" calcext:value-type="float">
            <text:p>291.429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0.00000000594743" calcext:value-type="float">
            <text:p>5.94743E-09</text:p>
          </table:table-cell>
          <table:table-cell office:value-type="float" office:value="0.0000000022628755" calcext:value-type="float">
            <text:p>2.2628755E-09</text:p>
          </table:table-cell>
          <table:table-cell office:value-type="float" office:value="0.000000000106170717" calcext:value-type="float">
            <text:p>1.06170717E-10</text:p>
          </table:table-cell>
          <table:table-cell office:value-type="float" office:value="0.000000002914314" calcext:value-type="float">
            <text:p>2.914314E-09</text:p>
          </table:table-cell>
          <table:table-cell office:value-type="float" office:value="0.0000000008429051" calcext:value-type="float">
            <text:p>8.429051E-10</text:p>
          </table:table-cell>
          <table:table-cell office:value-type="float" office:value="0.0000000000139066" calcext:value-type="float">
            <text:p>1.39066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91.429" calcext:value-type="float">
            <text:p>291.429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02968328" calcext:value-type="float">
            <text:p>2.968328E-09</text:p>
          </table:table-cell>
          <table:table-cell office:value-type="float" office:value="0.0000000011448353" calcext:value-type="float">
            <text:p>1.1448353E-09</text:p>
          </table:table-cell>
          <table:table-cell office:value-type="float" office:value="0.000000000171616675" calcext:value-type="float">
            <text:p>1.71616675E-10</text:p>
          </table:table-cell>
          <table:table-cell office:value-type="float" office:value="0.000000001454907" calcext:value-type="float">
            <text:p>1.454907E-09</text:p>
          </table:table-cell>
          <table:table-cell office:value-type="float" office:value="0.000000000753422" calcext:value-type="float">
            <text:p>7.53422E-10</text:p>
          </table:table-cell>
          <table:table-cell office:value-type="float" office:value="0.000000000029218431" calcext:value-type="float">
            <text:p>2.9218431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8.571" calcext:value-type="float">
            <text:p>308.571</text:p>
          </table:table-cell>
          <table:table-cell office:value-type="float" office:value="325.714" calcext:value-type="float">
            <text:p>325.714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17.143" calcext:value-type="float">
            <text:p>317.143</text:p>
          </table:table-cell>
          <table:table-cell office:value-type="float" office:value="0.00000000592554" calcext:value-type="float">
            <text:p>5.92554E-09</text:p>
          </table:table-cell>
          <table:table-cell office:value-type="float" office:value="0.000000002306619" calcext:value-type="float">
            <text:p>2.306619E-09</text:p>
          </table:table-cell>
          <table:table-cell office:value-type="float" office:value="0.000000000212333128" calcext:value-type="float">
            <text:p>2.12333128E-10</text:p>
          </table:table-cell>
          <table:table-cell office:value-type="float" office:value="0.00000000290147" calcext:value-type="float">
            <text:p>2.90147E-09</text:p>
          </table:table-cell>
          <table:table-cell office:value-type="float" office:value="0.0000000010114284" calcext:value-type="float">
            <text:p>1.0114284E-09</text:p>
          </table:table-cell>
          <table:table-cell office:value-type="float" office:value="0.00000000003434653" calcext:value-type="float">
            <text:p>3.434653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25.714" calcext:value-type="float">
            <text:p>325.714</text:p>
          </table:table-cell>
          <table:table-cell office:value-type="float" office:value="342.857" calcext:value-type="float">
            <text:p>342.857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34.286" calcext:value-type="float">
            <text:p>334.286</text:p>
          </table:table-cell>
          <table:table-cell office:value-type="float" office:value="0.00000000591451" calcext:value-type="float">
            <text:p>5.91451E-09</text:p>
          </table:table-cell>
          <table:table-cell office:value-type="float" office:value="0.00000000235308" calcext:value-type="float">
            <text:p>2.35308E-09</text:p>
          </table:table-cell>
          <table:table-cell office:value-type="float" office:value="0.00000000027731369" calcext:value-type="float">
            <text:p>2.7731369E-10</text:p>
          </table:table-cell>
          <table:table-cell office:value-type="float" office:value="0.00000000288641" calcext:value-type="float">
            <text:p>2.88641E-09</text:p>
          </table:table-cell>
          <table:table-cell office:value-type="float" office:value="0.0000000008860835" calcext:value-type="float">
            <text:p>8.860835E-10</text:p>
          </table:table-cell>
          <table:table-cell office:value-type="float" office:value="0.000000000050297125" calcext:value-type="float">
            <text:p>5.0297125E-11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42.857" calcext:value-type="float">
            <text:p>342.857</text:p>
          </table:table-cell>
          <table:table-cell office:value-type="float" office:value="360" calcext:value-type="float">
            <text:p>360</text:p>
          </table:table-cell>
          <table:table-cell office:value-type="float" office:value="54.6898" calcext:value-type="float">
            <text:p>54.6898</text:p>
          </table:table-cell>
          <table:table-cell office:value-type="float" office:value="351.429" calcext:value-type="float">
            <text:p>351.429</text:p>
          </table:table-cell>
          <table:table-cell office:value-type="float" office:value="0.000000002956834" calcext:value-type="float">
            <text:p>2.956834E-09</text:p>
          </table:table-cell>
          <table:table-cell office:value-type="float" office:value="0.0000000011952806" calcext:value-type="float">
            <text:p>1.1952806E-09</text:p>
          </table:table-cell>
          <table:table-cell office:value-type="float" office:value="0.0000000004150937" calcext:value-type="float">
            <text:p>4.150937E-10</text:p>
          </table:table-cell>
          <table:table-cell office:value-type="float" office:value="0.000000001436261" calcext:value-type="float">
            <text:p>1.436261E-09</text:p>
          </table:table-cell>
          <table:table-cell office:value-type="float" office:value="0.000000000889278" calcext:value-type="float">
            <text:p>8.89278E-10</text:p>
          </table:table-cell>
          <table:table-cell office:value-type="float" office:value="0.000000000065860331" calcext:value-type="float">
            <text:p>6.5860331E-11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2" calcext:value-type="float">
            <text:p>12</text:p>
          </table:table-cell>
          <table:table-cell office:value-type="float" office:value="0.00000002531612" calcext:value-type="float">
            <text:p>2.531612E-08</text:p>
          </table:table-cell>
          <table:table-cell office:value-type="float" office:value="0.000000011052449" calcext:value-type="float">
            <text:p>1.1052449E-08</text:p>
          </table:table-cell>
          <table:table-cell office:value-type="float" office:value="0.0000000022976914" calcext:value-type="float">
            <text:p>2.2976914E-09</text:p>
          </table:table-cell>
          <table:table-cell office:value-type="float" office:value="0.00000001218138" calcext:value-type="float">
            <text:p>1.218138E-08</text:p>
          </table:table-cell>
          <table:table-cell office:value-type="float" office:value="0.000000004864397" calcext:value-type="float">
            <text:p>4.864397E-09</text:p>
          </table:table-cell>
          <table:table-cell office:value-type="float" office:value="0.000000000809454" calcext:value-type="float">
            <text:p>8.09454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6" calcext:value-type="float">
            <text:p>36</text:p>
          </table:table-cell>
          <table:table-cell office:value-type="float" office:value="0.00000001690764" calcext:value-type="float">
            <text:p>1.690764E-08</text:p>
          </table:table-cell>
          <table:table-cell office:value-type="float" office:value="0.000000007268339" calcext:value-type="float">
            <text:p>7.268339E-09</text:p>
          </table:table-cell>
          <table:table-cell office:value-type="float" office:value="0.000000001221400943" calcext:value-type="float">
            <text:p>1.221400943E-09</text:p>
          </table:table-cell>
          <table:table-cell office:value-type="float" office:value="0.00000000809247" calcext:value-type="float">
            <text:p>8.09247E-09</text:p>
          </table:table-cell>
          <table:table-cell office:value-type="float" office:value="0.00000000431326" calcext:value-type="float">
            <text:p>4.31326E-09</text:p>
          </table:table-cell>
          <table:table-cell office:value-type="float" office:value="0.0000000019282376" calcext:value-type="float">
            <text:p>1.9282376E-0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60" calcext:value-type="float">
            <text:p>60</text:p>
          </table:table-cell>
          <table:table-cell office:value-type="float" office:value="0.00000002540948" calcext:value-type="float">
            <text:p>2.540948E-08</text:p>
          </table:table-cell>
          <table:table-cell office:value-type="float" office:value="0.00000001074717" calcext:value-type="float">
            <text:p>1.074717E-08</text:p>
          </table:table-cell>
          <table:table-cell office:value-type="float" office:value="0.000000000962653934" calcext:value-type="float">
            <text:p>9.62653934E-10</text:p>
          </table:table-cell>
          <table:table-cell office:value-type="float" office:value="0.00000001215096" calcext:value-type="float">
            <text:p>1.215096E-08</text:p>
          </table:table-cell>
          <table:table-cell office:value-type="float" office:value="0.000000005272279" calcext:value-type="float">
            <text:p>5.272279E-09</text:p>
          </table:table-cell>
          <table:table-cell office:value-type="float" office:value="0.0000000021334038" calcext:value-type="float">
            <text:p>2.1334038E-0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84" calcext:value-type="float">
            <text:p>84</text:p>
          </table:table-cell>
          <table:table-cell office:value-type="float" office:value="0.00000001695994" calcext:value-type="float">
            <text:p>1.695994E-08</text:p>
          </table:table-cell>
          <table:table-cell office:value-type="float" office:value="0.000000007123733" calcext:value-type="float">
            <text:p>7.123733E-09</text:p>
          </table:table-cell>
          <table:table-cell office:value-type="float" office:value="0.00000000078961179" calcext:value-type="float">
            <text:p>7.8961179E-10</text:p>
          </table:table-cell>
          <table:table-cell office:value-type="float" office:value="0.00000000811583" calcext:value-type="float">
            <text:p>8.11583E-09</text:p>
          </table:table-cell>
          <table:table-cell office:value-type="float" office:value="0.000000004221314" calcext:value-type="float">
            <text:p>4.221314E-09</text:p>
          </table:table-cell>
          <table:table-cell office:value-type="float" office:value="0.0000000017010954" calcext:value-type="float">
            <text:p>1.7010954E-0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08" calcext:value-type="float">
            <text:p>108</text:p>
          </table:table-cell>
          <table:table-cell office:value-type="float" office:value="0.00000001695604" calcext:value-type="float">
            <text:p>1.695604E-08</text:p>
          </table:table-cell>
          <table:table-cell office:value-type="float" office:value="0.000000007122091" calcext:value-type="float">
            <text:p>7.122091E-09</text:p>
          </table:table-cell>
          <table:table-cell office:value-type="float" office:value="0.00000000076603786" calcext:value-type="float">
            <text:p>7.6603786E-10</text:p>
          </table:table-cell>
          <table:table-cell office:value-type="float" office:value="0.00000001216741" calcext:value-type="float">
            <text:p>1.216741E-08</text:p>
          </table:table-cell>
          <table:table-cell office:value-type="float" office:value="0.000000005665857" calcext:value-type="float">
            <text:p>5.665857E-09</text:p>
          </table:table-cell>
          <table:table-cell office:value-type="float" office:value="0.0000000020354496" calcext:value-type="float">
            <text:p>2.0354496E-0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32" calcext:value-type="float">
            <text:p>132</text:p>
          </table:table-cell>
          <table:table-cell office:value-type="float" office:value="0.00000002540009" calcext:value-type="float">
            <text:p>2.540009E-08</text:p>
          </table:table-cell>
          <table:table-cell office:value-type="float" office:value="0.0000000108174" calcext:value-type="float">
            <text:p>1.08174E-08</text:p>
          </table:table-cell>
          <table:table-cell office:value-type="float" office:value="0.000000001157579937" calcext:value-type="float">
            <text:p>1.157579937E-09</text:p>
          </table:table-cell>
          <table:table-cell office:value-type="float" office:value="0.00000000810241" calcext:value-type="float">
            <text:p>8.10241E-09</text:p>
          </table:table-cell>
          <table:table-cell office:value-type="float" office:value="0.00000000401748" calcext:value-type="float">
            <text:p>4.01748E-09</text:p>
          </table:table-cell>
          <table:table-cell office:value-type="float" office:value="0.0000000024159003" calcext:value-type="float">
            <text:p>2.4159003E-0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56" calcext:value-type="float">
            <text:p>156</text:p>
          </table:table-cell>
          <table:table-cell office:value-type="float" office:value="0.00000001690954" calcext:value-type="float">
            <text:p>1.690954E-08</text:p>
          </table:table-cell>
          <table:table-cell office:value-type="float" office:value="0.000000007321392" calcext:value-type="float">
            <text:p>7.321392E-09</text:p>
          </table:table-cell>
          <table:table-cell office:value-type="float" office:value="0.00000000133934964" calcext:value-type="float">
            <text:p>1.33934964E-09</text:p>
          </table:table-cell>
          <table:table-cell office:value-type="float" office:value="0.00000000811141" calcext:value-type="float">
            <text:p>8.11141E-09</text:p>
          </table:table-cell>
          <table:table-cell office:value-type="float" office:value="0.000000004671483" calcext:value-type="float">
            <text:p>4.671483E-09</text:p>
          </table:table-cell>
          <table:table-cell office:value-type="float" office:value="0.0000000011241432" calcext:value-type="float">
            <text:p>1.1241432E-09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253784" calcext:value-type="float">
            <text:p>2.53784E-08</text:p>
          </table:table-cell>
          <table:table-cell office:value-type="float" office:value="0.000000011112903" calcext:value-type="float">
            <text:p>1.1112903E-08</text:p>
          </table:table-cell>
          <table:table-cell office:value-type="float" office:value="0.0000000025059766" calcext:value-type="float">
            <text:p>2.5059766E-09</text:p>
          </table:table-cell>
          <table:table-cell office:value-type="float" office:value="0.00000001222394" calcext:value-type="float">
            <text:p>1.222394E-08</text:p>
          </table:table-cell>
          <table:table-cell office:value-type="float" office:value="0.000000004290673" calcext:value-type="float">
            <text:p>4.290673E-09</text:p>
          </table:table-cell>
          <table:table-cell office:value-type="float" office:value="0.0000000006132504" calcext:value-type="float">
            <text:p>6.132504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04" calcext:value-type="float">
            <text:p>204</text:p>
          </table:table-cell>
          <table:table-cell office:value-type="float" office:value="0.00000001694489" calcext:value-type="float">
            <text:p>1.694489E-08</text:p>
          </table:table-cell>
          <table:table-cell office:value-type="float" office:value="0.000000007323035" calcext:value-type="float">
            <text:p>7.323035E-09</text:p>
          </table:table-cell>
          <table:table-cell office:value-type="float" office:value="0.00000000133311099" calcext:value-type="float">
            <text:p>1.33311099E-09</text:p>
          </table:table-cell>
          <table:table-cell office:value-type="float" office:value="0.00000000820537" calcext:value-type="float">
            <text:p>8.20537E-09</text:p>
          </table:table-cell>
          <table:table-cell office:value-type="float" office:value="0.000000003821341" calcext:value-type="float">
            <text:p>3.821341E-09</text:p>
          </table:table-cell>
          <table:table-cell office:value-type="float" office:value="0.00000000035871598" calcext:value-type="float">
            <text:p>3.5871598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28" calcext:value-type="float">
            <text:p>228</text:p>
          </table:table-cell>
          <table:table-cell office:value-type="float" office:value="0.00000002544843" calcext:value-type="float">
            <text:p>2.544843E-08</text:p>
          </table:table-cell>
          <table:table-cell office:value-type="float" office:value="0.000000010806942" calcext:value-type="float">
            <text:p>1.0806942E-08</text:p>
          </table:table-cell>
          <table:table-cell office:value-type="float" office:value="0.00000000115407079" calcext:value-type="float">
            <text:p>1.15407079E-09</text:p>
          </table:table-cell>
          <table:table-cell office:value-type="float" office:value="0.00000001238818" calcext:value-type="float">
            <text:p>1.238818E-08</text:p>
          </table:table-cell>
          <table:table-cell office:value-type="float" office:value="0.000000004677522" calcext:value-type="float">
            <text:p>4.677522E-09</text:p>
          </table:table-cell>
          <table:table-cell office:value-type="float" office:value="0.00000000026789916" calcext:value-type="float">
            <text:p>2.6789916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52" calcext:value-type="float">
            <text:p>252</text:p>
          </table:table-cell>
          <table:table-cell office:value-type="float" office:value="0.00000001697407" calcext:value-type="float">
            <text:p>1.697407E-08</text:p>
          </table:table-cell>
          <table:table-cell office:value-type="float" office:value="0.000000007104737" calcext:value-type="float">
            <text:p>7.104737E-09</text:p>
          </table:table-cell>
          <table:table-cell office:value-type="float" office:value="0.00000000076454513" calcext:value-type="float">
            <text:p>7.6454513E-10</text:p>
          </table:table-cell>
          <table:table-cell office:value-type="float" office:value="0.0000000082948" calcext:value-type="float">
            <text:p>8.2948E-09</text:p>
          </table:table-cell>
          <table:table-cell office:value-type="float" office:value="0.000000003429954" calcext:value-type="float">
            <text:p>3.429954E-09</text:p>
          </table:table-cell>
          <table:table-cell office:value-type="float" office:value="0.0000000001568129" calcext:value-type="float">
            <text:p>1.568129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64" calcext:value-type="float">
            <text:p>264</text:p>
          </table:table-cell>
          <table:table-cell office:value-type="float" office:value="288" calcext:value-type="float">
            <text:p>288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276" calcext:value-type="float">
            <text:p>276</text:p>
          </table:table-cell>
          <table:table-cell office:value-type="float" office:value="0.00000001696315" calcext:value-type="float">
            <text:p>1.696315E-08</text:p>
          </table:table-cell>
          <table:table-cell office:value-type="float" office:value="0.000000007102368" calcext:value-type="float">
            <text:p>7.102368E-09</text:p>
          </table:table-cell>
          <table:table-cell office:value-type="float" office:value="0.00000000078886448" calcext:value-type="float">
            <text:p>7.8886448E-10</text:p>
          </table:table-cell>
          <table:table-cell office:value-type="float" office:value="0.00000000830091" calcext:value-type="float">
            <text:p>8.30091E-09</text:p>
          </table:table-cell>
          <table:table-cell office:value-type="float" office:value="0.000000003432561" calcext:value-type="float">
            <text:p>3.432561E-09</text:p>
          </table:table-cell>
          <table:table-cell office:value-type="float" office:value="0.00000000022707563" calcext:value-type="float">
            <text:p>2.2707563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2538809" calcext:value-type="float">
            <text:p>2.538809E-08</text:p>
          </table:table-cell>
          <table:table-cell office:value-type="float" office:value="0.000000010711544" calcext:value-type="float">
            <text:p>1.0711544E-08</text:p>
          </table:table-cell>
          <table:table-cell office:value-type="float" office:value="0.00000000096206572" calcext:value-type="float">
            <text:p>9.6206572E-10</text:p>
          </table:table-cell>
          <table:table-cell office:value-type="float" office:value="0.00000001241536" calcext:value-type="float">
            <text:p>1.241536E-08</text:p>
          </table:table-cell>
          <table:table-cell office:value-type="float" office:value="0.000000004278788" calcext:value-type="float">
            <text:p>4.278788E-09</text:p>
          </table:table-cell>
          <table:table-cell office:value-type="float" office:value="0.00000000018666879" calcext:value-type="float">
            <text:p>1.8666879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12" calcext:value-type="float">
            <text:p>312</text:p>
          </table:table-cell>
          <table:table-cell office:value-type="float" office:value="336" calcext:value-type="float">
            <text:p>336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24" calcext:value-type="float">
            <text:p>324</text:p>
          </table:table-cell>
          <table:table-cell office:value-type="float" office:value="0.00000001688168" calcext:value-type="float">
            <text:p>1.688168E-08</text:p>
          </table:table-cell>
          <table:table-cell office:value-type="float" office:value="0.000000007246387" calcext:value-type="float">
            <text:p>7.246387E-09</text:p>
          </table:table-cell>
          <table:table-cell office:value-type="float" office:value="0.00000000122037696" calcext:value-type="float">
            <text:p>1.22037696E-09</text:p>
          </table:table-cell>
          <table:table-cell office:value-type="float" office:value="0.00000000822873" calcext:value-type="float">
            <text:p>8.22873E-09</text:p>
          </table:table-cell>
          <table:table-cell office:value-type="float" office:value="0.000000004062014" calcext:value-type="float">
            <text:p>4.062014E-09</text:p>
          </table:table-cell>
          <table:table-cell office:value-type="float" office:value="0.00000000031068233" calcext:value-type="float">
            <text:p>3.1068233E-1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36" calcext:value-type="float">
            <text:p>336</text:p>
          </table:table-cell>
          <table:table-cell office:value-type="float" office:value="360" calcext:value-type="float">
            <text:p>360</text:p>
          </table:table-cell>
          <table:table-cell office:value-type="float" office:value="64.5365" calcext:value-type="float">
            <text:p>64.5365</text:p>
          </table:table-cell>
          <table:table-cell office:value-type="float" office:value="348" calcext:value-type="float">
            <text:p>348</text:p>
          </table:table-cell>
          <table:table-cell office:value-type="float" office:value="0.00000001686134" calcext:value-type="float">
            <text:p>1.686134E-08</text:p>
          </table:table-cell>
          <table:table-cell office:value-type="float" office:value="0.000000007346141" calcext:value-type="float">
            <text:p>7.346141E-09</text:p>
          </table:table-cell>
          <table:table-cell office:value-type="float" office:value="0.0000000015780439" calcext:value-type="float">
            <text:p>1.5780439E-09</text:p>
          </table:table-cell>
          <table:table-cell office:value-type="float" office:value="0.00000000817832" calcext:value-type="float">
            <text:p>8.17832E-09</text:p>
          </table:table-cell>
          <table:table-cell office:value-type="float" office:value="0.000000003722158" calcext:value-type="float">
            <text:p>3.722158E-09</text:p>
          </table:table-cell>
          <table:table-cell office:value-type="float" office:value="0.00000000045095916" calcext:value-type="float">
            <text:p>4.5095916E-1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0" calcext:value-type="float">
            <text:p>20</text:p>
          </table:table-cell>
          <table:table-cell office:value-type="float" office:value="0.0000000486083" calcext:value-type="float">
            <text:p>4.86083E-08</text:p>
          </table:table-cell>
          <table:table-cell office:value-type="float" office:value="0.00000002705395" calcext:value-type="float">
            <text:p>2.705395E-08</text:p>
          </table:table-cell>
          <table:table-cell office:value-type="float" office:value="0.000000005258106" calcext:value-type="float">
            <text:p>5.258106E-09</text:p>
          </table:table-cell>
          <table:table-cell office:value-type="float" office:value="0.0000000186662" calcext:value-type="float">
            <text:p>1.86662E-08</text:p>
          </table:table-cell>
          <table:table-cell office:value-type="float" office:value="0.000000010565087" calcext:value-type="float">
            <text:p>1.0565087E-08</text:p>
          </table:table-cell>
          <table:table-cell office:value-type="float" office:value="0.0000000029457911" calcext:value-type="float">
            <text:p>2.9457911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60" calcext:value-type="float">
            <text:p>60</text:p>
          </table:table-cell>
          <table:table-cell office:value-type="float" office:value="0.0000000390201" calcext:value-type="float">
            <text:p>3.90201E-08</text:p>
          </table:table-cell>
          <table:table-cell office:value-type="float" office:value="0.000000021411087" calcext:value-type="float">
            <text:p>2.1411087E-08</text:p>
          </table:table-cell>
          <table:table-cell office:value-type="float" office:value="0.0000000032541708" calcext:value-type="float">
            <text:p>3.2541708E-09</text:p>
          </table:table-cell>
          <table:table-cell office:value-type="float" office:value="0.00000001864168" calcext:value-type="float">
            <text:p>1.864168E-08</text:p>
          </table:table-cell>
          <table:table-cell office:value-type="float" office:value="0.000000010728841" calcext:value-type="float">
            <text:p>1.0728841E-08</text:p>
          </table:table-cell>
          <table:table-cell office:value-type="float" office:value="0.000000004089612" calcext:value-type="float">
            <text:p>4.089612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00" calcext:value-type="float">
            <text:p>100</text:p>
          </table:table-cell>
          <table:table-cell office:value-type="float" office:value="0.0000000293035" calcext:value-type="float">
            <text:p>2.93035E-08</text:p>
          </table:table-cell>
          <table:table-cell office:value-type="float" office:value="0.000000016029837" calcext:value-type="float">
            <text:p>1.6029837E-08</text:p>
          </table:table-cell>
          <table:table-cell office:value-type="float" office:value="0.0000000023998169" calcext:value-type="float">
            <text:p>2.3998169E-09</text:p>
          </table:table-cell>
          <table:table-cell office:value-type="float" office:value="0.0000000233691" calcext:value-type="float">
            <text:p>2.33691E-08</text:p>
          </table:table-cell>
          <table:table-cell office:value-type="float" office:value="0.000000013546993" calcext:value-type="float">
            <text:p>1.3546993E-08</text:p>
          </table:table-cell>
          <table:table-cell office:value-type="float" office:value="0.000000004350784" calcext:value-type="float">
            <text:p>4.350784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40" calcext:value-type="float">
            <text:p>140</text:p>
          </table:table-cell>
          <table:table-cell office:value-type="float" office:value="0.0000000390194" calcext:value-type="float">
            <text:p>3.90194E-08</text:p>
          </table:table-cell>
          <table:table-cell office:value-type="float" office:value="0.000000021549351" calcext:value-type="float">
            <text:p>2.1549351E-08</text:p>
          </table:table-cell>
          <table:table-cell office:value-type="float" office:value="0.0000000035921531" calcext:value-type="float">
            <text:p>3.5921531E-09</text:p>
          </table:table-cell>
          <table:table-cell office:value-type="float" office:value="0.00000001870039" calcext:value-type="float">
            <text:p>1.870039E-08</text:p>
          </table:table-cell>
          <table:table-cell office:value-type="float" office:value="0.000000010656475" calcext:value-type="float">
            <text:p>1.0656475E-08</text:p>
          </table:table-cell>
          <table:table-cell office:value-type="float" office:value="0.000000003913744" calcext:value-type="float">
            <text:p>3.913744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487153" calcext:value-type="float">
            <text:p>4.87153E-08</text:p>
          </table:table-cell>
          <table:table-cell office:value-type="float" office:value="0.0000000271876" calcext:value-type="float">
            <text:p>2.71876E-08</text:p>
          </table:table-cell>
          <table:table-cell office:value-type="float" office:value="0.000000005528007" calcext:value-type="float">
            <text:p>5.528007E-09</text:p>
          </table:table-cell>
          <table:table-cell office:value-type="float" office:value="0.00000001882834" calcext:value-type="float">
            <text:p>1.882834E-08</text:p>
          </table:table-cell>
          <table:table-cell office:value-type="float" office:value="0.000000010572714" calcext:value-type="float">
            <text:p>1.0572714E-08</text:p>
          </table:table-cell>
          <table:table-cell office:value-type="float" office:value="0.0000000020809812" calcext:value-type="float">
            <text:p>2.0809812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20" calcext:value-type="float">
            <text:p>220</text:p>
          </table:table-cell>
          <table:table-cell office:value-type="float" office:value="0.0000000390403" calcext:value-type="float">
            <text:p>3.90403E-08</text:p>
          </table:table-cell>
          <table:table-cell office:value-type="float" office:value="0.000000021528264" calcext:value-type="float">
            <text:p>2.1528264E-08</text:p>
          </table:table-cell>
          <table:table-cell office:value-type="float" office:value="0.0000000035797793" calcext:value-type="float">
            <text:p>3.5797793E-09</text:p>
          </table:table-cell>
          <table:table-cell office:value-type="float" office:value="0.00000001901672" calcext:value-type="float">
            <text:p>1.901672E-08</text:p>
          </table:table-cell>
          <table:table-cell office:value-type="float" office:value="0.000000010372952" calcext:value-type="float">
            <text:p>1.0372952E-08</text:p>
          </table:table-cell>
          <table:table-cell office:value-type="float" office:value="0.00000000110180926" calcext:value-type="float">
            <text:p>1.10180926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260" calcext:value-type="float">
            <text:p>260</text:p>
          </table:table-cell>
          <table:table-cell office:value-type="float" office:value="0.0000000293099" calcext:value-type="float">
            <text:p>2.93099E-08</text:p>
          </table:table-cell>
          <table:table-cell office:value-type="float" office:value="0.000000015995713" calcext:value-type="float">
            <text:p>1.5995713E-08</text:p>
          </table:table-cell>
          <table:table-cell office:value-type="float" office:value="0.0000000023936081" calcext:value-type="float">
            <text:p>2.3936081E-09</text:p>
          </table:table-cell>
          <table:table-cell office:value-type="float" office:value="0.00000001433193" calcext:value-type="float">
            <text:p>1.433193E-08</text:p>
          </table:table-cell>
          <table:table-cell office:value-type="float" office:value="0.000000007749831" calcext:value-type="float">
            <text:p>7.749831E-09</text:p>
          </table:table-cell>
          <table:table-cell office:value-type="float" office:value="0.0000000008822689" calcext:value-type="float">
            <text:p>8.822689E-1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390128" calcext:value-type="float">
            <text:p>3.90128E-08</text:p>
          </table:table-cell>
          <table:table-cell office:value-type="float" office:value="0.000000021363445" calcext:value-type="float">
            <text:p>2.1363445E-08</text:p>
          </table:table-cell>
          <table:table-cell office:value-type="float" office:value="0.0000000032451305" calcext:value-type="float">
            <text:p>3.2451305E-09</text:p>
          </table:table-cell>
          <table:table-cell office:value-type="float" office:value="0.00000001905839" calcext:value-type="float">
            <text:p>1.905839E-08</text:p>
          </table:table-cell>
          <table:table-cell office:value-type="float" office:value="0.000000010355868" calcext:value-type="float">
            <text:p>1.0355868E-08</text:p>
          </table:table-cell>
          <table:table-cell office:value-type="float" office:value="0.00000000104503656" calcext:value-type="float">
            <text:p>1.04503656E-09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74.2068" calcext:value-type="float">
            <text:p>74.2068</text:p>
          </table:table-cell>
          <table:table-cell office:value-type="float" office:value="340" calcext:value-type="float">
            <text:p>340</text:p>
          </table:table-cell>
          <table:table-cell office:value-type="float" office:value="0.0000000388809" calcext:value-type="float">
            <text:p>3.88809E-08</text:p>
          </table:table-cell>
          <table:table-cell office:value-type="float" office:value="0.00000002160131" calcext:value-type="float">
            <text:p>2.160131E-08</text:p>
          </table:table-cell>
          <table:table-cell office:value-type="float" office:value="0.000000004103487" calcext:value-type="float">
            <text:p>4.103487E-09</text:p>
          </table:table-cell>
          <table:table-cell office:value-type="float" office:value="0.00000001886494" calcext:value-type="float">
            <text:p>1.886494E-08</text:p>
          </table:table-cell>
          <table:table-cell office:value-type="float" office:value="0.000000010402059" calcext:value-type="float">
            <text:p>1.0402059E-08</text:p>
          </table:table-cell>
          <table:table-cell office:value-type="float" office:value="0.00000000143087616" calcext:value-type="float">
            <text:p>1.43087616E-09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60" calcext:value-type="float">
            <text:p>60</text:p>
          </table:table-cell>
          <table:table-cell office:value-type="float" office:value="0.0000000290103" calcext:value-type="float">
            <text:p>2.90103E-08</text:p>
          </table:table-cell>
          <table:table-cell office:value-type="float" office:value="0.00000002721573" calcext:value-type="float">
            <text:p>2.721573E-08</text:p>
          </table:table-cell>
          <table:table-cell office:value-type="float" office:value="0.000000005888181" calcext:value-type="float">
            <text:p>5.888181E-09</text:p>
          </table:table-cell>
          <table:table-cell office:value-type="float" office:value="0.00000001505226" calcext:value-type="float">
            <text:p>1.505226E-08</text:p>
          </table:table-cell>
          <table:table-cell office:value-type="float" office:value="0.000000014273388" calcext:value-type="float">
            <text:p>1.4273388E-08</text:p>
          </table:table-cell>
          <table:table-cell office:value-type="float" office:value="0.000000004013128" calcext:value-type="float">
            <text:p>4.013128E-09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180" calcext:value-type="float">
            <text:p>180</text:p>
          </table:table-cell>
          <table:table-cell office:value-type="float" office:value="0.0000000314555" calcext:value-type="float">
            <text:p>3.14555E-08</text:p>
          </table:table-cell>
          <table:table-cell office:value-type="float" office:value="0.00000002956144" calcext:value-type="float">
            <text:p>2.956144E-08</text:p>
          </table:table-cell>
          <table:table-cell office:value-type="float" office:value="0.000000006545134" calcext:value-type="float">
            <text:p>6.545134E-09</text:p>
          </table:table-cell>
          <table:table-cell office:value-type="float" office:value="0.00000001404125" calcext:value-type="float">
            <text:p>1.404125E-08</text:p>
          </table:table-cell>
          <table:table-cell office:value-type="float" office:value="0.000000013215785" calcext:value-type="float">
            <text:p>1.3215785E-08</text:p>
          </table:table-cell>
          <table:table-cell office:value-type="float" office:value="0.0000000031638323" calcext:value-type="float">
            <text:p>3.1638323E-09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82.9334" calcext:value-type="float">
            <text:p>82.9334</text:p>
          </table:table-cell>
          <table:table-cell office:value-type="float" office:value="300" calcext:value-type="float">
            <text:p>300</text:p>
          </table:table-cell>
          <table:table-cell office:value-type="float" office:value="0.0000000266017" calcext:value-type="float">
            <text:p>2.66017E-08</text:p>
          </table:table-cell>
          <table:table-cell office:value-type="float" office:value="0.00000002493494" calcext:value-type="float">
            <text:p>2.493494E-08</text:p>
          </table:table-cell>
          <table:table-cell office:value-type="float" office:value="0.000000005330705" calcext:value-type="float">
            <text:p>5.330705E-09</text:p>
          </table:table-cell>
          <table:table-cell office:value-type="float" office:value="0.0000000129572" calcext:value-type="float">
            <text:p>1.29572E-08</text:p>
          </table:table-cell>
          <table:table-cell office:value-type="float" office:value="0.000000012121689" calcext:value-type="float">
            <text:p>1.2121689E-08</text:p>
          </table:table-cell>
          <table:table-cell office:value-type="float" office:value="0.0000000023805599" calcext:value-type="float">
            <text:p>2.3805599E-09</text:p>
          </table:table-cell>
          <table:table-cell table:number-columns-repeated="1012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4T06:20:24.079000000</meta:creation-date>
    <dc:date>2020-06-24T15:32:22.267000000</dc:date>
    <meta:editing-duration>PT2S</meta:editing-duration>
    <meta:editing-cycles>1</meta:editing-cycles>
    <meta:document-statistic meta:table-count="3" meta:cell-count="16916" meta:object-count="5"/>
    <meta:generator>LibreOffice/6.4.3.2$Windows_X86_64 LibreOffice_project/747b5d0ebf89f41c860ec2a39efd7cb15b54f2d8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694cm" style:legend-expansion="high" chart:style-name="ch2"/>
        <chart:plot-area chart:style-name="ch3" table:cell-range-address="Sheet3.C3:Sheet3.C38 Sheet3.G3:Sheet3.I38" svg:x="0.32cm" svg:y="0.18cm" svg:width="13.017cm" svg:height="8.64cm">
          <chartooo:coordinate-region svg:x="1.502cm" svg:y="0.383cm" svg:width="11.547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3:Sheet3.G38" chart:class="chart:scatter">
            <chart:domain table:cell-range-address="Sheet3.C3:Sheet3.C38"/>
            <chart:data-point chart:repeated="36"/>
          </chart:series>
          <chart:series chart:style-name="ch7" chart:values-cell-range-address="Sheet3.H3:Sheet3.H38" chart:class="chart:scatter">
            <chart:data-point chart:repeated="36"/>
          </chart:series>
          <chart:series chart:style-name="ch8" chart:values-cell-range-address="Sheet3.I3:Sheet3.I38" chart:class="chart:scatter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3:Sheet3.C38</svg:desc>
                </draw:g>
              </table:table-cell>
              <table:table-cell office:value-type="float" office:value="5.35121E-021">
                <text:p>5.35121E-021</text:p>
                <draw:g>
                  <svg:desc>Sheet3.G3:Sheet3.G38</svg:desc>
                </draw:g>
              </table:table-cell>
              <table:table-cell office:value-type="float" office:value="3.859909E-021">
                <text:p>3.859909E-021</text:p>
                <draw:g>
                  <svg:desc>Sheet3.H3:Sheet3.H38</svg:desc>
                </draw:g>
              </table:table-cell>
              <table:table-cell office:value-type="float" office:value="1.01337274E-021">
                <text:p>1.01337274E-021</text:p>
                <draw:g>
                  <svg:desc>Sheet3.I3:Sheet3.I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39958E-021">
                <text:p>5.39958E-021</text:p>
              </table:table-cell>
              <table:table-cell office:value-type="float" office:value="3.878535E-021">
                <text:p>3.878535E-021</text:p>
              </table:table-cell>
              <table:table-cell office:value-type="float" office:value="7.51346893E-022">
                <text:p>7.51346893E-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.40447E-021">
                <text:p>5.40447E-021</text:p>
              </table:table-cell>
              <table:table-cell office:value-type="float" office:value="3.870565E-021">
                <text:p>3.870565E-021</text:p>
              </table:table-cell>
              <table:table-cell office:value-type="float" office:value="6.1152584E-022">
                <text:p>6.1152584E-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.39883E-021">
                <text:p>5.39883E-021</text:p>
              </table:table-cell>
              <table:table-cell office:value-type="float" office:value="3.862293E-021">
                <text:p>3.862293E-021</text:p>
              </table:table-cell>
              <table:table-cell office:value-type="float" office:value="5.94105355E-022">
                <text:p>5.94105355E-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.38517E-021">
                <text:p>5.38517E-021</text:p>
              </table:table-cell>
              <table:table-cell office:value-type="float" office:value="3.843622E-021">
                <text:p>3.843622E-021</text:p>
              </table:table-cell>
              <table:table-cell office:value-type="float" office:value="4.6321897225E-022">
                <text:p>4.6321897225E-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.36857E-021">
                <text:p>5.36857E-021</text:p>
              </table:table-cell>
              <table:table-cell office:value-type="float" office:value="3.825953E-021">
                <text:p>3.825953E-021</text:p>
              </table:table-cell>
              <table:table-cell office:value-type="float" office:value="5.23967729E-022">
                <text:p>5.23967729E-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.34968E-021">
                <text:p>5.34968E-021</text:p>
              </table:table-cell>
              <table:table-cell office:value-type="float" office:value="3.799399E-021">
                <text:p>3.799399E-021</text:p>
              </table:table-cell>
              <table:table-cell office:value-type="float" office:value="4.62212374518E-022">
                <text:p>4.62212374518E-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.32852E-021">
                <text:p>5.32852E-021</text:p>
              </table:table-cell>
              <table:table-cell office:value-type="float" office:value="3.787847E-021">
                <text:p>3.787847E-021</text:p>
              </table:table-cell>
              <table:table-cell office:value-type="float" office:value="4.5604010013E-022">
                <text:p>4.5604010013E-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.317035E-021">
                <text:p>5.317035E-021</text:p>
              </table:table-cell>
              <table:table-cell office:value-type="float" office:value="3.7812425E-021">
                <text:p>3.7812425E-021</text:p>
              </table:table-cell>
              <table:table-cell office:value-type="float" office:value="4.85728121565E-022">
                <text:p>4.85728121565E-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.30555E-021">
                <text:p>5.30555E-021</text:p>
              </table:table-cell>
              <table:table-cell office:value-type="float" office:value="3.774638E-021">
                <text:p>3.774638E-021</text:p>
              </table:table-cell>
              <table:table-cell office:value-type="float" office:value="5.15416143E-022">
                <text:p>5.15416143E-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5.28185E-021">
                <text:p>5.28185E-021</text:p>
              </table:table-cell>
              <table:table-cell office:value-type="float" office:value="3.760541E-021">
                <text:p>3.760541E-021</text:p>
              </table:table-cell>
              <table:table-cell office:value-type="float" office:value="4.5862207138E-022">
                <text:p>4.5862207138E-0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5.25837E-021">
                <text:p>5.25837E-021</text:p>
              </table:table-cell>
              <table:table-cell office:value-type="float" office:value="3.746372E-021">
                <text:p>3.746372E-021</text:p>
              </table:table-cell>
              <table:table-cell office:value-type="float" office:value="4.67433482586E-022">
                <text:p>4.67433482586E-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5.23877E-021">
                <text:p>5.23877E-021</text:p>
              </table:table-cell>
              <table:table-cell office:value-type="float" office:value="3.747387E-021">
                <text:p>3.747387E-021</text:p>
              </table:table-cell>
              <table:table-cell office:value-type="float" office:value="5.3207881E-022">
                <text:p>5.3207881E-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5.22289E-021">
                <text:p>5.22289E-021</text:p>
              </table:table-cell>
              <table:table-cell office:value-type="float" office:value="3.742721E-021">
                <text:p>3.742721E-021</text:p>
              </table:table-cell>
              <table:table-cell office:value-type="float" office:value="4.7390070692E-022">
                <text:p>4.7390070692E-0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5.21305E-021">
                <text:p>5.21305E-021</text:p>
              </table:table-cell>
              <table:table-cell office:value-type="float" office:value="3.744067E-021">
                <text:p>3.744067E-021</text:p>
              </table:table-cell>
              <table:table-cell office:value-type="float" office:value="6.07230811E-022">
                <text:p>6.07230811E-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5.21045E-021">
                <text:p>5.21045E-021</text:p>
              </table:table-cell>
              <table:table-cell office:value-type="float" office:value="3.746299E-021">
                <text:p>3.746299E-021</text:p>
              </table:table-cell>
              <table:table-cell office:value-type="float" office:value="6.25607622E-022">
                <text:p>6.25607622E-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5.22484E-021">
                <text:p>5.22484E-021</text:p>
              </table:table-cell>
              <table:table-cell office:value-type="float" office:value="3.762295E-021">
                <text:p>3.762295E-021</text:p>
              </table:table-cell>
              <table:table-cell office:value-type="float" office:value="7.72521725E-022">
                <text:p>7.72521725E-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5.27067E-021">
                <text:p>5.27067E-021</text:p>
              </table:table-cell>
              <table:table-cell office:value-type="float" office:value="3.801351E-021">
                <text:p>3.801351E-021</text:p>
              </table:table-cell>
              <table:table-cell office:value-type="float" office:value="1.200591279E-021">
                <text:p>1.200591279E-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5.384845E-021">
                <text:p>5.384845E-021</text:p>
              </table:table-cell>
              <table:table-cell office:value-type="float" office:value="3.885006E-021">
                <text:p>3.885006E-021</text:p>
              </table:table-cell>
              <table:table-cell office:value-type="float" office:value="1.01765761E-021">
                <text:p>1.01765761E-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5.44872E-021">
                <text:p>5.44872E-021</text:p>
              </table:table-cell>
              <table:table-cell office:value-type="float" office:value="3.912925E-021">
                <text:p>3.912925E-021</text:p>
              </table:table-cell>
              <table:table-cell office:value-type="float" office:value="7.54639843E-022">
                <text:p>7.54639843E-0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5.45601E-021">
                <text:p>5.45601E-021</text:p>
              </table:table-cell>
              <table:table-cell office:value-type="float" office:value="3.905059E-021">
                <text:p>3.905059E-021</text:p>
              </table:table-cell>
              <table:table-cell office:value-type="float" office:value="6.14840945E-022">
                <text:p>6.14840945E-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5.45227E-021">
                <text:p>5.45227E-021</text:p>
              </table:table-cell>
              <table:table-cell office:value-type="float" office:value="3.897099E-021">
                <text:p>3.897099E-021</text:p>
              </table:table-cell>
              <table:table-cell office:value-type="float" office:value="5.97853113E-022">
                <text:p>5.97853113E-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5.44154E-021">
                <text:p>5.44154E-021</text:p>
              </table:table-cell>
              <table:table-cell office:value-type="float" office:value="3.878992E-021">
                <text:p>3.878992E-021</text:p>
              </table:table-cell>
              <table:table-cell office:value-type="float" office:value="4.6628934169E-022">
                <text:p>4.6628934169E-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5.42519E-021">
                <text:p>5.42519E-021</text:p>
              </table:table-cell>
              <table:table-cell office:value-type="float" office:value="3.859719E-021">
                <text:p>3.859719E-021</text:p>
              </table:table-cell>
              <table:table-cell office:value-type="float" office:value="5.27616412E-022">
                <text:p>5.27616412E-0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5.40379E-021">
                <text:p>5.40379E-021</text:p>
              </table:table-cell>
              <table:table-cell office:value-type="float" office:value="3.829942E-021">
                <text:p>3.829942E-021</text:p>
              </table:table-cell>
              <table:table-cell office:value-type="float" office:value="4.654414428E-022">
                <text:p>4.654414428E-0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5.37966E-021">
                <text:p>5.37966E-021</text:p>
              </table:table-cell>
              <table:table-cell office:value-type="float" office:value="3.81639E-021">
                <text:p>3.81639E-021</text:p>
              </table:table-cell>
              <table:table-cell office:value-type="float" office:value="4.5905848452E-022">
                <text:p>4.5905848452E-0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5.36659E-021">
                <text:p>5.36659E-021</text:p>
              </table:table-cell>
              <table:table-cell office:value-type="float" office:value="3.8087725E-021">
                <text:p>3.8087725E-021</text:p>
              </table:table-cell>
              <table:table-cell office:value-type="float" office:value="4.8884423676E-022">
                <text:p>4.8884423676E-0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5.35352E-021">
                <text:p>5.35352E-021</text:p>
              </table:table-cell>
              <table:table-cell office:value-type="float" office:value="3.801155E-021">
                <text:p>3.801155E-021</text:p>
              </table:table-cell>
              <table:table-cell office:value-type="float" office:value="5.18629989E-022">
                <text:p>5.18629989E-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5.3266E-021">
                <text:p>5.3266E-021</text:p>
              </table:table-cell>
              <table:table-cell office:value-type="float" office:value="3.784939E-021">
                <text:p>3.784939E-021</text:p>
              </table:table-cell>
              <table:table-cell office:value-type="float" office:value="4.6103443148E-022">
                <text:p>4.6103443148E-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5.29979E-021">
                <text:p>5.29979E-021</text:p>
              </table:table-cell>
              <table:table-cell office:value-type="float" office:value="3.768367E-021">
                <text:p>3.768367E-021</text:p>
              </table:table-cell>
              <table:table-cell office:value-type="float" office:value="4.69383094959E-022">
                <text:p>4.69383094959E-0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5.27443E-021">
                <text:p>5.27443E-021</text:p>
              </table:table-cell>
              <table:table-cell office:value-type="float" office:value="3.76682E-021">
                <text:p>3.76682E-021</text:p>
              </table:table-cell>
              <table:table-cell office:value-type="float" office:value="5.33783839E-022">
                <text:p>5.33783839E-0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5.25062E-021">
                <text:p>5.25062E-021</text:p>
              </table:table-cell>
              <table:table-cell office:value-type="float" office:value="3.758164E-021">
                <text:p>3.758164E-021</text:p>
              </table:table-cell>
              <table:table-cell office:value-type="float" office:value="4.7481999406E-022">
                <text:p>4.7481999406E-0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5.23438E-021">
                <text:p>5.23438E-021</text:p>
              </table:table-cell>
              <table:table-cell office:value-type="float" office:value="3.756083E-021">
                <text:p>3.756083E-021</text:p>
              </table:table-cell>
              <table:table-cell office:value-type="float" office:value="6.07663743E-022">
                <text:p>6.07663743E-0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5.22707E-021">
                <text:p>5.22707E-021</text:p>
              </table:table-cell>
              <table:table-cell office:value-type="float" office:value="3.755369E-021">
                <text:p>3.755369E-021</text:p>
              </table:table-cell>
              <table:table-cell office:value-type="float" office:value="6.24919836E-022">
                <text:p>6.24919836E-0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5.23331E-021">
                <text:p>5.23331E-021</text:p>
              </table:table-cell>
              <table:table-cell office:value-type="float" office:value="3.766615E-021">
                <text:p>3.766615E-021</text:p>
              </table:table-cell>
              <table:table-cell office:value-type="float" office:value="7.7085088E-022">
                <text:p>7.7085088E-0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5.26312E-021">
                <text:p>5.26312E-021</text:p>
              </table:table-cell>
              <table:table-cell office:value-type="float" office:value="3.795205E-021">
                <text:p>3.795205E-021</text:p>
              </table:table-cell>
              <table:table-cell office:value-type="float" office:value="1.196964293E-021">
                <text:p>1.196964293E-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694cm" style:legend-expansion="high" chart:style-name="ch2"/>
        <chart:plot-area chart:style-name="ch3" table:cell-range-address="Sheet3.C39:Sheet3.C73 Sheet3.G39:Sheet3.I73" svg:x="0.32cm" svg:y="0.18cm" svg:width="13.017cm" svg:height="8.64cm">
          <chartooo:coordinate-region svg:x="1.502cm" svg:y="0.382cm" svg:width="11.547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39:Sheet3.G73" chart:class="chart:scatter">
            <chart:domain table:cell-range-address="Sheet3.C39:Sheet3.C73"/>
            <chart:data-point chart:repeated="35"/>
          </chart:series>
          <chart:series chart:style-name="ch7" chart:values-cell-range-address="Sheet3.H39:Sheet3.H73" chart:class="chart:scatter">
            <chart:data-point chart:repeated="35"/>
          </chart:series>
          <chart:series chart:style-name="ch8" chart:values-cell-range-address="Sheet3.I39:Sheet3.I73" chart:class="chart:scatter"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39:Sheet3.C73</svg:desc>
                </draw:g>
              </table:table-cell>
              <table:table-cell office:value-type="float" office:value="6.223585E-016">
                <text:p>6.223585E-016</text:p>
                <draw:g>
                  <svg:desc>Sheet3.G39:Sheet3.G73</svg:desc>
                </draw:g>
              </table:table-cell>
              <table:table-cell office:value-type="float" office:value="3.1187215E-016">
                <text:p>3.1187215E-016</text:p>
                <draw:g>
                  <svg:desc>Sheet3.H39:Sheet3.H73</svg:desc>
                </draw:g>
              </table:table-cell>
              <table:table-cell office:value-type="float" office:value="8.5314635E-017">
                <text:p>8.5314635E-017</text:p>
                <draw:g>
                  <svg:desc>Sheet3.I39:Sheet3.I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857">
                <text:p>10.2857</text:p>
              </table:table-cell>
              <table:table-cell office:value-type="float" office:value="6.26025E-016">
                <text:p>6.26025E-016</text:p>
              </table:table-cell>
              <table:table-cell office:value-type="float" office:value="3.108661E-016">
                <text:p>3.108661E-016</text:p>
              </table:table-cell>
              <table:table-cell office:value-type="float" office:value="7.20273074E-017">
                <text:p>7.20273074E-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5714">
                <text:p>20.5714</text:p>
              </table:table-cell>
              <table:table-cell office:value-type="float" office:value="6.26578E-016">
                <text:p>6.26578E-016</text:p>
              </table:table-cell>
              <table:table-cell office:value-type="float" office:value="3.092023E-016">
                <text:p>3.092023E-016</text:p>
              </table:table-cell>
              <table:table-cell office:value-type="float" office:value="6.011853017E-017">
                <text:p>6.011853017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8571">
                <text:p>30.8571</text:p>
              </table:table-cell>
              <table:table-cell office:value-type="float" office:value="6.26409E-016">
                <text:p>6.26409E-016</text:p>
              </table:table-cell>
              <table:table-cell office:value-type="float" office:value="3.071771E-016">
                <text:p>3.071771E-016</text:p>
              </table:table-cell>
              <table:table-cell office:value-type="float" office:value="5.18171346E-017">
                <text:p>5.18171346E-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.1429">
                <text:p>41.1429</text:p>
              </table:table-cell>
              <table:table-cell office:value-type="float" office:value="6.2565E-016">
                <text:p>6.2565E-016</text:p>
              </table:table-cell>
              <table:table-cell office:value-type="float" office:value="3.045398E-016">
                <text:p>3.045398E-016</text:p>
              </table:table-cell>
              <table:table-cell office:value-type="float" office:value="4.740781578E-017">
                <text:p>4.740781578E-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286">
                <text:p>51.4286</text:p>
              </table:table-cell>
              <table:table-cell office:value-type="float" office:value="6.24671E-016">
                <text:p>6.24671E-016</text:p>
              </table:table-cell>
              <table:table-cell office:value-type="float" office:value="3.034219E-016">
                <text:p>3.034219E-016</text:p>
              </table:table-cell>
              <table:table-cell office:value-type="float" office:value="4.289473336E-017">
                <text:p>4.289473336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7143">
                <text:p>61.7143</text:p>
              </table:table-cell>
              <table:table-cell office:value-type="float" office:value="6.23508E-016">
                <text:p>6.23508E-016</text:p>
              </table:table-cell>
              <table:table-cell office:value-type="float" office:value="3.008469E-016">
                <text:p>3.008469E-016</text:p>
              </table:table-cell>
              <table:table-cell office:value-type="float" office:value="4.2376626298E-017">
                <text:p>4.2376626298E-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6.22127E-016">
                <text:p>6.22127E-016</text:p>
              </table:table-cell>
              <table:table-cell office:value-type="float" office:value="3.005448E-016">
                <text:p>3.005448E-016</text:p>
              </table:table-cell>
              <table:table-cell office:value-type="float" office:value="4.0502602124E-017">
                <text:p>4.0502602124E-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2857">
                <text:p>82.2857</text:p>
              </table:table-cell>
              <table:table-cell office:value-type="float" office:value="6.20534E-016">
                <text:p>6.20534E-016</text:p>
              </table:table-cell>
              <table:table-cell office:value-type="float" office:value="3.001029E-016">
                <text:p>3.001029E-016</text:p>
              </table:table-cell>
              <table:table-cell office:value-type="float" office:value="4.5393453E-017">
                <text:p>4.5393453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.5714">
                <text:p>92.5714</text:p>
              </table:table-cell>
              <table:table-cell office:value-type="float" office:value="6.18807E-016">
                <text:p>6.18807E-016</text:p>
              </table:table-cell>
              <table:table-cell office:value-type="float" office:value="2.995586E-016">
                <text:p>2.995586E-016</text:p>
              </table:table-cell>
              <table:table-cell office:value-type="float" office:value="3.58090622E-017">
                <text:p>3.58090622E-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.857">
                <text:p>102.857</text:p>
              </table:table-cell>
              <table:table-cell office:value-type="float" office:value="6.17021E-016">
                <text:p>6.17021E-016</text:p>
              </table:table-cell>
              <table:table-cell office:value-type="float" office:value="2.989645E-016">
                <text:p>2.989645E-016</text:p>
              </table:table-cell>
              <table:table-cell office:value-type="float" office:value="3.3483488154E-017">
                <text:p>3.3483488154E-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3.143">
                <text:p>113.143</text:p>
              </table:table-cell>
              <table:table-cell office:value-type="float" office:value="6.15467E-016">
                <text:p>6.15467E-016</text:p>
              </table:table-cell>
              <table:table-cell office:value-type="float" office:value="3.005263E-016">
                <text:p>3.005263E-016</text:p>
              </table:table-cell>
              <table:table-cell office:value-type="float" office:value="4.1961374066E-017">
                <text:p>4.1961374066E-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429">
                <text:p>123.429</text:p>
              </table:table-cell>
              <table:table-cell office:value-type="float" office:value="6.14159E-016">
                <text:p>6.14159E-016</text:p>
              </table:table-cell>
              <table:table-cell office:value-type="float" office:value="3.007794E-016">
                <text:p>3.007794E-016</text:p>
              </table:table-cell>
              <table:table-cell office:value-type="float" office:value="4.715959722E-017">
                <text:p>4.715959722E-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.714">
                <text:p>133.714</text:p>
              </table:table-cell>
              <table:table-cell office:value-type="float" office:value="6.13269E-016">
                <text:p>6.13269E-016</text:p>
              </table:table-cell>
              <table:table-cell office:value-type="float" office:value="3.025924E-016">
                <text:p>3.025924E-016</text:p>
              </table:table-cell>
              <table:table-cell office:value-type="float" office:value="4.9226381823E-017">
                <text:p>4.9226381823E-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">
                <text:p>144</text:p>
              </table:table-cell>
              <table:table-cell office:value-type="float" office:value="6.12892E-016">
                <text:p>6.12892E-016</text:p>
              </table:table-cell>
              <table:table-cell office:value-type="float" office:value="3.042309E-016">
                <text:p>3.042309E-016</text:p>
              </table:table-cell>
              <table:table-cell office:value-type="float" office:value="6.096207629E-017">
                <text:p>6.096207629E-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.286">
                <text:p>154.286</text:p>
              </table:table-cell>
              <table:table-cell office:value-type="float" office:value="6.13781E-016">
                <text:p>6.13781E-016</text:p>
              </table:table-cell>
              <table:table-cell office:value-type="float" office:value="3.061415E-016">
                <text:p>3.061415E-016</text:p>
              </table:table-cell>
              <table:table-cell office:value-type="float" office:value="7.571646261E-017">
                <text:p>7.571646261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.571">
                <text:p>164.571</text:p>
              </table:table-cell>
              <table:table-cell office:value-type="float" office:value="6.17049E-016">
                <text:p>6.17049E-016</text:p>
              </table:table-cell>
              <table:table-cell office:value-type="float" office:value="3.09208E-016">
                <text:p>3.09208E-016</text:p>
              </table:table-cell>
              <table:table-cell office:value-type="float" office:value="8.89707058E-017">
                <text:p>8.89707058E-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4.857">
                <text:p>174.857</text:p>
              </table:table-cell>
              <table:table-cell office:value-type="float" office:value="6.22984E-016">
                <text:p>6.22984E-016</text:p>
              </table:table-cell>
              <table:table-cell office:value-type="float" office:value="3.124171E-016">
                <text:p>3.124171E-016</text:p>
              </table:table-cell>
              <table:table-cell office:value-type="float" office:value="1.23767272E-016">
                <text:p>1.23767272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.143">
                <text:p>185.143</text:p>
              </table:table-cell>
              <table:table-cell office:value-type="float" office:value="6.27841E-016">
                <text:p>6.27841E-016</text:p>
              </table:table-cell>
              <table:table-cell office:value-type="float" office:value="3.144234E-016">
                <text:p>3.144234E-016</text:p>
              </table:table-cell>
              <table:table-cell office:value-type="float" office:value="8.76502623E-017">
                <text:p>8.76502623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.429">
                <text:p>195.429</text:p>
              </table:table-cell>
              <table:table-cell office:value-type="float" office:value="6.30184E-016">
                <text:p>6.30184E-016</text:p>
              </table:table-cell>
              <table:table-cell office:value-type="float" office:value="3.126245E-016">
                <text:p>3.126245E-016</text:p>
              </table:table-cell>
              <table:table-cell office:value-type="float" office:value="7.489682179E-017">
                <text:p>7.489682179E-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5.714">
                <text:p>205.714</text:p>
              </table:table-cell>
              <table:table-cell office:value-type="float" office:value="6.30865E-016">
                <text:p>6.30865E-016</text:p>
              </table:table-cell>
              <table:table-cell office:value-type="float" office:value="3.108562E-016">
                <text:p>3.108562E-016</text:p>
              </table:table-cell>
              <table:table-cell office:value-type="float" office:value="5.999416925E-017">
                <text:p>5.999416925E-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6">
                <text:p>216</text:p>
              </table:table-cell>
              <table:table-cell office:value-type="float" office:value="6.30772E-016">
                <text:p>6.30772E-016</text:p>
              </table:table-cell>
              <table:table-cell office:value-type="float" office:value="3.087582E-016">
                <text:p>3.087582E-016</text:p>
              </table:table-cell>
              <table:table-cell office:value-type="float" office:value="4.857761803E-017">
                <text:p>4.857761803E-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6.286">
                <text:p>226.286</text:p>
              </table:table-cell>
              <table:table-cell office:value-type="float" office:value="6.30156E-016">
                <text:p>6.30156E-016</text:p>
              </table:table-cell>
              <table:table-cell office:value-type="float" office:value="3.060341E-016">
                <text:p>3.060341E-016</text:p>
              </table:table-cell>
              <table:table-cell office:value-type="float" office:value="4.667016821E-017">
                <text:p>4.667016821E-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6.571">
                <text:p>236.571</text:p>
              </table:table-cell>
              <table:table-cell office:value-type="float" office:value="6.29108E-016">
                <text:p>6.29108E-016</text:p>
              </table:table-cell>
              <table:table-cell office:value-type="float" office:value="3.047009E-016">
                <text:p>3.047009E-016</text:p>
              </table:table-cell>
              <table:table-cell office:value-type="float" office:value="4.1674773098E-017">
                <text:p>4.1674773098E-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6.857">
                <text:p>246.857</text:p>
              </table:table-cell>
              <table:table-cell office:value-type="float" office:value="6.27662E-016">
                <text:p>6.27662E-016</text:p>
              </table:table-cell>
              <table:table-cell office:value-type="float" office:value="3.018801E-016">
                <text:p>3.018801E-016</text:p>
              </table:table-cell>
              <table:table-cell office:value-type="float" office:value="3.3375169453E-017">
                <text:p>3.3375169453E-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7.143">
                <text:p>257.143</text:p>
              </table:table-cell>
              <table:table-cell office:value-type="float" office:value="6.25963E-016">
                <text:p>6.25963E-016</text:p>
              </table:table-cell>
              <table:table-cell office:value-type="float" office:value="3.014397E-016">
                <text:p>3.014397E-016</text:p>
              </table:table-cell>
              <table:table-cell office:value-type="float" office:value="3.57576571E-017">
                <text:p>3.57576571E-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7.429">
                <text:p>267.429</text:p>
              </table:table-cell>
              <table:table-cell office:value-type="float" office:value="6.24046E-016">
                <text:p>6.24046E-016</text:p>
              </table:table-cell>
              <table:table-cell office:value-type="float" office:value="3.008608E-016">
                <text:p>3.008608E-016</text:p>
              </table:table-cell>
              <table:table-cell office:value-type="float" office:value="4.54970282E-017">
                <text:p>4.54970282E-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7.714">
                <text:p>277.714</text:p>
              </table:table-cell>
              <table:table-cell office:value-type="float" office:value="6.21989E-016">
                <text:p>6.21989E-016</text:p>
              </table:table-cell>
              <table:table-cell office:value-type="float" office:value="3.00169E-016">
                <text:p>3.00169E-016</text:p>
              </table:table-cell>
              <table:table-cell office:value-type="float" office:value="4.0780372065E-017">
                <text:p>4.0780372065E-0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8">
                <text:p>288</text:p>
              </table:table-cell>
              <table:table-cell office:value-type="float" office:value="6.19861E-016">
                <text:p>6.19861E-016</text:p>
              </table:table-cell>
              <table:table-cell office:value-type="float" office:value="2.994003E-016">
                <text:p>2.994003E-016</text:p>
              </table:table-cell>
              <table:table-cell office:value-type="float" office:value="4.2752461994E-017">
                <text:p>4.2752461994E-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.286">
                <text:p>298.286</text:p>
              </table:table-cell>
              <table:table-cell office:value-type="float" office:value="6.17785E-016">
                <text:p>6.17785E-016</text:p>
              </table:table-cell>
              <table:table-cell office:value-type="float" office:value="3.008509E-016">
                <text:p>3.008509E-016</text:p>
              </table:table-cell>
              <table:table-cell office:value-type="float" office:value="4.32986996E-017">
                <text:p>4.32986996E-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8.571">
                <text:p>308.571</text:p>
              </table:table-cell>
              <table:table-cell office:value-type="float" office:value="6.15805E-016">
                <text:p>6.15805E-016</text:p>
              </table:table-cell>
              <table:table-cell office:value-type="float" office:value="3.009644E-016">
                <text:p>3.009644E-016</text:p>
              </table:table-cell>
              <table:table-cell office:value-type="float" office:value="4.8122605501E-017">
                <text:p>4.8122605501E-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.857">
                <text:p>318.857</text:p>
              </table:table-cell>
              <table:table-cell office:value-type="float" office:value="6.14375E-016">
                <text:p>6.14375E-016</text:p>
              </table:table-cell>
              <table:table-cell office:value-type="float" office:value="3.026245E-016">
                <text:p>3.026245E-016</text:p>
              </table:table-cell>
              <table:table-cell office:value-type="float" office:value="5.262815841E-017">
                <text:p>5.262815841E-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9.143">
                <text:p>329.143</text:p>
              </table:table-cell>
              <table:table-cell office:value-type="float" office:value="6.13593E-016">
                <text:p>6.13593E-016</text:p>
              </table:table-cell>
              <table:table-cell office:value-type="float" office:value="3.041126E-016">
                <text:p>3.041126E-016</text:p>
              </table:table-cell>
              <table:table-cell office:value-type="float" office:value="6.115231963E-017">
                <text:p>6.115231963E-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9.429">
                <text:p>339.429</text:p>
              </table:table-cell>
              <table:table-cell office:value-type="float" office:value="6.13841E-016">
                <text:p>6.13841E-016</text:p>
              </table:table-cell>
              <table:table-cell office:value-type="float" office:value="3.058635E-016">
                <text:p>3.058635E-016</text:p>
              </table:table-cell>
              <table:table-cell office:value-type="float" office:value="7.2697559E-017">
                <text:p>7.2697559E-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714">
                <text:p>349.714</text:p>
              </table:table-cell>
              <table:table-cell office:value-type="float" office:value="6.1591E-016">
                <text:p>6.1591E-016</text:p>
              </table:table-cell>
              <table:table-cell office:value-type="float" office:value="3.085727E-016">
                <text:p>3.085727E-016</text:p>
              </table:table-cell>
              <table:table-cell office:value-type="float" office:value="9.4058022E-017">
                <text:p>9.4058022E-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694cm" style:legend-expansion="high" chart:style-name="ch2"/>
        <chart:plot-area chart:style-name="ch3" table:cell-range-address="Sheet3.C74:Sheet3.C106 Sheet3.G74:Sheet3.I106" svg:x="0.32cm" svg:y="0.18cm" svg:width="13.017cm" svg:height="8.64cm">
          <chartooo:coordinate-region svg:x="1.502cm" svg:y="0.382cm" svg:width="11.25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74:Sheet3.G106" chart:class="chart:scatter">
            <chart:domain table:cell-range-address="Sheet3.C74:Sheet3.C106"/>
            <chart:data-point chart:repeated="33"/>
          </chart:series>
          <chart:series chart:style-name="ch7" chart:values-cell-range-address="Sheet3.H74:Sheet3.H106" chart:class="chart:scatter">
            <chart:data-point chart:repeated="33"/>
          </chart:series>
          <chart:series chart:style-name="ch8" chart:values-cell-range-address="Sheet3.I74:Sheet3.I106" chart:class="chart:scatte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74:Sheet3.C106</svg:desc>
                </draw:g>
              </table:table-cell>
              <table:table-cell office:value-type="float" office:value="0.0000000000003917815">
                <text:p>0.0000000000003917815</text:p>
                <draw:g>
                  <svg:desc>Sheet3.G74:Sheet3.G106</svg:desc>
                </draw:g>
              </table:table-cell>
              <table:table-cell office:value-type="float" office:value="0.000000000000164149">
                <text:p>0.000000000000164149</text:p>
                <draw:g>
                  <svg:desc>Sheet3.H74:Sheet3.H106</svg:desc>
                </draw:g>
              </table:table-cell>
              <table:table-cell office:value-type="float" office:value="0.00000000000003535126">
                <text:p>0.00000000000003535126</text:p>
                <draw:g>
                  <svg:desc>Sheet3.I74:Sheet3.I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9091">
                <text:p>10.9091</text:p>
              </table:table-cell>
              <table:table-cell office:value-type="float" office:value="0.000000000000393387">
                <text:p>0.000000000000393387</text:p>
              </table:table-cell>
              <table:table-cell office:value-type="float" office:value="0.0000000000001627369">
                <text:p>0.0000000000001627369</text:p>
              </table:table-cell>
              <table:table-cell office:value-type="float" office:value="0.000000000000028012284">
                <text:p>0.00000000000002801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8182">
                <text:p>21.8182</text:p>
              </table:table-cell>
              <table:table-cell office:value-type="float" office:value="0.000000000000393727">
                <text:p>0.000000000000393727</text:p>
              </table:table-cell>
              <table:table-cell office:value-type="float" office:value="0.00000000000016119806">
                <text:p>0.00000000000016119806</text:p>
              </table:table-cell>
              <table:table-cell office:value-type="float" office:value="0.000000000000022089979">
                <text:p>0.000000000000022089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7273">
                <text:p>32.7273</text:p>
              </table:table-cell>
              <table:table-cell office:value-type="float" office:value="0.000000000000393787">
                <text:p>0.000000000000393787</text:p>
              </table:table-cell>
              <table:table-cell office:value-type="float" office:value="0.00000000000015946299">
                <text:p>0.00000000000015946299</text:p>
              </table:table-cell>
              <table:table-cell office:value-type="float" office:value="0.000000000000021801823">
                <text:p>0.000000000000021801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6364">
                <text:p>43.6364</text:p>
              </table:table-cell>
              <table:table-cell office:value-type="float" office:value="0.000000000000393597">
                <text:p>0.000000000000393597</text:p>
              </table:table-cell>
              <table:table-cell office:value-type="float" office:value="0.00000000000015786472">
                <text:p>0.00000000000015786472</text:p>
              </table:table-cell>
              <table:table-cell office:value-type="float" office:value="0.00000000000001578577597">
                <text:p>0.00000000000001578577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5455">
                <text:p>54.5455</text:p>
              </table:table-cell>
              <table:table-cell office:value-type="float" office:value="0.000000000000393316">
                <text:p>0.000000000000393316</text:p>
              </table:table-cell>
              <table:table-cell office:value-type="float" office:value="0.00000000000015737717">
                <text:p>0.00000000000015737717</text:p>
              </table:table-cell>
              <table:table-cell office:value-type="float" office:value="0.000000000000015040316">
                <text:p>0.000000000000015040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.4545">
                <text:p>65.4545</text:p>
              </table:table-cell>
              <table:table-cell office:value-type="float" office:value="0.000000000000392948">
                <text:p>0.000000000000392948</text:p>
              </table:table-cell>
              <table:table-cell office:value-type="float" office:value="0.00000000000015547048">
                <text:p>0.00000000000015547048</text:p>
              </table:table-cell>
              <table:table-cell office:value-type="float" office:value="0.000000000000013299085">
                <text:p>0.0000000000000132990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.3636">
                <text:p>76.3636</text:p>
              </table:table-cell>
              <table:table-cell office:value-type="float" office:value="0.000000000000392461">
                <text:p>0.000000000000392461</text:p>
              </table:table-cell>
              <table:table-cell office:value-type="float" office:value="0.0000000000001553967">
                <text:p>0.0000000000001553967</text:p>
              </table:table-cell>
              <table:table-cell office:value-type="float" office:value="0.000000000000011202572">
                <text:p>0.000000000000011202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.2727">
                <text:p>87.2727</text:p>
              </table:table-cell>
              <table:table-cell office:value-type="float" office:value="0.000000000000391847">
                <text:p>0.000000000000391847</text:p>
              </table:table-cell>
              <table:table-cell office:value-type="float" office:value="0.0000000000001553117">
                <text:p>0.0000000000001553117</text:p>
              </table:table-cell>
              <table:table-cell office:value-type="float" office:value="0.000000000000015923797">
                <text:p>0.000000000000015923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1818">
                <text:p>98.1818</text:p>
              </table:table-cell>
              <table:table-cell office:value-type="float" office:value="0.000000000000391131">
                <text:p>0.000000000000391131</text:p>
              </table:table-cell>
              <table:table-cell office:value-type="float" office:value="0.00000000000015516621">
                <text:p>0.00000000000015516621</text:p>
              </table:table-cell>
              <table:table-cell office:value-type="float" office:value="0.000000000000014202638">
                <text:p>0.000000000000014202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.091">
                <text:p>109.091</text:p>
              </table:table-cell>
              <table:table-cell office:value-type="float" office:value="0.000000000000390351">
                <text:p>0.000000000000390351</text:p>
              </table:table-cell>
              <table:table-cell office:value-type="float" office:value="0.00000000000015504316">
                <text:p>0.00000000000015504316</text:p>
              </table:table-cell>
              <table:table-cell office:value-type="float" office:value="0.000000000000013635712">
                <text:p>0.000000000000013635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00000000003893325">
                <text:p>0.0000000000003893325</text:p>
              </table:table-cell>
              <table:table-cell office:value-type="float" office:value="0.000000000000152508985">
                <text:p>0.000000000000152508985</text:p>
              </table:table-cell>
              <table:table-cell office:value-type="float" office:value="0.000000000000018997558">
                <text:p>0.00000000000001899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.909">
                <text:p>130.909</text:p>
              </table:table-cell>
              <table:table-cell office:value-type="float" office:value="0.000000000000388567">
                <text:p>0.000000000000388567</text:p>
              </table:table-cell>
              <table:table-cell office:value-type="float" office:value="0.00000000000016607325">
                <text:p>0.00000000000016607325</text:p>
              </table:table-cell>
              <table:table-cell office:value-type="float" office:value="0.000000000000015999962">
                <text:p>0.000000000000015999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.818">
                <text:p>141.818</text:p>
              </table:table-cell>
              <table:table-cell office:value-type="float" office:value="0.000000000000388315">
                <text:p>0.000000000000388315</text:p>
              </table:table-cell>
              <table:table-cell office:value-type="float" office:value="0.00000000000016076444">
                <text:p>0.00000000000016076444</text:p>
              </table:table-cell>
              <table:table-cell office:value-type="float" office:value="0.000000000000022731805">
                <text:p>0.000000000000022731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.727">
                <text:p>152.727</text:p>
              </table:table-cell>
              <table:table-cell office:value-type="float" office:value="0.000000000000388607">
                <text:p>0.000000000000388607</text:p>
              </table:table-cell>
              <table:table-cell office:value-type="float" office:value="0.00000000000016150348">
                <text:p>0.00000000000016150348</text:p>
              </table:table-cell>
              <table:table-cell office:value-type="float" office:value="0.000000000000031294689">
                <text:p>0.000000000000031294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.636">
                <text:p>163.636</text:p>
              </table:table-cell>
              <table:table-cell office:value-type="float" office:value="0.00000000000038993">
                <text:p>0.00000000000038993</text:p>
              </table:table-cell>
              <table:table-cell office:value-type="float" office:value="0.00000000000016329851">
                <text:p>0.00000000000016329851</text:p>
              </table:table-cell>
              <table:table-cell office:value-type="float" office:value="0.000000000000036748435">
                <text:p>0.000000000000036748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.545">
                <text:p>174.545</text:p>
              </table:table-cell>
              <table:table-cell office:value-type="float" office:value="0.000000000000392405">
                <text:p>0.000000000000392405</text:p>
              </table:table-cell>
              <table:table-cell office:value-type="float" office:value="0.00000000000016471176">
                <text:p>0.00000000000016471176</text:p>
              </table:table-cell>
              <table:table-cell office:value-type="float" office:value="0.000000000000061768548">
                <text:p>0.000000000000061768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.455">
                <text:p>185.455</text:p>
              </table:table-cell>
              <table:table-cell office:value-type="float" office:value="0.000000000000394454">
                <text:p>0.000000000000394454</text:p>
              </table:table-cell>
              <table:table-cell office:value-type="float" office:value="0.00000000000016492912">
                <text:p>0.00000000000016492912</text:p>
              </table:table-cell>
              <table:table-cell office:value-type="float" office:value="0.000000000000036323934">
                <text:p>0.0000000000000363239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6.364">
                <text:p>196.364</text:p>
              </table:table-cell>
              <table:table-cell office:value-type="float" office:value="0.000000000000395478">
                <text:p>0.000000000000395478</text:p>
              </table:table-cell>
              <table:table-cell office:value-type="float" office:value="0.00000000000016334813">
                <text:p>0.00000000000016334813</text:p>
              </table:table-cell>
              <table:table-cell office:value-type="float" office:value="0.00000000000003093264">
                <text:p>0.00000000000003093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7.273">
                <text:p>207.273</text:p>
              </table:table-cell>
              <table:table-cell office:value-type="float" office:value="0.000000000000395844">
                <text:p>0.000000000000395844</text:p>
              </table:table-cell>
              <table:table-cell office:value-type="float" office:value="0.00000000000016255232">
                <text:p>0.00000000000016255232</text:p>
              </table:table-cell>
              <table:table-cell office:value-type="float" office:value="0.000000000000022478678">
                <text:p>0.0000000000000224786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8.182">
                <text:p>218.182</text:p>
              </table:table-cell>
              <table:table-cell office:value-type="float" office:value="0.000000000000395897">
                <text:p>0.000000000000395897</text:p>
              </table:table-cell>
              <table:table-cell office:value-type="float" office:value="0.00000000000016762514">
                <text:p>0.00000000000016762514</text:p>
              </table:table-cell>
              <table:table-cell office:value-type="float" office:value="0.000000000000015839449">
                <text:p>0.000000000000015839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9.091">
                <text:p>229.091</text:p>
              </table:table-cell>
              <table:table-cell office:value-type="float" office:value="0.0000000000003955375">
                <text:p>0.0000000000003955375</text:p>
              </table:table-cell>
              <table:table-cell office:value-type="float" office:value="0.000000000000153701235">
                <text:p>0.000000000000153701235</text:p>
              </table:table-cell>
              <table:table-cell office:value-type="float" office:value="0.00000000000001886925">
                <text:p>0.000000000000018869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0.000000000000394806">
                <text:p>0.000000000000394806</text:p>
              </table:table-cell>
              <table:table-cell office:value-type="float" office:value="0.00000000000015561009">
                <text:p>0.00000000000015561009</text:p>
              </table:table-cell>
              <table:table-cell office:value-type="float" office:value="0.0000000000000135735048">
                <text:p>0.0000000000000135735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0.909">
                <text:p>250.909</text:p>
              </table:table-cell>
              <table:table-cell office:value-type="float" office:value="0.000000000000394126">
                <text:p>0.000000000000394126</text:p>
              </table:table-cell>
              <table:table-cell office:value-type="float" office:value="0.00000000000015546589">
                <text:p>0.00000000000015546589</text:p>
              </table:table-cell>
              <table:table-cell office:value-type="float" office:value="0.000000000000014177845">
                <text:p>0.0000000000000141778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1.818">
                <text:p>261.818</text:p>
              </table:table-cell>
              <table:table-cell office:value-type="float" office:value="0.000000000000393315">
                <text:p>0.000000000000393315</text:p>
              </table:table-cell>
              <table:table-cell office:value-type="float" office:value="0.00000000000015531405">
                <text:p>0.00000000000015531405</text:p>
              </table:table-cell>
              <table:table-cell office:value-type="float" office:value="0.000000000000015947017">
                <text:p>0.000000000000015947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2.727">
                <text:p>272.727</text:p>
              </table:table-cell>
              <table:table-cell office:value-type="float" office:value="0.000000000000392402">
                <text:p>0.000000000000392402</text:p>
              </table:table-cell>
              <table:table-cell office:value-type="float" office:value="0.00000000000015509595">
                <text:p>0.00000000000015509595</text:p>
              </table:table-cell>
              <table:table-cell office:value-type="float" office:value="0.000000000000011243427">
                <text:p>0.0000000000000112434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3.636">
                <text:p>283.636</text:p>
              </table:table-cell>
              <table:table-cell office:value-type="float" office:value="0.000000000000391419">
                <text:p>0.000000000000391419</text:p>
              </table:table-cell>
              <table:table-cell office:value-type="float" office:value="0.00000000000015488711">
                <text:p>0.00000000000015488711</text:p>
              </table:table-cell>
              <table:table-cell office:value-type="float" office:value="0.0000000000000133642054">
                <text:p>0.00000000000001336420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.545">
                <text:p>294.545</text:p>
              </table:table-cell>
              <table:table-cell office:value-type="float" office:value="0.00000000000039043">
                <text:p>0.00000000000039043</text:p>
              </table:table-cell>
              <table:table-cell office:value-type="float" office:value="0.00000000000015647571">
                <text:p>0.00000000000015647571</text:p>
              </table:table-cell>
              <table:table-cell office:value-type="float" office:value="0.000000000000015158149">
                <text:p>0.000000000000015158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5.455">
                <text:p>305.455</text:p>
              </table:table-cell>
              <table:table-cell office:value-type="float" office:value="0.000000000000389472">
                <text:p>0.000000000000389472</text:p>
              </table:table-cell>
              <table:table-cell office:value-type="float" office:value="0.00000000000015671395">
                <text:p>0.00000000000015671395</text:p>
              </table:table-cell>
              <table:table-cell office:value-type="float" office:value="0.00000000000001595618708">
                <text:p>0.000000000000015956187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6.364">
                <text:p>316.364</text:p>
              </table:table-cell>
              <table:table-cell office:value-type="float" office:value="0.000000000000388747">
                <text:p>0.000000000000388747</text:p>
              </table:table-cell>
              <table:table-cell office:value-type="float" office:value="0.00000000000015803477">
                <text:p>0.00000000000015803477</text:p>
              </table:table-cell>
              <table:table-cell office:value-type="float" office:value="0.000000000000022026679">
                <text:p>0.000000000000022026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7.273">
                <text:p>327.273</text:p>
              </table:table-cell>
              <table:table-cell office:value-type="float" office:value="0.000000000000388287">
                <text:p>0.000000000000388287</text:p>
              </table:table-cell>
              <table:table-cell office:value-type="float" office:value="0.00000000000015957688">
                <text:p>0.00000000000015957688</text:p>
              </table:table-cell>
              <table:table-cell office:value-type="float" office:value="0.000000000000022336827">
                <text:p>0.0000000000000223368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8.182">
                <text:p>338.182</text:p>
              </table:table-cell>
              <table:table-cell office:value-type="float" office:value="0.00000000000038828">
                <text:p>0.00000000000038828</text:p>
              </table:table-cell>
              <table:table-cell office:value-type="float" office:value="0.00000000000016112525">
                <text:p>0.00000000000016112525</text:p>
              </table:table-cell>
              <table:table-cell office:value-type="float" office:value="0.000000000000028224869">
                <text:p>0.000000000000028224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091">
                <text:p>349.091</text:p>
              </table:table-cell>
              <table:table-cell office:value-type="float" office:value="0.000000000000389086">
                <text:p>0.000000000000389086</text:p>
              </table:table-cell>
              <table:table-cell office:value-type="float" office:value="0.00000000000016288017">
                <text:p>0.00000000000016288017</text:p>
              </table:table-cell>
              <table:table-cell office:value-type="float" office:value="0.000000000000040463678">
                <text:p>0.000000000000040463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694cm" style:legend-expansion="high" chart:style-name="ch2"/>
        <chart:plot-area chart:style-name="ch3" table:cell-range-address="Sheet3.C107:Sheet3.C135 Sheet3.G107:Sheet3.I135" svg:x="0.32cm" svg:y="0.18cm" svg:width="13.017cm" svg:height="8.64cm">
          <chartooo:coordinate-region svg:x="1.502cm" svg:y="0.382cm" svg:width="11.25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107:Sheet3.G135" chart:class="chart:scatter">
            <chart:domain table:cell-range-address="Sheet3.C107:Sheet3.C135"/>
            <chart:data-point chart:repeated="29"/>
          </chart:series>
          <chart:series chart:style-name="ch7" chart:values-cell-range-address="Sheet3.H107:Sheet3.H135" chart:class="chart:scatter">
            <chart:data-point chart:repeated="29"/>
          </chart:series>
          <chart:series chart:style-name="ch8" chart:values-cell-range-address="Sheet3.I107:Sheet3.I135" chart:class="chart:scatte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107:Sheet3.C135</svg:desc>
                </draw:g>
              </table:table-cell>
              <table:table-cell office:value-type="float" office:value="0.00000000002616235">
                <text:p>0.00000000002616235</text:p>
                <draw:g>
                  <svg:desc>Sheet3.G107:Sheet3.G135</svg:desc>
                </draw:g>
              </table:table-cell>
              <table:table-cell office:value-type="float" office:value="0.000000000010240153">
                <text:p>0.000000000010240153</text:p>
                <draw:g>
                  <svg:desc>Sheet3.H107:Sheet3.H135</svg:desc>
                </draw:g>
              </table:table-cell>
              <table:table-cell office:value-type="float" office:value="0.00000000000204430175">
                <text:p>0.00000000000204430175</text:p>
                <draw:g>
                  <svg:desc>Sheet3.I107:Sheet3.I1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4138">
                <text:p>12.4138</text:p>
              </table:table-cell>
              <table:table-cell office:value-type="float" office:value="0.00000000002623789">
                <text:p>0.00000000002623789</text:p>
              </table:table-cell>
              <table:table-cell office:value-type="float" office:value="0.000000000010114774">
                <text:p>0.000000000010114774</text:p>
              </table:table-cell>
              <table:table-cell office:value-type="float" office:value="0.0000000000018227495">
                <text:p>0.0000000000018227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8276">
                <text:p>24.8276</text:p>
              </table:table-cell>
              <table:table-cell office:value-type="float" office:value="0.00000000002625997">
                <text:p>0.00000000002625997</text:p>
              </table:table-cell>
              <table:table-cell office:value-type="float" office:value="0.000000000010021631">
                <text:p>0.000000000010021631</text:p>
              </table:table-cell>
              <table:table-cell office:value-type="float" office:value="0.0000000000016453443">
                <text:p>0.0000000000016453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2414">
                <text:p>37.2414</text:p>
              </table:table-cell>
              <table:table-cell office:value-type="float" office:value="0.00000000002627126">
                <text:p>0.00000000002627126</text:p>
              </table:table-cell>
              <table:table-cell office:value-type="float" office:value="0.000000000011614922">
                <text:p>0.000000000011614922</text:p>
              </table:table-cell>
              <table:table-cell office:value-type="float" office:value="0.0000000000014288794">
                <text:p>0.0000000000014288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6552">
                <text:p>49.6552</text:p>
              </table:table-cell>
              <table:table-cell office:value-type="float" office:value="0.0000000000262693">
                <text:p>0.0000000000262693</text:p>
              </table:table-cell>
              <table:table-cell office:value-type="float" office:value="0.000000000008911096">
                <text:p>0.000000000008911096</text:p>
              </table:table-cell>
              <table:table-cell office:value-type="float" office:value="0.0000000000010252154">
                <text:p>0.0000000000010252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069">
                <text:p>62.069</text:p>
              </table:table-cell>
              <table:table-cell office:value-type="float" office:value="0.00000000002625903">
                <text:p>0.00000000002625903</text:p>
              </table:table-cell>
              <table:table-cell office:value-type="float" office:value="0.000000000009627374">
                <text:p>0.000000000009627374</text:p>
              </table:table-cell>
              <table:table-cell office:value-type="float" office:value="0.0000000000009655581">
                <text:p>0.0000000000009655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4828">
                <text:p>74.4828</text:p>
              </table:table-cell>
              <table:table-cell office:value-type="float" office:value="0.00000000002624359">
                <text:p>0.00000000002624359</text:p>
              </table:table-cell>
              <table:table-cell office:value-type="float" office:value="0.00000000000961539">
                <text:p>0.00000000000961539</text:p>
              </table:table-cell>
              <table:table-cell office:value-type="float" office:value="0.0000000000008096114">
                <text:p>0.0000000000008096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8966">
                <text:p>86.8966</text:p>
              </table:table-cell>
              <table:table-cell office:value-type="float" office:value="0.00000000002621994">
                <text:p>0.00000000002621994</text:p>
              </table:table-cell>
              <table:table-cell office:value-type="float" office:value="0.000000000009614169">
                <text:p>0.000000000009614169</text:p>
              </table:table-cell>
              <table:table-cell office:value-type="float" office:value="0.0000000000009922717">
                <text:p>0.0000000000009922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3103">
                <text:p>99.3103</text:p>
              </table:table-cell>
              <table:table-cell office:value-type="float" office:value="0.00000000002617095">
                <text:p>0.00000000002617095</text:p>
              </table:table-cell>
              <table:table-cell office:value-type="float" office:value="0.000000000009612384">
                <text:p>0.000000000009612384</text:p>
              </table:table-cell>
              <table:table-cell office:value-type="float" office:value="0.0000000000012894254">
                <text:p>0.0000000000012894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.724">
                <text:p>111.724</text:p>
              </table:table-cell>
              <table:table-cell office:value-type="float" office:value="0.00000000002611799">
                <text:p>0.00000000002611799</text:p>
              </table:table-cell>
              <table:table-cell office:value-type="float" office:value="0.000000000009735159">
                <text:p>0.000000000009735159</text:p>
              </table:table-cell>
              <table:table-cell office:value-type="float" office:value="0.0000000000010667365">
                <text:p>0.00000000000106673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4.138">
                <text:p>124.138</text:p>
              </table:table-cell>
              <table:table-cell office:value-type="float" office:value="0.00000000002608593">
                <text:p>0.00000000002608593</text:p>
              </table:table-cell>
              <table:table-cell office:value-type="float" office:value="0.000000000009757291">
                <text:p>0.000000000009757291</text:p>
              </table:table-cell>
              <table:table-cell office:value-type="float" office:value="0.0000000000012171615">
                <text:p>0.0000000000012171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.552">
                <text:p>136.552</text:p>
              </table:table-cell>
              <table:table-cell office:value-type="float" office:value="0.00000000002606068">
                <text:p>0.00000000002606068</text:p>
              </table:table-cell>
              <table:table-cell office:value-type="float" office:value="0.000000000009862404">
                <text:p>0.000000000009862404</text:p>
              </table:table-cell>
              <table:table-cell office:value-type="float" office:value="0.0000000000013381008">
                <text:p>0.00000000000133810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.966">
                <text:p>148.966</text:p>
              </table:table-cell>
              <table:table-cell office:value-type="float" office:value="0.0000000000260475">
                <text:p>0.0000000000260475</text:p>
              </table:table-cell>
              <table:table-cell office:value-type="float" office:value="0.0000000000099206195">
                <text:p>0.0000000000099206195</text:p>
              </table:table-cell>
              <table:table-cell office:value-type="float" office:value="0.0000000000018770039">
                <text:p>0.00000000000187700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1.379">
                <text:p>161.379</text:p>
              </table:table-cell>
              <table:table-cell office:value-type="float" office:value="0.00000000002610675">
                <text:p>0.00000000002610675</text:p>
              </table:table-cell>
              <table:table-cell office:value-type="float" office:value="0.000000000010429377">
                <text:p>0.000000000010429377</text:p>
              </table:table-cell>
              <table:table-cell office:value-type="float" office:value="0.0000000000025471163">
                <text:p>0.0000000000025471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.793">
                <text:p>173.793</text:p>
              </table:table-cell>
              <table:table-cell office:value-type="float" office:value="0.00000000002621511">
                <text:p>0.00000000002621511</text:p>
              </table:table-cell>
              <table:table-cell office:value-type="float" office:value="0.000000000010281558">
                <text:p>0.000000000010281558</text:p>
              </table:table-cell>
              <table:table-cell office:value-type="float" office:value="0.000000000003275304">
                <text:p>0.000000000003275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6.207">
                <text:p>186.207</text:p>
              </table:table-cell>
              <table:table-cell office:value-type="float" office:value="0.00000000002630646">
                <text:p>0.00000000002630646</text:p>
              </table:table-cell>
              <table:table-cell office:value-type="float" office:value="0.000000000010489746">
                <text:p>0.000000000010489746</text:p>
              </table:table-cell>
              <table:table-cell office:value-type="float" office:value="0.0000000000025335618">
                <text:p>0.0000000000025335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8.621">
                <text:p>198.621</text:p>
              </table:table-cell>
              <table:table-cell office:value-type="float" office:value="0.00000000002636525">
                <text:p>0.00000000002636525</text:p>
              </table:table-cell>
              <table:table-cell office:value-type="float" office:value="0.0000000000099836245">
                <text:p>0.0000000000099836245</text:p>
              </table:table-cell>
              <table:table-cell office:value-type="float" office:value="0.0000000000018665949">
                <text:p>0.00000000000186659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1.034">
                <text:p>211.034</text:p>
              </table:table-cell>
              <table:table-cell office:value-type="float" office:value="0.00000000002638406">
                <text:p>0.00000000002638406</text:p>
              </table:table-cell>
              <table:table-cell office:value-type="float" office:value="0.000000000009913451">
                <text:p>0.000000000009913451</text:p>
              </table:table-cell>
              <table:table-cell office:value-type="float" office:value="0.0000000000013323026">
                <text:p>0.00000000000133230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3.448">
                <text:p>223.448</text:p>
              </table:table-cell>
              <table:table-cell office:value-type="float" office:value="0.00000000002638141">
                <text:p>0.00000000002638141</text:p>
              </table:table-cell>
              <table:table-cell office:value-type="float" office:value="0.000000000009795249">
                <text:p>0.000000000009795249</text:p>
              </table:table-cell>
              <table:table-cell office:value-type="float" office:value="0.000000000001213361">
                <text:p>0.000000000001213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5.862">
                <text:p>235.862</text:p>
              </table:table-cell>
              <table:table-cell office:value-type="float" office:value="0.00000000002636989">
                <text:p>0.00000000002636989</text:p>
              </table:table-cell>
              <table:table-cell office:value-type="float" office:value="0.000000000009758111">
                <text:p>0.000000000009758111</text:p>
              </table:table-cell>
              <table:table-cell office:value-type="float" office:value="0.0000000000010644625">
                <text:p>0.0000000000010644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8.276">
                <text:p>248.276</text:p>
              </table:table-cell>
              <table:table-cell office:value-type="float" office:value="0.00000000002633515">
                <text:p>0.00000000002633515</text:p>
              </table:table-cell>
              <table:table-cell office:value-type="float" office:value="0.0000000000096127765">
                <text:p>0.0000000000096127765</text:p>
              </table:table-cell>
              <table:table-cell office:value-type="float" office:value="0.0000000000012889511">
                <text:p>0.00000000000128895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.69">
                <text:p>260.69</text:p>
              </table:table-cell>
              <table:table-cell office:value-type="float" office:value="0.00000000002628462">
                <text:p>0.00000000002628462</text:p>
              </table:table-cell>
              <table:table-cell office:value-type="float" office:value="0.000000000009599218">
                <text:p>0.000000000009599218</text:p>
              </table:table-cell>
              <table:table-cell office:value-type="float" office:value="0.0000000000009929888">
                <text:p>0.0000000000009929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3.103">
                <text:p>273.103</text:p>
              </table:table-cell>
              <table:table-cell office:value-type="float" office:value="0.00000000002624089">
                <text:p>0.00000000002624089</text:p>
              </table:table-cell>
              <table:table-cell office:value-type="float" office:value="0.000000000009589596">
                <text:p>0.000000000009589596</text:p>
              </table:table-cell>
              <table:table-cell office:value-type="float" office:value="0.0000000000008110378">
                <text:p>0.00000000000081103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5.517">
                <text:p>285.517</text:p>
              </table:table-cell>
              <table:table-cell office:value-type="float" office:value="0.00000000002619136">
                <text:p>0.00000000002619136</text:p>
              </table:table-cell>
              <table:table-cell office:value-type="float" office:value="0.000000000009591482">
                <text:p>0.000000000009591482</text:p>
              </table:table-cell>
              <table:table-cell office:value-type="float" office:value="0.0000000000009681802">
                <text:p>0.00000000000096818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7.931">
                <text:p>297.931</text:p>
              </table:table-cell>
              <table:table-cell office:value-type="float" office:value="0.0000000000261145">
                <text:p>0.0000000000261145</text:p>
              </table:table-cell>
              <table:table-cell office:value-type="float" office:value="0.0000000000088590005">
                <text:p>0.0000000000088590005</text:p>
              </table:table-cell>
              <table:table-cell office:value-type="float" office:value="0.0000000000010289008">
                <text:p>0.00000000000102890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0.345">
                <text:p>310.345</text:p>
              </table:table-cell>
              <table:table-cell office:value-type="float" office:value="0.00000000002604864">
                <text:p>0.00000000002604864</text:p>
              </table:table-cell>
              <table:table-cell office:value-type="float" office:value="0.000000000011554419">
                <text:p>0.000000000011554419</text:p>
              </table:table-cell>
              <table:table-cell office:value-type="float" office:value="0.0000000000014357025">
                <text:p>0.0000000000014357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2.759">
                <text:p>322.759</text:p>
              </table:table-cell>
              <table:table-cell office:value-type="float" office:value="0.00000000002601978">
                <text:p>0.00000000002601978</text:p>
              </table:table-cell>
              <table:table-cell office:value-type="float" office:value="0.000000000009950045">
                <text:p>0.000000000009950045</text:p>
              </table:table-cell>
              <table:table-cell office:value-type="float" office:value="0.0000000000016534307">
                <text:p>0.0000000000016534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5.172">
                <text:p>335.172</text:p>
              </table:table-cell>
              <table:table-cell office:value-type="float" office:value="0.0000000000260123">
                <text:p>0.0000000000260123</text:p>
              </table:table-cell>
              <table:table-cell office:value-type="float" office:value="0.00000000001004672">
                <text:p>0.00000000001004672</text:p>
              </table:table-cell>
              <table:table-cell office:value-type="float" office:value="0.0000000000018320095">
                <text:p>0.0000000000018320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7.586">
                <text:p>347.586</text:p>
              </table:table-cell>
              <table:table-cell office:value-type="float" office:value="0.00000000002604384">
                <text:p>0.00000000002604384</text:p>
              </table:table-cell>
              <table:table-cell office:value-type="float" office:value="0.000000000010179703">
                <text:p>0.000000000010179703</text:p>
              </table:table-cell>
              <table:table-cell office:value-type="float" office:value="0.0000000000023441192">
                <text:p>0.00000000000234411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694cm" style:legend-expansion="high" chart:style-name="ch2"/>
        <chart:plot-area chart:style-name="ch3" table:cell-range-address="Sheet3.C136:Sheet3.C160 Sheet3.G136:Sheet3.I160" svg:x="0.32cm" svg:y="0.18cm" svg:width="12.428cm" svg:height="8.64cm">
          <chartooo:coordinate-region svg:x="1.502cm" svg:y="0.382cm" svg:width="10.95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136:Sheet3.G160" chart:class="chart:scatter">
            <chart:domain table:cell-range-address="Sheet3.C136:Sheet3.C160"/>
            <chart:data-point chart:repeated="25"/>
          </chart:series>
          <chart:series chart:style-name="ch7" chart:values-cell-range-address="Sheet3.H136:Sheet3.H160" chart:class="chart:scatter">
            <chart:data-point chart:repeated="25"/>
          </chart:series>
          <chart:series chart:style-name="ch8" chart:values-cell-range-address="Sheet3.I136:Sheet3.I160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136:Sheet3.C160</svg:desc>
                </draw:g>
              </table:table-cell>
              <table:table-cell office:value-type="float" office:value="0.000000000906686">
                <text:p>0.000000000906686</text:p>
                <draw:g>
                  <svg:desc>Sheet3.G136:Sheet3.G160</svg:desc>
                </draw:g>
              </table:table-cell>
              <table:table-cell office:value-type="float" office:value="0.0000000003495459">
                <text:p>0.0000000003495459</text:p>
                <draw:g>
                  <svg:desc>Sheet3.H136:Sheet3.H160</svg:desc>
                </draw:g>
              </table:table-cell>
              <table:table-cell office:value-type="float" office:value="0.000000000077335138">
                <text:p>0.000000000077335138</text:p>
                <draw:g>
                  <svg:desc>Sheet3.I136:Sheet3.I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4">
                <text:p>14.4</text:p>
              </table:table-cell>
              <table:table-cell office:value-type="float" office:value="0.000000000454257">
                <text:p>0.000000000454257</text:p>
              </table:table-cell>
              <table:table-cell office:value-type="float" office:value="0.00000000018002454">
                <text:p>0.00000000018002454</text:p>
              </table:table-cell>
              <table:table-cell office:value-type="float" office:value="0.000000000042109317">
                <text:p>0.000000000042109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8">
                <text:p>28.8</text:p>
              </table:table-cell>
              <table:table-cell office:value-type="float" office:value="0.000000000909539">
                <text:p>0.000000000909539</text:p>
              </table:table-cell>
              <table:table-cell office:value-type="float" office:value="0.0000000003323068">
                <text:p>0.0000000003323068</text:p>
              </table:table-cell>
              <table:table-cell office:value-type="float" office:value="0.000000000026769568">
                <text:p>0.000000000026769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2">
                <text:p>43.2</text:p>
              </table:table-cell>
              <table:table-cell office:value-type="float" office:value="0.000000000455067">
                <text:p>0.000000000455067</text:p>
              </table:table-cell>
              <table:table-cell office:value-type="float" office:value="0.00000000016692522">
                <text:p>0.00000000016692522</text:p>
              </table:table-cell>
              <table:table-cell office:value-type="float" office:value="0.0000000000251192494">
                <text:p>0.00000000002511924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6">
                <text:p>57.6</text:p>
              </table:table-cell>
              <table:table-cell office:value-type="float" office:value="0.000000000910417">
                <text:p>0.000000000910417</text:p>
              </table:table-cell>
              <table:table-cell office:value-type="float" office:value="0.0000000003307143">
                <text:p>0.0000000003307143</text:p>
              </table:table-cell>
              <table:table-cell office:value-type="float" office:value="0.000000000018353592">
                <text:p>0.000000000018353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0.000000000455179">
                <text:p>0.000000000455179</text:p>
              </table:table-cell>
              <table:table-cell office:value-type="float" office:value="0.00000000016412819">
                <text:p>0.00000000016412819</text:p>
              </table:table-cell>
              <table:table-cell office:value-type="float" office:value="0.000000000014010922">
                <text:p>0.0000000000140109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.4">
                <text:p>86.4</text:p>
              </table:table-cell>
              <table:table-cell office:value-type="float" office:value="0.000000000909648">
                <text:p>0.000000000909648</text:p>
              </table:table-cell>
              <table:table-cell office:value-type="float" office:value="0.00000000032594925">
                <text:p>0.00000000032594925</text:p>
              </table:table-cell>
              <table:table-cell office:value-type="float" office:value="0.0000000000179170547">
                <text:p>0.00000000001791705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.8">
                <text:p>100.8</text:p>
              </table:table-cell>
              <table:table-cell office:value-type="float" office:value="0.000000000454234">
                <text:p>0.000000000454234</text:p>
              </table:table-cell>
              <table:table-cell office:value-type="float" office:value="0.00000000016645828">
                <text:p>0.00000000016645828</text:p>
              </table:table-cell>
              <table:table-cell office:value-type="float" office:value="0.000000000025373795">
                <text:p>0.000000000025373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.2">
                <text:p>115.2</text:p>
              </table:table-cell>
              <table:table-cell office:value-type="float" office:value="0.000000000453788">
                <text:p>0.000000000453788</text:p>
              </table:table-cell>
              <table:table-cell office:value-type="float" office:value="0.00000000016633654">
                <text:p>0.00000000016633654</text:p>
              </table:table-cell>
              <table:table-cell office:value-type="float" office:value="0.0000000000189587333">
                <text:p>0.0000000000189587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9.6">
                <text:p>129.6</text:p>
              </table:table-cell>
              <table:table-cell office:value-type="float" office:value="0.000000000906335">
                <text:p>0.000000000906335</text:p>
              </table:table-cell>
              <table:table-cell office:value-type="float" office:value="0.0000000003352637">
                <text:p>0.0000000003352637</text:p>
              </table:table-cell>
              <table:table-cell office:value-type="float" office:value="0.000000000023673764">
                <text:p>0.000000000023673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4">
                <text:p>144</text:p>
              </table:table-cell>
              <table:table-cell office:value-type="float" office:value="0.00000000045269">
                <text:p>0.00000000045269</text:p>
              </table:table-cell>
              <table:table-cell office:value-type="float" office:value="0.00000000017069414">
                <text:p>0.00000000017069414</text:p>
              </table:table-cell>
              <table:table-cell office:value-type="float" office:value="0.000000000034923863">
                <text:p>0.000000000034923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8.4">
                <text:p>158.4</text:p>
              </table:table-cell>
              <table:table-cell office:value-type="float" office:value="0.000000000905916">
                <text:p>0.000000000905916</text:p>
              </table:table-cell>
              <table:table-cell office:value-type="float" office:value="0.0000000003469423">
                <text:p>0.0000000003469423</text:p>
              </table:table-cell>
              <table:table-cell office:value-type="float" office:value="0.000000000051262734">
                <text:p>0.000000000051262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2.8">
                <text:p>172.8</text:p>
              </table:table-cell>
              <table:table-cell office:value-type="float" office:value="0.000000000454404">
                <text:p>0.000000000454404</text:p>
              </table:table-cell>
              <table:table-cell office:value-type="float" office:value="0.00000000017552019">
                <text:p>0.00000000017552019</text:p>
              </table:table-cell>
              <table:table-cell office:value-type="float" office:value="0.000000000066305797">
                <text:p>0.0000000000663057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7.2">
                <text:p>187.2</text:p>
              </table:table-cell>
              <table:table-cell office:value-type="float" office:value="0.000000000911426">
                <text:p>0.000000000911426</text:p>
              </table:table-cell>
              <table:table-cell office:value-type="float" office:value="0.0000000003481783">
                <text:p>0.0000000003481783</text:p>
              </table:table-cell>
              <table:table-cell office:value-type="float" office:value="0.000000000050984115">
                <text:p>0.000000000050984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.6">
                <text:p>201.6</text:p>
              </table:table-cell>
              <table:table-cell office:value-type="float" office:value="0.000000000456327">
                <text:p>0.000000000456327</text:p>
              </table:table-cell>
              <table:table-cell office:value-type="float" office:value="0.00000000017118478">
                <text:p>0.00000000017118478</text:p>
              </table:table-cell>
              <table:table-cell office:value-type="float" office:value="0.000000000034754104">
                <text:p>0.000000000034754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0.000000000913108">
                <text:p>0.000000000913108</text:p>
              </table:table-cell>
              <table:table-cell office:value-type="float" office:value="0.0000000003358524">
                <text:p>0.0000000003358524</text:p>
              </table:table-cell>
              <table:table-cell office:value-type="float" office:value="0.000000000023576131">
                <text:p>0.000000000023576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0.4">
                <text:p>230.4</text:p>
              </table:table-cell>
              <table:table-cell office:value-type="float" office:value="0.000000000456543">
                <text:p>0.000000000456543</text:p>
              </table:table-cell>
              <table:table-cell office:value-type="float" office:value="0.000000000166359">
                <text:p>0.000000000166359</text:p>
              </table:table-cell>
              <table:table-cell office:value-type="float" office:value="0.0000000000189034418">
                <text:p>0.00000000001890344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.8">
                <text:p>244.8</text:p>
              </table:table-cell>
              <table:table-cell office:value-type="float" office:value="0.000000000456382">
                <text:p>0.000000000456382</text:p>
              </table:table-cell>
              <table:table-cell office:value-type="float" office:value="0.0000000001662378">
                <text:p>0.0000000001662378</text:p>
              </table:table-cell>
              <table:table-cell office:value-type="float" office:value="0.000000000025337315">
                <text:p>0.000000000025337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9.2">
                <text:p>259.2</text:p>
              </table:table-cell>
              <table:table-cell office:value-type="float" office:value="0.000000000911795">
                <text:p>0.000000000911795</text:p>
              </table:table-cell>
              <table:table-cell office:value-type="float" office:value="0.00000000032520839">
                <text:p>0.00000000032520839</text:p>
              </table:table-cell>
              <table:table-cell office:value-type="float" office:value="0.0000000000179310924">
                <text:p>0.0000000000179310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.6">
                <text:p>273.6</text:p>
              </table:table-cell>
              <table:table-cell office:value-type="float" office:value="0.000000000455146">
                <text:p>0.000000000455146</text:p>
              </table:table-cell>
              <table:table-cell office:value-type="float" office:value="0.00000000016358521">
                <text:p>0.00000000016358521</text:p>
              </table:table-cell>
              <table:table-cell office:value-type="float" office:value="0.000000000014037023">
                <text:p>0.000000000014037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8">
                <text:p>288</text:p>
              </table:table-cell>
              <table:table-cell office:value-type="float" office:value="0.000000000908276">
                <text:p>0.000000000908276</text:p>
              </table:table-cell>
              <table:table-cell office:value-type="float" office:value="0.0000000003293372">
                <text:p>0.0000000003293372</text:p>
              </table:table-cell>
              <table:table-cell office:value-type="float" office:value="0.000000000018402181">
                <text:p>0.0000000000184021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2.4">
                <text:p>302.4</text:p>
              </table:table-cell>
              <table:table-cell office:value-type="float" office:value="0.00000000045307">
                <text:p>0.00000000045307</text:p>
              </table:table-cell>
              <table:table-cell office:value-type="float" office:value="0.0000000001661484">
                <text:p>0.0000000001661484</text:p>
              </table:table-cell>
              <table:table-cell office:value-type="float" office:value="0.0000000000252114085">
                <text:p>0.0000000000252114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6.8">
                <text:p>316.8</text:p>
              </table:table-cell>
              <table:table-cell office:value-type="float" office:value="0.000000000904468">
                <text:p>0.000000000904468</text:p>
              </table:table-cell>
              <table:table-cell office:value-type="float" office:value="0.00000000033051665">
                <text:p>0.00000000033051665</text:p>
              </table:table-cell>
              <table:table-cell office:value-type="float" office:value="0.0000000000268847975">
                <text:p>0.0000000000268847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1.2">
                <text:p>331.2</text:p>
              </table:table-cell>
              <table:table-cell office:value-type="float" office:value="0.000000000451787">
                <text:p>0.000000000451787</text:p>
              </table:table-cell>
              <table:table-cell office:value-type="float" office:value="0.00000000017917412">
                <text:p>0.00000000017917412</text:p>
              </table:table-cell>
              <table:table-cell office:value-type="float" office:value="0.000000000042252652">
                <text:p>0.0000000000422526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5.6">
                <text:p>345.6</text:p>
              </table:table-cell>
              <table:table-cell office:value-type="float" office:value="0.000000000452056">
                <text:p>0.000000000452056</text:p>
              </table:table-cell>
              <table:table-cell office:value-type="float" office:value="0.00000000017398484">
                <text:p>0.00000000017398484</text:p>
              </table:table-cell>
              <table:table-cell office:value-type="float" office:value="0.000000000045945764">
                <text:p>0.0000000000459457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